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32577" style:font-weight-asian="bold"/>
    </style:style>
    <style:style style:name="P2" style:family="paragraph" style:parent-style-name="Standard">
      <style:paragraph-properties>
        <style:tab-stops>
          <style:tab-stop style:position="12.065cm"/>
        </style:tab-stops>
      </style:paragraph-properties>
      <style:text-properties officeooo:paragraph-rsid="00032577"/>
    </style:style>
    <style:style style:name="P3" style:family="paragraph" style:parent-style-name="Standard">
      <style:text-properties fo:font-style="italic" officeooo:paragraph-rsid="00032577" style:font-style-asian="italic"/>
    </style:style>
    <style:style style:name="P4" style:family="paragraph" style:parent-style-name="Standard">
      <style:text-properties officeooo:paragraph-rsid="00032577"/>
    </style:style>
    <style:style style:name="P5" style:family="paragraph" style:parent-style-name="Standard">
      <style:paragraph-properties fo:margin-left="0cm" fo:margin-right="-0.049cm" fo:text-indent="0cm" style:auto-text-indent="false"/>
      <style:text-properties fo:font-weight="bold" officeooo:paragraph-rsid="00032577" style:font-weight-asian="bold"/>
    </style:style>
    <style:style style:name="P6" style:family="paragraph" style:parent-style-name="Standard">
      <style:paragraph-properties fo:margin-left="0cm" fo:margin-right="-0.049cm" fo:text-indent="0cm" style:auto-text-indent="false"/>
      <style:text-properties officeooo:paragraph-rsid="00032577"/>
    </style:style>
    <style:style style:name="P7" style:family="paragraph" style:parent-style-name="Standard">
      <style:paragraph-properties fo:margin-left="0cm" fo:margin-right="-3.126cm" fo:text-indent="0cm" style:auto-text-indent="false"/>
      <style:text-properties fo:font-weight="bold" officeooo:paragraph-rsid="00032577" style:font-weight-asian="bold"/>
    </style:style>
    <style:style style:name="P8" style:family="paragraph" style:parent-style-name="Standard">
      <style:paragraph-properties fo:margin-left="0cm" fo:margin-right="-3.126cm" fo:text-indent="0cm" style:auto-text-indent="false"/>
      <style:text-properties officeooo:paragraph-rsid="00032577"/>
    </style:style>
    <style:style style:name="P9" style:family="paragraph" style:parent-style-name="Standard" style:master-page-name="Standard">
      <style:paragraph-properties style:page-number="auto"/>
      <style:text-properties officeooo:paragraph-rsid="00032577"/>
    </style:style>
    <style:style style:name="T1" style:family="text">
      <style:text-properties fo:font-weight="bold" style:font-weight-asian="bold"/>
    </style:style>
    <style:style style:name="T2" style:family="text">
      <style:text-properties style:text-line-through-style="solid" fo:font-weight="bold" style:font-weight-asian="bold"/>
    </style:style>
    <style:style style:name="T3" style:family="text">
      <style:text-properties style:text-line-through-style="solid"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Seite 5]</text:p>
      <text:p text:style-name="P4">[Spalte 1]</text:p>
      <text:p text:style-name="P4"/>
      <text:p text:style-name="P1">A - a</text:p>
      <text:p text:style-name="P4"/>
      <text:p text:style-name="P4"><text:span text:style-name="T1">-aa</text:span><text:tab/><text:span text:style-name="T4">vt</text:span> <text:span text:style-name="T1">vender</text:span></text:p>
      <text:p text:style-name="P4"/>
      <text:p text:style-name="P4"><text:span text:style-name="T1">a-aami</text:span><text:tab/><text:span text:style-name="T4">pro</text:span> <text:span text:style-name="T1">você</text:span></text:p>
      <text:p text:style-name="P4"><text:tab/><text:span text:style-name="T4">(fala da mulher)</text:span></text:p>
      <text:p text:style-name="P4"><text:tab/><text:span text:style-name="T1">akaami</text:span> <text:span text:style-name="T4">(fala do homem)</text:span></text:p>
      <text:p text:style-name="P4"/>
      <text:p text:style-name="P4"><text:span text:style-name="T1">a-aapa</text:span><text:span text:style-name="T2">g</text:span><text:span text:style-name="T1">alato</text:span><text:span text:style-name="T2">g</text:span><text:span text:style-name="T1">o</text:span><text:tab/><text:span text:style-name="T4">adv</text:span> <text:span text:style-name="T1">sorte, ainda bem</text:span></text:p>
      <text:p text:style-name="P4"><text:tab/><text:span text:style-name="T4">(fala da mulher)</text:span></text:p>
      <text:p text:style-name="P4"><text:tab/><text:span text:style-name="T1">apa</text:span><text:span text:style-name="T2">g</text:span><text:span text:style-name="T1">alato</text:span><text:span text:style-name="T2">g</text:span><text:span text:style-name="T1">o</text:span> <text:span text:style-name="T4">(fala do homem)</text:span></text:p>
      <text:p text:style-name="P4"/>
      <text:p text:style-name="P4"><text:span text:style-name="T1">-aadi</text:span><text:tab/><text:span text:style-name="T4">subst</text:span> <text:span text:style-name="T1">respiração de</text:span></text:p>
      <text:p text:style-name="P4"><text:tab/><text:span text:style-name="T1">yaadi</text:span> minha respiração</text:p>
      <text:p text:style-name="P4"><text:tab/><text:span text:style-name="T2">g</text:span><text:span text:style-name="T1">adaadi</text:span> sua respiração</text:p>
      <text:p text:style-name="P4"><text:tab/><text:span text:style-name="T1">-aale</text:span> respirar</text:p>
      <text:p text:style-name="P4"/>
      <text:p text:style-name="P4"><text:span text:style-name="T1">-aagidi</text:span><text:tab/><text:span text:style-name="T4">vi</text:span> <text:span text:style-name="T1">esquecer-se</text:span></text:p>
      <text:p text:style-name="P4"/>
      <text:p text:style-name="P4"><text:span text:style-name="T1">aagina</text:span><text:span text:style-name="T2">g</text:span><text:span text:style-name="T1">a aaginadi</text:span><text:tab/><text:span text:style-name="T4">subst masc</text:span> <text:span text:style-name="T1">homem</text:span> <text:span text:style-name="T4">(fala da mulher)</text:span></text:p>
      <text:p text:style-name="P4"><text:tab/><text:span text:style-name="T2">g</text:span><text:span text:style-name="T1">oneleegiwa</text:span> <text:span text:style-name="T4">(fala do homem)</text:span></text:p>
      <text:p text:style-name="P4"><text:tab/><text:span text:style-name="T2">g</text:span><text:span text:style-name="T1">anaagina</text:span> seu homem (homem pode usar esta forma falando para mulher referindo ao irmão dela)</text:p>
      <text:p text:style-name="P4"><text:tab/><text:span text:style-name="T1">inaagina</text:span><text:span text:style-name="T2">g</text:span><text:span text:style-name="T1">a</text:span> meu homem</text:p>
      <text:p text:style-name="P4"><text:tab/><text:span text:style-name="T1">naagina</text:span><text:span text:style-name="T2">g</text:span><text:span text:style-name="T1">a</text:span> homem dela</text:p>
      <text:p text:style-name="P4"><text:tab/><text:span text:style-name="T1">aagina</text:span></text:p>
      <text:p text:style-name="P4"/>
      <text:p text:style-name="P4"><text:span text:style-name="T1">-aago</text:span><text:tab/><text:span text:style-name="T4">vt</text:span> <text:span text:style-name="T1">coar</text:span></text:p>
      <text:p text:style-name="P4"/>
      <text:p text:style-name="P4"><text:span text:style-name="T1">-aa</text:span><text:span text:style-name="T2">g</text:span><text:span text:style-name="T1">adi</text:span><text:tab/><text:span text:style-name="T4">vt</text:span> <text:span text:style-name="T1">1 acabar com 2 gastar 3 destruir</text:span></text:p>
      <text:p text:style-name="P4"/>
      <text:p text:style-name="P4"><text:span text:style-name="T1">aa</text:span><text:span text:style-name="T2">g</text:span><text:span text:style-name="T1">a</text:span><text:span text:style-name="T2">g</text:span><text:span text:style-name="T1">a</text:span><text:tab/><text:span text:style-name="T4">adv</text:span> <text:span text:style-name="T1">também</text:span></text:p>
      <text:p text:style-name="P4"/>
      <text:p text:style-name="P4"><text:span text:style-name="T1">aa</text:span><text:span text:style-name="T2">g</text:span><text:span text:style-name="T1">a</text:span><text:span text:style-name="T2">g</text:span><text:span text:style-name="T1">aee</text:span><text:tab/><text:span text:style-name="T4">adv</text:span> <text:span text:style-name="T1">também (este)</text:span> <text:span text:style-name="T4">(forma da 3</text:span><text:span text:style-name="T7">a</text:span><text:span text:style-name="T4"> pessoa)</text:span></text:p>
      <text:p text:style-name="P4"><text:tab/><text:span text:style-name="T1">aa</text:span><text:span text:style-name="T2">g</text:span><text:span text:style-name="T1">a</text:span><text:span text:style-name="T2">g</text:span><text:span text:style-name="T1">aeji</text:span> <text:span text:style-name="T4">(forma da 1</text:span><text:span text:style-name="T7">a</text:span><text:span text:style-name="T4"> pessoa)</text:span></text:p>
      <text:p text:style-name="P4"><text:tab/><text:span text:style-name="T1">aa</text:span><text:span text:style-name="T2">g</text:span><text:span text:style-name="T1">a</text:span><text:span text:style-name="T2">g</text:span><text:span text:style-name="T1">aemi</text:span> <text:span text:style-name="T4">(forma de 2</text:span><text:span text:style-name="T7">a</text:span><text:span text:style-name="T4"> pessoa)</text:span></text:p>
      <text:p text:style-name="P4"/>
      <text:p text:style-name="P4"><text:span text:style-name="T1">-aale</text:span><text:tab/><text:span text:style-name="T4">vi</text:span> <text:span text:style-name="T1">respirar</text:span></text:p>
      <text:p text:style-name="P4"/>
      <text:p text:style-name="P4">[Seite 5]</text:p>
      <text:p text:style-name="P4">[Spalte 2]</text:p>
      <text:p text:style-name="P4"/>
      <text:p text:style-name="P4"><text:span text:style-name="T1">-aale</text:span><text:span text:style-name="T2">g</text:span><text:span text:style-name="T1">ena -aale</text:span><text:span text:style-name="T2">g</text:span><text:span text:style-name="T1">enali</text:span><text:tab/><text:span text:style-name="T4">subst fem</text:span> <text:span text:style-name="T1">1 coração 2 coragem</text:span></text:p>
      <text:p text:style-name="P4"/>
      <text:p text:style-name="P4"><text:span text:style-name="T1">-aamipi</text:span><text:tab/><text:span text:style-name="T4">subst masc</text:span> <text:span text:style-name="T1">antepassados, avôs laamipi</text:span> antepassados dele</text:p>
      <text:p text:style-name="P4"/>
      <text:p text:style-name="P4"><text:span text:style-name="T1">aanjo aanjotedi</text:span><text:tab/><text:span text:style-name="T4">subst masc</text:span> <text:span text:style-name="T1">anjo port iniaanjo</text:span> meu anjo</text:p>
      <text:p text:style-name="P4"/>
      <text:p text:style-name="P4"><text:span text:style-name="T1">-aa(ti)</text:span><text:tab/><text:span text:style-name="T4">vi</text:span> <text:span text:style-name="T1">acabar</text:span></text:p>
      <text:p text:style-name="P4"><text:soft-page-break/></text:p>
      <text:p text:style-name="P4"><text:span text:style-name="T1">-aawidigidice</text:span><text:tab/><text:span text:style-name="T4">vt</text:span> <text:span text:style-name="T1">rasgar roupas, papel, etc</text:span></text:p>
      <text:p text:style-name="P4"/>
      <text:p text:style-name="P4"><text:span text:style-name="T1">abaage</text:span><text:span text:style-name="T2">g</text:span><text:span text:style-name="T1">egi abaage</text:span><text:span text:style-name="T2">g</text:span><text:span text:style-name="T1">egipi</text:span><text:tab/><text:span text:style-name="T4">subst masc</text:span> <text:span text:style-name="T1">pessoa ou animal que faz algo sem motivo</text:span></text:p>
      <text:p text:style-name="P4"><text:tab/><text:span text:style-name="T1">abaage</text:span><text:span text:style-name="T2">g</text:span><text:span text:style-name="T1">e</text:span> <text:span text:style-name="T4">(forma fem)</text:span></text:p>
      <text:p text:style-name="P4"/>
      <text:p text:style-name="P4"><text:span text:style-name="T1">abaci</text:span><text:span text:style-name="T2">g</text:span><text:span text:style-name="T1">egi abaci</text:span><text:span text:style-name="T2">g</text:span><text:span text:style-name="T1">a</text:span><text:span text:style-name="T2">g</text:span><text:span text:style-name="T1">a abaci</text:span><text:span text:style-name="T2">g</text:span><text:span text:style-name="T1">egipi</text:span><text:tab/><text:span text:style-name="T4">(ger) subst masc</text:span> <text:span text:style-name="T1">pessoa preguiçosa</text:span></text:p>
      <text:p text:style-name="P4"><text:tab/><text:span text:style-name="T1">abaci</text:span><text:span text:style-name="T2">g</text:span><text:span text:style-name="T1">e</text:span> <text:span text:style-name="T4">(forma fem)</text:span></text:p>
      <text:p text:style-name="P4"/>
      <text:p text:style-name="P4"><text:span text:style-name="T1">-abade</text:span><text:tab/><text:span text:style-name="T4">vi</text:span> <text:span text:style-name="T1">ter asas</text:span></text:p>
      <text:p text:style-name="P4"/>
      <text:p text:style-name="P4"><text:span text:style-name="T1">-abake</text:span><text:tab/><text:span text:style-name="T4">vt</text:span> <text:span text:style-name="T1">bater em</text:span> com mão aberta</text:p>
      <text:p text:style-name="P4"><text:tab/><text:span text:style-name="T1">-abakena</text:span><text:span text:style-name="T2">g</text:span><text:span text:style-name="T1">a</text:span> lavar roupas</text:p>
      <text:p text:style-name="P4"/>
      <text:p text:style-name="P4"><text:span text:style-name="T1">-abakena</text:span><text:span text:style-name="T2">g</text:span><text:span text:style-name="T1">a</text:span><text:tab/><text:span text:style-name="T4">vi</text:span> <text:span text:style-name="T1">lavar roupas</text:span></text:p>
      <text:p text:style-name="P4"><text:tab/><text:span text:style-name="T1">-abake</text:span> bater em</text:p>
      <text:p text:style-name="P4"/>
      <text:p text:style-name="P4"><text:span text:style-name="T1">-abale</text:span><text:tab/><text:span text:style-name="T4">vi</text:span> <text:span text:style-name="T1">perder (no passado)</text:span> perder no sentido de não poder mais achar</text:p>
      <text:p text:style-name="P4"><text:tab/><text:span text:style-name="T1">-abale(tigi)</text:span></text:p>
      <text:p text:style-name="P4"/>
      <text:p text:style-name="P4"><text:span text:style-name="T1">abale</text:span><text:span text:style-name="T2">g</text:span><text:span text:style-name="T1">egi abal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selvagem</text:span></text:p>
      <text:p text:style-name="P4"/>
      <text:p text:style-name="P4"><text:span text:style-name="T1">-abalena</text:span><text:span text:style-name="T2">g</text:span><text:span text:style-name="T1">a</text:span><text:tab/><text:span text:style-name="T4">vi</text:span> <text:span text:style-name="T1">balançar cabeça ou funda</text:span></text:p>
      <text:p text:style-name="P4"/>
      <text:p text:style-name="P4">[Seite 6]</text:p>
      <text:p text:style-name="P4">[Spalte 1]</text:p>
      <text:p text:style-name="P4"/>
      <text:p text:style-name="P4"><text:span text:style-name="T1">-abale(tigi)</text:span><text:tab/><text:span text:style-name="T4">vt</text:span> <text:span text:style-name="T1">perder, não achar mais</text:span></text:p>
      <text:p text:style-name="P4"><text:tab/><text:span text:style-name="T1">-abale</text:span></text:p>
      <text:p text:style-name="P4"/>
      <text:p text:style-name="P4"><text:span text:style-name="T1">abanece</text:span><text:span text:style-name="T2">g</text:span><text:span text:style-name="T1">egi abaneca</text:span><text:span text:style-name="T2">g</text:span><text:span text:style-name="T1">a</text:span><text:span text:style-name="T2">g</text:span><text:span text:style-name="T1">a</text:span><text:tab/><text:span text:style-name="T4">adj</text:span> <text:span text:style-name="T1">magro</text:span></text:p>
      <text:p text:style-name="P4"><text:tab/><text:span text:style-name="T1">-abanece</text:span><text:span text:style-name="T2">g</text:span><text:span text:style-name="T1">e</text:span> <text:span text:style-name="T4">(forma fem)</text:span></text:p>
      <text:p text:style-name="P4"/>
      <text:p text:style-name="P4"><text:span text:style-name="T1">abata</text:span><text:span text:style-name="T2">g</text:span><text:span text:style-name="T1">a</text:span><text:tab/><text:span text:style-name="T4">adj</text:span> <text:span text:style-name="T1">errante</text:span> não quer acertar</text:p>
      <text:p text:style-name="P4"/>
      <text:p text:style-name="P4"><text:span text:style-name="T1">abejewe</text:span><text:span text:style-name="T2">g</text:span><text:span text:style-name="T1">egi abejew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assaltante</text:span></text:p>
      <text:p text:style-name="P4"><text:tab/><text:span text:style-name="T1">abejewe</text:span><text:span text:style-name="T2">g</text:span><text:span text:style-name="T1">e</text:span> <text:span text:style-name="T4">(forma fem)</text:span></text:p>
      <text:p text:style-name="P4"/>
      <text:p text:style-name="P4"><text:span text:style-name="T1">abeyace</text:span><text:span text:style-name="T2">g</text:span><text:span text:style-name="T1">egi abeyaca</text:span><text:span text:style-name="T2">g</text:span><text:span text:style-name="T1">a</text:span><text:span text:style-name="T2">g</text:span><text:span text:style-name="T1">a</text:span></text:p>
      <text:p text:style-name="P4"><text:tab/><text:span text:style-name="T1">abeyace</text:span><text:span text:style-name="T2">g</text:span><text:span text:style-name="T1">egipi</text:span> <text:span text:style-name="T4">(ger) subst masc</text:span> <text:span text:style-name="T1">pecador</text:span></text:p>
      <text:p text:style-name="P4"><text:tab/><text:span text:style-name="T1">abeyace</text:span><text:span text:style-name="T2">g</text:span><text:span text:style-name="T1">e</text:span> <text:span text:style-name="T4">(forma fem)</text:span> pecador, malfeitor</text:p>
      <text:p text:style-name="P4"/>
      <text:p text:style-name="P4"><text:span text:style-name="T1">abeyace</text:span><text:span text:style-name="T2">g</text:span><text:span text:style-name="T1">i abeyaca</text:span><text:span text:style-name="T2">g</text:span><text:span text:style-name="T1">a</text:span><text:tab/><text:span text:style-name="T4">adj</text:span> <text:span text:style-name="T1">mau</text:span></text:p>
      <text:p text:style-name="P4"/>
      <text:p text:style-name="P4"><text:span text:style-name="T1">-abice</text:span><text:tab/><text:span text:style-name="T4">vi</text:span> <text:span text:style-name="T1">levantar algo de um lado</text:span> outro lado vai para baixo, p.ex. balança</text:p>
      <text:p text:style-name="P4"><text:tab/><text:span text:style-name="T1">-abice</text:span> ciscar</text:p>
      <text:p text:style-name="P4"/>
      <text:p text:style-name="P4"><text:span text:style-name="T1">-abice</text:span><text:tab/><text:span text:style-name="T4">vt</text:span> <text:span text:style-name="T1">ciscar</text:span></text:p>
      <text:p text:style-name="P4"><text:tab/><text:span text:style-name="T1">-abice</text:span> levantar algo de um lado</text:p>
      <text:p text:style-name="P4"/>
      <text:p text:style-name="P4"><text:span text:style-name="T1">-abidi</text:span><text:tab/><text:span text:style-name="T4">adj</text:span> <text:span text:style-name="T1">estar queimado</text:span></text:p>
      <text:p text:style-name="P4"><text:tab/><text:span text:style-name="T1">nabidi</text:span> preto</text:p>
      <text:p text:style-name="P4"><text:soft-page-break/></text:p>
      <text:p text:style-name="P4"><text:span text:style-name="T1">abikone</text:span><text:span text:style-name="T2">g</text:span><text:span text:style-name="T1">egi abiko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pessoa que pretende fazer e não cumpre</text:span></text:p>
      <text:p text:style-name="P4"><text:tab/><text:span text:style-name="T1">abikone</text:span><text:span text:style-name="T2">g</text:span><text:span text:style-name="T1">e</text:span> <text:span text:style-name="T4">(forma fem)</text:span> o que pretende fazer pode ser de bom ou de mal.</text:p>
      <text:p text:style-name="P4"/>
      <text:p text:style-name="P4"><text:span text:style-name="T1">-abo</text:span><text:tab/><text:span text:style-name="T4">vi</text:span> <text:span text:style-name="T1">bastar </text:span><text:span text:style-name="T5">-abo-oo</text:span> <text:span text:style-name="T4">(fala da mulher)</text:span> bastar ou ser suficiente</text:p>
      <text:p text:style-name="P4"><text:tab/><text:span text:style-name="T1">abo laale</text:span><text:span text:style-name="T2">g</text:span><text:span text:style-name="T1">ena</text:span> ter coragem</text:p>
      <text:p text:style-name="P4"/>
      <text:p text:style-name="P4">[Seite 6]</text:p>
      <text:p text:style-name="P4">[Spalte 2]</text:p>
      <text:p text:style-name="P4"/>
      <text:p text:style-name="P4"><text:span text:style-name="T1">abolikigi abolikigipi</text:span><text:tab/><text:span text:style-name="T4">subst masc</text:span> <text:span text:style-name="T1">pessoa com vergonha</text:span></text:p>
      <text:p text:style-name="P4"><text:tab/><text:span text:style-name="T1">abolike</text:span> <text:span text:style-name="T4">(forma fem)</text:span></text:p>
      <text:p text:style-name="P4"/>
      <text:p text:style-name="P4"><text:span text:style-name="T1">aboobile aboobilijadi</text:span><text:tab/><text:span text:style-name="T4">subst masc</text:span> <text:span text:style-name="T1">abóbora port</text:span></text:p>
      <text:p text:style-name="P4"/>
      <text:p text:style-name="P4"><text:span text:style-name="T1">-aboo</text:span><text:span text:style-name="T2">g</text:span><text:span text:style-name="T1">odi<text:tab/></text:span><text:span text:style-name="T5">vt</text:span><text:span text:style-name="T1"> 1 lavrar 2 fazer ficar fofo</text:span> preparar a terra para plantar, lavrar, pode ser também ação de fermento</text:p>
      <text:p text:style-name="P4"/>
      <text:p text:style-name="P4"><text:span text:style-name="T1">aboo</text:span><text:span text:style-name="T2">g</text:span><text:span text:style-name="T1">o-ninyo</text:span><text:span text:style-name="T2">g</text:span><text:span text:style-name="T1">odi</text:span><text:tab/><text:span text:style-name="T4">subst masc</text:span> <text:span text:style-name="T1">1 enchente 2 dilúvio</text:span></text:p>
      <text:p text:style-name="P4"><text:tab/><text:span text:style-name="T1">aboo</text:span><text:span text:style-name="T2">g</text:span><text:span text:style-name="T1">o-akiidi</text:span> <text:span text:style-name="T4">(sinôn)</text:span></text:p>
      <text:p text:style-name="P4"/>
      <text:p text:style-name="P4"><text:span text:style-name="T1">aboo</text:span><text:span text:style-name="T2">g</text:span><text:span text:style-name="T1">otece</text:span><text:tab/><text:span text:style-name="T4">adj</text:span> <text:span text:style-name="T1">cheia de água</text:span></text:p>
      <text:p text:style-name="P4"><text:tab/><text:span text:style-name="T1">aboo</text:span><text:span text:style-name="T2">g</text:span><text:span text:style-name="T1">o-ninyo</text:span><text:span text:style-name="T2">g</text:span><text:span text:style-name="T1">odi</text:span> enchente</text:p>
      <text:p text:style-name="P4"/>
      <text:p text:style-name="P4"><text:span text:style-name="T1">aca</text:span><text:tab/><text:span text:style-name="T4">dem fem</text:span> <text:span text:style-name="T1">tem, tinha</text:span></text:p>
      <text:p text:style-name="P4"><text:tab/><text:span text:style-name="T1">a</text:span><text:span text:style-name="T2">g</text:span><text:span text:style-name="T1">aca</text:span> não tem, não tinha</text:p>
      <text:p text:style-name="P4"><text:tab/><text:span text:style-name="T1">acoda</text:span> <text:span text:style-name="T4">(forma dim)</text:span></text:p>
      <text:p text:style-name="P4"><text:tab/><text:span text:style-name="T1">ica</text:span> <text:span text:style-name="T4">(forma masc)</text:span></text:p>
      <text:p text:style-name="P4"/>
      <text:p text:style-name="P4"><text:span text:style-name="T1">-acaage</text:span><text:tab/><text:span text:style-name="T4">vi</text:span> <text:span text:style-name="T1">chorar</text:span> chorar ou gritar alto, sem lágrimas</text:p>
      <text:p text:style-name="P4"/>
      <text:p text:style-name="P4"><text:span text:style-name="T1">-acapena</text:span><text:span text:style-name="T2">g</text:span><text:span text:style-name="T1">a</text:span><text:tab/><text:span text:style-name="T4">vi</text:span> <text:span text:style-name="T1">gritar à toa</text:span> gritar à toa sem motivo nenhum</text:p>
      <text:p text:style-name="P4"/>
      <text:p text:style-name="P4"><text:span text:style-name="T1">acida</text:span><text:span text:style-name="T2">g</text:span><text:span text:style-name="T1">a acidadi</text:span><text:tab/><text:span text:style-name="T4">subst neutral</text:span> <text:span text:style-name="T1">1 pessoa que amaldiçoa (como feiticeiro) ou judia 2 pessoa que exagera</text:span></text:p>
      <text:p text:style-name="P4"/>
      <text:p text:style-name="P4"><text:span text:style-name="T1">-acide</text:span><text:tab/><text:span text:style-name="T4">vi</text:span> <text:span text:style-name="T1">judiar</text:span> judiar, escarnecer, zombar, só com palavras</text:p>
      <text:p text:style-name="P4"><text:tab/><text:span text:style-name="T1">-acide(tece)</text:span> fazer sofrer</text:p>
      <text:p text:style-name="P4"/>
      <text:p text:style-name="P4"><text:span text:style-name="T1">-acide(tece)</text:span><text:tab/><text:span text:style-name="T4">vt</text:span> <text:span text:style-name="T1">fazer sofrer</text:span> sem motivo, de malícia</text:p>
      <text:p text:style-name="P4"/>
      <text:p text:style-name="P4">[Seite 7]</text:p>
      <text:p text:style-name="P4">[Spalte 1]</text:p>
      <text:p text:style-name="P4"/>
      <text:p text:style-name="P4"><text:span text:style-name="T1">-acigice</text:span><text:tab/><text:span text:style-name="T4">vt</text:span> <text:span text:style-name="T1">1 ranger os dentes 2 sussurrar 3 rilhar</text:span> pode ser o barulho do vento nas árvores ou redes mexendo</text:p>
      <text:p text:style-name="P4"><text:tab/><text:span text:style-name="T1">-acigice</text:span> chiar</text:p>
      <text:p text:style-name="P4"/>
      <text:p text:style-name="P4"><text:span text:style-name="T1">-acigice</text:span><text:tab/><text:span text:style-name="T4">vi</text:span> <text:span text:style-name="T1">chiar</text:span></text:p>
      <text:p text:style-name="P4"><text:tab/><text:span text:style-name="T1">-acigice</text:span> <text:span text:style-name="T4">rilhar dentes</text:span></text:p>
      <text:p text:style-name="P4"/>
      <text:p text:style-name="P4"><text:span text:style-name="T1">-aciile</text:span><text:tab/><text:span text:style-name="T4">vi</text:span> <text:span text:style-name="T1">cainhar</text:span> não querer dar ou entregar, negar porque é avarento</text:p>
      <text:p text:style-name="P4"><text:soft-page-break/></text:p>
      <text:p text:style-name="P4"><text:span text:style-name="T1">-acilo</text:span><text:tab/><text:span text:style-name="T4">vi</text:span> <text:span text:style-name="T1">estar ferido</text:span> somente quando a pele está cortada</text:p>
      <text:p text:style-name="P4"/>
      <text:p text:style-name="P4"><text:span text:style-name="T1">-acilo -acilodi</text:span><text:tab/><text:span text:style-name="T4">subst masc</text:span> <text:span text:style-name="T1">1 cabeça 2 chefe</text:span> cabeça de pessoa, capitão, chefe de festa ou qualquer líder</text:p>
      <text:p text:style-name="P4"><text:tab/><text:span text:style-name="T1">-acilotidi</text:span> ferir</text:p>
      <text:p text:style-name="P4"/>
      <text:p text:style-name="P4"><text:span text:style-name="T1">-acilotidi</text:span><text:tab/><text:span text:style-name="T4">vt</text:span> <text:span text:style-name="T1">ferir</text:span></text:p>
      <text:p text:style-name="P4"><text:tab/><text:span text:style-name="T1">-acilo</text:span> estar ferido</text:p>
      <text:p text:style-name="P4"/>
      <text:p text:style-name="P4"><text:span text:style-name="T1">-acipa</text:span><text:span text:style-name="T2">g</text:span><text:span text:style-name="T1">adi</text:span><text:tab/><text:span text:style-name="T4">subst masc</text:span> <text:span text:style-name="T1">bebida</text:span></text:p>
      <text:p text:style-name="P4"><text:tab/><text:span text:style-name="T2">g</text:span><text:span text:style-name="T1">adacipa</text:span><text:span text:style-name="T2">g</text:span><text:span text:style-name="T1">adi</text:span> sua bebida</text:p>
      <text:p text:style-name="P4"><text:tab/><text:span text:style-name="T1">lacipa</text:span><text:span text:style-name="T2">g</text:span><text:span text:style-name="T1">adi</text:span> bebida dele</text:p>
      <text:p text:style-name="P4"><text:tab/><text:span text:style-name="T1">nacipa</text:span><text:span text:style-name="T2">g</text:span><text:span text:style-name="T1">adi</text:span> bebida</text:p>
      <text:p text:style-name="P4"><text:tab/><text:span text:style-name="T1">-acipe</text:span> beber, tomar</text:p>
      <text:p text:style-name="P4"/>
      <text:p text:style-name="P4"><text:span text:style-name="T1">-acipe</text:span><text:tab/><text:span text:style-name="T4">vi, vt</text:span> <text:span text:style-name="T1">tomar</text:span></text:p>
      <text:p text:style-name="P4"><text:tab/><text:span text:style-name="T1">-a-aaka</text:span> <text:span text:style-name="T4">(fala da mulher)</text:span> tomar ou beber</text:p>
      <text:p text:style-name="P4"><text:tab/><text:span text:style-name="T1">-acipa</text:span><text:span text:style-name="T2">g</text:span><text:span text:style-name="T1">adi</text:span> bebida de</text:p>
      <text:p text:style-name="P4"><text:tab/><text:span text:style-name="T1">jacipoda</text:span> eu tomo de uma maneira suave, humilde</text:p>
      <text:p text:style-name="P4"/>
      <text:p text:style-name="P4"><text:span text:style-name="T1">-acipe</text:span><text:span text:style-name="T2">g</text:span><text:span text:style-name="T1">e</text:span><text:tab/><text:span text:style-name="T4">vt</text:span> <text:span text:style-name="T1">dar água a beber</text:span></text:p>
      <text:p text:style-name="P4"/>
      <text:p text:style-name="P4"><text:span text:style-name="T1">acipe</text:span><text:span text:style-name="T2">g</text:span><text:span text:style-name="T1">egi acip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pessoa bêbada</text:span></text:p>
      <text:p text:style-name="P4"><text:tab/><text:span text:style-name="T1">acipe</text:span><text:span text:style-name="T2">g</text:span><text:span text:style-name="T1">e</text:span> <text:span text:style-name="T4">(forma fem)</text:span></text:p>
      <text:p text:style-name="P4"/>
      <text:p text:style-name="P4">[Seite 7]</text:p>
      <text:p text:style-name="P4">[Spalte 2]</text:p>
      <text:p text:style-name="P4"/>
      <text:p text:style-name="P4"><text:span text:style-name="T1">adaa</text:span><text:tab/><text:span text:style-name="T4">loc</text:span> <text:span text:style-name="T1">lá</text:span></text:p>
      <text:p text:style-name="P4"><text:tab/><text:span text:style-name="T1">ja</text:span><text:span text:style-name="T2">g</text:span><text:span text:style-name="T1">adaa</text:span> está lá</text:p>
      <text:p text:style-name="P4"/>
      <text:p text:style-name="P4"><text:span text:style-name="T1">ada</text:span><text:span text:style-name="T2">g</text:span><text:span text:style-name="T1">a</text:span><text:tab/><text:span text:style-name="T4">conj</text:span> <text:span text:style-name="T1">não ...</text:span> faz da frase inteira sentido negativo</text:p>
      <text:p text:style-name="P4"/>
      <text:p text:style-name="P4"><text:span text:style-name="T1">ada</text:span><text:span text:style-name="T2">g</text:span><text:span text:style-name="T1">a</text:span><text:span text:style-name="T2">g</text:span><text:span text:style-name="T1">a</text:span><text:tab/><text:span text:style-name="T4">conj</text:span> <text:span text:style-name="T1">também não ..</text:span></text:p>
      <text:p text:style-name="P4"><text:tab/><text:span text:style-name="T1">ada</text:span><text:span text:style-name="T2">g</text:span><text:span text:style-name="T1">a</text:span></text:p>
      <text:p text:style-name="P4"/>
      <text:p text:style-name="P4"><text:span text:style-name="T1">adatecibece</text:span><text:tab/><text:span text:style-name="T4">núm fem</text:span> <text:span text:style-name="T1">algumas</text:span></text:p>
      <text:p text:style-name="P4"><text:tab/><text:span text:style-name="T1">ada-teci-tibece</text:span></text:p>
      <text:p text:style-name="P4"><text:tab/><text:span text:style-name="T1">idatecibece</text:span> <text:span text:style-name="T4">(forma masc)</text:span></text:p>
      <text:p text:style-name="P4"/>
      <text:p text:style-name="P4"><text:span text:style-name="T1">adatibece</text:span><text:tab/><text:span text:style-name="T4">núm fem</text:span> <text:span text:style-name="T1">algumas (lá)</text:span></text:p>
      <text:p text:style-name="P4"><text:tab/><text:span text:style-name="T1">adaa-tibece</text:span></text:p>
      <text:p text:style-name="P4"><text:tab/><text:span text:style-name="T1">adaa lá</text:span></text:p>
      <text:p text:style-name="P4"><text:tab/><text:span text:style-name="T1">adatecibece</text:span> algumas</text:p>
      <text:p text:style-name="P4"><text:tab/><text:span text:style-name="T1">idatibece</text:span> <text:span text:style-name="T4">(forma masc)</text:span></text:p>
      <text:p text:style-name="P4"/>
      <text:p text:style-name="P4"><text:span text:style-name="T1">ade</text:span><text:tab/><text:span text:style-name="T4">intro cond</text:span> <text:span text:style-name="T1">se não ....</text:span></text:p>
      <text:p text:style-name="P4"/>
      <text:p text:style-name="P4"><text:span text:style-name="T1">-adeco</text:span><text:span text:style-name="T2">g</text:span><text:span text:style-name="T1">o</text:span><text:tab/><text:span text:style-name="T4">vi</text:span> <text:span text:style-name="T1">pastar animais</text:span></text:p>
      <text:p text:style-name="P4"/>
      <text:p text:style-name="P4"><text:span text:style-name="T1">-adeegi</text:span><text:tab/><text:span text:style-name="T4">vt</text:span> <text:span text:style-name="T1">levar</text:span></text:p>
      <text:p text:style-name="P4"><text:soft-page-break/><text:tab/><text:span text:style-name="T1">-nadeegi</text:span> trazer</text:p>
      <text:p text:style-name="P4"><text:tab/><text:span text:style-name="T1">-niba(tege)</text:span> levar pessoa ou animal para</text:p>
      <text:p text:style-name="P4"/>
      <text:p text:style-name="P4"><text:span text:style-name="T1">ademiita</text:span><text:tab/><text:span text:style-name="T4">adv</text:span> <text:span text:style-name="T1">de certa maneira</text:span></text:p>
      <text:p text:style-name="P4"><text:tab/><text:span text:style-name="T1">ade-emii-ta</text:span></text:p>
      <text:p text:style-name="P4"><text:tab/><text:span text:style-name="T1">emii</text:span> você vai</text:p>
      <text:p text:style-name="P4"/>
      <text:p text:style-name="P4"><text:span text:style-name="T1">adi</text:span><text:tab/><text:span text:style-name="T4">dem fem</text:span> <text:span text:style-name="T1">aquela (deitada)</text:span></text:p>
      <text:p text:style-name="P4"><text:tab/><text:span text:style-name="T1">idi</text:span> <text:span text:style-name="T4">(forma masc)</text:span></text:p>
      <text:p text:style-name="P4"/>
      <text:p text:style-name="P4"><text:span text:style-name="T1">adiaa</text:span><text:tab/><text:span text:style-name="T4">loc fem</text:span> <text:span text:style-name="T1">lá</text:span></text:p>
      <text:p text:style-name="P4"><text:tab/><text:span text:style-name="T1">idiaa</text:span> <text:span text:style-name="T4">(forma masc)</text:span></text:p>
      <text:p text:style-name="P4"/>
      <text:p text:style-name="P4"><text:span text:style-name="T1">adiaa</text:span><text:span text:style-name="T2">g</text:span><text:span text:style-name="T1">idi</text:span><text:tab/><text:span text:style-name="T4">loc fem</text:span> <text:span text:style-name="T1">lá mesmo</text:span></text:p>
      <text:p text:style-name="P4"><text:tab/><text:span text:style-name="T1">adiaa-</text:span><text:span text:style-name="T2">g</text:span><text:span text:style-name="T1">-idi</text:span></text:p>
      <text:p text:style-name="P4"><text:tab/><text:span text:style-name="T1">idiaa</text:span><text:span text:style-name="T2">g</text:span><text:span text:style-name="T1">idi</text:span> <text:span text:style-name="T4">(forma masc)</text:span></text:p>
      <text:p text:style-name="P4"/>
      <text:p text:style-name="P4"><text:span text:style-name="T1">adida</text:span><text:tab/><text:span text:style-name="T4">dem fem</text:span> <text:span text:style-name="T1">essa aí</text:span></text:p>
      <text:p text:style-name="P4"/>
      <text:p text:style-name="P4">[Seite 8]</text:p>
      <text:p text:style-name="P4">[Spalte 1]</text:p>
      <text:p text:style-name="P4"/>
      <text:p text:style-name="P4"><text:span text:style-name="T1">adigidicena</text:span><text:span text:style-name="T2">g</text:span><text:span text:style-name="T1">ane</text:span><text:span text:style-name="T2">g</text:span><text:span text:style-name="T1">egi adigidicena</text:span><text:span text:style-name="T2">g</text:span><text:span text:style-name="T1">a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cascavel</text:span> cobra</text:p>
      <text:p text:style-name="P4"/>
      <text:p text:style-name="P4"><text:span text:style-name="T1">adi</text:span><text:span text:style-name="T2">g</text:span><text:span text:style-name="T1">ica adi</text:span><text:span text:style-name="T2">g</text:span><text:span text:style-name="T1">icoa</text:span><text:tab/><text:span text:style-name="T4">cond neg masc</text:span> <text:span text:style-name="T1">se não tiver</text:span></text:p>
      <text:p text:style-name="P4"><text:tab/><text:span text:style-name="T1">ade-</text:span><text:span text:style-name="T2">g</text:span><text:span text:style-name="T1">-ica</text:span></text:p>
      <text:p text:style-name="P4"/>
      <text:p text:style-name="P4"><text:span text:style-name="T1">-adila</text:span><text:span text:style-name="T2">g</text:span><text:span text:style-name="T1">ane</text:span><text:span text:style-name="T2">g</text:span><text:span text:style-name="T1">e(ta)</text:span><text:tab/><text:span text:style-name="T4">vt</text:span> <text:span text:style-name="T1">emprestar para</text:span></text:p>
      <text:p text:style-name="P4"/>
      <text:p text:style-name="P4"><text:span text:style-name="T1">adileni lawo</text:span><text:span text:style-name="T2">g</text:span><text:span text:style-name="T1">o</text:span><text:tab/><text:span text:style-name="T4">adj</text:span> <text:span text:style-name="T1">púrpura</text:span> mais vermelho, cor de uma flor</text:p>
      <text:p text:style-name="P4"/>
      <text:p text:style-name="P4"><text:span text:style-name="T1">-adilo</text:span><text:tab/><text:span text:style-name="T4">vt</text:span> <text:span text:style-name="T1">secar</text:span></text:p>
      <text:p text:style-name="P4"><text:tab/><text:span text:style-name="T1">-adilonatidi</text:span> secar com</text:p>
      <text:p text:style-name="P4"/>
      <text:p text:style-name="P4"><text:span text:style-name="T1">-adilonatidi</text:span><text:tab/><text:span text:style-name="T4">vt</text:span> <text:span text:style-name="T1">secar com</text:span></text:p>
      <text:p text:style-name="P4"><text:tab/><text:span text:style-name="T1">-adilo</text:span> secar</text:p>
      <text:p text:style-name="P4"/>
      <text:p text:style-name="P4"><text:span text:style-name="T1">adinatopiamigi adinatopiamico</text:span><text:tab/><text:span text:style-name="T4">comp</text:span> <text:span text:style-name="T1">diferente, não igual a</text:span> compara coisas diferentes para dizer que são diferentes</text:p>
      <text:p text:style-name="P4"/>
      <text:p text:style-name="P4"><text:span text:style-name="T1">-adine</text:span><text:span text:style-name="T2">g</text:span><text:span text:style-name="T1">enataka</text:span><text:tab/><text:span text:style-name="T4">vi</text:span> <text:span text:style-name="T1">pintar</text:span> fazendo desenhos</text:p>
      <text:p text:style-name="P4"/>
      <text:p text:style-name="P4"><text:span text:style-name="T1">adiokana</text:span><text:span text:style-name="T2">g</text:span><text:span text:style-name="T1">adite</text:span><text:tab/><text:span text:style-name="T4">dem</text:span> <text:span text:style-name="T1">última coisa</text:span> última coisa que ficou depois que outros desapareceram, ficou só esta</text:p>
      <text:p text:style-name="P4"><text:tab/><text:span text:style-name="T1">a-dioka-na</text:span><text:span text:style-name="T2">g</text:span><text:span text:style-name="T1">adi-te</text:span></text:p>
      <text:p text:style-name="P4"/>
      <text:p text:style-name="P4"><text:span text:style-name="T1">-adi(teci)</text:span><text:tab/><text:span text:style-name="T4">vt</text:span> <text:span text:style-name="T1">cuidar para si mesmo</text:span></text:p>
      <text:p text:style-name="P4"><text:tab/><text:span text:style-name="T1">-adi-teci</text:span></text:p>
      <text:p text:style-name="P4"/>
      <text:p text:style-name="P4"><text:span text:style-name="T1">-ado</text:span><text:tab/><text:span text:style-name="T4">vi</text:span> <text:span text:style-name="T1">casar-se</text:span></text:p>
      <text:p text:style-name="P4"><text:tab/><text:span text:style-name="T1">-adone</text:span><text:span text:style-name="T2">g</text:span><text:span text:style-name="T1">egi</text:span> casamento de</text:p>
      <text:p text:style-name="P4"/>
      <text:p text:style-name="P4"><text:soft-page-break/><text:span text:style-name="T1">-adodi</text:span><text:tab/><text:span text:style-name="T4">vt</text:span> <text:span text:style-name="T1">ajudar erguer</text:span> ajudar levantar algo; p.ex. ajudar alguém montar cavalo</text:p>
      <text:p text:style-name="P4"/>
      <text:p text:style-name="P4">[Seite 8]</text:p>
      <text:p text:style-name="P4">[Spalte 2]</text:p>
      <text:p text:style-name="P4"/>
      <text:p text:style-name="P4"><text:span text:style-name="T1">adodigomada</text:span><text:span text:style-name="T2">g</text:span><text:span text:style-name="T1">a adodigomadadi</text:span><text:tab/><text:span text:style-name="T4">adj</text:span> <text:span text:style-name="T1">1 voraz 2 avarento</text:span> voraz, cheia de si, egoísta</text:p>
      <text:p text:style-name="P4"/>
      <text:p text:style-name="P4"><text:span text:style-name="T1">-adokojegi -adokojetedi</text:span><text:tab/><text:span text:style-name="T4">subst masc</text:span> <text:span text:style-name="T1">pomada</text:span></text:p>
      <text:p text:style-name="P4"><text:tab/><text:span text:style-name="T1">nadokojegi</text:span> pomada <text:span text:style-name="T4">(forma neutral)</text:span></text:p>
      <text:p text:style-name="P4"/>
      <text:p text:style-name="P4"><text:span text:style-name="T1">-adone</text:span><text:span text:style-name="T2">g</text:span><text:span text:style-name="T1">egi</text:span><text:tab/><text:span text:style-name="T4">subst masc</text:span> <text:span text:style-name="T1">casamento nadone</text:span><text:span text:style-name="T2">g</text:span><text:span text:style-name="T1">egi</text:span> casamento <text:span text:style-name="T4">(forma neutral)</text:span></text:p>
      <text:p text:style-name="P4"><text:tab/><text:span text:style-name="T1">-ado</text:span> casar-se</text:p>
      <text:p text:style-name="P4"/>
      <text:p text:style-name="P4"><text:span text:style-name="T1">-adone</text:span><text:span text:style-name="T2">g</text:span><text:span text:style-name="T1">e(tiwage)</text:span><text:tab/><text:span text:style-name="T4">vt</text:span> <text:span text:style-name="T1">fazer outros se casarem</text:span> gíria para ajuntar</text:p>
      <text:p text:style-name="P4"><text:tab/><text:span text:style-name="T1">-ado</text:span> casar-se</text:p>
      <text:p text:style-name="P4"/>
      <text:p text:style-name="P4"><text:span text:style-name="T1">-ado(teloco)</text:span><text:tab/><text:span text:style-name="T4">vt</text:span> <text:span text:style-name="T1">derramar sobre</text:span> jogar sobre</text:p>
      <text:p text:style-name="P4"><text:tab/><text:span text:style-name="T1">-ado(tice)</text:span> derramar, esvaziar</text:p>
      <text:p text:style-name="P4"><text:tab/><text:span text:style-name="T1">-ado(tineci)</text:span></text:p>
      <text:p text:style-name="P4"><text:tab/><text:span text:style-name="T1">-ado(tinigi)</text:span> derramar</text:p>
      <text:p text:style-name="P4"/>
      <text:p text:style-name="P4"><text:span text:style-name="T1">-ado(tice)</text:span><text:tab/><text:span text:style-name="T4">vt</text:span> <text:span text:style-name="T1">1 derramar 2 esvaziar</text:span></text:p>
      <text:p text:style-name="P4"><text:tab/><text:span text:style-name="T1">-ado(teloco)</text:span> derramar sobre</text:p>
      <text:p text:style-name="P4"/>
      <text:p text:style-name="P4"><text:span text:style-name="T1">-ado(tineci), -ado(tinigi)</text:span><text:tab/><text:span text:style-name="T4">vt</text:span> <text:span text:style-name="T1">derramar dentro</text:span></text:p>
      <text:p text:style-name="P4"><text:tab/><text:span text:style-name="T1">-ado(teloco)</text:span> derramar sobre</text:p>
      <text:p text:style-name="P4"/>
      <text:p text:style-name="P4"><text:span text:style-name="T1">adotona</text:span><text:span text:style-name="T2">g</text:span><text:span text:style-name="T1">a adotonadi</text:span><text:tab/><text:span text:style-name="T4">subst masc</text:span> <text:span text:style-name="T1">prego</text:span></text:p>
      <text:p text:style-name="P4"><text:tab/><text:span text:style-name="T1">-oto(ti)</text:span> pregar com pregos</text:p>
      <text:p text:style-name="P4"/>
      <text:p text:style-name="P4"><text:span text:style-name="T1">agaa</text:span><text:tab/><text:span text:style-name="T4">interrog fem</text:span> <text:span text:style-name="T1">Cadê? Onde?</text:span> forma mais curta</text:p>
      <text:p text:style-name="P4"><text:tab/><text:span text:style-name="T1">igaa</text:span> onde? <text:span text:style-name="T4">(forma masc)</text:span></text:p>
      <text:p text:style-name="P4"><text:tab/><text:span text:style-name="T1">agaata</text:span><text:span text:style-name="T2">g</text:span><text:span text:style-name="T1">a</text:span> onde?</text:p>
      <text:p text:style-name="P4"/>
      <text:p text:style-name="P4"><text:span text:style-name="T1">agaata</text:span><text:span text:style-name="T2">g</text:span><text:span text:style-name="T1">a</text:span><text:tab/><text:span text:style-name="T4">interrog fem</text:span> <text:span text:style-name="T1">Onde?</text:span></text:p>
      <text:p text:style-name="P4"><text:tab/><text:span text:style-name="T1">igaata</text:span><text:span text:style-name="T2">g</text:span><text:span text:style-name="T1">a</text:span> <text:span text:style-name="T4">(forma masc)</text:span></text:p>
      <text:p text:style-name="P4"><text:tab/><text:span text:style-name="T1">agaa</text:span> <text:span text:style-name="T4">onde?</text:span></text:p>
      <text:p text:style-name="P4"/>
      <text:p text:style-name="P4">[Seite 9]</text:p>
      <text:p text:style-name="P4">[Spalte 1]</text:p>
      <text:p text:style-name="P4"/>
      <text:p text:style-name="P4"><text:span text:style-name="T1">age</text:span><text:tab/><text:span text:style-name="T4">adv</text:span> <text:span text:style-name="T1">depressa, rápido, logo</text:span></text:p>
      <text:p text:style-name="P4"><text:tab/><text:span text:style-name="T1">-age(ta)</text:span> fazer ou ir rápido</text:p>
      <text:p text:style-name="P4"/>
      <text:p text:style-name="P4"><text:span text:style-name="T1">ageca</text:span><text:span text:style-name="T2">g</text:span><text:span text:style-name="T1">alo ageca</text:span><text:span text:style-name="T2">g</text:span><text:span text:style-name="T1">alodipi</text:span><text:tab/><text:span text:style-name="T4">adj</text:span> <text:span text:style-name="T1">triste, aborrecido</text:span> pode substituir substantivo</text:p>
      <text:p text:style-name="P4"><text:tab/><text:span text:style-name="T1">-igeca</text:span><text:span text:style-name="T2">g</text:span><text:span text:style-name="T1">ale</text:span><text:span text:style-name="T2">g</text:span><text:span text:style-name="T1">e</text:span> preocupar-se com, entristecer-se</text:p>
      <text:p text:style-name="P4"/>
      <text:p text:style-name="P4"><text:span text:style-name="T1">ageca</text:span><text:span text:style-name="T2">g</text:span><text:span text:style-name="T1">alo ageca</text:span><text:span text:style-name="T2">g</text:span><text:span text:style-name="T1">alodipi</text:span><text:tab/><text:span text:style-name="T4">adj</text:span> <text:span text:style-name="T1">(pessoas) coitadas</text:span> pode ser enlutado</text:p>
      <text:p text:style-name="P4"><text:tab/><text:span text:style-name="T1">-igeca</text:span><text:span text:style-name="T2">g</text:span><text:span text:style-name="T1">ale</text:span><text:span text:style-name="T2">g</text:span><text:span text:style-name="T1">e</text:span> preocupar-se com, entristecer-se</text:p>
      <text:p text:style-name="P4"/>
      <text:p text:style-name="P4"><text:span text:style-name="T1">age</text:span><text:span text:style-name="T2">g</text:span><text:span text:style-name="T1">egi age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gago</text:span></text:p>
      <text:p text:style-name="P4"><text:tab/><text:span text:style-name="T1">age</text:span><text:span text:style-name="T2">g</text:span><text:span text:style-name="T1">e</text:span> <text:span text:style-name="T4">(forma fem)</text:span></text:p>
      <text:p text:style-name="P4"><text:soft-page-break/></text:p>
      <text:p text:style-name="P4"><text:span text:style-name="T1">ageleemagi ageleemagipi</text:span><text:tab/><text:span text:style-name="T4">adj</text:span> <text:span text:style-name="T1">(pessoa) medrosa</text:span></text:p>
      <text:p text:style-name="P4"><text:tab/><text:span text:style-name="T1">ageleema</text:span> <text:span text:style-name="T4">(forma fem)</text:span></text:p>
      <text:p text:style-name="P4"/>
      <text:p text:style-name="P4"><text:span text:style-name="T1">-age(ta)</text:span><text:tab/><text:span text:style-name="T4">vt</text:span> <text:span text:style-name="T1">fazer ou ir rápido</text:span> mandar rápido para outro, fazer algo em pouco tempo, ir em pouco tempo, levar depressa</text:p>
      <text:p text:style-name="P4"><text:tab/><text:span text:style-name="T1">-ageteloco me -ota</text:span><text:span text:style-name="T2">g</text:span><text:span text:style-name="T1">a</text:span> falar rápido</text:p>
      <text:p text:style-name="P4"/>
      <text:p text:style-name="P4"><text:span text:style-name="T1">-age(teloco) me</text:span><text:tab/><text:span text:style-name="T4">vi</text:span> <text:span text:style-name="T1">fazer depressa</text:span></text:p>
      <text:p text:style-name="P4"><text:tab/><text:span text:style-name="T1">-age(teloco) me (-ota</text:span><text:span text:style-name="T2">g</text:span><text:span text:style-name="T1">a)</text:span> falar rápido</text:p>
      <text:p text:style-name="P4"/>
      <text:p text:style-name="P4"><text:span text:style-name="T1">agilo</text:span><text:span text:style-name="T2">g</text:span><text:span text:style-name="T1">ona</text:span><text:span text:style-name="T2">g</text:span><text:span text:style-name="T1">a agilo</text:span><text:span text:style-name="T2">g</text:span><text:span text:style-name="T1">onadi</text:span><text:tab/><text:span text:style-name="T4">adj</text:span> <text:span text:style-name="T1">(pessoa) acostumada fazer</text:span> costume da pessoa</text:p>
      <text:p text:style-name="P4"/>
      <text:p text:style-name="P4"><text:span text:style-name="T1">-agi(tinigi)</text:span><text:tab/><text:span text:style-name="T4">vi</text:span> <text:span text:style-name="T1">atravessar, passar no meio</text:span></text:p>
      <text:p text:style-name="P4"/>
      <text:p text:style-name="P4"><text:span text:style-name="T1">agiwoca</text:span><text:span text:style-name="T2">g</text:span><text:span text:style-name="T1">ane</text:span><text:span text:style-name="T2">g</text:span><text:span text:style-name="T1">egi agiwoca</text:span><text:span text:style-name="T2">g</text:span><text:span text:style-name="T1">a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pessoa que zomba, zombador</text:span></text:p>
      <text:p text:style-name="P4"><text:tab/><text:span text:style-name="T1">agiwoca</text:span><text:span text:style-name="T2">g</text:span><text:span text:style-name="T1">ane</text:span><text:span text:style-name="T2">g</text:span><text:span text:style-name="T1">e</text:span><text:tab/><text:span text:style-name="T4">(forma fem)</text:span></text:p>
      <text:p text:style-name="P4"><text:tab/><text:span text:style-name="T1">-nigiwogo</text:span> zombar, incomodar, provocar</text:p>
      <text:p text:style-name="P4"/>
      <text:p text:style-name="P4">[Seite 9]</text:p>
      <text:p text:style-name="P4">[Spalte 2]</text:p>
      <text:p text:style-name="P4"/>
      <text:p text:style-name="P4"><text:span text:style-name="T1">agoda</text:span><text:tab/><text:span text:style-name="T4">interrog</text:span> <text:span text:style-name="T1">será que ...</text:span> introduzindo pergunta</text:p>
      <text:p text:style-name="P4"><text:tab/><text:span text:style-name="T1">agoda</text:span><text:span text:style-name="T2">g</text:span><text:span text:style-name="T1">a-</text:span> forma que precede vogal</text:p>
      <text:p text:style-name="P4"/>
      <text:p text:style-name="P4"><text:span text:style-name="T1">agoda</text:span><text:span text:style-name="T2">g</text:span><text:span text:style-name="T1">a</text:span><text:tab/><text:span text:style-name="T4">interrog neg</text:span> <text:span text:style-name="T1">será que não ...</text:span> introduzindo pergunta</text:p>
      <text:p text:style-name="P4"><text:tab/><text:span text:style-name="T1">agoda</text:span> será que ...</text:p>
      <text:p text:style-name="P4"/>
      <text:p text:style-name="P4"><text:span text:style-name="T1">agopeloagi agopeloa</text:span><text:span text:style-name="T2">g</text:span><text:span text:style-name="T1">a</text:span><text:tab/><text:span text:style-name="T4">subst masc</text:span> <text:span text:style-name="T1">bandido, safado</text:span></text:p>
      <text:p text:style-name="P4"><text:tab/><text:span text:style-name="T1">agopeloa</text:span> <text:span text:style-name="T4">(forma fem)</text:span></text:p>
      <text:p text:style-name="P4"><text:tab/><text:span text:style-name="T1">-igopelo</text:span><text:span text:style-name="T2">g</text:span><text:span text:style-name="T1">o</text:span> fazer coisas más ou imorais</text:p>
      <text:p text:style-name="P4"/>
      <text:p text:style-name="P4"><text:span text:style-name="T1">agota</text:span><text:span text:style-name="T2">g</text:span><text:span text:style-name="T1">a</text:span><text:tab/><text:span text:style-name="T4">cond neg</text:span> <text:span text:style-name="T1">não teria, não seria</text:span></text:p>
      <text:p text:style-name="P4"><text:tab/><text:span text:style-name="T1">agoda</text:span><text:span text:style-name="T2">g</text:span><text:span text:style-name="T1">a</text:span> será que não ...?</text:p>
      <text:p text:style-name="P4"/>
      <text:p text:style-name="P4"><text:span text:style-name="T1">agota</text:span><text:span text:style-name="T2">g</text:span><text:span text:style-name="T1">alee</text:span><text:tab/><text:span text:style-name="T4">cond neg</text:span> <text:span text:style-name="T1">ainda não teria, ainda não seria</text:span></text:p>
      <text:p text:style-name="P4"><text:tab/><text:span text:style-name="T1">agota</text:span><text:span text:style-name="T2">g</text:span><text:span text:style-name="T1">a</text:span> não teria</text:p>
      <text:p text:style-name="P4"/>
      <text:p text:style-name="P4"><text:span text:style-name="T1">agoti</text:span><text:span text:style-name="T2">g</text:span><text:span text:style-name="T1">ica</text:span><text:tab/><text:span text:style-name="T4">intro neg</text:span> <text:span text:style-name="T1">não haverá aquilo, não seria aquilo</text:span></text:p>
      <text:p text:style-name="P4"><text:tab/><text:span text:style-name="T1">agota</text:span><text:span text:style-name="T2">g</text:span><text:span text:style-name="T1">a-ica</text:span></text:p>
      <text:p text:style-name="P4"><text:tab/><text:span text:style-name="T1">agota</text:span><text:span text:style-name="T2">g</text:span><text:span text:style-name="T1">a</text:span> não teria, não seria</text:p>
      <text:p text:style-name="P4"/>
      <text:p text:style-name="P4"><text:span text:style-name="T1">a</text:span><text:span text:style-name="T2">g</text:span><text:span text:style-name="T1">abolikegi a</text:span><text:span text:style-name="T2">g</text:span><text:span text:style-name="T1">abolikegipi</text:span><text:tab/><text:span text:style-name="T4">subst masc</text:span> <text:span text:style-name="T1">pessoa não vergonhosa</text:span></text:p>
      <text:p text:style-name="P4"><text:tab/><text:span text:style-name="T1">a</text:span><text:span text:style-name="T2">g</text:span><text:span text:style-name="T1">abolike</text:span> <text:span text:style-name="T4">(forma fem)</text:span></text:p>
      <text:p text:style-name="P4"/>
      <text:p text:style-name="P4"><text:span text:style-name="T1">a</text:span><text:span text:style-name="T2">g</text:span><text:span text:style-name="T1">aca</text:span><text:tab/><text:span text:style-name="T4">v aux fem</text:span> <text:span text:style-name="T1">não tem</text:span></text:p>
      <text:p text:style-name="P4"><text:tab/><text:span text:style-name="T1">a</text:span><text:span text:style-name="T2">g</text:span><text:span text:style-name="T1">-aca</text:span></text:p>
      <text:p text:style-name="P4"><text:tab/><text:span text:style-name="T1">a</text:span><text:span text:style-name="T2">g</text:span><text:span text:style-name="T1">ica</text:span> <text:span text:style-name="T4">(forma masc)</text:span></text:p>
      <text:p text:style-name="P4"/>
      <text:p text:style-name="P4"><text:span text:style-name="T1">-a</text:span><text:span text:style-name="T2">g</text:span><text:span text:style-name="T1">adi(ti)</text:span><text:tab/><text:span text:style-name="T4">vt</text:span> <text:span text:style-name="T1">esconder</text:span></text:p>
      <text:p text:style-name="P4"><text:tab/><text:span text:style-name="T1">-dina</text:span><text:span text:style-name="T2">g</text:span><text:span text:style-name="T1">aditi</text:span> <text:span text:style-name="T4">(forma reflexiva)</text:span></text:p>
      <text:p text:style-name="P4"/>
      <text:p text:style-name="P4"><text:soft-page-break/><text:span text:style-name="T1">-a</text:span><text:span text:style-name="T2">g</text:span><text:span text:style-name="T1">akatidi</text:span><text:tab/><text:span text:style-name="T4">vt</text:span> <text:span text:style-name="T1">por confiança em alguém</text:span> (para cuidar de outro)</text:p>
      <text:p text:style-name="P4"/>
      <text:p text:style-name="P4"><text:span text:style-name="T1">-a</text:span><text:span text:style-name="T2">g</text:span><text:span text:style-name="T1">alanigi -a</text:span><text:span text:style-name="T2">g</text:span><text:span text:style-name="T1">alana</text:span><text:span text:style-name="T2">g</text:span><text:span text:style-name="T1">a</text:span><text:tab/><text:span text:style-name="T4">subst masc</text:span> <text:span text:style-name="T1">necessidade de</text:span> passando por necessidade</text:p>
      <text:p text:style-name="P4"/>
      <text:p text:style-name="P4">[Seite 10]</text:p>
      <text:p text:style-name="P4">[Spalte 1]</text:p>
      <text:p text:style-name="P4"/>
      <text:p text:style-name="P4"><text:span text:style-name="T1">a</text:span><text:span text:style-name="T2">g</text:span><text:span text:style-name="T1">alee</text:span><text:tab/><text:span text:style-name="T4">adv</text:span> <text:span text:style-name="T1">não mais</text:span></text:p>
      <text:p text:style-name="P4"><text:tab/><text:span text:style-name="T1">a</text:span><text:span text:style-name="T2">g</text:span><text:span text:style-name="T1">-alee</text:span></text:p>
      <text:p text:style-name="P4"><text:tab/><text:span text:style-name="T1">alee</text:span> depois, mais, além</text:p>
      <text:p text:style-name="P4"/>
      <text:p text:style-name="P4"><text:span text:style-name="T1">a</text:span><text:span text:style-name="T2">g</text:span><text:span text:style-name="T1">alee</text:span><text:span text:style-name="T2">g</text:span><text:span text:style-name="T1">ica a</text:span><text:span text:style-name="T2">g</text:span><text:span text:style-name="T1">alee</text:span><text:span text:style-name="T2">g</text:span><text:span text:style-name="T1">icoa</text:span><text:tab/><text:span text:style-name="T4">dem, pro neg</text:span> <text:span text:style-name="T1">não há mais, acabou, nunca</text:span></text:p>
      <text:p text:style-name="P4"><text:tab/><text:span text:style-name="T5">a</text:span><text:span text:style-name="T3">g</text:span><text:span text:style-name="T5">e-ee</text:span><text:span text:style-name="T3">g</text:span><text:span text:style-name="T5">ica</text:span><text:span text:style-name="T4"> (fala da mulher)</text:span></text:p>
      <text:p text:style-name="P4"><text:tab/><text:span text:style-name="T1">a</text:span><text:span text:style-name="T2">g</text:span><text:span text:style-name="T1">alee</text:span><text:span text:style-name="T2">g</text:span><text:span text:style-name="T1">aca</text:span> <text:span text:style-name="T4">(forma fem)</text:span></text:p>
      <text:p text:style-name="P4"><text:tab/><text:span text:style-name="T1">a</text:span><text:span text:style-name="T2">g</text:span><text:span text:style-name="T1">-alee-</text:span><text:span text:style-name="T2">g</text:span><text:span text:style-name="T1">-ica</text:span></text:p>
      <text:p text:style-name="P4"/>
      <text:p text:style-name="P4"><text:span text:style-name="T1">-a</text:span><text:span text:style-name="T2">g</text:span><text:span text:style-name="T1">amala</text:span><text:span text:style-name="T2">g</text:span><text:span text:style-name="T1">a</text:span><text:tab/><text:span text:style-name="T4">subst masc</text:span> <text:span text:style-name="T1">fraqueza</text:span></text:p>
      <text:p text:style-name="P4"><text:tab/><text:span text:style-name="T1">na</text:span><text:span text:style-name="T2">g</text:span><text:span text:style-name="T1">amala</text:span><text:span text:style-name="T2">g</text:span><text:span text:style-name="T1">a</text:span> fraqueza</text:p>
      <text:p text:style-name="P4"/>
      <text:p text:style-name="P4"><text:span text:style-name="T1">a</text:span><text:span text:style-name="T2">g</text:span><text:span text:style-name="T1">amale</text:span><text:span text:style-name="T2">g</text:span><text:span text:style-name="T1">egi a</text:span><text:span text:style-name="T2">g</text:span><text:span text:style-name="T1">amala</text:span><text:span text:style-name="T2">g</text:span><text:span text:style-name="T1">a</text:span><text:span text:style-name="T2">g</text:span><text:span text:style-name="T1">a a</text:span><text:span text:style-name="T2">g</text:span><text:span text:style-name="T1">amale</text:span><text:span text:style-name="T2">g</text:span><text:span text:style-name="T1">egipi</text:span><text:tab/><text:span text:style-name="T4">(ger) subst masc</text:span> <text:span text:style-name="T1">1 paralítico 2 fraqueza 3 moleza</text:span></text:p>
      <text:p text:style-name="P4"><text:tab/><text:span text:style-name="T1">a</text:span><text:span text:style-name="T2">g</text:span><text:span text:style-name="T1">amale</text:span><text:span text:style-name="T2">g</text:span><text:span text:style-name="T1">e</text:span> <text:span text:style-name="T4">(forma fem)</text:span></text:p>
      <text:p text:style-name="P4"><text:tab/><text:span text:style-name="T1">la</text:span><text:span text:style-name="T2">g</text:span><text:span text:style-name="T1">amale</text:span><text:span text:style-name="T2">g</text:span><text:span text:style-name="T1">egi</text:span> fraqueza dele</text:p>
      <text:p text:style-name="P4"/>
      <text:p text:style-name="P4"><text:span text:style-name="T1">-a</text:span><text:span text:style-name="T2">g</text:span><text:span text:style-name="T1">amica</text:span><text:span text:style-name="T2">g</text:span><text:span text:style-name="T1">ajegi -a</text:span><text:span text:style-name="T2">g</text:span><text:span text:style-name="T1">amica</text:span><text:span text:style-name="T2">g</text:span><text:span text:style-name="T1">ajedi</text:span><text:tab/><text:span text:style-name="T4">subst masc</text:span> <text:span text:style-name="T1">cisco que entra no olho</text:span></text:p>
      <text:p text:style-name="P4"><text:tab/><text:span text:style-name="T2">g</text:span><text:span text:style-name="T1">ada</text:span><text:span text:style-name="T2">g</text:span><text:span text:style-name="T1">amica</text:span><text:span text:style-name="T2">g</text:span><text:span text:style-name="T1">ajegi</text:span> seu cisco</text:p>
      <text:p text:style-name="P4"/>
      <text:p text:style-name="P4"><text:span text:style-name="T1">-a</text:span><text:span text:style-name="T2">g</text:span><text:span text:style-name="T1">a(ta)</text:span><text:tab/><text:span text:style-name="T4">vt</text:span> <text:span text:style-name="T1">1 depender de uma pessoa, contar com 2 confiar em</text:span> espera pagamento, depender de Deus, esperar alguém fazer algo, p.ex. time depende no melhor jogador, confiar num ídolo</text:p>
      <text:p text:style-name="P4"/>
      <text:p text:style-name="P4"><text:span text:style-name="T1">a</text:span><text:span text:style-name="T2">g</text:span><text:span text:style-name="T1">atade</text:span><text:span text:style-name="T2">g</text:span><text:span text:style-name="T1">egi</text:span><text:tab/><text:span text:style-name="T4">subst masc</text:span> <text:span text:style-name="T1">lutador de boxe</text:span></text:p>
      <text:p text:style-name="P4"><text:tab/><text:span text:style-name="T1">a</text:span><text:span text:style-name="T2">g</text:span><text:span text:style-name="T1">atadica</text:span><text:span text:style-name="T2">g</text:span><text:span text:style-name="T1">amigi</text:span> pessoa dando soco</text:p>
      <text:p text:style-name="P4"/>
      <text:p text:style-name="P4"><text:span text:style-name="T1">a</text:span><text:span text:style-name="T2">g</text:span><text:span text:style-name="T1">atadica</text:span><text:span text:style-name="T2">g</text:span><text:span text:style-name="T1">amigi a</text:span><text:span text:style-name="T2">g</text:span><text:span text:style-name="T1">atadica</text:span><text:span text:style-name="T2">g</text:span><text:span text:style-name="T1">ana</text:span><text:span text:style-name="T2">g</text:span><text:span text:style-name="T1">a</text:span><text:tab/><text:span text:style-name="T4">subst masc</text:span> <text:span text:style-name="T1">pessoa dando soco</text:span></text:p>
      <text:p text:style-name="P4"><text:tab/><text:span text:style-name="T1">a</text:span><text:span text:style-name="T2">g</text:span><text:span text:style-name="T1">atadica</text:span><text:span text:style-name="T2">g</text:span><text:span text:style-name="T1">ane</text:span><text:span text:style-name="T2">g</text:span><text:span text:style-name="T1">e</text:span> <text:span text:style-name="T4">(forma fem)</text:span> com mão fechada</text:p>
      <text:p text:style-name="P4"><text:tab/><text:span text:style-name="T1">a</text:span><text:span text:style-name="T2">g</text:span><text:span text:style-name="T1">atade</text:span><text:span text:style-name="T2">g</text:span><text:span text:style-name="T1">egi</text:span> lutador de boxe</text:p>
      <text:p text:style-name="P4"/>
      <text:p text:style-name="P4"><text:span text:style-name="T1">-a</text:span><text:span text:style-name="T2">g</text:span><text:span text:style-name="T1">atico</text:span><text:span text:style-name="T2">g</text:span><text:span text:style-name="T1">o(tece)</text:span><text:tab/><text:span text:style-name="T4">vt</text:span> <text:span text:style-name="T1">tirar os olhos de</text:span></text:p>
      <text:p text:style-name="P4"/>
      <text:p text:style-name="P4">[Seite 10]</text:p>
      <text:p text:style-name="P4">[Spalte 2]</text:p>
      <text:p text:style-name="P4"/>
      <text:p text:style-name="P4"><text:span text:style-name="T1">a</text:span><text:span text:style-name="T2">g</text:span><text:span text:style-name="T1">atilo</text:span><text:span text:style-name="T2">g</text:span><text:span text:style-name="T1">olagi a</text:span><text:span text:style-name="T2">g</text:span><text:span text:style-name="T1">atilo</text:span><text:span text:style-name="T2">g</text:span><text:span text:style-name="T1">oladi</text:span><text:tab/><text:span text:style-name="T4">subst masc</text:span> <text:span text:style-name="T1">pessoa que não pode controlar seus movimentos</text:span></text:p>
      <text:p text:style-name="P4"><text:tab/><text:span text:style-name="T1">a</text:span><text:span text:style-name="T2">g</text:span><text:span text:style-name="T1">atilo</text:span><text:span text:style-name="T2">g</text:span><text:span text:style-name="T1">ola</text:span><text:span text:style-name="T2">g</text:span><text:span text:style-name="T1">a</text:span> <text:span text:style-name="T4">(forma antiga do plural)</text:span></text:p>
      <text:p text:style-name="P4"><text:tab/><text:span text:style-name="T1">a</text:span><text:span text:style-name="T2">g</text:span><text:span text:style-name="T1">atilo</text:span><text:span text:style-name="T2">g</text:span><text:span text:style-name="T1">ole</text:span> <text:span text:style-name="T4">(forma fem)</text:span> pode incluir paralítico</text:p>
      <text:p text:style-name="P4"/>
      <text:p text:style-name="P4"><text:span text:style-name="T1">-a</text:span><text:span text:style-name="T2">g</text:span><text:span text:style-name="T1">axake</text:span><text:tab/><text:span text:style-name="T4">vt</text:span> <text:span text:style-name="T1">exagerar</text:span> exagerar, aumentar ou inventar histórias</text:p>
      <text:p text:style-name="P4"/>
      <text:p text:style-name="P4"><text:span text:style-name="T1">a</text:span><text:span text:style-name="T2">g</text:span><text:span text:style-name="T1">e-ee</text:span><text:span text:style-name="T2">g</text:span><text:span text:style-name="T1">ica a</text:span><text:span text:style-name="T2">g</text:span><text:span text:style-name="T1">e-ee</text:span><text:span text:style-name="T2">g</text:span><text:span text:style-name="T1">icoa</text:span><text:tab/><text:span text:style-name="T4">dem pro neg</text:span> <text:span text:style-name="T1">não tem mais, nunca</text:span> <text:span text:style-name="T4">(fala da mulher)</text:span></text:p>
      <text:p text:style-name="P4"><text:tab/><text:span text:style-name="T1">a</text:span><text:span text:style-name="T2">g</text:span><text:span text:style-name="T1">alee</text:span><text:span text:style-name="T2">g</text:span><text:span text:style-name="T1">ica</text:span> <text:span text:style-name="T4">(fala do homem)</text:span></text:p>
      <text:p text:style-name="P4"/>
      <text:p text:style-name="P4"><text:span text:style-name="T1">-a</text:span><text:span text:style-name="T2">g</text:span><text:span text:style-name="T1">e-eeladi</text:span><text:tab/><text:span text:style-name="T4">subst</text:span> <text:span text:style-name="T1">casa de, lar de</text:span> <text:span text:style-name="T4">(fala da mulher)</text:span></text:p>
      <text:p text:style-name="P4"><text:soft-page-break/><text:tab/><text:span text:style-name="T1">-i</text:span><text:span text:style-name="T2">g</text:span><text:span text:style-name="T1">e-eeladi</text:span> casa de <text:span text:style-name="T4">(forma alternativa)</text:span></text:p>
      <text:p text:style-name="P4"><text:tab/><text:span text:style-name="T1">-i</text:span><text:span text:style-name="T2">g</text:span><text:span text:style-name="T1">eladi</text:span> casa, lar <text:span text:style-name="T4">(fala do homem)</text:span></text:p>
      <text:p text:style-name="P4"/>
      <text:p text:style-name="P4"><text:span text:style-name="T1">a</text:span><text:span text:style-name="T2">g</text:span><text:span text:style-name="T1">ele</text:span><text:tab/><text:span text:style-name="T4">adj</text:span> <text:span text:style-name="T1">não é bom</text:span></text:p>
      <text:p text:style-name="P4"><text:tab/><text:span text:style-name="T1">a</text:span><text:span text:style-name="T2">g</text:span><text:span text:style-name="T1">-ele</text:span></text:p>
      <text:p text:style-name="P4"><text:tab/><text:span text:style-name="T1">ele</text:span> bom</text:p>
      <text:p text:style-name="P4"><text:tab/><text:span text:style-name="T1">atele</text:span> não é bom</text:p>
      <text:p text:style-name="P4"/>
      <text:p text:style-name="P4"><text:span text:style-name="T1">a</text:span><text:span text:style-name="T2">g</text:span><text:span text:style-name="T1">epece</text:span><text:tab/><text:span text:style-name="T4">adv</text:span> <text:span text:style-name="T1">custou (tempo), demora</text:span></text:p>
      <text:p text:style-name="P4"><text:tab/><text:span text:style-name="T1">a</text:span><text:span text:style-name="T2">g</text:span><text:span text:style-name="T1">epece awii</text:span> você demora para fazer</text:p>
      <text:p text:style-name="P4"/>
      <text:p text:style-name="P4"><text:span text:style-name="T1">a</text:span><text:span text:style-name="T2">g</text:span><text:span text:style-name="T1">ica a</text:span><text:span text:style-name="T2">g</text:span><text:span text:style-name="T1">icoa</text:span><text:tab/><text:span text:style-name="T4">dem pro neg masc</text:span> <text:span text:style-name="T1">não tem</text:span></text:p>
      <text:p text:style-name="P4"><text:tab/><text:span text:style-name="T1">a</text:span><text:span text:style-name="T2">g</text:span><text:span text:style-name="T1">aca</text:span> <text:span text:style-name="T4">(forma fem)</text:span></text:p>
      <text:p text:style-name="P4"><text:tab/><text:span text:style-name="T1">a</text:span><text:span text:style-name="T2">g</text:span><text:span text:style-name="T1">-ica ica</text:span> tem, este</text:p>
      <text:p text:style-name="P4"><text:tab/><text:span text:style-name="T1">a</text:span><text:span text:style-name="T2">g</text:span><text:span text:style-name="T1">icoda não</text:span> tem este coitadinho <text:span text:style-name="T4">(forma dim)</text:span></text:p>
      <text:p text:style-name="P4"><text:tab/><text:span text:style-name="T1">a</text:span><text:span text:style-name="T2">g</text:span><text:span text:style-name="T1">icaada</text:span><text:span text:style-name="T2">g</text:span><text:span text:style-name="T1">a</text:span> nunca teve</text:p>
      <text:p text:style-name="P4"/>
      <text:p text:style-name="P4"><text:span text:style-name="T1">a</text:span><text:span text:style-name="T2">g</text:span><text:span text:style-name="T1">icaantokaa</text:span><text:span text:style-name="T2">g</text:span><text:span text:style-name="T1">ini</text:span><text:tab/><text:span text:style-name="T4">v aux</text:span> <text:span text:style-name="T1">não tem qualquer</text:span></text:p>
      <text:p text:style-name="P4"><text:tab/><text:span text:style-name="T1">a</text:span><text:span text:style-name="T2">g</text:span><text:span text:style-name="T1">-ica-gaantokaa-</text:span><text:span text:style-name="T2">g</text:span><text:span text:style-name="T1">-ini</text:span></text:p>
      <text:p text:style-name="P4"><text:tab/><text:span text:style-name="T1">gaantokaa</text:span><text:span text:style-name="T2">g</text:span><text:span text:style-name="T1">ini</text:span> qualquer, coisa não certa</text:p>
      <text:p text:style-name="P4"/>
      <text:p text:style-name="P4"><text:span text:style-name="T1">a</text:span><text:span text:style-name="T2">g</text:span><text:span text:style-name="T1">idiokidita</text:span><text:tab/><text:span text:style-name="T4">adj dem</text:span> <text:span text:style-name="T1">não só, não somente</text:span></text:p>
      <text:p text:style-name="P4"><text:tab/><text:span text:style-name="T1">a</text:span><text:span text:style-name="T2">g</text:span><text:span text:style-name="T1">-idiokidi-ta idiokidi</text:span> sozinho, só</text:p>
      <text:p text:style-name="P4"/>
      <text:p text:style-name="P4">[Seite 11]</text:p>
      <text:p text:style-name="P4">[Spalte 1]</text:p>
      <text:p text:style-name="P4"/>
      <text:p text:style-name="P4"><text:span text:style-name="T1">a</text:span><text:span text:style-name="T2">g</text:span><text:span text:style-name="T1">ina a</text:span><text:span text:style-name="T2">g</text:span><text:span text:style-name="T1">inoa</text:span><text:tab/><text:span text:style-name="T4">dem pro neg masc</text:span> <text:span text:style-name="T1">não é este</text:span></text:p>
      <text:p text:style-name="P4"><text:tab/><text:span text:style-name="T1">a</text:span><text:span text:style-name="T2">g</text:span><text:span text:style-name="T1">ana</text:span> <text:span text:style-name="T4">(forma fem)</text:span></text:p>
      <text:p text:style-name="P4"><text:tab/><text:span text:style-name="T1">a</text:span><text:span text:style-name="T2">g</text:span><text:span text:style-name="T1">-ina</text:span></text:p>
      <text:p text:style-name="P4"><text:tab/><text:span text:style-name="T1">a</text:span><text:span text:style-name="T2">g</text:span><text:span text:style-name="T1">ica, a</text:span><text:span text:style-name="T2">g</text:span><text:span text:style-name="T1">ini, a</text:span><text:span text:style-name="T2">g</text:span><text:span text:style-name="T1">ida, a</text:span><text:span text:style-name="T2">g</text:span><text:span text:style-name="T1">idi, a</text:span><text:span text:style-name="T2">g</text:span><text:span text:style-name="T1">ini</text:span> não tem</text:p>
      <text:p text:style-name="P4"/>
      <text:p text:style-name="P4"><text:span text:style-name="T1">a</text:span><text:span text:style-name="T2">g</text:span><text:span text:style-name="T1">ini</text:span><text:span text:style-name="T2">g</text:span><text:span text:style-name="T1">ina a</text:span><text:span text:style-name="T2">g</text:span><text:span text:style-name="T1">ini</text:span><text:span text:style-name="T2">g</text:span><text:span text:style-name="T1">inoa</text:span><text:tab/><text:span text:style-name="T4">dem pro neg enf masc</text:span> <text:span text:style-name="T1">não é este</text:span></text:p>
      <text:p text:style-name="P4"><text:tab/><text:span text:style-name="T1">a</text:span><text:span text:style-name="T2">g</text:span><text:span text:style-name="T1">i-ni</text:span><text:span text:style-name="T2">g</text:span><text:span text:style-name="T1">ina</text:span></text:p>
      <text:p text:style-name="P4"/>
      <text:p text:style-name="P4"><text:span text:style-name="T1">a</text:span><text:span text:style-name="T2">g</text:span><text:span text:style-name="T1">iwaa</text:span><text:span text:style-name="T2">g</text:span><text:span text:style-name="T1">ademigi a</text:span><text:span text:style-name="T2">g</text:span><text:span text:style-name="T1">iwaa</text:span><text:span text:style-name="T2">g</text:span><text:span text:style-name="T1">adema</text:span><text:span text:style-name="T2">g</text:span><text:span text:style-name="T1">a</text:span> <text:span text:style-name="T4">subst masc</text:span> <text:span text:style-name="T1">pessoa bondosa</text:span></text:p>
      <text:p text:style-name="P4"><text:tab/><text:span text:style-name="T1">a</text:span><text:span text:style-name="T2">g</text:span><text:span text:style-name="T1">iwaa</text:span><text:span text:style-name="T2">g</text:span><text:span text:style-name="T1">enatakane</text:span><text:span text:style-name="T2">g</text:span><text:span text:style-name="T1">e</text:span> <text:span text:style-name="T4">(forma fem)</text:span></text:p>
      <text:p text:style-name="P4"/>
      <text:p text:style-name="P4"><text:span text:style-name="T1">a</text:span><text:span text:style-name="T2">g</text:span><text:span text:style-name="T1">ola</text:span><text:span text:style-name="T2">g</text:span><text:span text:style-name="T1">atakane</text:span><text:span text:style-name="T2">g</text:span><text:span text:style-name="T1">egi a</text:span><text:span text:style-name="T2">g</text:span><text:span text:style-name="T1">ola</text:span><text:span text:style-name="T2">g</text:span><text:span text:style-name="T1">atakana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adúltero</text:span></text:p>
      <text:p text:style-name="P4"><text:tab/><text:span text:style-name="T1">a</text:span><text:span text:style-name="T2">g</text:span><text:span text:style-name="T1">ola</text:span><text:span text:style-name="T2">g</text:span><text:span text:style-name="T1">atakane</text:span><text:span text:style-name="T2">g</text:span><text:span text:style-name="T1">e</text:span> <text:span text:style-name="T4">(forma fem)</text:span></text:p>
      <text:p text:style-name="P4"><text:tab/><text:span text:style-name="T1">-i</text:span><text:span text:style-name="T2">g</text:span><text:span text:style-name="T1">ola</text:span><text:span text:style-name="T2">g</text:span><text:span text:style-name="T1">adi</text:span> adulterar</text:p>
      <text:p text:style-name="P4"/>
      <text:p text:style-name="P4"><text:span text:style-name="T1">aidii</text:span><text:span text:style-name="T2">g</text:span><text:span text:style-name="T1">a!</text:span><text:tab/><text:span text:style-name="T4">excl</text:span> <text:span text:style-name="T1">Não me manda!</text:span> pode usar a expressão para abusar ou insultar</text:p>
      <text:p text:style-name="P4"/>
      <text:p text:style-name="P4"><text:span text:style-name="T1">-aije</text:span><text:tab/><text:span text:style-name="T4">vi</text:span> <text:span text:style-name="T1">matar pessoas</text:span></text:p>
      <text:p text:style-name="P4"><text:tab/><text:span text:style-name="T1">aijekegi</text:span> assassino</text:p>
      <text:p text:style-name="P4"/>
      <text:p text:style-name="P4"><text:span text:style-name="T1">aijekegi aijeka</text:span><text:span text:style-name="T2">g</text:span><text:span text:style-name="T1">a aijeka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assassino</text:span></text:p>
      <text:p text:style-name="P4"><text:tab/><text:span text:style-name="T1">aijekane</text:span><text:span text:style-name="T2">g</text:span><text:span text:style-name="T1">e</text:span> <text:span text:style-name="T4">(forma fem)</text:span></text:p>
      <text:p text:style-name="P4"/>
      <text:p text:style-name="P4"><text:span text:style-name="T1">ajaa</text:span><text:tab/><text:span text:style-name="T4">conj fem</text:span> <text:span text:style-name="T1">e</text:span></text:p>
      <text:p text:style-name="P4"><text:tab/><text:span text:style-name="T1">ijaa</text:span> <text:span text:style-name="T4">(forma masc)</text:span></text:p>
      <text:p text:style-name="P4"><text:soft-page-break/></text:p>
      <text:p text:style-name="P4"><text:span text:style-name="T1">ajaa</text:span><text:span text:style-name="T2">g</text:span><text:span text:style-name="T1">ajo</text:span><text:tab/><text:span text:style-name="T4">dem enf</text:span> <text:span text:style-name="T1">aquela mesma</text:span></text:p>
      <text:p text:style-name="P4"><text:tab/><text:span text:style-name="T1">ajaa-</text:span><text:span text:style-name="T2">g</text:span><text:span text:style-name="T1">-ajo</text:span></text:p>
      <text:p text:style-name="P4"><text:tab/><text:span text:style-name="T1">ijaa</text:span><text:span text:style-name="T2">g</text:span><text:span text:style-name="T1">ijo</text:span> <text:span text:style-name="T4">(forma masc)</text:span></text:p>
      <text:p text:style-name="P4"><text:tab/><text:span text:style-name="T1">ajo</text:span> aquela</text:p>
      <text:p text:style-name="P4"/>
      <text:p text:style-name="P4"><text:span text:style-name="T1">-ajaca</text:span><text:span text:style-name="T2">g</text:span><text:span text:style-name="T1">adi</text:span><text:tab/><text:span text:style-name="T4">vt</text:span> <text:span text:style-name="T1">controlar</text:span> controlar criança, animal, veículo, grupo (mas não coisa abstrata como pensamentos); mandar ficar quieto</text:p>
      <text:p text:style-name="P4"><text:tab/><text:span text:style-name="T1">-dinajaca</text:span><text:span text:style-name="T2">g</text:span><text:span text:style-name="T1">adi</text:span> controlar-se</text:p>
      <text:p text:style-name="P4"/>
      <text:p text:style-name="P4">[Seite 11]</text:p>
      <text:p text:style-name="P4">[Spalte 2]</text:p>
      <text:p text:style-name="P4"/>
      <text:p text:style-name="P4"><text:span text:style-name="T1">ajakalo ajakalodi ajakalodipi</text:span><text:tab/><text:span text:style-name="T4">(ger) adj</text:span> <text:span text:style-name="T1">gordo ou gorda</text:span></text:p>
      <text:p text:style-name="P4"/>
      <text:p text:style-name="P4"><text:span text:style-name="T1">-ajebi</text:span><text:tab/><text:span text:style-name="T4">vi</text:span> <text:span text:style-name="T1">demorar</text:span></text:p>
      <text:p text:style-name="P4"><text:tab/><text:span text:style-name="T1">-dinajepa</text:span><text:span text:style-name="T2">g</text:span><text:span text:style-name="T1">adi</text:span> demorar-se</text:p>
      <text:p text:style-name="P4"/>
      <text:p text:style-name="P4"><text:span text:style-name="T1">-ajela</text:span><text:tab/><text:span text:style-name="T4">vt</text:span> <text:span text:style-name="T1">1 ir primeiro, preceder 2 colocar primeiro</text:span> inclui colocar em primeiro lugar</text:p>
      <text:p text:style-name="P4"><text:span text:style-name="T1">-ajepa</text:span><text:span text:style-name="T2">g</text:span><text:span text:style-name="T1">adi</text:span><text:tab/><text:span text:style-name="T4">vt</text:span> <text:span text:style-name="T1">não levar depressa</text:span></text:p>
      <text:p text:style-name="P4"/>
      <text:p text:style-name="P4"><text:span text:style-name="T1">-ajigijice</text:span><text:tab/><text:span text:style-name="T4">vt</text:span> <text:span text:style-name="T1">1 chocalhar 2 peneirar</text:span></text:p>
      <text:p text:style-name="P4"/>
      <text:p text:style-name="P4"><text:span text:style-name="T1">-ajigo</text:span><text:tab/><text:span text:style-name="T4">vt</text:span> <text:span text:style-name="T1">1 dar 2 entregar</text:span></text:p>
      <text:p text:style-name="P4"/>
      <text:p text:style-name="P4"><text:span text:style-name="T1">-ajiodo -ajiododipi</text:span><text:tab/><text:span text:style-name="T4">subst fem</text:span> <text:span text:style-name="T1">tia</text:span></text:p>
      <text:p text:style-name="P4"/>
      <text:p text:style-name="P4"><text:span text:style-name="T1">-ajipa(ta)</text:span><text:tab/><text:span text:style-name="T4">vt</text:span> <text:span text:style-name="T1">1 ouvir 2 escutar</text:span></text:p>
      <text:p text:style-name="P4"/>
      <text:p text:style-name="P4"><text:span text:style-name="T1">ajo</text:span><text:tab/><text:span text:style-name="T4">dem fem</text:span> <text:span text:style-name="T1">aquela</text:span></text:p>
      <text:p text:style-name="P4"><text:tab/><text:span text:style-name="T1">ijo</text:span> <text:span text:style-name="T4">(forma masc)</text:span></text:p>
      <text:p text:style-name="P4"><text:tab/><text:span text:style-name="T1">ajoda</text:span> <text:span text:style-name="T4">dim</text:span></text:p>
      <text:p text:style-name="P4"><text:tab/><text:span text:style-name="T1">na</text:span><text:span text:style-name="T2">g</text:span><text:span text:style-name="T1">ajo</text:span> aquela</text:p>
      <text:p text:style-name="P4"/>
      <text:p text:style-name="P4"><text:span text:style-name="T1">-ajoi</text:span><text:tab/><text:span text:style-name="T4">vt</text:span> <text:span text:style-name="T1">recomendar, dar um conselho</text:span></text:p>
      <text:p text:style-name="P4"><text:tab/><text:span text:style-name="T1">-iladee</text:span> aconselhar, dar conselho</text:p>
      <text:p text:style-name="P4"/>
      <text:p text:style-name="P4"><text:span text:style-name="T1">-ajoina</text:span><text:span text:style-name="T2">g</text:span><text:span text:style-name="T1">a</text:span><text:tab/><text:span text:style-name="T4">vt</text:span> <text:span text:style-name="T1">1 mandar chamar 2 encomendar</text:span></text:p>
      <text:p text:style-name="P4"><text:tab/><text:span text:style-name="T1">-ajoina</text:span><text:span text:style-name="T2">g</text:span><text:span text:style-name="T1">ane</text:span><text:span text:style-name="T2">g</text:span><text:span text:style-name="T1">egi</text:span> lei, mandamento</text:p>
      <text:p text:style-name="P4"><text:tab/><text:span text:style-name="T1">-iwakatee</text:span> mandar, encomendar</text:p>
      <text:p text:style-name="P4"><text:tab/><text:span text:style-name="T1">-iena</text:span><text:span text:style-name="T2">g</text:span><text:span text:style-name="T1">a(tece)</text:span> mandar chamar, mandar atrás</text:p>
      <text:p text:style-name="P4"><text:tab/><text:span text:style-name="T1">-iena</text:span><text:span text:style-name="T2">g</text:span><text:span text:style-name="T1">a(ta)</text:span> mandar trazer, mandar alguém para chamar outro</text:p>
      <text:p text:style-name="P4"/>
      <text:p text:style-name="P4"><text:span text:style-name="T1">-ajoina</text:span><text:span text:style-name="T2">g</text:span><text:span text:style-name="T1">ane</text:span><text:span text:style-name="T2">g</text:span><text:span text:style-name="T1">egi</text:span><text:tab/><text:span text:style-name="T4">subst masc</text:span> <text:span text:style-name="T1">lei, mandamento, regra</text:span></text:p>
      <text:p text:style-name="P4"><text:tab/><text:span text:style-name="T1">najoina</text:span><text:span text:style-name="T2">g</text:span><text:span text:style-name="T1">ane</text:span><text:span text:style-name="T2">g</text:span><text:span text:style-name="T1">egi</text:span> lei, mandamento, regra</text:p>
      <text:p text:style-name="P4"><text:tab/><text:span text:style-name="T1">-ajoine</text:span><text:span text:style-name="T2">g</text:span><text:span text:style-name="T1">egi</text:span> recomendação, ordem</text:p>
      <text:p text:style-name="P4"/>
      <text:p text:style-name="P4">[Seite 12]</text:p>
      <text:p text:style-name="P4">[Spalte 1]</text:p>
      <text:p text:style-name="P4"/>
      <text:p text:style-name="P4"><text:span text:style-name="T1">-ajoine</text:span><text:span text:style-name="T2">g</text:span><text:span text:style-name="T1">egi</text:span><text:tab/><text:span text:style-name="T4">subst</text:span> <text:span text:style-name="T1">recomendação de, ordem de</text:span></text:p>
      <text:p text:style-name="P4"><text:tab/><text:span text:style-name="T1">-ajoina</text:span><text:span text:style-name="T2">g</text:span><text:span text:style-name="T1">ane</text:span><text:span text:style-name="T2">g</text:span><text:span text:style-name="T1">egi</text:span> lei de, mandamento de, regra de</text:p>
      <text:p text:style-name="P4"><text:soft-page-break/></text:p>
      <text:p text:style-name="P4"><text:span text:style-name="T1">ajokajo</text:span><text:tab/><text:span text:style-name="T4">pro dem fem</text:span> <text:span text:style-name="T1">só aquela, só ela ijokijo</text:span> <text:span text:style-name="T4">(forma masc)</text:span></text:p>
      <text:p text:style-name="P4"><text:tab/><text:span text:style-name="T1">ajo-oka-ajo</text:span></text:p>
      <text:p text:style-name="P4"><text:tab/><text:span text:style-name="T1">ajo</text:span> aquela</text:p>
      <text:p text:style-name="P4"><text:tab/><text:span text:style-name="T1">oka</text:span> só</text:p>
      <text:p text:style-name="P4"/>
      <text:p text:style-name="P4"><text:span text:style-name="T1">ajolatibige</text:span><text:tab/><text:span text:style-name="T4">subst fem</text:span> <text:span text:style-name="T1">finada</text:span></text:p>
      <text:p text:style-name="P4"><text:tab/><text:span text:style-name="T1">ijolatibige</text:span> <text:span text:style-name="T4">(forma masc)</text:span></text:p>
      <text:p text:style-name="P4"/>
      <text:p text:style-name="P4"><text:span text:style-name="T1">-ajolita</text:span><text:span text:style-name="T2">g</text:span><text:span text:style-name="T1">a</text:span><text:tab/><text:span text:style-name="T4">vi</text:span> <text:span text:style-name="T1">estar com pressa, urgente</text:span> estar com pressa por ser é ansioso, preocupado, coisa urgente, mas não por causa de perigo</text:p>
      <text:p text:style-name="P4"/>
      <text:p text:style-name="P4"><text:span text:style-name="T1">-ajooge</text:span><text:tab/><text:span text:style-name="T4">vt</text:span> <text:span text:style-name="T1">1 amar alguém 2 namorar</text:span></text:p>
      <text:p text:style-name="P4"/>
      <text:p text:style-name="P4"><text:span text:style-name="T1">akaa</text:span><text:tab/><text:span text:style-name="T4">adv temp</text:span> <text:span text:style-name="T1">antes que</text:span> não muito tempo antes, não chega até anos</text:p>
      <text:p text:style-name="P4"><text:tab/><text:span text:style-name="T1">akaa</text:span><text:span text:style-name="T2">g</text:span><text:span text:style-name="T1">(ica)</text:span> antes deste</text:p>
      <text:p text:style-name="P4"/>
      <text:p text:style-name="P4"><text:span text:style-name="T1">akaa</text:span><text:span text:style-name="T2">g</text:span><text:span text:style-name="T1">ida akaa</text:span><text:span text:style-name="T2">g</text:span><text:span text:style-name="T1">idoa</text:span><text:tab/><text:span text:style-name="T4">adv temp</text:span> <text:span text:style-name="T1">antes deste</text:span> veja o paradigma (p365)</text:p>
      <text:p text:style-name="P4"><text:tab/><text:span text:style-name="T1">akaa</text:span> antes</text:p>
      <text:p text:style-name="P4"/>
      <text:p text:style-name="P4"><text:span text:style-name="T1">akaagai akaagaitedi</text:span><text:tab/><text:span text:style-name="T4">subst masc</text:span> <text:span text:style-name="T1">jaó</text:span> pássaro</text:p>
      <text:p text:style-name="P4"/>
      <text:p text:style-name="P4"><text:span text:style-name="T1">akaami akaamitiwaji</text:span><text:tab/><text:span text:style-name="T4">pro pess</text:span> <text:span text:style-name="T1">você</text:span></text:p>
      <text:p text:style-name="P4"><text:tab/><text:span text:style-name="T5">a-aami</text:span><text:span text:style-name="T4"> (fala da mulher)</text:span></text:p>
      <text:p text:style-name="P4"><text:tab/><text:span text:style-name="T1">akaamitawece</text:span> todos vocês</text:p>
      <text:p text:style-name="P4"><text:tab/><text:span text:style-name="T1">akaamito</text:span> você e ele</text:p>
      <text:p text:style-name="P4"/>
      <text:p text:style-name="P4"><text:span text:style-name="T1">-akacitaka(ta)</text:span><text:tab/><text:span text:style-name="T4">vi</text:span> <text:span text:style-name="T1">cortar com espada</text:span> pode ser plantas</text:p>
      <text:p text:style-name="P4"/>
      <text:p text:style-name="P4">[Seite 12]</text:p>
      <text:p text:style-name="P4">[Spalte 2]</text:p>
      <text:p text:style-name="P4"/>
      <text:p text:style-name="P4"><text:span text:style-name="T1">-akadi</text:span><text:tab/><text:span text:style-name="T4">vt</text:span> <text:span text:style-name="T1">1 achar 2 poder</text:span> pode também significar vencer sobre alguém (poder sobre)</text:p>
      <text:p text:style-name="P4"/>
      <text:p text:style-name="P4"><text:span text:style-name="T1">-akagidi</text:span><text:tab/><text:span text:style-name="T4">vt</text:span> <text:span text:style-name="T1">1 cortar 2 rebentar</text:span></text:p>
      <text:p text:style-name="P4"><text:tab/><text:span text:style-name="T1">-dinakagidi</text:span> cortar-se</text:p>
      <text:p text:style-name="P4"><text:tab/><text:span text:style-name="T1">-akagidi(teloco)</text:span> passar por ali, cruzar ali (cortar o caminho)</text:p>
      <text:p text:style-name="P4"/>
      <text:p text:style-name="P4"><text:span text:style-name="T1">-akagidi(teloco)</text:span><text:tab/><text:span text:style-name="T4">vt</text:span> <text:span text:style-name="T1">passar por ali</text:span> cruzar ali, passar por ali</text:p>
      <text:p text:style-name="P4"><text:tab/><text:span text:style-name="T1">-akagidi</text:span> cortar</text:p>
      <text:p text:style-name="P4"><text:span text:style-name="T1">-akaka</text:span><text:span text:style-name="T2">g</text:span><text:span text:style-name="T1">adi</text:span><text:tab/><text:span text:style-name="T4">vt</text:span> <text:span text:style-name="T1">1 endurecer 2 fazer preço alto</text:span></text:p>
      <text:p text:style-name="P4"><text:tab/><text:span text:style-name="T1">dakake</text:span> duro</text:p>
      <text:p text:style-name="P4"/>
      <text:p text:style-name="P4"><text:span text:style-name="T1">-akaloi</text:span><text:tab/><text:span text:style-name="T4">vi</text:span> <text:span text:style-name="T1">caçar e matar</text:span> como onça</text:p>
      <text:p text:style-name="P4"><text:tab/><text:span text:style-name="T1">nakaloigo</text:span> comida de caça</text:p>
      <text:p text:style-name="P4"/>
      <text:p text:style-name="P4"><text:span text:style-name="T1">akama</text:span><text:span text:style-name="T2">g</text:span><text:span text:style-name="T1">a</text:span><text:tab/><text:span text:style-name="T4">pro pess poss</text:span> <text:span text:style-name="T1">seu próprio, mesmo (você)</text:span></text:p>
      <text:p text:style-name="P4"><text:tab/><text:span text:style-name="T5">a-aama</text:span><text:span text:style-name="T3">g</text:span><text:span text:style-name="T5">a</text:span><text:span text:style-name="T4"> (fala da mulher)</text:span> Pode também enfatizar 2a pessoa</text:p>
      <text:p text:style-name="P4"><text:tab/><text:span text:style-name="T1">akama</text:span><text:span text:style-name="T2">g</text:span><text:span text:style-name="T1">akaami</text:span> você mesmo</text:p>
      <text:p text:style-name="P4"/>
      <text:p text:style-name="P4"><text:span text:style-name="T1">-akama</text:span><text:span text:style-name="T2">g</text:span><text:span text:style-name="T1">a</text:span><text:tab/><text:span text:style-name="T4">vi</text:span> <text:span text:style-name="T1">viver em paz ou tranqüilidade</text:span></text:p>
      <text:p text:style-name="P4"><text:tab/><text:span text:style-name="T1">-akama</text:span><text:span text:style-name="T2">g</text:span><text:span text:style-name="T1">adi</text:span> deixar em paz</text:p>
      <text:p text:style-name="P4"><text:soft-page-break/></text:p>
      <text:p text:style-name="P4"><text:span text:style-name="T1">-akama</text:span><text:span text:style-name="T2">g</text:span><text:span text:style-name="T1">adi</text:span><text:tab/><text:span text:style-name="T4">vt</text:span> <text:span text:style-name="T1">deixar em paz</text:span> deixar em paz e parar de amolar</text:p>
      <text:p text:style-name="P4"><text:tab/><text:span text:style-name="T1">-akama</text:span><text:span text:style-name="T2">g</text:span><text:span text:style-name="T1">a</text:span> viver em paz</text:p>
      <text:p text:style-name="P4"/>
      <text:p text:style-name="P4"><text:span text:style-name="T1">akama</text:span><text:span text:style-name="T2">g</text:span><text:span text:style-name="T1">akaami akama</text:span><text:span text:style-name="T2">g</text:span><text:span text:style-name="T1">akaamitiwaji</text:span><text:tab/><text:span text:style-name="T4">pro pess enf</text:span> <text:span text:style-name="T1">você mesmo</text:span></text:p>
      <text:p text:style-name="P4"><text:tab/><text:span text:style-name="T5">a-aama</text:span><text:span text:style-name="T3">g</text:span><text:span text:style-name="T5">a-aami</text:span><text:span text:style-name="T4"> (fala da mulher)</text:span></text:p>
      <text:p text:style-name="P4"><text:tab/><text:span text:style-name="T1">ana</text:span><text:span text:style-name="T2">g</text:span><text:span text:style-name="T1">akama</text:span><text:span text:style-name="T2">g</text:span><text:span text:style-name="T1">a</text:span> não é você mesmo</text:p>
      <text:p text:style-name="P4"><text:tab/><text:span text:style-name="T1">eme</text:span><text:span text:style-name="T2">g</text:span><text:span text:style-name="T1">ee</text:span> eu mesmo</text:p>
      <text:p text:style-name="P4"><text:tab/><text:span text:style-name="T1">idaa</text:span><text:span text:style-name="T2">g</text:span><text:span text:style-name="T1">ida</text:span> ele mesmo</text:p>
      <text:p text:style-name="P4"/>
      <text:p text:style-name="P4"><text:span text:style-name="T1">akamoka</text:span><text:tab/><text:span text:style-name="T4">pro pess</text:span> <text:span text:style-name="T1">só você</text:span></text:p>
      <text:p text:style-name="P4"><text:tab/><text:span text:style-name="T1">akamokakaami</text:span> só você mesmo</text:p>
      <text:p text:style-name="P4"/>
      <text:p text:style-name="P4">[Seite 13]</text:p>
      <text:p text:style-name="P4">[Spalte 1]</text:p>
      <text:p text:style-name="P4"/>
      <text:p text:style-name="P4"><text:span text:style-name="T1">akamokakaami</text:span><text:tab/><text:span text:style-name="T4">pro pess enf</text:span> <text:span text:style-name="T1">só você mesmo</text:span></text:p>
      <text:p text:style-name="P4"><text:tab/><text:span text:style-name="T1">akamoka</text:span> só você</text:p>
      <text:p text:style-name="P4"/>
      <text:p text:style-name="P4"><text:span text:style-name="T1">akapa</text:span><text:span text:style-name="T2">g</text:span><text:span text:style-name="T1">a</text:span><text:tab/><text:span text:style-name="T4">cont</text:span> <text:span text:style-name="T1">mas ...</text:span></text:p>
      <text:p text:style-name="P4"><text:tab/><text:span text:style-name="T1">akape</text:span><text:span text:style-name="T2">g</text:span><text:span text:style-name="T1">emii</text:span> mas você vai</text:p>
      <text:p text:style-name="P4"/>
      <text:p text:style-name="P4"><text:span text:style-name="T1">-akapa</text:span><text:span text:style-name="T2">g</text:span><text:span text:style-name="T1">atee(tege)</text:span><text:tab/><text:span text:style-name="T4">vt</text:span> <text:span text:style-name="T1">fazer contra (ele)</text:span></text:p>
      <text:p text:style-name="P4"><text:tab/><text:span text:style-name="T1">-akape(tege)</text:span> encontrar com, estar contra, opor</text:p>
      <text:p text:style-name="P4"/>
      <text:p text:style-name="P4"><text:span text:style-name="T1">-akape</text:span><text:tab/><text:span text:style-name="T4">vt</text:span> <text:span text:style-name="T1">segurar</text:span> pegar na mão para levar, não para proteger</text:p>
      <text:p text:style-name="P4"/>
      <text:p text:style-name="P4"><text:span text:style-name="T1">-akape(tege)</text:span><text:tab/><text:span text:style-name="T4">vt</text:span> <text:span text:style-name="T1">1 encontrar com 2 estar contra, opor</text:span></text:p>
      <text:p text:style-name="P4"><text:tab/><text:span text:style-name="T1">-akapa</text:span><text:span text:style-name="T2">g</text:span><text:span text:style-name="T1">atee(tege)</text:span> fazer contra (ele)</text:p>
      <text:p text:style-name="P4"/>
      <text:p text:style-name="P4"><text:span text:style-name="T1">-akapetegi -akapetedipi</text:span><text:tab/><text:span text:style-name="T4">subst masc</text:span> <text:span text:style-name="T1">inimigo, pessoa contra ...</text:span></text:p>
      <text:p text:style-name="P4"><text:tab/><text:span text:style-name="T1">-akapete</text:span> <text:span text:style-name="T4">(forma fem)</text:span></text:p>
      <text:p text:style-name="P4"><text:tab/><text:span text:style-name="T2">g</text:span><text:span text:style-name="T1">adakapetegi</text:span> seu inimigo, pessoa contra você</text:p>
      <text:p text:style-name="P4"/>
      <text:p text:style-name="P4"><text:span text:style-name="T1">akata</text:span><text:span text:style-name="T2">g</text:span><text:span text:style-name="T1">a</text:span><text:tab/><text:span text:style-name="T4">cond</text:span> <text:span text:style-name="T1">teria antes</text:span></text:p>
      <text:p text:style-name="P4"><text:tab/><text:span text:style-name="T1">akaa</text:span> antes</text:p>
      <text:p text:style-name="P4"/>
      <text:p text:style-name="P4"><text:span text:style-name="T1">-aka(ticogi)</text:span><text:tab/><text:span text:style-name="T4">vt</text:span> <text:span text:style-name="T1">deitar para lá</text:span> significa certa posição</text:p>
      <text:p text:style-name="P4"><text:tab/><text:span text:style-name="T1">-dakagi(ti)</text:span> prostrar-se</text:p>
      <text:p text:style-name="P4"/>
      <text:p text:style-name="P4"><text:span text:style-name="T1">-akatigi -akata</text:span><text:span text:style-name="T2">g</text:span><text:span text:style-name="T1">a</text:span><text:tab/><text:span text:style-name="T4">subst masc</text:span> <text:span text:style-name="T1">1 maneira de viver 2 jeito 3 hábito 4 modo ou costume</text:span></text:p>
      <text:p text:style-name="P4"><text:tab/><text:span text:style-name="T1">nakatigi</text:span> maneira de viver, modo, jeito, costume, hábito</text:p>
      <text:p text:style-name="P4"/>
      <text:p text:style-name="P4"><text:span text:style-name="T1">-aka(tio)</text:span><text:tab/><text:span text:style-name="T4">vi</text:span> <text:span text:style-name="T1">entrar</text:span></text:p>
      <text:p text:style-name="P4"/>
      <text:p text:style-name="P4"><text:span text:style-name="T1">Akidawaani</text:span><text:tab/><text:span text:style-name="T4">nom próp</text:span> <text:span text:style-name="T1">Aquidauana</text:span> nome de cidade de origem Kadiwéu que significa "rio estreito"</text:p>
      <text:p text:style-name="P4"/>
      <text:p text:style-name="P4">[Seite 13]</text:p>
      <text:p text:style-name="P4">[Spalte 2]</text:p>
      <text:p text:style-name="P4"/>
      <text:p text:style-name="P4"><text:span text:style-name="T1">Akiideliodi</text:span><text:tab/><text:span text:style-name="T4">nom próp</text:span> <text:span text:style-name="T1">Rio de Janeiro</text:span> nome significa "rio grande", às vezes usado para traduzir <text:soft-page-break/>"mar"</text:p>
      <text:p text:style-name="P4"/>
      <text:p text:style-name="P4"><text:span text:style-name="T1">akiidi akiititedi</text:span><text:tab/><text:span text:style-name="T4">subst masc</text:span> <text:span text:style-name="T1">rio</text:span></text:p>
      <text:p text:style-name="P4"/>
      <text:p text:style-name="P4"><text:span text:style-name="T1">akiidi-eliodi</text:span><text:tab/><text:span text:style-name="T4">subst composto masc</text:span> <text:span text:style-name="T1">mar</text:span> significa "rio grande"</text:p>
      <text:p text:style-name="P4"/>
      <text:p text:style-name="P4"><text:span text:style-name="T1">-akikexegi -akikexedi</text:span><text:tab/><text:span text:style-name="T4">subst masc</text:span> <text:span text:style-name="T1">peixe assado</text:span> assado no fogo</text:p>
      <text:p text:style-name="P4"/>
      <text:p text:style-name="P4"><text:span text:style-name="T1">alaaja alaajali</text:span><text:tab/><text:span text:style-name="T4">subst fem</text:span> <text:span text:style-name="T1">araça</text:span> fruta</text:p>
      <text:p text:style-name="P4"/>
      <text:p text:style-name="P4"><text:span text:style-name="T1">-aladi</text:span><text:tab/><text:span text:style-name="T4">vt</text:span> <text:span text:style-name="T1">1 mudar, abandonar casa ou pessoa 2 jogar fora</text:span> jogar fora, pode ser interpretado como abandonar uma coisa</text:p>
      <text:p text:style-name="P4"><text:tab/><text:span text:style-name="T1">-alata</text:span><text:span text:style-name="T2">g</text:span><text:span text:style-name="T1">a</text:span> separar de marido ou esposa, divorciar</text:p>
      <text:p text:style-name="P4"><text:tab/><text:span text:style-name="T1">-dinaladi</text:span> mudar-se</text:p>
      <text:p text:style-name="P4"/>
      <text:p text:style-name="P4"><text:span text:style-name="T1">-ala</text:span><text:span text:style-name="T2">g</text:span><text:span text:style-name="T1">a</text:span><text:tab/><text:span text:style-name="T4">vi</text:span> <text:span text:style-name="T1">inventar histórias sobre outros</text:span> sentido de histórias falsas, mentir sobre outros</text:p>
      <text:p text:style-name="P4"><text:tab/><text:span text:style-name="T1">-ala</text:span><text:span text:style-name="T2">g</text:span><text:span text:style-name="T1">a(ta)</text:span> falar a respeito de</text:p>
      <text:p text:style-name="P4"><text:tab/><text:span text:style-name="T1">-nala</text:span><text:span text:style-name="T2">g</text:span><text:span text:style-name="T1">a(tibige)</text:span> lembrar-se</text:p>
      <text:p text:style-name="P4"/>
      <text:p text:style-name="P4"><text:span text:style-name="T1">ala</text:span><text:span text:style-name="T2">g</text:span><text:span text:style-name="T1">ane</text:span><text:span text:style-name="T2">g</text:span><text:span text:style-name="T1">egi ala</text:span><text:span text:style-name="T2">g</text:span><text:span text:style-name="T1">ana</text:span><text:span text:style-name="T2">g</text:span><text:span text:style-name="T1">a</text:span><text:span text:style-name="T2">g</text:span><text:span text:style-name="T1">a ala</text:span><text:span text:style-name="T2">g</text:span><text:span text:style-name="T1">ane</text:span><text:span text:style-name="T2">g</text:span><text:span text:style-name="T1">egipi</text:span><text:tab/><text:span text:style-name="T4">(ger) subst masc</text:span> <text:span text:style-name="T1">1 fuxiqueiro 2 mexeriqueiro 3 tagarela</text:span></text:p>
      <text:p text:style-name="P4"><text:tab/><text:span text:style-name="T1">ala</text:span><text:span text:style-name="T2">g</text:span><text:span text:style-name="T1">ane</text:span><text:span text:style-name="T2">g</text:span><text:span text:style-name="T1">e</text:span> <text:span text:style-name="T4">(forma fem)</text:span></text:p>
      <text:p text:style-name="P4"><text:tab/><text:span text:style-name="T1">enala</text:span><text:span text:style-name="T2">g</text:span><text:span text:style-name="T1">ane</text:span><text:span text:style-name="T2">g</text:span><text:span text:style-name="T1">egi</text:span> fofoca</text:p>
      <text:p text:style-name="P4"/>
      <text:p text:style-name="P4"><text:span text:style-name="T1">-ala</text:span><text:span text:style-name="T2">g</text:span><text:span text:style-name="T1">a(ta)</text:span><text:tab/><text:span text:style-name="T4">vt</text:span> <text:span text:style-name="T1">falar a respeito de</text:span></text:p>
      <text:p text:style-name="P4"><text:tab/><text:span text:style-name="T1">-ala</text:span><text:span text:style-name="T2">g</text:span><text:span text:style-name="T1">a</text:span> inventar história falsas sobre alguém</text:p>
      <text:p text:style-name="P4"><text:tab/><text:span text:style-name="T1">-nala</text:span><text:span text:style-name="T2">g</text:span><text:span text:style-name="T1">a(tibige)</text:span> lembrar-se</text:p>
      <text:p text:style-name="P4"/>
      <text:p text:style-name="P4"><text:span text:style-name="T1">-ala</text:span><text:span text:style-name="T2">g</text:span><text:span text:style-name="T1">ate</text:span><text:tab/><text:span text:style-name="T4">vi</text:span> <text:span text:style-name="T1">subir</text:span> subir numa árvore, morro</text:p>
      <text:p text:style-name="P4"/>
      <text:p text:style-name="P4"><text:span text:style-name="T1">-alakatidi</text:span><text:tab/><text:span text:style-name="T4">vt</text:span> <text:span text:style-name="T1">fazer lembrar</text:span></text:p>
      <text:p text:style-name="P4"><text:tab/><text:span text:style-name="T1">-nala</text:span><text:span text:style-name="T2">g</text:span><text:span text:style-name="T1">a(tibige)</text:span> lembrar-se</text:p>
      <text:p text:style-name="P4"><text:tab/><text:span text:style-name="T1">-alake</text:span> apanhar</text:p>
      <text:p text:style-name="P4"/>
      <text:p text:style-name="P4">[Seite 14]</text:p>
      <text:p text:style-name="P4">[Spalte 1]</text:p>
      <text:p text:style-name="P4"/>
      <text:p text:style-name="P4"><text:span text:style-name="T1">-alake</text:span><text:tab/><text:span text:style-name="T4">vt</text:span> <text:span text:style-name="T1">apanhar</text:span></text:p>
      <text:p text:style-name="P4"><text:tab/><text:span text:style-name="T1">-alakatidi</text:span> fazer lembrar</text:p>
      <text:p text:style-name="P4"><text:tab/><text:span text:style-name="T1">-dinalake</text:span> espancar-se</text:p>
      <text:p text:style-name="P4"/>
      <text:p text:style-name="P4"><text:span text:style-name="T1">Alamo-libatadi</text:span><text:tab/><text:span text:style-name="T4">nom próp</text:span> <text:span text:style-name="T1">Estação Guaicurus port</text:span> (só primeira palavra)</text:p>
      <text:p text:style-name="P4"><text:tab/><text:span text:style-name="T1">libatadi</text:span> tronco de árvore</text:p>
      <text:p text:style-name="P4"/>
      <text:p text:style-name="P4"><text:span text:style-name="T1">-alata</text:span><text:span text:style-name="T2">g</text:span><text:span text:style-name="T1">a</text:span><text:tab/><text:span text:style-name="T4">vi</text:span> <text:span text:style-name="T1">separar do marido ou esposa, divorciar</text:span></text:p>
      <text:p text:style-name="P4"><text:tab/><text:span text:style-name="T1">-aladi</text:span> jogar fora, deixar um lugar</text:p>
      <text:p text:style-name="P4"><text:tab/><text:span text:style-name="T1">-dinaladi</text:span> separar-se</text:p>
      <text:p text:style-name="P4"/>
      <text:p text:style-name="P4"><text:span text:style-name="T1">alawaanigi alawaana</text:span><text:span text:style-name="T2">g</text:span><text:span text:style-name="T1">a</text:span><text:tab/><text:span text:style-name="T4">subst masc</text:span> <text:span text:style-name="T1">gambá</text:span></text:p>
      <text:p text:style-name="P4"/>
      <text:p text:style-name="P4"><text:span text:style-name="T1">alawini</text:span><text:tab/><text:span text:style-name="T4">excl</text:span> <text:span text:style-name="T1">presta atenção! Veja só!</text:span> convite para olhar, não é ordem</text:p>
      <text:p text:style-name="P4"><text:tab/><text:span text:style-name="T1">amawini</text:span> para que</text:p>
      <text:p text:style-name="P4"><text:soft-page-break/><text:tab/><text:span text:style-name="T1">digawini</text:span> Olhe aqui! - para tirar dúvida</text:p>
      <text:p text:style-name="P4"/>
      <text:p text:style-name="P4"><text:span text:style-name="T1">alaxe alaxeli</text:span><text:tab/><text:span text:style-name="T4">subst fem</text:span> <text:span text:style-name="T1">cipotá</text:span> fruta</text:p>
      <text:p text:style-name="P4"/>
      <text:p text:style-name="P4"><text:span text:style-name="T1">alaxigo alaxijadi</text:span><text:tab/><text:span text:style-name="T4">nom próp</text:span> <text:span text:style-name="T1">Cipotá</text:span> tipo de árvore, também nome dum lugar</text:p>
      <text:p text:style-name="P4"/>
      <text:p text:style-name="P4"><text:span text:style-name="T1">-ale -aleli</text:span><text:tab/><text:span text:style-name="T4">subst fem</text:span> <text:span text:style-name="T1">coroa</text:span></text:p>
      <text:p text:style-name="P4"><text:tab/><text:span text:style-name="T1">lale</text:span> coroa dele</text:p>
      <text:p text:style-name="P4"><text:tab/><text:span text:style-name="T1">nale</text:span> coroa</text:p>
      <text:p text:style-name="P4"/>
      <text:p text:style-name="P4"><text:span text:style-name="T1">alee</text:span><text:tab/><text:span text:style-name="T4">intro</text:span> <text:span text:style-name="T1">daí, depois</text:span></text:p>
      <text:p text:style-name="P4"><text:tab/><text:span text:style-name="T1">malee</text:span> ainda (daí)</text:p>
      <text:p text:style-name="P4"><text:tab/><text:span text:style-name="T1">a</text:span><text:span text:style-name="T2">g</text:span><text:span text:style-name="T1">alee</text:span> não mais</text:p>
      <text:p text:style-name="P4"><text:tab/><text:span text:style-name="T1">doma</text:span><text:span text:style-name="T2">g</text:span><text:span text:style-name="T1">alee</text:span> queria ainda</text:p>
      <text:p text:style-name="P4"/>
      <text:p text:style-name="P4"><text:span text:style-name="T1">alee</text:span><text:span text:style-name="T2">g</text:span><text:span text:style-name="T1">a</text:span><text:span text:style-name="T2">g</text:span><text:span text:style-name="T1">a alee</text:span><text:span text:style-name="T2">g</text:span><text:span text:style-name="T1">adi</text:span><text:tab/><text:span text:style-name="T4">adv</text:span> <text:span text:style-name="T1">mais ainda há</text:span> receber, pois não usa e entrega para outro</text:p>
      <text:p text:style-name="P4"><text:tab/><text:span text:style-name="T1">doma</text:span><text:span text:style-name="T2">g</text:span><text:span text:style-name="T1">alee</text:span><text:span text:style-name="T2">g</text:span><text:span text:style-name="T1">a</text:span><text:span text:style-name="T2">g</text:span><text:span text:style-name="T1">a</text:span> ainda mais queria</text:p>
      <text:p text:style-name="P4"><text:tab/><text:span text:style-name="T1">alee</text:span> daí, depois</text:p>
      <text:p text:style-name="P4"/>
      <text:p text:style-name="P4">[Seite 14]</text:p>
      <text:p text:style-name="P4">[Spalte 2]</text:p>
      <text:p text:style-name="P4"/>
      <text:p text:style-name="P4"><text:span text:style-name="T1">-alegetee(tege)</text:span><text:tab/><text:span text:style-name="T4">vt</text:span> <text:span text:style-name="T1">misturar líquidos ou sólidos</text:span> misturar coisas que tem gosto</text:p>
      <text:p text:style-name="P4"><text:tab/><text:span text:style-name="T1">-awana</text:span><text:span text:style-name="T2">g</text:span><text:span text:style-name="T1">adi(tege)</text:span> pegar junto, ajuntar, misturar sólidos ou líquidos</text:p>
      <text:p text:style-name="P4"><text:tab/><text:span text:style-name="T1">-itagodi</text:span> misturar algo</text:p>
      <text:p text:style-name="P4"/>
      <text:p text:style-name="P4"><text:span text:style-name="T1">-alegi</text:span><text:tab/><text:span text:style-name="T4">vt</text:span> <text:span text:style-name="T1">queimar</text:span></text:p>
      <text:p text:style-name="P4"/>
      <text:p text:style-name="P4"><text:span text:style-name="T1">alejaado alejaadotedi</text:span><text:tab/><text:span text:style-name="T4">subst masc</text:span> <text:span text:style-name="T1">aleijado</text:span></text:p>
      <text:p text:style-name="P4"><text:tab/><text:span text:style-name="T1">alejaada</text:span> <text:span text:style-name="T4">(forma fem)</text:span> <text:span text:style-name="T1">port</text:span></text:p>
      <text:p text:style-name="P4"/>
      <text:p text:style-name="P4"><text:span text:style-name="T1">aletee</text:span><text:span text:style-name="T2">g</text:span><text:span text:style-name="T1">atagi aletee</text:span><text:span text:style-name="T2">g</text:span><text:span text:style-name="T1">ataka</text:span><text:tab/><text:span text:style-name="T4">subst masc</text:span> <text:span text:style-name="T1">animal listrado ou pintado</text:span></text:p>
      <text:p text:style-name="P4"><text:tab/><text:span text:style-name="T1">aletee</text:span><text:span text:style-name="T2">g</text:span><text:span text:style-name="T1">ata</text:span> <text:span text:style-name="T4">(forma fem)</text:span></text:p>
      <text:p text:style-name="P4"><text:span text:style-name="T1">-alica</text:span><text:span text:style-name="T2">g</text:span><text:span text:style-name="T1">a</text:span><text:tab/><text:span text:style-name="T4">vi</text:span> <text:span text:style-name="T1">1 cavar 2 cavoucar</text:span> cavar só terra</text:p>
      <text:p text:style-name="P4"><text:tab/><text:span text:style-name="T1">-naligi</text:span> cavar uma coisa</text:p>
      <text:p text:style-name="P4"/>
      <text:p text:style-name="P4"><text:span text:style-name="T1">-alice</text:span><text:tab/><text:span text:style-name="T4">vt</text:span> <text:span text:style-name="T1">tocar no fim para fazer algo</text:span></text:p>
      <text:p text:style-name="P4"/>
      <text:p text:style-name="P4"><text:span text:style-name="T1">alige</text:span><text:span text:style-name="T2">g</text:span><text:span text:style-name="T1">e alige</text:span><text:span text:style-name="T2">g</text:span><text:span text:style-name="T1">eli</text:span><text:tab/><text:span text:style-name="T4">subst fem</text:span> <text:span text:style-name="T1">1 sol 2 hora</text:span></text:p>
      <text:p text:style-name="P4"><text:tab/><text:span text:style-name="T1">nalige</text:span><text:span text:style-name="T2">g</text:span><text:span text:style-name="T1">e</text:span> sol dele</text:p>
      <text:p text:style-name="P4"/>
      <text:p text:style-name="P4"><text:span text:style-name="T1">aligopena</text:span><text:span text:style-name="T2">g</text:span><text:span text:style-name="T1">ane</text:span><text:span text:style-name="T2">g</text:span><text:span text:style-name="T1">e</text:span><text:tab/><text:span text:style-name="T4">subst fem</text:span> <text:span text:style-name="T1">foguete</text:span></text:p>
      <text:p text:style-name="P4"/>
      <text:p text:style-name="P4"><text:span text:style-name="T1">-ali(ta), -ali(tege)</text:span><text:tab/><text:span text:style-name="T4">vt</text:span> <text:span text:style-name="T1">esperar</text:span></text:p>
      <text:p text:style-name="P4"><text:tab/><text:span text:style-name="T1">-nibeo(tege)</text:span> esperar por</text:p>
      <text:p text:style-name="P4"/>
      <text:p text:style-name="P4"><text:span text:style-name="T1">-ali(ti)</text:span><text:tab/><text:span text:style-name="T4">vt</text:span> <text:span text:style-name="T1">1 caber 2 engolir</text:span></text:p>
      <text:p text:style-name="P4"/>
      <text:p text:style-name="P4"><text:span text:style-name="T1">-alo</text:span><text:tab/><text:span text:style-name="T4">vi</text:span> <text:span text:style-name="T1">brincar</text:span> nunca de sentido mal ou imoral</text:p>
      <text:p text:style-name="P4"/>
      <text:p text:style-name="P4"><text:span text:style-name="T1">-alo</text:span><text:span text:style-name="T2">g</text:span><text:span text:style-name="T1">o</text:span><text:tab/><text:span text:style-name="T4">vi</text:span> <text:span text:style-name="T1">por fogo no campo</text:span> queimar capim, mas não árvores</text:p>
      <text:p text:style-name="P4"/>
      <text:p text:style-name="P4"><text:soft-page-break/><text:span text:style-name="T1">-aloke</text:span><text:tab/><text:span text:style-name="T4">vt</text:span> <text:span text:style-name="T1">fazer festa para</text:span></text:p>
      <text:p text:style-name="P4"/>
      <text:p text:style-name="P4"><text:span text:style-name="T1">-aloko</text:span><text:tab/><text:span text:style-name="T4">vi</text:span> <text:span text:style-name="T1">nadar</text:span></text:p>
      <text:p text:style-name="P4"/>
      <text:p text:style-name="P4">[Seite 15]</text:p>
      <text:p text:style-name="P4">[Spalte 1]</text:p>
      <text:p text:style-name="P4"/>
      <text:p text:style-name="P4"><text:span text:style-name="T1">-alokodi</text:span><text:tab/><text:span text:style-name="T4">vi</text:span> <text:span text:style-name="T1">correr</text:span></text:p>
      <text:p text:style-name="P4"><text:tab/><text:span text:style-name="T1">-elodi</text:span> correr fugindo</text:p>
      <text:p text:style-name="P4"/>
      <text:p text:style-name="P4"><text:span text:style-name="T1">alolana</text:span><text:span text:style-name="T2">g</text:span><text:span text:style-name="T1">a alolanadi</text:span><text:tab/><text:span text:style-name="T4">subst masc</text:span> <text:span text:style-name="T1">1 touro 2 dança usada nas festas</text:span></text:p>
      <text:p text:style-name="P4"/>
      <text:p text:style-name="P4"><text:span text:style-name="T1">-alole</text:span><text:tab/><text:span text:style-name="T4">vt</text:span> <text:span text:style-name="T1">derreter</text:span></text:p>
      <text:p text:style-name="P4"/>
      <text:p text:style-name="P4"><text:span text:style-name="T1">-alome</text:span><text:span text:style-name="T2">g</text:span><text:span text:style-name="T1">e</text:span><text:tab/><text:span text:style-name="T4">vt</text:span> <text:span text:style-name="T1">reclamar</text:span> dizer que outro está errado</text:p>
      <text:p text:style-name="P4"><text:tab/><text:span text:style-name="T1">-alome</text:span><text:span text:style-name="T2">g</text:span><text:span text:style-name="T1">e(teloco)</text:span> ler</text:p>
      <text:p text:style-name="P4"/>
      <text:p text:style-name="P4"><text:span text:style-name="T1">-alome</text:span><text:span text:style-name="T2">g</text:span><text:span text:style-name="T1">e(teloco)</text:span><text:tab/><text:span text:style-name="T4">vt, vi</text:span> <text:span text:style-name="T1">ler</text:span></text:p>
      <text:p text:style-name="P4"><text:tab/><text:span text:style-name="T1">-alome</text:span><text:span text:style-name="T2">g</text:span><text:span text:style-name="T1">e</text:span> reclamar</text:p>
      <text:p text:style-name="P4"/>
      <text:p text:style-name="P4"><text:span text:style-name="T1">-aloo</text:span><text:tab/><text:span text:style-name="T4">vt</text:span> <text:span text:style-name="T1">ter cuidado para não fazer demais</text:span></text:p>
      <text:p text:style-name="P4"/>
      <text:p text:style-name="P4"><text:span text:style-name="T1">alopoo!</text:span><text:tab/><text:span text:style-name="T4">excl</text:span> <text:span text:style-name="T1">Admire! Pense um pouco!</text:span></text:p>
      <text:p text:style-name="P4"/>
      <text:p text:style-name="P4"><text:span text:style-name="T1">alotacaliita</text:span><text:tab/><text:span text:style-name="T4">vt</text:span> <text:span text:style-name="T1">espere um pouco para ...</text:span> (só há forma de 2<text:span text:style-name="T6">a</text:span> pessoa)</text:p>
      <text:p text:style-name="P4"/>
      <text:p text:style-name="P4"><text:span text:style-name="T1">amaada</text:span><text:tab/><text:span text:style-name="T4">interrog fem</text:span> <text:span text:style-name="T1">O que é? Quem é?</text:span></text:p>
      <text:p text:style-name="P4"><text:tab/><text:span text:style-name="T1">amiida</text:span><text:tab/><text:span text:style-name="T4">(forma masc)</text:span></text:p>
      <text:p text:style-name="P4"><text:tab/><text:span text:style-name="T1">amaana</text:span> o que é?</text:p>
      <text:p text:style-name="P4"/>
      <text:p text:style-name="P4"><text:span text:style-name="T1">-ama</text:span><text:span text:style-name="T2">g</text:span><text:span text:style-name="T1">a</text:span><text:tab/><text:span text:style-name="T4">vt</text:span> <text:span text:style-name="T1">empurrar</text:span> empurrar com a mão ou gritar para animal</text:p>
      <text:p text:style-name="P4"><text:tab/><text:span text:style-name="T1">-ama</text:span><text:span text:style-name="T2">g</text:span><text:span text:style-name="T1">a(tice)</text:span> desviar do</text:p>
      <text:p text:style-name="P4"/>
      <text:p text:style-name="P4"><text:span text:style-name="T1">ama</text:span><text:span text:style-name="T2">g</text:span><text:span text:style-name="T1">a</text:span><text:span text:style-name="T2">g</text:span><text:span text:style-name="T1">a</text:span><text:tab/><text:span text:style-name="T4">interrog</text:span> <text:span text:style-name="T1">De quem será?</text:span></text:p>
      <text:p text:style-name="P4"/>
      <text:p text:style-name="P4"><text:span text:style-name="T1">-ama</text:span><text:span text:style-name="T2">g</text:span><text:span text:style-name="T1">atee(tice)</text:span><text:tab/><text:span text:style-name="T4">vt</text:span> <text:span text:style-name="T1">pegar para desviar</text:span> p.ex. tirar algo da estrada para continuar</text:p>
      <text:p text:style-name="P4"/>
      <text:p text:style-name="P4"><text:span text:style-name="T1">-ama</text:span><text:span text:style-name="T2">g</text:span><text:span text:style-name="T1">a(ti)</text:span><text:tab/><text:span text:style-name="T4">vt</text:span> <text:span text:style-name="T1">1 curvar-se 2 prostrar-se</text:span> para humilhar-se diante de alguém, para honrar</text:p>
      <text:p text:style-name="P4"><text:tab/><text:span text:style-name="T1">-ama</text:span><text:span text:style-name="T2">g</text:span><text:span text:style-name="T1">a</text:span> empurrar</text:p>
      <text:p text:style-name="P4"/>
      <text:p text:style-name="P4"><text:span text:style-name="T1">-ama</text:span><text:span text:style-name="T2">g</text:span><text:span text:style-name="T1">a(tice)</text:span><text:tab/><text:span text:style-name="T4">vi</text:span> <text:span text:style-name="T1">desviar do caminho</text:span> pode ser de sentido abstrato</text:p>
      <text:p text:style-name="P4"/>
      <text:p text:style-name="P4">[Seite 15]</text:p>
      <text:p text:style-name="P4">[Spalte 2]</text:p>
      <text:p text:style-name="P4"/>
      <text:p text:style-name="P4"><text:span text:style-name="T1">-amaje(ti)</text:span><text:tab/><text:span text:style-name="T4">vi</text:span> <text:span text:style-name="T1">cair em coisa profunda</text:span> cair em água profunda ou buraco profundo</text:p>
      <text:p text:style-name="P4"/>
      <text:p text:style-name="P4"><text:span text:style-name="T1">-amake(tini)</text:span><text:tab/><text:span text:style-name="T4">vt</text:span> <text:span text:style-name="T1">acalmar</text:span> pode ser fazer gestos para pedir silêncio</text:p>
      <text:p text:style-name="P4"/>
      <text:p text:style-name="P4"><text:span text:style-name="T1">amaleeda</text:span><text:span text:style-name="T2">g</text:span><text:span text:style-name="T1">a</text:span><text:tab/><text:span text:style-name="T4">adv</text:span> <text:span text:style-name="T5">temp neg</text:span><text:span text:style-name="T1"> 1 enquanto não, quando não 2 antes que</text:span></text:p>
      <text:p text:style-name="P4"/>
      <text:p text:style-name="P4"><text:span text:style-name="T1">amalee</text:span><text:span text:style-name="T2">g</text:span><text:span text:style-name="T1">a</text:span><text:span text:style-name="T2">g</text:span><text:span text:style-name="T1">a</text:span><text:tab/><text:span text:style-name="T4">intro</text:span> <text:span text:style-name="T1">para que</text:span></text:p>
      <text:p text:style-name="P4"><text:soft-page-break/><text:tab/><text:span text:style-name="T1">-eo(tibige)</text:span> fazer para que acontecesse</text:p>
      <text:p text:style-name="P4"/>
      <text:p text:style-name="P4"><text:span text:style-name="T1">amalee</text:span><text:span text:style-name="T2">g</text:span><text:span text:style-name="T1">ica amalee</text:span><text:span text:style-name="T2">g</text:span><text:span text:style-name="T1">icoa</text:span><text:tab/><text:span text:style-name="T4">interrog</text:span> <text:span text:style-name="T1">ainda não tem? o que mais?</text:span></text:p>
      <text:p text:style-name="P4"><text:tab/><text:span text:style-name="T5">ame-ee</text:span><text:span text:style-name="T3">g</text:span><text:span text:style-name="T5">ica</text:span><text:span text:style-name="T4"> (fala da mulher)</text:span> quando desconhecido ou fora de vista. Veja o paradigma (p365)</text:p>
      <text:p text:style-name="P4"/>
      <text:p text:style-name="P4"><text:span text:style-name="T1">amanagawini</text:span><text:tab/><text:span text:style-name="T4">intro</text:span> <text:span text:style-name="T1">você vai ver que</text:span></text:p>
      <text:p text:style-name="P4"><text:tab/><text:span text:style-name="T1">amawini</text:span> <text:span text:style-name="T4">(sinôn)</text:span></text:p>
      <text:p text:style-name="P4"/>
      <text:p text:style-name="P4"><text:span text:style-name="T1">-amatini</text:span><text:tab/><text:span text:style-name="T4">vi</text:span> <text:span text:style-name="T1">acalmar</text:span> elementos, pessoas, animais, pensamentos</text:p>
      <text:p text:style-name="P4"/>
      <text:p text:style-name="P4"><text:span text:style-name="T1">amawini</text:span><text:tab/><text:span text:style-name="T4">intro</text:span> <text:span text:style-name="T1">para que</text:span></text:p>
      <text:p text:style-name="P4"><text:tab/><text:span text:style-name="T1">amalee</text:span><text:span text:style-name="T2">g</text:span><text:span text:style-name="T1">a</text:span><text:span text:style-name="T2">g</text:span><text:span text:style-name="T1">a</text:span> para que</text:p>
      <text:p text:style-name="P4"><text:tab/><text:span text:style-name="T1">amanagawini</text:span> <text:span text:style-name="T4">(sinôn)</text:span></text:p>
      <text:p text:style-name="P4"/>
      <text:p text:style-name="P4"><text:span text:style-name="T1">ame</text:span><text:tab/><text:span text:style-name="T4">interrog</text:span> <text:span text:style-name="T1">1 Que ...? Qual ...? 2 Quem ...?</text:span></text:p>
      <text:p text:style-name="P4"/>
      <text:p text:style-name="P4"><text:span text:style-name="T1">-ame</text:span><text:tab/><text:span text:style-name="T4">vt</text:span> <text:span text:style-name="T1">não dar valor ou confiança</text:span> não estimar, (não é desprezar)</text:p>
      <text:p text:style-name="P4"/>
      <text:p text:style-name="P4"><text:span text:style-name="T1">ame lee</text:span><text:span text:style-name="T2">g</text:span><text:span text:style-name="T1">odi</text:span><text:tab/><text:span text:style-name="T4">interrog</text:span> <text:span text:style-name="T1">por quê? por que motivo?</text:span></text:p>
      <text:p text:style-name="P4"><text:tab/><text:span text:style-name="T1">lee</text:span><text:span text:style-name="T2">g</text:span><text:span text:style-name="T1">odi</text:span> porque</text:p>
      <text:p text:style-name="P4"/>
      <text:p text:style-name="P4"><text:span text:style-name="T1">ameelinedi</text:span><text:tab/><text:span text:style-name="T4">intro</text:span> <text:span text:style-name="T1">claro que ..., pois não</text:span></text:p>
      <text:p text:style-name="P4"/>
      <text:p text:style-name="P4">[Seite 16]</text:p>
      <text:p text:style-name="P4">[Spalte 1]</text:p>
      <text:p text:style-name="P4"/>
      <text:p text:style-name="P4"><text:span text:style-name="T1">-amena</text:span><text:span text:style-name="T2">g</text:span><text:span text:style-name="T1">a</text:span><text:tab/><text:span text:style-name="T4">vi</text:span> <text:span text:style-name="T1">divertir-se</text:span> divertir-se com bola, brinquedos, violão, etc.</text:p>
      <text:p text:style-name="P4"><text:tab/><text:span text:style-name="T1">-amena</text:span><text:span text:style-name="T2">g</text:span><text:span text:style-name="T1">a(tibige)</text:span> abusar, tratar mal</text:p>
      <text:p text:style-name="P4"/>
      <text:p text:style-name="P4"><text:span text:style-name="T1">-amena</text:span><text:span text:style-name="T2">g</text:span><text:span text:style-name="T1">a(tibige)</text:span><text:tab/><text:span text:style-name="T4">vi</text:span> <text:span text:style-name="T1">1 abusar 2 tratar mal</text:span></text:p>
      <text:p text:style-name="P4"/>
      <text:p text:style-name="P4"><text:span text:style-name="T1">amepa</text:span><text:span text:style-name="T2">g</text:span><text:span text:style-name="T1">a</text:span><text:tab/><text:span text:style-name="T4">interrog</text:span> <text:span text:style-name="T1">quem vai ser ...?</text:span></text:p>
      <text:p text:style-name="P4"/>
      <text:p text:style-name="P4"><text:span text:style-name="T1">amepece</text:span><text:tab/><text:span text:style-name="T4">intro</text:span> <text:span text:style-name="T1">para que</text:span> poder ir logo completar logo</text:p>
      <text:p text:style-name="P4"><text:tab/><text:span text:style-name="T1">amanagawini</text:span> para que</text:p>
      <text:p text:style-name="P4"/>
      <text:p text:style-name="P4"><text:span text:style-name="T1">amepidi</text:span><text:span text:style-name="T2">g</text:span><text:span text:style-name="T1">ica</text:span><text:tab/><text:span text:style-name="T4">interrog</text:span> <text:span text:style-name="T1">Qual dos ...? Quem dos ...?</text:span></text:p>
      <text:p text:style-name="P4"><text:tab/><text:span text:style-name="T1">amigepidi</text:span><text:span text:style-name="T2">g</text:span><text:span text:style-name="T1">ica</text:span> <text:span text:style-name="T4">(sinôn)</text:span></text:p>
      <text:p text:style-name="P4"/>
      <text:p text:style-name="P4"><text:span text:style-name="T1">-ame(tibigo)</text:span><text:tab/><text:span text:style-name="T4">vt</text:span> <text:span text:style-name="T1">1 escarnecer 2 maltratar</text:span> maltratar com palavras ou ações</text:p>
      <text:p text:style-name="P4"/>
      <text:p text:style-name="P4"><text:span text:style-name="T1">-ami -amipi</text:span><text:tab/><text:span text:style-name="T4">subst masc</text:span> <text:span text:style-name="T1">vovô de</text:span></text:p>
      <text:p text:style-name="P4"/>
      <text:p text:style-name="P4"><text:span text:style-name="T1">amica</text:span><text:tab/><text:span text:style-name="T4">resposta</text:span> <text:span text:style-name="T1">então não tem</text:span> resposta para confirmar (que não tem algo)</text:p>
      <text:p text:style-name="P4"/>
      <text:p text:style-name="P4"><text:span text:style-name="T1">amida amidoa</text:span><text:tab/><text:span text:style-name="T4">dem</text:span> <text:span text:style-name="T1">este</text:span> Veja o paradigma (p365)</text:p>
      <text:p text:style-name="P4"><text:tab/><text:span text:style-name="T1">amina</text:span> este</text:p>
      <text:p text:style-name="P4"><text:tab/><text:span text:style-name="T1">amina noko</text:span> hoje</text:p>
      <text:p text:style-name="P4"><text:tab/><text:span text:style-name="T1">ni</text:span><text:span text:style-name="T2">g</text:span><text:span text:style-name="T1">ina</text:span> este</text:p>
      <text:p text:style-name="P4"><text:tab/><text:span text:style-name="T1">amijo</text:span> aquele indo ou no passado</text:p>
      <text:p text:style-name="P4"/>
      <text:p text:style-name="P4"><text:span text:style-name="T1">amidi amidiwa</text:span><text:tab/><text:span text:style-name="T4">dem</text:span> <text:span text:style-name="T1">(tem) este</text:span> Veja o paradigma (p365)</text:p>
      <text:p text:style-name="P4"><text:soft-page-break/><text:tab/><text:span text:style-name="T1">idi este</text:span></text:p>
      <text:p text:style-name="P4"/>
      <text:p text:style-name="P4"><text:span text:style-name="T1">amige</text:span><text:tab/><text:span text:style-name="T4">interrog</text:span> <text:span text:style-name="T1">o quê ...?</text:span></text:p>
      <text:p text:style-name="P4"><text:tab/><text:span text:style-name="T1">amige lee</text:span><text:span text:style-name="T2">g</text:span><text:span text:style-name="T1">odi</text:span> por quê razão?</text:p>
      <text:p text:style-name="P4"/>
      <text:p text:style-name="P4">[Seite 16]</text:p>
      <text:p text:style-name="P4">[Spalte 2]</text:p>
      <text:p text:style-name="P4"/>
      <text:p text:style-name="P4"><text:span text:style-name="T1">amige lee</text:span><text:span text:style-name="T2">g</text:span><text:span text:style-name="T1">odi</text:span><text:tab/><text:span text:style-name="T4">interrog</text:span> <text:span text:style-name="T1">por qual motivo ou razão?</text:span></text:p>
      <text:p text:style-name="P4"><text:tab/><text:span text:style-name="T1">amige</text:span> o quê ..?</text:p>
      <text:p text:style-name="P4"><text:tab/><text:span text:style-name="T1">igame lee</text:span><text:span text:style-name="T2">g</text:span><text:span text:style-name="T1">odi</text:span> <text:span text:style-name="T4">(sinôn)</text:span></text:p>
      <text:p text:style-name="P4"/>
      <text:p text:style-name="P4"><text:span text:style-name="T1">amigepidi</text:span><text:span text:style-name="T2">g</text:span><text:span text:style-name="T1">ica</text:span><text:tab/><text:span text:style-name="T4">interrog</text:span> <text:span text:style-name="T1">qual dos ...? quem dos ...?</text:span></text:p>
      <text:p text:style-name="P4"><text:tab/><text:span text:style-name="T1">amepidi</text:span><text:span text:style-name="T2">g</text:span><text:span text:style-name="T1">ica</text:span> <text:span text:style-name="T4">(sinôn)</text:span></text:p>
      <text:p text:style-name="P4"/>
      <text:p text:style-name="P4"><text:span text:style-name="T1">amigida</text:span><text:tab/><text:span text:style-name="T4">interrog</text:span> <text:span text:style-name="T1">quem é?</text:span> pessoa ou coisa em pé. Veja o paradigma (p365)</text:p>
      <text:p text:style-name="P4"><text:tab/><text:span text:style-name="T1">amigijo</text:span> o que é? quem e?</text:p>
      <text:p text:style-name="P4"><text:tab/><text:span text:style-name="T1">amigini</text:span> o que é? quem é? (sentado)</text:p>
      <text:p text:style-name="P4"/>
      <text:p text:style-name="P4"><text:span text:style-name="T1">amiica amiicoa</text:span><text:tab/><text:span text:style-name="T4">interrog</text:span> <text:span text:style-name="T1">qual é?</text:span> Veja o paradigma (p365)</text:p>
      <text:p text:style-name="P4"><text:tab/><text:span text:style-name="T1">amiida</text:span> que? quem?</text:p>
      <text:p text:style-name="P4"><text:tab/><text:span text:style-name="T1">amiidi</text:span> que? quem?</text:p>
      <text:p text:style-name="P4"/>
      <text:p text:style-name="P4"><text:span text:style-name="T1">amiini amiiniwa</text:span><text:tab/><text:span text:style-name="T4">interrog</text:span> <text:span text:style-name="T1">Quem é? Qual é?</text:span></text:p>
      <text:p text:style-name="P4"><text:tab/><text:span text:style-name="T1">Amaani</text:span> <text:span text:style-name="T4">(forma fem)</text:span> Veja o paradigma (p365)</text:p>
      <text:p text:style-name="P4"/>
      <text:p text:style-name="P4"><text:span text:style-name="T1">amiinica</text:span><text:tab/><text:span text:style-name="T4">interrog</text:span> <text:span text:style-name="T1">o quê tem?</text:span> faladores preferem fazer de uma palavra só</text:p>
      <text:p text:style-name="P4"><text:tab/><text:span text:style-name="T1">amiini-ica</text:span></text:p>
      <text:p text:style-name="P4"/>
      <text:p text:style-name="P4"><text:span text:style-name="T1">amijeledi noko</text:span><text:tab/><text:span text:style-name="T4">frase adv temp</text:span> <text:span text:style-name="T1">anteontem, o outro dia</text:span></text:p>
      <text:p text:style-name="P4"><text:tab/><text:span text:style-name="T1">amijo-eledi noko</text:span></text:p>
      <text:p text:style-name="P4"><text:tab/><text:span text:style-name="T1">amina-noko</text:span> hoje</text:p>
      <text:p text:style-name="P4"/>
      <text:p text:style-name="P4"><text:span text:style-name="T1">amijo</text:span><text:tab/><text:span text:style-name="T4">dem</text:span> <text:span text:style-name="T1">aquele (indo ou no passado)</text:span></text:p>
      <text:p text:style-name="P4"><text:tab/><text:span text:style-name="T1">amajo</text:span> <text:span text:style-name="T4">(forma fem)</text:span> Veja o paradigma (p365)</text:p>
      <text:p text:style-name="P4"><text:tab/><text:span text:style-name="T1">amijoda</text:span> <text:span text:style-name="T4">(forma dim)</text:span></text:p>
      <text:p text:style-name="P4"/>
      <text:p text:style-name="P4"><text:span text:style-name="T1">amina aminoa</text:span><text:tab/><text:span text:style-name="T4">dem</text:span> <text:span text:style-name="T1">este</text:span></text:p>
      <text:p text:style-name="P4"><text:tab/><text:span text:style-name="T1">amana</text:span> <text:span text:style-name="T4">(forma fem)</text:span> Veja o paradigma (365)</text:p>
      <text:p text:style-name="P4"><text:tab/><text:span text:style-name="T1">amida</text:span> este</text:p>
      <text:p text:style-name="P4"><text:tab/><text:span text:style-name="T1">ni</text:span><text:span text:style-name="T2">g</text:span><text:span text:style-name="T1">ijo</text:span> aquele</text:p>
      <text:p text:style-name="P4"/>
      <text:p text:style-name="P4">[Seite 17]</text:p>
      <text:p text:style-name="P4">[Spalte 1]</text:p>
      <text:p text:style-name="P4"/>
      <text:p text:style-name="P4"><text:span text:style-name="T1">amina-noko</text:span><text:tab/><text:span text:style-name="T4">adv temp</text:span> <text:span text:style-name="T1">hoje</text:span></text:p>
      <text:p text:style-name="P4"><text:tab/><text:span text:style-name="T1">amina</text:span> este</text:p>
      <text:p text:style-name="P4"><text:tab/><text:span text:style-name="T1">ni</text:span><text:span text:style-name="T2">g</text:span><text:span text:style-name="T1">ina</text:span> este</text:p>
      <text:p text:style-name="P4"/>
      <text:p text:style-name="P4"><text:span text:style-name="T1">amini aminiwa</text:span><text:tab/><text:span text:style-name="T4">dem</text:span> <text:span text:style-name="T1">este</text:span></text:p>
      <text:p text:style-name="P4"><text:tab/><text:span text:style-name="T1">amani</text:span> <text:span text:style-name="T4">(forma fem)</text:span> Veja o paradigma (365)</text:p>
      <text:p text:style-name="P4"><text:tab/><text:span text:style-name="T1">amida</text:span> este (em pé)</text:p>
      <text:p text:style-name="P4"><text:soft-page-break/></text:p>
      <text:p text:style-name="P4"><text:span text:style-name="T1">amiti</text:span><text:span text:style-name="T2">g</text:span><text:span text:style-name="T1">ica</text:span><text:tab/><text:span text:style-name="T4">cond neg</text:span> <text:span text:style-name="T1">não teria</text:span></text:p>
      <text:p text:style-name="P4"><text:tab/><text:span text:style-name="T1">ta</text:span><text:span text:style-name="T2">g</text:span><text:span text:style-name="T1">a</text:span> teria, seria</text:p>
      <text:p text:style-name="P4"/>
      <text:p text:style-name="P4"><text:span text:style-name="T1">-amodi -aamotiidi</text:span><text:tab/><text:span text:style-name="T4">subst masc</text:span> <text:span text:style-name="T1">1 cabelo 2 pluma, pena 3 folha</text:span></text:p>
      <text:p text:style-name="P4"><text:tab/><text:span text:style-name="T1">lamodi</text:span> cabelo dele</text:p>
      <text:p text:style-name="P4"/>
      <text:p text:style-name="P4"><text:span text:style-name="T1">amodixa</text:span><text:span text:style-name="T2">g</text:span><text:span text:style-name="T1">a</text:span><text:tab/><text:span text:style-name="T4">adj</text:span> <text:span text:style-name="T1">cabeludo</text:span></text:p>
      <text:p text:style-name="P4"/>
      <text:p text:style-name="P4"><text:span text:style-name="T1">amo</text:span><text:span text:style-name="T2">g</text:span><text:span text:style-name="T1">o</text:span><text:tab/><text:span text:style-name="T4">subst masc</text:span> <text:span text:style-name="T1">pó, poeira ii</text:span><text:span text:style-name="T2">g</text:span><text:span text:style-name="T1">o namo</text:span><text:span text:style-name="T2">g</text:span><text:span text:style-name="T1">o</text:span> pó do chão</text:p>
      <text:p text:style-name="P4"><text:tab/><text:span text:style-name="T1">amo</text:span><text:span text:style-name="T2">g</text:span><text:span text:style-name="T1">otigi</text:span> pó de ...</text:p>
      <text:p text:style-name="P4"/>
      <text:p text:style-name="P4"><text:span text:style-name="T1">ana</text:span><text:tab/><text:span text:style-name="T4">dem loc fem</text:span> <text:span text:style-name="T1">está aqui</text:span></text:p>
      <text:p text:style-name="P4"><text:tab/><text:span text:style-name="T1">ina</text:span> <text:span text:style-name="T4">(forma masc)</text:span> Veja o paradigma (365)</text:p>
      <text:p text:style-name="P4"/>
      <text:p text:style-name="P4"><text:span text:style-name="T1">anaa</text:span><text:tab/><text:span text:style-name="T4">conj fem</text:span> <text:span text:style-name="T1">e</text:span></text:p>
      <text:p text:style-name="P4"><text:tab/><text:span text:style-name="T1">inaa</text:span> <text:span text:style-name="T4">(forma masc)</text:span></text:p>
      <text:p text:style-name="P4"/>
      <text:p text:style-name="P4"><text:span text:style-name="T1">anaa</text:span><text:span text:style-name="T2">g</text:span><text:span text:style-name="T1">ana</text:span><text:tab/><text:span text:style-name="T4">dem enf fem</text:span> <text:span text:style-name="T1">esta mesma</text:span></text:p>
      <text:p text:style-name="P4"><text:tab/><text:span text:style-name="T1">inaa</text:span><text:span text:style-name="T2">g</text:span><text:span text:style-name="T1">ina</text:span> <text:span text:style-name="T4">(forma masc)</text:span></text:p>
      <text:p text:style-name="P4"/>
      <text:p text:style-name="P4"><text:span text:style-name="T1">anabakene</text:span><text:span text:style-name="T2">g</text:span><text:span text:style-name="T1">egi anabake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pessoa orgulhosa</text:span></text:p>
      <text:p text:style-name="P4"><text:tab/><text:span text:style-name="T1">anabakene</text:span><text:span text:style-name="T2">g</text:span><text:span text:style-name="T1">e</text:span> <text:span text:style-name="T4">(forma fem)</text:span></text:p>
      <text:p text:style-name="P4"/>
      <text:p text:style-name="P4"><text:span text:style-name="T1">anadeege</text:span><text:span text:style-name="T2">g</text:span><text:span text:style-name="T1">egi anadeeg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verme</text:span></text:p>
      <text:p text:style-name="P4"/>
      <text:p text:style-name="P4"><text:span text:style-name="T1">-anagi</text:span><text:tab/><text:span text:style-name="T4">vi</text:span> <text:span text:style-name="T1">vir</text:span></text:p>
      <text:p text:style-name="P4"/>
      <text:p text:style-name="P4"><text:span text:style-name="T1">ana</text:span><text:span text:style-name="T2">g</text:span><text:span text:style-name="T1">a-</text:span><text:tab/><text:span text:style-name="T4">adv temp neg</text:span> <text:span text:style-name="T1">ainda não ...</text:span></text:p>
      <text:p text:style-name="P4"><text:span text:style-name="T1">-ana</text:span><text:span text:style-name="T2">g</text:span><text:span text:style-name="T1">a</text:span><text:tab/><text:span text:style-name="T4">vi</text:span> <text:span text:style-name="T1">plantar</text:span></text:p>
      <text:p text:style-name="P4"/>
      <text:p text:style-name="P4">[Seite 17]</text:p>
      <text:p text:style-name="P4">[Spalte 2]</text:p>
      <text:p text:style-name="P4"/>
      <text:p text:style-name="P4"><text:span text:style-name="T1">ana</text:span><text:span text:style-name="T2">g</text:span><text:span text:style-name="T1">a</text:span><text:span text:style-name="T2">g</text:span><text:span text:style-name="T1">a</text:span><text:tab/><text:span text:style-name="T4">adv temp</text:span> <text:span text:style-name="T1">o que também</text:span></text:p>
      <text:p text:style-name="P4"><text:tab/><text:span text:style-name="T1">ane-aa</text:span><text:span text:style-name="T2">g</text:span><text:span text:style-name="T1">a</text:span><text:span text:style-name="T2">g</text:span><text:span text:style-name="T1">a</text:span></text:p>
      <text:p text:style-name="P4"/>
      <text:p text:style-name="P4"><text:span text:style-name="T1">ana</text:span><text:span text:style-name="T2">g</text:span><text:span text:style-name="T1">akama</text:span><text:span text:style-name="T2">g</text:span><text:span text:style-name="T1">a</text:span><text:tab/><text:span text:style-name="T4">pro pess</text:span> <text:span text:style-name="T1">também você</text:span></text:p>
      <text:p text:style-name="P4"><text:tab/><text:span text:style-name="T1">akama</text:span><text:span text:style-name="T2">g</text:span><text:span text:style-name="T1">akaami</text:span> você mesmo</text:p>
      <text:p text:style-name="P4"/>
      <text:p text:style-name="P4"><text:span text:style-name="T1">ana</text:span><text:span text:style-name="T2">g</text:span><text:span text:style-name="T1">alee</text:span><text:tab/><text:span text:style-name="T4">adv temp neg</text:span> <text:span text:style-name="T1">não mais</text:span></text:p>
      <text:p text:style-name="P4"/>
      <text:p text:style-name="P4"><text:span text:style-name="T1">ana</text:span><text:span text:style-name="T2">g</text:span><text:span text:style-name="T1">ane</text:span><text:span text:style-name="T2">g</text:span><text:span text:style-name="T1">egi ana</text:span><text:span text:style-name="T2">g</text:span><text:span text:style-name="T1">anadi</text:span><text:tab/><text:span text:style-name="T4">subst masc</text:span> <text:span text:style-name="T1">plantador</text:span></text:p>
      <text:p text:style-name="P4"><text:tab/><text:span text:style-name="T1">ana</text:span><text:span text:style-name="T2">g</text:span><text:span text:style-name="T1">ane</text:span><text:span text:style-name="T2">g</text:span><text:span text:style-name="T1">e</text:span> <text:span text:style-name="T4">(forma fem)</text:span></text:p>
      <text:p text:style-name="P4"><text:tab/><text:span text:style-name="T1">-ana</text:span><text:span text:style-name="T2">g</text:span><text:span text:style-name="T1">a</text:span> plantar</text:p>
      <text:p text:style-name="P4"/>
      <text:p text:style-name="P4"><text:span text:style-name="T1">ana</text:span><text:span text:style-name="T2">g</text:span><text:span text:style-name="T1">apakatice</text:span><text:tab/><text:span text:style-name="T4">subst</text:span> <text:span text:style-name="T1">1 raso 2 rio</text:span> rio que é largo mas não fundo</text:p>
      <text:p text:style-name="P4"/>
      <text:p text:style-name="P4"><text:span text:style-name="T1">ana</text:span><text:span text:style-name="T2">g</text:span><text:span text:style-name="T1">axakene</text:span><text:span text:style-name="T2">g</text:span><text:span text:style-name="T1">egi ana</text:span><text:span text:style-name="T2">g</text:span><text:span text:style-name="T1">axakena</text:span><text:span text:style-name="T2">g</text:span><text:span text:style-name="T1">a</text:span><text:span text:style-name="T2">g</text:span><text:span text:style-name="T1">a ana</text:span><text:span text:style-name="T2">g</text:span><text:span text:style-name="T1">axakene</text:span><text:span text:style-name="T2">g</text:span><text:span text:style-name="T1">egipi</text:span><text:tab/><text:span text:style-name="T4">(ger) subst masc</text:span> <text:span text:style-name="T1">1 avarento 2 vaidoso 3 orgulhoso</text:span></text:p>
      <text:p text:style-name="P4"><text:tab/><text:span text:style-name="T1">ana</text:span><text:span text:style-name="T2">g</text:span><text:span text:style-name="T1">axakene</text:span><text:span text:style-name="T2">g</text:span><text:span text:style-name="T1">e</text:span> <text:span text:style-name="T4">(forma fem)</text:span></text:p>
      <text:p text:style-name="P4"/>
      <text:p text:style-name="P4"><text:soft-page-break/><text:span text:style-name="T1">-anake(tibige)</text:span><text:tab/><text:span text:style-name="T4">vt</text:span> <text:span text:style-name="T1">1 fazer mudar de novo 2 fazer ressurgir um assunto</text:span></text:p>
      <text:p text:style-name="P4"/>
      <text:p text:style-name="P4"><text:span text:style-name="T1">analece</text:span><text:span text:style-name="T2">g</text:span><text:span text:style-name="T1">egi analec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1 oportunista 2 formiga correição</text:span></text:p>
      <text:p text:style-name="P4"><text:tab/><text:span text:style-name="T1">analece</text:span><text:span text:style-name="T2">g</text:span><text:span text:style-name="T1">e</text:span> <text:span text:style-name="T4">(forma fem)</text:span> pessoa cobiçosa que consegue ganhar</text:p>
      <text:p text:style-name="P4"/>
      <text:p text:style-name="P4"><text:span text:style-name="T1">analee</text:span><text:tab/><text:span text:style-name="T4">adv</text:span> <text:span text:style-name="T1">1 que ainda 2 que mais</text:span></text:p>
      <text:p text:style-name="P4"><text:tab/><text:span text:style-name="T1">analee</text:span><text:span text:style-name="T2">g</text:span><text:span text:style-name="T1">inoa</text:span> que tem ainda</text:p>
      <text:p text:style-name="P4"><text:tab/><text:span text:style-name="T1">malee</text:span> ainda, daí</text:p>
      <text:p text:style-name="P4"><text:tab/><text:span text:style-name="T1">no</text:span><text:span text:style-name="T2">g</text:span><text:span text:style-name="T1">oleeta</text:span> assim, por isso, daí</text:p>
      <text:p text:style-name="P4"/>
      <text:p text:style-name="P4"><text:span text:style-name="T1">analeeda</text:span><text:span text:style-name="T2">g</text:span><text:span text:style-name="T1">a</text:span><text:tab/><text:span text:style-name="T4">adv temp neg</text:span> <text:span text:style-name="T1">que ainda não ...</text:span></text:p>
      <text:p text:style-name="P4"><text:tab/><text:span text:style-name="T5">ane-eeda</text:span><text:span text:style-name="T3">g</text:span><text:span text:style-name="T5">a</text:span><text:span text:style-name="T4"> (fala da mulher)</text:span></text:p>
      <text:p text:style-name="P4"><text:tab/><text:span text:style-name="T1">analee</text:span> que ainda, que mais</text:p>
      <text:p text:style-name="P4"/>
      <text:p text:style-name="P4"><text:span text:style-name="T1">analee</text:span><text:span text:style-name="T2">g</text:span><text:span text:style-name="T1">a</text:span><text:span text:style-name="T2">g</text:span><text:span text:style-name="T1">a</text:span><text:tab/><text:span text:style-name="T4">adv</text:span> <text:span text:style-name="T1">1 que ainda mais 2 também</text:span></text:p>
      <text:p text:style-name="P4"><text:tab/><text:span text:style-name="T1">analee-aa</text:span><text:span text:style-name="T2">g</text:span><text:span text:style-name="T1">a</text:span><text:span text:style-name="T2">g</text:span><text:span text:style-name="T1">a analee</text:span> que ainda, que mais</text:p>
      <text:p text:style-name="P4"><text:tab/><text:span text:style-name="T1">aa</text:span><text:span text:style-name="T2">g</text:span><text:span text:style-name="T1">a</text:span><text:span text:style-name="T2">g</text:span><text:span text:style-name="T1">a</text:span> também</text:p>
      <text:p text:style-name="P4"/>
      <text:p text:style-name="P4">[Seite 18]</text:p>
      <text:p text:style-name="P4">[Spalte 1]</text:p>
      <text:p text:style-name="P4"/>
      <text:p text:style-name="P4"><text:span text:style-name="T1">analee</text:span><text:span text:style-name="T2">g</text:span><text:span text:style-name="T1">ee</text:span><text:tab/><text:span text:style-name="T4">adv temp</text:span> <text:span text:style-name="T1">que ainda</text:span></text:p>
      <text:p text:style-name="P4"><text:tab/><text:span text:style-name="T1">aconteceu com</text:span> <text:span text:style-name="T4">(terceira pessoa)</text:span></text:p>
      <text:p text:style-name="P4"><text:tab/><text:span text:style-name="T1">o que passou com</text:span> <text:span text:style-name="T4">(terceiro pessoa)</text:span></text:p>
      <text:p text:style-name="P4"><text:tab/><text:span text:style-name="T1">analee-</text:span><text:span text:style-name="T2">g</text:span><text:span text:style-name="T1">-ee analee</text:span><text:span text:style-name="T2">g</text:span><text:span text:style-name="T1">eji</text:span> o que passou comigo, como estou</text:p>
      <text:p text:style-name="P4"/>
      <text:p text:style-name="P4"><text:span text:style-name="T1">analee</text:span><text:span text:style-name="T2">g</text:span><text:span text:style-name="T1">ina analee</text:span><text:span text:style-name="T2">g</text:span><text:span text:style-name="T1">inoa</text:span><text:tab/><text:span text:style-name="T4">frase dem</text:span> <text:span text:style-name="T1">o que ainda tem</text:span> Veja o paradigma (365)</text:p>
      <text:p text:style-name="P4"><text:tab/><text:span text:style-name="T1">analee-</text:span><text:span text:style-name="T2">g</text:span><text:span text:style-name="T1">-ina</text:span></text:p>
      <text:p text:style-name="P4"/>
      <text:p text:style-name="P4"><text:span text:style-name="T1">analee</text:span><text:span text:style-name="T2">g</text:span><text:span text:style-name="T1">oka</text:span><text:tab/><text:span text:style-name="T4">adv</text:span> <text:span text:style-name="T1">o que só ainda</text:span></text:p>
      <text:p text:style-name="P4"><text:tab/><text:span text:style-name="T1">analee-</text:span><text:span text:style-name="T2">g</text:span><text:span text:style-name="T1">-oka</text:span></text:p>
      <text:p text:style-name="P4"><text:tab/><text:span text:style-name="T1">analee</text:span> que ainda, que mais</text:p>
      <text:p text:style-name="P4"><text:tab/><text:span text:style-name="T1">oka</text:span> só</text:p>
      <text:p text:style-name="P4"/>
      <text:p text:style-name="P4"><text:span text:style-name="T1">analee</text:span><text:span text:style-name="T2">g</text:span><text:span text:style-name="T1">(-o)</text:span><text:tab/><text:span text:style-name="T4">loc</text:span> <text:span text:style-name="T1">onde ainda (estar), onde ainda ficar</text:span></text:p>
      <text:p text:style-name="P4"><text:tab/><text:span text:style-name="T1">analee</text:span><text:span text:style-name="T2">g</text:span><text:span text:style-name="T1">ejo</text:span> onde ainda estou (ficando)</text:p>
      <text:p text:style-name="P4"><text:tab/><text:span text:style-name="T1">analee</text:span><text:span text:style-name="T2">g</text:span><text:span text:style-name="T1">ejona</text:span><text:span text:style-name="T2">g</text:span><text:span text:style-name="T1">a</text:span> onde ainda estamos (ficando)</text:p>
      <text:p text:style-name="P4"/>
      <text:p text:style-name="P4"><text:span text:style-name="T1">analogo</text:span><text:tab/><text:span text:style-name="T4">adv quant</text:span> <text:span text:style-name="T1">até</text:span> limite de quantidade</text:p>
      <text:p text:style-name="P4"/>
      <text:p text:style-name="P4"><text:span text:style-name="T1">analokene</text:span><text:span text:style-name="T2">g</text:span><text:span text:style-name="T1">egi analoke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pessoa perigosa</text:span></text:p>
      <text:p text:style-name="P4"><text:tab/><text:span text:style-name="T1">analoke</text:span><text:span text:style-name="T2">g</text:span><text:span text:style-name="T1">e</text:span> <text:span text:style-name="T4">(forma fem)</text:span></text:p>
      <text:p text:style-name="P4"><text:tab/><text:span text:style-name="T1">nalokegi</text:span> festa</text:p>
      <text:p text:style-name="P4"/>
      <text:p text:style-name="P4"><text:span text:style-name="T1">anamage</text:span><text:span text:style-name="T2">g</text:span><text:span text:style-name="T1">egi anamage</text:span><text:span text:style-name="T2">g</text:span><text:span text:style-name="T1">a</text:span><text:span text:style-name="T2">g</text:span><text:span text:style-name="T1">a</text:span><text:tab/><text:span text:style-name="T4">sub masc</text:span> <text:span text:style-name="T1">foice</text:span></text:p>
      <text:p text:style-name="P4"/>
      <text:p text:style-name="P4"><text:span text:style-name="T1">ane</text:span><text:tab/><text:span text:style-name="T4">rel</text:span> <text:span text:style-name="T1">que, quem</text:span> introduz frases relativas</text:p>
      <text:p text:style-name="P4"/>
      <text:p text:style-name="P4"><text:span text:style-name="T1">ane diitigi</text:span><text:tab/><text:span text:style-name="T4">(frase)</text:span> <text:span text:style-name="T1">o que significa</text:span> dando significado de palavras, frases ou acontecimentos</text:p>
      <text:p text:style-name="P4"><text:tab/><text:span text:style-name="T1">diitigi</text:span> exato! verdade! isso mesmo!</text:p>
      <text:p text:style-name="P4"><text:tab/><text:span text:style-name="T1">anodaa diitigi(lo)</text:span> o que significa</text:p>
      <text:p text:style-name="P4"/>
      <text:p text:style-name="P4"><text:soft-page-break/>[Seite 18]</text:p>
      <text:p text:style-name="P4">[Spalte 2]</text:p>
      <text:p text:style-name="P4"/>
      <text:p text:style-name="P4"><text:span text:style-name="T1">anee</text:span><text:tab/><text:span text:style-name="T4">adj</text:span> <text:span text:style-name="T1">maneira dele</text:span> como ele é <text:span text:style-name="T4">(forma 3</text:span><text:span text:style-name="T7">a</text:span><text:span text:style-name="T4"> pessoa)</text:span></text:p>
      <text:p text:style-name="P4"><text:tab/><text:span text:style-name="T1">ane-ee aneji</text:span> minha maneira</text:p>
      <text:p text:style-name="P4"><text:tab/><text:span text:style-name="T1">aneni</text:span> maneira (sua)</text:p>
      <text:p text:style-name="P4"><text:tab/><text:span text:style-name="T1">ida aneetege</text:span> ter parte com ele, pertence a ele</text:p>
      <text:p text:style-name="P4"/>
      <text:p text:style-name="P4"><text:span text:style-name="T1">anei(te)</text:span><text:tab/><text:span text:style-name="T4">loc</text:span> <text:span text:style-name="T1">onde está, onde estava, onde fica</text:span></text:p>
      <text:p text:style-name="P4"><text:tab/><text:span text:style-name="T1">ane-i-(te)</text:span></text:p>
      <text:p text:style-name="P4"><text:tab/><text:span text:style-name="T1">i(te)</text:span> está</text:p>
      <text:p text:style-name="P4"><text:tab/><text:span text:style-name="T1">ane(-o-teloco)</text:span> onde estar</text:p>
      <text:p text:style-name="P4"/>
      <text:p text:style-name="P4"><text:span text:style-name="T1">anejona</text:span><text:span text:style-name="T2">g</text:span><text:span text:style-name="T1">a</text:span><text:tab/><text:span text:style-name="T4">loc</text:span> <text:span text:style-name="T1">onde estamos</text:span></text:p>
      <text:p text:style-name="P4"><text:tab/><text:span text:style-name="T1">anei(te)</text:span> onde está ficando</text:p>
      <text:p text:style-name="P4"/>
      <text:p text:style-name="P4"><text:span text:style-name="T1">anele</text:span><text:tab/><text:span text:style-name="T4">adj rel</text:span> <text:span text:style-name="T1">que é bom</text:span></text:p>
      <text:p text:style-name="P4"><text:tab/><text:span text:style-name="T1">ane-ele</text:span></text:p>
      <text:p text:style-name="P4"><text:tab/><text:span text:style-name="T1">ele</text:span> bom</text:p>
      <text:p text:style-name="P4"/>
      <text:p text:style-name="P4"><text:span text:style-name="T1">anene</text:span><text:span text:style-name="T2">g</text:span><text:span text:style-name="T1">egi</text:span><text:tab/><text:span text:style-name="T4">adj rel</text:span> <text:span text:style-name="T1">o que é mais</text:span></text:p>
      <text:p text:style-name="P4"><text:tab/><text:span text:style-name="T1">ane-ene</text:span><text:span text:style-name="T2">g</text:span><text:span text:style-name="T1">egi</text:span></text:p>
      <text:p text:style-name="P4"><text:tab/><text:span text:style-name="T1">ene</text:span><text:span text:style-name="T2">g</text:span><text:span text:style-name="T1">egi</text:span> mais, melhor</text:p>
      <text:p text:style-name="P4"/>
      <text:p text:style-name="P4"><text:span text:style-name="T1">aneni</text:span><text:tab/><text:span text:style-name="T4">adj rel</text:span> <text:span text:style-name="T1">sua maneira</text:span> como você é</text:p>
      <text:p text:style-name="P4"><text:tab/><text:span text:style-name="T1">anee</text:span> maneira dele</text:p>
      <text:p text:style-name="P4"/>
      <text:p text:style-name="P4"><text:span text:style-name="T1">Aneotedo</text:span><text:span text:style-name="T2">g</text:span><text:span text:style-name="T1">oji</text:span><text:tab/><text:span text:style-name="T4">nom próp</text:span> <text:span text:style-name="T1">Deus</text:span> Literalmente Aquele que nos fez (criou). Considerado como pertence aos Kadiwéu com afixo <text:span text:style-name="T1">-te</text:span></text:p>
      <text:p text:style-name="P4"><text:tab/><text:span text:style-name="T1">Ane-eo-te-do</text:span><text:span text:style-name="T2">g</text:span><text:span text:style-name="T1">oji</text:span></text:p>
      <text:p text:style-name="P4"/>
      <text:p text:style-name="P4"><text:span text:style-name="T1">anepaa</text:span><text:tab/><text:span text:style-name="T4">adj frase</text:span> <text:span text:style-name="T1">o que é próprio</text:span> pertence a</text:p>
      <text:p text:style-name="P4"><text:tab/><text:span text:style-name="T1">ane-epaa</text:span></text:p>
      <text:p text:style-name="P4"><text:tab/><text:span text:style-name="T1">epaa</text:span> próprio</text:p>
      <text:p text:style-name="P4"/>
      <text:p text:style-name="P4"><text:span text:style-name="T1">anepaa</text:span><text:span text:style-name="T2">g</text:span><text:span text:style-name="T1">ee</text:span><text:tab/><text:span text:style-name="T4">adj (frase)</text:span> <text:span text:style-name="T1">que é próprio maneira dele</text:span> como ele mesmo é</text:p>
      <text:p text:style-name="P4"><text:tab/><text:span text:style-name="T1">ane-epaa-</text:span><text:span text:style-name="T2">g</text:span><text:span text:style-name="T1">-ee</text:span></text:p>
      <text:p text:style-name="P4"><text:tab/><text:span text:style-name="T1">anepaa</text:span> que é próprio</text:p>
      <text:p text:style-name="P4"/>
      <text:p text:style-name="P4">[Seite 19]</text:p>
      <text:p text:style-name="P4">[Spalte 1]</text:p>
      <text:p text:style-name="P4"/>
      <text:p text:style-name="P4"><text:span text:style-name="T1">anepa</text:span><text:span text:style-name="T2">g</text:span><text:span text:style-name="T1">a</text:span><text:tab/><text:span text:style-name="T4">adv cond</text:span> <text:span text:style-name="T1">1 que há, que havia 2 que teria, que seria</text:span> faz o condicional com o verbo</text:p>
      <text:p text:style-name="P4"><text:tab/><text:span text:style-name="T1">ane-pa</text:span><text:span text:style-name="T2">g</text:span><text:span text:style-name="T1">a</text:span></text:p>
      <text:p text:style-name="P4"><text:tab/><text:span text:style-name="T1">amepa</text:span><text:span text:style-name="T2">g</text:span><text:span text:style-name="T1">a</text:span> <text:span text:style-name="T4">(forma interrogativa)</text:span></text:p>
      <text:p text:style-name="P4"><text:tab/><text:span text:style-name="T1">aneta</text:span><text:span text:style-name="T2">g</text:span><text:span text:style-name="T1">a</text:span> que teria, que seria</text:p>
      <text:p text:style-name="P4"/>
      <text:p text:style-name="P4"><text:span text:style-name="T1">anepa</text:span><text:span text:style-name="T2">g</text:span><text:span text:style-name="T1">alee</text:span><text:tab/><text:span text:style-name="T4">adv cond</text:span> <text:span text:style-name="T1">que ainda havia, que ainda teria, que ainda seria</text:span></text:p>
      <text:p text:style-name="P4"><text:tab/><text:span text:style-name="T1">ane-pa</text:span><text:span text:style-name="T2">g</text:span><text:span text:style-name="T1">a-alee</text:span></text:p>
      <text:p text:style-name="P4"><text:tab/><text:span text:style-name="T1">anepa</text:span><text:span text:style-name="T2">g</text:span><text:span text:style-name="T1">a</text:span> que havia, seria, teria</text:p>
      <text:p text:style-name="P4"/>
      <text:p text:style-name="P4"><text:span text:style-name="T1">aneta</text:span><text:span text:style-name="T2">g</text:span><text:span text:style-name="T1">a</text:span><text:tab/><text:span text:style-name="T4">adv cond</text:span> <text:span text:style-name="T1">que teria, que seria</text:span></text:p>
      <text:p text:style-name="P4"><text:soft-page-break/><text:tab/><text:span text:style-name="T1">anepa</text:span><text:span text:style-name="T2">g</text:span><text:span text:style-name="T1">a</text:span> que havia, teria, seria</text:p>
      <text:p text:style-name="P4"/>
      <text:p text:style-name="P4"><text:span text:style-name="T1">aneti</text:span><text:span text:style-name="T2">g</text:span><text:span text:style-name="T1">odii</text:span><text:span text:style-name="T2">g</text:span><text:span text:style-name="T1">axi</text:span><text:tab/><text:span text:style-name="T4">subst neutral</text:span> <text:span text:style-name="T1">o que (nos) ensina, escriba</text:span></text:p>
      <text:p text:style-name="P4"><text:tab/><text:span text:style-name="T1">ane-eti-</text:span><text:span text:style-name="T2">g</text:span><text:span text:style-name="T1">od-ii</text:span><text:span text:style-name="T2">g</text:span><text:span text:style-name="T1">axi</text:span></text:p>
      <text:p text:style-name="P4"/>
      <text:p text:style-name="P4"><text:span text:style-name="T1">anewece</text:span><text:span text:style-name="T2">g</text:span><text:span text:style-name="T1">e aneweca</text:span><text:span text:style-name="T2">g</text:span><text:span text:style-name="T1">a</text:span><text:tab/><text:span text:style-name="T4">subst fem</text:span> <text:span text:style-name="T1">pato</text:span></text:p>
      <text:p text:style-name="P4"/>
      <text:p text:style-name="P4"><text:span text:style-name="T1">-anewigi</text:span><text:tab/><text:span text:style-name="T4">vi, vt</text:span> <text:span text:style-name="T1">arranhar</text:span></text:p>
      <text:p text:style-name="P4"/>
      <text:p text:style-name="P4"><text:span text:style-name="T1">ani</text:span><text:tab/><text:span text:style-name="T4">dem fem</text:span> <text:span text:style-name="T1">aquela</text:span></text:p>
      <text:p text:style-name="P4"><text:tab/><text:span text:style-name="T1">ini</text:span> <text:span text:style-name="T4">(forma masc)</text:span></text:p>
      <text:p text:style-name="P4"><text:tab/><text:span text:style-name="T1">na</text:span><text:span text:style-name="T2">g</text:span><text:span text:style-name="T1">ani</text:span> aquela</text:p>
      <text:p text:style-name="P4"/>
      <text:p text:style-name="P4"><text:span text:style-name="T1">aniaa</text:span><text:tab/><text:span text:style-name="T4">conj fem</text:span> <text:span text:style-name="T1">e, com, também</text:span></text:p>
      <text:p text:style-name="P4"><text:tab/><text:span text:style-name="T1">iniaa</text:span> <text:span text:style-name="T4">(forma masc)</text:span></text:p>
      <text:p text:style-name="P4"/>
      <text:p text:style-name="P4"><text:span text:style-name="T1">aniaa</text:span><text:span text:style-name="T2">g</text:span><text:span text:style-name="T1">ani</text:span><text:tab/><text:span text:style-name="T4">pro pess enf</text:span> <text:span text:style-name="T1">aquela mesma</text:span></text:p>
      <text:p text:style-name="P4"><text:tab/><text:span text:style-name="T1">iniaa</text:span><text:span text:style-name="T2">g</text:span><text:span text:style-name="T1">ini</text:span> <text:span text:style-name="T4">(forma masc)</text:span></text:p>
      <text:p text:style-name="P4"><text:tab/><text:span text:style-name="T1">aniaa-</text:span><text:span text:style-name="T2">g</text:span><text:span text:style-name="T1">-ani</text:span></text:p>
      <text:p text:style-name="P4"/>
      <text:p text:style-name="P4"><text:span text:style-name="T1">aniatagigi aniatagigipi</text:span><text:tab/><text:span text:style-name="T4">(ger) subst masc</text:span> <text:span text:style-name="T1">pessoa, animal perdido</text:span></text:p>
      <text:p text:style-name="P4"><text:tab/><text:span text:style-name="T1">aniatage</text:span><text:span text:style-name="T2">g</text:span><text:span text:style-name="T1">e</text:span> <text:span text:style-name="T4">(forma fem)</text:span></text:p>
      <text:p text:style-name="P4"/>
      <text:p text:style-name="P4"><text:span text:style-name="T1">anibadaane</text:span><text:span text:style-name="T2">g</text:span><text:span text:style-name="T1">egi anibadaana</text:span><text:span text:style-name="T2">g</text:span><text:span text:style-name="T1">a</text:span><text:span text:style-name="T2">g</text:span><text:span text:style-name="T1">a</text:span><text:tab/><text:span text:style-name="T4">subst masc</text:span> pessoa desanimada</text:p>
      <text:p text:style-name="P4"><text:tab/><text:span text:style-name="T1">anibadaane</text:span><text:span text:style-name="T2">g</text:span><text:span text:style-name="T1">e</text:span> <text:span text:style-name="T4">(forma fem)</text:span> não tem vontade de fazer, tem preguiça de fazer, sem coragem</text:p>
      <text:p text:style-name="P4"/>
      <text:p text:style-name="P4">[Seite 19]</text:p>
      <text:p text:style-name="P4">[Spalte 2]</text:p>
      <text:p text:style-name="P4"/>
      <text:p text:style-name="P4"><text:span text:style-name="T1">anibeene</text:span><text:span text:style-name="T2">g</text:span><text:span text:style-name="T1">egi anibee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curimbatá</text:span> peixe</text:p>
      <text:p text:style-name="P4"/>
      <text:p text:style-name="P4"><text:span text:style-name="T1">aniboona</text:span><text:span text:style-name="T2">g</text:span><text:span text:style-name="T1">ategemada</text:span><text:span text:style-name="T2">g</text:span><text:span text:style-name="T1">a aniboona</text:span><text:span text:style-name="T2">g</text:span><text:span text:style-name="T1">ategimadadipi</text:span><text:tab/><text:span text:style-name="T4">adj</text:span> <text:span text:style-name="T1">famoso</text:span></text:p>
      <text:p text:style-name="P4"><text:tab/><text:span text:style-name="T1">-boona</text:span><text:span text:style-name="T2">g</text:span><text:span text:style-name="T1">adi</text:span> nome</text:p>
      <text:p text:style-name="P4"/>
      <text:p text:style-name="P4"><text:span text:style-name="T1">aniboyade</text:span><text:span text:style-name="T2">g</text:span><text:span text:style-name="T1">egi aniboyad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vaqueiro</text:span></text:p>
      <text:p text:style-name="P4"><text:tab/><text:span text:style-name="T1">aniboyade</text:span><text:span text:style-name="T2">g</text:span><text:span text:style-name="T1">e</text:span> <text:span text:style-name="T4">(forma fem)</text:span> <text:span text:style-name="T1">port</text:span></text:p>
      <text:p text:style-name="P4"/>
      <text:p text:style-name="P4"><text:span text:style-name="T1">anicile</text:span><text:span text:style-name="T2">g</text:span><text:span text:style-name="T1">egi anicile</text:span><text:span text:style-name="T2">g</text:span><text:span text:style-name="T1">egipi</text:span><text:tab/><text:span text:style-name="T4">subst masc</text:span> <text:span text:style-name="T1">doente</text:span></text:p>
      <text:p text:style-name="P4"><text:tab/><text:span text:style-name="T1">-ici</text:span> sarar</text:p>
      <text:p text:style-name="P4"/>
      <text:p text:style-name="P1">anicina anicinoa que tem</text:p>
      <text:p text:style-name="P4"/>
      <text:p text:style-name="P4"><text:span text:style-name="T1">anicodaa</text:span><text:span text:style-name="T2">g</text:span><text:span text:style-name="T1">ida</text:span><text:tab/><text:span text:style-name="T4">intro</text:span> <text:span text:style-name="T1">(daí) de repente codaa</text:span><text:span text:style-name="T2">g</text:span><text:span text:style-name="T1">ida</text:span> de repente</text:p>
      <text:p text:style-name="P4"/>
      <text:p text:style-name="P4"><text:span text:style-name="T1">anida anidiwa</text:span><text:tab/><text:span text:style-name="T4">rel</text:span> <text:span text:style-name="T1">que tem</text:span></text:p>
      <text:p text:style-name="P4"><text:tab/><text:span text:style-name="T1">ane-ida</text:span></text:p>
      <text:p text:style-name="P4"/>
      <text:p text:style-name="P4"><text:span text:style-name="T1">anida aneetege</text:span><text:tab/><text:span text:style-name="T4">frase poss</text:span> <text:span text:style-name="T1">o que pertence a ele</text:span> o que há que pertence a</text:p>
      <text:p text:style-name="P4"><text:tab/><text:span text:style-name="T1">ane-ida ane-ee(tege)</text:span></text:p>
      <text:p text:style-name="P4"><text:tab/><text:span text:style-name="T1">anee</text:span> maneira dele, pertence a ele</text:p>
      <text:p text:style-name="P4"/>
      <text:p text:style-name="P4"><text:span text:style-name="T1">anidaane</text:span><text:span text:style-name="T2">g</text:span><text:span text:style-name="T1">egi anidaa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que sabe mas não quer fazer ou jogar</text:span></text:p>
      <text:p text:style-name="P4"><text:soft-page-break/><text:tab/><text:span text:style-name="T1">anidaane</text:span><text:span text:style-name="T2">g</text:span><text:span text:style-name="T1">e</text:span> <text:span text:style-name="T4">(forma fem)</text:span></text:p>
      <text:p text:style-name="P4"/>
      <text:p text:style-name="P4"><text:span text:style-name="T1">anigaca</text:span><text:tab/><text:span text:style-name="T4">dem ind</text:span> <text:span text:style-name="T1">alguma</text:span> Veja o paradigma (365)</text:p>
      <text:p text:style-name="P4"><text:tab/><text:span text:style-name="T1">anige-aca</text:span></text:p>
      <text:p text:style-name="P4"><text:tab/><text:span text:style-name="T1">anige</text:span> no ponto de, quase, querendo</text:p>
      <text:p text:style-name="P4"><text:tab/><text:span text:style-name="T1">aca</text:span> tem</text:p>
      <text:p text:style-name="P4"><text:tab/><text:span text:style-name="T1">anigica</text:span></text:p>
      <text:p text:style-name="P4"/>
      <text:p text:style-name="P4">[Seite 20]</text:p>
      <text:p text:style-name="P4">[Spalte 1]</text:p>
      <text:p text:style-name="P4"/>
      <text:p text:style-name="P4"><text:span text:style-name="T1">anigajaade</text:span><text:span text:style-name="T2">g</text:span><text:span text:style-name="T1">egi anigajaad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homem casado</text:span></text:p>
      <text:p text:style-name="P4"><text:tab/><text:span text:style-name="T1">anigajaade</text:span><text:span text:style-name="T2">g</text:span><text:span text:style-name="T1">e</text:span> <text:span text:style-name="T4">(forma fem)</text:span></text:p>
      <text:p text:style-name="P4"/>
      <text:p text:style-name="P4"><text:span text:style-name="T1">anige</text:span><text:tab/><text:span text:style-name="T4">adv</text:span> <text:span text:style-name="T1">no ponto de, quase</text:span></text:p>
      <text:p text:style-name="P4"/>
      <text:p text:style-name="P4"><text:span text:style-name="T1">anigepidi</text:span><text:span text:style-name="T2">g</text:span><text:span text:style-name="T1">ica anigepidi</text:span><text:span text:style-name="T2">g</text:span><text:span text:style-name="T1">icoa</text:span><text:tab/><text:span text:style-name="T4">dem ind</text:span> <text:span text:style-name="T1">algum dos</text:span></text:p>
      <text:p text:style-name="P4"><text:tab/><text:span text:style-name="T1">anigepida</text:span><text:span text:style-name="T2">g</text:span><text:span text:style-name="T1">aca</text:span> <text:span text:style-name="T4">(forma fem)</text:span></text:p>
      <text:p text:style-name="P4"/>
      <text:p text:style-name="P4"><text:span text:style-name="T1">anigeta</text:span><text:span text:style-name="T2">g</text:span><text:span text:style-name="T1">a</text:span><text:tab/><text:span text:style-name="T4">adv cond</text:span> <text:span text:style-name="T1">qualquer (se tiver)</text:span></text:p>
      <text:p text:style-name="P4"/>
      <text:p text:style-name="P4"><text:span text:style-name="T1">anigete</text:span><text:span text:style-name="T2">g</text:span><text:span text:style-name="T1">epidi</text:span><text:span text:style-name="T2">g</text:span><text:span text:style-name="T1">ijo</text:span><text:tab/><text:span text:style-name="T4">dem ind</text:span> <text:span text:style-name="T1">qualquer um dos ...</text:span></text:p>
      <text:p text:style-name="P4"/>
      <text:p text:style-name="P4"><text:span text:style-name="T1">anigica</text:span><text:tab/><text:span text:style-name="T4">resposta</text:span> <text:span text:style-name="T1">1 quase esse 2 que dá</text:span></text:p>
      <text:p text:style-name="P4"><text:tab/><text:span text:style-name="T1">anigaca</text:span> <text:span text:style-name="T4">(forma fem)</text:span> Pessoa procura algo, outra sabe onde está e responde assim. Veja o paradigma (365)</text:p>
      <text:p text:style-name="P4"/>
      <text:p text:style-name="P4"><text:span text:style-name="T1">anigicatibige</text:span><text:tab/><text:span text:style-name="T4">adj composto</text:span> <text:span text:style-name="T1">que dá muito</text:span></text:p>
      <text:p text:style-name="P4"><text:tab/><text:span text:style-name="T1">nigepaa anigicatibige</text:span> para sempre</text:p>
      <text:p text:style-name="P4"/>
      <text:p text:style-name="P4"><text:span text:style-name="T1">anigicoda</text:span><text:tab/><text:span text:style-name="T4">núm ind</text:span> <text:span text:style-name="T1">qualquer coisa</text:span></text:p>
      <text:p text:style-name="P4"><text:tab/><text:span text:style-name="T1">okanicodaa</text:span><text:span text:style-name="T2">g</text:span><text:span text:style-name="T1">ica</text:span> <text:span text:style-name="T4">(sinôn)</text:span></text:p>
      <text:p text:style-name="P4"/>
      <text:p text:style-name="P4"><text:span text:style-name="T1">anigida</text:span><text:tab/><text:span text:style-name="T4">dem ind</text:span> <text:span text:style-name="T1">qualquer, um</text:span></text:p>
      <text:p text:style-name="P4"><text:tab/><text:span text:style-name="T1">anigida noko</text:span> um dia, qualquer dia</text:p>
      <text:p text:style-name="P4"><text:tab/><text:span text:style-name="T1">anigidatibige</text:span> qualquer (muitos)</text:p>
      <text:p text:style-name="P4"/>
      <text:p text:style-name="P4"><text:span text:style-name="T1">anigokode liwokodi</text:span><text:tab/><text:span text:style-name="T4">frase núm</text:span> <text:span text:style-name="T1">alguns, qualquer quantidade</text:span></text:p>
      <text:p text:style-name="P4"/>
      <text:p text:style-name="P4"><text:span text:style-name="T1">ani</text:span><text:span text:style-name="T2">g</text:span><text:span text:style-name="T1">ica</text:span><text:tab/><text:span text:style-name="T4">dem neg</text:span> <text:span text:style-name="T1">ainda não, não tem</text:span></text:p>
      <text:p text:style-name="P4"><text:tab/><text:span text:style-name="T1">ane di</text:span><text:span text:style-name="T2">g</text:span><text:span text:style-name="T1">ica</text:span> não tem</text:p>
      <text:p text:style-name="P4"/>
      <text:p text:style-name="P4"><text:span text:style-name="T1">ani</text:span><text:span text:style-name="T2">g</text:span><text:span text:style-name="T1">icaada</text:span><text:span text:style-name="T2">g</text:span><text:span text:style-name="T1">a</text:span><text:tab/><text:span text:style-name="T4">adv temp neg</text:span> <text:span text:style-name="T1">nunca, não era</text:span></text:p>
      <text:p text:style-name="P4"/>
      <text:p text:style-name="P4"><text:span text:style-name="T1">ani</text:span><text:span text:style-name="T2">g</text:span><text:span text:style-name="T1">icatibige da</text:span><text:span text:style-name="T2">g</text:span><text:span text:style-name="T1">a</text:span><text:tab/><text:span text:style-name="T4">frase adv temp</text:span> <text:span text:style-name="T1">antes</text:span></text:p>
      <text:p text:style-name="P4"><text:tab/><text:span text:style-name="T1">maleeda</text:span><text:span text:style-name="T2">g</text:span><text:span text:style-name="T1">a</text:span> <text:span text:style-name="T4">(sinôn)</text:span></text:p>
      <text:p text:style-name="P4"/>
      <text:p text:style-name="P4">[Seite 20]</text:p>
      <text:p text:style-name="P4">[Spalte 2]</text:p>
      <text:p text:style-name="P4"/>
      <text:p text:style-name="P4"><text:span text:style-name="T1">ani</text:span><text:span text:style-name="T2">g</text:span><text:span text:style-name="T1">idaa</text:span><text:span text:style-name="T2">g</text:span><text:span text:style-name="T1">ee</text:span><text:tab/><text:span text:style-name="T4">comp neg</text:span> <text:span text:style-name="T1">não era/será assim</text:span></text:p>
      <text:p text:style-name="P4"/>
      <text:p text:style-name="P4"><text:soft-page-break/><text:span text:style-name="T1">ani</text:span><text:span text:style-name="T2">g</text:span><text:span text:style-name="T1">idokida</text:span><text:tab/><text:span text:style-name="T4">comp neg</text:span> <text:span text:style-name="T1">não somente assim</text:span></text:p>
      <text:p text:style-name="P4"/>
      <text:p text:style-name="P4"><text:span text:style-name="T1">ani</text:span><text:span text:style-name="T2">g</text:span><text:span text:style-name="T1">ipegi</text:span><text:tab/><text:span text:style-name="T4">loc neg</text:span> <text:span text:style-name="T1">não está perto nipegi</text:span> perto</text:p>
      <text:p text:style-name="P4"/>
      <text:p text:style-name="P4"><text:span text:style-name="T1">anii</text:span><text:span text:style-name="T2">g</text:span><text:span text:style-name="T1">axine</text:span><text:span text:style-name="T2">g</text:span><text:span text:style-name="T1">egi anii</text:span><text:span text:style-name="T2">g</text:span><text:span text:style-name="T1">axi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estudante, aluno</text:span></text:p>
      <text:p text:style-name="P4"><text:tab/><text:span text:style-name="T1">anii</text:span><text:span text:style-name="T2">g</text:span><text:span text:style-name="T1">axine</text:span><text:span text:style-name="T2">g</text:span><text:span text:style-name="T1">e</text:span> <text:span text:style-name="T4">(forma fem)</text:span></text:p>
      <text:p text:style-name="P4"/>
      <text:p text:style-name="P4"><text:span text:style-name="T1">-anikadi</text:span><text:tab/><text:span text:style-name="T4">subst neutral</text:span> <text:span text:style-name="T1">lugar de nascimento de</text:span></text:p>
      <text:p text:style-name="P4"/>
      <text:p text:style-name="P4"><text:span text:style-name="T1">-anika, -anikatini</text:span><text:tab/><text:span text:style-name="T4">vt</text:span> <text:span text:style-name="T1">1 derrubar 2 fazer cair</text:span></text:p>
      <text:p text:style-name="P4"/>
      <text:p text:style-name="P4"><text:span text:style-name="T1">anilece</text:span><text:span text:style-name="T2">g</text:span><text:span text:style-name="T1">egi anileca</text:span><text:span text:style-name="T2">g</text:span><text:span text:style-name="T1">a</text:span><text:span text:style-name="T2">g</text:span><text:span text:style-name="T1">a</text:span><text:tab/><text:span text:style-name="T4">adj masc</text:span> <text:span text:style-name="T1">1 avarento 2 cobiçoso</text:span></text:p>
      <text:p text:style-name="P4"><text:tab/><text:span text:style-name="T1">anilece</text:span><text:span text:style-name="T2">g</text:span><text:span text:style-name="T1">e</text:span> <text:span text:style-name="T4">(forma fem)</text:span> (pessoa) que só quer para si, toma tudo para si</text:p>
      <text:p text:style-name="P4"><text:tab/><text:span text:style-name="T1">animijeena</text:span><text:span text:style-name="T2">g</text:span><text:span text:style-name="T1">a</text:span> avarento, mesquinho</text:p>
      <text:p text:style-name="P4"/>
      <text:p text:style-name="P4"><text:span text:style-name="T1">aniliitigi</text:span><text:tab/><text:span text:style-name="T4">subst neutral</text:span> <text:span text:style-name="T1">1 fofoca mentiroso 2 fuxico</text:span> cochichando</text:p>
      <text:p text:style-name="P4"/>
      <text:p text:style-name="P4"><text:span text:style-name="T1">animawene</text:span><text:span text:style-name="T2">g</text:span><text:span text:style-name="T1">egi animawe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bom negociante</text:span></text:p>
      <text:p text:style-name="P4"><text:tab/><text:span text:style-name="T1">animawene</text:span><text:span text:style-name="T2">g</text:span><text:span text:style-name="T1">e</text:span> <text:span text:style-name="T4">(forma fem)</text:span></text:p>
      <text:p text:style-name="P4"/>
      <text:p text:style-name="P4"><text:span text:style-name="T1">animijeena</text:span><text:span text:style-name="T2">g</text:span><text:span text:style-name="T1">a animijeena</text:span><text:span text:style-name="T2">g</text:span><text:span text:style-name="T1">a</text:span><text:span text:style-name="T2">g</text:span><text:span text:style-name="T1">a</text:span><text:tab/><text:span text:style-name="T4">adj</text:span> <text:span text:style-name="T1">avarento, mesquinho</text:span></text:p>
      <text:p text:style-name="P4"><text:tab/><text:span text:style-name="T1">anilece</text:span><text:span text:style-name="T2">g</text:span><text:span text:style-name="T1">egi</text:span> avarento</text:p>
      <text:p text:style-name="P4"/>
      <text:p text:style-name="P4"><text:span text:style-name="T1">anioda</text:span><text:span text:style-name="T2">g</text:span><text:span text:style-name="T1">axa</text:span><text:span text:style-name="T2">g</text:span><text:span text:style-name="T1">a</text:span><text:span text:style-name="T2">g</text:span><text:span text:style-name="T1">a anioda</text:span><text:span text:style-name="T2">g</text:span><text:span text:style-name="T1">axadi</text:span><text:tab/><text:span text:style-name="T4">adj</text:span> <text:span text:style-name="T1">guloso</text:span> qualidade de ser comilão</text:p>
      <text:p text:style-name="P4"><text:tab/><text:span text:style-name="T1">-niodi comer</text:span></text:p>
      <text:p text:style-name="P2"/>
      <text:p text:style-name="P4">[Seite 21]</text:p>
      <text:p text:style-name="P4">[Spalte 1]</text:p>
      <text:p text:style-name="P4"/>
      <text:p text:style-name="P4"><text:span text:style-name="T1">aniodi</text:span><text:span text:style-name="T2">g</text:span><text:span text:style-name="T1">ica</text:span><text:tab/><text:span text:style-name="T4">intro</text:span> <text:span text:style-name="T1">não sempre tem</text:span></text:p>
      <text:p text:style-name="P4"><text:tab/><text:span text:style-name="T1">ane-da</text:span><text:span text:style-name="T2">g</text:span><text:span text:style-name="T1">a-ica</text:span></text:p>
      <text:p text:style-name="P4"/>
      <text:p text:style-name="P4"><text:span text:style-name="T1">anipana</text:span><text:span text:style-name="T2">g</text:span><text:span text:style-name="T1">a anipanadi</text:span><text:tab/><text:span text:style-name="T4">subst masc</text:span> <text:span text:style-name="T1">urubu-rei</text:span></text:p>
      <text:p text:style-name="P4"/>
      <text:p text:style-name="P4"><text:span text:style-name="T1">anipecaadoxa</text:span><text:span text:style-name="T2">g</text:span><text:span text:style-name="T1">a anipecaadoxadi</text:span><text:tab/><text:span text:style-name="T4">adj</text:span> <text:span text:style-name="T1">pecaminoso port</text:span></text:p>
      <text:p text:style-name="P4"/>
      <text:p text:style-name="P4"><text:span text:style-name="T1">anitawece</text:span><text:tab/><text:span text:style-name="T4">núm</text:span> <text:span text:style-name="T1">todas</text:span></text:p>
      <text:p text:style-name="P4"><text:tab/><text:span text:style-name="T1">inatawece</text:span> <text:span text:style-name="T4">(forma masc)</text:span></text:p>
      <text:p text:style-name="P4"/>
      <text:p text:style-name="P4"><text:span text:style-name="T1">anite</text:span><text:tab/><text:span text:style-name="T4">v</text:span> <text:span text:style-name="T1">você coloca</text:span></text:p>
      <text:p text:style-name="P4"><text:tab/><text:span text:style-name="T1">ejate eu ponho, coloco</text:span></text:p>
      <text:p text:style-name="P4"><text:tab/><text:span text:style-name="T1">idi -a(te)</text:span> colocar em certo lugar</text:p>
      <text:p text:style-name="P4"/>
      <text:p text:style-name="P4"><text:span text:style-name="T1">-ani(ti)</text:span><text:tab/><text:span text:style-name="T4">vi</text:span> <text:span text:style-name="T1">cair</text:span></text:p>
      <text:p text:style-name="P4"><text:tab/><text:span text:style-name="T1">-ani(tini)</text:span> nascer</text:p>
      <text:p text:style-name="P4"/>
      <text:p text:style-name="P4"><text:span text:style-name="T1">-ani(tini)</text:span><text:tab/><text:span text:style-name="T4">vi</text:span> <text:span text:style-name="T1">nascer</text:span></text:p>
      <text:p text:style-name="P4"><text:tab/><text:span text:style-name="T1">-ani(ti)</text:span> cair</text:p>
      <text:p text:style-name="P4"/>
      <text:p text:style-name="P4"><text:span text:style-name="T1">aniweni</text:span><text:span text:style-name="T2">g</text:span><text:span text:style-name="T1">idene</text:span><text:span text:style-name="T2">g</text:span><text:span text:style-name="T1">egi aniweni</text:span><text:span text:style-name="T2">g</text:span><text:span text:style-name="T1">ide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pessoa que se gaba</text:span></text:p>
      <text:p text:style-name="P4"><text:tab/><text:span text:style-name="T1">aniweni</text:span><text:span text:style-name="T2">g</text:span><text:span text:style-name="T1">idene</text:span><text:span text:style-name="T2">g</text:span><text:span text:style-name="T1">e</text:span> <text:span text:style-name="T4">(forma fem)</text:span></text:p>
      <text:p text:style-name="P4"/>
      <text:p text:style-name="P4"><text:soft-page-break/><text:span text:style-name="T1">aniwiajeekegi aniwiajeeka</text:span><text:span text:style-name="T2">g</text:span><text:span text:style-name="T1">a</text:span><text:tab/><text:span text:style-name="T4">subst masc</text:span> <text:span text:style-name="T1">viajante</text:span></text:p>
      <text:p text:style-name="P4"><text:tab/><text:span text:style-name="T1">aniwiajeeke</text:span> <text:span text:style-name="T4">(forma fem)</text:span> <text:span text:style-name="T1">port</text:span></text:p>
      <text:p text:style-name="P4"/>
      <text:p text:style-name="P4"><text:span text:style-name="T1">-ano</text:span><text:tab/><text:span text:style-name="T4">vi</text:span> <text:span text:style-name="T1">chegar</text:span></text:p>
      <text:p text:style-name="P4"><text:tab/><text:span text:style-name="T1">-ico</text:span><text:span text:style-name="T2">g</text:span><text:span text:style-name="T1">o(ticogi)</text:span> vir de lá</text:p>
      <text:p text:style-name="P4"><text:tab/><text:span text:style-name="T1">-o(ta)</text:span> chegar até o destino</text:p>
      <text:p text:style-name="P4"/>
      <text:p text:style-name="P4"><text:span text:style-name="T1">anodaa diitigi(lo)</text:span><text:tab/><text:span text:style-name="T4">frase rel</text:span> <text:span text:style-name="T1">o que significa</text:span></text:p>
      <text:p text:style-name="P4"><text:tab/><text:span text:style-name="T1">ane diitigi</text:span> o que significa</text:p>
      <text:p text:style-name="P4"><text:tab/><text:span text:style-name="T1">diitigi(lo)</text:span> é verdade, exato, isso mesmo</text:p>
      <text:p text:style-name="P4"/>
      <text:p text:style-name="P4">[Seite 21]</text:p>
      <text:p text:style-name="P4">[Spalte 2]</text:p>
      <text:p text:style-name="P4"/>
      <text:p text:style-name="P4"><text:span text:style-name="T1">anodaa</text:span><text:span text:style-name="T2">g</text:span><text:span text:style-name="T1">ee</text:span><text:tab/><text:span text:style-name="T4">subst neutral</text:span> <text:span text:style-name="T1">1 comportamento dele 2 maneira dele 3 como ele é 4 jeito dele</text:span></text:p>
      <text:p text:style-name="P4"><text:tab/><text:span text:style-name="T1">anodaa</text:span><text:span text:style-name="T2">g</text:span><text:span text:style-name="T1">eji</text:span> minha maneira</text:p>
      <text:p text:style-name="P4"><text:tab/><text:span text:style-name="T1">anodaa</text:span><text:span text:style-name="T2">g</text:span><text:span text:style-name="T1">eni</text:span> sua maneira</text:p>
      <text:p text:style-name="P4"/>
      <text:p text:style-name="P4"><text:span text:style-name="T1">-anoda</text:span><text:span text:style-name="T2">g</text:span><text:span text:style-name="T1">alate -anoda</text:span><text:span text:style-name="T2">g</text:span><text:span text:style-name="T1">alatedi</text:span><text:tab/><text:span text:style-name="T4">subst fem</text:span> <text:span text:style-name="T1">armário</text:span></text:p>
      <text:p text:style-name="P4"/>
      <text:p text:style-name="P4"><text:span text:style-name="T1">anodigo</text:span><text:tab/><text:span text:style-name="T4">adv</text:span> <text:span text:style-name="T1">como trata</text:span></text:p>
      <text:p text:style-name="P4"><text:tab/><text:span text:style-name="T1">anodigota</text:span><text:span text:style-name="T2">g</text:span><text:span text:style-name="T1">awa</text:span> como trataram você</text:p>
      <text:p text:style-name="P4"/>
      <text:p text:style-name="P4"><text:span text:style-name="T1">anodiotibece</text:span><text:tab/><text:span text:style-name="T4">subst neutral (frase rel)</text:span> <text:span text:style-name="T1">discípulos de Jesus ou qualquer um do povo Kadiwéu</text:span> aqueles que seguem</text:p>
      <text:p text:style-name="P4"><text:tab/><text:span text:style-name="T1">anodiotibeci</text:span> (forma por pessoa não-Kadiwéu)</text:p>
      <text:p text:style-name="P4"><text:tab/><text:span text:style-name="T1">ane diotibeci</text:span> discípulo <text:span text:style-name="T4">(sing)</text:span></text:p>
      <text:p text:style-name="P4"/>
      <text:p text:style-name="P4"><text:span text:style-name="T1">anokateci</text:span><text:span text:style-name="T2">g</text:span><text:span text:style-name="T1">ida anokateci</text:span><text:span text:style-name="T2">g</text:span><text:span text:style-name="T1">idiwa que tem só pouco</text:span></text:p>
      <text:p text:style-name="P4"/>
      <text:p text:style-name="P4"><text:span text:style-name="T1">anokegi anoka</text:span><text:span text:style-name="T2">g</text:span><text:span text:style-name="T1">a anokegipi</text:span><text:tab/><text:span text:style-name="T4">(ger) subst masc</text:span> <text:span text:style-name="T1">estrangeiro</text:span></text:p>
      <text:p text:style-name="P4"><text:tab/><text:span text:style-name="T1">anoke</text:span> <text:span text:style-name="T4">(forma fem)</text:span></text:p>
      <text:p text:style-name="P4"/>
      <text:p text:style-name="P1">anokijotece que é um só</text:p>
      <text:p text:style-name="P4"/>
      <text:p text:style-name="P4"><text:span text:style-name="T1">anoniotici</text:span><text:tab/><text:span text:style-name="T4">subst neutral (forma plural)</text:span> <text:span text:style-name="T1">meus discípulos</text:span> aqueles que me seguem</text:p>
      <text:p text:style-name="P4"><text:tab/><text:span text:style-name="T1">anodiotibeci</text:span> seguidores dele</text:p>
      <text:p text:style-name="P4"/>
      <text:p text:style-name="P4"><text:span text:style-name="T1">anoojetekegi anoojetek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comerciante</text:span></text:p>
      <text:p text:style-name="P4"><text:tab/><text:span text:style-name="T1">anoojeteke</text:span> <text:span text:style-name="T4">(forma fem)</text:span> comerciante que viaja para comprar e vender</text:p>
      <text:p text:style-name="P4"><text:tab/><text:span text:style-name="T1">-noojete</text:span> comprar</text:p>
      <text:p text:style-name="P4"><text:tab/><text:span text:style-name="T1">noojetekigi</text:span> negócio, mercadoria</text:p>
      <text:p text:style-name="P4"/>
      <text:p text:style-name="P4">[Seite 22]</text:p>
      <text:p text:style-name="P4">[Spalte 1]</text:p>
      <text:p text:style-name="P4"/>
      <text:p text:style-name="P4"><text:span text:style-name="T1">aojokomata</text:span><text:span text:style-name="T2">g</text:span><text:span text:style-name="T1">a aojokomatadipi</text:span><text:tab/><text:span text:style-name="T4">adj</text:span> <text:span text:style-name="T1">grosso, estúpido</text:span></text:p>
      <text:p text:style-name="P4"><text:tab/><text:span text:style-name="T1">aojokomate</text:span> <text:span text:style-name="T4">(forma fem)</text:span> qualidade de grosseiro</text:p>
      <text:p text:style-name="P4"/>
      <text:p text:style-name="P4"><text:span text:style-name="T1">aona</text:span><text:tab/><text:span text:style-name="T4">intro</text:span> <text:span text:style-name="T1">disse que não ...</text:span> contando sobre coisa não visto pelo contador</text:p>
      <text:p text:style-name="P4"><text:tab/><text:span text:style-name="T1">aona</text:span><text:span text:style-name="T2">g</text:span><text:span text:style-name="T1">a-</text:span></text:p>
      <text:p text:style-name="P4"/>
      <text:p text:style-name="P4"><text:soft-page-break/><text:span text:style-name="T1">aona</text:span><text:span text:style-name="T2">g</text:span><text:span text:style-name="T1">alee</text:span><text:tab/><text:span text:style-name="T4">intro</text:span> <text:span text:style-name="T1">disse que não mais ...</text:span></text:p>
      <text:p text:style-name="P4"><text:tab/><text:span text:style-name="T1">aona</text:span><text:span text:style-name="T2">g</text:span><text:span text:style-name="T1">a</text:span> disse que não ...</text:p>
      <text:p text:style-name="P4"><text:tab/><text:span text:style-name="T1">aona</text:span><text:span text:style-name="T2">g</text:span><text:span text:style-name="T1">alee</text:span><text:span text:style-name="T2">g</text:span><text:span text:style-name="T1">ica</text:span> disse que não mais tem/tinha</text:p>
      <text:p text:style-name="P4"/>
      <text:p text:style-name="P4"><text:span text:style-name="T1">aoni</text:span><text:span text:style-name="T2">g</text:span><text:span text:style-name="T1">ica</text:span><text:tab/><text:span text:style-name="T4">dem neg rep</text:span> <text:span text:style-name="T1">disse que não tem</text:span></text:p>
      <text:p text:style-name="P4"><text:tab/><text:span text:style-name="T1">aona</text:span> disse que não ...</text:p>
      <text:p text:style-name="P4"/>
      <text:p text:style-name="P4"><text:span text:style-name="T1">-ao(te)</text:span><text:tab/><text:span text:style-name="T4">vt</text:span> <text:span text:style-name="T1">1 arrumar 2 arranhar 3 fazer</text:span></text:p>
      <text:p text:style-name="P4"><text:tab/><text:span text:style-name="T1">-ao(te)</text:span> fazer, criar</text:p>
      <text:p text:style-name="P4"/>
      <text:p text:style-name="P4"><text:span text:style-name="T1">-aote(te)</text:span><text:tab/><text:span text:style-name="T4">vt</text:span> <text:span text:style-name="T1">fazer, criar</text:span> mais fazer ou criar do que consertar</text:p>
      <text:p text:style-name="P4"><text:tab/><text:span text:style-name="T1">-awo(te)</text:span> <text:span text:style-name="T4">(forma antiga)</text:span></text:p>
      <text:p text:style-name="P4"><text:tab/><text:span text:style-name="T1">-oe</text:span> fazer, consertar, arrumar</text:p>
      <text:p text:style-name="P4"><text:tab/><text:span text:style-name="T1">-aotibige</text:span> fazer para que ...</text:p>
      <text:p text:style-name="P4"><text:tab/><text:span text:style-name="T1">-ao(ta)</text:span> arrumar, arranjar</text:p>
      <text:p text:style-name="P4"/>
      <text:p text:style-name="P4"><text:span text:style-name="T1">-ao(tibige)</text:span><text:tab/><text:span text:style-name="T4">vt</text:span> <text:span text:style-name="T1">fazer para que</text:span> verbo dando causa ou motivo</text:p>
      <text:p text:style-name="P4"><text:tab/><text:span text:style-name="T1">jaotibige</text:span> faço para que ...</text:p>
      <text:p text:style-name="P4"><text:tab/><text:span text:style-name="T1">-ao(te)</text:span> fazer, criar</text:p>
      <text:p text:style-name="P4"/>
      <text:p text:style-name="P4"><text:span text:style-name="T1">-apaawe</text:span><text:tab/><text:span text:style-name="T4">vi</text:span> <text:span text:style-name="T1">gritar</text:span> especialmente gritaria de mulheres</text:p>
      <text:p text:style-name="P4"/>
      <text:p text:style-name="P4"><text:span text:style-name="T1">-apaayo</text:span><text:span text:style-name="T2">g</text:span><text:span text:style-name="T1">o</text:span><text:tab/><text:span text:style-name="T4">vi</text:span> <text:span text:style-name="T1">tirar feitiço</text:span></text:p>
      <text:p text:style-name="P4"/>
      <text:p text:style-name="P4"><text:span text:style-name="T1">apa</text:span><text:span text:style-name="T2">g</text:span><text:span text:style-name="T1">a</text:span><text:tab/><text:span text:style-name="T4">intro</text:span> <text:span text:style-name="T1">mas</text:span> contraste com anterior, p.ex. "e você!" Pode introduzir pergunta</text:p>
      <text:p text:style-name="P4"/>
      <text:p text:style-name="P4"><text:span text:style-name="T1">apa</text:span><text:span text:style-name="T2">g</text:span><text:span text:style-name="T1">alato</text:span><text:span text:style-name="T2">g</text:span><text:span text:style-name="T1">o</text:span><text:tab/><text:span text:style-name="T4">adv</text:span> <text:span text:style-name="T1">sorte, ainda bem</text:span></text:p>
      <text:p text:style-name="P4"><text:tab/><text:span text:style-name="T5">a-aapa</text:span><text:span text:style-name="T3">g</text:span><text:span text:style-name="T5">ato</text:span><text:span text:style-name="T3">g</text:span><text:span text:style-name="T5">o</text:span><text:span text:style-name="T4"> (fala da mulher)</text:span></text:p>
      <text:p text:style-name="P4"/>
      <text:p text:style-name="P4">[Seite 22]</text:p>
      <text:p text:style-name="P4">[Spalte 2]</text:p>
      <text:p text:style-name="P4"/>
      <text:p text:style-name="P4"><text:span text:style-name="T1">apakanigo apakaxedi</text:span><text:tab/><text:span text:style-name="T4">subst masc</text:span> <text:span text:style-name="T1">ema</text:span></text:p>
      <text:p text:style-name="P4"/>
      <text:p text:style-name="P4"><text:span text:style-name="T1">-apece</text:span><text:tab/><text:span text:style-name="T4">vt</text:span> <text:span text:style-name="T1">cortar para separar</text:span></text:p>
      <text:p text:style-name="P4"/>
      <text:p text:style-name="P4"><text:span text:style-name="T1">-apedi</text:span><text:tab/><text:span text:style-name="T4">vi</text:span> <text:span text:style-name="T1">discutir</text:span></text:p>
      <text:p text:style-name="P4"/>
      <text:p text:style-name="P4"><text:span text:style-name="T1">-apeegi</text:span><text:tab/><text:span text:style-name="T4">vt</text:span> <text:span text:style-name="T1">1 cortar pano 2 passar cortando na água</text:span> cortar com faca</text:p>
      <text:p text:style-name="P4"/>
      <text:p text:style-name="P4"><text:span text:style-name="T1">-apete</text:span><text:span text:style-name="T2">g</text:span><text:span text:style-name="T1">e</text:span><text:tab/><text:span text:style-name="T4">vt</text:span> <text:span text:style-name="T1">1 repreender 2 discutir com</text:span> falar duro e alto com</text:p>
      <text:p text:style-name="P4"><text:tab/><text:span text:style-name="T1">-iwojo(tece)</text:span> <text:span text:style-name="T4">(sinôn)</text:span></text:p>
      <text:p text:style-name="P4"/>
      <text:p text:style-name="P4"><text:span text:style-name="T1">-apexi</text:span><text:tab/><text:span text:style-name="T4">vi</text:span> <text:span text:style-name="T1">falar em português</text:span></text:p>
      <text:p text:style-name="P4"/>
      <text:p text:style-name="P4"><text:span text:style-name="T1">-api</text:span><text:tab/><text:span text:style-name="T4">vt</text:span> <text:span text:style-name="T1">não poder, não conseguir</text:span> por falta de força, coragem ou vontade</text:p>
      <text:p text:style-name="P4"><text:tab/><text:span text:style-name="T1">-api(tege)</text:span> não alcançar</text:p>
      <text:p text:style-name="P4"><text:tab/><text:span text:style-name="T1">-api(teloco)</text:span> não terminar</text:p>
      <text:p text:style-name="P4"><text:tab/><text:span text:style-name="T1">-api(tibige)</text:span> não descobrir ou achar</text:p>
      <text:p text:style-name="P4"/>
      <text:p text:style-name="P4"><text:span text:style-name="T1">-apica</text:span><text:span text:style-name="T2">g</text:span><text:span text:style-name="T1">a</text:span><text:span text:style-name="T2">g</text:span><text:span text:style-name="T1">adi</text:span><text:tab/><text:span text:style-name="T4">vt</text:span> <text:span text:style-name="T1">esquentar</text:span></text:p>
      <text:p text:style-name="P4"/>
      <text:p text:style-name="P4"><text:soft-page-break/><text:span text:style-name="T1">-apico</text:span><text:span text:style-name="T2">g</text:span><text:span text:style-name="T1">o</text:span><text:tab/><text:span text:style-name="T4">vi</text:span> <text:span text:style-name="T1">fumar</text:span></text:p>
      <text:p text:style-name="P4"/>
      <text:p text:style-name="P4"><text:span text:style-name="T1">api</text:span><text:span text:style-name="T2">g</text:span><text:span text:style-name="T1">icoa</text:span><text:tab/><text:span text:style-name="T4">adv</text:span> <text:span text:style-name="T1">quanto mais</text:span></text:p>
      <text:p text:style-name="P4"/>
      <text:p text:style-name="P4"><text:span text:style-name="T1">api</text:span><text:span text:style-name="T2">g</text:span><text:span text:style-name="T1">ida</text:span><text:tab/><text:span text:style-name="T4">intro</text:span> <text:span text:style-name="T1">mas ...?</text:span> contraste, geralmente introduzindo pergunta contrastando, p.ex. “e este?”</text:p>
      <text:p text:style-name="P4"><text:tab/><text:span text:style-name="T1">apa</text:span><text:span text:style-name="T2">g</text:span><text:span text:style-name="T1">a-ida</text:span></text:p>
      <text:p text:style-name="P4"><text:tab/><text:span text:style-name="T1">apa</text:span><text:span text:style-name="T2">g</text:span><text:span text:style-name="T1">a</text:span> mas</text:p>
      <text:p text:style-name="P4"/>
      <text:p text:style-name="P4"><text:span text:style-name="T1">api</text:span><text:span text:style-name="T2">g</text:span><text:span text:style-name="T1">oje api</text:span><text:span text:style-name="T2">g</text:span><text:span text:style-name="T1">ojeijadi</text:span><text:tab/><text:span text:style-name="T4">subst fem</text:span> <text:span text:style-name="T1">batata doce</text:span></text:p>
      <text:p text:style-name="P4"><text:tab/><text:span text:style-name="T1">api</text:span><text:span text:style-name="T2">g</text:span><text:span text:style-name="T1">ojiwa</text:span><text:span text:style-name="T2">g</text:span><text:span text:style-name="T1">a</text:span> batatinha doce</text:p>
      <text:p text:style-name="P4"/>
      <text:p text:style-name="P4"><text:span text:style-name="T1">api</text:span><text:span text:style-name="T2">g</text:span><text:span text:style-name="T1">ojiwa</text:span><text:span text:style-name="T2">g</text:span><text:span text:style-name="T1">a api</text:span><text:span text:style-name="T2">g</text:span><text:span text:style-name="T1">ojiwadi</text:span><text:tab/><text:span text:style-name="T4">subst fem</text:span> <text:span text:style-name="T1">batatinha doce</text:span></text:p>
      <text:p text:style-name="P4"><text:tab/><text:span text:style-name="T1">api</text:span><text:span text:style-name="T2">g</text:span><text:span text:style-name="T1">oje</text:span> batata doce</text:p>
      <text:p text:style-name="P4"/>
      <text:p text:style-name="P4">[Seite 23]</text:p>
      <text:p text:style-name="P4">[Spalte 1]</text:p>
      <text:p text:style-name="P4"/>
      <text:p text:style-name="P4"><text:span text:style-name="T1">apii</text:span><text:span text:style-name="T2">g</text:span><text:span text:style-name="T1">o apii</text:span><text:span text:style-name="T2">g</text:span><text:span text:style-name="T1">otedi</text:span><text:tab/><text:span text:style-name="T4">subst masc</text:span> <text:span text:style-name="T1">túmulo, sepulcro</text:span></text:p>
      <text:p text:style-name="P4"><text:tab/><text:span text:style-name="T1">apii</text:span><text:span text:style-name="T2">g</text:span><text:span text:style-name="T1">oli</text:span> <text:span text:style-name="T4">(forma antiga do plural)</text:span></text:p>
      <text:p text:style-name="P4"><text:tab/><text:span text:style-name="T1">napii</text:span><text:span text:style-name="T2">g</text:span><text:span text:style-name="T1">o</text:span> túmulo dele</text:p>
      <text:p text:style-name="P4"/>
      <text:p text:style-name="P4"><text:span text:style-name="T1">apilalo apilaloli</text:span><text:tab/><text:span text:style-name="T4">subst fem</text:span> <text:span text:style-name="T1">casa de cupim</text:span></text:p>
      <text:p text:style-name="P4"><text:tab/><text:span text:style-name="T1">ipila</text:span><text:span text:style-name="T2">g</text:span><text:span text:style-name="T1">awaana</text:span> cupim</text:p>
      <text:p text:style-name="P4"/>
      <text:p text:style-name="P4"><text:span text:style-name="T1">-apililenige</text:span><text:tab/><text:span text:style-name="T4">vi</text:span> <text:span text:style-name="T1">apitar</text:span></text:p>
      <text:p text:style-name="P4"/>
      <text:p text:style-name="P4"><text:span text:style-name="T1">-apioi</text:span><text:tab/><text:span text:style-name="T4">vi</text:span> <text:span text:style-name="T1">estar sujo</text:span></text:p>
      <text:p text:style-name="P4"><text:tab/><text:span text:style-name="T1">-napioya</text:span><text:span text:style-name="T2">g</text:span><text:span text:style-name="T1">adi</text:span> sujar algo</text:p>
      <text:p text:style-name="P4"><text:tab/><text:span text:style-name="T1">napioi</text:span> sujo</text:p>
      <text:p text:style-name="P4"/>
      <text:p text:style-name="P4"><text:span text:style-name="T1">-apipe</text:span><text:tab/><text:span text:style-name="T4">vt</text:span> <text:span text:style-name="T1">chupar</text:span></text:p>
      <text:p text:style-name="P4"><text:tab/><text:span text:style-name="T1">napipena</text:span><text:span text:style-name="T2">g</text:span><text:span text:style-name="T1">ana</text:span><text:span text:style-name="T2">g</text:span><text:span text:style-name="T1">adi</text:span> bomba para beber mate</text:p>
      <text:p text:style-name="P4"/>
      <text:p text:style-name="P4"><text:span text:style-name="T1">-apita</text:span><text:span text:style-name="T2">g</text:span><text:span text:style-name="T1">adi</text:span><text:tab/><text:span text:style-name="T4">vt</text:span> <text:span text:style-name="T1">limpar</text:span> com água, vassoura, etc.</text:p>
      <text:p text:style-name="P4"><text:tab/><text:span text:style-name="T1">-napita</text:span><text:span text:style-name="T2">g</text:span><text:span text:style-name="T1">adi</text:span> apagar</text:p>
      <text:p text:style-name="P4"/>
      <text:p text:style-name="P4"><text:span text:style-name="T1">-api(tege)</text:span><text:tab/><text:span text:style-name="T4">vt</text:span> <text:span text:style-name="T1">não alcançar</text:span> cansar de esperar</text:p>
      <text:p text:style-name="P4"><text:tab/><text:span text:style-name="T1">-api</text:span> não poder, não conseguir</text:p>
      <text:p text:style-name="P4"/>
      <text:p text:style-name="P4"><text:span text:style-name="T1">-api(teloco)</text:span><text:tab/><text:span text:style-name="T4">vt</text:span> <text:span text:style-name="T1">não terminar</text:span></text:p>
      <text:p text:style-name="P4"><text:tab/><text:span text:style-name="T1">-api</text:span> não poder</text:p>
      <text:p text:style-name="P4"/>
      <text:p text:style-name="P4"><text:span text:style-name="T1">-api(tibige)</text:span><text:tab/><text:span text:style-name="T4">vt</text:span> <text:span text:style-name="T1">não achar ou descobrir</text:span></text:p>
      <text:p text:style-name="P4"><text:tab/><text:span text:style-name="T1">-api</text:span> não poder, não conseguir</text:p>
      <text:p text:style-name="P4"/>
      <text:p text:style-name="P4"><text:span text:style-name="T1">-apoace</text:span><text:tab/><text:span text:style-name="T4">vt</text:span> <text:span text:style-name="T1">furar</text:span> buraco (pequeno) em qualquer material</text:p>
      <text:p text:style-name="P4"><text:tab/><text:span text:style-name="T1">-awime</text:span> abrir buraco, furar</text:p>
      <text:p text:style-name="P4"/>
      <text:p text:style-name="P4"><text:span text:style-name="T1">-apoace(nataka)</text:span><text:tab/><text:span text:style-name="T4">vt</text:span> <text:span text:style-name="T1">furar</text:span></text:p>
      <text:p text:style-name="P4"><text:tab/><text:span text:style-name="T1">-apoace furar</text:span></text:p>
      <text:p text:style-name="P4"/>
      <text:p text:style-name="P4"><text:soft-page-break/><text:span text:style-name="T1">-apocenigo -apocena</text:span><text:span text:style-name="T2">g</text:span><text:span text:style-name="T1">a</text:span><text:tab/><text:span text:style-name="T4">subst masc</text:span> <text:span text:style-name="T1">lança</text:span></text:p>
      <text:p text:style-name="P4"><text:tab/><text:span text:style-name="T1">napocenigi</text:span> lança</text:p>
      <text:p text:style-name="P4"/>
      <text:p text:style-name="P4">[Seite 23]</text:p>
      <text:p text:style-name="P4">[Spalte 2]</text:p>
      <text:p text:style-name="P4"/>
      <text:p text:style-name="P4"><text:span text:style-name="T1">-apodi</text:span><text:tab/><text:span text:style-name="T4">vt</text:span> <text:span text:style-name="T1">fazer algo à toa</text:span> fazer coisa ruim sem motivo, por malícia</text:p>
      <text:p text:style-name="P4"/>
      <text:p text:style-name="P4"><text:span text:style-name="T1">-apo</text:span><text:span text:style-name="T2">g</text:span><text:span text:style-name="T1">odi(ti)</text:span><text:tab/><text:span text:style-name="T4">vt</text:span> <text:span text:style-name="T1">cobrir</text:span></text:p>
      <text:p text:style-name="P4"><text:tab/><text:span text:style-name="T1">-dinapo</text:span><text:span text:style-name="T2">g</text:span><text:span text:style-name="T1">odi</text:span> cobrir</text:p>
      <text:p text:style-name="P4"/>
      <text:p text:style-name="P4"><text:span text:style-name="T1">apolica</text:span><text:span text:style-name="T2">g</text:span><text:span text:style-name="T1">ana</text:span><text:span text:style-name="T2">g</text:span><text:span text:style-name="T1">a apolica</text:span><text:span text:style-name="T2">g</text:span><text:span text:style-name="T1">anadi</text:span><text:tab/><text:span text:style-name="T4">subst masc ou fem</text:span> <text:span text:style-name="T1">cavalo</text:span></text:p>
      <text:p text:style-name="P4"><text:tab/><text:span text:style-name="T1">apolica</text:span><text:span text:style-name="T2">g</text:span><text:span text:style-name="T1">ana</text:span><text:span text:style-name="T2">g</text:span><text:span text:style-name="T1">ademigi</text:span> cavaleiro</text:p>
      <text:p text:style-name="P4"/>
      <text:p text:style-name="P4"><text:span text:style-name="T1">apolica</text:span><text:span text:style-name="T2">g</text:span><text:span text:style-name="T1">ana</text:span><text:span text:style-name="T2">g</text:span><text:span text:style-name="T1">a-eli</text:span><text:span text:style-name="T2">g</text:span><text:span text:style-name="T1">odi</text:span><text:tab/><text:span text:style-name="T4">subst masc</text:span> <text:span text:style-name="T1">sapé</text:span></text:p>
      <text:p text:style-name="P4"/>
      <text:p text:style-name="P4"><text:span text:style-name="T1">apolica</text:span><text:span text:style-name="T2">g</text:span><text:span text:style-name="T1">ana</text:span><text:span text:style-name="T2">g</text:span><text:span text:style-name="T1">ademigi apolica</text:span><text:span text:style-name="T2">g</text:span><text:span text:style-name="T1">ana</text:span><text:span text:style-name="T2">g</text:span><text:span text:style-name="T1">adema</text:span><text:span text:style-name="T2">g</text:span><text:span text:style-name="T1">a</text:span><text:tab/><text:span text:style-name="T4">subst masc</text:span> cavaleiro</text:p>
      <text:p text:style-name="P4"><text:tab/><text:span text:style-name="T1">apolica</text:span><text:span text:style-name="T2">g</text:span><text:span text:style-name="T1">ana</text:span><text:span text:style-name="T2">g</text:span><text:span text:style-name="T1">adema</text:span> <text:span text:style-name="T4">(forma fem)</text:span></text:p>
      <text:p text:style-name="P4"><text:tab/><text:span text:style-name="T1">apolica</text:span><text:span text:style-name="T2">g</text:span><text:span text:style-name="T1">ana</text:span><text:span text:style-name="T2">g</text:span><text:span text:style-name="T1">a</text:span> cavalo</text:p>
      <text:p text:style-name="P4"/>
      <text:p text:style-name="P4"><text:span text:style-name="T1">apopa</text:span><text:span text:style-name="T2">g</text:span><text:span text:style-name="T1">a apopadi</text:span><text:tab/><text:span text:style-name="T4">subst masc</text:span> <text:span text:style-name="T1">pintado</text:span> peixe</text:p>
      <text:p text:style-name="P4"/>
      <text:p text:style-name="P4"><text:span text:style-name="T1">-ataco</text:span><text:tab/><text:span text:style-name="T4">vi, vt</text:span> <text:span text:style-name="T1">prestar atenção</text:span></text:p>
      <text:p text:style-name="P4"/>
      <text:p text:style-name="P4"><text:span text:style-name="T1">-atala</text:span><text:span text:style-name="T2">g</text:span><text:span text:style-name="T1">adi</text:span><text:tab/><text:span text:style-name="T4">vt</text:span> <text:span text:style-name="T1">fazer algo brilhar</text:span></text:p>
      <text:p text:style-name="P4"><text:tab/><text:span text:style-name="T1">-atale</text:span> brilhar</text:p>
      <text:p text:style-name="P4"/>
      <text:p text:style-name="P4"><text:span text:style-name="T1">-atale</text:span><text:tab/><text:span text:style-name="T4">vi, vt</text:span> <text:span text:style-name="T1">brilhar</text:span></text:p>
      <text:p text:style-name="P4"><text:tab/><text:span text:style-name="T1">-atala</text:span><text:span text:style-name="T2">g</text:span><text:span text:style-name="T1">adi</text:span> brilhar</text:p>
      <text:p text:style-name="P4"/>
      <text:p text:style-name="P4"><text:span text:style-name="T1">atalee</text:span><text:span text:style-name="T2">g</text:span><text:span text:style-name="T1">ica</text:span><text:tab/><text:span text:style-name="T4">dem pro neg</text:span> <text:span text:style-name="T1">não tem mais</text:span></text:p>
      <text:p text:style-name="P4"><text:tab/><text:span text:style-name="T5">ate-ee</text:span><text:span text:style-name="T3">g</text:span><text:span text:style-name="T5">ica</text:span><text:span text:style-name="T4"> (fala da mulher)</text:span></text:p>
      <text:p text:style-name="P4"><text:tab/><text:span text:style-name="T1">a</text:span><text:span text:style-name="T2">g</text:span><text:span text:style-name="T1">alee</text:span><text:span text:style-name="T2">g</text:span><text:span text:style-name="T1">ica</text:span> não tem mais</text:p>
      <text:p text:style-name="P4"/>
      <text:p text:style-name="P4"><text:span text:style-name="T1">-atama</text:span><text:span text:style-name="T2">g</text:span><text:span text:style-name="T1">ate</text:span><text:tab/><text:span text:style-name="T4">vt</text:span> <text:span text:style-name="T1">fazer desviar</text:span> pode ser usado fisicamente, p.ex. guiando animal; ou pode ser abstratamente, p.ex. desviar do mal</text:p>
      <text:p text:style-name="P4"><text:tab/><text:span text:style-name="T1">-atama</text:span><text:span text:style-name="T2">g</text:span><text:span text:style-name="T1">atee(tege)</text:span> <text:span text:style-name="T4">(sinôn)</text:span></text:p>
      <text:p text:style-name="P4"/>
      <text:p text:style-name="P4"><text:span text:style-name="T1">-ata(tege)</text:span><text:tab/><text:span text:style-name="T4">vt</text:span> <text:span text:style-name="T1">1 desviar 2 evitar</text:span> pode ser abstrato</text:p>
      <text:p text:style-name="P4"><text:tab/><text:span text:style-name="T1">-atama</text:span><text:span text:style-name="T2">g</text:span><text:span text:style-name="T1">ate</text:span> fazer desviar</text:p>
      <text:p text:style-name="P4"/>
      <text:p text:style-name="P4">[Seite 24]</text:p>
      <text:p text:style-name="P4">[Spalte 1]</text:p>
      <text:p text:style-name="P4"/>
      <text:p text:style-name="P4"><text:span text:style-name="T1">ate</text:span><text:tab/><text:span text:style-name="T4">neg</text:span> <text:span text:style-name="T1">não</text:span> negação</text:p>
      <text:p text:style-name="P4"><text:tab/><text:span text:style-name="T1">ate lii</text:span><text:span text:style-name="T2">g</text:span><text:span text:style-name="T1">enatakane</text:span><text:span text:style-name="T2">g</text:span><text:span text:style-name="T1">egi</text:span> não foi ele que mandou</text:p>
      <text:p text:style-name="P4"/>
      <text:p text:style-name="P4"><text:span text:style-name="T1">-a(te)</text:span><text:tab/><text:span text:style-name="T4">vt</text:span> <text:span text:style-name="T1">1 por, colocar num lugar 2 começar a ...</text:span></text:p>
      <text:p text:style-name="P4"><text:tab/><text:span text:style-name="T1">idi -a(te)</text:span> <text:span text:style-name="T4">(forma mais completa)</text:span></text:p>
      <text:p text:style-name="P4"><text:tab/><text:span text:style-name="T1">-a(tigi</text:span> levar para certo lugar, apelar</text:p>
      <text:p text:style-name="P4"/>
      <text:p text:style-name="P4"><text:span text:style-name="T1">ateci</text:span><text:span text:style-name="T2">g</text:span><text:span text:style-name="T1">ini</text:span><text:tab/><text:span text:style-name="T4">núm</text:span> <text:span text:style-name="T1">um pouco</text:span></text:p>
      <text:p text:style-name="P4"><text:soft-page-break/></text:p>
      <text:p text:style-name="P4"><text:span text:style-name="T1">-ateco</text:span><text:span text:style-name="T2">g</text:span><text:span text:style-name="T1">o</text:span><text:tab/><text:span text:style-name="T4">vt</text:span> <text:span text:style-name="T1">1 ajuntar 2 congregar</text:span></text:p>
      <text:p text:style-name="P4"><text:tab/><text:span text:style-name="T1">-ateco</text:span><text:span text:style-name="T2">g</text:span><text:span text:style-name="T1">otee</text:span> congregar</text:p>
      <text:p text:style-name="P4"/>
      <text:p text:style-name="P4"><text:span text:style-name="T1">-ateco</text:span><text:span text:style-name="T2">g</text:span><text:span text:style-name="T1">otee</text:span><text:tab/><text:span text:style-name="T4">vi</text:span> <text:span text:style-name="T1">1 congregar 2 ajuntar</text:span></text:p>
      <text:p text:style-name="P4"><text:tab/><text:span text:style-name="T1">-ateco</text:span><text:span text:style-name="T2">g</text:span><text:span text:style-name="T1">o</text:span> ajuntar</text:p>
      <text:p text:style-name="P4"/>
      <text:p text:style-name="P4"><text:span text:style-name="T1">ate</text:span><text:span text:style-name="T2">g</text:span><text:span text:style-name="T1">egi</text:span><text:tab/><text:span text:style-name="T4">subst masc</text:span> <text:span text:style-name="T1">pessoa que não compartilha</text:span> pessoa que não solta a mão para outros</text:p>
      <text:p text:style-name="P4"/>
      <text:p text:style-name="P4"><text:span text:style-name="T1">atele não é bom</text:span> usado mais em responder</text:p>
      <text:p text:style-name="P4"><text:tab/><text:span text:style-name="T1">ate-ele</text:span></text:p>
      <text:p text:style-name="P4"><text:tab/><text:span text:style-name="T1">a</text:span><text:span text:style-name="T2">g</text:span><text:span text:style-name="T1">ele</text:span> não é bom</text:p>
      <text:p text:style-name="P4"><text:tab/><text:span text:style-name="T1">ate</text:span> negação</text:p>
      <text:p text:style-name="P4"/>
      <text:p text:style-name="P4"><text:span text:style-name="T1">-atemati</text:span><text:tab/><text:span text:style-name="T4">vt</text:span> <text:span text:style-name="T1">1 contar 2 informar</text:span> usado para fofoca, geralmente mensagem curta</text:p>
      <text:p text:style-name="P4"><text:tab/><text:span text:style-name="T1">-atematika</text:span> contar histórias ou mensagem</text:p>
      <text:p text:style-name="P4"><text:tab/><text:span text:style-name="T1">-dinatemati</text:span> confessar</text:p>
      <text:p text:style-name="P4"/>
      <text:p text:style-name="P4"><text:span text:style-name="T1">-atematigo -atematiko</text:span><text:tab/><text:span text:style-name="T4">subst</text:span> <text:span text:style-name="T1">história, narração</text:span></text:p>
      <text:p text:style-name="P4"><text:tab/><text:span text:style-name="T1">-atematika</text:span> contar hístorias ou mensagem</text:p>
      <text:p text:style-name="P4"/>
      <text:p text:style-name="P4"><text:span text:style-name="T1">-atematika</text:span><text:tab/><text:span text:style-name="T4">vi</text:span> <text:span text:style-name="T1">contar histórias ou mensagem</text:span></text:p>
      <text:p text:style-name="P4"><text:tab/><text:span text:style-name="T5">-e-eematika</text:span><text:span text:style-name="T4"> (fala da mulher)</text:span> mensagens mais compridas</text:p>
      <text:p text:style-name="P4"><text:tab/><text:span text:style-name="T1">atematikane</text:span><text:span text:style-name="T2">g</text:span><text:span text:style-name="T1">egi</text:span> contador de histórias</text:p>
      <text:p text:style-name="P4"><text:tab/><text:span text:style-name="T1">-atematikana</text:span><text:span text:style-name="T2">g</text:span><text:span text:style-name="T1">adi</text:span> lugar (de) para contar histórias</text:p>
      <text:p text:style-name="P4"/>
      <text:p text:style-name="P4">[Seite 24]</text:p>
      <text:p text:style-name="P4">[Spalte 2]</text:p>
      <text:p text:style-name="P4"/>
      <text:p text:style-name="P4"><text:span text:style-name="T1">atematikane</text:span><text:span text:style-name="T2">g</text:span><text:span text:style-name="T1">egi atematikana</text:span><text:span text:style-name="T2">g</text:span><text:span text:style-name="T1">a</text:span><text:span text:style-name="T2">g</text:span><text:span text:style-name="T1">a atematikane</text:span><text:span text:style-name="T2">g</text:span><text:span text:style-name="T1">egipi</text:span><text:tab/><text:span text:style-name="T4">(ger) subst masc</text:span> contador</text:p>
      <text:p text:style-name="P4"><text:tab/><text:span text:style-name="T1">atematikane</text:span><text:span text:style-name="T2">g</text:span><text:span text:style-name="T1">e</text:span> <text:span text:style-name="T4">(forma fem)</text:span> de histórias</text:p>
      <text:p text:style-name="P4"><text:tab/><text:span text:style-name="T1">-atematika</text:span> contar histórias ou mensagem</text:p>
      <text:p text:style-name="P4"/>
      <text:p text:style-name="P4"><text:span text:style-name="T1">-atena</text:span><text:span text:style-name="T2">g</text:span><text:span text:style-name="T1">a</text:span><text:tab/><text:span text:style-name="T4">vi</text:span> <text:span text:style-name="T1">tocar instrumento</text:span></text:p>
      <text:p text:style-name="P4"><text:tab/><text:span text:style-name="T1">-ate(tigi</text:span> tocar (instrumento)</text:p>
      <text:p text:style-name="P4"><text:tab/><text:span text:style-name="T1">natena</text:span><text:span text:style-name="T2">g</text:span><text:span text:style-name="T1">ana</text:span><text:span text:style-name="T2">g</text:span><text:span text:style-name="T1">a</text:span> tocador</text:p>
      <text:p text:style-name="P4"/>
      <text:p text:style-name="P4"><text:span text:style-name="T1">-atene</text:span><text:span text:style-name="T2">g</text:span><text:span text:style-name="T1">e(tibece)</text:span><text:tab/><text:span text:style-name="T4">vi</text:span> <text:span text:style-name="T1">fazer enxergar</text:span></text:p>
      <text:p text:style-name="P4"/>
      <text:p text:style-name="P4"><text:span text:style-name="T1">-atepa</text:span><text:span text:style-name="T2">g</text:span><text:span text:style-name="T1">adi</text:span><text:tab/><text:span text:style-name="T4">vt</text:span> <text:span text:style-name="T1">amassar</text:span></text:p>
      <text:p text:style-name="P4"/>
      <text:p text:style-name="P4"><text:span text:style-name="T1">-ate(tibece)</text:span><text:tab/><text:span text:style-name="T4">vi</text:span> <text:span text:style-name="T1">1 ver 2 enxergar</text:span></text:p>
      <text:p text:style-name="P4"/>
      <text:p text:style-name="P4"><text:span text:style-name="T1">-ate(tigi)</text:span><text:tab/><text:span text:style-name="T4">vt</text:span> <text:span text:style-name="T1">tocar instrumento</text:span></text:p>
      <text:p text:style-name="P4"><text:tab/><text:span text:style-name="T1">-atena</text:span><text:span text:style-name="T2">g</text:span><text:span text:style-name="T1">a</text:span> tocar instrumento</text:p>
      <text:p text:style-name="P4"><text:tab/><text:span text:style-name="T1">natena</text:span><text:span text:style-name="T2">g</text:span><text:span text:style-name="T1">ana</text:span><text:span text:style-name="T2">g</text:span><text:span text:style-name="T1">a</text:span> tocar música</text:p>
      <text:p text:style-name="P4"/>
      <text:p text:style-name="P4"><text:span text:style-name="T1">-a(ti)</text:span><text:tab/><text:span text:style-name="T4">vt</text:span> <text:span text:style-name="T1">plantar</text:span></text:p>
      <text:p text:style-name="P4"><text:tab/><text:span text:style-name="T1">-ejana</text:span><text:span text:style-name="T2">g</text:span><text:span text:style-name="T1">a</text:span> plantar</text:p>
      <text:p text:style-name="P4"/>
      <text:p text:style-name="P4"><text:span text:style-name="T1">-atiadi</text:span><text:tab/><text:span text:style-name="T4">vi</text:span> <text:span text:style-name="T1">gemer</text:span></text:p>
      <text:p text:style-name="P4"/>
      <text:p text:style-name="P4"><text:soft-page-break/><text:span text:style-name="T1">atica</text:span><text:tab/><text:span text:style-name="T4">dem pro neg</text:span> <text:span text:style-name="T1">não existe, não tem duma vez</text:span></text:p>
      <text:p text:style-name="P4"><text:tab/><text:span text:style-name="T1">ate ica</text:span></text:p>
      <text:p text:style-name="P4"><text:tab/><text:span text:style-name="T1">ate</text:span> negação</text:p>
      <text:p text:style-name="P4"/>
      <text:p text:style-name="P4"><text:span text:style-name="T1">aticada</text:span><text:span text:style-name="T2">g</text:span><text:span text:style-name="T1">a</text:span><text:tab/><text:span text:style-name="T4">adv</text:span> <text:span text:style-name="T1">nunca</text:span></text:p>
      <text:p text:style-name="P4"><text:tab/><text:span text:style-name="T1">ate icada</text:span><text:span text:style-name="T2">g</text:span><text:span text:style-name="T1">a</text:span></text:p>
      <text:p text:style-name="P4"><text:tab/><text:span text:style-name="T1">ate</text:span> negação</text:p>
      <text:p text:style-name="P4"/>
      <text:p text:style-name="P4"><text:span text:style-name="T1">aticadixa</text:span><text:span text:style-name="T2">g</text:span><text:span text:style-name="T1">a aticadixadi</text:span><text:tab/><text:span text:style-name="T4">subst fem</text:span> <text:span text:style-name="T1">pernilongo</text:span> inseto</text:p>
      <text:p text:style-name="P4"/>
      <text:p text:style-name="P4"><text:span text:style-name="T1">aticidi</text:span><text:tab/><text:span text:style-name="T4">nom próp</text:span> <text:span text:style-name="T1">Campão</text:span> aldeia Kadiwéu em cima da Serra Bodoquena</text:p>
      <text:p text:style-name="P4"><text:tab/><text:span text:style-name="T1">atigo</text:span> mato pequeno</text:p>
      <text:p text:style-name="P4"/>
      <text:p text:style-name="P4">[Seite 25]</text:p>
      <text:p text:style-name="P4">[Spalte 1]</text:p>
      <text:p text:style-name="P4"/>
      <text:p text:style-name="P4"><text:span text:style-name="T1">aticilona</text:span><text:span text:style-name="T2">g</text:span><text:span text:style-name="T1">a aticilonadi</text:span><text:tab/><text:span text:style-name="T4">adj</text:span> <text:span text:style-name="T1">surdo</text:span></text:p>
      <text:p text:style-name="P4"/>
      <text:p text:style-name="P4"><text:span text:style-name="T1">-a(tigi)</text:span><text:tab/><text:span text:style-name="T4">vt</text:span> <text:span text:style-name="T1">1 uma maneira de falar 2 levar para certo lugar 3 apelar</text:span></text:p>
      <text:p text:style-name="P4"/>
      <text:p text:style-name="P4"><text:span text:style-name="T1">atigo aticidi</text:span><text:tab/><text:span text:style-name="T4">subst masc</text:span> <text:span text:style-name="T1">1 mato campão 2 mato pequeno</text:span></text:p>
      <text:p text:style-name="P4"/>
      <text:p text:style-name="P4"><text:span text:style-name="T1">-atiide</text:span><text:tab/><text:span text:style-name="T4">vi</text:span> <text:span text:style-name="T1">lagrimejar</text:span></text:p>
      <text:p text:style-name="P4"/>
      <text:p text:style-name="P4"><text:span text:style-name="T1">-atika(ta)</text:span><text:tab/><text:span text:style-name="T4">vt</text:span> <text:span text:style-name="T1">empregar</text:span> usar algo para fazer algo</text:p>
      <text:p text:style-name="P4"><text:tab/><text:span text:style-name="T1">-ati(ta)</text:span> usar, inventar um jeito para fazer algo</text:p>
      <text:p text:style-name="P4"><text:tab/><text:span text:style-name="T1">-ibake</text:span> ocupar, usar</text:p>
      <text:p text:style-name="P4"/>
      <text:p text:style-name="P4"><text:span text:style-name="T1">-atikole(teloco)</text:span><text:tab/><text:span text:style-name="T4">vt</text:span> <text:span text:style-name="T1">pingar sobre</text:span></text:p>
      <text:p text:style-name="P4"/>
      <text:p text:style-name="P4"><text:span text:style-name="T1">-atime</text:span><text:span text:style-name="T2">g</text:span><text:span text:style-name="T1">e</text:span><text:tab/><text:span text:style-name="T4">vt</text:span> <text:span text:style-name="T1">1 assustar 2 bagunçar</text:span></text:p>
      <text:p text:style-name="P4"/>
      <text:p text:style-name="P4"><text:span text:style-name="T1">-ati(ta)</text:span><text:tab/><text:span text:style-name="T4">vt</text:span> <text:span text:style-name="T1">fazer alguma coisa</text:span> inventar um jeito para fazer algo</text:p>
      <text:p text:style-name="P4"><text:tab/><text:span text:style-name="T1">-atika(ta)</text:span> empregar</text:p>
      <text:p text:style-name="P4"><text:tab/><text:span text:style-name="T1">-ibake</text:span> ocupar, usar</text:p>
      <text:p text:style-name="P4"/>
      <text:p text:style-name="P4"><text:span text:style-name="T1">-atita</text:span><text:span text:style-name="T2">g</text:span><text:span text:style-name="T1">adi(ti)</text:span><text:tab/><text:span text:style-name="T4">vt</text:span> <text:span text:style-name="T1">afirmar</text:span> fazer ficar firme</text:p>
      <text:p text:style-name="P4"/>
      <text:p text:style-name="P4"><text:span text:style-name="T1">-atitata</text:span><text:tab/><text:span text:style-name="T4">vt</text:span> <text:span text:style-name="T1">perturbar</text:span></text:p>
      <text:p text:style-name="P4"><text:tab/><text:span text:style-name="T1">-atitataka</text:span> perturbar</text:p>
      <text:p text:style-name="P4"/>
      <text:p text:style-name="P4"><text:span text:style-name="T1">-atitataka</text:span><text:tab/><text:span text:style-name="T4">vi</text:span> <text:span text:style-name="T1">perturbar</text:span></text:p>
      <text:p text:style-name="P4"><text:tab/><text:span text:style-name="T1">-atitata</text:span> perturbar</text:p>
      <text:p text:style-name="P4"/>
      <text:p text:style-name="P4"><text:span text:style-name="T1">-atite</text:span><text:tab/><text:span text:style-name="T4">vi</text:span> <text:span text:style-name="T1">ficar firme</text:span> pau no chão, pessoa na sua crença</text:p>
      <text:p text:style-name="P4"/>
      <text:p text:style-name="P4"><text:span text:style-name="T1">ato atoli</text:span><text:tab/><text:span text:style-name="T4">subst masc</text:span> <text:span text:style-name="T1">arma-do-gato</text:span> pássaro</text:p>
      <text:p text:style-name="P4"/>
      <text:p text:style-name="P4"><text:span text:style-name="T1">-ato</text:span><text:tab/><text:span text:style-name="T4">vi</text:span> <text:span text:style-name="T1">bocejar</text:span></text:p>
      <text:p text:style-name="P4"/>
      <text:p text:style-name="P4">[Seite 25]</text:p>
      <text:p text:style-name="P4">[Spalte 2]</text:p>
      <text:p text:style-name="P4"><text:soft-page-break/></text:p>
      <text:p text:style-name="P4"><text:span text:style-name="T1">-atoadi</text:span><text:tab/><text:span text:style-name="T4">vi</text:span> <text:span text:style-name="T1">correr</text:span> água (só) correndo</text:p>
      <text:p text:style-name="P4"/>
      <text:p text:style-name="P4"><text:span text:style-name="T1">-atobi -atopidi</text:span><text:tab/><text:span text:style-name="T4">subst masc</text:span> <text:span text:style-name="T1">rosto de ...</text:span></text:p>
      <text:p text:style-name="P4"/>
      <text:p text:style-name="P4"><text:span text:style-name="T1">-ato</text:span><text:span text:style-name="T2">g</text:span><text:span text:style-name="T1">odi</text:span><text:tab/><text:span text:style-name="T4">vi</text:span> <text:span text:style-name="T1">cegar</text:span></text:p>
      <text:p text:style-name="P4"/>
      <text:p text:style-name="P4"><text:span text:style-name="T1">-atoke</text:span><text:tab/><text:span text:style-name="T4">vt</text:span> <text:span text:style-name="T1">bater com a mão</text:span> bater, p.ex., na porta</text:p>
      <text:p text:style-name="P4"/>
      <text:p text:style-name="P4"><text:span text:style-name="T1">atooa</text:span><text:tab/><text:span text:style-name="T4">adv</text:span> <text:span text:style-name="T1">à toa, não adiante port</text:span></text:p>
      <text:p text:style-name="P4"/>
      <text:p text:style-name="P4"><text:span text:style-name="T1">-atope</text:span><text:tab/><text:span text:style-name="T4">vi</text:span> <text:span text:style-name="T1">1 colidir 2 rebentar</text:span></text:p>
      <text:p text:style-name="P4"><text:tab/><text:span text:style-name="T1">-atopenigi</text:span> arma de ...</text:p>
      <text:p text:style-name="P4"/>
      <text:p text:style-name="P4"><text:span text:style-name="T1">-atope</text:span><text:tab/><text:span text:style-name="T4">vt</text:span> <text:span text:style-name="T1">1 aumentar dinheiro 2 restaurar</text:span></text:p>
      <text:p text:style-name="P4"/>
      <text:p text:style-name="P4"><text:span text:style-name="T1">-atopenigi -atopena</text:span><text:span text:style-name="T2">g</text:span><text:span text:style-name="T1">a</text:span><text:tab/><text:span text:style-name="T4">subst fem</text:span> <text:span text:style-name="T1">arma</text:span></text:p>
      <text:p text:style-name="P4"><text:tab/><text:span text:style-name="T1">-atope</text:span> rebentar</text:p>
      <text:p text:style-name="P4"/>
      <text:p text:style-name="P4"><text:span text:style-name="T1">-awace</text:span><text:tab/><text:span text:style-name="T4">vi</text:span> <text:span text:style-name="T1">partir</text:span></text:p>
      <text:p text:style-name="P4"/>
      <text:p text:style-name="P4"><text:span text:style-name="T1">-awakade</text:span><text:tab/><text:span text:style-name="T4">vi</text:span> <text:span text:style-name="T1">apalpar</text:span> só no escuro</text:p>
      <text:p text:style-name="P4"/>
      <text:p text:style-name="P4"><text:span text:style-name="T1">-awake</text:span><text:tab/><text:span text:style-name="T4">vi</text:span> <text:span text:style-name="T1">deitar-se para descansar</text:span></text:p>
      <text:p text:style-name="P4"/>
      <text:p text:style-name="P4"><text:span text:style-name="T1">-awalace</text:span><text:tab/><text:span text:style-name="T4">vt</text:span> <text:span text:style-name="T1">1 rachar 2 dividir 3 repartir</text:span></text:p>
      <text:p text:style-name="P4"><text:tab/><text:span text:style-name="T1">-awalace(tiwage)</text:span> separar, dividir pessoas</text:p>
      <text:p text:style-name="P4"/>
      <text:p text:style-name="P4"><text:span text:style-name="T1">-awalace(tiwage)</text:span><text:tab/><text:span text:style-name="T4">vt</text:span> <text:span text:style-name="T1">separar, dividir</text:span> só pessoas ou animais</text:p>
      <text:p text:style-name="P4"><text:tab/><text:span text:style-name="T1">-awalace</text:span> rachar, dividir</text:p>
      <text:p text:style-name="P4"/>
      <text:p text:style-name="P4"><text:span text:style-name="T1">-awale</text:span><text:tab/><text:span text:style-name="T4">vt</text:span> <text:span text:style-name="T1">babar</text:span> deixando saliva cair</text:p>
      <text:p text:style-name="P4"><text:tab/><text:span text:style-name="T1">-awalena</text:span><text:span text:style-name="T2">g</text:span><text:span text:style-name="T1">a</text:span> cuspir</text:p>
      <text:p text:style-name="P4"/>
      <text:p text:style-name="P4"><text:span text:style-name="T1">-awale</text:span><text:tab/><text:span text:style-name="T4">vi</text:span> <text:span text:style-name="T1">babar</text:span></text:p>
      <text:p text:style-name="P4"/>
      <text:p text:style-name="P4">[Seite 26]</text:p>
      <text:p text:style-name="P4">[Spalte 1]</text:p>
      <text:p text:style-name="P4"/>
      <text:p text:style-name="P4"><text:span text:style-name="T1">-awalena</text:span><text:span text:style-name="T2">g</text:span><text:span text:style-name="T1">a</text:span><text:tab/><text:span text:style-name="T4">vi</text:span> <text:span text:style-name="T1">cuspir</text:span></text:p>
      <text:p text:style-name="P4"><text:tab/><text:span text:style-name="T1">-awale</text:span> cuspir</text:p>
      <text:p text:style-name="P4"/>
      <text:p text:style-name="P4"><text:span text:style-name="T1">-awalige</text:span><text:span text:style-name="T2">g</text:span><text:span text:style-name="T1">e</text:span><text:tab/><text:span text:style-name="T4">vt</text:span> <text:span text:style-name="T1">dirigir</text:span> pode ser carro, carreta, animal, pessoas, barco</text:p>
      <text:p text:style-name="P4"><text:tab/><text:span text:style-name="T1">-awaligi</text:span> andar, passear</text:p>
      <text:p text:style-name="P4"/>
      <text:p text:style-name="P4"><text:span text:style-name="T1">awalige</text:span><text:span text:style-name="T2">g</text:span><text:span text:style-name="T1">egi awalige</text:span><text:span text:style-name="T2">g</text:span><text:span text:style-name="T1">egipi</text:span><text:tab/><text:span text:style-name="T4">subst masc</text:span> <text:span text:style-name="T1">visitantes</text:span></text:p>
      <text:p text:style-name="P4"><text:tab/><text:span text:style-name="T1">awalige</text:span><text:span text:style-name="T2">g</text:span><text:span text:style-name="T1">e</text:span> <text:span text:style-name="T4">(forma fem)</text:span></text:p>
      <text:p text:style-name="P4"><text:tab/><text:span text:style-name="T1">-awaligi</text:span> andar</text:p>
      <text:p text:style-name="P4"/>
      <text:p text:style-name="P4"><text:span text:style-name="T1">-awaligi</text:span><text:tab/><text:span text:style-name="T4">vi</text:span> <text:span text:style-name="T1">andar</text:span></text:p>
      <text:p text:style-name="P4"><text:tab/><text:span text:style-name="T1">-awaligi(tibeci)</text:span> passear</text:p>
      <text:p text:style-name="P4"/>
      <text:p text:style-name="P4"><text:soft-page-break/><text:span text:style-name="T1">-awaligi(tibeci)</text:span><text:tab/><text:span text:style-name="T4">vi</text:span> <text:span text:style-name="T1">passear</text:span></text:p>
      <text:p text:style-name="P4"><text:tab/><text:span text:style-name="T1">-awaligi</text:span> andar</text:p>
      <text:p text:style-name="P4"/>
      <text:p text:style-name="P4"><text:span text:style-name="T1">-awana</text:span><text:span text:style-name="T2">g</text:span><text:span text:style-name="T1">adi(tege)</text:span><text:tab/><text:span text:style-name="T4">vt</text:span> <text:span text:style-name="T1">1 ajuntar 2 misturar 3 pegar junto</text:span> misturar sólidos, líquidos, pessoas, animais</text:p>
      <text:p text:style-name="P4"/>
      <text:p text:style-name="P4"><text:span text:style-name="T1">-awa(tege)</text:span><text:tab/><text:span text:style-name="T4">vt</text:span> <text:span text:style-name="T1">estar junto com, no meio de</text:span></text:p>
      <text:p text:style-name="P4"/>
      <text:p text:style-name="P4"><text:span text:style-name="T1">-awe</text:span><text:tab/><text:span text:style-name="T4">vt</text:span> <text:span text:style-name="T1">soprar (sobre)</text:span></text:p>
      <text:p text:style-name="P4"/>
      <text:p text:style-name="P4"><text:span text:style-name="T1">-áwe</text:span><text:tab/><text:span text:style-name="T4">vi</text:span> <text:span text:style-name="T1">ter fruto (muito)</text:span> <text:span text:style-name="T4">(só forma de 3</text:span><text:span text:style-name="T7">a</text:span><text:span text:style-name="T4"> pessoa)</text:span></text:p>
      <text:p text:style-name="P4"/>
      <text:p text:style-name="P4"><text:span text:style-name="T1">-awela</text:span><text:tab/><text:span text:style-name="T4">vi</text:span> <text:span text:style-name="T1">levar susto</text:span> de medo ou surpresa</text:p>
      <text:p text:style-name="P4"><text:tab/><text:span text:style-name="T1">awele</text:span><text:span text:style-name="T2">g</text:span><text:span text:style-name="T1">egi</text:span> surpresa, susto</text:p>
      <text:p text:style-name="P4"><text:tab/><text:span text:style-name="T1">-nawela</text:span><text:span text:style-name="T2">g</text:span><text:span text:style-name="T1">adi</text:span> assustar alguém</text:p>
      <text:p text:style-name="P4"/>
      <text:p text:style-name="P4"><text:span text:style-name="T1">awele</text:span><text:span text:style-name="T2">g</text:span><text:span text:style-name="T1">egi</text:span><text:tab/><text:span text:style-name="T4">adv</text:span> <text:span text:style-name="T1">1 com susto 2 de surpresa</text:span></text:p>
      <text:p text:style-name="P4"><text:tab/><text:span text:style-name="T1">-awela</text:span> levar susto</text:p>
      <text:p text:style-name="P4"/>
      <text:p text:style-name="P4"><text:span text:style-name="T1">-awelete</text:span><text:tab/><text:span text:style-name="T4">subst fem</text:span> <text:span text:style-name="T1">peito de mulher</text:span></text:p>
      <text:p text:style-name="P4"/>
      <text:p text:style-name="P4"><text:span text:style-name="T1">awenana</text:span><text:span text:style-name="T2">g</text:span><text:span text:style-name="T1">a awenana</text:span><text:span text:style-name="T2">g</text:span><text:span text:style-name="T1">alo</text:span><text:tab/><text:span text:style-name="T4">adj</text:span> <text:span text:style-name="T1">curvado</text:span></text:p>
      <text:p text:style-name="P4"/>
      <text:p text:style-name="P4"><text:span text:style-name="T1">-awi</text:span><text:tab/><text:span text:style-name="T4">vi</text:span> <text:span text:style-name="T1">caçar</text:span></text:p>
      <text:p text:style-name="P4"/>
      <text:p text:style-name="P4">[Seite 26]</text:p>
      <text:p text:style-name="P4">[Spalte 2]</text:p>
      <text:p text:style-name="P4"/>
      <text:p text:style-name="P4"><text:span text:style-name="T1">-awice</text:span><text:tab/><text:span text:style-name="T4">vi</text:span> <text:span text:style-name="T1">assustar-se</text:span> p.ex., assustado de repente por dor, etc.</text:p>
      <text:p text:style-name="P4"/>
      <text:p text:style-name="P4"><text:span text:style-name="T1">awicije awicijipi</text:span><text:tab/><text:span text:style-name="T4">subst fem</text:span> <text:span text:style-name="T1">moça</text:span></text:p>
      <text:p text:style-name="P4"/>
      <text:p text:style-name="P4"><text:span text:style-name="T1">awicijipi awicijipili</text:span><text:tab/><text:span text:style-name="T4">subst masc</text:span> <text:span text:style-name="T1">formiga “cayapó”</text:span></text:p>
      <text:p text:style-name="P4"/>
      <text:p text:style-name="P4"><text:span text:style-name="T1">-awie</text:span><text:tab/><text:span text:style-name="T4">vt</text:span> <text:span text:style-name="T1">duvidar</text:span></text:p>
      <text:p text:style-name="P4"><text:tab/><text:span text:style-name="T1">-awienataka duvidar</text:span></text:p>
      <text:p text:style-name="P4"/>
      <text:p text:style-name="P4"><text:span text:style-name="T1">-awienataka</text:span><text:tab/><text:span text:style-name="T4">vi</text:span> <text:span text:style-name="T1">duvidar</text:span></text:p>
      <text:p text:style-name="P4"><text:tab/><text:span text:style-name="T1">-awie</text:span> duvidar</text:p>
      <text:p text:style-name="P4"/>
      <text:p text:style-name="P4"><text:span text:style-name="T1">-awigice</text:span><text:tab/><text:span text:style-name="T4">vi</text:span> <text:span text:style-name="T1">1 tremer 2 tremular</text:span></text:p>
      <text:p text:style-name="P4"/>
      <text:p text:style-name="P4"><text:span text:style-name="T1">awi-ii</text:span><text:tab/><text:span text:style-name="T4">adv temp</text:span> <text:span text:style-name="T1">a tarde</text:span> <text:span text:style-name="T4">(fala da mulher)</text:span></text:p>
      <text:p text:style-name="P4"><text:tab/><text:span text:style-name="T2">g</text:span><text:span text:style-name="T1">ocidi</text:span> <text:span text:style-name="T4">(fala do homem)</text:span></text:p>
      <text:p text:style-name="P4"/>
      <text:p text:style-name="P4"><text:span text:style-name="T1">-awiile</text:span><text:tab/><text:span text:style-name="T4">vt</text:span> <text:span text:style-name="T1">1 andar ao redor 2 rodear</text:span></text:p>
      <text:p text:style-name="P4"/>
      <text:p text:style-name="P4"><text:span text:style-name="T1">-awiilite</text:span><text:tab/><text:span text:style-name="T4">vi</text:span> <text:span text:style-name="T1">1 revolver 2 fazer piruletas</text:span></text:p>
      <text:p text:style-name="P4"/>
      <text:p text:style-name="P4"><text:span text:style-name="T1">-awiilite(tijo)</text:span><text:tab/><text:span text:style-name="T4">vi</text:span> <text:span text:style-name="T1">virar-se</text:span></text:p>
      <text:p text:style-name="P4"/>
      <text:p text:style-name="P4"><text:span text:style-name="T1">awii(te)</text:span><text:tab/><text:span text:style-name="T4">vt</text:span> <text:span text:style-name="T1">faça!</text:span> <text:span text:style-name="T4">(forma da 2</text:span><text:span text:style-name="T7">a</text:span><text:span text:style-name="T4"> pessoa)</text:span></text:p>
      <text:p text:style-name="P4"><text:soft-page-break/><text:tab/><text:span text:style-name="T1">-ao(te)</text:span> fazer, criar</text:p>
      <text:p text:style-name="P4"/>
      <text:p text:style-name="P4"><text:span text:style-name="T1">-awikajegi -awikajetedi</text:span><text:tab/><text:span text:style-name="T4">subst masc</text:span> <text:span text:style-name="T1">carne de caça de ...</text:span></text:p>
      <text:p text:style-name="P4"/>
      <text:p text:style-name="P4"><text:span text:style-name="T1">-awikode</text:span><text:tab/><text:span text:style-name="T4">vi</text:span> <text:span text:style-name="T1">1 sofrer 2 passar mal</text:span></text:p>
      <text:p text:style-name="P4"><text:tab/><text:span text:style-name="T1">-awikodigi</text:span> sofrimento</text:p>
      <text:p text:style-name="P4"/>
      <text:p text:style-name="P4"><text:span text:style-name="T1">-awikodigi -awikodico</text:span><text:tab/><text:span text:style-name="T4">subst masc</text:span> <text:span text:style-name="T1">sofrimento</text:span></text:p>
      <text:p text:style-name="P4"><text:tab/><text:span text:style-name="T1">-awikode</text:span> sofrer, passar mal</text:p>
      <text:p text:style-name="P4"/>
      <text:p text:style-name="P4"><text:span text:style-name="T1">awikotaagi awikotaagipi</text:span><text:tab/><text:span text:style-name="T4">subst masc</text:span> <text:span text:style-name="T1">mendigo</text:span></text:p>
      <text:p text:style-name="P4"><text:tab/><text:span text:style-name="T1">awikotaa</text:span> <text:span text:style-name="T4">(forma fem)</text:span></text:p>
      <text:p text:style-name="P4"><text:tab/><text:span text:style-name="T1">-awikode</text:span> sofrer, passar mal</text:p>
      <text:p text:style-name="P4"/>
      <text:p text:style-name="P4">[Seite 27]</text:p>
      <text:p text:style-name="P4">[Spalte 1]</text:p>
      <text:p text:style-name="P4"/>
      <text:p text:style-name="P4"><text:span text:style-name="T1">-awilile</text:span><text:tab/><text:span text:style-name="T4">vt</text:span> <text:span text:style-name="T1">enrolar</text:span> pode ser pedra, bola</text:p>
      <text:p text:style-name="P4"/>
      <text:p text:style-name="P4"><text:span text:style-name="T1">-awime</text:span><text:tab/><text:span text:style-name="T4">vt</text:span> <text:span text:style-name="T1">furar</text:span> fazer um buraco</text:p>
      <text:p text:style-name="P4"><text:tab/><text:span text:style-name="T1">-apoace</text:span> furar - buraco pequeno</text:p>
      <text:p text:style-name="P4"/>
      <text:p text:style-name="P4"><text:span text:style-name="T1">awitakegi awitaka</text:span><text:span text:style-name="T2">g</text:span><text:span text:style-name="T1">a awitakegipi</text:span><text:tab/><text:span text:style-name="T4">(ger) subst masc</text:span> <text:span text:style-name="T1">pessoa mentirosa</text:span></text:p>
      <text:p text:style-name="P4"><text:tab/><text:span text:style-name="T1">awitake</text:span> <text:span text:style-name="T4">(forma fem)</text:span></text:p>
      <text:p text:style-name="P4"/>
      <text:p text:style-name="P4"><text:span text:style-name="T1">awitine</text:span><text:span text:style-name="T2">g</text:span><text:span text:style-name="T1">e</text:span><text:tab/><text:span text:style-name="T4">subst fem</text:span> <text:span text:style-name="T1">1 tanque 2 mulher coçando</text:span></text:p>
      <text:p text:style-name="P4"/>
      <text:p text:style-name="P4"><text:span text:style-name="T1">awitine</text:span><text:span text:style-name="T2">g</text:span><text:span text:style-name="T1">egi awiti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pessoa coçando</text:span></text:p>
      <text:p text:style-name="P4"><text:tab/><text:span text:style-name="T1">awitine</text:span><text:span text:style-name="T2">g</text:span><text:span text:style-name="T1">e</text:span> <text:span text:style-name="T4">(forma fem)</text:span></text:p>
      <text:p text:style-name="P4"/>
      <text:p text:style-name="P4"><text:span text:style-name="T1">-awodi</text:span><text:tab/><text:span text:style-name="T4">subst neutral</text:span> <text:span text:style-name="T1">sangue de ...</text:span></text:p>
      <text:p text:style-name="P4"/>
      <text:p text:style-name="P4"><text:span text:style-name="T1">awodina</text:span><text:tab/><text:span text:style-name="T4">subst</text:span> <text:span text:style-name="T1">hemorragia</text:span> só de mulher</text:p>
      <text:p text:style-name="P4"/>
      <text:p text:style-name="P4"><text:span text:style-name="T1">-awokoni</text:span><text:tab/><text:span text:style-name="T4">subst fem</text:span> <text:span text:style-name="T1">barriga da perna</text:span> <text:span text:style-name="T4">(não tem forma plural)</text:span></text:p>
      <text:p text:style-name="P4"/>
      <text:p text:style-name="P4"><text:span text:style-name="T1">awoona</text:span><text:span text:style-name="T2">g</text:span><text:span text:style-name="T1">a</text:span><text:tab/><text:span text:style-name="T4">subst fem</text:span> <text:span text:style-name="T1">coluna</text:span> pau principal de casa</text:p>
      <text:p text:style-name="P4"/>
      <text:p text:style-name="P4"><text:span text:style-name="T1">-axaboke(ti)</text:span><text:tab/><text:span text:style-name="T4">vi</text:span> <text:span text:style-name="T1">cair em água</text:span></text:p>
      <text:p text:style-name="P4"/>
      <text:p text:style-name="P4"><text:span text:style-name="T1">-axacogo -axacogoli</text:span><text:tab/><text:span text:style-name="T4">subst fem</text:span> <text:span text:style-name="T1">saia</text:span></text:p>
      <text:p text:style-name="P4"/>
      <text:p text:style-name="P4"><text:span text:style-name="T1">-axaco</text:span><text:span text:style-name="T2">g</text:span><text:span text:style-name="T1">o</text:span><text:tab/><text:span text:style-name="T4">vt</text:span> <text:span text:style-name="T1">bater</text:span> com pau, vara ou outra coisa, não com a mão</text:p>
      <text:p text:style-name="P4"><text:tab/><text:span text:style-name="T1">naxaco</text:span><text:span text:style-name="T2">g</text:span><text:span text:style-name="T1">odi</text:span> batidor de metal</text:p>
      <text:p text:style-name="P4"/>
      <text:p text:style-name="P4"><text:span text:style-name="T1">-axa</text:span><text:span text:style-name="T2">g</text:span><text:span text:style-name="T1">amena</text:span><text:span text:style-name="T2">g</text:span><text:span text:style-name="T1">a</text:span><text:tab/><text:span text:style-name="T4">vi</text:span> <text:span text:style-name="T1">mastigar</text:span></text:p>
      <text:p text:style-name="P4"/>
      <text:p text:style-name="P4"><text:span text:style-name="T1">-axape(tiwage)</text:span><text:tab/><text:span text:style-name="T4">vt</text:span> <text:span text:style-name="T1">fazer preso</text:span></text:p>
      <text:p text:style-name="P4"/>
      <text:p text:style-name="P4"><text:span text:style-name="T1">-axawa</text:span><text:tab/><text:span text:style-name="T4">vt</text:span> <text:span text:style-name="T1">ajudar</text:span></text:p>
      <text:p text:style-name="P4"><text:tab/><text:span text:style-name="T1">-axawanataka</text:span> cooperar</text:p>
      <text:p text:style-name="P4"><text:tab/><text:span text:style-name="T1">-dinaxawa</text:span> ajudar-se</text:p>
      <text:p text:style-name="P4"><text:soft-page-break/></text:p>
      <text:p text:style-name="P4">[Seite 27]</text:p>
      <text:p text:style-name="P4">[Spalte 2]</text:p>
      <text:p text:style-name="P4"/>
      <text:p text:style-name="P4"><text:span text:style-name="T1">-axawanataka</text:span><text:tab/><text:span text:style-name="T4">vi</text:span> <text:span text:style-name="T1">cooperar</text:span></text:p>
      <text:p text:style-name="P4"><text:tab/><text:span text:style-name="T1">-axawa-nataka</text:span></text:p>
      <text:p text:style-name="P4"><text:tab/><text:span text:style-name="T1">-axawa</text:span> ajudar</text:p>
      <text:p text:style-name="P4"/>
      <text:p text:style-name="P4"><text:span text:style-name="T1">-axawane</text:span><text:span text:style-name="T2">g</text:span><text:span text:style-name="T1">egi</text:span><text:tab/><text:span text:style-name="T4">subst masc</text:span> <text:span text:style-name="T1">ajuda para</text:span></text:p>
      <text:p text:style-name="P4"><text:tab/><text:span text:style-name="T2">g</text:span><text:span text:style-name="T1">adaxawane</text:span><text:span text:style-name="T2">g</text:span><text:span text:style-name="T1">egi</text:span> ajuda para você</text:p>
      <text:p text:style-name="P4"><text:tab/><text:span text:style-name="T1">-axawa</text:span> ajudar</text:p>
      <text:p text:style-name="P4"/>
      <text:p text:style-name="P4"><text:span text:style-name="T1">-axi</text:span><text:tab/><text:span text:style-name="T4">vi</text:span> <text:span text:style-name="T1">cativar</text:span></text:p>
      <text:p text:style-name="P4"/>
      <text:p text:style-name="P4"><text:span text:style-name="T1">-axilake(tibece)</text:span><text:tab/><text:span text:style-name="T4">vt</text:span> <text:span text:style-name="T1">sacudir</text:span> sacudir qualquer coisa que pode pegar na mão</text:p>
      <text:p text:style-name="P4"/>
      <text:p text:style-name="P4"><text:span text:style-name="T1">axiwana</text:span><text:span text:style-name="T2">g</text:span><text:span text:style-name="T1">a axiwanadi</text:span><text:tab/><text:span text:style-name="T4">subst masc</text:span> <text:span text:style-name="T1">dourado</text:span> peixe</text:p>
      <text:p text:style-name="P4"/>
      <text:p text:style-name="P4"><text:span text:style-name="T1">axiwana</text:span><text:span text:style-name="T2">g</text:span><text:span text:style-name="T1">a-liweena axiwana</text:span><text:span text:style-name="T2">g</text:span><text:span text:style-name="T1">a-liweena</text:span><text:span text:style-name="T2">g</text:span><text:span text:style-name="T1">a</text:span><text:tab/><text:span text:style-name="T4">subst fem</text:span> <text:span text:style-name="T1">ingá</text:span> fruta</text:p>
      <text:p text:style-name="P4"/>
      <text:p text:style-name="P4"><text:span text:style-name="T1">-axixa</text:span><text:span text:style-name="T2">g</text:span><text:span text:style-name="T1">ani</text:span><text:tab/><text:span text:style-name="T4">subst fem</text:span> <text:span text:style-name="T1">braço</text:span> parte mais para cima</text:p>
      <text:p text:style-name="P4"/>
      <text:p text:style-name="P4"><text:span text:style-name="T1">-axixe</text:span><text:tab/><text:span text:style-name="T4">vi</text:span> <text:span text:style-name="T1">ficar em silêncio</text:span> por causa de medo</text:p>
      <text:p text:style-name="P4"/>
      <text:p text:style-name="P4"><text:span text:style-name="T1">axoca-lapace</text:span><text:span text:style-name="T2">g</text:span><text:span text:style-name="T1">egi axoca-lapaca</text:span><text:span text:style-name="T2">g</text:span><text:span text:style-name="T1">axiidi</text:span><text:tab/><text:span text:style-name="T4">subst masc</text:span> <text:span text:style-name="T1">açucar</text:span> açucar branco <text:span text:style-name="T1">port</text:span></text:p>
      <text:p text:style-name="P4"><text:tab/><text:span text:style-name="T1">lapace</text:span><text:span text:style-name="T2">g</text:span><text:span text:style-name="T1">egi</text:span> branco</text:p>
      <text:p text:style-name="P4"/>
      <text:p text:style-name="P4"><text:span text:style-name="T1">-axodi</text:span><text:tab/><text:span text:style-name="T4">vi, vt</text:span> <text:span text:style-name="T1">pular</text:span></text:p>
      <text:p text:style-name="P4"><text:tab/><text:span text:style-name="T1">-axodi(ti)</text:span> embarcar no carro, barco, carreta</text:p>
      <text:p text:style-name="P4"><text:tab/><text:span text:style-name="T1">-axodi(tibige)</text:span> montar</text:p>
      <text:p text:style-name="P4"><text:tab/><text:span text:style-name="T1">-axodi(tice)</text:span> descer</text:p>
      <text:p text:style-name="P4"/>
      <text:p text:style-name="P4"><text:span text:style-name="T1">-axodi(ti)</text:span><text:tab/><text:span text:style-name="T4">vi, vt</text:span> <text:span text:style-name="T1">embarcar</text:span> num carro, carreta, barco</text:p>
      <text:p text:style-name="P4"/>
      <text:p text:style-name="P4"><text:span text:style-name="T1">-axodi(tibige); -axodi(teloco)</text:span><text:tab/><text:span text:style-name="T4">vi</text:span> <text:span text:style-name="T1">montar</text:span></text:p>
      <text:p text:style-name="P4"><text:tab/><text:span text:style-name="T1">-axodi</text:span> pular</text:p>
      <text:p text:style-name="P4"><text:tab/><text:span text:style-name="T1">-axodi(tice)</text:span> descer</text:p>
      <text:p text:style-name="P4"/>
      <text:p text:style-name="P4">[Seite 28]</text:p>
      <text:p text:style-name="P4">[Spalte 1]</text:p>
      <text:p text:style-name="P4"/>
      <text:p text:style-name="P4"><text:span text:style-name="T1">-axodi(tice)</text:span><text:tab/><text:span text:style-name="T4">vi</text:span> <text:span text:style-name="T1">descer</text:span> de cavalo, etc</text:p>
      <text:p text:style-name="P4"><text:tab/><text:span text:style-name="T1">-axodi pular</text:span></text:p>
      <text:p text:style-name="P4"/>
      <text:p text:style-name="P4"><text:span text:style-name="T1">-axokigi</text:span><text:tab/><text:span text:style-name="T4">adj</text:span> <text:span text:style-name="T1">velho</text:span></text:p>
      <text:p text:style-name="P4"/>
      <text:p text:style-name="P4"><text:span text:style-name="T1">-ayaage</text:span><text:tab/><text:span text:style-name="T4">vi</text:span> <text:span text:style-name="T1">gritar (de alegria)</text:span> fazer barulho, dar risadas, gritaria</text:p>
      <text:p text:style-name="P4"/>
      <text:p text:style-name="P4">[Seite 28]</text:p>
      <text:p text:style-name="P4">[Spalte 2]</text:p>
      <text:p text:style-name="P4"/>
      <text:p text:style-name="P4"><text:span text:style-name="T1">-ayo</text:span><text:tab/><text:span text:style-name="T4">vi</text:span> <text:span text:style-name="T1">1 voar 2 uma doença</text:span> quando doença, significa "voar embora"</text:p>
      <text:p text:style-name="P4"><text:soft-page-break/></text:p>
      <text:p text:style-name="P4"><text:span text:style-name="T1">-ayoke</text:span><text:tab/><text:span text:style-name="T4">vt</text:span> <text:span text:style-name="T1">exceder</text:span> pode usar para comparar, comparativos, superlativos</text:p>
      <text:p text:style-name="P4"/>
      <text:p text:style-name="P1">B - b</text:p>
      <text:p text:style-name="P4"/>
      <text:p text:style-name="P4">[Seite 28]</text:p>
      <text:p text:style-name="P4">[Spalte 1]</text:p>
      <text:p text:style-name="P4"/>
      <text:p text:style-name="P4"><text:span text:style-name="T1">baada</text:span><text:span text:style-name="T2">g</text:span><text:span text:style-name="T1">a</text:span><text:tab/><text:span text:style-name="T4">cont neg</text:span> <text:span text:style-name="T1">mas não</text:span> contraste, muitas vezes segue forma primária</text:p>
      <text:p text:style-name="P4"><text:tab/><text:span text:style-name="T1">baadi</text:span><text:span text:style-name="T2">g</text:span><text:span text:style-name="T1">ica</text:span> mas não tinha nada</text:p>
      <text:p text:style-name="P4"><text:tab/><text:span text:style-name="T1">pida</text:span> mas</text:p>
      <text:p text:style-name="P4"/>
      <text:p text:style-name="P4"><text:span text:style-name="T1">-baa</text:span><text:span text:style-name="T2">g</text:span><text:span text:style-name="T1">adi -baa</text:span><text:span text:style-name="T2">g</text:span><text:span text:style-name="T1">atedi</text:span><text:tab/><text:span text:style-name="T4">subst masc</text:span> <text:span text:style-name="T1">mão</text:span></text:p>
      <text:p text:style-name="P4"/>
      <text:p text:style-name="P4"><text:span text:style-name="T1">-baalida -baalidatedi</text:span><text:tab/><text:span text:style-name="T4">subst fem</text:span> <text:span text:style-name="T1">balde port</text:span></text:p>
      <text:p text:style-name="P4"/>
      <text:p text:style-name="P4"><text:span text:style-name="T1">baana</text:span><text:span text:style-name="T2">g</text:span><text:span text:style-name="T1">a</text:span><text:tab/><text:span text:style-name="T4">cont</text:span> <text:span text:style-name="T1">mas foi, que antes foi, já foi</text:span></text:p>
      <text:p text:style-name="P4"/>
      <text:p text:style-name="P4"><text:span text:style-name="T1">baanco baancotedi</text:span><text:tab/><text:span text:style-name="T4">subst fem</text:span> <text:span text:style-name="T1">banco</text:span> para se sentar ou para depositar dinheiro <text:span text:style-name="T1">port nibaanco</text:span> banco dele</text:p>
      <text:p text:style-name="P4"/>
      <text:p text:style-name="P4"><text:span text:style-name="T1">baayo</text:span><text:tab/><text:span text:style-name="T4">adj</text:span> <text:span text:style-name="T1">amarelo</text:span> cor de cavalo</text:p>
      <text:p text:style-name="P4"/>
      <text:p text:style-name="P4"><text:span text:style-name="T1">ba</text:span><text:span text:style-name="T2">g</text:span><text:span text:style-name="T1">a</text:span><text:tab/><text:span text:style-name="T4">cont</text:span> <text:span text:style-name="T1">mas</text:span> geralmente segue forma primária, muitas vezes junto ao verbo</text:p>
      <text:p text:style-name="P4"><text:tab/><text:span text:style-name="T1">pida</text:span> mas</text:p>
      <text:p text:style-name="P4"/>
      <text:p text:style-name="P4"><text:span text:style-name="T1">ba</text:span><text:span text:style-name="T2">g</text:span><text:span text:style-name="T1">a</text:span><text:span text:style-name="T2">g</text:span><text:span text:style-name="T1">a</text:span><text:tab/><text:span text:style-name="T4">cont</text:span> <text:span text:style-name="T1">mas também</text:span></text:p>
      <text:p text:style-name="P4"><text:tab/><text:span text:style-name="T1">ba</text:span><text:span text:style-name="T2">g</text:span><text:span text:style-name="T1">a-aa</text:span><text:span text:style-name="T2">g</text:span><text:span text:style-name="T1">a</text:span><text:span text:style-name="T2">g</text:span><text:span text:style-name="T1">a</text:span></text:p>
      <text:p text:style-name="P4"/>
      <text:p text:style-name="P4">[Seite 28]</text:p>
      <text:p text:style-name="P4">[Spalte 2]</text:p>
      <text:p text:style-name="P4"/>
      <text:p text:style-name="P4"><text:span text:style-name="T1">ba</text:span><text:span text:style-name="T2">g</text:span><text:span text:style-name="T1">akaa</text:span><text:span text:style-name="T2">g</text:span><text:span text:style-name="T1">e</text:span><text:tab/><text:span text:style-name="T4">adv</text:span> <text:span text:style-name="T1">antes, na frente</text:span></text:p>
      <text:p text:style-name="P4"><text:tab/><text:span text:style-name="T1">ba</text:span><text:span text:style-name="T2">g</text:span><text:span text:style-name="T1">a-akaa-</text:span><text:span text:style-name="T2">g</text:span><text:span text:style-name="T1">e</text:span></text:p>
      <text:p text:style-name="P4"><text:tab/><text:span text:style-name="T1">ba</text:span><text:span text:style-name="T2">g</text:span><text:span text:style-name="T1">a</text:span> mas</text:p>
      <text:p text:style-name="P4"><text:tab/><text:span text:style-name="T1">akaa</text:span> antes</text:p>
      <text:p text:style-name="P4"/>
      <text:p text:style-name="P4"><text:span text:style-name="T1">ba</text:span><text:span text:style-name="T2">g</text:span><text:span text:style-name="T1">alee</text:span><text:tab/><text:span text:style-name="T4">cont</text:span> <text:span text:style-name="T1">mas ainda</text:span> contrastando</text:p>
      <text:p text:style-name="P4"><text:tab/><text:span text:style-name="T1">ba</text:span><text:span text:style-name="T2">g</text:span><text:span text:style-name="T1">a-alee</text:span></text:p>
      <text:p text:style-name="P4"><text:tab/><text:span text:style-name="T1">ba</text:span><text:span text:style-name="T2">g</text:span><text:span text:style-name="T1">a</text:span> mas</text:p>
      <text:p text:style-name="P4"><text:tab/><text:span text:style-name="T1">alee</text:span> ainda</text:p>
      <text:p text:style-name="P4"/>
      <text:p text:style-name="P4"><text:span text:style-name="T1">ba</text:span><text:span text:style-name="T2">g</text:span><text:span text:style-name="T1">aleeda</text:span><text:span text:style-name="T2">g</text:span><text:span text:style-name="T1">a</text:span><text:tab/><text:span text:style-name="T4">cont neg</text:span> <text:span text:style-name="T1">mas ainda não</text:span></text:p>
      <text:p text:style-name="P4"><text:tab/><text:span text:style-name="T1">ba</text:span><text:span text:style-name="T2">g</text:span><text:span text:style-name="T1">a-alee-da</text:span><text:span text:style-name="T2">g</text:span><text:span text:style-name="T1">a</text:span></text:p>
      <text:p text:style-name="P4"><text:tab/><text:span text:style-name="T1">ba</text:span><text:span text:style-name="T2">g</text:span><text:span text:style-name="T1">a</text:span> mas</text:p>
      <text:p text:style-name="P4"><text:tab/><text:span text:style-name="T1">alee</text:span> ainda</text:p>
      <text:p text:style-name="P4"><text:tab/><text:span text:style-name="T1">da</text:span><text:span text:style-name="T2">g</text:span><text:span text:style-name="T1">a</text:span> negação</text:p>
      <text:p text:style-name="P4"/>
      <text:p text:style-name="P4"><text:span text:style-name="T1">baile</text:span><text:span text:style-name="T2">g</text:span><text:span text:style-name="T1">ecajo baile</text:span><text:span text:style-name="T2">g</text:span><text:span text:style-name="T1">ecajoli</text:span><text:tab/><text:span text:style-name="T4">adj</text:span> <text:span text:style-name="T1">dançarina</text:span> qualidade de pessoa com talento para dançar <text:span text:style-name="T1">port</text:span></text:p>
      <text:p text:style-name="P4"/>
      <text:p text:style-name="P4"><text:span text:style-name="T1">bajeenda bajeendatedi</text:span><text:tab/><text:span text:style-name="T4">subst fem</text:span> <text:span text:style-name="T1">fazenda port</text:span></text:p>
      <text:p text:style-name="P4"><text:tab/><text:span text:style-name="T1">bajendeoodi</text:span> fazendeiro</text:p>
      <text:p text:style-name="P4"><text:soft-page-break/><text:tab/><text:span text:style-name="T1">bajendawaana</text:span> fazenda pequena</text:p>
      <text:p text:style-name="P4"><text:tab/><text:span text:style-name="T1">nibajeenda</text:span> fazenda dele</text:p>
      <text:p text:style-name="P4"/>
      <text:p text:style-name="P4">[Seite 29]</text:p>
      <text:p text:style-name="P4">[Spalte 1]</text:p>
      <text:p text:style-name="P4"/>
      <text:p text:style-name="P4"><text:span text:style-name="T1">bajendeoodi bajendeoodoli</text:span><text:tab/><text:span text:style-name="T4">subst masc</text:span> <text:span text:style-name="T1">fazendeiro port</text:span></text:p>
      <text:p text:style-name="P4"><text:tab/><text:span text:style-name="T1">bajendeoodo</text:span> <text:span text:style-name="T4">(forma fem)</text:span></text:p>
      <text:p text:style-name="P4"/>
      <text:p text:style-name="P4"><text:span text:style-name="T1">-bakadi</text:span><text:tab/><text:span text:style-name="T4">subst masc</text:span> <text:span text:style-name="T1">lugar de serviço</text:span></text:p>
      <text:p text:style-name="P4"><text:tab/><text:span text:style-name="T1">-bakedi</text:span> serviço</text:p>
      <text:p text:style-name="P4"/>
      <text:p text:style-name="P4"><text:span text:style-name="T1">-bakedi -baketedi</text:span><text:tab/><text:span text:style-name="T4">subst masc</text:span> <text:span text:style-name="T1">serviço, trabalho</text:span></text:p>
      <text:p text:style-name="P4"><text:tab/><text:span text:style-name="T5">-ba-aakedi</text:span><text:span text:style-name="T4"> (fala da mulher)</text:span></text:p>
      <text:p text:style-name="P4"><text:tab/><text:span text:style-name="T1">libakedi</text:span> serviço dele</text:p>
      <text:p text:style-name="P4"><text:tab/><text:span text:style-name="T1">-bakadi</text:span> lugar de serviço</text:p>
      <text:p text:style-name="P4"/>
      <text:p text:style-name="P4"><text:span text:style-name="T1">-bakegi -bakeco</text:span><text:tab/><text:span text:style-name="T4">subst masc</text:span> <text:span text:style-name="T1">profissão</text:span> profissão em termos de serviço, maneira ou tipo de trabalho</text:p>
      <text:p text:style-name="P4"><text:tab/><text:span text:style-name="T1">-bakedi</text:span> serviço</text:p>
      <text:p text:style-name="P4"/>
      <text:p text:style-name="P4"><text:span text:style-name="T1">balaacogo balaacogoli</text:span><text:tab/><text:span text:style-name="T4">subst fem</text:span> <text:span text:style-name="T1">1 tenda 2 barraco port</text:span></text:p>
      <text:p text:style-name="P4"><text:tab/><text:span text:style-name="T1">nibalaacogo</text:span> tenda dele</text:p>
      <text:p text:style-name="P4"/>
      <text:p text:style-name="P4"><text:span text:style-name="T1">baleeca</text:span><text:span text:style-name="T2">g</text:span><text:span text:style-name="T1">a</text:span><text:tab/><text:span text:style-name="T4">subst masc</text:span> <text:span text:style-name="T1">corrida de pessoas, animais</text:span></text:p>
      <text:p text:style-name="P4"/>
      <text:p text:style-name="P4"><text:span text:style-name="T1">baleeca</text:span><text:span text:style-name="T2">g</text:span><text:span text:style-name="T1">a-liweena baleeca</text:span><text:span text:style-name="T2">g</text:span><text:span text:style-name="T1">a-liweena</text:span><text:span text:style-name="T2">g</text:span><text:span text:style-name="T1">a</text:span><text:tab/><text:span text:style-name="T4">subst fem</text:span> <text:span text:style-name="T1">pitanga</text:span> fruta</text:p>
      <text:p text:style-name="P4"/>
      <text:p text:style-name="P4"><text:span text:style-name="T1">balenokodi balenokotitedi</text:span><text:tab/><text:span text:style-name="T4">subst masc</text:span> <text:span text:style-name="T1">gavião grande</text:span></text:p>
      <text:p text:style-name="P4"/>
      <text:p text:style-name="P4"><text:span text:style-name="T1">baloote balootitedi</text:span><text:tab/><text:span text:style-name="T4">subst masc</text:span> <text:span text:style-name="T1">parede port</text:span></text:p>
      <text:p text:style-name="P4"/>
      <text:p text:style-name="P4"><text:span text:style-name="T1">batadi batatiidi</text:span><text:tab/><text:span text:style-name="T4">subst masc</text:span> <text:span text:style-name="T1">toco</text:span></text:p>
      <text:p text:style-name="P4"><text:span text:style-name="T1">-batiigi -batico</text:span><text:tab/><text:span text:style-name="T4">subst masc</text:span> <text:span text:style-name="T1">erro</text:span></text:p>
      <text:p text:style-name="P4"><text:tab/><text:span text:style-name="T2">g</text:span><text:span text:style-name="T1">abatiigi</text:span> seu erro</text:p>
      <text:p text:style-name="P4"/>
      <text:p text:style-name="P4"><text:span text:style-name="T1">-bato -batoli</text:span><text:tab/><text:span text:style-name="T4">subst masc</text:span> <text:span text:style-name="T1">tampa</text:span></text:p>
      <text:p text:style-name="P4"><text:tab/><text:span text:style-name="T1">-nibatoo fechar</text:span></text:p>
      <text:p text:style-name="P4"/>
      <text:p text:style-name="P4"><text:span text:style-name="T1">baxia baxiatedi</text:span><text:tab/><text:span text:style-name="T4">subst masc</text:span> <text:span text:style-name="T1">bacia port</text:span></text:p>
      <text:p text:style-name="P4"/>
      <text:p text:style-name="P4">[Seite 29]</text:p>
      <text:p text:style-name="P4">[Spalte 2]</text:p>
      <text:p text:style-name="P4"/>
      <text:p text:style-name="P4"><text:span text:style-name="T1">bayodi</text:span><text:tab/><text:span text:style-name="T4">subst fem</text:span> <text:span text:style-name="T1">1 coisa amarga 2 pimenta</text:span></text:p>
      <text:p text:style-name="P4"><text:tab/><text:span text:style-name="T1">bayodawaana</text:span> pimenta do reino</text:p>
      <text:p text:style-name="P4"/>
      <text:p text:style-name="P4"><text:span text:style-name="T1">becijegi becijedi</text:span><text:tab/><text:span text:style-name="T4">subst masc ou fem</text:span> <text:span text:style-name="T1">animal que mora num buraco</text:span></text:p>
      <text:p text:style-name="P4"/>
      <text:p text:style-name="P4"><text:span text:style-name="T1">bedeco</text:span><text:span text:style-name="T2">g</text:span><text:span text:style-name="T1">o bedeco</text:span><text:span text:style-name="T2">g</text:span><text:span text:style-name="T1">oni</text:span><text:tab/><text:span text:style-name="T4">subst fem</text:span> <text:span text:style-name="T1">caranguejo</text:span></text:p>
      <text:p text:style-name="P4"/>
      <text:p text:style-name="P4"><text:span text:style-name="T1">beexo beexotedi</text:span><text:tab/><text:span text:style-name="T4">subst fem</text:span> <text:span text:style-name="T1">1 moeda 2 prata</text:span></text:p>
      <text:p text:style-name="P4"><text:soft-page-break/><text:tab/><text:span text:style-name="T1">nibeexo</text:span> moeda dele</text:p>
      <text:p text:style-name="P4"/>
      <text:p text:style-name="P4"><text:span text:style-name="T1">begi becoli</text:span><text:tab/><text:span text:style-name="T4">subst masc</text:span> <text:span text:style-name="T1">buraco, túmulo</text:span></text:p>
      <text:p text:style-name="P4"><text:tab/><text:span text:style-name="T1">libegi</text:span> buraco dele</text:p>
      <text:p text:style-name="P4"/>
      <text:p text:style-name="P4"><text:span text:style-name="T1">beneela beneelatedi</text:span><text:tab/><text:span text:style-name="T4">subst fem</text:span> <text:span text:style-name="T1">peneira port</text:span></text:p>
      <text:p text:style-name="P4"/>
      <text:p text:style-name="P4"><text:span text:style-name="T1">beojegi beojedi</text:span><text:tab/><text:span text:style-name="T4">subst masc</text:span> <text:span text:style-name="T1">coisa guardada</text:span> coisa sendo guardada ou vigiada</text:p>
      <text:p text:style-name="P4"/>
      <text:p text:style-name="P4"><text:span text:style-name="T1">-beyaca</text:span><text:span text:style-name="T2">g</text:span><text:span text:style-name="T1">ajegi -beyaca</text:span><text:span text:style-name="T2">g</text:span><text:span text:style-name="T1">ajedi</text:span><text:tab/><text:span text:style-name="T4">subst masc</text:span> <text:span text:style-name="T1">defeito, mancha</text:span></text:p>
      <text:p text:style-name="P4"><text:tab/><text:span text:style-name="T1">beyagi</text:span> mal</text:p>
      <text:p text:style-name="P4"/>
      <text:p text:style-name="P4"><text:span text:style-name="T1">-beyace</text:span><text:span text:style-name="T2">g</text:span><text:span text:style-name="T1">egi -beyace</text:span><text:span text:style-name="T2">g</text:span><text:span text:style-name="T1">eco</text:span><text:tab/><text:span text:style-name="T4">subst masc</text:span> <text:span text:style-name="T1">pecado, mal</text:span></text:p>
      <text:p text:style-name="P4"><text:tab/><text:span text:style-name="T1">abeyace</text:span><text:span text:style-name="T2">g</text:span><text:span text:style-name="T1">egi</text:span> malfeitor, pecador</text:p>
      <text:p text:style-name="P4"><text:tab/><text:span text:style-name="T1">beyagi</text:span> ruim, mal</text:p>
      <text:p text:style-name="P4"/>
      <text:p text:style-name="P4"><text:span text:style-name="T1">-beyage</text:span><text:tab/><text:span text:style-name="T4">vi</text:span> <text:span text:style-name="T1">estar mal</text:span></text:p>
      <text:p text:style-name="P4"><text:tab/><text:span text:style-name="T1">beyagi</text:span> ruim, mal</text:p>
      <text:p text:style-name="P4"/>
      <text:p text:style-name="P4"><text:span text:style-name="T1">beyagi</text:span><text:tab/><text:span text:style-name="T4">adj</text:span> <text:span text:style-name="T1">ruim, mal</text:span></text:p>
      <text:p text:style-name="P4"/>
      <text:p text:style-name="P4"><text:span text:style-name="T1">Bice</text:span><text:span text:style-name="T2">g</text:span><text:span text:style-name="T1">e</text:span><text:tab/><text:span text:style-name="T4">nom próp</text:span> <text:span text:style-name="T1">nome do cachorro de Deus em mitologia Kadiwéu</text:span> sempre acompanha Deus nas viagens</text:p>
      <text:p text:style-name="P4"/>
      <text:p text:style-name="P4"><text:span text:style-name="T1">bidige</text:span><text:tab/><text:span text:style-name="T4">conj</text:span> <text:span text:style-name="T1">para, para que</text:span></text:p>
      <text:p text:style-name="P4"/>
      <text:p text:style-name="P4">[Seite 30]</text:p>
      <text:p text:style-name="P4">[Spalte 1]</text:p>
      <text:p text:style-name="P4"/>
      <text:p text:style-name="P4"><text:span text:style-name="T1">bigixeena bigixexodi, bigixeenali</text:span><text:tab/><text:span text:style-name="T4">subst masc ou fem</text:span> <text:span text:style-name="T1">gato</text:span> tipo doméstico</text:p>
      <text:p text:style-name="P4"/>
      <text:p text:style-name="P4"><text:span text:style-name="T1">bigixeeniwa</text:span><text:span text:style-name="T2">g</text:span><text:span text:style-name="T1">a bigixeeniwadi</text:span><text:tab/><text:span text:style-name="T4">subst masc</text:span> <text:span text:style-name="T1">gato do mato</text:span></text:p>
      <text:p text:style-name="P4"/>
      <text:p text:style-name="P4"><text:span text:style-name="T1">bikotaxete</text:span><text:tab/><text:span text:style-name="T4">subst fem</text:span> <text:span text:style-name="T1">selo</text:span> para fechar um documento oficialmente</text:p>
      <text:p text:style-name="P4"/>
      <text:p text:style-name="P4"><text:span text:style-name="T1">-biniigi -binico</text:span><text:tab/><text:span text:style-name="T4">subst masc</text:span> <text:span text:style-name="T1">maravilha, milagre</text:span></text:p>
      <text:p text:style-name="P4"><text:tab/><text:span text:style-name="T1">nibiniigi</text:span> maravilha, milagre</text:p>
      <text:p text:style-name="P4"/>
      <text:p text:style-name="P4"><text:span text:style-name="T1">-biogo -biko</text:span><text:tab/><text:span text:style-name="T4">subst masc</text:span> <text:span text:style-name="T1">1 comida temperada, pão de mandioca 2 graxa para lubrificar</text:span></text:p>
      <text:p text:style-name="P4"/>
      <text:p text:style-name="P4"><text:span text:style-name="T1">-bitagi -bitaka</text:span><text:tab/><text:span text:style-name="T4">subst masc</text:span> <text:span text:style-name="T1">osso</text:span> de animal ou pessoa</text:p>
      <text:p text:style-name="P4"><text:tab/><text:span text:style-name="T1">libitagi</text:span> osso dele</text:p>
      <text:p text:style-name="P4"/>
      <text:p text:style-name="P4"><text:span text:style-name="T1">bitioni bitioxodi</text:span><text:tab/><text:span text:style-name="T4">subst fem</text:span> <text:span text:style-name="T1">tamanduá</text:span></text:p>
      <text:p text:style-name="P4"><text:tab/><text:span text:style-name="T1">bitioniwa</text:span><text:span text:style-name="T2">g</text:span><text:span text:style-name="T1">a</text:span> tamanduá mirim</text:p>
      <text:p text:style-name="P4"/>
      <text:p text:style-name="P4"><text:span text:style-name="T1">bitioniwa</text:span><text:span text:style-name="T2">g</text:span><text:span text:style-name="T1">a bitioniwadi</text:span><text:tab/><text:span text:style-name="T4">subst fem</text:span> <text:span text:style-name="T1">tamanduá mirim</text:span></text:p>
      <text:p text:style-name="P4"><text:tab/><text:span text:style-name="T1">bitioni</text:span> tamanduá</text:p>
      <text:p text:style-name="P4"/>
      <text:p text:style-name="P4"><text:span text:style-name="T1">-bodigi -bodicetedi</text:span><text:tab/><text:span text:style-name="T4">subst masc</text:span> <text:span text:style-name="T1">1 notícia 2 anúncio</text:span> fonte da notícia</text:p>
      <text:p text:style-name="P4"><text:tab/><text:span text:style-name="T2">g</text:span><text:span text:style-name="T1">abodigi</text:span> sua notícia</text:p>
      <text:p text:style-name="P4"/>
      <text:p text:style-name="P4"><text:soft-page-break/>[Seite 30]</text:p>
      <text:p text:style-name="P4">[Spalte 2]</text:p>
      <text:p text:style-name="P4"/>
      <text:p text:style-name="P4"><text:span text:style-name="T1">bododo bododoli</text:span><text:tab/><text:span text:style-name="T4">subst fem</text:span> <text:span text:style-name="T1">maracajú</text:span> fruta</text:p>
      <text:p text:style-name="P4"/>
      <text:p text:style-name="P4"><text:span text:style-name="T1">-boi -boilidi</text:span><text:tab/><text:span text:style-name="T4">subst masc ou fem</text:span> <text:span text:style-name="T1">comida guardada</text:span></text:p>
      <text:p text:style-name="P4"><text:tab/><text:span text:style-name="T2">g</text:span><text:span text:style-name="T1">aboilidi</text:span> comida guardada (sua)</text:p>
      <text:p text:style-name="P4"/>
      <text:p text:style-name="P4"><text:span text:style-name="T1">bojiciteelo bojiciteeloli</text:span><text:tab/><text:span text:style-name="T4">subst fem</text:span> <text:span text:style-name="T1">mosquiteiro port</text:span></text:p>
      <text:p text:style-name="P4"/>
      <text:p text:style-name="P4"><text:span text:style-name="T1">boliico boliicotedi</text:span><text:tab/><text:span text:style-name="T4">subst masc</text:span> <text:span text:style-name="T1">burro, mula port</text:span></text:p>
      <text:p text:style-name="P4"/>
      <text:p text:style-name="P4"><text:span text:style-name="T1">booco boocoli</text:span><text:tab/><text:span text:style-name="T4">subst fem</text:span> <text:span text:style-name="T1">sacola port</text:span></text:p>
      <text:p text:style-name="P4"/>
      <text:p text:style-name="P4"><text:span text:style-name="T1">-boola</text:span><text:span text:style-name="T2">g</text:span><text:span text:style-name="T1">a</text:span><text:tab/><text:span text:style-name="T4">vi</text:span> <text:span text:style-name="T1">jogar bola, futebol port</text:span></text:p>
      <text:p text:style-name="P4"/>
      <text:p text:style-name="P4"><text:span text:style-name="T1">boola</text:span><text:span text:style-name="T2">g</text:span><text:span text:style-name="T1">adi-nelegi</text:span><text:tab/><text:span text:style-name="T4">subst masc</text:span> <text:span text:style-name="T1">estádio port</text:span></text:p>
      <text:p text:style-name="P4"><text:tab/><text:span text:style-name="T1">nelegi</text:span> grande</text:p>
      <text:p text:style-name="P4"/>
      <text:p text:style-name="P4"><text:span text:style-name="T1">-boona</text:span><text:span text:style-name="T2">g</text:span><text:span text:style-name="T1">adi -boona</text:span><text:span text:style-name="T2">g</text:span><text:span text:style-name="T1">atedi</text:span><text:tab/><text:span text:style-name="T4">subst masc</text:span> <text:span text:style-name="T1">nome</text:span></text:p>
      <text:p text:style-name="P4"><text:tab/><text:span text:style-name="T2">g</text:span><text:span text:style-name="T1">aboona</text:span><text:span text:style-name="T2">g</text:span><text:span text:style-name="T1">adi</text:span> seu nome</text:p>
      <text:p text:style-name="P4"/>
      <text:p text:style-name="P4"><text:span text:style-name="T1">-boonigi -boona</text:span><text:span text:style-name="T2">g</text:span><text:span text:style-name="T1">a</text:span><text:tab/><text:span text:style-name="T4">subst masc</text:span> <text:span text:style-name="T1">presente</text:span></text:p>
      <text:p text:style-name="P4"><text:tab/><text:span text:style-name="T2">g</text:span><text:span text:style-name="T1">aboonigi</text:span> seu presente, sua oferta</text:p>
      <text:p text:style-name="P4"><text:tab/><text:span text:style-name="T1">liboonigi</text:span> presente dele, oferta dele</text:p>
      <text:p text:style-name="P4"/>
      <text:p text:style-name="P4"><text:span text:style-name="T1">boote bootitedi</text:span><text:tab/><text:span text:style-name="T4">subst fem</text:span> <text:span text:style-name="T1">pote port</text:span></text:p>
      <text:p text:style-name="P4"><text:tab/><text:span text:style-name="T1">niboote</text:span> pote dele/dela</text:p>
      <text:p text:style-name="P4"/>
      <text:p text:style-name="P1">C - c</text:p>
      <text:p text:style-name="P4"/>
      <text:p text:style-name="P4">[Seite 30]</text:p>
      <text:p text:style-name="P4">[Spalte 1]</text:p>
      <text:p text:style-name="P4"/>
      <text:p text:style-name="P4"><text:span text:style-name="T1">caapa caapatedi</text:span><text:tab/><text:span text:style-name="T4">subst fem</text:span> <text:span text:style-name="T1">capa port</text:span></text:p>
      <text:p text:style-name="P4"/>
      <text:p text:style-name="P4"><text:span text:style-name="T1">caticedi</text:span><text:tab/><text:span text:style-name="T4">loc</text:span> <text:span text:style-name="T1">para lá, além</text:span></text:p>
      <text:p text:style-name="P4"><text:tab/><text:span text:style-name="T1">catinedi</text:span> embaixo</text:p>
      <text:p text:style-name="P4"><text:tab/><text:span text:style-name="T1">catiwedi</text:span> dentro</text:p>
      <text:p text:style-name="P4"/>
      <text:p text:style-name="P4">[Seite 30]</text:p>
      <text:p text:style-name="P4">[Spalte 2]</text:p>
      <text:p text:style-name="P4"/>
      <text:p text:style-name="P4"><text:span text:style-name="T1">caticeditace</text:span><text:tab/><text:span text:style-name="T4">loc</text:span> <text:span text:style-name="T1">além</text:span> se usa para comparar</text:p>
      <text:p text:style-name="P4"><text:tab/><text:span text:style-name="T1">caticedi</text:span> para lá</text:p>
      <text:p text:style-name="P4"/>
      <text:p text:style-name="P4"><text:span text:style-name="T1">catinedi</text:span><text:tab/><text:span text:style-name="T4">loc</text:span> <text:span text:style-name="T1">embaixo</text:span></text:p>
      <text:p text:style-name="P4"><text:tab/><text:span text:style-name="T1">caticedi</text:span> para lá</text:p>
      <text:p text:style-name="P4"/>
      <text:p text:style-name="P4">[Seite 31]</text:p>
      <text:p text:style-name="P4">[Spalte 1]</text:p>
      <text:p text:style-name="P4"/>
      <text:p text:style-name="P4"><text:soft-page-break/><text:span text:style-name="T1">catiwedi</text:span><text:tab/><text:span text:style-name="T4">loc</text:span> <text:span text:style-name="T1">dentro</text:span></text:p>
      <text:p text:style-name="P4"><text:tab/><text:span text:style-name="T1">caticedi</text:span> para lá</text:p>
      <text:p text:style-name="P4"/>
      <text:p text:style-name="P4"><text:span text:style-name="T1">ciilo</text:span><text:tab/><text:span text:style-name="T4">quant</text:span> <text:span text:style-name="T1">quilo port</text:span></text:p>
      <text:p text:style-name="P4"/>
      <text:p text:style-name="P4"><text:span text:style-name="T1">ciloomito</text:span><text:tab/><text:span text:style-name="T4">subst fem</text:span> <text:span text:style-name="T1">quilômetro port</text:span></text:p>
      <text:p text:style-name="P4"><text:tab/><text:span text:style-name="T1">ciilo</text:span> quilo</text:p>
      <text:p text:style-name="P4"/>
      <text:p text:style-name="P4"><text:span text:style-name="T1">cinyeento</text:span><text:tab/><text:span text:style-name="T4">núm</text:span> <text:span text:style-name="T1">quinhentos port</text:span></text:p>
      <text:p text:style-name="P4"/>
      <text:p text:style-name="P4"><text:span text:style-name="T1">codaa</text:span><text:tab/><text:span text:style-name="T4">conj</text:span> <text:span text:style-name="T1">e, até, daí</text:span></text:p>
      <text:p text:style-name="P4"><text:tab/><text:span text:style-name="T1">odaa</text:span> daí</text:p>
      <text:p text:style-name="P4"><text:tab/><text:span text:style-name="T1">ecodaa</text:span> também, até</text:p>
      <text:p text:style-name="P4"/>
      <text:p text:style-name="P4"><text:span text:style-name="T1">codaa</text:span><text:span text:style-name="T2">g</text:span><text:span text:style-name="T1">ida codaa</text:span><text:span text:style-name="T2">g</text:span><text:span text:style-name="T1">idiwa</text:span><text:tab/><text:span text:style-name="T4">adv man</text:span> <text:span text:style-name="T1">de repente</text:span></text:p>
      <text:p text:style-name="P4"><text:tab/><text:span text:style-name="T1">anicodaa</text:span><text:span text:style-name="T2">g</text:span><text:span text:style-name="T1">ida</text:span> de repente <text:span text:style-name="T4">(sinôn)</text:span></text:p>
      <text:p text:style-name="P4"/>
      <text:p text:style-name="P4">[Seite 31]</text:p>
      <text:p text:style-name="P4">[Spalte 2]</text:p>
      <text:p text:style-name="P4"/>
      <text:p text:style-name="P4"><text:span text:style-name="T1">codaanonidata</text:span><text:tab/><text:span text:style-name="T4">adv man</text:span> <text:span text:style-name="T1">de repente</text:span> usado por suspense em história, no meio da história, não no início</text:p>
      <text:p text:style-name="P4"><text:tab/><text:span text:style-name="T1">codaano</text:span><text:span text:style-name="T2">g</text:span><text:span text:style-name="T1">onida</text:span></text:p>
      <text:p text:style-name="P4"/>
      <text:p text:style-name="P4"><text:span text:style-name="T1">codidigida</text:span><text:tab/><text:span text:style-name="T4">adv</text:span> <text:span text:style-name="T1">de repente, sem esperar</text:span></text:p>
      <text:p text:style-name="P4"><text:tab/><text:span text:style-name="T1">codidi</text:span><text:span text:style-name="T2">g</text:span><text:span text:style-name="T1">idata</text:span> <text:span text:style-name="T4">(outra forma)</text:span></text:p>
      <text:p text:style-name="P4"/>
      <text:p text:style-name="P4"><text:span text:style-name="T1">cwaata</text:span><text:tab/><text:span text:style-name="T4">subst</text:span> <text:span text:style-name="T1">quarta-feira port</text:span></text:p>
      <text:p text:style-name="P4"><text:tab/><text:span text:style-name="T1">cwaatolo</text:span> quatro</text:p>
      <text:p text:style-name="P4"/>
      <text:p text:style-name="P4"><text:span text:style-name="T1">cwaatolo</text:span><text:tab/><text:span text:style-name="T4">núm</text:span> <text:span text:style-name="T1">quatro port</text:span></text:p>
      <text:p text:style-name="P4"/>
      <text:p text:style-name="P4"><text:span text:style-name="T1">cwareenta</text:span><text:tab/><text:span text:style-name="T4">núm</text:span> <text:span text:style-name="T1">quarenta port</text:span></text:p>
      <text:p text:style-name="P4"/>
      <text:p text:style-name="P1">D - d</text:p>
      <text:p text:style-name="P4"/>
      <text:p text:style-name="P4">[Seite 31]</text:p>
      <text:p text:style-name="P4">[Spalte 1]</text:p>
      <text:p text:style-name="P4"/>
      <text:p text:style-name="P4"><text:span text:style-name="T1">daa</text:span><text:tab/><text:span text:style-name="T4">vi</text:span> <text:span text:style-name="T1">acaba</text:span></text:p>
      <text:p text:style-name="P4"><text:tab/><text:span text:style-name="T1">-aa(ti)</text:span> acabar</text:p>
      <text:p text:style-name="P4"/>
      <text:p text:style-name="P4"><text:span text:style-name="T1">daade daadeli</text:span><text:tab/><text:span text:style-name="T4">subst masc</text:span> <text:span text:style-name="T1">cílio</text:span></text:p>
      <text:p text:style-name="P4"/>
      <text:p text:style-name="P4"><text:span text:style-name="T1">daadita</text:span><text:span text:style-name="T2">g</text:span><text:span text:style-name="T1">a</text:span><text:tab/><text:span text:style-name="T4">cond neg</text:span> <text:span text:style-name="T1">se não fosse, se não for</text:span></text:p>
      <text:p text:style-name="P4"><text:tab/><text:span text:style-name="T1">daata</text:span><text:span text:style-name="T2">g</text:span><text:span text:style-name="T1">a</text:span> <text:span text:style-name="T4">(variação)</text:span></text:p>
      <text:p text:style-name="P4"/>
      <text:p text:style-name="P4"><text:span text:style-name="T1">daamotiide</text:span><text:tab/><text:span text:style-name="T4">vi</text:span> <text:span text:style-name="T1">brotou, brotava plantas</text:span> <text:span text:style-name="T4">(3a pessoa só)</text:span></text:p>
      <text:p text:style-name="P4"/>
      <text:p text:style-name="P4"><text:span text:style-name="T1">daanta</text:span><text:span text:style-name="T2">g</text:span><text:span text:style-name="T1">a</text:span><text:tab/><text:span text:style-name="T4">cond</text:span> <text:span text:style-name="T1">se fosse, se for</text:span></text:p>
      <text:p text:style-name="P4"><text:tab/><text:span text:style-name="T1">daadita</text:span><text:span text:style-name="T2">g</text:span><text:span text:style-name="T1">a</text:span> se não fosse</text:p>
      <text:p text:style-name="P4"/>
      <text:p text:style-name="P4"><text:soft-page-break/><text:span text:style-name="T1">daanti</text:span><text:span text:style-name="T2">g</text:span><text:span text:style-name="T1">ica daanti</text:span><text:span text:style-name="T2">g</text:span><text:span text:style-name="T1">icoa</text:span><text:tab/><text:span text:style-name="T4">cond</text:span> <text:span text:style-name="T1">se havia, teria</text:span></text:p>
      <text:p text:style-name="P4"/>
      <text:p text:style-name="P4"><text:span text:style-name="T1">daata</text:span><text:span text:style-name="T2">g</text:span><text:span text:style-name="T1">a</text:span><text:tab/><text:span text:style-name="T4">cond neg</text:span> <text:span text:style-name="T1">se não fosse</text:span></text:p>
      <text:p text:style-name="P4"><text:tab/><text:span text:style-name="T1">daadita</text:span><text:span text:style-name="T2">g</text:span><text:span text:style-name="T1">a</text:span></text:p>
      <text:p text:style-name="P4"/>
      <text:p text:style-name="P4">[Seite 31]</text:p>
      <text:p text:style-name="P4">[Spalte 2]</text:p>
      <text:p text:style-name="P4"/>
      <text:p text:style-name="P4"><text:span text:style-name="T1">daati</text:span><text:span text:style-name="T2">g</text:span><text:span text:style-name="T1">ica</text:span><text:tab/><text:span text:style-name="T4">cond neg</text:span> <text:span text:style-name="T1">se não teria, se não tivesse</text:span></text:p>
      <text:p text:style-name="P4"><text:tab/><text:span text:style-name="T1">daata</text:span><text:span text:style-name="T2">g</text:span><text:span text:style-name="T1">a</text:span> se não fosse</text:p>
      <text:p text:style-name="P4"/>
      <text:p text:style-name="P4"><text:span text:style-name="T1">daato</text:span><text:tab/><text:span text:style-name="T4">loc</text:span> <text:span text:style-name="T1">outro lado</text:span></text:p>
      <text:p text:style-name="P4"><text:tab/><text:span text:style-name="T1">naato</text:span> este lado</text:p>
      <text:p text:style-name="P4"/>
      <text:p text:style-name="P4"><text:span text:style-name="T1">-dabidi(ti)</text:span><text:tab/><text:span text:style-name="T4">vi</text:span> <text:span text:style-name="T1">1 levantar-se 2 parar</text:span> só pessoas sentadas para ficar em pé, ou coisa para vertical</text:p>
      <text:p text:style-name="P4"><text:tab/><text:span text:style-name="T1">-dabite</text:span><text:span text:style-name="T2">g</text:span><text:span text:style-name="T1">e(ti)</text:span> construir, levantar</text:p>
      <text:p text:style-name="P4"/>
      <text:p text:style-name="P4"><text:span text:style-name="T1">dabilece</text:span><text:tab/><text:span text:style-name="T4">adj</text:span> <text:span text:style-name="T1">liso</text:span></text:p>
      <text:p text:style-name="P4"/>
      <text:p text:style-name="P4"><text:span text:style-name="T1">-dabite</text:span><text:span text:style-name="T2">g</text:span><text:span text:style-name="T1">e(ti)</text:span><text:tab/><text:span text:style-name="T4">vt</text:span> <text:span text:style-name="T1">1 construir 2 levantar uma construção</text:span></text:p>
      <text:p text:style-name="P4"><text:tab/><text:span text:style-name="T1">-dabidi(ti)</text:span> levantar-se</text:p>
      <text:p text:style-name="P4"/>
      <text:p text:style-name="P4"><text:span text:style-name="T1">dabotibece</text:span><text:tab/><text:span text:style-name="T4">adj</text:span> <text:span text:style-name="T1">cara feia, aborrecida</text:span></text:p>
      <text:p text:style-name="P4"/>
      <text:p text:style-name="P4">[Seite 32]</text:p>
      <text:p text:style-name="P4">[Spalte 1]</text:p>
      <text:p text:style-name="P4"/>
      <text:p text:style-name="P4"><text:span text:style-name="T1">da</text:span><text:span text:style-name="T2">g</text:span><text:span text:style-name="T1">a</text:span><text:tab/><text:span text:style-name="T4">cond, neg</text:span> <text:span text:style-name="T1">1 se 2 neg</text:span></text:p>
      <text:p text:style-name="P4"><text:tab/><text:span text:style-name="T1">da</text:span><text:span text:style-name="T2">g</text:span><text:span text:style-name="T1">a lee</text:span><text:span text:style-name="T2">g</text:span><text:span text:style-name="T1">odi</text:span> se fosse por causa</text:p>
      <text:p text:style-name="P4"><text:tab/><text:span text:style-name="T1">da</text:span><text:span text:style-name="T2">g</text:span><text:span text:style-name="T1">anagawini</text:span> seria, teria (resultado)</text:p>
      <text:p text:style-name="P4"/>
      <text:p text:style-name="P4"><text:span text:style-name="T1">da</text:span><text:span text:style-name="T2">g</text:span><text:span text:style-name="T1">aca</text:span><text:tab/><text:span text:style-name="T4">neg forma fem</text:span> <text:span text:style-name="T1">não tem</text:span></text:p>
      <text:p text:style-name="P4"><text:tab/><text:span text:style-name="T1">di</text:span><text:span text:style-name="T2">g</text:span><text:span text:style-name="T1">ica</text:span> <text:span text:style-name="T4">(forma masc)</text:span></text:p>
      <text:p text:style-name="P4"/>
      <text:p text:style-name="P4"><text:span text:style-name="T1">da</text:span><text:span text:style-name="T2">g</text:span><text:span text:style-name="T1">adia não tem, não estavam</text:span></text:p>
      <text:p text:style-name="P4"/>
      <text:p text:style-name="P4"><text:span text:style-name="T1">da</text:span><text:span text:style-name="T2">g</text:span><text:span text:style-name="T1">adiaa</text:span><text:span text:style-name="T2">g</text:span><text:span text:style-name="T1">ee</text:span><text:tab/><text:span text:style-name="T4">neg</text:span> <text:span text:style-name="T1">não é assim mesmo</text:span></text:p>
      <text:p text:style-name="P4"><text:tab/><text:span text:style-name="T1">da</text:span><text:span text:style-name="T2">g</text:span><text:span text:style-name="T1">a-idiaa</text:span><text:span text:style-name="T2">g</text:span><text:span text:style-name="T1">ee</text:span></text:p>
      <text:p text:style-name="P4"><text:tab/><text:span text:style-name="T1">da</text:span><text:span text:style-name="T2">g</text:span><text:span text:style-name="T1">adia</text:span> não estavam, não tem</text:p>
      <text:p text:style-name="P4"/>
      <text:p text:style-name="P4"><text:span text:style-name="T1">da</text:span><text:span text:style-name="T2">g</text:span><text:span text:style-name="T1">adiaa</text:span><text:span text:style-name="T2">g</text:span><text:span text:style-name="T1">ica</text:span><text:tab/><text:span text:style-name="T4">neg</text:span> <text:span text:style-name="T1">não tem mais, não ter mais</text:span></text:p>
      <text:p text:style-name="P4"/>
      <text:p text:style-name="P4"><text:span text:style-name="T1">da</text:span><text:span text:style-name="T2">g</text:span><text:span text:style-name="T1">a</text:span><text:span text:style-name="T2">g</text:span><text:span text:style-name="T1">a</text:span><text:tab/><text:span text:style-name="T4">adv neg</text:span> <text:span text:style-name="T1">também não ...</text:span> <text:span text:style-name="T4">(faz parte da sequência de negativos)</text:span></text:p>
      <text:p text:style-name="P4"><text:tab/><text:span text:style-name="T1">ada</text:span><text:span text:style-name="T2">g</text:span><text:span text:style-name="T1">a</text:span><text:span text:style-name="T2">g</text:span><text:span text:style-name="T1">a</text:span> <text:span text:style-name="T4">(variação)</text:span></text:p>
      <text:p text:style-name="P4"/>
      <text:p text:style-name="P4"><text:span text:style-name="T1">da</text:span><text:span text:style-name="T2">g</text:span><text:span text:style-name="T1">alee</text:span><text:tab/><text:span text:style-name="T4">intro neg</text:span> <text:span text:style-name="T1">não mais, ainda não</text:span></text:p>
      <text:p text:style-name="P4"/>
      <text:p text:style-name="P4"><text:span text:style-name="T1">da</text:span><text:span text:style-name="T2">g</text:span><text:span text:style-name="T1">alee</text:span><text:span text:style-name="T2">g</text:span><text:span text:style-name="T1">a</text:span><text:span text:style-name="T2">g</text:span><text:span text:style-name="T1">a</text:span><text:tab/><text:span text:style-name="T4">cond</text:span> <text:span text:style-name="T1">se podia, se tiver, se for</text:span></text:p>
      <text:p text:style-name="P4"><text:tab/><text:span text:style-name="T5">de</text:span><text:span text:style-name="T3">g</text:span><text:span text:style-name="T5">e-ee</text:span><text:span text:style-name="T3">g</text:span><text:span text:style-name="T5">a</text:span><text:span text:style-name="T3">g</text:span><text:span text:style-name="T5">a</text:span><text:span text:style-name="T4"> (fala da mulher)</text:span></text:p>
      <text:p text:style-name="P4"/>
      <text:p text:style-name="P4"><text:span text:style-name="T1">da</text:span><text:span text:style-name="T2">g</text:span><text:span text:style-name="T1">alee</text:span><text:span text:style-name="T2">g</text:span><text:span text:style-name="T1">ica</text:span><text:tab/><text:span text:style-name="T4">cond</text:span> <text:span text:style-name="T1">se tiver</text:span></text:p>
      <text:p text:style-name="P4"><text:tab/><text:span text:style-name="T1">da</text:span><text:span text:style-name="T2">g</text:span><text:span text:style-name="T1">alee</text:span><text:span text:style-name="T2">g</text:span><text:span text:style-name="T1">a</text:span><text:span text:style-name="T2">g</text:span><text:span text:style-name="T1">a</text:span> se tiver, se for</text:p>
      <text:p text:style-name="P4"><text:soft-page-break/></text:p>
      <text:p text:style-name="P4"><text:span text:style-name="T1">da</text:span><text:span text:style-name="T2">g</text:span><text:span text:style-name="T1">anagawini</text:span><text:tab/><text:span text:style-name="T4">cond</text:span> <text:span text:style-name="T1">seria, teria</text:span></text:p>
      <text:p text:style-name="P4"><text:tab/><text:span text:style-name="T1">da</text:span><text:span text:style-name="T2">g</text:span><text:span text:style-name="T1">anagawi-iini</text:span> <text:span text:style-name="T4">(fala da mulher)</text:span> condição hipotética, resultado</text:p>
      <text:p text:style-name="P4"/>
      <text:p text:style-name="P4"><text:span text:style-name="T1">da</text:span><text:span text:style-name="T2">g</text:span><text:span text:style-name="T1">axa</text:span><text:tab/><text:span text:style-name="T4">adv de grau</text:span> <text:span text:style-name="T1">muito, demais</text:span></text:p>
      <text:p text:style-name="P4"/>
      <text:p text:style-name="P4"><text:span text:style-name="T1">daji</text:span><text:tab/><text:span text:style-name="T4">vi</text:span> <text:span text:style-name="T1">estar garoando</text:span> <text:span text:style-name="T4">(existe só 3a pessoa)</text:span></text:p>
      <text:p text:style-name="P4"/>
      <text:p text:style-name="P4"><text:span text:style-name="T1">dajigijice</text:span><text:tab/><text:span text:style-name="T4">vi</text:span> <text:span text:style-name="T1">fazer som do rabo de cascavel</text:span></text:p>
      <text:p text:style-name="P4"/>
      <text:p text:style-name="P4"><text:span text:style-name="T1">-dakagi(ti)</text:span><text:tab/><text:span text:style-name="T4">vi</text:span> <text:span text:style-name="T1">prostrar-se</text:span> pode ser pessoa ou animal</text:p>
      <text:p text:style-name="P4"/>
      <text:p text:style-name="P4">[Seite 32]</text:p>
      <text:p text:style-name="P4">[Spalte 2]</text:p>
      <text:p text:style-name="P4"/>
      <text:p text:style-name="P4"><text:span text:style-name="T1">dakake</text:span><text:tab/><text:span text:style-name="T4">adj</text:span> <text:span text:style-name="T1">duro</text:span></text:p>
      <text:p text:style-name="P4"><text:tab/><text:span text:style-name="T1">dakaketibige</text:span> muito duro</text:p>
      <text:p text:style-name="P4"><text:tab/><text:span text:style-name="T1">-akaka</text:span><text:span text:style-name="T2">g</text:span><text:span text:style-name="T1">adi</text:span> endurecer</text:p>
      <text:p text:style-name="P4"><text:tab/><text:span text:style-name="T1">dakaketema</text:span> dificuldade dele, duro para ele</text:p>
      <text:p text:style-name="P4"><text:tab/><text:span text:style-name="T1">adakake</text:span> não é difícil</text:p>
      <text:p text:style-name="P4"/>
      <text:p text:style-name="P4"><text:span text:style-name="T1">dakaketinigi</text:span><text:tab/><text:span text:style-name="T4">adj</text:span> <text:span text:style-name="T1">geada</text:span></text:p>
      <text:p text:style-name="P4"><text:tab/><text:span text:style-name="T1">dakake</text:span> duro</text:p>
      <text:p text:style-name="P4"/>
      <text:p text:style-name="P4"><text:span text:style-name="T1">dakatiwece dakatiogilo</text:span><text:tab/><text:span text:style-name="T4">adj</text:span> <text:span text:style-name="T1">possesso por</text:span> possesso por espíritos</text:p>
      <text:p text:style-name="P4"/>
      <text:p text:style-name="P4"><text:span text:style-name="T1">dalebepe</text:span><text:tab/><text:span text:style-name="T4">vi</text:span> <text:span text:style-name="T1">relampejou, brilhou</text:span> <text:span text:style-name="T4">(existe só 3a pessoa)</text:span></text:p>
      <text:p text:style-name="P4"/>
      <text:p text:style-name="P4"><text:span text:style-name="T1">dalepe</text:span><text:tab/><text:span text:style-name="T4">adj</text:span> <text:span text:style-name="T1">afiado</text:span></text:p>
      <text:p text:style-name="P4"/>
      <text:p text:style-name="P4"><text:span text:style-name="T1">dalice</text:span><text:tab/><text:span text:style-name="T4">vi</text:span> <text:span text:style-name="T1">doi uma parte</text:span> <text:span text:style-name="T4">(só forma de 3</text:span><text:span text:style-name="T7">a</text:span><text:span text:style-name="T4"> pessoa)</text:span></text:p>
      <text:p text:style-name="P4"><text:tab/><text:span text:style-name="T1">dalicetece</text:span> doi</text:p>
      <text:p text:style-name="P4"/>
      <text:p text:style-name="P4"><text:span text:style-name="T1">dalicetece</text:span><text:tab/><text:span text:style-name="T4">vi</text:span> <text:span text:style-name="T1">doi</text:span></text:p>
      <text:p text:style-name="P4"><text:tab/><text:span text:style-name="T1">dalicetigi yacilo</text:span> minha cabeça doi</text:p>
      <text:p text:style-name="P4"><text:tab/><text:span text:style-name="T1">dalicetigi yacilo</text:span> tenho dor de cabeça</text:p>
      <text:p text:style-name="P4"/>
      <text:p text:style-name="P4"><text:span text:style-name="T1">dalimeti</text:span><text:tab/><text:span text:style-name="T4">adj</text:span> <text:span text:style-name="T1">entrada do sol, lua, estrelas</text:span> refere às coisas celestiais</text:p>
      <text:p text:style-name="P4"/>
      <text:p text:style-name="P4"><text:span text:style-name="T1">-dali(ta)</text:span><text:tab/><text:span text:style-name="T4">vt</text:span> <text:span text:style-name="T1">1 ir olhar 2 visitar</text:span></text:p>
      <text:p text:style-name="P4"/>
      <text:p text:style-name="P4"><text:span text:style-name="T1">damalina damalinali</text:span><text:tab/><text:span text:style-name="T4">subst fem</text:span> <text:span text:style-name="T1">tamarina</text:span> fruta</text:p>
      <text:p text:style-name="P4"/>
      <text:p text:style-name="P4"><text:span text:style-name="T1">damiawena</text:span><text:span text:style-name="T2">g</text:span><text:span text:style-name="T1">a</text:span><text:tab/><text:span text:style-name="T4">vi</text:span> <text:span text:style-name="T1">som (voz) de gato</text:span></text:p>
      <text:p text:style-name="P4"/>
      <text:p text:style-name="P4"><text:span text:style-name="T1">damiida</text:span><text:tab/><text:span text:style-name="T4">interrog</text:span> <text:span text:style-name="T1">qual?</text:span></text:p>
      <text:p text:style-name="P4"><text:tab/><text:span text:style-name="T1">amiida</text:span> qual? quem?</text:p>
      <text:p text:style-name="P4"><text:tab/><text:span text:style-name="T1">damiijo</text:span> qual?</text:p>
      <text:p text:style-name="P4"><text:tab/><text:span text:style-name="T1">damiini</text:span> qual?</text:p>
      <text:p text:style-name="P4"/>
      <text:p text:style-name="P4"><text:span text:style-name="T1">danice</text:span><text:tab/><text:span text:style-name="T4">adj</text:span> <text:span text:style-name="T1">cheira mal</text:span></text:p>
      <text:p text:style-name="P4"/>
      <text:p text:style-name="P4"><text:soft-page-break/>[Seite 33]</text:p>
      <text:p text:style-name="P4">[Spalte 1]</text:p>
      <text:p text:style-name="P4"/>
      <text:p text:style-name="P4"><text:span text:style-name="T1">dapico</text:span><text:span text:style-name="T2">g</text:span><text:span text:style-name="T1">o</text:span><text:tab/><text:span text:style-name="T4">adj</text:span> <text:span text:style-name="T1">quente</text:span></text:p>
      <text:p text:style-name="P4"><text:tab/><text:span text:style-name="T1">dapico</text:span><text:span text:style-name="T2">g</text:span><text:span text:style-name="T1">otema</text:span> dificuldade dele</text:p>
      <text:p text:style-name="P4"/>
      <text:p text:style-name="P4"><text:span text:style-name="T1">dapico</text:span><text:span text:style-name="T2">g</text:span><text:span text:style-name="T1">otema</text:span><text:tab/><text:span text:style-name="T4">subst</text:span> <text:span text:style-name="T1">dificuldade dele</text:span></text:p>
      <text:p text:style-name="P4"><text:tab/><text:span text:style-name="T1">dakaketema</text:span> <text:span text:style-name="T4">(sinôn)</text:span></text:p>
      <text:p text:style-name="P4"/>
      <text:p text:style-name="P4"><text:span text:style-name="T1">datalale ii</text:span><text:span text:style-name="T2">g</text:span><text:span text:style-name="T1">o</text:span><text:tab/><text:span text:style-name="T4">frase nominal</text:span> <text:span text:style-name="T1">terremoto</text:span></text:p>
      <text:p text:style-name="P4"/>
      <text:p text:style-name="P4"><text:span text:style-name="T1">datale</text:span><text:tab/><text:span text:style-name="T4">subst</text:span> <text:span text:style-name="T1">1 clara 2 brilha 3 glória dalatigi</text:span></text:p>
      <text:p text:style-name="P4"/>
      <text:p text:style-name="P4"><text:span text:style-name="T1">datawawaanigi</text:span><text:tab/><text:span text:style-name="T4">adv</text:span> <text:span text:style-name="T1">ficar um pouco tonta</text:span></text:p>
      <text:p text:style-name="P4"/>
      <text:p text:style-name="P4"><text:span text:style-name="T1">datiode</text:span><text:tab/><text:span text:style-name="T4">vi</text:span> <text:span text:style-name="T1">está chovendo</text:span> <text:span text:style-name="T4">(só 3</text:span><text:span text:style-name="T7">a</text:span><text:span text:style-name="T4"> pessoa existe)</text:span></text:p>
      <text:p text:style-name="P4"/>
      <text:p text:style-name="P4"><text:span text:style-name="T1">-dawaale</text:span><text:tab/><text:span text:style-name="T4">subst masc</text:span> <text:span text:style-name="T1">saliva</text:span></text:p>
      <text:p text:style-name="P4"/>
      <text:p text:style-name="P4"><text:span text:style-name="T1">dawace</text:span><text:tab/><text:span text:style-name="T4">adj</text:span> <text:span text:style-name="T1">a cor recém saiu</text:span></text:p>
      <text:p text:style-name="P4"/>
      <text:p text:style-name="P4"><text:span text:style-name="T1">dawace-lolaadi dawace-loolatedi</text:span><text:tab/><text:span text:style-name="T4">frase adj</text:span> <text:span text:style-name="T1">leproso</text:span></text:p>
      <text:p text:style-name="P4"><text:tab/><text:span text:style-name="T1">lolaadi</text:span> corpo dele</text:p>
      <text:p text:style-name="P4"/>
      <text:p text:style-name="P4"><text:span text:style-name="T1">dawalolo dawalololi</text:span><text:tab/><text:span text:style-name="T4">subst masc</text:span> <text:span text:style-name="T1">formiga carregador</text:span></text:p>
      <text:p text:style-name="P4"/>
      <text:p text:style-name="P4"><text:span text:style-name="T1">dawé</text:span><text:tab/><text:span text:style-name="T4">adj</text:span> <text:span text:style-name="T1">rápido</text:span></text:p>
      <text:p text:style-name="P4"/>
      <text:p text:style-name="P4"><text:span text:style-name="T1">dawice</text:span><text:tab/><text:span text:style-name="T4">adv</text:span> <text:span text:style-name="T1">ação mudando situação de repente</text:span> p.ex. muda de repente idéias ou atitude</text:p>
      <text:p text:style-name="P4"/>
      <text:p text:style-name="P4"><text:span text:style-name="T1">dawike</text:span><text:tab/><text:span text:style-name="T4">adj</text:span> <text:span text:style-name="T1">está escurecendo</text:span> quase escuro, escuro demais para reconhecer as pessoas</text:p>
      <text:p text:style-name="P4"/>
      <text:p text:style-name="P4"><text:span text:style-name="T1">daxo</text:span><text:span text:style-name="T2">g</text:span><text:span text:style-name="T1">oke</text:span><text:tab/><text:span text:style-name="T4">subst masc</text:span> <text:span text:style-name="T1">1 som de água 2 som do rádio ou disco</text:span> água no córrego ou fervendo, som do estômago</text:p>
      <text:p text:style-name="P4"/>
      <text:p text:style-name="P4"><text:span text:style-name="T1">dece</text:span><text:tab/><text:span text:style-name="T4">intro</text:span> <text:span text:style-name="T1">então</text:span></text:p>
      <text:p text:style-name="P4"><text:tab/><text:span text:style-name="T1">ece então</text:span></text:p>
      <text:p text:style-name="P4"/>
      <text:p text:style-name="P4">[Seite 33]</text:p>
      <text:p text:style-name="P4">[Spalte 2]</text:p>
      <text:p text:style-name="P4"/>
      <text:p text:style-name="P4"><text:span text:style-name="T1">deegajo deegajoli</text:span><text:tab/><text:span text:style-name="T4">subst masc</text:span> <text:span text:style-name="T1">telha</text:span> de casa <text:span text:style-name="T1">port</text:span></text:p>
      <text:p text:style-name="P4"/>
      <text:p text:style-name="P4"><text:span text:style-name="T1">de</text:span><text:span text:style-name="T2">g</text:span><text:span text:style-name="T1">epaa</text:span><text:tab/><text:span text:style-name="T4">adv</text:span> <text:span text:style-name="T1">até que</text:span></text:p>
      <text:p text:style-name="P4"/>
      <text:p text:style-name="P4"><text:span text:style-name="T1">delele</text:span><text:tab/><text:span text:style-name="T4">subst masc</text:span> <text:span text:style-name="T1">tereré</text:span> uma bebida do mato <text:span text:style-name="T1">port</text:span></text:p>
      <text:p text:style-name="P4"/>
      <text:p text:style-name="P4"><text:span text:style-name="T1">dia</text:span><text:tab/><text:span text:style-name="T4">intro</text:span> <text:span text:style-name="T1">se</text:span> introduz informação</text:p>
      <text:p text:style-name="P4"><text:tab/><text:span text:style-name="T1">dia</text:span><text:span text:style-name="T2">g</text:span><text:span text:style-name="T1">inadateci</text:span> informando que ficou</text:p>
      <text:p text:style-name="P4"/>
      <text:p text:style-name="P4"><text:span text:style-name="T1">diaabo</text:span><text:tab/><text:span text:style-name="T4">subst masc</text:span> <text:span text:style-name="T1">diabo port</text:span></text:p>
      <text:p text:style-name="P4"/>
      <text:p text:style-name="P4"><text:soft-page-break/><text:span text:style-name="T1">diaanda</text:span><text:span text:style-name="T2">g</text:span><text:span text:style-name="T1">a</text:span><text:tab/><text:span text:style-name="T4">cond</text:span> <text:span text:style-name="T1">se tivesse, se fosse</text:span> <text:span text:style-name="T4">(condicional, contra fato)</text:span></text:p>
      <text:p text:style-name="P4"/>
      <text:p text:style-name="P4"><text:span text:style-name="T1">dibatio</text:span><text:tab/><text:span text:style-name="T4">núm</text:span> <text:span text:style-name="T1">seis</text:span> <text:span text:style-name="T4">(abreviação)</text:span></text:p>
      <text:p text:style-name="P4"><text:tab/><text:span text:style-name="T1">dibatio </text:span><text:span text:style-name="T2">g</text:span><text:span text:style-name="T1">obaa</text:span><text:span text:style-name="T2">g</text:span><text:span text:style-name="T1">adi</text:span> seis</text:p>
      <text:p text:style-name="P4"/>
      <text:p text:style-name="P4"><text:span text:style-name="T1">dibixo</text:span><text:span text:style-name="T2">g</text:span><text:span text:style-name="T1">o dibixodi</text:span><text:tab/><text:span text:style-name="T4">subst masc</text:span> <text:span text:style-name="T1">formiga</text:span> qualquer tipo</text:p>
      <text:p text:style-name="P4"/>
      <text:p text:style-name="P4"><text:span text:style-name="T1">dice</text:span><text:tab/><text:span text:style-name="T4">intro</text:span> <text:span text:style-name="T1">então</text:span> usado em resposta para condição</text:p>
      <text:p text:style-name="P4"/>
      <text:p text:style-name="P4"><text:span text:style-name="T1">digaame</text:span><text:tab/><text:span text:style-name="T4">interrog</text:span> <text:span text:style-name="T1">o que foi?</text:span></text:p>
      <text:p text:style-name="P4"><text:tab/><text:span text:style-name="T1">igaame</text:span> por quê?</text:p>
      <text:p text:style-name="P4"/>
      <text:p text:style-name="P4"><text:span text:style-name="T1">diganee</text:span><text:tab/><text:span text:style-name="T4">intro</text:span> <text:span text:style-name="T1">como, mesmo que ...</text:span> <text:span text:style-name="T4">(forma da 3a pessoa)</text:span></text:p>
      <text:p text:style-name="P4"><text:tab/><text:span text:style-name="T1">diganeji</text:span> <text:span text:style-name="T4">(la pessoa)</text:span></text:p>
      <text:p text:style-name="P4"/>
      <text:p text:style-name="P4"><text:span text:style-name="T1">digawini!</text:span><text:tab/><text:span text:style-name="T4">excl</text:span> <text:span text:style-name="T1">Olha!</text:span> chamando atenção</text:p>
      <text:p text:style-name="P4"><text:tab/><text:span text:style-name="T1">digawiniteloco</text:span> olha por aqui!</text:p>
      <text:p text:style-name="P4"><text:tab/><text:span text:style-name="T1">-iwi</text:span> olhar</text:p>
      <text:p text:style-name="P4"><text:tab/><text:span text:style-name="T1">digaã</text:span> <text:span text:style-name="T4">(variação)</text:span></text:p>
      <text:p text:style-name="P4"/>
      <text:p text:style-name="P4"><text:span text:style-name="T1">dige</text:span><text:tab/><text:span text:style-name="T4">intro</text:span> <text:span text:style-name="T1">então</text:span> em sequência</text:p>
      <text:p text:style-name="P4"/>
      <text:p text:style-name="P4"><text:span text:style-name="T1">digike</text:span><text:tab/><text:span text:style-name="T4">vi</text:span> <text:span text:style-name="T1">ser abalado ou sacudido</text:span> <text:span text:style-name="T4">(só forma de 3</text:span><text:span text:style-name="T7">a</text:span><text:span text:style-name="T4"> pessoa encontrada)</text:span></text:p>
      <text:p text:style-name="P4"/>
      <text:p text:style-name="P4">[Seite 34]</text:p>
      <text:p text:style-name="P4">[Spalte 1]</text:p>
      <text:p text:style-name="P4"/>
      <text:p text:style-name="P4"><text:span text:style-name="T1">digo</text:span><text:tab/><text:span text:style-name="T4">intro</text:span> <text:span text:style-name="T1">como, maneira</text:span></text:p>
      <text:p text:style-name="P4"><text:tab/><text:span text:style-name="T1">digo meeta</text:span><text:span text:style-name="T2">g</text:span><text:span text:style-name="T1">a</text:span> como eu <text:span text:style-name="T1">digo</text:span></text:p>
      <text:p text:style-name="P4"><text:tab/><text:span text:style-name="T1">aneji</text:span> minha maneira, como eu</text:p>
      <text:p text:style-name="P4"><text:tab/><text:span text:style-name="T1">digo anee</text:span> maneira dele, como ele</text:p>
      <text:p text:style-name="P4"/>
      <text:p text:style-name="P4"><text:span text:style-name="T1">digoida</text:span><text:tab/><text:span text:style-name="T4">loc</text:span> <text:span text:style-name="T1">lá</text:span> Veja o paradigma (365)</text:p>
      <text:p text:style-name="P4"><text:tab/><text:span text:style-name="T1">ida</text:span> lá</text:p>
      <text:p text:style-name="P4"/>
      <text:p text:style-name="P4"><text:span text:style-name="T1">digoina</text:span><text:tab/><text:span text:style-name="T4">loc</text:span> <text:span text:style-name="T1">aqui</text:span> Veja o paradigma (365)</text:p>
      <text:p text:style-name="P4"><text:tab/><text:span text:style-name="T1">digoida</text:span> lá</text:p>
      <text:p text:style-name="P4"/>
      <text:p text:style-name="P4"><text:span text:style-name="T1">digowi</text:span><text:tab/><text:span text:style-name="T4">subst masc</text:span> <text:span text:style-name="T1">ferrugem</text:span></text:p>
      <text:p text:style-name="P4"/>
      <text:p text:style-name="P4"><text:span text:style-name="T1">di</text:span><text:span text:style-name="T2">g</text:span><text:span text:style-name="T1">eticogi</text:span><text:tab/><text:span text:style-name="T4">loc</text:span> <text:span text:style-name="T1">está para lá</text:span></text:p>
      <text:p text:style-name="P4"><text:tab/><text:span text:style-name="T5">de</text:span><text:span text:style-name="T3">g</text:span><text:span text:style-name="T5">e-eeticogi</text:span><text:span text:style-name="T4"> (fala da mulher)</text:span></text:p>
      <text:p text:style-name="P4"><text:tab/><text:span text:style-name="T1">di</text:span><text:span text:style-name="T2">g</text:span><text:span text:style-name="T1">etigi</text:span> está para cá</text:p>
      <text:p text:style-name="P4"/>
      <text:p text:style-name="P4"><text:span text:style-name="T1">di</text:span><text:span text:style-name="T2">g</text:span><text:span text:style-name="T1">etigi</text:span><text:tab/><text:span text:style-name="T4">loc</text:span> <text:span text:style-name="T1">está para cá</text:span></text:p>
      <text:p text:style-name="P4"><text:tab/><text:span text:style-name="T5">de</text:span><text:span text:style-name="T3">g</text:span><text:span text:style-name="T5">e-eetigi</text:span><text:span text:style-name="T4"> (fala da mulher)</text:span></text:p>
      <text:p text:style-name="P4"><text:tab/><text:span text:style-name="T1">di</text:span><text:span text:style-name="T2">g</text:span><text:span text:style-name="T1">eticogi</text:span> está para lá</text:p>
      <text:p text:style-name="P4"/>
      <text:p text:style-name="P4"><text:span text:style-name="T1">di</text:span><text:span text:style-name="T2">g</text:span><text:span text:style-name="T1">ica</text:span><text:tab/><text:span text:style-name="T4">cond, neg</text:span> <text:span text:style-name="T1">1 se tiver 2 não tiver</text:span></text:p>
      <text:p text:style-name="P4"><text:tab/><text:span text:style-name="T1">da</text:span><text:span text:style-name="T2">g</text:span><text:span text:style-name="T1">a</text:span> se, não</text:p>
      <text:p text:style-name="P4"><text:tab/><text:span text:style-name="T1">di</text:span><text:span text:style-name="T2">g</text:span><text:span text:style-name="T1">ida</text:span> se houver, haver</text:p>
      <text:p text:style-name="P4"/>
      <text:p text:style-name="P4"><text:soft-page-break/><text:span text:style-name="T1">di</text:span><text:span text:style-name="T2">g</text:span><text:span text:style-name="T1">icaada</text:span><text:span text:style-name="T2">g</text:span><text:span text:style-name="T1">a</text:span><text:tab/><text:span text:style-name="T4">adv neg</text:span> <text:span text:style-name="T1">não há que não ...</text:span></text:p>
      <text:p text:style-name="P4"/>
      <text:p text:style-name="P4"><text:span text:style-name="T1">di</text:span><text:span text:style-name="T2">g</text:span><text:span text:style-name="T1">idiaa</text:span><text:span text:style-name="T2">g</text:span><text:span text:style-name="T1">idi</text:span><text:tab/><text:span text:style-name="T4">cond, intro</text:span> <text:span text:style-name="T1">1 se esse mesmo 2 depois</text:span></text:p>
      <text:p text:style-name="P4"/>
      <text:p text:style-name="P4"><text:span text:style-name="T1">diigite</text:span><text:tab/><text:span text:style-name="T4">subst</text:span> <text:span text:style-name="T1">sobrancelha</text:span> <text:span text:style-name="T4">(só forma plural)</text:span></text:p>
      <text:p text:style-name="P4"/>
      <text:p text:style-name="P4"><text:span text:style-name="T1">diimigi diima</text:span><text:span text:style-name="T2">g</text:span><text:span text:style-name="T1">a</text:span><text:tab/><text:span text:style-name="T4">subst masc</text:span> <text:span text:style-name="T1">casa</text:span></text:p>
      <text:p text:style-name="P4"><text:tab/><text:span text:style-name="T1">lidiimigi</text:span> casa dele</text:p>
      <text:p text:style-name="P4"/>
      <text:p text:style-name="P4"><text:span text:style-name="T1">diitigi(lo)</text:span><text:tab/><text:span text:style-name="T4">excl</text:span> <text:span text:style-name="T1">é verdade! exato! isso mesmo!</text:span> concordando com o que foi falado</text:p>
      <text:p text:style-name="P4"><text:tab/><text:span text:style-name="T1">ane diitigi</text:span> o que significa</text:p>
      <text:p text:style-name="P4"><text:tab/><text:span text:style-name="T1">e</text:span><text:span text:style-name="T2">g</text:span><text:span text:style-name="T1">idaa diitigi</text:span> ainda</text:p>
      <text:p text:style-name="P4"/>
      <text:p text:style-name="P4">[Seite 34]</text:p>
      <text:p text:style-name="P4">[Spalte 2]</text:p>
      <text:p text:style-name="P4"/>
      <text:p text:style-name="P4"><text:span text:style-name="T1">dilice</text:span><text:tab/><text:span text:style-name="T4">subst masc</text:span> <text:span text:style-name="T1">disenteria</text:span></text:p>
      <text:p text:style-name="P4"/>
      <text:p text:style-name="P4"><text:span text:style-name="T1">-diliditi</text:span><text:tab/><text:span text:style-name="T4">vi</text:span> <text:span text:style-name="T1">sarar</text:span></text:p>
      <text:p text:style-name="P4"/>
      <text:p text:style-name="P4"><text:span text:style-name="T1">dimijaala dimijaalatedi</text:span><text:tab/><text:span text:style-name="T4">subst fem</text:span> <text:span text:style-name="T1">mosquito, pernilonga</text:span></text:p>
      <text:p text:style-name="P4"/>
      <text:p text:style-name="P4"><text:span text:style-name="T1">-dinabake(tibece)</text:span><text:tab/><text:span text:style-name="T4">vi</text:span> <text:span text:style-name="T1">engrandecer-se</text:span> exaltar-se, se fazer importante</text:p>
      <text:p text:style-name="P4"/>
      <text:p text:style-name="P4"><text:span text:style-name="T1">-dinabice</text:span><text:tab/><text:span text:style-name="T4">vi</text:span> <text:span text:style-name="T1">pular</text:span> de repente por causa de medo, com susto</text:p>
      <text:p text:style-name="P4"/>
      <text:p text:style-name="P4"><text:span text:style-name="T1">-dinage(ta)</text:span><text:tab/><text:span text:style-name="T4">vt</text:span> <text:span text:style-name="T1">ir depressa</text:span></text:p>
      <text:p text:style-name="P4"><text:tab/><text:span text:style-name="T1">-edii</text:span><text:span text:style-name="T2">g</text:span><text:span text:style-name="T1">a</text:span> <text:span text:style-name="T4">(quase sinôn)</text:span></text:p>
      <text:p text:style-name="P4"><text:tab/><text:span text:style-name="T1">-age(ta)</text:span> levar depressa</text:p>
      <text:p text:style-name="P4"/>
      <text:p text:style-name="P4"><text:span text:style-name="T1">-dina</text:span><text:span text:style-name="T2">g</text:span><text:span text:style-name="T1">a</text:span><text:tab/><text:span text:style-name="T4">vi</text:span> <text:span text:style-name="T1">1 confiar em si 2 garantir segurança</text:span> seguro por causa de grande número</text:p>
      <text:p text:style-name="P4"><text:tab/><text:span text:style-name="T1">-dina</text:span><text:span text:style-name="T2">g</text:span><text:span text:style-name="T1">akatidi(talo)</text:span> confiar (nele)</text:p>
      <text:p text:style-name="P4"><text:tab/><text:span text:style-name="T1">-a</text:span><text:span text:style-name="T2">g</text:span><text:span text:style-name="T1">a(ta)</text:span> confiar</text:p>
      <text:p text:style-name="P4"/>
      <text:p text:style-name="P4"><text:span text:style-name="T1">-dina</text:span><text:span text:style-name="T2">g</text:span><text:span text:style-name="T1">adi(ti)</text:span><text:tab/><text:span text:style-name="T4">vi</text:span> <text:span text:style-name="T1">esconder-se</text:span></text:p>
      <text:p text:style-name="P4"><text:tab/><text:span text:style-name="T1">-a</text:span><text:span text:style-name="T2">g</text:span><text:span text:style-name="T1">adi(ti)</text:span> esconder</text:p>
      <text:p text:style-name="P4"/>
      <text:p text:style-name="P4"><text:span text:style-name="T1">-dina</text:span><text:span text:style-name="T2">g</text:span><text:span text:style-name="T1">akatidi(talo)</text:span><text:tab/><text:span text:style-name="T4">vt</text:span> <text:span text:style-name="T1">confiar em</text:span></text:p>
      <text:p text:style-name="P4"><text:tab/><text:span text:style-name="T1">-a</text:span><text:span text:style-name="T2">g</text:span><text:span text:style-name="T1">akatidi</text:span> por confiança numa pessoa para cuidar de outro</text:p>
      <text:p text:style-name="P4"/>
      <text:p text:style-name="P4"><text:span text:style-name="T1">-dina</text:span><text:span text:style-name="T2">g</text:span><text:span text:style-name="T1">axake</text:span><text:tab/><text:span text:style-name="T4">vi</text:span> <text:span text:style-name="T1">orgulhar-se</text:span> contente por conseguir algo</text:p>
      <text:p text:style-name="P4"><text:tab/><text:span text:style-name="T1">-dinane(tibece)</text:span> orgulhar-se</text:p>
      <text:p text:style-name="P4"><text:tab/><text:span text:style-name="T1">-a</text:span><text:span text:style-name="T2">g</text:span><text:span text:style-name="T1">axake</text:span> contar aumentando, exagerando</text:p>
      <text:p text:style-name="P4"/>
      <text:p text:style-name="P4"><text:span text:style-name="T1">-dinajaca</text:span><text:span text:style-name="T2">g</text:span><text:span text:style-name="T1">adi</text:span><text:tab/><text:span text:style-name="T4">vi</text:span> <text:span text:style-name="T1">controlar-se</text:span></text:p>
      <text:p text:style-name="P4"><text:tab/><text:span text:style-name="T1">-ajaca</text:span><text:span text:style-name="T2">g</text:span><text:span text:style-name="T1">adi</text:span> controlar</text:p>
      <text:p text:style-name="P4"/>
      <text:p text:style-name="P4"><text:span text:style-name="T1">-dinajepa</text:span><text:span text:style-name="T2">g</text:span><text:span text:style-name="T1">adi</text:span><text:tab/><text:span text:style-name="T4">vi</text:span> <text:span text:style-name="T1">1 demorar-se para fazer 2 ficar</text:span></text:p>
      <text:p text:style-name="P4"><text:tab/><text:span text:style-name="T1">-ajebi</text:span> demorar</text:p>
      <text:p text:style-name="P4"><text:tab/><text:span text:style-name="T1">-ajepa</text:span><text:span text:style-name="T2">g</text:span><text:span text:style-name="T1">adi</text:span> não levar depressa</text:p>
      <text:p text:style-name="P4"/>
      <text:p text:style-name="P4">[Seite 35]</text:p>
      <text:p text:style-name="P4"><text:soft-page-break/>[Spalte 1]</text:p>
      <text:p text:style-name="P4"/>
      <text:p text:style-name="P4"><text:span text:style-name="T1">-dinajipake</text:span><text:tab/><text:span text:style-name="T4">vt</text:span> <text:span text:style-name="T1">prestar atenção</text:span></text:p>
      <text:p text:style-name="P4"><text:tab/><text:span text:style-name="T1">-atacoli</text:span> <text:span text:style-name="T4">(sinôn)</text:span></text:p>
      <text:p text:style-name="P4"/>
      <text:p text:style-name="P4"><text:span text:style-name="T1">dinajoogi ejoogomigipi</text:span><text:tab/><text:span text:style-name="T4">subst masc ou fem</text:span> <text:span text:style-name="T1">namorado</text:span></text:p>
      <text:p text:style-name="P4"/>
      <text:p text:style-name="P4"><text:span text:style-name="T1">dinali</text:span><text:tab/><text:span text:style-name="T4">loc</text:span> <text:span text:style-name="T1">um depois do outro</text:span></text:p>
      <text:p text:style-name="P4"/>
      <text:p text:style-name="P4"><text:span text:style-name="T1">dinamage dinamaga</text:span><text:span text:style-name="T2">g</text:span><text:span text:style-name="T1">a</text:span><text:tab/><text:span text:style-name="T4">adj</text:span> <text:span text:style-name="T1">torto</text:span></text:p>
      <text:p text:style-name="P4"><text:tab/><text:span text:style-name="T1">namage</text:span> volta dele</text:p>
      <text:p text:style-name="P4"/>
      <text:p text:style-name="P4"><text:span text:style-name="T1">-dinamati</text:span><text:tab/><text:span text:style-name="T4">vi</text:span> <text:span text:style-name="T1">confessar</text:span></text:p>
      <text:p text:style-name="P4"><text:tab/><text:span text:style-name="T1">-atemati</text:span> contar, informar</text:p>
      <text:p text:style-name="P4"/>
      <text:p text:style-name="P4"><text:span text:style-name="T1">-dinana(tece)</text:span><text:tab/><text:span text:style-name="T4">vt</text:span> <text:span text:style-name="T1">1 usar 2 empregar</text:span></text:p>
      <text:p text:style-name="P4"><text:tab/><text:span text:style-name="T1">-dinana(tigi)</text:span> transformar</text:p>
      <text:p text:style-name="P4"/>
      <text:p text:style-name="P4"><text:span text:style-name="T1">-dinana(tibige)</text:span><text:tab/><text:span text:style-name="T4">vt</text:span> <text:span text:style-name="T1">começar</text:span></text:p>
      <text:p text:style-name="P4"/>
      <text:p text:style-name="P4"><text:span text:style-name="T1">-dinana(tigi)</text:span><text:tab/><text:span text:style-name="T4">vt</text:span> <text:span text:style-name="T1">transformar</text:span></text:p>
      <text:p text:style-name="P4"><text:tab/><text:span text:style-name="T1">-dinana(tece)</text:span> usar, empregar</text:p>
      <text:p text:style-name="P4"/>
      <text:p text:style-name="P4"><text:span text:style-name="T1">-dinane(tibece)</text:span><text:tab/><text:span text:style-name="T4">vi</text:span> <text:span text:style-name="T1">ficar contente</text:span> por causa que conseguiu algo</text:p>
      <text:p text:style-name="P4"><text:tab/><text:span text:style-name="T1">-dina</text:span><text:span text:style-name="T2">g</text:span><text:span text:style-name="T1">axake</text:span> orgulhar-se</text:p>
      <text:p text:style-name="P4"/>
      <text:p text:style-name="P4"><text:span text:style-name="T1">-dinanima</text:span><text:span text:style-name="T2">g</text:span><text:span text:style-name="T1">a(ta)</text:span><text:tab/><text:span text:style-name="T4">vt</text:span> <text:span text:style-name="T1">culpar</text:span></text:p>
      <text:p text:style-name="P4"><text:tab/><text:span text:style-name="T1">-laagedi</text:span> culpa de ...</text:p>
      <text:p text:style-name="P4"/>
      <text:p text:style-name="P4"><text:span text:style-name="T1">-dinaniwa</text:span><text:span text:style-name="T2">g</text:span><text:span text:style-name="T1">adi</text:span><text:tab/><text:span text:style-name="T4">vi</text:span> <text:span text:style-name="T1">ficar sério</text:span></text:p>
      <text:p text:style-name="P4"/>
      <text:p text:style-name="P4"><text:span text:style-name="T1">-dinapaloa</text:span><text:span text:style-name="T2">g</text:span><text:span text:style-name="T1">atidi</text:span><text:tab/><text:span text:style-name="T4">vi</text:span> <text:span text:style-name="T1">1 sujar-se com barro 2 camuflar</text:span> pessoa ou animal</text:p>
      <text:p text:style-name="P4"/>
      <text:p text:style-name="P4"><text:span text:style-name="T1">-dinapo</text:span><text:span text:style-name="T2">g</text:span><text:span text:style-name="T1">odi</text:span><text:tab/><text:span text:style-name="T4">vi</text:span> <text:span text:style-name="T1">cobrir-se</text:span></text:p>
      <text:p text:style-name="P4"><text:tab/><text:span text:style-name="T1">-apo</text:span><text:span text:style-name="T2">g</text:span><text:span text:style-name="T1">odi(ti) cobrir</text:span></text:p>
      <text:p text:style-name="P4"/>
      <text:p text:style-name="P4"><text:span text:style-name="T1">-dinatemati</text:span><text:tab/><text:span text:style-name="T4">vi</text:span> <text:span text:style-name="T1">confessar</text:span></text:p>
      <text:p text:style-name="P4"><text:tab/><text:span text:style-name="T1">-atemati</text:span> contar</text:p>
      <text:p text:style-name="P4"/>
      <text:p text:style-name="P4">[Seite 35]</text:p>
      <text:p text:style-name="P4">[Spalte 2]</text:p>
      <text:p text:style-name="P4"/>
      <text:p text:style-name="P4"><text:span text:style-name="T1">-dinati(ta)</text:span><text:tab/><text:span text:style-name="T4">vt</text:span> <text:span text:style-name="T1">1 agüentar uma pessoa, suportar 2 passar algo em algo</text:span> p.ex. pomada; receber uma pessoa mas de má vontade</text:p>
      <text:p text:style-name="P4"/>
      <text:p text:style-name="P4"><text:span text:style-name="T1">-dinawoogo</text:span><text:tab/><text:span text:style-name="T4">vi</text:span> <text:span text:style-name="T1">ter sexo</text:span> <text:span text:style-name="T4">(só formas plurais)</text:span></text:p>
      <text:p text:style-name="P4"/>
      <text:p text:style-name="P4"><text:span text:style-name="T1">dinaxakawamigi dinaxakawamigipi</text:span><text:tab/><text:span text:style-name="T4">subst masc</text:span> <text:span text:style-name="T1">inimizade entre eles</text:span></text:p>
      <text:p text:style-name="P4"><text:tab/><text:span text:style-name="T2">g</text:span><text:span text:style-name="T1">odaxakawa</text:span> nosso inimigo (usado para o diabo)</text:p>
      <text:p text:style-name="P4"/>
      <text:p text:style-name="P4"><text:span text:style-name="T1">-dinaxilake(tibece)</text:span><text:tab/><text:span text:style-name="T4">vi</text:span> <text:span text:style-name="T1">movimentar-se</text:span> sem poder controlar</text:p>
      <text:p text:style-name="P4"/>
      <text:p text:style-name="P4"><text:soft-page-break/><text:span text:style-name="T1">-dinee(ta)</text:span><text:tab/><text:span text:style-name="T4">vt</text:span> <text:span text:style-name="T1">1 provar 2 tentar</text:span></text:p>
      <text:p text:style-name="P4"/>
      <text:p text:style-name="P4"><text:span text:style-name="T1">dine</text:span><text:span text:style-name="T2">g</text:span><text:span text:style-name="T1">ena</text:span><text:span text:style-name="T2">g</text:span><text:span text:style-name="T1">adi</text:span><text:tab/><text:span text:style-name="T4">adj</text:span> <text:span text:style-name="T1">justo</text:span></text:p>
      <text:p text:style-name="P4"><text:tab/><text:span text:style-name="T1">i</text:span><text:span text:style-name="T2">g</text:span><text:span text:style-name="T1">ena</text:span><text:span text:style-name="T2">g</text:span><text:span text:style-name="T1">a</text:span> reto, justo, certo</text:p>
      <text:p text:style-name="P4"/>
      <text:p text:style-name="P4"><text:span text:style-name="T1">-dineleca</text:span><text:span text:style-name="T2">g</text:span><text:span text:style-name="T1">atee</text:span><text:tab/><text:span text:style-name="T4">vi</text:span> <text:span text:style-name="T1">engrandecer-se</text:span></text:p>
      <text:p text:style-name="P4"><text:tab/><text:span text:style-name="T1">-neleca</text:span><text:span text:style-name="T2">g</text:span><text:span text:style-name="T1">atee</text:span> engrandecer</text:p>
      <text:p text:style-name="P4"><text:tab/><text:span text:style-name="T1">nelegi</text:span> grande</text:p>
      <text:p text:style-name="P4"/>
      <text:p text:style-name="P4"><text:span text:style-name="T1">dinelí</text:span><text:tab/><text:span text:style-name="T4">adv</text:span> <text:span text:style-name="T1">especialmente</text:span></text:p>
      <text:p text:style-name="P4"/>
      <text:p text:style-name="P4"><text:span text:style-name="T1">dinelio</text:span><text:tab/><text:span text:style-name="T4">vi</text:span> <text:span text:style-name="T1">terminou, acabou</text:span> <text:span text:style-name="T4">(só 3</text:span><text:span text:style-name="T7">a</text:span><text:span text:style-name="T4"> pessoa existe)</text:span></text:p>
      <text:p text:style-name="P4"><text:tab/><text:span text:style-name="T1">-elio</text:span> comer tudo</text:p>
      <text:p text:style-name="P4"/>
      <text:p text:style-name="P4"><text:span text:style-name="T1">-dinelokotee</text:span><text:tab/><text:span text:style-name="T4">vi</text:span> <text:span text:style-name="T1">parecer maior</text:span></text:p>
      <text:p text:style-name="P4"><text:tab/><text:span text:style-name="T1">-elokotee</text:span> mostrar</text:p>
      <text:p text:style-name="P4"/>
      <text:p text:style-name="P4"><text:span text:style-name="T1">-dinenya</text:span><text:span text:style-name="T2">g</text:span><text:span text:style-name="T1">adi</text:span><text:tab/><text:span text:style-name="T4">vi</text:span> <text:span text:style-name="T1">vigiar</text:span> ficar preparado para qualquer acontecimento</text:p>
      <text:p text:style-name="P4"/>
      <text:p text:style-name="P4"><text:span text:style-name="T1">dinepie</text:span><text:tab/><text:span text:style-name="T4">subst</text:span> <text:span text:style-name="T1">herança, possessões</text:span> <text:span text:style-name="T4">(só forma plural)</text:span></text:p>
      <text:p text:style-name="P4"/>
      <text:p text:style-name="P4"><text:span text:style-name="T1">-dinewade</text:span><text:tab/><text:span text:style-name="T4">vi</text:span> <text:span text:style-name="T1">ir na frente</text:span> passar pela frente</text:p>
      <text:p text:style-name="P4"/>
      <text:p text:style-name="P4">[Seite 36]</text:p>
      <text:p text:style-name="P4">[Spalte 1]</text:p>
      <text:p text:style-name="P4"/>
      <text:p text:style-name="P4"><text:span text:style-name="T1">-dinewikatidi</text:span><text:tab/><text:span text:style-name="T4">vi</text:span> <text:span text:style-name="T1">salvar-se</text:span></text:p>
      <text:p text:style-name="P4"><text:tab/><text:span text:style-name="T1">-ewikatidi</text:span> salvar a vida, fazer viver</text:p>
      <text:p text:style-name="P4"/>
      <text:p text:style-name="P4"><text:span text:style-name="T1">-dinibada</text:span><text:tab/><text:span text:style-name="T4">vi</text:span> <text:span text:style-name="T1">ter preguiça</text:span> não ter vontade</text:p>
      <text:p text:style-name="P4"><text:tab/><text:span text:style-name="T1">anibadaane</text:span><text:span text:style-name="T2">g</text:span><text:span text:style-name="T1">egi</text:span> pessoa com preguiça, desanimada</text:p>
      <text:p text:style-name="P4"><text:tab/><text:span text:style-name="T1">-ibada</text:span> não ter confiança em alguém para fazer algo</text:p>
      <text:p text:style-name="P4"/>
      <text:p text:style-name="P4"><text:span text:style-name="T1">-dinibeyaca</text:span><text:span text:style-name="T2">g</text:span><text:span text:style-name="T1">adi</text:span><text:tab/><text:span text:style-name="T4">vi</text:span> <text:span text:style-name="T1">1 atrapalhar-se 2 fazer cara feia</text:span></text:p>
      <text:p text:style-name="P4"/>
      <text:p text:style-name="P4"><text:span text:style-name="T1">-diniboo(ta)</text:span><text:tab/><text:span text:style-name="T4">vt</text:span> <text:span text:style-name="T1">entregar-se</text:span> para qualquer motivo</text:p>
      <text:p text:style-name="P4"><text:tab/><text:span text:style-name="T1">-iboo(ta)</text:span> dar, entregar</text:p>
      <text:p text:style-name="P4"/>
      <text:p text:style-name="P4"><text:span text:style-name="T1">dinici</text:span><text:tab/><text:span text:style-name="T4">vi</text:span> <text:span text:style-name="T1">cantar como galo</text:span> <text:span text:style-name="T4">(só forma da 3</text:span><text:span text:style-name="T7">a</text:span><text:span text:style-name="T4"> pessoa)</text:span></text:p>
      <text:p text:style-name="P4"/>
      <text:p text:style-name="P4"><text:span text:style-name="T1">diniciamico</text:span><text:tab/><text:span text:style-name="T4">comp</text:span> <text:span text:style-name="T1">iguais</text:span></text:p>
      <text:p text:style-name="P4"><text:tab/><text:span text:style-name="T1">liciagi</text:span> igual, como</text:p>
      <text:p text:style-name="P4"/>
      <text:p text:style-name="P4"><text:span text:style-name="T1">-dinici(ticobece)</text:span><text:tab/><text:span text:style-name="T4">vi</text:span> <text:span text:style-name="T1">treinar para correr</text:span></text:p>
      <text:p text:style-name="P4"/>
      <text:p text:style-name="P4"><text:span text:style-name="T1">-dinige</text:span><text:tab/><text:span text:style-name="T4">vt</text:span> <text:span text:style-name="T1">contar</text:span> dar relatório do que aconteceu</text:p>
      <text:p text:style-name="P4"><text:tab/><text:span text:style-name="T1">-dinige(ta)</text:span> ir fazer parte de alguém</text:p>
      <text:p text:style-name="P4"><text:tab/><text:span text:style-name="T1">-ige(ta)</text:span> ir lá para expressar opinião</text:p>
      <text:p text:style-name="P4"/>
      <text:p text:style-name="P4"><text:span text:style-name="T1">dinigepeco</text:span><text:span text:style-name="T2">g</text:span><text:span text:style-name="T1">o</text:span><text:tab/><text:span text:style-name="T4">adj</text:span> <text:span text:style-name="T1">dobrada, virada</text:span> pode ser ferramenta ou plástico dobrado, ou bicho queimado</text:p>
      <text:p text:style-name="P4"/>
      <text:p text:style-name="P4"><text:span text:style-name="T1">-dinige(ta)</text:span><text:tab/><text:span text:style-name="T4">vi</text:span> <text:span text:style-name="T1">ir fazer parte de alguém, se apresentar a</text:span></text:p>
      <text:p text:style-name="P4"><text:soft-page-break/><text:tab/><text:span text:style-name="T1">-dinige</text:span> contar, fazer relatório</text:p>
      <text:p text:style-name="P4"><text:tab/><text:span text:style-name="T1">-ige(ta)</text:span> ir lá para expressar opinião</text:p>
      <text:p text:style-name="P4"/>
      <text:p text:style-name="P4"><text:span text:style-name="T1">-dinigeta</text:span><text:span text:style-name="T2">g</text:span><text:span text:style-name="T1">atee</text:span><text:tab/><text:span text:style-name="T4">vi</text:span> <text:span text:style-name="T1">fazer com alta voz ou som</text:span> sempre acompanha outro verbo. Quando refere à voz, é usado com um verbo de fala</text:p>
      <text:p text:style-name="P4"><text:tab/><text:span text:style-name="T1">-igeta</text:span><text:span text:style-name="T2">g</text:span><text:span text:style-name="T1">atee</text:span> aumentar o som</text:p>
      <text:p text:style-name="P4"/>
      <text:p text:style-name="P4">[Seite 36]</text:p>
      <text:p text:style-name="P4">[Spalte 2]</text:p>
      <text:p text:style-name="P4"/>
      <text:p text:style-name="P4"><text:span text:style-name="T1">dinigoeteci</text:span><text:tab/><text:span text:style-name="T4">adj</text:span> <text:span text:style-name="T1">amarrado</text:span></text:p>
      <text:p text:style-name="P4"><text:tab/><text:span text:style-name="T1">-igoe</text:span> amarrar</text:p>
      <text:p text:style-name="P4"/>
      <text:p text:style-name="P4"><text:span text:style-name="T1">dini</text:span><text:span text:style-name="T2">g</text:span><text:span text:style-name="T1">eke</text:span><text:tab/><text:span text:style-name="T4">subst masc</text:span> <text:span text:style-name="T1">mediador</text:span> alguém que vai na frente para representar, pode ser capitão novo</text:p>
      <text:p text:style-name="P4"><text:tab/><text:span text:style-name="T1">dini</text:span><text:span text:style-name="T2">g</text:span><text:span text:style-name="T1">eketetege</text:span> pessoa que está na frente de alguém, tomou lugar dele</text:p>
      <text:p text:style-name="P4"/>
      <text:p text:style-name="P4"><text:span text:style-name="T1">-dini</text:span><text:span text:style-name="T2">g</text:span><text:span text:style-name="T1">iwa</text:span><text:tab/><text:span text:style-name="T4">vi</text:span> <text:span text:style-name="T1">ajudar uns aos outros</text:span> ter compaixão, dor de, ajudar uns outros com amor e vontade para fazer algo</text:p>
      <text:p text:style-name="P4"><text:tab/><text:span text:style-name="T1">-i</text:span><text:span text:style-name="T2">g</text:span><text:span text:style-name="T1">iwa</text:span> favorecer, fazer favor</text:p>
      <text:p text:style-name="P4"/>
      <text:p text:style-name="P4"><text:span text:style-name="T1">-diniigi</text:span><text:tab/><text:span text:style-name="T4">vi</text:span> <text:span text:style-name="T1">transformar-se</text:span> mudar-se de aparência, se diferenciar, p.ex. por trocar roupas</text:p>
      <text:p text:style-name="P4"><text:tab/><text:span text:style-name="T1">-iigi</text:span> mudar, trocar, transformar</text:p>
      <text:p text:style-name="P4"/>
      <text:p text:style-name="P4"><text:span text:style-name="T1">-dinii</text:span><text:span text:style-name="T2">g</text:span><text:span text:style-name="T1">axi</text:span><text:tab/><text:span text:style-name="T4">vi</text:span> <text:span text:style-name="T1">aprender</text:span></text:p>
      <text:p text:style-name="P4"><text:tab/><text:span text:style-name="T1">-ii</text:span><text:span text:style-name="T2">g</text:span><text:span text:style-name="T1">axi</text:span> ensinar alguém</text:p>
      <text:p text:style-name="P4"/>
      <text:p text:style-name="P4"><text:span text:style-name="T1">-diniikoe(tiwage)</text:span><text:tab/><text:span text:style-name="T4">vi</text:span> <text:span text:style-name="T1">trocar entre si</text:span></text:p>
      <text:p text:style-name="P4"><text:tab/><text:span text:style-name="T1">-iikoe</text:span><text:span text:style-name="T2">g</text:span><text:span text:style-name="T1">e</text:span> trocar (algo por algo)</text:p>
      <text:p text:style-name="P4"/>
      <text:p text:style-name="P4"><text:span text:style-name="T1">-dinikee</text:span><text:tab/><text:span text:style-name="T4">vi</text:span> <text:span text:style-name="T1">1 aparecer 2 mostrar-se</text:span> algo saindo de lugar escondido</text:p>
      <text:p text:style-name="P4"><text:tab/><text:span text:style-name="T1">-ikee</text:span> mostrar, revelar</text:p>
      <text:p text:style-name="P4"/>
      <text:p text:style-name="P4"><text:span text:style-name="T1">-dinilaa(tece)</text:span><text:tab/><text:span text:style-name="T4">vt</text:span> <text:span text:style-name="T1">arrepender-se de algo</text:span></text:p>
      <text:p text:style-name="P4"><text:tab/><text:span text:style-name="T1">-dinilaa(tibece)</text:span> arrepender-se</text:p>
      <text:p text:style-name="P4"><text:tab/><text:span text:style-name="T1">-dinila(tece)</text:span> sentir em si</text:p>
      <text:p text:style-name="P4"/>
      <text:p text:style-name="P4"><text:span text:style-name="T1">-dinilaa(tibece)</text:span><text:tab/><text:span text:style-name="T4">vi</text:span> <text:span text:style-name="T1">arrepender-se</text:span> ficar triste por alguma coisa que não deve fazer</text:p>
      <text:p text:style-name="P4"><text:tab/><text:span text:style-name="T1">-dinilaa(tece)</text:span> arrepender-se, sentir em si</text:p>
      <text:p text:style-name="P4"/>
      <text:p text:style-name="P4"><text:span text:style-name="T1">-dinilakide</text:span><text:tab/><text:span text:style-name="T4">vi</text:span> <text:span text:style-name="T1">fazer-se confortável</text:span></text:p>
      <text:p text:style-name="P4"><text:tab/><text:span text:style-name="T1">-ila</text:span><text:span text:style-name="T2">g</text:span><text:span text:style-name="T1">a(tice)</text:span> estar bem, sentir bem</text:p>
      <text:p text:style-name="P4"><text:tab/><text:span text:style-name="T1">-dinilakide(tege)</text:span> combinar com alguém</text:p>
      <text:p text:style-name="P4"><text:tab/><text:span text:style-name="T1">-ilakide</text:span> preparar, arrumar</text:p>
      <text:p text:style-name="P4"/>
      <text:p text:style-name="P4">[Seite 37]</text:p>
      <text:p text:style-name="P4">[Spalte 1]</text:p>
      <text:p text:style-name="P4"/>
      <text:p text:style-name="P4"><text:span text:style-name="T1">-dinilakide(tege)</text:span><text:tab/><text:span text:style-name="T4">vi</text:span> <text:span text:style-name="T1">combinar com alguém, algo</text:span></text:p>
      <text:p text:style-name="P4"><text:tab/><text:span text:style-name="T1">-ilakide</text:span> preparar, arrumar</text:p>
      <text:p text:style-name="P4"><text:tab/><text:span text:style-name="T1">-ila</text:span><text:span text:style-name="T2">g</text:span><text:span text:style-name="T1">a(tege)</text:span> combinar com alguém</text:p>
      <text:p text:style-name="P4"><text:tab/><text:span text:style-name="T1">-ila</text:span><text:span text:style-name="T2">g</text:span><text:span text:style-name="T1">a(tice)</text:span> estar bem, sentir bem</text:p>
      <text:p text:style-name="P4"><text:soft-page-break/><text:tab/><text:span text:style-name="T1">-dinilakide</text:span> fazer-se confortável</text:p>
      <text:p text:style-name="P4"/>
      <text:p text:style-name="P4"><text:span text:style-name="T1">-dinila(tece)</text:span><text:tab/><text:span text:style-name="T4">vt</text:span> <text:span text:style-name="T1">sentir em si alguma coisa</text:span> pode ser dor, tristeza, alegria, doença. Sentir uma diferença, p.ex. mudança de infância para adolescente. Também usado em conversão</text:p>
      <text:p text:style-name="P4"><text:tab/><text:span text:style-name="T1">-dinilaa(tibece)</text:span> arrepender-se</text:p>
      <text:p text:style-name="P4"/>
      <text:p text:style-name="P4"><text:span text:style-name="T1">-dinileca</text:span><text:span text:style-name="T2">g</text:span><text:span text:style-name="T1">atee</text:span><text:tab/><text:span text:style-name="T4">vi</text:span> <text:span text:style-name="T1">engrandecer-se</text:span></text:p>
      <text:p text:style-name="P4"><text:tab/><text:span text:style-name="T1">-neleca</text:span><text:span text:style-name="T2">g</text:span><text:span text:style-name="T1">atee</text:span> engrandecer</text:p>
      <text:p text:style-name="P4"/>
      <text:p text:style-name="P4"><text:span text:style-name="T1">-dinilege</text:span><text:tab/><text:span text:style-name="T4">vi</text:span> <text:span text:style-name="T1">1 ser batizado 2 molhar-se</text:span></text:p>
      <text:p text:style-name="P4"><text:tab/><text:span text:style-name="T1">-nilege(tigilo)</text:span> tirar ou pegar depressa</text:p>
      <text:p text:style-name="P4"><text:tab/><text:span text:style-name="T1">-ilegena</text:span><text:span text:style-name="T2">g</text:span><text:span text:style-name="T1">a</text:span> batizar</text:p>
      <text:p text:style-name="P4"/>
      <text:p text:style-name="P4"><text:span text:style-name="T1">-dinile(ta)</text:span><text:tab/><text:span text:style-name="T4">vt</text:span> <text:span text:style-name="T1">pedir um favor</text:span></text:p>
      <text:p text:style-name="P4"><text:tab/><text:span text:style-name="T1">-ile(tibigo)</text:span> adorar (pessoa ou Deus)</text:p>
      <text:p text:style-name="P4"/>
      <text:p text:style-name="P4"><text:span text:style-name="T1">-dinilioniga</text:span><text:span text:style-name="T2">g</text:span><text:span text:style-name="T1">atidi</text:span><text:tab/><text:span text:style-name="T4">vi</text:span> <text:span text:style-name="T1">humilhar-se</text:span></text:p>
      <text:p text:style-name="P4"><text:tab/><text:span text:style-name="T1">-ilioniga</text:span><text:span text:style-name="T2">g</text:span><text:span text:style-name="T1">atidi</text:span> diminuir algo</text:p>
      <text:p text:style-name="P4"/>
      <text:p text:style-name="P4"><text:span text:style-name="T1">-dinilo me -ota</text:span><text:span text:style-name="T2">g</text:span><text:span text:style-name="T1">a</text:span><text:tab/><text:span text:style-name="T4">vi</text:span> <text:span text:style-name="T1">falar devagar</text:span></text:p>
      <text:p text:style-name="P4"><text:tab/><text:span text:style-name="T1">-igedi me -ota</text:span><text:span text:style-name="T2">g</text:span><text:span text:style-name="T1">a</text:span> falar alto</text:p>
      <text:p text:style-name="P4"><text:tab/><text:span text:style-name="T1">-ilo</text:span> fazer devagar</text:p>
      <text:p text:style-name="P4"/>
      <text:p text:style-name="P4"><text:span text:style-name="T1">-dinilo(tijo)</text:span><text:tab/><text:span text:style-name="T4">vi</text:span> <text:span text:style-name="T1">andar devagar</text:span></text:p>
      <text:p text:style-name="P4"/>
      <text:p text:style-name="P4"><text:span text:style-name="T1">dinima</text:span><text:span text:style-name="T2">g</text:span><text:span text:style-name="T1">a dinimadi</text:span><text:tab/><text:span text:style-name="T4">adj</text:span> <text:span text:style-name="T1">que usa mão esquerda</text:span></text:p>
      <text:p text:style-name="P4"><text:tab/><text:span text:style-name="T1">nimagijegi</text:span> mão esquerda</text:p>
      <text:p text:style-name="P4"/>
      <text:p text:style-name="P4"><text:span text:style-name="T1">dininya</text:span><text:tab/><text:span text:style-name="T4">adj</text:span> <text:span text:style-name="T1">de luto</text:span> pode significar "de repente"</text:p>
      <text:p text:style-name="P4"/>
      <text:p text:style-name="P4"><text:span text:style-name="T1">dinioxomigi dinioxomigipi</text:span><text:tab/><text:span text:style-name="T4">subst masc</text:span> <text:span text:style-name="T1">irmão dele</text:span></text:p>
      <text:p text:style-name="P4"><text:tab/><text:span text:style-name="T1">nioxoa</text:span> <text:span text:style-name="T4">(sinôn)</text:span></text:p>
      <text:p text:style-name="P4"/>
      <text:p text:style-name="P4">[Seite 37]</text:p>
      <text:p text:style-name="P4">[Spalte 2]</text:p>
      <text:p text:style-name="P4"/>
      <text:p text:style-name="P4"><text:span text:style-name="T1">-dinipece(teloco)</text:span><text:tab/><text:span text:style-name="T4">vt</text:span> <text:span text:style-name="T1">colocar sobre si</text:span></text:p>
      <text:p text:style-name="P4"><text:tab/><text:span text:style-name="T1">-ipece</text:span> colocar em certo lugar</text:p>
      <text:p text:style-name="P4"/>
      <text:p text:style-name="P4"><text:span text:style-name="T1">dinipietibece</text:span><text:tab/><text:span text:style-name="T4">adj</text:span> <text:span text:style-name="T1">desanimado</text:span> estado de não ter vontade</text:p>
      <text:p text:style-name="P4"/>
      <text:p text:style-name="P4"><text:span text:style-name="T1">-dinitine</text:span><text:span text:style-name="T2">g</text:span><text:span text:style-name="T1">e</text:span><text:tab/><text:span text:style-name="T4">vt</text:span> <text:span text:style-name="T1">mexer-se</text:span></text:p>
      <text:p text:style-name="P4"><text:tab/><text:span text:style-name="T1">-itina</text:span><text:span text:style-name="T2">g</text:span><text:span text:style-name="T1">a</text:span> <text:span text:style-name="T4">(sinôn)</text:span></text:p>
      <text:p text:style-name="P4"><text:tab/><text:span text:style-name="T1">-itine</text:span><text:span text:style-name="T2">g</text:span><text:span text:style-name="T1">e</text:span> mexer</text:p>
      <text:p text:style-name="P4"/>
      <text:p text:style-name="P4"><text:span text:style-name="T1">-dinito</text:span><text:tab/><text:span text:style-name="T4">vi</text:span> <text:span text:style-name="T1">esquentar-se, aquentar-se</text:span></text:p>
      <text:p text:style-name="P4"><text:tab/><text:span text:style-name="T1">-ito</text:span> esquentar algo</text:p>
      <text:p text:style-name="P4"/>
      <text:p text:style-name="P4"><text:span text:style-name="T1">-diniwaxina</text:span><text:span text:style-name="T2">g</text:span><text:span text:style-name="T1">ana</text:span><text:span text:style-name="T2">g</text:span><text:span text:style-name="T1">atidi</text:span><text:tab/><text:span text:style-name="T4">vi</text:span> <text:span text:style-name="T1">comportar-se bem</text:span> age numa maneira bem educada</text:p>
      <text:p text:style-name="P4"><text:tab/><text:span text:style-name="T1">-iwaxina</text:span><text:span text:style-name="T2">g</text:span><text:span text:style-name="T1">a</text:span> ter uma idéia</text:p>
      <text:p text:style-name="P4"><text:tab/><text:span text:style-name="T1">-iwaxina</text:span><text:span text:style-name="T2">g</text:span><text:span text:style-name="T1">ana</text:span><text:span text:style-name="T2">g</text:span><text:span text:style-name="T1">atidi</text:span> educar alguém (para se comportar melhor)</text:p>
      <text:p text:style-name="P4"/>
      <text:p text:style-name="P4"><text:soft-page-break/><text:span text:style-name="T1">diniweneene</text:span><text:tab/><text:span text:style-name="T4">adj</text:span> <text:span text:style-name="T1">venenoso port</text:span></text:p>
      <text:p text:style-name="P4"/>
      <text:p text:style-name="P4"><text:span text:style-name="T1">-diniweni</text:span><text:span text:style-name="T2">g</text:span><text:span text:style-name="T1">ide</text:span><text:tab/><text:span text:style-name="T4">vi</text:span> <text:span text:style-name="T1">1 engrandecer-se 2 orgulhar-se 3 gabar-se</text:span></text:p>
      <text:p text:style-name="P4"><text:tab/><text:span text:style-name="T1">-elo</text:span><text:span text:style-name="T2">g</text:span><text:span text:style-name="T1">otee</text:span> fazer aparecer</text:p>
      <text:p text:style-name="P4"><text:tab/><text:span text:style-name="T1">-iweni</text:span><text:span text:style-name="T2">g</text:span><text:span text:style-name="T1">ide</text:span> exaltar, honrar, glorificar</text:p>
      <text:p text:style-name="P4"/>
      <text:p text:style-name="P4"><text:span text:style-name="T1">-diniwiigi</text:span><text:tab/><text:span text:style-name="T4">vi</text:span> <text:span text:style-name="T1">cortar-se</text:span> também fazendo o sinal da cruz como o padre</text:p>
      <text:p text:style-name="P4"><text:tab/><text:span text:style-name="T1">-iwiigi</text:span> cortar algo com faca</text:p>
      <text:p text:style-name="P4"/>
      <text:p text:style-name="P4"><text:span text:style-name="T1">-diniwikode(tibece)</text:span><text:tab/><text:span text:style-name="T4">vi</text:span> <text:span text:style-name="T1">humilhar-se</text:span></text:p>
      <text:p text:style-name="P4"><text:tab/><text:span text:style-name="T1">-iwikode</text:span> ter dor de, ter pena de</text:p>
      <text:p text:style-name="P4"><text:tab/><text:span text:style-name="T1">-dinilioniga</text:span><text:span text:style-name="T2">g</text:span><text:span text:style-name="T1">atidi</text:span> <text:span text:style-name="T4">(sinôn)</text:span></text:p>
      <text:p text:style-name="P4"/>
      <text:p text:style-name="P4"><text:span text:style-name="T1">-diniwilegi</text:span><text:tab/><text:span text:style-name="T4">vi</text:span> <text:span text:style-name="T1">lavar-se</text:span></text:p>
      <text:p text:style-name="P4"><text:tab/><text:span text:style-name="T1">-iwilegi</text:span> lavar, esfregar</text:p>
      <text:p text:style-name="P4"/>
      <text:p text:style-name="P4"><text:span text:style-name="T1">diniwokoda</text:span><text:span text:style-name="T2">g</text:span><text:span text:style-name="T1">axiidi</text:span><text:tab/><text:span text:style-name="T4">adj</text:span> <text:span text:style-name="T1">quadrado</text:span></text:p>
      <text:p text:style-name="P4"/>
      <text:p text:style-name="P4"><text:span text:style-name="T1">-diniwoko(tece)</text:span><text:tab/><text:span text:style-name="T4">vt</text:span> <text:span text:style-name="T1">ser diferente</text:span></text:p>
      <text:p text:style-name="P4"/>
      <text:p text:style-name="P4">[Seite 38]</text:p>
      <text:p text:style-name="P4">[Spalte 1]</text:p>
      <text:p text:style-name="P4"/>
      <text:p text:style-name="P4"><text:span text:style-name="T1">dinixiga</text:span><text:span text:style-name="T2">g</text:span><text:span text:style-name="T1">awamigi</text:span><text:tab/><text:span text:style-name="T4">subst</text:span> <text:span text:style-name="T1">pessoas indo juntas</text:span></text:p>
      <text:p text:style-name="P4"><text:tab/><text:span text:style-name="T1">-ixiga</text:span><text:span text:style-name="T2">g</text:span><text:span text:style-name="T1">awa</text:span> andar com</text:p>
      <text:p text:style-name="P4"/>
      <text:p text:style-name="P4"><text:span text:style-name="T1">dinixigi</text:span><text:tab/><text:span text:style-name="T4">subst masc</text:span> <text:span text:style-name="T1">cãibra</text:span></text:p>
      <text:p text:style-name="P4"><text:tab/><text:span text:style-name="T1">-ixigi</text:span> puxar</text:p>
      <text:p text:style-name="P4"/>
      <text:p text:style-name="P4"><text:span text:style-name="T1">-dinixo(tinigi)</text:span><text:tab/><text:span text:style-name="T4">vi</text:span> <text:span text:style-name="T1">vestir-se</text:span></text:p>
      <text:p text:style-name="P4"><text:tab/><text:span text:style-name="T1">-nixome</text:span><text:span text:style-name="T2">g</text:span><text:span text:style-name="T1">e</text:span> fazer vestidos</text:p>
      <text:p text:style-name="P4"><text:tab/><text:span text:style-name="T1">-ixo(tinigi)</text:span> colocar numa coisa</text:p>
      <text:p text:style-name="P4"/>
      <text:p text:style-name="P4"><text:span text:style-name="T1">-dinoca</text:span><text:span text:style-name="T2">g</text:span><text:span text:style-name="T1">ane</text:span><text:span text:style-name="T2">g</text:span><text:span text:style-name="T1">e</text:span><text:tab/><text:span text:style-name="T4">vi</text:span> <text:span text:style-name="T1">agradar-se</text:span></text:p>
      <text:p text:style-name="P4"><text:tab/><text:span text:style-name="T1">-oca</text:span><text:span text:style-name="T2">g</text:span><text:span text:style-name="T1">ane</text:span><text:span text:style-name="T2">g</text:span><text:span text:style-name="T1">e</text:span> confortar, acalmar</text:p>
      <text:p text:style-name="P4"/>
      <text:p text:style-name="P4"><text:span text:style-name="T1">dinodawamigi dinodawamigipi</text:span><text:tab/><text:span text:style-name="T4">subst masc ou fem</text:span> <text:span text:style-name="T1">marido ou esposa</text:span></text:p>
      <text:p text:style-name="P4"/>
      <text:p text:style-name="P4"><text:span text:style-name="T1">-dinoe</text:span><text:tab/><text:span text:style-name="T4">vi</text:span> <text:span text:style-name="T1">1 aprontar-se 2 arrumar-se</text:span> aprontar-se para fazer algo, p.ex. uma viagem</text:p>
      <text:p text:style-name="P4"><text:tab/><text:span text:style-name="T1">-igodi</text:span> terminar de fazer algo</text:p>
      <text:p text:style-name="P4"><text:tab/><text:span text:style-name="T1">-oe</text:span> fazer, consertar, arrumar</text:p>
      <text:p text:style-name="P4"/>
      <text:p text:style-name="P4"><text:span text:style-name="T1">-dino</text:span><text:span text:style-name="T2">g</text:span><text:span text:style-name="T1">ee</text:span><text:tab/><text:span text:style-name="T4">vi</text:span> <text:span text:style-name="T1">controlar-se</text:span> não abusar, ficar dentro dos limites</text:p>
      <text:p text:style-name="P4"><text:tab/><text:span text:style-name="T1">-o</text:span><text:span text:style-name="T2">g</text:span><text:span text:style-name="T1">ee</text:span> economizar</text:p>
      <text:p text:style-name="P4"/>
      <text:p text:style-name="P4"><text:span text:style-name="T1">-dinoide</text:span><text:tab/><text:span text:style-name="T4">vi</text:span> <text:span text:style-name="T1">engrossar-se</text:span> para causar medo</text:p>
      <text:p text:style-name="P4"><text:tab/><text:span text:style-name="T1">dinoide</text:span> nuvens escuras</text:p>
      <text:p text:style-name="P4"/>
      <text:p text:style-name="P4"><text:span text:style-name="T1">dinoiigiwepodi</text:span><text:tab/><text:span text:style-name="T4">subst</text:span> <text:span text:style-name="T1">grupo morando juntos</text:span></text:p>
      <text:p text:style-name="P4"><text:tab/><text:span text:style-name="T1">dinitacepodi</text:span> família</text:p>
      <text:p text:style-name="P4"/>
      <text:p text:style-name="P4"><text:span text:style-name="T1">-dinojogo(ti)</text:span><text:tab/><text:span text:style-name="T4">vt</text:span> <text:span text:style-name="T1">1 construir 2 colocar firme no chão 3 começar a ... (iniciar um trabalho)</text:span> casa, <text:soft-page-break/>qualquer construção</text:p>
      <text:p text:style-name="P4"><text:tab/><text:span text:style-name="T1">-ojogo</text:span> socar com pilão</text:p>
      <text:p text:style-name="P4"/>
      <text:p text:style-name="P4"><text:span text:style-name="T1">dinokaa</text:span><text:span text:style-name="T2">g</text:span><text:span text:style-name="T1">etawamigi</text:span><text:tab/><text:span text:style-name="T4">subst</text:span> <text:span text:style-name="T1">os que se fizeram amigos</text:span> <text:span text:style-name="T4">(forma plural)</text:span></text:p>
      <text:p text:style-name="P4"><text:tab/><text:span text:style-name="T1">lokaa</text:span><text:span text:style-name="T2">g</text:span><text:span text:style-name="T1">edi</text:span> companheiro dele</text:p>
      <text:p text:style-name="P4"/>
      <text:p text:style-name="P4">[Seite 38]</text:p>
      <text:p text:style-name="P4">[Spalte 2]</text:p>
      <text:p text:style-name="P4"/>
      <text:p text:style-name="P4"><text:span text:style-name="T1">dinokenigigi</text:span><text:tab/><text:span text:style-name="T4">subst masc</text:span> <text:span text:style-name="T1">quebra-torta</text:span> <text:span text:style-name="T4">(reg)</text:span> (café da manhã)</text:p>
      <text:p text:style-name="P4"><text:tab/><text:span text:style-name="T1">-inoke</text:span> quebrar</text:p>
      <text:p text:style-name="P4"/>
      <text:p text:style-name="P4"><text:span text:style-name="T1">-dinokole</text:span><text:tab/><text:span text:style-name="T4">vt</text:span> <text:span text:style-name="T1">jogar-se</text:span></text:p>
      <text:p text:style-name="P4"><text:tab/><text:span text:style-name="T1">-okole</text:span> jogar fora</text:p>
      <text:p text:style-name="P4"/>
      <text:p text:style-name="P4"><text:span text:style-name="T1">-dinoniciwa</text:span><text:span text:style-name="T2">g</text:span><text:span text:style-name="T1">adi</text:span><text:tab/><text:span text:style-name="T4">vi</text:span> <text:span text:style-name="T1">esforçar-se</text:span></text:p>
      <text:p text:style-name="P4"><text:tab/><text:span text:style-name="T1">loniciwa</text:span><text:span text:style-name="T2">g</text:span><text:span text:style-name="T1">a</text:span> força</text:p>
      <text:p text:style-name="P4"><text:tab/><text:span text:style-name="T1">-oniciwa</text:span><text:span text:style-name="T2">g</text:span><text:span text:style-name="T1">adi</text:span> animar, fortalecer</text:p>
      <text:p text:style-name="P4"/>
      <text:p text:style-name="P4"><text:span text:style-name="T1">dinoomatewamigi dinoomatewamigipi</text:span><text:tab/><text:span text:style-name="T4">subst</text:span> o que se deita com outro</text:p>
      <text:p text:style-name="P4"><text:span text:style-name="T1">-dinopa</text:span><text:span text:style-name="T2">g</text:span><text:span text:style-name="T1">adi</text:span><text:tab/><text:span text:style-name="T4">vi</text:span> <text:span text:style-name="T1">demorar-se</text:span></text:p>
      <text:p text:style-name="P4"><text:tab/><text:span text:style-name="T1">-opa</text:span><text:span text:style-name="T2">g</text:span><text:span text:style-name="T1">adi</text:span> fazer demorar, gastar tempo</text:p>
      <text:p text:style-name="P4"/>
      <text:p text:style-name="P4"><text:span text:style-name="T1">-dinopo</text:span><text:tab/><text:span text:style-name="T4">vi</text:span> <text:span text:style-name="T1">estar triste</text:span></text:p>
      <text:p text:style-name="P4"><text:tab/><text:span text:style-name="T1">-opo</text:span> admirar-se</text:p>
      <text:p text:style-name="P4"/>
      <text:p text:style-name="P4"><text:span text:style-name="T1">-dinota</text:span><text:span text:style-name="T2">g</text:span><text:span text:style-name="T1">ane</text:span><text:span text:style-name="T2">g</text:span><text:span text:style-name="T1">e</text:span><text:tab/><text:span text:style-name="T4">vt</text:span> <text:span text:style-name="T1">falar consigo</text:span> deixando-se pensar um pouco</text:p>
      <text:p text:style-name="P4"><text:tab/><text:span text:style-name="T1">-ota</text:span><text:span text:style-name="T2">g</text:span><text:span text:style-name="T1">ane</text:span><text:span text:style-name="T2">g</text:span><text:span text:style-name="T1">e</text:span> falar com</text:p>
      <text:p text:style-name="P4"/>
      <text:p text:style-name="P4"><text:span text:style-name="T1">-dinotete</text:span><text:tab/><text:span text:style-name="T4">vi</text:span> <text:span text:style-name="T1">cuidar de si</text:span> pode ser espiritualmente</text:p>
      <text:p text:style-name="P4"><text:tab/><text:span text:style-name="T1">-otete</text:span> guardar</text:p>
      <text:p text:style-name="P4"/>
      <text:p text:style-name="P4"><text:span text:style-name="T1">-dinotigimade(tege)</text:span><text:tab/><text:span text:style-name="T4">vt</text:span> <text:span text:style-name="T1">discutir com (ele)</text:span></text:p>
      <text:p text:style-name="P4"><text:tab/><text:span text:style-name="T1">-otigimade</text:span> insistir, teimar, perseverar</text:p>
      <text:p text:style-name="P4"/>
      <text:p text:style-name="P4"><text:span text:style-name="T1">-dinowedi</text:span><text:tab/><text:span text:style-name="T4">vi</text:span> <text:span text:style-name="T1">cuidar-se bem</text:span> tomar cuidado, também treinar para um jogo ou briga</text:p>
      <text:p text:style-name="P4"><text:tab/><text:span text:style-name="T1">-dowedi</text:span> cuidar-se</text:p>
      <text:p text:style-name="P4"><text:tab/><text:span text:style-name="T1">-dowedi(teloco)</text:span> cuidar, guardar proteger</text:p>
      <text:p text:style-name="P4"/>
      <text:p text:style-name="P4"><text:span text:style-name="T1">dinyeelo</text:span><text:tab/><text:span text:style-name="T4">subst fem</text:span> <text:span text:style-name="T1">dinheiro port</text:span></text:p>
      <text:p text:style-name="P4"/>
      <text:p text:style-name="P4"><text:span text:style-name="T1">diojo</text:span><text:tab/><text:span text:style-name="T4">adj</text:span> <text:span text:style-name="T1">perigoso, brabo</text:span></text:p>
      <text:p text:style-name="P4"/>
      <text:p text:style-name="P4"><text:span text:style-name="T1">dioki!</text:span><text:tab/><text:span text:style-name="T4">excl</text:span> <text:span text:style-name="T1">deixa!</text:span></text:p>
      <text:p text:style-name="P4"/>
      <text:p text:style-name="P4">[Seite 39]</text:p>
      <text:p text:style-name="P4">[Spalte 1]</text:p>
      <text:p text:style-name="P4"/>
      <text:p text:style-name="P4"><text:span text:style-name="T1">diokolo</text:span><text:span text:style-name="T2">g</text:span><text:span text:style-name="T1">olo</text:span><text:span text:style-name="T2">g</text:span><text:span text:style-name="T1">o diololo</text:span><text:span text:style-name="T2">g</text:span><text:span text:style-name="T1">oloketedi</text:span><text:tab/><text:span text:style-name="T4">subst fem</text:span> <text:span text:style-name="T1">borboleta</text:span></text:p>
      <text:p text:style-name="P4"/>
      <text:p text:style-name="P4"><text:span text:style-name="T1">dione</text:span><text:tab/><text:span text:style-name="T4">adj</text:span> <text:span text:style-name="T1">verde escuro</text:span></text:p>
      <text:p text:style-name="P4"/>
      <text:p text:style-name="P4"><text:soft-page-break/><text:span text:style-name="T1">diotola</text:span><text:span text:style-name="T2">g</text:span><text:span text:style-name="T1">ade</text:span><text:tab/><text:span text:style-name="T4">subst masc</text:span> <text:span text:style-name="T1">1 risca 2 centelha</text:span></text:p>
      <text:p text:style-name="P4"/>
      <text:p text:style-name="P4"><text:span text:style-name="T1">dioxiciligiligi dioxiciligilicitedi</text:span><text:tab/><text:span text:style-name="T4">subst masc</text:span> <text:span text:style-name="T1">andorinha</text:span> pássaro</text:p>
      <text:p text:style-name="P4"/>
      <text:p text:style-name="P4"><text:span text:style-name="T1">dioxoi dioxoitedi</text:span><text:tab/><text:span text:style-name="T4">subst masc</text:span> <text:span text:style-name="T1">chupim</text:span> pássaro</text:p>
      <text:p text:style-name="P4"/>
      <text:p text:style-name="P4"><text:span text:style-name="T1">ditibigimedeoodi</text:span><text:tab/><text:span text:style-name="T4">subst masc</text:span> <text:span text:style-name="T1">o que está no céu ou em cima</text:span> fora de alcance</text:p>
      <text:p text:style-name="P4"/>
      <text:p text:style-name="P4"><text:span text:style-name="T1">ditibigimedi</text:span><text:tab/><text:span text:style-name="T4">loc</text:span> <text:span text:style-name="T1">em cima, céu</text:span></text:p>
      <text:p text:style-name="P4"/>
      <text:p text:style-name="P4"><text:span text:style-name="T1">ditice</text:span><text:tab/><text:span text:style-name="T4">vi</text:span> <text:span text:style-name="T1">sangrando</text:span> <text:span text:style-name="T4">(só 3</text:span><text:span text:style-name="T7">a</text:span><text:span text:style-name="T4"> pessoa)</text:span></text:p>
      <text:p text:style-name="P4"/>
      <text:p text:style-name="P4"><text:span text:style-name="T1">ditigedi</text:span><text:tab/><text:span text:style-name="T4">loc</text:span> <text:span text:style-name="T1">longe, distante</text:span> sem ponto de referência</text:p>
      <text:p text:style-name="P4"><text:tab/><text:span text:style-name="T1">leegita</text:span> longe de ponto de referência</text:p>
      <text:p text:style-name="P4"><text:tab/><text:span text:style-name="T1">ditinedi</text:span> fora (longe)</text:p>
      <text:p text:style-name="P4"/>
      <text:p text:style-name="P4"><text:span text:style-name="T1">ditinedi</text:span><text:tab/><text:span text:style-name="T4">loc</text:span> <text:span text:style-name="T1">fora, longe</text:span> p.ex. no Pantanal, ou no meio da lagoa, ou fora de casa</text:p>
      <text:p text:style-name="P4"><text:tab/><text:span text:style-name="T1">ditigedi</text:span> longe, distante</text:p>
      <text:p text:style-name="P4"/>
      <text:p text:style-name="P4"><text:span text:style-name="T1">diwagete</text:span><text:tab/><text:span text:style-name="T4">subst fem</text:span> <text:span text:style-name="T1">caldo</text:span></text:p>
      <text:p text:style-name="P4"/>
      <text:p text:style-name="P4"><text:span text:style-name="T1">diwaxina</text:span><text:span text:style-name="T2">g</text:span><text:span text:style-name="T1">a</text:span><text:tab/><text:span text:style-name="T4">adj</text:span> <text:span text:style-name="T1">educado</text:span></text:p>
      <text:p text:style-name="P4"/>
      <text:p text:style-name="P4"><text:span text:style-name="T1">diweenige</text:span><text:tab/><text:span text:style-name="T4">subst masc</text:span> <text:span text:style-name="T1">lugar bom para pegar peixe</text:span></text:p>
      <text:p text:style-name="P4"/>
      <text:p text:style-name="P4"><text:span text:style-name="T1">diwelana</text:span><text:span text:style-name="T2">g</text:span><text:span text:style-name="T1">a</text:span><text:tab/><text:span text:style-name="T4">adv</text:span> <text:span text:style-name="T1">infelizmente</text:span></text:p>
      <text:p text:style-name="P4"/>
      <text:p text:style-name="P4"><text:span text:style-name="T1">diwena</text:span><text:tab/><text:span text:style-name="T4">adj</text:span> <text:span text:style-name="T1">curvado</text:span></text:p>
      <text:p text:style-name="P4"><text:tab/><text:span text:style-name="T1">awenana</text:span><text:span text:style-name="T2">g</text:span><text:span text:style-name="T1">a</text:span> <text:span text:style-name="T4">(sinôn)</text:span></text:p>
      <text:p text:style-name="P4"/>
      <text:p text:style-name="P4">[Seite 39]</text:p>
      <text:p text:style-name="P4">[Spalte 2]</text:p>
      <text:p text:style-name="P4"/>
      <text:p text:style-name="P4"><text:span text:style-name="T1">diwete</text:span><text:tab/><text:span text:style-name="T4">adj</text:span> <text:span text:style-name="T1">frio, fresco</text:span></text:p>
      <text:p text:style-name="P4"><text:tab/><text:span text:style-name="T1">niweta</text:span><text:span text:style-name="T2">g</text:span><text:span text:style-name="T1">a</text:span> tempo do frio</text:p>
      <text:p text:style-name="P4"/>
      <text:p text:style-name="P4"><text:span text:style-name="T1">diwexege</text:span><text:tab/><text:span text:style-name="T4">adj</text:span> <text:span text:style-name="T1">estar com feridas</text:span></text:p>
      <text:p text:style-name="P4"/>
      <text:p text:style-name="P4"><text:span text:style-name="T1">diwileco</text:span><text:span text:style-name="T2">g</text:span><text:span text:style-name="T1">oni diwileco</text:span><text:span text:style-name="T2">g</text:span><text:span text:style-name="T1">oxodi</text:span><text:tab/><text:span text:style-name="T4">subst fem</text:span> <text:span text:style-name="T1">lobo</text:span></text:p>
      <text:p text:style-name="P4"/>
      <text:p text:style-name="P4"><text:span text:style-name="T1">diwocotina</text:span><text:span text:style-name="T2">g</text:span><text:span text:style-name="T1">a</text:span><text:tab/><text:span text:style-name="T4">vi</text:span> <text:span text:style-name="T1">algo faz tempestade</text:span> <text:span text:style-name="T4">(só 3a pessoa existe)</text:span></text:p>
      <text:p text:style-name="P4"><text:tab/><text:span text:style-name="T1">diwocotaka</text:span> fazendo tempestade</text:p>
      <text:p text:style-name="P4"/>
      <text:p text:style-name="P4"><text:span text:style-name="T1">diximo</text:span><text:span text:style-name="T2">g</text:span><text:span text:style-name="T1">o nixim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1 trovão 2 barulho de fogo</text:span></text:p>
      <text:p text:style-name="P4"/>
      <text:p text:style-name="P4"><text:span text:style-name="T1">dixoke</text:span><text:tab/><text:span text:style-name="T4">adj</text:span> <text:span text:style-name="T1">reto</text:span></text:p>
      <text:p text:style-name="P4"/>
      <text:p text:style-name="P4"><text:span text:style-name="T1">doane!</text:span><text:tab/><text:span text:style-name="T4">excl</text:span> <text:span text:style-name="T1">que ...?</text:span> sentido que é muito</text:p>
      <text:p text:style-name="P4"/>
      <text:p text:style-name="P4"><text:span text:style-name="T1">docia dociatedi</text:span><text:tab/><text:span text:style-name="T4">subst fem</text:span> <text:span text:style-name="T1">angola</text:span></text:p>
      <text:p text:style-name="P4"/>
      <text:p text:style-name="P4"><text:span text:style-name="T1">dodena</text:span><text:span text:style-name="T2">g</text:span><text:span text:style-name="T1">a nodena</text:span><text:span text:style-name="T2">g</text:span><text:span text:style-name="T1">ana</text:span><text:span text:style-name="T2">g</text:span><text:span text:style-name="T1">a</text:span><text:tab/><text:span text:style-name="T4">subst masc</text:span> <text:span text:style-name="T1">convidador</text:span> pessoa que convida outros, p.ex. para festa</text:p>
      <text:p text:style-name="P4"><text:soft-page-break/><text:tab/><text:span text:style-name="T1">-node</text:span> convidar</text:p>
      <text:p text:style-name="P4"/>
      <text:p text:style-name="P4"><text:span text:style-name="T1">do</text:span><text:span text:style-name="T2">g</text:span><text:span text:style-name="T1">ocila</text:span><text:span text:style-name="T2">g</text:span><text:span text:style-name="T1">ade</text:span><text:tab/><text:span text:style-name="T4">adj</text:span> <text:span text:style-name="T1">fumaçento</text:span></text:p>
      <text:p text:style-name="P4"/>
      <text:p text:style-name="P4"><text:span text:style-name="T1">doide</text:span><text:tab/><text:span text:style-name="T4">adj</text:span> <text:span text:style-name="T1">perigoso</text:span></text:p>
      <text:p text:style-name="P4"><text:tab/><text:span text:style-name="T1">doidetibige</text:span> muito perigoso</text:p>
      <text:p text:style-name="P4"/>
      <text:p text:style-name="P4"><text:span text:style-name="T1">-doi(tibece)</text:span><text:tab/><text:span text:style-name="T4">vi</text:span> <text:span text:style-name="T1">1 temer 2 ter medo</text:span> estar com medo</text:p>
      <text:p text:style-name="P4"/>
      <text:p text:style-name="P4"><text:span text:style-name="T1">dokaa</text:span><text:span text:style-name="T2">g</text:span><text:span text:style-name="T1">a</text:span><text:tab/><text:span text:style-name="T4">cond</text:span> <text:span text:style-name="T1">1 podia 2 se for possível</text:span></text:p>
      <text:p text:style-name="P4"/>
      <text:p text:style-name="P4"><text:span text:style-name="T1">dokoa</text:span><text:span text:style-name="T2">g</text:span><text:span text:style-name="T1">a</text:span><text:tab/><text:span text:style-name="T4">adj</text:span> <text:span text:style-name="T1">1 macio 2 mole</text:span></text:p>
      <text:p text:style-name="P4"/>
      <text:p text:style-name="P4">[Seite 40]</text:p>
      <text:p text:style-name="P4">[Spalte 1]</text:p>
      <text:p text:style-name="P4"/>
      <text:p text:style-name="P4"><text:span text:style-name="T1">doma</text:span><text:span text:style-name="T2">g</text:span><text:span text:style-name="T1">a</text:span><text:tab/><text:span text:style-name="T4">adv</text:span> <text:span text:style-name="T1">1 queria 2 pretende</text:span> tentando</text:p>
      <text:p text:style-name="P4"><text:tab/><text:span text:style-name="T1">jina</text:span><text:span text:style-name="T2">g</text:span><text:span text:style-name="T1">a doma</text:span><text:span text:style-name="T2">g</text:span><text:span text:style-name="T1">a</text:span> nunca</text:p>
      <text:p text:style-name="P4"><text:tab/><text:span text:style-name="T1">ane doma</text:span><text:span text:style-name="T2">g</text:span><text:span text:style-name="T1">a</text:span> que ia</text:p>
      <text:p text:style-name="P4"><text:tab/><text:span text:style-name="T1">doma</text:span><text:span text:style-name="T2">g</text:span><text:span text:style-name="T1">a</text:span><text:span text:style-name="T2">g</text:span><text:span text:style-name="T1">a</text:span> também queria</text:p>
      <text:p text:style-name="P4"/>
      <text:p text:style-name="P4"><text:span text:style-name="T1">domige</text:span><text:tab/><text:span text:style-name="T4">intro interrog</text:span> <text:span text:style-name="T1">será que?</text:span> pode ser em pergunta de duas opções, ou dúvida futura, seguindo <text:span text:style-name="T1">"mige"</text:span></text:p>
      <text:p text:style-name="P4"><text:tab/><text:span text:style-name="T1">doma</text:span><text:span text:style-name="T2">g</text:span><text:span text:style-name="T1">a</text:span> queria, pretende</text:p>
      <text:p text:style-name="P4"><text:tab/><text:span text:style-name="T1">domigeta</text:span><text:span text:style-name="T2">g</text:span><text:span text:style-name="T1">a</text:span> se tiver</text:p>
      <text:p text:style-name="P4"/>
      <text:p text:style-name="P4"><text:span text:style-name="T1">domigica</text:span><text:tab/><text:span text:style-name="T4">interrog</text:span> <text:span text:style-name="T1">será que tem ...?</text:span></text:p>
      <text:p text:style-name="P4"/>
      <text:p text:style-name="P4"><text:span text:style-name="T1">domojia domojiatedi</text:span><text:tab/><text:span text:style-name="T4">subst fem</text:span> <text:span text:style-name="T1">carro</text:span></text:p>
      <text:p text:style-name="P4"/>
      <text:p text:style-name="P4"><text:span text:style-name="T1">domokena</text:span><text:span text:style-name="T2">g</text:span><text:span text:style-name="T1">a</text:span><text:tab/><text:span text:style-name="T4">vi</text:span> <text:span text:style-name="T1">latir como cachorro</text:span></text:p>
      <text:p text:style-name="P4"><text:tab/><text:span text:style-name="T1">-omoke</text:span> abrir</text:p>
      <text:p text:style-name="P4"><text:tab/><text:span text:style-name="T1">jomokena</text:span><text:span text:style-name="T2">g</text:span><text:span text:style-name="T1">a</text:span> estou latindo como cachorro</text:p>
      <text:p text:style-name="P4"/>
      <text:p text:style-name="P4"><text:span text:style-name="T1">domoode</text:span><text:tab/><text:span text:style-name="T4">vi</text:span> <text:span text:style-name="T1">fazendo som de vaca</text:span> ou cachorro chorando</text:p>
      <text:p text:style-name="P4"><text:tab/><text:span text:style-name="T1">jomoode</text:span> estou fazendo som de vaca</text:p>
      <text:p text:style-name="P4"/>
      <text:p text:style-name="P4"><text:span text:style-name="T1">doojetedi</text:span><text:tab/><text:span text:style-name="T4">adj</text:span> <text:span text:style-name="T1">de alto preço, precioso</text:span></text:p>
      <text:p text:style-name="P4"/>
      <text:p text:style-name="P4">[Seite 40]</text:p>
      <text:p text:style-name="P4">[Spalte 2]</text:p>
      <text:p text:style-name="P4"/>
      <text:p text:style-name="P4"><text:span text:style-name="T1">-dopi(tijo)</text:span><text:tab/><text:span text:style-name="T4">vi</text:span> <text:span text:style-name="T1">voltar</text:span></text:p>
      <text:p text:style-name="P4"><text:tab/><text:span text:style-name="T1">-opi</text:span> ir embora</text:p>
      <text:p text:style-name="P4"/>
      <text:p text:style-name="P4"><text:span text:style-name="T1">dotiwadi</text:span><text:tab/><text:span text:style-name="T4">subst masc</text:span> <text:span text:style-name="T1">areia</text:span></text:p>
      <text:p text:style-name="P4"/>
      <text:p text:style-name="P4"><text:span text:style-name="T1">dotowegi dotowexedi</text:span><text:tab/><text:span text:style-name="T4">subst masc</text:span> <text:span text:style-name="T1">doutor, médico</text:span></text:p>
      <text:p text:style-name="P4"><text:tab/><text:span text:style-name="T1">dotowexe</text:span> <text:span text:style-name="T4">(forma fem)</text:span> <text:span text:style-name="T1">port</text:span></text:p>
      <text:p text:style-name="P4"/>
      <text:p text:style-name="P4"><text:span text:style-name="T1">-dowedi(teloco)</text:span><text:tab/><text:span text:style-name="T4">vt</text:span> <text:span text:style-name="T1">1 cuidar 2 guardar 3 proteger</text:span> de possessão</text:p>
      <text:p text:style-name="P4"><text:tab/><text:span text:style-name="T1">-dinowedi</text:span> cuidar-se</text:p>
      <text:p text:style-name="P4"><text:soft-page-break/><text:tab/><text:span text:style-name="T1">-owie</text:span> cuidar de, olhar para</text:p>
      <text:p text:style-name="P4"/>
      <text:p text:style-name="P4"><text:span text:style-name="T1">dowiceta</text:span><text:tab/><text:span text:style-name="T4">adv</text:span> <text:span text:style-name="T1">direto</text:span></text:p>
      <text:p text:style-name="P4"/>
      <text:p text:style-name="P4"><text:span text:style-name="T1">doxiwa</text:span><text:tab/><text:span text:style-name="T4">subst</text:span> <text:span text:style-name="T1">som de onça</text:span> não é rugir</text:p>
      <text:p text:style-name="P4"><text:tab/><text:span text:style-name="T1">-okolo</text:span><text:span text:style-name="T2">g</text:span><text:span text:style-name="T1">oloke</text:span> fazer som de onça ou touro brabo</text:p>
      <text:p text:style-name="P4"/>
      <text:p text:style-name="P4"><text:span text:style-name="T1">-doye(tibigo)</text:span><text:tab/><text:span text:style-name="T4">vt</text:span> <text:span text:style-name="T1">1 ameaçar 2 assustar</text:span></text:p>
      <text:p text:style-name="P4"/>
      <text:p text:style-name="P1">E - e</text:p>
      <text:p text:style-name="P4"/>
      <text:p text:style-name="P4">[Seite 40]</text:p>
      <text:p text:style-name="P4">[Spalte 1]</text:p>
      <text:p text:style-name="P4"/>
      <text:p text:style-name="P4"><text:span text:style-name="T1">e-</text:span><text:tab/><text:span text:style-name="T4">vi</text:span> <text:span text:style-name="T1">falar (eji; eni; ee; ejita</text:span><text:span text:style-name="T2">g</text:span><text:span text:style-name="T1">a; enitiwaji; odi)</text:span> verbo principal de fala</text:p>
      <text:p text:style-name="P4"/>
      <text:p text:style-name="P4"><text:span text:style-name="T1">ebee</text:span><text:span text:style-name="T2">g</text:span><text:span text:style-name="T1">a ebekadi</text:span><text:tab/><text:span text:style-name="T4">subst masc</text:span> <text:span text:style-name="T1">onda</text:span> na água</text:p>
      <text:p text:style-name="P4"><text:tab/><text:span text:style-name="T1">nebekadi</text:span> ondas dele</text:p>
      <text:p text:style-name="P4"/>
      <text:p text:style-name="P4"><text:span text:style-name="T1">ebici ebicitedi</text:span><text:tab/><text:span text:style-name="T4">subst masc</text:span> <text:span text:style-name="T1">chuva</text:span></text:p>
      <text:p text:style-name="P4"/>
      <text:p text:style-name="P4"><text:span text:style-name="T1">ebo eboli</text:span><text:tab/><text:span text:style-name="T4">subst masc</text:span> <text:span text:style-name="T1">vara</text:span></text:p>
      <text:p text:style-name="P4"/>
      <text:p text:style-name="P4">[Seite 40]</text:p>
      <text:p text:style-name="P4">[Spalte 2]</text:p>
      <text:p text:style-name="P4"/>
      <text:p text:style-name="P4"><text:span text:style-name="T1">ecadigi ecadicitedi</text:span><text:tab/><text:span text:style-name="T4">subst masc</text:span> <text:span text:style-name="T1">martim-pescador</text:span> pássaro</text:p>
      <text:p text:style-name="P4"/>
      <text:p text:style-name="P4"><text:span text:style-name="T1">ecalailegi ecalaixedi</text:span><text:tab/><text:span text:style-name="T4">subst masc</text:span> <text:span text:style-name="T1">civilizado ecalaye</text:span> <text:span text:style-name="T4">(forma fem)</text:span> usado também para significar dono, patrão</text:p>
      <text:p text:style-name="P4"><text:tab/><text:span text:style-name="T2">g</text:span><text:span text:style-name="T1">onecalailegi</text:span> nosso patrão</text:p>
      <text:p text:style-name="P4"/>
      <text:p text:style-name="P4"><text:span text:style-name="T1">ece</text:span><text:tab/><text:span text:style-name="T4">intro</text:span> <text:span text:style-name="T1">então ...</text:span> forma curta, usada na fala</text:p>
      <text:p text:style-name="P4"><text:tab/><text:span text:style-name="T1">enice</text:span> então ...</text:p>
      <text:p text:style-name="P4"/>
      <text:p text:style-name="P4">[Seite 41]</text:p>
      <text:p text:style-name="P4">[Spalte 1]</text:p>
      <text:p text:style-name="P4"/>
      <text:p text:style-name="P4"><text:span text:style-name="T1">-ecewe</text:span><text:tab/><text:span text:style-name="T4">vt</text:span> <text:span text:style-name="T1">gostar demais</text:span> pessoa, lugar, coisa</text:p>
      <text:p text:style-name="P4"/>
      <text:p text:style-name="P4"><text:span text:style-name="T1">ecibi</text:span><text:tab/><text:span text:style-name="T4">subst masc</text:span> <text:span text:style-name="T1">sede</text:span></text:p>
      <text:p text:style-name="P4"/>
      <text:p text:style-name="P4"><text:span text:style-name="T1">-ecoadi(tece)</text:span><text:tab/><text:span text:style-name="T4">vt</text:span> <text:span text:style-name="T1">1 cumprimentar 2 saudar</text:span> quando presente, mandar lembranças</text:p>
      <text:p text:style-name="P4"><text:tab/><text:span text:style-name="T1">-nice</text:span> cumprimentar, saudar quando presente</text:p>
      <text:p text:style-name="P4"/>
      <text:p text:style-name="P4"><text:span text:style-name="T1">ecodaa</text:span><text:tab/><text:span text:style-name="T4">intro</text:span> <text:span text:style-name="T1">e também</text:span> usada em 2<text:span text:style-name="T6">a</text:span> frase quando frase inicial começa com forma embaixo – continuação</text:p>
      <text:p text:style-name="P4"><text:tab/><text:span text:style-name="T1">codaa</text:span> então</text:p>
      <text:p text:style-name="P4"><text:tab/><text:span text:style-name="T1">acodaa</text:span> <text:span text:style-name="T4">(variação de sotaque)</text:span></text:p>
      <text:p text:style-name="P4"/>
      <text:p text:style-name="P4"><text:span text:style-name="T1">eco</text:span><text:span text:style-name="T2">g</text:span><text:span text:style-name="T1">otece</text:span><text:tab/><text:span text:style-name="T4">intro</text:span> <text:span text:style-name="T1">deixe que ...</text:span></text:p>
      <text:p text:style-name="P4"/>
      <text:p text:style-name="P4"><text:soft-page-break/><text:span text:style-name="T1">ecolowa ecolowakijadi</text:span><text:tab/><text:span text:style-name="T4">subst fem</text:span> <text:span text:style-name="T1">coroa</text:span> planta</text:p>
      <text:p text:style-name="P4"/>
      <text:p text:style-name="P4"><text:span text:style-name="T1">eda</text:span><text:tab/><text:span text:style-name="T4">intro interrog</text:span> <text:span text:style-name="T1">introduz pergunta, inverte sentido</text:span> p.ex. Ah é? Então é assim?</text:p>
      <text:p text:style-name="P4"/>
      <text:p text:style-name="P4"><text:span text:style-name="T1">-edi</text:span><text:tab/><text:span text:style-name="T4">vi</text:span> <text:span text:style-name="T1">apanhar água</text:span></text:p>
      <text:p text:style-name="P4"><text:tab/><text:span text:style-name="T5">-owedi</text:span><text:span text:style-name="T4"> (fala da mulher)</text:span></text:p>
      <text:p text:style-name="P4"/>
      <text:p text:style-name="P4"><text:span text:style-name="T1">-edia</text:span><text:tab/><text:span text:style-name="T4">vt</text:span> <text:span text:style-name="T1">1 pagar 2 distribuir 3 dar de presente</text:span></text:p>
      <text:p text:style-name="P4"><text:tab/><text:span text:style-name="T1">-dedia</text:span> o que foi recebido, ganho</text:p>
      <text:p text:style-name="P4"><text:tab/><text:span text:style-name="T1">-nedia(ti)</text:span> repartir</text:p>
      <text:p text:style-name="P4"><text:tab/><text:span text:style-name="T1">-nedia(tiniwace)</text:span> distribuir</text:p>
      <text:p text:style-name="P4"><text:tab/><text:span text:style-name="T1">a</text:span><text:span text:style-name="T2">g</text:span><text:span text:style-name="T1">adediani!</text:span> gíria para "me dá!"</text:p>
      <text:p text:style-name="P4"/>
      <text:p text:style-name="P4"><text:span text:style-name="T1">ediawa</text:span><text:span text:style-name="T2">g</text:span><text:span text:style-name="T1">a ediawakijadi</text:span><text:tab/><text:span text:style-name="T4">subst fem</text:span> <text:span text:style-name="T1">feijão verde</text:span></text:p>
      <text:p text:style-name="P4"><text:tab/><text:span text:style-name="T1">ediawa</text:span><text:span text:style-name="T2">g</text:span><text:span text:style-name="T1">aijadi</text:span> <text:span text:style-name="T4">(forma antiga do plural)</text:span></text:p>
      <text:p text:style-name="P4"/>
      <text:p text:style-name="P4"><text:span text:style-name="T1">-edii</text:span><text:span text:style-name="T2">g</text:span><text:span text:style-name="T1">a</text:span><text:tab/><text:span text:style-name="T4">vi</text:span> <text:span text:style-name="T1">estar com pressa correndo, andando</text:span></text:p>
      <text:p text:style-name="P4"><text:tab/><text:span text:style-name="T1">-dinage(ta)</text:span> <text:span text:style-name="T4">(quase sinôn)</text:span></text:p>
      <text:p text:style-name="P4"/>
      <text:p text:style-name="P4">[Seite 41]</text:p>
      <text:p text:style-name="P4">[Spalte 2]</text:p>
      <text:p text:style-name="P4"/>
      <text:p text:style-name="P4"><text:span text:style-name="T1">edoka</text:span><text:tab/><text:span text:style-name="T4">afirm</text:span> <text:span text:style-name="T1">de certo agora</text:span></text:p>
      <text:p text:style-name="P4"><text:tab/><text:span text:style-name="T1">edoka igo</text:span> de certo está pronto</text:p>
      <text:p text:style-name="P4"/>
      <text:p text:style-name="P4"><text:span text:style-name="T1">edokojegi edokojetedi</text:span><text:tab/><text:span text:style-name="T4">subst masc</text:span> <text:span text:style-name="T1">perfume</text:span></text:p>
      <text:p text:style-name="P4"><text:tab/><text:span text:style-name="T1">ladokojegi</text:span> perfume dele</text:p>
      <text:p text:style-name="P4"/>
      <text:p text:style-name="P4"><text:span text:style-name="T1">ee</text:span><text:tab/><text:span text:style-name="T4">pro pess</text:span> <text:span text:style-name="T1">eu</text:span></text:p>
      <text:p text:style-name="P4"><text:tab/><text:span text:style-name="T5">eeyo</text:span><text:span text:style-name="T4"> (fala da mulher)</text:span></text:p>
      <text:p text:style-name="P4"><text:tab/><text:span text:style-name="T1">akaami</text:span> você</text:p>
      <text:p text:style-name="P4"/>
      <text:p text:style-name="P4"><text:span text:style-name="T1">-e-eemadi</text:span><text:tab/><text:span text:style-name="T4">vt</text:span> <text:span text:style-name="T1">matar</text:span> <text:span text:style-name="T4">(fala da mulher)</text:span></text:p>
      <text:p text:style-name="P4"><text:tab/><text:span text:style-name="T1">-eloadi</text:span> <text:span text:style-name="T4">(fala do homem)</text:span></text:p>
      <text:p text:style-name="P4"/>
      <text:p text:style-name="P4"><text:span text:style-name="T1">eelotagina</text:span><text:span text:style-name="T2">g</text:span><text:span text:style-name="T1">a eelotaginadi</text:span><text:tab/><text:span text:style-name="T4">subst masc</text:span> <text:span text:style-name="T5">ou fem</text:span><text:span text:style-name="T1"> pessoa doente</text:span></text:p>
      <text:p text:style-name="P4"><text:tab/><text:span text:style-name="T1">-eelotika</text:span> estar doente</text:p>
      <text:p text:style-name="P4"/>
      <text:p text:style-name="P4"><text:span text:style-name="T1">-eelotika</text:span><text:tab/><text:span text:style-name="T4">vi</text:span> <text:span text:style-name="T1">estar doente, adoecer</text:span> pode ser pessoas ou animais</text:p>
      <text:p text:style-name="P4"><text:tab/><text:span text:style-name="T1">eelotagina</text:span><text:span text:style-name="T2">g</text:span><text:span text:style-name="T1">a</text:span> pessoa doente</text:p>
      <text:p text:style-name="P4"/>
      <text:p text:style-name="P4"><text:span text:style-name="T1">-eemidi -eemitedi</text:span><text:tab/><text:span text:style-name="T4">subst masc</text:span> <text:span text:style-name="T1">aviso de ...</text:span> aquele que faz o aviso</text:p>
      <text:p text:style-name="P4"/>
      <text:p text:style-name="P4"><text:span text:style-name="T1">-eemite(ta)</text:span><text:tab/><text:span text:style-name="T4">vt</text:span> <text:span text:style-name="T1">1 sentir 2 perceber</text:span></text:p>
      <text:p text:style-name="P4"><text:tab/><text:span text:style-name="T1">-eemite(tibige)</text:span> respeitar</text:p>
      <text:p text:style-name="P4"/>
      <text:p text:style-name="P4"><text:span text:style-name="T1">-eemite(tibige)</text:span><text:tab/><text:span text:style-name="T4">vt</text:span> <text:span text:style-name="T1">respeitar</text:span></text:p>
      <text:p text:style-name="P4"><text:tab/><text:span text:style-name="T1">-eemite(ta)</text:span> sentir, perceber</text:p>
      <text:p text:style-name="P4"/>
      <text:p text:style-name="P4"><text:span text:style-name="T1">eemoda</text:span><text:tab/><text:span text:style-name="T4">v estado</text:span> <text:span text:style-name="T1">eu sou</text:span> atitude humilde - eu sou apenas</text:p>
      <text:p text:style-name="P4"><text:tab/><text:span text:style-name="T5">e-eeyo</text:span><text:span text:style-name="T4"> (fala da mulher)</text:span></text:p>
      <text:p text:style-name="P4"><text:tab/><text:span text:style-name="T1">eemodi</text:span></text:p>
      <text:p text:style-name="P4"><text:soft-page-break/></text:p>
      <text:p text:style-name="P4"><text:span text:style-name="T1">eemodi</text:span><text:tab/><text:span text:style-name="T4">v estado</text:span> <text:span text:style-name="T1">eu sou apenas</text:span></text:p>
      <text:p text:style-name="P4"><text:tab/><text:span text:style-name="T5">eeyomodi</text:span><text:span text:style-name="T4"> (fala da mulher)</text:span></text:p>
      <text:p text:style-name="P4"/>
      <text:p text:style-name="P4"><text:span text:style-name="T1">e</text:span><text:span text:style-name="T2">g</text:span><text:span text:style-name="T1">iadi e</text:span><text:span text:style-name="T2">g</text:span><text:span text:style-name="T1">iatedi</text:span><text:tab/><text:span text:style-name="T4">subst masc</text:span> <text:span text:style-name="T1">macaco vermelhinho</text:span></text:p>
      <text:p text:style-name="P4"/>
      <text:p text:style-name="P4">[Seite 42]</text:p>
      <text:p text:style-name="P4">[Spalte 1]</text:p>
      <text:p text:style-name="P4"/>
      <text:p text:style-name="P4"><text:span text:style-name="T1">e</text:span><text:span text:style-name="T2">g</text:span><text:span text:style-name="T1">iadi-abanece</text:span><text:span text:style-name="T2">g</text:span><text:span text:style-name="T1">e e</text:span><text:span text:style-name="T2">g</text:span><text:span text:style-name="T1">iadi-abanece</text:span><text:span text:style-name="T2">g</text:span><text:span text:style-name="T1">egoli</text:span><text:tab/><text:span text:style-name="T4">subst fem</text:span> <text:span text:style-name="T1">chico-magre</text:span> fruta</text:p>
      <text:p text:style-name="P4"/>
      <text:p text:style-name="P4"><text:span text:style-name="T1">e</text:span><text:span text:style-name="T2">g</text:span><text:span text:style-name="T1">idaa diitigi</text:span><text:tab/><text:span text:style-name="T4">adv frase</text:span> <text:span text:style-name="T1">ainda estava</text:span> coisas ou fenômenos naturais, como chuva, mais estático</text:p>
      <text:p text:style-name="P4"><text:tab/><text:span text:style-name="T1">e</text:span><text:span text:style-name="T2">g</text:span><text:span text:style-name="T1">idaa diiticogi</text:span> ainda estava (quando mudando - coisas vivas ou transporte, dinâmico)</text:p>
      <text:p text:style-name="P4"/>
      <text:p text:style-name="P4"><text:span text:style-name="T1">e</text:span><text:span text:style-name="T2">g</text:span><text:span text:style-name="T1">idaa diiticogi</text:span><text:tab/><text:span text:style-name="T4">adv frase</text:span> <text:span text:style-name="T1">ainda estava, ainda continuava</text:span> quando ainda mudando, coisas vivas e transporte</text:p>
      <text:p text:style-name="P4"><text:tab/><text:span text:style-name="T1">e</text:span><text:span text:style-name="T2">g</text:span><text:span text:style-name="T1">idaa diitigi</text:span> ainda estava (fenômeno natural como chuva; fala, palavras)</text:p>
      <text:p text:style-name="P4"><text:tab/><text:span text:style-name="T1">-ico</text:span><text:span text:style-name="T2">g</text:span><text:span text:style-name="T1">oticogi</text:span> vir de lá (coisas vivas ou transporte)</text:p>
      <text:p text:style-name="P4"><text:tab/><text:span text:style-name="T1">-ico</text:span><text:span text:style-name="T2">g</text:span><text:span text:style-name="T1">otigi</text:span> vir de lá (fenômenos naturais, como chuva, etc)</text:p>
      <text:p text:style-name="P4"/>
      <text:p text:style-name="P4"><text:span text:style-name="T1">e</text:span><text:span text:style-name="T2">g</text:span><text:span text:style-name="T1">idaa</text:span><text:span text:style-name="T2">g</text:span><text:span text:style-name="T1">ee</text:span><text:tab/><text:span text:style-name="T4">adv</text:span> <text:span text:style-name="T1">ainda (assim)</text:span></text:p>
      <text:p text:style-name="P4"><text:tab/><text:span text:style-name="T1">e-</text:span><text:span text:style-name="T2">g</text:span><text:span text:style-name="T1">-idaa</text:span><text:span text:style-name="T2">g</text:span><text:span text:style-name="T1">ee</text:span></text:p>
      <text:p text:style-name="P4"><text:tab/><text:span text:style-name="T1">idaa</text:span><text:span text:style-name="T2">g</text:span><text:span text:style-name="T1">ee</text:span> assim</text:p>
      <text:p text:style-name="P4"/>
      <text:p text:style-name="P4"><text:span text:style-name="T1">e</text:span><text:span text:style-name="T2">g</text:span><text:span text:style-name="T1">idiaa</text:span><text:span text:style-name="T2">g</text:span><text:span text:style-name="T1">i ainda tem</text:span></text:p>
      <text:p text:style-name="P4"/>
      <text:p text:style-name="P4"><text:span text:style-name="T1">e</text:span><text:span text:style-name="T2">g</text:span><text:span text:style-name="T1">idokee</text:span><text:tab/><text:span text:style-name="T4">adv temp</text:span> <text:span text:style-name="T1">sempre ainda</text:span> uma ação ou estado continuando sem fim visto</text:p>
      <text:p text:style-name="P4"/>
      <text:p text:style-name="P4"><text:span text:style-name="T1">e</text:span><text:span text:style-name="T2">g</text:span><text:span text:style-name="T1">inaa e</text:span><text:span text:style-name="T2">g</text:span><text:span text:style-name="T1">inoa</text:span><text:tab/><text:span text:style-name="T4">v estado</text:span> <text:span text:style-name="T1">ainda (tem) este</text:span> veja o paradigma (365)</text:p>
      <text:p text:style-name="P4"><text:tab/><text:span text:style-name="T1">e</text:span><text:span text:style-name="T2">g</text:span><text:span text:style-name="T1">ini</text:span> ainda existe, ainda esse</text:p>
      <text:p text:style-name="P4"/>
      <text:p text:style-name="P4"><text:span text:style-name="T1">e</text:span><text:span text:style-name="T2">g</text:span><text:span text:style-name="T1">ini</text:span><text:tab/><text:span text:style-name="T4">v estado</text:span> <text:span text:style-name="T1">ainda existe, ainda esse</text:span> um estado continuando</text:p>
      <text:p text:style-name="P4"><text:tab/><text:span text:style-name="T1">e</text:span><text:span text:style-name="T2">g</text:span><text:span text:style-name="T1">inaa</text:span> ainda era</text:p>
      <text:p text:style-name="P4"/>
      <text:p text:style-name="P4"><text:span text:style-name="T1">ei</text:span><text:tab/><text:span text:style-name="T4">adj</text:span> <text:span text:style-name="T1">ter fruto</text:span></text:p>
      <text:p text:style-name="P4"/>
      <text:p text:style-name="P4"><text:span text:style-name="T1">eijee</text:span><text:span text:style-name="T2">g</text:span><text:span text:style-name="T1">agi eijedi</text:span><text:tab/><text:span text:style-name="T4">subst masc</text:span> <text:span text:style-name="T1">bicho, animal</text:span></text:p>
      <text:p text:style-name="P4"/>
      <text:p text:style-name="P4"><text:span text:style-name="T1">eiodi eiododipi</text:span><text:tab/><text:span text:style-name="T4">subst masc</text:span> <text:span text:style-name="T1">meu pai</text:span></text:p>
      <text:p text:style-name="P4"><text:tab/><text:span text:style-name="T1">-iodi</text:span> pai de ...</text:p>
      <text:p text:style-name="P4"><text:tab/><text:span text:style-name="T1">eiodo</text:span> minha mãe</text:p>
      <text:p text:style-name="P4"/>
      <text:p text:style-name="P4">[Seite 42]</text:p>
      <text:p text:style-name="P4">[Spalte 2]</text:p>
      <text:p text:style-name="P4"/>
      <text:p text:style-name="P4"><text:span text:style-name="T1">eiodo eiododipi</text:span><text:tab/><text:span text:style-name="T4">subst fem</text:span> <text:span text:style-name="T1">minha mãe</text:span></text:p>
      <text:p text:style-name="P4"><text:tab/><text:span text:style-name="T1">eiodi</text:span> meu pai</text:p>
      <text:p text:style-name="P4"><text:tab/><text:span text:style-name="T1">-iodo</text:span> mãe de ...</text:p>
      <text:p text:style-name="P4"/>
      <text:p text:style-name="P4"><text:span text:style-name="T1">eipije eipijedi</text:span><text:tab/><text:span text:style-name="T4">subst masc ou fem</text:span> <text:span text:style-name="T1">peito</text:span> osso do peito, pode ser homem, mulher, animal</text:p>
      <text:p text:style-name="P4"><text:tab/><text:span text:style-name="T1">elipije</text:span> peito dele/dela</text:p>
      <text:p text:style-name="P4"/>
      <text:p text:style-name="P4"><text:soft-page-break/><text:span text:style-name="T1">ejaawidi ejaawitedi</text:span><text:tab/><text:span text:style-name="T4">subst masc</text:span> <text:span text:style-name="T1">tatu canastra</text:span></text:p>
      <text:p text:style-name="P4"/>
      <text:p text:style-name="P4"><text:span text:style-name="T1">ejana</text:span><text:span text:style-name="T2">g</text:span><text:span text:style-name="T1">ate</text:span><text:tab/><text:span text:style-name="T4">vt</text:span> <text:span text:style-name="T1">ponhamos, colocamos</text:span></text:p>
      <text:p text:style-name="P4"><text:tab/><text:span text:style-name="T1">idi -a(te)</text:span> colocar num lugar, começar a ...</text:p>
      <text:p text:style-name="P4"/>
      <text:p text:style-name="P4"><text:span text:style-name="T1">ejate</text:span><text:tab/><text:span text:style-name="T4">vt</text:span> <text:span text:style-name="T1">coloco, ponho</text:span></text:p>
      <text:p text:style-name="P4"><text:tab/><text:span text:style-name="T1">idi -a(te)</text:span> colocar num lugar</text:p>
      <text:p text:style-name="P4"/>
      <text:p text:style-name="P4"><text:span text:style-name="T1">eji</text:span><text:tab/><text:span text:style-name="T4">vi</text:span> <text:span text:style-name="T1">eu falo</text:span></text:p>
      <text:p text:style-name="P4"><text:tab/><text:span text:style-name="T1">e-</text:span> falar</text:p>
      <text:p text:style-name="P4"/>
      <text:p text:style-name="P4"><text:span text:style-name="T1">ejida</text:span><text:span text:style-name="T2">g</text:span><text:span text:style-name="T1">a</text:span><text:tab/><text:span text:style-name="T4">v neg</text:span> <text:span text:style-name="T1">acho que não é ...</text:span></text:p>
      <text:p text:style-name="P4"><text:tab/><text:span text:style-name="T1">e-ji-da</text:span><text:span text:style-name="T2">g</text:span><text:span text:style-name="T1">a</text:span></text:p>
      <text:p text:style-name="P4"/>
      <text:p text:style-name="P4"><text:span text:style-name="T1">ejigo</text:span><text:tab/><text:span text:style-name="T4">vi</text:span> <text:span text:style-name="T1">eu vou (ejigo; emii; igo; ini</text:span><text:span text:style-name="T2">g</text:span><text:span text:style-name="T1">a; emiitiwaji; igotibeci;)</text:span></text:p>
      <text:p text:style-name="P4"><text:tab/><text:span text:style-name="T1">-igo</text:span> ir</text:p>
      <text:p text:style-name="P4"/>
      <text:p text:style-name="P4"><text:span text:style-name="T1">ejigo(ta)</text:span><text:tab/><text:span text:style-name="T4">vt</text:span> <text:span text:style-name="T1">eu busco</text:span></text:p>
      <text:p text:style-name="P4"><text:tab/><text:span text:style-name="T1">-igo(ta)</text:span> buscar, ir para buscar, tratar com</text:p>
      <text:p text:style-name="P4"><text:tab/><text:span text:style-name="T1">ejigo</text:span> eu vou</text:p>
      <text:p text:style-name="P4"/>
      <text:p text:style-name="P4"><text:span text:style-name="T1">ejime</text:span><text:tab/><text:span text:style-name="T4">intro</text:span> <text:span text:style-name="T1">talvez, eu acho que ...</text:span> para expressar opinião ou dúvida</text:p>
      <text:p text:style-name="P4"/>
      <text:p text:style-name="P4"><text:span text:style-name="T1">ejina</text:span><text:span text:style-name="T2">g</text:span><text:span text:style-name="T1">a</text:span><text:tab/><text:span text:style-name="T4">vi</text:span> <text:span text:style-name="T1">falamos</text:span></text:p>
      <text:p text:style-name="P4"><text:tab/><text:span text:style-name="T1">e-</text:span> falar</text:p>
      <text:p text:style-name="P4"/>
      <text:p text:style-name="P4"><text:span text:style-name="T1">ejiwajegi</text:span><text:tab/><text:span text:style-name="T4">nom próp</text:span> <text:span text:style-name="T1">Kadiwéu</text:span> como os Kadiwéu se chamam</text:p>
      <text:p text:style-name="P4"/>
      <text:p text:style-name="P4"><text:span text:style-name="T1">ejolijegi ejolijedi</text:span><text:tab/><text:span text:style-name="T4">subst masc</text:span> <text:span text:style-name="T1">sabiá</text:span> pássaro</text:p>
      <text:p text:style-name="P4"/>
      <text:p text:style-name="P4">[Seite 43]</text:p>
      <text:p text:style-name="P4">[Spalte 1]</text:p>
      <text:p text:style-name="P4"/>
      <text:p text:style-name="P4"><text:span text:style-name="T1">ejona</text:span><text:span text:style-name="T2">g</text:span><text:span text:style-name="T1">a(te)</text:span><text:tab/><text:span text:style-name="T4">vi</text:span> <text:span text:style-name="T1">ficamos por enquanto</text:span> estado temporário</text:p>
      <text:p text:style-name="P4"><text:tab/><text:span text:style-name="T1">-o(te)</text:span> ficar num lugar (temporário)</text:p>
      <text:p text:style-name="P4"/>
      <text:p text:style-name="P4"><text:span text:style-name="T1">ejona</text:span><text:span text:style-name="T2">g</text:span><text:span text:style-name="T1">a(tibige)</text:span><text:tab/><text:span text:style-name="T4">vi</text:span> <text:span text:style-name="T1">nós nos levantamos</text:span> de posição horizontal</text:p>
      <text:p text:style-name="P4"><text:tab/><text:span text:style-name="T1">ej-o-na</text:span><text:span text:style-name="T2">g</text:span><text:span text:style-name="T1">a-tibige</text:span></text:p>
      <text:p text:style-name="P4"><text:tab/><text:span text:style-name="T1">o-(tibige)</text:span> levantar-se de posição horizontal</text:p>
      <text:p text:style-name="P4"><text:tab/><text:span text:style-name="T1">-dabidi</text:span> levantar-se de posição sentado, ou por coisa no vertical</text:p>
      <text:p text:style-name="P4"/>
      <text:p text:style-name="P4"><text:span text:style-name="T1">ejoo</text:span><text:span text:style-name="T2">g</text:span><text:span text:style-name="T1">a</text:span><text:tab/><text:span text:style-name="T4">vi</text:span> <text:span text:style-name="T1">chegamos até nosso destino, encontrar, achar</text:span></text:p>
      <text:p text:style-name="P4"><text:tab/><text:span text:style-name="T1">-o(ta)</text:span> chegar até o destino, encontrar, achar</text:p>
      <text:p text:style-name="P4"/>
      <text:p text:style-name="P4"><text:span text:style-name="T1">ejo(ta)</text:span><text:tab/><text:span text:style-name="T4">vi</text:span> <text:span text:style-name="T1">chego até meu destino</text:span></text:p>
      <text:p text:style-name="P4"><text:tab/><text:span text:style-name="T1">-o(ta)</text:span> chegar até o destino, encontrar</text:p>
      <text:p text:style-name="P4"/>
      <text:p text:style-name="P4"><text:span text:style-name="T1">ejo(te)</text:span><text:tab/><text:span text:style-name="T4">vi</text:span> <text:span text:style-name="T1">fico num lugar por enquanto</text:span> (temporário)</text:p>
      <text:p text:style-name="P4"><text:tab/><text:span text:style-name="T5">ejo-oo(te)</text:span><text:span text:style-name="T4"> (fala da mulher)</text:span></text:p>
      <text:p text:style-name="P4"><text:tab/><text:span text:style-name="T1">-o(te)</text:span> ficar (temporário)</text:p>
      <text:p text:style-name="P4"><text:tab/><text:span text:style-name="T1">-o(teloco)</text:span> ficar num lugar (mais permanente)</text:p>
      <text:p text:style-name="P4"/>
      <text:p text:style-name="P4"><text:soft-page-break/><text:span text:style-name="T1">ejo(tibige)</text:span><text:tab/><text:span text:style-name="T4">vi</text:span> <text:span text:style-name="T1">eu me levanto</text:span> de posição horizontal</text:p>
      <text:p text:style-name="P4"><text:tab/><text:span text:style-name="T1">o-(tibige)</text:span> levantar-se do horizontal</text:p>
      <text:p text:style-name="P4"/>
      <text:p text:style-name="P4"><text:span text:style-name="T1">eka</text:span><text:tab/><text:span text:style-name="T4">adv temp</text:span> <text:span text:style-name="T1">agora para frente, começando, daqui em diante, então agora</text:span></text:p>
      <text:p text:style-name="P4"><text:tab/><text:span text:style-name="T1">natigide</text:span> agora</text:p>
      <text:p text:style-name="P4"/>
      <text:p text:style-name="P4"><text:span text:style-name="T1">ekikexegi ekikexedi</text:span><text:tab/><text:span text:style-name="T4">subst masc</text:span> <text:span text:style-name="T1">peixe assado</text:span></text:p>
      <text:p text:style-name="P4"/>
      <text:p text:style-name="P4"><text:span text:style-name="T1">ela elali</text:span><text:tab/><text:span text:style-name="T4">subst fem</text:span> <text:span text:style-name="T1">fruta</text:span> pode ser também descendência</text:p>
      <text:p text:style-name="P4"><text:tab/><text:span text:style-name="T1">elatibige</text:span> natural de ...</text:p>
      <text:p text:style-name="P4"/>
      <text:p text:style-name="P4"><text:span text:style-name="T1">elaagi elaco</text:span><text:tab/><text:span text:style-name="T4">subst masc</text:span> <text:span text:style-name="T1">canção dele</text:span></text:p>
      <text:p text:style-name="P4"><text:tab/><text:span text:style-name="T1">enaagi</text:span> canção</text:p>
      <text:p text:style-name="P4"/>
      <text:p text:style-name="P4">[Seite 43]</text:p>
      <text:p text:style-name="P4">[Spalte 2]</text:p>
      <text:p text:style-name="P4"/>
      <text:p text:style-name="P4"><text:span text:style-name="T1">elaanigi elaana</text:span><text:span text:style-name="T2">g</text:span><text:span text:style-name="T1">a</text:span><text:tab/><text:span text:style-name="T4">subst masc</text:span> <text:span text:style-name="T1">1 venda 2 mercadoria</text:span></text:p>
      <text:p text:style-name="P4"><text:tab/><text:span text:style-name="T1">-aa</text:span> vender</text:p>
      <text:p text:style-name="P4"/>
      <text:p text:style-name="P4"><text:span text:style-name="T1">elacideedi elacidetedi elacideedipi</text:span><text:tab/><text:span text:style-name="T4">(ger) subst masc</text:span> <text:span text:style-name="T1">1 vítima de feitiçaria ou magia negra 2 pessoa judiada</text:span></text:p>
      <text:p text:style-name="P4"><text:tab/><text:span text:style-name="T1">elacidete</text:span> <text:span text:style-name="T4">(forma fem)</text:span></text:p>
      <text:p text:style-name="P4"><text:tab/><text:span text:style-name="T1">enacidedi</text:span> vítima de feitiçaria quando a pessoa que fez é conhecida</text:p>
      <text:p text:style-name="P4"><text:tab/><text:span text:style-name="T1">elacitedi</text:span> sendo colocado sob poder de feitiçaria</text:p>
      <text:p text:style-name="P4"><text:tab/><text:span text:style-name="T1">elacidete</text:span> pessoa judiada</text:p>
      <text:p text:style-name="P4"><text:tab/><text:span text:style-name="T1">elacidiigi</text:span> castigo</text:p>
      <text:p text:style-name="P4"/>
      <text:p text:style-name="P4"><text:span text:style-name="T1">elacidiigi elacidena</text:span><text:span text:style-name="T2">g</text:span><text:span text:style-name="T1">ane</text:span><text:span text:style-name="T2">g</text:span><text:span text:style-name="T1">eco</text:span><text:tab/><text:span text:style-name="T4">subst masc</text:span> <text:span text:style-name="T1">castigo</text:span> pode ser de feitiçaria ou erro</text:p>
      <text:p text:style-name="P4"><text:tab/><text:span text:style-name="T1">elacidena</text:span><text:span text:style-name="T2">g</text:span><text:span text:style-name="T1">ane</text:span><text:span text:style-name="T2">g</text:span><text:span text:style-name="T1">egi</text:span></text:p>
      <text:p text:style-name="P4"/>
      <text:p text:style-name="P4"><text:span text:style-name="T1">elaciledi elaciletedi</text:span><text:tab/><text:span text:style-name="T4">subst</text:span> <text:span text:style-name="T1">1 ferida 2 machucadura</text:span></text:p>
      <text:p text:style-name="P4"/>
      <text:p text:style-name="P4"><text:span text:style-name="T1">-elade</text:span><text:span text:style-name="T2">g</text:span><text:span text:style-name="T1">e</text:span><text:tab/><text:span text:style-name="T4">vi</text:span> <text:span text:style-name="T1">estar na rede</text:span></text:p>
      <text:p text:style-name="P4"><text:tab/><text:span text:style-name="T1">neladi</text:span> rede</text:p>
      <text:p text:style-name="P4"/>
      <text:p text:style-name="P4"><text:span text:style-name="T1">elagigi elagico</text:span><text:tab/><text:span text:style-name="T4">subst masc</text:span> <text:span text:style-name="T1">1 vale 2 barranco</text:span></text:p>
      <text:p text:style-name="P4"><text:tab/><text:span text:style-name="T1">elagigi-nelegi</text:span> vale</text:p>
      <text:p text:style-name="P4"/>
      <text:p text:style-name="P4"><text:span text:style-name="T1">-ela</text:span><text:span text:style-name="T2">g</text:span><text:span text:style-name="T1">a -elakatedi</text:span><text:tab/><text:span text:style-name="T4">subst fem</text:span> <text:span text:style-name="T1">costas</text:span></text:p>
      <text:p text:style-name="P4"><text:tab/><text:span text:style-name="T1">lelága telhado</text:span></text:p>
      <text:p text:style-name="P4"/>
      <text:p text:style-name="P4"><text:span text:style-name="T1">-éla</text:span><text:span text:style-name="T2">g</text:span><text:span text:style-name="T1">a</text:span><text:tab/><text:span text:style-name="T4">subst masc</text:span> <text:span text:style-name="T1">raiva de</text:span></text:p>
      <text:p text:style-name="P4"><text:tab/><text:span text:style-name="T1">léla</text:span><text:span text:style-name="T2">g</text:span><text:span text:style-name="T1">a</text:span> raiva dele</text:p>
      <text:p text:style-name="P4"/>
      <text:p text:style-name="P4"><text:span text:style-name="T1">elama</text:span><text:span text:style-name="T2">g</text:span><text:span text:style-name="T1">ajegi elama</text:span><text:span text:style-name="T2">g</text:span><text:span text:style-name="T1">ajecoli</text:span><text:tab/><text:span text:style-name="T4">subst masc</text:span> <text:span text:style-name="T1">1 junção no caminho 2 desvio</text:span></text:p>
      <text:p text:style-name="P4"/>
      <text:p text:style-name="P4"><text:span text:style-name="T1">elanigije elanigijedi</text:span><text:tab/><text:span text:style-name="T4">subst fem</text:span> <text:span text:style-name="T1">planta dele</text:span></text:p>
      <text:p text:style-name="P4"><text:tab/><text:span text:style-name="T1">enanigije</text:span> planta dele</text:p>
      <text:p text:style-name="P4"/>
      <text:p text:style-name="P4">[Seite 44]</text:p>
      <text:p text:style-name="P4">[Spalte 1]</text:p>
      <text:p text:style-name="P4"><text:soft-page-break/></text:p>
      <text:p text:style-name="P4"><text:span text:style-name="T1">elanigijegi</text:span><text:tab/><text:span text:style-name="T4">subst masc</text:span> <text:span text:style-name="T1">plantação dele</text:span></text:p>
      <text:p text:style-name="P4"><text:tab/><text:span text:style-name="T1">elanigije</text:span> planta dele</text:p>
      <text:p text:style-name="P4"><text:tab/><text:span text:style-name="T2">g</text:span><text:span text:style-name="T1">atanigijegi</text:span> sua plantação</text:p>
      <text:p text:style-name="P4"/>
      <text:p text:style-name="P4"><text:span text:style-name="T1">-ela(tema)</text:span><text:tab/><text:span text:style-name="T4">vt</text:span> <text:span text:style-name="T1">1 indignar-se 2 ficar com raiva (dele) 3 zangar</text:span></text:p>
      <text:p text:style-name="P4"><text:tab/><text:span text:style-name="T1">-eli</text:span><text:span text:style-name="T2">g</text:span><text:span text:style-name="T1">ide</text:span> ficar com raiva, brabo</text:p>
      <text:p text:style-name="P4"/>
      <text:p text:style-name="P4"><text:span text:style-name="T1">elatibige</text:span><text:tab/><text:span text:style-name="T4">adj</text:span> <text:span text:style-name="T1">natural de ...</text:span> indica onde a pessoa nasceu ou cresceu</text:p>
      <text:p text:style-name="P4"><text:tab/><text:span text:style-name="T1">ela</text:span> fruta</text:p>
      <text:p text:style-name="P4"/>
      <text:p text:style-name="P4"><text:span text:style-name="T1">ele</text:span><text:tab/><text:span text:style-name="T4">adj</text:span> <text:span text:style-name="T1">bom, bem</text:span></text:p>
      <text:p text:style-name="P4"><text:tab/><text:span text:style-name="T1">a</text:span><text:span text:style-name="T2">g</text:span><text:span text:style-name="T1">ele</text:span> não é bom</text:p>
      <text:p text:style-name="P4"><text:tab/><text:span text:style-name="T1">eletibige</text:span> é bom, o tempo é bom</text:p>
      <text:p text:style-name="P4"/>
      <text:p text:style-name="P4"><text:span text:style-name="T1">eledi eletidi</text:span><text:tab/><text:span text:style-name="T4">adj</text:span> <text:span text:style-name="T1">outro</text:span></text:p>
      <text:p text:style-name="P4"><text:tab/><text:span text:style-name="T1">eleditace</text:span> outra vez</text:p>
      <text:p text:style-name="P4"><text:tab/><text:span text:style-name="T1">eletidodi</text:span> <text:span text:style-name="T4">(forma dim)</text:span></text:p>
      <text:p text:style-name="P4"/>
      <text:p text:style-name="P4"><text:span text:style-name="T1">eleegitibige</text:span><text:tab/><text:span text:style-name="T4">loc</text:span> <text:span text:style-name="T1">ainda longe de</text:span></text:p>
      <text:p text:style-name="P4"><text:tab/><text:span text:style-name="T1">e-leegi-tibige</text:span></text:p>
      <text:p text:style-name="P4"><text:tab/><text:span text:style-name="T1">leegitibige</text:span> longe de</text:p>
      <text:p text:style-name="P4"/>
      <text:p text:style-name="P4"><text:span text:style-name="T1">eleegiwepodi</text:span><text:tab/><text:span text:style-name="T4">subst</text:span> <text:span text:style-name="T1">povo, gente</text:span> <text:span text:style-name="T4">(só usado por pessoas velhas)</text:span></text:p>
      <text:p text:style-name="P4"><text:tab/><text:span text:style-name="T1">noiigi</text:span> <text:span text:style-name="T4">(sinôn)</text:span></text:p>
      <text:p text:style-name="P4"/>
      <text:p text:style-name="P4"><text:span text:style-name="T1">elegei elegeitedi</text:span><text:tab/><text:span text:style-name="T4">subst fem</text:span> <text:span text:style-name="T1">lata</text:span></text:p>
      <text:p text:style-name="P4"><text:tab/><text:span text:style-name="T1">nelegei</text:span> lata dele</text:p>
      <text:p text:style-name="P4"/>
      <text:p text:style-name="P4"><text:span text:style-name="T1">elegelegi</text:span><text:tab/><text:span text:style-name="T4">subst masc</text:span> <text:span text:style-name="T1">gafanhoto grande</text:span></text:p>
      <text:p text:style-name="P4"/>
      <text:p text:style-name="P4"><text:span text:style-name="T1">elegigo elegigoli</text:span><text:tab/><text:span text:style-name="T4">subst fem</text:span> <text:span text:style-name="T1">pau-santo</text:span> árvore que dá tinta preta para cerâmica</text:p>
      <text:p text:style-name="P4"/>
      <text:p text:style-name="P4"><text:span text:style-name="T1">-ele</text:span><text:span text:style-name="T2">g</text:span><text:span text:style-name="T1">e(ta)</text:span><text:tab/><text:span text:style-name="T4">vt</text:span> <text:span text:style-name="T1">1 avisar ou recomendar sobre 2 falar da parte de alguém 3 comunicar</text:span></text:p>
      <text:p text:style-name="P4"/>
      <text:p text:style-name="P4"><text:span text:style-name="T1">-eleo</text:span><text:tab/><text:span text:style-name="T4">vi</text:span> <text:span text:style-name="T1">morrer</text:span></text:p>
      <text:p text:style-name="P4"><text:tab/><text:span text:style-name="T5">-e-ee</text:span><text:span text:style-name="T4"> (fala da mulher)</text:span></text:p>
      <text:p text:style-name="P4"/>
      <text:p text:style-name="P4">[Seite 44]</text:p>
      <text:p text:style-name="P4">[Spalte 2]</text:p>
      <text:p text:style-name="P4"/>
      <text:p text:style-name="P4"><text:span text:style-name="T1">-ele(ta)</text:span><text:tab/><text:span text:style-name="T4">vt</text:span> <text:span text:style-name="T1">1 clamar a 2 correr para</text:span> para pedir ajuda, ir para alguém por socorro, pode ser Deus</text:p>
      <text:p text:style-name="P4"/>
      <text:p text:style-name="P4"><text:span text:style-name="T1">-ele(tibigimece)</text:span><text:tab/><text:span text:style-name="T4">vt</text:span> <text:span text:style-name="T1">correr para cima</text:span> pode ser procurar abrigo em cima de árvore, monte</text:p>
      <text:p text:style-name="P4"/>
      <text:p text:style-name="P4"><text:span text:style-name="T1">-eli</text:span><text:tab/><text:span text:style-name="T4">vt</text:span> <text:span text:style-name="T1">por num lugar</text:span> para fazer algo</text:p>
      <text:p text:style-name="P4"><text:tab/><text:span text:style-name="T1">-eli(te)</text:span> fazer ali</text:p>
      <text:p text:style-name="P4"/>
      <text:p text:style-name="P4"><text:span text:style-name="T1">eliciagi eliciaco</text:span><text:tab/><text:span text:style-name="T4">comp</text:span> <text:span text:style-name="T1">ainda como, ainda igual a</text:span></text:p>
      <text:p text:style-name="P4"><text:tab/><text:span text:style-name="T1">e-licia-co</text:span></text:p>
      <text:p text:style-name="P4"><text:tab/><text:span text:style-name="T1">liciagi</text:span> igual, como</text:p>
      <text:p text:style-name="P4"><text:soft-page-break/></text:p>
      <text:p text:style-name="P4"><text:span text:style-name="T1">-eligo</text:span><text:tab/><text:span text:style-name="T4">vt</text:span> <text:span text:style-name="T1">comer</text:span></text:p>
      <text:p text:style-name="P4"><text:tab/><text:span text:style-name="T1">-elio</text:span> comer tudo</text:p>
      <text:p text:style-name="P4"/>
      <text:p text:style-name="P4"><text:span text:style-name="T1">-eli</text:span><text:span text:style-name="T2">g</text:span><text:span text:style-name="T1">ide</text:span><text:tab/><text:span text:style-name="T4">vi</text:span> <text:span text:style-name="T1">ficar brabo</text:span> com raiva</text:p>
      <text:p text:style-name="P4"><text:tab/><text:span text:style-name="T1">-ela(tema)</text:span> ficar com raiva (dele)</text:p>
      <text:p text:style-name="P4"/>
      <text:p text:style-name="P4"><text:span text:style-name="T1">-elii</text:span><text:span text:style-name="T2">g</text:span><text:span text:style-name="T1">e(teloco)</text:span><text:tab/><text:span text:style-name="T4">vt</text:span> <text:span text:style-name="T1">fazer deitar</text:span> pessoa ou coisa</text:p>
      <text:p text:style-name="P4"><text:tab/><text:span text:style-name="T1">-eli(tini)</text:span> fazer uma pessoa deitar</text:p>
      <text:p text:style-name="P4"/>
      <text:p text:style-name="P4"><text:span text:style-name="T1">eliite</text:span><text:tab/><text:span text:style-name="T4">loc</text:span> <text:span text:style-name="T1">1 no meio de 2 colocado na cama</text:span></text:p>
      <text:p text:style-name="P4"><text:tab/><text:span text:style-name="T1">eliiteloco</text:span> por baixo</text:p>
      <text:p text:style-name="P4"/>
      <text:p text:style-name="P4"><text:span text:style-name="T1">eliiteloco</text:span><text:tab/><text:span text:style-name="T4">loc</text:span> <text:span text:style-name="T1">por baixo</text:span></text:p>
      <text:p text:style-name="P4"><text:tab/><text:span text:style-name="T1">eliite</text:span> no meio de</text:p>
      <text:p text:style-name="P4"/>
      <text:p text:style-name="P4"><text:span text:style-name="T1">elima</text:span><text:span text:style-name="T2">g</text:span><text:span text:style-name="T1">a</text:span><text:tab/><text:span text:style-name="T4">subst masc</text:span> <text:span text:style-name="T1">parte em cima da cabeça</text:span> onde o osso é mais macio</text:p>
      <text:p text:style-name="P4"/>
      <text:p text:style-name="P4"><text:span text:style-name="T1">elinigi elinigipi</text:span><text:tab/><text:span text:style-name="T4">subst masc</text:span> <text:span text:style-name="T1">bastardo</text:span></text:p>
      <text:p text:style-name="P4"><text:tab/><text:span text:style-name="T1">elina</text:span> <text:span text:style-name="T4">(forma fem)</text:span></text:p>
      <text:p text:style-name="P4"/>
      <text:p text:style-name="P4"><text:span text:style-name="T1">-elio</text:span><text:tab/><text:span text:style-name="T4">vt</text:span> <text:span text:style-name="T1">comer tudo</text:span></text:p>
      <text:p text:style-name="P4"><text:tab/><text:span text:style-name="T1">-eligo</text:span> comer</text:p>
      <text:p text:style-name="P4"/>
      <text:p text:style-name="P4">[Seite 45]</text:p>
      <text:p text:style-name="P4">[Spalte 1]</text:p>
      <text:p text:style-name="P4"/>
      <text:p text:style-name="P4"><text:span text:style-name="T1">elioda</text:span><text:span text:style-name="T2">g</text:span><text:span text:style-name="T1">ajetegi elioda</text:span><text:span text:style-name="T2">g</text:span><text:span text:style-name="T1">ajetecidi</text:span><text:tab/><text:span text:style-name="T4">subst masc</text:span> <text:span text:style-name="T1">herança</text:span></text:p>
      <text:p text:style-name="P4"/>
      <text:p text:style-name="P4"><text:span text:style-name="T1">eliodi eloodoli</text:span><text:tab/><text:span text:style-name="T4">núm</text:span> <text:span text:style-name="T1">muito, amplo, grande</text:span></text:p>
      <text:p text:style-name="P4"><text:tab/><text:span text:style-name="T1">eloodo</text:span> <text:span text:style-name="T4">(forma fem)</text:span></text:p>
      <text:p text:style-name="P4"><text:tab/><text:span text:style-name="T1">elioditeloco</text:span> largo</text:p>
      <text:p text:style-name="P4"><text:tab/><text:span text:style-name="T1">-elooda</text:span><text:span text:style-name="T2">g</text:span><text:span text:style-name="T1">atee</text:span> aumentar, fazer maior</text:p>
      <text:p text:style-name="P4"/>
      <text:p text:style-name="P4"><text:span text:style-name="T1">eliodi eliododipi</text:span><text:tab/><text:span text:style-name="T4">subst masc</text:span> <text:span text:style-name="T1">pai dele</text:span></text:p>
      <text:p text:style-name="P4"><text:tab/><text:span text:style-name="T1">-iodi</text:span> pai de</text:p>
      <text:p text:style-name="P4"><text:tab/><text:span text:style-name="T1">eliodo mãe dele</text:span></text:p>
      <text:p text:style-name="P4"/>
      <text:p text:style-name="P4"><text:span text:style-name="T1">elioditace</text:span><text:tab/><text:span text:style-name="T4">núm</text:span> <text:span text:style-name="T1">muito mais</text:span></text:p>
      <text:p text:style-name="P4"><text:tab/><text:span text:style-name="T1">eliodi</text:span> muito</text:p>
      <text:p text:style-name="P4"/>
      <text:p text:style-name="P4"><text:span text:style-name="T1">elioditibece</text:span><text:tab/><text:span text:style-name="T4">adv temp</text:span> <text:span text:style-name="T1">muitas vezes</text:span></text:p>
      <text:p text:style-name="P4"><text:tab/><text:span text:style-name="T1">eliodi</text:span> muito</text:p>
      <text:p text:style-name="P4"/>
      <text:p text:style-name="P4"><text:span text:style-name="T1">elioditiwaji</text:span><text:tab/><text:span text:style-name="T4">subst</text:span> <text:span text:style-name="T1">chefes</text:span></text:p>
      <text:p text:style-name="P4"><text:tab/><text:span text:style-name="T1">eliodi</text:span> muito</text:p>
      <text:p text:style-name="P4"/>
      <text:p text:style-name="P4"><text:span text:style-name="T1">eliodo</text:span><text:tab/><text:span text:style-name="T4">subst fem</text:span> <text:span text:style-name="T1">mãe dele</text:span></text:p>
      <text:p text:style-name="P4"><text:tab/><text:span text:style-name="T1">-iodo</text:span> mãe de</text:p>
      <text:p text:style-name="P4"><text:tab/><text:span text:style-name="T1">eliodi</text:span> pai dele</text:p>
      <text:p text:style-name="P4"/>
      <text:p text:style-name="P4"><text:span text:style-name="T1">elipije elipijeli</text:span><text:tab/><text:span text:style-name="T4">subst masc ou fem</text:span> <text:span text:style-name="T1">osso do peito dele</text:span></text:p>
      <text:p text:style-name="P4"><text:soft-page-break/><text:tab/><text:span text:style-name="T1">eipije</text:span> meu peito</text:p>
      <text:p text:style-name="P4"><text:tab/><text:span text:style-name="T2">g</text:span><text:span text:style-name="T1">atipije</text:span> peito (seu)</text:p>
      <text:p text:style-name="P4"/>
      <text:p text:style-name="P4"><text:span text:style-name="T1">elipogo</text:span><text:tab/><text:span text:style-name="T4">subst</text:span> <text:span text:style-name="T1">coisa para proteger o peito</text:span> pode ser pano, couro</text:p>
      <text:p text:style-name="P4"/>
      <text:p text:style-name="P4"><text:span text:style-name="T1">-eli(te)</text:span><text:tab/><text:span text:style-name="T4">vt</text:span> <text:span text:style-name="T1">fazer ali</text:span> <text:span text:style-name="T4">(aplica-se só para presente e futuro)</text:span></text:p>
      <text:p text:style-name="P4"><text:tab/><text:span text:style-name="T1">-eli</text:span> por num lugar para fazer algo</text:p>
      <text:p text:style-name="P4"/>
      <text:p text:style-name="P4"><text:span text:style-name="T1">-eli(tini)</text:span><text:tab/><text:span text:style-name="T4">vt</text:span> <text:span text:style-name="T1">fazer uma pessoa deitar</text:span></text:p>
      <text:p text:style-name="P4"><text:tab/><text:span text:style-name="T1">-elii</text:span><text:span text:style-name="T2">g</text:span><text:span text:style-name="T1">e(teloco)</text:span> fazer pessoa ou coisa deitar</text:p>
      <text:p text:style-name="P4"/>
      <text:p text:style-name="P4"><text:span text:style-name="T1">-eliwa</text:span><text:span text:style-name="T2">g</text:span><text:span text:style-name="T1">a</text:span><text:tab/><text:span text:style-name="T4">vi</text:span> <text:span text:style-name="T1">roubar comida</text:span></text:p>
      <text:p text:style-name="P4"/>
      <text:p text:style-name="P4">[Seite 45]</text:p>
      <text:p text:style-name="P4">[Spalte 2]</text:p>
      <text:p text:style-name="P4"/>
      <text:p text:style-name="P4"><text:span text:style-name="T1">eliwa</text:span><text:span text:style-name="T2">g</text:span><text:span text:style-name="T1">anatakane</text:span><text:span text:style-name="T2">g</text:span><text:span text:style-name="T1">egi eliwa</text:span><text:span text:style-name="T2">g</text:span><text:span text:style-name="T1">anatakana</text:span><text:span text:style-name="T2">g</text:span><text:span text:style-name="T1">a</text:span><text:tab/><text:span text:style-name="T4">subst masc</text:span> <text:span text:style-name="T1">fé ou confiança dele</text:span></text:p>
      <text:p text:style-name="P4"><text:tab/><text:span text:style-name="T1">eniwa</text:span><text:span text:style-name="T2">g</text:span><text:span text:style-name="T1">atakane</text:span><text:span text:style-name="T2">g</text:span><text:span text:style-name="T1">egi</text:span> fé, confiança</text:p>
      <text:p text:style-name="P4"><text:tab/><text:span text:style-name="T1">-iwa</text:span><text:span text:style-name="T2">g</text:span><text:span text:style-name="T1">ataka</text:span> crer em</text:p>
      <text:p text:style-name="P4"/>
      <text:p text:style-name="P4"><text:span text:style-name="T1">-eloadi</text:span><text:tab/><text:span text:style-name="T4">vt</text:span> <text:span text:style-name="T1">matar</text:span></text:p>
      <text:p text:style-name="P4"><text:tab/><text:span text:style-name="T5">-e-eemadi</text:span><text:span text:style-name="T4"> (fala da mulher)</text:span> matando um só</text:p>
      <text:p text:style-name="P4"><text:tab/><text:span text:style-name="T1">-nigodi</text:span> matando vários</text:p>
      <text:p text:style-name="P4"/>
      <text:p text:style-name="P4"><text:span text:style-name="T1">elocajo elocajoli</text:span><text:tab/><text:span text:style-name="T4">subst fem</text:span> <text:span text:style-name="T1">pente</text:span></text:p>
      <text:p text:style-name="P4"/>
      <text:p text:style-name="P4"><text:span text:style-name="T1">-elodi</text:span><text:tab/><text:span text:style-name="T4">vi</text:span> <text:span text:style-name="T1">correr</text:span> mais rápido, talvez fugindo</text:p>
      <text:p text:style-name="P4"><text:tab/><text:span text:style-name="T1">-alokodi</text:span> correr (mais devagar)</text:p>
      <text:p text:style-name="P4"/>
      <text:p text:style-name="P4"><text:span text:style-name="T1">-elo</text:span><text:span text:style-name="T2">g</text:span><text:span text:style-name="T1">o</text:span><text:tab/><text:span text:style-name="T4">vi</text:span> <text:span text:style-name="T1">aparecer</text:span></text:p>
      <text:p text:style-name="P4"><text:tab/><text:span text:style-name="T1">-elo</text:span><text:span text:style-name="T2">g</text:span><text:span text:style-name="T1">otee</text:span> fazer aparecer, revelar, destacar</text:p>
      <text:p text:style-name="P4"/>
      <text:p text:style-name="P4"><text:span text:style-name="T1">-elo</text:span><text:span text:style-name="T2">g</text:span><text:span text:style-name="T1">odi</text:span><text:tab/><text:span text:style-name="T4">vt</text:span> <text:span text:style-name="T1">explicar</text:span></text:p>
      <text:p text:style-name="P4"><text:tab/><text:span text:style-name="T1">-dinelo</text:span><text:span text:style-name="T2">g</text:span><text:span text:style-name="T1">odi</text:span> confessar</text:p>
      <text:p text:style-name="P4"/>
      <text:p text:style-name="P4"><text:span text:style-name="T1">-elo</text:span><text:span text:style-name="T2">g</text:span><text:span text:style-name="T1">otee</text:span><text:tab/><text:span text:style-name="T4">vt</text:span> <text:span text:style-name="T1">1 fazer aparecer, 2 revelar 3 manifestar 4 destacar</text:span></text:p>
      <text:p text:style-name="P4"><text:tab/><text:span text:style-name="T1">-elo</text:span><text:span text:style-name="T2">g</text:span><text:span text:style-name="T1">o</text:span> aparecer</text:p>
      <text:p text:style-name="P4"><text:tab/><text:span text:style-name="T1">-elokotee</text:span> <text:span text:style-name="T4">(sinôn)</text:span></text:p>
      <text:p text:style-name="P4"/>
      <text:p text:style-name="P4"><text:span text:style-name="T1">-elo</text:span><text:span text:style-name="T2">g</text:span><text:span text:style-name="T1">otee(tigi)</text:span><text:tab/><text:span text:style-name="T4">vi</text:span> <text:span text:style-name="T1">passar a noite</text:span></text:p>
      <text:p text:style-name="P4"><text:tab/><text:span text:style-name="T1">-elo</text:span><text:span text:style-name="T2">g</text:span><text:span text:style-name="T1">otee</text:span> fazer aparecer, manifestar, destacar</text:p>
      <text:p text:style-name="P4"/>
      <text:p text:style-name="P4"><text:span text:style-name="T1">eloige</text:span><text:span text:style-name="T2">g</text:span><text:span text:style-name="T1">egi eloige</text:span><text:span text:style-name="T2">g</text:span><text:span text:style-name="T1">eco</text:span><text:tab/><text:span text:style-name="T4">subst masc</text:span> <text:span text:style-name="T1">maneira, jeito</text:span> temporário, não é carater</text:p>
      <text:p text:style-name="P4"/>
      <text:p text:style-name="P4"><text:span text:style-name="T1">elokexegi elokexedi</text:span><text:tab/><text:span text:style-name="T4">subst masc</text:span> <text:span text:style-name="T1">peixe já pego</text:span></text:p>
      <text:p text:style-name="P4"/>
      <text:p text:style-name="P4"><text:span text:style-name="T1">-elokodi -elokododipi</text:span><text:tab/><text:span text:style-name="T4">subst masc</text:span> <text:span text:style-name="T1">avô</text:span></text:p>
      <text:p text:style-name="P4"/>
      <text:p text:style-name="P4"><text:span text:style-name="T1">-elokojo</text:span><text:span text:style-name="T2">g</text:span><text:span text:style-name="T1">o</text:span><text:tab/><text:span text:style-name="T4">vi</text:span> <text:span text:style-name="T1">ficar com ciúme</text:span></text:p>
      <text:p text:style-name="P4"><text:tab/><text:span text:style-name="T1">-eli</text:span><text:span text:style-name="T2">g</text:span><text:span text:style-name="T1">ide</text:span> ficar com raiva</text:p>
      <text:p text:style-name="P4"/>
      <text:p text:style-name="P4">[Seite 46]</text:p>
      <text:p text:style-name="P4"><text:soft-page-break/>[Spalte 1]</text:p>
      <text:p text:style-name="P4"/>
      <text:p text:style-name="P4"><text:span text:style-name="T1">-elokotee</text:span><text:tab/><text:span text:style-name="T4">vt</text:span> <text:span text:style-name="T1">mostrar</text:span></text:p>
      <text:p text:style-name="P4"><text:tab/><text:span text:style-name="T1">-elo</text:span><text:span text:style-name="T2">g</text:span><text:span text:style-name="T1">otee</text:span> <text:span text:style-name="T4">(sinôn)</text:span></text:p>
      <text:p text:style-name="P4"><text:tab/><text:span text:style-name="T1">-dinelokotee</text:span> parecer maior</text:p>
      <text:p text:style-name="P4"/>
      <text:p text:style-name="P4"><text:span text:style-name="T1">eloma</text:span><text:span text:style-name="T2">g</text:span><text:span text:style-name="T1">ajetegi eloma</text:span><text:span text:style-name="T2">g</text:span><text:span text:style-name="T1">ajetecidi</text:span><text:tab/><text:span text:style-name="T4">subst masc</text:span> <text:span text:style-name="T1">enfeite</text:span></text:p>
      <text:p text:style-name="P4"/>
      <text:p text:style-name="P4"><text:span text:style-name="T1">eloni</text:span><text:tab/><text:span text:style-name="T4">subst fem</text:span> <text:span text:style-name="T1">gelo</text:span></text:p>
      <text:p text:style-name="P4"/>
      <text:p text:style-name="P4"><text:span text:style-name="T1">-elonodatiogi</text:span><text:tab/><text:span text:style-name="T4">vi</text:span> <text:span text:style-name="T1">fazer (acender) fogo</text:span></text:p>
      <text:p text:style-name="P4"><text:tab/><text:span text:style-name="T1">-elo(tigi)</text:span> acender fogo</text:p>
      <text:p text:style-name="P4"/>
      <text:p text:style-name="P4"><text:span text:style-name="T1">-elooda</text:span><text:span text:style-name="T2">g</text:span><text:span text:style-name="T1">atee</text:span><text:tab/><text:span text:style-name="T4">vt</text:span> <text:span text:style-name="T1">aumentar</text:span> fazer coisas (não pessoas) maiores</text:p>
      <text:p text:style-name="P4"/>
      <text:p text:style-name="P4"><text:span text:style-name="T1">eloodo</text:span><text:tab/><text:span text:style-name="T4">adj</text:span> <text:span text:style-name="T1">muita, grande</text:span> <text:span text:style-name="T4">(forma fem)</text:span></text:p>
      <text:p text:style-name="P4"><text:tab/><text:span text:style-name="T1">eliodi</text:span> muito, grande</text:p>
      <text:p text:style-name="P4"/>
      <text:p text:style-name="P4"><text:span text:style-name="T1">eloona eloonali</text:span><text:tab/><text:span text:style-name="T4">subst fem</text:span> <text:span text:style-name="T1">armadilha dele</text:span></text:p>
      <text:p text:style-name="P4"><text:tab/><text:span text:style-name="T1">enoona</text:span> armadilha</text:p>
      <text:p text:style-name="P4"/>
      <text:p text:style-name="P4"><text:span text:style-name="T1">-elote</text:span><text:span text:style-name="T2">g</text:span><text:span text:style-name="T1">e(ticogi)</text:span><text:tab/><text:span text:style-name="T4">vt</text:span> <text:span text:style-name="T1">correr junto com outro</text:span> para escapar de perigo</text:p>
      <text:p text:style-name="P4"/>
      <text:p text:style-name="P4"><text:span text:style-name="T1">-elo(tigi)</text:span><text:tab/><text:span text:style-name="T4">vt</text:span> <text:span text:style-name="T1">acender fogo</text:span></text:p>
      <text:p text:style-name="P4"><text:tab/><text:span text:style-name="T1">-elonodatiogi</text:span> acender fogo</text:p>
      <text:p text:style-name="P4"/>
      <text:p text:style-name="P4"><text:span text:style-name="T1">-emaa</text:span><text:tab/><text:span text:style-name="T4">vt</text:span> <text:span text:style-name="T1">1 gostar de 2 querer 3 amar</text:span></text:p>
      <text:p text:style-name="P4"/>
      <text:p text:style-name="P4"><text:span text:style-name="T1">emadica emadica</text:span><text:span text:style-name="T2">g</text:span><text:span text:style-name="T1">a</text:span><text:tab/><text:span text:style-name="T4">subst fem</text:span> <text:span text:style-name="T1">burra</text:span></text:p>
      <text:p text:style-name="P4"/>
      <text:p text:style-name="P4"><text:span text:style-name="T1">emadica-liwegi emadica-liweka</text:span><text:tab/><text:span text:style-name="T4">subst masc</text:span> <text:span text:style-name="T1">capim de brejo</text:span></text:p>
      <text:p text:style-name="P4"/>
      <text:p text:style-name="P4"><text:span text:style-name="T1">ema</text:span><text:span text:style-name="T2">g</text:span><text:span text:style-name="T1">a</text:span><text:tab/><text:span text:style-name="T4">pro</text:span> <text:span text:style-name="T1">1 eu mesmo 2 meu próprio</text:span></text:p>
      <text:p text:style-name="P4"/>
      <text:p text:style-name="P4"><text:span text:style-name="T1">-ema</text:span><text:span text:style-name="T2">g</text:span><text:span text:style-name="T1">amata(tema)</text:span><text:tab/><text:span text:style-name="T4">vt</text:span> <text:span text:style-name="T1">necessitar (dele)</text:span></text:p>
      <text:p text:style-name="P4"><text:tab/><text:span text:style-name="T1">-opo(tibige)</text:span> <text:span text:style-name="T4">(sinôn)</text:span></text:p>
      <text:p text:style-name="P4"/>
      <text:p text:style-name="P4">[Seite 46]</text:p>
      <text:p text:style-name="P4">[Spalte 2]</text:p>
      <text:p text:style-name="P4"/>
      <text:p text:style-name="P4"><text:span text:style-name="T1">-ema</text:span><text:span text:style-name="T2">g</text:span><text:span text:style-name="T1">amatiigi -ema</text:span><text:span text:style-name="T2">g</text:span><text:span text:style-name="T1">amatico</text:span><text:tab/><text:span text:style-name="T4">subst masc</text:span> <text:span text:style-name="T1">1 necessidade 2 problema 3 preocupação</text:span></text:p>
      <text:p text:style-name="P4"><text:tab/><text:span text:style-name="T1">-ema</text:span><text:span text:style-name="T2">g</text:span><text:span text:style-name="T1">amata(tema)</text:span> necessitar</text:p>
      <text:p text:style-name="P4"/>
      <text:p text:style-name="P4"><text:span text:style-name="T1">-ema</text:span><text:span text:style-name="T2">g</text:span><text:span text:style-name="T1">a(tibece)</text:span><text:tab/><text:span text:style-name="T4">vi</text:span> <text:span text:style-name="T1">ficar bêbado</text:span> com sufixo significa de costume, beberrão</text:p>
      <text:p text:style-name="P4"><text:tab/><text:span text:style-name="T1">nemá</text:span><text:span text:style-name="T2">g</text:span><text:span text:style-name="T1">a</text:span> um bêbado</text:p>
      <text:p text:style-name="P4"/>
      <text:p text:style-name="P4"><text:span text:style-name="T1">emakaladi emakalatedi</text:span><text:tab/><text:span text:style-name="T4">subst masc</text:span> <text:span text:style-name="T1">chapéu</text:span></text:p>
      <text:p text:style-name="P4"><text:tab/><text:span text:style-name="T1">yamakaladi</text:span> meu chapéu</text:p>
      <text:p text:style-name="P4"/>
      <text:p text:style-name="P4"><text:span text:style-name="T1">-emakataka</text:span><text:tab/><text:span text:style-name="T4">vi</text:span> <text:span text:style-name="T1">carnear</text:span></text:p>
      <text:p text:style-name="P4"/>
      <text:p text:style-name="P4"><text:span text:style-name="T1">-emakatidi</text:span><text:tab/><text:span text:style-name="T4">vt</text:span> <text:span text:style-name="T1">fazer outro ficar bêbado</text:span></text:p>
      <text:p text:style-name="P4"><text:soft-page-break/><text:tab/><text:span text:style-name="T1">-ema</text:span><text:span text:style-name="T2">g</text:span><text:span text:style-name="T1">a</text:span> ficar bêbado</text:p>
      <text:p text:style-name="P4"/>
      <text:p text:style-name="P4"><text:span text:style-name="T1">emakegi emaka</text:span><text:span text:style-name="T2">g</text:span><text:span text:style-name="T1">a</text:span><text:tab/><text:span text:style-name="T4">subst masc</text:span> <text:span text:style-name="T1">bêbado emake</text:span> <text:span text:style-name="T4">(forma fem)</text:span></text:p>
      <text:p text:style-name="P4"><text:tab/><text:span text:style-name="T1">nodagima</text:span><text:span text:style-name="T2">g</text:span><text:span text:style-name="T1">a</text:span> bêbados</text:p>
      <text:p text:style-name="P4"><text:tab/><text:span text:style-name="T1">emaka</text:span><text:span text:style-name="T2">g</text:span><text:span text:style-name="T1">a</text:span><text:span text:style-name="T2">g</text:span><text:span text:style-name="T1">a</text:span> <text:span text:style-name="T4">(variação do plural)</text:span></text:p>
      <text:p text:style-name="P4"/>
      <text:p text:style-name="P4"><text:span text:style-name="T1">ematakane</text:span><text:span text:style-name="T2">g</text:span><text:span text:style-name="T1">egi ematakan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1 assassino 2 matador</text:span></text:p>
      <text:p text:style-name="P4"><text:tab/><text:span text:style-name="T1">ematakane</text:span><text:span text:style-name="T2">g</text:span><text:span text:style-name="T1">e</text:span> <text:span text:style-name="T4">(forma fem)</text:span></text:p>
      <text:p text:style-name="P4"/>
      <text:p text:style-name="P4"><text:span text:style-name="T1">eme</text:span><text:span text:style-name="T2">g</text:span><text:span text:style-name="T1">ee(ta)</text:span><text:tab/><text:span text:style-name="T4">pro pess</text:span> <text:span text:style-name="T1">eu mesmo ee</text:span> eu</text:p>
      <text:p text:style-name="P4"><text:tab/><text:span text:style-name="T1">akama</text:span><text:span text:style-name="T2">g</text:span><text:span text:style-name="T1">akaami</text:span> você mesmo</text:p>
      <text:p text:style-name="P4"/>
      <text:p text:style-name="P4"><text:span text:style-name="T1">éme</text:span><text:span text:style-name="T2">g</text:span><text:span text:style-name="T1">egi ém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pessoa morta</text:span></text:p>
      <text:p text:style-name="P4"><text:tab/><text:span text:style-name="T1">éme</text:span><text:span text:style-name="T2">g</text:span><text:span text:style-name="T1">e</text:span> <text:span text:style-name="T4">(forma fem)</text:span></text:p>
      <text:p text:style-name="P4"/>
      <text:p text:style-name="P4"><text:span text:style-name="T1">emii</text:span><text:tab/><text:span text:style-name="T4">vi</text:span> <text:span text:style-name="T1">você vai</text:span></text:p>
      <text:p text:style-name="P4"><text:tab/><text:span text:style-name="T1">-igo</text:span> ir embora</text:p>
      <text:p text:style-name="P4"/>
      <text:p text:style-name="P4"><text:span text:style-name="T1">emiita</text:span><text:tab/><text:span text:style-name="T4">vt</text:span> <text:span text:style-name="T1">1 você vai buscar 2 você faz algo para alguém</text:span></text:p>
      <text:p text:style-name="P4"><text:tab/><text:span text:style-name="T1">-igo(ta)</text:span> buscar, ir para buscar, tratar com, fazer com</text:p>
      <text:p text:style-name="P4"/>
      <text:p text:style-name="P4">[Seite 47]</text:p>
      <text:p text:style-name="P4">[Spalte 1]</text:p>
      <text:p text:style-name="P4"/>
      <text:p text:style-name="P4"><text:span text:style-name="T1">emodoko</text:span><text:tab/><text:span text:style-name="T4">v estát</text:span> <text:span text:style-name="T1">nós somos</text:span> forma humilde</text:p>
      <text:p text:style-name="P4"><text:tab/><text:span text:style-name="T1">eemodi</text:span> eu sou (apenas)</text:p>
      <text:p text:style-name="P4"/>
      <text:p text:style-name="P4"><text:span text:style-name="T1">emoka</text:span><text:tab/><text:span text:style-name="T4">pro pess</text:span> <text:span text:style-name="T1">só eu</text:span></text:p>
      <text:p text:style-name="P4"><text:tab/><text:span text:style-name="T1">ee</text:span> eu</text:p>
      <text:p text:style-name="P4"><text:tab/><text:span text:style-name="T1">oka</text:span> só</text:p>
      <text:p text:style-name="P4"><text:tab/><text:span text:style-name="T1">emokee</text:span> só eu</text:p>
      <text:p text:style-name="P4"/>
      <text:p text:style-name="P4"><text:span text:style-name="T1">emokaya emokayali</text:span><text:tab/><text:span text:style-name="T4">subst fem</text:span> <text:span text:style-name="T1">bocaiúva</text:span> fruta</text:p>
      <text:p text:style-name="P4"/>
      <text:p text:style-name="P4"><text:span text:style-name="T1">emokee</text:span><text:tab/><text:span text:style-name="T4">pro pess</text:span> <text:span text:style-name="T1">só eu</text:span></text:p>
      <text:p text:style-name="P4"><text:tab/><text:span text:style-name="T1">oka</text:span> só</text:p>
      <text:p text:style-name="P4"/>
      <text:p text:style-name="P4"><text:span text:style-name="T1">emokeeto</text:span><text:tab/><text:span text:style-name="T4">pro pess</text:span> <text:span text:style-name="T1">só eu e ele</text:span></text:p>
      <text:p text:style-name="P4"/>
      <text:p text:style-name="P4"><text:span text:style-name="T1">enaagi enaco</text:span><text:tab/><text:span text:style-name="T4">subst masc</text:span> <text:span text:style-name="T1">canção</text:span> letra de música no plural</text:p>
      <text:p text:style-name="P4"><text:tab/><text:span text:style-name="T1">elaagi</text:span> canção dele</text:p>
      <text:p text:style-name="P4"/>
      <text:p text:style-name="P4"><text:span text:style-name="T1">enaana</text:span><text:span text:style-name="T2">g</text:span><text:span text:style-name="T1">ana</text:span><text:span text:style-name="T2">g</text:span><text:span text:style-name="T1">a enaana</text:span><text:span text:style-name="T2">g</text:span><text:span text:style-name="T1">anadi</text:span><text:tab/><text:span text:style-name="T4">subst masc ou fem</text:span> <text:span text:style-name="T1">vendedor</text:span></text:p>
      <text:p text:style-name="P4"/>
      <text:p text:style-name="P4"><text:span text:style-name="T1">enaanigi enaana</text:span><text:span text:style-name="T2">g</text:span><text:span text:style-name="T1">a</text:span><text:tab/><text:span text:style-name="T4">subst masc</text:span> <text:span text:style-name="T1">compra</text:span> o que foi comprado</text:p>
      <text:p text:style-name="P4"/>
      <text:p text:style-name="P4"><text:span text:style-name="T1">enacajo enacajoli</text:span><text:tab/><text:span text:style-name="T4">subst masc ou fem</text:span> <text:span text:style-name="T1">cantador</text:span></text:p>
      <text:p text:style-name="P4"/>
      <text:p text:style-name="P4"><text:span text:style-name="T1">enacidedi</text:span><text:tab/><text:span text:style-name="T4">subst masc</text:span> <text:span text:style-name="T1">vítima de feitiçaria</text:span></text:p>
      <text:p text:style-name="P4"/>
      <text:p text:style-name="P4"><text:span text:style-name="T1">enaciledi enaciletedi</text:span><text:tab/><text:span text:style-name="T4">subst</text:span> <text:span text:style-name="T1">ferida</text:span></text:p>
      <text:p text:style-name="P4"><text:tab/><text:span text:style-name="T1">eyaciledi</text:span> minha ferida</text:p>
      <text:p text:style-name="P4"><text:soft-page-break/></text:p>
      <text:p text:style-name="P4"><text:span text:style-name="T1">enaco</text:span><text:tab/><text:span text:style-name="T4">subst (forma plural)</text:span> <text:span text:style-name="T1">canções</text:span></text:p>
      <text:p text:style-name="P4"><text:tab/><text:span text:style-name="T1">enaagi</text:span> canção</text:p>
      <text:p text:style-name="P4"/>
      <text:p text:style-name="P4"><text:span text:style-name="T1">enadodi</text:span><text:tab/><text:span text:style-name="T4">subst masc</text:span> <text:span text:style-name="T1">gavião</text:span> pássaro, tipo que come pinto</text:p>
      <text:p text:style-name="P4"/>
      <text:p text:style-name="P4"><text:span text:style-name="T1">ena</text:span><text:span text:style-name="T2">g</text:span><text:span text:style-name="T1">a</text:span><text:tab/><text:span text:style-name="T4">conj</text:span> <text:span text:style-name="T1">daí, e então</text:span></text:p>
      <text:p text:style-name="P4"><text:tab/><text:span text:style-name="T1">na</text:span><text:span text:style-name="T2">g</text:span><text:span text:style-name="T1">a</text:span> daí, quando</text:p>
      <text:p text:style-name="P4"/>
      <text:p text:style-name="P4">[Seite 47]</text:p>
      <text:p text:style-name="P4">[Spalte 2]</text:p>
      <text:p text:style-name="P4"/>
      <text:p text:style-name="P4"><text:span text:style-name="T1">enala</text:span><text:span text:style-name="T2">g</text:span><text:span text:style-name="T1">ane</text:span><text:span text:style-name="T2">g</text:span><text:span text:style-name="T1">egi enala</text:span><text:span text:style-name="T2">g</text:span><text:span text:style-name="T1">ane</text:span><text:span text:style-name="T2">g</text:span><text:span text:style-name="T1">eco</text:span><text:tab/><text:span text:style-name="T4">subst masc</text:span> <text:span text:style-name="T1">fofoca</text:span></text:p>
      <text:p text:style-name="P4"/>
      <text:p text:style-name="P4"><text:span text:style-name="T1">enanigije enanigijadi</text:span><text:tab/><text:span text:style-name="T4">subst fem</text:span> <text:span text:style-name="T1">1 planta 2 hortaliça 3 arbusto</text:span></text:p>
      <text:p text:style-name="P4"><text:tab/><text:span text:style-name="T1">enanigijegi</text:span> plantação, planta no chão</text:p>
      <text:p text:style-name="P4"><text:tab/><text:span text:style-name="T1">enanigijedijadi</text:span> azeitonas</text:p>
      <text:p text:style-name="P4"/>
      <text:p text:style-name="P4"><text:span text:style-name="T1">eneewigigi eneewigi</text:span><text:span text:style-name="T2">g</text:span><text:span text:style-name="T1">a</text:span><text:span text:style-name="T2">g</text:span><text:span text:style-name="T1">a, eneewigigijadi</text:span><text:tab/><text:span text:style-name="T4">subst masc</text:span> <text:span text:style-name="T1">mandioca</text:span></text:p>
      <text:p text:style-name="P4"/>
      <text:p text:style-name="P4"><text:span text:style-name="T1">ene</text:span><text:span text:style-name="T2">g</text:span><text:span text:style-name="T1">egi</text:span><text:tab/><text:span text:style-name="T4">adv</text:span> <text:span text:style-name="T1">mais, melhor</text:span></text:p>
      <text:p text:style-name="P4"><text:tab/><text:span text:style-name="T2">g</text:span><text:span text:style-name="T1">one</text:span><text:span text:style-name="T2">g</text:span><text:span text:style-name="T1">egi</text:span> mais importante</text:p>
      <text:p text:style-name="P4"/>
      <text:p text:style-name="P4"><text:span text:style-name="T1">eni</text:span><text:tab/><text:span text:style-name="T4">vi</text:span> <text:span text:style-name="T1">você fala</text:span></text:p>
      <text:p text:style-name="P4"><text:tab/><text:span text:style-name="T1">e-</text:span> falar</text:p>
      <text:p text:style-name="P4"><text:tab/><text:span text:style-name="T1">eji</text:span> eu falo</text:p>
      <text:p text:style-name="P4"/>
      <text:p text:style-name="P4"><text:span text:style-name="T1">enice</text:span><text:tab/><text:span text:style-name="T4">intro</text:span> <text:span text:style-name="T1">então</text:span></text:p>
      <text:p text:style-name="P4"><text:tab/><text:span text:style-name="T1">ece</text:span> <text:span text:style-name="T4">(forma alternativa)</text:span></text:p>
      <text:p text:style-name="P4"><text:tab/><text:span text:style-name="T1">anice</text:span> <text:span text:style-name="T4">(variação)</text:span></text:p>
      <text:p text:style-name="P4"/>
      <text:p text:style-name="P4"><text:span text:style-name="T1">enige</text:span><text:tab/><text:span text:style-name="T4">intro</text:span> <text:span text:style-name="T1">então</text:span> introduz uma pergunta, procurando verificar o que foi</text:p>
      <text:p text:style-name="P4"/>
      <text:p text:style-name="P4"><text:span text:style-name="T1">eni</text:span><text:span text:style-name="T2">g</text:span><text:span text:style-name="T1">odi</text:span><text:tab/><text:span text:style-name="T4">subst masc</text:span> <text:span text:style-name="T1">pênis</text:span></text:p>
      <text:p text:style-name="P4"/>
      <text:p text:style-name="P4"><text:span text:style-name="T1">eniidi eniiditedi</text:span><text:tab/><text:span text:style-name="T4">subst fem</text:span> <text:span text:style-name="T1">bem-ti-vi</text:span> pássaro</text:p>
      <text:p text:style-name="P4"/>
      <text:p text:style-name="P4"><text:span text:style-name="T1">-enikana</text:span><text:span text:style-name="T2">g</text:span><text:span text:style-name="T1">a</text:span><text:tab/><text:span text:style-name="T4">vi</text:span> <text:span text:style-name="T1">roçar com foice</text:span></text:p>
      <text:p text:style-name="P4"/>
      <text:p text:style-name="P4"><text:span text:style-name="T1">eniodi eniododipi</text:span><text:tab/><text:span text:style-name="T4">subst masc</text:span> <text:span text:style-name="T1">pai</text:span></text:p>
      <text:p text:style-name="P4"><text:tab/><text:span text:style-name="T1">eliodi</text:span> pai dele</text:p>
      <text:p text:style-name="P4"><text:tab/><text:span text:style-name="T1">eniodo</text:span> mãe</text:p>
      <text:p text:style-name="P4"/>
      <text:p text:style-name="P4"><text:span text:style-name="T1">eniodo eniododipi</text:span><text:tab/><text:span text:style-name="T4">subst fem</text:span> <text:span text:style-name="T1">mãe</text:span></text:p>
      <text:p text:style-name="P4"><text:tab/><text:span text:style-name="T1">eliodo</text:span> mãe dele</text:p>
      <text:p text:style-name="P4"/>
      <text:p text:style-name="P4"><text:span text:style-name="T1">enitice</text:span><text:tab/><text:span text:style-name="T4">vi</text:span> <text:span text:style-name="T1">você sai do lugar</text:span> só se usa com pessoas</text:p>
      <text:p text:style-name="P4"/>
      <text:p text:style-name="P4">[Seite 48]</text:p>
      <text:p text:style-name="P4">[Spalte 1]</text:p>
      <text:p text:style-name="P4"/>
      <text:p text:style-name="P4"><text:span text:style-name="T1">eniwa</text:span><text:span text:style-name="T2">g</text:span><text:span text:style-name="T1">atagi</text:span><text:tab/><text:span text:style-name="T4">adj</text:span> <text:span text:style-name="T1">de confiança</text:span></text:p>
      <text:p text:style-name="P4"><text:soft-page-break/><text:tab/><text:span text:style-name="T1">eniwa</text:span><text:span text:style-name="T2">g</text:span><text:span text:style-name="T1">ata</text:span> <text:span text:style-name="T4">(forma fem)</text:span></text:p>
      <text:p text:style-name="P4"/>
      <text:p text:style-name="P4"><text:span text:style-name="T1">eniwa</text:span><text:span text:style-name="T2">g</text:span><text:span text:style-name="T1">atakane</text:span><text:span text:style-name="T2">g</text:span><text:span text:style-name="T1">egi eniwa</text:span><text:span text:style-name="T2">g</text:span><text:span text:style-name="T1">atakane</text:span><text:span text:style-name="T2">g</text:span><text:span text:style-name="T1">eco</text:span><text:tab/><text:span text:style-name="T4">subst masc</text:span> <text:span text:style-name="T1">fé, confiança</text:span></text:p>
      <text:p text:style-name="P4"><text:tab/><text:span text:style-name="T1">-iwa</text:span><text:span text:style-name="T2">g</text:span><text:span text:style-name="T1">a</text:span> crer</text:p>
      <text:p text:style-name="P4"/>
      <text:p text:style-name="P4"><text:span text:style-name="T1">enoale enoaleli</text:span><text:tab/><text:span text:style-name="T4">subst masc</text:span> <text:span text:style-name="T1">noite</text:span></text:p>
      <text:p text:style-name="P4"/>
      <text:p text:style-name="P4"><text:span text:style-name="T1">enoda</text:span><text:span text:style-name="T2">g</text:span><text:span text:style-name="T1">agi enodi</text:span><text:tab/><text:span text:style-name="T4">subst masc</text:span> <text:span text:style-name="T1">tralha de cozinha, cerâmica</text:span></text:p>
      <text:p text:style-name="P4"><text:tab/><text:span text:style-name="T1">lanodi</text:span> traia dele</text:p>
      <text:p text:style-name="P4"/>
      <text:p text:style-name="P4"><text:span text:style-name="T1">enokodi enokotedi</text:span><text:tab/><text:span text:style-name="T4">subst masc</text:span> <text:span text:style-name="T1">ano-preto</text:span> pássaro</text:p>
      <text:p text:style-name="P4"/>
      <text:p text:style-name="P4"><text:span text:style-name="T1">enoona enoonali</text:span><text:tab/><text:span text:style-name="T4">subst fem</text:span> <text:span text:style-name="T1">armadilha</text:span></text:p>
      <text:p text:style-name="P4"><text:tab/><text:span text:style-name="T1">eloona</text:span> armadilha dele</text:p>
      <text:p text:style-name="P4"/>
      <text:p text:style-name="P4"><text:span text:style-name="T1">eooda eoodali</text:span><text:tab/><text:span text:style-name="T4">subst fem</text:span> <text:span text:style-name="T1">socó</text:span> tipo de pássaro</text:p>
      <text:p text:style-name="P4"/>
      <text:p text:style-name="P4"><text:span text:style-name="T1">eotibige</text:span><text:tab/><text:span text:style-name="T4">conj</text:span> <text:span text:style-name="T1">para que</text:span></text:p>
      <text:p text:style-name="P4"><text:tab/><text:span text:style-name="T1">eotedibige</text:span> <text:span text:style-name="T4">(forma usada quando aplica para o povo Kadiwéu)</text:span></text:p>
      <text:p text:style-name="P4"><text:tab/><text:span text:style-name="T1">eo-tibige</text:span></text:p>
      <text:p text:style-name="P4"><text:tab/><text:span text:style-name="T1">-ao(tibige)</text:span> fazer para que ...</text:p>
      <text:p text:style-name="P4"/>
      <text:p text:style-name="P4"><text:span text:style-name="T1">epaa</text:span><text:tab/><text:span text:style-name="T4">pro poss</text:span> <text:span text:style-name="T1">próprio dele</text:span></text:p>
      <text:p text:style-name="P4"><text:tab/><text:span text:style-name="T1">je</text:span><text:span text:style-name="T2">g</text:span><text:span text:style-name="T1">epaa</text:span> já é dele</text:p>
      <text:p text:style-name="P4"/>
      <text:p text:style-name="P4"><text:span text:style-name="T1">epaana</text:span><text:span text:style-name="T2">g</text:span><text:span text:style-name="T1">a</text:span><text:tab/><text:span text:style-name="T4">adv</text:span> <text:span text:style-name="T1">1 ainda mais 2 cada vez mais</text:span></text:p>
      <text:p text:style-name="P4"/>
      <text:p text:style-name="P4"><text:span text:style-name="T1">epacidemigi epacidemigipi</text:span><text:tab/><text:span text:style-name="T4">subst masc</text:span> <text:span text:style-name="T1">jogador de baralho (cartas)</text:span> usado também para mandioca na festa quando precisa mais</text:p>
      <text:p text:style-name="P4"/>
      <text:p text:style-name="P4"><text:span text:style-name="T1">epa</text:span><text:span text:style-name="T2">g</text:span><text:span text:style-name="T1">a</text:span><text:span text:style-name="T2">g</text:span><text:span text:style-name="T1">a</text:span><text:tab/><text:span text:style-name="T4">pro poss</text:span> <text:span text:style-name="T1">também próprio</text:span></text:p>
      <text:p text:style-name="P4"><text:tab/><text:span text:style-name="T1">epaa</text:span> próprio</text:p>
      <text:p text:style-name="P4"/>
      <text:p text:style-name="P4">[Seite 48]</text:p>
      <text:p text:style-name="P4">[Spalte 2]</text:p>
      <text:p text:style-name="P4"/>
      <text:p text:style-name="P4"><text:span text:style-name="T1">epece</text:span><text:tab/><text:span text:style-name="T4">adv neg</text:span> <text:span text:style-name="T1">não custa</text:span> sentido negativo</text:p>
      <text:p text:style-name="P4"><text:tab/><text:span text:style-name="T1">a</text:span><text:span text:style-name="T2">g</text:span><text:span text:style-name="T1">epece igo</text:span> vai demorar para ir</text:p>
      <text:p text:style-name="P4"/>
      <text:p text:style-name="P4"><text:span text:style-name="T1">epenai epenaitedi</text:span><text:tab/><text:span text:style-name="T4">subst masc</text:span> <text:span text:style-name="T1">1 lua 2 mês</text:span></text:p>
      <text:p text:style-name="P4"><text:tab/><text:span text:style-name="T1">nepenaitedi</text:span> meses dele</text:p>
      <text:p text:style-name="P4"/>
      <text:p text:style-name="P4"><text:span text:style-name="T1">epenai-liotagi epenai-liotaka</text:span><text:tab/><text:span text:style-name="T4">subst masc</text:span> <text:span text:style-name="T1">1 lagartixa que sobe 2 quem trabalha por mês</text:span></text:p>
      <text:p text:style-name="P4"><text:tab/><text:span text:style-name="T1">epenai</text:span> mês, lua</text:p>
      <text:p text:style-name="P4"><text:tab/><text:span text:style-name="T1">liotagi</text:span> servo dele, empregado dele</text:p>
      <text:p text:style-name="P4"/>
      <text:p text:style-name="P4"><text:span text:style-name="T1">epicidijadi</text:span><text:tab/><text:span text:style-name="T4">subst masc</text:span> <text:span text:style-name="T1">taboca</text:span></text:p>
      <text:p text:style-name="P4"><text:tab/><text:span text:style-name="T1">epicidijatawaanigi</text:span> <text:span text:style-name="T4">(forma dim)</text:span></text:p>
      <text:p text:style-name="P4"/>
      <text:p text:style-name="P4"><text:span text:style-name="T1">epigo</text:span><text:tab/><text:span text:style-name="T4">subst masc</text:span> <text:span text:style-name="T1">bambu</text:span></text:p>
      <text:p text:style-name="P4"/>
      <text:p text:style-name="P4"><text:span text:style-name="T1">epiibi epiibitedi</text:span><text:tab/><text:span text:style-name="T4">subst masc</text:span> <text:span text:style-name="T1">pica-pau marrom</text:span> tipo de pássaro</text:p>
      <text:p text:style-name="P4"><text:soft-page-break/><text:tab/><text:span text:style-name="T1">napigixo</text:span> pica-pau com cabeça vermelha</text:p>
      <text:p text:style-name="P4"/>
      <text:p text:style-name="P4"><text:span text:style-name="T1">epionoogo epionoocotedi</text:span><text:tab/><text:span text:style-name="T4">subst masc</text:span> <text:span text:style-name="T1">gavião</text:span> pássaro, tipo que não come pinto</text:p>
      <text:p text:style-name="P4"/>
      <text:p text:style-name="P4"><text:span text:style-name="T1">epoacajo epoacajoli</text:span><text:tab/><text:span text:style-name="T4">subst fem</text:span> <text:span text:style-name="T1">cortina</text:span></text:p>
      <text:p text:style-name="P4"/>
      <text:p text:style-name="P4"><text:span text:style-name="T1">epoagi epoacoli</text:span><text:tab/><text:span text:style-name="T4">subst masc</text:span> <text:span text:style-name="T1">1 porta 2 porteira</text:span></text:p>
      <text:p text:style-name="P4"><text:tab/><text:span text:style-name="T1">lapoagi</text:span> porta dele</text:p>
      <text:p text:style-name="P4"/>
      <text:p text:style-name="P4"><text:span text:style-name="T1">epoka</text:span><text:tab/><text:span text:style-name="T4">adj núm</text:span> <text:span text:style-name="T1">somente para</text:span></text:p>
      <text:p text:style-name="P4"><text:tab/><text:span text:style-name="T1">oka</text:span> só</text:p>
      <text:p text:style-name="P4"/>
      <text:p text:style-name="P4"><text:span text:style-name="T1">epokida</text:span><text:tab/><text:span text:style-name="T4">adj núm</text:span> <text:span text:style-name="T1">então</text:span></text:p>
      <text:p text:style-name="P4"><text:tab/><text:span text:style-name="T1">okida só</text:span></text:p>
      <text:p text:style-name="P4"/>
      <text:p text:style-name="P4"><text:span text:style-name="T1">epolotowe</text:span><text:tab/><text:span text:style-name="T4">nom próp</text:span> <text:span text:style-name="T1">Brasil</text:span></text:p>
      <text:p text:style-name="P4"><text:tab/><text:span text:style-name="T1">epolotoweegi</text:span> brasileiro, civilizado</text:p>
      <text:p text:style-name="P4"/>
      <text:p text:style-name="P4">[Seite 49]</text:p>
      <text:p text:style-name="P4">[Spalte 1]</text:p>
      <text:p text:style-name="P4"/>
      <text:p text:style-name="P4"><text:span text:style-name="T1">epolotoweegi epolotowexedi</text:span><text:tab/><text:span text:style-name="T4">nom próp</text:span> <text:span text:style-name="T1">brasileiro, civilizado</text:span></text:p>
      <text:p text:style-name="P4"><text:tab/><text:span text:style-name="T1">epolotowexe</text:span> <text:span text:style-name="T4">(forma fem)</text:span></text:p>
      <text:p text:style-name="P4"><text:tab/><text:span text:style-name="T1">epolotowe</text:span> Brasil</text:p>
      <text:p text:style-name="P4"/>
      <text:p text:style-name="P4"><text:span text:style-name="T1">epoteedi epoteetitedi</text:span><text:tab/><text:span text:style-name="T4">subst fem</text:span> <text:span text:style-name="T1">beijaflôr</text:span> pássaro</text:p>
      <text:p text:style-name="P4"><text:tab/><text:span text:style-name="T1">epotediwa</text:span><text:span text:style-name="T2">g</text:span><text:span text:style-name="T1">a</text:span> tipo maior</text:p>
      <text:p text:style-name="P4"/>
      <text:p text:style-name="P4"><text:span text:style-name="T1">etaana</text:span><text:span text:style-name="T2">g</text:span><text:span text:style-name="T1">a</text:span><text:tab/><text:span text:style-name="T4">subst masc ou fem</text:span> <text:span text:style-name="T1">vendedor</text:span></text:p>
      <text:p text:style-name="P4"><text:tab/><text:span text:style-name="T1">-aa</text:span> vender</text:p>
      <text:p text:style-name="P4"/>
      <text:p text:style-name="P4"><text:span text:style-name="T1">etaca</text:span><text:tab/><text:span text:style-name="T4">v estado</text:span> <text:span text:style-name="T1">fica</text:span> <text:span text:style-name="T4">(forma fem)</text:span></text:p>
      <text:p text:style-name="P4"><text:tab/><text:span text:style-name="T1">etica</text:span> <text:span text:style-name="T4">(forma masc)</text:span></text:p>
      <text:p text:style-name="P4"/>
      <text:p text:style-name="P4"><text:span text:style-name="T1">etacani etacanitedi</text:span><text:tab/><text:span text:style-name="T4">subst fem</text:span> <text:span text:style-name="T1">cesto</text:span></text:p>
      <text:p text:style-name="P4"><text:tab/><text:span text:style-name="T1">etacanawaana</text:span> cestinha</text:p>
      <text:p text:style-name="P4"/>
      <text:p text:style-name="P4"><text:span text:style-name="T1">etacilo</text:span><text:tab/><text:span text:style-name="T4">adj</text:span> <text:span text:style-name="T1">ferido</text:span></text:p>
      <text:p text:style-name="P4"><text:tab/><text:span text:style-name="T1">-acilo</text:span> estar ferido</text:p>
      <text:p text:style-name="P4"/>
      <text:p text:style-name="P4"><text:span text:style-name="T1">etacima</text:span><text:span text:style-name="T2">g</text:span><text:span text:style-name="T1">adi etacima</text:span><text:span text:style-name="T2">g</text:span><text:span text:style-name="T1">atedi etacima</text:span><text:span text:style-name="T2">g</text:span><text:span text:style-name="T1">atiijadi</text:span><text:tab/><text:span text:style-name="T4">(ger) subst fem</text:span> <text:span text:style-name="T1">coelho</text:span></text:p>
      <text:p text:style-name="P4"/>
      <text:p text:style-name="P4"><text:span text:style-name="T1">etacoligi etacoligijadi</text:span><text:tab/><text:span text:style-name="T4">subst fem</text:span> <text:span text:style-name="T1">milho</text:span></text:p>
      <text:p text:style-name="P4"/>
      <text:p text:style-name="P4"><text:span text:style-name="T1">etacoligiwa</text:span><text:span text:style-name="T2">g</text:span><text:span text:style-name="T1">a</text:span><text:tab/><text:span text:style-name="T4">subst fem</text:span> <text:span text:style-name="T1">planta como milho</text:span></text:p>
      <text:p text:style-name="P4"><text:tab/><text:span text:style-name="T1">etacoligi</text:span> milho</text:p>
      <text:p text:style-name="P4"/>
      <text:p text:style-name="P4"><text:span text:style-name="T1">etadi</text:span><text:tab/><text:span text:style-name="T4">loc fem</text:span> <text:span text:style-name="T1">está aí</text:span></text:p>
      <text:p text:style-name="P4"><text:tab/><text:span text:style-name="T1">etidi</text:span> <text:span text:style-name="T4">(forma masc)</text:span></text:p>
      <text:p text:style-name="P4"/>
      <text:p text:style-name="P4"><text:span text:style-name="T1">-etadigi</text:span><text:tab/><text:span text:style-name="T4">vt</text:span> <text:span text:style-name="T1">acertar dando sôco</text:span> bater com mão fechada numa pessoa</text:p>
      <text:p text:style-name="P4"/>
      <text:p text:style-name="P4"><text:soft-page-break/><text:span text:style-name="T1">eta</text:span><text:span text:style-name="T2">g</text:span><text:span text:style-name="T1">a et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pessoa que apanha ou busca água</text:span></text:p>
      <text:p text:style-name="P4"/>
      <text:p text:style-name="P4"><text:span text:style-name="T1">eta</text:span><text:span text:style-name="T2">g</text:span><text:span text:style-name="T1">adi etakatiidi</text:span><text:tab/><text:span text:style-name="T4">subst masc</text:span> <text:span text:style-name="T1">taquara</text:span></text:p>
      <text:p text:style-name="P4"/>
      <text:p text:style-name="P4">[Seite 49]</text:p>
      <text:p text:style-name="P4">[Spalte 2]</text:p>
      <text:p text:style-name="P4"/>
      <text:p text:style-name="P4"><text:span text:style-name="T1">eta</text:span><text:span text:style-name="T2">g</text:span><text:span text:style-name="T1">a</text:span><text:span text:style-name="T2">g</text:span><text:span text:style-name="T1">a</text:span><text:tab/><text:span text:style-name="T4">subst fem</text:span> <text:span text:style-name="T1">ayuma</text:span> pássaro grande que não dorme a noite</text:p>
      <text:p text:style-name="P4"/>
      <text:p text:style-name="P4"><text:span text:style-name="T1">eta</text:span><text:span text:style-name="T2">g</text:span><text:span text:style-name="T1">ata</text:span><text:span text:style-name="T2">g</text:span><text:span text:style-name="T1">a eta</text:span><text:span text:style-name="T2">g</text:span><text:span text:style-name="T1">atadi</text:span><text:tab/><text:span text:style-name="T4">subst fem</text:span> <text:span text:style-name="T1">mosca pequena</text:span></text:p>
      <text:p text:style-name="P4"/>
      <text:p text:style-name="P4"><text:span text:style-name="T1">etakaami</text:span><text:tab/><text:span text:style-name="T4">v estado</text:span> <text:span text:style-name="T1">você está, você fica</text:span></text:p>
      <text:p text:style-name="P4"/>
      <text:p text:style-name="P4"><text:span text:style-name="T1">etakado etakadoli</text:span><text:tab/><text:span text:style-name="T4">subst fem</text:span> <text:span text:style-name="T1">agulha</text:span></text:p>
      <text:p text:style-name="P4"/>
      <text:p text:style-name="P4"><text:span text:style-name="T1">etaloma etalomali, etalomigoli</text:span><text:tab/><text:span text:style-name="T4">subst fem</text:span> <text:span text:style-name="T1">tarumá</text:span> fruta <text:span text:style-name="T1">port</text:span></text:p>
      <text:p text:style-name="P4"/>
      <text:p text:style-name="P4"><text:span text:style-name="T1">etaloma lawo</text:span><text:span text:style-name="T2">g</text:span><text:span text:style-name="T1">o</text:span><text:tab/><text:span text:style-name="T4">adj frase</text:span> <text:span text:style-name="T1">púrpura</text:span> mais claro, cor de uma flor</text:p>
      <text:p text:style-name="P4"/>
      <text:p text:style-name="P4"><text:span text:style-name="T1">etani</text:span><text:tab/><text:span text:style-name="T4">v estado fem</text:span> <text:span text:style-name="T1">está aqui</text:span></text:p>
      <text:p text:style-name="P4"><text:tab/><text:span text:style-name="T1">etini</text:span> <text:span text:style-name="T4">(forma masc)</text:span></text:p>
      <text:p text:style-name="P4"/>
      <text:p text:style-name="P4"><text:span text:style-name="T1">etapini</text:span><text:tab/><text:span text:style-name="T4">subst fem</text:span> <text:span text:style-name="T1">concha</text:span></text:p>
      <text:p text:style-name="P4"/>
      <text:p text:style-name="P4"><text:span text:style-name="T1">etaye</text:span><text:tab/><text:span text:style-name="T4">vi</text:span> <text:span text:style-name="T1">dá fruto</text:span></text:p>
      <text:p text:style-name="P4"><text:tab/><text:span text:style-name="T1">-áwe</text:span> dar muita fruta</text:p>
      <text:p text:style-name="P4"/>
      <text:p text:style-name="P4"><text:span text:style-name="T1">-etece(tice)</text:span><text:tab/><text:span text:style-name="T4">vt</text:span> <text:span text:style-name="T1">afastar-se</text:span> de pessoa ou animal</text:p>
      <text:p text:style-name="P4"><text:tab/><text:span text:style-name="T1">-noleena</text:span><text:span text:style-name="T2">g</text:span><text:span text:style-name="T1">adi</text:span> <text:span text:style-name="T4">(sinôn)</text:span></text:p>
      <text:p text:style-name="P4"/>
      <text:p text:style-name="P4"><text:span text:style-name="T1">etedi etetitedi</text:span><text:tab/><text:span text:style-name="T4">subst fem</text:span> <text:span text:style-name="T1">João de Barro</text:span> tipo de pássaro</text:p>
      <text:p text:style-name="P4"/>
      <text:p text:style-name="P4"><text:span text:style-name="T1">etee</text:span><text:tab/><text:span text:style-name="T4">v estado</text:span> <text:span text:style-name="T1">eu estou, fico</text:span></text:p>
      <text:p text:style-name="P4"><text:tab/><text:span text:style-name="T1">etakaami</text:span> você está, fica</text:p>
      <text:p text:style-name="P4"/>
      <text:p text:style-name="P4"><text:span text:style-name="T1">-e(tege)</text:span><text:tab/><text:span text:style-name="T4">vi</text:span> <text:span text:style-name="T1">desencontrar</text:span></text:p>
      <text:p text:style-name="P4"/>
      <text:p text:style-name="P4"><text:span text:style-name="T1">eteletele eteleteleli</text:span><text:tab/><text:span text:style-name="T4">subst masc</text:span> <text:span text:style-name="T1">quero-quero</text:span> pássaro</text:p>
      <text:p text:style-name="P4"/>
      <text:p text:style-name="P4"><text:span text:style-name="T1">eti etili</text:span><text:tab/><text:span text:style-name="T4">subst fem</text:span> <text:span text:style-name="T1">animal como ratinho</text:span> possivelmente toupeira</text:p>
      <text:p text:style-name="P4"/>
      <text:p text:style-name="P4">[Seite 50]</text:p>
      <text:p text:style-name="P4">[Spalte 1]</text:p>
      <text:p text:style-name="P4"/>
      <text:p text:style-name="P4"><text:span text:style-name="T1">etica eticoa</text:span><text:tab/><text:span text:style-name="T4">v estado masc</text:span> <text:span text:style-name="T1">está, fica</text:span></text:p>
      <text:p text:style-name="P4"><text:tab/><text:span text:style-name="T1">etaca</text:span> <text:span text:style-name="T4">(forma fem)</text:span></text:p>
      <text:p text:style-name="P4"><text:tab/><text:span text:style-name="T1">ica</text:span> tem, está</text:p>
      <text:p text:style-name="P4"/>
      <text:p text:style-name="P4"><text:span text:style-name="T1">etida etidoa</text:span><text:tab/><text:span text:style-name="T4">v estado</text:span> <text:span text:style-name="T1">está lá</text:span></text:p>
      <text:p text:style-name="P4"/>
      <text:p text:style-name="P4"><text:span text:style-name="T1">etidi etidiwa</text:span><text:tab/><text:span text:style-name="T4">v estado</text:span> <text:span text:style-name="T1">está lá</text:span></text:p>
      <text:p text:style-name="P4"><text:tab/><text:span text:style-name="T1">etida</text:span> está lá</text:p>
      <text:p text:style-name="P4"><text:soft-page-break/></text:p>
      <text:p text:style-name="P4"><text:span text:style-name="T1">etidipiati</text:span><text:tab/><text:span text:style-name="T4">subst</text:span> <text:span text:style-name="T1">pesadelo</text:span></text:p>
      <text:p text:style-name="P4"/>
      <text:p text:style-name="P4"><text:span text:style-name="T1">-e(tigi)</text:span><text:tab/><text:span text:style-name="T4">vt</text:span> <text:span text:style-name="T1">1 encher 2 mudar pensamento</text:span> encher a cabeça de alguém</text:p>
      <text:p text:style-name="P4"><text:tab/><text:span text:style-name="T1">-noleena</text:span><text:span text:style-name="T2">g</text:span><text:span text:style-name="T1">adi</text:span> <text:span text:style-name="T4">(sinôn)</text:span></text:p>
      <text:p text:style-name="P4"/>
      <text:p text:style-name="P4"><text:span text:style-name="T1">etiidixo etiidixoli</text:span><text:tab/><text:span text:style-name="T4">subst fem</text:span> <text:span text:style-name="T1">perdiz</text:span> pássaro</text:p>
      <text:p text:style-name="P4"/>
      <text:p text:style-name="P4"><text:span text:style-name="T1">etilogo etixodi</text:span><text:tab/><text:span text:style-name="T4">subst fem</text:span> <text:span text:style-name="T1">periquito</text:span> pássaro</text:p>
      <text:p text:style-name="P4"/>
      <text:p text:style-name="P4"><text:span text:style-name="T1">etilogo-niweeno</text:span><text:span text:style-name="T2">g</text:span><text:span text:style-name="T1">odi etilogo-niweeno</text:span><text:span text:style-name="T2">g</text:span><text:span text:style-name="T1">odoli</text:span><text:tab/><text:span text:style-name="T4">subst masc</text:span> <text:span text:style-name="T1">cobra verde</text:span> literalmente "comida de periquito"</text:p>
      <text:p text:style-name="P4"/>
      <text:p text:style-name="P4"><text:span text:style-name="T1">etina etinoa</text:span><text:tab/><text:span text:style-name="T4">v estado</text:span> <text:span text:style-name="T1">está aqui</text:span> coisa vindo ou crescendo</text:p>
      <text:p text:style-name="P4"/>
      <text:p text:style-name="P4"><text:span text:style-name="T1">etini etiniwa</text:span><text:tab/><text:span text:style-name="T4">v estado</text:span> <text:span text:style-name="T1">está aqui</text:span> animal em pé ou pessoa sentada</text:p>
      <text:p text:style-name="P4"/>
      <text:p text:style-name="P4"><text:span text:style-name="T1">etinotaxegi etinotaxedi</text:span><text:tab/><text:span text:style-name="T4">subst masc</text:span> <text:span text:style-name="T1">coisa frita</text:span> como carne, ovo</text:p>
      <text:p text:style-name="P4"/>
      <text:p text:style-name="P4"><text:span text:style-name="T1">etiwa</text:span><text:span text:style-name="T2">g</text:span><text:span text:style-name="T1">atakane</text:span><text:span text:style-name="T2">g</text:span><text:span text:style-name="T1">egi etiwa</text:span><text:span text:style-name="T2">g</text:span><text:span text:style-name="T1">atakane</text:span><text:span text:style-name="T2">g</text:span><text:span text:style-name="T1">eco</text:span><text:tab/><text:span text:style-name="T4">subst masc</text:span> <text:span text:style-name="T1">fé ou confiança dele</text:span></text:p>
      <text:p text:style-name="P4"><text:tab/><text:span text:style-name="T1">-iwa</text:span><text:span text:style-name="T2">g</text:span><text:span text:style-name="T1">a</text:span> crer</text:p>
      <text:p text:style-name="P4"/>
      <text:p text:style-name="P4"><text:span text:style-name="T1">etocolo</text:span><text:tab/><text:span text:style-name="T4">subst fem</text:span> <text:span text:style-name="T1">testa</text:span></text:p>
      <text:p text:style-name="P4"><text:tab/><text:span text:style-name="T1">lotocolo</text:span> testa dele</text:p>
      <text:p text:style-name="P4"/>
      <text:p text:style-name="P4">[Seite 50]</text:p>
      <text:p text:style-name="P4">[Spalte 2]</text:p>
      <text:p text:style-name="P4"/>
      <text:p text:style-name="P4"><text:span text:style-name="T1">etogo etogoli</text:span><text:tab/><text:span text:style-name="T4">subst fem</text:span> <text:span text:style-name="T1">1 barco 2 tipo de festa</text:span></text:p>
      <text:p text:style-name="P4"><text:tab/><text:span text:style-name="T1">etogo-nelegi</text:span> barco grande, navio</text:p>
      <text:p text:style-name="P4"/>
      <text:p text:style-name="P4"><text:span text:style-name="T1">etogo-licoo</text:span><text:span text:style-name="T2">g</text:span><text:span text:style-name="T1">adi</text:span><text:tab/><text:span text:style-name="T4">subst masc</text:span> <text:span text:style-name="T1">lugar de parada de barco</text:span></text:p>
      <text:p text:style-name="P4"><text:tab/><text:span text:style-name="T1">etogo</text:span> barco</text:p>
      <text:p text:style-name="P4"/>
      <text:p text:style-name="P4"><text:span text:style-name="T1">etogo-nibatadi</text:span><text:tab/><text:span text:style-name="T4">subst masc</text:span> <text:span text:style-name="T1">estação de barco</text:span></text:p>
      <text:p text:style-name="P4"><text:tab/><text:span text:style-name="T1">etogo</text:span> barco</text:p>
      <text:p text:style-name="P4"><text:tab/><text:span text:style-name="T1">etogo-licoo</text:span><text:span text:style-name="T2">g</text:span><text:span text:style-name="T1">adi</text:span> <text:span text:style-name="T4">(sinôn)</text:span></text:p>
      <text:p text:style-name="P4"/>
      <text:p text:style-name="P4"><text:span text:style-name="T1">etogo-wayo etogo-wayoli</text:span><text:tab/><text:span text:style-name="T4">subst fem</text:span> <text:span text:style-name="T1">avião</text:span></text:p>
      <text:p text:style-name="P4"><text:tab/><text:span text:style-name="T1">wayo</text:span> ele voa</text:p>
      <text:p text:style-name="P4"><text:tab/><text:span text:style-name="T1">etogo</text:span> barco</text:p>
      <text:p text:style-name="P4"/>
      <text:p text:style-name="P4"><text:span text:style-name="T1">etoina</text:span><text:span text:style-name="T2">g</text:span><text:span text:style-name="T1">a etoinadi</text:span><text:tab/><text:span text:style-name="T4">subst masc</text:span> <text:span text:style-name="T1">cego</text:span> pode ser por ser facado, ou por causa de doença</text:p>
      <text:p text:style-name="P4"><text:tab/><text:span text:style-name="T2">g</text:span><text:span text:style-name="T1">ola</text:span><text:span text:style-name="T2">g</text:span><text:span text:style-name="T1">a</text:span> cego por nascimento</text:p>
      <text:p text:style-name="P4"/>
      <text:p text:style-name="P4"><text:span text:style-name="T1">etoko</text:span><text:tab/><text:span text:style-name="T4">v estado</text:span> <text:span text:style-name="T1">nós estamos, ficamos</text:span></text:p>
      <text:p text:style-name="P4"><text:tab/><text:span text:style-name="T1">etakaami</text:span> você está, fica</text:p>
      <text:p text:style-name="P4"><text:tab/><text:span text:style-name="T1">ete</text:span> estou, fico eu</text:p>
      <text:p text:style-name="P4"/>
      <text:p text:style-name="P4"><text:span text:style-name="T1">etolitoli</text:span><text:tab/><text:span text:style-name="T4">subst masc</text:span> <text:span text:style-name="T1">caburé</text:span> pássaro que canta e caça a noite, da mitologia Kadiwéu</text:p>
      <text:p text:style-name="P4"/>
      <text:p text:style-name="P4"><text:span text:style-name="T1">ewacogo ewacogoli</text:span><text:tab/><text:span text:style-name="T4">subst fem</text:span> <text:span text:style-name="T1">couro</text:span></text:p>
      <text:p text:style-name="P4"><text:soft-page-break/></text:p>
      <text:p text:style-name="P4"><text:span text:style-name="T1">-ewade</text:span><text:tab/><text:span text:style-name="T4">vt</text:span> <text:span text:style-name="T1">levar para frente</text:span></text:p>
      <text:p text:style-name="P4"><text:tab/><text:span text:style-name="T1">-dinewade</text:span> ir na frente</text:p>
      <text:p text:style-name="P4"/>
      <text:p text:style-name="P4"><text:span text:style-name="T1">ewagi ewacidi</text:span><text:tab/><text:span text:style-name="T4">subst fem</text:span> <text:span text:style-name="T1">pássaro que canta no frio e à noite</text:span></text:p>
      <text:p text:style-name="P4"/>
      <text:p text:style-name="P4"><text:span text:style-name="T1">-ewagi -ewaco</text:span><text:tab/><text:span text:style-name="T4">subst masc ou fem</text:span> <text:span text:style-name="T1">ombro, costas</text:span></text:p>
      <text:p text:style-name="P4"/>
      <text:p text:style-name="P4"><text:span text:style-name="T1">ewa</text:span><text:span text:style-name="T2">g</text:span><text:span text:style-name="T1">axo ewa</text:span><text:span text:style-name="T2">g</text:span><text:span text:style-name="T1">axoli</text:span><text:tab/><text:span text:style-name="T4">subst fem</text:span> <text:span text:style-name="T1">capivara</text:span></text:p>
      <text:p text:style-name="P4"/>
      <text:p text:style-name="P4">[Seite 51]</text:p>
      <text:p text:style-name="P4">[Spalte 1]</text:p>
      <text:p text:style-name="P4"/>
      <text:p text:style-name="P4"><text:span text:style-name="T1">ewalaile ewalaileli</text:span><text:tab/><text:span text:style-name="T4">subst masc</text:span> <text:span text:style-name="T1">boi de carro</text:span></text:p>
      <text:p text:style-name="P4"/>
      <text:p text:style-name="P4"><text:span text:style-name="T1">ewalaliteenigi ewalalitexodi</text:span><text:tab/><text:span text:style-name="T4">subst masc</text:span> <text:span text:style-name="T1">aranha pequena</text:span></text:p>
      <text:p text:style-name="P4"/>
      <text:p text:style-name="P4"><text:span text:style-name="T1">ewalo</text:span><text:span text:style-name="T2">g</text:span><text:span text:style-name="T1">ona</text:span><text:span text:style-name="T2">g</text:span><text:span text:style-name="T1">a ewalo</text:span><text:span text:style-name="T2">g</text:span><text:span text:style-name="T1">onadi</text:span><text:tab/><text:span text:style-name="T4">subst masc</text:span> <text:span text:style-name="T5">ou fem</text:span><text:span text:style-name="T1"> mudo</text:span></text:p>
      <text:p text:style-name="P4"/>
      <text:p text:style-name="P4"><text:span text:style-name="T1">-ewegi(tijo)</text:span><text:tab/><text:span text:style-name="T4">vt</text:span> <text:span text:style-name="T1">1 passar pela frente 2 ultrapassar</text:span> p.ex. em carro ou cavalo de corrida</text:p>
      <text:p text:style-name="P4"/>
      <text:p text:style-name="P4"><text:span text:style-name="T1">ewi</text:span><text:tab/><text:span text:style-name="T4">adj</text:span> <text:span text:style-name="T1">1 verdade, em verdade 2 certo</text:span></text:p>
      <text:p text:style-name="P4"/>
      <text:p text:style-name="P4"><text:span text:style-name="T1">ewiana</text:span><text:span text:style-name="T2">g</text:span><text:span text:style-name="T1">a</text:span><text:tab/><text:span text:style-name="T4">adv</text:span> <text:span text:style-name="T1">exagero</text:span> o negativo (embaixo) é mais usado</text:p>
      <text:p text:style-name="P4"><text:tab/><text:span text:style-name="T1">da</text:span><text:span text:style-name="T2">g</text:span><text:span text:style-name="T1">a ewiana</text:span><text:span text:style-name="T2">g</text:span><text:span text:style-name="T1">a</text:span> não muito</text:p>
      <text:p text:style-name="P4"><text:tab/><text:span text:style-name="T1">a</text:span><text:span text:style-name="T2">g</text:span><text:span text:style-name="T1">ewiana</text:span><text:span text:style-name="T2">g</text:span><text:span text:style-name="T1">a</text:span> não muito</text:p>
      <text:p text:style-name="P4"><text:tab/><text:span text:style-name="T1">jine</text:span><text:span text:style-name="T2">g</text:span><text:span text:style-name="T1">ewiana</text:span><text:span text:style-name="T2">g</text:span><text:span text:style-name="T1">a</text:span> não (faz) demais</text:p>
      <text:p text:style-name="P4"/>
      <text:p text:style-name="P4"><text:span text:style-name="T1">-ewi</text:span><text:span text:style-name="T2">g</text:span><text:span text:style-name="T1">a</text:span><text:tab/><text:span text:style-name="T4">vi</text:span> <text:span text:style-name="T1">viver</text:span> pode ser animal ou planta</text:p>
      <text:p text:style-name="P4"/>
      <text:p text:style-name="P4"><text:span text:style-name="T1">ewiidi</text:span><text:tab/><text:span text:style-name="T4">subst masc</text:span> <text:span text:style-name="T1">sereno, orvalho</text:span></text:p>
      <text:p text:style-name="P4"/>
      <text:p text:style-name="P4"><text:span text:style-name="T1">ewika</text:span><text:span text:style-name="T2">g</text:span><text:span text:style-name="T1">a</text:span><text:span text:style-name="T2">g</text:span><text:span text:style-name="T1">a</text:span><text:tab/><text:span text:style-name="T4">adj</text:span> <text:span text:style-name="T1">astuto</text:span> só pessoa</text:p>
      <text:p text:style-name="P4"/>
      <text:p text:style-name="P4"><text:span text:style-name="T1">-ewikatidi</text:span><text:tab/><text:span text:style-name="T4">vt</text:span> <text:span text:style-name="T1">fazer viver</text:span> pessoa ou animal, salvar a vida</text:p>
      <text:p text:style-name="P4"><text:tab/><text:span text:style-name="T1">-dinewikatidi</text:span> salvar-se</text:p>
      <text:p text:style-name="P4"/>
      <text:p text:style-name="P4"><text:span text:style-name="T1">ewikegi ewika</text:span><text:span text:style-name="T2">g</text:span><text:span text:style-name="T1">a</text:span><text:tab/><text:span text:style-name="T4">adj</text:span> <text:span text:style-name="T1">vivo</text:span></text:p>
      <text:p text:style-name="P4"><text:tab/><text:span text:style-name="T1">ewike</text:span> <text:span text:style-name="T4">(forma fem)</text:span></text:p>
      <text:p text:style-name="P4"><text:tab/><text:span text:style-name="T1">-ewikatidi</text:span> fazer viver</text:p>
      <text:p text:style-name="P4"/>
      <text:p text:style-name="P4"><text:span text:style-name="T1">ewilexe ewilexeli</text:span><text:tab/><text:span text:style-name="T4">subst fem</text:span> <text:span text:style-name="T1">ariranha</text:span></text:p>
      <text:p text:style-name="P4"/>
      <text:p text:style-name="P4"><text:span text:style-name="T1">ewio ewioli</text:span><text:tab/><text:span text:style-name="T4">subst fem</text:span> <text:span text:style-name="T1">1 pilão 2 bunda</text:span></text:p>
      <text:p text:style-name="P4"/>
      <text:p text:style-name="P4"><text:span text:style-name="T1">ewocoma ewocomatedi ewocomigipi</text:span><text:tab/><text:span text:style-name="T4">subst fem</text:span> <text:span text:style-name="T1">prostituta</text:span></text:p>
      <text:p text:style-name="P4"/>
      <text:p text:style-name="P4">[Seite 51]</text:p>
      <text:p text:style-name="P4">[Spalte 2]</text:p>
      <text:p text:style-name="P4"/>
      <text:p text:style-name="P4"><text:span text:style-name="T1">exacogo exacogoli</text:span><text:tab/><text:span text:style-name="T4">subst</text:span> <text:span text:style-name="T1">saia laxacogo</text:span> saia dela</text:p>
      <text:p text:style-name="P4"/>
      <text:p text:style-name="P4"><text:soft-page-break/><text:span text:style-name="T1">-exa</text:span><text:span text:style-name="T2">g</text:span><text:span text:style-name="T1">a</text:span><text:tab/><text:span text:style-name="T4">vt</text:span> <text:span text:style-name="T1">1 tecer 2 fazer faixas</text:span> faixas de sapé para cobrir a casa</text:p>
      <text:p text:style-name="P4"><text:tab/><text:span text:style-name="T1">-exa</text:span><text:span text:style-name="T2">g</text:span><text:span text:style-name="T1">a(teloco)</text:span> colocar em cima de algo</text:p>
      <text:p text:style-name="P4"><text:tab/><text:span text:style-name="T1">nigoxeli</text:span> faixas</text:p>
      <text:p text:style-name="P4"/>
      <text:p text:style-name="P4"><text:span text:style-name="T1">-exa</text:span><text:span text:style-name="T2">g</text:span><text:span text:style-name="T1">a(teloco)</text:span><text:tab/><text:span text:style-name="T4">vt</text:span> <text:span text:style-name="T1">1 colocar em cima de algo 2 fazer um monte de coisas</text:span></text:p>
      <text:p text:style-name="P4"><text:tab/><text:span text:style-name="T1">-exa</text:span><text:span text:style-name="T2">g</text:span><text:span text:style-name="T1">a</text:span> tecer, fazer faixas de sapé</text:p>
      <text:p text:style-name="P4"/>
      <text:p text:style-name="P4"><text:span text:style-name="T1">exate exateli</text:span><text:tab/><text:span text:style-name="T4">subst fem</text:span> <text:span text:style-name="T1">bacuri</text:span> fruta</text:p>
      <text:p text:style-name="P4"/>
      <text:p text:style-name="P4"><text:span text:style-name="T1">exate-lamodi exate-laamotiidi</text:span><text:tab/><text:span text:style-name="T4">subst masc</text:span> <text:span text:style-name="T1">folha de palmeira</text:span></text:p>
      <text:p text:style-name="P4"><text:tab/><text:span text:style-name="T1">exateloodo</text:span> palmeira</text:p>
      <text:p text:style-name="P4"/>
      <text:p text:style-name="P4"><text:span text:style-name="T1">exateloodigo exateloodijadi</text:span><text:tab/><text:span text:style-name="T4">subst fem</text:span> <text:span text:style-name="T1">palmeira</text:span></text:p>
      <text:p text:style-name="P4"/>
      <text:p text:style-name="P4"><text:span text:style-name="T1">exateloodo exateloodoli</text:span><text:tab/><text:span text:style-name="T4">subst fem</text:span> <text:span text:style-name="T1">palmeira: coco da Bahia</text:span></text:p>
      <text:p text:style-name="P4"/>
      <text:p text:style-name="P4"><text:span text:style-name="T1">exelo exeloli</text:span><text:tab/><text:span text:style-name="T4">subst fem</text:span> <text:span text:style-name="T1">piranha</text:span></text:p>
      <text:p text:style-name="P4"/>
      <text:p text:style-name="P4"><text:span text:style-name="T1">exibi exipitedi</text:span><text:tab/><text:span text:style-name="T4">subst masc</text:span> <text:span text:style-name="T1">lábio superior</text:span></text:p>
      <text:p text:style-name="P4"><text:tab/><text:span text:style-name="T1">naxibi</text:span> lábio superior dele</text:p>
      <text:p text:style-name="P4"/>
      <text:p text:style-name="P4"><text:span text:style-name="T1">exiije exiijeli</text:span><text:tab/><text:span text:style-name="T5">subst fem</text:span><text:span text:style-name="T1"> grilo</text:span> inseto</text:p>
      <text:p text:style-name="P4"/>
      <text:p text:style-name="P4"><text:span text:style-name="T1">exiijigi exiijigipi</text:span><text:tab/><text:span text:style-name="T4">subst masc</text:span> <text:span text:style-name="T1">órfão</text:span></text:p>
      <text:p text:style-name="P4"><text:tab/><text:span text:style-name="T1">exiije</text:span> órfã</text:p>
      <text:p text:style-name="P4"/>
      <text:p text:style-name="P4"><text:span text:style-name="T1">exio exiotedi</text:span><text:tab/><text:span text:style-name="T4">subst fem</text:span> <text:span text:style-name="T1">bico de prata</text:span> pássaro</text:p>
      <text:p text:style-name="P4"/>
      <text:p text:style-name="P4"><text:span text:style-name="T1">-exoca</text:span><text:span text:style-name="T2">g</text:span><text:span text:style-name="T1">adi(teloco)</text:span><text:tab/><text:span text:style-name="T4">vt</text:span> <text:span text:style-name="T1">1 colar em 2 fixar em</text:span></text:p>
      <text:p text:style-name="P4"/>
      <text:p text:style-name="P4"><text:span text:style-name="T1">-exodi -exododi</text:span><text:tab/><text:span text:style-name="T4">subst masc</text:span> <text:span text:style-name="T1">tio</text:span></text:p>
      <text:p text:style-name="P4"/>
      <text:p text:style-name="P4">[Seite 52]</text:p>
      <text:p text:style-name="P4">[Spalte 1]</text:p>
      <text:p text:style-name="P4"/>
      <text:p text:style-name="P4"><text:span text:style-name="T1">-exogo(tege)</text:span><text:tab/><text:span text:style-name="T4">vt</text:span> <text:span text:style-name="T1">1 encostar em 2 unir com</text:span> próposito de ajudar, amizade, sentido de harmonia, sem divisões. Pode ser grupo, família ou com Cristo</text:p>
      <text:p text:style-name="P4"><text:tab/><text:span text:style-name="T1">-iligoti(tiwage)</text:span> ajuntar, unir, (fechar buraco)</text:p>
      <text:p text:style-name="P4"/>
      <text:p text:style-name="P4"><text:span text:style-name="T1">exo</text:span><text:span text:style-name="T2">g</text:span><text:span text:style-name="T1">otani</text:span><text:tab/><text:span text:style-name="T4">subst masc</text:span> <text:span text:style-name="T1">corvo</text:span> ave</text:p>
      <text:p text:style-name="P4"/>
      <text:p text:style-name="P4"><text:span text:style-name="T1">Exoona</text:span><text:span text:style-name="T2">g</text:span><text:span text:style-name="T1">a</text:span><text:tab/><text:span text:style-name="T4">nom próp</text:span> <text:span text:style-name="T1">Campina</text:span> aldeia Kadiweú</text:p>
      <text:p text:style-name="P4"/>
      <text:p text:style-name="P4"><text:span text:style-name="T1">eyaawigo eyaawigoli</text:span><text:tab/><text:span text:style-name="T4">subst fem</text:span> <text:span text:style-name="T1">carandá</text:span> fruta</text:p>
      <text:p text:style-name="P4"/>
      <text:p text:style-name="P4"><text:span text:style-name="T1">-eyadi</text:span><text:tab/><text:span text:style-name="T4">vt</text:span> <text:span text:style-name="T1">pensar ou considerar que seja igual</text:span></text:p>
      <text:p text:style-name="P4"/>
      <text:p text:style-name="P4">[Seite 52]</text:p>
      <text:p text:style-name="P4">[Spalte 2]</text:p>
      <text:p text:style-name="P4"/>
      <text:p text:style-name="P4"><text:span text:style-name="T1">-eya</text:span><text:span text:style-name="T2">g</text:span><text:span text:style-name="T1">a(ti)</text:span><text:tab/><text:span text:style-name="T4">vi</text:span> <text:span text:style-name="T1">ficar num lugar</text:span></text:p>
      <text:p text:style-name="P4"/>
      <text:p text:style-name="P4"><text:soft-page-break/><text:span text:style-name="T1">eyanigijegi eyanigijedi</text:span><text:tab/><text:span text:style-name="T4">subst masc</text:span> <text:span text:style-name="T1">minha plantação</text:span></text:p>
      <text:p text:style-name="P4"><text:tab/><text:span text:style-name="T1">enanigijegi</text:span> plantação</text:p>
      <text:p text:style-name="P4"/>
      <text:p text:style-name="P4"><text:span text:style-name="T1">eyate</text:span><text:tab/><text:span text:style-name="T4">vt</text:span> <text:span text:style-name="T1">ele põe, coloca</text:span></text:p>
      <text:p text:style-name="P4"><text:tab/><text:span text:style-name="T1">-a(te)</text:span> colocar, por num lugar</text:p>
      <text:p text:style-name="P4"><text:tab/><text:span text:style-name="T1">ejate</text:span> eu ponho, coloco</text:p>
      <text:p text:style-name="P4"/>
      <text:p text:style-name="P4"><text:span text:style-name="T1">eyatigi</text:span><text:tab/><text:span text:style-name="T4">vt</text:span> <text:span text:style-name="T1">ele chama, bota nome</text:span></text:p>
      <text:p text:style-name="P4"><text:tab/><text:span text:style-name="T1">-a(tigi)</text:span> apelar, maneira de falar</text:p>
      <text:p text:style-name="P4"/>
      <text:p text:style-name="P4"><text:span text:style-name="T1">eyo</text:span><text:tab/><text:span text:style-name="T4">v estado</text:span> <text:span text:style-name="T1">eu sou</text:span></text:p>
      <text:p text:style-name="P4"><text:tab/><text:span text:style-name="T1">eyomodi</text:span> eu sou apenas</text:p>
      <text:p text:style-name="P4"/>
      <text:p text:style-name="P4"><text:span text:style-name="T1">eyomodi</text:span><text:tab/><text:span text:style-name="T4">v estado</text:span> <text:span text:style-name="T1">eu sou apenas</text:span> maneira humilde de falar - para superior</text:p>
      <text:p text:style-name="P4"><text:tab/><text:span text:style-name="T1">eemodi</text:span> eu sou</text:p>
      <text:p text:style-name="P4"/>
      <text:p text:style-name="P1">G - g</text:p>
      <text:p text:style-name="P4"/>
      <text:p text:style-name="P4">[Seite 52]</text:p>
      <text:p text:style-name="P4">[Spalte 1]</text:p>
      <text:p text:style-name="P4"/>
      <text:p text:style-name="P4"><text:span text:style-name="T1">gaajo gaajoli</text:span><text:tab/><text:span text:style-name="T4">subst fem</text:span> <text:span text:style-name="T1">caju</text:span> fruta</text:p>
      <text:p text:style-name="P4"/>
      <text:p text:style-name="P4"><text:span text:style-name="T1">gaanta</text:span><text:span text:style-name="T2">g</text:span><text:span text:style-name="T1">a ijo</text:span><text:tab/><text:span text:style-name="T4">pro frase</text:span> <text:span text:style-name="T1">quem ou que podia ser</text:span></text:p>
      <text:p text:style-name="P4"/>
      <text:p text:style-name="P4"><text:span text:style-name="T1">gaante</text:span><text:span text:style-name="T2">g</text:span><text:span text:style-name="T1">epidi</text:span><text:span text:style-name="T2">g</text:span><text:span text:style-name="T1">ijo pode ser ... ou ...</text:span> alguém conhecido</text:p>
      <text:p text:style-name="P4"/>
      <text:p text:style-name="P4"><text:span text:style-name="T1">gaante</text:span><text:span text:style-name="T2">g</text:span><text:span text:style-name="T1">epiti</text:span><text:span text:style-name="T2">g</text:span><text:span text:style-name="T1">ijo quem ou que podia ser</text:span> alguém desconhecido</text:p>
      <text:p text:style-name="P4"/>
      <text:p text:style-name="P4"><text:span text:style-name="T1">gaanti</text:span><text:span text:style-name="T2">g</text:span><text:span text:style-name="T1">ica</text:span><text:tab/><text:span text:style-name="T4">adj</text:span> <text:span text:style-name="T1">qualquer</text:span></text:p>
      <text:p text:style-name="P4"/>
      <text:p text:style-name="P4"><text:span text:style-name="T1">gaantokaa</text:span><text:span text:style-name="T2">g</text:span><text:span text:style-name="T1">ica</text:span><text:tab/><text:span text:style-name="T4">adj neg</text:span> <text:span text:style-name="T1">nenhum deles</text:span> veja o paradigma (365)</text:p>
      <text:p text:style-name="P4"/>
      <text:p text:style-name="P4">[Seite 52]</text:p>
      <text:p text:style-name="P4">[Spalte 2]</text:p>
      <text:p text:style-name="P4"/>
      <text:p text:style-name="P4"><text:span text:style-name="T1">gaantokaa</text:span><text:span text:style-name="T2">g</text:span><text:span text:style-name="T1">ini</text:span><text:tab/><text:span text:style-name="T4">adj neg</text:span> <text:span text:style-name="T1">qualquer coisa</text:span> fora dessa coisa, veja o paradigma (365)</text:p>
      <text:p text:style-name="P4"/>
      <text:p text:style-name="P4"><text:span text:style-name="T1">gaantokina</text:span><text:tab/><text:span text:style-name="T4">adj neg</text:span> <text:span text:style-name="T1">nenhum</text:span></text:p>
      <text:p text:style-name="P4"/>
      <text:p text:style-name="P4"><text:span text:style-name="T1">gaanya</text:span><text:span text:style-name="T2">g</text:span><text:span text:style-name="T1">a</text:span><text:tab/><text:span text:style-name="T4">vi</text:span> <text:span text:style-name="T1">eles ganham port</text:span></text:p>
      <text:p text:style-name="P4"><text:tab/><text:span text:style-name="T1">-nigaanye</text:span> ganhar</text:p>
      <text:p text:style-name="P4"/>
      <text:p text:style-name="P4"><text:span text:style-name="T1">gaape gaapeijadi</text:span><text:tab/><text:span text:style-name="T4">subst masc</text:span> <text:span text:style-name="T1">café port</text:span></text:p>
      <text:p text:style-name="P4"/>
      <text:p text:style-name="P4"><text:span text:style-name="T1">galaapa galaapatedi</text:span><text:tab/><text:span text:style-name="T4">subst fem</text:span> <text:span text:style-name="T1">garrafa port</text:span></text:p>
      <text:p text:style-name="P4"/>
      <text:p text:style-name="P4"><text:span text:style-name="T1">galeena galeenatedi</text:span><text:tab/><text:span text:style-name="T4">subst masc</text:span> <text:span text:style-name="T1">corrente (de aço) port</text:span></text:p>
      <text:p text:style-name="P4"/>
      <text:p text:style-name="P4">[Seite 53]</text:p>
      <text:p text:style-name="P4">[Spalte 1]</text:p>
      <text:p text:style-name="P4"/>
      <text:p text:style-name="P4"><text:soft-page-break/><text:span text:style-name="T1">gameelo gameelotedi</text:span><text:tab/><text:span text:style-name="T4">subst masc</text:span> <text:span text:style-name="T1">camelo port</text:span></text:p>
      <text:p text:style-name="P4"/>
      <text:p text:style-name="P4"><text:span text:style-name="T1">ganige</text:span><text:tab/><text:span text:style-name="T4">interrog pro</text:span> <text:span text:style-name="T1">1 qualquer? 2 quem?</text:span></text:p>
      <text:p text:style-name="P4"/>
      <text:p text:style-name="P4"><text:span text:style-name="T1">ganigepidi</text:span><text:span text:style-name="T2">g</text:span><text:span text:style-name="T1">ica</text:span><text:tab/><text:span text:style-name="T4">interrog pro</text:span> <text:span text:style-name="T1">qualquer dos ...</text:span> não visto</text:p>
      <text:p text:style-name="P4"/>
      <text:p text:style-name="P4"><text:span text:style-name="T1">ganigeta</text:span><text:span text:style-name="T2">g</text:span><text:span text:style-name="T1">a</text:span><text:tab/><text:span text:style-name="T4">dem neg</text:span> <text:span text:style-name="T1">não qualquer</text:span></text:p>
      <text:p text:style-name="P4"><text:tab/><text:span text:style-name="T1">ganigeti</text:span><text:span text:style-name="T2">g</text:span><text:span text:style-name="T1">idi</text:span> não qualquer um desse (deitado ou embaixo)</text:p>
      <text:p text:style-name="P4"><text:tab/><text:span text:style-name="T1">ganigeti</text:span><text:span text:style-name="T2">g</text:span><text:span text:style-name="T1">ijo</text:span> não qualquer coisa dessa</text:p>
      <text:p text:style-name="P4"/>
      <text:p text:style-name="P4"><text:span text:style-name="T1">ganigica</text:span><text:tab/><text:span text:style-name="T4">pro interrog</text:span> <text:span text:style-name="T1">1 qual, quem? 2 quando?</text:span> desconhecido, não visto, pode ser tempo</text:p>
      <text:p text:style-name="P4"><text:tab/><text:span text:style-name="T1">nigepaa ganigicatibige</text:span> até sempre, para sempre</text:p>
      <text:p text:style-name="P4"/>
      <text:p text:style-name="P4"><text:span text:style-name="T1">ganigicatibige</text:span><text:tab/><text:span text:style-name="T4">adv</text:span> <text:span text:style-name="T1">1 qualquer tempo 2 sempre</text:span> sem limite de tempo</text:p>
      <text:p text:style-name="P4"><text:tab/><text:span text:style-name="T1">nigepaa ganigicatibige</text:span> para sempre, eternamente</text:p>
      <text:p text:style-name="P4"/>
      <text:p text:style-name="P4"><text:span text:style-name="T1">ganigina ganiginoa</text:span><text:tab/><text:span text:style-name="T4">interrog</text:span> <text:span text:style-name="T1">quem é?</text:span> coisa vindo</text:p>
      <text:p text:style-name="P4"><text:tab/><text:span text:style-name="T1">ganicina</text:span> <text:span text:style-name="T4">(variação)</text:span></text:p>
      <text:p text:style-name="P4"/>
      <text:p text:style-name="P4"><text:span text:style-name="T1">gapateegi gapatexedi</text:span><text:tab/><text:span text:style-name="T4">subst masc</text:span> <text:span text:style-name="T1">1 capataz 2 líder port</text:span></text:p>
      <text:p text:style-name="P4"/>
      <text:p text:style-name="P4"><text:span text:style-name="T1">gapeogo</text:span><text:tab/><text:span text:style-name="T4">adj</text:span> <text:span text:style-name="T1">marrom</text:span> cor de café <text:span text:style-name="T1">port</text:span></text:p>
      <text:p text:style-name="P4"/>
      <text:p text:style-name="P4"><text:span text:style-name="T1">gapinteelegi</text:span><text:tab/><text:span text:style-name="T4">subst masc</text:span> <text:span text:style-name="T1">carpinteiro port</text:span></text:p>
      <text:p text:style-name="P4"/>
      <text:p text:style-name="P4"><text:span text:style-name="T1">gate</text:span><text:tab/><text:span text:style-name="T4">adj</text:span> <text:span text:style-name="T1">salobra</text:span> p.ex. água <text:span text:style-name="T4">(pode ser palavra adotada)</text:span></text:p>
      <text:p text:style-name="P4"/>
      <text:p text:style-name="P4"><text:span text:style-name="T1">Gaxianegi Gaxiana</text:span><text:tab/><text:span text:style-name="T4">nom próp</text:span> <text:span text:style-name="T1">Paraguaio</text:span></text:p>
      <text:p text:style-name="P4"><text:tab/><text:span text:style-name="T1">Gaxianexe</text:span> mulher paraguaia</text:p>
      <text:p text:style-name="P4"/>
      <text:p text:style-name="P4">[Seite 53]</text:p>
      <text:p text:style-name="P4">[Spalte 2]</text:p>
      <text:p text:style-name="P4"/>
      <text:p text:style-name="P4"><text:span text:style-name="T1">-gecoo</text:span><text:span text:style-name="T2">g</text:span><text:span text:style-name="T1">e -gecoo</text:span><text:span text:style-name="T2">g</text:span><text:span text:style-name="T1">eli</text:span><text:tab/><text:span text:style-name="T4">subst masc ou fem</text:span> <text:span text:style-name="T1">olho</text:span></text:p>
      <text:p text:style-name="P4"/>
      <text:p text:style-name="P4"><text:span text:style-name="T1">-gegi</text:span><text:tab/><text:span text:style-name="T4">subst masc</text:span> <text:span text:style-name="T1">palavra, promessa</text:span></text:p>
      <text:p text:style-name="P4"><text:tab/><text:span text:style-name="T1">ligegi</text:span> palavra ou promessa dele</text:p>
      <text:p text:style-name="P4"><text:tab/><text:span text:style-name="T1">nigegi</text:span> palavra</text:p>
      <text:p text:style-name="P4"/>
      <text:p text:style-name="P4"><text:span text:style-name="T1">gela geladi</text:span><text:tab/><text:span text:style-name="T4">adj</text:span> <text:span text:style-name="T1">novo</text:span></text:p>
      <text:p text:style-name="P4"><text:tab/><text:span text:style-name="T5">ge-eela</text:span><text:span text:style-name="T4"> (fala da mulher)</text:span></text:p>
      <text:p text:style-name="P4"/>
      <text:p text:style-name="P4"><text:span text:style-name="T1">geme</text:span><text:tab/><text:span text:style-name="T4">intro</text:span> <text:span text:style-name="T1">mas é ...</text:span> contraste</text:p>
      <text:p text:style-name="P4"><text:tab/><text:span text:style-name="T1">gemewi</text:span> mas é a verdade</text:p>
      <text:p text:style-name="P4"><text:tab/><text:span text:style-name="T1">geemeni</text:span> mas você falou</text:p>
      <text:p text:style-name="P4"><text:tab/><text:span text:style-name="T1">geeme</text:span> <text:span text:style-name="T4">(variação)</text:span></text:p>
      <text:p text:style-name="P4"/>
      <text:p text:style-name="P4"><text:span text:style-name="T1">gena</text:span><text:span text:style-name="T2">g</text:span><text:span text:style-name="T1">a</text:span><text:tab/><text:span text:style-name="T4">intro</text:span> <text:span text:style-name="T1">Mas então ...</text:span> ação contra o que é indicada, inesperada</text:p>
      <text:p text:style-name="P4"/>
      <text:p text:style-name="P4"><text:span text:style-name="T1">geta</text:span><text:span text:style-name="T2">g</text:span><text:span text:style-name="T1">a</text:span><text:tab/><text:span text:style-name="T4">subst masc</text:span> <text:span text:style-name="T1">claro</text:span> claridade natural</text:p>
      <text:p text:style-name="P4"/>
      <text:p text:style-name="P4"><text:span text:style-name="T1">-giila</text:span><text:span text:style-name="T2">g</text:span><text:span text:style-name="T1">adi</text:span><text:tab/><text:span text:style-name="T4">subst masc</text:span> <text:span text:style-name="T1">1 bengala 2 guia para cego</text:span></text:p>
      <text:p text:style-name="P4"><text:soft-page-break/><text:tab/><text:span text:style-name="T1">ligiila</text:span><text:span text:style-name="T2">g</text:span><text:span text:style-name="T1">adi</text:span> bengala dele, guia dele</text:p>
      <text:p text:style-name="P4"/>
      <text:p text:style-name="P4"><text:span text:style-name="T1">-gikane</text:span><text:span text:style-name="T2">g</text:span><text:span text:style-name="T1">egi -gikane</text:span><text:span text:style-name="T2">g</text:span><text:span text:style-name="T1">eco</text:span><text:tab/><text:span text:style-name="T4">subst masc</text:span> <text:span text:style-name="T1">pergunta</text:span></text:p>
      <text:p text:style-name="P4"><text:tab/><text:span text:style-name="T1">-igika</text:span> perguntar</text:p>
      <text:p text:style-name="P4"/>
      <text:p text:style-name="P4"><text:span text:style-name="T1">-gile</text:span><text:span text:style-name="T2">g</text:span><text:span text:style-name="T1">egi -gile</text:span><text:span text:style-name="T2">g</text:span><text:span text:style-name="T1">eco</text:span><text:tab/><text:span text:style-name="T4">subst masc ou fem</text:span> <text:span text:style-name="T1">1 costume 2 cultura</text:span> o que geralmente faz</text:p>
      <text:p text:style-name="P4"/>
      <text:p text:style-name="P4"><text:span text:style-name="T1">giliojeenio</text:span><text:tab/><text:span text:style-name="T4">subst masc</text:span> <text:span text:style-name="T1">querosene port</text:span></text:p>
      <text:p text:style-name="P4"/>
      <text:p text:style-name="P4"><text:span text:style-name="T1">-giwa</text:span><text:tab/><text:span text:style-name="T4">v</text:span> <text:span text:style-name="T1">comer com</text:span> representa a relação entre pessoas que comem juntos</text:p>
      <text:p text:style-name="P4"/>
      <text:p text:style-name="P4"><text:span text:style-name="T1">go goli</text:span><text:tab/><text:span text:style-name="T4">subst fem</text:span> <text:span text:style-name="T1">brasa</text:span></text:p>
      <text:p text:style-name="P4"><text:tab/><text:span text:style-name="T1">ligoli</text:span> brasas dele</text:p>
      <text:p text:style-name="P4"/>
      <text:p text:style-name="P4">[Seite 54]</text:p>
      <text:p text:style-name="P4">[Spalte 1]</text:p>
      <text:p text:style-name="P4"/>
      <text:p text:style-name="P4"><text:span text:style-name="T1">goaada goaadatedi</text:span><text:tab/><text:span text:style-name="T4">subst masc</text:span> <text:span text:style-name="T1">guarda port</text:span></text:p>
      <text:p text:style-name="P4"/>
      <text:p text:style-name="P4"><text:span text:style-name="T1">goena</text:span><text:span text:style-name="T2">g</text:span><text:span text:style-name="T1">adi goenakatedi</text:span><text:tab/><text:span text:style-name="T4">subst masc</text:span> <text:span text:style-name="T1">cinto</text:span></text:p>
      <text:p text:style-name="P4"/>
      <text:p text:style-name="P4"><text:span text:style-name="T1">goge gogeli</text:span><text:tab/><text:span text:style-name="T4">subst fem</text:span> <text:span text:style-name="T1">tambor</text:span></text:p>
      <text:p text:style-name="P4"/>
      <text:p text:style-name="P4"><text:span text:style-name="T1">gojolo</text:span><text:span text:style-name="T2">g</text:span><text:span text:style-name="T1">o<text:tab/></text:span><text:span text:style-name="T5">adj</text:span><text:span text:style-name="T1"> estéril, não poder ter filhos</text:span> não refere à idade da mulher</text:p>
      <text:p text:style-name="P4"/>
      <text:p text:style-name="P4"><text:span text:style-name="T1">gololaado</text:span><text:tab/><text:span text:style-name="T4">adj</text:span> <text:span text:style-name="T1">cor de laranja</text:span> laranja mais escuro</text:p>
      <text:p text:style-name="P4"/>
      <text:p text:style-name="P4"><text:span text:style-name="T1">goloneegi golonexedi</text:span><text:tab/><text:span text:style-name="T4">subst masc</text:span> <text:span text:style-name="T1">coronel port</text:span></text:p>
      <text:p text:style-name="P4"/>
      <text:p text:style-name="P4">[Seite 54]</text:p>
      <text:p text:style-name="P4">[Spalte 2]</text:p>
      <text:p text:style-name="P4"/>
      <text:p text:style-name="P4"><text:span text:style-name="T1">goloneeta goloneetatedi</text:span><text:tab/><text:span text:style-name="T4">subst fem</text:span> <text:span text:style-name="T1">trombeta port</text:span></text:p>
      <text:p text:style-name="P4"/>
      <text:p text:style-name="P4"><text:span text:style-name="T1">goopa goopatedi</text:span><text:tab/><text:span text:style-name="T4">subst fem</text:span> <text:span text:style-name="T1">copo port</text:span></text:p>
      <text:p text:style-name="P4"/>
      <text:p text:style-name="P4"><text:span text:style-name="T1">gotamo</text:span><text:span text:style-name="T2">g</text:span><text:span text:style-name="T1">o</text:span><text:tab/><text:span text:style-name="T4">subst masc</text:span> <text:span text:style-name="T1">algodão</text:span></text:p>
      <text:p text:style-name="P4"/>
      <text:p text:style-name="P4"><text:span text:style-name="T1">gote goteli</text:span><text:tab/><text:span text:style-name="T4">subst masc</text:span> <text:span text:style-name="T1">jati</text:span> espécie de abelha que faz mel</text:p>
      <text:p text:style-name="P4"/>
      <text:p text:style-name="P4"><text:span text:style-name="T1">goxaala goxaalatedi</text:span><text:tab/><text:span text:style-name="T4">subst fem</text:span> <text:span text:style-name="T1">concha port</text:span></text:p>
      <text:p text:style-name="P4"/>
      <text:p text:style-name="P4"><text:span text:style-name="T1">goxe goxeli</text:span><text:tab/><text:span text:style-name="T4">subst fem</text:span> <text:span text:style-name="T1">faixa</text:span> de capim, só para telhado de casa</text:p>
      <text:p text:style-name="P4"/>
      <text:p text:style-name="P4"><text:span text:style-name="T2">G</text:span><text:span text:style-name="T1"> - </text:span><text:span text:style-name="T2">g</text:span></text:p>
      <text:p text:style-name="P4"/>
      <text:p text:style-name="P4">[Seite 54]</text:p>
      <text:p text:style-name="P4">[Spalte 1]</text:p>
      <text:p text:style-name="P4"/>
      <text:p text:style-name="P4"><text:span text:style-name="T2">g</text:span><text:span text:style-name="T1">abaa</text:span><text:span text:style-name="T2">g</text:span><text:span text:style-name="T1">adi </text:span><text:span text:style-name="T2">g</text:span><text:span text:style-name="T1">abaa</text:span><text:span text:style-name="T2">g</text:span><text:span text:style-name="T1">atedi</text:span><text:tab/><text:span text:style-name="T4">subst masc ou fem</text:span> <text:span text:style-name="T1">sua mão</text:span></text:p>
      <text:p text:style-name="P4"><text:tab/><text:span text:style-name="T1">-baa</text:span><text:span text:style-name="T2">g</text:span><text:span text:style-name="T1">adi</text:span> mão de</text:p>
      <text:p text:style-name="P4"/>
      <text:p text:style-name="P4"><text:soft-page-break/><text:span text:style-name="T2">g</text:span><text:span text:style-name="T1">abakajetegi</text:span><text:tab/><text:span text:style-name="T4">subst masc</text:span> <text:span text:style-name="T1">resultado ou fruto de seu trabalho</text:span></text:p>
      <text:p text:style-name="P4"><text:tab/><text:span text:style-name="T2">g</text:span><text:span text:style-name="T1">abakedi</text:span> seu trabalho</text:p>
      <text:p text:style-name="P4"/>
      <text:p text:style-name="P4"><text:span text:style-name="T2">g</text:span><text:span text:style-name="T1">abakawa </text:span><text:span text:style-name="T2">g</text:span><text:span text:style-name="T1">abalawepodi</text:span><text:tab/><text:span text:style-name="T4">subst</text:span> <text:span text:style-name="T1">seu companheiro de trabalho</text:span> estou trabalhando com você</text:p>
      <text:p text:style-name="P4"/>
      <text:p text:style-name="P4"><text:span text:style-name="T2">g</text:span><text:span text:style-name="T1">abakedi </text:span><text:span text:style-name="T2">g</text:span><text:span text:style-name="T1">abaketedi</text:span><text:tab/><text:span text:style-name="T4">subst masc</text:span> <text:span text:style-name="T1">seu serviço</text:span></text:p>
      <text:p text:style-name="P4"><text:tab/><text:span text:style-name="T3">g</text:span><text:span text:style-name="T5">aba-aakedi</text:span><text:span text:style-name="T4"> (fala da mulher)</text:span></text:p>
      <text:p text:style-name="P4"><text:tab/><text:span text:style-name="T1">-bakedi</text:span> serviço de</text:p>
      <text:p text:style-name="P4"/>
      <text:p text:style-name="P4"><text:span text:style-name="T2">g</text:span><text:span text:style-name="T1">abakegi</text:span><text:tab/><text:span text:style-name="T4">subst masc</text:span> <text:span text:style-name="T1">seu serviço, sua profissão</text:span></text:p>
      <text:p text:style-name="P4"><text:tab/><text:span text:style-name="T1">-bakegi</text:span> profissão de</text:p>
      <text:p text:style-name="P4"><text:tab/><text:span text:style-name="T2">g</text:span><text:span text:style-name="T1">abakedi</text:span> seu serviço</text:p>
      <text:p text:style-name="P4"/>
      <text:p text:style-name="P4">[Seite 54]</text:p>
      <text:p text:style-name="P4">[Spalte 2]</text:p>
      <text:p text:style-name="P4"/>
      <text:p text:style-name="P4"><text:span text:style-name="T2">g</text:span><text:span text:style-name="T1">abatiigi </text:span><text:span text:style-name="T2">g</text:span><text:span text:style-name="T1">abatico</text:span><text:tab/><text:span text:style-name="T4">subst masc</text:span> <text:span text:style-name="T1">seu erro</text:span></text:p>
      <text:p text:style-name="P4"><text:tab/><text:span text:style-name="T1">-batiigi</text:span> erro de</text:p>
      <text:p text:style-name="P4"/>
      <text:p text:style-name="P4"><text:span text:style-name="T2">g</text:span><text:span text:style-name="T1">abeyaca</text:span><text:span text:style-name="T2">g</text:span><text:span text:style-name="T1">ajegi </text:span><text:span text:style-name="T2">g</text:span><text:span text:style-name="T1">abeyaca</text:span><text:span text:style-name="T2">g</text:span><text:span text:style-name="T1">ajedi</text:span><text:tab/><text:span text:style-name="T4">subst masc</text:span> <text:span text:style-name="T1">1 seu defeito 2 sua mancha</text:span></text:p>
      <text:p text:style-name="P4"><text:tab/><text:span text:style-name="T1">-beyaca</text:span><text:span text:style-name="T2">g</text:span><text:span text:style-name="T1">ajegi</text:span> defeito de, mancha de</text:p>
      <text:p text:style-name="P4"/>
      <text:p text:style-name="P4"><text:span text:style-name="T2">g</text:span><text:span text:style-name="T1">abeyace</text:span><text:span text:style-name="T2">g</text:span><text:span text:style-name="T1">egi </text:span><text:span text:style-name="T2">g</text:span><text:span text:style-name="T1">abeyace</text:span><text:span text:style-name="T2">g</text:span><text:span text:style-name="T1">eco</text:span><text:tab/><text:span text:style-name="T4">subst masc</text:span> <text:span text:style-name="T1">seu mal</text:span></text:p>
      <text:p text:style-name="P4"><text:tab/><text:span text:style-name="T1">-beyace</text:span><text:span text:style-name="T2">g</text:span><text:span text:style-name="T1">egi</text:span> mal de ...</text:p>
      <text:p text:style-name="P4"/>
      <text:p text:style-name="P4"><text:span text:style-name="T2">g</text:span><text:span text:style-name="T1">abitagi </text:span><text:span text:style-name="T2">g</text:span><text:span text:style-name="T1">abitaka</text:span><text:tab/><text:span text:style-name="T4">subst masc</text:span> <text:span text:style-name="T1">seu osso</text:span></text:p>
      <text:p text:style-name="P4"><text:tab/><text:span text:style-name="T1">-bitagi</text:span> osso de</text:p>
      <text:p text:style-name="P4"/>
      <text:p text:style-name="P4"><text:span text:style-name="T2">g</text:span><text:span text:style-name="T1">abodigi</text:span><text:tab/><text:span text:style-name="T4">subst masc</text:span> <text:span text:style-name="T1">seu aviso, sua notícia</text:span></text:p>
      <text:p text:style-name="P4"><text:tab/><text:span text:style-name="T1">-bodigi</text:span> notícia de (possessor)</text:p>
      <text:p text:style-name="P4"/>
      <text:p text:style-name="P4"><text:span text:style-name="T2">g</text:span><text:span text:style-name="T1">aboi </text:span><text:span text:style-name="T2">g</text:span><text:span text:style-name="T1">aboilidi</text:span><text:tab/><text:span text:style-name="T4">subst masc</text:span> <text:span text:style-name="T1">sua comida</text:span></text:p>
      <text:p text:style-name="P4"><text:tab/><text:span text:style-name="T1">-boilidi</text:span> comida de</text:p>
      <text:p text:style-name="P4"/>
      <text:p text:style-name="P4"><text:span text:style-name="T2">g</text:span><text:span text:style-name="T1">aboona</text:span><text:span text:style-name="T2">g</text:span><text:span text:style-name="T1">adi </text:span><text:span text:style-name="T2">g</text:span><text:span text:style-name="T1">aboona</text:span><text:span text:style-name="T2">g</text:span><text:span text:style-name="T1">atedi</text:span><text:tab/><text:span text:style-name="T4">subst masc</text:span> <text:span text:style-name="T1">seu nome</text:span></text:p>
      <text:p text:style-name="P4"><text:tab/><text:span text:style-name="T1">-boona</text:span><text:span text:style-name="T2">g</text:span><text:span text:style-name="T1">adi</text:span> nome de</text:p>
      <text:p text:style-name="P4"/>
      <text:p text:style-name="P4">[Seite 55]</text:p>
      <text:p text:style-name="P4">[Spalte 1]</text:p>
      <text:p text:style-name="P4"/>
      <text:p text:style-name="P4"><text:span text:style-name="T2">g</text:span><text:span text:style-name="T1">aboonigi </text:span><text:span text:style-name="T2">g</text:span><text:span text:style-name="T1">aboona</text:span><text:span text:style-name="T2">g</text:span><text:span text:style-name="T1">a</text:span><text:tab/><text:span text:style-name="T4">subst masc</text:span> <text:span text:style-name="T1">1 sua oferta 2 seu presente</text:span></text:p>
      <text:p text:style-name="P4"><text:tab/><text:span text:style-name="T1">-boonigi</text:span> oferta de, presente de</text:p>
      <text:p text:style-name="P4"/>
      <text:p text:style-name="P4"><text:span text:style-name="T2">g</text:span><text:span text:style-name="T1">adaakatagi </text:span><text:span text:style-name="T2">g</text:span><text:span text:style-name="T1">adaakataka</text:span><text:tab/><text:span text:style-name="T4">subst masc</text:span> <text:span text:style-name="T1">sua despesa</text:span></text:p>
      <text:p text:style-name="P4"><text:tab/><text:span text:style-name="T1">laakatagi</text:span> despesa dele</text:p>
      <text:p text:style-name="P4"/>
      <text:p text:style-name="P4"><text:span text:style-name="T2">g</text:span><text:span text:style-name="T1">adaale</text:span><text:span text:style-name="T2">g</text:span><text:span text:style-name="T1">ena </text:span><text:span text:style-name="T2">g</text:span><text:span text:style-name="T1">adaale</text:span><text:span text:style-name="T2">g</text:span><text:span text:style-name="T1">enali</text:span><text:tab/><text:span text:style-name="T4">subst fem</text:span> <text:span text:style-name="T1">1 seu coração 2 sua coragem</text:span></text:p>
      <text:p text:style-name="P4"><text:tab/><text:span text:style-name="T1">laale</text:span><text:span text:style-name="T2">g</text:span><text:span text:style-name="T1">ena</text:span> coração dele</text:p>
      <text:p text:style-name="P4"><text:tab/><text:span text:style-name="T1">-aale</text:span><text:span text:style-name="T2">g</text:span><text:span text:style-name="T1">ena</text:span> coração, coragem de</text:p>
      <text:p text:style-name="P4"/>
      <text:p text:style-name="P4"><text:span text:style-name="T2">g</text:span><text:span text:style-name="T1">adaamipi</text:span><text:tab/><text:span text:style-name="T4">subst masc</text:span> <text:span text:style-name="T1">seus antepassados</text:span></text:p>
      <text:p text:style-name="P4"><text:tab/><text:span text:style-name="T1">laamipi</text:span> antepassados dele</text:p>
      <text:p text:style-name="P4"><text:soft-page-break/></text:p>
      <text:p text:style-name="P4"><text:span text:style-name="T2">g</text:span><text:span text:style-name="T1">adacilo </text:span><text:span text:style-name="T2">g</text:span><text:span text:style-name="T1">adacilodi</text:span><text:tab/><text:span text:style-name="T4">subst masc</text:span> <text:span text:style-name="T1">1 sua cabeça 2 seu chefe</text:span></text:p>
      <text:p text:style-name="P4"><text:tab/><text:span text:style-name="T1">lacilo</text:span> cabeça, chefe dele</text:p>
      <text:p text:style-name="P4"/>
      <text:p text:style-name="P4"><text:span text:style-name="T2">g</text:span><text:span text:style-name="T1">ada</text:span><text:span text:style-name="T2">g</text:span><text:span text:style-name="T1">alanigi </text:span><text:span text:style-name="T2">g</text:span><text:span text:style-name="T1">ada</text:span><text:span text:style-name="T2">g</text:span><text:span text:style-name="T1">alana</text:span><text:span text:style-name="T2">g</text:span><text:span text:style-name="T1">a</text:span><text:tab/><text:span text:style-name="T4">subst masc</text:span> <text:span text:style-name="T1">sua necessidade</text:span> você está passando por necessidade</text:p>
      <text:p text:style-name="P4"><text:tab/><text:span text:style-name="T1">la</text:span><text:span text:style-name="T2">g</text:span><text:span text:style-name="T1">alanigi</text:span> necessidade dele</text:p>
      <text:p text:style-name="P4"><text:tab/><text:span text:style-name="T1">-a</text:span><text:span text:style-name="T2">g</text:span><text:span text:style-name="T1">alanigi</text:span> necessidade de</text:p>
      <text:p text:style-name="P4"/>
      <text:p text:style-name="P4"><text:span text:style-name="T2">g</text:span><text:span text:style-name="T1">adakapetegi </text:span><text:span text:style-name="T2">g</text:span><text:span text:style-name="T1">adamapetedipi</text:span><text:tab/><text:span text:style-name="T4">subst masc</text:span> <text:span text:style-name="T1">seu inimigo</text:span> pessoa contra você</text:p>
      <text:p text:style-name="P4"><text:tab/><text:span text:style-name="T1">-akapetegi</text:span> inimigo de</text:p>
      <text:p text:style-name="P4"/>
      <text:p text:style-name="P4"><text:span text:style-name="T2">g</text:span><text:span text:style-name="T1">adalakena</text:span><text:span text:style-name="T2">g</text:span><text:span text:style-name="T1">ana</text:span><text:span text:style-name="T2">g</text:span><text:span text:style-name="T1">adi </text:span><text:span text:style-name="T2">g</text:span><text:span text:style-name="T1">adalakena</text:span><text:span text:style-name="T2">g</text:span><text:span text:style-name="T1">ana</text:span><text:span text:style-name="T2">g</text:span><text:span text:style-name="T1">atedi</text:span><text:tab/><text:span text:style-name="T4">subst masc</text:span> <text:span text:style-name="T1">seu cacete</text:span></text:p>
      <text:p text:style-name="P4"/>
      <text:p text:style-name="P4"><text:span text:style-name="T2">g</text:span><text:span text:style-name="T1">adamica</text:span><text:span text:style-name="T2">g</text:span><text:span text:style-name="T1">ajegi </text:span><text:span text:style-name="T2">g</text:span><text:span text:style-name="T1">adamica</text:span><text:span text:style-name="T2">g</text:span><text:span text:style-name="T1">ajedi</text:span><text:tab/><text:span text:style-name="T4">sub masc</text:span> <text:span text:style-name="T1">seu cisco</text:span></text:p>
      <text:p text:style-name="P4"><text:tab/><text:span text:style-name="T1">-a</text:span><text:span text:style-name="T2">g</text:span><text:span text:style-name="T1">amica</text:span><text:span text:style-name="T2">g</text:span><text:span text:style-name="T1">ajegi</text:span> cisco de</text:p>
      <text:p text:style-name="P4"><text:tab/><text:span text:style-name="T2">g</text:span><text:span text:style-name="T1">ada</text:span><text:span text:style-name="T2">g</text:span><text:span text:style-name="T1">amica</text:span><text:span text:style-name="T2">g</text:span><text:span text:style-name="T1">ajegi</text:span> seu cisco</text:p>
      <text:p text:style-name="P4"><text:tab/><text:span text:style-name="T1">la</text:span><text:span text:style-name="T2">g</text:span><text:span text:style-name="T1">amica</text:span><text:span text:style-name="T2">g</text:span><text:span text:style-name="T1">ajegi</text:span> cisco dele</text:p>
      <text:p text:style-name="P4"/>
      <text:p text:style-name="P4"><text:span text:style-name="T2">g</text:span><text:span text:style-name="T1">adate</text:span><text:span text:style-name="T2">g</text:span><text:span text:style-name="T1">egi</text:span><text:tab/><text:span text:style-name="T4">subst masc</text:span> <text:span text:style-name="T1">visto (seu)</text:span> ou encontra com você</text:p>
      <text:p text:style-name="P4"><text:tab/><text:span text:style-name="T1">-ateco</text:span><text:span text:style-name="T2">g</text:span><text:span text:style-name="T1">otee</text:span> congregar, ajuntar</text:p>
      <text:p text:style-name="P4"><text:tab/><text:span text:style-name="T2">g</text:span><text:span text:style-name="T1">odatece</text:span><text:span text:style-name="T2">g</text:span><text:span text:style-name="T1">egi</text:span> nosso encontro</text:p>
      <text:p text:style-name="P4"/>
      <text:p text:style-name="P4">[Seite 55]</text:p>
      <text:p text:style-name="P4">[Spalte 2]</text:p>
      <text:p text:style-name="P4"/>
      <text:p text:style-name="P4"><text:span text:style-name="T2">g</text:span><text:span text:style-name="T1">adatogo </text:span><text:span text:style-name="T2">g</text:span><text:span text:style-name="T1">adatogoli</text:span><text:tab/><text:span text:style-name="T4">subst fem</text:span> <text:span text:style-name="T1">seu barco</text:span></text:p>
      <text:p text:style-name="P4"><text:tab/><text:span text:style-name="T1">etogo</text:span> barco</text:p>
      <text:p text:style-name="P4"/>
      <text:p text:style-name="P4"><text:span text:style-name="T2">g</text:span><text:span text:style-name="T1">adaxawane</text:span><text:span text:style-name="T2">g</text:span><text:span text:style-name="T1">egi </text:span><text:span text:style-name="T2">g</text:span><text:span text:style-name="T1">adaxawane</text:span><text:span text:style-name="T2">g</text:span><text:span text:style-name="T1">eco</text:span><text:tab/><text:span text:style-name="T4">subst masc</text:span> <text:span text:style-name="T1">ajuda para você</text:span></text:p>
      <text:p text:style-name="P4"><text:tab/><text:span text:style-name="T1">-axawane</text:span><text:span text:style-name="T2">g</text:span><text:span text:style-name="T1">egi</text:span> ajuda para ...</text:p>
      <text:p text:style-name="P4"/>
      <text:p text:style-name="P4"><text:span text:style-name="T2">g</text:span><text:span text:style-name="T1">ade</text:span><text:span text:style-name="T2">g</text:span><text:span text:style-name="T1">ena</text:span><text:span text:style-name="T2">g</text:span><text:span text:style-name="T1">a</text:span><text:tab/><text:span text:style-name="T4">adj</text:span> <text:span text:style-name="T1">1 (você é) justo 2 (você é) reto</text:span></text:p>
      <text:p text:style-name="P4"><text:tab/><text:span text:style-name="T1">i</text:span><text:span text:style-name="T2">g</text:span><text:span text:style-name="T1">ena</text:span><text:span text:style-name="T2">g</text:span><text:span text:style-name="T1">a</text:span> justo, reto</text:p>
      <text:p text:style-name="P4"/>
      <text:p text:style-name="P4"><text:span text:style-name="T2">g</text:span><text:span text:style-name="T1">adéla</text:span><text:span text:style-name="T2">g</text:span><text:span text:style-name="T1">a</text:span><text:tab/><text:span text:style-name="T4">subst masc</text:span> <text:span text:style-name="T1">sua raiva</text:span></text:p>
      <text:p text:style-name="P4"><text:tab/><text:span text:style-name="T1">léla</text:span><text:span text:style-name="T2">g</text:span><text:span text:style-name="T1">a</text:span> raiva dele</text:p>
      <text:p text:style-name="P4"><text:tab/><text:span text:style-name="T1">-eli</text:span><text:span text:style-name="T2">g</text:span><text:span text:style-name="T1">ide</text:span> ficar com raiva</text:p>
      <text:p text:style-name="P4"/>
      <text:p text:style-name="P4"><text:span text:style-name="T2">g</text:span><text:span text:style-name="T1">adiate</text:span><text:span text:style-name="T2">g</text:span><text:span text:style-name="T1">egi </text:span><text:span text:style-name="T2">g</text:span><text:span text:style-name="T1">adiate</text:span><text:span text:style-name="T2">g</text:span><text:span text:style-name="T1">eco</text:span><text:tab/><text:span text:style-name="T4">subst masc</text:span> <text:span text:style-name="T1">saudade de você</text:span> minha saudade de você</text:p>
      <text:p text:style-name="P4"/>
      <text:p text:style-name="P4"><text:span text:style-name="T2">g</text:span><text:span text:style-name="T1">adigee</text:span><text:span text:style-name="T2">g</text:span><text:span text:style-name="T1">egi</text:span><text:tab/><text:span text:style-name="T4">subst</text:span> <text:span text:style-name="T1">pergunta para você</text:span></text:p>
      <text:p text:style-name="P4"><text:tab/><text:span text:style-name="T1">-ige</text:span> perguntar</text:p>
      <text:p text:style-name="P4"/>
      <text:p text:style-name="P4"><text:span text:style-name="T2">g</text:span><text:span text:style-name="T1">adii</text:span><text:span text:style-name="T2">g</text:span><text:span text:style-name="T1">ene</text:span><text:span text:style-name="T2">g</text:span><text:span text:style-name="T1">egi </text:span><text:span text:style-name="T2">g</text:span><text:span text:style-name="T1">adii</text:span><text:span text:style-name="T2">g</text:span><text:span text:style-name="T1">ene</text:span><text:span text:style-name="T2">g</text:span><text:span text:style-name="T1">eco</text:span><text:tab/><text:span text:style-name="T4">subst</text:span> <text:span text:style-name="T1">sua ordem</text:span> o que você manda</text:p>
      <text:p text:style-name="P4"/>
      <text:p text:style-name="P4"><text:span text:style-name="T2">g</text:span><text:span text:style-name="T1">adiodi</text:span><text:tab/><text:span text:style-name="T4">subst masc</text:span> <text:span text:style-name="T1">seu pai</text:span></text:p>
      <text:p text:style-name="P4"><text:tab/><text:span text:style-name="T1">-iodi</text:span> pai de</text:p>
      <text:p text:style-name="P4"/>
      <text:p text:style-name="P4"><text:span text:style-name="T2">g</text:span><text:span text:style-name="T1">adiodo</text:span><text:tab/><text:span text:style-name="T4">subst fem</text:span> <text:span text:style-name="T1">sua mãe</text:span></text:p>
      <text:p text:style-name="P4"><text:tab/><text:span text:style-name="T1">-iodo</text:span> mãe de</text:p>
      <text:p text:style-name="P4"/>
      <text:p text:style-name="P4"><text:span text:style-name="T2">g</text:span><text:span text:style-name="T1">aditewe</text:span><text:span text:style-name="T2">g</text:span><text:span text:style-name="T1">egi</text:span><text:tab/><text:span text:style-name="T4">subst</text:span> <text:span text:style-name="T1">tentativa</text:span></text:p>
      <text:p text:style-name="P4"><text:soft-page-break/></text:p>
      <text:p text:style-name="P4"><text:span text:style-name="T2">g</text:span><text:span text:style-name="T1">adixo</text:span><text:span text:style-name="T2">g</text:span><text:span text:style-name="T1">otagi </text:span><text:span text:style-name="T2">g</text:span><text:span text:style-name="T1">adixo</text:span><text:span text:style-name="T2">g</text:span><text:span text:style-name="T1">otaka</text:span><text:tab/><text:span text:style-name="T4">subst masc</text:span> <text:span text:style-name="T1">sua roça</text:span></text:p>
      <text:p text:style-name="P4"><text:tab/><text:span text:style-name="T1">-ixo</text:span><text:span text:style-name="T2">g</text:span><text:span text:style-name="T1">otagi</text:span> roça de</text:p>
      <text:p text:style-name="P4"><text:tab/><text:span text:style-name="T1">nixo</text:span><text:span text:style-name="T2">g</text:span><text:span text:style-name="T1">otagi</text:span> roça</text:p>
      <text:p text:style-name="P4"/>
      <text:p text:style-name="P4">[Seite 56]</text:p>
      <text:p text:style-name="P4">[Spalte 1]</text:p>
      <text:p text:style-name="P4"/>
      <text:p text:style-name="P4"><text:span text:style-name="T2">g</text:span><text:span text:style-name="T1">adoenatagi </text:span><text:span text:style-name="T2">g</text:span><text:span text:style-name="T1">adoenataka</text:span><text:tab/><text:span text:style-name="T4">subst masc</text:span> <text:span text:style-name="T1">seu serviço</text:span></text:p>
      <text:p text:style-name="P4"><text:tab/><text:span text:style-name="T1">loenatagi</text:span> serviço dele</text:p>
      <text:p text:style-name="P4"><text:tab/><text:span text:style-name="T1">-oe</text:span> fazer, arrumar, consertar</text:p>
      <text:p text:style-name="P4"/>
      <text:p text:style-name="P4"><text:span text:style-name="T2">g</text:span><text:span text:style-name="T1">ado</text:span><text:span text:style-name="T2">g</text:span><text:span text:style-name="T1">ee</text:span><text:span text:style-name="T2">g</text:span><text:span text:style-name="T1">egi</text:span><text:tab/><text:span text:style-name="T4">subst</text:span> <text:span text:style-name="T1">seu louvor, glória</text:span></text:p>
      <text:p text:style-name="P4"><text:tab/><text:span text:style-name="T1">yo</text:span><text:span text:style-name="T2">g</text:span><text:span text:style-name="T1">ee</text:span><text:span text:style-name="T2">g</text:span><text:span text:style-name="T1">egi</text:span> minha glória, louvor</text:p>
      <text:p text:style-name="P4"><text:tab/><text:span text:style-name="T1">-o</text:span><text:span text:style-name="T2">g</text:span><text:span text:style-name="T1">e(ta)</text:span> louvar</text:p>
      <text:p text:style-name="P4"/>
      <text:p text:style-name="P4"><text:span text:style-name="T2">g</text:span><text:span text:style-name="T1">ado</text:span><text:span text:style-name="T2">g</text:span><text:span text:style-name="T1">olokedi</text:span><text:tab/><text:span text:style-name="T4">subst</text:span> <text:span text:style-name="T1">seu desprezo</text:span></text:p>
      <text:p text:style-name="P4"><text:tab/><text:span text:style-name="T1">-o</text:span><text:span text:style-name="T2">g</text:span><text:span text:style-name="T1">olo(ta)</text:span> desprezar (ele)</text:p>
      <text:p text:style-name="P4"/>
      <text:p text:style-name="P4"><text:span text:style-name="T2">g</text:span><text:span text:style-name="T1">adoiigi </text:span><text:span text:style-name="T2">g</text:span><text:span text:style-name="T1">adoiigiwepodi</text:span><text:tab/><text:span text:style-name="T4">subst masc</text:span> <text:span text:style-name="T1">seu povo</text:span></text:p>
      <text:p text:style-name="P4"><text:tab/><text:span text:style-name="T1">-oiigi</text:span> povo de</text:p>
      <text:p text:style-name="P4"><text:tab/><text:span text:style-name="T1">noiigi</text:span> povo</text:p>
      <text:p text:style-name="P4"/>
      <text:p text:style-name="P4"><text:span text:style-name="T2">g</text:span><text:span text:style-name="T1">adota</text:span><text:span text:style-name="T2">g</text:span><text:span text:style-name="T1">a </text:span><text:span text:style-name="T2">g</text:span><text:span text:style-name="T1">adotaka</text:span><text:tab/><text:span text:style-name="T4">subst masc ou fem</text:span> <text:span text:style-name="T1">sua palavra</text:span></text:p>
      <text:p text:style-name="P4"><text:tab/><text:span text:style-name="T1">-ota</text:span><text:span text:style-name="T2">g</text:span><text:span text:style-name="T1">a</text:span> palavra de</text:p>
      <text:p text:style-name="P4"><text:tab/><text:span text:style-name="T1">-ota</text:span><text:span text:style-name="T2">g</text:span><text:span text:style-name="T1">a</text:span> dizer, falar</text:p>
      <text:p text:style-name="P4"><text:tab/><text:span text:style-name="T1">nota</text:span><text:span text:style-name="T2">g</text:span><text:span text:style-name="T1">a</text:span> palavra</text:p>
      <text:p text:style-name="P4"/>
      <text:p text:style-name="P4"><text:span text:style-name="T2">g</text:span><text:span text:style-name="T1">agegi</text:span><text:tab/><text:span text:style-name="T4">subst masc ou fem</text:span> <text:span text:style-name="T1">sua palavra ou promessa</text:span></text:p>
      <text:p text:style-name="P4"><text:tab/><text:span text:style-name="T2">g</text:span><text:span text:style-name="T1">adota</text:span><text:span text:style-name="T2">g</text:span><text:span text:style-name="T1">a</text:span> sua palavra</text:p>
      <text:p text:style-name="P4"><text:tab/><text:span text:style-name="T1">-gegi</text:span> promessa ou palavra de</text:p>
      <text:p text:style-name="P4"/>
      <text:p text:style-name="P4"><text:span text:style-name="T2">g</text:span><text:span text:style-name="T1">agiila</text:span><text:span text:style-name="T2">g</text:span><text:span text:style-name="T1">adi</text:span><text:tab/><text:span text:style-name="T4">subst masc</text:span> <text:span text:style-name="T1">sua bengala</text:span></text:p>
      <text:p text:style-name="P4"><text:tab/><text:span text:style-name="T1">-giila</text:span><text:span text:style-name="T2">g</text:span><text:span text:style-name="T1">adi</text:span> bengala de</text:p>
      <text:p text:style-name="P4"/>
      <text:p text:style-name="P4"><text:span text:style-name="T2">g</text:span><text:span text:style-name="T1">alaagedi </text:span><text:span text:style-name="T2">g</text:span><text:span text:style-name="T1">alaagetedipi</text:span><text:tab/><text:span text:style-name="T4">subst masc ou fem</text:span> <text:span text:style-name="T1">sua culpa, seu erro</text:span></text:p>
      <text:p text:style-name="P4"><text:tab/><text:span text:style-name="T1">laagedi</text:span> erro, culpa</text:p>
      <text:p text:style-name="P4"/>
      <text:p text:style-name="P4"><text:span text:style-name="T2">g</text:span><text:span text:style-name="T1">ala</text:span><text:span text:style-name="T2">g</text:span><text:span text:style-name="T1">a </text:span><text:span text:style-name="T2">g</text:span><text:span text:style-name="T1">aladi</text:span><text:tab/><text:span text:style-name="T4">adj</text:span> <text:span text:style-name="T1">difícil</text:span></text:p>
      <text:p text:style-name="P4"><text:tab/><text:span text:style-name="T2">g</text:span><text:span text:style-name="T1">ala</text:span><text:span text:style-name="T2">g</text:span><text:span text:style-name="T1">atibige</text:span> muito difícil</text:p>
      <text:p text:style-name="P4"/>
      <text:p text:style-name="P4"><text:span text:style-name="T2">g</text:span><text:span text:style-name="T1">alama</text:span><text:span text:style-name="T2">g</text:span><text:span text:style-name="T1">a </text:span><text:span text:style-name="T2">g</text:span><text:span text:style-name="T1">alama</text:span><text:span text:style-name="T2">g</text:span><text:span text:style-name="T1">atedi</text:span><text:tab/><text:span text:style-name="T4">subst masc</text:span> <text:span text:style-name="T1">ganço</text:span> pássaro</text:p>
      <text:p text:style-name="P4"/>
      <text:p text:style-name="P4"><text:span text:style-name="T2">g</text:span><text:span text:style-name="T1">alati </text:span><text:span text:style-name="T2">g</text:span><text:span text:style-name="T1">alatili</text:span><text:tab/><text:span text:style-name="T4">subst masc</text:span> <text:span text:style-name="T1">chuva de pedra</text:span></text:p>
      <text:p text:style-name="P4"><text:tab/><text:span text:style-name="T2">g</text:span><text:span text:style-name="T1">alatili-eloodoli</text:span> grande chuva de pedras</text:p>
      <text:p text:style-name="P4"/>
      <text:p text:style-name="P4">[Seite 56]</text:p>
      <text:p text:style-name="P4">[Spalte 2]</text:p>
      <text:p text:style-name="P4"/>
      <text:p text:style-name="P4"><text:span text:style-name="T2">g</text:span><text:span text:style-name="T1">alawadi</text:span><text:tab/><text:span text:style-name="T4">subst masc</text:span> <text:span text:style-name="T1">lugar seco</text:span> área que tem areia e pouco capim, p.ex. campo</text:p>
      <text:p text:style-name="P4"/>
      <text:p text:style-name="P4"><text:span text:style-name="T2">g</text:span><text:span text:style-name="T1">alecani </text:span><text:span text:style-name="T2">g</text:span><text:span text:style-name="T1">alecaxodi</text:span><text:tab/><text:span text:style-name="T4">subst fem</text:span> <text:span text:style-name="T1">veado</text:span> tipo pequeno</text:p>
      <text:p text:style-name="P4"><text:soft-page-break/><text:tab/><text:span text:style-name="T2">g</text:span><text:span text:style-name="T1">alecaniwa</text:span><text:span text:style-name="T2">g</text:span><text:span text:style-name="T1">a</text:span> tipo de veado maior</text:p>
      <text:p text:style-name="P4"/>
      <text:p text:style-name="P4"><text:span text:style-name="T2">g</text:span><text:span text:style-name="T1">alecaniwa</text:span><text:span text:style-name="T2">g</text:span><text:span text:style-name="T1">a </text:span><text:span text:style-name="T2">g</text:span><text:span text:style-name="T1">alecaniwadi</text:span><text:tab/><text:span text:style-name="T4">subst fem</text:span> <text:span text:style-name="T1">veado mateiro</text:span></text:p>
      <text:p text:style-name="P4"><text:tab/><text:span text:style-name="T2">g</text:span><text:span text:style-name="T1">alecani</text:span> veado menor</text:p>
      <text:p text:style-name="P4"/>
      <text:p text:style-name="P4"><text:span text:style-name="T2">g</text:span><text:span text:style-name="T1">aleta </text:span><text:span text:style-name="T2">g</text:span><text:span text:style-name="T1">aletali</text:span><text:tab/><text:span text:style-name="T4">subst fem</text:span> <text:span text:style-name="T1">garça</text:span> pássaro</text:p>
      <text:p text:style-name="P4"/>
      <text:p text:style-name="P4"><text:span text:style-name="T2">g</text:span><text:span text:style-name="T1">alewa</text:span><text:span text:style-name="T2">g</text:span><text:span text:style-name="T1">a </text:span><text:span text:style-name="T2">g</text:span><text:span text:style-name="T1">alewakatiidi</text:span><text:tab/><text:span text:style-name="T4">subst masc</text:span> <text:span text:style-name="T1">chama de fogo</text:span></text:p>
      <text:p text:style-name="P4"/>
      <text:p text:style-name="P4"><text:span text:style-name="T2">g</text:span><text:span text:style-name="T1">amiinigo </text:span><text:span text:style-name="T2">g</text:span><text:span text:style-name="T1">amixodi</text:span><text:tab/><text:span text:style-name="T4">subst masc</text:span> <text:span text:style-name="T1">carancho</text:span> pássaro</text:p>
      <text:p text:style-name="P4"/>
      <text:p text:style-name="P4"><text:span text:style-name="T2">g</text:span><text:span text:style-name="T1">amiinigo-ligexogo</text:span><text:tab/><text:span text:style-name="T4">subst masc</text:span> <text:span text:style-name="T1">carniceiro: espécie de marimondo</text:span></text:p>
      <text:p text:style-name="P4"/>
      <text:p text:style-name="P4"><text:span text:style-name="T2">g</text:span><text:span text:style-name="T1">anaalewe </text:span><text:span text:style-name="T2">g</text:span><text:span text:style-name="T1">anaaleweli</text:span><text:tab/><text:span text:style-name="T4">subst masc</text:span> <text:span text:style-name="T1">seu débito</text:span></text:p>
      <text:p text:style-name="P4"><text:tab/><text:span text:style-name="T1">-naalewe</text:span> débito de</text:p>
      <text:p text:style-name="P4"/>
      <text:p text:style-name="P4"><text:span text:style-name="T2">g</text:span><text:span text:style-name="T1">anaxawana</text:span><text:span text:style-name="T2">g</text:span><text:span text:style-name="T1">atito</text:span><text:span text:style-name="T2">g</text:span><text:span text:style-name="T1">odi</text:span><text:tab/><text:span text:style-name="T4">subst</text:span> <text:span text:style-name="T1">seu ajudante</text:span> usado às vezes na Bíblia para significar o Espírito Santo</text:p>
      <text:p text:style-name="P4"><text:tab/><text:span text:style-name="T2">g</text:span><text:span text:style-name="T1">onaxawana</text:span><text:span text:style-name="T2">g</text:span><text:span text:style-name="T1">atito</text:span><text:span text:style-name="T2">g</text:span><text:span text:style-name="T1">odi</text:span> nosso ajudante</text:p>
      <text:p text:style-name="P4"/>
      <text:p text:style-name="P4"><text:span text:style-name="T2">g</text:span><text:span text:style-name="T1">anebi </text:span><text:span text:style-name="T2">g</text:span><text:span text:style-name="T1">anepilidi</text:span><text:tab/><text:span text:style-name="T4">pro poss</text:span> <text:span text:style-name="T1">(seu)</text:span> usado no plural para significar seus bens</text:p>
      <text:p text:style-name="P4"><text:tab/><text:span text:style-name="T1">nebi</text:span> dele</text:p>
      <text:p text:style-name="P4"/>
      <text:p text:style-name="P4"><text:span text:style-name="T2">g</text:span><text:span text:style-name="T1">anebo </text:span><text:span text:style-name="T2">g</text:span><text:span text:style-name="T1">aneboli</text:span><text:tab/><text:span text:style-name="T4">subst masc</text:span> <text:span text:style-name="T1">bordão</text:span></text:p>
      <text:p text:style-name="P4"/>
      <text:p text:style-name="P4"><text:span text:style-name="T2">g</text:span><text:span text:style-name="T1">aneike</text:span><text:tab/><text:span text:style-name="T4">subst fem</text:span> <text:span text:style-name="T1">o que resta</text:span> um olho tirado, deixando um só</text:p>
      <text:p text:style-name="P4"/>
      <text:p text:style-name="P4"><text:span text:style-name="T2">g</text:span><text:span text:style-name="T1">anioxoa</text:span><text:tab/><text:span text:style-name="T4">subst masc</text:span> <text:span text:style-name="T1">seu irmão ou irmã</text:span></text:p>
      <text:p text:style-name="P4"><text:tab/><text:span text:style-name="T1">nioxoa</text:span> irmão ou irmã dele, dela</text:p>
      <text:p text:style-name="P4"/>
      <text:p text:style-name="P4">[Seite 57]</text:p>
      <text:p text:style-name="P4">[Spalte 1]</text:p>
      <text:p text:style-name="P4"/>
      <text:p text:style-name="P4"><text:span text:style-name="T2">g</text:span><text:span text:style-name="T1">anipena</text:span><text:span text:style-name="T2">g</text:span><text:span text:style-name="T1">adi</text:span><text:tab/><text:span text:style-name="T4">subst masc</text:span> <text:span text:style-name="T1">seu lugar de descanso</text:span></text:p>
      <text:p text:style-name="P4"><text:tab/><text:span text:style-name="T1">nipena</text:span><text:span text:style-name="T2">g</text:span><text:span text:style-name="T1">adi</text:span> lugar de descanço dele ou dela</text:p>
      <text:p text:style-name="P4"><text:tab/><text:span text:style-name="T1">-nipe(ti)</text:span> descansar</text:p>
      <text:p text:style-name="P4"/>
      <text:p text:style-name="P4"><text:span text:style-name="T2">g</text:span><text:span text:style-name="T1">anipene</text:span><text:span text:style-name="T2">g</text:span><text:span text:style-name="T1">egi</text:span><text:tab/><text:span text:style-name="T4">subst masc ou fem</text:span> <text:span text:style-name="T1">1 suas férias, descanso 2 seu descanso (não para dormir) 3 sua aposentadoria</text:span></text:p>
      <text:p text:style-name="P4"><text:tab/><text:span text:style-name="T1">-nipe(ti)</text:span> descansar</text:p>
      <text:p text:style-name="P4"><text:tab/><text:span text:style-name="T1">nipene</text:span><text:span text:style-name="T2">g</text:span><text:span text:style-name="T1">egi</text:span> férias dele, descanso</text:p>
      <text:p text:style-name="P4"/>
      <text:p text:style-name="P4"><text:span text:style-name="T2">g</text:span><text:span text:style-name="T1">ano</text:span><text:span text:style-name="T2">g</text:span><text:span text:style-name="T1">eedi </text:span><text:span text:style-name="T2">g</text:span><text:span text:style-name="T1">ano</text:span><text:span text:style-name="T2">g</text:span><text:span text:style-name="T1">etedi</text:span><text:tab/><text:span text:style-name="T4">subst masc</text:span> <text:span text:style-name="T1">presente, galardão, tesouro (seu)</text:span></text:p>
      <text:p text:style-name="P4"><text:tab/><text:span text:style-name="T1">no</text:span><text:span text:style-name="T2">g</text:span><text:span text:style-name="T1">eedi</text:span> galardão, tesouro, presente</text:p>
      <text:p text:style-name="P4"/>
      <text:p text:style-name="P4"><text:span text:style-name="T2">g</text:span><text:span text:style-name="T1">aotagi </text:span><text:span text:style-name="T2">g</text:span><text:span text:style-name="T1">aotaka </text:span><text:span text:style-name="T2">g</text:span><text:span text:style-name="T1">aotagipi</text:span><text:tab/><text:span text:style-name="T4">(ger) subst masc</text:span> <text:span text:style-name="T1">seu servo</text:span></text:p>
      <text:p text:style-name="P4"><text:tab/><text:span text:style-name="T2">g</text:span><text:span text:style-name="T1">aota</text:span> <text:span text:style-name="T4">(forma fem)</text:span></text:p>
      <text:p text:style-name="P4"><text:tab/><text:span text:style-name="T1">niotagi</text:span> servo</text:p>
      <text:p text:style-name="P4"/>
      <text:p text:style-name="P4"><text:span text:style-name="T2">g</text:span><text:span text:style-name="T1">apeenigo </text:span><text:span text:style-name="T2">g</text:span><text:span text:style-name="T1">apeenigoli</text:span><text:tab/><text:span text:style-name="T4">subst fem</text:span> <text:span text:style-name="T1">piuva</text:span> árvore</text:p>
      <text:p text:style-name="P4"/>
      <text:p text:style-name="P4"><text:span text:style-name="T2">g</text:span><text:span text:style-name="T1">apilece</text:span><text:span text:style-name="T2">g</text:span><text:span text:style-name="T1">e</text:span><text:tab/><text:span text:style-name="T4">subst masc</text:span> <text:span text:style-name="T1">1 ferro 2 sino</text:span></text:p>
      <text:p text:style-name="P4"><text:soft-page-break/><text:tab/><text:span text:style-name="T1">na</text:span><text:span text:style-name="T2">g</text:span><text:span text:style-name="T1">apilece</text:span><text:span text:style-name="T2">g</text:span><text:span text:style-name="T1">e</text:span> ferro dele</text:p>
      <text:p text:style-name="P4"/>
      <text:p text:style-name="P4"><text:span text:style-name="T2">g</text:span><text:span text:style-name="T1">apiilo</text:span><text:span text:style-name="T2">g</text:span><text:span text:style-name="T1">o </text:span><text:span text:style-name="T2">g</text:span><text:span text:style-name="T1">apiilo</text:span><text:span text:style-name="T2">g</text:span><text:span text:style-name="T1">otedi</text:span><text:tab/><text:span text:style-name="T4">subst masc</text:span> <text:span text:style-name="T1">bagre</text:span> peixe sem escamas</text:p>
      <text:p text:style-name="P4"><text:tab/><text:span text:style-name="T1">walokeni</text:span> outro tipo de bagre</text:p>
      <text:p text:style-name="P4"/>
      <text:p text:style-name="P4"><text:span text:style-name="T2">g</text:span><text:span text:style-name="T1">apokolo</text:span><text:span text:style-name="T2">g</text:span><text:span text:style-name="T1">olo </text:span><text:span text:style-name="T2">g</text:span><text:span text:style-name="T1">apokolo</text:span><text:span text:style-name="T2">g</text:span><text:span text:style-name="T1">odi</text:span><text:tab/><text:span text:style-name="T4">subst masc</text:span> <text:span text:style-name="T1">tuiuiu</text:span> ave, símbolo de Mato Grosso Sul</text:p>
      <text:p text:style-name="P4"/>
      <text:p text:style-name="P4"><text:span text:style-name="T2">g</text:span><text:span text:style-name="T1">atá </text:span><text:span text:style-name="T2">g</text:span><text:span text:style-name="T1">atalidi</text:span><text:tab/><text:span text:style-name="T4">subst fem</text:span> <text:span text:style-name="T1">seu fruto</text:span></text:p>
      <text:p text:style-name="P4"/>
      <text:p text:style-name="P4"><text:span text:style-name="T2">g</text:span><text:span text:style-name="T1">atanigijegi</text:span><text:tab/><text:span text:style-name="T4">subst fem</text:span> <text:span text:style-name="T1">sua planta</text:span></text:p>
      <text:p text:style-name="P4"/>
      <text:p text:style-name="P4"><text:span text:style-name="T2">g</text:span><text:span text:style-name="T1">atepa</text:span><text:span text:style-name="T2">g</text:span><text:span text:style-name="T1">a </text:span><text:span text:style-name="T2">g</text:span><text:span text:style-name="T1">atepadi</text:span><text:tab/><text:span text:style-name="T4">subst fem</text:span> <text:span text:style-name="T1">pacu</text:span> tipo de peixe</text:p>
      <text:p text:style-name="P4"/>
      <text:p text:style-name="P4"><text:span text:style-name="T2">g</text:span><text:span text:style-name="T1">atica</text:span><text:span text:style-name="T2">g</text:span><text:span text:style-name="T1">a </text:span><text:span text:style-name="T2">g</text:span><text:span text:style-name="T1">atica</text:span><text:span text:style-name="T2">g</text:span><text:span text:style-name="T1">atedi</text:span><text:tab/><text:span text:style-name="T4">subst fem</text:span> <text:span text:style-name="T1">rato</text:span></text:p>
      <text:p text:style-name="P4"/>
      <text:p text:style-name="P4">[Seite 57]</text:p>
      <text:p text:style-name="P4">[Spalte 2]</text:p>
      <text:p text:style-name="P4"/>
      <text:p text:style-name="P4"><text:span text:style-name="T2">g</text:span><text:span text:style-name="T1">ati</text:span><text:span text:style-name="T2">g</text:span><text:span text:style-name="T1">a </text:span><text:span text:style-name="T2">g</text:span><text:span text:style-name="T1">atiadi</text:span><text:tab/><text:span text:style-name="T4">subst fem</text:span> <text:span text:style-name="T1">caititu</text:span> porco do mato que não é queixada</text:p>
      <text:p text:style-name="P4"/>
      <text:p text:style-name="P4"><text:span text:style-name="T2">g</text:span><text:span text:style-name="T1">ati</text:span><text:span text:style-name="T2">g</text:span><text:span text:style-name="T1">alegi </text:span><text:span text:style-name="T2">g</text:span><text:span text:style-name="T1">adi</text:span><text:span text:style-name="T2">g</text:span><text:span text:style-name="T1">aledi</text:span><text:tab/><text:span text:style-name="T4">subst</text:span> <text:span text:style-name="T1">epilético</text:span></text:p>
      <text:p text:style-name="P4"><text:tab/><text:span text:style-name="T2">g</text:span><text:span text:style-name="T1">ati</text:span><text:span text:style-name="T2">g</text:span><text:span text:style-name="T1">alo</text:span> <text:span text:style-name="T4">(forma fem)</text:span></text:p>
      <text:p text:style-name="P4"/>
      <text:p text:style-name="P4"><text:span text:style-name="T2">g</text:span><text:span text:style-name="T1">atiwa</text:span><text:span text:style-name="T2">g</text:span><text:span text:style-name="T1">atakane</text:span><text:span text:style-name="T2">g</text:span><text:span text:style-name="T1">egi </text:span><text:span text:style-name="T2">g</text:span><text:span text:style-name="T1">atiwa</text:span><text:span text:style-name="T2">g</text:span><text:span text:style-name="T1">atakane</text:span><text:span text:style-name="T2">g</text:span><text:span text:style-name="T1">eco</text:span><text:tab/><text:span text:style-name="T4">subst masc</text:span> <text:span text:style-name="T1">sua fé, confiança</text:span></text:p>
      <text:p text:style-name="P4"><text:tab/><text:span text:style-name="T1">etiwa</text:span><text:span text:style-name="T2">g</text:span><text:span text:style-name="T1">anatakane</text:span><text:span text:style-name="T2">g</text:span><text:span text:style-name="T1">egi</text:span> fé dele</text:p>
      <text:p text:style-name="P4"/>
      <text:p text:style-name="P4"><text:span text:style-name="T2">g</text:span><text:span text:style-name="T1">atodi </text:span><text:span text:style-name="T2">g</text:span><text:span text:style-name="T1">atotitedi</text:span><text:tab/><text:span text:style-name="T4">subst masc</text:span> <text:span text:style-name="T1">tucano</text:span> pássaro</text:p>
      <text:p text:style-name="P4"/>
      <text:p text:style-name="P4"><text:span text:style-name="T2">g</text:span><text:span text:style-name="T1">awai </text:span><text:span text:style-name="T2">g</text:span><text:span text:style-name="T1">awailidi</text:span><text:tab/><text:span text:style-name="T4">loc</text:span> <text:span text:style-name="T1">seu lado, parte</text:span></text:p>
      <text:p text:style-name="P4"><text:tab/><text:span text:style-name="T1">liwai</text:span> lado ou parte dele</text:p>
      <text:p text:style-name="P4"/>
      <text:p text:style-name="P4"><text:span text:style-name="T2">g</text:span><text:span text:style-name="T1">awatece </text:span><text:span text:style-name="T2">g</text:span><text:span text:style-name="T1">awateceli</text:span><text:tab/><text:span text:style-name="T4">subst fem</text:span> <text:span text:style-name="T1">sua canoa</text:span></text:p>
      <text:p text:style-name="P4"><text:tab/><text:span text:style-name="T1">liwatece</text:span> canoa dele</text:p>
      <text:p text:style-name="P4"/>
      <text:p text:style-name="P4"><text:span text:style-name="T2">g</text:span><text:span text:style-name="T1">aweenigi </text:span><text:span text:style-name="T2">g</text:span><text:span text:style-name="T1">aweena</text:span><text:span text:style-name="T2">g</text:span><text:span text:style-name="T1">a</text:span><text:tab/><text:span text:style-name="T4">subst masc</text:span> <text:span text:style-name="T1">1 refeição 2 comida</text:span></text:p>
      <text:p text:style-name="P4"><text:tab/><text:span text:style-name="T1">-weenigi</text:span> comida de</text:p>
      <text:p text:style-name="P4"/>
      <text:p text:style-name="P4"><text:span text:style-name="T2">g</text:span><text:span text:style-name="T1">aweladi </text:span><text:span text:style-name="T2">g</text:span><text:span text:style-name="T1">awelatedi</text:span><text:tab/><text:span text:style-name="T4">subst masc</text:span> <text:span text:style-name="T1">suas sandálias</text:span></text:p>
      <text:p text:style-name="P4"/>
      <text:p text:style-name="P4"><text:span text:style-name="T2">g</text:span><text:span text:style-name="T1">awi</text:span><text:span text:style-name="T2">g</text:span><text:span text:style-name="T1">adi </text:span><text:span text:style-name="T2">g</text:span><text:span text:style-name="T1">awikatedi</text:span><text:tab/><text:span text:style-name="T4">pro poss</text:span> <text:span text:style-name="T1">de você </text:span><text:span text:style-name="T2">g</text:span><text:span text:style-name="T1">awikate</text:span><text:tab/><text:span text:style-name="T4">(forma fem)</text:span> usado com uns animais como cavalo, cachorro</text:p>
      <text:p text:style-name="P4"><text:tab/><text:span text:style-name="T1">-wi</text:span><text:span text:style-name="T2">g</text:span><text:span text:style-name="T1">adi</text:span> possessão de</text:p>
      <text:p text:style-name="P4"/>
      <text:p text:style-name="P4"><text:span text:style-name="T2">g</text:span><text:span text:style-name="T1">awilogojegi </text:span><text:span text:style-name="T2">g</text:span><text:span text:style-name="T1">awilogojedi</text:span><text:tab/><text:span text:style-name="T4">subst masc</text:span> <text:span text:style-name="T1">seu prisioneiro</text:span></text:p>
      <text:p text:style-name="P4"><text:tab/><text:span text:style-name="T1">liwilogojegi</text:span> prisioneiro dele</text:p>
      <text:p text:style-name="P4"><text:tab/><text:span text:style-name="T1">-niwilo</text:span> prender, amarrar</text:p>
      <text:p text:style-name="P4"><text:tab/><text:span text:style-name="T2">g</text:span><text:span text:style-name="T1">aniwilogojegi</text:span> seu prisioniero</text:p>
      <text:p text:style-name="P4"/>
      <text:p text:style-name="P4"><text:span text:style-name="T2">g</text:span><text:span text:style-name="T1">awinigi</text:span><text:tab/><text:span text:style-name="T4">subst masc</text:span> <text:span text:style-name="T1">seu padrão, modelo</text:span></text:p>
      <text:p text:style-name="P4"><text:tab/><text:span text:style-name="T1">liwinigi</text:span> padrão, modelo dele</text:p>
      <text:p text:style-name="P4"/>
      <text:p text:style-name="P4">[Seite 58]</text:p>
      <text:p text:style-name="P4"><text:soft-page-break/>[Spalte 1]</text:p>
      <text:p text:style-name="P4"/>
      <text:p text:style-name="P4"><text:span text:style-name="T2">g</text:span><text:span text:style-name="T1">axoke </text:span><text:span text:style-name="T2">g</text:span><text:span text:style-name="T1">axokeli, </text:span><text:span text:style-name="T2">g</text:span><text:span text:style-name="T1">axokitedi</text:span><text:tab/><text:span text:style-name="T4">subst fem</text:span> <text:span text:style-name="T1">lobinho</text:span></text:p>
      <text:p text:style-name="P4"/>
      <text:p text:style-name="P4"><text:span text:style-name="T2">g</text:span><text:span text:style-name="T1">axomexe </text:span><text:span text:style-name="T2">g</text:span><text:span text:style-name="T1">axomexedi, </text:span><text:span text:style-name="T2">g</text:span><text:span text:style-name="T1">axomexeli</text:span><text:tab/><text:span text:style-name="T4">subst fem</text:span> <text:span text:style-name="T1">aroeira</text:span> árvore</text:p>
      <text:p text:style-name="P4"/>
      <text:p text:style-name="P4"><text:span text:style-name="T2">g</text:span><text:span text:style-name="T1">inogo </text:span><text:span text:style-name="T2">g</text:span><text:span text:style-name="T1">inodi</text:span><text:tab/><text:span text:style-name="T4">subst masc</text:span> <text:span text:style-name="T1">prata</text:span></text:p>
      <text:p text:style-name="P4"><text:tab/><text:span text:style-name="T2">g</text:span><text:span text:style-name="T1">ani</text:span><text:span text:style-name="T2">g</text:span><text:span text:style-name="T1">ino</text:span><text:span text:style-name="T2">g</text:span><text:span text:style-name="T1">o</text:span> prata (sua)</text:p>
      <text:p text:style-name="P4"/>
      <text:p text:style-name="P4"><text:span text:style-name="T2">g</text:span><text:span text:style-name="T1">obaa</text:span><text:span text:style-name="T2">g</text:span><text:span text:style-name="T1">adi </text:span><text:span text:style-name="T2">g</text:span><text:span text:style-name="T1">obaa</text:span><text:span text:style-name="T2">g</text:span><text:span text:style-name="T1">atedi</text:span><text:tab/><text:span text:style-name="T4">subst masc ou fem</text:span> <text:span text:style-name="T1">1 nossa mão direita 2 lado direito</text:span></text:p>
      <text:p text:style-name="P4"><text:tab/><text:span text:style-name="T2">g</text:span><text:span text:style-name="T1">onimagijegi</text:span> nossa mão esquerda</text:p>
      <text:p text:style-name="P4"><text:tab/><text:span text:style-name="T1">-baa</text:span><text:span text:style-name="T2">g</text:span><text:span text:style-name="T1">adi</text:span> mão de</text:p>
      <text:p text:style-name="P4"/>
      <text:p text:style-name="P4"><text:span text:style-name="T2">g</text:span><text:span text:style-name="T1">obakajetegi</text:span><text:tab/><text:span text:style-name="T4">subst masc</text:span> <text:span text:style-name="T1">produto ou fruto de nosso serviço</text:span> p.ex. peixe pegado</text:p>
      <text:p text:style-name="P4"><text:tab/><text:span text:style-name="T1">libakajetegi</text:span> produto ou fruto do serviço dele</text:p>
      <text:p text:style-name="P4"/>
      <text:p text:style-name="P4"><text:span text:style-name="T2">g</text:span><text:span text:style-name="T1">obato</text:span><text:tab/><text:span text:style-name="T4">subst fem</text:span> <text:span text:style-name="T1">nossa tampa (de buraco)</text:span> usado em mitologia Kadiwéu para significar a tampa do buraco de onde eles sairam no início</text:p>
      <text:p text:style-name="P4"><text:tab/><text:span text:style-name="T1">libato</text:span> tampa do buraco dele</text:p>
      <text:p text:style-name="P4"><text:tab/><text:span text:style-name="T1">-nibatoo</text:span> fechar</text:p>
      <text:p text:style-name="P4"/>
      <text:p text:style-name="P4"><text:span text:style-name="T2">g</text:span><text:span text:style-name="T1">obeleeno</text:span><text:span text:style-name="T2">g</text:span><text:span text:style-name="T1">odi </text:span><text:span text:style-name="T2">g</text:span><text:span text:style-name="T1">obeleeno</text:span><text:span text:style-name="T2">g</text:span><text:span text:style-name="T1">otedi</text:span><text:tab/><text:span text:style-name="T4">subst masc</text:span> <text:span text:style-name="T1">jararaca</text:span> cobra</text:p>
      <text:p text:style-name="P4"/>
      <text:p text:style-name="P4"><text:span text:style-name="T2">g</text:span><text:span text:style-name="T1">obeyaca</text:span><text:span text:style-name="T2">g</text:span><text:span text:style-name="T1">adi</text:span><text:tab/><text:span text:style-name="T4">subst</text:span> <text:span text:style-name="T1">lugar onde estragou nossa coisa</text:span></text:p>
      <text:p text:style-name="P4"><text:tab/><text:span text:style-name="T1">beyagi</text:span> mal, ruim</text:p>
      <text:p text:style-name="P4"/>
      <text:p text:style-name="P4"><text:span text:style-name="T2">g</text:span><text:span text:style-name="T1">obiniigi </text:span><text:span text:style-name="T2">g</text:span><text:span text:style-name="T1">obinico</text:span><text:tab/><text:span text:style-name="T4">subst masc</text:span> <text:span text:style-name="T1">1 nossa maravilha 2 nossa milagre</text:span></text:p>
      <text:p text:style-name="P4"><text:tab/><text:span text:style-name="T1">-biniigi</text:span> maravilha de</text:p>
      <text:p text:style-name="P4"><text:tab/><text:span text:style-name="T1">nibiniigi</text:span> maravilha</text:p>
      <text:p text:style-name="P4"/>
      <text:p text:style-name="P4"><text:span text:style-name="T2">g</text:span><text:span text:style-name="T1">obiogo </text:span><text:span text:style-name="T2">g</text:span><text:span text:style-name="T1">obiko</text:span><text:tab/><text:span text:style-name="T4">subst masc</text:span> <text:span text:style-name="T1">1 nossa comida feita com tempero, óleo de cozinha 2 nossa graxa para lubrificar</text:span></text:p>
      <text:p text:style-name="P4"><text:tab/><text:span text:style-name="T1">-biogo</text:span> comida temperada</text:p>
      <text:p text:style-name="P4"/>
      <text:p text:style-name="P4">[Seite 58]</text:p>
      <text:p text:style-name="P4">[Spalte 2]</text:p>
      <text:p text:style-name="P4"/>
      <text:p text:style-name="P4"><text:span text:style-name="T2">g</text:span><text:span text:style-name="T1">obodigi </text:span><text:span text:style-name="T2">g</text:span><text:span text:style-name="T1">obodicetedi</text:span><text:tab/><text:span text:style-name="T4">subst masc</text:span> <text:span text:style-name="T1">nossa notícia</text:span> feita para nós</text:p>
      <text:p text:style-name="P4"><text:tab/><text:span text:style-name="T1">-bodigi</text:span> notícia ou anúncio de</text:p>
      <text:p text:style-name="P4"/>
      <text:p text:style-name="P4"><text:span text:style-name="T2">g</text:span><text:span text:style-name="T1">oboli</text:span><text:span text:style-name="T2">g</text:span><text:span text:style-name="T1">a</text:span><text:tab/><text:span text:style-name="T4">subst</text:span> <text:span text:style-name="T1">uma vergonha para nós</text:span> p.ex. por causa de falha para suprir algo</text:p>
      <text:p text:style-name="P4"><text:tab/><text:span text:style-name="T1">-boli</text:span><text:span text:style-name="T2">g</text:span><text:span text:style-name="T1">a</text:span> vergonha de</text:p>
      <text:p text:style-name="P4"><text:tab/><text:span text:style-name="T1">niboli</text:span><text:span text:style-name="T2">g</text:span><text:span text:style-name="T1">a</text:span> vergonha</text:p>
      <text:p text:style-name="P4"/>
      <text:p text:style-name="P4"><text:span text:style-name="T2">g</text:span><text:span text:style-name="T1">ocidi </text:span><text:span text:style-name="T2">g</text:span><text:span text:style-name="T1">ocitiogi</text:span><text:tab/><text:span text:style-name="T4">adv temp ou loc</text:span> <text:span text:style-name="T1">1 tarde, à tarde 2 oeste</text:span></text:p>
      <text:p text:style-name="P4"><text:tab/><text:span text:style-name="T5">awi-ii</text:span><text:span text:style-name="T4"> (fala da mulher)</text:span></text:p>
      <text:p text:style-name="P4"/>
      <text:p text:style-name="P4"><text:span text:style-name="T2">g</text:span><text:span text:style-name="T1">ocila</text:span><text:span text:style-name="T2">g</text:span><text:span text:style-name="T1">adi</text:span><text:tab/><text:span text:style-name="T4">subst masc</text:span> <text:span text:style-name="T1">fumaça</text:span></text:p>
      <text:p text:style-name="P4"><text:tab/><text:span text:style-name="T1">lo</text:span><text:span text:style-name="T2">g</text:span><text:span text:style-name="T1">ocila</text:span><text:span text:style-name="T2">g</text:span><text:span text:style-name="T1">adi</text:span> fumaça dele</text:p>
      <text:p text:style-name="P4"/>
      <text:p text:style-name="P4"><text:span text:style-name="T2">g</text:span><text:span text:style-name="T1">odaakegi</text:span><text:tab/><text:span text:style-name="T4">subst masc ou fem</text:span> <text:span text:style-name="T1">nosso fim</text:span></text:p>
      <text:p text:style-name="P4"><text:tab/><text:span text:style-name="T3">g</text:span><text:span text:style-name="T5">oda-aa</text:span><text:span text:style-name="T3">g</text:span><text:span text:style-name="T5">a</text:span><text:span text:style-name="T4"> (fala da mulher)</text:span></text:p>
      <text:p text:style-name="P4"><text:soft-page-break/></text:p>
      <text:p text:style-name="P4"><text:span text:style-name="T2">g</text:span><text:span text:style-name="T1">odaamipi</text:span><text:tab/><text:span text:style-name="T4">subst fem</text:span> <text:span text:style-name="T1">nossos antepassados</text:span></text:p>
      <text:p text:style-name="P4"/>
      <text:p text:style-name="P4"><text:span text:style-name="T2">g</text:span><text:span text:style-name="T1">odaboca</text:span><text:span text:style-name="T2">g</text:span><text:span text:style-name="T1">a</text:span><text:tab/><text:span text:style-name="T4">subst masc</text:span> <text:span text:style-name="T1">nossa fraqueza</text:span> devido à enfermidade</text:p>
      <text:p text:style-name="P4"><text:tab/><text:span text:style-name="T1">naboca</text:span><text:span text:style-name="T2">g</text:span><text:span text:style-name="T1">a</text:span> fraqueza, enfermidade</text:p>
      <text:p text:style-name="P4"><text:tab/><text:span text:style-name="T1">-boca</text:span><text:span text:style-name="T2">g</text:span><text:span text:style-name="T1">a</text:span> fraqueza de</text:p>
      <text:p text:style-name="P4"/>
      <text:p text:style-name="P4"><text:span text:style-name="T2">g</text:span><text:span text:style-name="T1">odacilo </text:span><text:span text:style-name="T2">g</text:span><text:span text:style-name="T1">odacilodi</text:span><text:tab/><text:span text:style-name="T4">subst masc</text:span> <text:span text:style-name="T1">1 nossa cabeça 2 nosso chefe</text:span></text:p>
      <text:p text:style-name="P4"><text:tab/><text:span text:style-name="T1">-acilo</text:span> cabeça de</text:p>
      <text:p text:style-name="P4"/>
      <text:p text:style-name="P4"><text:span text:style-name="T2">g</text:span><text:span text:style-name="T1">odadone</text:span><text:span text:style-name="T2">g</text:span><text:span text:style-name="T1">egi</text:span><text:tab/><text:span text:style-name="T4">subst masc</text:span> <text:span text:style-name="T1">nosso casamento</text:span></text:p>
      <text:p text:style-name="P4"><text:tab/><text:span text:style-name="T1">-adone</text:span><text:span text:style-name="T2">g</text:span><text:span text:style-name="T1">egi</text:span> casamento de</text:p>
      <text:p text:style-name="P4"><text:tab/><text:span text:style-name="T1">nadone</text:span><text:span text:style-name="T2">g</text:span><text:span text:style-name="T1">egi</text:span> casamento</text:p>
      <text:p text:style-name="P4"><text:tab/><text:span text:style-name="T1">-ada</text:span> casar-se</text:p>
      <text:p text:style-name="P4"/>
      <text:p text:style-name="P4"><text:span text:style-name="T2">g</text:span><text:span text:style-name="T1">oda</text:span><text:span text:style-name="T2">g</text:span><text:span text:style-name="T1">amala</text:span><text:span text:style-name="T2">g</text:span><text:span text:style-name="T1">a </text:span><text:span text:style-name="T2">g</text:span><text:span text:style-name="T1">oda</text:span><text:span text:style-name="T2">g</text:span><text:span text:style-name="T1">amale</text:span><text:span text:style-name="T2">g</text:span><text:span text:style-name="T1">eco</text:span><text:tab/><text:span text:style-name="T4">subst masc</text:span> <text:span text:style-name="T1">nossa fraqueza</text:span> falta de força</text:p>
      <text:p text:style-name="P4"><text:tab/><text:span text:style-name="T1">-a</text:span><text:span text:style-name="T2">g</text:span><text:span text:style-name="T1">amala</text:span><text:span text:style-name="T2">g</text:span><text:span text:style-name="T1">e</text:span> fraqueza de</text:p>
      <text:p text:style-name="P4"/>
      <text:p text:style-name="P4">[Seite 59]</text:p>
      <text:p text:style-name="P4">[Spalte 1]</text:p>
      <text:p text:style-name="P4"/>
      <text:p text:style-name="P4"><text:span text:style-name="T2">g</text:span><text:span text:style-name="T1">odakatigi </text:span><text:span text:style-name="T2">g</text:span><text:span text:style-name="T1">odakata</text:span><text:span text:style-name="T2">g</text:span><text:span text:style-name="T1">a</text:span><text:tab/><text:span text:style-name="T4">subst masc</text:span> <text:span text:style-name="T1">1 nosso jeito 2 nossa maneira 3 nosso hábito</text:span></text:p>
      <text:p text:style-name="P4"><text:tab/><text:span text:style-name="T1">-akatigi</text:span> maneira de viver, hábito ou costume de, modo, jeito de</text:p>
      <text:p text:style-name="P4"/>
      <text:p text:style-name="P4"><text:span text:style-name="T2">g</text:span><text:span text:style-name="T1">odakeedi </text:span><text:span text:style-name="T2">g</text:span><text:span text:style-name="T1">odaketedi</text:span><text:tab/><text:span text:style-name="T4">subst masc</text:span> <text:span text:style-name="T1">piolho</text:span></text:p>
      <text:p text:style-name="P4"/>
      <text:p text:style-name="P4"><text:span text:style-name="T2">g</text:span><text:span text:style-name="T1">odala</text:span><text:span text:style-name="T2">g</text:span><text:span text:style-name="T1">ate </text:span><text:span text:style-name="T2">g</text:span><text:span text:style-name="T1">odala</text:span><text:span text:style-name="T2">g</text:span><text:span text:style-name="T1">ateli</text:span><text:tab/><text:span text:style-name="T4">subst fem</text:span> <text:span text:style-name="T1">nossa subida</text:span></text:p>
      <text:p text:style-name="P4"><text:tab/><text:span text:style-name="T1">-ala</text:span><text:span text:style-name="T2">g</text:span><text:span text:style-name="T1">ate</text:span> subir</text:p>
      <text:p text:style-name="P4"/>
      <text:p text:style-name="P4"><text:span text:style-name="T2">g</text:span><text:span text:style-name="T1">odalata</text:span><text:span text:style-name="T2">g</text:span><text:span text:style-name="T1">ane</text:span><text:span text:style-name="T2">g</text:span><text:span text:style-name="T1">egi</text:span><text:tab/><text:span text:style-name="T4">subst</text:span> <text:span text:style-name="T1">nosso divórcio ou separação</text:span></text:p>
      <text:p text:style-name="P4"><text:tab/><text:span text:style-name="T1">-alata</text:span><text:span text:style-name="T2">g</text:span><text:span text:style-name="T1">a</text:span> separar de, divorciar</text:p>
      <text:p text:style-name="P4"><text:tab/><text:span text:style-name="T1">nalata</text:span><text:span text:style-name="T2">g</text:span><text:span text:style-name="T1">ane</text:span><text:span text:style-name="T2">g</text:span><text:span text:style-name="T1">egi</text:span> divórcio, separação</text:p>
      <text:p text:style-name="P4"/>
      <text:p text:style-name="P4"><text:span text:style-name="T2">g</text:span><text:span text:style-name="T1">odalatigi </text:span><text:span text:style-name="T2">g</text:span><text:span text:style-name="T1">odalata</text:span><text:span text:style-name="T2">g</text:span><text:span text:style-name="T1">a</text:span><text:tab/><text:span text:style-name="T4">subst masc ou fem</text:span> <text:span text:style-name="T1">lixo, coisa jogada ou esquecida</text:span> pertence a nós</text:p>
      <text:p text:style-name="P4"/>
      <text:p text:style-name="P4"><text:span text:style-name="T2">g</text:span><text:span text:style-name="T1">odalokegi</text:span><text:tab/><text:span text:style-name="T4">subst masc</text:span> <text:span text:style-name="T1">nossa brincadeira</text:span> não brincadeira de criança, mas brincando com pessoas</text:p>
      <text:p text:style-name="P4"><text:tab/><text:span text:style-name="T1">laloce</text:span><text:span text:style-name="T2">g</text:span><text:span text:style-name="T1">egi</text:span> festa</text:p>
      <text:p text:style-name="P4"><text:tab/><text:span text:style-name="T1">-alo</text:span> brincar</text:p>
      <text:p text:style-name="P4"/>
      <text:p text:style-name="P4"><text:span text:style-name="T2">g</text:span><text:span text:style-name="T1">odanice</text:span><text:span text:style-name="T2">g</text:span><text:span text:style-name="T1">egi</text:span><text:tab/><text:span text:style-name="T4">subst</text:span> <text:span text:style-name="T1">nosso cheiro</text:span></text:p>
      <text:p text:style-name="P4"><text:tab/><text:span text:style-name="T1">-ninice</text:span> cheirar de perto</text:p>
      <text:p text:style-name="P4"/>
      <text:p text:style-name="P4"><text:span text:style-name="T2">g</text:span><text:span text:style-name="T1">odanoda</text:span><text:span text:style-name="T2">g</text:span><text:span text:style-name="T1">alate </text:span><text:span text:style-name="T2">g</text:span><text:span text:style-name="T1">odanoda</text:span><text:span text:style-name="T2">g</text:span><text:span text:style-name="T1">aladi</text:span><text:tab/><text:span text:style-name="T4">subst fem</text:span> <text:span text:style-name="T1">1 nossa prateleira 2 nosso armário</text:span></text:p>
      <text:p text:style-name="P4"><text:tab/><text:span text:style-name="T1">lanoda</text:span><text:span text:style-name="T2">g</text:span><text:span text:style-name="T1">alate</text:span> prateleira dele/dela</text:p>
      <text:p text:style-name="P4"/>
      <text:p text:style-name="P4"><text:span text:style-name="T2">g</text:span><text:span text:style-name="T1">odapoa</text:span><text:span text:style-name="T2">g</text:span><text:span text:style-name="T1">enigi </text:span><text:span text:style-name="T2">g</text:span><text:span text:style-name="T1">odapoa</text:span><text:span text:style-name="T2">g</text:span><text:span text:style-name="T1">ena</text:span><text:span text:style-name="T2">g</text:span><text:span text:style-name="T1">a</text:span><text:tab/><text:span text:style-name="T4">subst masc</text:span> <text:span text:style-name="T1">pessoa forte</text:span> não só fisicamente</text:p>
      <text:p text:style-name="P4"/>
      <text:p text:style-name="P4"><text:span text:style-name="T2">g</text:span><text:span text:style-name="T1">odatematigo </text:span><text:span text:style-name="T2">g</text:span><text:span text:style-name="T1">odatematiko</text:span><text:tab/><text:span text:style-name="T4">subst masc</text:span> <text:span text:style-name="T1">nossa história</text:span></text:p>
      <text:p text:style-name="P4"><text:tab/><text:span text:style-name="T1">natematigo</text:span> história</text:p>
      <text:p text:style-name="P4"><text:tab/><text:span text:style-name="T1">-atematika</text:span> contar histórias</text:p>
      <text:p text:style-name="P4"/>
      <text:p text:style-name="P4"><text:soft-page-break/>[Seite 59]</text:p>
      <text:p text:style-name="P4">[Spalte 2]</text:p>
      <text:p text:style-name="P4"/>
      <text:p text:style-name="P4"><text:span text:style-name="T2">g</text:span><text:span text:style-name="T1">odawela</text:span><text:span text:style-name="T2">g</text:span><text:span text:style-name="T1">adi</text:span><text:tab/><text:span text:style-name="T4">subst masc ou fem</text:span> <text:span text:style-name="T1">nosso susto</text:span></text:p>
      <text:p text:style-name="P4"><text:tab/><text:span text:style-name="T1">-awela</text:span> levar susto</text:p>
      <text:p text:style-name="P4"/>
      <text:p text:style-name="P4"><text:span text:style-name="T2">g</text:span><text:span text:style-name="T1">odawikajegi </text:span><text:span text:style-name="T2">g</text:span><text:span text:style-name="T1">odawikajetedi</text:span><text:tab/><text:span text:style-name="T4">subst masc</text:span> <text:span text:style-name="T1">nossa caça</text:span></text:p>
      <text:p text:style-name="P4"><text:tab/><text:span text:style-name="T1">nawikicajo</text:span> caçador</text:p>
      <text:p text:style-name="P4"><text:tab/><text:span text:style-name="T1">-awi</text:span> caçar</text:p>
      <text:p text:style-name="P4"/>
      <text:p text:style-name="P4"><text:span text:style-name="T2">g</text:span><text:span text:style-name="T1">odawikodigi </text:span><text:span text:style-name="T2">g</text:span><text:span text:style-name="T1">odawikodico</text:span><text:tab/><text:span text:style-name="T4">subst masc</text:span> <text:span text:style-name="T1">nosso sofrimento</text:span></text:p>
      <text:p text:style-name="P4"><text:tab/><text:span text:style-name="T1">-awikode</text:span> sofrer, passar mal</text:p>
      <text:p text:style-name="P4"><text:tab/><text:span text:style-name="T1">nawikodigi</text:span> sofrimento</text:p>
      <text:p text:style-name="P4"/>
      <text:p text:style-name="P4"><text:span text:style-name="T2">g</text:span><text:span text:style-name="T1">odaxakawa </text:span><text:span text:style-name="T2">g</text:span><text:span text:style-name="T1">odaxakawadi </text:span><text:span text:style-name="T2">g</text:span><text:span text:style-name="T1">odaxakawepodi</text:span><text:tab/><text:span text:style-name="T4">(ger) subst masc</text:span> <text:span text:style-name="T1">nosso inimigo</text:span> usado também para significar o diabo</text:p>
      <text:p text:style-name="P4"><text:tab/><text:span text:style-name="T1">laxakawa</text:span> inimigo dele</text:p>
      <text:p text:style-name="P4"/>
      <text:p text:style-name="P4"><text:span text:style-name="T2">g</text:span><text:span text:style-name="T1">odeemidi</text:span><text:tab/><text:span text:style-name="T4">subst masc</text:span> <text:span text:style-name="T1">1 nosso aviso 2 nossa notícia</text:span></text:p>
      <text:p text:style-name="P4"><text:tab/><text:span text:style-name="T1">leemidi</text:span> aviso dele</text:p>
      <text:p text:style-name="P4"><text:tab/><text:span text:style-name="T1">libodigi</text:span> aviso dele, notícia dele</text:p>
      <text:p text:style-name="P4"/>
      <text:p text:style-name="P4"><text:span text:style-name="T2">g</text:span><text:span text:style-name="T1">odema</text:span><text:span text:style-name="T2">g</text:span><text:span text:style-name="T1">amatiigi </text:span><text:span text:style-name="T2">g</text:span><text:span text:style-name="T1">odema</text:span><text:span text:style-name="T2">g</text:span><text:span text:style-name="T1">amatiidi</text:span><text:tab/><text:span text:style-name="T4">subst masc</text:span> <text:span text:style-name="T1">nosso apuro ou problema</text:span></text:p>
      <text:p text:style-name="P4"/>
      <text:p text:style-name="P4"><text:span text:style-name="T2">g</text:span><text:span text:style-name="T1">odetole</text:span><text:span text:style-name="T2">g</text:span><text:span text:style-name="T1">egi</text:span><text:tab/><text:span text:style-name="T4">subst masc</text:span> <text:span text:style-name="T1">nossa loucura</text:span></text:p>
      <text:p text:style-name="P4"><text:tab/><text:span text:style-name="T1">yetole</text:span> louco</text:p>
      <text:p text:style-name="P4"><text:tab/><text:span text:style-name="T1">netole</text:span><text:span text:style-name="T2">g</text:span><text:span text:style-name="T1">egi</text:span> loucura</text:p>
      <text:p text:style-name="P4"><text:tab/><text:span text:style-name="T1">letole</text:span><text:span text:style-name="T2">g</text:span><text:span text:style-name="T1">egi</text:span> loucura ou tolice dele</text:p>
      <text:p text:style-name="P4"/>
      <text:p text:style-name="P4"><text:span text:style-name="T2">g</text:span><text:span text:style-name="T1">odewi</text:span><text:span text:style-name="T2">g</text:span><text:span text:style-name="T1">a</text:span><text:tab/><text:span text:style-name="T4">subst masc</text:span> <text:span text:style-name="T1">nossa vida</text:span> não maneira mas em contraste com morte</text:p>
      <text:p text:style-name="P4"><text:tab/><text:span text:style-name="T1">lewi</text:span><text:span text:style-name="T2">g</text:span><text:span text:style-name="T1">a</text:span> vida dele</text:p>
      <text:p text:style-name="P4"><text:tab/><text:span text:style-name="T1">-ewi</text:span><text:span text:style-name="T2">g</text:span><text:span text:style-name="T1">a</text:span> viver</text:p>
      <text:p text:style-name="P4"/>
      <text:p text:style-name="P4"><text:span text:style-name="T2">g</text:span><text:span text:style-name="T1">odiawogo </text:span><text:span text:style-name="T2">g</text:span><text:span text:style-name="T1">odiawa</text:span><text:span text:style-name="T2">g</text:span><text:span text:style-name="T1">a</text:span><text:tab/><text:span text:style-name="T4">subst masc</text:span> <text:span text:style-name="T1">nossa matula ou lanche</text:span></text:p>
      <text:p text:style-name="P4"><text:tab/><text:span text:style-name="T1">liawogo</text:span> matula dele</text:p>
      <text:p text:style-name="P4"/>
      <text:p text:style-name="P4">[Seite 60]</text:p>
      <text:p text:style-name="P4">[Spalte 1]</text:p>
      <text:p text:style-name="P4"/>
      <text:p text:style-name="P4"><text:span text:style-name="T2">g</text:span><text:span text:style-name="T1">odibodicaxi</text:span><text:tab/><text:span text:style-name="T4">subst</text:span> <text:span text:style-name="T1">nosso aviso</text:span></text:p>
      <text:p text:style-name="P4"><text:tab/><text:span text:style-name="T3">g</text:span><text:span text:style-name="T5">odibi-iicaxi</text:span><text:span text:style-name="T4"> (fala da mulher)</text:span> <text:span text:style-name="T1">aviso para nós</text:span></text:p>
      <text:p text:style-name="P4"><text:tab/><text:span text:style-name="T1">-ibodicaxi</text:span> dar notícias</text:p>
      <text:p text:style-name="P4"><text:tab/><text:span text:style-name="T1">libodicaxi</text:span> aviso ou notícia dele</text:p>
      <text:p text:style-name="P4"/>
      <text:p text:style-name="P4"><text:span text:style-name="T2">g</text:span><text:span text:style-name="T1">odiboli</text:span><text:span text:style-name="T2">g</text:span><text:span text:style-name="T1">a</text:span><text:tab/><text:span text:style-name="T4">subst masc</text:span> <text:span text:style-name="T1">nossa vergonha</text:span></text:p>
      <text:p text:style-name="P4"><text:tab/><text:span text:style-name="T1">-ibolikatidi</text:span> envergonhar alguém</text:p>
      <text:p text:style-name="P4"/>
      <text:p text:style-name="P4"><text:span text:style-name="T2">g</text:span><text:span text:style-name="T1">odicokolo</text:span><text:span text:style-name="T2">g</text:span><text:span text:style-name="T1">odi </text:span><text:span text:style-name="T2">g</text:span><text:span text:style-name="T1">odicokolo</text:span><text:span text:style-name="T2">g</text:span><text:span text:style-name="T1">otedi</text:span><text:tab/><text:span text:style-name="T4">subst masc</text:span> <text:span text:style-name="T1">lagartixa</text:span> lagartixa do chão, colorida</text:p>
      <text:p text:style-name="P4"/>
      <text:p text:style-name="P4"><text:span text:style-name="T2">g</text:span><text:span text:style-name="T1">odicoo</text:span><text:span text:style-name="T2">g</text:span><text:span text:style-name="T1">adi </text:span><text:span text:style-name="T2">g</text:span><text:span text:style-name="T1">odico</text:span><text:span text:style-name="T2">g</text:span><text:span text:style-name="T1">axiidi</text:span><text:tab/><text:span text:style-name="T4">subst masc</text:span> <text:span text:style-name="T1">lugar onde paramos ou congregamos</text:span> lugar de reunião, p.ex. praça central</text:p>
      <text:p text:style-name="P4"/>
      <text:p text:style-name="P4"><text:soft-page-break/><text:span text:style-name="T2">g</text:span><text:span text:style-name="T1">odilekegi </text:span><text:span text:style-name="T2">g</text:span><text:span text:style-name="T1">odilekeco</text:span><text:tab/><text:span text:style-name="T4">subst masc</text:span> <text:span text:style-name="T1">desejo de fazer, vontade para fazer</text:span></text:p>
      <text:p text:style-name="P4"/>
      <text:p text:style-name="P4"><text:span text:style-name="T2">g</text:span><text:span text:style-name="T1">odiloikatite</text:span><text:span text:style-name="T2">g</text:span><text:span text:style-name="T1">egi </text:span><text:span text:style-name="T2">g</text:span><text:span text:style-name="T1">odiloikatite</text:span><text:span text:style-name="T2">g</text:span><text:span text:style-name="T1">eco</text:span><text:tab/><text:span text:style-name="T4">subst masc</text:span> <text:span text:style-name="T1">nosso castigo</text:span></text:p>
      <text:p text:style-name="P4"><text:tab/><text:span text:style-name="T1">-iloikatidi</text:span> castigar, fazer aprender</text:p>
      <text:p text:style-name="P4"/>
      <text:p text:style-name="P4"><text:span text:style-name="T2">g</text:span><text:span text:style-name="T1">odina</text:span><text:span text:style-name="T2">g</text:span><text:span text:style-name="T1">a </text:span><text:span text:style-name="T2">g</text:span><text:span text:style-name="T1">odinadi</text:span><text:tab/><text:span text:style-name="T4">subst masc</text:span> <text:span text:style-name="T1">boi no</text:span><text:span text:style-name="T2">g</text:span><text:span text:style-name="T1">odinadi</text:span> bois dele</text:p>
      <text:p text:style-name="P4"/>
      <text:p text:style-name="P4"><text:span text:style-name="T2">g</text:span><text:span text:style-name="T1">odinikegi </text:span><text:span text:style-name="T2">g</text:span><text:span text:style-name="T1">odinikeco</text:span><text:tab/><text:span text:style-name="T4">subst masc</text:span> <text:span text:style-name="T1">nossa alegria, gozo</text:span> cumprimento para uma pessoa depois de ausência prolongada, alguém importante chegando ou alguém chegando para dar ajuda ou fazer favor</text:p>
      <text:p text:style-name="P4"><text:tab/><text:span text:style-name="T1">linikegi</text:span> gozo ou alegria dele</text:p>
      <text:p text:style-name="P4"/>
      <text:p text:style-name="P4"><text:span text:style-name="T2">g</text:span><text:span text:style-name="T1">odionigi </text:span><text:span text:style-name="T2">g</text:span><text:span text:style-name="T1">odiona</text:span><text:span text:style-name="T2">g</text:span><text:span text:style-name="T1">a</text:span><text:tab/><text:span text:style-name="T4">subst masc</text:span> <text:span text:style-name="T1">nosso filho</text:span></text:p>
      <text:p text:style-name="P4"><text:tab/><text:span text:style-name="T1">-ionigi</text:span> filho de</text:p>
      <text:p text:style-name="P4"><text:tab/><text:span text:style-name="T1">-iona</text:span> filha de</text:p>
      <text:p text:style-name="P4"/>
      <text:p text:style-name="P4"><text:span text:style-name="T2">g</text:span><text:span text:style-name="T1">odiota</text:span><text:span text:style-name="T2">g</text:span><text:span text:style-name="T1">axi </text:span><text:span text:style-name="T2">g</text:span><text:span text:style-name="T1">odiota</text:span><text:span text:style-name="T2">g</text:span><text:span text:style-name="T1">axiidi</text:span><text:tab/><text:span text:style-name="T4">subst fem</text:span> <text:span text:style-name="T1">hotel, lugar para descansar</text:span></text:p>
      <text:p text:style-name="P4"><text:tab/><text:span text:style-name="T1">-iote</text:span> dormir</text:p>
      <text:p text:style-name="P4"/>
      <text:p text:style-name="P4">[Seite 60]</text:p>
      <text:p text:style-name="P4">[Spalte 2]</text:p>
      <text:p text:style-name="P4"/>
      <text:p text:style-name="P4"><text:span text:style-name="T2">g</text:span><text:span text:style-name="T1">odipeca</text:span><text:span text:style-name="T2">g</text:span><text:span text:style-name="T1">awa </text:span><text:span text:style-name="T2">g</text:span><text:span text:style-name="T1">odipeca</text:span><text:span text:style-name="T2">g</text:span><text:span text:style-name="T1">awadi </text:span><text:span text:style-name="T2">g</text:span><text:span text:style-name="T1">odipeca</text:span><text:span text:style-name="T2">g</text:span><text:span text:style-name="T1">awepodi</text:span><text:tab/><text:span text:style-name="T4">(ger) subst masc</text:span> <text:span text:style-name="T1">nosso vizinho</text:span></text:p>
      <text:p text:style-name="P4"><text:tab/><text:span text:style-name="T1">nipegi</text:span> perto</text:p>
      <text:p text:style-name="P4"><text:tab/><text:span text:style-name="T1">nipeca</text:span><text:span text:style-name="T2">g</text:span><text:span text:style-name="T1">awa</text:span> vizinho</text:p>
      <text:p text:style-name="P4"/>
      <text:p text:style-name="P4"><text:span text:style-name="T2">g</text:span><text:span text:style-name="T1">odipoda</text:span><text:span text:style-name="T2">g</text:span><text:span text:style-name="T1">aladi</text:span><text:tab/><text:span text:style-name="T4">subst masc</text:span> <text:span text:style-name="T1">calçada</text:span> onde pisamos</text:p>
      <text:p text:style-name="P4"><text:tab/><text:span text:style-name="T1">-ipodi(teloco)</text:span> pisar em</text:p>
      <text:p text:style-name="P4"/>
      <text:p text:style-name="P4"><text:span text:style-name="T2">g</text:span><text:span text:style-name="T1">oditaadi </text:span><text:span text:style-name="T2">g</text:span><text:span text:style-name="T1">oditaatitedi</text:span><text:tab/><text:span text:style-name="T4">subst masc</text:span> <text:span text:style-name="T1">nambu</text:span> pássaro</text:p>
      <text:p text:style-name="P4"/>
      <text:p text:style-name="P4"><text:span text:style-name="T2">g</text:span><text:span text:style-name="T1">oditaagi </text:span><text:span text:style-name="T2">g</text:span><text:span text:style-name="T1">oditaa</text:span><text:span text:style-name="T2">g</text:span><text:span text:style-name="T1">a</text:span><text:tab/><text:span text:style-name="T4">subst masc</text:span> <text:span text:style-name="T1">nosso parente</text:span></text:p>
      <text:p text:style-name="P4"><text:tab/><text:span text:style-name="T1">litaagi</text:span> parente dele</text:p>
      <text:p text:style-name="P4"/>
      <text:p text:style-name="P4"><text:span text:style-name="T2">g</text:span><text:span text:style-name="T1">odixaawidi </text:span><text:span text:style-name="T2">g</text:span><text:span text:style-name="T1">odixaawitedi</text:span><text:tab/><text:span text:style-name="T4">subst masc</text:span> <text:span text:style-name="T1">lombriga</text:span> tipo de verme</text:p>
      <text:p text:style-name="P4"/>
      <text:p text:style-name="P4"><text:span text:style-name="T2">g</text:span><text:span text:style-name="T1">odoenatagi </text:span><text:span text:style-name="T2">g</text:span><text:span text:style-name="T1">odoenataka</text:span><text:tab/><text:span text:style-name="T4">subst masc</text:span> <text:span text:style-name="T1">nosso serviço</text:span></text:p>
      <text:p text:style-name="P4"><text:tab/><text:span text:style-name="T1">loenata</text:span> <text:span text:style-name="T4">(forma fem)</text:span> coisa feita por mulher</text:p>
      <text:p text:style-name="P4"><text:tab/><text:span text:style-name="T1">-oe</text:span> consertar, fazer, arrumar</text:p>
      <text:p text:style-name="P4"/>
      <text:p text:style-name="P4"><text:span text:style-name="T2">g</text:span><text:span text:style-name="T1">odo</text:span><text:span text:style-name="T2">g</text:span><text:span text:style-name="T1">ona </text:span><text:span text:style-name="T2">g</text:span><text:span text:style-name="T1">odo</text:span><text:span text:style-name="T2">g</text:span><text:span text:style-name="T1">onali</text:span><text:tab/><text:span text:style-name="T4">subst fem</text:span> <text:span text:style-name="T1">nosso rasto</text:span></text:p>
      <text:p text:style-name="P4"/>
      <text:p text:style-name="P4"><text:span text:style-name="T2">g</text:span><text:span text:style-name="T1">odoiigi </text:span><text:span text:style-name="T2">g</text:span><text:span text:style-name="T1">odoiigiwepodi</text:span><text:tab/><text:span text:style-name="T4">subst masc</text:span> <text:span text:style-name="T1">nosso povo</text:span></text:p>
      <text:p text:style-name="P4"><text:tab/><text:span text:style-name="T1">noiigi</text:span> povo</text:p>
      <text:p text:style-name="P4"><text:tab/><text:span text:style-name="T1">-oiigi</text:span> povo de</text:p>
      <text:p text:style-name="P4"/>
      <text:p text:style-name="P4"><text:span text:style-name="T2">g</text:span><text:span text:style-name="T1">odokaa</text:span><text:span text:style-name="T2">g</text:span><text:span text:style-name="T1">edi </text:span><text:span text:style-name="T2">g</text:span><text:span text:style-name="T1">odokaa</text:span><text:span text:style-name="T2">g</text:span><text:span text:style-name="T1">etedi </text:span><text:span text:style-name="T2">g</text:span><text:span text:style-name="T1">odokaa</text:span><text:span text:style-name="T2">g</text:span><text:span text:style-name="T1">etedipi</text:span><text:tab/><text:span text:style-name="T4">(ger) subst masc</text:span> <text:span text:style-name="T1">nosso companheiro</text:span></text:p>
      <text:p text:style-name="P4"><text:tab/><text:span text:style-name="T2">g</text:span><text:span text:style-name="T1">odokaa</text:span><text:span text:style-name="T2">g</text:span><text:span text:style-name="T1">ete</text:span> <text:span text:style-name="T4">(forma fem)</text:span></text:p>
      <text:p text:style-name="P4"><text:tab/><text:span text:style-name="T1">lokaa</text:span><text:span text:style-name="T2">g</text:span><text:span text:style-name="T1">edi</text:span> companheiro dele</text:p>
      <text:p text:style-name="P4"/>
      <text:p text:style-name="P4"><text:span text:style-name="T2">g</text:span><text:span text:style-name="T1">odokoladi</text:span><text:tab/><text:span text:style-name="T4">subst masc</text:span> <text:span text:style-name="T1">nossa sopa ou mingau</text:span></text:p>
      <text:p text:style-name="P4"/>
      <text:p text:style-name="P4"><text:soft-page-break/>[Seite 61]</text:p>
      <text:p text:style-name="P4">[Spalte 1]</text:p>
      <text:p text:style-name="P4"/>
      <text:p text:style-name="P4"><text:span text:style-name="T2">g</text:span><text:span text:style-name="T1">odolaadi </text:span><text:span text:style-name="T2">g</text:span><text:span text:style-name="T1">odoolatedi</text:span><text:tab/><text:span text:style-name="T4">subst masc</text:span> <text:span text:style-name="T1">nosso corpo</text:span></text:p>
      <text:p text:style-name="P4"><text:tab/><text:span text:style-name="T1">dapico</text:span><text:span text:style-name="T2">g</text:span><text:span text:style-name="T1">o-</text:span><text:span text:style-name="T2">g</text:span><text:span text:style-name="T1">odolaadi</text:span> febre</text:p>
      <text:p text:style-name="P4"/>
      <text:p text:style-name="P4"><text:span text:style-name="T2">g</text:span><text:span text:style-name="T1">odota</text:span><text:span text:style-name="T2">g</text:span><text:span text:style-name="T1">a</text:span><text:tab/><text:span text:style-name="T4">subst masc ou fem</text:span> <text:span text:style-name="T1">nossa palavra</text:span> o que falamos</text:p>
      <text:p text:style-name="P4"><text:tab/><text:span text:style-name="T1">nota</text:span><text:span text:style-name="T2">g</text:span><text:span text:style-name="T1">a</text:span> palavra</text:p>
      <text:p text:style-name="P4"><text:tab/><text:span text:style-name="T1">-ota</text:span><text:span text:style-name="T2">g</text:span><text:span text:style-name="T1">a</text:span> falar, dizer</text:p>
      <text:p text:style-name="P4"/>
      <text:p text:style-name="P4"><text:span text:style-name="T2">g</text:span><text:span text:style-name="T1">odotoka</text:span><text:span text:style-name="T2">g</text:span><text:span text:style-name="T1">adi </text:span><text:span text:style-name="T2">g</text:span><text:span text:style-name="T1">odotoka</text:span><text:span text:style-name="T2">g</text:span><text:span text:style-name="T1">atedi</text:span><text:tab/><text:span text:style-name="T4">subst masc</text:span> <text:span text:style-name="T1">nossa parada</text:span></text:p>
      <text:p text:style-name="P4"><text:tab/><text:span text:style-name="T1">lotoka</text:span><text:span text:style-name="T2">g</text:span><text:span text:style-name="T1">adi</text:span> hóspede, lugar para ficar</text:p>
      <text:p text:style-name="P4"/>
      <text:p text:style-name="P4"><text:span text:style-name="T2">g</text:span><text:span text:style-name="T1">odowooda</text:span><text:span text:style-name="T2">g</text:span><text:span text:style-name="T1">agi</text:span><text:tab/><text:span text:style-name="T4">subst masc</text:span> <text:span text:style-name="T1">nossa roupa</text:span></text:p>
      <text:p text:style-name="P4"><text:tab/><text:span text:style-name="T1">nowooda</text:span><text:span text:style-name="T2">g</text:span><text:span text:style-name="T1">agi</text:span> roupas</text:p>
      <text:p text:style-name="P4"/>
      <text:p text:style-name="P4"><text:span text:style-name="T2">g</text:span><text:span text:style-name="T1">odowookone</text:span><text:span text:style-name="T2">g</text:span><text:span text:style-name="T1">egi </text:span><text:span text:style-name="T2">g</text:span><text:span text:style-name="T1">odowookone</text:span><text:span text:style-name="T2">g</text:span><text:span text:style-name="T1">eco</text:span><text:tab/><text:span text:style-name="T4">subst masc</text:span> <text:span text:style-name="T1">nosso modo de pensar</text:span></text:p>
      <text:p text:style-name="P4"><text:tab/><text:span text:style-name="T1">-owooko</text:span> pensar</text:p>
      <text:p text:style-name="P4"><text:tab/><text:span text:style-name="T1">lowoogo</text:span> pensamento ou plano dele</text:p>
      <text:p text:style-name="P4"/>
      <text:p text:style-name="P4"><text:span text:style-name="T2">g</text:span><text:span text:style-name="T1">odoxice</text:span><text:span text:style-name="T2">g</text:span><text:span text:style-name="T1">edi </text:span><text:span text:style-name="T2">g</text:span><text:span text:style-name="T1">odoxice</text:span><text:span text:style-name="T2">g</text:span><text:span text:style-name="T1">etedi</text:span><text:tab/><text:span text:style-name="T4">subst masc</text:span> <text:span text:style-name="T1">nosso milagre</text:span></text:p>
      <text:p text:style-name="P4"><text:tab/><text:span text:style-name="T1">noxice</text:span><text:span text:style-name="T2">g</text:span><text:span text:style-name="T1">edi</text:span> milagre</text:p>
      <text:p text:style-name="P4"><text:tab/><text:span text:style-name="T2">g</text:span><text:span text:style-name="T1">obiniigi</text:span> nossa maravilha</text:p>
      <text:p text:style-name="P4"/>
      <text:p text:style-name="P4"><text:span text:style-name="T2">g</text:span><text:span text:style-name="T1">odoya</text:span><text:span text:style-name="T2">g</text:span><text:span text:style-name="T1">agi </text:span><text:span text:style-name="T2">g</text:span><text:span text:style-name="T1">odoya</text:span><text:span text:style-name="T2">g</text:span><text:span text:style-name="T1">aka</text:span><text:tab/><text:span text:style-name="T4">subst masc</text:span> <text:span text:style-name="T1">nosso fardo</text:span> pode significar peso de consciência</text:p>
      <text:p text:style-name="P4"><text:tab/><text:span text:style-name="T1">loya</text:span><text:span text:style-name="T2">g</text:span><text:span text:style-name="T1">agi</text:span> fardo dele</text:p>
      <text:p text:style-name="P4"/>
      <text:p text:style-name="P4"><text:span text:style-name="T2">g</text:span><text:span text:style-name="T1">ogeca</text:span><text:span text:style-name="T2">g</text:span><text:span text:style-name="T1">alo</text:span><text:span text:style-name="T2">g</text:span><text:span text:style-name="T1">o</text:span><text:tab/><text:span text:style-name="T4">subst masc ou fem</text:span> <text:span text:style-name="T1">nossa tristeza</text:span></text:p>
      <text:p text:style-name="P4"><text:tab/><text:span text:style-name="T1">ligeca</text:span><text:span text:style-name="T2">g</text:span><text:span text:style-name="T1">alo</text:span><text:span text:style-name="T2">g</text:span><text:span text:style-name="T1">o</text:span> tristeza ou incomodação dele</text:p>
      <text:p text:style-name="P4"><text:tab/><text:span text:style-name="T1">nigeca</text:span><text:span text:style-name="T2">g</text:span><text:span text:style-name="T1">alo</text:span><text:span text:style-name="T2">g</text:span><text:span text:style-name="T1">o</text:span> tristeza</text:p>
      <text:p text:style-name="P4"/>
      <text:p text:style-name="P4"><text:span text:style-name="T2">g</text:span><text:span text:style-name="T1">ogegi</text:span><text:tab/><text:span text:style-name="T4">subst masc</text:span> <text:span text:style-name="T1">1 nossa palavra 2 nossa promessa</text:span></text:p>
      <text:p text:style-name="P4"><text:tab/><text:span text:style-name="T1">ligegi</text:span> palavra ou promessa dele</text:p>
      <text:p text:style-name="P4"><text:tab/><text:span text:style-name="T1">nigegi</text:span> palavra, promessa</text:p>
      <text:p text:style-name="P4"/>
      <text:p text:style-name="P4">[Seite 61]</text:p>
      <text:p text:style-name="P4">[Spalte 2]</text:p>
      <text:p text:style-name="P4"/>
      <text:p text:style-name="P4"><text:span text:style-name="T2">g</text:span><text:span text:style-name="T1">ola</text:span><text:span text:style-name="T2">g</text:span><text:span text:style-name="T1">a </text:span><text:span text:style-name="T2">g</text:span><text:span text:style-name="T1">oladi</text:span><text:tab/><text:span text:style-name="T4">subst masc</text:span> <text:span text:style-name="T1">cego</text:span> cego por nascimento</text:p>
      <text:p text:style-name="P4"><text:tab/><text:span text:style-name="T1">etoina</text:span><text:span text:style-name="T2">g</text:span><text:span text:style-name="T1">a</text:span> cego por doenç<text:span text:style-name="T1">a</text:span></text:p>
      <text:p text:style-name="P4"/>
      <text:p text:style-name="P4"><text:span text:style-name="T2">g</text:span><text:span text:style-name="T1">olaligi </text:span><text:span text:style-name="T2">g</text:span><text:span text:style-name="T1">olala</text:span><text:span text:style-name="T2">g</text:span><text:span text:style-name="T1">a</text:span><text:tab/><text:span text:style-name="T4">subst masc</text:span> <text:span text:style-name="T1">nossa coisa estranha</text:span></text:p>
      <text:p text:style-name="P4"/>
      <text:p text:style-name="P4"><text:span text:style-name="T2">g</text:span><text:span text:style-name="T1">olawogegi </text:span><text:span text:style-name="T2">g</text:span><text:span text:style-name="T1">olawogedi</text:span><text:tab/><text:span text:style-name="T4">subst masc</text:span> <text:span text:style-name="T1">nosso churrasco</text:span></text:p>
      <text:p text:style-name="P4"><text:tab/><text:span text:style-name="T1">ilawogegi</text:span> meu churrasco</text:p>
      <text:p text:style-name="P4"/>
      <text:p text:style-name="P4"><text:span text:style-name="T2">g</text:span><text:span text:style-name="T1">oligi </text:span><text:span text:style-name="T2">g</text:span><text:span text:style-name="T1">olicoli</text:span><text:tab/><text:span text:style-name="T4">subst masc</text:span> <text:span text:style-name="T1">nosso lugar para passar</text:span> nosso trilho no caminho ou mato</text:p>
      <text:p text:style-name="P4"/>
      <text:p text:style-name="P4"><text:span text:style-name="T2">g</text:span><text:span text:style-name="T1">oliida</text:span><text:span text:style-name="T2">g</text:span><text:span text:style-name="T1">a</text:span><text:tab/><text:span text:style-name="T4">subst</text:span> <text:span text:style-name="T1">pessoa que quer aparecer mais não consegue</text:span> usado como gíria por irmão mais velho</text:p>
      <text:p text:style-name="P4"/>
      <text:p text:style-name="P4"><text:span text:style-name="T2">g</text:span><text:span text:style-name="T1">oliida</text:span><text:span text:style-name="T2">g</text:span><text:span text:style-name="T1">atajegi </text:span><text:span text:style-name="T2">g</text:span><text:span text:style-name="T1">oliida</text:span><text:span text:style-name="T2">g</text:span><text:span text:style-name="T1">atajedi</text:span><text:tab/><text:span text:style-name="T4">subst masc</text:span> <text:span text:style-name="T1">nossa criação de animais</text:span></text:p>
      <text:p text:style-name="P4"><text:soft-page-break/><text:tab/><text:span text:style-name="T1">liida</text:span><text:span text:style-name="T2">g</text:span><text:span text:style-name="T1">atajedi</text:span> criação dele</text:p>
      <text:p text:style-name="P4"/>
      <text:p text:style-name="P4"><text:span text:style-name="T2">g</text:span><text:span text:style-name="T1">omadotayo</text:span><text:tab/><text:span text:style-name="T4">subst masc</text:span> <text:span text:style-name="T1">gavião</text:span> qualquer tipo</text:p>
      <text:p text:style-name="P4"><text:tab/><text:span text:style-name="T2">g</text:span><text:span text:style-name="T1">oma</text:span><text:span text:style-name="T2">g</text:span><text:span text:style-name="T1">aladotaagi</text:span> gavião</text:p>
      <text:p text:style-name="P4"/>
      <text:p text:style-name="P4"><text:span text:style-name="T2">g</text:span><text:span text:style-name="T1">oma</text:span><text:span text:style-name="T2">g</text:span><text:span text:style-name="T1">aladi </text:span><text:span text:style-name="T2">g</text:span><text:span text:style-name="T1">oma</text:span><text:span text:style-name="T2">g</text:span><text:span text:style-name="T1">alatedi</text:span><text:tab/><text:span text:style-name="T4">subst masc ou fem</text:span> <text:span text:style-name="T1">piranha branca</text:span></text:p>
      <text:p text:style-name="P4"/>
      <text:p text:style-name="P4"><text:span text:style-name="T2">g</text:span><text:span text:style-name="T1">oma</text:span><text:span text:style-name="T2">g</text:span><text:span text:style-name="T1">aladotaagi </text:span><text:span text:style-name="T2">g</text:span><text:span text:style-name="T1">oma</text:span><text:span text:style-name="T2">g</text:span><text:span text:style-name="T1">aladotaadi</text:span><text:tab/><text:span text:style-name="T4">subst masc</text:span> <text:span text:style-name="T1">gavião</text:span> pássaro</text:p>
      <text:p text:style-name="P4"><text:tab/><text:span text:style-name="T2">g</text:span><text:span text:style-name="T1">omadotayo</text:span> gavião</text:p>
      <text:p text:style-name="P4"><text:tab/><text:span text:style-name="T1">°omaadotaadi</text:span> <text:span text:style-name="T4">(variação do plural)</text:span></text:p>
      <text:p text:style-name="P4"/>
      <text:p text:style-name="P4"><text:span text:style-name="T2">g</text:span><text:span text:style-name="T1">omedi </text:span><text:span text:style-name="T2">g</text:span><text:span text:style-name="T1">ometiidi</text:span><text:tab/><text:span text:style-name="T4">subst</text:span> <text:span text:style-name="T1">onde nós deitamos</text:span></text:p>
      <text:p text:style-name="P4"><text:tab/><text:span text:style-name="T1">limedi</text:span> nossa cama</text:p>
      <text:p text:style-name="P4"/>
      <text:p text:style-name="P4"><text:span text:style-name="T2">g</text:span><text:span text:style-name="T1">onadokojegi </text:span><text:span text:style-name="T2">g</text:span><text:span text:style-name="T1">onadokojetedi</text:span><text:tab/><text:span text:style-name="T4">subst masc</text:span> <text:span text:style-name="T1">nosso perfume</text:span></text:p>
      <text:p text:style-name="P4"><text:tab/><text:span text:style-name="T1">nadokojegi</text:span> perfume</text:p>
      <text:p text:style-name="P4"/>
      <text:p text:style-name="P4">[Seite 62]</text:p>
      <text:p text:style-name="P4">[Spalte 1]</text:p>
      <text:p text:style-name="P4"/>
      <text:p text:style-name="P4"><text:span text:style-name="T2">g</text:span><text:span text:style-name="T1">onajoina</text:span><text:span text:style-name="T2">g</text:span><text:span text:style-name="T1">ane</text:span><text:span text:style-name="T2">g</text:span><text:span text:style-name="T1">egi </text:span><text:span text:style-name="T2">g</text:span><text:span text:style-name="T1">onajoina</text:span><text:span text:style-name="T2">g</text:span><text:span text:style-name="T1">ane</text:span><text:span text:style-name="T2">g</text:span><text:span text:style-name="T1">eco</text:span><text:tab/><text:span text:style-name="T4">subst masc</text:span> <text:span text:style-name="T1">1 nossa lei 2 regra</text:span></text:p>
      <text:p text:style-name="P4"><text:tab/><text:span text:style-name="T1">najoina</text:span><text:span text:style-name="T2">g</text:span><text:span text:style-name="T1">ane</text:span><text:span text:style-name="T2">g</text:span><text:span text:style-name="T1">egi</text:span> lei, regra</text:p>
      <text:p text:style-name="P4"><text:tab/><text:span text:style-name="T1">-ajoi</text:span> dar conselho, recomendar</text:p>
      <text:p text:style-name="P4"/>
      <text:p text:style-name="P4"><text:span text:style-name="T2">g</text:span><text:span text:style-name="T1">onebi </text:span><text:span text:style-name="T2">g</text:span><text:span text:style-name="T1">onepilidi</text:span><text:tab/><text:span text:style-name="T4">subst</text:span> <text:span text:style-name="T1">nosso pertence</text:span></text:p>
      <text:p text:style-name="P4"><text:tab/><text:span text:style-name="T1">nebi</text:span> o que pertence a ele</text:p>
      <text:p text:style-name="P4"/>
      <text:p text:style-name="P4"><text:span text:style-name="T2">g</text:span><text:span text:style-name="T1">onecalailegi </text:span><text:span text:style-name="T2">g</text:span><text:span text:style-name="T1">onecalaixedi</text:span><text:tab/><text:span text:style-name="T4">subst masc</text:span> <text:span text:style-name="T1">nosso civilizado ou patrão</text:span></text:p>
      <text:p text:style-name="P4"><text:tab/><text:span text:style-name="T2">g</text:span><text:span text:style-name="T1">onecalaye</text:span> <text:span text:style-name="T4">(forma fem)</text:span></text:p>
      <text:p text:style-name="P4"><text:tab/><text:span text:style-name="T1">ecalailegi</text:span> civilizado, patrão</text:p>
      <text:p text:style-name="P4"/>
      <text:p text:style-name="P4"><text:span text:style-name="T2">g</text:span><text:span text:style-name="T1">one</text:span><text:span text:style-name="T2">g</text:span><text:span text:style-name="T1">egi </text:span><text:span text:style-name="T2">g</text:span><text:span text:style-name="T1">one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o que é mais importante</text:span></text:p>
      <text:p text:style-name="P4"><text:tab/><text:span text:style-name="T2">g</text:span><text:span text:style-name="T1">one</text:span><text:span text:style-name="T2">g</text:span><text:span text:style-name="T1">e</text:span> <text:span text:style-name="T4">(forma fem)</text:span></text:p>
      <text:p text:style-name="P4"><text:tab/><text:span text:style-name="T2">g</text:span><text:span text:style-name="T1">one</text:span><text:span text:style-name="T2">g</text:span><text:span text:style-name="T1">egipi</text:span> pessoas importantes</text:p>
      <text:p text:style-name="P4"/>
      <text:p text:style-name="P4"><text:span text:style-name="T2">g</text:span><text:span text:style-name="T1">oneleegiwa </text:span><text:span text:style-name="T2">g</text:span><text:span text:style-name="T1">oneleegiwadi</text:span><text:tab/><text:span text:style-name="T4">subst masc</text:span> <text:span text:style-name="T1">homem</text:span></text:p>
      <text:p text:style-name="P4"><text:tab/><text:span text:style-name="T5">aagina</text:span><text:span text:style-name="T3">g</text:span><text:span text:style-name="T5">a</text:span><text:span text:style-name="T4"> (fala da mulher)</text:span></text:p>
      <text:p text:style-name="P4"><text:span text:style-name="T2">g</text:span><text:span text:style-name="T1">onelokodi </text:span><text:span text:style-name="T2">g</text:span><text:span text:style-name="T1">odaamipi</text:span><text:tab/><text:span text:style-name="T4">subst masc</text:span> <text:span text:style-name="T1">1 nosso avô 2 nosso antepassado</text:span></text:p>
      <text:p text:style-name="P4"/>
      <text:p text:style-name="P4"><text:span text:style-name="T2">g</text:span><text:span text:style-name="T1">oneloodo</text:span><text:tab/><text:span text:style-name="T4">subst fem</text:span> <text:span text:style-name="T1">dedo polegar</text:span></text:p>
      <text:p text:style-name="P4"/>
      <text:p text:style-name="P4"><text:span text:style-name="T2">g</text:span><text:span text:style-name="T1">onematagodi </text:span><text:span text:style-name="T2">g</text:span><text:span text:style-name="T1">onematagodoli</text:span><text:tab/><text:span text:style-name="T4">subst masc</text:span> <text:span text:style-name="T1">assassino</text:span></text:p>
      <text:p text:style-name="P4"><text:tab/><text:span text:style-name="T2">g</text:span><text:span text:style-name="T1">onematagodo</text:span> <text:span text:style-name="T4">(forma fem)</text:span> <text:span text:style-name="T1">port</text:span></text:p>
      <text:p text:style-name="P4"><text:tab/><text:span text:style-name="T1">ematakane</text:span><text:span text:style-name="T2">g</text:span><text:span text:style-name="T1">egi</text:span> assassino, matador</text:p>
      <text:p text:style-name="P4"/>
      <text:p text:style-name="P4"><text:span text:style-name="T2">g</text:span><text:span text:style-name="T1">onemeedi </text:span><text:span text:style-name="T2">g</text:span><text:span text:style-name="T1">onemeetitedi</text:span><text:tab/><text:span text:style-name="T4">subst masc</text:span> <text:span text:style-name="T1">coruja</text:span></text:p>
      <text:p text:style-name="P4"><text:tab/><text:span text:style-name="T1">jigití</text:span> corujão</text:p>
      <text:p text:style-name="P4"/>
      <text:p text:style-name="P4"><text:span text:style-name="T2">g</text:span><text:span text:style-name="T1">onepilidi</text:span><text:tab/><text:span text:style-name="T4">subst</text:span> <text:span text:style-name="T1">nossos bens</text:span></text:p>
      <text:p text:style-name="P4"><text:tab/><text:span text:style-name="T2">g</text:span><text:span text:style-name="T1">onebi</text:span> o que pertence a nós</text:p>
      <text:p text:style-name="P4"/>
      <text:p text:style-name="P4"><text:span text:style-name="T2">G</text:span><text:span text:style-name="T1">onewikatito</text:span><text:span text:style-name="T2">g</text:span><text:span text:style-name="T1">odi</text:span><text:tab/><text:span text:style-name="T4">nome próp</text:span> <text:span text:style-name="T1">nosso Salvador</text:span> Aquele que nos faz viver</text:p>
      <text:p text:style-name="P4"><text:soft-page-break/><text:tab/><text:span text:style-name="T1">-ewikatidi</text:span> fazer viver (salvar)</text:p>
      <text:p text:style-name="P4"/>
      <text:p text:style-name="P4">[Seite 62]</text:p>
      <text:p text:style-name="P4">[Spalte 2]</text:p>
      <text:p text:style-name="P4"/>
      <text:p text:style-name="P4"><text:span text:style-name="T2">g</text:span><text:span text:style-name="T1">onibedona </text:span><text:span text:style-name="T2">g</text:span><text:span text:style-name="T1">onibedonali</text:span><text:tab/><text:span text:style-name="T4">subst fem</text:span> <text:span text:style-name="T1">nosso dedo</text:span> da mão esquerda</text:p>
      <text:p text:style-name="P4"><text:tab/><text:span text:style-name="T1">nibedona</text:span> dedo dele</text:p>
      <text:p text:style-name="P4"/>
      <text:p text:style-name="P4"><text:span text:style-name="T2">g</text:span><text:span text:style-name="T1">onigekadi </text:span><text:span text:style-name="T2">g</text:span><text:span text:style-name="T1">onigekaxiidi</text:span><text:tab/><text:span text:style-name="T4">subst</text:span> <text:span text:style-name="T1">lugar para se apresentar</text:span></text:p>
      <text:p text:style-name="P4"><text:tab/><text:span text:style-name="T2">g</text:span><text:span text:style-name="T1">onigekaxi</text:span> tribunal</text:p>
      <text:p text:style-name="P4"/>
      <text:p text:style-name="P4"><text:span text:style-name="T2">g</text:span><text:span text:style-name="T1">onigekaxi </text:span><text:span text:style-name="T2">g</text:span><text:span text:style-name="T1">onigekaxiidi</text:span><text:tab/><text:span text:style-name="T4">subst fem</text:span> <text:span text:style-name="T1">1 casa de julgamento 2 tribunal</text:span></text:p>
      <text:p text:style-name="P4"><text:tab/><text:span text:style-name="T2">g</text:span><text:span text:style-name="T1">onigekadi</text:span> lugar para se apresentar</text:p>
      <text:p text:style-name="P4"/>
      <text:p text:style-name="P4"><text:span text:style-name="T2">G</text:span><text:span text:style-name="T1">onigiwa-aa</text:span><text:span text:style-name="T2">g</text:span><text:span text:style-name="T1">odi</text:span><text:tab/><text:span text:style-name="T4">nom próp</text:span> <text:span text:style-name="T1">nosso Consolador</text:span> <text:span text:style-name="T4">(fala da mulher)</text:span> termo significando o Espírito Santo</text:p>
      <text:p text:style-name="P4"/>
      <text:p text:style-name="P4"><text:span text:style-name="T2">g</text:span><text:span text:style-name="T1">onii</text:span><text:span text:style-name="T2">g</text:span><text:span text:style-name="T1">axino</text:span><text:span text:style-name="T2">g</text:span><text:span text:style-name="T1">odi </text:span><text:span text:style-name="T2">g</text:span><text:span text:style-name="T1">onii</text:span><text:span text:style-name="T2">g</text:span><text:span text:style-name="T1">axino</text:span><text:span text:style-name="T2">g</text:span><text:span text:style-name="T1">ododi</text:span><text:tab/><text:span text:style-name="T4">subst masc</text:span> <text:span text:style-name="T1">1 nosso professor 2 nosso mestre</text:span></text:p>
      <text:p text:style-name="P4"><text:tab/><text:span text:style-name="T2">g</text:span><text:span text:style-name="T1">onii</text:span><text:span text:style-name="T2">g</text:span><text:span text:style-name="T1">axino</text:span><text:span text:style-name="T2">g</text:span><text:span text:style-name="T1">odo</text:span> <text:span text:style-name="T4">(forma fem)</text:span></text:p>
      <text:p text:style-name="P4"><text:tab/><text:span text:style-name="T1">nii</text:span><text:span text:style-name="T2">g</text:span><text:span text:style-name="T1">axino</text:span><text:span text:style-name="T2">g</text:span><text:span text:style-name="T1">odi</text:span> professor</text:p>
      <text:p text:style-name="P4"><text:tab/><text:span text:style-name="T1">-ii</text:span><text:span text:style-name="T2">g</text:span><text:span text:style-name="T1">axina</text:span><text:span text:style-name="T2">g</text:span><text:span text:style-name="T1">a</text:span> ensinar</text:p>
      <text:p text:style-name="P4"/>
      <text:p text:style-name="P4"><text:span text:style-name="T2">g</text:span><text:span text:style-name="T1">onii</text:span><text:span text:style-name="T2">g</text:span><text:span text:style-name="T1">enatakane</text:span><text:span text:style-name="T2">g</text:span><text:span text:style-name="T1">egi </text:span><text:span text:style-name="T2">g</text:span><text:span text:style-name="T1">onii</text:span><text:span text:style-name="T2">g</text:span><text:span text:style-name="T1">enatakane</text:span><text:span text:style-name="T2">g</text:span><text:span text:style-name="T1">eco</text:span><text:tab/><text:span text:style-name="T4">subst masc</text:span> <text:span text:style-name="T1">1 mandamento 2 ordem 3 lei</text:span> mais força do que conselho</text:p>
      <text:p text:style-name="P4"><text:tab/><text:span text:style-name="T1">-ii</text:span><text:span text:style-name="T2">g</text:span><text:span text:style-name="T1">enataka</text:span> mandar</text:p>
      <text:p text:style-name="P4"/>
      <text:p text:style-name="P4"><text:span text:style-name="T2">g</text:span><text:span text:style-name="T1">onila</text:span><text:span text:style-name="T2">g</text:span><text:span text:style-name="T1">adi </text:span><text:span text:style-name="T2">g</text:span><text:span text:style-name="T1">onila</text:span><text:span text:style-name="T2">g</text:span><text:span text:style-name="T1">atedi</text:span><text:tab/><text:span text:style-name="T4">subst masc</text:span> <text:span text:style-name="T1">nossa água para tomar banho</text:span></text:p>
      <text:p text:style-name="P4"><text:tab/><text:span text:style-name="T1">níla</text:span><text:span text:style-name="T2">g</text:span><text:span text:style-name="T1">adi</text:span> água para tomar banho</text:p>
      <text:p text:style-name="P4"><text:tab/><text:span text:style-name="T1">-nila</text:span> tomar banho</text:p>
      <text:p text:style-name="P4"/>
      <text:p text:style-name="P4"><text:span text:style-name="T2">g</text:span><text:span text:style-name="T1">onimagijegi </text:span><text:span text:style-name="T2">g</text:span><text:span text:style-name="T1">onimagijetedi</text:span><text:tab/><text:span text:style-name="T4">subst masc</text:span> <text:span text:style-name="T1">nossa mão esquerda</text:span></text:p>
      <text:p text:style-name="P4"><text:tab/><text:span text:style-name="T1">nimagijegi</text:span> mão esquerda</text:p>
      <text:p text:style-name="P4"><text:tab/><text:span text:style-name="T2">g</text:span><text:span text:style-name="T1">obaa</text:span><text:span text:style-name="T2">g</text:span><text:span text:style-name="T1">adi</text:span> nossa mão direita</text:p>
      <text:p text:style-name="P4"/>
      <text:p text:style-name="P4">[Seite 63]</text:p>
      <text:p text:style-name="P4">[Spalte 1]</text:p>
      <text:p text:style-name="P4"/>
      <text:p text:style-name="P4"><text:span text:style-name="T2">g</text:span><text:span text:style-name="T1">oninionigi </text:span><text:span text:style-name="T2">g</text:span><text:span text:style-name="T1">oniniona</text:span><text:span text:style-name="T2">g</text:span><text:span text:style-name="T1">a</text:span><text:tab/><text:span text:style-name="T4">subst masc</text:span> <text:span text:style-name="T1">1 nosso capitão 2 líder</text:span></text:p>
      <text:p text:style-name="P4"><text:tab/><text:span text:style-name="T2">g</text:span><text:span text:style-name="T1">oniniona</text:span> <text:span text:style-name="T4">(forma fem)</text:span></text:p>
      <text:p text:style-name="P4"><text:tab/><text:span text:style-name="T2">g</text:span><text:span text:style-name="T1">oninionigi-eliodi</text:span> nosso líder grande, rei</text:p>
      <text:p text:style-name="P4"><text:tab/><text:span text:style-name="T1">ninionigi</text:span> capitão, líder</text:p>
      <text:p text:style-name="P4"/>
      <text:p text:style-name="P4"><text:span text:style-name="T2">g</text:span><text:span text:style-name="T1">oninyaagi </text:span><text:span text:style-name="T2">g</text:span><text:span text:style-name="T1">oninyaco</text:span><text:tab/><text:span text:style-name="T4">subst masc</text:span> <text:span text:style-name="T1">nosso acontecimento</text:span> o que aconteceu conosco, muitas vezes coisa má</text:p>
      <text:p text:style-name="P4"><text:tab/><text:span text:style-name="T1">ninyaagi</text:span> acontecimento</text:p>
      <text:p text:style-name="P4"/>
      <text:p text:style-name="P4"><text:span text:style-name="T2">g</text:span><text:span text:style-name="T1">onioda</text:span><text:span text:style-name="T2">g</text:span><text:span text:style-name="T1">axi </text:span><text:span text:style-name="T2">g</text:span><text:span text:style-name="T1">onioda</text:span><text:span text:style-name="T2">g</text:span><text:span text:style-name="T1">axiidi</text:span><text:tab/><text:span text:style-name="T4">subst masc ou fem</text:span> <text:span text:style-name="T1">nossa hospedagem</text:span> p.ex. pensão</text:p>
      <text:p text:style-name="P4"/>
      <text:p text:style-name="P4"><text:span text:style-name="T2">g</text:span><text:span text:style-name="T1">onioladi </text:span><text:span text:style-name="T2">g</text:span><text:span text:style-name="T1">oniolatedi</text:span><text:tab/><text:span text:style-name="T4">subst masc</text:span> <text:span text:style-name="T1">1 nossa boca 2 nosso idioma</text:span></text:p>
      <text:p text:style-name="P4"><text:tab/><text:span text:style-name="T1">nioladi</text:span> boca, língua</text:p>
      <text:p text:style-name="P4"/>
      <text:p text:style-name="P4"><text:span text:style-name="T2">g</text:span><text:span text:style-name="T1">oniotagodi </text:span><text:span text:style-name="T2">g</text:span><text:span text:style-name="T1">oniotagododi </text:span><text:span text:style-name="T2">g</text:span><text:span text:style-name="T1">oniotagodepodi</text:span><text:tab/><text:span text:style-name="T4">(ger) subst masc</text:span> <text:span text:style-name="T1">nosso senhor</text:span></text:p>
      <text:p text:style-name="P4"><text:soft-page-break/><text:tab/><text:span text:style-name="T2">g</text:span><text:span text:style-name="T1">oniotagodo</text:span> <text:span text:style-name="T4">(forma fem)</text:span> usado para referir ao Senhor Deus ou Jesus</text:p>
      <text:p text:style-name="P4"><text:tab/><text:span text:style-name="T1">niotagodi</text:span> senhor, mestre, patrão</text:p>
      <text:p text:style-name="P4"><text:tab/><text:span text:style-name="T1">niotagi</text:span> escravo</text:p>
      <text:p text:style-name="P4"/>
      <text:p text:style-name="P4"><text:span text:style-name="T2">g</text:span><text:span text:style-name="T1">onioxoa </text:span><text:span text:style-name="T2">g</text:span><text:span text:style-name="T1">onioxoadipi</text:span><text:tab/><text:span text:style-name="T4">subst masc</text:span> <text:span text:style-name="T1">nosso irmão</text:span></text:p>
      <text:p text:style-name="P4"><text:tab/><text:span text:style-name="T1">nioxoa</text:span> irmão</text:p>
      <text:p text:style-name="P4"/>
      <text:p text:style-name="P4"><text:span text:style-name="T2">g</text:span><text:span text:style-name="T1">onipene</text:span><text:span text:style-name="T2">g</text:span><text:span text:style-name="T1">egi </text:span><text:span text:style-name="T2">g</text:span><text:span text:style-name="T1">onipene</text:span><text:span text:style-name="T2">g</text:span><text:span text:style-name="T1">ecoli</text:span><text:tab/><text:span text:style-name="T4">subst masc</text:span> <text:span text:style-name="T1">1 tempo de descanso 2 férias</text:span></text:p>
      <text:p text:style-name="P4"><text:tab/><text:span text:style-name="T1">nipene</text:span><text:span text:style-name="T2">g</text:span><text:span text:style-name="T1">egi</text:span> descanso</text:p>
      <text:p text:style-name="P4"><text:tab/><text:span text:style-name="T1">-nipe(ti)</text:span> descansar</text:p>
      <text:p text:style-name="P4"/>
      <text:p text:style-name="P4"><text:span text:style-name="T2">g</text:span><text:span text:style-name="T1">onipenigo </text:span><text:span text:style-name="T2">g</text:span><text:span text:style-name="T1">onipexodi</text:span><text:tab/><text:span text:style-name="T4">subst fem</text:span> <text:span text:style-name="T1">borrachudo (pium)</text:span> inseto</text:p>
      <text:p text:style-name="P4"/>
      <text:p text:style-name="P4"><text:span text:style-name="T2">g</text:span><text:span text:style-name="T1">onipidi </text:span><text:span text:style-name="T2">g</text:span><text:span text:style-name="T1">onipititedi</text:span><text:tab/><text:span text:style-name="T4">subst masc</text:span> <text:span text:style-name="T1">gafanhoto</text:span> inclui tipos diferentes</text:p>
      <text:p text:style-name="P4"/>
      <text:p text:style-name="P4">[Seite 63]</text:p>
      <text:p text:style-name="P4">[Spalte 2]</text:p>
      <text:p text:style-name="P4"/>
      <text:p text:style-name="P4"><text:span text:style-name="T2">g</text:span><text:span text:style-name="T1">oniti</text:span><text:span text:style-name="T2">g</text:span><text:span text:style-name="T1">a </text:span><text:span text:style-name="T2">g</text:span><text:span text:style-name="T1">onitiadi</text:span><text:tab/><text:span text:style-name="T4">adj</text:span> <text:span text:style-name="T1">1 doído 2 nítido</text:span> pode ser por palavras</text:p>
      <text:p text:style-name="P4"/>
      <text:p text:style-name="P4"><text:span text:style-name="T2">g</text:span><text:span text:style-name="T1">oniwa-aagodi</text:span><text:tab/><text:span text:style-name="T4">subst masc</text:span> <text:span text:style-name="T1">nosso senhor</text:span> <text:span text:style-name="T4">(fala da mulher)</text:span></text:p>
      <text:p text:style-name="P4"><text:tab/><text:span text:style-name="T2">g</text:span><text:span text:style-name="T1">oniotagodi</text:span> nosso senhor</text:p>
      <text:p text:style-name="P4"/>
      <text:p text:style-name="P4"><text:span text:style-name="T2">g</text:span><text:span text:style-name="T1">oniwaalo </text:span><text:span text:style-name="T2">g</text:span><text:span text:style-name="T1">oniwaalepodi</text:span><text:tab/><text:span text:style-name="T4">subst fem</text:span> <text:span text:style-name="T1">nossa irmã</text:span></text:p>
      <text:p text:style-name="P4"><text:tab/><text:span text:style-name="T1">niwaalo</text:span> irmã</text:p>
      <text:p text:style-name="P4"/>
      <text:p text:style-name="P4"><text:span text:style-name="T2">g</text:span><text:span text:style-name="T1">oniwedi </text:span><text:span text:style-name="T2">g</text:span><text:span text:style-name="T1">oniwetali</text:span><text:tab/><text:span text:style-name="T4">subst fem</text:span> <text:span text:style-name="T1">nossa roupa velha</text:span></text:p>
      <text:p text:style-name="P4"><text:tab/><text:span text:style-name="T3">g</text:span><text:span text:style-name="T5">oniwe-eedi</text:span><text:span text:style-name="T4"> (fala da mulher)</text:span> ainda úteis</text:p>
      <text:p text:style-name="P4"><text:tab/><text:span text:style-name="T1">niwedi</text:span> roupa velha</text:p>
      <text:p text:style-name="P4"/>
      <text:p text:style-name="P4"><text:span text:style-name="T2">g</text:span><text:span text:style-name="T1">oniwiaje</text:span><text:span text:style-name="T2">g</text:span><text:span text:style-name="T1">egi</text:span><text:tab/><text:span text:style-name="T4">subst masc</text:span> <text:span text:style-name="T1">nossa viagem</text:span></text:p>
      <text:p text:style-name="P4"><text:tab/><text:span text:style-name="T1">niwiaje</text:span> viajar</text:p>
      <text:p text:style-name="P4"/>
      <text:p text:style-name="P4"><text:span text:style-name="T2">g</text:span><text:span text:style-name="T1">oniwino</text:span><text:span text:style-name="T2">g</text:span><text:span text:style-name="T1">odi </text:span><text:span text:style-name="T2">g</text:span><text:span text:style-name="T1">oniwino</text:span><text:span text:style-name="T2">g</text:span><text:span text:style-name="T1">odoli</text:span><text:tab/><text:span text:style-name="T4">subst masc</text:span> <text:span text:style-name="T1">nosso juiz</text:span></text:p>
      <text:p text:style-name="P4"><text:tab/><text:span text:style-name="T1">niwino</text:span><text:span text:style-name="T2">g</text:span><text:span text:style-name="T1">odi</text:span> juiz</text:p>
      <text:p text:style-name="P4"><text:tab/><text:span text:style-name="T1">-iwi</text:span> espiar, olhar, ver</text:p>
      <text:p text:style-name="P4"/>
      <text:p text:style-name="P4"><text:span text:style-name="T2">G</text:span><text:span text:style-name="T1">onoenatagodite</text:span><text:tab/><text:span text:style-name="T4">nom próp</text:span> <text:span text:style-name="T1">nosso Criador, Senhor Deus</text:span></text:p>
      <text:p text:style-name="P4"><text:tab/><text:span text:style-name="T2">g</text:span><text:span text:style-name="T1">onoeno</text:span><text:span text:style-name="T2">g</text:span><text:span text:style-name="T1">odite</text:span> herói de lendas</text:p>
      <text:p text:style-name="P4"/>
      <text:p text:style-name="P4"><text:span text:style-name="T2">G</text:span><text:span text:style-name="T1">onoeno</text:span><text:span text:style-name="T2">g</text:span><text:span text:style-name="T1">odite</text:span><text:tab/><text:span text:style-name="T4">nom próp</text:span> <text:span text:style-name="T1">1 nosso Deus 2 herói de lendas</text:span></text:p>
      <text:p text:style-name="P4"><text:tab/><text:span text:style-name="T1">Inoeno</text:span><text:span text:style-name="T2">g</text:span><text:span text:style-name="T1">odi(te)</text:span> meu Deus</text:p>
      <text:p text:style-name="P4"/>
      <text:p text:style-name="P4"><text:span text:style-name="T2">g</text:span><text:span text:style-name="T1">ono</text:span><text:span text:style-name="T2">g</text:span><text:span text:style-name="T1">eedi </text:span><text:span text:style-name="T2">g</text:span><text:span text:style-name="T1">ono</text:span><text:span text:style-name="T2">g</text:span><text:span text:style-name="T1">etedi</text:span><text:tab/><text:span text:style-name="T4">subst masc</text:span> <text:span text:style-name="T1">1 nosso galardão 2 nosso tesouro</text:span></text:p>
      <text:p text:style-name="P4"><text:tab/><text:span text:style-name="T1">no</text:span><text:span text:style-name="T2">g</text:span><text:span text:style-name="T1">eedi</text:span> galardão, tesouro</text:p>
      <text:p text:style-name="P4"/>
      <text:p text:style-name="P4"><text:span text:style-name="T2">g</text:span><text:span text:style-name="T1">onoodo </text:span><text:span text:style-name="T2">g</text:span><text:span text:style-name="T1">onoodoli, </text:span><text:span text:style-name="T2">g</text:span><text:span text:style-name="T1">onoodijadi</text:span><text:tab/><text:span text:style-name="T4">subst fem</text:span> <text:span text:style-name="T1">1 mosquito 2 pernilongo</text:span></text:p>
      <text:p text:style-name="P4"/>
      <text:p text:style-name="P4">[Seite 64]</text:p>
      <text:p text:style-name="P4">[Spalte 1]</text:p>
      <text:p text:style-name="P4"/>
      <text:p text:style-name="P4"><text:span text:style-name="T2">g</text:span><text:span text:style-name="T1">onoojedi </text:span><text:span text:style-name="T2">g</text:span><text:span text:style-name="T1">onoojetedi</text:span><text:tab/><text:span text:style-name="T4">subst masc</text:span> <text:span text:style-name="T1">1 nossa compra 2 nossa mercadoria</text:span></text:p>
      <text:p text:style-name="P4"><text:soft-page-break/><text:tab/><text:span text:style-name="T1">noojedi</text:span> compra, mercadoria</text:p>
      <text:p text:style-name="P4"><text:tab/><text:span text:style-name="T1">-noojete</text:span> comprar</text:p>
      <text:p text:style-name="P4"><text:tab/><text:span text:style-name="T2">g</text:span><text:span text:style-name="T1">onoojetekadi</text:span> loja, mercado</text:p>
      <text:p text:style-name="P4"/>
      <text:p text:style-name="P4"><text:span text:style-name="T2">g</text:span><text:span text:style-name="T1">onoojetekaxi </text:span><text:span text:style-name="T2">g</text:span><text:span text:style-name="T1">onoojetekadi</text:span><text:tab/><text:span text:style-name="T4">subst fem</text:span> <text:span text:style-name="T1">1 nossa loja 2 nosso mercado</text:span></text:p>
      <text:p text:style-name="P4"><text:tab/><text:span text:style-name="T1">-noojete</text:span> comprar</text:p>
      <text:p text:style-name="P4"><text:tab/><text:span text:style-name="T2">g</text:span><text:span text:style-name="T1">onoojedi</text:span> nossa compra, mercadoria</text:p>
      <text:p text:style-name="P4"/>
      <text:p text:style-name="P4"><text:span text:style-name="T2">g</text:span><text:span text:style-name="T1">onoojetekegi </text:span><text:span text:style-name="T2">g</text:span><text:span text:style-name="T1">onoojetekeco</text:span><text:tab/><text:span text:style-name="T4">subst masc</text:span> <text:span text:style-name="T1">nosso negócio</text:span></text:p>
      <text:p text:style-name="P4"><text:tab/><text:span text:style-name="T1">-noojete</text:span> comprar</text:p>
      <text:p text:style-name="P4"/>
      <text:p text:style-name="P4"><text:span text:style-name="T2">g</text:span><text:span text:style-name="T1">onowiena</text:span><text:span text:style-name="T2">g</text:span><text:span text:style-name="T1">axi </text:span><text:span text:style-name="T2">g</text:span><text:span text:style-name="T1">onowiena</text:span><text:span text:style-name="T2">g</text:span><text:span text:style-name="T1">axiidi</text:span><text:tab/><text:span text:style-name="T4">subst fem</text:span> <text:span text:style-name="T1">nosso Posto Indígena</text:span></text:p>
      <text:p text:style-name="P4"><text:tab/><text:span text:style-name="T1">nowiena</text:span><text:span text:style-name="T2">g</text:span><text:span text:style-name="T1">axi</text:span> posto indígena</text:p>
      <text:p text:style-name="P4"><text:tab/><text:span text:style-name="T2">g</text:span><text:span text:style-name="T1">onowieno</text:span><text:span text:style-name="T2">g</text:span><text:span text:style-name="T1">odi</text:span> nosso encarregado, chefe do posto</text:p>
      <text:p text:style-name="P4"/>
      <text:p text:style-name="P4"><text:span text:style-name="T2">g</text:span><text:span text:style-name="T1">onowieno</text:span><text:span text:style-name="T2">g</text:span><text:span text:style-name="T1">odi </text:span><text:span text:style-name="T2">g</text:span><text:span text:style-name="T1">onowieno</text:span><text:span text:style-name="T2">g</text:span><text:span text:style-name="T1">ododi</text:span><text:tab/><text:span text:style-name="T4">subst masc</text:span> <text:span text:style-name="T1">1 nosso chefe 2 encarregado</text:span> chefe de posto</text:p>
      <text:p text:style-name="P4"><text:tab/><text:span text:style-name="T2">g</text:span><text:span text:style-name="T1">onowieno</text:span><text:span text:style-name="T2">g</text:span><text:span text:style-name="T1">odo</text:span> <text:span text:style-name="T4">(forma fem)</text:span> ele que nos cuida</text:p>
      <text:p text:style-name="P4"><text:tab/><text:span text:style-name="T1">-owie</text:span> cuidar de alguém ou alguma coisa</text:p>
      <text:p text:style-name="P4"/>
      <text:p text:style-name="P4"><text:span text:style-name="T2">g</text:span><text:span text:style-name="T1">opokona</text:span><text:span text:style-name="T2">g</text:span><text:span text:style-name="T1">a </text:span><text:span text:style-name="T2">g</text:span><text:span text:style-name="T1">opokonakatedi</text:span><text:tab/><text:span text:style-name="T4">subst fem</text:span> <text:span text:style-name="T1">crão-crão</text:span> <text:span text:style-name="T4">(reg)</text:span> pássaro grande</text:p>
      <text:p text:style-name="P4"/>
      <text:p text:style-name="P4"><text:span text:style-name="T2">g</text:span><text:span text:style-name="T1">otaciledi </text:span><text:span text:style-name="T2">g</text:span><text:span text:style-name="T1">otaciletedi</text:span><text:tab/><text:span text:style-name="T4">subst masc</text:span> <text:span text:style-name="T1">nossas feridas</text:span></text:p>
      <text:p text:style-name="P4"><text:tab/><text:span text:style-name="T1">-acilotidi</text:span> ferir</text:p>
      <text:p text:style-name="P4"/>
      <text:p text:style-name="P4"><text:span text:style-name="T2">g</text:span><text:span text:style-name="T1">otamo</text:span><text:span text:style-name="T2">g</text:span><text:span text:style-name="T1">o </text:span><text:span text:style-name="T2">g</text:span><text:span text:style-name="T1">otamokijadi</text:span><text:tab/><text:span text:style-name="T4">subst masc</text:span> <text:span text:style-name="T1">algodão</text:span></text:p>
      <text:p text:style-name="P4"/>
      <text:p text:style-name="P4"><text:span text:style-name="T2">g</text:span><text:span text:style-name="T1">otanigijegi </text:span><text:span text:style-name="T2">g</text:span><text:span text:style-name="T1">otanigijedi</text:span><text:tab/><text:span text:style-name="T4">subst masc</text:span> <text:span text:style-name="T1">nossa plantação</text:span></text:p>
      <text:p text:style-name="P4"><text:tab/><text:span text:style-name="T1">eyanigijegi</text:span> minha plantação</text:p>
      <text:p text:style-name="P4"/>
      <text:p text:style-name="P4"><text:span text:style-name="T2">g</text:span><text:span text:style-name="T1">otiwa</text:span><text:span text:style-name="T2">g</text:span><text:span text:style-name="T1">atakane</text:span><text:span text:style-name="T2">g</text:span><text:span text:style-name="T1">egi </text:span><text:span text:style-name="T2">g</text:span><text:span text:style-name="T1">otiwa</text:span><text:span text:style-name="T2">g</text:span><text:span text:style-name="T1">atakane</text:span><text:span text:style-name="T2">g</text:span><text:span text:style-name="T1">eco</text:span><text:tab/><text:span text:style-name="T4">subst masc</text:span> <text:span text:style-name="T1">nossa fé</text:span></text:p>
      <text:p text:style-name="P4"/>
      <text:p text:style-name="P4">[Seite 64]</text:p>
      <text:p text:style-name="P4">[Spalte 2]</text:p>
      <text:p text:style-name="P4"/>
      <text:p text:style-name="P4"><text:span text:style-name="T2">g</text:span><text:span text:style-name="T1">otoa</text:span><text:span text:style-name="T2">g</text:span><text:span text:style-name="T1">egi </text:span><text:span text:style-name="T2">g</text:span><text:span text:style-name="T1">otoa</text:span><text:span text:style-name="T2">g</text:span><text:span text:style-name="T1">a</text:span><text:span text:style-name="T2">g</text:span><text:span text:style-name="T1">a</text:span><text:tab/><text:span text:style-name="T4">subst masc</text:span> <text:span text:style-name="T1">tatu</text:span></text:p>
      <text:p text:style-name="P4"/>
      <text:p text:style-name="P4"><text:span text:style-name="T2">g</text:span><text:span text:style-name="T1">otoa</text:span><text:span text:style-name="T2">g</text:span><text:span text:style-name="T1">egi-ligi </text:span><text:span text:style-name="T2">g</text:span><text:span text:style-name="T1">otoa</text:span><text:span text:style-name="T2">g</text:span><text:span text:style-name="T1">egi-licoli</text:span><text:tab/><text:span text:style-name="T4">subst masc</text:span> <text:span text:style-name="T1">trilho de tatu</text:span></text:p>
      <text:p text:style-name="P4"><text:tab/><text:span text:style-name="T1">ligi</text:span> trilho</text:p>
      <text:p text:style-name="P4"><text:tab/><text:span text:style-name="T2">g</text:span><text:span text:style-name="T1">otoa</text:span><text:span text:style-name="T2">g</text:span><text:span text:style-name="T1">egi</text:span> tatu</text:p>
      <text:p text:style-name="P4"/>
      <text:p text:style-name="P4"><text:span text:style-name="T1">-</text:span><text:span text:style-name="T2">g</text:span><text:span text:style-name="T1">owala</text:span><text:span text:style-name="T2">g</text:span><text:span text:style-name="T1">adi</text:span><text:tab/><text:span text:style-name="T4">vt</text:span> <text:span text:style-name="T1">deixar sem graça, amarelo ou pálido</text:span></text:p>
      <text:p text:style-name="P4"><text:tab/><text:span text:style-name="T1">i</text:span><text:span text:style-name="T2">g</text:span><text:span text:style-name="T1">owi</text:span> amarelo</text:p>
      <text:p text:style-name="P4"/>
      <text:p text:style-name="P4"><text:span text:style-name="T2">g</text:span><text:span text:style-name="T1">oweenigi </text:span><text:span text:style-name="T2">g</text:span><text:span text:style-name="T1">oweena</text:span><text:span text:style-name="T2">g</text:span><text:span text:style-name="T1">a</text:span><text:tab/><text:span text:style-name="T4">subst masc</text:span> <text:span text:style-name="T1">1 nossa refeição 2 nossa comida niweenigi</text:span> refeição, comida</text:p>
      <text:p text:style-name="P4"/>
      <text:p text:style-name="P4"><text:span text:style-name="T2">g</text:span><text:span text:style-name="T1">owidi </text:span><text:span text:style-name="T2">g</text:span><text:span text:style-name="T1">owititedi</text:span><text:tab/><text:span text:style-name="T4">subst masc</text:span> <text:span text:style-name="T1">serpente grande</text:span> dragão de mito</text:p>
      <text:p text:style-name="P4"><text:span text:style-name="T2">g</text:span><text:span text:style-name="T1">owi</text:span><text:span text:style-name="T2">g</text:span><text:span text:style-name="T1">adi </text:span><text:span text:style-name="T2">g</text:span><text:span text:style-name="T1">owikatedi</text:span><text:tab/><text:span text:style-name="T4">poss</text:span> <text:span text:style-name="T1">nosso (animal)</text:span></text:p>
      <text:p text:style-name="P4"><text:tab/><text:span text:style-name="T1">-wi</text:span><text:span text:style-name="T2">g</text:span><text:span text:style-name="T1">adi</text:span> pertence a</text:p>
      <text:p text:style-name="P4"/>
      <text:p text:style-name="P4"><text:span text:style-name="T2">g</text:span><text:span text:style-name="T1">owixedi </text:span><text:span text:style-name="T2">g</text:span><text:span text:style-name="T1">owixetedi</text:span><text:tab/><text:span text:style-name="T4">subst masc</text:span> <text:span text:style-name="T1">algema</text:span> corda para amarrar animal</text:p>
      <text:p text:style-name="P4"><text:tab/><text:span text:style-name="T1">liwixedi</text:span> corda dele</text:p>
      <text:p text:style-name="P4"><text:soft-page-break/></text:p>
      <text:p text:style-name="P4"><text:span text:style-name="T2">g</text:span><text:span text:style-name="T1">owokoma</text:span><text:span text:style-name="T2">g</text:span><text:span text:style-name="T1">a</text:span><text:tab/><text:span text:style-name="T4">subst masc</text:span> <text:span text:style-name="T1">nosso estômago</text:span></text:p>
      <text:p text:style-name="P4"><text:tab/><text:span text:style-name="T1">-wokoma</text:span><text:span text:style-name="T2">g</text:span><text:span text:style-name="T1">a</text:span> estômago de</text:p>
      <text:p text:style-name="P4"/>
      <text:p text:style-name="P4"><text:span text:style-name="T2">g</text:span><text:span text:style-name="T1">oxii</text:span><text:span text:style-name="T2">g</text:span><text:span text:style-name="T1">a </text:span><text:span text:style-name="T2">g</text:span><text:span text:style-name="T1">oxiadi</text:span><text:tab/><text:span text:style-name="T4">subst masc</text:span> <text:span text:style-name="T1">bugio</text:span> macaco preto</text:p>
      <text:p text:style-name="P4"><text:tab/><text:span text:style-name="T2">g</text:span><text:span text:style-name="T1">oxii</text:span><text:span text:style-name="T2">g</text:span><text:span text:style-name="T1">a-liwena</text:span><text:span text:style-name="T2">g</text:span><text:span text:style-name="T1">a</text:span> corda de violão</text:p>
      <text:p text:style-name="P4"/>
      <text:p text:style-name="P4"><text:span text:style-name="T2">g</text:span><text:span text:style-name="T1">oxii</text:span><text:span text:style-name="T2">g</text:span><text:span text:style-name="T1">a-liwena</text:span><text:span text:style-name="T2">g</text:span><text:span text:style-name="T1">a </text:span><text:span text:style-name="T2">g</text:span><text:span text:style-name="T1">oxii</text:span><text:span text:style-name="T2">g</text:span><text:span text:style-name="T1">a-liwenakatedi</text:span><text:tab/><text:span text:style-name="T4">subst fem</text:span> <text:span text:style-name="T1">violão</text:span></text:p>
      <text:p text:style-name="P4"><text:tab/><text:span text:style-name="T2">g</text:span><text:span text:style-name="T1">oxii</text:span><text:span text:style-name="T2">g</text:span><text:span text:style-name="T1">a</text:span> bugio</text:p>
      <text:p text:style-name="P4"><text:tab/><text:span text:style-name="T1">liwena</text:span><text:span text:style-name="T2">g</text:span><text:span text:style-name="T1">a</text:span> tripa, intestino</text:p>
      <text:p text:style-name="P4"><text:tab/><text:span text:style-name="T1">no</text:span><text:span text:style-name="T2">g</text:span><text:span text:style-name="T1">oxii</text:span><text:span text:style-name="T2">g</text:span><text:span text:style-name="T1">a-liwena</text:span><text:span text:style-name="T2">g</text:span><text:span text:style-name="T1">a</text:span> violão dele</text:p>
      <text:p text:style-name="P4"/>
      <text:p text:style-name="P4"><text:span text:style-name="T2">g</text:span><text:span text:style-name="T1">oxilo </text:span><text:span text:style-name="T2">g</text:span><text:span text:style-name="T1">oxilodi, </text:span><text:span text:style-name="T2">g</text:span><text:span text:style-name="T1">oxiloli</text:span><text:tab/><text:span text:style-name="T4">subst masc ou fem</text:span> <text:span text:style-name="T1">jaguatirica</text:span></text:p>
      <text:p text:style-name="P4"/>
      <text:p text:style-name="P4">[Seite 65]</text:p>
      <text:p text:style-name="P4">[Spalte 1]</text:p>
      <text:p text:style-name="P4"/>
      <text:p text:style-name="P1">I - i</text:p>
      <text:p text:style-name="P4"/>
      <text:p text:style-name="P4"><text:span text:style-name="T1">-iaadi</text:span><text:tab/><text:span text:style-name="T4">vi</text:span> <text:span text:style-name="T1">acabar de comer</text:span></text:p>
      <text:p text:style-name="P4"/>
      <text:p text:style-name="P4"><text:span text:style-name="T1">-iadi(tibige)</text:span><text:tab/><text:span text:style-name="T4">vt</text:span> <text:span text:style-name="T1">sentir falta de alguém ou algo</text:span></text:p>
      <text:p text:style-name="P4"><text:tab/><text:span text:style-name="T5">-i-aadi(tibige)</text:span><text:span text:style-name="T4"> (fala da mulher)</text:span></text:p>
      <text:p text:style-name="P4"><text:tab/><text:span text:style-name="T1">-niadi(ticogi)</text:span> ter saudades daqui</text:p>
      <text:p text:style-name="P4"/>
      <text:p text:style-name="P4"><text:span text:style-name="T1">-iadi(ticogi)</text:span><text:tab/><text:span text:style-name="T4">vt</text:span> <text:span text:style-name="T1">ter saudades de lá</text:span></text:p>
      <text:p text:style-name="P4"><text:tab/><text:span text:style-name="T1">-niadi(ticogi)</text:span> ter saudades daqui</text:p>
      <text:p text:style-name="P4"><text:tab/><text:span text:style-name="T1">-iadi(tibige)</text:span> sentir falta de algo, alguém</text:p>
      <text:p text:style-name="P4"/>
      <text:p text:style-name="P4"><text:span text:style-name="T1">-iale</text:span><text:tab/><text:span text:style-name="T4">vi</text:span> <text:span text:style-name="T1">fugir</text:span></text:p>
      <text:p text:style-name="P4"/>
      <text:p text:style-name="P4"><text:span text:style-name="T1">-iate</text:span><text:tab/><text:span text:style-name="T4">vt</text:span> <text:span text:style-name="T1">correr atrás</text:span></text:p>
      <text:p text:style-name="P4"><text:tab/><text:span text:style-name="T1">-iate(tibece)</text:span> perseguir</text:p>
      <text:p text:style-name="P4"/>
      <text:p text:style-name="P4"><text:span text:style-name="T1">-ia(tedi)</text:span><text:tab/><text:span text:style-name="T4">vt</text:span> <text:span text:style-name="T1">pôr para dentro</text:span></text:p>
      <text:p text:style-name="P4"/>
      <text:p text:style-name="P4"><text:span text:style-name="T1">-iate(tibece)</text:span><text:tab/><text:span text:style-name="T4">vt</text:span> <text:span text:style-name="T1">perseguir</text:span></text:p>
      <text:p text:style-name="P4"><text:tab/><text:span text:style-name="T1">-iate</text:span> correr atrás</text:p>
      <text:p text:style-name="P4"/>
      <text:p text:style-name="P4"><text:span text:style-name="T1">-iba</text:span><text:tab/><text:span text:style-name="T4">vi</text:span> <text:span text:style-name="T1">trabalhar</text:span></text:p>
      <text:p text:style-name="P4"><text:tab/><text:span text:style-name="T5">-iba-aa</text:span><text:span text:style-name="T4"> (fala da mulher)</text:span></text:p>
      <text:p text:style-name="P4"/>
      <text:p text:style-name="P4"><text:span text:style-name="T1">-ibada</text:span><text:tab/><text:span text:style-name="T4">vt</text:span> <text:span text:style-name="T1">não ter confiança em alguém para fazer algo</text:span></text:p>
      <text:p text:style-name="P4"><text:tab/><text:span text:style-name="T1">-dinibada</text:span> ter preguiça</text:p>
      <text:p text:style-name="P4"/>
      <text:p text:style-name="P4"><text:span text:style-name="T1">-ibagi</text:span><text:tab/><text:span text:style-name="T4">vi</text:span> <text:span text:style-name="T1">ficar com sono</text:span></text:p>
      <text:p text:style-name="P4"/>
      <text:p text:style-name="P4"><text:span text:style-name="T1">-ibakajetegi -ibakajetedi</text:span><text:tab/><text:span text:style-name="T4">subst masc</text:span> <text:span text:style-name="T1">1 fruto do trabalho 2 coisas roubadas</text:span></text:p>
      <text:p text:style-name="P4"><text:tab/><text:span text:style-name="T1">-ibakajete</text:span> <text:span text:style-name="T4">(forma fem)</text:span></text:p>
      <text:p text:style-name="P4"><text:tab/><text:span text:style-name="T1">libakajetegi</text:span> fruto do trabalho dele (inclusive de furtos)</text:p>
      <text:p text:style-name="P4"/>
      <text:p text:style-name="P4"><text:span text:style-name="T1">ibakawa ibakawepodi</text:span><text:tab/><text:span text:style-name="T4">v</text:span> <text:span text:style-name="T1">trabalhamos juntos</text:span></text:p>
      <text:p text:style-name="P4"><text:soft-page-break/><text:tab/><text:span text:style-name="T1">libakawa</text:span> seu companheiro de serviço</text:p>
      <text:p text:style-name="P4"><text:tab/><text:span text:style-name="T1">libakedi</text:span> serviço dele</text:p>
      <text:p text:style-name="P4"/>
      <text:p text:style-name="P4">[Seite 65]</text:p>
      <text:p text:style-name="P4">[Spalte 2]</text:p>
      <text:p text:style-name="P4"/>
      <text:p text:style-name="P4"><text:span text:style-name="T1">-ibake</text:span><text:tab/><text:span text:style-name="T4">vt</text:span> <text:span text:style-name="T1">1 ocupar 2 usar</text:span></text:p>
      <text:p text:style-name="P4"/>
      <text:p text:style-name="P4"><text:span text:style-name="T1">ibakedi ibaketedi</text:span><text:tab/><text:span text:style-name="T4">subst masc</text:span> <text:span text:style-name="T1">meu serviço</text:span></text:p>
      <text:p text:style-name="P4"><text:tab/><text:span text:style-name="T5">iba-aakedi</text:span><text:span text:style-name="T4"> (fala da mulher)</text:span></text:p>
      <text:p text:style-name="P4"><text:tab/><text:span text:style-name="T1">libakedi</text:span> serviço dele</text:p>
      <text:p text:style-name="P4"><text:tab/><text:span text:style-name="T1">-bakedi</text:span> serviço de</text:p>
      <text:p text:style-name="P4"/>
      <text:p text:style-name="P4"><text:span text:style-name="T1">-ibanegi</text:span><text:tab/><text:span text:style-name="T4">vi</text:span> <text:span text:style-name="T1">emagrecer</text:span></text:p>
      <text:p text:style-name="P4"/>
      <text:p text:style-name="P4"><text:span text:style-name="T1">-ibanoo</text:span><text:tab/><text:span text:style-name="T4">vt</text:span> <text:span text:style-name="T1">1 cobrar 2 pagar</text:span></text:p>
      <text:p text:style-name="P4"><text:tab/><text:span text:style-name="T1">-ibanoo(teci)</text:span> tomar, tirar, desarmar</text:p>
      <text:p text:style-name="P4"/>
      <text:p text:style-name="P4"><text:span text:style-name="T1">-ibanoo(teci)</text:span><text:tab/><text:span text:style-name="T4">vt</text:span> <text:span text:style-name="T1">1 tomar 2 tirar</text:span> desarmar, tirando armas</text:p>
      <text:p text:style-name="P4"><text:tab/><text:span text:style-name="T1">-ibanoo</text:span> cobrar, pagar</text:p>
      <text:p text:style-name="P4"/>
      <text:p text:style-name="P4"><text:span text:style-name="T1">-ibatá</text:span><text:tab/><text:span text:style-name="T4">vi</text:span> <text:span text:style-name="T1">errar, estar errado</text:span> sem saber ou por intenção</text:p>
      <text:p text:style-name="P4"/>
      <text:p text:style-name="P4"><text:span text:style-name="T1">-iba(ta)</text:span><text:tab/><text:span text:style-name="T4">vt</text:span> <text:span text:style-name="T1">pegar</text:span></text:p>
      <text:p text:style-name="P4"><text:tab/><text:span text:style-name="T5">-iba-aa(ta)</text:span><text:span text:style-name="T4"> (fala da mulher)</text:span> com a mão; pegar palavras</text:p>
      <text:p text:style-name="P4"><text:tab/><text:span text:style-name="T1">-iba</text:span> trabalhar</text:p>
      <text:p text:style-name="P4"><text:tab/><text:span text:style-name="T1">-iba(tege)</text:span> receber algo, alguém</text:p>
      <text:p text:style-name="P4"/>
      <text:p text:style-name="P4"><text:span text:style-name="T1">-ibatakatidi</text:span><text:tab/><text:span text:style-name="T4">vt</text:span> <text:span text:style-name="T1">fazer alguém errar</text:span></text:p>
      <text:p text:style-name="P4"><text:tab/><text:span text:style-name="T1">-ibatá</text:span> errar</text:p>
      <text:p text:style-name="P4"/>
      <text:p text:style-name="P4"><text:span text:style-name="T1">-iba(tege)</text:span><text:tab/><text:span text:style-name="T4">vt</text:span> <text:span text:style-name="T1">receber alguém, algo</text:span></text:p>
      <text:p text:style-name="P4"><text:tab/><text:span text:style-name="T1">-iba(ta)</text:span> pegar</text:p>
      <text:p text:style-name="P4"/>
      <text:p text:style-name="P4"><text:span text:style-name="T1">-ibato</text:span><text:tab/><text:span text:style-name="T4">vi</text:span> <text:span text:style-name="T1">tumultuar</text:span> fazer tumulto</text:p>
      <text:p text:style-name="P4"/>
      <text:p text:style-name="P4"><text:span text:style-name="T1">-ibayoda</text:span><text:span text:style-name="T2">g</text:span><text:span text:style-name="T1">adi</text:span><text:tab/><text:span text:style-name="T4">vt</text:span> <text:span text:style-name="T1">amargurar</text:span> fazer comida amarga, raramente fazer pessoas tristes</text:p>
      <text:p text:style-name="P4"/>
      <text:p text:style-name="P8">[Seite 66]</text:p>
      <text:p text:style-name="P8">[Spalte 1]</text:p>
      <text:p text:style-name="P8"/>
      <text:p text:style-name="P8"><text:span text:style-name="T1">-ibeceeke</text:span><text:tab/><text:span text:style-name="T4">vt</text:span> <text:span text:style-name="T1">fazer entrar num burraco </text:span>só refere a caçar um animal, e fazer entrar no buraco dele</text:p>
      <text:p text:style-name="P8"/>
      <text:p text:style-name="P8"><text:span text:style-name="T1">-ibedo(tece)</text:span><text:tab/><text:span text:style-name="T4">vt</text:span> <text:span text:style-name="T1">abraçar</text:span></text:p>
      <text:p text:style-name="P8"><text:tab/><text:span text:style-name="T1">-dinibedo</text:span> se abraçar</text:p>
      <text:p text:style-name="P8"/>
      <text:p text:style-name="P8"><text:span text:style-name="T1">-ibeo</text:span><text:tab/><text:span text:style-name="T4">vt</text:span> <text:span text:style-name="T1">esperar</text:span></text:p>
      <text:p text:style-name="P8"><text:tab/><text:span text:style-name="T1">-nibeo(tege)</text:span> esperar</text:p>
      <text:p text:style-name="P8"/>
      <text:p text:style-name="P8"><text:span text:style-name="T1">ibeyaca</text:span><text:span text:style-name="T2">g</text:span><text:span text:style-name="T1">adi</text:span><text:tab/><text:span text:style-name="T4">conj</text:span> <text:span text:style-name="T1">por causa de </text:span>por causa de uma coisa essencialmente má</text:p>
      <text:p text:style-name="P8"><text:tab/><text:span text:style-name="T1">lee</text:span><text:span text:style-name="T2">g</text:span><text:span text:style-name="T1">odi</text:span> por causa de (palavra geral)</text:p>
      <text:p text:style-name="P8"/>
      <text:p text:style-name="P8"><text:soft-page-break/><text:span text:style-name="T1">-ibeyaca</text:span><text:span text:style-name="T2">g</text:span><text:span text:style-name="T1">adi</text:span><text:tab/><text:span text:style-name="T4">vt</text:span> <text:span text:style-name="T1">atrapalhar</text:span></text:p>
      <text:p text:style-name="P8"/>
      <text:p text:style-name="P8"><text:span text:style-name="T1">ibeyaca</text:span><text:span text:style-name="T2">g</text:span><text:span text:style-name="T1">ajegi</text:span><text:tab/><text:span text:style-name="T4">subst masc</text:span> <text:span text:style-name="T1">1 meu mal 2 meu defeito 3 minha deficiência</text:span></text:p>
      <text:p text:style-name="P8"><text:tab/><text:span text:style-name="T1">-beyace</text:span><text:span text:style-name="T2">g</text:span><text:span text:style-name="T1">egi</text:span> pecado ou mal de</text:p>
      <text:p text:style-name="P8"/>
      <text:p text:style-name="P8"><text:span text:style-name="T1">-ibiko</text:span><text:tab/><text:span text:style-name="T4">vi</text:span> <text:span text:style-name="T1">1 pensar em fazer algo 2 torrar mandioca ou farinha</text:span></text:p>
      <text:p text:style-name="P8"><text:tab/><text:span text:style-name="T1">-ibiko(tibece)</text:span> sonhar no dia</text:p>
      <text:p text:style-name="P8"/>
      <text:p text:style-name="P8"><text:span text:style-name="T1">-ibikota</text:span><text:tab/><text:span text:style-name="T4">vt</text:span> <text:span text:style-name="T1">1 medir 2 marcar</text:span></text:p>
      <text:p text:style-name="P8"><text:tab/><text:span text:style-name="T1">ibikotaxedi</text:span> minha marca</text:p>
      <text:p text:style-name="P8"/>
      <text:p text:style-name="P8"><text:span text:style-name="T1">-ibiko(tibece)</text:span><text:tab/><text:span text:style-name="T4">vi</text:span> <text:span text:style-name="T1">sonhar no dia </text:span>criança faz o papel de (brincando)</text:p>
      <text:p text:style-name="P8"/>
      <text:p text:style-name="P8"><text:span text:style-name="T1">-ibilaka</text:span><text:tab/><text:span text:style-name="T4">vi</text:span> <text:span text:style-name="T1">1 fazer croché 2 pontilhar</text:span></text:p>
      <text:p text:style-name="P8"><text:tab/><text:span text:style-name="T1">libilagi</text:span> croché dela</text:p>
      <text:p text:style-name="P8"/>
      <text:p text:style-name="P8"><text:span text:style-name="T1">-ibinie</text:span><text:tab/><text:span text:style-name="T4">vt</text:span> <text:span text:style-name="T1">1 limpar 2 purificar 3 abençoar 4 fazer bonito</text:span></text:p>
      <text:p text:style-name="P8"><text:tab/><text:span text:style-name="T1">-apita</text:span><text:span text:style-name="T2">g</text:span><text:span text:style-name="T1">adi</text:span> limpar com água, vassoura, etc.</text:p>
      <text:p text:style-name="P8"/>
      <text:p text:style-name="P8"><text:span text:style-name="T1">-ibode</text:span><text:tab/><text:span text:style-name="T4">vt</text:span> <text:span text:style-name="T1">1 despedir 2 pedir licença 3 avisar</text:span></text:p>
      <text:p text:style-name="P8"/>
      <text:p text:style-name="P8"><text:span text:style-name="T1">ibodena</text:span><text:span text:style-name="T2">g</text:span><text:span text:style-name="T1">ane</text:span><text:span text:style-name="T2">g</text:span><text:span text:style-name="T1">ecajo</text:span><text:tab/><text:span text:style-name="T4">subst masc</text:span> <text:span text:style-name="T1">pessoa despedida por mim</text:span></text:p>
      <text:p text:style-name="P8"/>
      <text:p text:style-name="P8">[Seite 66]</text:p>
      <text:p text:style-name="P8">[Spalte 2]</text:p>
      <text:p text:style-name="P8"/>
      <text:p text:style-name="P8"><text:span text:style-name="T1">-ibodicaxi</text:span><text:tab/><text:span text:style-name="T4">vt</text:span> <text:span text:style-name="T1">1 dar notícias 2 avisar</text:span></text:p>
      <text:p text:style-name="P8"><text:tab/><text:span text:style-name="T1">-ibodice(tibige)</text:span> ter notícias de</text:p>
      <text:p text:style-name="P8"><text:tab/><text:span text:style-name="T1">-ibodice</text:span> ter notícias</text:p>
      <text:p text:style-name="P8"/>
      <text:p text:style-name="P8"><text:span text:style-name="T1">-ibodice</text:span><text:tab/><text:span text:style-name="T4">vi</text:span> <text:span text:style-name="T1">ter notícias</text:span></text:p>
      <text:p text:style-name="P8"><text:tab/><text:span text:style-name="T1">-ibodice(tibige)</text:span> ter notícias de</text:p>
      <text:p text:style-name="P8"/>
      <text:p text:style-name="P8"><text:span text:style-name="T1">-ibodice(tibige)</text:span><text:tab/><text:span text:style-name="T4">vt</text:span> <text:span text:style-name="T1">ter notícias de</text:span></text:p>
      <text:p text:style-name="P8"><text:tab/><text:span text:style-name="T1">-ibodicaxi</text:span> ter notícias</text:p>
      <text:p text:style-name="P8"/>
      <text:p text:style-name="P8"><text:span text:style-name="T1">-ibo</text:span><text:span text:style-name="T2">g</text:span><text:span text:style-name="T1">odi(tege)</text:span><text:tab/><text:span text:style-name="T4">vt</text:span> <text:span text:style-name="T1">1 comparar 2 medir </text:span>comparar com alguém que não está presente</text:p>
      <text:p text:style-name="P8"><text:tab/><text:span text:style-name="T1">-iciaceeke(tege)</text:span> comparar</text:p>
      <text:p text:style-name="P8"/>
      <text:p text:style-name="P8"><text:span text:style-name="T1">-ibolela</text:span><text:span text:style-name="T2">g</text:span><text:span text:style-name="T1">a</text:span><text:tab/><text:span text:style-name="T4">vi</text:span> <text:span text:style-name="T1">beliscar</text:span></text:p>
      <text:p text:style-name="P8"/>
      <text:p text:style-name="P8"><text:span text:style-name="T1">-iboli</text:span><text:span text:style-name="T2">g</text:span><text:span text:style-name="T1">a</text:span><text:tab/><text:span text:style-name="T4">vt</text:span> <text:span text:style-name="T1">envergonhar-se </text:span>ter vergonha</text:p>
      <text:p text:style-name="P8"/>
      <text:p text:style-name="P8"><text:span text:style-name="T1">-ibolikatidi</text:span><text:tab/><text:span text:style-name="T4">vt</text:span> <text:span text:style-name="T1">envergonhar alguém</text:span></text:p>
      <text:p text:style-name="P8"><text:tab/><text:span text:style-name="T1">-iboli</text:span><text:span text:style-name="T2">g</text:span><text:span text:style-name="T1">a</text:span> envergonhar-se, ter vergonha</text:p>
      <text:p text:style-name="P8"/>
      <text:p text:style-name="P8"><text:span text:style-name="T1">-iboo</text:span><text:tab/><text:span text:style-name="T4">vt</text:span> <text:span text:style-name="T1">1 dar 2 entregar </text:span>um presente</text:p>
      <text:p text:style-name="P8"><text:tab/><text:span text:style-name="T1">-boonigi</text:span> presente de</text:p>
      <text:p text:style-name="P8"/>
      <text:p text:style-name="P8"><text:span text:style-name="T1">iboonigi<text:tab/>iboona</text:span><text:span text:style-name="T2">g</text:span><text:span text:style-name="T1">a </text:span><text:span text:style-name="T4">subst masc</text:span> <text:span text:style-name="T1">meu presente</text:span></text:p>
      <text:p text:style-name="P8"><text:tab/><text:span text:style-name="T1">-boonigi</text:span> presente de</text:p>
      <text:p text:style-name="P8"><text:tab/><text:span text:style-name="T1">-iboo</text:span> dar ou entregar presente</text:p>
      <text:p text:style-name="P8"><text:soft-page-break/></text:p>
      <text:p text:style-name="P8"><text:span text:style-name="T1">-ibo(tege)</text:span><text:tab/><text:span text:style-name="T4">vt</text:span> <text:span text:style-name="T1">1 suportar, agüentar 2 empatar 3 chegar junto</text:span></text:p>
      <text:p text:style-name="P8"/>
      <text:p text:style-name="P8"><text:span text:style-name="T1">-ibo(tineci)</text:span><text:tab/><text:span text:style-name="T4">vt</text:span> <text:span text:style-name="T1">caber</text:span></text:p>
      <text:p text:style-name="P8"><text:tab/><text:span text:style-name="T1">-ali(ti)</text:span> caber, engolir</text:p>
      <text:p text:style-name="P8"/>
      <text:p text:style-name="P8"><text:span text:style-name="T1">ica<text:tab/>icoa</text:span> <text:span text:style-name="T4">dem</text:span> <text:span text:style-name="T1">esse, tem, há </text:span>veja o paradigma (365)</text:p>
      <text:p text:style-name="P8"><text:tab/><text:span text:style-name="T1">a</text:span><text:span text:style-name="T2">g</text:span><text:span text:style-name="T1">ica</text:span> não tem</text:p>
      <text:p text:style-name="P8"><text:tab/><text:span text:style-name="T1">icoda (</text:span><text:span text:style-name="T4">forma dim)</text:span></text:p>
      <text:p text:style-name="P8"><text:tab/><text:span text:style-name="T1">ica ina</text:span> parece que ...</text:p>
      <text:p text:style-name="P8"/>
      <text:p text:style-name="P8">[Seite 67]</text:p>
      <text:p text:style-name="P8">[Spalte 1]</text:p>
      <text:p text:style-name="P8"/>
      <text:p text:style-name="P8"><text:span text:style-name="T1">icaa</text:span><text:span text:style-name="T2">g</text:span><text:span text:style-name="T1">ica<text:tab/>icaa</text:span><text:span text:style-name="T2">g</text:span><text:span text:style-name="T1">icoa </text:span><text:span text:style-name="T4">conj</text:span> <text:span text:style-name="T1">até mesmo, mesmo que, e também</text:span></text:p>
      <text:p text:style-name="P8"><text:tab/><text:span text:style-name="T1">ica</text:span> tem, esse</text:p>
      <text:p text:style-name="P8"/>
      <text:p text:style-name="P8"><text:span text:style-name="T1">icaana</text:span><text:span text:style-name="T2">g</text:span><text:span text:style-name="T1">a</text:span><text:tab/><text:span text:style-name="T4">adv temp</text:span> <text:span text:style-name="T1">quando</text:span></text:p>
      <text:p text:style-name="P8"><text:tab/><text:span text:style-name="T1">icaa-na</text:span><text:span text:style-name="T2">g</text:span><text:span text:style-name="T1">a</text:span></text:p>
      <text:p text:style-name="P8"/>
      <text:p text:style-name="P8"><text:span text:style-name="T1">icame</text:span><text:tab/><text:span text:style-name="T4">excl</text:span> <text:span text:style-name="T1">que! que coisa!</text:span></text:p>
      <text:p text:style-name="P8"/>
      <text:p text:style-name="P8"><text:span text:style-name="T1">icanodaa</text:span><text:span text:style-name="T2">g</text:span><text:span text:style-name="T1">ee(ta)</text:span><text:tab/><text:span text:style-name="T4">adj</text:span> <text:span text:style-name="T1">como, como vai ser (ele)</text:span></text:p>
      <text:p text:style-name="P8"><text:tab/><text:span text:style-name="T1">icanodaa</text:span><text:span text:style-name="T2">g</text:span><text:span text:style-name="T1">ejina</text:span><text:span text:style-name="T2">g</text:span><text:span text:style-name="T1">a</text:span> como eu vou ser</text:p>
      <text:p text:style-name="P8"><text:tab/><text:span text:style-name="T1">anodaa</text:span><text:span text:style-name="T2">g</text:span><text:span text:style-name="T1">ee </text:span>como, maneira (dele)</text:p>
      <text:p text:style-name="P8"/>
      <text:p text:style-name="P8"><text:span text:style-name="T1">-ici</text:span><text:tab/><text:span text:style-name="T4">vt</text:span> <text:span text:style-name="T1">1 tentar 2 experimentar 3 provar</text:span></text:p>
      <text:p text:style-name="P8"/>
      <text:p text:style-name="P8"><text:span text:style-name="T1">-icí</text:span><text:tab/><text:span text:style-name="T4">vi</text:span> <text:span text:style-name="T1">sarar</text:span></text:p>
      <text:p text:style-name="P8"><text:tab/><text:span text:style-name="T1">-icilatidi</text:span> curar</text:p>
      <text:p text:style-name="P8"><text:tab/><text:span text:style-name="T1">-iliditi</text:span> sarar</text:p>
      <text:p text:style-name="P8"/>
      <text:p text:style-name="P8"><text:span text:style-name="T1">-iciaceeke(tege)</text:span><text:tab/><text:span text:style-name="T4">vt</text:span> <text:span text:style-name="T1">comparar</text:span> fazer comparação entre, acha que alguém ou algo é semelhante com outro</text:p>
      <text:p text:style-name="P8"><text:tab/><text:span text:style-name="T1">liciagi</text:span> igual, como</text:p>
      <text:p text:style-name="P8"><text:tab/><text:span text:style-name="T1">-ibo</text:span><text:span text:style-name="T2">g</text:span><text:span text:style-name="T1">odi</text:span> comparar</text:p>
      <text:p text:style-name="P8"/>
      <text:p text:style-name="P8"><text:span text:style-name="T1">iciijegi<text:tab/>iciijetedi </text:span><text:span text:style-name="T4">subst masc</text:span> <text:span text:style-name="T1">espinho que fere</text:span></text:p>
      <text:p text:style-name="P8"/>
      <text:p text:style-name="P8"><text:span text:style-name="T1">-icilatidi</text:span><text:tab/><text:span text:style-name="T4">vt</text:span> <text:span text:style-name="T1">curar</text:span></text:p>
      <text:p text:style-name="P8"><text:tab/><text:span text:style-name="T1">-icí</text:span> curar</text:p>
      <text:p text:style-name="P8"/>
      <text:p text:style-name="P8"><text:span text:style-name="T1">-ici(teloco)</text:span><text:tab/><text:span text:style-name="T4">vt</text:span> <text:span text:style-name="T1">1 experimentar 2 tentar provar 3 provar</text:span> numa área</text:p>
      <text:p text:style-name="P8"><text:tab/><text:span text:style-name="T1">-ici</text:span> tentar, experimentar, provar</text:p>
      <text:p text:style-name="P8"><text:tab/><text:span text:style-name="T1">-dinee(ta)</text:span> provar, tentar</text:p>
      <text:p text:style-name="P8"/>
      <text:p text:style-name="P8"><text:span text:style-name="T1">ico</text:span><text:tab/><text:span text:style-name="T4">vi</text:span> <text:span text:style-name="T1">vir chegar</text:span> usado como verbo auxiliar para significar coisa ou evento futuro</text:p>
      <text:p text:style-name="P8"/>
      <text:p text:style-name="P8">[Seite 67]</text:p>
      <text:p text:style-name="P8">[Spalte 2]</text:p>
      <text:p text:style-name="P8"/>
      <text:p text:style-name="P8"><text:span text:style-name="T1">icoatawece</text:span><text:tab/><text:span text:style-name="T4">adj quant</text:span> <text:span text:style-name="T1">tudo</text:span></text:p>
      <text:p text:style-name="P8"><text:tab/><text:span text:style-name="T1">ica</text:span> esse, tem</text:p>
      <text:p text:style-name="P8"><text:soft-page-break/><text:tab/><text:span text:style-name="T1">icoa</text:span> esses</text:p>
      <text:p text:style-name="P8"/>
      <text:p text:style-name="P8"><text:span text:style-name="T1">ico</text:span><text:span text:style-name="T2">g</text:span><text:span text:style-name="T1">egi<text:tab/>ico</text:span><text:span text:style-name="T2">g</text:span><text:span text:style-name="T1">a</text:span><text:span text:style-name="T2">g</text:span><text:span text:style-name="T1">a </text:span><text:span text:style-name="T4">subst masc</text:span> <text:span text:style-name="T1">estrangeiro</text:span></text:p>
      <text:p text:style-name="P8"><text:tab/><text:span text:style-name="T1">anokegi</text:span> estrangeiro</text:p>
      <text:p text:style-name="P8"/>
      <text:p text:style-name="P8"><text:span text:style-name="T1">-ico</text:span><text:span text:style-name="T2">g</text:span><text:span text:style-name="T1">otee(ticogi)</text:span><text:tab/><text:span text:style-name="T4">vt</text:span> <text:span text:style-name="T1">trazer de lá</text:span></text:p>
      <text:p text:style-name="P8"><text:tab/><text:span text:style-name="T1">-ico</text:span><text:span text:style-name="T2">g</text:span><text:span text:style-name="T1">o(tigi)</text:span> vir de lá</text:p>
      <text:p text:style-name="P8"/>
      <text:p text:style-name="P8"><text:span text:style-name="T1">ico</text:span><text:span text:style-name="T2">g</text:span><text:span text:style-name="T1">o(ticogi)</text:span><text:tab/><text:span text:style-name="T4">vi</text:span> <text:span text:style-name="T1">vir de lá</text:span> coisa viva ou transporte</text:p>
      <text:p text:style-name="P8"><text:tab/><text:span text:style-name="T1">-ico</text:span><text:span text:style-name="T2">g</text:span><text:span text:style-name="T1">o(tigi)</text:span> vir de lá (coisa natural, palavras, poder ou autoridade)</text:p>
      <text:p text:style-name="P8"/>
      <text:p text:style-name="P8"><text:span text:style-name="T1">-ico</text:span><text:span text:style-name="T2">g</text:span><text:span text:style-name="T1">o(tigi)</text:span><text:tab/><text:span text:style-name="T4">vi</text:span> <text:span text:style-name="T1">vir de lá</text:span> coisa natural como chuva, fala, palavras, poder</text:p>
      <text:p text:style-name="P8"><text:span text:style-name="T1"><text:tab/>-ico</text:span><text:span text:style-name="T2">g</text:span><text:span text:style-name="T1">o(ticogi)</text:span> vir de lá (coisa viva ou transporte)</text:p>
      <text:p text:style-name="P8"/>
      <text:p text:style-name="P8"><text:span text:style-name="T1">icokica</text:span><text:tab/><text:span text:style-name="T4">adv</text:span> <text:span text:style-name="T1">só, somente aquilo ou aquele</text:span></text:p>
      <text:p text:style-name="P8"><text:tab/><text:span text:style-name="T1">ijokijo</text:span> <text:span text:style-name="T4">(sinôn)</text:span></text:p>
      <text:p text:style-name="P8"/>
      <text:p text:style-name="P8"><text:span text:style-name="T1">-icoo</text:span><text:span text:style-name="T2">g</text:span><text:span text:style-name="T1">adi<text:tab/>-icoo</text:span><text:span text:style-name="T2">g</text:span><text:span text:style-name="T1">atedi </text:span><text:span text:style-name="T4">subst masc</text:span> <text:span text:style-name="T1">lugar para parar de</text:span></text:p>
      <text:p text:style-name="P8"><text:tab/><text:span text:style-name="T1">nicoo</text:span><text:span text:style-name="T2">g</text:span><text:span text:style-name="T1">adi</text:span> lugar para parar</text:p>
      <text:p text:style-name="P8"/>
      <text:p text:style-name="P8"><text:span text:style-name="T1">icoolatigi</text:span><text:tab/><text:span text:style-name="T4">subst masc</text:span> <text:span text:style-name="T1">finado</text:span></text:p>
      <text:p text:style-name="P8"><text:tab/><text:span text:style-name="T1">acoolatigi</text:span> <text:span text:style-name="T4">(forma fem)</text:span> refere à pessoa morta</text:p>
      <text:p text:style-name="P8"/>
      <text:p text:style-name="P8"><text:span text:style-name="T1">icota</text:span><text:tab/><text:span text:style-name="T4">vi</text:span> <text:span text:style-name="T1">ele (ou ela) chega até destino</text:span></text:p>
      <text:p text:style-name="P8"><text:tab/><text:span text:style-name="T1">-o(ta)</text:span> chegar até destino, encontrar</text:p>
      <text:p text:style-name="P8"/>
      <text:p text:style-name="P8"><text:span text:style-name="T1">-ico(ti)</text:span><text:tab/><text:span text:style-name="T4">vi</text:span> <text:span text:style-name="T1">1 sentar-se 2 parar 3 cessar atividade</text:span></text:p>
      <text:p text:style-name="P8"/>
      <text:p text:style-name="P8"><text:span text:style-name="T1">ida<text:tab/>idoa </text:span><text:span text:style-name="T4">dem</text:span> <text:span text:style-name="T1">aquele lá, aí</text:span> veja o paradigma (365)</text:p>
      <text:p text:style-name="P8"><text:tab/><text:span text:style-name="T1">ica</text:span> esse</text:p>
      <text:p text:style-name="P8"><text:tab/><text:span text:style-name="T1">ni</text:span><text:span text:style-name="T2">g</text:span><text:span text:style-name="T1">ida</text:span> aquele</text:p>
      <text:p text:style-name="P8"><text:tab/><text:span text:style-name="T1">idane</text:span> lá</text:p>
      <text:p text:style-name="P8"><text:tab/><text:span text:style-name="T1">idoda</text:span> <text:span text:style-name="T4">(forma dim)</text:span></text:p>
      <text:p text:style-name="P8"/>
      <text:p text:style-name="P8">[Seite 68]</text:p>
      <text:p text:style-name="P8">[Spalte 1]</text:p>
      <text:p text:style-name="P8"/>
      <text:p text:style-name="P8"><text:span text:style-name="T1">ida anejitege</text:span><text:tab/><text:span text:style-name="T4">vt</text:span> <text:span text:style-name="T1">1 tenho parte com ele 2 pertencer a</text:span></text:p>
      <text:p text:style-name="P8"><text:tab/><text:span text:style-name="T1">ida ane-eji-tege</text:span></text:p>
      <text:p text:style-name="P8"><text:tab/><text:span text:style-name="T1">ida aneetege</text:span> ele pertence a ele</text:p>
      <text:p text:style-name="P8"/>
      <text:p text:style-name="P8"><text:span text:style-name="T1">ida anenitege</text:span><text:tab/><text:span text:style-name="T4">vt</text:span> <text:span text:style-name="T1">você pertence a ele, você tem parte com ele</text:span></text:p>
      <text:p text:style-name="P8"><text:tab/><text:span text:style-name="T1">ida anejitege</text:span> pertenço a ele</text:p>
      <text:p text:style-name="P8"><text:tab/><text:span text:style-name="T1">ida aneetege</text:span> ele pertence a ele</text:p>
      <text:p text:style-name="P8"/>
      <text:p text:style-name="P8"><text:span text:style-name="T1">(ida) ane-(e-)(tege)</text:span><text:tab/><text:span text:style-name="T4">adv frase</text:span> <text:span text:style-name="T1">1 ter parte com ... 2 pertencer a ...</text:span></text:p>
      <text:p text:style-name="P8"/>
      <text:p text:style-name="P8"><text:span text:style-name="T1">idaa</text:span><text:tab/><text:span text:style-name="T4">conj masc</text:span> <text:span text:style-name="T1">e ..., também</text:span></text:p>
      <text:p text:style-name="P8"/>
      <text:p text:style-name="P8"><text:span text:style-name="T1">idaa (-a(tigi))</text:span><text:tab/><text:span text:style-name="T4">vt</text:span> <text:span text:style-name="T1">começar a</text:span></text:p>
      <text:p text:style-name="P8"><text:tab/><text:span text:style-name="T1">idi -a(te)</text:span> colocar num lugar</text:p>
      <text:p text:style-name="P8"/>
      <text:p text:style-name="P8"><text:soft-page-break/><text:span text:style-name="T1">idaa</text:span><text:span text:style-name="T2">g</text:span><text:span text:style-name="T1">ee</text:span><text:tab/><text:span text:style-name="T4">adv</text:span> <text:span text:style-name="T1">assim, assim mesmo, é assim</text:span> pode ser ele é assim</text:p>
      <text:p text:style-name="P8"><text:tab/><text:span text:style-name="T1">e</text:span><text:span text:style-name="T2">g</text:span><text:span text:style-name="T1">idaa</text:span><text:span text:style-name="T2">g</text:span><text:span text:style-name="T1">ee</text:span> ainda</text:p>
      <text:p text:style-name="P8"><text:tab/><text:span text:style-name="T1">idaa</text:span><text:span text:style-name="T2">g</text:span><text:span text:style-name="T1">eji</text:span> sou assim</text:p>
      <text:p text:style-name="P8"/>
      <text:p text:style-name="P8"><text:span text:style-name="T1">idaa</text:span><text:span text:style-name="T2">g</text:span><text:span text:style-name="T1">ejatigi</text:span><text:tab/><text:span text:style-name="T4">vt</text:span> <text:span text:style-name="T1">comecei a ...</text:span></text:p>
      <text:p text:style-name="P8"><text:tab/><text:span text:style-name="T1">idaa</text:span><text:span text:style-name="T2">g</text:span><text:span text:style-name="T1">eyatedigi</text:span> começou a ...</text:p>
      <text:p text:style-name="P8"><text:tab/><text:span text:style-name="T1">idaa(-a(tigi))</text:span> começar a ...</text:p>
      <text:p text:style-name="P8"/>
      <text:p text:style-name="P8"><text:span text:style-name="T1">idaa</text:span><text:span text:style-name="T2">g</text:span><text:span text:style-name="T1">eyatedigi</text:span><text:tab/><text:span text:style-name="T4">vt</text:span> <text:span text:style-name="T1">começou a ...</text:span></text:p>
      <text:p text:style-name="P8"><text:tab/><text:span text:style-name="T1">idaa(-a(tigi))</text:span> começar a ...</text:p>
      <text:p text:style-name="P8"><text:tab/><text:span text:style-name="T1">idaaejatigi</text:span> comecei a ...</text:p>
      <text:p text:style-name="P8"/>
      <text:p text:style-name="P8"><text:span text:style-name="T1">idaa</text:span><text:span text:style-name="T2">g</text:span><text:span text:style-name="T1">ida<text:tab/>idaa</text:span><text:span text:style-name="T2">g</text:span><text:span text:style-name="T1">idoa </text:span><text:span text:style-name="T4">adv</text:span> <text:span text:style-name="T1">1 assim mesmo 2 ele mesmo</text:span></text:p>
      <text:p text:style-name="P8"/>
      <text:p text:style-name="P8"><text:span text:style-name="T1">idaalogodi</text:span><text:tab/><text:span text:style-name="T4">adj</text:span> <text:span text:style-name="T1">1 pequeno 2 curto 3 baixo</text:span> não só altura</text:p>
      <text:p text:style-name="P8"/>
      <text:p text:style-name="P8"><text:span text:style-name="T1">-ida</text:span><text:span text:style-name="T2">g</text:span><text:span text:style-name="T1">adi</text:span><text:tab/><text:span text:style-name="T4">vt</text:span> <text:span text:style-name="T1">acender</text:span> lâmpada</text:p>
      <text:p text:style-name="P8"/>
      <text:p text:style-name="P8">[Seite 68]</text:p>
      <text:p text:style-name="P8">[Spalte 2]</text:p>
      <text:p text:style-name="P8"/>
      <text:p text:style-name="P8"><text:span text:style-name="T1">ida</text:span><text:span text:style-name="T2">g</text:span><text:span text:style-name="T1">a</text:span><text:span text:style-name="T2">g</text:span><text:span text:style-name="T1">a</text:span><text:tab/><text:span text:style-name="T4">conj</text:span> <text:span text:style-name="T1">também</text:span> comparando</text:p>
      <text:p text:style-name="P8"><text:tab/><text:span text:style-name="T1">idi</text:span><text:span text:style-name="T2">g</text:span><text:span text:style-name="T1">a</text:span><text:span text:style-name="T2">g</text:span><text:span text:style-name="T1">a</text:span> ali também</text:p>
      <text:p text:style-name="P8"><text:tab/><text:span text:style-name="T1">ida</text:span><text:span text:style-name="T2">g</text:span><text:span text:style-name="T1">a</text:span><text:span text:style-name="T2">g</text:span><text:span text:style-name="T1">aee</text:span> também (ele) é assim</text:p>
      <text:p text:style-name="P8"><text:tab/><text:span text:style-name="T1">ida</text:span><text:span text:style-name="T2">g</text:span><text:span text:style-name="T1">a</text:span><text:span text:style-name="T2">g</text:span><text:span text:style-name="T1">aeji</text:span> também eu sou assim</text:p>
      <text:p text:style-name="P8"/>
      <text:p text:style-name="P8"><text:span text:style-name="T1">ida</text:span><text:span text:style-name="T2">g</text:span><text:span text:style-name="T1">a</text:span><text:span text:style-name="T2">g</text:span><text:span text:style-name="T1">aee</text:span><text:tab/><text:span text:style-name="T4">intro</text:span> <text:span text:style-name="T1">1 aconteceu assim 2 ele foi assim</text:span></text:p>
      <text:p text:style-name="P8"><text:tab/><text:span text:style-name="T1">ida</text:span><text:span text:style-name="T2">g</text:span><text:span text:style-name="T1">a</text:span><text:span text:style-name="T2">g</text:span><text:span text:style-name="T1">eji</text:span> assim eu ...</text:p>
      <text:p text:style-name="P8"/>
      <text:p text:style-name="P8"><text:span text:style-name="T1">idapa</text:span><text:span text:style-name="T2">g</text:span><text:span text:style-name="T1">a</text:span><text:tab/><text:span text:style-name="T4">dem</text:span> <text:span text:style-name="T1">aquele (e não outro)</text:span> usado para escolher entre duas coisas</text:p>
      <text:p text:style-name="P8"/>
      <text:p text:style-name="P8"><text:span text:style-name="T1">idapa</text:span><text:span text:style-name="T2">g</text:span><text:span text:style-name="T1">a diiticogi</text:span><text:tab/><text:span text:style-name="T4">adv</text:span> <text:span text:style-name="T1">cada vez mais</text:span></text:p>
      <text:p text:style-name="P8"/>
      <text:p text:style-name="P8"><text:span text:style-name="T1">idatawece<text:tab/>idoatawece </text:span><text:span text:style-name="T4">adj quant</text:span> <text:span text:style-name="T1">todos aqueles</text:span></text:p>
      <text:p text:style-name="P8"><text:tab/><text:span text:style-name="T1">adatawece</text:span> <text:span text:style-name="T4">(forma fem)</text:span></text:p>
      <text:p text:style-name="P8"/>
      <text:p text:style-name="P8"><text:span text:style-name="T1">idatecibece</text:span><text:tab/><text:span text:style-name="T4">adv</text:span> <text:span text:style-name="T1">às vezes</text:span></text:p>
      <text:p text:style-name="P8"><text:tab/><text:span text:style-name="T1">idatibece</text:span> muitas vezes, às vezes</text:p>
      <text:p text:style-name="P8"/>
      <text:p text:style-name="P8"><text:span text:style-name="T1">idatibece</text:span><text:tab/><text:span text:style-name="T4">núm</text:span> <text:span text:style-name="T1">alguns</text:span> veja o paradigma (365)</text:p>
      <text:p text:style-name="P8"><text:tab/><text:span text:style-name="T1">idatecibece</text:span> às vezes</text:p>
      <text:p text:style-name="P8"><text:tab/><text:span text:style-name="T1">iditibece</text:span> alguns</text:p>
      <text:p text:style-name="P8"/>
      <text:p text:style-name="P8"><text:span text:style-name="T1">-id-(e)</text:span><text:tab/><text:span text:style-name="T4">vi</text:span> <text:span text:style-name="T1">comportar-se</text:span></text:p>
      <text:p text:style-name="P8"/>
      <text:p text:style-name="P8"><text:span text:style-name="T1">ide</text:span><text:span text:style-name="T2">g</text:span><text:span text:style-name="T1">eledi</text:span><text:tab/><text:span text:style-name="T4">dem</text:span> <text:span text:style-name="T1">este outro</text:span></text:p>
      <text:p text:style-name="P8"/>
      <text:p text:style-name="P8"><text:span text:style-name="T1">idei</text:span><text:tab/><text:span text:style-name="T4">loc</text:span> <text:span text:style-name="T1">estava lá</text:span></text:p>
      <text:p text:style-name="P8"/>
      <text:p text:style-name="P8"><text:span text:style-name="T1">idejigo</text:span><text:tab/><text:span text:style-name="T4">vt</text:span> <text:span text:style-name="T1">considero ou trato como</text:span></text:p>
      <text:p text:style-name="P8"><text:tab/><text:span text:style-name="T1">id(-igo)</text:span> tratar como, considerar como</text:p>
      <text:p text:style-name="P8"><text:tab/><text:span text:style-name="T1">idemii</text:span> você trata ou considera como</text:p>
      <text:p text:style-name="P8"><text:soft-page-break/></text:p>
      <text:p text:style-name="P8"><text:span text:style-name="T1">-idela</text:span><text:span text:style-name="T2">g</text:span><text:span text:style-name="T1">awa<text:tab/>-idela</text:span><text:span text:style-name="T2">g</text:span><text:span text:style-name="T1">awadi </text:span><text:span text:style-name="T4">subst masc ou fem</text:span> <text:span text:style-name="T1">inimigo</text:span></text:p>
      <text:p text:style-name="P8"/>
      <text:p text:style-name="P8"><text:span text:style-name="T1">-idele</text:span><text:tab/><text:span text:style-name="T4">vi</text:span> <text:span text:style-name="T1">brigar 2 combater 3 lutar</text:span></text:p>
      <text:p text:style-name="P8"><text:tab/><text:span text:style-name="T1">-idele</text:span><text:span text:style-name="T2">g</text:span><text:span text:style-name="T1">e</text:span> brigar com, lutar com</text:p>
      <text:p text:style-name="P8"/>
      <text:p text:style-name="P8">[Seite 69]</text:p>
      <text:p text:style-name="P8">[Spalte 1]</text:p>
      <text:p text:style-name="P8"/>
      <text:p text:style-name="P8"><text:span text:style-name="T1">idele</text:span><text:span text:style-name="T2">g</text:span><text:span text:style-name="T1">egi</text:span><text:tab/><text:span text:style-name="T4">adj</text:span> <text:span text:style-name="T1">1 briguento 2 violento</text:span></text:p>
      <text:p text:style-name="P8"><text:tab/><text:span text:style-name="T1">idele</text:span><text:span text:style-name="T2">g</text:span><text:span text:style-name="T1">e</text:span> <text:span text:style-name="T4">(forma fem)</text:span></text:p>
      <text:p text:style-name="P8"><text:tab/><text:span text:style-name="T1">-idele</text:span> brigar, lutar</text:p>
      <text:p text:style-name="P8"/>
      <text:p text:style-name="P8"><text:span text:style-name="T1">idelogo</text:span><text:tab/><text:span text:style-name="T4">subst masc</text:span> <text:span text:style-name="T1">ilha</text:span></text:p>
      <text:p text:style-name="P8"><text:tab/><text:span text:style-name="T1">idelogo-nelegi</text:span> ilha grande</text:p>
      <text:p text:style-name="P8"><text:tab/><text:span text:style-name="T1">idelo</text:span><text:span text:style-name="T2">g</text:span><text:span text:style-name="T1">ole</text:span> lagoa pequena</text:p>
      <text:p text:style-name="P8"/>
      <text:p text:style-name="P8"><text:span text:style-name="T1">idelo</text:span><text:span text:style-name="T2">g</text:span><text:span text:style-name="T1">ole</text:span><text:tab/><text:span text:style-name="T4">subst fem</text:span> <text:span text:style-name="T1">1 lagoa pequena 2 tanque</text:span></text:p>
      <text:p text:style-name="P8"><text:tab/><text:span text:style-name="T1">idelogo</text:span> ilha</text:p>
      <text:p text:style-name="P8"/>
      <text:p text:style-name="P8"><text:span text:style-name="T1">idi idiwa</text:span><text:tab/><text:span text:style-name="T4">dem</text:span> <text:span text:style-name="T1">este</text:span> veja o paradigma (365)</text:p>
      <text:p text:style-name="P8"><text:tab/><text:span text:style-name="T1">ni</text:span><text:span text:style-name="T2">g</text:span><text:span text:style-name="T1">idi</text:span> este</text:p>
      <text:p text:style-name="P8"/>
      <text:p text:style-name="P8"><text:span text:style-name="T1">-idí</text:span><text:tab/><text:span text:style-name="T4">vt</text:span> <text:span text:style-name="T1">escrever</text:span></text:p>
      <text:p text:style-name="P8"><text:tab/><text:span text:style-name="T1">-idiko</text:span> escrever para, estudar</text:p>
      <text:p text:style-name="P8"/>
      <text:p text:style-name="P8"><text:span text:style-name="T1">ídi</text:span><text:tab/><text:span text:style-name="T4">adj</text:span> <text:span text:style-name="T1">aceso</text:span></text:p>
      <text:p text:style-name="P8"/>
      <text:p text:style-name="P8"><text:span text:style-name="T1">idi -a(te)</text:span><text:tab/><text:span text:style-name="T4">vt</text:span> <text:span text:style-name="T1">1 colocar num lugar 2 começar a</text:span></text:p>
      <text:p text:style-name="P8"><text:tab/><text:span text:style-name="T1">idi ejate</text:span> coloquei num lugar, comecei a</text:p>
      <text:p text:style-name="P8"/>
      <text:p text:style-name="P8"><text:span text:style-name="T1">idi ejo</text:span><text:tab/><text:span text:style-name="T4">vi</text:span> <text:span text:style-name="T1">eu estou, fico ou fiquei lá</text:span></text:p>
      <text:p text:style-name="P8"><text:tab/><text:span text:style-name="T1">idi -o(te)</text:span> ficar lá, estar ali</text:p>
      <text:p text:style-name="P8"/>
      <text:p text:style-name="P8"><text:span text:style-name="T1">idi -o(te)</text:span><text:tab/><text:span text:style-name="T4">vi</text:span> <text:span text:style-name="T1">ficar ou estar lá</text:span></text:p>
      <text:p text:style-name="P8"><text:tab/><text:span text:style-name="T1">idi ejote</text:span> fico ou fiquei lá, estou ou estava lá</text:p>
      <text:p text:style-name="P8"/>
      <text:p text:style-name="P8"><text:span text:style-name="T1">idiaa</text:span><text:tab/><text:span text:style-name="T4">loc</text:span> <text:span text:style-name="T1">lá, ali</text:span> spatial</text:p>
      <text:p text:style-name="P8"><text:tab/><text:span text:style-name="T1">idiaa</text:span><text:span text:style-name="T2">g</text:span><text:span text:style-name="T1">ejigo</text:span> vou lá buscar</text:p>
      <text:p text:style-name="P8"><text:tab/><text:span text:style-name="T1">idiaa</text:span><text:span text:style-name="T2">g</text:span><text:span text:style-name="T1">ejo</text:span> estou, estava lá</text:p>
      <text:p text:style-name="P8"/>
      <text:p text:style-name="P8"><text:span text:style-name="T1">idiaa</text:span><text:span text:style-name="T2">g</text:span><text:span text:style-name="T1">ejo</text:span><text:tab/><text:span text:style-name="T4">vi</text:span> <text:span text:style-name="T1">estou ou estava lá</text:span></text:p>
      <text:p text:style-name="P8"><text:tab/><text:span text:style-name="T1">idiaa</text:span><text:span text:style-name="T2">g</text:span><text:span text:style-name="T1">-o(te)</text:span> estar lá</text:p>
      <text:p text:style-name="P8"/>
      <text:p text:style-name="P8"><text:span text:style-name="T1">idiaa</text:span><text:span text:style-name="T2">g</text:span><text:span text:style-name="T1">idi<text:tab/>idiaa</text:span><text:span text:style-name="T2">g</text:span><text:span text:style-name="T1">idiwa </text:span><text:span text:style-name="T4">pro enf</text:span> <text:span text:style-name="T1">1 ele mesmo 2 também ele</text:span></text:p>
      <text:p text:style-name="P8"><text:tab/><text:span text:style-name="T1">adiaa</text:span><text:span text:style-name="T2">g</text:span><text:span text:style-name="T1">adi</text:span> <text:span text:style-name="T4">(forma fem)</text:span></text:p>
      <text:p text:style-name="P8"/>
      <text:p text:style-name="P8">[Seite 69]</text:p>
      <text:p text:style-name="P8">[Spalte 2]</text:p>
      <text:p text:style-name="P8"/>
      <text:p text:style-name="P8"><text:span text:style-name="T1">idiaa</text:span><text:span text:style-name="T2">g</text:span><text:span text:style-name="T1">i(te)</text:span><text:tab/><text:span text:style-name="T4">loc</text:span> <text:span text:style-name="T1">também ali</text:span></text:p>
      <text:p text:style-name="P8"><text:tab/><text:span text:style-name="T5">idiaa</text:span><text:span text:style-name="T3">g</text:span><text:span text:style-name="T5">i-ii(te)</text:span><text:span text:style-name="T4"> (fala da mulher)</text:span></text:p>
      <text:p text:style-name="P8"><text:soft-page-break/></text:p>
      <text:p text:style-name="P8"><text:span text:style-name="T1">idiaa</text:span><text:span text:style-name="T2">g</text:span><text:span text:style-name="T1">oni(te)</text:span><text:tab/><text:span text:style-name="T4">vi</text:span> <text:span text:style-name="T1">você está, vai estar ou estava</text:span></text:p>
      <text:p text:style-name="P8"><text:tab/><text:span text:style-name="T5">idiaa</text:span><text:span text:style-name="T3">g</text:span><text:span text:style-name="T5">o-ooni(te)</text:span><text:span text:style-name="T4"> (fala da mulher)</text:span></text:p>
      <text:p text:style-name="P8"><text:tab/><text:span text:style-name="T1">idiaa</text:span><text:span text:style-name="T2">g</text:span><text:span text:style-name="T1">ejo</text:span> eu estou, estava ou vou estar</text:p>
      <text:p text:style-name="P8"><text:tab/><text:span text:style-name="T1">idiaa</text:span><text:span text:style-name="T2">g</text:span><text:span text:style-name="T1">-o(te)</text:span></text:p>
      <text:p text:style-name="P8"/>
      <text:p text:style-name="P8"><text:span text:style-name="T1">idiaa</text:span><text:span text:style-name="T2">g</text:span><text:span text:style-name="T1">-o(te)</text:span><text:tab/><text:span text:style-name="T4">vi</text:span> <text:span text:style-name="T1">estar lá, lá mesmo</text:span> passado, presente, futuro</text:p>
      <text:p text:style-name="P8"/>
      <text:p text:style-name="P8"><text:span text:style-name="T1">idi</text:span><text:span text:style-name="T2">g</text:span><text:span text:style-name="T1">a</text:span><text:span text:style-name="T2">g</text:span><text:span text:style-name="T1">a</text:span><text:tab/><text:span text:style-name="T4">loc, conj</text:span> <text:span text:style-name="T1">ali também</text:span></text:p>
      <text:p text:style-name="P8"><text:tab/><text:span text:style-name="T1">ida</text:span><text:span text:style-name="T2">g</text:span><text:span text:style-name="T1">a</text:span><text:span text:style-name="T2">g</text:span><text:span text:style-name="T1">a</text:span> também (lá)</text:p>
      <text:p text:style-name="P8"/>
      <text:p text:style-name="P8"><text:span text:style-name="T1">idi</text:span><text:span text:style-name="T2">g</text:span><text:span text:style-name="T1">ida</text:span><text:tab/><text:span text:style-name="T4">intro cont</text:span> <text:span text:style-name="T1">e</text:span> contraste, seguido por frase negativa</text:p>
      <text:p text:style-name="P8"><text:tab/><text:span text:style-name="T1">idi</text:span><text:span text:style-name="T2">g</text:span><text:span text:style-name="T1">idi</text:span> mesmo significado, só local diferente</text:p>
      <text:p text:style-name="P8"/>
      <text:p text:style-name="P8"><text:span text:style-name="T1">idi</text:span><text:span text:style-name="T2">g</text:span><text:span text:style-name="T1">idi</text:span><text:tab/><text:span text:style-name="T4">intro cont</text:span> <text:span text:style-name="T1">e</text:span> seguido por frase negativa, fazendo contraste</text:p>
      <text:p text:style-name="P8"><text:tab/><text:span text:style-name="T1">idi</text:span><text:span text:style-name="T2">g</text:span><text:span text:style-name="T1">ida</text:span> (mesmo significado, só local diferente)</text:p>
      <text:p text:style-name="P8"/>
      <text:p text:style-name="P8"><text:span text:style-name="T1">idi</text:span><text:span text:style-name="T2">g</text:span><text:span text:style-name="T1">ijo</text:span><text:tab/><text:span text:style-name="T4">intro cont</text:span> <text:span text:style-name="T1">e</text:span> seguido por frase negativa</text:p>
      <text:p text:style-name="P8"/>
      <text:p text:style-name="P8"><text:span text:style-name="T1">idii</text:span><text:span text:style-name="T2">g</text:span><text:span text:style-name="T1">ida<text:tab/>idii</text:span><text:span text:style-name="T2">g</text:span><text:span text:style-name="T1">idoa </text:span><text:span text:style-name="T4">pro pess enf</text:span> <text:span text:style-name="T1">ele mesmo, esse mesmo</text:span></text:p>
      <text:p text:style-name="P8"/>
      <text:p text:style-name="P8"><text:span text:style-name="T1">-idiko</text:span><text:tab/><text:span text:style-name="T4">vi</text:span> <text:span text:style-name="T1">1 escrever para 2 estudar</text:span></text:p>
      <text:p text:style-name="P8"><text:tab/><text:span text:style-name="T1">-idí</text:span> escrever</text:p>
      <text:p text:style-name="P8"/>
      <text:p text:style-name="P8"><text:span text:style-name="T1">idioka</text:span><text:tab/><text:span text:style-name="T4">adv temp</text:span> <text:span text:style-name="T1">sempre</text:span></text:p>
      <text:p text:style-name="P8"><text:tab/><text:span text:style-name="T1">idioka limedi</text:span> sempre</text:p>
      <text:p text:style-name="P8"><text:tab/><text:span text:style-name="T1">idokee</text:span> <text:span text:style-name="T4">(sinôn)</text:span></text:p>
      <text:p text:style-name="P8"/>
      <text:p text:style-name="P8"><text:span text:style-name="T1">idioka limedi</text:span><text:tab/><text:span text:style-name="T4">adv fr temp</text:span> <text:span text:style-name="T1">para sempre</text:span></text:p>
      <text:p text:style-name="P8"><text:tab/><text:span text:style-name="T1">idioka</text:span> sempre</text:p>
      <text:p text:style-name="P8"><text:tab/><text:span text:style-name="T1">limedi</text:span> tempo</text:p>
      <text:p text:style-name="P8"><text:tab/><text:span text:style-name="T1">idokee</text:span> sempre</text:p>
      <text:p text:style-name="P8"><text:tab/><text:span text:style-name="T1">idiokaana</text:span><text:span text:style-name="T2">g</text:span><text:span text:style-name="T1">a limedi</text:span> <text:span text:style-name="T4">(sinôn)</text:span></text:p>
      <text:p text:style-name="P8"/>
      <text:p text:style-name="P8">[Seite 70]</text:p>
      <text:p text:style-name="P8">[Spalte 1]</text:p>
      <text:p text:style-name="P8"/>
      <text:p text:style-name="P8"><text:span text:style-name="T1">idiokaana</text:span><text:span text:style-name="T2">g</text:span><text:span text:style-name="T1">a</text:span><text:tab/><text:span text:style-name="T4">adv temp ou loc</text:span> <text:span text:style-name="T1">1 só lá 2 também</text:span></text:p>
      <text:p text:style-name="P8"><text:tab/><text:span text:style-name="T1">idiokaana</text:span><text:span text:style-name="T2">g</text:span><text:span text:style-name="T1">a limedi</text:span> para sempre</text:p>
      <text:p text:style-name="P8"><text:tab/><text:span text:style-name="T1">idioka(a)</text:span><text:span text:style-name="T2">g</text:span><text:span text:style-name="T1">a</text:span> variação</text:p>
      <text:p text:style-name="P8"/>
      <text:p text:style-name="P8"><text:span text:style-name="T1">idioki</text:span><text:tab/><text:span text:style-name="T4">excl</text:span> <text:span text:style-name="T1">deixe!</text:span> para deixar de pertubar, ou deixar um assunto</text:p>
      <text:p text:style-name="P8"/>
      <text:p text:style-name="P8"><text:span text:style-name="T1">idiokidi<text:tab/>idiokidiwa </text:span><text:span text:style-name="T4">adj</text:span> <text:span text:style-name="T1">1 sozinho 2 só este</text:span></text:p>
      <text:p text:style-name="P8"/>
      <text:p text:style-name="P8"><text:span text:style-name="T1">iditawece<text:tab/>idiwatawece </text:span><text:span text:style-name="T4">adj quant</text:span> <text:span text:style-name="T1">todos</text:span></text:p>
      <text:p text:style-name="P8"><text:tab/><text:span text:style-name="T1">idatawece</text:span> todos</text:p>
      <text:p text:style-name="P8"><text:tab/><text:span text:style-name="T1">idiodatawece</text:span> <text:span text:style-name="T4">(forma dim)</text:span></text:p>
      <text:p text:style-name="P8"/>
      <text:p text:style-name="P8"><text:span text:style-name="T1">iditibece</text:span><text:tab/><text:span text:style-name="T4">núm</text:span> <text:span text:style-name="T1">alguns</text:span></text:p>
      <text:p text:style-name="P8"><text:tab/><text:span text:style-name="T1">idatibece</text:span> alguns</text:p>
      <text:p text:style-name="P8"><text:tab/><text:span text:style-name="T1">idatecibece</text:span> às vezes</text:p>
      <text:p text:style-name="P8"><text:soft-page-break/></text:p>
      <text:p text:style-name="P8"><text:span text:style-name="T1">idoka</text:span><text:tab/><text:span text:style-name="T4">adv</text:span> <text:span text:style-name="T1">só</text:span> único jeito de fazer</text:p>
      <text:p text:style-name="P8"><text:tab/><text:span text:style-name="T1">idokaana</text:span><text:span text:style-name="T2">g</text:span><text:span text:style-name="T1">a</text:span> só</text:p>
      <text:p text:style-name="P8"/>
      <text:p text:style-name="P8"><text:span text:style-name="T1">idokaana</text:span><text:span text:style-name="T2">g</text:span><text:span text:style-name="T1">a</text:span><text:tab/><text:span text:style-name="T4">adv</text:span> <text:span text:style-name="T1">só</text:span> dando mais ênfase</text:p>
      <text:p text:style-name="P8"><text:tab/><text:span text:style-name="T1">idoka</text:span> só</text:p>
      <text:p text:style-name="P8"/>
      <text:p text:style-name="P8"><text:span text:style-name="T1">idokee</text:span><text:tab/><text:span text:style-name="T4">adv temp</text:span> <text:span text:style-name="T1">sempre</text:span></text:p>
      <text:p text:style-name="P8"><text:tab/><text:span text:style-name="T1">idioka</text:span> sempre</text:p>
      <text:p text:style-name="P8"><text:tab/><text:span text:style-name="T1">idokeeta</text:span> sempre assim</text:p>
      <text:p text:style-name="P8"/>
      <text:p text:style-name="P8"><text:span text:style-name="T1">idokeeta</text:span><text:tab/><text:span text:style-name="T4">adv</text:span> <text:span text:style-name="T1">sempre assim</text:span></text:p>
      <text:p text:style-name="P8"><text:tab/><text:span text:style-name="T1">idoka</text:span> sempre</text:p>
      <text:p text:style-name="P8"><text:tab/><text:span text:style-name="T1">idokee</text:span> sempre</text:p>
      <text:p text:style-name="P8"/>
      <text:p text:style-name="P8"><text:span text:style-name="T1">idokida(ta)<text:tab/>idokidoa(teda) </text:span><text:span text:style-name="T4">adv</text:span> <text:span text:style-name="T1">só esse</text:span> não tem outro meio ou jeito</text:p>
      <text:p text:style-name="P8"/>
      <text:p text:style-name="P8"><text:span text:style-name="T1">-idonagi</text:span><text:tab/><text:span text:style-name="T4">subst masc</text:span> <text:span text:style-name="T1">acontecimento mal</text:span> como doença ou desastre</text:p>
      <text:p text:style-name="P8"><text:tab/><text:span text:style-name="T1">lidonagi</text:span> aconteceu com ele (acontecimento dele)</text:p>
      <text:p text:style-name="P8"/>
      <text:p text:style-name="P8">[Seite 70]</text:p>
      <text:p text:style-name="P8">[Spalte 2]</text:p>
      <text:p text:style-name="P8"/>
      <text:p text:style-name="P8"><text:span text:style-name="T1">id-(-o(te)</text:span><text:tab/><text:span text:style-name="T4">vi</text:span> <text:span text:style-name="T1">estar ali</text:span> <text:span text:style-name="T4">(temporário)</text:span></text:p>
      <text:p text:style-name="P8"/>
      <text:p text:style-name="P8"><text:span text:style-name="T1">id(-igo)</text:span><text:tab/><text:span text:style-name="T4">vt</text:span> <text:span text:style-name="T1">1 considerar 2 fazer como</text:span></text:p>
      <text:p text:style-name="P8"><text:tab/><text:span text:style-name="T1">-igo(ta)</text:span> ir buscar, buscar</text:p>
      <text:p text:style-name="P8"/>
      <text:p text:style-name="P8"><text:span text:style-name="T1">-ie</text:span><text:tab/><text:span text:style-name="T4">vt</text:span> <text:span text:style-name="T1">mandar fazer algo</text:span></text:p>
      <text:p text:style-name="P8"><text:tab/><text:span text:style-name="T1">-iede</text:span><text:span text:style-name="T2">g</text:span><text:span text:style-name="T1">e</text:span> obrigar alguém fazer algo</text:p>
      <text:p text:style-name="P8"/>
      <text:p text:style-name="P8"><text:span text:style-name="T1">-iede</text:span><text:span text:style-name="T2">g</text:span><text:span text:style-name="T1">e</text:span><text:tab/><text:span text:style-name="T4">vt</text:span> <text:span text:style-name="T1">obrigar</text:span> para alguém fazer algo</text:p>
      <text:p text:style-name="P8"><text:tab/><text:span text:style-name="T1">-ie</text:span> mandar fazer algo</text:p>
      <text:p text:style-name="P8"/>
      <text:p text:style-name="P8"><text:span text:style-name="T1">-iena</text:span><text:span text:style-name="T2">g</text:span><text:span text:style-name="T1">a(ta)</text:span><text:tab/><text:span text:style-name="T4">vt</text:span> <text:span text:style-name="T1">mandar chamar alguém</text:span> mandar alguém chamar outro, mandar trazer</text:p>
      <text:p text:style-name="P8"><text:tab/><text:span text:style-name="T1">-ie</text:span> mandar fazer algo</text:p>
      <text:p text:style-name="P8"><text:tab/><text:span text:style-name="T1">-iena</text:span><text:span text:style-name="T2">g</text:span><text:span text:style-name="T1">a(tece)</text:span> mandar atrás</text:p>
      <text:p text:style-name="P8"/>
      <text:p text:style-name="P8"><text:span text:style-name="T1">-iena</text:span><text:span text:style-name="T2">g</text:span><text:span text:style-name="T1">a(tece)</text:span><text:tab/><text:span text:style-name="T4">vt</text:span> <text:span text:style-name="T1">mandar atrás</text:span></text:p>
      <text:p text:style-name="P8"><text:tab/><text:span text:style-name="T1">-iena</text:span><text:span text:style-name="T2">g</text:span><text:span text:style-name="T1">a(ta)</text:span> mandar alguém chamar outro</text:p>
      <text:p text:style-name="P8"/>
      <text:p text:style-name="P8"><text:span text:style-name="T1">igaa</text:span><text:tab/><text:span text:style-name="T4">interrog</text:span> <text:span text:style-name="T1">1 quanto? 2 como?</text:span></text:p>
      <text:p text:style-name="P8"><text:tab/><text:span text:style-name="T1">igaame</text:span> por quê</text:p>
      <text:p text:style-name="P8"/>
      <text:p text:style-name="P8"><text:span text:style-name="T1">-igaa</text:span><text:tab/><text:span text:style-name="T4">vt</text:span> <text:span text:style-name="T1">cantar</text:span></text:p>
      <text:p text:style-name="P8"><text:tab/><text:span text:style-name="T1">-igaana</text:span><text:span text:style-name="T2">g</text:span><text:span text:style-name="T1">a cantar</text:span></text:p>
      <text:p text:style-name="P8"/>
      <text:p text:style-name="P8"><text:span text:style-name="T1">-igaala(tece)</text:span><text:tab/><text:span text:style-name="T4">vt</text:span> <text:span text:style-name="T1">seguir</text:span> animal ou pessoa</text:p>
      <text:p text:style-name="P8"><text:tab/><text:span text:style-name="T1">-igaala(tibeci)</text:span> perseguir, correr atrás</text:p>
      <text:p text:style-name="P8"/>
      <text:p text:style-name="P8"><text:span text:style-name="T1">-igaala(tibeci)</text:span><text:tab/><text:span text:style-name="T4">vt</text:span> <text:span text:style-name="T1">perseguir</text:span> correr ou seguir atrás</text:p>
      <text:p text:style-name="P8"><text:tab/><text:span text:style-name="T1">-igaala(tece)</text:span> seguir animal ou pessoa</text:p>
      <text:p text:style-name="P8"><text:soft-page-break/></text:p>
      <text:p text:style-name="P8"><text:span text:style-name="T1">igaame (me)</text:span><text:tab/><text:span text:style-name="T4">interrog</text:span> <text:span text:style-name="T1">por quê?</text:span></text:p>
      <text:p text:style-name="P8"><text:tab/><text:span text:style-name="T1">igaa</text:span> como? quanto?</text:p>
      <text:p text:style-name="P8"><text:tab/><text:span text:style-name="T1">igaamee</text:span> o que aconteceu com ele? Por quê?</text:p>
      <text:p text:style-name="P8"><text:tab/><text:span text:style-name="T1">igaameni</text:span> o que aconteceu com você? Por que?</text:p>
      <text:p text:style-name="P8"/>
      <text:p text:style-name="P8">[Seite 71]</text:p>
      <text:p text:style-name="P8">[Spalte 1]</text:p>
      <text:p text:style-name="P8"/>
      <text:p text:style-name="P8"><text:span text:style-name="T1">igaana</text:span><text:span text:style-name="T2">g</text:span><text:span text:style-name="T1">a</text:span><text:tab/><text:span text:style-name="T4">adv temp</text:span> <text:span text:style-name="T1">quando </text:span>no passado</text:p>
      <text:p text:style-name="P8"><text:tab/><text:span text:style-name="T1">igaana</text:span><text:span text:style-name="T2">g</text:span><text:span text:style-name="T1">a diiticogi</text:span> ainda estava</text:p>
      <text:p text:style-name="P8"><text:tab/><text:span text:style-name="T1">igaanige</text:span> quando <text:span text:style-name="T4">(futuro</text:span><text:span text:style-name="T1">)</text:span></text:p>
      <text:p text:style-name="P8"/>
      <text:p text:style-name="P8"><text:span text:style-name="T1">-igaana</text:span><text:span text:style-name="T2">g</text:span><text:span text:style-name="T1">a</text:span><text:tab/><text:span text:style-name="T4">vi</text:span> <text:span text:style-name="T1">cantar</text:span></text:p>
      <text:p text:style-name="P8"><text:tab/><text:span text:style-name="T1">-igaa</text:span> cantar</text:p>
      <text:p text:style-name="P8"/>
      <text:p text:style-name="P8"><text:span text:style-name="T1">igaanige</text:span><text:tab/><text:span text:style-name="T4">adv temp</text:span> <text:span text:style-name="T1">quando</text:span> <text:span text:style-name="T4">(futuro)</text:span></text:p>
      <text:p text:style-name="P8"><text:tab/><text:span text:style-name="T1">igaana</text:span><text:span text:style-name="T2">g</text:span><text:span text:style-name="T1">a</text:span> quando <text:span text:style-name="T4">(passado)</text:span></text:p>
      <text:p text:style-name="P8"/>
      <text:p text:style-name="P8"><text:span text:style-name="T1">igaata</text:span><text:span text:style-name="T2">g</text:span><text:span text:style-name="T1">a</text:span><text:tab/><text:span text:style-name="T4">intro</text:span> <text:span text:style-name="T1">porque</text:span></text:p>
      <text:p text:style-name="P8"><text:tab/><text:span text:style-name="T1">agaata</text:span><text:span text:style-name="T2">g</text:span><text:span text:style-name="T1">a</text:span> <text:span text:style-name="T4">(forma fem)</text:span> razão ou motivo mais indireto</text:p>
      <text:p text:style-name="P8"/>
      <text:p text:style-name="P8"><text:span text:style-name="T1">igaatigi</text:span><text:tab/><text:span text:style-name="T4">interrog</text:span> <text:span text:style-name="T1">quando?</text:span> sempre usa junto com adv tempo</text:p>
      <text:p text:style-name="P8"><text:tab/><text:span text:style-name="T1">igaatigi nige ..</text:span> forma futura</text:p>
      <text:p text:style-name="P8"><text:tab/><text:span text:style-name="T1">igaatigi na</text:span><text:span text:style-name="T2">g</text:span><text:span text:style-name="T1">a</text:span> forma passada</text:p>
      <text:p text:style-name="P8"/>
      <text:p text:style-name="P8"><text:span text:style-name="T1">-igakala</text:span><text:span text:style-name="T2">g</text:span><text:span text:style-name="T1">a</text:span><text:tab/><text:span text:style-name="T4">vi</text:span> <text:span text:style-name="T1">tirar casca</text:span></text:p>
      <text:p text:style-name="P8"/>
      <text:p text:style-name="P8"><text:span text:style-name="T1">igalica igalio<text:tab/></text:span><text:span text:style-name="T4">intro</text:span> <text:span text:style-name="T1">quanto?</text:span> preço ou tamanho</text:p>
      <text:p text:style-name="P8"/>
      <text:p text:style-name="P8"><text:span text:style-name="T1">igama</text:span><text:span text:style-name="T2">g</text:span><text:span text:style-name="T1">a</text:span><text:span text:style-name="T2">g</text:span><text:span text:style-name="T1">odaa</text:span><text:span text:style-name="T2">g</text:span><text:span text:style-name="T1">eeta</text:span><text:tab/><text:span text:style-name="T4">interrog</text:span> <text:span text:style-name="T1">como também ...?</text:span></text:p>
      <text:p text:style-name="P8"><text:tab/><text:span text:style-name="T1">igamodaa</text:span><text:span text:style-name="T2">g</text:span><text:span text:style-name="T1">ee</text:span> como?</text:p>
      <text:p text:style-name="P8"/>
      <text:p text:style-name="P8"><text:span text:style-name="T1">igamalee</text:span><text:span text:style-name="T2">g</text:span><text:span text:style-name="T1">a</text:span><text:span text:style-name="T2">g</text:span><text:span text:style-name="T1">a</text:span><text:tab/><text:span text:style-name="T4">interrog</text:span> <text:span text:style-name="T1">como? de que maneira?</text:span></text:p>
      <text:p text:style-name="P8"/>
      <text:p text:style-name="P8"><text:span text:style-name="T1">igame</text:span><text:tab/><text:span text:style-name="T4">interrog</text:span> <text:span text:style-name="T1">onde?</text:span></text:p>
      <text:p text:style-name="P8"><text:tab/><text:span text:style-name="T1">igameite</text:span> aonde fica?</text:p>
      <text:p text:style-name="P8"><text:tab/><text:span text:style-name="T1">igaame</text:span> por quê?</text:p>
      <text:p text:style-name="P8"/>
      <text:p text:style-name="P8"><text:span text:style-name="T1">igame lee</text:span><text:span text:style-name="T2">g</text:span><text:span text:style-name="T1">odi</text:span><text:tab/><text:span text:style-name="T4">interrog</text:span> <text:span text:style-name="T1">por quê?</text:span></text:p>
      <text:p text:style-name="P8"><text:tab/><text:span text:style-name="T1">igame</text:span> onde?</text:p>
      <text:p text:style-name="P8"><text:tab/><text:span text:style-name="T1">lee</text:span><text:span text:style-name="T2">g</text:span><text:span text:style-name="T1">odi</text:span> porque</text:p>
      <text:p text:style-name="P8"/>
      <text:p text:style-name="P8"><text:span text:style-name="T1">igame liwokodi</text:span><text:tab/><text:span text:style-name="T4">interrog</text:span> <text:span text:style-name="T1">quantos?</text:span></text:p>
      <text:p text:style-name="P8"><text:tab/><text:span text:style-name="T1">igame</text:span> como?</text:p>
      <text:p text:style-name="P8"><text:tab/><text:span text:style-name="T1">liwokodi</text:span> quantia</text:p>
      <text:p text:style-name="P8"/>
      <text:p text:style-name="P8">[Seite 71]</text:p>
      <text:p text:style-name="P8">[Spalte 2]</text:p>
      <text:p text:style-name="P8"/>
      <text:p text:style-name="P8"><text:span text:style-name="T1">igameta</text:span><text:span text:style-name="T2">g</text:span><text:span text:style-name="T1">a</text:span><text:tab/><text:span text:style-name="T4">interrog</text:span> <text:span text:style-name="T1">1 onde teria? 2 onde seria?</text:span></text:p>
      <text:p text:style-name="P8"><text:tab/><text:span text:style-name="T1">igame</text:span> como</text:p>
      <text:p text:style-name="P8"><text:soft-page-break/><text:tab/><text:span text:style-name="T1">ta</text:span><text:span text:style-name="T2">g</text:span><text:span text:style-name="T1">a</text:span> teria, seria</text:p>
      <text:p text:style-name="P8"/>
      <text:p text:style-name="P8"><text:span text:style-name="T1">igamige</text:span><text:tab/><text:span text:style-name="T4">interrog</text:span> <text:span text:style-name="T1">o quê?</text:span></text:p>
      <text:p text:style-name="P8"/>
      <text:p text:style-name="P8"><text:span text:style-name="T1">igamigeti</text:span><text:span text:style-name="T2">g</text:span><text:span text:style-name="T1">ida</text:span><text:tab/><text:span text:style-name="T4">interrog</text:span> <text:span text:style-name="T1">de que seria ...?</text:span></text:p>
      <text:p text:style-name="P8"/>
      <text:p text:style-name="P8"><text:span text:style-name="T1">igamigodaa</text:span><text:span text:style-name="T2">g</text:span><text:span text:style-name="T1">ee</text:span><text:tab/><text:span text:style-name="T4">interrog</text:span> <text:span text:style-name="T1">1 como que é? 2 como será?</text:span></text:p>
      <text:p text:style-name="P8"/>
      <text:p text:style-name="P8"><text:span text:style-name="T1">igamodaa</text:span><text:tab/><text:span text:style-name="T4">interrog</text:span> <text:span text:style-name="T1">como ...?</text:span></text:p>
      <text:p text:style-name="P8"><text:tab/><text:span text:style-name="T1">igamodaa</text:span><text:span text:style-name="T2">g</text:span><text:span text:style-name="T1">ee</text:span> como é ...? (jeito ou maneira)</text:p>
      <text:p text:style-name="P8"/>
      <text:p text:style-name="P8"><text:span text:style-name="T1">igamodaa</text:span><text:span text:style-name="T2">g</text:span><text:span text:style-name="T1">ee</text:span><text:tab/><text:span text:style-name="T4">interrog</text:span> <text:span text:style-name="T1">1 como é? 2 como que é?</text:span> jeito ou maneira</text:p>
      <text:p text:style-name="P8"><text:tab/><text:span text:style-name="T1">igamigodaa</text:span><text:span text:style-name="T2">g</text:span><text:span text:style-name="T1">ee</text:span> como é?</text:p>
      <text:p text:style-name="P8"><text:tab/><text:span text:style-name="T1">etigamodaa</text:span><text:span text:style-name="T2">g</text:span><text:span text:style-name="T1">ee</text:span> como que é então? (maneira nervosa)</text:p>
      <text:p text:style-name="P8"><text:tab/><text:span text:style-name="T1">igamodaa</text:span> como?</text:p>
      <text:p text:style-name="P8"/>
      <text:p text:style-name="P8"><text:span text:style-name="T1">igam(-igo(ta))</text:span><text:tab/><text:span text:style-name="T4">interrog</text:span> <text:span text:style-name="T1">o quê (alguém) faz com ele?</text:span></text:p>
      <text:p text:style-name="P8"/>
      <text:p text:style-name="P8"><text:span text:style-name="T1">igatime</text:span><text:tab/><text:span text:style-name="T4">interrog</text:span> <text:span text:style-name="T1">1 e aí ...? 2 que então ...?</text:span></text:p>
      <text:p text:style-name="P8"/>
      <text:p text:style-name="P8"><text:span text:style-name="T1">-ige</text:span><text:tab/><text:span text:style-name="T4">vt</text:span> <text:span text:style-name="T1">perguntar</text:span></text:p>
      <text:p text:style-name="P8"><text:tab/><text:span text:style-name="T1">-igika</text:span> perguntar</text:p>
      <text:p text:style-name="P8"><text:tab/><text:span text:style-name="T1">-ige(ta)</text:span> ir lá para expressar opinião</text:p>
      <text:p text:style-name="P8"><text:tab/><text:span text:style-name="T1">-nige(tice)</text:span> perguntar muito</text:p>
      <text:p text:style-name="P8"/>
      <text:p text:style-name="P8"><text:span text:style-name="T1">-ige</text:span><text:tab/><text:span text:style-name="T4">vi</text:span> <text:span text:style-name="T1">sonhar</text:span></text:p>
      <text:p text:style-name="P8"><text:tab/><text:span text:style-name="T1">-igee</text:span> sonhar</text:p>
      <text:p text:style-name="P8"/>
      <text:p text:style-name="P8"><text:span text:style-name="T1">-igeca</text:span><text:span text:style-name="T2">g</text:span><text:span text:style-name="T1">a</text:span><text:tab/><text:span text:style-name="T4">vi</text:span> <text:span text:style-name="T1">aceitar uma proposição</text:span> proposição de serviço, entrar numa posição ou área de serviço, como capitão</text:p>
      <text:p text:style-name="P8"><text:tab/><text:span text:style-name="T1">-nigeca</text:span><text:span text:style-name="T2">g</text:span><text:span text:style-name="T1">a(tema)</text:span> aceitar uma proposição</text:p>
      <text:p text:style-name="P8"/>
      <text:p text:style-name="P8"><text:span text:style-name="T1">-igeca</text:span><text:span text:style-name="T2">g</text:span><text:span text:style-name="T1">ale</text:span><text:span text:style-name="T2">g</text:span><text:span text:style-name="T1">e</text:span><text:tab/><text:span text:style-name="T4">vt</text:span> <text:span text:style-name="T1">preocupar-se com</text:span></text:p>
      <text:p text:style-name="P8"/>
      <text:p text:style-name="P8">[Seite 72]</text:p>
      <text:p text:style-name="P8">[Spalte 1]</text:p>
      <text:p text:style-name="P8"/>
      <text:p text:style-name="P8"><text:span text:style-name="T1">-igedi</text:span><text:tab/><text:span text:style-name="T4">v aux</text:span> <text:span text:style-name="T1">fazer de maneira alto ou forte</text:span> p.ex. falar</text:p>
      <text:p text:style-name="P8"><text:tab/><text:span text:style-name="T1">igedi me (-ota</text:span><text:span text:style-name="T2">g</text:span><text:span text:style-name="T1">a)</text:span> falar alto</text:p>
      <text:p text:style-name="P8"/>
      <text:p text:style-name="P8"><text:span text:style-name="T1">-igedi me (-ota</text:span><text:span text:style-name="T2">g</text:span><text:span text:style-name="T1">a)</text:span><text:tab/><text:span text:style-name="T4">vi</text:span> <text:span text:style-name="T1">falar alto</text:span></text:p>
      <text:p text:style-name="P8"><text:tab/><text:span text:style-name="T1">-igedi</text:span> maneira de falar, alto ou forte, etc.</text:p>
      <text:p text:style-name="P8"/>
      <text:p text:style-name="P8"><text:span text:style-name="T1">-igee</text:span><text:tab/><text:span text:style-name="T4">vt</text:span> <text:span text:style-name="T1">sonhar</text:span></text:p>
      <text:p text:style-name="P8"><text:tab/><text:span text:style-name="T1">-ige</text:span> sonhar</text:p>
      <text:p text:style-name="P8"><text:tab/><text:span text:style-name="T1">igeedi</text:span> sonho</text:p>
      <text:p text:style-name="P8"/>
      <text:p text:style-name="P8"><text:span text:style-name="T1">igeedi<text:tab/>igetedi </text:span><text:span text:style-name="T4">subst masc</text:span> <text:span text:style-name="T1">sonho</text:span></text:p>
      <text:p text:style-name="P8"><text:tab/><text:span text:style-name="T1">-igee</text:span> sonhar</text:p>
      <text:p text:style-name="P8"/>
      <text:p text:style-name="P8"><text:span text:style-name="T1">-igela</text:span><text:span text:style-name="T2">g</text:span><text:span text:style-name="T1">atidi</text:span><text:tab/><text:span text:style-name="T4">vt</text:span> <text:span text:style-name="T1">1 restaurar 2 renovar</text:span> transformar material ou transformar a vida</text:p>
      <text:p text:style-name="P8"><text:tab/><text:span text:style-name="T1">gela</text:span> novo</text:p>
      <text:p text:style-name="P8"><text:soft-page-break/></text:p>
      <text:p text:style-name="P8"><text:span text:style-name="T1">-igeleemena</text:span><text:span text:style-name="T2">g</text:span><text:span text:style-name="T1">a</text:span><text:tab/><text:span text:style-name="T4">vi</text:span> <text:span text:style-name="T1">laçar</text:span></text:p>
      <text:p text:style-name="P8"/>
      <text:p text:style-name="P8"><text:span text:style-name="T1">-igena</text:span><text:span text:style-name="T2">g</text:span><text:span text:style-name="T1">adi</text:span><text:tab/><text:span text:style-name="T4">vt</text:span> <text:span text:style-name="T1">imitar</text:span> imitar o som de algo, p.ex. animal</text:p>
      <text:p text:style-name="P8"/>
      <text:p text:style-name="P8"><text:span text:style-name="T1">-ige(ta)</text:span><text:tab/><text:span text:style-name="T4">vi</text:span> <text:span text:style-name="T1">ir lá para expressar opinião</text:span></text:p>
      <text:p text:style-name="P8"/>
      <text:p text:style-name="P8"><text:span text:style-name="T1">-igeta</text:span><text:span text:style-name="T2">g</text:span><text:span text:style-name="T1">atee</text:span><text:tab/><text:span text:style-name="T4">vt</text:span> <text:span text:style-name="T1">aumentar som</text:span></text:p>
      <text:p text:style-name="P8"><text:tab/><text:span text:style-name="T1">-dinigeta</text:span><text:span text:style-name="T2">g</text:span><text:span text:style-name="T1">atee</text:span> fazer com alto som ou voz</text:p>
      <text:p text:style-name="P8"/>
      <text:p text:style-name="P8"><text:span text:style-name="T1">-igidi</text:span><text:tab/><text:span text:style-name="T4">vt</text:span> <text:span text:style-name="T1">reagir</text:span> responder à uma situação</text:p>
      <text:p text:style-name="P8"><text:tab/><text:span text:style-name="T1">-igitataka</text:span> reagir</text:p>
      <text:p text:style-name="P8"/>
      <text:p text:style-name="P8"><text:span text:style-name="T1">igiiwa</text:span><text:tab/><text:span text:style-name="T4">subst</text:span> <text:span text:style-name="T1">minha refeição junto com</text:span></text:p>
      <text:p text:style-name="P8"><text:tab/><text:span text:style-name="T2">g</text:span><text:span text:style-name="T1">agiiwa</text:span> sua refeição junto com</text:p>
      <text:p text:style-name="P4"><text:tab/><text:span text:style-name="T1">ligiiwa</text:span> refeição dele junto com</text:p>
      <text:p text:style-name="P8"><text:tab/><text:span text:style-name="T1">nigiiwa</text:span> refeição deles junto com</text:p>
      <text:p text:style-name="P8"/>
      <text:p text:style-name="P8"><text:span text:style-name="T1">-igika</text:span><text:tab/><text:span text:style-name="T4">vi</text:span> <text:span text:style-name="T1">perguntar</text:span></text:p>
      <text:p text:style-name="P8"><text:tab/><text:span text:style-name="T1">-ige</text:span> perguntar</text:p>
      <text:p text:style-name="P8"/>
      <text:p text:style-name="P8"><text:span text:style-name="T1">igikane</text:span><text:span text:style-name="T2">g</text:span><text:span text:style-name="T1">egi igikane</text:span><text:span text:style-name="T2">g</text:span><text:span text:style-name="T1">eco<text:tab/></text:span><text:span text:style-name="T4">subst masc</text:span> <text:span text:style-name="T1">minha pergunta</text:span></text:p>
      <text:p text:style-name="P8"><text:tab/><text:span text:style-name="T1">-igika</text:span> perguntar</text:p>
      <text:p text:style-name="P8"/>
      <text:p text:style-name="P8">[Seite 72]</text:p>
      <text:p text:style-name="P8">[Spalte 2]</text:p>
      <text:p text:style-name="P8"/>
      <text:p text:style-name="P8"><text:span text:style-name="T1">igike</text:span><text:tab/><text:span text:style-name="T4">vt</text:span> <text:span text:style-name="T1">abalar, sacudir</text:span> <text:span text:style-name="T4">(só forma de 3</text:span><text:span text:style-name="T7">a</text:span><text:span text:style-name="T4"> pessoa encontrada)</text:span></text:p>
      <text:p text:style-name="P8"><text:tab/><text:span text:style-name="T1">digike</text:span> ser abalado</text:p>
      <text:p text:style-name="P8"/>
      <text:p text:style-name="P8"><text:span text:style-name="T1">-igila</text:span><text:span text:style-name="T2">g</text:span><text:span text:style-name="T1">atede(ta)</text:span><text:tab/><text:span text:style-name="T4">vi</text:span> <text:span text:style-name="T1">1 guiar 2 suportarse</text:span> pode ser: empregar muleta</text:p>
      <text:p text:style-name="P8"/>
      <text:p text:style-name="P8"><text:span text:style-name="T1">-igitataka</text:span><text:tab/><text:span text:style-name="T4">vi</text:span> <text:span text:style-name="T1">reagir</text:span> responder a uma situação</text:p>
      <text:p text:style-name="P8"><text:tab/><text:span text:style-name="T1">-igidi</text:span> reagir</text:p>
      <text:p text:style-name="P8"/>
      <text:p text:style-name="P8"><text:span text:style-name="T1">-igitiko</text:span><text:tab/><text:span text:style-name="T4">vi</text:span> <text:span text:style-name="T1">costurar</text:span></text:p>
      <text:p text:style-name="P8"/>
      <text:p text:style-name="P8"><text:span text:style-name="T1">-igiwoca</text:span><text:span text:style-name="T2">g</text:span><text:span text:style-name="T1">a</text:span><text:tab/><text:span text:style-name="T4">vi</text:span> <text:span text:style-name="T1">afiar</text:span> ferramenta</text:p>
      <text:p text:style-name="P8"><text:tab/><text:span text:style-name="T1">-nigiwogo</text:span> zombar, incomodar, provocar, afiar ferramenta</text:p>
      <text:p text:style-name="P8"><text:tab/><text:span text:style-name="T1">-igiwoca</text:span><text:span text:style-name="T2">g</text:span><text:span text:style-name="T1">a</text:span> amolar, provocar</text:p>
      <text:p text:style-name="P8"/>
      <text:p text:style-name="P8"><text:span text:style-name="T1">-igiwoca</text:span><text:span text:style-name="T2">g</text:span><text:span text:style-name="T1">a</text:span><text:tab/><text:span text:style-name="T4">vi</text:span> <text:span text:style-name="T1">1 amolar 2 provocar</text:span></text:p>
      <text:p text:style-name="P8"/>
      <text:p text:style-name="P8"><text:span text:style-name="T1">-igixidi</text:span><text:tab/><text:span text:style-name="T4">vt</text:span> <text:span text:style-name="T1">polir</text:span></text:p>
      <text:p text:style-name="P8"/>
      <text:p text:style-name="P8"><text:span text:style-name="T1">igo</text:span><text:tab/><text:span text:style-name="T4">vi</text:span> <text:span text:style-name="T1">ele vai</text:span></text:p>
      <text:p text:style-name="P8"><text:tab/><text:span text:style-name="T1">ejigo</text:span> eu vou</text:p>
      <text:p text:style-name="P8"><text:tab/><text:span text:style-name="T1">emii</text:span> você vai</text:p>
      <text:p text:style-name="P8"/>
      <text:p text:style-name="P8"><text:span text:style-name="T1">-igo</text:span><text:tab/><text:span text:style-name="T4">vi</text:span> <text:span text:style-name="T1">estar pronto</text:span></text:p>
      <text:p text:style-name="P8"><text:tab/><text:span text:style-name="T1">-igodi</text:span> terminar (de fazer algo)</text:p>
      <text:p text:style-name="P8"><text:tab/><text:span text:style-name="T1">-nigodi</text:span> encerrar, matar</text:p>
      <text:p text:style-name="P8"><text:soft-page-break/></text:p>
      <text:p text:style-name="P8"><text:span text:style-name="T1">igoata</text:span><text:span text:style-name="T2">g</text:span><text:span text:style-name="T1">a</text:span><text:tab/><text:span text:style-name="T4">interrog</text:span> <text:span text:style-name="T1">1 cadê? 2 onde?</text:span></text:p>
      <text:p text:style-name="P8"/>
      <text:p text:style-name="P8"><text:span text:style-name="T1">-igodi</text:span><text:tab/><text:span text:style-name="T4">vt</text:span> <text:span text:style-name="T1">aprontar</text:span> pode ser terminando um serviço</text:p>
      <text:p text:style-name="P8"><text:tab/><text:span text:style-name="T1">-igo</text:span> estar pronto</text:p>
      <text:p text:style-name="P8"><text:tab/><text:span text:style-name="T1">-nigodi</text:span> encerrar, terminar de fazer, matar</text:p>
      <text:p text:style-name="P8"/>
      <text:p text:style-name="P8"><text:span text:style-name="T1">-igoe(ti)</text:span><text:tab/><text:span text:style-name="T4">vt</text:span> <text:span text:style-name="T1">amarrar</text:span></text:p>
      <text:p text:style-name="P8"><text:tab/><text:span text:style-name="T1">dinigoeteci</text:span> amarrado</text:p>
      <text:p text:style-name="P8"/>
      <text:p text:style-name="P8">[Seite 73]</text:p>
      <text:p text:style-name="P8">[Spalte 1]</text:p>
      <text:p text:style-name="P8"/>
      <text:p text:style-name="P8"><text:span text:style-name="T1">-igopelo</text:span><text:span text:style-name="T2">g</text:span><text:span text:style-name="T1">o</text:span><text:tab/><text:span text:style-name="T4">vi</text:span> <text:span text:style-name="T1">1 fazer coisas más, imorais 2 falhar em fazer algo</text:span></text:p>
      <text:p text:style-name="P8"><text:tab/><text:span text:style-name="T1">agopeloagi</text:span> safado, bandido</text:p>
      <text:p text:style-name="P8"/>
      <text:p text:style-name="P8"><text:span text:style-name="T1">-igo(ta)</text:span><text:tab/><text:span text:style-name="T4">vt</text:span> <text:span text:style-name="T1">1 buscar, ir buscar 2 tratar como, considerar como 3 fazer com</text:span></text:p>
      <text:p text:style-name="P8"><text:tab/><text:span text:style-name="T1">-igo</text:span> ir</text:p>
      <text:p text:style-name="P8"><text:tab/><text:span text:style-name="T1">-id(igo)</text:span> considerar, tratar como, fazer com</text:p>
      <text:p text:style-name="P8"/>
      <text:p text:style-name="P8"><text:span text:style-name="T1">-igoxa</text:span><text:tab/><text:span text:style-name="T4">vi</text:span> <text:span text:style-name="T1">abrir</text:span> boca, ouvidos</text:p>
      <text:p text:style-name="P8"/>
      <text:p text:style-name="P8"><text:span text:style-name="T1">i</text:span><text:span text:style-name="T2">g</text:span><text:span text:style-name="T1">alana</text:span><text:span text:style-name="T2">g</text:span><text:span text:style-name="T1">a</text:span><text:tab/><text:span text:style-name="T4">subst masc</text:span> <text:span text:style-name="T1">minhas necessidades</text:span></text:p>
      <text:p text:style-name="P8"><text:tab/><text:span text:style-name="T1">la</text:span><text:span text:style-name="T2">g</text:span><text:span text:style-name="T1">alanigi</text:span> necessidade de</text:p>
      <text:p text:style-name="P8"/>
      <text:p text:style-name="P8"><text:span text:style-name="T1">i</text:span><text:span text:style-name="T2">g</text:span><text:span text:style-name="T1">amale</text:span><text:span text:style-name="T2">g</text:span><text:span text:style-name="T1">egi<text:tab/>i</text:span><text:span text:style-name="T2">g</text:span><text:span text:style-name="T1">amale</text:span><text:span text:style-name="T2">g</text:span><text:span text:style-name="T1">eco </text:span><text:span text:style-name="T4">subst masc</text:span> <text:span text:style-name="T1">minha fraqueza</text:span></text:p>
      <text:p text:style-name="P8"><text:tab/><text:span text:style-name="T1">a</text:span><text:span text:style-name="T2">g</text:span><text:span text:style-name="T1">amale</text:span><text:span text:style-name="T2">g</text:span><text:span text:style-name="T1">egi</text:span> que não tem força</text:p>
      <text:p text:style-name="P8"/>
      <text:p text:style-name="P8"><text:span text:style-name="T1">-i</text:span><text:span text:style-name="T2">g</text:span><text:span text:style-name="T1">eke</text:span><text:tab/><text:span text:style-name="T4">vt</text:span> <text:span text:style-name="T1">1 derrotar 2 mentir sobre outro</text:span></text:p>
      <text:p text:style-name="P8"><text:tab/><text:span text:style-name="T5">-i</text:span><text:span text:style-name="T3">g</text:span><text:span text:style-name="T5">e-eeke</text:span><text:span text:style-name="T1"> </text:span><text:span text:style-name="T4">(fala da mulher)</text:span> vencer sobre em briga, jogo, tentação, acusação</text:p>
      <text:p text:style-name="P8"/>
      <text:p text:style-name="P8"><text:span text:style-name="T1">-i</text:span><text:span text:style-name="T2">g</text:span><text:span text:style-name="T1">ekenata<text:tab/>-igekenatali </text:span><text:span text:style-name="T4">subst fem</text:span> <text:span text:style-name="T1">cueca</text:span></text:p>
      <text:p text:style-name="P8"><text:tab/><text:span text:style-name="T1">li</text:span><text:span text:style-name="T2">g</text:span><text:span text:style-name="T1">ekenata</text:span></text:p>
      <text:p text:style-name="P8"><text:tab/><text:span text:style-name="T1">ni</text:span><text:span text:style-name="T2">g</text:span><text:span text:style-name="T1">ekenata</text:span></text:p>
      <text:p text:style-name="P8"/>
      <text:p text:style-name="P8"><text:span text:style-name="T1">-i</text:span><text:span text:style-name="T2">g</text:span><text:span text:style-name="T1">elade</text:span><text:tab/><text:span text:style-name="T4">vi</text:span> <text:span text:style-name="T1">morar</text:span></text:p>
      <text:p text:style-name="P8"><text:tab/><text:span text:style-name="T5">-i</text:span><text:span text:style-name="T3">g</text:span><text:span text:style-name="T5">e-eelade</text:span><text:span text:style-name="T1"> </text:span><text:span text:style-name="T4">(fala da mulher)</text:span><text:span text:style-name="T1"> </text:span>fazer moradia</text:p>
      <text:p text:style-name="P8"><text:tab/><text:span text:style-name="T1">di</text:span><text:span text:style-name="T2">g</text:span><text:span text:style-name="T1">eladetedio</text:span><text:span text:style-name="T2">g</text:span><text:span text:style-name="T1">oji</text:span> mora entre nós</text:p>
      <text:p text:style-name="P8"><text:tab/><text:span text:style-name="T1">di</text:span><text:span text:style-name="T2">g</text:span><text:span text:style-name="T1">eladetedo</text:span><text:span text:style-name="T2">g</text:span><text:span text:style-name="T1">oji</text:span> mora em nós</text:p>
      <text:p text:style-name="P8"/>
      <text:p text:style-name="P8"><text:span text:style-name="T1">-i</text:span><text:span text:style-name="T2">g</text:span><text:span text:style-name="T1">eladi<text:tab/>-i</text:span><text:span text:style-name="T2">g</text:span><text:span text:style-name="T1">elatedi </text:span><text:span text:style-name="T4">subst masc</text:span> <text:span text:style-name="T1">1 casa 2 lar</text:span></text:p>
      <text:p text:style-name="P8"><text:tab/><text:span text:style-name="T5">-i</text:span><text:span text:style-name="T3">g</text:span><text:span text:style-name="T5">e-eeladi</text:span><text:span text:style-name="T4"> (fala da mulher)</text:span></text:p>
      <text:p text:style-name="P8"><text:tab/><text:span text:style-name="T1">dimiigi</text:span> casa, edifício</text:p>
      <text:p text:style-name="P8"/>
      <text:p text:style-name="P8"><text:span text:style-name="T1">i</text:span><text:span text:style-name="T2">g</text:span><text:span text:style-name="T1">ena</text:span><text:span text:style-name="T2">g</text:span><text:span text:style-name="T1">a</text:span><text:tab/><text:span text:style-name="T4">adv</text:span> <text:span text:style-name="T1">1 reto 2 justo 3 certo</text:span></text:p>
      <text:p text:style-name="P8"><text:tab/><text:span text:style-name="T1">ide</text:span><text:span text:style-name="T2">g</text:span><text:span text:style-name="T1">ena</text:span><text:span text:style-name="T2">g</text:span><text:span text:style-name="T1">a</text:span> sou justo</text:p>
      <text:p text:style-name="P8"/>
      <text:p text:style-name="P8"><text:span text:style-name="T1">-i</text:span><text:span text:style-name="T2">g</text:span><text:span text:style-name="T1">ena</text:span><text:span text:style-name="T2">g</text:span><text:span text:style-name="T1">adi</text:span><text:tab/><text:span text:style-name="T4">vt</text:span> <text:span text:style-name="T1">endireitar</text:span></text:p>
      <text:p text:style-name="P8"/>
      <text:p text:style-name="P8"><text:span text:style-name="T1">-i</text:span><text:span text:style-name="T2">g</text:span><text:span text:style-name="T1">e(ticogi)/(tigi)</text:span><text:tab/><text:span text:style-name="T4">vt</text:span> <text:span text:style-name="T1">estar num lugar</text:span></text:p>
      <text:p text:style-name="P8"><text:tab/><text:span text:style-name="T5">-e</text:span><text:span text:style-name="T3">g</text:span><text:span text:style-name="T5">e-ee(tigi)</text:span><text:span text:style-name="T4"> (fala da mulher)</text:span></text:p>
      <text:p text:style-name="P8"/>
      <text:p text:style-name="P8"><text:soft-page-break/>[Seite 73]</text:p>
      <text:p text:style-name="P8">[Spalte 2]</text:p>
      <text:p text:style-name="P8"/>
      <text:p text:style-name="P8"><text:span text:style-name="T1">-i</text:span><text:span text:style-name="T2">g</text:span><text:span text:style-name="T1">e(tita)</text:span><text:tab/><text:span text:style-name="T4">vi</text:span> <text:span text:style-name="T1">atravessar</text:span></text:p>
      <text:p text:style-name="P8"/>
      <text:p text:style-name="P8"><text:span text:style-name="T1">-i</text:span><text:span text:style-name="T2">g</text:span><text:span text:style-name="T1">iame</text:span><text:span text:style-name="T2">g</text:span><text:span text:style-name="T1">edi<text:tab/>-i</text:span><text:span text:style-name="T2">g</text:span><text:span text:style-name="T1">iame</text:span><text:span text:style-name="T2">g</text:span><text:span text:style-name="T1">etedi </text:span><text:span text:style-name="T4">subst masc</text:span> <text:span text:style-name="T1">o que foi deixado por pessoa, coisa deixada ou esquecida</text:span></text:p>
      <text:p text:style-name="P8"><text:tab/><text:span text:style-name="T1">li</text:span><text:span text:style-name="T2">g</text:span><text:span text:style-name="T1">iame</text:span><text:span text:style-name="T2">g</text:span><text:span text:style-name="T1">edi</text:span> coisa deixada por ele</text:p>
      <text:p text:style-name="P8"/>
      <text:p text:style-name="P8"><text:span text:style-name="T1">-i</text:span><text:span text:style-name="T2">g</text:span><text:span text:style-name="T1">ilá<text:tab/>-i</text:span><text:span text:style-name="T2">g</text:span><text:span text:style-name="T1">ilali </text:span><text:span text:style-name="T4">subst fem</text:span> <text:span text:style-name="T1">pomo de Adão</text:span></text:p>
      <text:p text:style-name="P8"><text:tab/><text:span text:style-name="T2">g</text:span><text:span text:style-name="T1">odi</text:span><text:span text:style-name="T2">g</text:span><text:span text:style-name="T1">ilá</text:span> nosso pomo de Adão</text:p>
      <text:p text:style-name="P8"/>
      <text:p text:style-name="P8"><text:span text:style-name="T1">-i</text:span><text:span text:style-name="T2">g</text:span><text:span text:style-name="T1">iliita</text:span><text:span text:style-name="T2">g</text:span><text:span text:style-name="T1">a</text:span><text:tab/><text:span text:style-name="T4">vi</text:span> <text:span text:style-name="T1">mexer com outro</text:span> sentido sexual</text:p>
      <text:p text:style-name="P8"/>
      <text:p text:style-name="P8"><text:span text:style-name="T1">-i</text:span><text:span text:style-name="T2">g</text:span><text:span text:style-name="T1">iwa</text:span><text:tab/><text:span text:style-name="T4">vi</text:span> <text:span text:style-name="T1">1 favorecer 2 fazer favor</text:span></text:p>
      <text:p text:style-name="P8"><text:tab/><text:span text:style-name="T1">-ni</text:span><text:span text:style-name="T2">g</text:span><text:span text:style-name="T1">iwa(tece)</text:span> fazer favor para outro, consolar</text:p>
      <text:p text:style-name="P8"/>
      <text:p text:style-name="P8"><text:span text:style-name="T1">-i</text:span><text:span text:style-name="T2">g</text:span><text:span text:style-name="T1">iwoola</text:span><text:tab/><text:span text:style-name="T4">vt</text:span> <text:span text:style-name="T1">1 estrangular 2 enforcar</text:span></text:p>
      <text:p text:style-name="P8"/>
      <text:p text:style-name="P8"><text:span text:style-name="T1">-i</text:span><text:span text:style-name="T2">g</text:span><text:span text:style-name="T1">oadi</text:span><text:tab/><text:span text:style-name="T4">vt</text:span> <text:span text:style-name="T1">1 reparar 2 observar</text:span></text:p>
      <text:p text:style-name="P8"/>
      <text:p text:style-name="P8"><text:span text:style-name="T1">-i</text:span><text:span text:style-name="T2">g</text:span><text:span text:style-name="T1">oja</text:span><text:tab/><text:span text:style-name="T4">vt</text:span> <text:span text:style-name="T1">1 apunhalar 2 bicar</text:span> como pássaro ou cobra, bater com a mão, esfaquear, em geral ação rápida</text:p>
      <text:p text:style-name="P8"/>
      <text:p text:style-name="P8"><text:span text:style-name="T1">-i</text:span><text:span text:style-name="T2">g</text:span><text:span text:style-name="T1">ola</text:span><text:span text:style-name="T2">g</text:span><text:span text:style-name="T1">adi</text:span><text:tab/><text:span text:style-name="T4">vt</text:span> <text:span text:style-name="T1">1 pegar coisa de outra pessoa 2 adulterar 3 trair</text:span> trair em sentido moral</text:p>
      <text:p text:style-name="P8"><text:tab/><text:span text:style-name="T1">-i</text:span><text:span text:style-name="T2">g</text:span><text:span text:style-name="T1">ola</text:span><text:span text:style-name="T2">g</text:span><text:span text:style-name="T1">adi(teloco)</text:span> rastejar (escondido, quieto)</text:p>
      <text:p text:style-name="P8"/>
      <text:p text:style-name="P8"><text:span text:style-name="T1">-i</text:span><text:span text:style-name="T2">g</text:span><text:span text:style-name="T1">ola</text:span><text:span text:style-name="T2">g</text:span><text:span text:style-name="T1">adi(teloco)</text:span><text:tab/><text:span text:style-name="T4">vt</text:span> <text:span text:style-name="T1">rastejar</text:span></text:p>
      <text:p text:style-name="P7"><text:tab/>escondido, quieto</text:p>
      <text:p text:style-name="P8"><text:tab/><text:span text:style-name="T1">-i</text:span><text:span text:style-name="T2">g</text:span><text:span text:style-name="T1">ola</text:span><text:span text:style-name="T2">g</text:span><text:span text:style-name="T1">adi</text:span> adulterar, pegar coisa de outro</text:p>
      <text:p text:style-name="P8"/>
      <text:p text:style-name="P8"><text:span text:style-name="T1">-i</text:span><text:span text:style-name="T2">g</text:span><text:span text:style-name="T1">owala</text:span><text:span text:style-name="T2">g</text:span><text:span text:style-name="T1">adi</text:span><text:tab/><text:span text:style-name="T4">vi</text:span> <text:span text:style-name="T1">fazer a planta ficar amarela</text:span> p.ex. por sufocar</text:p>
      <text:p text:style-name="P8"><text:tab/><text:span text:style-name="T1">i</text:span><text:span text:style-name="T2">g</text:span><text:span text:style-name="T1">owi</text:span> amarelo</text:p>
      <text:p text:style-name="P8"/>
      <text:p text:style-name="P8"><text:span text:style-name="T1">i</text:span><text:span text:style-name="T2">g</text:span><text:span text:style-name="T1">owi</text:span><text:tab/><text:span text:style-name="T4">adj masc</text:span> <text:span text:style-name="T1">1 amarelo 2 pálido</text:span></text:p>
      <text:p text:style-name="P8"><text:tab/><text:span text:style-name="T1">lo</text:span><text:span text:style-name="T2">g</text:span><text:span text:style-name="T1">owike</text:span><text:span text:style-name="T4"> (forma fem)</text:span></text:p>
      <text:p text:style-name="P8"><text:tab/><text:span text:style-name="T1">i</text:span><text:span text:style-name="T2">g</text:span><text:span text:style-name="T1">owiwa</text:span><text:span text:style-name="T2">g</text:span><text:span text:style-name="T1">a</text:span> amarelado</text:p>
      <text:p text:style-name="P8"/>
      <text:p text:style-name="P8">[Seite 74]</text:p>
      <text:p text:style-name="P8">[Spalte 1]</text:p>
      <text:p text:style-name="P8"/>
      <text:p text:style-name="P8"><text:span text:style-name="T1">i</text:span><text:span text:style-name="T2">g</text:span><text:span text:style-name="T1">owiwa</text:span><text:span text:style-name="T2">g</text:span><text:span text:style-name="T1">a</text:span><text:tab/><text:span text:style-name="T4">adj</text:span> <text:span text:style-name="T1">amarelado</text:span></text:p>
      <text:p text:style-name="P8"><text:tab/><text:span text:style-name="T1">i</text:span><text:span text:style-name="T2">g</text:span><text:span text:style-name="T1">owi</text:span> amarelo</text:p>
      <text:p text:style-name="P8"/>
      <text:p text:style-name="P8"><text:span text:style-name="T1">-iigi</text:span><text:tab/><text:span text:style-name="T4">vt</text:span> <text:span text:style-name="T1">1 mudar 2 transformar 3 trocar</text:span> mudar lugar, aparência, pensamentos, temperamento</text:p>
      <text:p text:style-name="P8"><text:tab/><text:span text:style-name="T1">-diniigi</text:span> mudar-se, diferenciar-se</text:p>
      <text:p text:style-name="P8"><text:tab/><text:span text:style-name="T1">-ilatike</text:span> <text:span text:style-name="T4">(sinônimo quando aplica a mudança de lugar)</text:span></text:p>
      <text:p text:style-name="P8"/>
      <text:p text:style-name="P8"><text:span text:style-name="T1">-ii</text:span><text:span text:style-name="T2">g</text:span><text:span text:style-name="T1">axi</text:span><text:tab/><text:span text:style-name="T4">vt</text:span> <text:span text:style-name="T1">ensinar alguém</text:span></text:p>
      <text:p text:style-name="P8"><text:tab/><text:span text:style-name="T1">-ii</text:span><text:span text:style-name="T2">g</text:span><text:span text:style-name="T1">axina</text:span><text:span text:style-name="T2">g</text:span><text:span text:style-name="T1">a</text:span> ensinar</text:p>
      <text:p text:style-name="P8"/>
      <text:p text:style-name="P8"><text:span text:style-name="T1">-ii</text:span><text:span text:style-name="T2">g</text:span><text:span text:style-name="T1">axina</text:span><text:span text:style-name="T2">g</text:span><text:span text:style-name="T1">a</text:span><text:tab/><text:span text:style-name="T4">vi</text:span> <text:span text:style-name="T1">ensinar</text:span></text:p>
      <text:p text:style-name="P8"><text:tab/><text:span text:style-name="T1">-ii</text:span><text:span text:style-name="T2">g</text:span><text:span text:style-name="T1">axi</text:span> ensinar alguém</text:p>
      <text:p text:style-name="P8"><text:tab/><text:span text:style-name="T1">-ii</text:span><text:span text:style-name="T2">g</text:span><text:span text:style-name="T1">axina</text:span><text:span text:style-name="T2">g</text:span><text:span text:style-name="T1">ana</text:span><text:span text:style-name="T2">g</text:span><text:span text:style-name="T1">a</text:span> professor de</text:p>
      <text:p text:style-name="P8"><text:soft-page-break/></text:p>
      <text:p text:style-name="P8"><text:span text:style-name="T1">-ii</text:span><text:span text:style-name="T2">g</text:span><text:span text:style-name="T1">axina</text:span><text:span text:style-name="T2">g</text:span><text:span text:style-name="T1">ana</text:span><text:span text:style-name="T2">g</text:span><text:span text:style-name="T1">a<text:tab/>-ii</text:span><text:span text:style-name="T2">g</text:span><text:span text:style-name="T1">axina</text:span><text:span text:style-name="T2">g</text:span><text:span text:style-name="T1">anadi </text:span><text:span text:style-name="T4">subst masc ou fem</text:span> <text:span text:style-name="T1">professor de</text:span> p.ex. meu professor</text:p>
      <text:p text:style-name="P8"><text:tab/><text:span text:style-name="T1">-ii</text:span><text:span text:style-name="T2">g</text:span><text:span text:style-name="T1">axina</text:span><text:span text:style-name="T2">g</text:span><text:span text:style-name="T1">a</text:span> ensinar</text:p>
      <text:p text:style-name="P8"><text:tab/><text:span text:style-name="T1">-ii</text:span><text:span text:style-name="T2">g</text:span><text:span text:style-name="T1">axina</text:span><text:span text:style-name="T2">g</text:span><text:span text:style-name="T1">ane</text:span><text:span text:style-name="T2">g</text:span><text:span text:style-name="T1">egi</text:span> ensino de, doutrina</text:p>
      <text:p text:style-name="P8"/>
      <text:p text:style-name="P8"><text:span text:style-name="T1">-ii</text:span><text:span text:style-name="T2">g</text:span><text:span text:style-name="T1">axina</text:span><text:span text:style-name="T2">g</text:span><text:span text:style-name="T1">ane</text:span><text:span text:style-name="T2">g</text:span><text:span text:style-name="T1">egi<text:tab/>ii</text:span><text:span text:style-name="T2">g</text:span><text:span text:style-name="T1">axina</text:span><text:span text:style-name="T2">g</text:span><text:span text:style-name="T1">ane</text:span><text:span text:style-name="T2">g</text:span><text:span text:style-name="T1">eco </text:span><text:span text:style-name="T4">subst masc</text:span> <text:span text:style-name="T1">1 ensino 2 doutrina</text:span> pertence a alguém</text:p>
      <text:p text:style-name="P8"><text:tab/><text:span text:style-name="T1">-ii</text:span><text:span text:style-name="T2">g</text:span><text:span text:style-name="T1">axina</text:span><text:span text:style-name="T2">g</text:span><text:span text:style-name="T1">a</text:span> ensinar</text:p>
      <text:p text:style-name="P8"><text:tab/><text:span text:style-name="T1">-ii</text:span><text:span text:style-name="T2">g</text:span><text:span text:style-name="T1">axina</text:span><text:span text:style-name="T2">g</text:span><text:span text:style-name="T1">ana</text:span><text:span text:style-name="T2">g</text:span><text:span text:style-name="T1">a</text:span> professor</text:p>
      <text:p text:style-name="P8"/>
      <text:p text:style-name="P8"><text:span text:style-name="T1">-ii</text:span><text:span text:style-name="T2">g</text:span><text:span text:style-name="T1">e</text:span><text:tab/><text:span text:style-name="T4">vt</text:span> <text:span text:style-name="T1">mandar</text:span></text:p>
      <text:p text:style-name="P8"><text:tab/><text:span text:style-name="T5">-i-ii</text:span><text:span text:style-name="T3">g</text:span><text:span text:style-name="T5">e</text:span><text:span text:style-name="T4"> (fala da mulher)</text:span></text:p>
      <text:p text:style-name="P8"><text:tab/><text:span text:style-name="T1">-ii</text:span><text:span text:style-name="T2">g</text:span><text:span text:style-name="T1">e(nataka)</text:span> mandar</text:p>
      <text:p text:style-name="P8"/>
      <text:p text:style-name="P8"><text:span text:style-name="T1">-ii</text:span><text:span text:style-name="T2">g</text:span><text:span text:style-name="T1">e(nataka)</text:span><text:tab/><text:span text:style-name="T4">vi</text:span> <text:span text:style-name="T1">mandar</text:span></text:p>
      <text:p text:style-name="P8"><text:tab/><text:span text:style-name="T5">i-ii</text:span><text:span text:style-name="T3">g</text:span><text:span text:style-name="T5">enataka</text:span><text:span text:style-name="T4"> (fala da mulher)</text:span></text:p>
      <text:p text:style-name="P8"><text:tab/><text:span text:style-name="T1">-ii</text:span><text:span text:style-name="T2">g</text:span><text:span text:style-name="T1">e</text:span> mandar</text:p>
      <text:p text:style-name="P8"/>
      <text:p text:style-name="P8"><text:span text:style-name="T1">-ii</text:span><text:span text:style-name="T2">g</text:span><text:span text:style-name="T1">enatakane</text:span><text:span text:style-name="T2">g</text:span><text:span text:style-name="T1">egi</text:span></text:p>
      <text:p text:style-name="P8"><text:tab/><text:span text:style-name="T1">-ii</text:span><text:span text:style-name="T2">g</text:span><text:span text:style-name="T1">enatakane</text:span><text:span text:style-name="T2">g</text:span><text:span text:style-name="T1">eco</text:span> <text:span text:style-name="T4">subst masc</text:span> <text:span text:style-name="T1">1 lei 2 mandamento 3 ordem</text:span></text:p>
      <text:p text:style-name="P8"><text:tab/><text:span text:style-name="T1">nii</text:span><text:span text:style-name="T2">g</text:span><text:span text:style-name="T1">enatakane</text:span><text:span text:style-name="T2">g</text:span><text:span text:style-name="T1">egi</text:span> lei, mandamento, ordem</text:p>
      <text:p text:style-name="P8"><text:tab/><text:span text:style-name="T2">g</text:span><text:span text:style-name="T1">adii</text:span><text:span text:style-name="T2">g</text:span><text:span text:style-name="T1">enatakane</text:span><text:span text:style-name="T2">g</text:span><text:span text:style-name="T1">eco</text:span> seus mandamentos</text:p>
      <text:p text:style-name="P8"/>
      <text:p text:style-name="P8">[Seite 74]</text:p>
      <text:p text:style-name="P8">[Spalte 2]</text:p>
      <text:p text:style-name="P8"/>
      <text:p text:style-name="P8"><text:span text:style-name="T1">-ii</text:span><text:span text:style-name="T2">g</text:span><text:span text:style-name="T1">exegi<text:tab/>-ii</text:span><text:span text:style-name="T2">g</text:span><text:span text:style-name="T1">exedipi </text:span><text:span text:style-name="T4">subst masc</text:span> <text:span text:style-name="T1">mandado</text:span></text:p>
      <text:p text:style-name="P8"><text:tab/><text:span text:style-name="T1">-ii</text:span><text:span text:style-name="T2">g</text:span><text:span text:style-name="T1">exe</text:span> <text:span text:style-name="T4">(forma fem)</text:span></text:p>
      <text:p text:style-name="P8"><text:tab/><text:span text:style-name="T1">lii</text:span><text:span text:style-name="T2">g</text:span><text:span text:style-name="T1">exegi</text:span> mandado por ele</text:p>
      <text:p text:style-name="P8"><text:tab/><text:span text:style-name="T1">ii</text:span><text:span text:style-name="T2">g</text:span><text:span text:style-name="T1">exegi</text:span> meu mandado</text:p>
      <text:p text:style-name="P8"/>
      <text:p text:style-name="P8"><text:span text:style-name="T1">ii</text:span><text:span text:style-name="T2">g</text:span><text:span text:style-name="T1">o<text:tab/>ii</text:span><text:span text:style-name="T2">g</text:span><text:span text:style-name="T1">otedi</text:span> <text:span text:style-name="T4">subst masc</text:span> <text:span text:style-name="T1">1 terra 2 país 3 mundo</text:span></text:p>
      <text:p text:style-name="P8"><text:tab/><text:span text:style-name="T5">i-ii</text:span><text:span text:style-name="T3">g</text:span><text:span text:style-name="T5">o</text:span><text:span text:style-name="T4"> (fala da mulher)</text:span></text:p>
      <text:p text:style-name="P8"><text:tab/><text:span text:style-name="T1">ii</text:span><text:span text:style-name="T2">g</text:span><text:span text:style-name="T1">ojegi</text:span> animal da terra</text:p>
      <text:p text:style-name="P8"><text:tab/><text:span text:style-name="T1">nii</text:span><text:span text:style-name="T2">g</text:span><text:span text:style-name="T1">o</text:span> terra dele</text:p>
      <text:p text:style-name="P8"/>
      <text:p text:style-name="P8"><text:span text:style-name="T1">-ii</text:span><text:span text:style-name="T2">g</text:span><text:span text:style-name="T1">o</text:span><text:tab/><text:span text:style-name="T4">vi</text:span> <text:span text:style-name="T1">tropeçar</text:span> pode ser cair em pecado</text:p>
      <text:p text:style-name="P8"/>
      <text:p text:style-name="P8"><text:span text:style-name="T1">ii</text:span><text:span text:style-name="T2">g</text:span><text:span text:style-name="T1">ojegi<text:tab/>ii</text:span><text:span text:style-name="T2">g</text:span><text:span text:style-name="T1">ojedi</text:span> <text:span text:style-name="T4">subst masc</text:span> <text:span text:style-name="T1">cobra</text:span> qualquer tipo</text:p>
      <text:p text:style-name="P8"><text:tab/><text:span text:style-name="T1">ii</text:span><text:span text:style-name="T2">g</text:span><text:span text:style-name="T1">o</text:span> terra</text:p>
      <text:p text:style-name="P8"/>
      <text:p text:style-name="P8"><text:span text:style-name="T1">-ii</text:span><text:span text:style-name="T2">g</text:span><text:span text:style-name="T1">o(tice)</text:span><text:tab/><text:span text:style-name="T4">vi</text:span> <text:span text:style-name="T1">1 sobrar 2 passar numa direção indicada</text:span> pode ser direção certa ou indicada</text:p>
      <text:p text:style-name="P8"/>
      <text:p text:style-name="P8"><text:span text:style-name="T1">-iikoe</text:span><text:span text:style-name="T2">g</text:span><text:span text:style-name="T1">e</text:span><text:tab/><text:span text:style-name="T4">vt</text:span> <text:span text:style-name="T1">trocar</text:span> algo por algo</text:p>
      <text:p text:style-name="P8"><text:tab/><text:span text:style-name="T1">iikoe(tege)</text:span> ele trocou algo</text:p>
      <text:p text:style-name="P8"/>
      <text:p text:style-name="P8"><text:span text:style-name="T1">-iipe(ta)</text:span><text:tab/><text:span text:style-name="T4">vt</text:span> <text:span text:style-name="T1">olhar ao redor</text:span></text:p>
      <text:p text:style-name="P8"/>
      <text:p text:style-name="P8"><text:span text:style-name="T1">-ii(talo)</text:span><text:tab/><text:span text:style-name="T4">vt</text:span> <text:span text:style-name="T1">ir para (ele)</text:span></text:p>
      <text:p text:style-name="P8"><text:tab/><text:span text:style-name="T1">-ii(tigi)</text:span> ir para um lugar</text:p>
      <text:p text:style-name="P8"/>
      <text:p text:style-name="P8"><text:span text:style-name="T1">-iite</text:span><text:tab/><text:span text:style-name="T4">vt</text:span> <text:span text:style-name="T1">gostar de</text:span></text:p>
      <text:p text:style-name="P8"/>
      <text:p text:style-name="P8"><text:soft-page-break/><text:span text:style-name="T1">-ii(tege)</text:span><text:tab/><text:span text:style-name="T4">vt</text:span> <text:span text:style-name="T1">1 agüentar 2 jogar contra 3 estar contra 4 encontrar com</text:span></text:p>
      <text:p text:style-name="P8"><text:tab/><text:span text:style-name="T1">-ii(talo)</text:span> ir para (ele)</text:p>
      <text:p text:style-name="P8"/>
      <text:p text:style-name="P8"><text:span text:style-name="T1">-ii(ticogi)</text:span><text:tab/><text:span text:style-name="T4">vt</text:span> <text:span text:style-name="T1">continuar a</text:span> fazer, falar, ir na mesma direção</text:p>
      <text:p text:style-name="P8"><text:tab/><text:span text:style-name="T1">-ii(tigi)</text:span> ir para um lugar</text:p>
      <text:p text:style-name="P8"/>
      <text:p text:style-name="P8">[Seite 75]</text:p>
      <text:p text:style-name="P8">[Spalte 1]</text:p>
      <text:p text:style-name="P8"/>
      <text:p text:style-name="P8"><text:span text:style-name="T1">-ii(tigi)</text:span><text:tab/><text:span text:style-name="T4">vi</text:span> <text:span text:style-name="T1">ir</text:span> para certo lugar, usado em perguntas e respostas em conjunção com outras palavras</text:p>
      <text:p text:style-name="P8"><text:tab/><text:span text:style-name="T1">-ii(talo)</text:span> ir para (ele)</text:p>
      <text:p text:style-name="P8"/>
      <text:p text:style-name="P8"><text:span text:style-name="T1">ijaa</text:span><text:tab/><text:span text:style-name="T4">conj masc</text:span> <text:span text:style-name="T1">e</text:span></text:p>
      <text:p text:style-name="P8"><text:tab/><text:span text:style-name="T1">ajaa</text:span> <text:span text:style-name="T4">(forma fem)</text:span></text:p>
      <text:p text:style-name="P8"><text:tab/><text:span text:style-name="T1">ijaa</text:span><text:span text:style-name="T2">g</text:span><text:span text:style-name="T1">ijo</text:span> aquele mesmo</text:p>
      <text:p text:style-name="P8"><text:tab/><text:span text:style-name="T1">ijoda</text:span> (forma dim)</text:p>
      <text:p text:style-name="P8"/>
      <text:p text:style-name="P8"><text:span text:style-name="T1">ijaa</text:span><text:span text:style-name="T2">g</text:span><text:span text:style-name="T1">ijo<text:tab/>ijaa</text:span><text:span text:style-name="T2">g</text:span><text:span text:style-name="T1">ijoa </text:span><text:span text:style-name="T4">pro pess</text:span> <text:span text:style-name="T1">aquele mesmo</text:span></text:p>
      <text:p text:style-name="P8"/>
      <text:p text:style-name="P8"><text:span text:style-name="T1">ijaa</text:span><text:span text:style-name="T2">g</text:span><text:span text:style-name="T1">ijotibige</text:span><text:tab/><text:span text:style-name="T4">adv temp</text:span> <text:span text:style-name="T1">desde</text:span> futuro ou passado</text:p>
      <text:p text:style-name="P8"><text:tab/><text:span text:style-name="T1">ijaa</text:span><text:span text:style-name="T2">g</text:span><text:span text:style-name="T1">ijo</text:span> aquele mesmo</text:p>
      <text:p text:style-name="P8"><text:tab/><text:span text:style-name="T1">e</text:span><text:span text:style-name="T2">g</text:span><text:span text:style-name="T1">ijaa</text:span><text:span text:style-name="T2">g</text:span><text:span text:style-name="T1">ijotibige</text:span> ainda desde</text:p>
      <text:p text:style-name="P8"><text:span text:style-name="T1">ijapa</text:span><text:span text:style-name="T2">g</text:span><text:span text:style-name="T1">a</text:span><text:tab/><text:span text:style-name="T4">dem</text:span> <text:span text:style-name="T1">aquele mesmo</text:span> aquele em vez de outro, escolhendo entre duas coisas</text:p>
      <text:p text:style-name="P8"/>
      <text:p text:style-name="P8"><text:span text:style-name="T1">ijeledi</text:span><text:tab/><text:span text:style-name="T4">adv</text:span> <text:span text:style-name="T1">outra pessoa ou vez</text:span></text:p>
      <text:p text:style-name="P8"/>
      <text:p text:style-name="P8"><text:span text:style-name="T1">ijenigo<text:tab/>ijexodi </text:span><text:span text:style-name="T5">subst masc</text:span> <text:span text:style-name="T1">onça vermelha</text:span></text:p>
      <text:p text:style-name="P8"/>
      <text:p text:style-name="P8"><text:span text:style-name="T1">-ijigeteetedice</text:span><text:tab/><text:span text:style-name="T4">vt</text:span> <text:span text:style-name="T1">fazer em ordem</text:span> p.ex. desfile</text:p>
      <text:p text:style-name="P8"/>
      <text:p text:style-name="P8"><text:span text:style-name="T1">iji</text:span><text:span text:style-name="T2">g</text:span><text:span text:style-name="T1">ijo<text:tab/>iji</text:span><text:span text:style-name="T2">g</text:span><text:span text:style-name="T1">ijoa </text:span><text:span text:style-name="T4">dem enf</text:span> <text:span text:style-name="T1">aquele mesmo</text:span></text:p>
      <text:p text:style-name="P8"><text:tab/><text:span text:style-name="T1">ijaa</text:span><text:span text:style-name="T2">g</text:span><text:span text:style-name="T1">ijo</text:span> aquele mesmo</text:p>
      <text:p text:style-name="P8"/>
      <text:p text:style-name="P8"><text:span text:style-name="T1">ijo<text:tab/>ijoa </text:span><text:span text:style-name="T4">dem</text:span> <text:span text:style-name="T1">aquele</text:span></text:p>
      <text:p text:style-name="P8"><text:tab/><text:span text:style-name="T1">ajo</text:span> <text:span text:style-name="T4">(forma fem)</text:span> coisa masculino indo</text:p>
      <text:p text:style-name="P8"><text:tab/><text:span text:style-name="T1">ni</text:span><text:span text:style-name="T2">g</text:span><text:span text:style-name="T1">ijo</text:span> aquele</text:p>
      <text:p text:style-name="P8"/>
      <text:p text:style-name="P8"><text:span text:style-name="T1">ijoata</text:span><text:span text:style-name="T2">g</text:span><text:span text:style-name="T1">a</text:span><text:tab/><text:span text:style-name="T4">cond</text:span> <text:span text:style-name="T1">talvez seria</text:span></text:p>
      <text:p text:style-name="P8"/>
      <text:p text:style-name="P8"><text:span text:style-name="T1">ijoatibige</text:span><text:tab/><text:span text:style-name="T4">adv</text:span> <text:span text:style-name="T1">talvez</text:span></text:p>
      <text:p text:style-name="P8"/>
      <text:p text:style-name="P8"><text:span text:style-name="T1">ijoatigilo</text:span><text:tab/><text:span text:style-name="T4">adv</text:span> <text:span text:style-name="T1">durante</text:span> tempo passado, acompanha tempo, p.ex. anos</text:p>
      <text:p text:style-name="P8"/>
      <text:p text:style-name="P8"><text:span text:style-name="T1">ijoka</text:span><text:tab/><text:span text:style-name="T4">adv</text:span> <text:span text:style-name="T1">só</text:span></text:p>
      <text:p text:style-name="P8"/>
      <text:p text:style-name="P8">[Seite 75]</text:p>
      <text:p text:style-name="P8">[Spalte 2]</text:p>
      <text:p text:style-name="P8"/>
      <text:p text:style-name="P8"><text:span text:style-name="T1">ijokijo<text:tab/>ijokijoa </text:span><text:span text:style-name="T4">pro</text:span> <text:span text:style-name="T1">só aquele</text:span></text:p>
      <text:p text:style-name="P8"><text:tab/><text:span text:style-name="T1">icokica</text:span> só aquele (desconhecido)</text:p>
      <text:p text:style-name="P8"/>
      <text:p text:style-name="P8"><text:span text:style-name="T1">ijoolatibige</text:span><text:tab/><text:span text:style-name="T4">subst masc</text:span> <text:span text:style-name="T1">aquele acabado, falecido, finado</text:span></text:p>
      <text:p text:style-name="P8"><text:soft-page-break/><text:tab/><text:span text:style-name="T1">ajoolatibige</text:span> <text:span text:style-name="T4">(forma fem)</text:span></text:p>
      <text:p text:style-name="P8"><text:tab/><text:span text:style-name="T1">icoolatibige</text:span> finado</text:p>
      <text:p text:style-name="P8"><text:tab/><text:span text:style-name="T1">ijoolatigi</text:span> <text:span text:style-name="T4">(variação)</text:span></text:p>
      <text:p text:style-name="P8"/>
      <text:p text:style-name="P8"><text:span text:style-name="T1">ijotawece<text:tab/>ijoatawece </text:span><text:span text:style-name="T4">núm</text:span> <text:span text:style-name="T1">todos</text:span></text:p>
      <text:p text:style-name="P8"><text:tab/><text:span text:style-name="T1">inatawece</text:span> todos</text:p>
      <text:p text:style-name="P8"/>
      <text:p text:style-name="P8"><text:span text:style-name="T1">ijotokaa</text:span><text:span text:style-name="T2">g</text:span><text:span text:style-name="T1">a<text:tab/>ijoatokaa</text:span><text:span text:style-name="T2">g</text:span><text:span text:style-name="T1">a </text:span><text:span text:style-name="T4">adv</text:span> <text:span text:style-name="T1">talvez</text:span></text:p>
      <text:p text:style-name="P8"/>
      <text:p text:style-name="P8"><text:span text:style-name="T1">-ika</text:span><text:tab/><text:span text:style-name="T4">vt</text:span> <text:span text:style-name="T1">1 largar 2 deixar</text:span></text:p>
      <text:p text:style-name="P8"><text:tab/><text:span text:style-name="T1">-ika(tice)</text:span> soltar</text:p>
      <text:p text:style-name="P8"/>
      <text:p text:style-name="P8"><text:span text:style-name="T1">-ikana</text:span><text:span text:style-name="T2">g</text:span><text:span text:style-name="T1">a</text:span><text:tab/><text:span text:style-name="T4">vi</text:span> <text:span text:style-name="T1">pular</text:span> pode ser num barco ou na água</text:p>
      <text:p text:style-name="P8"/>
      <text:p text:style-name="P8"><text:span text:style-name="T1">-ika(tice)</text:span><text:tab/><text:span text:style-name="T4">vt</text:span> <text:span text:style-name="T1">soltar</text:span></text:p>
      <text:p text:style-name="P8"><text:tab/><text:span text:style-name="T1">-ika</text:span> deixar, largar</text:p>
      <text:p text:style-name="P8"><text:tab/><text:span text:style-name="T1">-dinika(tice)</text:span> soltar-se</text:p>
      <text:p text:style-name="P8"/>
      <text:p text:style-name="P8"><text:span text:style-name="T1">-ikee</text:span><text:tab/><text:span text:style-name="T4">vt</text:span> <text:span text:style-name="T1">1 mostrar 2 revelar</text:span></text:p>
      <text:p text:style-name="P8"><text:tab/><text:span text:style-name="T1">-dinikee</text:span> aparecer, mostrar-se</text:p>
      <text:p text:style-name="P8"/>
      <text:p text:style-name="P8"><text:span text:style-name="T1">-ikee(nataka)(ta)</text:span><text:tab/><text:span text:style-name="T4">vt</text:span> <text:span text:style-name="T1">apontar</text:span> com dedo, queixo ou qualquer outra coisa</text:p>
      <text:p text:style-name="P8"/>
      <text:p text:style-name="P8"><text:span text:style-name="T1">-iko</text:span><text:tab/><text:span text:style-name="T4">vt</text:span> <text:span text:style-name="T1">1 apelar 2 botar nome 3 gozar</text:span> mais no sentido de zombar</text:p>
      <text:p text:style-name="P8"/>
      <text:p text:style-name="P8"><text:span text:style-name="T1">ila</text:span><text:tab/><text:span text:style-name="T4">adj</text:span> <text:span text:style-name="T1">1 queimado 2 assado</text:span></text:p>
      <text:p text:style-name="P8"/>
      <text:p text:style-name="P8"><text:span text:style-name="T1">-ila</text:span><text:tab/><text:span text:style-name="T4">vt</text:span> <text:span text:style-name="T1">estranhar</text:span> de pessoas, coisas ou acontecimentos</text:p>
      <text:p text:style-name="P8"/>
      <text:p text:style-name="P8"><text:span text:style-name="T1">-ilaaga</text:span><text:span text:style-name="T2">g</text:span><text:span text:style-name="T1">adi</text:span><text:tab/><text:span text:style-name="T4">vi</text:span> <text:span text:style-name="T1">1 dispersar 2 espalhar</text:span> animais ou pessoas; o que faz, pode ser pessoas, animais ou vento</text:p>
      <text:p text:style-name="P8"><text:tab/><text:span text:style-name="T1">ilaagitice</text:span> espalhado</text:p>
      <text:p text:style-name="P8"><text:tab/><text:span text:style-name="T1">ilaagiteloco</text:span> espalhado muito</text:p>
      <text:p text:style-name="P8"/>
      <text:p text:style-name="P8">[Seite 76]</text:p>
      <text:p text:style-name="P8">[Spalte 1]</text:p>
      <text:p text:style-name="P8"/>
      <text:p text:style-name="P8"><text:span text:style-name="T1">-ilaagete</text:span><text:tab/><text:span text:style-name="T4">vi, vt</text:span> <text:span text:style-name="T1">culpar</text:span></text:p>
      <text:p text:style-name="P8"/>
      <text:p text:style-name="P8"><text:span text:style-name="T1">ilaagitice</text:span><text:tab/><text:span text:style-name="T4">adj</text:span> <text:span text:style-name="T1">espalhado</text:span></text:p>
      <text:p text:style-name="P8"><text:tab/><text:span text:style-name="T1">ilaagiteloco</text:span> espalhado numa área</text:p>
      <text:p text:style-name="P8"/>
      <text:p text:style-name="P8"><text:span text:style-name="T1">ilaa</text:span><text:span text:style-name="T2">g</text:span><text:span text:style-name="T1">agi<text:tab/>ilaa</text:span><text:span text:style-name="T2">g</text:span><text:span text:style-name="T1">axodi </text:span><text:span text:style-name="T4">subst masc</text:span> <text:span text:style-name="T1">1 pássaro 2 ave</text:span></text:p>
      <text:p text:style-name="P8"><text:tab/><text:span text:style-name="T1">ilaa</text:span><text:span text:style-name="T2">g</text:span><text:span text:style-name="T1">axo</text:span> <text:span text:style-name="T4">(forma fem)</text:span></text:p>
      <text:p text:style-name="P8"/>
      <text:p text:style-name="P8"><text:span text:style-name="T1">ilaa</text:span><text:span text:style-name="T2">g</text:span><text:span text:style-name="T1">axo<text:tab/>ilaa</text:span><text:span text:style-name="T2">g</text:span><text:span text:style-name="T1">axoli </text:span><text:span text:style-name="T4">subst fem</text:span> <text:span text:style-name="T1">1 pássaro 2 ave</text:span></text:p>
      <text:p text:style-name="P8"><text:tab/><text:span text:style-name="T1">ilaa</text:span><text:span text:style-name="T2">g</text:span><text:span text:style-name="T1">agi</text:span> <text:span text:style-name="T4">(forma masc)</text:span></text:p>
      <text:p text:style-name="P8"/>
      <text:p text:style-name="P8"><text:span text:style-name="T1">-ilaajo</text:span><text:tab/><text:span text:style-name="T4">vt</text:span> <text:span text:style-name="T1">acompanhar</text:span> acompanhar numa viagem, pode ser que não é amigo</text:p>
      <text:p text:style-name="P8"/>
      <text:p text:style-name="P8"><text:span text:style-name="T1">-ilaa(tema)</text:span><text:tab/><text:span text:style-name="T4">vt</text:span> <text:span text:style-name="T1">sentir por (ele)</text:span></text:p>
      <text:p text:style-name="P8"><text:tab/><text:span text:style-name="T1">-dinilaa(tibeci)</text:span> arrepender-se</text:p>
      <text:p text:style-name="P8"/>
      <text:p text:style-name="P8"><text:soft-page-break/><text:span text:style-name="T1">-ilaawi</text:span><text:tab/><text:span text:style-name="T4">vt</text:span> <text:span text:style-name="T1">beber</text:span> suco, caldo ou sopa</text:p>
      <text:p text:style-name="P8"/>
      <text:p text:style-name="P8"><text:span text:style-name="T1">-iladee</text:span><text:tab/><text:span text:style-name="T4">vt</text:span> <text:span text:style-name="T1">1 aconselhar 2 dar palestra</text:span> na maneira de conselheiros</text:p>
      <text:p text:style-name="P8"><text:tab/><text:span text:style-name="T1">-ajoi</text:span> dar um conselho</text:p>
      <text:p text:style-name="P8"/>
      <text:p text:style-name="P8"><text:span text:style-name="T1">-iladie</text:span><text:tab/><text:span text:style-name="T4">vt</text:span> <text:span text:style-name="T1">ajuntar coisas</text:span></text:p>
      <text:p text:style-name="P8"><text:tab/><text:span text:style-name="T1">-iladiena</text:span><text:span text:style-name="T2">g</text:span><text:span text:style-name="T1">a</text:span> ajuntar coisas</text:p>
      <text:p text:style-name="P8"/>
      <text:p text:style-name="P8"><text:span text:style-name="T1">-iladiena</text:span><text:span text:style-name="T2">g</text:span><text:span text:style-name="T1">a</text:span><text:tab/><text:span text:style-name="T4">vi</text:span> <text:span text:style-name="T1">ajuntar coisas</text:span></text:p>
      <text:p text:style-name="P8"><text:tab/><text:span text:style-name="T1">-iladie</text:span> ajuntar coisas</text:p>
      <text:p text:style-name="P8"/>
      <text:p text:style-name="P8"><text:span text:style-name="T1">-ila</text:span><text:span text:style-name="T2">g</text:span><text:span text:style-name="T1">adi</text:span><text:tab/><text:span text:style-name="T4">vt</text:span> <text:span text:style-name="T1">deixar pronta a comida</text:span></text:p>
      <text:p text:style-name="P8"/>
      <text:p text:style-name="P8"><text:span text:style-name="T1">-ila</text:span><text:span text:style-name="T2">g</text:span><text:span text:style-name="T1">a(ta)</text:span><text:tab/><text:span text:style-name="T4">vt</text:span> <text:span text:style-name="T1">1 estar bem com 2 sentir bem com</text:span> indo bem - problemas resolvidos, p.ex. livrando o carro da lama no caminho ou por combinar com. Pode ser sentido de harmonia e paz</text:p>
      <text:p text:style-name="P8"><text:tab/><text:span text:style-name="T1">-dinilakide(tege)</text:span> combinar com alguém ou algo</text:p>
      <text:p text:style-name="P8"><text:tab/><text:span text:style-name="T1">-ila</text:span><text:span text:style-name="T2">g</text:span><text:span text:style-name="T1">a(tice)</text:span> estar ou sentir bem</text:p>
      <text:p text:style-name="P8"/>
      <text:p text:style-name="P8">[Seite 76]</text:p>
      <text:p text:style-name="P8">[Spalte 2]</text:p>
      <text:p text:style-name="P8"/>
      <text:p text:style-name="P8"><text:span text:style-name="T1">-ila</text:span><text:span text:style-name="T2">g</text:span><text:span text:style-name="T1">a(tege)</text:span><text:tab/><text:span text:style-name="T4">vt</text:span> <text:span text:style-name="T1">combinar com alguém</text:span></text:p>
      <text:p text:style-name="P8"><text:tab/><text:span text:style-name="T1">-ila</text:span><text:span text:style-name="T2">g</text:span><text:span text:style-name="T1">a(ta)</text:span> estar ou sentir bem</text:p>
      <text:p text:style-name="P8"/>
      <text:p text:style-name="P8"><text:span text:style-name="T1">-ila</text:span><text:span text:style-name="T2">g</text:span><text:span text:style-name="T1">a(tice)</text:span><text:tab/><text:span text:style-name="T4">vi</text:span> <text:span text:style-name="T1">estar bem, sentir bem</text:span> indo bem (problemas resolvidos), sentido de harmonia e paz</text:p>
      <text:p text:style-name="P8"><text:tab/><text:span text:style-name="T1">-ila</text:span><text:span text:style-name="T2">g</text:span><text:span text:style-name="T1">a(ta)</text:span> estar bem - combinado com ele</text:p>
      <text:p text:style-name="P8"/>
      <text:p text:style-name="P8"><text:span text:style-name="T1">-ilajika</text:span><text:tab/><text:span text:style-name="T4">vi</text:span> <text:span text:style-name="T1">rir</text:span></text:p>
      <text:p text:style-name="P8"><text:tab/><text:span text:style-name="T1">-ilaji(tibece)</text:span> rir de alguém</text:p>
      <text:p text:style-name="P8"/>
      <text:p text:style-name="P8"><text:span text:style-name="T1">-ilaji(tibece)</text:span><text:tab/><text:span text:style-name="T4">vt</text:span> <text:span text:style-name="T1">rir de alguém</text:span></text:p>
      <text:p text:style-name="P8"><text:tab/><text:span text:style-name="T1">-ilajika</text:span> rir</text:p>
      <text:p text:style-name="P8"><text:span text:style-name="T1">-ilakataka</text:span><text:tab/><text:span text:style-name="T4">vi</text:span> <text:span text:style-name="T1">1 contar 2 enumerar</text:span></text:p>
      <text:p text:style-name="P8"><text:tab/><text:span text:style-name="T1">-nila</text:span><text:span text:style-name="T2">g</text:span><text:span text:style-name="T1">adi contar</text:span></text:p>
      <text:p text:style-name="P8"/>
      <text:p text:style-name="P8"><text:span text:style-name="T1">-ilakide</text:span><text:tab/><text:span text:style-name="T4">vt</text:span> <text:span text:style-name="T1">1 preparar 2 arrumar</text:span></text:p>
      <text:p text:style-name="P8"><text:tab/><text:span text:style-name="T1">-dinilakide(tege)</text:span> combinar com alguém, algo</text:p>
      <text:p text:style-name="P8"/>
      <text:p text:style-name="P8"><text:span text:style-name="T1">ilaligi</text:span><text:tab/><text:span text:style-name="T4">adj</text:span> <text:span text:style-name="T1">estranha</text:span></text:p>
      <text:p text:style-name="P8"><text:tab/><text:span text:style-name="T1">-ila</text:span> estranhar</text:p>
      <text:p text:style-name="P8"/>
      <text:p text:style-name="P8"><text:span text:style-name="T1">-ilapode</text:span><text:tab/><text:span text:style-name="T4">vi</text:span> <text:span text:style-name="T1">1 agrupar-se 2 reunir-se</text:span></text:p>
      <text:p text:style-name="P8"/>
      <text:p text:style-name="P8"><text:span text:style-name="T1">-ila(tece)</text:span><text:tab/><text:span text:style-name="T4">vt</text:span> <text:span text:style-name="T1">perceber uma mudança</text:span> pode ser abstrato</text:p>
      <text:p text:style-name="P8"><text:tab/><text:span text:style-name="T1">-dinilaa(tece)</text:span> arrepender-se</text:p>
      <text:p text:style-name="P8"/>
      <text:p text:style-name="P8"><text:span text:style-name="T1">-ilatí</text:span><text:tab/><text:span text:style-name="T4">vi</text:span> <text:span text:style-name="T1">mudar de lugar</text:span> jeito do Índio, mudar de lugar, casa, ambiente, de coisa que geralmente não muda, pode ser inseto ou animal</text:p>
      <text:p text:style-name="P8"/>
      <text:p text:style-name="P8"><text:span text:style-name="T1">-ilatike</text:span><text:tab/><text:span text:style-name="T4">vt</text:span> <text:span text:style-name="T1">mudar coisas</text:span> mudar algo (pode ser de casa) para outro lugar</text:p>
      <text:p text:style-name="P8"><text:tab/><text:span text:style-name="T1">-iigi</text:span> mudar, transformar</text:p>
      <text:p text:style-name="P8"/>
      <text:p text:style-name="P8"><text:soft-page-break/><text:span text:style-name="T1">-ilawi</text:span><text:tab/><text:span text:style-name="T4">vt</text:span> <text:span text:style-name="T1">beber</text:span></text:p>
      <text:p text:style-name="P8"><text:tab/><text:span text:style-name="T1">-acipe</text:span> <text:span text:style-name="T4">(sinôn)</text:span></text:p>
      <text:p text:style-name="P8"/>
      <text:p text:style-name="P8"><text:span text:style-name="T1">ilawogegi</text:span><text:tab/><text:span text:style-name="T4">subst masc</text:span> <text:span text:style-name="T1">meu churrasco</text:span></text:p>
      <text:p text:style-name="P8"/>
      <text:p text:style-name="P8">[Seite 77]</text:p>
      <text:p text:style-name="P8">[Spalte 1]</text:p>
      <text:p text:style-name="P8"/>
      <text:p text:style-name="P8"><text:span text:style-name="T1">-ile</text:span><text:tab/><text:span text:style-name="T4">vt</text:span> <text:span text:style-name="T1">adorar</text:span> pessoa ou Deus</text:p>
      <text:p text:style-name="P8"><text:tab/><text:span text:style-name="T1">-ile(tibigo)</text:span> aproximar com calma</text:p>
      <text:p text:style-name="P8"/>
      <text:p text:style-name="P8"><text:span text:style-name="T1">-ilecati(tece)</text:span><text:tab/><text:span text:style-name="T4">vt</text:span> <text:span text:style-name="T1">1 jogar para longe 2 levar para longe</text:span></text:p>
      <text:p text:style-name="P8"><text:tab/><text:span text:style-name="T1">-ilecatitibigimece liboona</text:span><text:span text:style-name="T2">g</text:span><text:span text:style-name="T1">adi</text:span> engrandecer</text:p>
      <text:p text:style-name="P8"/>
      <text:p text:style-name="P8"><text:span text:style-name="T1">-ilee</text:span><text:tab/><text:span text:style-name="T4">vt</text:span> <text:span text:style-name="T1">doer</text:span></text:p>
      <text:p text:style-name="P8"/>
      <text:p text:style-name="P8"><text:span text:style-name="T1">ileedi<text:tab/>ileetedipi </text:span><text:span text:style-name="T4">subst masc</text:span> <text:span text:style-name="T1">meu primo</text:span></text:p>
      <text:p text:style-name="P8"><text:tab/><text:span text:style-name="T1">ileete</text:span> <text:span text:style-name="T4">(forma fem)</text:span></text:p>
      <text:p text:style-name="P8"/>
      <text:p text:style-name="P8"><text:span text:style-name="T1">ileenigi</text:span><text:tab/><text:span text:style-name="T4">loc</text:span> <text:span text:style-name="T1">onde se sente dor</text:span></text:p>
      <text:p text:style-name="P8"><text:tab/><text:span text:style-name="T1">-ilee doer</text:span></text:p>
      <text:p text:style-name="P8"/>
      <text:p text:style-name="P8"><text:span text:style-name="T1">-ilege</text:span><text:tab/><text:span text:style-name="T4">vt</text:span> <text:span text:style-name="T1">1 batizar 2 molhar alguém</text:span></text:p>
      <text:p text:style-name="P8"><text:tab/><text:span text:style-name="T1">-ilegena</text:span><text:span text:style-name="T2">g</text:span><text:span text:style-name="T1">a</text:span> batizar</text:p>
      <text:p text:style-name="P8"><text:tab/><text:span text:style-name="T1">-dinilege</text:span> batizar-se</text:p>
      <text:p text:style-name="P8"/>
      <text:p text:style-name="P8"><text:span text:style-name="T1">ilege</text:span><text:span text:style-name="T2">g</text:span><text:span text:style-name="T1">e<text:tab/>ilege</text:span><text:span text:style-name="T2">g</text:span><text:span text:style-name="T1">ijadi</text:span> <text:span text:style-name="T4">subst fem</text:span> <text:span text:style-name="T1">melancia</text:span></text:p>
      <text:p text:style-name="P8"/>
      <text:p text:style-name="P8"><text:span text:style-name="T1">-ilegena</text:span><text:span text:style-name="T2">g</text:span><text:span text:style-name="T1">a</text:span><text:tab/><text:span text:style-name="T4">vi</text:span> <text:span text:style-name="T1">batizar</text:span></text:p>
      <text:p text:style-name="P8"><text:tab/><text:span text:style-name="T1">-dinilege</text:span> batizar-se</text:p>
      <text:p text:style-name="P8"><text:tab/><text:span text:style-name="T1">-ilege</text:span> batizar</text:p>
      <text:p text:style-name="P8"><text:tab/><text:span text:style-name="T1">lilegena</text:span><text:span text:style-name="T2">g</text:span><text:span text:style-name="T1">ane</text:span><text:span text:style-name="T2">g</text:span><text:span text:style-name="T1">egi</text:span> batismo dele</text:p>
      <text:p text:style-name="P8"><text:tab/><text:span text:style-name="T1">-nilegi(tigilo)</text:span> tirar depressa</text:p>
      <text:p text:style-name="P8"/>
      <text:p text:style-name="P8"><text:span text:style-name="T1">ilegexegi<text:tab/>ilegexedi </text:span><text:span text:style-name="T4">subst masc</text:span> <text:span text:style-name="T1">o batizado</text:span></text:p>
      <text:p text:style-name="P8"><text:tab/><text:span text:style-name="T1">ilegexe</text:span> <text:span text:style-name="T4">(forma fem)</text:span></text:p>
      <text:p text:style-name="P8"><text:tab/><text:span text:style-name="T1">-ilegena</text:span><text:span text:style-name="T2">g</text:span><text:span text:style-name="T1">a</text:span> batizar</text:p>
      <text:p text:style-name="P8"/>
      <text:p text:style-name="P8"><text:span text:style-name="T1">-ilekatidi</text:span><text:tab/><text:span text:style-name="T4">vt</text:span> <text:span text:style-name="T1">1 enganar 2 mentir</text:span></text:p>
      <text:p text:style-name="P8"><text:tab/><text:span text:style-name="T1">-inaale</text:span> enganar, mentir</text:p>
      <text:p text:style-name="P8"><text:tab/>-iwitaka mentir</text:p>
      <text:p text:style-name="P8"/>
      <text:p text:style-name="P8"><text:span text:style-name="T1">-ile(ta)</text:span><text:tab/><text:span text:style-name="T4">vt</text:span> <text:span text:style-name="T1">1 pensar erradamente 2 enganar-se</text:span></text:p>
      <text:p text:style-name="P8"><text:tab/><text:span text:style-name="T1">-ile(tibige)</text:span> pensar errado, enganar</text:p>
      <text:p text:style-name="P8"><text:tab/><text:span text:style-name="T1">-ilekatidi</text:span> enganar, mentir</text:p>
      <text:p text:style-name="P8"/>
      <text:p text:style-name="P8"><text:span text:style-name="T1">iletee</text:span><text:span text:style-name="T2">g</text:span><text:span text:style-name="T1">adi</text:span><text:tab/><text:span text:style-name="T4">adj</text:span> <text:span text:style-name="T1">pintado</text:span> qualquer coisa</text:p>
      <text:p text:style-name="P8"/>
      <text:p text:style-name="P8">[Seite 77]</text:p>
      <text:p text:style-name="P8">[Spalte 2]</text:p>
      <text:p text:style-name="P8"/>
      <text:p text:style-name="P8"><text:span text:style-name="T1">-ile(tibige)</text:span><text:tab/><text:span text:style-name="T4">vt</text:span> <text:span text:style-name="T1">1 enganar 2 pensar erradamente</text:span></text:p>
      <text:p text:style-name="P8"><text:soft-page-break/><text:tab/><text:span text:style-name="T1">-ile(ta)</text:span> enganar, pensar erradamente</text:p>
      <text:p text:style-name="P8"/>
      <text:p text:style-name="P8"><text:span text:style-name="T1">-ile(tibigo)</text:span><text:tab/><text:span text:style-name="T4">vt</text:span> <text:span text:style-name="T1">aproximar com calma</text:span> com calma e cuidado para tirar medo e ter aprovação, ou adorar</text:p>
      <text:p text:style-name="P8"><text:tab/><text:span text:style-name="T1">-ile</text:span> adorar</text:p>
      <text:p text:style-name="P8"/>
      <text:p text:style-name="P8"><text:span text:style-name="T1">-ili</text:span><text:tab/><text:span text:style-name="T4">vi</text:span> <text:span text:style-name="T1">crescer</text:span> plantas, pode ser fé. 1a pessoa pl também significa "nosso idioma"</text:p>
      <text:p text:style-name="P8"/>
      <text:p text:style-name="P8"><text:span text:style-name="T1">-iliace</text:span><text:tab/><text:span text:style-name="T4">vi</text:span> <text:span text:style-name="T1">parar</text:span> numa viagem para descansar ou comer</text:p>
      <text:p text:style-name="P8"/>
      <text:p text:style-name="P8"><text:span text:style-name="T1">-ilibi(teci)</text:span><text:tab/><text:span text:style-name="T4">vt</text:span> <text:span text:style-name="T1">1 chupar 2 mamar</text:span> não necessariamente na mãe</text:p>
      <text:p text:style-name="P8"><text:tab/><text:span text:style-name="T1">-ilipe</text:span><text:span text:style-name="T2">g</text:span><text:span text:style-name="T1">e</text:span> mamar na mãe</text:p>
      <text:p text:style-name="P8"/>
      <text:p text:style-name="P8"><text:span text:style-name="T1">-ilida</text:span><text:span text:style-name="T2">g</text:span><text:span text:style-name="T1">adi</text:span><text:tab/><text:span text:style-name="T4">vt</text:span> <text:span text:style-name="T1">ter vontade</text:span></text:p>
      <text:p text:style-name="P8"/>
      <text:p text:style-name="P8"><text:span text:style-name="T1">ilida</text:span><text:span text:style-name="T2">g</text:span><text:span text:style-name="T1">aditigi</text:span><text:tab/><text:span text:style-name="T4">adj</text:span> <text:span text:style-name="T1">doce</text:span> por adoçar</text:p>
      <text:p text:style-name="P8"><text:tab/><text:span text:style-name="T1">lidi</text:span> doce</text:p>
      <text:p text:style-name="P8"/>
      <text:p text:style-name="P8"><text:span text:style-name="T1">-ilide(ta)</text:span><text:tab/><text:span text:style-name="T4">vi, vt</text:span> <text:span text:style-name="T1">gostar de ter, querer</text:span></text:p>
      <text:p text:style-name="P8"/>
      <text:p text:style-name="P8"><text:span text:style-name="T1">-iliditi</text:span><text:tab/><text:span text:style-name="T4">vi</text:span> <text:span text:style-name="T1">sarar</text:span></text:p>
      <text:p text:style-name="P8"><text:tab/><text:span text:style-name="T1">-icí</text:span> sarar</text:p>
      <text:p text:style-name="P8"/>
      <text:p text:style-name="P8"><text:span text:style-name="T1">-iligice</text:span><text:tab/><text:span text:style-name="T4">vt</text:span> <text:span text:style-name="T1">1 obrigar alguém para fazer algo 2 apertar</text:span></text:p>
      <text:p text:style-name="P8"><text:tab/><text:span text:style-name="T1">-iligice(tiwage)</text:span> comprimir</text:p>
      <text:p text:style-name="P8"/>
      <text:p text:style-name="P8"><text:span text:style-name="T1">-iligice(tiwage)</text:span><text:tab/><text:span text:style-name="T4">vt</text:span> <text:span text:style-name="T1">comprimir</text:span></text:p>
      <text:p text:style-name="P8"><text:tab/><text:span text:style-name="T1">-iligice</text:span> apertar</text:p>
      <text:p text:style-name="P8"/>
      <text:p text:style-name="P8"><text:span text:style-name="T1">-iligodi(tice)</text:span><text:tab/><text:span text:style-name="T4">vt</text:span> <text:span text:style-name="T1">1 desprezar 2 rejeitar</text:span></text:p>
      <text:p text:style-name="P8"><text:tab/><text:span text:style-name="T1">-owoce(tege)</text:span> proibir ir junto, rejeitar</text:p>
      <text:p text:style-name="P8"><text:tab/><text:span text:style-name="T1">-ota</text:span> desprezar (achar inferior)</text:p>
      <text:p text:style-name="P8"/>
      <text:p text:style-name="P8">[Seite 78]</text:p>
      <text:p text:style-name="P8">[Spalte 1]</text:p>
      <text:p text:style-name="P8"/>
      <text:p text:style-name="P8"><text:span text:style-name="T1">-iligoti(tiwage)</text:span><text:tab/><text:span text:style-name="T4">vt</text:span> <text:span text:style-name="T1">1 ajuntar 2 unir 3 apertar entre eles</text:span> pode ser em casamento escolhido por pai</text:p>
      <text:p text:style-name="P8"><text:tab/><text:span text:style-name="T1">-exogo(tege)</text:span> encostar, unir com</text:p>
      <text:p text:style-name="P8"/>
      <text:p text:style-name="P8"><text:span text:style-name="T1">-iliida</text:span><text:span text:style-name="T2">g</text:span><text:span text:style-name="T1">adi</text:span><text:tab/><text:span text:style-name="T4">vt</text:span> <text:span text:style-name="T1">criar</text:span></text:p>
      <text:p text:style-name="P8"><text:tab/><text:span text:style-name="T1">liida</text:span><text:span text:style-name="T2">g</text:span><text:span text:style-name="T1">atajegi</text:span> criação (animais, etc)</text:p>
      <text:p text:style-name="P8"/>
      <text:p text:style-name="P8"><text:span text:style-name="T1">-iliko</text:span><text:tab/><text:span text:style-name="T4">vi</text:span> <text:span text:style-name="T1">1 falar mal de outro 2 fuxicar</text:span> coisa, animal ou pessoa quando não está presente</text:p>
      <text:p text:style-name="P8"><text:tab/><text:span text:style-name="T1">ilikone</text:span><text:span text:style-name="T2">g</text:span><text:span text:style-name="T1">egi</text:span> difamador</text:p>
      <text:p text:style-name="P8"/>
      <text:p text:style-name="P8"><text:span text:style-name="T1">ilikone</text:span><text:span text:style-name="T2">g</text:span><text:span text:style-name="T1">egi<text:tab/>ilikona</text:span><text:span text:style-name="T2">g</text:span><text:span text:style-name="T1">a</text:span><text:span text:style-name="T2">g</text:span><text:span text:style-name="T1">a </text:span><text:span text:style-name="T4">subst masc</text:span> <text:span text:style-name="T1">difamador</text:span></text:p>
      <text:p text:style-name="P8"><text:tab/><text:span text:style-name="T1">ilikone</text:span><text:span text:style-name="T2">g</text:span><text:span text:style-name="T1">e</text:span> <text:span text:style-name="T4">(forma fem)</text:span></text:p>
      <text:p text:style-name="P8"><text:tab/><text:span text:style-name="T1">-iliko</text:span> fuxicar, falar mal de outro</text:p>
      <text:p text:style-name="P8"/>
      <text:p text:style-name="P8"><text:span text:style-name="T1">-ilimata</text:span><text:tab/><text:span text:style-name="T4">vt</text:span> <text:span text:style-name="T1">ser incomodado com</text:span></text:p>
      <text:p text:style-name="P8"/>
      <text:p text:style-name="P8"><text:span text:style-name="T1">-ilioniga</text:span><text:span text:style-name="T2">g</text:span><text:span text:style-name="T1">atidi</text:span><text:tab/><text:span text:style-name="T4">vt</text:span> <text:span text:style-name="T1">diminuir algo</text:span></text:p>
      <text:p text:style-name="P8"><text:tab/><text:span text:style-name="T1">-dinilioniga</text:span><text:span text:style-name="T2">g</text:span><text:span text:style-name="T1">atidi</text:span> humilhar-se</text:p>
      <text:p text:style-name="P8"><text:soft-page-break/></text:p>
      <text:p text:style-name="P8"><text:span text:style-name="T1">-ilipadi</text:span><text:tab/><text:span text:style-name="T4">vt</text:span> <text:span text:style-name="T1">embrulhar</text:span></text:p>
      <text:p text:style-name="P8"/>
      <text:p text:style-name="P8"><text:span text:style-name="T1">ilipe</text:span><text:span text:style-name="T2">g</text:span><text:span text:style-name="T1">e<text:tab/>ilipe</text:span><text:span text:style-name="T2">g</text:span><text:span text:style-name="T1">egoli </text:span><text:span text:style-name="T4">subst fem</text:span> <text:span text:style-name="T1">jabuticaba</text:span> tipo de fruta</text:p>
      <text:p text:style-name="P8"><text:tab/><text:span text:style-name="T1">-ilipe</text:span><text:span text:style-name="T2">g</text:span><text:span text:style-name="T1">e</text:span> mamar da mãe</text:p>
      <text:p text:style-name="P8"/>
      <text:p text:style-name="P8"><text:span text:style-name="T1">-ilipe</text:span><text:span text:style-name="T2">g</text:span><text:span text:style-name="T1">e</text:span><text:tab/><text:span text:style-name="T4">vt</text:span> <text:span text:style-name="T1">mamar</text:span></text:p>
      <text:p text:style-name="P8"><text:tab/><text:span text:style-name="T1">-ilibi(teci)</text:span> mamar de qualquer</text:p>
      <text:p text:style-name="P8"><text:tab/><text:span text:style-name="T1">ilipe</text:span><text:span text:style-name="T2">g</text:span><text:span text:style-name="T1">e</text:span> jabuticaba</text:p>
      <text:p text:style-name="P8"/>
      <text:p text:style-name="P8"><text:span text:style-name="T1">-ilo</text:span><text:tab/><text:span text:style-name="T4">vt</text:span> <text:span text:style-name="T1">fazer devagar</text:span></text:p>
      <text:p text:style-name="P8"><text:tab/><text:span text:style-name="T1">-dinilo me -ota</text:span><text:span text:style-name="T2">g</text:span><text:span text:style-name="T1">a</text:span> falar devagar</text:p>
      <text:p text:style-name="P8"/>
      <text:p text:style-name="P8"><text:span text:style-name="T1">-iloikatidi</text:span><text:tab/><text:span text:style-name="T4">vt</text:span> <text:span text:style-name="T1">castigar</text:span> para fazer aprender</text:p>
      <text:p text:style-name="P8"><text:tab/><text:span text:style-name="T1">-acide(tece)</text:span> fazer sofrer (sem motivo)</text:p>
      <text:p text:style-name="P8"/>
      <text:p text:style-name="P8"><text:span text:style-name="T1">-ilojie</text:span><text:tab/><text:span text:style-name="T4">vt</text:span> <text:span text:style-name="T1">assar</text:span> coisa com casca</text:p>
      <text:p text:style-name="P8"><text:tab/><text:span text:style-name="T1">-ilojie(tigi)</text:span> colocar pó ou terra sobre</text:p>
      <text:p text:style-name="P8"><text:tab/><text:span text:style-name="T1">-iloodi</text:span> assar (coisa com sangue)</text:p>
      <text:p text:style-name="P8"/>
      <text:p text:style-name="P8">[Seite 78]</text:p>
      <text:p text:style-name="P8">[Spalte 2]</text:p>
      <text:p text:style-name="P8"/>
      <text:p text:style-name="P8"><text:span text:style-name="T1">-ilojie(tigi)</text:span><text:tab/><text:span text:style-name="T4">vt</text:span> <text:span text:style-name="T1">colocar pó ou terra sobre</text:span></text:p>
      <text:p text:style-name="P8"><text:tab/><text:span text:style-name="T1">-ilojie</text:span> assar</text:p>
      <text:p text:style-name="P8"/>
      <text:p text:style-name="P8"><text:span text:style-name="T1">-ilojoko</text:span><text:tab/><text:span text:style-name="T4">vt</text:span> <text:span text:style-name="T1">socar</text:span></text:p>
      <text:p text:style-name="P8"/>
      <text:p text:style-name="P8"><text:span text:style-name="T1">-ilokadi(ta)</text:span><text:tab/><text:span text:style-name="T4">vt</text:span> <text:span text:style-name="T1">segurar</text:span> para não cair, perder ou largar</text:p>
      <text:p text:style-name="P8"/>
      <text:p text:style-name="P8"><text:span text:style-name="T1">-iloko</text:span><text:tab/><text:span text:style-name="T4">vi</text:span> <text:span text:style-name="T1">estar indo</text:span></text:p>
      <text:p text:style-name="P8"><text:tab/><text:span text:style-name="T1">-niloko</text:span> estar de volta</text:p>
      <text:p text:style-name="P8"><text:tab/><text:span text:style-name="T1">-iloko(teloco)</text:span> seguir alguém ou algo</text:p>
      <text:p text:style-name="P8"><text:tab/><text:span text:style-name="T1">-iloko(tice)</text:span> virar-se</text:p>
      <text:p text:style-name="P8"/>
      <text:p text:style-name="P8"><text:span text:style-name="T1">-ilokotaje</text:span><text:tab/><text:span text:style-name="T4">vi</text:span> <text:span text:style-name="T1">oferecer algo</text:span></text:p>
      <text:p text:style-name="P8"/>
      <text:p text:style-name="P8"><text:span text:style-name="T1">-iloko(teloco)</text:span><text:tab/><text:span text:style-name="T4">vt</text:span> <text:span text:style-name="T1">seguir alguém ou algo</text:span></text:p>
      <text:p text:style-name="P8"><text:tab/><text:span text:style-name="T1">-iloko</text:span> estar indo</text:p>
      <text:p text:style-name="P8"><text:tab/><text:span text:style-name="T1">-iloko(tice)</text:span> virar-se</text:p>
      <text:p text:style-name="P8"/>
      <text:p text:style-name="P8"><text:span text:style-name="T1">-iloko(tice)</text:span><text:tab/><text:span text:style-name="T4">vi</text:span> <text:span text:style-name="T1">virar as costas</text:span></text:p>
      <text:p text:style-name="P8"><text:tab/><text:span text:style-name="T1">-iloko</text:span> estar indo</text:p>
      <text:p text:style-name="P8"><text:tab/><text:span text:style-name="T1">-iloko(teloco)</text:span> seguir alguém ou algo</text:p>
      <text:p text:style-name="P8"/>
      <text:p text:style-name="P8"><text:span text:style-name="T1">-iloodi</text:span><text:tab/><text:span text:style-name="T4">vt</text:span> <text:span text:style-name="T1">assar</text:span> coisa com sangue</text:p>
      <text:p text:style-name="P8"><text:tab/><text:span text:style-name="T1">-ilojie</text:span> assar (coisa com casca)</text:p>
      <text:p text:style-name="P8"/>
      <text:p text:style-name="P8"><text:span text:style-name="T1">-ima</text:span><text:span text:style-name="T2">g</text:span><text:span text:style-name="T1">a(ta)</text:span><text:tab/><text:span text:style-name="T4">vt</text:span> <text:span text:style-name="T1">culpar</text:span> alguém por alguma coisa, achar que foi ...</text:p>
      <text:p text:style-name="P8"/>
      <text:p text:style-name="P8"><text:span text:style-name="T1">imakata</text:span><text:span text:style-name="T2">g</text:span><text:span text:style-name="T1">adi</text:span><text:tab/><text:span text:style-name="T4">adj</text:span> <text:span text:style-name="T1">azul</text:span></text:p>
      <text:p text:style-name="P8"><text:tab/><text:span text:style-name="T1">imakata</text:span><text:span text:style-name="T2">g</text:span><text:span text:style-name="T1">atiwa</text:span><text:span text:style-name="T2">g</text:span><text:span text:style-name="T1">a</text:span> azulado, quase azul</text:p>
      <text:p text:style-name="P8"><text:soft-page-break/></text:p>
      <text:p text:style-name="P8"><text:span text:style-name="T1">imeda</text:span><text:span text:style-name="T2">g</text:span><text:span text:style-name="T1">adi</text:span><text:tab/><text:span text:style-name="T4">subst masc</text:span> <text:span text:style-name="T1">1 lugar de hospedagem 2 pensão</text:span></text:p>
      <text:p text:style-name="P8"><text:tab/><text:span text:style-name="T1">-imede</text:span><text:span text:style-name="T2">g</text:span><text:span text:style-name="T1">e</text:span> hospedar, passar a noite</text:p>
      <text:p text:style-name="P8"/>
      <text:p text:style-name="P8"><text:span text:style-name="T1">-imede</text:span><text:span text:style-name="T2">g</text:span><text:span text:style-name="T1">e</text:span><text:tab/><text:span text:style-name="T4">vt</text:span> <text:span text:style-name="T1">hospedar</text:span> em lugar para passar a noite</text:p>
      <text:p text:style-name="P8"><text:tab/><text:span text:style-name="T1">imeda</text:span><text:span text:style-name="T2">g</text:span><text:span text:style-name="T1">adi</text:span> lugar de hospedagem</text:p>
      <text:p text:style-name="P8"/>
      <text:p text:style-name="P8">[Seite 79]</text:p>
      <text:p text:style-name="P8">[Spalte 1]</text:p>
      <text:p text:style-name="P8"/>
      <text:p text:style-name="P8"><text:span text:style-name="T1">-imiiko<text:tab/>-imiikoli </text:span><text:span text:style-name="T4">subst masc</text:span> <text:span text:style-name="T1">nariz</text:span></text:p>
      <text:p text:style-name="P8"><text:tab/><text:span text:style-name="T1">-imiikotiogilo</text:span> <text:span text:style-name="T4">(forma antiga do plural)</text:span></text:p>
      <text:p text:style-name="P8"/>
      <text:p text:style-name="P8"><text:span text:style-name="T1">imikola<text:tab/>imikolatedi </text:span><text:span text:style-name="T4">subst fem</text:span> <text:span text:style-name="T1">pardal </text:span>pássaro</text:p>
      <text:p text:style-name="P8"/>
      <text:p text:style-name="P8"><text:span text:style-name="T1">-imonya</text:span><text:tab/><text:span text:style-name="T4">vt</text:span> <text:span text:style-name="T1">mandar ir lá</text:span> enviar alguém</text:p>
      <text:p text:style-name="P8"/>
      <text:p text:style-name="P8"><text:span text:style-name="T1">ina inoa</text:span><text:tab/><text:span text:style-name="T4">loc, dem</text:span> <text:span text:style-name="T1">esse, aqui</text:span></text:p>
      <text:p text:style-name="P8"><text:tab/><text:span text:style-name="T1">ana</text:span> <text:span text:style-name="T4">(forma fem)</text:span></text:p>
      <text:p text:style-name="P8"><text:tab/><text:span text:style-name="T1">ni</text:span><text:span text:style-name="T2">g</text:span><text:span text:style-name="T1">ina</text:span> esse</text:p>
      <text:p text:style-name="P8"><text:tab/><text:span text:style-name="T1">inoda</text:span> <text:span text:style-name="T4">(forma dim)</text:span></text:p>
      <text:p text:style-name="P8"><text:tab/><text:span text:style-name="T1">inane</text:span> aqui (em reposta)</text:p>
      <text:p text:style-name="P8"/>
      <text:p text:style-name="P8"><text:span text:style-name="T1">ina natigide</text:span><text:tab/><text:span text:style-name="T4">adv temp</text:span> <text:span text:style-name="T1">agora</text:span></text:p>
      <text:p text:style-name="P8"><text:tab/><text:span text:style-name="T1">ni</text:span><text:span text:style-name="T2">g</text:span><text:span text:style-name="T1">ina natigide</text:span> agora</text:p>
      <text:p text:style-name="P8"><text:tab/><text:span text:style-name="T1">ina noko</text:span> hoje</text:p>
      <text:p text:style-name="P8"/>
      <text:p text:style-name="P8"><text:span text:style-name="T1">ina noko</text:span><text:tab/><text:span text:style-name="T4">adv temp</text:span> <text:span text:style-name="T1">hoje</text:span></text:p>
      <text:p text:style-name="P8"><text:tab/><text:span text:style-name="T1">ni</text:span><text:span text:style-name="T2">g</text:span><text:span text:style-name="T1">ina noko hoje</text:span> <text:span text:style-name="T4">(forma alternativa)</text:span></text:p>
      <text:p text:style-name="P8"><text:tab/><text:span text:style-name="T1">amina noko</text:span> <text:span text:style-name="T4">(variação)</text:span></text:p>
      <text:p text:style-name="P8"/>
      <text:p text:style-name="P8"><text:span text:style-name="T1">inaa</text:span><text:tab/><text:span text:style-name="T4">conj masc</text:span> <text:span text:style-name="T1">e</text:span></text:p>
      <text:p text:style-name="P8"><text:tab/><text:span text:style-name="T1">anaa</text:span> <text:span text:style-name="T4">(forma fem)</text:span></text:p>
      <text:p text:style-name="P8"><text:tab/><text:span text:style-name="T1">idia</text:span> e</text:p>
      <text:p text:style-name="P8"/>
      <text:p text:style-name="P8"><text:span text:style-name="T1">inaa</text:span><text:span text:style-name="T2">g</text:span><text:span text:style-name="T1">ina<text:tab/>inaa</text:span><text:span text:style-name="T2">g</text:span><text:span text:style-name="T1">inoa </text:span><text:span text:style-name="T4">dem enf masc</text:span> <text:span text:style-name="T1">aquele mesmo</text:span></text:p>
      <text:p text:style-name="P8"><text:tab/><text:span text:style-name="T1">anaa</text:span><text:span text:style-name="T2">g</text:span><text:span text:style-name="T1">ana</text:span> <text:span text:style-name="T4">(forma fem)</text:span></text:p>
      <text:p text:style-name="P8"><text:tab/><text:span text:style-name="T1">inaa</text:span><text:span text:style-name="T2">g</text:span><text:span text:style-name="T1">inoda</text:span> (forma dim)</text:p>
      <text:p text:style-name="P8"/>
      <text:p text:style-name="P8"><text:span text:style-name="T1">-inaale</text:span><text:tab/><text:span text:style-name="T4">vt</text:span> <text:span text:style-name="T1">1 mentir 2 enganar</text:span></text:p>
      <text:p text:style-name="P8"><text:tab/><text:span text:style-name="T1">-ilekatidi</text:span> mentir, enganar</text:p>
      <text:p text:style-name="P8"><text:tab/><text:span text:style-name="T1">-iwitaka</text:span> mentir</text:p>
      <text:p text:style-name="P8"><text:tab/><text:span text:style-name="T1">-dinaale</text:span> enganar-se</text:p>
      <text:p text:style-name="P8"/>
      <text:p text:style-name="P8"><text:span text:style-name="T1">-inabake</text:span><text:tab/><text:span text:style-name="T4">vt</text:span> <text:span text:style-name="T1">bater com a mão</text:span> tempo passado</text:p>
      <text:p text:style-name="P8"><text:tab/><text:span text:style-name="T1">-dinabake(tibece)</text:span> engrandecer-se</text:p>
      <text:p text:style-name="P8"/>
      <text:p text:style-name="P8"><text:span text:style-name="T1">ina</text:span><text:span text:style-name="T2">g</text:span><text:span text:style-name="T1">a</text:span><text:tab/><text:span text:style-name="T4">neg</text:span> <text:span text:style-name="T1">não!</text:span> proibindo</text:p>
      <text:p text:style-name="P8"><text:tab/><text:span text:style-name="T1">jina</text:span><text:span text:style-name="T2">g</text:span><text:span text:style-name="T1">a</text:span> forma mais correta</text:p>
      <text:p text:style-name="P8"/>
      <text:p text:style-name="P8">[Seite 79]</text:p>
      <text:p text:style-name="P8">[Spalte 2]</text:p>
      <text:p text:style-name="P8"><text:soft-page-break/></text:p>
      <text:p text:style-name="P8"><text:span text:style-name="T1">-inamote</text:span><text:tab/><text:span text:style-name="T4">vi</text:span> <text:span text:style-name="T1">buscar palha</text:span></text:p>
      <text:p text:style-name="P8"/>
      <text:p text:style-name="P8"><text:span text:style-name="T1">inatawece<text:tab/>inoatawece </text:span><text:span text:style-name="T4">dem, núm</text:span> <text:span text:style-name="T1">todos, tudo</text:span></text:p>
      <text:p text:style-name="P8"/>
      <text:p text:style-name="P8"><text:span text:style-name="T1">inatecibece<text:tab/>inoatecibece </text:span><text:span text:style-name="T4">dem, núm</text:span> <text:span text:style-name="T1">alguns</text:span></text:p>
      <text:p text:style-name="P8"/>
      <text:p text:style-name="P8"><text:span text:style-name="T1">inatibece<text:tab/>inoatibece </text:span><text:span text:style-name="T4">núm</text:span> <text:span text:style-name="T1">alguns</text:span></text:p>
      <text:p text:style-name="P8"/>
      <text:p text:style-name="P8"><text:span text:style-name="T1">inebi<text:tab/>inepilidi </text:span><text:span text:style-name="T4">pro poss</text:span> <text:span text:style-name="T1">meu</text:span> o que pertence a mim</text:p>
      <text:p text:style-name="P8"><text:tab/><text:span text:style-name="T1">nebi</text:span> dele</text:p>
      <text:p text:style-name="P8"/>
      <text:p text:style-name="P8"><text:span text:style-name="T1">ine</text:span><text:span text:style-name="T2">g</text:span><text:span text:style-name="T1">eledi</text:span><text:tab/><text:span text:style-name="T4">dem intro</text:span> <text:span text:style-name="T1">mas um outro</text:span> <text:span text:style-name="T4">(contrastando em seqüência)</text:span></text:p>
      <text:p text:style-name="P8"/>
      <text:p text:style-name="P8"><text:span text:style-name="T1">-inele</text:span><text:span text:style-name="T2">g</text:span><text:span text:style-name="T1">e(tibece)</text:span><text:tab/><text:span text:style-name="T4">vt</text:span> <text:span text:style-name="T1">aparecer</text:span></text:p>
      <text:p text:style-name="P8"/>
      <text:p text:style-name="P8"><text:span text:style-name="T1">-inelioti</text:span><text:tab/><text:span text:style-name="T4">vi</text:span> <text:span text:style-name="T1">enfraquecer</text:span></text:p>
      <text:p text:style-name="P8"/>
      <text:p text:style-name="P8"><text:span text:style-name="T1">-inete</text:span><text:tab/><text:span text:style-name="T4">vi</text:span> <text:span text:style-name="T1">ter sorte</text:span> receber algo inesperadamente</text:p>
      <text:p text:style-name="P8"/>
      <text:p text:style-name="P8"><text:span text:style-name="T1">-ineté</text:span><text:tab/><text:span text:style-name="T4">vi</text:span> <text:span text:style-name="T1">recusar</text:span> não querer fazer algo, p.ex. pagar a conta</text:p>
      <text:p text:style-name="P8"><text:tab/><text:span text:style-name="T1">-nibe</text:span> recusar, não querer ir ou fazer algo</text:p>
      <text:p text:style-name="P8"/>
      <text:p text:style-name="P8"><text:span text:style-name="T1">inewikadi</text:span><text:tab/><text:span text:style-name="T4">pro poss</text:span> <text:span text:style-name="T1">meu</text:span> só certos animais, como cavalo ou cachorro</text:p>
      <text:p text:style-name="P8"/>
      <text:p text:style-name="P8"><text:span text:style-name="T1">inexodi</text:span><text:tab/><text:span text:style-name="T4">subst masc</text:span> <text:span text:style-name="T1">meu tio</text:span></text:p>
      <text:p text:style-name="P8"><text:tab/><text:span text:style-name="T1">-exodi</text:span> tio de</text:p>
      <text:p text:style-name="P8"/>
      <text:p text:style-name="P8"><text:span text:style-name="T1">ini<text:tab/>iniwa </text:span><text:span text:style-name="T4">dem masc</text:span> <text:span text:style-name="T1">este</text:span></text:p>
      <text:p text:style-name="P8"><text:tab/><text:span text:style-name="T1">ani</text:span> <text:span text:style-name="T4">(forma fem)</text:span> veja o paradigma (365)</text:p>
      <text:p text:style-name="P8"><text:tab/><text:span text:style-name="T1">ina</text:span> este</text:p>
      <text:p text:style-name="P8"><text:tab/><text:span text:style-name="T1">ni</text:span><text:span text:style-name="T2">g</text:span><text:span text:style-name="T1">ini</text:span> este</text:p>
      <text:p text:style-name="P8"><text:tab/><text:span text:style-name="T1">inica </text:span>tem tal de ... (coisa ou pessoa)</text:p>
      <text:p text:style-name="P8"/>
      <text:p text:style-name="P8"><text:span text:style-name="T1">iniaa</text:span><text:tab/><text:span text:style-name="T4">conj</text:span> <text:span text:style-name="T1">também este</text:span></text:p>
      <text:p text:style-name="P8"><text:tab/><text:span text:style-name="T1">idiaa</text:span> também este</text:p>
      <text:p text:style-name="P8"/>
      <text:p text:style-name="P8">[Seite 80]</text:p>
      <text:p text:style-name="P8">[Spalte 1]</text:p>
      <text:p text:style-name="P8"/>
      <text:p text:style-name="P8"><text:span text:style-name="T1">iniaa</text:span><text:span text:style-name="T2">g</text:span><text:span text:style-name="T1">ini<text:tab/>iniaa</text:span><text:span text:style-name="T2">g</text:span><text:span text:style-name="T1">iniwa </text:span><text:span text:style-name="T4">pro pess enf</text:span> <text:span text:style-name="T1">esse mesmo ou ele mesmo</text:span></text:p>
      <text:p text:style-name="P8"/>
      <text:p text:style-name="P8"><text:span text:style-name="T1">-inibaile</text:span><text:tab/><text:span text:style-name="T4">vi</text:span> <text:span text:style-name="T1">dançar port</text:span></text:p>
      <text:p text:style-name="P8"><text:span text:style-name="T1">-inibaleece</text:span><text:tab/><text:span text:style-name="T4">vi</text:span> <text:span text:style-name="T1">correr</text:span> a pé ou a cavalo</text:p>
      <text:p text:style-name="P8"/>
      <text:p text:style-name="P8"><text:span text:style-name="T1">-inigaaxe</text:span><text:tab/><text:span text:style-name="T4">vi</text:span> <text:span text:style-name="T1">cansar</text:span></text:p>
      <text:p text:style-name="P8"/>
      <text:p text:style-name="P8"><text:span text:style-name="T1">-inigeta</text:span><text:span text:style-name="T2">g</text:span><text:span text:style-name="T1">atee</text:span><text:tab/><text:span text:style-name="T4">vi</text:span> <text:span text:style-name="T1">(querer) falar alto</text:span> só se usa com verbo de fala</text:p>
      <text:p text:style-name="P8"/>
      <text:p text:style-name="P8"><text:span text:style-name="T1">inigomaadile</text:span><text:tab/><text:span text:style-name="T4">subst fem</text:span> <text:span text:style-name="T1">minha comadre port</text:span></text:p>
      <text:p text:style-name="P8"><text:tab/><text:span text:style-name="T1">inigompaadile</text:span> meu compadre</text:p>
      <text:p text:style-name="P8"/>
      <text:p text:style-name="P8"><text:soft-page-break/><text:span text:style-name="T1">inigompaadile</text:span><text:tab/><text:span text:style-name="T4">subst masc</text:span> <text:span text:style-name="T1">meu compadre port</text:span></text:p>
      <text:p text:style-name="P8"><text:tab/><text:span text:style-name="T1">inigomaadile</text:span> minha comadre</text:p>
      <text:p text:style-name="P8"/>
      <text:p text:style-name="P8"><text:span text:style-name="T1">ini</text:span><text:span text:style-name="T2">g</text:span><text:span text:style-name="T1">a</text:span><text:tab/><text:span text:style-name="T4">vi</text:span> <text:span text:style-name="T1">vamos</text:span></text:p>
      <text:p text:style-name="P8"><text:tab/><text:span text:style-name="T1">-igo ir</text:span></text:p>
      <text:p text:style-name="P8"><text:tab/><text:span text:style-name="T1">ejigo</text:span> vou</text:p>
      <text:p text:style-name="P8"/>
      <text:p text:style-name="P8"><text:span text:style-name="T1">ini</text:span><text:span text:style-name="T2">g</text:span><text:span text:style-name="T1">ina<text:tab/>ini</text:span><text:span text:style-name="T2">g</text:span><text:span text:style-name="T1">inoa </text:span><text:span text:style-name="T4">dem enf</text:span> <text:span text:style-name="T1">este mesmo</text:span></text:p>
      <text:p text:style-name="P8"/>
      <text:p text:style-name="P8"><text:span text:style-name="T1">-inii(tigi)</text:span><text:tab/><text:span text:style-name="T4">vi</text:span> <text:span text:style-name="T1">ter capacidade ou talento</text:span></text:p>
      <text:p text:style-name="P8"/>
      <text:p text:style-name="P8"><text:span text:style-name="T1">inika</text:span><text:span text:style-name="T2">g</text:span><text:span text:style-name="T1">awa<text:tab/>inika</text:span><text:span text:style-name="T2">g</text:span><text:span text:style-name="T1">awepodi </text:span><text:span text:style-name="T4">subst</text:span> <text:span text:style-name="T1">sua alegria junto com a alegria de</text:span></text:p>
      <text:p text:style-name="P8"/>
      <text:p text:style-name="P8"><text:span text:style-name="T1">inikegi<text:tab/>inikeco </text:span><text:span text:style-name="T4">subst masc</text:span> <text:span text:style-name="T1">minha alegria</text:span></text:p>
      <text:p text:style-name="P8"><text:tab/><text:span text:style-name="T1">linikegi</text:span> alegria dele</text:p>
      <text:p text:style-name="P8"/>
      <text:p text:style-name="P8"><text:span text:style-name="T1">-inilotijo</text:span><text:tab/><text:span text:style-name="T4">vt</text:span> <text:span text:style-name="T1">trazer devagar</text:span></text:p>
      <text:p text:style-name="P8"><text:tab/><text:span text:style-name="T1">dinilotijo</text:span> ele anda devagar</text:p>
      <text:p text:style-name="P8"/>
      <text:p text:style-name="P8"><text:span text:style-name="T1">inimagijegi</text:span><text:tab/><text:span text:style-name="T4">subst masc</text:span> <text:span text:style-name="T1">minha mão esquerda</text:span></text:p>
      <text:p text:style-name="P8"><text:tab/><text:span text:style-name="T1">nimagijegi</text:span> mão esquerda</text:p>
      <text:p text:style-name="P8"><text:tab/><text:span text:style-name="T1">ibaa</text:span><text:span text:style-name="T2">g</text:span><text:span text:style-name="T1">adi</text:span> minha mão direita</text:p>
      <text:p text:style-name="P8"/>
      <text:p text:style-name="P8">[Seite 80]</text:p>
      <text:p text:style-name="P8">[Spalte 2]</text:p>
      <text:p text:style-name="P8"/>
      <text:p text:style-name="P8"><text:span text:style-name="T1">inimawene</text:span><text:span text:style-name="T2">g</text:span><text:span text:style-name="T1">egi<text:tab/>inimawene</text:span><text:span text:style-name="T2">g</text:span><text:span text:style-name="T1">eco </text:span><text:span text:style-name="T4">subst masc</text:span> <text:span text:style-name="T1">1 meu jeito 2 meu poder</text:span></text:p>
      <text:p text:style-name="P8"><text:tab/><text:span text:style-name="T1">nimawene</text:span><text:span text:style-name="T2">g</text:span><text:span text:style-name="T1">egi</text:span> jeito, poder, meio</text:p>
      <text:p text:style-name="P8"/>
      <text:p text:style-name="P8"><text:span text:style-name="T1">iniodataale</text:span><text:tab/><text:span text:style-name="T4">núm</text:span> <text:span text:style-name="T1">dois coitados, pequenos</text:span></text:p>
      <text:p text:style-name="P8"><text:tab/><text:span text:style-name="T1">iniwataale</text:span> dois</text:p>
      <text:p text:style-name="P8"/>
      <text:p text:style-name="P8"><text:span text:style-name="T1">inioka</text:span><text:tab/><text:span text:style-name="T4">adv</text:span> <text:span text:style-name="T1">só</text:span></text:p>
      <text:p text:style-name="P8"><text:tab/><text:span text:style-name="T1">idioka</text:span> só</text:p>
      <text:p text:style-name="P8"/>
      <text:p text:style-name="P8"><text:span text:style-name="T1">iniokaa</text:span><text:span text:style-name="T2">g</text:span><text:span text:style-name="T1">iniwateda</text:span><text:tab/><text:span text:style-name="T4">adv</text:span> <text:span text:style-name="T1">só por ele</text:span></text:p>
      <text:p text:style-name="P8"/>
      <text:p text:style-name="P8"><text:span text:style-name="T1">iniokaana</text:span><text:span text:style-name="T2">g</text:span><text:span text:style-name="T1">a</text:span><text:tab/><text:span text:style-name="T4">adv</text:span> <text:span text:style-name="T1">só</text:span></text:p>
      <text:p text:style-name="P8"/>
      <text:p text:style-name="P8"><text:span text:style-name="T1">iniokini<text:tab/>iniokiniwa </text:span><text:span text:style-name="T4">adv</text:span> <text:span text:style-name="T1">só este</text:span></text:p>
      <text:p text:style-name="P8"><text:tab/><text:span text:style-name="T1">aniokani</text:span> <text:span text:style-name="T4">(forma fem)</text:span></text:p>
      <text:p text:style-name="P8"/>
      <text:p text:style-name="P8"><text:span text:style-name="T1">iniokiniwateda</text:span><text:tab/><text:span text:style-name="T4">adv</text:span> <text:span text:style-name="T1">só ele</text:span></text:p>
      <text:p text:style-name="P8"><text:tab/><text:span text:style-name="T1">iniokinita</text:span> só lá com ele</text:p>
      <text:p text:style-name="P8"/>
      <text:p text:style-name="P8"><text:span text:style-name="T1">iniona<text:tab/>iniona</text:span><text:span text:style-name="T2">g</text:span><text:span text:style-name="T1">a </text:span><text:span text:style-name="T4">subst fem</text:span> <text:span text:style-name="T1">líder</text:span></text:p>
      <text:p text:style-name="P8"><text:tab/><text:span text:style-name="T1">inionigi</text:span> <text:span text:style-name="T4">(forma masc)</text:span></text:p>
      <text:p text:style-name="P8"/>
      <text:p text:style-name="P8"><text:span text:style-name="T1">iniona-eloodo<text:tab/>iniona</text:span><text:span text:style-name="T2">g</text:span><text:span text:style-name="T1">a-eloodoli </text:span><text:span text:style-name="T4">subst fem</text:span> <text:span text:style-name="T1">rainha, imperadora</text:span></text:p>
      <text:p text:style-name="P8"><text:tab/><text:span text:style-name="T1">inionigi-eliodi</text:span> <text:span text:style-name="T4">(forma masc)</text:span></text:p>
      <text:p text:style-name="P8"/>
      <text:p text:style-name="P8"><text:span text:style-name="T1">inionee</text:span><text:span text:style-name="T2">g</text:span><text:span text:style-name="T1">a</text:span><text:tab/><text:span text:style-name="T4">subst masc</text:span> <text:span text:style-name="T1">meu moço</text:span></text:p>
      <text:p text:style-name="P8"><text:soft-page-break/><text:tab/><text:span text:style-name="T1">lionee</text:span><text:span text:style-name="T2">g</text:span><text:span text:style-name="T1">a</text:span> moço</text:p>
      <text:p text:style-name="P8"/>
      <text:p text:style-name="P8"><text:span text:style-name="T1">inionigi<text:tab/>iniona</text:span><text:span text:style-name="T2">g</text:span><text:span text:style-name="T1">a </text:span><text:span text:style-name="T4">subst masc</text:span> <text:span text:style-name="T1">líder</text:span></text:p>
      <text:p text:style-name="P8"><text:tab/><text:span text:style-name="T1">iniona</text:span> <text:span text:style-name="T4">(forma fem)</text:span></text:p>
      <text:p text:style-name="P8"/>
      <text:p text:style-name="P8"><text:span text:style-name="T1">inionigi-eliodi<text:tab/>iniona</text:span><text:span text:style-name="T2">g</text:span><text:span text:style-name="T1">a-eloodoli </text:span><text:span text:style-name="T4">subst masc</text:span> <text:span text:style-name="T1">rei, imperador</text:span></text:p>
      <text:p text:style-name="P8"/>
      <text:p text:style-name="P8"><text:span text:style-name="T1">iniotagodi(te)<text:tab/>iniotagododi </text:span><text:span text:style-name="T4">subst masc</text:span> <text:span text:style-name="T1">meu senhor</text:span></text:p>
      <text:p text:style-name="P8"><text:tab/><text:span text:style-name="T1">iniotagodo</text:span> <text:span text:style-name="T4">(forma fem)</text:span> pode referir ao Senhor Jesus</text:p>
      <text:p text:style-name="P8"><text:tab/><text:span text:style-name="T2">g</text:span><text:span text:style-name="T1">oniotagodi</text:span> nosso senhor</text:p>
      <text:p text:style-name="P8"><text:tab/><text:span text:style-name="T2">G</text:span><text:span text:style-name="T1">oniotagodi</text:span> nosso Senhor (título mais comum para o Senhor Jesus Cristo)</text:p>
      <text:p text:style-name="P8"/>
      <text:p text:style-name="P8">[Seite 81]</text:p>
      <text:p text:style-name="P8">[Spalte 1]</text:p>
      <text:p text:style-name="P8"/>
      <text:p text:style-name="P8"><text:span text:style-name="T1">inioxoa<text:tab/>inioxoadipi </text:span><text:span text:style-name="T4">subst masc</text:span> <text:span text:style-name="T1">meu irmão</text:span></text:p>
      <text:p text:style-name="P8"><text:tab/><text:span text:style-name="T1">nioxoa</text:span> irmão</text:p>
      <text:p text:style-name="P8"/>
      <text:p text:style-name="P8"><text:span text:style-name="T1">inipa</text:span><text:span text:style-name="T2">g</text:span><text:span text:style-name="T1">a</text:span><text:tab/><text:span text:style-name="T4">pro enf masc</text:span> <text:span text:style-name="T1">ele mesmo</text:span></text:p>
      <text:p text:style-name="P8"><text:tab/><text:span text:style-name="T1">anipa</text:span><text:span text:style-name="T2">g</text:span><text:span text:style-name="T1">a</text:span> <text:span text:style-name="T4">(forma fem)</text:span> talvez em contraste</text:p>
      <text:p text:style-name="P8"><text:tab/><text:span text:style-name="T1">pa</text:span><text:span text:style-name="T2">g</text:span><text:span text:style-name="T1">a</text:span> mas</text:p>
      <text:p text:style-name="P8"/>
      <text:p text:style-name="P8"><text:span text:style-name="T1">initawece</text:span><text:tab/><text:span text:style-name="T4">núm masc</text:span> <text:span text:style-name="T1">todos</text:span></text:p>
      <text:p text:style-name="P8"><text:tab/><text:span text:style-name="T1">anitawece</text:span> <text:span text:style-name="T4">(forma fem)</text:span></text:p>
      <text:p text:style-name="P8"/>
      <text:p text:style-name="P8"><text:span text:style-name="T1">initecibece</text:span><text:tab/><text:span text:style-name="T4">adv temp</text:span> <text:span text:style-name="T1">algumas vezes</text:span></text:p>
      <text:p text:style-name="P8"/>
      <text:p text:style-name="P8"><text:span text:style-name="T1">initibece</text:span><text:tab/><text:span text:style-name="T4">núm</text:span> <text:span text:style-name="T1">alguns</text:span></text:p>
      <text:p text:style-name="P8"/>
      <text:p text:style-name="P8"><text:span text:style-name="T1">-ini(tibece)</text:span><text:tab/><text:span text:style-name="T4">vi</text:span> <text:span text:style-name="T1">alegrar-se</text:span></text:p>
      <text:p text:style-name="P8"/>
      <text:p text:style-name="P8"><text:span text:style-name="T1">-ini(tigi)</text:span><text:tab/><text:span text:style-name="T4">vi</text:span> <text:span text:style-name="T1">ser assim</text:span> maneira</text:p>
      <text:p text:style-name="P8"/>
      <text:p text:style-name="P8"><text:span text:style-name="T1">iniwaalo<text:tab/>iniwaalepodi </text:span><text:span text:style-name="T4">subst fem</text:span> <text:span text:style-name="T1">minha irmã</text:span></text:p>
      <text:p text:style-name="P8"><text:tab/><text:span text:style-name="T1">inioxoa</text:span> meu irmão</text:p>
      <text:p text:style-name="P8"><text:tab/><text:span text:style-name="T1">-niwaalo</text:span> irmã</text:p>
      <text:p text:style-name="P8"/>
      <text:p text:style-name="P8"><text:span text:style-name="T1">iniwaló</text:span><text:tab/><text:span text:style-name="T4">subst masc</text:span> <text:span text:style-name="T1">meu valor port</text:span></text:p>
      <text:p text:style-name="P8"/>
      <text:p text:style-name="P8"><text:span text:style-name="T1">iniwata</text:span><text:tab/><text:span text:style-name="T4">núm</text:span> <text:span text:style-name="T1">dois</text:span> forma cortada, pode ser usado no lugar de substantivo</text:p>
      <text:p text:style-name="P8"><text:tab/><text:span text:style-name="T1">iniwataale</text:span> dois (forma mais completa)</text:p>
      <text:p text:style-name="P8"><text:tab/><text:span text:style-name="T1">iniwata taalia</text:span> duzentos</text:p>
      <text:p text:style-name="P8"/>
      <text:p text:style-name="P8"><text:span text:style-name="T1">iniwataale</text:span><text:tab/><text:span text:style-name="T4">núm</text:span> <text:span text:style-name="T1">dois</text:span></text:p>
      <text:p text:style-name="P8"/>
      <text:p text:style-name="P8"><text:span text:style-name="T1">iniwatadi</text:span><text:span text:style-name="T2">g</text:span><text:span text:style-name="T1">ini</text:span><text:tab/><text:span text:style-name="T4">núm masc</text:span> <text:span text:style-name="T1">três</text:span></text:p>
      <text:p text:style-name="P8"><text:tab/><text:span text:style-name="T1">iniwatada</text:span><text:span text:style-name="T2">g</text:span><text:span text:style-name="T1">ani</text:span> <text:span text:style-name="T4">(forma fem)</text:span></text:p>
      <text:p text:style-name="P8"><text:tab/><text:span text:style-name="T1">iniwataale</text:span> dois</text:p>
      <text:p text:style-name="P8"/>
      <text:p text:style-name="P8"><text:span text:style-name="T1">iniwata-taalia</text:span><text:tab/><text:span text:style-name="T4">núm</text:span> <text:span text:style-name="T1">duzentos</text:span></text:p>
      <text:p text:style-name="P8"><text:tab/><text:span text:style-name="T1">iniwata</text:span> dois</text:p>
      <text:p text:style-name="P8"/>
      <text:p text:style-name="P8"><text:soft-page-break/>[Seite 81]</text:p>
      <text:p text:style-name="P8">[Spalte 2]</text:p>
      <text:p text:style-name="P8"/>
      <text:p text:style-name="P8"><text:span text:style-name="T1">iniwila</text:span><text:span text:style-name="T2">g</text:span><text:span text:style-name="T1">awa<text:tab/>iniwila</text:span><text:span text:style-name="T2">g</text:span><text:span text:style-name="T1">awepodi </text:span><text:span text:style-name="T4">subst</text:span> <text:span text:style-name="T1">prendidos, eu com você</text:span></text:p>
      <text:p text:style-name="P8"/>
      <text:p text:style-name="P8"><text:span text:style-name="T1">inoka</text:span><text:tab/><text:span text:style-name="T4">adv</text:span> <text:span text:style-name="T1">só</text:span></text:p>
      <text:p text:style-name="P8"/>
      <text:p text:style-name="P8"><text:span text:style-name="T1">inokaana</text:span><text:span text:style-name="T2">g</text:span><text:span text:style-name="T1">a</text:span><text:tab/><text:span text:style-name="T4">adv</text:span> <text:span text:style-name="T1">só</text:span> dando mais ênfase</text:p>
      <text:p text:style-name="P8"><text:tab/><text:span text:style-name="T1">idokaana</text:span><text:span text:style-name="T2">g</text:span><text:span text:style-name="T1">a</text:span> só</text:p>
      <text:p text:style-name="P8"/>
      <text:p text:style-name="P8"><text:span text:style-name="T1">-inoke</text:span><text:tab/><text:span text:style-name="T4">vt</text:span> <text:span text:style-name="T1">quebrar</text:span> não usado por despedaçar, p.ex. vidro</text:p>
      <text:p text:style-name="P8"><text:tab/><text:span text:style-name="T1">-aa(ti)</text:span> acabar porque morreu ou caiu, despedaçar</text:p>
      <text:p text:style-name="P8"/>
      <text:p text:style-name="P8"><text:span text:style-name="T1">inokina<text:tab/>inokinoa </text:span><text:span text:style-name="T4">dem</text:span> <text:span text:style-name="T1">só este ou ele</text:span></text:p>
      <text:p text:style-name="P8"><text:tab/><text:span text:style-name="T1">inoka</text:span> só</text:p>
      <text:p text:style-name="P8"/>
      <text:p text:style-name="P8"><text:span text:style-name="T1">-inoojete</text:span><text:tab/><text:span text:style-name="T4">vt</text:span> <text:span text:style-name="T1">comprar</text:span></text:p>
      <text:p text:style-name="P8"><text:tab/><text:span text:style-name="T1">loojedi</text:span> preço</text:p>
      <text:p text:style-name="P8"><text:tab/><text:span text:style-name="T1">-aa</text:span> vender</text:p>
      <text:p text:style-name="P8"/>
      <text:p text:style-name="P8"><text:span text:style-name="T1">inyaagi<text:tab/>inyaco </text:span><text:span text:style-name="T4">subst masc</text:span> <text:span text:style-name="T1">meu acontecimento</text:span> o que aconteceu comigo</text:p>
      <text:p text:style-name="P8"><text:tab/><text:span text:style-name="T1">-nyaagi</text:span> acontecimento de</text:p>
      <text:p text:style-name="P8"/>
      <text:p text:style-name="P8"><text:span text:style-name="T1">ioda</text:span><text:span text:style-name="T2">g</text:span><text:span text:style-name="T1">awa<text:tab/>ioda</text:span><text:span text:style-name="T2">g</text:span><text:span text:style-name="T1">awadi </text:span><text:span text:style-name="T4">subst masc</text:span> <text:span text:style-name="T1">soldado</text:span></text:p>
      <text:p text:style-name="P8"/>
      <text:p text:style-name="P8"><text:span text:style-name="T1">-iodi</text:span><text:tab/><text:span text:style-name="T4">subst masc</text:span> <text:span text:style-name="T1">pai</text:span></text:p>
      <text:p text:style-name="P8"><text:tab/><text:span text:style-name="T1">-iodo</text:span> <text:span text:style-name="T4">(forma fem)</text:span></text:p>
      <text:p text:style-name="P8"/>
      <text:p text:style-name="P8"><text:span text:style-name="T1">-iodo</text:span><text:tab/><text:span text:style-name="T4">subst fem</text:span> <text:span text:style-name="T1">mãe</text:span></text:p>
      <text:p text:style-name="P8"><text:tab/><text:span text:style-name="T1">-iodi</text:span> <text:span text:style-name="T4">(forma masc)</text:span></text:p>
      <text:p text:style-name="P8"><text:tab/><text:span text:style-name="T1">eliodo</text:span> mãe dele</text:p>
      <text:p text:style-name="P8"/>
      <text:p text:style-name="P8"><text:span text:style-name="T1">-iojo</text:span><text:tab/><text:span text:style-name="T4">vi</text:span> <text:span text:style-name="T1">ficar brabo</text:span> palavra antiga, hoje em dia só aplica para bicho</text:p>
      <text:p text:style-name="P8"/>
      <text:p text:style-name="P8"><text:span text:style-name="T1">-iojo(tece)</text:span><text:tab/><text:span text:style-name="T4">vt</text:span> <text:span text:style-name="T1">1 reprovar 2 falar alto ou duro 3 repreender</text:span></text:p>
      <text:p text:style-name="P8"><text:tab/><text:span text:style-name="T1">-iwojo(tece)</text:span> <text:span text:style-name="T4">(forma antiga)</text:span></text:p>
      <text:p text:style-name="P8"><text:tab/><text:span text:style-name="T1">-iojo</text:span> ficar bravo</text:p>
      <text:p text:style-name="P8"><text:tab/><text:span text:style-name="T1">-apete</text:span><text:span text:style-name="T2">g</text:span><text:span text:style-name="T1">e</text:span> <text:span text:style-name="T4">(sinôn)</text:span></text:p>
      <text:p text:style-name="P8"/>
      <text:p text:style-name="P8">[Seite 82]</text:p>
      <text:p text:style-name="P8">[Spalte 1]</text:p>
      <text:p text:style-name="P8"/>
      <text:p text:style-name="P8"><text:span text:style-name="T1">ioladi<text:tab/>iolatedi</text:span> <text:span text:style-name="T4">subst masc</text:span> <text:span text:style-name="T1">1 língua (fala) 2 boca</text:span></text:p>
      <text:p text:style-name="P8"/>
      <text:p text:style-name="P8"><text:span text:style-name="T1">-iola(tice)</text:span><text:tab/><text:span text:style-name="T4">vt</text:span> <text:span text:style-name="T1">escolher</text:span></text:p>
      <text:p text:style-name="P8"><text:tab/><text:span text:style-name="T1">-iwola(tice)</text:span> <text:span text:style-name="T4">(forma antiga)</text:span></text:p>
      <text:p text:style-name="P8"/>
      <text:p text:style-name="P8"><text:span text:style-name="T1">-iolawadi</text:span><text:tab/><text:span text:style-name="T4">vt</text:span> <text:span text:style-name="T1">alisar</text:span> qualquer coisa, p.ex. pote</text:p>
      <text:p text:style-name="P8"/>
      <text:p text:style-name="P8"><text:span text:style-name="T1">-ioloce</text:span><text:tab/><text:span text:style-name="T4">vi</text:span> <text:span text:style-name="T1">tossir</text:span></text:p>
      <text:p text:style-name="P8"/>
      <text:p text:style-name="P8"><text:span text:style-name="T1">-ioma</text:span><text:span text:style-name="T2">g</text:span><text:span text:style-name="T1">adi</text:span><text:tab/><text:span text:style-name="T4">vt</text:span> <text:span text:style-name="T1">escolher</text:span> separar alguém para fazer algo, foco no alvo da separação</text:p>
      <text:p text:style-name="P8"><text:soft-page-break/><text:tab/><text:span text:style-name="T1">-ixipe(tice)</text:span> escolher</text:p>
      <text:p text:style-name="P8"><text:tab/><text:span text:style-name="T1">ioma</text:span><text:span text:style-name="T2">g</text:span><text:span text:style-name="T1">atagi</text:span> escolher</text:p>
      <text:p text:style-name="P8"><text:tab/><text:span text:style-name="T1">ioma</text:span><text:span text:style-name="T2">g</text:span><text:span text:style-name="T1">atagi</text:span> o escolhido</text:p>
      <text:p text:style-name="P8"><text:tab/><text:span text:style-name="T1">-dinioma</text:span><text:span text:style-name="T2">g</text:span><text:span text:style-name="T1">adi</text:span> separar-se</text:p>
      <text:p text:style-name="P8"/>
      <text:p text:style-name="P8"><text:span text:style-name="T1">ioma</text:span><text:span text:style-name="T2">g</text:span><text:span text:style-name="T1">atagi<text:tab/>ioma</text:span><text:span text:style-name="T2">g</text:span><text:span text:style-name="T1">ataka<text:tab/></text:span><text:span text:style-name="T4">subst masc</text:span> <text:span text:style-name="T1">escolhido</text:span></text:p>
      <text:p text:style-name="P8"><text:tab/><text:span text:style-name="T1">-ioma</text:span><text:span text:style-name="T2">g</text:span><text:span text:style-name="T1">adi</text:span> escolher</text:p>
      <text:p text:style-name="P8"/>
      <text:p text:style-name="P8"><text:span text:style-name="T1">iomi</text:span><text:span text:style-name="T2">g</text:span><text:span text:style-name="T1">igi<text:tab/>ioma</text:span><text:span text:style-name="T2">g</text:span><text:span text:style-name="T1">a</text:span><text:span text:style-name="T2">g</text:span><text:span text:style-name="T1">a iomi</text:span><text:span text:style-name="T2">g</text:span><text:span text:style-name="T1">igipi </text:span><text:span text:style-name="T4">(ger) subst masc</text:span> <text:span text:style-name="T1">1 civilizado 2 estrangeiro</text:span></text:p>
      <text:p text:style-name="P8"><text:tab/><text:span text:style-name="T1">iome</text:span><text:span text:style-name="T2">g</text:span><text:span text:style-name="T1">e</text:span> <text:span text:style-name="T4">(forma fem)</text:span></text:p>
      <text:p text:style-name="P8"><text:tab/><text:span text:style-name="T1">ecalailegi</text:span> civilizado, patrão</text:p>
      <text:p text:style-name="P8"/>
      <text:p text:style-name="P8"><text:span text:style-name="T1">-iona<text:tab/>-ionigipi </text:span><text:span text:style-name="T4">subst fem</text:span> <text:span text:style-name="T1">filha</text:span></text:p>
      <text:p text:style-name="P8"><text:tab/><text:span text:style-name="T5">i-oona</text:span><text:span text:style-name="T4"> (fala da mulher)</text:span></text:p>
      <text:p text:style-name="P8"><text:tab/><text:span text:style-name="T1">-ionigi</text:span> <text:span text:style-name="T4">(forma masc)</text:span></text:p>
      <text:p text:style-name="P8"><text:tab/><text:span text:style-name="T1">-ionigi</text:span> filho</text:p>
      <text:p text:style-name="P8"/>
      <text:p text:style-name="P8"><text:span text:style-name="T1">-iona</text:span><text:span text:style-name="T2">g</text:span><text:span text:style-name="T1">a</text:span><text:tab/><text:span text:style-name="T4">vi</text:span> <text:span text:style-name="T1">campear</text:span> procurando animais</text:p>
      <text:p text:style-name="P8"/>
      <text:p text:style-name="P8"><text:span text:style-name="T1">-ionigi<text:tab/>-ionigipi </text:span><text:span text:style-name="T4">subst masc</text:span> <text:span text:style-name="T1">filho</text:span></text:p>
      <text:p text:style-name="P8"><text:tab/><text:span text:style-name="T5">-i-oonigi</text:span><text:span text:style-name="T4"> (fala da mulher)</text:span></text:p>
      <text:p text:style-name="P8"><text:tab/><text:span text:style-name="T1">-iona</text:span> <text:span text:style-name="T4">(forma fem)</text:span></text:p>
      <text:p text:style-name="P8"><text:tab/><text:span text:style-name="T1">lionigi</text:span> filho dele, dela</text:p>
      <text:p text:style-name="P8"/>
      <text:p text:style-name="P8"><text:span text:style-name="T1">-iopaa</text:span><text:span text:style-name="T2">g</text:span><text:span text:style-name="T1">adi</text:span><text:tab/><text:span text:style-name="T4">vt</text:span> <text:span text:style-name="T1">1 esmagar 2 amassar</text:span> qualquer coisa</text:p>
      <text:p text:style-name="P8"><text:tab/><text:span text:style-name="T1">-niopaa</text:span><text:span text:style-name="T2">g</text:span><text:span text:style-name="T1">adi</text:span> <text:span text:style-name="T4">(sinôn)</text:span></text:p>
      <text:p text:style-name="P8"/>
      <text:p text:style-name="P8">[Seite 82]</text:p>
      <text:p text:style-name="P8">[Spalte 2]</text:p>
      <text:p text:style-name="P8"/>
      <text:p text:style-name="P8"><text:span text:style-name="T1">-iopati</text:span><text:tab/><text:span text:style-name="T4">vi</text:span> <text:span text:style-name="T1">amassar-se</text:span></text:p>
      <text:p text:style-name="P8"/>
      <text:p text:style-name="P8"><text:span text:style-name="T1">-iotage</text:span><text:tab/><text:span text:style-name="T4">vt</text:span> <text:span text:style-name="T1">escravizar</text:span></text:p>
      <text:p text:style-name="P8"><text:tab/><text:span text:style-name="T1">niotagi</text:span> escravo, servo</text:p>
      <text:p text:style-name="P8"><text:tab/><text:span text:style-name="T1">niotagodi</text:span> senhor, patrão</text:p>
      <text:p text:style-name="P8"/>
      <text:p text:style-name="P8"><text:span text:style-name="T1">iotagi<text:tab/>iota</text:span><text:span text:style-name="T2">g</text:span><text:span text:style-name="T1">a iotagipi </text:span><text:span text:style-name="T4">(ger) subst masc</text:span> <text:span text:style-name="T1">meu servo, escravo</text:span></text:p>
      <text:p text:style-name="P8"><text:tab/><text:span text:style-name="T1">iota</text:span> <text:span text:style-name="T4">(forma fem)</text:span></text:p>
      <text:p text:style-name="P8"><text:tab/><text:span text:style-name="T1">liotagi</text:span> servo dele</text:p>
      <text:p text:style-name="P8"><text:tab/><text:span text:style-name="T1">niotagi</text:span> servo, escravo</text:p>
      <text:p text:style-name="P8"/>
      <text:p text:style-name="P8"><text:span text:style-name="T1">-iota</text:span><text:span text:style-name="T2">g</text:span><text:span text:style-name="T1">a</text:span><text:tab/><text:span text:style-name="T4">subst</text:span> <text:span text:style-name="T1">sono</text:span> é preciso ser acompanhado com "eliodi"</text:p>
      <text:p text:style-name="P8"><text:tab/><text:span text:style-name="T1">liota</text:span><text:span text:style-name="T2">g</text:span><text:span text:style-name="T1">a</text:span> sono dele</text:p>
      <text:p text:style-name="P8"><text:tab/><text:span text:style-name="T1">-iote</text:span> dormir</text:p>
      <text:p text:style-name="P8"/>
      <text:p text:style-name="P8"><text:span text:style-name="T1">-iote</text:span><text:tab/><text:span text:style-name="T4">vi</text:span> <text:span text:style-name="T1">dormir</text:span></text:p>
      <text:p text:style-name="P8"/>
      <text:p text:style-name="P8"><text:span text:style-name="T1">-io(teci)</text:span><text:tab/><text:span text:style-name="T4">vt</text:span> <text:span text:style-name="T1">1 andar 2 viajar 3 acompanhar 4 seguir</text:span></text:p>
      <text:p text:style-name="P8"><text:tab/><text:span text:style-name="T5">-o-oo(teci)</text:span><text:span text:style-name="T4"> (fala da mulher)</text:span></text:p>
      <text:p text:style-name="P8"/>
      <text:p text:style-name="P8"><text:span text:style-name="T1">-ipe<text:tab/>-ipeli </text:span><text:span text:style-name="T4">subst fem</text:span> <text:span text:style-name="T1">cama</text:span></text:p>
      <text:p text:style-name="P8"><text:tab/><text:span text:style-name="T1">nipe</text:span> cama</text:p>
      <text:p text:style-name="P8"><text:soft-page-break/><text:tab/><text:span text:style-name="T2">g</text:span><text:span text:style-name="T1">adipe</text:span> sua cama</text:p>
      <text:p text:style-name="P8"/>
      <text:p text:style-name="P8"><text:span text:style-name="T1">-ipece</text:span><text:tab/><text:span text:style-name="T4">vt</text:span> <text:span text:style-name="T1">colocar em certo lugar ou sobre</text:span> p.ex. colocar as mãos sobre</text:p>
      <text:p text:style-name="P8"><text:tab/><text:span text:style-name="T1">-dinipece(teloco)</text:span> colocar sobre si</text:p>
      <text:p text:style-name="P8"/>
      <text:p text:style-name="P8"><text:span text:style-name="T1">-ipeedi</text:span><text:tab/><text:span text:style-name="T4">vt</text:span> <text:span text:style-name="T1">apagar</text:span> fogo, luz</text:p>
      <text:p text:style-name="P8"/>
      <text:p text:style-name="P8"><text:span text:style-name="T1">ipeegi ligetegi</text:span><text:tab/><text:span text:style-name="T4">adj</text:span> <text:span text:style-name="T1">azul claro</text:span></text:p>
      <text:p text:style-name="P8"/>
      <text:p text:style-name="P8"><text:span text:style-name="T1">ipeeneteca</text:span><text:span text:style-name="T2">g</text:span><text:span text:style-name="T1">a<text:tab/>ipeenetecadi </text:span><text:span text:style-name="T4">subst masc</text:span> <text:span text:style-name="T1">dourado</text:span> peixe</text:p>
      <text:p text:style-name="P8"/>
      <text:p text:style-name="P8">[Seite 83]</text:p>
      <text:p text:style-name="P8">[Spalte 1]</text:p>
      <text:p text:style-name="P8"/>
      <text:p text:style-name="P8"><text:span text:style-name="T1">-ipegi(talo)/(tege)</text:span><text:tab/><text:span text:style-name="T4">vt</text:span> <text:span text:style-name="T1">1 aproximar-se (dele) 2 estar perto (dele)</text:span> se não está perto, precisa empregar verbo de movimento</text:p>
      <text:p text:style-name="P8"><text:tab/><text:span text:style-name="T1">-oxilece(ta)</text:span> aproximar-se, mudar</text:p>
      <text:p text:style-name="P8"><text:tab/><text:span text:style-name="T1">nipegi</text:span> perto</text:p>
      <text:p text:style-name="P8"/>
      <text:p text:style-name="P8"><text:span text:style-name="T1">ipela</text:span><text:span text:style-name="T2">g</text:span><text:span text:style-name="T1">a<text:tab/>ipelakijadi </text:span><text:span text:style-name="T4">subst masc</text:span> <text:span text:style-name="T1">carrapicho</text:span> planta, tipo de grama espinhosa</text:p>
      <text:p text:style-name="P8"/>
      <text:p text:style-name="P8"><text:span text:style-name="T1">-ipe(teloco)</text:span><text:tab/><text:span text:style-name="T4">vt</text:span> <text:span text:style-name="T1">ficar em cima de outro</text:span></text:p>
      <text:p text:style-name="P8"/>
      <text:p text:style-name="P8"><text:span text:style-name="T1">-ipiciadi</text:span><text:tab/><text:span text:style-name="T4">vt</text:span> <text:span text:style-name="T1">1 apertar para amarrar 2 pagar pelo mal 3 pressionar</text:span> cobrança de palavra ou dívida</text:p>
      <text:p text:style-name="P8"/>
      <text:p text:style-name="P8"><text:span text:style-name="T1">ipila</text:span><text:span text:style-name="T2">g</text:span><text:span text:style-name="T1">awaana<text:tab/>ipila</text:span><text:span text:style-name="T2">g</text:span><text:span text:style-name="T1">awaana</text:span><text:span text:style-name="T2">g</text:span><text:span text:style-name="T1">a </text:span><text:span text:style-name="T4">subst fem</text:span> <text:span text:style-name="T1">cupim</text:span></text:p>
      <text:p text:style-name="P8"><text:tab/><text:span text:style-name="T1">apilalo</text:span> casa de cupim</text:p>
      <text:p text:style-name="P8"/>
      <text:p text:style-name="P8"><text:span text:style-name="T1">ipile</text:span><text:span text:style-name="T2">g</text:span><text:span text:style-name="T1">e<text:tab/>ipila</text:span><text:span text:style-name="T2">g</text:span><text:span text:style-name="T1">a</text:span><text:span text:style-name="T2">g</text:span><text:span text:style-name="T1">a</text:span> <text:span text:style-name="T4">adj</text:span> <text:span text:style-name="T1">grávida</text:span></text:p>
      <text:p text:style-name="P8"><text:tab/><text:span text:style-name="T1">ipila</text:span><text:span text:style-name="T2">g</text:span><text:span text:style-name="T1">awaana</text:span> <text:span text:style-name="T4">(forma dim)</text:span> também cupim</text:p>
      <text:p text:style-name="P8"/>
      <text:p text:style-name="P8"><text:span text:style-name="T1">-ipoda</text:span><text:span text:style-name="T2">g</text:span><text:span text:style-name="T1">a</text:span><text:tab/><text:span text:style-name="T4">vi</text:span> <text:span text:style-name="T1">dar coice</text:span></text:p>
      <text:p text:style-name="P8"/>
      <text:p text:style-name="P8"><text:span text:style-name="T1">ipoda</text:span><text:span text:style-name="T2">g</text:span><text:span text:style-name="T1">aladi</text:span><text:tab/><text:span text:style-name="T4">subst masc</text:span> <text:span text:style-name="T1">meu alicerce</text:span> de casa</text:p>
      <text:p text:style-name="P8"><text:tab/><text:span text:style-name="T1">lipoda</text:span><text:span text:style-name="T2">g</text:span><text:span text:style-name="T1">aladi</text:span> alicerce dele</text:p>
      <text:p text:style-name="P8"/>
      <text:p text:style-name="P8"><text:span text:style-name="T1">-ipode</text:span><text:span text:style-name="T2">g</text:span><text:span text:style-name="T1">e(teloco)</text:span><text:tab/><text:span text:style-name="T4">vt</text:span> <text:span text:style-name="T1">pisar (em)</text:span></text:p>
      <text:p text:style-name="P8"><text:tab/><text:span text:style-name="T1">-ipodi(teloco)</text:span> pisar (em)</text:p>
      <text:p text:style-name="P8"/>
      <text:p text:style-name="P8"><text:span text:style-name="T1">-ipodica</text:span><text:span text:style-name="T2">g</text:span><text:span text:style-name="T1">a(tibece)</text:span><text:tab/><text:span text:style-name="T4">vi</text:span> <text:span text:style-name="T1">espinhar</text:span></text:p>
      <text:p text:style-name="P8"/>
      <text:p text:style-name="P8"><text:span text:style-name="T1">-ipodi(teloco)</text:span><text:tab/><text:span text:style-name="T4">vt</text:span> <text:span text:style-name="T1">pisar em</text:span></text:p>
      <text:p text:style-name="P8"><text:tab/><text:span text:style-name="T1">-ipode</text:span><text:span text:style-name="T2">g</text:span><text:span text:style-name="T1">e(teloco)</text:span> pisar (em)</text:p>
      <text:p text:style-name="P8"/>
      <text:p text:style-name="P8"><text:span text:style-name="T1">-ipoko</text:span><text:tab/><text:span text:style-name="T4">vt</text:span> <text:span text:style-name="T1">pedir</text:span> pedir qualquer coisa das pessoas ou de Deus</text:p>
      <text:p text:style-name="P8"><text:tab/><text:span text:style-name="T1">-ipokotibige</text:span> pedir algo específico</text:p>
      <text:p text:style-name="P8"><text:tab/><text:span text:style-name="T1">-ipokotibiga</text:span> pedir sempre à mesma pessoa</text:p>
      <text:p text:style-name="P8"/>
      <text:p text:style-name="P8">[Seite 83]</text:p>
      <text:p text:style-name="P8">[Spalte 2]</text:p>
      <text:p text:style-name="P8"/>
      <text:p text:style-name="P8"><text:span text:style-name="T1">itacepodi</text:span><text:tab/><text:span text:style-name="T4">subst</text:span> <text:span text:style-name="T1">meu povo</text:span></text:p>
      <text:p text:style-name="P8"><text:soft-page-break/><text:tab/><text:span text:style-name="T1">itaagi</text:span> meu parente</text:p>
      <text:p text:style-name="P8"><text:tab/><text:span text:style-name="T1">litacepodi</text:span> povo dele</text:p>
      <text:p text:style-name="P8"/>
      <text:p text:style-name="P8"><text:span text:style-name="T1">-itagodi</text:span><text:tab/><text:span text:style-name="T4">vt</text:span> <text:span text:style-name="T1">misturar algo</text:span></text:p>
      <text:p text:style-name="P8"><text:tab/><text:span text:style-name="T1">-alegetee(tege)</text:span> misturar coisas que tem gosto</text:p>
      <text:p text:style-name="P8"/>
      <text:p text:style-name="P8"><text:span text:style-name="T1">-ita</text:span><text:span text:style-name="T2">g</text:span><text:span text:style-name="T1">a(tibeci)</text:span><text:tab/><text:span text:style-name="T4">vi</text:span> <text:span text:style-name="T1">ficar perplexo</text:span></text:p>
      <text:p text:style-name="P8"/>
      <text:p text:style-name="P8"><text:span text:style-name="T1">itaniwa</text:span><text:tab/><text:span text:style-name="T4">loc fem</text:span> <text:span text:style-name="T1">ela está</text:span></text:p>
      <text:p text:style-name="P8"><text:tab/><text:span text:style-name="T1">itiniwa</text:span> <text:span text:style-name="T4">(forma masc)</text:span></text:p>
      <text:p text:style-name="P8"/>
      <text:p text:style-name="P8"><text:span text:style-name="T1">ite</text:span><text:tab/><text:span text:style-name="T4">v loc</text:span> <text:span text:style-name="T1">ele fica, está num lugar</text:span></text:p>
      <text:p text:style-name="P8"><text:tab/><text:span text:style-name="T1">iteloco</text:span> ele fica por ali</text:p>
      <text:p text:style-name="P8"><text:tab/><text:span text:style-name="T1">-o(te)</text:span> ficar (temporário), estar ali</text:p>
      <text:p text:style-name="P8"/>
      <text:p text:style-name="P8"><text:span text:style-name="T1">-ite</text:span><text:tab/><text:span text:style-name="T4">vt</text:span> <text:span text:style-name="T1">1 gostar de 2 dar-se bem com 3 combinar bem com</text:span> só amizade, não se apaixonar por ou amar</text:p>
      <text:p text:style-name="P8"><text:tab/><text:span text:style-name="T1">-emaa</text:span> gostar de</text:p>
      <text:p text:style-name="P8"/>
      <text:p text:style-name="P8"><text:span text:style-name="T1">-itegi</text:span><text:tab/><text:span text:style-name="T4">vt</text:span> <text:span text:style-name="T1">pentear cabelo (de outro)</text:span></text:p>
      <text:p text:style-name="P8"><text:tab/><text:span text:style-name="T1">-dinitegi</text:span> pentear-se</text:p>
      <text:p text:style-name="P8"/>
      <text:p text:style-name="P8"><text:span text:style-name="T1">-itewe</text:span><text:span text:style-name="T2">g</text:span><text:span text:style-name="T1">egi<text:tab/>-itewe</text:span><text:span text:style-name="T2">g</text:span><text:span text:style-name="T1">eco</text:span> <text:span text:style-name="T4">subst masc</text:span> <text:span text:style-name="T1">tentativa</text:span></text:p>
      <text:p text:style-name="P8"><text:tab/><text:span text:style-name="T2">g</text:span><text:span text:style-name="T1">aditewe</text:span><text:span text:style-name="T2">g</text:span><text:span text:style-name="T1">egi</text:span> sua tentativa</text:p>
      <text:p text:style-name="P8"/>
      <text:p text:style-name="P8"><text:span text:style-name="T1">itibige</text:span><text:tab/><text:span text:style-name="T4">vi</text:span> <text:span text:style-name="T1">ele se levanta</text:span> de posição horizontal</text:p>
      <text:p text:style-name="P8"><text:tab/><text:span text:style-name="T1">-o(tibige)</text:span> levantar-se</text:p>
      <text:p text:style-name="P8"><text:tab/><text:span text:style-name="T1">-dabidi</text:span> levantar, parar</text:p>
      <text:p text:style-name="P8"/>
      <text:p text:style-name="P8"><text:span text:style-name="T1">itica</text:span><text:tab/><text:span text:style-name="T4">v loc</text:span> <text:span text:style-name="T1">ele está</text:span> não é visto</text:p>
      <text:p text:style-name="P8"/>
      <text:p text:style-name="P8"><text:span text:style-name="T1">-itice</text:span><text:tab/><text:span text:style-name="T4">vi</text:span> <text:span text:style-name="T1">sangrar</text:span></text:p>
      <text:p text:style-name="P8"/>
      <text:p text:style-name="P8"><text:span text:style-name="T1">iticenigixa</text:span><text:span text:style-name="T2">g</text:span><text:span text:style-name="T1">a<text:tab/>iticenigixadi</text:span> <text:span text:style-name="T4">subst masc</text:span> <text:span text:style-name="T1">lacraia</text:span> inseto</text:p>
      <text:p text:style-name="P8"/>
      <text:p text:style-name="P8">[Seite 84]</text:p>
      <text:p text:style-name="P8">[Spalte 1]</text:p>
      <text:p text:style-name="P8"/>
      <text:p text:style-name="P8"><text:span text:style-name="T1">-itico</text:span><text:span text:style-name="T2">g</text:span><text:span text:style-name="T1">o</text:span><text:tab/><text:span text:style-name="T4">vt</text:span> <text:span text:style-name="T1">sacudir</text:span> bater roupas para tirar o pó</text:p>
      <text:p text:style-name="P8"/>
      <text:p text:style-name="P8"><text:span text:style-name="T1">-iticoi(tice)</text:span><text:tab/><text:span text:style-name="T4">vt</text:span> <text:span text:style-name="T1">tocar</text:span> para mandar embora</text:p>
      <text:p text:style-name="P8"/>
      <text:p text:style-name="P8"><text:span text:style-name="T1">itidiwa</text:span><text:tab/><text:span text:style-name="T4">v loc</text:span> <text:span text:style-name="T1">está lá</text:span></text:p>
      <text:p text:style-name="P8"><text:tab/><text:span text:style-name="T1">itiniwa ele está (aqui)</text:span></text:p>
      <text:p text:style-name="P8"/>
      <text:p text:style-name="P8"><text:span text:style-name="T1">itii</text:span><text:span text:style-name="T2">g</text:span><text:span text:style-name="T1">adixa</text:span><text:span text:style-name="T2">g</text:span><text:span text:style-name="T1">a<text:tab/>itii</text:span><text:span text:style-name="T2">g</text:span><text:span text:style-name="T1">adixadi</text:span> <text:span text:style-name="T4">subst fem</text:span> <text:span text:style-name="T1">figueiro</text:span> tipo diferente do que a árvore que dá figos</text:p>
      <text:p text:style-name="P8"/>
      <text:p text:style-name="P8"><text:span text:style-name="T1">itijoa</text:span><text:tab/><text:span text:style-name="T4">v loc</text:span> <text:span text:style-name="T1">ele está, ele fica</text:span></text:p>
      <text:p text:style-name="P8"><text:tab/><text:span text:style-name="T1">itiniwa</text:span> ele está</text:p>
      <text:p text:style-name="P8"/>
      <text:p text:style-name="P8"><text:span text:style-name="T1">itimi</text:span><text:tab/><text:span text:style-name="T4">adj</text:span> <text:span text:style-name="T1">molhado</text:span></text:p>
      <text:p text:style-name="P8"><text:tab/><text:span text:style-name="T1">-itiminatidi</text:span> molhar</text:p>
      <text:p text:style-name="P8"/>
      <text:p text:style-name="P8"><text:soft-page-break/><text:span text:style-name="T1">-itimi</text:span><text:tab/><text:span text:style-name="T4">v de estado</text:span> <text:span text:style-name="T1">1 estar satisfeito 2 estar molhado</text:span></text:p>
      <text:p text:style-name="P8"><text:tab/><text:span text:style-name="T1">-itimi</text:span> molhar</text:p>
      <text:p text:style-name="P8"/>
      <text:p text:style-name="P8"><text:span text:style-name="T1">-itiminatidi</text:span><text:tab/><text:span text:style-name="T4">vt</text:span> <text:span text:style-name="T1">molhar</text:span></text:p>
      <text:p text:style-name="P8"><text:tab/><text:span text:style-name="T1">itimi</text:span> molhado</text:p>
      <text:p text:style-name="P8"/>
      <text:p text:style-name="P8"><text:span text:style-name="T1">-itine</text:span><text:span text:style-name="T2">g</text:span><text:span text:style-name="T1">e</text:span><text:tab/><text:span text:style-name="T4">vt</text:span> <text:span text:style-name="T1">mexer</text:span> com alguém ou algo</text:p>
      <text:p text:style-name="P8"><text:tab/><text:span text:style-name="T1">-dinitine</text:span><text:span text:style-name="T2">g</text:span><text:span text:style-name="T1">e</text:span> mexer-se</text:p>
      <text:p text:style-name="P8"/>
      <text:p text:style-name="P8"><text:span text:style-name="T1">itiniwa</text:span><text:tab/><text:span text:style-name="T4">v loc</text:span> <text:span text:style-name="T1">ele está</text:span></text:p>
      <text:p text:style-name="P8"><text:tab/><text:span text:style-name="T1">itaniwa</text:span> <text:span text:style-name="T4">(forma fem)</text:span></text:p>
      <text:p text:style-name="P8"/>
      <text:p text:style-name="P8"><text:span text:style-name="T1">itiodataale</text:span><text:tab/><text:span text:style-name="T4">núm</text:span> <text:span text:style-name="T1">dois</text:span> dois coitados ou pequenos</text:p>
      <text:p text:style-name="P8"/>
      <text:p text:style-name="P8"><text:span text:style-name="T1">-iti(tinigi)</text:span><text:tab/><text:span text:style-name="T4">vt</text:span> <text:span text:style-name="T1">molhar por mergulhar</text:span></text:p>
      <text:p text:style-name="P8"/>
      <text:p text:style-name="P8"><text:span text:style-name="T1">i(tiwage)</text:span><text:tab/><text:span text:style-name="T4">vt</text:span> <text:span text:style-name="T1">ser igual</text:span></text:p>
      <text:p text:style-name="P8"/>
      <text:p text:style-name="P8"><text:span text:style-name="T1">itiwatadi</text:span><text:span text:style-name="T2">g</text:span><text:span text:style-name="T1">ida</text:span><text:tab/><text:span text:style-name="T4">núm</text:span> <text:span text:style-name="T1">três</text:span> coisas verticais</text:p>
      <text:p text:style-name="P8"/>
      <text:p text:style-name="P8">[Seite 84]</text:p>
      <text:p text:style-name="P8">[Spalte 2]</text:p>
      <text:p text:style-name="P8"/>
      <text:p text:style-name="P8"><text:span text:style-name="T1">itiwatadi</text:span><text:span text:style-name="T2">g</text:span><text:span text:style-name="T1">idi</text:span><text:tab/><text:span text:style-name="T4">núm</text:span> <text:span text:style-name="T1">três</text:span> coisas horizontais</text:p>
      <text:p text:style-name="P8"><text:tab/><text:span text:style-name="T1">iniwatadi</text:span><text:span text:style-name="T2">g</text:span><text:span text:style-name="T1">ini</text:span> três</text:p>
      <text:p text:style-name="P8"/>
      <text:p text:style-name="P8"><text:span text:style-name="T1">itiwatataale</text:span><text:tab/><text:span text:style-name="T4">núm</text:span> <text:span text:style-name="T1">dois</text:span></text:p>
      <text:p text:style-name="P8"><text:tab/><text:span text:style-name="T1">iniwata dois</text:span> <text:span text:style-name="T4">(forma curta)</text:span></text:p>
      <text:p text:style-name="P8"/>
      <text:p text:style-name="P8"><text:span text:style-name="T1">-ito</text:span><text:tab/><text:span text:style-name="T4">vt</text:span> <text:span text:style-name="T1">esquentar algo</text:span></text:p>
      <text:p text:style-name="P8"><text:tab/><text:span text:style-name="T1">-dinito</text:span> esquentar-se</text:p>
      <text:p text:style-name="P8"/>
      <text:p text:style-name="P8"><text:span text:style-name="T1">itoadibatio </text:span><text:span text:style-name="T2">g</text:span><text:span text:style-name="T1">obaa</text:span><text:span text:style-name="T2">g</text:span><text:span text:style-name="T1">adi</text:span><text:tab/><text:span text:style-name="T4">núm</text:span> <text:span text:style-name="T1">sete</text:span></text:p>
      <text:p text:style-name="P8"/>
      <text:p text:style-name="P8"><text:span text:style-name="T1">itoataale</text:span><text:tab/><text:span text:style-name="T4">núm</text:span> <text:span text:style-name="T1">dois</text:span></text:p>
      <text:p text:style-name="P8"><text:tab/><text:span text:style-name="T1">itoata</text:span> <text:span text:style-name="T4">(forma curta)</text:span></text:p>
      <text:p text:style-name="P8"><text:tab/><text:span text:style-name="T1">itiwataale</text:span></text:p>
      <text:p text:style-name="P8"/>
      <text:p text:style-name="P8"><text:span text:style-name="T1">itoataaletibece</text:span><text:tab/><text:span text:style-name="T4">núm</text:span> <text:span text:style-name="T1">par, em pares</text:span></text:p>
      <text:p text:style-name="P8"><text:tab/><text:span text:style-name="T1">itoatatibece</text:span> <text:span text:style-name="T4">(abreviação)</text:span></text:p>
      <text:p text:style-name="P8"><text:tab/><text:span text:style-name="T1">itoata</text:span> dois</text:p>
      <text:p text:style-name="P8"/>
      <text:p text:style-name="P8"><text:span text:style-name="T1">itoatadi</text:span><text:span text:style-name="T2">g</text:span><text:span text:style-name="T1">ica</text:span><text:tab/><text:span text:style-name="T4">adv</text:span> <text:span text:style-name="T1">três vezes</text:span></text:p>
      <text:p text:style-name="P8"/>
      <text:p text:style-name="P8"><text:span text:style-name="T1">itoatadi</text:span><text:span text:style-name="T2">g</text:span><text:span text:style-name="T1">ida</text:span><text:tab/><text:span text:style-name="T4">núm</text:span> <text:span text:style-name="T1">três</text:span></text:p>
      <text:p text:style-name="P8"/>
      <text:p text:style-name="P8"><text:span text:style-name="T1">itoata(taale)</text:span><text:tab/><text:span text:style-name="T4">adv</text:span> <text:span text:style-name="T1">duas vezes</text:span></text:p>
      <text:p text:style-name="P8"/>
      <text:p text:style-name="P8"><text:span text:style-name="T1">-itode</text:span><text:tab/><text:span text:style-name="T4">vi</text:span> <text:span text:style-name="T1">ter raíz ou veia aparecida</text:span></text:p>
      <text:p text:style-name="P8"/>
      <text:p text:style-name="P8"><text:span text:style-name="T1">-iwa</text:span><text:tab/><text:span text:style-name="T4">vt</text:span> <text:span text:style-name="T1">1 enfrentar para brigar 2 esparramar 3 agredir 4 assaltar</text:span> pode ser casa, família, etc</text:p>
      <text:p text:style-name="P8"/>
      <text:p text:style-name="P8"><text:soft-page-break/><text:span text:style-name="T1">iwaa</text:span><text:span text:style-name="T2">g</text:span><text:span text:style-name="T1">adi</text:span><text:tab/><text:span text:style-name="T4">adj</text:span> <text:span text:style-name="T1">1 pesado 2 grávida</text:span></text:p>
      <text:p text:style-name="P8"><text:tab/><text:span text:style-name="T1">ipile</text:span><text:span text:style-name="T2">g</text:span><text:span text:style-name="T1">e</text:span> grávida</text:p>
      <text:p text:style-name="P8"/>
      <text:p text:style-name="P8"><text:span text:style-name="T1">iwaalo<text:tab/>iwaalepodi</text:span> <text:span text:style-name="T4">subst fem</text:span> <text:span text:style-name="T1">mulher</text:span></text:p>
      <text:p text:style-name="P8"><text:tab/><text:span text:style-name="T1">-niwaalo</text:span> irmão de</text:p>
      <text:p text:style-name="P8"/>
      <text:p text:style-name="P8"><text:span text:style-name="T1">-iwa</text:span><text:span text:style-name="T2">g</text:span><text:span text:style-name="T1">adi</text:span><text:tab/><text:span text:style-name="T4">vt</text:span> <text:span text:style-name="T1">1 acreditar 2 obedecer</text:span></text:p>
      <text:p text:style-name="P8"><text:tab/><text:span text:style-name="T1">-iwa</text:span><text:span text:style-name="T2">g</text:span><text:span text:style-name="T1">ataka</text:span> crer</text:p>
      <text:p text:style-name="P8"/>
      <text:p text:style-name="P8">[Seite 85]</text:p>
      <text:p text:style-name="P8">[Spalte 1]</text:p>
      <text:p text:style-name="P8"/>
      <text:p text:style-name="P8"><text:span text:style-name="T1">-iwa</text:span><text:span text:style-name="T2">g</text:span><text:span text:style-name="T1">ataka</text:span><text:tab/><text:span text:style-name="T4">vi</text:span> <text:span text:style-name="T1">crer</text:span></text:p>
      <text:p text:style-name="P8"><text:tab/><text:span text:style-name="T1">-iwa</text:span><text:span text:style-name="T2">g</text:span><text:span text:style-name="T1">adi</text:span> acreditar, obedecer</text:p>
      <text:p text:style-name="P8"/>
      <text:p text:style-name="P8"><text:span text:style-name="T1">-iwa</text:span><text:span text:style-name="T2">g</text:span><text:span text:style-name="T1">atakane</text:span><text:span text:style-name="T2">g</text:span><text:span text:style-name="T1">egi<text:tab/>-iwa</text:span><text:span text:style-name="T2">g</text:span><text:span text:style-name="T1">atakane</text:span><text:span text:style-name="T2">g</text:span><text:span text:style-name="T1">eco</text:span> <text:span text:style-name="T4">subst</text:span> <text:span text:style-name="T1">1 fé 2 crença</text:span></text:p>
      <text:p text:style-name="P8"><text:tab/><text:span text:style-name="T1">liwa</text:span><text:span text:style-name="T2">g</text:span><text:span text:style-name="T1">atakane</text:span><text:span text:style-name="T2">g</text:span><text:span text:style-name="T1">egi</text:span> fé ou crença dele</text:p>
      <text:p text:style-name="P8"><text:tab/><text:span text:style-name="T1">-iwa</text:span><text:span text:style-name="T2">g</text:span><text:span text:style-name="T1">ataka</text:span> crer</text:p>
      <text:p text:style-name="P8"><text:tab/><text:span text:style-name="T1">eiwa</text:span><text:span text:style-name="T2">g</text:span><text:span text:style-name="T1">atakane</text:span><text:span text:style-name="T2">g</text:span><text:span text:style-name="T1">egi</text:span> minha fé</text:p>
      <text:p text:style-name="P8"/>
      <text:p text:style-name="P8"><text:span text:style-name="T1">-iwa</text:span><text:span text:style-name="T2">g</text:span><text:span text:style-name="T1">atee(tiwece)</text:span><text:tab/><text:span text:style-name="T4">vt</text:span> <text:span text:style-name="T1">passar algo por um buraco</text:span></text:p>
      <text:p text:style-name="P8"/>
      <text:p text:style-name="P8"><text:span text:style-name="T1">-iwai</text:span><text:span text:style-name="T2">g</text:span><text:span text:style-name="T1">awa(tece)</text:span><text:tab/><text:span text:style-name="T4">vi</text:span> <text:span text:style-name="T1">repartir com alguém</text:span></text:p>
      <text:p text:style-name="P8"/>
      <text:p text:style-name="P8"><text:span text:style-name="T1">-iwakatee</text:span><text:tab/><text:span text:style-name="T4">vt</text:span> <text:span text:style-name="T1">1 encomendar 2 mandar</text:span> mandar para lá - pode ser pessoa ou coisa</text:p>
      <text:p text:style-name="P8"><text:tab/><text:span text:style-name="T1">-ajoina</text:span><text:span text:style-name="T2">g</text:span><text:span text:style-name="T1">a</text:span> mandar chamar, encomendar</text:p>
      <text:p text:style-name="P8"><text:tab/><text:span text:style-name="T1">-niwakatee</text:span> mandar para cá</text:p>
      <text:p text:style-name="P8"><text:tab/><text:span text:style-name="T1">niwakate</text:span> carta ou coisa mandada</text:p>
      <text:p text:style-name="P8"/>
      <text:p text:style-name="P8"><text:span text:style-name="T1">-iwale(tigi)</text:span><text:tab/><text:span text:style-name="T4">vt</text:span> <text:span text:style-name="T1">ficar na sombra de</text:span></text:p>
      <text:p text:style-name="P8"><text:tab/><text:span text:style-name="T1">liwa sombra de</text:span></text:p>
      <text:p text:style-name="P8"/>
      <text:p text:style-name="P8"><text:span text:style-name="T1">iwalotigi</text:span><text:tab/><text:span text:style-name="T4">subst masc</text:span> <text:span text:style-name="T1">mingau</text:span> já mexido</text:p>
      <text:p text:style-name="P8"/>
      <text:p text:style-name="P8"><text:span text:style-name="T1">iwanedi</text:span><text:tab/><text:span text:style-name="T4">adj</text:span> <text:span text:style-name="T1">seca</text:span> p.ex. folha seca</text:p>
      <text:p text:style-name="P8"/>
      <text:p text:style-name="P8"><text:span text:style-name="T1">-iwaxina</text:span><text:span text:style-name="T2">g</text:span><text:span text:style-name="T1">a</text:span><text:tab/><text:span text:style-name="T4">vi</text:span> <text:span text:style-name="T1">ter uma idéia</text:span></text:p>
      <text:p text:style-name="P8"/>
      <text:p text:style-name="P8"><text:span text:style-name="T1">-iwaxina</text:span><text:span text:style-name="T2">g</text:span><text:span text:style-name="T1">ana</text:span><text:span text:style-name="T2">g</text:span><text:span text:style-name="T1">atidi</text:span><text:tab/><text:span text:style-name="T4">vt</text:span> <text:span text:style-name="T1">educar alguém</text:span> para se comportar bem</text:p>
      <text:p text:style-name="P8"><text:tab/><text:span text:style-name="T1">-diniwaxina</text:span><text:span text:style-name="T2">g</text:span><text:span text:style-name="T1">ana</text:span><text:span text:style-name="T2">g</text:span><text:span text:style-name="T1">atidi</text:span> se comportar bem</text:p>
      <text:p text:style-name="P8"/>
      <text:p text:style-name="P8"><text:span text:style-name="T1">-iwaxinigi<text:tab/>-iwaxinico</text:span> <text:span text:style-name="T4">subst masc</text:span> <text:span text:style-name="T1">educação</text:span></text:p>
      <text:p text:style-name="P8"><text:tab/><text:span text:style-name="T1">-iwaxina</text:span><text:span text:style-name="T2">g</text:span><text:span text:style-name="T1">a</text:span> ter uma idéia</text:p>
      <text:p text:style-name="P8"/>
      <text:p text:style-name="P8"><text:span text:style-name="T1">-iweegabi<text:tab/>-iweegapitedi</text:span> <text:span text:style-name="T4">subst masc</text:span> <text:span text:style-name="T1">nádegas</text:span></text:p>
      <text:p text:style-name="P8"/>
      <text:p text:style-name="P8">[Seite 85]</text:p>
      <text:p text:style-name="P8">[Spalte 2]</text:p>
      <text:p text:style-name="P8"/>
      <text:p text:style-name="P8"><text:span text:style-name="T1">iweeladi<text:tab/>iwelatedi</text:span> <text:span text:style-name="T4">subst masc</text:span> <text:span text:style-name="T1">sapato</text:span></text:p>
      <text:p text:style-name="P8"/>
      <text:p text:style-name="P8"><text:span text:style-name="T1">-iweenigi</text:span><text:tab/><text:span text:style-name="T4">vt</text:span> <text:span text:style-name="T1">1 desafiar 2 insultar 3 abusar</text:span> o significado depende do contexto</text:p>
      <text:p text:style-name="P8"><text:soft-page-break/></text:p>
      <text:p text:style-name="P8"><text:span text:style-name="T1">-iwela</text:span><text:tab/><text:span text:style-name="T4">vt</text:span> <text:span text:style-name="T1">1 basear 2 estimar</text:span> adivinhar ou estimar quantidade</text:p>
      <text:p text:style-name="P8"/>
      <text:p text:style-name="P8"><text:span text:style-name="T1">-iweni</text:span><text:span text:style-name="T2">g</text:span><text:span text:style-name="T1">ide</text:span><text:tab/><text:span text:style-name="T4">vt</text:span> <text:span text:style-name="T1">1 exaltar 2 honrar 3 glorificar</text:span></text:p>
      <text:p text:style-name="P8"><text:tab/><text:span text:style-name="T5">-iwe-eeni</text:span><text:span text:style-name="T3">g</text:span><text:span text:style-name="T5">ide</text:span><text:span text:style-name="T4"> (fala da mulher)</text:span> pessoa, Deus ou objeto</text:p>
      <text:p text:style-name="P8"><text:tab/><text:span text:style-name="T1">-diniweni</text:span><text:span text:style-name="T2">g</text:span><text:span text:style-name="T1">ide</text:span> orgulhar-se</text:p>
      <text:p text:style-name="P8"/>
      <text:p text:style-name="P8"><text:span text:style-name="T1">-iwetade</text:span><text:tab/><text:span text:style-name="T4">vi</text:span> <text:span text:style-name="T1">1 curar 2 tratar</text:span></text:p>
      <text:p text:style-name="P8"><text:tab/><text:span text:style-name="T1">-niwetade</text:span> curar, tratar</text:p>
      <text:p text:style-name="P8"><text:tab/><text:span text:style-name="T1">niwetadi</text:span> curativo, remédio</text:p>
      <text:p text:style-name="P8"/>
      <text:p text:style-name="P8"><text:span text:style-name="T1">-iweta</text:span><text:span text:style-name="T2">g</text:span><text:span text:style-name="T1">adi</text:span><text:tab/><text:span text:style-name="T4">vt</text:span> <text:span text:style-name="T1">esfriar algo</text:span></text:p>
      <text:p text:style-name="P8"><text:tab/><text:span text:style-name="T1">diwete</text:span> está frio!</text:p>
      <text:p text:style-name="P8"><text:tab/><text:span text:style-name="T1">niweta</text:span><text:span text:style-name="T2">g</text:span><text:span text:style-name="T1">a</text:span> frio, sul</text:p>
      <text:p text:style-name="P8"/>
      <text:p text:style-name="P8"><text:span text:style-name="T1">-iwe(ti)</text:span><text:tab/><text:span text:style-name="T4">vi</text:span> <text:span text:style-name="T1">mergulhar</text:span> só pessoas, submergir, lançar-se na água</text:p>
      <text:p text:style-name="P8"/>
      <text:p text:style-name="P8"><text:span text:style-name="T1">-iwi</text:span><text:tab/><text:span text:style-name="T4">vt</text:span> <text:span text:style-name="T1">1 espiar 2 olhar 3 ver 4 enxergar</text:span></text:p>
      <text:p text:style-name="P8"><text:tab/><text:span text:style-name="T5">-iwi-ii</text:span><text:span text:style-name="T4"> (fala da mulher)</text:span> usado para julgar ou escolher</text:p>
      <text:p text:style-name="P8"><text:tab/><text:span text:style-name="T1">-nadi</text:span> ver</text:p>
      <text:p text:style-name="P8"><text:tab/><text:span text:style-name="T1">-ole(te)</text:span> ver de longe</text:p>
      <text:p text:style-name="P8"><text:tab/><text:span text:style-name="T1">niwina</text:span><text:span text:style-name="T2">g</text:span><text:span text:style-name="T1">ana</text:span><text:span text:style-name="T2">g</text:span><text:span text:style-name="T1">a</text:span> juiz</text:p>
      <text:p text:style-name="P8"><text:tab/><text:span text:style-name="T1">-niwi</text:span> escolher, julgar</text:p>
      <text:p text:style-name="P8"/>
      <text:p text:style-name="P8"><text:span text:style-name="T1">-iwida</text:span><text:tab/><text:span text:style-name="T4">vt</text:span> <text:span text:style-name="T1">1 alcançar 2 conseguir</text:span> alcançar alguém, atingir objetivo, idade, pegar ônibus, etc</text:p>
      <text:p text:style-name="P8"/>
      <text:p text:style-name="P8"><text:span text:style-name="T1">-iwigo<text:tab/>iwicidi</text:span> <text:span text:style-name="T4">subst masc</text:span> <text:span text:style-name="T1">1 espírito 2 foto</text:span></text:p>
      <text:p text:style-name="P8"><text:tab/><text:span text:style-name="T1">iwigo</text:span> meu espírito</text:p>
      <text:p text:style-name="P8"><text:tab/><text:span text:style-name="T1">liwigo</text:span> espírito dele</text:p>
      <text:p text:style-name="P8"/>
      <text:p text:style-name="P8"><text:span text:style-name="T1">-iwiigi</text:span><text:tab/><text:span text:style-name="T4">vt</text:span> <text:span text:style-name="T1">cortar algo com faca</text:span></text:p>
      <text:p text:style-name="P8"><text:tab/><text:span text:style-name="T1">-diniwiigi</text:span> cortar-se</text:p>
      <text:p text:style-name="P8"/>
      <text:p text:style-name="P8">[Seite 86]</text:p>
      <text:p text:style-name="P8">[Spalte 1]</text:p>
      <text:p text:style-name="P8"/>
      <text:p text:style-name="P8"><text:span text:style-name="T1">iwii</text:span><text:span text:style-name="T2">g</text:span><text:span text:style-name="T1">a</text:span><text:tab/><text:span text:style-name="T4">vi</text:span> <text:span text:style-name="T1">eles caçam</text:span> <text:span text:style-name="T4">(forma irregular)</text:span></text:p>
      <text:p text:style-name="P8"><text:tab/><text:span text:style-name="T1">-awi</text:span> caçar</text:p>
      <text:p text:style-name="P8"/>
      <text:p text:style-name="P8"><text:span text:style-name="T1">iwikatedi</text:span><text:tab/><text:span text:style-name="T4">pro poss</text:span> <text:span text:style-name="T1">meus</text:span></text:p>
      <text:p text:style-name="P8"><text:tab/><text:span text:style-name="T1">-wi</text:span><text:span text:style-name="T2">g</text:span><text:span text:style-name="T1">adi</text:span> possessão de</text:p>
      <text:p text:style-name="P8"/>
      <text:p text:style-name="P8"><text:span text:style-name="T1">iwikoda</text:span><text:span text:style-name="T2">g</text:span><text:span text:style-name="T1">a<text:tab/>iwikodadi iwikodadipi</text:span> <text:span text:style-name="T4">(ger) adj</text:span> <text:span text:style-name="T1">humilde ou desprezada</text:span></text:p>
      <text:p text:style-name="P8"/>
      <text:p text:style-name="P8"><text:span text:style-name="T1">-iwikode</text:span><text:tab/><text:span text:style-name="T4">vt</text:span> <text:span text:style-name="T1">1 ter dor 2 ter pena 3 ter misericórdia</text:span></text:p>
      <text:p text:style-name="P8"><text:tab/><text:span text:style-name="T1">-iwikode(nataka) ter dor de</text:span></text:p>
      <text:p text:style-name="P8"><text:tab/><text:span text:style-name="T1">-awikode</text:span> sofrer, passar mal</text:p>
      <text:p text:style-name="P8"><text:tab/><text:span text:style-name="T1">-diniwikode</text:span> humilhar-se</text:p>
      <text:p text:style-name="P8"/>
      <text:p text:style-name="P8"><text:span text:style-name="T1">-iwikode(nataka)</text:span><text:tab/><text:span text:style-name="T4">vi</text:span> <text:span text:style-name="T1">1 ter dor 2 ter pena 3 ter misericórdia</text:span></text:p>
      <text:p text:style-name="P8"><text:tab/><text:span text:style-name="T1">-iwikode</text:span> ter dor de</text:p>
      <text:p text:style-name="P8"><text:tab/><text:span text:style-name="T1">-awikode</text:span> sofrer, passar mal</text:p>
      <text:p text:style-name="P8"><text:soft-page-break/><text:tab/><text:span text:style-name="T1">iwikoda</text:span><text:span text:style-name="T2">g</text:span><text:span text:style-name="T1">a</text:span> pessoa humilde, desprezada</text:p>
      <text:p text:style-name="P8"/>
      <text:p text:style-name="P8"><text:span text:style-name="T1">-iwila</text:span><text:tab/><text:span text:style-name="T4">vt</text:span> <text:span text:style-name="T1">1 formar 2 fazer de barro</text:span> p.ex. pote</text:p>
      <text:p text:style-name="P8"><text:tab/><text:span text:style-name="T1">-iwilana</text:span><text:span text:style-name="T2">g</text:span><text:span text:style-name="T1">ana</text:span><text:span text:style-name="T2">g</text:span><text:span text:style-name="T1">a</text:span> fazer cerâmica</text:p>
      <text:p text:style-name="P8"/>
      <text:p text:style-name="P8"><text:span text:style-name="T1">-iwilana</text:span><text:span text:style-name="T2">g</text:span><text:span text:style-name="T1">ana</text:span><text:span text:style-name="T2">g</text:span><text:span text:style-name="T1">a</text:span><text:tab/><text:span text:style-name="T4">vi</text:span> <text:span text:style-name="T1">preparar cerâmica</text:span></text:p>
      <text:p text:style-name="P8"/>
      <text:p text:style-name="P8"><text:span text:style-name="T1">-iwilegi</text:span><text:tab/><text:span text:style-name="T4">vt</text:span> <text:span text:style-name="T1">1 lavar 2 esfregar</text:span></text:p>
      <text:p text:style-name="P8"><text:tab/><text:span text:style-name="T1">-diniwilegi</text:span> lavar-se</text:p>
      <text:p text:style-name="P8"><text:tab/><text:span text:style-name="T1">-niwilegi</text:span> lavar, limpar</text:p>
      <text:p text:style-name="P8"/>
      <text:p text:style-name="P8"><text:span text:style-name="T1">-iwitaka</text:span><text:tab/><text:span text:style-name="T4">vi</text:span> <text:span text:style-name="T1">mentir</text:span></text:p>
      <text:p text:style-name="P8"><text:tab/><text:span text:style-name="T1">-inaale</text:span> enganar, mentir</text:p>
      <text:p text:style-name="P8"><text:tab/><text:span text:style-name="T1">-ilekatidi</text:span> enganar, mentir</text:p>
      <text:p text:style-name="P8"/>
      <text:p text:style-name="P8"><text:span text:style-name="T1">iwiteci</text:span><text:tab/><text:span text:style-name="T4">vt</text:span> <text:span text:style-name="T1">(você) segue a ele</text:span></text:p>
      <text:p text:style-name="P8"><text:tab/><text:span text:style-name="T1">-io(teci)</text:span> seguir (viajar)</text:p>
      <text:p text:style-name="P8"/>
      <text:p text:style-name="P8"><text:span text:style-name="T1">-iwití</text:span><text:tab/><text:span text:style-name="T4">vi</text:span> <text:span text:style-name="T1">comichar</text:span></text:p>
      <text:p text:style-name="P8"/>
      <text:p text:style-name="P8"><text:span text:style-name="T1">-iwitide</text:span><text:tab/><text:span text:style-name="T4">vi</text:span> <text:span text:style-name="T1">1 guerrear 2 brigar</text:span> só grupos</text:p>
      <text:p text:style-name="P8"><text:tab/><text:span text:style-name="T1">-iwitide</text:span><text:span text:style-name="T2">g</text:span><text:span text:style-name="T1">e</text:span> guerrear</text:p>
      <text:p text:style-name="P8"/>
      <text:p text:style-name="P8">[Seite 86]</text:p>
      <text:p text:style-name="P8">[Spalte 2]</text:p>
      <text:p text:style-name="P8"/>
      <text:p text:style-name="P8"><text:span text:style-name="T1">-iwitide</text:span><text:span text:style-name="T2">g</text:span><text:span text:style-name="T1">e</text:span><text:tab/><text:span text:style-name="T4">vt</text:span> <text:span text:style-name="T1">guerrear</text:span></text:p>
      <text:p text:style-name="P8"><text:tab/><text:span text:style-name="T1">-iwitide brigar ou guerrear em grupos</text:span></text:p>
      <text:p text:style-name="P8"/>
      <text:p text:style-name="P8"><text:span text:style-name="T1">-iwo</text:span><text:tab/><text:span text:style-name="T4">vt</text:span> <text:span text:style-name="T1">1 xingar 2 amolar</text:span></text:p>
      <text:p text:style-name="P8"/>
      <text:p text:style-name="P8"><text:span text:style-name="T1">-iwocotina</text:span><text:span text:style-name="T2">g</text:span><text:span text:style-name="T1">a</text:span><text:tab/><text:span text:style-name="T4">vi</text:span> <text:span text:style-name="T1">fazer tempestade</text:span></text:p>
      <text:p text:style-name="P8"/>
      <text:p text:style-name="P8"><text:span text:style-name="T1">-iwodi</text:span><text:tab/><text:span text:style-name="T4">vi</text:span> <text:span text:style-name="T1">acordar-se</text:span></text:p>
      <text:p text:style-name="P8"><text:tab/><text:span text:style-name="T5">-iwo-oodi</text:span><text:span text:style-name="T4"> (fala da mulher)</text:span></text:p>
      <text:p text:style-name="P8"/>
      <text:p text:style-name="P8"><text:span text:style-name="T1">-iwodi(tema)</text:span><text:tab/><text:span text:style-name="T4">vt</text:span> <text:span text:style-name="T1">concordar com (ele)</text:span></text:p>
      <text:p text:style-name="P8"/>
      <text:p text:style-name="P8"><text:span text:style-name="T1">iwo</text:span><text:span text:style-name="T2">g</text:span><text:span text:style-name="T1">o<text:tab/>-iwokodi</text:span> <text:span text:style-name="T4">subst masc</text:span> <text:span text:style-name="T1">1 pau 2 lenha</text:span></text:p>
      <text:p text:style-name="P8"/>
      <text:p text:style-name="P8"><text:span text:style-name="T1">-iwoko</text:span><text:tab/><text:span text:style-name="T4">vt</text:span> <text:span text:style-name="T1">1 escapar 2 xingar</text:span> pessoa ou animal</text:p>
      <text:p text:style-name="P8"><text:tab/><text:span text:style-name="T1">-iwoko(tini)</text:span> escapar para o chão, errar</text:p>
      <text:p text:style-name="P8"/>
      <text:p text:style-name="P8"><text:span text:style-name="T1">-iwoko(tini)</text:span><text:tab/><text:span text:style-name="T4">vt</text:span> <text:span text:style-name="T1">1 errar 2 falhar</text:span> escapar para o chão por causa do erro</text:p>
      <text:p text:style-name="P8"><text:tab/><text:span text:style-name="T1">-iwoko</text:span> escapar</text:p>
      <text:p text:style-name="P8"/>
      <text:p text:style-name="P8"><text:span text:style-name="T1">-iwolaka</text:span><text:tab/><text:span text:style-name="T4">vi</text:span> <text:span text:style-name="T1">escolher</text:span> pessoas ou coisas, separar do grupo, selecionar time, separar arroz, feijão, etc</text:p>
      <text:p text:style-name="P8"><text:tab/><text:span text:style-name="T1">-ixipe(tice)</text:span> escolher</text:p>
      <text:p text:style-name="P8"><text:tab/><text:span text:style-name="T1">-iwola(tice)</text:span> escolher o melhor</text:p>
      <text:p text:style-name="P8"/>
      <text:p text:style-name="P8"><text:span text:style-name="T1">-iwola(tice)</text:span><text:tab/><text:span text:style-name="T4">vt</text:span> <text:span text:style-name="T1">escolher o melhor</text:span> p.ex. para um presente</text:p>
      <text:p text:style-name="P8"><text:tab/><text:span text:style-name="T1">-iwolaka</text:span> escolher (pessoas ou coisas)</text:p>
      <text:p text:style-name="P8"><text:soft-page-break/><text:tab/><text:span text:style-name="T1">-ixipe(tice)</text:span> escolher do grupo para fazer algo</text:p>
      <text:p text:style-name="P8"/>
      <text:p text:style-name="P8"><text:span text:style-name="T1">iwolo</text:span><text:span text:style-name="T2">g</text:span><text:span text:style-name="T1">o</text:span><text:tab/><text:span text:style-name="T4">adj</text:span> <text:span text:style-name="T1">liso</text:span></text:p>
      <text:p text:style-name="P8"/>
      <text:p text:style-name="P8"><text:span text:style-name="T1">-iwolowadi</text:span><text:tab/><text:span text:style-name="T4">vt</text:span> <text:span text:style-name="T1">alisar</text:span> com a mão</text:p>
      <text:p text:style-name="P8"/>
      <text:p text:style-name="P8"><text:span text:style-name="T1">iwoteloco</text:span><text:tab/><text:span text:style-name="T4">vi</text:span> <text:span text:style-name="T1">escrito</text:span></text:p>
      <text:p text:style-name="P8"><text:tab/><text:span text:style-name="T1">iwotelogo</text:span> escrito em</text:p>
      <text:p text:style-name="P8"/>
      <text:p text:style-name="P8">[Seite 87]</text:p>
      <text:p text:style-name="P8">[Spalte 1]</text:p>
      <text:p text:style-name="P8"/>
      <text:p text:style-name="P8"><text:span text:style-name="T1">iwotigi</text:span><text:tab/><text:span text:style-name="T4">conj</text:span> <text:span text:style-name="T1">por causa que ...</text:span> pode significar coisa que havia mas agora não tem</text:p>
      <text:p text:style-name="P8"/>
      <text:p text:style-name="P8"><text:span text:style-name="T1">ixaada<text:tab/>ixaadatedi</text:span> <text:span text:style-name="T4">subst masc</text:span> <text:span text:style-name="T1">enxada port</text:span></text:p>
      <text:p text:style-name="P8"><text:tab/><text:span text:style-name="T1">ixadao</text:span> enxadão</text:p>
      <text:p text:style-name="P8"/>
      <text:p text:style-name="P8"><text:span text:style-name="T1">-ixaawidi<text:tab/>-ixaawitedi</text:span> <text:span text:style-name="T4">subst masc</text:span> <text:span text:style-name="T1">verme</text:span> tipo que come carne, corpo</text:p>
      <text:p text:style-name="P8"/>
      <text:p text:style-name="P8"><text:span text:style-name="T1">ixadaon<text:tab/>ixadaontedi</text:span> <text:span text:style-name="T4">subst fem</text:span> <text:span text:style-name="T1">enxadão port</text:span></text:p>
      <text:p text:style-name="P8"><text:tab/><text:span text:style-name="T1">ixaada</text:span> enxada</text:p>
      <text:p text:style-name="P8"/>
      <text:p text:style-name="P8"><text:span text:style-name="T1">ixagodi</text:span><text:tab/><text:span text:style-name="T4">adj</text:span> <text:span text:style-name="T1">vermelho</text:span></text:p>
      <text:p text:style-name="P8"><text:tab/><text:span text:style-name="T1">-ixagodi</text:span> estar vermelho</text:p>
      <text:p text:style-name="P8"/>
      <text:p text:style-name="P8"><text:span text:style-name="T1">-ixagodi</text:span><text:tab/><text:span text:style-name="T4">vi estát</text:span> <text:span text:style-name="T1">estar vermelho</text:span></text:p>
      <text:p text:style-name="P8"><text:tab/><text:span text:style-name="T1">lixagodi</text:span> vermelho</text:p>
      <text:p text:style-name="P8"><text:tab/><text:span text:style-name="T1">lixagoto</text:span><text:span text:style-name="T2">g</text:span><text:span text:style-name="T1">ogo</text:span> avermelhado, aparência de vermelho</text:p>
      <text:p text:style-name="P8"/>
      <text:p text:style-name="P8"><text:span text:style-name="T1">-ixake</text:span><text:tab/><text:span text:style-name="T4">vt</text:span> <text:span text:style-name="T1">abrir</text:span> coisa dobrada, estender aos lados</text:p>
      <text:p text:style-name="P8"/>
      <text:p text:style-name="P8"><text:span text:style-name="T1">-ixakedi<text:tab/>-ixaketedi</text:span> <text:span text:style-name="T4">subst masc</text:span> <text:span text:style-name="T1">1 sabedoria 2 entendimento</text:span></text:p>
      <text:p text:style-name="P8"><text:tab/><text:span text:style-name="T1">lixakedi</text:span> sabedoria dele</text:p>
      <text:p text:style-name="P8"><text:tab/><text:span text:style-name="T1">nixakedi</text:span> sabedoria, entendimento</text:p>
      <text:p text:style-name="P8"/>
      <text:p text:style-name="P8"><text:span text:style-name="T1">-ixiga</text:span><text:span text:style-name="T2">g</text:span><text:span text:style-name="T1">awa<text:tab/>-ixiga</text:span><text:span text:style-name="T2">g</text:span><text:span text:style-name="T1">awepodi</text:span> <text:span text:style-name="T4">v</text:span> <text:span text:style-name="T1">andar com</text:span></text:p>
      <text:p text:style-name="P8"/>
      <text:p text:style-name="P8"><text:span text:style-name="T1">-ixigi</text:span><text:tab/><text:span text:style-name="T4">vt</text:span> <text:span text:style-name="T1">puxar</text:span></text:p>
      <text:p text:style-name="P8"><text:tab/><text:span text:style-name="T1">-ixigi(tege)</text:span> sentir de longe</text:p>
      <text:p text:style-name="P8"><text:tab/><text:span text:style-name="T1">-nixigi</text:span> puxar para cá</text:p>
      <text:p text:style-name="P8"/>
      <text:p text:style-name="P8"><text:span text:style-name="T1">-ixigi(tege)</text:span><text:tab/><text:span text:style-name="T4">vt</text:span> <text:span text:style-name="T1">1 sentir de longe 2 cheirar de longe</text:span></text:p>
      <text:p text:style-name="P8"><text:tab/><text:span text:style-name="T1">-ixigi</text:span> puxar</text:p>
      <text:p text:style-name="P8"/>
      <text:p text:style-name="P8"><text:span text:style-name="T1">-ixipe</text:span><text:tab/><text:span text:style-name="T4">vi</text:span> <text:span text:style-name="T1">tropeçar</text:span></text:p>
      <text:p text:style-name="P8"/>
      <text:p text:style-name="P8">[Seite 87]</text:p>
      <text:p text:style-name="P8">[Spalte 2]</text:p>
      <text:p text:style-name="P8"/>
      <text:p text:style-name="P8"><text:span text:style-name="T1">-ixipe(tice)</text:span><text:tab/><text:span text:style-name="T4">vt</text:span> <text:span text:style-name="T1">escolher</text:span> escolher do grupo para fazer algo, não se usa para selecionar time, ou levar alguém ao lado para conversar</text:p>
      <text:p text:style-name="P8"><text:tab/><text:span text:style-name="T1">-iwolaka</text:span> escolher pessoas ou coisas</text:p>
      <text:p text:style-name="P8"><text:soft-page-break/><text:tab/><text:span text:style-name="T1">-iwola(tice)</text:span> escolher o melhor</text:p>
      <text:p text:style-name="P8"/>
      <text:p text:style-name="P8"><text:span text:style-name="T1">-ixiwe<text:tab/>-ixiwedi</text:span> <text:span text:style-name="T4">subst fem</text:span> <text:span text:style-name="T1">tendão de Aquiles</text:span></text:p>
      <text:p text:style-name="P8"><text:tab/><text:span text:style-name="T2">g</text:span><text:span text:style-name="T1">odixiwe</text:span> nosso tendão de Aquiles</text:p>
      <text:p text:style-name="P8"/>
      <text:p text:style-name="P8"><text:span text:style-name="T1">-ixo</text:span><text:span text:style-name="T2">g</text:span><text:span text:style-name="T1">otagi<text:tab/>-ixo</text:span><text:span text:style-name="T2">g</text:span><text:span text:style-name="T1">otaka</text:span> <text:span text:style-name="T4">subst masc</text:span> <text:span text:style-name="T1">roça</text:span></text:p>
      <text:p text:style-name="P8"><text:tab/><text:span text:style-name="T1">nixo</text:span><text:span text:style-name="T2">g</text:span><text:span text:style-name="T1">otagi</text:span> roça</text:p>
      <text:p text:style-name="P8"/>
      <text:p text:style-name="P8"><text:span text:style-name="T1">-ixoke</text:span><text:tab/><text:span text:style-name="T4">vt</text:span> <text:span text:style-name="T1">estender para frente</text:span> mãos no horizontal</text:p>
      <text:p text:style-name="P8"><text:tab/><text:span text:style-name="T1">-ixake</text:span> abrir coisa dobrada, estender aos lados</text:p>
      <text:p text:style-name="P8"/>
      <text:p text:style-name="P8"><text:span text:style-name="T1">-ixoma</text:span><text:span text:style-name="T2">g</text:span><text:span text:style-name="T1">atee(tijo)</text:span><text:tab/><text:span text:style-name="T4">vt</text:span> <text:span text:style-name="T1">1 passar 2 perdoar</text:span></text:p>
      <text:p text:style-name="P8"/>
      <text:p text:style-name="P8"><text:span text:style-name="T1">-ixoma</text:span><text:span text:style-name="T2">g</text:span><text:span text:style-name="T1">a(tijo)</text:span><text:tab/><text:span text:style-name="T4">vi</text:span> <text:span text:style-name="T1">1 cruzar 2 passar por lá</text:span></text:p>
      <text:p text:style-name="P8"><text:tab/><text:span text:style-name="T1">-ixoma</text:span><text:span text:style-name="T2">g</text:span><text:span text:style-name="T1">atee(tijo)</text:span> passar, perdoar</text:p>
      <text:p text:style-name="P8"/>
      <text:p text:style-name="P8"><text:span text:style-name="T1">ixome</text:span><text:span text:style-name="T2">g</text:span><text:span text:style-name="T1">egi<text:tab/>ixoma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solteiro</text:span></text:p>
      <text:p text:style-name="P8"><text:tab/><text:span text:style-name="T1">ixome</text:span><text:span text:style-name="T2">g</text:span><text:span text:style-name="T1">e</text:span> <text:span text:style-name="T4">(forma fem)</text:span></text:p>
      <text:p text:style-name="P8"/>
      <text:p text:style-name="P8"><text:span text:style-name="T1">-ixoo</text:span><text:tab/><text:span text:style-name="T4">vt</text:span> <text:span text:style-name="T1">amaldiçoar</text:span></text:p>
      <text:p text:style-name="P8"><text:tab/><text:span text:style-name="T1">-ixooma</text:span><text:span text:style-name="T2">g</text:span><text:span text:style-name="T1">a</text:span> amaldiçoar</text:p>
      <text:p text:style-name="P8"/>
      <text:p text:style-name="P8"><text:span text:style-name="T1">-ixooma</text:span><text:span text:style-name="T2">g</text:span><text:span text:style-name="T1">a</text:span><text:tab/><text:span text:style-name="T4">vi</text:span> <text:span text:style-name="T1">amaldiçoar</text:span></text:p>
      <text:p text:style-name="P8"><text:tab/><text:span text:style-name="T1">-ixoo</text:span> amaldiçoar</text:p>
      <text:p text:style-name="P8"/>
      <text:p text:style-name="P8"><text:span text:style-name="T1">-ixo(tio)</text:span><text:tab/><text:span text:style-name="T4">vt</text:span> <text:span text:style-name="T1">colocar</text:span> geralmente para guardar, animal no piquete ou no curral, coisas em casa, tocar disco ou fita</text:p>
      <text:p text:style-name="P8"><text:tab/><text:span text:style-name="T1">-ixo(tiobeci)</text:span> mandar pessoa para dentro</text:p>
      <text:p text:style-name="P8"><text:tab/><text:span text:style-name="T1">-ixo(tinigi)</text:span> colocar numa coisa para segurar</text:p>
      <text:p text:style-name="P8"/>
      <text:p text:style-name="P8"><text:span text:style-name="T1">-ixo(tiobeci)</text:span><text:tab/><text:span text:style-name="T4">vt</text:span> <text:span text:style-name="T1">mandar pessoa para dentro</text:span></text:p>
      <text:p text:style-name="P8"><text:tab/><text:span text:style-name="T1">-ixo(tio)</text:span> guardar animal ou coisa</text:p>
      <text:p text:style-name="P8"/>
      <text:p text:style-name="P8">[Seite 88]</text:p>
      <text:p text:style-name="P8">[Spalte 1]</text:p>
      <text:p text:style-name="P8"/>
      <text:p text:style-name="P7">J - j</text:p>
      <text:p text:style-name="P8"/>
      <text:p text:style-name="P8"><text:span text:style-name="T1">ja</text:span><text:tab/><text:span text:style-name="T4">adv</text:span> <text:span text:style-name="T1">completa ação do verbo</text:span> geralmente segue introdutor <text:span text:style-name="T1">odaa</text:span></text:p>
      <text:p text:style-name="P8"/>
      <text:p text:style-name="P8"><text:span text:style-name="T1">jaaco<text:tab/>jaacotedi</text:span> <text:span text:style-name="T4">subst fem</text:span> <text:span text:style-name="T1">saco port</text:span></text:p>
      <text:p text:style-name="P8"><text:tab/><text:span text:style-name="T1">nijaaco</text:span> saco dele</text:p>
      <text:p text:style-name="P8"><text:tab/><text:span text:style-name="T1">jaaco</text:span><text:span text:style-name="T2">g</text:span><text:span text:style-name="T1">o</text:span> saco em pé</text:p>
      <text:p text:style-name="P8"/>
      <text:p text:style-name="P8"><text:span text:style-name="T1">jaadi<text:tab/>jaaditedi</text:span> <text:span text:style-name="T4">subst fem</text:span> <text:span text:style-name="T1">jardim port</text:span></text:p>
      <text:p text:style-name="P8"/>
      <text:p text:style-name="P8"><text:span text:style-name="T1">ja</text:span><text:span text:style-name="T2">g</text:span><text:span text:style-name="T1">a</text:span><text:span text:style-name="T2">g</text:span><text:span text:style-name="T1">a</text:span><text:tab/><text:span text:style-name="T4">adv</text:span> <text:span text:style-name="T1">também</text:span></text:p>
      <text:p text:style-name="P8"><text:tab/><text:span text:style-name="T1">jaa</text:span><text:span text:style-name="T2">g</text:span><text:span text:style-name="T1">a</text:span><text:span text:style-name="T2">g</text:span><text:span text:style-name="T1">a</text:span> <text:span text:style-name="T4">(forma alternativa)</text:span></text:p>
      <text:p text:style-name="P8"><text:tab/><text:span text:style-name="T1">aa</text:span><text:span text:style-name="T2">g</text:span><text:span text:style-name="T1">a</text:span><text:span text:style-name="T2">g</text:span><text:span text:style-name="T1">a</text:span> também</text:p>
      <text:p text:style-name="P8"/>
      <text:p text:style-name="P8"><text:span text:style-name="T1">ja</text:span><text:span text:style-name="T2">g</text:span><text:span text:style-name="T1">ania</text:span><text:tab/><text:span text:style-name="T4">dem fem</text:span> <text:span text:style-name="T1">essa</text:span></text:p>
      <text:p text:style-name="P8"><text:tab/><text:span text:style-name="T1">ji</text:span><text:span text:style-name="T2">g</text:span><text:span text:style-name="T1">inia</text:span> <text:span text:style-name="T4">(forma masc)</text:span></text:p>
      <text:p text:style-name="P8"/>
      <text:p text:style-name="P8"><text:soft-page-break/><text:span text:style-name="T1">jajeentegi<text:tab/>jajeentexedi</text:span> <text:span text:style-name="T4">subst masc</text:span> <text:span text:style-name="T1">sargento port</text:span></text:p>
      <text:p text:style-name="P8"/>
      <text:p text:style-name="P8"><text:span text:style-name="T1">jalagoa<text:tab/>jalagoaijadi</text:span> <text:span text:style-name="T4">subst masc</text:span> <text:span text:style-name="T1">jaraguá</text:span> capim <text:span text:style-name="T1">port</text:span></text:p>
      <text:p text:style-name="P8"/>
      <text:p text:style-name="P8"><text:span text:style-name="T1">jao</text:span><text:span text:style-name="T2">g</text:span><text:span text:style-name="T1">a</text:span><text:tab/><text:span text:style-name="T4">adj</text:span> <text:span text:style-name="T1">1 vale 2 presta 3 serve</text:span></text:p>
      <text:p text:style-name="P8"><text:tab/><text:span text:style-name="T1">jao</text:span><text:span text:style-name="T2">g</text:span><text:span text:style-name="T1">o</text:span> <text:span text:style-name="T4">(forma alternativa)</text:span></text:p>
      <text:p text:style-name="P8"/>
      <text:p text:style-name="P8"><text:span text:style-name="T1">jaotibige</text:span><text:tab/><text:span text:style-name="T4">conj</text:span> <text:span text:style-name="T1">para que</text:span> <text:span text:style-name="T4">(forma de 1</text:span><text:span text:style-name="T7">a</text:span><text:span text:style-name="T4"> pessoa)</text:span> geralmente mostrando motivo pela ação</text:p>
      <text:p text:style-name="P8"><text:tab/><text:span text:style-name="T1">eotibige</text:span> para que <text:span text:style-name="T4">(forma de 3</text:span><text:span text:style-name="T7">a</text:span><text:span text:style-name="T4"> pessoa)</text:span></text:p>
      <text:p text:style-name="P8"/>
      <text:p text:style-name="P8"><text:span text:style-name="T1">japayo<text:tab/>japayoli, japayoijadi</text:span> <text:span text:style-name="T4">subst fem</text:span> <text:span text:style-name="T1">papaia</text:span> mamão <text:span text:style-name="T1">port</text:span></text:p>
      <text:p text:style-name="P8"/>
      <text:p text:style-name="P8"><text:span text:style-name="T1">jaye<text:tab/>jayeli</text:span> <text:span text:style-name="T4">subst fem</text:span> <text:span text:style-name="T1">saia</text:span> vestida <text:span text:style-name="T1">port</text:span></text:p>
      <text:p text:style-name="P8"><text:tab/><text:span text:style-name="T1">jayogo</text:span> saia comprida</text:p>
      <text:p text:style-name="P8"><text:tab/>nijaye <text:span text:style-name="T1">saia dela</text:span></text:p>
      <text:p text:style-name="P8"/>
      <text:p text:style-name="P8">[Seite 88]</text:p>
      <text:p text:style-name="P8">[Spalte 2]</text:p>
      <text:p text:style-name="P8"/>
      <text:p text:style-name="P8"><text:span text:style-name="T1">jayogo<text:tab/>jayogoli</text:span> <text:span text:style-name="T4">subst fem</text:span> <text:span text:style-name="T1">saia comprida</text:span> vestida</text:p>
      <text:p text:style-name="P8"><text:tab/><text:span text:style-name="T1">nijayogo</text:span> saia comprida dela</text:p>
      <text:p text:style-name="P8"><text:tab/><text:span text:style-name="T1">nijaye</text:span> saia dela</text:p>
      <text:p text:style-name="P8"/>
      <text:p text:style-name="P8"><text:span text:style-name="T1">je<text:tab/></text:span><text:span text:style-name="T5">intro</text:span><text:span text:style-name="T1"> daí ...</text:span></text:p>
      <text:p text:style-name="P8"/>
      <text:p text:style-name="P8"><text:span text:style-name="T1">je</text:span><text:span text:style-name="T2">g</text:span><text:span text:style-name="T1">ei</text:span><text:tab/><text:span text:style-name="T4">adj</text:span> <text:span text:style-name="T1">já maduro, tem fruto</text:span> descreve árvore</text:p>
      <text:p text:style-name="P8"><text:tab/><text:span text:style-name="T1">ei</text:span> ter fruto</text:p>
      <text:p text:style-name="P8"/>
      <text:p text:style-name="P8"><text:span text:style-name="T1">je</text:span><text:span text:style-name="T2">g</text:span><text:span text:style-name="T1">eme</text:span><text:span text:style-name="T2">g</text:span><text:span text:style-name="T1">ee</text:span><text:tab/><text:span text:style-name="T4">pro pess enf</text:span> <text:span text:style-name="T1">sou eu (mesmo)</text:span> geralmente usado em reposta ou introduzindo</text:p>
      <text:p text:style-name="P8"><text:tab/><text:span text:style-name="T1">eme</text:span><text:span text:style-name="T2">g</text:span><text:span text:style-name="T1">eeta</text:span> eu mesmo</text:p>
      <text:p text:style-name="P8"/>
      <text:p text:style-name="P8"><text:span text:style-name="T1">je</text:span><text:span text:style-name="T2">g</text:span><text:span text:style-name="T1">emokeeta</text:span><text:tab/><text:span text:style-name="T4">pro pess</text:span> <text:span text:style-name="T1">só eu</text:span></text:p>
      <text:p text:style-name="P8"/>
      <text:p text:style-name="P8"><text:span text:style-name="T1">je</text:span><text:span text:style-name="T2">g</text:span><text:span text:style-name="T1">epaana</text:span><text:span text:style-name="T2">g</text:span><text:span text:style-name="T1">a</text:span><text:tab/><text:span text:style-name="T4">adv</text:span> <text:span text:style-name="T1">1 ainda mais 2 cada vez mais</text:span></text:p>
      <text:p text:style-name="P8"><text:tab/><text:span text:style-name="T1">je</text:span><text:span text:style-name="T2">g</text:span><text:span text:style-name="T1">epaane</text:span><text:span text:style-name="T2">g</text:span><text:span text:style-name="T1">eliodi</text:span> ainda muito mais</text:p>
      <text:p text:style-name="P8"/>
      <text:p text:style-name="P8"><text:span text:style-name="T1">je</text:span><text:span text:style-name="T2">g</text:span><text:span text:style-name="T1">epa</text:span><text:span text:style-name="T2">g</text:span><text:span text:style-name="T1">a</text:span><text:tab/><text:span text:style-name="T4">pro pess enf</text:span> <text:span text:style-name="T1">eu mesmo</text:span> em contraste- não foi outra pessoa</text:p>
      <text:p text:style-name="P8"/>
      <text:p text:style-name="P8"><text:span text:style-name="T1">jigití<text:tab/>jigititedi</text:span> <text:span text:style-name="T4">subst masc</text:span> <text:span text:style-name="T1">corujão</text:span></text:p>
      <text:p text:style-name="P8"><text:tab/><text:span text:style-name="T2">g</text:span><text:span text:style-name="T1">onemeedi</text:span> coruja</text:p>
      <text:p text:style-name="P8"/>
      <text:p text:style-name="P8"><text:span text:style-name="T1">ji</text:span><text:span text:style-name="T2">g</text:span><text:span text:style-name="T1">ida<text:tab/>ji</text:span><text:span text:style-name="T2">g</text:span><text:span text:style-name="T1">idoa</text:span> <text:span text:style-name="T4">dem</text:span> <text:span text:style-name="T1">aquele</text:span> já tem ou tinha</text:p>
      <text:p text:style-name="P8"><text:tab/><text:span text:style-name="T1">ji</text:span><text:span text:style-name="T2">g</text:span><text:span text:style-name="T1">idioda</text:span> <text:span text:style-name="T4">(forma dim)</text:span></text:p>
      <text:p text:style-name="P8"/>
      <text:p text:style-name="P8"><text:span text:style-name="T1">ji</text:span><text:span text:style-name="T2">g</text:span><text:span text:style-name="T1">idaa</text:span><text:tab/><text:span text:style-name="T4">loc</text:span> <text:span text:style-name="T1">lá mesmo</text:span></text:p>
      <text:p text:style-name="P8"/>
      <text:p text:style-name="P8"><text:span text:style-name="T1">ji</text:span><text:span text:style-name="T2">g</text:span><text:span text:style-name="T1">idaa diiticogi</text:span><text:tab/><text:span text:style-name="T4">v aux</text:span> <text:span text:style-name="T1">ele começou</text:span> aplica para coisa viva ou transporte</text:p>
      <text:p text:style-name="P8"><text:tab/><text:span text:style-name="T1">ji</text:span><text:span text:style-name="T2">g</text:span><text:span text:style-name="T1">idaa diitigi</text:span> ele ja começou</text:p>
      <text:p text:style-name="P8"><text:tab/><text:span text:style-name="T1">e</text:span><text:span text:style-name="T2">g</text:span><text:span text:style-name="T1">idaa diiticogi</text:span> ainda continuava</text:p>
      <text:p text:style-name="P8"/>
      <text:p text:style-name="P8">[Seite 89]</text:p>
      <text:p text:style-name="P8">[Spalte 1]</text:p>
      <text:p text:style-name="P8"><text:soft-page-break/></text:p>
      <text:p text:style-name="P8"><text:span text:style-name="T1">ji</text:span><text:span text:style-name="T2">g</text:span><text:span text:style-name="T1">idaa diitigi</text:span><text:tab/><text:span text:style-name="T4">v aux</text:span> <text:span text:style-name="T1">já começou</text:span> com coisa natural como chuva, fala e palavras, poder</text:p>
      <text:p text:style-name="P8"><text:tab/><text:span text:style-name="T1">ji</text:span><text:span text:style-name="T2">g</text:span><text:span text:style-name="T1">idaa diiticogi</text:span> ele já começou</text:p>
      <text:p text:style-name="P8"><text:tab/><text:span text:style-name="T1">e</text:span><text:span text:style-name="T2">g</text:span><text:span text:style-name="T1">idaa diitigi</text:span> ainda continua ou continuava</text:p>
      <text:p text:style-name="P8"/>
      <text:p text:style-name="P8"><text:span text:style-name="T1">ji</text:span><text:span text:style-name="T2">g</text:span><text:span text:style-name="T1">idaa</text:span><text:span text:style-name="T2">g</text:span><text:span text:style-name="T1">ee</text:span><text:tab/><text:span text:style-name="T4">adv</text:span> <text:span text:style-name="T1">está certo</text:span> foi assim, ação completa, também se usa para terminar uma palestra</text:p>
      <text:p text:style-name="P8"><text:tab/><text:span text:style-name="T1">idaa</text:span><text:span text:style-name="T2">g</text:span><text:span text:style-name="T1">ee</text:span> assim, assim mesmo, é assim</text:p>
      <text:p text:style-name="P8"><text:tab/><text:span text:style-name="T1">ji</text:span><text:span text:style-name="T2">g</text:span><text:span text:style-name="T1">idiaa</text:span><text:span text:style-name="T2">g</text:span><text:span text:style-name="T1">ee</text:span> foi assim</text:p>
      <text:p text:style-name="P8"><text:tab/><text:span text:style-name="T1">ji</text:span><text:span text:style-name="T2">g</text:span><text:span text:style-name="T1">idaa</text:span><text:span text:style-name="T2">g</text:span><text:span text:style-name="T1">eji</text:span> estou certo que foi assim</text:p>
      <text:p text:style-name="P8"/>
      <text:p text:style-name="P8"><text:span text:style-name="T1">ji</text:span><text:span text:style-name="T2">g</text:span><text:span text:style-name="T1">idaa</text:span><text:span text:style-name="T2">g</text:span><text:span text:style-name="T1">eyatigi</text:span><text:tab/><text:span text:style-name="T4">v aux</text:span> <text:span text:style-name="T1">começou a</text:span></text:p>
      <text:p text:style-name="P8"><text:tab/><text:span text:style-name="T1">ji</text:span><text:span text:style-name="T2">g</text:span><text:span text:style-name="T1">idaa-</text:span><text:span text:style-name="T2">g</text:span><text:span text:style-name="T1">-ey-(a(tigi))</text:span></text:p>
      <text:p text:style-name="P8"><text:tab/><text:span text:style-name="T1">ji</text:span><text:span text:style-name="T2">g</text:span><text:span text:style-name="T1">idaa</text:span><text:span text:style-name="T2">g</text:span><text:span text:style-name="T1">oyatigi</text:span> começaram a ...</text:p>
      <text:p text:style-name="P8"/>
      <text:p text:style-name="P8"><text:span text:style-name="T1">ji</text:span><text:span text:style-name="T2">g</text:span><text:span text:style-name="T1">idaa</text:span><text:span text:style-name="T2">g</text:span><text:span text:style-name="T1">ida</text:span><text:tab/><text:span text:style-name="T4">pro pess</text:span> <text:span text:style-name="T1">este mesmo</text:span></text:p>
      <text:p text:style-name="P8"/>
      <text:p text:style-name="P8"><text:span text:style-name="T1">ji</text:span><text:span text:style-name="T2">g</text:span><text:span text:style-name="T1">idapa</text:span><text:span text:style-name="T2">g</text:span><text:span text:style-name="T1">a</text:span><text:tab/><text:span text:style-name="T4">dem</text:span> <text:span text:style-name="T1">foi este</text:span> e não aquele – escolhendo</text:p>
      <text:p text:style-name="P8"><text:tab/><text:span text:style-name="T1">idapa</text:span><text:span text:style-name="T2">g</text:span><text:span text:style-name="T1">a</text:span> é este</text:p>
      <text:p text:style-name="P8"/>
      <text:p text:style-name="P8"><text:span text:style-name="T1">ji</text:span><text:span text:style-name="T2">g</text:span><text:span text:style-name="T1">idapa</text:span><text:span text:style-name="T2">g</text:span><text:span text:style-name="T1">a diiticogi</text:span><text:tab/><text:span text:style-name="T4">adv</text:span> <text:span text:style-name="T1">cada vez mais</text:span></text:p>
      <text:p text:style-name="P8"><text:tab/><text:span text:style-name="T1">ji</text:span><text:span text:style-name="T2">g</text:span><text:span text:style-name="T1">idaa diiticogi ele começou</text:span></text:p>
      <text:p text:style-name="P8"/>
      <text:p text:style-name="P8"><text:span text:style-name="T1">ji</text:span><text:span text:style-name="T2">g</text:span><text:span text:style-name="T1">idi<text:tab/>ji</text:span><text:span text:style-name="T2">g</text:span><text:span text:style-name="T1">idiwa</text:span> <text:span text:style-name="T4">dem</text:span> <text:span text:style-name="T1">este</text:span> já tem</text:p>
      <text:p text:style-name="P8"/>
      <text:p text:style-name="P8"><text:span text:style-name="T1">ji</text:span><text:span text:style-name="T2">g</text:span><text:span text:style-name="T1">idiaa</text:span><text:tab/><text:span text:style-name="T4">loc</text:span> <text:span text:style-name="T1">lá que</text:span> estava lá</text:p>
      <text:p text:style-name="P8"/>
      <text:p text:style-name="P8"><text:span text:style-name="T1">ji</text:span><text:span text:style-name="T2">g</text:span><text:span text:style-name="T1">idiaa</text:span><text:span text:style-name="T2">g</text:span><text:span text:style-name="T1">ee</text:span><text:tab/><text:span text:style-name="T4">adv</text:span> <text:span text:style-name="T1">foi assim</text:span></text:p>
      <text:p text:style-name="P8"/>
      <text:p text:style-name="P8"><text:span text:style-name="T1">ji</text:span><text:span text:style-name="T2">g</text:span><text:span text:style-name="T1">idiaa</text:span><text:span text:style-name="T2">g</text:span><text:span text:style-name="T1">idi</text:span><text:tab/><text:span text:style-name="T4">pro pess enf</text:span> <text:span text:style-name="T1">ele mesmo</text:span></text:p>
      <text:p text:style-name="P8"/>
      <text:p text:style-name="P8"><text:span text:style-name="T1">ji</text:span><text:span text:style-name="T2">g</text:span><text:span text:style-name="T1">idiaa</text:span><text:span text:style-name="T2">g</text:span><text:span text:style-name="T1">i(te)</text:span><text:tab/><text:span text:style-name="T4">v loc</text:span> <text:span text:style-name="T1">estava lá</text:span> <text:span text:style-name="T4">(forma da 3</text:span><text:span text:style-name="T7">a</text:span><text:span text:style-name="T4"> pessoa)</text:span></text:p>
      <text:p text:style-name="P8"><text:tab/><text:span text:style-name="T1">ji</text:span><text:span text:style-name="T2">g</text:span><text:span text:style-name="T1">idiaa</text:span><text:span text:style-name="T2">g</text:span><text:span text:style-name="T1">ejo</text:span> eu estava lá</text:p>
      <text:p text:style-name="P8"><text:tab/><text:span text:style-name="T1">ji</text:span><text:span text:style-name="T2">g</text:span><text:span text:style-name="T1">idiaa</text:span><text:span text:style-name="T2">g</text:span><text:span text:style-name="T1">oni</text:span> você estava lá</text:p>
      <text:p text:style-name="P8"/>
      <text:p text:style-name="P8"><text:span text:style-name="T1">ji</text:span><text:span text:style-name="T2">g</text:span><text:span text:style-name="T1">idoka</text:span><text:tab/><text:span text:style-name="T4">adj núm</text:span> <text:span text:style-name="T1">só</text:span> passado</text:p>
      <text:p text:style-name="P8"><text:tab/><text:span text:style-name="T1">idoka</text:span> só</text:p>
      <text:p text:style-name="P8"/>
      <text:p text:style-name="P8">[Seite 89]</text:p>
      <text:p text:style-name="P8">[Spalte 2]</text:p>
      <text:p text:style-name="P8"/>
      <text:p text:style-name="P8"><text:span text:style-name="T1">ji</text:span><text:span text:style-name="T2">g</text:span><text:span text:style-name="T1">idokidata</text:span><text:tab/><text:span text:style-name="T4">dem</text:span> <text:span text:style-name="T1">só isso</text:span></text:p>
      <text:p text:style-name="P8"><text:tab/><text:span text:style-name="T1">idokida</text:span> sozinho, só</text:p>
      <text:p text:style-name="P8"><text:tab/><text:span text:style-name="T1">idokidi</text:span> sozinho, só</text:p>
      <text:p text:style-name="P8"/>
      <text:p text:style-name="P8"><text:span text:style-name="T1">ji</text:span><text:span text:style-name="T2">g</text:span><text:span text:style-name="T1">ijaa</text:span><text:tab/><text:span text:style-name="T4">loc</text:span> <text:span text:style-name="T1">aquele mesmo</text:span></text:p>
      <text:p text:style-name="P8"><text:tab/><text:span text:style-name="T1">ji</text:span><text:span text:style-name="T2">g</text:span><text:span text:style-name="T1">ijaa</text:span><text:span text:style-name="T2">g</text:span><text:span text:style-name="T1">ijo</text:span> aquele mesmo</text:p>
      <text:p text:style-name="P8"/>
      <text:p text:style-name="P8"><text:span text:style-name="T1">ji</text:span><text:span text:style-name="T2">g</text:span><text:span text:style-name="T1">ijaa</text:span><text:span text:style-name="T2">g</text:span><text:span text:style-name="T1">ijo<text:tab/>ji</text:span><text:span text:style-name="T2">g</text:span><text:span text:style-name="T1">ijaa</text:span><text:span text:style-name="T2">g</text:span><text:span text:style-name="T1">ijoa</text:span> <text:span text:style-name="T4">pro pess enf</text:span> <text:span text:style-name="T1">aquele mesmo</text:span> passado - foi aquele mesmo</text:p>
      <text:p text:style-name="P8"><text:tab/><text:span text:style-name="T1">ijaa</text:span><text:span text:style-name="T2">g</text:span><text:span text:style-name="T1">ijo</text:span> (é) aquele mesmo</text:p>
      <text:p text:style-name="P8"/>
      <text:p text:style-name="P8"><text:span text:style-name="T1">ji</text:span><text:span text:style-name="T2">g</text:span><text:span text:style-name="T1">ijo<text:tab/>ji</text:span><text:span text:style-name="T2">g</text:span><text:span text:style-name="T1">ijoa</text:span> <text:span text:style-name="T4">dem</text:span> <text:span text:style-name="T1">aquele</text:span> já teve - pode referir à quantidade</text:p>
      <text:p text:style-name="P8"/>
      <text:p text:style-name="P8"><text:soft-page-break/><text:span text:style-name="T1">ji</text:span><text:span text:style-name="T2">g</text:span><text:span text:style-name="T1">ina<text:tab/>ji</text:span><text:span text:style-name="T2">g</text:span><text:span text:style-name="T1">inoa</text:span> <text:span text:style-name="T4">dem</text:span> <text:span text:style-name="T1">este</text:span> que já tem</text:p>
      <text:p text:style-name="P8"><text:tab/><text:span text:style-name="T1">ji</text:span><text:span text:style-name="T2">g</text:span><text:span text:style-name="T1">ijo</text:span> já teve</text:p>
      <text:p text:style-name="P8"/>
      <text:p text:style-name="P8"><text:span text:style-name="T1">ji</text:span><text:span text:style-name="T2">g</text:span><text:span text:style-name="T1">ini<text:tab/>ji</text:span><text:span text:style-name="T2">g</text:span><text:span text:style-name="T1">iniwa</text:span> <text:span text:style-name="T4">dem</text:span> <text:span text:style-name="T1">este</text:span> que já tem</text:p>
      <text:p text:style-name="P8"><text:tab/><text:span text:style-name="T1">ji</text:span><text:span text:style-name="T2">g</text:span><text:span text:style-name="T1">ina</text:span> já tem este</text:p>
      <text:p text:style-name="P8"/>
      <text:p text:style-name="P8"><text:span text:style-name="T1">ji</text:span><text:span text:style-name="T2">g</text:span><text:span text:style-name="T1">iniaa</text:span><text:tab/><text:span text:style-name="T4">conj</text:span> <text:span text:style-name="T1">também foi este mesmo</text:span> ou ele mesmo</text:p>
      <text:p text:style-name="P8"/>
      <text:p text:style-name="P8"><text:span text:style-name="T1">ji</text:span><text:span text:style-name="T2">g</text:span><text:span text:style-name="T1">iniaa</text:span><text:span text:style-name="T2">g</text:span><text:span text:style-name="T1">ini<text:tab/>ji</text:span><text:span text:style-name="T2">g</text:span><text:span text:style-name="T1">iniaa</text:span><text:span text:style-name="T2">g</text:span><text:span text:style-name="T1">iniwa</text:span> <text:span text:style-name="T4">pro pess enf</text:span> <text:span text:style-name="T1">aquele mesmo lá</text:span></text:p>
      <text:p text:style-name="P8"/>
      <text:p text:style-name="P8"><text:span text:style-name="T1">ji</text:span><text:span text:style-name="T2">g</text:span><text:span text:style-name="T1">inioka</text:span><text:tab/><text:span text:style-name="T4">adj núm</text:span> <text:span text:style-name="T1">só</text:span></text:p>
      <text:p text:style-name="P8"><text:tab/><text:span text:style-name="T1">ji</text:span><text:span text:style-name="T2">g</text:span><text:span text:style-name="T1">idoka</text:span> só</text:p>
      <text:p text:style-name="P8"/>
      <text:p text:style-name="P8"><text:span text:style-name="T1">ji</text:span><text:span text:style-name="T2">g</text:span><text:span text:style-name="T1">inoka</text:span><text:tab/><text:span text:style-name="T4">dem</text:span> <text:span text:style-name="T1">só desse</text:span></text:p>
      <text:p text:style-name="P8"/>
      <text:p text:style-name="P8"><text:span text:style-name="T1">jiloola<text:tab/>jiloolatedi</text:span> <text:span text:style-name="T4">subst fem</text:span> <text:span text:style-name="T1">calça</text:span></text:p>
      <text:p text:style-name="P8"><text:tab/><text:span text:style-name="T1">nijiloola</text:span> calça dele</text:p>
      <text:p text:style-name="P8"/>
      <text:p text:style-name="P8"><text:span text:style-name="T1">jina</text:span><text:span text:style-name="T2">g</text:span><text:span text:style-name="T1">a</text:span><text:tab/><text:span text:style-name="T4">neg</text:span> <text:span text:style-name="T1">não ...</text:span> proibindo, forma mais completa</text:p>
      <text:p text:style-name="P8"><text:tab/><text:span text:style-name="T1">ina</text:span><text:span text:style-name="T2">g</text:span><text:span text:style-name="T1">a</text:span> não ...</text:p>
      <text:p text:style-name="P8"><text:tab/><text:span text:style-name="T1">jina</text:span><text:span text:style-name="T2">g</text:span><text:span text:style-name="T1">a doma</text:span><text:span text:style-name="T2">g</text:span><text:span text:style-name="T1">a</text:span> não pode ..., nunca ...</text:p>
      <text:p text:style-name="P8"/>
      <text:p text:style-name="P8">[Seite 90]</text:p>
      <text:p text:style-name="P8">[Spalte 1]</text:p>
      <text:p text:style-name="P8"/>
      <text:p text:style-name="P8"><text:span text:style-name="T1">jina</text:span><text:span text:style-name="T2">g</text:span><text:span text:style-name="T1">a doma</text:span><text:span text:style-name="T2">g</text:span><text:span text:style-name="T1">a</text:span><text:tab/><text:span text:style-name="T4">neg</text:span> <text:span text:style-name="T1">não pode ...</text:span> imperativo negativo (mais forte)</text:p>
      <text:p text:style-name="P8"><text:tab/><text:span text:style-name="T1">jina</text:span><text:span text:style-name="T2">g</text:span><text:span text:style-name="T1">a</text:span> não ...</text:p>
      <text:p text:style-name="P8"/>
      <text:p text:style-name="P8"><text:span text:style-name="T1">jipocoda</text:span><text:span text:style-name="T2">g</text:span><text:span text:style-name="T1">a<text:tab/>jipocodakijadi</text:span> <text:span text:style-name="T4">subst masc</text:span> <text:span text:style-name="T1">capim</text:span> tipo para fazer travesseiro ou para aliviar dor de dente</text:p>
      <text:p text:style-name="P8"/>
      <text:p text:style-name="P8"><text:span text:style-name="T1">jiwa</text:span><text:span text:style-name="T2">g</text:span><text:span text:style-name="T1">a(teci)<text:tab/>jiwa</text:span><text:span text:style-name="T2">g</text:span><text:span text:style-name="T1">a(tiweci)</text:span> <text:span text:style-name="T4">vt</text:span> <text:span text:style-name="T1">seguimos a ele</text:span></text:p>
      <text:p text:style-name="P8"><text:tab/><text:span text:style-name="T1">-io(teci)</text:span> seguir</text:p>
      <text:p text:style-name="P8"/>
      <text:p text:style-name="P8"><text:span text:style-name="T1">joa</text:span><text:span text:style-name="T2">g</text:span><text:span text:style-name="T1">a</text:span><text:tab/><text:span text:style-name="T4">adv</text:span> <text:span text:style-name="T1">1 mas é ... 2 ainda</text:span> contraste</text:p>
      <text:p text:style-name="P8"><text:tab/><text:span text:style-name="T1">joa</text:span><text:span text:style-name="T2">g</text:span><text:span text:style-name="T1">ewi</text:span> mas é a verdade</text:p>
      <text:p text:style-name="P8"/>
      <text:p text:style-name="P8"><text:span text:style-name="T1">joala</text:span><text:span text:style-name="T2">g</text:span><text:span text:style-name="T1">a</text:span><text:tab/><text:span text:style-name="T4">v aux</text:span> <text:span text:style-name="T1">vou</text:span> intenção de <text:span text:style-name="T4">(palavra antiga)</text:span></text:p>
      <text:p text:style-name="P8"/>
      <text:p text:style-name="P8"><text:span text:style-name="T1">joana</text:span><text:span text:style-name="T2">g</text:span><text:span text:style-name="T1">a</text:span><text:tab/><text:span text:style-name="T4">v estado</text:span> <text:span text:style-name="T1">somos demais</text:span></text:p>
      <text:p text:style-name="P8"/>
      <text:p text:style-name="P8"><text:span text:style-name="T1">joana</text:span><text:span text:style-name="T2">g</text:span><text:span text:style-name="T1">ajaa</text:span><text:tab/><text:span text:style-name="T4">dem fem</text:span> <text:span text:style-name="T1">foi essa</text:span></text:p>
      <text:p text:style-name="P8"><text:tab/><text:span text:style-name="T1">joani</text:span><text:span text:style-name="T2">g</text:span><text:span text:style-name="T1">ijaa</text:span> <text:span text:style-name="T4">(forma masc)</text:span></text:p>
      <text:p text:style-name="P8"/>
      <text:p text:style-name="P8"><text:span text:style-name="T1">joane</text:span><text:span text:style-name="T2">g</text:span><text:span text:style-name="T1">epaa</text:span><text:tab/><text:span text:style-name="T4">pro pess</text:span> <text:span text:style-name="T1">eles mesmos</text:span></text:p>
      <text:p text:style-name="P8"/>
      <text:p text:style-name="P8"><text:span text:style-name="T1">joane</text:span><text:span text:style-name="T2">g</text:span><text:span text:style-name="T1">epaa lee</text:span><text:span text:style-name="T2">g</text:span><text:span text:style-name="T1">odi</text:span><text:tab/><text:span text:style-name="T4">conj</text:span> <text:span text:style-name="T1">por causa mesmo</text:span></text:p>
      <text:p text:style-name="P8"/>
      <text:p text:style-name="P8"><text:span text:style-name="T1">joani</text:span><text:span text:style-name="T2">g</text:span><text:span text:style-name="T1">idaa</text:span><text:tab/><text:span text:style-name="T4">dem</text:span> <text:span text:style-name="T1">foi esse</text:span></text:p>
      <text:p text:style-name="P8"><text:tab/><text:span text:style-name="T1">joani</text:span><text:span text:style-name="T2">g</text:span><text:span text:style-name="T1">idaa lee</text:span><text:span text:style-name="T2">g</text:span><text:span text:style-name="T1">odi</text:span> por causa disso, por isso</text:p>
      <text:p text:style-name="P8"/>
      <text:p text:style-name="P8"><text:span text:style-name="T1">joani</text:span><text:span text:style-name="T2">g</text:span><text:span text:style-name="T1">idaa lee</text:span><text:span text:style-name="T2">g</text:span><text:span text:style-name="T1">odi</text:span><text:tab/><text:span text:style-name="T4">conj</text:span> <text:span text:style-name="T1">por isso</text:span> por causa disso</text:p>
      <text:p text:style-name="P8"><text:tab/><text:span text:style-name="T1">joani</text:span><text:span text:style-name="T2">g</text:span><text:span text:style-name="T1">idaa</text:span> foi esse</text:p>
      <text:p text:style-name="P8"><text:soft-page-break/></text:p>
      <text:p text:style-name="P8"><text:span text:style-name="T1">joani</text:span><text:span text:style-name="T2">g</text:span><text:span text:style-name="T1">idaa</text:span><text:span text:style-name="T2">g</text:span><text:span text:style-name="T1">ee</text:span><text:tab/><text:span text:style-name="T4">adv</text:span> <text:span text:style-name="T1">1 foi assim, é como 2 foi mesmo 3 pois é!</text:span> mais afirmação <text:span text:style-name="T4">(forma de 3</text:span><text:span text:style-name="T7">a</text:span><text:span text:style-name="T4"> pessoa)</text:span></text:p>
      <text:p text:style-name="P8"><text:tab/><text:span text:style-name="T1">joani</text:span><text:span text:style-name="T2">g</text:span><text:span text:style-name="T1">ijaa</text:span><text:span text:style-name="T2">g</text:span><text:span text:style-name="T1">ee</text:span> foi assim</text:p>
      <text:p text:style-name="P8"><text:tab/><text:span text:style-name="T1">joani</text:span><text:span text:style-name="T2">g</text:span><text:span text:style-name="T1">idaa</text:span><text:span text:style-name="T2">g</text:span><text:span text:style-name="T1">eji</text:span> <text:span text:style-name="T4">(forma de 1</text:span><text:span text:style-name="T7">a</text:span><text:span text:style-name="T4"> pessoa)</text:span></text:p>
      <text:p text:style-name="P8"><text:tab/><text:span text:style-name="T1">joani</text:span><text:span text:style-name="T2">g</text:span><text:span text:style-name="T1">idaa</text:span><text:span text:style-name="T2">g</text:span><text:span text:style-name="T1">eni</text:span> <text:span text:style-name="T4">(forma de 2</text:span><text:span text:style-name="T7">a</text:span><text:span text:style-name="T4"> pessoa)</text:span></text:p>
      <text:p text:style-name="P8"/>
      <text:p text:style-name="P8">[Seite 90]</text:p>
      <text:p text:style-name="P8">[Spalte 2]</text:p>
      <text:p text:style-name="P8"/>
      <text:p text:style-name="P8"><text:span text:style-name="T1">joani</text:span><text:span text:style-name="T2">g</text:span><text:span text:style-name="T1">idia</text:span><text:tab/><text:span text:style-name="T4">dem enf</text:span> <text:span text:style-name="T1">foi esse</text:span></text:p>
      <text:p text:style-name="P8"><text:tab/><text:span text:style-name="T1">joani</text:span><text:span text:style-name="T2">g</text:span><text:span text:style-name="T1">idaa</text:span> foi esse</text:p>
      <text:p text:style-name="P8"/>
      <text:p text:style-name="P8"><text:span text:style-name="T1">joani</text:span><text:span text:style-name="T2">g</text:span><text:span text:style-name="T1">ijaa</text:span><text:tab/><text:span text:style-name="T4">dem enf</text:span> <text:span text:style-name="T1">aquele mesmo</text:span> coisa indo</text:p>
      <text:p text:style-name="P8"/>
      <text:p text:style-name="P8"><text:span text:style-name="T1">joani</text:span><text:span text:style-name="T2">g</text:span><text:span text:style-name="T1">ijaa</text:span><text:span text:style-name="T2">g</text:span><text:span text:style-name="T1">ee</text:span><text:tab/><text:span text:style-name="T4">adv</text:span> <text:span text:style-name="T1">foi assim</text:span></text:p>
      <text:p text:style-name="P8"><text:tab/><text:span text:style-name="T1">joani</text:span><text:span text:style-name="T2">g</text:span><text:span text:style-name="T1">idaa</text:span><text:span text:style-name="T2">g</text:span><text:span text:style-name="T1">ee</text:span> foi assim</text:p>
      <text:p text:style-name="P8"/>
      <text:p text:style-name="P8"><text:span text:style-name="T1">joani</text:span><text:span text:style-name="T2">g</text:span><text:span text:style-name="T1">inaa</text:span><text:tab/><text:span text:style-name="T4">pro pess enf</text:span> <text:span text:style-name="T1">foi esse</text:span> dando ênfase</text:p>
      <text:p text:style-name="P8"><text:tab/><text:span text:style-name="T1">joani</text:span><text:span text:style-name="T2">g</text:span><text:span text:style-name="T1">inia</text:span> foi esse (que)</text:p>
      <text:p text:style-name="P8"/>
      <text:p text:style-name="P8"><text:span text:style-name="T1">joani</text:span><text:span text:style-name="T2">g</text:span><text:span text:style-name="T1">inaa</text:span><text:span text:style-name="T2">g</text:span><text:span text:style-name="T1">ina<text:tab/>joani</text:span><text:span text:style-name="T2">g</text:span><text:span text:style-name="T1">iniaa</text:span><text:span text:style-name="T2">g</text:span><text:span text:style-name="T1">inoa</text:span> <text:span text:style-name="T4">pro pess enf</text:span> <text:span text:style-name="T1">foi ele mesmo</text:span></text:p>
      <text:p text:style-name="P8"/>
      <text:p text:style-name="P8"><text:span text:style-name="T1">joani</text:span><text:span text:style-name="T2">g</text:span><text:span text:style-name="T1">iniaa</text:span><text:tab/><text:span text:style-name="T4">pro pess enf</text:span> dando ênfase</text:p>
      <text:p text:style-name="P8"><text:tab/><text:span text:style-name="T1">joani</text:span><text:span text:style-name="T2">g</text:span><text:span text:style-name="T1">inaa</text:span> foi esse</text:p>
      <text:p text:style-name="P8"/>
      <text:p text:style-name="P8"><text:span text:style-name="T1">jo</text:span><text:span text:style-name="T2">g</text:span><text:span text:style-name="T1">oko</text:span><text:tab/><text:span text:style-name="T4">v estado</text:span> <text:span text:style-name="T1">já somos ou fomos</text:span></text:p>
      <text:p text:style-name="P8"><text:tab/><text:span text:style-name="T1">oko</text:span> nós</text:p>
      <text:p text:style-name="P8"/>
      <text:p text:style-name="P8"><text:span text:style-name="T1">jona</text:span><text:tab/><text:span text:style-name="T4">fala rep</text:span> <text:span text:style-name="T1">disse que já ...</text:span> em reportagem ou fofoca</text:p>
      <text:p text:style-name="P8"><text:tab/><text:span text:style-name="T1">jona</text:span><text:span text:style-name="T2">g</text:span><text:span text:style-name="T1">a</text:span> disse que já</text:p>
      <text:p text:style-name="P8"/>
      <text:p text:style-name="P8"><text:span text:style-name="T1">jotigenoale</text:span><text:tab/><text:span text:style-name="T4">adv temp</text:span> <text:span text:style-name="T1">a noite passada</text:span></text:p>
      <text:p text:style-name="P8"><text:tab/><text:span text:style-name="T1">jotigi-enoale</text:span></text:p>
      <text:p text:style-name="P8"><text:tab/><text:span text:style-name="T1">enoale</text:span> noite</text:p>
      <text:p text:style-name="P8"/>
      <text:p text:style-name="P8"><text:span text:style-name="T1">jotigi noko</text:span><text:tab/><text:span text:style-name="T4">adv temp</text:span> <text:span text:style-name="T1">ontem</text:span></text:p>
      <text:p text:style-name="P8"><text:tab/><text:span text:style-name="T1">noko</text:span> dia</text:p>
      <text:p text:style-name="P8"><text:tab/><text:span text:style-name="T1">jotigide</text:span> faz tempo</text:p>
      <text:p text:style-name="P8"/>
      <text:p text:style-name="P8"><text:span text:style-name="T1">jotigide</text:span><text:tab/><text:span text:style-name="T4">adv temp</text:span> <text:span text:style-name="T1">tempo antigo</text:span> nos tempos passados</text:p>
      <text:p text:style-name="P8"><text:tab/><text:span text:style-name="T1">jotigenoale</text:span> a noite passada</text:p>
      <text:p text:style-name="P8"/>
      <text:p text:style-name="P8">[Seite 91]</text:p>
      <text:p text:style-name="P8">[Spalte 1]</text:p>
      <text:p text:style-name="P8"/>
      <text:p text:style-name="P7">L - l</text:p>
      <text:p text:style-name="P8"/>
      <text:p text:style-name="P8"><text:span text:style-name="T1">laabi<text:tab/>laapidi</text:span> <text:span text:style-name="T4">subst fem</text:span> <text:span text:style-name="T1">colher</text:span> <text:span text:style-name="T4">(possivelmente palavra emprestada)</text:span></text:p>
      <text:p text:style-name="P8"/>
      <text:p text:style-name="P8"><text:span text:style-name="T1">laadi</text:span><text:tab/><text:span text:style-name="T4">subst masc</text:span> <text:span text:style-name="T1">1 fôlego dele 2 gemido dele 3 suspiro dele</text:span> preocupado</text:p>
      <text:p text:style-name="P8"><text:tab/><text:span text:style-name="T2">g</text:span><text:span text:style-name="T1">odaadi</text:span> nosso gemido</text:p>
      <text:p text:style-name="P8"><text:tab/><text:span text:style-name="T1">yaadi</text:span> meu gemido</text:p>
      <text:p text:style-name="P8"><text:soft-page-break/></text:p>
      <text:p text:style-name="P8"><text:span text:style-name="T1">-laagedi<text:tab/>-laagetedipi</text:span> <text:span text:style-name="T4">subst masc</text:span> <text:span text:style-name="T1">culpa de</text:span></text:p>
      <text:p text:style-name="P8"><text:tab/><text:span text:style-name="T1">-laagete</text:span> <text:span text:style-name="T4">(forma fem)</text:span></text:p>
      <text:p text:style-name="P8"><text:tab/><text:span text:style-name="T1">ilaagedi</text:span> minha culpa</text:p>
      <text:p text:style-name="P8"><text:tab/><text:span text:style-name="T2">g</text:span><text:span text:style-name="T1">alaagedi</text:span> sua culpa</text:p>
      <text:p text:style-name="P8"><text:tab/><text:span text:style-name="T1">-ima</text:span><text:span text:style-name="T2">g</text:span><text:span text:style-name="T1">a(ta)</text:span> culpar</text:p>
      <text:p text:style-name="P8"/>
      <text:p text:style-name="P8"><text:span text:style-name="T1">laakadi</text:span><text:tab/><text:span text:style-name="T4">subst</text:span> <text:span text:style-name="T1">desaparecimento dele</text:span> pode ser morrer</text:p>
      <text:p text:style-name="P8"/>
      <text:p text:style-name="P8"><text:span text:style-name="T1">laakajadi<text:tab/>laakajetedi</text:span> <text:span text:style-name="T4">subst masc</text:span> <text:span text:style-name="T1">lugar onde está rasgado</text:span></text:p>
      <text:p text:style-name="P8"><text:tab/><text:span text:style-name="T1">laakajegi</text:span> rasgão</text:p>
      <text:p text:style-name="P8"/>
      <text:p text:style-name="P8"><text:span text:style-name="T1">laakajegi<text:tab/>laakajetedi</text:span> <text:span text:style-name="T4">subst masc</text:span> <text:span text:style-name="T1">rasgão</text:span></text:p>
      <text:p text:style-name="P8"/>
      <text:p text:style-name="P8"><text:span text:style-name="T1">laakatagi<text:tab/>laakataka</text:span> <text:span text:style-name="T4">subst masc</text:span> <text:span text:style-name="T1">despesa</text:span></text:p>
      <text:p text:style-name="P8"><text:tab/><text:span text:style-name="T1">-aa</text:span><text:span text:style-name="T2">g</text:span><text:span text:style-name="T1">adi</text:span> gastar, acabar com</text:p>
      <text:p text:style-name="P8"/>
      <text:p text:style-name="P8"><text:span text:style-name="T1">laakatakana</text:span><text:span text:style-name="T2">g</text:span><text:span text:style-name="T1">a</text:span><text:tab/><text:span text:style-name="T4">subst masc</text:span> <text:span text:style-name="T1">destruidor dele</text:span></text:p>
      <text:p text:style-name="P8"><text:tab/><text:span text:style-name="T1">naakatakana</text:span><text:span text:style-name="T2">g</text:span><text:span text:style-name="T1">a</text:span> destruidor</text:p>
      <text:p text:style-name="P8"><text:tab/><text:span text:style-name="T1">-aa</text:span><text:span text:style-name="T2">g</text:span><text:span text:style-name="T1">adi</text:span> gastar, acabar com</text:p>
      <text:p text:style-name="P8"/>
      <text:p text:style-name="P8"><text:span text:style-name="T1">laakegi</text:span><text:tab/><text:span text:style-name="T4">subst masc</text:span> <text:span text:style-name="T1">destruição</text:span></text:p>
      <text:p text:style-name="P8"><text:tab/><text:span text:style-name="T1">-aa</text:span><text:span text:style-name="T2">g</text:span><text:span text:style-name="T1">adi</text:span> acabar com, gastar</text:p>
      <text:p text:style-name="P8"/>
      <text:p text:style-name="P8"><text:span text:style-name="T1">laale</text:span><text:span text:style-name="T2">g</text:span><text:span text:style-name="T1">ena<text:tab/>laale</text:span><text:span text:style-name="T2">g</text:span><text:span text:style-name="T1">enali</text:span> <text:span text:style-name="T4">subst fem</text:span> <text:span text:style-name="T1">1 coração dele 2 coragem dele</text:span></text:p>
      <text:p text:style-name="P8"><text:tab/><text:span text:style-name="T1">-aale</text:span><text:span text:style-name="T2">g</text:span><text:span text:style-name="T1">ena</text:span> coração</text:p>
      <text:p text:style-name="P8"/>
      <text:p text:style-name="P8">[Seite 91]</text:p>
      <text:p text:style-name="P8">[Spalte 2]</text:p>
      <text:p text:style-name="P8"/>
      <text:p text:style-name="P8"><text:span text:style-name="T1">laami<text:tab/>laamipi</text:span> <text:span text:style-name="T4">subst fem</text:span> <text:span text:style-name="T1">1 avós 2 antepassados</text:span></text:p>
      <text:p text:style-name="P8"/>
      <text:p text:style-name="P8"><text:span text:style-name="T1">laawigo<text:tab/>laawico</text:span> <text:span text:style-name="T4">subst masc</text:span> <text:span text:style-name="T1">comida como sopa</text:span></text:p>
      <text:p text:style-name="P8"/>
      <text:p text:style-name="P8"><text:span text:style-name="T1">laayagi<text:tab/>layaco</text:span> <text:span text:style-name="T4">subst masc</text:span> <text:span text:style-name="T1">barulho</text:span></text:p>
      <text:p text:style-name="P8"/>
      <text:p text:style-name="P8"><text:span text:style-name="T1">labadi<text:tab/>labaditiogilo</text:span> <text:span text:style-name="T4">subst</text:span> <text:span text:style-name="T1">asa</text:span></text:p>
      <text:p text:style-name="P8"/>
      <text:p text:style-name="P8"><text:span text:style-name="T1">labo</text:span><text:span text:style-name="T2">g</text:span><text:span text:style-name="T1">otakana</text:span><text:span text:style-name="T2">g</text:span><text:span text:style-name="T1">adi</text:span><text:tab/><text:span text:style-name="T4">subst masc</text:span> <text:span text:style-name="T1">fermento</text:span></text:p>
      <text:p text:style-name="P8"><text:tab/><text:span text:style-name="T1">labookojegi</text:span> <text:span text:style-name="T4">(sinôn)</text:span></text:p>
      <text:p text:style-name="P8"/>
      <text:p text:style-name="P8"><text:span text:style-name="T1">labookaxi</text:span><text:tab/><text:span text:style-name="T4">adj</text:span> <text:span text:style-name="T1">mais fundo</text:span></text:p>
      <text:p text:style-name="P8"/>
      <text:p text:style-name="P8"><text:span text:style-name="T1">labookojegi<text:tab/>labookojedi </text:span><text:span text:style-name="T5">subst masc</text:span><text:span text:style-name="T1"> fermento</text:span></text:p>
      <text:p text:style-name="P8"><text:tab/><text:span text:style-name="T1">labo</text:span><text:span text:style-name="T2">g</text:span><text:span text:style-name="T1">otakana</text:span><text:span text:style-name="T2">g</text:span><text:span text:style-name="T1">adi</text:span> <text:span text:style-name="T4">(sinôn)</text:span></text:p>
      <text:p text:style-name="P8"/>
      <text:p text:style-name="P8"><text:span text:style-name="T1">lace</text:span><text:span text:style-name="T2">g</text:span><text:span text:style-name="T1">edi<text:tab/>lace</text:span><text:span text:style-name="T2">g</text:span><text:span text:style-name="T1">etedi</text:span> <text:span text:style-name="T4">subst masc</text:span> <text:span text:style-name="T1">lugar onde se costuma ir</text:span></text:p>
      <text:p text:style-name="P8"/>
      <text:p text:style-name="P8"><text:span text:style-name="T1">lacilo<text:tab/>lacilodi</text:span> <text:span text:style-name="T4">subst masc</text:span> <text:span text:style-name="T1">1 cabeça dele 2 chefe dele</text:span></text:p>
      <text:p text:style-name="P8"><text:tab/><text:span text:style-name="T1">-acilo</text:span> cabeça, chefe</text:p>
      <text:p text:style-name="P8"><text:tab/><text:span text:style-name="T1">lacilodipi</text:span> chefes, líderes</text:p>
      <text:p text:style-name="P8"><text:tab/><text:span text:style-name="T1">lacilo-nelegi</text:span> chefe supremo</text:p>
      <text:p text:style-name="P8"><text:soft-page-break/></text:p>
      <text:p text:style-name="P8"><text:span text:style-name="T1">lacilojegi<text:tab/>lacilojedi</text:span> <text:span text:style-name="T4">subst masc</text:span> <text:span text:style-name="T1">diadema</text:span> para cabelo de mulher</text:p>
      <text:p text:style-name="P8"><text:tab/><text:span text:style-name="T1">lacilo</text:span> cabeça dele</text:p>
      <text:p text:style-name="P8"/>
      <text:p text:style-name="P8"><text:span text:style-name="T1">lacilotibige-ninyo</text:span><text:span text:style-name="T2">g</text:span><text:span text:style-name="T1">odi</text:span><text:tab/><text:span text:style-name="T4">subst masc</text:span> <text:span text:style-name="T1">1 fonte 2 mina</text:span></text:p>
      <text:p text:style-name="P8"><text:tab/><text:span text:style-name="T1">lacilo</text:span> cabeça dele</text:p>
      <text:p text:style-name="P8"><text:tab/><text:span text:style-name="T1">ninyo</text:span><text:span text:style-name="T2">g</text:span><text:span text:style-name="T1">odi</text:span> água</text:p>
      <text:p text:style-name="P8"/>
      <text:p text:style-name="P8">[Seite 92]</text:p>
      <text:p text:style-name="P8">[Spalte 1]</text:p>
      <text:p text:style-name="P8"/>
      <text:p text:style-name="P8"><text:span text:style-name="T1">lacipa</text:span><text:span text:style-name="T2">g</text:span><text:span text:style-name="T1">adi</text:span><text:tab/><text:span text:style-name="T4">subst masc</text:span> <text:span text:style-name="T1">bebida dele</text:span></text:p>
      <text:p text:style-name="P8"><text:tab/><text:span text:style-name="T1">nacipa</text:span><text:span text:style-name="T2">g</text:span><text:span text:style-name="T1">adi</text:span> bebida</text:p>
      <text:p text:style-name="P8"><text:tab/><text:span text:style-name="T2">g</text:span><text:span text:style-name="T1">odacipa</text:span><text:span text:style-name="T2">g</text:span><text:span text:style-name="T1">adi</text:span> nossa bebida</text:p>
      <text:p text:style-name="P8"/>
      <text:p text:style-name="P8"><text:span text:style-name="T1">lacipa</text:span><text:span text:style-name="T2">g</text:span><text:span text:style-name="T1">awepodi<text:tab/>beber junto com ...</text:span></text:p>
      <text:p text:style-name="P8"/>
      <text:p text:style-name="P8"><text:span text:style-name="T1">ladeena</text:span><text:span text:style-name="T2">g</text:span><text:span text:style-name="T1">ane</text:span><text:span text:style-name="T2">g</text:span><text:span text:style-name="T1">egi<text:tab/>ladee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conselho dele</text:span></text:p>
      <text:p text:style-name="P8"><text:tab/><text:span text:style-name="T1">-iladee</text:span> aconselhar</text:p>
      <text:p text:style-name="P8"/>
      <text:p text:style-name="P8"><text:span text:style-name="T1">ladienigi<text:tab/>ladiena</text:span><text:span text:style-name="T2">g</text:span><text:span text:style-name="T1">a</text:span> <text:span text:style-name="T4">subst masc</text:span> <text:span text:style-name="T1">altar</text:span></text:p>
      <text:p text:style-name="P8"/>
      <text:p text:style-name="P8"><text:span text:style-name="T1">ladigodi<text:tab/>ladicotiidi</text:span> <text:span text:style-name="T4">subst masc</text:span> <text:span text:style-name="T1">rua</text:span> só na cidade</text:p>
      <text:p text:style-name="P8"><text:tab/><text:span text:style-name="T1">ladigoditinigi</text:span> lugar molhado</text:p>
      <text:p text:style-name="P8"/>
      <text:p text:style-name="P8"><text:span text:style-name="T1">ladile</text:span><text:span text:style-name="T2">g</text:span><text:span text:style-name="T1">egi<text:tab/>ladila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1 coisa secada 2 lugar secado</text:span></text:p>
      <text:p text:style-name="P8"><text:tab/><text:span text:style-name="T1">-adilo</text:span> secar</text:p>
      <text:p text:style-name="P8"/>
      <text:p text:style-name="P8"><text:span text:style-name="T1">ladiligi<text:tab/>ladila</text:span><text:span text:style-name="T2">g</text:span><text:span text:style-name="T1">a</text:span> <text:span text:style-name="T4">subst masc</text:span> <text:span text:style-name="T1">coisa emprestada por ele</text:span></text:p>
      <text:p text:style-name="P8"><text:tab/><text:span text:style-name="T1">-nadila</text:span> emprestar</text:p>
      <text:p text:style-name="P8"><text:tab/><text:span text:style-name="T1">nadila</text:span><text:span text:style-name="T2">g</text:span><text:span text:style-name="T1">a</text:span> coisas emprestadas</text:p>
      <text:p text:style-name="P8"/>
      <text:p text:style-name="P8"><text:span text:style-name="T1">ladokojegi<text:tab/>ladokojetedi</text:span> <text:span text:style-name="T4">subst masc</text:span> <text:span text:style-name="T1">perfume dele/dela</text:span></text:p>
      <text:p text:style-name="P8"><text:tab/><text:span text:style-name="T1">nadokojegi</text:span> perfume</text:p>
      <text:p text:style-name="P8"><text:tab/><text:span text:style-name="T1">edokojegi</text:span> perfume</text:p>
      <text:p text:style-name="P8"/>
      <text:p text:style-name="P8"><text:span text:style-name="T1">lagi<text:tab/>lacoli</text:span> <text:span text:style-name="T4">subst masc</text:span> <text:span text:style-name="T1">1 abertura – janela ou porta 2 parte da coxa entre as pernas begi</text:span> burraco</text:p>
      <text:p text:style-name="P8"><text:tab/><text:span text:style-name="T1">lagitege</text:span> entre dois lugares</text:p>
      <text:p text:style-name="P8"/>
      <text:p text:style-name="P8"><text:span text:style-name="T1">la</text:span><text:span text:style-name="T2">g</text:span><text:span text:style-name="T1">aagedi<text:tab/>la</text:span><text:span text:style-name="T2">g</text:span><text:span text:style-name="T1">aagetedi</text:span> <text:span text:style-name="T4">subst masc</text:span> <text:span text:style-name="T1">peças</text:span> partes de coisa quebrada</text:p>
      <text:p text:style-name="P8"/>
      <text:p text:style-name="P8"><text:span text:style-name="T1">la</text:span><text:span text:style-name="T2">g</text:span><text:span text:style-name="T1">aa</text:span><text:span text:style-name="T2">g</text:span><text:span text:style-name="T1">axi<text:tab/>la</text:span><text:span text:style-name="T2">g</text:span><text:span text:style-name="T1">aa</text:span><text:span text:style-name="T2">g</text:span><text:span text:style-name="T1">axidi</text:span> <text:span text:style-name="T4">subst fem</text:span> <text:span text:style-name="T1">1 vasilha dele 2 pote dele 3 caixa dele</text:span></text:p>
      <text:p text:style-name="P8"><text:tab/><text:span text:style-name="T1">na</text:span><text:span text:style-name="T2">g</text:span><text:span text:style-name="T1">aa</text:span><text:span text:style-name="T2">g</text:span><text:span text:style-name="T1">axi</text:span> vasilha, pote, caixa</text:p>
      <text:p text:style-name="P8"/>
      <text:p text:style-name="P8">[Seite 92]</text:p>
      <text:p text:style-name="P8">[Spalte 2]</text:p>
      <text:p text:style-name="P8"/>
      <text:p text:style-name="P8"><text:span text:style-name="T1">la</text:span><text:span text:style-name="T2">g</text:span><text:span text:style-name="T1">ajegi<text:tab/>la</text:span><text:span text:style-name="T2">g</text:span><text:span text:style-name="T1">ajecidi la</text:span><text:span text:style-name="T2">g</text:span><text:span text:style-name="T1">ajedi</text:span> <text:span text:style-name="T4">subst masc</text:span> <text:span text:style-name="T1">galardão dele</text:span></text:p>
      <text:p text:style-name="P8"><text:tab/><text:span text:style-name="T1">na</text:span><text:span text:style-name="T2">g</text:span><text:span text:style-name="T1">ajegi</text:span> coisa boa esperada, galardão</text:p>
      <text:p text:style-name="P8"/>
      <text:p text:style-name="P8"><text:span text:style-name="T1">la</text:span><text:span text:style-name="T2">g</text:span><text:span text:style-name="T1">alanigi<text:tab/>la</text:span><text:span text:style-name="T2">g</text:span><text:span text:style-name="T1">alana</text:span><text:span text:style-name="T2">g</text:span><text:span text:style-name="T1">a</text:span> <text:span text:style-name="T4">subst masc</text:span> <text:span text:style-name="T1">necessidade dele</text:span></text:p>
      <text:p text:style-name="P8"><text:tab/><text:span text:style-name="T1">i</text:span><text:span text:style-name="T2">g</text:span><text:span text:style-name="T1">alana</text:span><text:span text:style-name="T2">g</text:span><text:span text:style-name="T1">a</text:span> minhas necessidades</text:p>
      <text:p text:style-name="P8"><text:soft-page-break/><text:tab/><text:span text:style-name="T2">g</text:span><text:span text:style-name="T1">oda</text:span><text:span text:style-name="T2">g</text:span><text:span text:style-name="T1">alana</text:span><text:span text:style-name="T2">g</text:span><text:span text:style-name="T1">a</text:span> nossas necessidades</text:p>
      <text:p text:style-name="P8"><text:tab/><text:span text:style-name="T1">-opo(tibige)</text:span> precisar, necessitar</text:p>
      <text:p text:style-name="P8"/>
      <text:p text:style-name="P8"><text:span text:style-name="T1">la</text:span><text:span text:style-name="T2">g</text:span><text:span text:style-name="T1">aliigi<text:tab/>la</text:span><text:span text:style-name="T2">g</text:span><text:span text:style-name="T1">alico</text:span> <text:span text:style-name="T4">subst masc</text:span> <text:span text:style-name="T1">1 problema 2 dificuldade</text:span></text:p>
      <text:p text:style-name="P8"/>
      <text:p text:style-name="P8"><text:span text:style-name="T1">la</text:span><text:span text:style-name="T2">g</text:span><text:span text:style-name="T1">amica</text:span><text:span text:style-name="T2">g</text:span><text:span text:style-name="T1">ajegi<text:tab/>la</text:span><text:span text:style-name="T2">g</text:span><text:span text:style-name="T1">amica</text:span><text:span text:style-name="T2">g</text:span><text:span text:style-name="T1">ajedi</text:span> <text:span text:style-name="T4">subst masc</text:span> <text:span text:style-name="T1">cisco</text:span> de arroz, etc</text:p>
      <text:p text:style-name="P8"/>
      <text:p text:style-name="P8"><text:span text:style-name="T1">laigo<text:tab/>laijedi</text:span> <text:span text:style-name="T4">subst masc</text:span> <text:span text:style-name="T1">sua matança</text:span> ele matou, animal ou pessoa</text:p>
      <text:p text:style-name="P8"><text:tab/><text:span text:style-name="T1">-aije</text:span> matar pessoas</text:p>
      <text:p text:style-name="P8"><text:tab/><text:span text:style-name="T1">epaa yaigo</text:span> minha matança</text:p>
      <text:p text:style-name="P8"><text:tab/><text:span text:style-name="T1">epaa </text:span><text:span text:style-name="T2">g</text:span><text:span text:style-name="T1">adaigo</text:span> sua matança</text:p>
      <text:p text:style-name="P8"/>
      <text:p text:style-name="P8"><text:span text:style-name="T1">lajidi<text:tab/>lajitali</text:span> <text:span text:style-name="T4">subst masc</text:span> <text:span text:style-name="T1">1 banha dele 2 graxa dele 3 óleo dele 4 gordura dele</text:span></text:p>
      <text:p text:style-name="P8"><text:tab/><text:span text:style-name="T1">najidi</text:span> banha, graxa, gordura, óleo</text:p>
      <text:p text:style-name="P8"/>
      <text:p text:style-name="P8"><text:span text:style-name="T1">lajima</text:span><text:span text:style-name="T2">g</text:span><text:span text:style-name="T1">a</text:span><text:tab/><text:span text:style-name="T4">subst masc</text:span> <text:span text:style-name="T1">1 cinzas 2 pó</text:span></text:p>
      <text:p text:style-name="P8"/>
      <text:p text:style-name="P8"><text:span text:style-name="T1">lajipakegi<text:tab/>lajipakeco</text:span> <text:span text:style-name="T4">subst masc</text:span> <text:span text:style-name="T1">o que foi ouvido, escutado</text:span></text:p>
      <text:p text:style-name="P8"/>
      <text:p text:style-name="P8"><text:span text:style-name="T1">lajo me</text:span><text:tab/><text:span text:style-name="T4">intro</text:span> <text:span text:style-name="T1">tem que ..., é necessário que ...</text:span></text:p>
      <text:p text:style-name="P8"><text:tab/><text:span text:style-name="T1">leeditibige</text:span> <text:span text:style-name="T4">(sinôn)</text:span></text:p>
      <text:p text:style-name="P8"/>
      <text:p text:style-name="P8"><text:span text:style-name="T1">lajoina</text:span><text:span text:style-name="T2">g</text:span><text:span text:style-name="T1">ane</text:span><text:span text:style-name="T2">g</text:span><text:span text:style-name="T1">egi<text:tab/>lajoi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1 recomendação dele 2 lei dele 3 conselho dele</text:span> regras em certa situação, recado</text:p>
      <text:p text:style-name="P8"><text:tab/><text:span text:style-name="T1">najoina</text:span><text:span text:style-name="T2">g</text:span><text:span text:style-name="T1">ane</text:span><text:span text:style-name="T2">g</text:span><text:span text:style-name="T1">egi</text:span> recomendação, lei, conselho</text:p>
      <text:p text:style-name="P8"><text:tab/><text:span text:style-name="T1">-ajoi</text:span> recomendar, dar conselho</text:p>
      <text:p text:style-name="P8"/>
      <text:p text:style-name="P8">[Seite 93]</text:p>
      <text:p text:style-name="P8">[Spalte 1]</text:p>
      <text:p text:style-name="P8"/>
      <text:p text:style-name="P8"><text:span text:style-name="T1">lajokodi</text:span><text:tab/><text:span text:style-name="T4">subst masc ou fem</text:span> <text:span text:style-name="T1">templo dele/dela na cabeça</text:span></text:p>
      <text:p text:style-name="P8"/>
      <text:p text:style-name="P8"><text:span text:style-name="T1">lakaa</text:span><text:span text:style-name="T2">g</text:span><text:span text:style-name="T1">adi</text:span><text:tab/><text:span text:style-name="T4">subst masc</text:span> <text:span text:style-name="T1">1 direção da cabeça 2 canto de travesseiro</text:span></text:p>
      <text:p text:style-name="P8"><text:tab/><text:span text:style-name="T1">lakaa</text:span><text:span text:style-name="T2">g</text:span><text:span text:style-name="T1">abi</text:span> <text:span text:style-name="T4">(palavra antiga)</text:span></text:p>
      <text:p text:style-name="P8"/>
      <text:p text:style-name="P8"><text:span text:style-name="T1">lakabakena</text:span><text:span text:style-name="T2">g</text:span><text:span text:style-name="T1">ana</text:span><text:span text:style-name="T2">g</text:span><text:span text:style-name="T1">adi</text:span><text:tab/><text:span text:style-name="T4">subst masc</text:span> <text:span text:style-name="T1">chave dele</text:span></text:p>
      <text:p text:style-name="P8"/>
      <text:p text:style-name="P8"><text:span text:style-name="T1">lakadi<text:tab/>lakatitedi</text:span> <text:span text:style-name="T4">subst</text:span> <text:span text:style-name="T1">queixo dele</text:span></text:p>
      <text:p text:style-name="P8"/>
      <text:p text:style-name="P8"><text:span text:style-name="T1">laka</text:span><text:span text:style-name="T2">g</text:span><text:span text:style-name="T1">ala</text:span><text:span text:style-name="T2">g</text:span><text:span text:style-name="T1">adi<text:tab/>laka</text:span><text:span text:style-name="T2">g</text:span><text:span text:style-name="T1">ala</text:span><text:span text:style-name="T2">g</text:span><text:span text:style-name="T1">atedi</text:span> <text:span text:style-name="T4">subst masc</text:span> <text:span text:style-name="T1">travesseiro</text:span> onde se deita</text:p>
      <text:p text:style-name="P8"/>
      <text:p text:style-name="P8"><text:span text:style-name="T1">lakake</text:span><text:span text:style-name="T2">g</text:span><text:span text:style-name="T1">egi<text:tab/>lakaka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1 dureza 2 dor</text:span></text:p>
      <text:p text:style-name="P8"><text:tab/><text:span text:style-name="T1">dakake</text:span> duro</text:p>
      <text:p text:style-name="P8"/>
      <text:p text:style-name="P8"><text:span text:style-name="T1">lakaloigo<text:tab/>lakaloiko</text:span> <text:span text:style-name="T4">subst masc</text:span> <text:span text:style-name="T1">comida dele</text:span> comida de caça de animal, geralmente onça</text:p>
      <text:p text:style-name="P8"><text:tab/><text:span text:style-name="T1">nakaloigo</text:span> o que foi caçado e matado</text:p>
      <text:p text:style-name="P8"/>
      <text:p text:style-name="P8"><text:span text:style-name="T1">lakapetegi<text:tab/>lakapetedi lakapetedipi/lakapetegipi</text:span> <text:span text:style-name="T4">(ger) subst masc</text:span> <text:span text:style-name="T1">inimigo dele</text:span></text:p>
      <text:p text:style-name="P8"><text:tab/><text:span text:style-name="T1">lakapete</text:span> <text:span text:style-name="T4">(forma fem)</text:span> o que é contra</text:p>
      <text:p text:style-name="P8"><text:tab/><text:span text:style-name="T1">-akape(tegi)</text:span> encontrar com, estar contra, opor</text:p>
      <text:p text:style-name="P8"/>
      <text:p text:style-name="P8"><text:span text:style-name="T1">lakata<text:tab/>lakataka</text:span> <text:span text:style-name="T4">subst fem</text:span> <text:span text:style-name="T1">hora</text:span> certo tempo marcado</text:p>
      <text:p text:style-name="P8"><text:soft-page-break/><text:tab/><text:span text:style-name="T1">inilakata</text:span> minha hora</text:p>
      <text:p text:style-name="P8"/>
      <text:p text:style-name="P8"><text:span text:style-name="T1">lakatagi</text:span><text:tab/><text:span text:style-name="T4">adv</text:span> <text:span text:style-name="T1">tempo marcado</text:span></text:p>
      <text:p text:style-name="P8"><text:tab/><text:span text:style-name="T1">lakatigi noko</text:span> dia marcado</text:p>
      <text:p text:style-name="P8"/>
      <text:p text:style-name="P8">[Seite 93]</text:p>
      <text:p text:style-name="P8">[Spalte 2]</text:p>
      <text:p text:style-name="P8"/>
      <text:p text:style-name="P8"><text:span text:style-name="T1">lakatigi<text:tab/>lakata</text:span><text:span text:style-name="T2">g</text:span><text:span text:style-name="T1">a</text:span> <text:span text:style-name="T4">subst masc</text:span> <text:span text:style-name="T1">1 maneira de viver dele 2 modo, jeito dele 3 hábito, costume dele</text:span></text:p>
      <text:p text:style-name="P8"><text:tab/><text:span text:style-name="T1">lakate</text:span> <text:span text:style-name="T4">(forma fem)</text:span></text:p>
      <text:p text:style-name="P8"><text:tab/><text:span text:style-name="T1">-akatigi</text:span> maneira de viver, costume, hábito ou modo de</text:p>
      <text:p text:style-name="P8"><text:tab/><text:span text:style-name="T2">g</text:span><text:span text:style-name="T1">odakatigi</text:span> nossa maneira de viver</text:p>
      <text:p text:style-name="P8"/>
      <text:p text:style-name="P8"><text:span text:style-name="T1">lakawojo</text:span><text:span text:style-name="T2">g</text:span><text:span text:style-name="T1">ona</text:span><text:span text:style-name="T2">g</text:span><text:span text:style-name="T1">adi<text:tab/>lakawojo</text:span><text:span text:style-name="T2">g</text:span><text:span text:style-name="T1">ona</text:span><text:span text:style-name="T2">g</text:span><text:span text:style-name="T1">atedi</text:span> <text:span text:style-name="T4">subst masc</text:span> <text:span text:style-name="T1">viga de casa</text:span></text:p>
      <text:p text:style-name="P8"/>
      <text:p text:style-name="P8"><text:span text:style-name="T1">lakeedi<text:tab/>laketedi</text:span> <text:span text:style-name="T4">subst masc</text:span> <text:span text:style-name="T1">cobra</text:span> palavra geral</text:p>
      <text:p text:style-name="P8"/>
      <text:p text:style-name="P8"><text:span text:style-name="T1">lakidenigi<text:tab/>lakidena</text:span><text:span text:style-name="T2">g</text:span><text:span text:style-name="T1">a</text:span> <text:span text:style-name="T4">subst masc</text:span> <text:span text:style-name="T1">pessoa que tem o que faz se sentir bem</text:span></text:p>
      <text:p text:style-name="P8"><text:tab/><text:span text:style-name="T1">lakidena</text:span> <text:span text:style-name="T4">(forma fem)</text:span></text:p>
      <text:p text:style-name="P8"/>
      <text:p text:style-name="P8"><text:span text:style-name="T1">lalaanja<text:tab/>lalaanjadi</text:span> <text:span text:style-name="T4">subst fem</text:span> <text:span text:style-name="T1">laranja port</text:span></text:p>
      <text:p text:style-name="P8"/>
      <text:p text:style-name="P8"><text:span text:style-name="T1">lalakena</text:span><text:span text:style-name="T2">g</text:span><text:span text:style-name="T1">ana</text:span><text:span text:style-name="T2">g</text:span><text:span text:style-name="T1">adi<text:tab/>lalake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chicote dele</text:span></text:p>
      <text:p text:style-name="P8"><text:tab/><text:span text:style-name="T1">-alake</text:span> apanhar</text:p>
      <text:p text:style-name="P8"><text:tab/><text:span text:style-name="T1">nalakena</text:span><text:span text:style-name="T2">g</text:span><text:span text:style-name="T1">ana</text:span><text:span text:style-name="T2">g</text:span><text:span text:style-name="T1">adi</text:span> chicote</text:p>
      <text:p text:style-name="P8"/>
      <text:p text:style-name="P8"><text:span text:style-name="T1">lalatigi<text:tab/>lalata</text:span><text:span text:style-name="T2">g</text:span><text:span text:style-name="T1">a</text:span> <text:span text:style-name="T4">subst masc</text:span> <text:span text:style-name="T1">coisa deixada, esquecida</text:span> p.ex. casa</text:p>
      <text:p text:style-name="P8"><text:tab/><text:span text:style-name="T1">-aladi</text:span> jogar fora, abandonar</text:p>
      <text:p text:style-name="P8"><text:tab/><text:span text:style-name="T2">g</text:span><text:span text:style-name="T1">odalata</text:span><text:span text:style-name="T2">g</text:span><text:span text:style-name="T1">a</text:span> nossa coisa deixada</text:p>
      <text:p text:style-name="P8"/>
      <text:p text:style-name="P8"><text:span text:style-name="T1">lale<text:tab/>laleli</text:span> <text:span text:style-name="T4">subst fem</text:span> <text:span text:style-name="T1">coroa dele</text:span></text:p>
      <text:p text:style-name="P8"><text:tab/><text:span text:style-name="T1">-ale</text:span> coroa</text:p>
      <text:p text:style-name="P8"><text:tab/><text:span text:style-name="T2">g</text:span><text:span text:style-name="T1">odale</text:span> nossa coroa</text:p>
      <text:p text:style-name="P8"><text:tab/><text:span text:style-name="T1">yale</text:span> minha coroa</text:p>
      <text:p text:style-name="P8"/>
      <text:p text:style-name="P8"><text:span text:style-name="T1">lalegedi<text:tab/>lalegetedi</text:span> <text:span text:style-name="T4">subst masc</text:span> <text:span text:style-name="T1">mistura</text:span></text:p>
      <text:p text:style-name="P8"><text:tab/><text:span text:style-name="T1">-alegetee(tege)</text:span> misturar coisas que tem gosto</text:p>
      <text:p text:style-name="P8"/>
      <text:p text:style-name="P8"><text:span text:style-name="T1">lalepi</text:span><text:span text:style-name="T2">g</text:span><text:span text:style-name="T1">igo<text:tab/>lalepi</text:span><text:span text:style-name="T2">g</text:span><text:span text:style-name="T1">igoli</text:span> <text:span text:style-name="T4">subst fem</text:span> <text:span text:style-name="T1">espinho</text:span></text:p>
      <text:p text:style-name="P8"/>
      <text:p text:style-name="P8">[Seite 94]</text:p>
      <text:p text:style-name="P8">[Spalte 1]</text:p>
      <text:p text:style-name="P8"/>
      <text:p text:style-name="P8"><text:span text:style-name="T1">laligi<text:tab/>laligipi</text:span> <text:span text:style-name="T4">subst masc</text:span> <text:span text:style-name="T1">coisa estranha dele</text:span></text:p>
      <text:p text:style-name="P8"><text:tab/><text:span text:style-name="T1">lala</text:span> <text:span text:style-name="T4">(forma fem)</text:span></text:p>
      <text:p text:style-name="P8"/>
      <text:p text:style-name="P8"><text:span text:style-name="T1">lalo</text:span><text:span text:style-name="T2">g</text:span><text:span text:style-name="T1">ona</text:span><text:span text:style-name="T2">g</text:span><text:span text:style-name="T1">ategi<text:tab/>lalo</text:span><text:span text:style-name="T2">g</text:span><text:span text:style-name="T1">ona</text:span><text:span text:style-name="T2">g</text:span><text:span text:style-name="T1">atedi</text:span> <text:span text:style-name="T4">subst masc</text:span> <text:span text:style-name="T1">tocha</text:span></text:p>
      <text:p text:style-name="P8"><text:tab/><text:span text:style-name="T1">lalo</text:span><text:span text:style-name="T2">g</text:span><text:span text:style-name="T1">ona</text:span><text:span text:style-name="T2">g</text:span><text:span text:style-name="T1">adi</text:span> <text:span text:style-name="T4">(variação do sing)</text:span></text:p>
      <text:p text:style-name="P8"/>
      <text:p text:style-name="P8"><text:span text:style-name="T1">lalokadi<text:tab/>lalokatedi</text:span> <text:span text:style-name="T4">subst masc</text:span> <text:span text:style-name="T1">lugar da festa</text:span></text:p>
      <text:p text:style-name="P8"><text:tab/><text:span text:style-name="T1">nalokegi</text:span> festa</text:p>
      <text:p text:style-name="P8"><text:tab/><text:span text:style-name="T1">lalokaditibeci</text:span> praça, lugar de festas</text:p>
      <text:p text:style-name="P8"><text:soft-page-break/></text:p>
      <text:p text:style-name="P8"><text:span text:style-name="T1">lalokegi<text:tab/>lalokeco</text:span> <text:span text:style-name="T4">subst masc</text:span> <text:span text:style-name="T1">festa dele</text:span></text:p>
      <text:p text:style-name="P8"><text:tab/><text:span text:style-name="T1">nalokegi</text:span> festa</text:p>
      <text:p text:style-name="P8"/>
      <text:p text:style-name="P8"><text:span text:style-name="T1">lamakaladi<text:tab/>lamakalatedi</text:span> <text:span text:style-name="T4">subst masc</text:span> <text:span text:style-name="T1">chapéu</text:span></text:p>
      <text:p text:style-name="P8"/>
      <text:p text:style-name="P8"><text:span text:style-name="T1">lamena</text:span><text:span text:style-name="T2">g</text:span><text:span text:style-name="T1">ane</text:span><text:span text:style-name="T2">g</text:span><text:span text:style-name="T1">egi(tema)<text:tab/>lame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divertimento dele</text:span> (contra ele) até escarnecer</text:p>
      <text:p text:style-name="P8"><text:tab/><text:span text:style-name="T1">-amena</text:span><text:span text:style-name="T2">g</text:span><text:span text:style-name="T1">a</text:span> se divertir</text:p>
      <text:p text:style-name="P8"/>
      <text:p text:style-name="P8"><text:span text:style-name="T1">lamodi<text:tab/>laamotiidi</text:span> <text:span text:style-name="T4">subst masc</text:span> <text:span text:style-name="T1">1 pena, pluma dele 2 folha dele 3 cabelo dele</text:span></text:p>
      <text:p text:style-name="P8"><text:tab/><text:span text:style-name="T1">-amodi</text:span> cabelo, pena, pluma ou folha de</text:p>
      <text:p text:style-name="P8"><text:tab/><text:span text:style-name="T2">g</text:span><text:span text:style-name="T1">odamodi</text:span> nosso cabelo</text:p>
      <text:p text:style-name="P8"/>
      <text:p text:style-name="P8"><text:span text:style-name="T1">lamo</text:span><text:span text:style-name="T2">g</text:span><text:span text:style-name="T1">o<text:tab/>lamokoxiidi</text:span> <text:span text:style-name="T4">subst masc</text:span> <text:span text:style-name="T1">1 farinha 2 pó</text:span></text:p>
      <text:p text:style-name="P8"/>
      <text:p text:style-name="P8"><text:span text:style-name="T1">lanaagije<text:tab/>lanaagijeli</text:span> <text:span text:style-name="T4">subst fem</text:span> <text:span text:style-name="T1">cutia</text:span></text:p>
      <text:p text:style-name="P8"/>
      <text:p text:style-name="P8"><text:span text:style-name="T1">lanaa</text:span><text:span text:style-name="T2">g</text:span><text:span text:style-name="T1">a<text:tab/>lanakepodi</text:span> <text:span text:style-name="T4">subst masc ou fem</text:span> <text:span text:style-name="T1">visitante</text:span> aquele que vem visitar, passear</text:p>
      <text:p text:style-name="P8"><text:tab/><text:span text:style-name="T1">-anagi</text:span> vir</text:p>
      <text:p text:style-name="P8"><text:tab/><text:span text:style-name="T1">laniaala</text:span><text:span text:style-name="T2">g</text:span><text:span text:style-name="T1">a</text:span> <text:span text:style-name="T4">(sinôn)</text:span></text:p>
      <text:p text:style-name="P8"/>
      <text:p text:style-name="P8"><text:span text:style-name="T1">laniaala</text:span><text:span text:style-name="T2">g</text:span><text:span text:style-name="T1">a<text:tab/>laniaala</text:span><text:span text:style-name="T2">g</text:span><text:span text:style-name="T1">awepodi</text:span> <text:span text:style-name="T4">subst masc</text:span> <text:span text:style-name="T1">visitante</text:span></text:p>
      <text:p text:style-name="P8"><text:tab/><text:span text:style-name="T1">lanaa</text:span><text:span text:style-name="T2">g</text:span><text:span text:style-name="T1">a</text:span> visitante</text:p>
      <text:p text:style-name="P8"><text:tab/><text:span text:style-name="T1">laniaale</text:span><text:span text:style-name="T2">g</text:span><text:span text:style-name="T1">epodi</text:span> <text:span text:style-name="T4">(variação do plural)</text:span></text:p>
      <text:p text:style-name="P8"/>
      <text:p text:style-name="P8">[Seite 94]</text:p>
      <text:p text:style-name="P8">[Spalte 2]</text:p>
      <text:p text:style-name="P8"/>
      <text:p text:style-name="P8"><text:span text:style-name="T1">lanice</text:span><text:span text:style-name="T2">g</text:span><text:span text:style-name="T1">egi<text:tab/>lanice</text:span><text:span text:style-name="T2">g</text:span><text:span text:style-name="T1">eco</text:span> <text:span text:style-name="T4">subst masc ou fem</text:span> <text:span text:style-name="T1">cheiro dele/dela</text:span></text:p>
      <text:p text:style-name="P8"/>
      <text:p text:style-name="P8"><text:span text:style-name="T1">lanigi</text:span><text:tab/><text:span text:style-name="T4">subst masc</text:span> <text:span text:style-name="T1">cheiro dele</text:span></text:p>
      <text:p text:style-name="P8"><text:tab/><text:span text:style-name="T1">lanica</text:span><text:span text:style-name="T2">g</text:span><text:span text:style-name="T1">awa</text:span> cheiro forte daquele como enxofre</text:p>
      <text:p text:style-name="P8"><text:tab/><text:span text:style-name="T1">lanice</text:span><text:span text:style-name="T2">g</text:span><text:span text:style-name="T1">egi</text:span> cheiro dele</text:p>
      <text:p text:style-name="P8"/>
      <text:p text:style-name="P8"><text:span text:style-name="T1">lanikadi</text:span><text:tab/><text:span text:style-name="T4">subst masc</text:span> <text:span text:style-name="T1">lugar de nascimento dele</text:span></text:p>
      <text:p text:style-name="P8"><text:tab/><text:span text:style-name="T1">yanikadi</text:span> meu lugar de nascimento</text:p>
      <text:p text:style-name="P8"><text:tab/><text:span text:style-name="T2">g</text:span><text:span text:style-name="T1">adanikadi</text:span> seu lugar de nascimento</text:p>
      <text:p text:style-name="P8"/>
      <text:p text:style-name="P8"><text:span text:style-name="T1">lanikegi</text:span><text:tab/><text:span text:style-name="T4">subst masc</text:span> <text:span text:style-name="T1">aniversário dele</text:span></text:p>
      <text:p text:style-name="P8"><text:tab/><text:span text:style-name="T1">lanikadi</text:span> lugar de nascimento dele</text:p>
      <text:p text:style-name="P8"><text:tab/><text:span text:style-name="T1">lanikoa</text:span> nascimento</text:p>
      <text:p text:style-name="P8"/>
      <text:p text:style-name="P8"><text:span text:style-name="T1">lanikoa</text:span><text:tab/><text:span text:style-name="T4">subst</text:span> <text:span text:style-name="T1">nascimento dele junto com ...</text:span> no sentido do mesmo dia, cai junto</text:p>
      <text:p text:style-name="P8"><text:tab/><text:span text:style-name="T1">lanikegi</text:span> aniversário dele</text:p>
      <text:p text:style-name="P8"/>
      <text:p text:style-name="P8"><text:span text:style-name="T1">lanilo</text:span><text:span text:style-name="T2">g</text:span><text:span text:style-name="T1">oxegi<text:tab/>lanilo</text:span><text:span text:style-name="T2">g</text:span><text:span text:style-name="T1">oxedi</text:span> <text:span text:style-name="T4">subst masc</text:span> <text:span text:style-name="T1">tumor dele</text:span></text:p>
      <text:p text:style-name="P8"><text:tab/><text:span text:style-name="T1">lanilo</text:span><text:span text:style-name="T2">g</text:span><text:span text:style-name="T1">oxe</text:span> <text:span text:style-name="T4">(forma fem)</text:span></text:p>
      <text:p text:style-name="P8"/>
      <text:p text:style-name="P8"><text:span text:style-name="T1">lanino</text:span><text:span text:style-name="T2">g</text:span><text:span text:style-name="T1">odi</text:span><text:tab/><text:span text:style-name="T4">subst masc</text:span> <text:span text:style-name="T1">padrasto dele</text:span></text:p>
      <text:p text:style-name="P8"><text:tab/><text:span text:style-name="T1">lanino</text:span><text:span text:style-name="T2">g</text:span><text:span text:style-name="T1">odo</text:span> madrasta dele</text:p>
      <text:p text:style-name="P8"/>
      <text:p text:style-name="P8"><text:span text:style-name="T1">lanino</text:span><text:span text:style-name="T2">g</text:span><text:span text:style-name="T1">odo</text:span><text:tab/><text:span text:style-name="T4">subst fem</text:span> <text:span text:style-name="T1">madrasta dele</text:span></text:p>
      <text:p text:style-name="P8"><text:soft-page-break/><text:tab/><text:span text:style-name="T1">lanino</text:span><text:span text:style-name="T2">g</text:span><text:span text:style-name="T1">odi</text:span> padrasto dele</text:p>
      <text:p text:style-name="P8"/>
      <text:p text:style-name="P8"><text:span text:style-name="T1">lanoda</text:span><text:span text:style-name="T2">g</text:span><text:span text:style-name="T1">agi<text:tab/>lanodi</text:span> <text:span text:style-name="T4">subst masc ou fem</text:span> <text:span text:style-name="T1">tralha ou coisa da cozinha dele</text:span> p.ex. louça</text:p>
      <text:p text:style-name="P8"><text:tab/><text:span text:style-name="T1">enodi</text:span> tralha da cozinha, cerâmica</text:p>
      <text:p text:style-name="P8"/>
      <text:p text:style-name="P8"><text:span text:style-name="T1">lanokegi</text:span><text:tab/><text:span text:style-name="T4">subst masc</text:span> <text:span text:style-name="T1">vinda dele</text:span></text:p>
      <text:p text:style-name="P8"><text:tab/><text:span text:style-name="T1">-ano</text:span> chegar</text:p>
      <text:p text:style-name="P8"><text:tab/><text:span text:style-name="T1">yanokegi</text:span> minha vinda</text:p>
      <text:p text:style-name="P8"/>
      <text:p text:style-name="P8">[Seite 95]</text:p>
      <text:p text:style-name="P8">[Spalte 1]</text:p>
      <text:p text:style-name="P8"/>
      <text:p text:style-name="P8"><text:span text:style-name="T1">lapace</text:span><text:span text:style-name="T2">g</text:span><text:span text:style-name="T1">egi<text:tab/>lapaca</text:span><text:span text:style-name="T2">g</text:span><text:span text:style-name="T1">a</text:span><text:span text:style-name="T2">g</text:span><text:span text:style-name="T1">a</text:span> <text:span text:style-name="T4">adj</text:span> <text:span text:style-name="T1">branco</text:span></text:p>
      <text:p text:style-name="P8"><text:tab/><text:span text:style-name="T1">lapace</text:span><text:span text:style-name="T2">g</text:span><text:span text:style-name="T1">e</text:span> <text:span text:style-name="T4">(forma fem)</text:span></text:p>
      <text:p text:style-name="P8"><text:tab/><text:span text:style-name="T1">axoca-lapace</text:span><text:span text:style-name="T2">g</text:span><text:span text:style-name="T1">egi</text:span> açúcar</text:p>
      <text:p text:style-name="P8"><text:tab/><text:span text:style-name="T1">lapaco</text:span><text:span text:style-name="T2">g</text:span><text:span text:style-name="T1">ogo</text:span> roupa ou pano branco, branqueador</text:p>
      <text:p text:style-name="P8"/>
      <text:p text:style-name="P8"><text:span text:style-name="T1">lapaco</text:span><text:span text:style-name="T2">g</text:span><text:span text:style-name="T1">ogo<text:tab/>lapaco</text:span><text:span text:style-name="T2">g</text:span><text:span text:style-name="T1">ogoli</text:span> <text:span text:style-name="T4">subst fem</text:span> <text:span text:style-name="T1">1 branqueador para roupas 2 roupa ou pano branco</text:span></text:p>
      <text:p text:style-name="P8"/>
      <text:p text:style-name="P8"><text:span text:style-name="T1">lapaco</text:span><text:span text:style-name="T2">g</text:span><text:span text:style-name="T1">ogoma</text:span><text:span text:style-name="T2">g</text:span><text:span text:style-name="T1">a</text:span><text:tab/><text:span text:style-name="T4">subst masc</text:span> <text:span text:style-name="T1">pessoa vestida de branco</text:span></text:p>
      <text:p text:style-name="P8"><text:tab/><text:span text:style-name="T1">lapaco</text:span><text:span text:style-name="T2">g</text:span><text:span text:style-name="T1">ogo</text:span> roupa branca</text:p>
      <text:p text:style-name="P8"/>
      <text:p text:style-name="P8"><text:span text:style-name="T1">lapadena</text:span><text:span text:style-name="T2">g</text:span><text:span text:style-name="T1">ana</text:span><text:span text:style-name="T2">g</text:span><text:span text:style-name="T1">adi<text:tab/>lapade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remendo</text:span> pano, tecido ou uma construção</text:p>
      <text:p text:style-name="P8"><text:tab/><text:span text:style-name="T1">-napade(tiwage)</text:span> remendar</text:p>
      <text:p text:style-name="P8"/>
      <text:p text:style-name="P8"><text:span text:style-name="T1">lapadexe</text:span><text:tab/><text:span text:style-name="T4">subst fem</text:span> <text:span text:style-name="T1">remendo</text:span> de pano</text:p>
      <text:p text:style-name="P8"/>
      <text:p text:style-name="P8"><text:span text:style-name="T1">lapadi</text:span><text:tab/><text:span text:style-name="T4">subst</text:span> <text:span text:style-name="T1">palha dele</text:span></text:p>
      <text:p text:style-name="P8"><text:tab/><text:span text:style-name="T1">napadi</text:span> palha</text:p>
      <text:p text:style-name="P8"/>
      <text:p text:style-name="P8"><text:span text:style-name="T1">lapadijegi<text:tab/>lapadijetedi</text:span> <text:span text:style-name="T4">subst masc</text:span> <text:span text:style-name="T1">retalho</text:span></text:p>
      <text:p text:style-name="P8"><text:tab/><text:span text:style-name="T1">-napade(tiwage)</text:span> remendar</text:p>
      <text:p text:style-name="P8"/>
      <text:p text:style-name="P8"><text:span text:style-name="T1">lapalite<text:tab/>lapaliteli</text:span> <text:span text:style-name="T4">subst fem</text:span> <text:span text:style-name="T1">machado</text:span></text:p>
      <text:p text:style-name="P8"/>
      <text:p text:style-name="P8"><text:span text:style-name="T1">lapica</text:span><text:span text:style-name="T2">g</text:span><text:span text:style-name="T1">a</text:span><text:span text:style-name="T2">g</text:span><text:span text:style-name="T1">a</text:span><text:tab/><text:span text:style-name="T4">adj</text:span> <text:span text:style-name="T1">calor</text:span></text:p>
      <text:p text:style-name="P8"><text:tab/><text:span text:style-name="T1">dapico</text:span><text:span text:style-name="T2">g</text:span><text:span text:style-name="T1">o</text:span> quente</text:p>
      <text:p text:style-name="P8"/>
      <text:p text:style-name="P8"><text:span text:style-name="T1">lapinigi<text:tab/>lapina</text:span><text:span text:style-name="T2">g</text:span><text:span text:style-name="T1">a</text:span> <text:span text:style-name="T4">subst masc</text:span> <text:span text:style-name="T1">migalha</text:span> qualquer coisa que restou</text:p>
      <text:p text:style-name="P8"><text:tab/><text:span text:style-name="T1">latije</text:span> coisa caída</text:p>
      <text:p text:style-name="P8"/>
      <text:p text:style-name="P8"><text:span text:style-name="T1">lapioya</text:span><text:span text:style-name="T2">g</text:span><text:span text:style-name="T1">ajegi<text:tab/>lapioya</text:span><text:span text:style-name="T2">g</text:span><text:span text:style-name="T1">ajetedi</text:span> <text:span text:style-name="T4">subst masc</text:span> <text:span text:style-name="T1">sujeira</text:span></text:p>
      <text:p text:style-name="P8"><text:tab/><text:span text:style-name="T1">napioi</text:span> sujo</text:p>
      <text:p text:style-name="P8"/>
      <text:p text:style-name="P8">[Seite 95]</text:p>
      <text:p text:style-name="P8">[Spalte 2]</text:p>
      <text:p text:style-name="P8"/>
      <text:p text:style-name="P8"><text:span text:style-name="T1">lapo<text:tab/>lapoli</text:span> <text:span text:style-name="T4">subst masc</text:span> <text:span text:style-name="T1">grupo</text:span> de pessoas ou animais</text:p>
      <text:p text:style-name="P8"><text:tab/><text:span text:style-name="T1">lapoawaanigi</text:span> <text:span text:style-name="T4">(forma dim)</text:span></text:p>
      <text:p text:style-name="P8"><text:tab/><text:span text:style-name="T1">lapo-nelegi</text:span> multidão</text:p>
      <text:p text:style-name="P8"><text:tab/><text:span text:style-name="T1">lapotiogi</text:span> multidão</text:p>
      <text:p text:style-name="P8"/>
      <text:p text:style-name="P8"><text:soft-page-break/><text:span text:style-name="T1">lapoagi<text:tab/>lapoaco</text:span> <text:span text:style-name="T4">subst masc</text:span> <text:span text:style-name="T1">porta dele, dela</text:span></text:p>
      <text:p text:style-name="P8"><text:tab/><text:span text:style-name="T1">epoagi</text:span> porta</text:p>
      <text:p text:style-name="P8"><text:tab/><text:span text:style-name="T1">lapoageliodi</text:span> portão</text:p>
      <text:p text:style-name="P8"><text:tab/><text:span text:style-name="T1">yapoagi</text:span> minha porta</text:p>
      <text:p text:style-name="P8"/>
      <text:p text:style-name="P8"><text:span text:style-name="T1">lapoda</text:span><text:span text:style-name="T2">g</text:span><text:span text:style-name="T1">adi</text:span><text:tab/><text:span text:style-name="T4">subst masc</text:span> <text:span text:style-name="T1">onde se reúnem</text:span> animais ou pessoas, p.ex. caverna ou esconderijo</text:p>
      <text:p text:style-name="P8"><text:tab/><text:span text:style-name="T1">lateca</text:span><text:span text:style-name="T2">g</text:span><text:span text:style-name="T1">adi</text:span> <text:span text:style-name="T4">(sinôn)</text:span></text:p>
      <text:p text:style-name="P8"/>
      <text:p text:style-name="P8"><text:span text:style-name="T1">latada</text:span><text:tab/><text:span text:style-name="T4">subst masc</text:span> <text:span text:style-name="T1">pai</text:span></text:p>
      <text:p text:style-name="P8"><text:tab/><text:span text:style-name="T2">g</text:span><text:span text:style-name="T1">adata</text:span> pai (seu)</text:p>
      <text:p text:style-name="P8"><text:tab/><text:span text:style-name="T1">eniodi</text:span> pai</text:p>
      <text:p text:style-name="P8"><text:tab/><text:span text:style-name="T1">ledeede</text:span> mãe</text:p>
      <text:p text:style-name="P8"/>
      <text:p text:style-name="P8"><text:span text:style-name="T1">latala</text:span><text:span text:style-name="T2">g</text:span><text:span text:style-name="T1">a<text:tab/>latala</text:span><text:span text:style-name="T2">g</text:span><text:span text:style-name="T1">ajetedi</text:span> <text:span text:style-name="T4">subst masc</text:span> <text:span text:style-name="T1">1 brilho 2 luz</text:span> usado por glória de Deus, plural significa coisas que brilham</text:p>
      <text:p text:style-name="P8"><text:tab/><text:span text:style-name="T1">latale</text:span><text:span text:style-name="T2">g</text:span><text:span text:style-name="T1">egi</text:span> glória</text:p>
      <text:p text:style-name="P8"/>
      <text:p text:style-name="P8"><text:span text:style-name="T1">latale</text:span><text:span text:style-name="T2">g</text:span><text:span text:style-name="T1">egi<text:tab/>latala</text:span><text:span text:style-name="T2">g</text:span><text:span text:style-name="T1">ajetedi</text:span> <text:span text:style-name="T4">subst masc</text:span> <text:span text:style-name="T1">brilho dele</text:span> coisa brilhosa</text:p>
      <text:p text:style-name="P8"><text:tab/><text:span text:style-name="T1">latala</text:span><text:span text:style-name="T2">g</text:span><text:span text:style-name="T1">a</text:span> luz, brilho</text:p>
      <text:p text:style-name="P8"/>
      <text:p text:style-name="P8"><text:span text:style-name="T1">lateca</text:span><text:span text:style-name="T2">g</text:span><text:span text:style-name="T1">adi</text:span><text:tab/><text:span text:style-name="T4">subst</text:span> <text:span text:style-name="T1">onde se ajuntam</text:span></text:p>
      <text:p text:style-name="P8"><text:tab/><text:span text:style-name="T1">-ateco</text:span><text:span text:style-name="T2">g</text:span><text:span text:style-name="T1">otee</text:span> congregar</text:p>
      <text:p text:style-name="P8"><text:tab/><text:span text:style-name="T2">g</text:span><text:span text:style-name="T1">odateca</text:span><text:span text:style-name="T2">g</text:span><text:span text:style-name="T1">adi</text:span> nós ajuntados</text:p>
      <text:p text:style-name="P8"><text:tab/><text:span text:style-name="T1">lapoda</text:span><text:span text:style-name="T2">g</text:span><text:span text:style-name="T1">adi</text:span> <text:span text:style-name="T4">(sinôn)</text:span></text:p>
      <text:p text:style-name="P8"/>
      <text:p text:style-name="P8"><text:span text:style-name="T1">lategogo</text:span><text:tab/><text:span text:style-name="T4">subst masc</text:span> <text:span text:style-name="T1">lama</text:span> pode ser para ajuntar plantas ou capim para o telhado</text:p>
      <text:p text:style-name="P8"><text:tab/><text:span text:style-name="T1">lategocawaanigi</text:span> <text:span text:style-name="T4">(forma dim)</text:span></text:p>
      <text:p text:style-name="P8"/>
      <text:p text:style-name="P8">[Seite 96]</text:p>
      <text:p text:style-name="P8">[Spalte 1]</text:p>
      <text:p text:style-name="P8"/>
      <text:p text:style-name="P8"><text:span text:style-name="T1">late</text:span><text:span text:style-name="T2">g</text:span><text:span text:style-name="T1">edi<text:tab/>late</text:span><text:span text:style-name="T2">g</text:span><text:span text:style-name="T1">etedi</text:span> <text:span text:style-name="T4">subst masc</text:span> <text:span text:style-name="T1">favorita</text:span> coisa muita adorada, protegida</text:p>
      <text:p text:style-name="P8"><text:tab/><text:span text:style-name="T1">late</text:span><text:span text:style-name="T2">g</text:span><text:span text:style-name="T1">ete</text:span> <text:span text:style-name="T4">(forma fem)</text:span></text:p>
      <text:p text:style-name="P8"/>
      <text:p text:style-name="P8"><text:span text:style-name="T1">lateka(tece)<text:tab/></text:span><text:span text:style-name="T5">adj</text:span> pegado qualquer coisa, p.ex. mel, saquê, despojo</text:p>
      <text:p text:style-name="P8"/>
      <text:p text:style-name="P8"><text:span text:style-name="T1">latematigo<text:tab/>latematiko</text:span> <text:span text:style-name="T4">subst masc</text:span> <text:span text:style-name="T1">história dele</text:span> o que ele conta</text:p>
      <text:p text:style-name="P8"><text:tab/><text:span text:style-name="T1">natematigo</text:span> história</text:p>
      <text:p text:style-name="P8"><text:tab/><text:span text:style-name="T1">-atematika</text:span> contar histórias</text:p>
      <text:p text:style-name="P8"/>
      <text:p text:style-name="P8"><text:span text:style-name="T1">latematikana</text:span><text:span text:style-name="T2">g</text:span><text:span text:style-name="T1">adi</text:span><text:tab/><text:span text:style-name="T4">subst masc</text:span> <text:span text:style-name="T1">lugar para dar mensagem</text:span></text:p>
      <text:p text:style-name="P8"/>
      <text:p text:style-name="P8"><text:span text:style-name="T1">latena</text:span><text:span text:style-name="T2">g</text:span><text:span text:style-name="T1">ane</text:span><text:span text:style-name="T2">g</text:span><text:span text:style-name="T1">egi<text:tab/>late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música dele</text:span></text:p>
      <text:p text:style-name="P8"><text:tab/><text:span text:style-name="T1">natena</text:span><text:span text:style-name="T2">g</text:span><text:span text:style-name="T1">ane</text:span><text:span text:style-name="T2">g</text:span><text:span text:style-name="T1">egi</text:span> música</text:p>
      <text:p text:style-name="P8"><text:tab/><text:span text:style-name="T1">natena</text:span> flauta</text:p>
      <text:p text:style-name="P8"/>
      <text:p text:style-name="P8"><text:span text:style-name="T1">latiama</text:span><text:span text:style-name="T2">g</text:span><text:span text:style-name="T1">a</text:span><text:tab/><text:span text:style-name="T4">subst masc</text:span> <text:span text:style-name="T1">espuma dele</text:span></text:p>
      <text:p text:style-name="P8"><text:tab/><text:span text:style-name="T1">-natiama</text:span><text:span text:style-name="T2">g</text:span><text:span text:style-name="T1">adi</text:span> ferver</text:p>
      <text:p text:style-name="P8"/>
      <text:p text:style-name="P8"><text:span text:style-name="T1">latiidi</text:span><text:tab/><text:span text:style-name="T4">subst</text:span> <text:span text:style-name="T1">lágrimas</text:span></text:p>
      <text:p text:style-name="P8"><text:tab/><text:span text:style-name="T1">-atiide</text:span> lagrimejar</text:p>
      <text:p text:style-name="P8"/>
      <text:p text:style-name="P8"><text:span text:style-name="T1">latije<text:tab/>latijedi</text:span> <text:span text:style-name="T4">subst fem</text:span> <text:span text:style-name="T1">algo caído</text:span> especialmente fruta</text:p>
      <text:p text:style-name="P8"><text:soft-page-break/><text:tab/><text:span text:style-name="T1">lapina</text:span><text:span text:style-name="T2">g</text:span><text:span text:style-name="T1">a</text:span> migalha</text:p>
      <text:p text:style-name="P8"/>
      <text:p text:style-name="P8"><text:span text:style-name="T1">latinigi<text:tab/>latixodi</text:span> <text:span text:style-name="T4">subst masc</text:span> <text:span text:style-name="T1">formiga “ferrador”</text:span></text:p>
      <text:p text:style-name="P8"/>
      <text:p text:style-name="P8"><text:span text:style-name="T1">latoa</text:span><text:span text:style-name="T2">g</text:span><text:span text:style-name="T1">egi<text:tab/>latoa</text:span><text:span text:style-name="T2">g</text:span><text:span text:style-name="T1">eco</text:span> <text:span text:style-name="T4">subst masc</text:span> <text:span text:style-name="T1">1 córrego 2 valeta</text:span> onde a água corre</text:p>
      <text:p text:style-name="P8"/>
      <text:p text:style-name="P8"><text:span text:style-name="T1">latobi<text:tab/>latopidi</text:span> <text:span text:style-name="T4">subst masc</text:span> <text:span text:style-name="T1">rosto dele</text:span></text:p>
      <text:p text:style-name="P8"><text:tab/><text:span text:style-name="T1">-atobi</text:span> rosto de</text:p>
      <text:p text:style-name="P8"><text:tab/><text:span text:style-name="T2">g</text:span><text:span text:style-name="T1">odatobi</text:span> nosso rosto</text:p>
      <text:p text:style-name="P8"/>
      <text:p text:style-name="P8">[Seite 96]</text:p>
      <text:p text:style-name="P8">[Spalte 2]</text:p>
      <text:p text:style-name="P8"/>
      <text:p text:style-name="P8"><text:span text:style-name="T1">latocolo<text:tab/>latocolotedi latacolodi</text:span> <text:span text:style-name="T4">subst</text:span> <text:span text:style-name="T1">testa dele</text:span></text:p>
      <text:p text:style-name="P8"><text:tab/><text:span text:style-name="T1">-atocolo</text:span> testa de</text:p>
      <text:p text:style-name="P8"/>
      <text:p text:style-name="P8"><text:span text:style-name="T1">latogo<text:tab/>latogoli</text:span> <text:span text:style-name="T4">subst fem</text:span> <text:span text:style-name="T1">barco dele</text:span></text:p>
      <text:p text:style-name="P8"><text:tab/><text:span text:style-name="T1">etogo</text:span> barco</text:p>
      <text:p text:style-name="P8"/>
      <text:p text:style-name="P8"><text:span text:style-name="T1">latopagi<text:tab/>latopaco(li)</text:span> <text:span text:style-name="T4">subst masc</text:span> <text:span text:style-name="T1">1 aparência 2 tipo 3 qualidade</text:span></text:p>
      <text:p text:style-name="P8"/>
      <text:p text:style-name="P8"><text:span text:style-name="T1">latopenigi<text:tab/>latopena</text:span><text:span text:style-name="T2">g</text:span><text:span text:style-name="T1">a</text:span> <text:span text:style-name="T4">subst fem</text:span> <text:span text:style-name="T1">arma dele</text:span></text:p>
      <text:p text:style-name="P8"><text:tab/><text:span text:style-name="T1">-atope</text:span> rebentar, colidir</text:p>
      <text:p text:style-name="P8"><text:tab/><text:span text:style-name="T1">latopena</text:span><text:span text:style-name="T2">g</text:span><text:span text:style-name="T1">awaana</text:span> revolver dele</text:p>
      <text:p text:style-name="P8"/>
      <text:p text:style-name="P8"><text:span text:style-name="T1">latopije<text:tab/>latopijeli</text:span> <text:span text:style-name="T4">subst fem</text:span> <text:span text:style-name="T1">véu dele/dela</text:span></text:p>
      <text:p text:style-name="P8"><text:tab/><text:span text:style-name="T1">latobi</text:span> rosto</text:p>
      <text:p text:style-name="P8"/>
      <text:p text:style-name="P8"><text:span text:style-name="T1">latopiwa<text:tab/>latopiwadi</text:span> <text:span text:style-name="T4">comp</text:span> <text:span text:style-name="T1">aparecido</text:span> qualidade de ser semelhante</text:p>
      <text:p text:style-name="P8"><text:tab/><text:span text:style-name="T1">latopagi</text:span> tipo, aparência</text:p>
      <text:p text:style-name="P8"/>
      <text:p text:style-name="P8"><text:span text:style-name="T1">lawaadi<text:tab/>lawa</text:span><text:span text:style-name="T2">g</text:span><text:span text:style-name="T1">a lawadipi</text:span> <text:span text:style-name="T4">subst masc</text:span> <text:span text:style-name="T1">descendente</text:span></text:p>
      <text:p text:style-name="P8"><text:tab/><text:span text:style-name="T2">g</text:span><text:span text:style-name="T1">adawa</text:span><text:span text:style-name="T2">g</text:span><text:span text:style-name="T1">a</text:span> sua descendente</text:p>
      <text:p text:style-name="P8"/>
      <text:p text:style-name="P8"><text:span text:style-name="T1">lawagaca</text:span><text:span text:style-name="T2">g</text:span><text:span text:style-name="T1">aigo<text:tab/>lawagaca</text:span><text:span text:style-name="T2">g</text:span><text:span text:style-name="T1">aigoli</text:span> <text:span text:style-name="T4">subst fem</text:span> <text:span text:style-name="T1">lixeira</text:span> árvore</text:p>
      <text:p text:style-name="P8"/>
      <text:p text:style-name="P8"><text:span text:style-name="T1">lawale</text:span><text:tab/><text:span text:style-name="T4">subst</text:span> <text:span text:style-name="T1">saliva dele</text:span></text:p>
      <text:p text:style-name="P8"/>
      <text:p text:style-name="P8"><text:span text:style-name="T1">lawalodi</text:span><text:tab/><text:span text:style-name="T4">subst masc</text:span> <text:span text:style-name="T1">neto</text:span></text:p>
      <text:p text:style-name="P8"/>
      <text:p text:style-name="P8"><text:span text:style-name="T1">lawape<text:tab/>lawapeli</text:span> <text:span text:style-name="T4">subst masc</text:span> <text:span text:style-name="T1">formiga “lava-pé” port</text:span></text:p>
      <text:p text:style-name="P8"/>
      <text:p text:style-name="P8"><text:span text:style-name="T1">laweegi<text:tab/>laweco</text:span> <text:span text:style-name="T4">subst masc ou fem</text:span> <text:span text:style-name="T1">costela dele/dela</text:span></text:p>
      <text:p text:style-name="P8"><text:tab/><text:span text:style-name="T1">ewagi</text:span> ombro, costas</text:p>
      <text:p text:style-name="P8"><text:tab/><text:span text:style-name="T1">naweegi</text:span> costela</text:p>
      <text:p text:style-name="P8"/>
      <text:p text:style-name="P8">[Seite 97]</text:p>
      <text:p text:style-name="P8">[Spalte 1]</text:p>
      <text:p text:style-name="P8"/>
      <text:p text:style-name="P8"><text:span text:style-name="T1">lawee</text:span><text:span text:style-name="T2">g</text:span><text:span text:style-name="T1">enigi<text:tab/>lawee</text:span><text:span text:style-name="T2">g</text:span><text:span text:style-name="T1">ena</text:span><text:span text:style-name="T2">g</text:span><text:span text:style-name="T1">a</text:span> <text:span text:style-name="T4">subst masc</text:span> <text:span text:style-name="T1">coisa rápida, ligeira</text:span></text:p>
      <text:p text:style-name="P8"><text:tab/><text:span text:style-name="T1">lawee</text:span><text:span text:style-name="T2">g</text:span><text:span text:style-name="T1">ene</text:span><text:span text:style-name="T2">g</text:span><text:span text:style-name="T1">e</text:span><text:span text:style-name="T5"> </text:span><text:span text:style-name="T4">(forma fem)</text:span> p.ex. cavalo de corrida</text:p>
      <text:p text:style-name="P8"/>
      <text:p text:style-name="P8"><text:soft-page-break/><text:span text:style-name="T1">lawela</text:span><text:span text:style-name="T2">g</text:span><text:span text:style-name="T1">adi</text:span><text:tab/><text:span text:style-name="T4">subst masc ou fem</text:span> <text:span text:style-name="T1">susto dele</text:span></text:p>
      <text:p text:style-name="P8"/>
      <text:p text:style-name="P8"><text:span text:style-name="T1">lawice<text:tab/>lawiceli</text:span> <text:span text:style-name="T4">subst fem</text:span> <text:span text:style-name="T1">vasilha para mel</text:span></text:p>
      <text:p text:style-name="P8"/>
      <text:p text:style-name="P8"><text:span text:style-name="T1">lawikodadi</text:span><text:tab/><text:span text:style-name="T4">subst masc</text:span> <text:span text:style-name="T1">lugar de sofrimento</text:span></text:p>
      <text:p text:style-name="P8"><text:tab/><text:span text:style-name="T1">-awikode</text:span> sofrer, passar mal</text:p>
      <text:p text:style-name="P8"/>
      <text:p text:style-name="P8"><text:span text:style-name="T1">lawikodigi<text:tab/>lawikodico</text:span> <text:span text:style-name="T4">subst masc</text:span> <text:span text:style-name="T1">sofrimento dele</text:span></text:p>
      <text:p text:style-name="P8"><text:tab/><text:span text:style-name="T1">-awikode sofrer,</text:span> passar mal</text:p>
      <text:p text:style-name="P8"><text:tab/><text:span text:style-name="T2">g</text:span><text:span text:style-name="T1">odawikodigi</text:span> nosso sofrimento</text:p>
      <text:p text:style-name="P8"><text:tab/><text:span text:style-name="T1">nawikodigi</text:span> sofrimento</text:p>
      <text:p text:style-name="P8"/>
      <text:p text:style-name="P8"><text:span text:style-name="T1">lawima</text:span><text:span text:style-name="T2">g</text:span><text:span text:style-name="T1">ajegi<text:tab/>lawima</text:span><text:span text:style-name="T2">g</text:span><text:span text:style-name="T1">ajetedi</text:span> <text:span text:style-name="T4">subst masc</text:span> <text:span text:style-name="T1">abertura, buraco</text:span></text:p>
      <text:p text:style-name="P8"><text:tab/><text:span text:style-name="T1">lawima</text:span><text:span text:style-name="T2">g</text:span><text:span text:style-name="T1">ajegi-weti</text:span><text:span text:style-name="T2">g</text:span><text:span text:style-name="T1">a</text:span> caverna</text:p>
      <text:p text:style-name="P8"><text:tab/><text:span text:style-name="T1">weti</text:span><text:span text:style-name="T2">g</text:span><text:span text:style-name="T1">a</text:span> pedra, morro</text:p>
      <text:p text:style-name="P8"/>
      <text:p text:style-name="P8"><text:span text:style-name="T1">lawio<text:tab/>lawioli</text:span> <text:span text:style-name="T4">subst fem</text:span> <text:span text:style-name="T1">1 fundo de pote 2 coxa (parte em frente)</text:span></text:p>
      <text:p text:style-name="P8"><text:tab/><text:span text:style-name="T1">ewio</text:span> pilão</text:p>
      <text:p text:style-name="P8"/>
      <text:p text:style-name="P8"><text:span text:style-name="T1">lawodi</text:span><text:tab/><text:span text:style-name="T4">subst masc ou fem</text:span> <text:span text:style-name="T1">sangue dele</text:span></text:p>
      <text:p text:style-name="P8"><text:tab/><text:span text:style-name="T1">-awodi</text:span> sangue de</text:p>
      <text:p text:style-name="P8"><text:tab/><text:span text:style-name="T2">g</text:span><text:span text:style-name="T1">odawodi</text:span> nosso sangue</text:p>
      <text:p text:style-name="P8"><text:tab/><text:span text:style-name="T1">yawodi</text:span> meu sangue</text:p>
      <text:p text:style-name="P8"><text:tab/><text:span text:style-name="T1">lawilota</text:span> sangue coagulando</text:p>
      <text:p text:style-name="P8"/>
      <text:p text:style-name="P8"><text:span text:style-name="T1">lawodigijegi<text:tab/>lawodigijedi</text:span> <text:span text:style-name="T4">subst masc</text:span> <text:span text:style-name="T1">planta dele</text:span></text:p>
      <text:p text:style-name="P8"><text:tab/><text:span text:style-name="T1">lawodigije </text:span><text:span text:style-name="T5">(</text:span><text:span text:style-name="T4">forma fem)</text:span></text:p>
      <text:p text:style-name="P8"><text:tab/><text:span text:style-name="T2">g</text:span><text:span text:style-name="T1">odawodigijegi</text:span> nossa planta</text:p>
      <text:p text:style-name="P8"/>
      <text:p text:style-name="P8"><text:span text:style-name="T1">lawogegi<text:tab/>lawogedi</text:span> <text:span text:style-name="T4">subst masc</text:span> <text:span text:style-name="T1">churrasco</text:span></text:p>
      <text:p text:style-name="P8"/>
      <text:p text:style-name="P8"><text:span text:style-name="T1">lawo</text:span><text:span text:style-name="T2">g</text:span><text:span text:style-name="T1">o<text:tab/>lawo</text:span><text:span text:style-name="T2">g</text:span><text:span text:style-name="T1">otiogilo</text:span> <text:span text:style-name="T4">subst fem</text:span> <text:span text:style-name="T1">flor</text:span></text:p>
      <text:p text:style-name="P8"/>
      <text:p text:style-name="P8">[Seite 97]</text:p>
      <text:p text:style-name="P8">[Spalte 2]</text:p>
      <text:p text:style-name="P8"/>
      <text:p text:style-name="P8"><text:span text:style-name="T1">lawokoni</text:span><text:tab/><text:span text:style-name="T4">subst</text:span> <text:span text:style-name="T1">parte da perna</text:span> músculo mais baixo</text:p>
      <text:p text:style-name="P8"/>
      <text:p text:style-name="P8"><text:span text:style-name="T1">lawoona</text:span><text:span text:style-name="T2">g</text:span><text:span text:style-name="T1">a<text:tab/>lawonadi</text:span> <text:span text:style-name="T4">subst fem</text:span> <text:span text:style-name="T1">1 coluna 2 esteio</text:span></text:p>
      <text:p text:style-name="P8"/>
      <text:p text:style-name="P8"><text:span text:style-name="T1">laxabi<text:tab/>laxapidi</text:span> <text:span text:style-name="T4">subst</text:span> <text:span text:style-name="T1">beira</text:span> ao lado, que não é distinto ou claro</text:p>
      <text:p text:style-name="P8"><text:tab/><text:span text:style-name="T1">naigi laxabi</text:span> beira de caminho</text:p>
      <text:p text:style-name="P8"/>
      <text:p text:style-name="P8"><text:span text:style-name="T1">laxace<text:tab/>laxaceli</text:span> <text:span text:style-name="T4">subst fem</text:span> <text:span text:style-name="T1">tronco dele</text:span> só pessoa ou animal</text:p>
      <text:p text:style-name="P8"/>
      <text:p text:style-name="P8"><text:span text:style-name="T1">laxacogo<text:tab/>laxacogoli</text:span> <text:span text:style-name="T4">subst fem</text:span> <text:span text:style-name="T1">saia</text:span></text:p>
      <text:p text:style-name="P8"><text:tab/><text:span text:style-name="T1">yaxacogo</text:span> minha saia</text:p>
      <text:p text:style-name="P8"><text:tab/><text:span text:style-name="T2">g</text:span><text:span text:style-name="T1">adaxacogo</text:span> sua saia</text:p>
      <text:p text:style-name="P8"/>
      <text:p text:style-name="P8"><text:span text:style-name="T1">laxaco</text:span><text:span text:style-name="T2">g</text:span><text:span text:style-name="T1">ona</text:span><text:span text:style-name="T2">g</text:span><text:span text:style-name="T1">ate<text:tab/>laxaco</text:span><text:span text:style-name="T2">g</text:span><text:span text:style-name="T1">ona</text:span><text:span text:style-name="T2">g</text:span><text:span text:style-name="T1">atedi</text:span> <text:span text:style-name="T4">subst fem</text:span> <text:span text:style-name="T1">1 martelo 2 vara</text:span> coisa para bater</text:p>
      <text:p text:style-name="P8"/>
      <text:p text:style-name="P8"><text:span text:style-name="T1">laxaco</text:span><text:span text:style-name="T2">g</text:span><text:span text:style-name="T1">ona</text:span><text:span text:style-name="T2">g</text:span><text:span text:style-name="T1">axi<text:tab/>laxaco</text:span><text:span text:style-name="T2">g</text:span><text:span text:style-name="T1">ona</text:span><text:span text:style-name="T2">g</text:span><text:span text:style-name="T1">axiidi</text:span> <text:span text:style-name="T4">subst fem</text:span> <text:span text:style-name="T1">oficina</text:span></text:p>
      <text:p text:style-name="P8"><text:soft-page-break/></text:p>
      <text:p text:style-name="P8"><text:span text:style-name="T1">laxakawa<text:tab/>laxakawadi laxakawepodi</text:span> <text:span text:style-name="T4">(ger) subst masc</text:span> <text:span text:style-name="T1">inimigo dele</text:span></text:p>
      <text:p text:style-name="P8"><text:tab/><text:span text:style-name="T2">g</text:span><text:span text:style-name="T1">odaxakawa</text:span> nosso inimigo, diabo</text:p>
      <text:p text:style-name="P8"/>
      <text:p text:style-name="P8"><text:span text:style-name="T1">laxawadi<text:tab/>laxawepodi</text:span> <text:span text:style-name="T4">subst masc</text:span> <text:span text:style-name="T1">ajudante dele</text:span></text:p>
      <text:p text:style-name="P8"><text:tab/><text:span text:style-name="T2">g</text:span><text:span text:style-name="T1">onaxawanatito</text:span><text:span text:style-name="T2">g</text:span><text:span text:style-name="T1">odi</text:span> nosso ajudante</text:p>
      <text:p text:style-name="P8"><text:tab/><text:span text:style-name="T1">-axawa</text:span> ajudar</text:p>
      <text:p text:style-name="P8"/>
      <text:p text:style-name="P8"><text:span text:style-name="T1">laxawane</text:span><text:span text:style-name="T2">g</text:span><text:span text:style-name="T1">egi<text:tab/>laxawane</text:span><text:span text:style-name="T2">g</text:span><text:span text:style-name="T1">eco</text:span> <text:span text:style-name="T4">subst masc</text:span> <text:span text:style-name="T1">ajuda dele</text:span> para ele</text:p>
      <text:p text:style-name="P8"><text:tab/><text:span text:style-name="T1">-axawa</text:span> ajudar</text:p>
      <text:p text:style-name="P8"><text:tab/><text:span text:style-name="T1">laxawadi</text:span> ajudante dele</text:p>
      <text:p text:style-name="P8"/>
      <text:p text:style-name="P8"><text:span text:style-name="T1">laxegi<text:tab/>laxedi</text:span> <text:span text:style-name="T4">subst masc</text:span> <text:span text:style-name="T1">conteúdo</text:span> o que tem dentro</text:p>
      <text:p text:style-name="P8"/>
      <text:p text:style-name="P8"><text:span text:style-name="T1">laxiwa<text:tab/>laxiwali</text:span> <text:span text:style-name="T4">subst fem</text:span> <text:span text:style-name="T1">bocado</text:span> pedacinho de carne, pouco de água na boca</text:p>
      <text:p text:style-name="P8"/>
      <text:p text:style-name="P8">[Seite 98]</text:p>
      <text:p text:style-name="P8">[Spalte 1]</text:p>
      <text:p text:style-name="P8"/>
      <text:p text:style-name="P8"><text:span text:style-name="T1">laxixa</text:span><text:span text:style-name="T2">g</text:span><text:span text:style-name="T1">ani</text:span><text:tab/><text:span text:style-name="T4">subst fem</text:span> <text:span text:style-name="T1">braço</text:span> parte mais para cima</text:p>
      <text:p text:style-name="P8"/>
      <text:p text:style-name="P8"><text:span text:style-name="T1">laxoale<text:tab/>laxoalijadi</text:span> <text:span text:style-name="T4">subst masc</text:span> <text:span text:style-name="T1">carandazal</text:span> campo limpo com árvores, p.ex. chácara</text:p>
      <text:p text:style-name="P8"/>
      <text:p text:style-name="P8"><text:span text:style-name="T1">laxo</text:span><text:span text:style-name="T2">g</text:span><text:span text:style-name="T1">oke</text:span><text:span text:style-name="T2">g</text:span><text:span text:style-name="T1">egi<text:tab/>laxo</text:span><text:span text:style-name="T2">g</text:span><text:span text:style-name="T1">oke</text:span><text:span text:style-name="T2">g</text:span><text:span text:style-name="T1">eco</text:span> <text:span text:style-name="T4">subst masc</text:span> <text:span text:style-name="T1">cachoeira</text:span></text:p>
      <text:p text:style-name="P8"/>
      <text:p text:style-name="P8"><text:span text:style-name="T1">laxokegi<text:tab/>laxokeco</text:span> <text:span text:style-name="T4">subst masc</text:span> <text:span text:style-name="T1">1 o velho 2 aposentado</text:span></text:p>
      <text:p text:style-name="P8"><text:tab/><text:span text:style-name="T1">laxoke</text:span> <text:span text:style-name="T4">(forma fem)</text:span></text:p>
      <text:p text:style-name="P8"><text:tab/><text:span text:style-name="T1">laxokodi</text:span> velho</text:p>
      <text:p text:style-name="P8"/>
      <text:p text:style-name="P8"><text:span text:style-name="T1">laxokodi<text:tab/>laxokodipi</text:span> <text:span text:style-name="T4">(ger) subst masc</text:span> <text:span text:style-name="T1">velhos</text:span> <text:span text:style-name="T4">(formas plurais)</text:span></text:p>
      <text:p text:style-name="P8"><text:tab/><text:span text:style-name="T1">oxii</text:span><text:span text:style-name="T2">g</text:span><text:span text:style-name="T1">odi</text:span> velho</text:p>
      <text:p text:style-name="P8"/>
      <text:p text:style-name="P8"><text:span text:style-name="T1">layaage</text:span><text:span text:style-name="T2">g</text:span><text:span text:style-name="T1">egi<text:tab/>layaage</text:span><text:span text:style-name="T2">g</text:span><text:span text:style-name="T1">eco</text:span> <text:span text:style-name="T4">subst masc</text:span> <text:span text:style-name="T1">1 voz dele 2 barulho dele</text:span></text:p>
      <text:p text:style-name="P8"><text:tab/><text:span text:style-name="T1">-ayaage</text:span> fazer barulho, gritar (de alegria)</text:p>
      <text:p text:style-name="P8"/>
      <text:p text:style-name="P8"><text:span text:style-name="T1">layenigi<text:tab/>layena</text:span><text:span text:style-name="T2">g</text:span><text:span text:style-name="T1">a</text:span> <text:span text:style-name="T4">subst masc</text:span> <text:span text:style-name="T1">1 bolso 2 saco</text:span> pode ser bolso na camisa ou calças</text:p>
      <text:p text:style-name="P8"/>
      <text:p text:style-name="P8"><text:span text:style-name="T1">layo</text:span><text:span text:style-name="T2">g</text:span><text:span text:style-name="T1">o</text:span><text:tab/><text:span text:style-name="T4">adj</text:span> <text:span text:style-name="T1">rosa</text:span></text:p>
      <text:p text:style-name="P8"/>
      <text:p text:style-name="P8"><text:span text:style-name="T1">layokadi</text:span><text:tab/><text:span text:style-name="T4">subst masc</text:span> <text:span text:style-name="T1">aeroporto</text:span></text:p>
      <text:p text:style-name="P8"><text:tab/><text:span text:style-name="T1">etogo-wayo</text:span> avião</text:p>
      <text:p text:style-name="P8"><text:tab/><text:span text:style-name="T1">-ayo</text:span> voar</text:p>
      <text:p text:style-name="P8"><text:span text:style-name="T1">le<text:tab/>letiidi</text:span> <text:span text:style-name="T4">subst masc</text:span> <text:span text:style-name="T1">1 debaixo 2 sala 3 estômago, ventre</text:span></text:p>
      <text:p text:style-name="P8"><text:tab/><text:span text:style-name="T1">ye</text:span> minha barriga</text:p>
      <text:p text:style-name="P8"/>
      <text:p text:style-name="P8"><text:span text:style-name="T1">ledede</text:span><text:tab/><text:span text:style-name="T4">subst fem</text:span> <text:span text:style-name="T1">mãe</text:span></text:p>
      <text:p text:style-name="P8"><text:tab/><text:span text:style-name="T2">g</text:span><text:span text:style-name="T1">adede</text:span> sua mãe</text:p>
      <text:p text:style-name="P8"><text:tab/><text:span text:style-name="T1">yedede</text:span> minha mãe</text:p>
      <text:p text:style-name="P8"><text:tab/><text:span text:style-name="T1">latada</text:span> pai</text:p>
      <text:p text:style-name="P8"/>
      <text:p text:style-name="P8"><text:span text:style-name="T1">leedi me</text:span><text:tab/><text:span text:style-name="T4">adv</text:span> <text:span text:style-name="T1">quase, no ponto de, perto de, está querendo</text:span></text:p>
      <text:p text:style-name="P8"><text:tab/><text:span text:style-name="T2">g</text:span><text:span text:style-name="T1">adeedi</text:span> você está querendo</text:p>
      <text:p text:style-name="P8"><text:soft-page-break/></text:p>
      <text:p text:style-name="P8">[Seite 98]</text:p>
      <text:p text:style-name="P8">[Spalte 2]</text:p>
      <text:p text:style-name="P8"/>
      <text:p text:style-name="P8"><text:span text:style-name="T1">leeditacibige</text:span><text:tab/><text:span text:style-name="T4">adv</text:span> <text:span text:style-name="T1">é preciso outra vez</text:span></text:p>
      <text:p text:style-name="P8"/>
      <text:p text:style-name="P8"><text:span text:style-name="T1">leeditibige</text:span><text:tab/><text:span text:style-name="T4">cond</text:span> <text:span text:style-name="T1">é preciso ou necessário que ...</text:span></text:p>
      <text:p text:style-name="P8"><text:tab/><text:span text:style-name="T5">le-eeditibige</text:span><text:span text:style-name="T4"> (fala da mulher)</text:span></text:p>
      <text:p text:style-name="P8"><text:tab/><text:span text:style-name="T1">lajo me</text:span> <text:span text:style-name="T4">(sinôn)</text:span></text:p>
      <text:p text:style-name="P8"/>
      <text:p text:style-name="P8"><text:span text:style-name="T1">leegi</text:span><text:tab/><text:span text:style-name="T4">adv</text:span> <text:span text:style-name="T1">1 depois de bastante tempo 2 longe</text:span></text:p>
      <text:p text:style-name="P8"><text:tab/><text:span text:style-name="T5">le-eegi</text:span><text:span text:style-name="T4"> (fala da mulher)</text:span></text:p>
      <text:p text:style-name="P8"><text:tab/><text:span text:style-name="T1">leecawaanigi</text:span> logo depois</text:p>
      <text:p text:style-name="P8"><text:tab/><text:span text:style-name="T1">leegita</text:span> longe</text:p>
      <text:p text:style-name="P8"/>
      <text:p text:style-name="P8"><text:span text:style-name="T1">leegita</text:span><text:tab/><text:span text:style-name="T4">loc</text:span> <text:span text:style-name="T1">longe</text:span></text:p>
      <text:p text:style-name="P8"><text:tab/><text:span text:style-name="T5">le-eegita</text:span><text:span text:style-name="T4"> (fala da mulher)</text:span> longe de certo ponto de referência. Usado mais em resposta</text:p>
      <text:p text:style-name="P8"><text:tab/><text:span text:style-name="T1">leegi</text:span> longe, depois de longo tempo</text:p>
      <text:p text:style-name="P8"><text:tab/><text:span text:style-name="T1">ditigedi</text:span> longe sem ponto de referência</text:p>
      <text:p text:style-name="P8"/>
      <text:p text:style-name="P8"><text:span text:style-name="T1">leegitibige</text:span><text:tab/><text:span text:style-name="T4">loc</text:span> <text:span text:style-name="T1">longe dele</text:span></text:p>
      <text:p text:style-name="P8"><text:tab/><text:span text:style-name="T1">leegitibigiji</text:span> longe de mim</text:p>
      <text:p text:style-name="P8"><text:tab/><text:span text:style-name="T1">leegitibiga</text:span><text:span text:style-name="T2">g</text:span><text:span text:style-name="T1">aji</text:span> longe de você</text:p>
      <text:p text:style-name="P8"/>
      <text:p text:style-name="P8"><text:span text:style-name="T1">leegitibigimece</text:span><text:tab/><text:span text:style-name="T4">loc</text:span> <text:span text:style-name="T1">1 em cima 2 céu</text:span></text:p>
      <text:p text:style-name="P8"><text:tab/><text:span text:style-name="T5">le-eegitibigimece</text:span><text:span text:style-name="T4"> (fala da mulher)</text:span></text:p>
      <text:p text:style-name="P8"><text:tab/><text:span text:style-name="T1">leegita</text:span> longe</text:p>
      <text:p text:style-name="P8"><text:tab/><text:span text:style-name="T1">leegitinece</text:span> fundo</text:p>
      <text:p text:style-name="P8"/>
      <text:p text:style-name="P8"><text:span text:style-name="T1">leegitinece</text:span><text:tab/><text:span text:style-name="T4">loc</text:span> <text:span text:style-name="T1">no fundo</text:span></text:p>
      <text:p text:style-name="P8"><text:tab/><text:span text:style-name="T5">le-eegitinece</text:span><text:span text:style-name="T4"> (fala da mulher)</text:span></text:p>
      <text:p text:style-name="P8"/>
      <text:p text:style-name="P8"><text:span text:style-name="T1">leegoa</text:span><text:tab/><text:span text:style-name="T4">subst</text:span> <text:span text:style-name="T1">légua</text:span> medida de distância <text:span text:style-name="T1">port</text:span></text:p>
      <text:p text:style-name="P8"/>
      <text:p text:style-name="P8"><text:span text:style-name="T1">lee</text:span><text:span text:style-name="T2">g</text:span><text:span text:style-name="T1">odi<text:tab/>lee</text:span><text:span text:style-name="T2">g</text:span><text:span text:style-name="T1">otedi</text:span> <text:span text:style-name="T4">conj</text:span> <text:span text:style-name="T1">por causa de ...</text:span></text:p>
      <text:p text:style-name="P8"><text:tab/><text:span text:style-name="T5">le-ee</text:span><text:span text:style-name="T3">g</text:span><text:span text:style-name="T5">odi</text:span><text:span text:style-name="T4"> (fala da mulher)</text:span></text:p>
      <text:p text:style-name="P8"><text:tab/><text:span text:style-name="T1">lee</text:span><text:span text:style-name="T2">g</text:span><text:span text:style-name="T1">ote</text:span> <text:span text:style-name="T4">(forma fem)</text:span></text:p>
      <text:p text:style-name="P8"/>
      <text:p text:style-name="P8"><text:span text:style-name="T1">leejedi<text:tab/>leejetedi</text:span> <text:span text:style-name="T4">subst masc</text:span> <text:span text:style-name="T1">1 correia 2 corrente</text:span></text:p>
      <text:p text:style-name="P8"><text:tab/><text:span text:style-name="T1">nileejedi</text:span> corrente dele</text:p>
      <text:p text:style-name="P8"/>
      <text:p text:style-name="P8">[Seite 99]</text:p>
      <text:p text:style-name="P8">[Spalte 1]</text:p>
      <text:p text:style-name="P8"/>
      <text:p text:style-name="P8"><text:span text:style-name="T1">leelotagi<text:tab/>leelotika</text:span> <text:span text:style-name="T4">subst masc</text:span> <text:span text:style-name="T1">doença dele</text:span></text:p>
      <text:p text:style-name="P8"><text:tab/><text:span text:style-name="T1">neelotagi</text:span> doença</text:p>
      <text:p text:style-name="P8"><text:tab/><text:span text:style-name="T1">-eelotika</text:span> estar doente</text:p>
      <text:p text:style-name="P8"/>
      <text:p text:style-name="P8"><text:span text:style-name="T1">leemidi<text:tab/>leemitedi</text:span> <text:span text:style-name="T4">subst masc</text:span> <text:span text:style-name="T1">aviso dele</text:span> que ele dá ou ouviu</text:p>
      <text:p text:style-name="P8"><text:tab/><text:span text:style-name="T1">-ao leemidi</text:span> fazer aviso</text:p>
      <text:p text:style-name="P8"><text:tab/><text:span text:style-name="T2">g</text:span><text:span text:style-name="T1">adeemidi</text:span> seu aviso</text:p>
      <text:p text:style-name="P8"/>
      <text:p text:style-name="P8"><text:soft-page-break/><text:span text:style-name="T1">leenxo<text:tab/>leenxotedi</text:span> <text:span text:style-name="T4">subst fem</text:span> <text:span text:style-name="T1">lençol</text:span></text:p>
      <text:p text:style-name="P8"/>
      <text:p text:style-name="P8"><text:span text:style-name="T1">legi<text:tab/>lekali</text:span> <text:span text:style-name="T4">subst masc</text:span> <text:span text:style-name="T1">o que é levado</text:span></text:p>
      <text:p text:style-name="P8"><text:tab/><text:span text:style-name="T2">g</text:span><text:span text:style-name="T1">olegi</text:span> nossa coisa levada</text:p>
      <text:p text:style-name="P8"/>
      <text:p text:style-name="P8"><text:span text:style-name="T1">leladi<text:tab/>leelatiidi</text:span> <text:span text:style-name="T4">subst masc</text:span> <text:span text:style-name="T1">rede dele</text:span></text:p>
      <text:p text:style-name="P8"><text:tab/><text:span text:style-name="T1">neladi</text:span> rede</text:p>
      <text:p text:style-name="P8"><text:tab/><text:span text:style-name="T1">-elade</text:span><text:span text:style-name="T2">g</text:span><text:span text:style-name="T1">e</text:span> estar na rede</text:p>
      <text:p text:style-name="P8"/>
      <text:p text:style-name="P8"><text:span text:style-name="T1">lelá</text:span><text:span text:style-name="T2">g</text:span><text:span text:style-name="T1">a<text:tab/>lelakatiidi</text:span> <text:span text:style-name="T4">subst masc</text:span> <text:span text:style-name="T1">1 telhado dele 2 costas dele</text:span></text:p>
      <text:p text:style-name="P8"><text:tab/><text:span text:style-name="T1">-ela</text:span><text:span text:style-name="T2">g</text:span><text:span text:style-name="T1">a</text:span> costas de</text:p>
      <text:p text:style-name="P8"/>
      <text:p text:style-name="P8"><text:span text:style-name="T1">léla</text:span><text:span text:style-name="T2">g</text:span><text:span text:style-name="T1">a</text:span><text:tab/><text:span text:style-name="T4">adj</text:span> <text:span text:style-name="T1">1 irado 2 brabo</text:span> com raiva</text:p>
      <text:p text:style-name="P8"><text:tab/><text:span text:style-name="T1">-ela(tema)</text:span> ficar com raiva (dele)</text:p>
      <text:p text:style-name="P8"><text:tab/><text:span text:style-name="T1">lele</text:span><text:span text:style-name="T2">g</text:span><text:span text:style-name="T1">edi</text:span> pessoa que odeia</text:p>
      <text:p text:style-name="P8"/>
      <text:p text:style-name="P8"><text:span text:style-name="T1">lele</text:span><text:span text:style-name="T2">g</text:span><text:span text:style-name="T1">edi</text:span><text:tab/><text:span text:style-name="T4">subst masc</text:span> <text:span text:style-name="T1">pessoa que odeia</text:span></text:p>
      <text:p text:style-name="P8"><text:tab/><text:span text:style-name="T1">léla</text:span><text:span text:style-name="T2">g</text:span><text:span text:style-name="T1">a</text:span> ira, ódio</text:p>
      <text:p text:style-name="P8"/>
      <text:p text:style-name="P8"><text:span text:style-name="T1">lelokojogo</text:span><text:tab/><text:span text:style-name="T4">subst masc</text:span> <text:span text:style-name="T1">ciúme dele</text:span></text:p>
      <text:p text:style-name="P8"><text:tab/><text:span text:style-name="T1">lelokojo</text:span> <text:span text:style-name="T4">(forma fem)</text:span></text:p>
      <text:p text:style-name="P8"><text:tab/><text:span text:style-name="T2">g</text:span><text:span text:style-name="T1">odelojogo</text:span> nosso ciúme</text:p>
      <text:p text:style-name="P8"><text:tab/><text:span text:style-name="T1">lelokojegipi</text:span> ele tem ciúme deles</text:p>
      <text:p text:style-name="P8"/>
      <text:p text:style-name="P8"><text:span text:style-name="T1">lemaana</text:span><text:span text:style-name="T2">g</text:span><text:span text:style-name="T1">ane</text:span><text:span text:style-name="T2">g</text:span><text:span text:style-name="T1">egi</text:span><text:tab/><text:span text:style-name="T4">subst</text:span> <text:span text:style-name="T1">amor dele</text:span></text:p>
      <text:p text:style-name="P8"><text:tab/><text:span text:style-name="T1">-emaa</text:span> amar, gostar de, querer</text:p>
      <text:p text:style-name="P8"><text:tab/><text:span text:style-name="T1">yemaana</text:span><text:span text:style-name="T2">g</text:span><text:span text:style-name="T1">ane</text:span><text:span text:style-name="T2">g</text:span><text:span text:style-name="T1">egi</text:span> meu amor</text:p>
      <text:p text:style-name="P8"><text:tab/><text:span text:style-name="T2">g</text:span><text:span text:style-name="T1">ademaana</text:span><text:span text:style-name="T2">g</text:span><text:span text:style-name="T1">ane</text:span><text:span text:style-name="T2">g</text:span><text:span text:style-name="T1">egito</text:span><text:span text:style-name="T2">g</text:span><text:span text:style-name="T1">odomi</text:span> seu amor por nós</text:p>
      <text:p text:style-name="P8"/>
      <text:p text:style-name="P8">[Seite 99]</text:p>
      <text:p text:style-name="P8">[Spalte 2]</text:p>
      <text:p text:style-name="P8"/>
      <text:p text:style-name="P8"><text:span text:style-name="T1">lemaanigi<text:tab/>lemaana</text:span><text:span text:style-name="T2">g</text:span><text:span text:style-name="T1">a lemaanigipi</text:span> <text:span text:style-name="T4">(ger) subst masc</text:span> <text:span text:style-name="T1">1 desejo dele 2 amado dele</text:span></text:p>
      <text:p text:style-name="P8"><text:tab/><text:span text:style-name="T1">lemaana</text:span> <text:span text:style-name="T4">(forma fem)</text:span></text:p>
      <text:p text:style-name="P8"><text:tab/><text:span text:style-name="T1">-emaa</text:span> gostar de, amar, querer</text:p>
      <text:p text:style-name="P8"/>
      <text:p text:style-name="P8"><text:span text:style-name="T1">lema</text:span><text:span text:style-name="T2">g</text:span><text:span text:style-name="T1">adi<text:tab/>lema</text:span><text:span text:style-name="T2">g</text:span><text:span text:style-name="T1">atedi</text:span> <text:span text:style-name="T4">subst</text:span> <text:span text:style-name="T1">lugar da morte dele</text:span></text:p>
      <text:p text:style-name="P8"><text:tab/><text:span text:style-name="T1">néma</text:span><text:span text:style-name="T2">g</text:span><text:span text:style-name="T1">a</text:span> morte</text:p>
      <text:p text:style-name="P8"><text:tab/><text:span text:style-name="T1">lema</text:span><text:span text:style-name="T2">g</text:span><text:span text:style-name="T1">awa</text:span> morte dele junto com (outro)</text:p>
      <text:p text:style-name="P8"><text:tab/><text:span text:style-name="T1">leme</text:span><text:span text:style-name="T2">g</text:span><text:span text:style-name="T1">egi</text:span> morte dele</text:p>
      <text:p text:style-name="P8"/>
      <text:p text:style-name="P8"><text:span text:style-name="T1">lema</text:span><text:span text:style-name="T2">g</text:span><text:span text:style-name="T1">amatiigi<text:tab/>lema</text:span><text:span text:style-name="T2">g</text:span><text:span text:style-name="T1">amatico</text:span> <text:span text:style-name="T4">subst masc</text:span> <text:span text:style-name="T1">necessidade dele</text:span> o que ele precisa</text:p>
      <text:p text:style-name="P8"><text:tab/><text:span text:style-name="T1">-ema</text:span><text:span text:style-name="T2">g</text:span><text:span text:style-name="T1">ata(tema)</text:span> necessitar</text:p>
      <text:p text:style-name="P8"/>
      <text:p text:style-name="P8"><text:span text:style-name="T1">lema</text:span><text:span text:style-name="T2">g</text:span><text:span text:style-name="T1">awa<text:tab/>lema</text:span><text:span text:style-name="T2">g</text:span><text:span text:style-name="T1">awadi lema</text:span><text:span text:style-name="T2">g</text:span><text:span text:style-name="T1">awepodi</text:span> <text:span text:style-name="T4">(ger) subst</text:span> <text:span text:style-name="T1">morte dele com outro</text:span></text:p>
      <text:p text:style-name="P8"><text:tab/><text:span text:style-name="T1">lema</text:span><text:span text:style-name="T2">g</text:span><text:span text:style-name="T1">awadi(te)</text:span> morte dele junto com outros</text:p>
      <text:p text:style-name="P8"><text:tab/><text:span text:style-name="T2">g</text:span><text:span text:style-name="T1">odema</text:span><text:span text:style-name="T2">g</text:span><text:span text:style-name="T1">awa</text:span> nossa morte junto com outro</text:p>
      <text:p text:style-name="P8"/>
      <text:p text:style-name="P8"><text:span text:style-name="T1">leme</text:span><text:span text:style-name="T2">g</text:span><text:span text:style-name="T1">egi(te)<text:tab/>leme</text:span><text:span text:style-name="T2">g</text:span><text:span text:style-name="T1">eco</text:span> <text:span text:style-name="T4">subst masc</text:span> <text:span text:style-name="T1">morte dele</text:span> morte pode ser personificado</text:p>
      <text:p text:style-name="P8"><text:tab/><text:span text:style-name="T2">g</text:span><text:span text:style-name="T1">odeme</text:span><text:span text:style-name="T2">g</text:span><text:span text:style-name="T1">egi</text:span> nossa morte</text:p>
      <text:p text:style-name="P8"><text:tab/><text:span text:style-name="T1">yajigoteta leme</text:span><text:span text:style-name="T2">g</text:span><text:span text:style-name="T1">egi</text:span> entrega à morte</text:p>
      <text:p text:style-name="P8"><text:tab/><text:span text:style-name="T1">lema</text:span><text:span text:style-name="T2">g</text:span><text:span text:style-name="T1">adi</text:span> lugar da morte dele</text:p>
      <text:p text:style-name="P8"><text:soft-page-break/></text:p>
      <text:p text:style-name="P8"><text:span text:style-name="T1">lemo</text:span><text:span text:style-name="T2">g</text:span><text:span text:style-name="T1">ogo</text:span><text:tab/><text:span text:style-name="T4">adj</text:span> <text:span text:style-name="T1">cor de creme</text:span> bem claro, ou branco sujo</text:p>
      <text:p text:style-name="P8"/>
      <text:p text:style-name="P8"><text:span text:style-name="T1">leo<text:tab/>leoli</text:span> <text:span text:style-name="T4">subst fem</text:span> <text:span text:style-name="T1">pote para carregar água</text:span> vasilha carregável</text:p>
      <text:p text:style-name="P8"><text:tab/><text:span text:style-name="T2">g</text:span><text:span text:style-name="T1">adeo</text:span> seu pote para pegar água</text:p>
      <text:p text:style-name="P8"/>
      <text:p text:style-name="P8"><text:span text:style-name="T1">lete<text:tab/>leteli</text:span> <text:span text:style-name="T4">subst fem</text:span> <text:span text:style-name="T1">mancha</text:span></text:p>
      <text:p text:style-name="P8"/>
      <text:p text:style-name="P8"><text:span text:style-name="T1">letexegi<text:tab/>letexedipi</text:span> <text:span text:style-name="T4">subst masc</text:span> <text:span text:style-name="T1">sobrinho dele</text:span></text:p>
      <text:p text:style-name="P8"><text:tab/><text:span text:style-name="T1">letexe</text:span> <text:span text:style-name="T4">(forma fem)</text:span></text:p>
      <text:p text:style-name="P8"/>
      <text:p text:style-name="P8">[Seite 100]</text:p>
      <text:p text:style-name="P8">[Spalte 1]</text:p>
      <text:p text:style-name="P8"/>
      <text:p text:style-name="P8"><text:span text:style-name="T1">letigi</text:span><text:tab/><text:span text:style-name="T4">loc</text:span> <text:span text:style-name="T1">dentro</text:span></text:p>
      <text:p text:style-name="P8"><text:tab/><text:span text:style-name="T1">le</text:span> debaixo, estômago, ventre</text:p>
      <text:p text:style-name="P8"/>
      <text:p text:style-name="P8"><text:span text:style-name="T1">letole</text:span><text:span text:style-name="T2">g</text:span><text:span text:style-name="T1">egi<text:tab/>letole</text:span><text:span text:style-name="T2">g</text:span><text:span text:style-name="T1">eco</text:span> <text:span text:style-name="T4">subst masc</text:span> <text:span text:style-name="T1">1 tolice dele 2 loucura dele</text:span></text:p>
      <text:p text:style-name="P8"><text:tab/><text:span text:style-name="T1">yetole</text:span> louco</text:p>
      <text:p text:style-name="P8"><text:tab/><text:span text:style-name="T2">g</text:span><text:span text:style-name="T1">odetole</text:span><text:span text:style-name="T2">g</text:span><text:span text:style-name="T1">egi</text:span> nossa loucura</text:p>
      <text:p text:style-name="P8"/>
      <text:p text:style-name="P8"><text:span text:style-name="T1">lewagi<text:tab/>lewaco</text:span> <text:span text:style-name="T4">subst masc</text:span> <text:span text:style-name="T1">ombro dele</text:span></text:p>
      <text:p text:style-name="P8"><text:tab/><text:span text:style-name="T1">-ewagi</text:span> ombro de</text:p>
      <text:p text:style-name="P8"/>
      <text:p text:style-name="P8"><text:span text:style-name="T1">lewa</text:span><text:span text:style-name="T2">g</text:span><text:span text:style-name="T1">a</text:span><text:tab/><text:span text:style-name="T4">subst masc</text:span> <text:span text:style-name="T1">erva daninha</text:span></text:p>
      <text:p text:style-name="P8"/>
      <text:p text:style-name="P8"><text:span text:style-name="T1">lewi</text:span><text:span text:style-name="T2">g</text:span><text:span text:style-name="T1">a</text:span><text:tab/><text:span text:style-name="T4">subst masc</text:span> <text:span text:style-name="T1">vida dele</text:span></text:p>
      <text:p text:style-name="P8"><text:tab/><text:span text:style-name="T1">-ewi</text:span><text:span text:style-name="T2">g</text:span><text:span text:style-name="T1">a</text:span> viver</text:p>
      <text:p text:style-name="P8"><text:tab/><text:span text:style-name="T2">g</text:span><text:span text:style-name="T1">odewi</text:span><text:span text:style-name="T2">g</text:span><text:span text:style-name="T1">a</text:span> nossa vida</text:p>
      <text:p text:style-name="P8"><text:tab/><text:span text:style-name="T2">g</text:span><text:span text:style-name="T1">odewika</text:span><text:span text:style-name="T2">g</text:span><text:span text:style-name="T1">awa</text:span> nossa vida junto com</text:p>
      <text:p text:style-name="P8"/>
      <text:p text:style-name="P8"><text:span text:style-name="T1">lewikatidi</text:span><text:tab/><text:span text:style-name="T4">subst</text:span> <text:span text:style-name="T1">que dá vida a ele</text:span></text:p>
      <text:p text:style-name="P8"><text:tab/><text:span text:style-name="T2">g</text:span><text:span text:style-name="T1">odewikatidi</text:span> aquele que nos dá vida</text:p>
      <text:p text:style-name="P8"/>
      <text:p text:style-name="P8"><text:span text:style-name="T1">lewikegi<text:tab/>lewikeco</text:span> <text:span text:style-name="T4">subst masc</text:span> <text:span text:style-name="T1">ajuda para viver</text:span> qualquer coisa que ajuda, p.ex. dinheiro</text:p>
      <text:p text:style-name="P8"><text:tab/><text:span text:style-name="T1">lewi</text:span><text:span text:style-name="T2">g</text:span><text:span text:style-name="T1">a</text:span> vida dele</text:p>
      <text:p text:style-name="P8"/>
      <text:p text:style-name="P8"><text:span text:style-name="T1">lexeela<text:tab/>lexeelali</text:span> <text:span text:style-name="T4">subst fem</text:span> <text:span text:style-name="T1">vaca leiteira</text:span></text:p>
      <text:p text:style-name="P8"/>
      <text:p text:style-name="P8"><text:span text:style-name="T1">Lexipila</text:span><text:span text:style-name="T2">g</text:span><text:span text:style-name="T1">adi</text:span><text:tab/><text:span text:style-name="T4">nom próp</text:span> <text:span text:style-name="T1">Baia dos Pintos</text:span> campo perto da aldeia</text:p>
      <text:p text:style-name="P8"/>
      <text:p text:style-name="P8"><text:span text:style-name="T1">lexo<text:tab/>lexoli</text:span> <text:span text:style-name="T4">subst fem</text:span> <text:span text:style-name="T1">escama de peixe</text:span></text:p>
      <text:p text:style-name="P8"/>
      <text:p text:style-name="P8"><text:span text:style-name="T1">leyakawepodi</text:span><text:tab/><text:span text:style-name="T4">subst</text:span> <text:span text:style-name="T1">os que ficaram com ele</text:span></text:p>
      <text:p text:style-name="P8"><text:tab/><text:span text:style-name="T1">-eya</text:span><text:span text:style-name="T2">g</text:span><text:span text:style-name="T1">a(ti)</text:span> ficar</text:p>
      <text:p text:style-name="P8"/>
      <text:p text:style-name="P8"><text:span text:style-name="T1">leyeema<text:tab/>leyeemali, leyeema</text:span><text:span text:style-name="T2">g</text:span><text:span text:style-name="T1">atedi</text:span> <text:span text:style-name="T4">subst masc</text:span> <text:span text:style-name="T1">trigo</text:span></text:p>
      <text:p text:style-name="P8"><text:tab/><text:span text:style-name="T1">leyeema</text:span><text:span text:style-name="T2">g</text:span><text:span text:style-name="T1">axidi</text:span> trigo empacotado</text:p>
      <text:p text:style-name="P8"><text:tab/><text:span text:style-name="T1">leyeema naboo</text:span><text:span text:style-name="T2">g</text:span><text:span text:style-name="T1">otagodi</text:span> fermento</text:p>
      <text:p text:style-name="P8"/>
      <text:p text:style-name="P8">[Seite 100]</text:p>
      <text:p text:style-name="P8">[Spalte 2]</text:p>
      <text:p text:style-name="P8"><text:soft-page-break/></text:p>
      <text:p text:style-name="P8"><text:span text:style-name="T1">liawogo<text:tab/>liawa</text:span><text:span text:style-name="T2">g</text:span><text:span text:style-name="T1">a</text:span> <text:span text:style-name="T4">subst masc</text:span> <text:span text:style-name="T1">matula ou lanche dele</text:span></text:p>
      <text:p text:style-name="P8"><text:tab/><text:span text:style-name="T2">g</text:span><text:span text:style-name="T1">odiawogo</text:span> nossa matula, lanche</text:p>
      <text:p text:style-name="P8"/>
      <text:p text:style-name="P8"><text:span text:style-name="T1">libaa</text:span><text:span text:style-name="T2">g</text:span><text:span text:style-name="T1">adi<text:tab/>libaa</text:span><text:span text:style-name="T2">g</text:span><text:span text:style-name="T1">atedi</text:span> <text:span text:style-name="T4">subst masc</text:span> <text:span text:style-name="T1">mão dele</text:span></text:p>
      <text:p text:style-name="P8"><text:tab/><text:span text:style-name="T1">-baa</text:span><text:span text:style-name="T2">g</text:span><text:span text:style-name="T1">adi</text:span> mão de</text:p>
      <text:p text:style-name="P8"/>
      <text:p text:style-name="P8"><text:span text:style-name="T1">libaa</text:span><text:span text:style-name="T2">g</text:span><text:span text:style-name="T1">ateje<text:tab/>libaa</text:span><text:span text:style-name="T2">g</text:span><text:span text:style-name="T1">atejedi</text:span> <text:span text:style-name="T4">subst fem</text:span> <text:span text:style-name="T1">anel dele/dela</text:span></text:p>
      <text:p text:style-name="P8"><text:tab/><text:span text:style-name="T1">libaa</text:span><text:span text:style-name="T2">g</text:span><text:span text:style-name="T1">adi</text:span> mão dele/dela</text:p>
      <text:p text:style-name="P8"/>
      <text:p text:style-name="P8"><text:span text:style-name="T1">libakadi<text:tab/>libakatedi</text:span> <text:span text:style-name="T4">subst masc</text:span> <text:span text:style-name="T1">lugar de serviço dele</text:span></text:p>
      <text:p text:style-name="P8"><text:tab/><text:span text:style-name="T1">-bakadi</text:span> lugar de serviço de</text:p>
      <text:p text:style-name="P8"/>
      <text:p text:style-name="P8"><text:span text:style-name="T1">libakajetegi<text:tab/>libakajetedi</text:span> <text:span text:style-name="T4">subst masc</text:span> <text:span text:style-name="T1">fruto do serviço dele/dela</text:span> pode ser coisas roubadas por ele</text:p>
      <text:p text:style-name="P8"><text:tab/><text:span text:style-name="T1">-ibake</text:span> trabalhar</text:p>
      <text:p text:style-name="P8"><text:tab/><text:span text:style-name="T2">g</text:span><text:span text:style-name="T1">obakajetegi</text:span> nosso fruto de serviço</text:p>
      <text:p text:style-name="P8"/>
      <text:p text:style-name="P8"><text:span text:style-name="T1">libakawa<text:tab/>libakawepodi</text:span> <text:span text:style-name="T4">subst</text:span> <text:span text:style-name="T1">companheiro de serviço</text:span></text:p>
      <text:p text:style-name="P8"><text:tab/><text:span text:style-name="T2">g</text:span><text:span text:style-name="T1">obakawepodi</text:span> nossos companheiros de serviço</text:p>
      <text:p text:style-name="P8"/>
      <text:p text:style-name="P8"><text:span text:style-name="T1">libakedi<text:tab/>libaketedi</text:span> <text:span text:style-name="T4">subst masc</text:span> <text:span text:style-name="T1">serviço dele</text:span></text:p>
      <text:p text:style-name="P8"><text:tab/><text:span text:style-name="T5">liba-aakedi</text:span><text:span text:style-name="T4"> (fala da mulher)</text:span></text:p>
      <text:p text:style-name="P8"><text:tab/><text:span text:style-name="T1">-bakedi</text:span> serviço de</text:p>
      <text:p text:style-name="P8"><text:tab/><text:span text:style-name="T2">g</text:span><text:span text:style-name="T1">abakedi</text:span> seu serviço</text:p>
      <text:p text:style-name="P8"/>
      <text:p text:style-name="P8"><text:span text:style-name="T1">libakegi<text:tab/>libakeco</text:span> <text:span text:style-name="T4">subst masc</text:span> <text:span text:style-name="T1">jeito ou maneira de trabalhar dele</text:span></text:p>
      <text:p text:style-name="P8"/>
      <text:p text:style-name="P8"><text:span text:style-name="T1">libatade</text:span><text:span text:style-name="T2">g</text:span><text:span text:style-name="T1">egi<text:tab/>libatade</text:span><text:span text:style-name="T2">g</text:span><text:span text:style-name="T1">eco</text:span> <text:span text:style-name="T4">subst masc</text:span> <text:span text:style-name="T1">antepassado</text:span></text:p>
      <text:p text:style-name="P8"/>
      <text:p text:style-name="P8"><text:span text:style-name="T1">libatadi<text:tab/>libatatiidi</text:span> <text:span text:style-name="T4">subst fem</text:span> <text:span text:style-name="T1">tronco de árvore</text:span></text:p>
      <text:p text:style-name="P8"/>
      <text:p text:style-name="P8"><text:span text:style-name="T1">libate<text:tab/>libateli</text:span> <text:span text:style-name="T4">subst fem</text:span> <text:span text:style-name="T1">couro de vaca</text:span></text:p>
      <text:p text:style-name="P8"/>
      <text:p text:style-name="P8">[Seite 101]</text:p>
      <text:p text:style-name="P8">[Spalte 1]</text:p>
      <text:p text:style-name="P8"/>
      <text:p text:style-name="P8"><text:span text:style-name="T1">libatiigi<text:tab/>libatico</text:span> <text:span text:style-name="T4">subst masc</text:span> <text:span text:style-name="T1">1 erro 2 culpa dele</text:span></text:p>
      <text:p text:style-name="P8"><text:tab/><text:span text:style-name="T2">g</text:span><text:span text:style-name="T1">obatiigi</text:span> nossa culpa, nosso erro</text:p>
      <text:p text:style-name="P8"><text:tab/><text:span text:style-name="T1">nibatiigi</text:span> erro, culpa</text:p>
      <text:p text:style-name="P8"/>
      <text:p text:style-name="P8"><text:span text:style-name="T1">libato<text:tab/>libatoli</text:span> <text:span text:style-name="T4">subst fem</text:span> <text:span text:style-name="T1">ninho de</text:span></text:p>
      <text:p text:style-name="P8"/>
      <text:p text:style-name="P8"><text:span text:style-name="T1">libayoda</text:span><text:span text:style-name="T2">g</text:span><text:span text:style-name="T1">a</text:span><text:tab/><text:span text:style-name="T4">adj</text:span> <text:span text:style-name="T1">amargo</text:span> sabor</text:p>
      <text:p text:style-name="P8"/>
      <text:p text:style-name="P8"><text:span text:style-name="T1">libegi<text:tab/>libecoli</text:span> <text:span text:style-name="T4">subst masc</text:span> <text:span text:style-name="T1">buraco dele pode ser sepulcro dele</text:span></text:p>
      <text:p text:style-name="P8"><text:tab/><text:span text:style-name="T1">begi</text:span> buraco</text:p>
      <text:p text:style-name="P8"><text:tab/><text:span text:style-name="T2">g</text:span><text:span text:style-name="T1">obegi</text:span> nosso buraco</text:p>
      <text:p text:style-name="P8"/>
      <text:p text:style-name="P8"><text:span text:style-name="T1">libeo</text:span><text:span text:style-name="T2">g</text:span><text:span text:style-name="T1">adi<text:tab/>libeo</text:span><text:span text:style-name="T2">g</text:span><text:span text:style-name="T1">atedi</text:span> <text:span text:style-name="T4">subst masc</text:span> <text:span text:style-name="T1">torre de vigia</text:span> para cuidar</text:p>
      <text:p text:style-name="P8"/>
      <text:p text:style-name="P8"><text:span text:style-name="T1">libeyaca</text:span><text:span text:style-name="T2">g</text:span><text:span text:style-name="T1">adi<text:tab/>libeyaca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lugar onde estragou</text:span></text:p>
      <text:p text:style-name="P8"><text:tab/><text:span text:style-name="T2">g</text:span><text:span text:style-name="T1">odibeyaca</text:span><text:span text:style-name="T2">g</text:span><text:span text:style-name="T1">adi</text:span> nosso mal</text:p>
      <text:p text:style-name="P8"><text:soft-page-break/></text:p>
      <text:p text:style-name="P8"><text:span text:style-name="T1">libeyaca</text:span><text:span text:style-name="T2">g</text:span><text:span text:style-name="T1">ajegi<text:tab/>libeyaca</text:span><text:span text:style-name="T2">g</text:span><text:span text:style-name="T1">ajedi</text:span> <text:span text:style-name="T4">subst masc</text:span> <text:span text:style-name="T1">defeito, mancha</text:span></text:p>
      <text:p text:style-name="P8"/>
      <text:p text:style-name="P8"><text:span text:style-name="T1">libeyace</text:span><text:span text:style-name="T2">g</text:span><text:span text:style-name="T1">egi<text:tab/>libeyace</text:span><text:span text:style-name="T2">g</text:span><text:span text:style-name="T1">eco libeyaca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1 pecado dele 2 pessoa má</text:span></text:p>
      <text:p text:style-name="P8"><text:tab/><text:span text:style-name="T1">libeyace</text:span><text:span text:style-name="T2">g</text:span><text:span text:style-name="T1">e</text:span> mulher feia o 2° plural acima pode significar pessoas feias</text:p>
      <text:p text:style-name="P8"><text:tab/><text:span text:style-name="T1">beyagi</text:span> mal</text:p>
      <text:p text:style-name="P8"><text:tab/><text:span text:style-name="T2">g</text:span><text:span text:style-name="T1">abeyace</text:span><text:span text:style-name="T2">g</text:span><text:span text:style-name="T1">egi</text:span> seu pecado</text:p>
      <text:p text:style-name="P8"/>
      <text:p text:style-name="P8"><text:span text:style-name="T1">libikotana</text:span><text:span text:style-name="T2">g</text:span><text:span text:style-name="T1">ana</text:span><text:span text:style-name="T2">g</text:span><text:span text:style-name="T1">adi</text:span><text:tab/><text:span text:style-name="T4">subst masc</text:span> <text:span text:style-name="T1">vara</text:span> para medir</text:p>
      <text:p text:style-name="P8"><text:tab/><text:span text:style-name="T1">-ibiko(ta)</text:span> marcar</text:p>
      <text:p text:style-name="P8"/>
      <text:p text:style-name="P8"><text:span text:style-name="T1">libikotana</text:span><text:span text:style-name="T2">g</text:span><text:span text:style-name="T1">ana</text:span><text:span text:style-name="T2">g</text:span><text:span text:style-name="T1">ate</text:span><text:tab/><text:span text:style-name="T1">libikotana</text:span><text:span text:style-name="T2">g</text:span><text:span text:style-name="T1">ana</text:span><text:span text:style-name="T2">g</text:span><text:span text:style-name="T1">atedi</text:span> <text:span text:style-name="T4">subst fem</text:span> <text:span text:style-name="T1">coisa marcada</text:span></text:p>
      <text:p text:style-name="P8"><text:tab/><text:span text:style-name="T1">-ibiko(ta)</text:span> marcar</text:p>
      <text:p text:style-name="P8"/>
      <text:p text:style-name="P8">[Seite 101]</text:p>
      <text:p text:style-name="P8">[Spalte 2]</text:p>
      <text:p text:style-name="P8"/>
      <text:p text:style-name="P8"><text:span text:style-name="T1">libikotana</text:span><text:span text:style-name="T2">g</text:span><text:span text:style-name="T1">ane</text:span><text:span text:style-name="T2">g</text:span><text:span text:style-name="T1">egi<text:tab/>libikota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medida</text:span></text:p>
      <text:p text:style-name="P8"><text:tab/><text:span text:style-name="T1">-ibiko(ta)</text:span> marcar</text:p>
      <text:p text:style-name="P8"/>
      <text:p text:style-name="P8"><text:span text:style-name="T1">libikotanigi</text:span><text:tab/><text:span text:style-name="T4">subst masc</text:span> <text:span text:style-name="T1">limite medido</text:span></text:p>
      <text:p text:style-name="P8"><text:tab/><text:span text:style-name="T1">-ibiko(ta)</text:span> marcar</text:p>
      <text:p text:style-name="P8"/>
      <text:p text:style-name="P8"><text:span text:style-name="T1">libikotaxegi<text:tab/>libikotaxedi</text:span> <text:span text:style-name="T4">subst masc</text:span> <text:span text:style-name="T1">marca</text:span></text:p>
      <text:p text:style-name="P8"><text:tab/><text:span text:style-name="T1">-ibiko(ta)</text:span> marcar</text:p>
      <text:p text:style-name="P8"/>
      <text:p text:style-name="P8"><text:span text:style-name="T1">libilagi<text:tab/>libilaka</text:span> <text:span text:style-name="T4">subst</text:span> <text:span text:style-name="T1">coisa de croché dela</text:span></text:p>
      <text:p text:style-name="P8"><text:tab/><text:span text:style-name="T2">g</text:span><text:span text:style-name="T1">abilagi</text:span> o seu croché</text:p>
      <text:p text:style-name="P8"><text:tab/><text:span text:style-name="T1">ibilagi</text:span> meu croché</text:p>
      <text:p text:style-name="P8"><text:tab/><text:span text:style-name="T1">-ibilaka</text:span> fazer croché</text:p>
      <text:p text:style-name="P8"/>
      <text:p text:style-name="P8"><text:span text:style-name="T1">libiniadi<text:tab/>libiniatedi</text:span> <text:span text:style-name="T4">subst masc</text:span> <text:span text:style-name="T1">campo limpo</text:span> sem árvores</text:p>
      <text:p text:style-name="P8"><text:tab/><text:span text:style-name="T1">-ibinie</text:span> limpar, fazer bonito</text:p>
      <text:p text:style-name="P8"/>
      <text:p text:style-name="P8"><text:span text:style-name="T1">libinienigi<text:tab/>libiniena</text:span><text:span text:style-name="T2">g</text:span><text:span text:style-name="T1">a libinienigipi</text:span> <text:span text:style-name="T4">(ger) adj</text:span> <text:span text:style-name="T1">1 bonito, belo 2 bom 3 limpo</text:span></text:p>
      <text:p text:style-name="P8"><text:tab/><text:span text:style-name="T1">libiniena</text:span> <text:span text:style-name="T4">(forma fem)</text:span></text:p>
      <text:p text:style-name="P8"><text:tab/><text:span text:style-name="T1">-ibinie</text:span> limpar, fazer bonito</text:p>
      <text:p text:style-name="P8"/>
      <text:p text:style-name="P8"><text:span text:style-name="T1">libiniigi<text:tab/>libinico</text:span> <text:span text:style-name="T4">subst masc</text:span> <text:span text:style-name="T1">1 maravilha dele 2 milagre dele</text:span></text:p>
      <text:p text:style-name="P8"/>
      <text:p text:style-name="P8"><text:span text:style-name="T1">libitagi<text:tab/>libitaka</text:span> <text:span text:style-name="T4">subst masc</text:span> <text:span text:style-name="T1">osso dele</text:span></text:p>
      <text:p text:style-name="P8"><text:tab/><text:span text:style-name="T1">-bitagi</text:span> osso de</text:p>
      <text:p text:style-name="P8"><text:tab/><text:span text:style-name="T2">g</text:span><text:span text:style-name="T1">obitaka</text:span> nossos ossos</text:p>
      <text:p text:style-name="P8"/>
      <text:p text:style-name="P8"><text:span text:style-name="T1">libiwe<text:tab/>libiwedi libiweli(tiogilo)</text:span> <text:span text:style-name="T4">subst fem</text:span> <text:span text:style-name="T1">1 ramo 2 chifre</text:span> o 2° plural acima é a forma para chifres</text:p>
      <text:p text:style-name="P8"/>
      <text:p text:style-name="P8"><text:span text:style-name="T1">libodicaxina</text:span><text:span text:style-name="T2">g</text:span><text:span text:style-name="T1">ane</text:span><text:span text:style-name="T2">g</text:span><text:span text:style-name="T1">egi<text:tab/>libodicaxi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aviso dele</text:span></text:p>
      <text:p text:style-name="P8"><text:tab/><text:span text:style-name="T1">-ibodicaxi</text:span> dar notícias</text:p>
      <text:p text:style-name="P8"/>
      <text:p text:style-name="P8">[Seite 102]</text:p>
      <text:p text:style-name="P8">[Spalte 1]</text:p>
      <text:p text:style-name="P8"/>
      <text:p text:style-name="P8"><text:soft-page-break/><text:span text:style-name="T1">libodigi<text:tab/>libodicetedi</text:span> <text:span text:style-name="T4">subst masc</text:span> <text:span text:style-name="T1">1 aviso dele 2 notícia dele</text:span></text:p>
      <text:p text:style-name="P8"><text:tab/><text:span text:style-name="T5">libi-iigi</text:span><text:span text:style-name="T4"> (fala da mulher)</text:span> notícia que ele dá</text:p>
      <text:p text:style-name="P8"><text:tab/><text:span text:style-name="T1">-bodigi</text:span> notícia de</text:p>
      <text:p text:style-name="P8"><text:tab/><text:span text:style-name="T2">g</text:span><text:span text:style-name="T1">obodigi</text:span> nossa notícia</text:p>
      <text:p text:style-name="P8"><text:tab/><text:span text:style-name="T1">leemidi</text:span> seu aviso</text:p>
      <text:p text:style-name="P8"/>
      <text:p text:style-name="P8"><text:span text:style-name="T1">liboi<text:tab/>liboilidi</text:span> <text:span text:style-name="T4">subst masc</text:span> <text:span text:style-name="T1">comida dele</text:span> comida guardada, mas não para viagem</text:p>
      <text:p text:style-name="P8"><text:tab/><text:span text:style-name="T1">-boi</text:span> comida guardada de</text:p>
      <text:p text:style-name="P8"><text:tab/><text:span text:style-name="T2">g</text:span><text:span text:style-name="T1">aboilidi</text:span> sua comida</text:p>
      <text:p text:style-name="P8"><text:tab/><text:span text:style-name="T1">liboi</text:span><text:span text:style-name="T2">g</text:span><text:span text:style-name="T1">axi</text:span> lugar onde a comida está guardada</text:p>
      <text:p text:style-name="P8"/>
      <text:p text:style-name="P8"><text:span text:style-name="T1">liboi</text:span><text:span text:style-name="T2">g</text:span><text:span text:style-name="T1">axi<text:tab/>liboi</text:span><text:span text:style-name="T2">g</text:span><text:span text:style-name="T1">axiidi</text:span> <text:span text:style-name="T4">subst fem</text:span> <text:span text:style-name="T1">lugar onde a comida está guardada</text:span></text:p>
      <text:p text:style-name="P8"><text:tab/><text:span text:style-name="T1">liboi</text:span> comida dele</text:p>
      <text:p text:style-name="P8"/>
      <text:p text:style-name="P8"><text:span text:style-name="T1">libole<text:tab/>liboledi</text:span> <text:span text:style-name="T4">subst masc</text:span> <text:span text:style-name="T1">carne</text:span> de pessoa ou animal</text:p>
      <text:p text:style-name="P8"><text:tab/><text:span text:style-name="T2">g</text:span><text:span text:style-name="T1">obole</text:span> nossa carne (do nosso corpo)</text:p>
      <text:p text:style-name="P8"><text:tab/><text:span text:style-name="T1">liboleda</text:span><text:span text:style-name="T2">g</text:span><text:span text:style-name="T1">axi</text:span> açougue</text:p>
      <text:p text:style-name="P8"/>
      <text:p text:style-name="P8"><text:span text:style-name="T1">liboleda</text:span><text:span text:style-name="T2">g</text:span><text:span text:style-name="T1">axi<text:tab/>liboleda</text:span><text:span text:style-name="T2">g</text:span><text:span text:style-name="T1">axiidi</text:span> <text:span text:style-name="T4">subst fem</text:span> <text:span text:style-name="T1">açougue</text:span></text:p>
      <text:p text:style-name="P8"><text:tab/><text:span text:style-name="T1">libole</text:span> carne dele</text:p>
      <text:p text:style-name="P8"/>
      <text:p text:style-name="P8"><text:span text:style-name="T1">libolede</text:span><text:span text:style-name="T2">g</text:span><text:span text:style-name="T1">egi<text:tab/>libolede</text:span><text:span text:style-name="T2">g</text:span><text:span text:style-name="T1">eco</text:span> <text:span text:style-name="T4">subst masc</text:span> <text:span text:style-name="T1">1 aparência dele/dela 2 forma dele</text:span></text:p>
      <text:p text:style-name="P8"><text:tab/><text:span text:style-name="T1">libole</text:span> carne dele</text:p>
      <text:p text:style-name="P8"/>
      <text:p text:style-name="P8"><text:span text:style-name="T1">liboli</text:span><text:span text:style-name="T2">g</text:span><text:span text:style-name="T1">a</text:span><text:tab/><text:span text:style-name="T4">subst masc</text:span> <text:span text:style-name="T1">vergonha dele</text:span></text:p>
      <text:p text:style-name="P8"><text:tab/><text:span text:style-name="T1">-iboli</text:span><text:span text:style-name="T2">g</text:span><text:span text:style-name="T1">a</text:span> envergonhar-se, ter vergonha</text:p>
      <text:p text:style-name="P8"><text:tab/><text:span text:style-name="T1">niboli</text:span><text:span text:style-name="T2">g</text:span><text:span text:style-name="T1">a</text:span> vergonha</text:p>
      <text:p text:style-name="P8"/>
      <text:p text:style-name="P8"><text:span text:style-name="T1">liboona</text:span><text:span text:style-name="T2">g</text:span><text:span text:style-name="T1">adi<text:tab/>liboona</text:span><text:span text:style-name="T2">g</text:span><text:span text:style-name="T1">atedi</text:span> <text:span text:style-name="T4">subst masc</text:span> <text:span text:style-name="T1">nome dele</text:span></text:p>
      <text:p text:style-name="P8"><text:tab/><text:span text:style-name="T1">-boona</text:span><text:span text:style-name="T2">g</text:span><text:span text:style-name="T1">adi</text:span> nome de</text:p>
      <text:p text:style-name="P8"/>
      <text:p text:style-name="P8"><text:span text:style-name="T1">liboonigi<text:tab/>liboona</text:span><text:span text:style-name="T2">g</text:span><text:span text:style-name="T1">a</text:span> <text:span text:style-name="T4">subst masc</text:span> <text:span text:style-name="T1">presente ou oferta dele</text:span></text:p>
      <text:p text:style-name="P8"><text:tab/><text:span text:style-name="T5">libo-oona</text:span><text:span text:style-name="T3">g</text:span><text:span text:style-name="T5">adi</text:span><text:span text:style-name="T4"> (fala da mulher)</text:span></text:p>
      <text:p text:style-name="P8"><text:tab/><text:span text:style-name="T1">-boonigi</text:span> presente de</text:p>
      <text:p text:style-name="P8"><text:tab/><text:span text:style-name="T1">niboonigi</text:span> presente, oferta</text:p>
      <text:p text:style-name="P8"/>
      <text:p text:style-name="P8">[Seite 102]</text:p>
      <text:p text:style-name="P8">[Spalte 2]</text:p>
      <text:p text:style-name="P8"/>
      <text:p text:style-name="P8"><text:span text:style-name="T1">lica<text:tab/>licali</text:span> <text:span text:style-name="T4">subst</text:span> <text:span text:style-name="T1">medida</text:span> pode ser comprimento, quantia ou preço</text:p>
      <text:p text:style-name="P8"/>
      <text:p text:style-name="P8"><text:span text:style-name="T1">licaajo<text:tab/>licaajepodi</text:span> <text:span text:style-name="T4">subst masc ou fem</text:span> <text:span text:style-name="T1">1 apoiador 2 torcedor</text:span></text:p>
      <text:p text:style-name="P8"/>
      <text:p text:style-name="P8"><text:span text:style-name="T1">licawa<text:tab/>licawadi</text:span> <text:span text:style-name="T4">adj comp</text:span> <text:span text:style-name="T1">igual a</text:span> <text:span text:style-name="T4">em termos de quantidade ou tamanho</text:span></text:p>
      <text:p text:style-name="P8"/>
      <text:p text:style-name="P8"><text:span text:style-name="T1">licena</text:span><text:span text:style-name="T2">g</text:span><text:span text:style-name="T1">ana</text:span><text:span text:style-name="T2">g</text:span><text:span text:style-name="T1">ate<text:tab/>licena</text:span><text:span text:style-name="T2">g</text:span><text:span text:style-name="T1">ana</text:span><text:span text:style-name="T2">g</text:span><text:span text:style-name="T1">atedi</text:span> <text:span text:style-name="T4">subst fem</text:span> <text:span text:style-name="T1">cruz dele</text:span></text:p>
      <text:p text:style-name="P8"><text:tab/><text:span text:style-name="T1">nicena</text:span><text:span text:style-name="T2">g</text:span><text:span text:style-name="T1">ana</text:span><text:span text:style-name="T2">g</text:span><text:span text:style-name="T1">ate</text:span> cruz</text:p>
      <text:p text:style-name="P8"><text:tab/><text:span text:style-name="T2">g</text:span><text:span text:style-name="T1">adicena</text:span><text:span text:style-name="T2">g</text:span><text:span text:style-name="T1">ana</text:span><text:span text:style-name="T2">g</text:span><text:span text:style-name="T1">ate</text:span> sua cruz</text:p>
      <text:p text:style-name="P8"/>
      <text:p text:style-name="P8"><text:span text:style-name="T1">liciaceekawa<text:tab/>liciaceekawadi liciaceekawepodi</text:span> <text:span text:style-name="T4">(ger) adj comp</text:span> <text:span text:style-name="T1">1 compara com 2 igual a</text:span></text:p>
      <text:p text:style-name="P8"><text:tab/><text:span text:style-name="T1">-iciaceeke(tege)</text:span> comparar com (ele)</text:p>
      <text:p text:style-name="P8"><text:tab/><text:span text:style-name="T1">liciaceekawepodi</text:span> como eles, igual a eles</text:p>
      <text:p text:style-name="P8"><text:soft-page-break/></text:p>
      <text:p text:style-name="P8"><text:span text:style-name="T1">liciagi<text:tab/>liciaco</text:span> <text:span text:style-name="T4">adj comp</text:span> <text:span text:style-name="T1">1 igual 2 como</text:span></text:p>
      <text:p text:style-name="P8"><text:tab/><text:span text:style-name="T5">li-iiciagi</text:span><text:span text:style-name="T4"> (fala da mulher)</text:span></text:p>
      <text:p text:style-name="P8"><text:tab/><text:span text:style-name="T1">niciagi</text:span> semelhança</text:p>
      <text:p text:style-name="P8"><text:tab/><text:span text:style-name="T2">g</text:span><text:span text:style-name="T1">odiagi</text:span> igual a nós</text:p>
      <text:p text:style-name="P8"><text:tab/><text:span text:style-name="T1">iciagepodi</text:span> sou igual a eles</text:p>
      <text:p text:style-name="P8"><text:span text:style-name="T1">lico</text:span><text:span text:style-name="T2">g</text:span><text:span text:style-name="T1">egi<text:tab/>lico</text:span><text:span text:style-name="T2">g</text:span><text:span text:style-name="T1">eco</text:span> <text:span text:style-name="T4">subst masc</text:span> <text:span text:style-name="T1">antepassado</text:span></text:p>
      <text:p text:style-name="P8"><text:tab/><text:span text:style-name="T2">g</text:span><text:span text:style-name="T1">odico</text:span><text:span text:style-name="T2">g</text:span><text:span text:style-name="T1">egi</text:span> nosso antepassado</text:p>
      <text:p text:style-name="P8"/>
      <text:p text:style-name="P8"><text:span text:style-name="T1">licoo</text:span><text:span text:style-name="T2">g</text:span><text:span text:style-name="T1">adi</text:span><text:tab/><text:span text:style-name="T4">subst masc</text:span> <text:span text:style-name="T1">1 parada dele 2 lugar de ajuntar pessoas</text:span> praça, sala grande, etc</text:p>
      <text:p text:style-name="P8"><text:tab/><text:span text:style-name="T2">g</text:span><text:span text:style-name="T1">odicoo</text:span><text:span text:style-name="T2">g</text:span><text:span text:style-name="T1">adi</text:span> nossa sala</text:p>
      <text:p text:style-name="P8"/>
      <text:p text:style-name="P8"><text:span text:style-name="T1">lida</text:span><text:span text:style-name="T2">g</text:span><text:span text:style-name="T1">atagi<text:tab/>lida</text:span><text:span text:style-name="T2">g</text:span><text:span text:style-name="T1">ataka</text:span> <text:span text:style-name="T4">subst masc</text:span> <text:span text:style-name="T1">desejo dele</text:span> geralmente para comer ou mau desejo</text:p>
      <text:p text:style-name="P8"><text:tab/><text:span text:style-name="T2">g</text:span><text:span text:style-name="T1">olida</text:span><text:span text:style-name="T2">g</text:span><text:span text:style-name="T1">ataka</text:span> nossos desejos (maus)</text:p>
      <text:p text:style-name="P8"/>
      <text:p text:style-name="P8"><text:span text:style-name="T1">lida</text:span><text:span text:style-name="T2">g</text:span><text:span text:style-name="T1">atakane</text:span><text:span text:style-name="T2">g</text:span><text:span text:style-name="T1">egi<text:tab/>lida</text:span><text:span text:style-name="T2">g</text:span><text:span text:style-name="T1">atakane</text:span><text:span text:style-name="T2">g</text:span><text:span text:style-name="T1">eco</text:span> <text:span text:style-name="T4">subst masc</text:span> <text:span text:style-name="T1">desejo dele</text:span> desejo do corpo</text:p>
      <text:p text:style-name="P8"/>
      <text:p text:style-name="P8">[Seite 103]</text:p>
      <text:p text:style-name="P8">[Spalte 1]</text:p>
      <text:p text:style-name="P8"/>
      <text:p text:style-name="P8"><text:span text:style-name="T1">lidekegi<text:tab/>lidekeco</text:span> <text:span text:style-name="T4">subst</text:span> <text:span text:style-name="T1">desejo dele</text:span> geralmente (desejo mal) por algo que está no meio</text:p>
      <text:p text:style-name="P8"/>
      <text:p text:style-name="P8"><text:span text:style-name="T1">lidela</text:span><text:span text:style-name="T2">g</text:span><text:span text:style-name="T1">awa<text:tab/>lidela</text:span><text:span text:style-name="T2">g</text:span><text:span text:style-name="T1">awadi lidela</text:span><text:span text:style-name="T2">g</text:span><text:span text:style-name="T1">awepodi</text:span> <text:span text:style-name="T4">(ger) subst masc ou fem</text:span> <text:span text:style-name="T1">inimigo dele</text:span></text:p>
      <text:p text:style-name="P8"><text:tab/><text:span text:style-name="T1">-idela</text:span><text:span text:style-name="T2">g</text:span><text:span text:style-name="T1">awa</text:span> inimigo de</text:p>
      <text:p text:style-name="P8"/>
      <text:p text:style-name="P8"><text:span text:style-name="T1">lidele</text:span><text:span text:style-name="T2">g</text:span><text:span text:style-name="T1">egi<text:tab/>lidele</text:span><text:span text:style-name="T2">g</text:span><text:span text:style-name="T1">eco</text:span> <text:span text:style-name="T4">subst masc</text:span> <text:span text:style-name="T1">luta</text:span> entre poucas pessoas</text:p>
      <text:p text:style-name="P8"/>
      <text:p text:style-name="P8"><text:span text:style-name="T1">lidelogo<text:tab/>lidelocotedi</text:span> <text:span text:style-name="T4">subst masc</text:span> <text:span text:style-name="T1">ilha nidelogo</text:span> ilha</text:p>
      <text:p text:style-name="P8"/>
      <text:p text:style-name="P8"><text:span text:style-name="T1">lidi</text:span><text:tab/><text:span text:style-name="T4">adj</text:span> <text:span text:style-name="T1">doce</text:span></text:p>
      <text:p text:style-name="P8"><text:tab/><text:span text:style-name="T5">li-iidi</text:span><text:span text:style-name="T4"> (fala da mulher)</text:span></text:p>
      <text:p text:style-name="P8"><text:tab/><text:span text:style-name="T1">liditege</text:span> doçura dele</text:p>
      <text:p text:style-name="P8"/>
      <text:p text:style-name="P8"><text:span text:style-name="T1">lidietibige</text:span><text:tab/><text:span text:style-name="T4">subst</text:span> <text:span text:style-name="T1">carta dele</text:span></text:p>
      <text:p text:style-name="P8"><text:tab/><text:span text:style-name="T1">nidie</text:span> placa, carta</text:p>
      <text:p text:style-name="P8"><text:tab/><text:span text:style-name="T1">-ie</text:span> mandar fazer algo</text:p>
      <text:p text:style-name="P8"/>
      <text:p text:style-name="P8"><text:span text:style-name="T1">lidigo<text:tab/>lidiko</text:span> <text:span text:style-name="T4">subst masc</text:span> <text:span text:style-name="T1">escrita, letra</text:span></text:p>
      <text:p text:style-name="P8"><text:tab/><text:span text:style-name="T2">g</text:span><text:span text:style-name="T1">odidigo</text:span> nossa carta</text:p>
      <text:p text:style-name="P8"/>
      <text:p text:style-name="P8"><text:span text:style-name="T1">lidikona</text:span><text:span text:style-name="T2">g</text:span><text:span text:style-name="T1">axi<text:tab/>lidikona</text:span><text:span text:style-name="T2">g</text:span><text:span text:style-name="T1">axiidi</text:span> <text:span text:style-name="T4">subst fem</text:span> <text:span text:style-name="T1">escola dele</text:span></text:p>
      <text:p text:style-name="P8"><text:tab/><text:span text:style-name="T1">-idiko</text:span> escrever para</text:p>
      <text:p text:style-name="P8"/>
      <text:p text:style-name="P8"><text:span text:style-name="T1">liditini<text:tab/>liditiniwace</text:span> <text:span text:style-name="T4">adj</text:span> <text:span text:style-name="T1">1 calmo 2 sereno 3 tranqüilo</text:span> depois de passar a dor ou raiva</text:p>
      <text:p text:style-name="P8"/>
      <text:p text:style-name="P8"><text:span text:style-name="T1">lidonagi</text:span><text:tab/><text:span text:style-name="T4">subst masc</text:span> <text:span text:style-name="T1">acontecimento mal dele</text:span> doença ou desastre</text:p>
      <text:p text:style-name="P8"><text:tab/><text:span text:style-name="T1">-idonagi</text:span> acontecimento de (ruim)</text:p>
      <text:p text:style-name="P8"/>
      <text:p text:style-name="P8"><text:span text:style-name="T1">lienigi<text:tab/>lienigipi</text:span> <text:span text:style-name="T4">subst masc ou fem</text:span> <text:span text:style-name="T1">recado mandado</text:span></text:p>
      <text:p text:style-name="P8"><text:tab/><text:span text:style-name="T1">-ie</text:span> mandar fazer algo</text:p>
      <text:p text:style-name="P8"><text:tab/><text:span text:style-name="T1">lidietibige</text:span> carta dele</text:p>
      <text:p text:style-name="P8"/>
      <text:p text:style-name="P8"><text:soft-page-break/>[Seite 103]</text:p>
      <text:p text:style-name="P8">[Spalte 2]</text:p>
      <text:p text:style-name="P8"/>
      <text:p text:style-name="P8"><text:span text:style-name="T1">ligaana</text:span><text:span text:style-name="T2">g</text:span><text:span text:style-name="T1">ana</text:span><text:span text:style-name="T2">g</text:span><text:span text:style-name="T1">adi<text:tab/>ligaana</text:span><text:span text:style-name="T2">g</text:span><text:span text:style-name="T1">ana</text:span><text:span text:style-name="T2">g</text:span><text:span text:style-name="T1">axiidi ligaa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1 lugar de cantar dele 2 igreja dele</text:span> o 2° plural acima é mais para lugares fora</text:p>
      <text:p text:style-name="P8"><text:tab/><text:span text:style-name="T1">-igaana</text:span><text:span text:style-name="T2">g</text:span><text:span text:style-name="T1">a</text:span> cantar</text:p>
      <text:p text:style-name="P8"><text:tab/><text:span text:style-name="T1">liiakana</text:span><text:span text:style-name="T2">g</text:span><text:span text:style-name="T1">axi</text:span> igreja dele</text:p>
      <text:p text:style-name="P8"/>
      <text:p text:style-name="P8"><text:span text:style-name="T1">ligeca</text:span><text:span text:style-name="T2">g</text:span><text:span text:style-name="T1">alo</text:span><text:span text:style-name="T2">g</text:span><text:span text:style-name="T1">o<text:tab/>ligeca</text:span><text:span text:style-name="T2">g</text:span><text:span text:style-name="T1">ale</text:span><text:span text:style-name="T2">g</text:span><text:span text:style-name="T1">etedi</text:span> <text:span text:style-name="T4">subst masc</text:span> <text:span text:style-name="T1">1 preocupação dele 2 tristeza dele 3 incomodação dele</text:span></text:p>
      <text:p text:style-name="P8"><text:tab/><text:span text:style-name="T1">-igeca</text:span><text:span text:style-name="T2">g</text:span><text:span text:style-name="T1">ale</text:span><text:span text:style-name="T2">g</text:span><text:span text:style-name="T1">e</text:span> preocupar-se</text:p>
      <text:p text:style-name="P8"/>
      <text:p text:style-name="P8"><text:span text:style-name="T1">ligecoo</text:span><text:span text:style-name="T2">g</text:span><text:span text:style-name="T1">e<text:tab/>ligecoo</text:span><text:span text:style-name="T2">g</text:span><text:span text:style-name="T1">eli</text:span> <text:span text:style-name="T4">subst masc ou fem</text:span> <text:span text:style-name="T1">olho dele</text:span></text:p>
      <text:p text:style-name="P8"><text:tab/><text:span text:style-name="T1">-gecoo</text:span><text:span text:style-name="T2">g</text:span><text:span text:style-name="T1">e</text:span> olho</text:p>
      <text:p text:style-name="P8"><text:tab/><text:span text:style-name="T2">g</text:span><text:span text:style-name="T1">ogecoo</text:span><text:span text:style-name="T2">g</text:span><text:span text:style-name="T1">e</text:span> nosso olho</text:p>
      <text:p text:style-name="P8"/>
      <text:p text:style-name="P8"><text:span text:style-name="T1">ligedema</text:span><text:span text:style-name="T2">g</text:span><text:span text:style-name="T1">a<text:tab/>ligedemakatedi</text:span> <text:span text:style-name="T4">subst fem</text:span> <text:span text:style-name="T1">sapo</text:span></text:p>
      <text:p text:style-name="P8"/>
      <text:p text:style-name="P8"><text:span text:style-name="T1">ligeedi<text:tab/>liigetedi</text:span> <text:span text:style-name="T4">subst masc</text:span> <text:span text:style-name="T1">sonho dele</text:span></text:p>
      <text:p text:style-name="P8"><text:tab/><text:span text:style-name="T2">g</text:span><text:span text:style-name="T1">odigeedi</text:span> nosso sonho</text:p>
      <text:p text:style-name="P8"><text:tab/><text:span text:style-name="T1">-igee</text:span> sonhar</text:p>
      <text:p text:style-name="P8"/>
      <text:p text:style-name="P8"><text:span text:style-name="T1">ligee</text:span><text:span text:style-name="T2">g</text:span><text:span text:style-name="T1">egi</text:span><text:tab/><text:span text:style-name="T4">subst</text:span> <text:span text:style-name="T1">pergunta sobre ele ou para ele</text:span></text:p>
      <text:p text:style-name="P8"><text:tab/><text:span text:style-name="T2">g</text:span><text:span text:style-name="T1">odigee</text:span><text:span text:style-name="T2">g</text:span><text:span text:style-name="T1">egi</text:span> pergunta para nós</text:p>
      <text:p text:style-name="P8"/>
      <text:p text:style-name="P8"><text:span text:style-name="T1">ligegi<text:tab/>ligecidi</text:span> <text:span text:style-name="T4">subst masc</text:span> <text:span text:style-name="T1">espigas de trigo, arroz e etc.</text:span></text:p>
      <text:p text:style-name="P8"/>
      <text:p text:style-name="P8"><text:span text:style-name="T1">ligegi(ta)</text:span><text:tab/><text:span text:style-name="T4">subst masc</text:span> <text:span text:style-name="T1">1 palavra dele 2 promessa dele</text:span></text:p>
      <text:p text:style-name="P8"><text:tab/><text:span text:style-name="T1">nigegi</text:span> palavra, promessa</text:p>
      <text:p text:style-name="P8"><text:tab/><text:span text:style-name="T1">-gegi</text:span> palavra ou promessa de</text:p>
      <text:p text:style-name="P8"/>
      <text:p text:style-name="P8"><text:span text:style-name="T1">ligele<text:tab/>legeleemitedi</text:span> <text:span text:style-name="T4">subst masc ou fem</text:span> <text:span text:style-name="T1">barriga</text:span> p.ex. de vaca</text:p>
      <text:p text:style-name="P8"/>
      <text:p text:style-name="P8"><text:span text:style-name="T1">ligetegi<text:tab/>ligetedi</text:span> <text:span text:style-name="T4">subst masc</text:span> <text:span text:style-name="T1">ôvo</text:span></text:p>
      <text:p text:style-name="P8"/>
      <text:p text:style-name="P8">[Seite 104]</text:p>
      <text:p text:style-name="P8">[Spalte 1]</text:p>
      <text:p text:style-name="P8"/>
      <text:p text:style-name="P8"><text:span text:style-name="T1">ligi<text:tab/>licoli</text:span> <text:span text:style-name="T4">subst masc</text:span> <text:span text:style-name="T1">trilho dele</text:span> lugar para passar no caminho ou no mato</text:p>
      <text:p text:style-name="P8"><text:tab/><text:span text:style-name="T2">g</text:span><text:span text:style-name="T1">oligi</text:span> nosso trilho</text:p>
      <text:p text:style-name="P8"/>
      <text:p text:style-name="P8"><text:span text:style-name="T1">ligiila</text:span><text:span text:style-name="T2">g</text:span><text:span text:style-name="T1">adi</text:span><text:tab/><text:span text:style-name="T4">subst masc</text:span> <text:span text:style-name="T1">1 bengala dele 2 guia dele</text:span> guia para um cego</text:p>
      <text:p text:style-name="P8"><text:tab/><text:span text:style-name="T1">-giila</text:span><text:span text:style-name="T2">g</text:span><text:span text:style-name="T1">adi</text:span> bengala ou guia de</text:p>
      <text:p text:style-name="P8"/>
      <text:p text:style-name="P8"><text:span text:style-name="T1">ligiiwepodi</text:span><text:tab/><text:span text:style-name="T4">subst</text:span> <text:span text:style-name="T1">refeição dele junto com eles</text:span></text:p>
      <text:p text:style-name="P8"><text:tab/><text:span text:style-name="T2">g</text:span><text:span text:style-name="T1">agiiwepodi</text:span> sua refeição com eles</text:p>
      <text:p text:style-name="P8"/>
      <text:p text:style-name="P8"><text:span text:style-name="T1">ligikane</text:span><text:span text:style-name="T2">g</text:span><text:span text:style-name="T1">egi<text:tab/>ligikane</text:span><text:span text:style-name="T2">g</text:span><text:span text:style-name="T1">eco</text:span> <text:span text:style-name="T4">subst masc</text:span> <text:span text:style-name="T1">pergunta dele</text:span></text:p>
      <text:p text:style-name="P8"><text:tab/><text:span text:style-name="T1">-igika</text:span> perguntar</text:p>
      <text:p text:style-name="P8"/>
      <text:p text:style-name="P8"><text:span text:style-name="T1">ligile</text:span><text:span text:style-name="T2">g</text:span><text:span text:style-name="T1">egi<text:tab/>ligile</text:span><text:span text:style-name="T2">g</text:span><text:span text:style-name="T1">eco</text:span> <text:span text:style-name="T4">subst masc</text:span> <text:span text:style-name="T1">costume dele</text:span> sentido de cultura</text:p>
      <text:p text:style-name="P8"><text:tab/><text:span text:style-name="T2">g</text:span><text:span text:style-name="T1">agile</text:span><text:span text:style-name="T2">g</text:span><text:span text:style-name="T1">egi</text:span> seu costume</text:p>
      <text:p text:style-name="P8"><text:tab/><text:span text:style-name="T1">-gile</text:span><text:span text:style-name="T2">g</text:span><text:span text:style-name="T1">egi</text:span> costume de</text:p>
      <text:p text:style-name="P8"><text:soft-page-break/></text:p>
      <text:p text:style-name="P8"><text:span text:style-name="T1">ligipo<text:tab/>ligipoli</text:span> <text:span text:style-name="T4">subst fem</text:span> <text:span text:style-name="T1">dente canino</text:span></text:p>
      <text:p text:style-name="P8"><text:tab/><text:span text:style-name="T1">lowe</text:span> dente</text:p>
      <text:p text:style-name="P8"/>
      <text:p text:style-name="P8"><text:span text:style-name="T1">ligite</text:span><text:span text:style-name="T2">g</text:span><text:span text:style-name="T1">egi</text:span><text:tab/><text:span text:style-name="T4">subst masc</text:span> <text:span text:style-name="T1">resposta dele</text:span></text:p>
      <text:p text:style-name="P8"><text:tab/><text:span text:style-name="T2">g</text:span><text:span text:style-name="T1">odite</text:span><text:span text:style-name="T2">g</text:span><text:span text:style-name="T1">egi</text:span> nossa resposta</text:p>
      <text:p text:style-name="P8"><text:tab/><text:span text:style-name="T1">-igidi</text:span> responder</text:p>
      <text:p text:style-name="P8"/>
      <text:p text:style-name="P8"><text:span text:style-name="T1">ligití<text:tab/>ligitili</text:span> <text:span text:style-name="T4">subst fem</text:span> <text:span text:style-name="T1">fel</text:span></text:p>
      <text:p text:style-name="P8"/>
      <text:p text:style-name="P8"><text:span text:style-name="T1">ligiwoca</text:span><text:span text:style-name="T2">g</text:span><text:span text:style-name="T1">ane</text:span><text:span text:style-name="T2">g</text:span><text:span text:style-name="T1">egi<text:tab/>ligiwoc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1 pertubação dele 2 provocação dele</text:span></text:p>
      <text:p text:style-name="P8"><text:tab/><text:span text:style-name="T1">ligiwoce</text:span><text:span text:style-name="T2">g</text:span><text:span text:style-name="T1">egi</text:span> pertubação dele <text:span text:style-name="T4">(forma alternativa)</text:span></text:p>
      <text:p text:style-name="P8"/>
      <text:p text:style-name="P8"><text:span text:style-name="T1">ligiwoce</text:span><text:span text:style-name="T2">g</text:span><text:span text:style-name="T1">egi</text:span><text:tab/><text:span text:style-name="T4">subst</text:span> <text:span text:style-name="T1">pertubação dele</text:span></text:p>
      <text:p text:style-name="P8"><text:tab/><text:span text:style-name="T1">-igiwoca</text:span><text:span text:style-name="T2">g</text:span><text:span text:style-name="T1">a</text:span> provocar</text:p>
      <text:p text:style-name="P8"><text:tab/><text:span text:style-name="T2">g</text:span><text:span text:style-name="T1">odigiwoce</text:span><text:span text:style-name="T2">g</text:span><text:span text:style-name="T1">egi</text:span> pertubação para nós</text:p>
      <text:p text:style-name="P8"/>
      <text:p text:style-name="P8">[Seite 104]</text:p>
      <text:p text:style-name="P8">[Spalte 2]</text:p>
      <text:p text:style-name="P8"/>
      <text:p text:style-name="P8"><text:span text:style-name="T1">ligixita</text:span><text:span text:style-name="T2">g</text:span><text:span text:style-name="T1">ana</text:span><text:span text:style-name="T2">g</text:span><text:span text:style-name="T1">axi<text:tab/>ligixita</text:span><text:span text:style-name="T2">g</text:span><text:span text:style-name="T1">ana</text:span><text:span text:style-name="T2">g</text:span><text:span text:style-name="T1">axiidi</text:span> <text:span text:style-name="T4">subst fem</text:span> <text:span text:style-name="T1">máquina de moer</text:span> especialmente cana</text:p>
      <text:p text:style-name="P8"/>
      <text:p text:style-name="P8"><text:span text:style-name="T1">ligo<text:tab/>ligoli</text:span> <text:span text:style-name="T4">subst fem</text:span> <text:span text:style-name="T1">brasa dele</text:span></text:p>
      <text:p text:style-name="P8"><text:tab/><text:span text:style-name="T1">go</text:span> brasa</text:p>
      <text:p text:style-name="P8"/>
      <text:p text:style-name="P8"><text:span text:style-name="T1">ligoladi<text:tab/>ligolatedi</text:span> <text:span text:style-name="T4">subst masc</text:span> <text:span text:style-name="T1">1 beira de pote (parte por cima) 2 lábio inferior dele</text:span></text:p>
      <text:p text:style-name="P8"><text:tab/><text:span text:style-name="T2">g</text:span><text:span text:style-name="T1">agoladi</text:span> lábio inferior (seu)</text:p>
      <text:p text:style-name="P8"><text:tab/><text:span text:style-name="T1">exibi</text:span> lábio superior</text:p>
      <text:p text:style-name="P8"/>
      <text:p text:style-name="P8"><text:span text:style-name="T1">ligopelowe</text:span><text:span text:style-name="T2">g</text:span><text:span text:style-name="T1">egi<text:tab/>ligopelowe</text:span><text:span text:style-name="T2">g</text:span><text:span text:style-name="T1">eco</text:span> <text:span text:style-name="T4">subst</text:span> <text:span text:style-name="T1">1 erro dele 2 arte dele</text:span></text:p>
      <text:p text:style-name="P8"/>
      <text:p text:style-name="P8"><text:span text:style-name="T1">ligotí</text:span><text:tab/><text:span text:style-name="T4">subst</text:span> <text:span text:style-name="T1">criança fraca</text:span> nascida fora do tempo</text:p>
      <text:p text:style-name="P8"/>
      <text:p text:style-name="P8"><text:span text:style-name="T1">ligowii</text:span><text:span text:style-name="T2">g</text:span><text:span text:style-name="T1">a</text:span><text:tab/><text:span text:style-name="T4">subst masc</text:span> <text:span text:style-name="T1">ferrugem</text:span></text:p>
      <text:p text:style-name="P8"/>
      <text:p text:style-name="P8"><text:span text:style-name="T1">ligoxe<text:tab/>ligoxeli</text:span> <text:span text:style-name="T4">subst fem</text:span> <text:span text:style-name="T1">feixe dele</text:span></text:p>
      <text:p text:style-name="P8"/>
      <text:p text:style-name="P8"><text:span text:style-name="T1">li</text:span><text:span text:style-name="T2">g</text:span><text:span text:style-name="T1">eejetewa<text:tab/>li</text:span><text:span text:style-name="T2">g</text:span><text:span text:style-name="T1">eejetewadi</text:span> <text:span text:style-name="T4">subst</text:span> <text:span text:style-name="T1">próximo em ordem</text:span> em idade, o filho mais velho</text:p>
      <text:p text:style-name="P8"/>
      <text:p text:style-name="P8"><text:span text:style-name="T1">li</text:span><text:span text:style-name="T2">g</text:span><text:span text:style-name="T1">ekenata<text:tab/>li</text:span><text:span text:style-name="T2">g</text:span><text:span text:style-name="T1">ekenatali</text:span> <text:span text:style-name="T4">subst fem</text:span> <text:span text:style-name="T1">calção dele</text:span></text:p>
      <text:p text:style-name="P8"/>
      <text:p text:style-name="P8"><text:span text:style-name="T1">li</text:span><text:span text:style-name="T2">g</text:span><text:span text:style-name="T1">eladi<text:tab/>li</text:span><text:span text:style-name="T2">g</text:span><text:span text:style-name="T1">elatedi</text:span> <text:span text:style-name="T4">subst</text:span> <text:span text:style-name="T1">1 casa dele 2 lar dele</text:span></text:p>
      <text:p text:style-name="P8"><text:tab/><text:span text:style-name="T5">le</text:span><text:span text:style-name="T3">g</text:span><text:span text:style-name="T5">e-eeladi</text:span><text:span text:style-name="T4"> (fala da mulher)</text:span></text:p>
      <text:p text:style-name="P8"><text:tab/><text:span text:style-name="T1">-i</text:span><text:span text:style-name="T2">g</text:span><text:span text:style-name="T1">eladi</text:span> casa de</text:p>
      <text:p text:style-name="P8"><text:tab/><text:span text:style-name="T1">-i</text:span><text:span text:style-name="T2">g</text:span><text:span text:style-name="T1">elade</text:span> morar, fazer moradia</text:p>
      <text:p text:style-name="P8"/>
      <text:p text:style-name="P8"><text:span text:style-name="T1">li</text:span><text:span text:style-name="T2">g</text:span><text:span text:style-name="T1">elate<text:tab/>li</text:span><text:span text:style-name="T2">g</text:span><text:span text:style-name="T1">elateli</text:span> <text:span text:style-name="T4">subst fem</text:span> <text:span text:style-name="T1">lençol, cama</text:span></text:p>
      <text:p text:style-name="P8"><text:tab/><text:span text:style-name="T5">le</text:span><text:span text:style-name="T3">g</text:span><text:span text:style-name="T5">e-eelate</text:span><text:span text:style-name="T4"> (fala da mulher)</text:span></text:p>
      <text:p text:style-name="P8"><text:tab/><text:span text:style-name="T2">g</text:span><text:span text:style-name="T1">a</text:span><text:span text:style-name="T2">g</text:span><text:span text:style-name="T1">elate</text:span> sua cama</text:p>
      <text:p text:style-name="P8"/>
      <text:p text:style-name="P8"><text:span text:style-name="T1">li</text:span><text:span text:style-name="T2">g</text:span><text:span text:style-name="T1">iame</text:span><text:span text:style-name="T2">g</text:span><text:span text:style-name="T1">edi<text:tab/>li</text:span><text:span text:style-name="T2">g</text:span><text:span text:style-name="T1">iame</text:span><text:span text:style-name="T2">g</text:span><text:span text:style-name="T1">etedi</text:span> <text:span text:style-name="T4">subst masc</text:span> <text:span text:style-name="T1">coisa esquecida por ele</text:span> pode ser coisa deixada por ele</text:p>
      <text:p text:style-name="P8"><text:tab/><text:span text:style-name="T1">-i</text:span><text:span text:style-name="T2">g</text:span><text:span text:style-name="T1">iame</text:span><text:span text:style-name="T2">g</text:span><text:span text:style-name="T1">edi</text:span> coisa deixada por</text:p>
      <text:p text:style-name="P8"><text:soft-page-break/></text:p>
      <text:p text:style-name="P8">[Seite 105]</text:p>
      <text:p text:style-name="P8">[Spalte 1]</text:p>
      <text:p text:style-name="P8"/>
      <text:p text:style-name="P8"><text:span text:style-name="T1">li</text:span><text:span text:style-name="T2">g</text:span><text:span text:style-name="T1">ito<text:tab/>li</text:span><text:span text:style-name="T2">g</text:span><text:span text:style-name="T1">itoli</text:span> <text:span text:style-name="T4">subst fem</text:span> <text:span text:style-name="T1">ratão</text:span></text:p>
      <text:p text:style-name="P8"/>
      <text:p text:style-name="P8"><text:span text:style-name="T1">li</text:span><text:span text:style-name="T2">g</text:span><text:span text:style-name="T1">iwaa</text:span><text:span text:style-name="T2">g</text:span><text:span text:style-name="T1">enatakane</text:span><text:span text:style-name="T2">g</text:span><text:span text:style-name="T1">egi</text:span><text:tab/><text:span text:style-name="T4">subst</text:span> <text:span text:style-name="T1">1 favor 2 auxílio dele 3 ajuda dele</text:span></text:p>
      <text:p text:style-name="P8"><text:tab/><text:span text:style-name="T1">-i</text:span><text:span text:style-name="T2">g</text:span><text:span text:style-name="T1">iwa</text:span> favorecer, fazer favor</text:p>
      <text:p text:style-name="P8"><text:tab/><text:span text:style-name="T1">-ni</text:span><text:span text:style-name="T2">g</text:span><text:span text:style-name="T1">iwa(tece)</text:span> fazer favor ou consolar</text:p>
      <text:p text:style-name="P8"/>
      <text:p text:style-name="P8"><text:span text:style-name="T1">liiakana</text:span><text:span text:style-name="T2">g</text:span><text:span text:style-name="T1">axi<text:tab/>liaakana</text:span><text:span text:style-name="T2">g</text:span><text:span text:style-name="T1">axiidi</text:span> <text:span text:style-name="T4">subst fem</text:span> <text:span text:style-name="T1">igreja dele</text:span> mais usado por igreja católica, também pode ser sinagoga ou prédio, nunca para congregação</text:p>
      <text:p text:style-name="P8"><text:tab/><text:span text:style-name="T1">niiakana</text:span><text:span text:style-name="T2">g</text:span><text:span text:style-name="T1">axi</text:span> igreja, prédio</text:p>
      <text:p text:style-name="P8"><text:tab/><text:span text:style-name="T2">g</text:span><text:span text:style-name="T1">odiiakana</text:span><text:span text:style-name="T2">g</text:span><text:span text:style-name="T1">axi</text:span> nossa igreja (prédio)</text:p>
      <text:p text:style-name="P8"/>
      <text:p text:style-name="P8"><text:span text:style-name="T1">liica</text:span><text:span text:style-name="T2">g</text:span><text:span text:style-name="T1">ajegi<text:tab/>liica</text:span><text:span text:style-name="T2">g</text:span><text:span text:style-name="T1">ajetedi liica</text:span><text:span text:style-name="T2">g</text:span><text:span text:style-name="T1">ajetecidi</text:span> <text:span text:style-name="T4">subst</text:span> <text:span text:style-name="T1">riqueza dele</text:span></text:p>
      <text:p text:style-name="P8"><text:tab/><text:span text:style-name="T2">g</text:span><text:span text:style-name="T1">oniliica</text:span><text:span text:style-name="T2">g</text:span><text:span text:style-name="T1">ajetedi</text:span> nossas riquezas</text:p>
      <text:p text:style-name="P8"><text:tab/><text:span text:style-name="T1">liico</text:span> rico</text:p>
      <text:p text:style-name="P8"/>
      <text:p text:style-name="P8"><text:span text:style-name="T1">liico<text:tab/>liicotedi</text:span> <text:span text:style-name="T4">subst masc</text:span> <text:span text:style-name="T1">rico port</text:span></text:p>
      <text:p text:style-name="P8"/>
      <text:p text:style-name="P8"><text:span text:style-name="T1">liida</text:span><text:span text:style-name="T2">g</text:span><text:span text:style-name="T1">a<text:tab/>liidadi</text:span> <text:span text:style-name="T4">subst masc</text:span> <text:span text:style-name="T1">mais velho</text:span> coisa viva</text:p>
      <text:p text:style-name="P8"><text:span text:style-name="T1">liida</text:span><text:span text:style-name="T2">g</text:span><text:span text:style-name="T1">adi</text:span><text:tab/><text:span text:style-name="T4">subst</text:span> <text:span text:style-name="T1">costume dele</text:span></text:p>
      <text:p text:style-name="P8"/>
      <text:p text:style-name="P8"><text:span text:style-name="T1">liida</text:span><text:span text:style-name="T2">g</text:span><text:span text:style-name="T1">atajegi<text:tab/>liida</text:span><text:span text:style-name="T2">g</text:span><text:span text:style-name="T1">atajedi</text:span> <text:span text:style-name="T4">subst</text:span> <text:span text:style-name="T1">criação</text:span> p.ex. gado</text:p>
      <text:p text:style-name="P8"><text:tab/><text:span text:style-name="T1">-iliida</text:span><text:span text:style-name="T2">g</text:span><text:span text:style-name="T1">adi</text:span> criar</text:p>
      <text:p text:style-name="P8"><text:tab/><text:span text:style-name="T2">g</text:span><text:span text:style-name="T1">oliida</text:span><text:span text:style-name="T2">g</text:span><text:span text:style-name="T1">atajegi</text:span> nossa criação</text:p>
      <text:p text:style-name="P8"/>
      <text:p text:style-name="P8"><text:span text:style-name="T1">lii</text:span><text:span text:style-name="T2">g</text:span><text:span text:style-name="T1">ate<text:tab/>lii</text:span><text:span text:style-name="T2">g</text:span><text:span text:style-name="T1">atedi</text:span> <text:span text:style-name="T4">subst fem</text:span> <text:span text:style-name="T1">nora dele/dela</text:span></text:p>
      <text:p text:style-name="P8"><text:tab/><text:span text:style-name="T1">nii</text:span><text:span text:style-name="T2">g</text:span><text:span text:style-name="T1">ate</text:span> nora</text:p>
      <text:p text:style-name="P8"/>
      <text:p text:style-name="P8"><text:span text:style-name="T1">lii</text:span><text:span text:style-name="T2">g</text:span><text:span text:style-name="T1">axina</text:span><text:span text:style-name="T2">g</text:span><text:span text:style-name="T1">ane</text:span><text:span text:style-name="T2">g</text:span><text:span text:style-name="T1">egi<text:tab/>lii</text:span><text:span text:style-name="T2">g</text:span><text:span text:style-name="T1">axi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ensino dele</text:span> o que ele ensina</text:p>
      <text:p text:style-name="P8"><text:tab/><text:span text:style-name="T2">g</text:span><text:span text:style-name="T1">adii</text:span><text:span text:style-name="T2">g</text:span><text:span text:style-name="T1">axina</text:span><text:span text:style-name="T2">g</text:span><text:span text:style-name="T1">ane</text:span><text:span text:style-name="T2">g</text:span><text:span text:style-name="T1">egi</text:span> seu ensino</text:p>
      <text:p text:style-name="P8"><text:tab/><text:span text:style-name="T1">nii</text:span><text:span text:style-name="T2">g</text:span><text:span text:style-name="T1">axina</text:span><text:span text:style-name="T2">g</text:span><text:span text:style-name="T1">ane</text:span><text:span text:style-name="T2">g</text:span><text:span text:style-name="T1">egi</text:span> ensino</text:p>
      <text:p text:style-name="P8"><text:tab/><text:span text:style-name="T1">-ii</text:span><text:span text:style-name="T2">g</text:span><text:span text:style-name="T1">axina</text:span><text:span text:style-name="T2">g</text:span><text:span text:style-name="T1">a</text:span> ensinar</text:p>
      <text:p text:style-name="P8"/>
      <text:p text:style-name="P8">[Seite 105]</text:p>
      <text:p text:style-name="P8">[Spalte 2]</text:p>
      <text:p text:style-name="P8"/>
      <text:p text:style-name="P8"><text:span text:style-name="T1">lii</text:span><text:span text:style-name="T2">g</text:span><text:span text:style-name="T1">ejetewa<text:tab/>lii</text:span><text:span text:style-name="T2">g</text:span><text:span text:style-name="T1">ejetewadi</text:span> <text:span text:style-name="T4">subst masc</text:span> <text:span text:style-name="T1">o próximo (dele)</text:span> p.ex. próximo em idade ou em fila</text:p>
      <text:p text:style-name="P8"/>
      <text:p text:style-name="P8"><text:span text:style-name="T1">lii</text:span><text:span text:style-name="T2">g</text:span><text:span text:style-name="T1">enatakane</text:span><text:span text:style-name="T2">g</text:span><text:span text:style-name="T1">egi<text:tab/>lii</text:span><text:span text:style-name="T2">g</text:span><text:span text:style-name="T1">enatakane</text:span><text:span text:style-name="T2">g</text:span><text:span text:style-name="T1">eco</text:span> <text:span text:style-name="T4">subst masc</text:span> <text:span text:style-name="T1">1 mandamento dele 2 ordem dele 3 lei dele</text:span> pode ser mandamento de Deus</text:p>
      <text:p text:style-name="P8"><text:tab/><text:span text:style-name="T2">g</text:span><text:span text:style-name="T1">adii</text:span><text:span text:style-name="T2">g</text:span><text:span text:style-name="T1">enatakane</text:span><text:span text:style-name="T2">g</text:span><text:span text:style-name="T1">egi</text:span> sua lei</text:p>
      <text:p text:style-name="P8"><text:tab/><text:span text:style-name="T1">nii</text:span><text:span text:style-name="T2">g</text:span><text:span text:style-name="T1">enatakane</text:span><text:span text:style-name="T2">g</text:span><text:span text:style-name="T1">egi</text:span> lei, ordem, mandamento</text:p>
      <text:p text:style-name="P8"><text:tab/><text:span text:style-name="T1">lajoina</text:span><text:span text:style-name="T2">g</text:span><text:span text:style-name="T1">ane</text:span><text:span text:style-name="T2">g</text:span><text:span text:style-name="T1">egi</text:span> recomendação, conselho dele</text:p>
      <text:p text:style-name="P8"><text:tab/><text:span text:style-name="T1">-ii</text:span><text:span text:style-name="T2">g</text:span><text:span text:style-name="T1">e(nataka)</text:span> mandar</text:p>
      <text:p text:style-name="P8"/>
      <text:p text:style-name="P8"><text:span text:style-name="T1">lii</text:span><text:span text:style-name="T2">g</text:span><text:span text:style-name="T1">enatakane</text:span><text:span text:style-name="T2">g</text:span><text:span text:style-name="T1">egiteloco</text:span><text:tab/><text:span text:style-name="T4">subst masc</text:span> <text:span text:style-name="T1">autoridade dele sobre um lugar</text:span></text:p>
      <text:p text:style-name="P8"/>
      <text:p text:style-name="P8"><text:span text:style-name="T1">lii</text:span><text:span text:style-name="T2">g</text:span><text:span text:style-name="T1">ene</text:span><text:span text:style-name="T2">g</text:span><text:span text:style-name="T1">egi<text:tab/>lii</text:span><text:span text:style-name="T2">g</text:span><text:span text:style-name="T1">ene</text:span><text:span text:style-name="T2">g</text:span><text:span text:style-name="T1">eco</text:span> <text:span text:style-name="T4">subst</text:span> <text:span text:style-name="T1">ordem dele</text:span> o que ele manda</text:p>
      <text:p text:style-name="P8"/>
      <text:p text:style-name="P8"><text:soft-page-break/><text:span text:style-name="T1">lii</text:span><text:span text:style-name="T2">g</text:span><text:span text:style-name="T1">exegi<text:tab/>lii</text:span><text:span text:style-name="T2">g</text:span><text:span text:style-name="T1">exedi lii</text:span><text:span text:style-name="T2">g</text:span><text:span text:style-name="T1">exedipi</text:span> <text:span text:style-name="T4">(ger) subst masc</text:span> <text:span text:style-name="T1">pessoa mandada</text:span></text:p>
      <text:p text:style-name="P8"><text:tab/><text:span text:style-name="T1">lii</text:span><text:span text:style-name="T2">g</text:span><text:span text:style-name="T1">exe</text:span> <text:span text:style-name="T4">(forma fem)</text:span> usado para designar apóstolo</text:p>
      <text:p text:style-name="P8"><text:tab/><text:span text:style-name="T1">-ii</text:span><text:span text:style-name="T2">g</text:span><text:span text:style-name="T1">e</text:span> mandar</text:p>
      <text:p text:style-name="P8"/>
      <text:p text:style-name="P8"><text:span text:style-name="T1">liikoa<text:tab/>liikoadi</text:span> <text:span text:style-name="T4">subst masc ou fem</text:span> <text:span text:style-name="T1">troco dele</text:span></text:p>
      <text:p text:style-name="P8"><text:tab/><text:span text:style-name="T1">-iikoe</text:span><text:span text:style-name="T2">g</text:span><text:span text:style-name="T1">e</text:span> trocar</text:p>
      <text:p text:style-name="P8"/>
      <text:p text:style-name="P8"><text:span text:style-name="T1">liima<text:tab/>liimatedi</text:span> <text:span text:style-name="T4">subst fem</text:span> <text:span text:style-name="T1">lima</text:span> para afiar <text:span text:style-name="T1">port</text:span></text:p>
      <text:p text:style-name="P8"/>
      <text:p text:style-name="P8"><text:span text:style-name="T1">liitilo<text:tab/>liitilotedi</text:span> <text:span text:style-name="T4">subst fem</text:span> <text:span text:style-name="T1">litro port</text:span></text:p>
      <text:p text:style-name="P8"/>
      <text:p text:style-name="P8"><text:span text:style-name="T1">likana</text:span><text:span text:style-name="T2">g</text:span><text:span text:style-name="T1">ana</text:span><text:span text:style-name="T2">g</text:span><text:span text:style-name="T1">adi</text:span><text:tab/><text:span text:style-name="T1">lika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arma dele</text:span> para lutar</text:p>
      <text:p text:style-name="P8"><text:tab/><text:span text:style-name="T2">g</text:span><text:span text:style-name="T1">odikana</text:span><text:span text:style-name="T2">g</text:span><text:span text:style-name="T1">ana</text:span><text:span text:style-name="T2">g</text:span><text:span text:style-name="T1">adi</text:span> nossa arma</text:p>
      <text:p text:style-name="P8"/>
      <text:p text:style-name="P8"><text:span text:style-name="T1">likeenatakane</text:span><text:span text:style-name="T2">g</text:span><text:span text:style-name="T1">egi</text:span><text:tab/><text:span text:style-name="T4">subst masc</text:span> <text:span text:style-name="T1">pessoa que quer aparecer ou se mostrar</text:span></text:p>
      <text:p text:style-name="P8"/>
      <text:p text:style-name="P8">[Seite 106]</text:p>
      <text:p text:style-name="P8">[Spalte 1]</text:p>
      <text:p text:style-name="P8"/>
      <text:p text:style-name="P8"><text:span text:style-name="T1">lileena</text:span><text:span text:style-name="T2">g</text:span><text:span text:style-name="T1">ane</text:span><text:span text:style-name="T2">g</text:span><text:span text:style-name="T1">egi<text:tab/>lilee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dor de parto</text:span> pode ser coisa de que homem não gosta</text:p>
      <text:p text:style-name="P8"/>
      <text:p text:style-name="P8"><text:span text:style-name="T1">lileenigi<text:tab/>lileena</text:span><text:span text:style-name="T2">g</text:span><text:span text:style-name="T1">a</text:span> <text:span text:style-name="T4">subst masc</text:span> <text:span text:style-name="T1">1 dor 2 o que ele odeia</text:span></text:p>
      <text:p text:style-name="P8"><text:tab/><text:span text:style-name="T1">-ilee</text:span> doer</text:p>
      <text:p text:style-name="P8"><text:tab/><text:span text:style-name="T1">nileenigi</text:span> coisa odiada</text:p>
      <text:p text:style-name="P8"/>
      <text:p text:style-name="P8"><text:span text:style-name="T1">lileenigi(tema)</text:span><text:tab/><text:span text:style-name="T4">subst masc</text:span> <text:span text:style-name="T1">queixa dele</text:span> contra outro</text:p>
      <text:p text:style-name="P8"><text:tab/><text:span text:style-name="T1">ileenigi(tema)</text:span> minha queixa contra ele</text:p>
      <text:p text:style-name="P8"><text:tab/><text:span text:style-name="T1">nileenigi</text:span> queixa</text:p>
      <text:p text:style-name="P8"><text:tab/><text:span text:style-name="T1">-ileenigi</text:span> odiar</text:p>
      <text:p text:style-name="P8"><text:tab/><text:span text:style-name="T1">lileenigitiwage</text:span> queixa ou disputa entre eles</text:p>
      <text:p text:style-name="P8"/>
      <text:p text:style-name="P8"><text:span text:style-name="T1">lilegena</text:span><text:span text:style-name="T2">g</text:span><text:span text:style-name="T1">ana</text:span><text:span text:style-name="T2">g</text:span><text:span text:style-name="T1">adi</text:span><text:tab/><text:span text:style-name="T4">subst</text:span> <text:span text:style-name="T1">lugar de batismo</text:span></text:p>
      <text:p text:style-name="P8"><text:tab/><text:span text:style-name="T1">-ilegena</text:span><text:span text:style-name="T2">g</text:span><text:span text:style-name="T1">a</text:span> batizar-se</text:p>
      <text:p text:style-name="P8"/>
      <text:p text:style-name="P8"><text:span text:style-name="T1">lilegena</text:span><text:span text:style-name="T2">g</text:span><text:span text:style-name="T1">ane</text:span><text:span text:style-name="T2">g</text:span><text:span text:style-name="T1">egi<text:tab/>lilegena</text:span><text:span text:style-name="T2">g</text:span><text:span text:style-name="T1">ane</text:span><text:span text:style-name="T2">g</text:span><text:span text:style-name="T1">eco lilegena</text:span><text:span text:style-name="T2">g</text:span><text:span text:style-name="T1">ana</text:span><text:span text:style-name="T2">g</text:span><text:span text:style-name="T1">adi</text:span> <text:span text:style-name="T4">(plural alternativo) subst</text:span> <text:span text:style-name="T1">batismo dele</text:span></text:p>
      <text:p text:style-name="P8"><text:tab/><text:span text:style-name="T1">nilegena</text:span><text:span text:style-name="T2">g</text:span><text:span text:style-name="T1">ane</text:span><text:span text:style-name="T2">g</text:span><text:span text:style-name="T1">egi</text:span> batismo</text:p>
      <text:p text:style-name="P8"><text:tab/><text:span text:style-name="T1">lilegena</text:span><text:span text:style-name="T2">g</text:span><text:span text:style-name="T1">ana</text:span><text:span text:style-name="T2">g</text:span><text:span text:style-name="T1">adi</text:span> lugar de batismo</text:p>
      <text:p text:style-name="P8"/>
      <text:p text:style-name="P8"><text:span text:style-name="T1">lilekegi<text:tab/>lilekeco</text:span> <text:span text:style-name="T4">subst masc ou fem</text:span> <text:span text:style-name="T1">engano dele</text:span> não é de mal</text:p>
      <text:p text:style-name="P8"><text:tab/><text:span text:style-name="T2">g</text:span><text:span text:style-name="T1">odilekegi</text:span> nosso engano</text:p>
      <text:p text:style-name="P8"/>
      <text:p text:style-name="P8"><text:span text:style-name="T1">liliaca</text:span><text:span text:style-name="T2">g</text:span><text:span text:style-name="T1">adi<text:tab/>liliaca</text:span><text:span text:style-name="T2">g</text:span><text:span text:style-name="T1">atedi</text:span> <text:span text:style-name="T4">subst masc</text:span> <text:span text:style-name="T1">lugar de descanso dele</text:span></text:p>
      <text:p text:style-name="P8"/>
      <text:p text:style-name="P8"><text:span text:style-name="T1">lilicotagi</text:span><text:tab/><text:span text:style-name="T4">subst masc</text:span> <text:span text:style-name="T1">1 favorito 2 coisa para pegar peixe</text:span></text:p>
      <text:p text:style-name="P8"><text:tab/><text:span text:style-name="T1">a</text:span><text:span text:style-name="T2">g</text:span><text:span text:style-name="T1">ica lilicotagi</text:span> pessoa que recebe qualquer pessoa - não tem favorita (gíria)</text:p>
      <text:p text:style-name="P8"/>
      <text:p text:style-name="P8"><text:span text:style-name="T1">liloka</text:span><text:span text:style-name="T2">g</text:span><text:span text:style-name="T1">adi<text:tab/>liloka</text:span><text:span text:style-name="T2">g</text:span><text:span text:style-name="T1">atedi</text:span> <text:span text:style-name="T4">subst masc</text:span> <text:span text:style-name="T1">precipício</text:span></text:p>
      <text:p text:style-name="P8"/>
      <text:p text:style-name="P8">[Seite 106]</text:p>
      <text:p text:style-name="P8">[Spalte 2]</text:p>
      <text:p text:style-name="P8"/>
      <text:p text:style-name="P8"><text:span text:style-name="T1">liloka</text:span><text:span text:style-name="T2">g</text:span><text:span text:style-name="T1">awa<text:tab/>liloka</text:span><text:span text:style-name="T2">g</text:span><text:span text:style-name="T1">awadi liloka</text:span><text:span text:style-name="T2">g</text:span><text:span text:style-name="T1">awepodi</text:span> <text:span text:style-name="T4">(ger)</text:span> subst masc <text:span text:style-name="T1">conselheiro</text:span> ajudante do capitão ou chefe</text:p>
      <text:p text:style-name="P8"><text:soft-page-break/></text:p>
      <text:p text:style-name="P8"><text:span text:style-name="T1">limadewetiigi</text:span><text:tab/><text:span text:style-name="T4">subst masc ou fem</text:span> <text:span text:style-name="T1">pobreza dele</text:span></text:p>
      <text:p text:style-name="P8"><text:tab/><text:span text:style-name="T1">madewedi</text:span> pessoa pobre</text:p>
      <text:p text:style-name="P8"/>
      <text:p text:style-name="P8"><text:span text:style-name="T1">limeda</text:span><text:span text:style-name="T2">g</text:span><text:span text:style-name="T1">adi</text:span><text:tab/><text:span text:style-name="T4">subst masc</text:span> <text:span text:style-name="T1">hospedagem dele</text:span></text:p>
      <text:p text:style-name="P8"><text:tab/><text:span text:style-name="T1">-imede</text:span><text:span text:style-name="T2">g</text:span><text:span text:style-name="T1">e</text:span> hospedar</text:p>
      <text:p text:style-name="P8"/>
      <text:p text:style-name="P8"><text:span text:style-name="T1">limedi(ta)<text:tab/>limetiidi</text:span> <text:span text:style-name="T4">subst masc</text:span> <text:span text:style-name="T1">1 tempo, hora 2 cama, lugar dele 3 sepultura dele</text:span></text:p>
      <text:p text:style-name="P8"><text:tab/><text:span text:style-name="T5">lime-eedi</text:span><text:span text:style-name="T4"> (fala da mulher)</text:span></text:p>
      <text:p text:style-name="P8"><text:tab/><text:span text:style-name="T1">nimedi</text:span> tempo, lugar ou quarto dele</text:p>
      <text:p text:style-name="P8"><text:tab/><text:span text:style-name="T2">g</text:span><text:span text:style-name="T1">amedi</text:span> seu lugar</text:p>
      <text:p text:style-name="P8"><text:tab/><text:span text:style-name="T1">imedi</text:span> meu lugar</text:p>
      <text:p text:style-name="P8"><text:tab/><text:span text:style-name="T1">limeditace</text:span> no lugar de <text:span text:style-name="T4">(substituto)</text:span></text:p>
      <text:p text:style-name="P8"/>
      <text:p text:style-name="P8"><text:span text:style-name="T1">limeedi<text:tab/>liimetedi liimetedipi</text:span> <text:span text:style-name="T4">(ger</text:span><text:span text:style-name="T1">)</text:span> <text:span text:style-name="T4">subst masc</text:span> <text:span text:style-name="T1">1 empregado dele 2 servo dele</text:span></text:p>
      <text:p text:style-name="P8"><text:tab/><text:span text:style-name="T1">liimete</text:span> <text:span text:style-name="T4">(forma fem)</text:span> moço</text:p>
      <text:p text:style-name="P8"><text:tab/><text:span text:style-name="T2">g</text:span><text:span text:style-name="T1">adimeedi</text:span> seu servo</text:p>
      <text:p text:style-name="P8"/>
      <text:p text:style-name="P8"><text:span text:style-name="T1">limigo<text:tab/>limiko</text:span> <text:span text:style-name="T4">subst masc</text:span> <text:span text:style-name="T1">1 ponto 2 nariz</text:span></text:p>
      <text:p text:style-name="P8"/>
      <text:p text:style-name="P8"><text:span text:style-name="T1">linagi<text:tab/>linaco</text:span> <text:span text:style-name="T4">subst masc</text:span> <text:span text:style-name="T1">pescoço</text:span> nuca <text:span text:style-name="T1">de coisa viva</text:span></text:p>
      <text:p text:style-name="P8"><text:tab/><text:span text:style-name="T1">lotoina</text:span><text:span text:style-name="T2">g</text:span><text:span text:style-name="T1">adi</text:span> pescoço dele</text:p>
      <text:p text:style-name="P8"/>
      <text:p text:style-name="P8"><text:span text:style-name="T1">linala<text:tab/>linaladi</text:span> <text:span text:style-name="T4">subst masc</text:span> <text:span text:style-name="T1">coisa que atrapalha</text:span> p.ex. mulher com gravidez ou filho mamando</text:p>
      <text:p text:style-name="P8"/>
      <text:p text:style-name="P8"><text:span text:style-name="T1">linedi<text:tab/>linetedi</text:span> <text:span text:style-name="T4">subst masc</text:span> <text:span text:style-name="T1">1 desculpa dele 2 necessidade física dele</text:span></text:p>
      <text:p text:style-name="P8"><text:tab/><text:span text:style-name="T1">-inete</text:span> não querer fazer</text:p>
      <text:p text:style-name="P8"/>
      <text:p text:style-name="P8"><text:span text:style-name="T1">linika</text:span><text:span text:style-name="T2">g</text:span><text:span text:style-name="T1">awa<text:tab/>linika</text:span><text:span text:style-name="T2">g</text:span><text:span text:style-name="T1">awepodi</text:span> <text:span text:style-name="T4">subst</text:span> <text:span text:style-name="T1">alegria dele com eles</text:span></text:p>
      <text:p text:style-name="P8"><text:tab/><text:span text:style-name="T2">g</text:span><text:span text:style-name="T1">adinika</text:span><text:span text:style-name="T2">g</text:span><text:span text:style-name="T1">awa</text:span> sua alegria</text:p>
      <text:p text:style-name="P8"/>
      <text:p text:style-name="P8">[Seite 107]</text:p>
      <text:p text:style-name="P8">[Spalte 1]</text:p>
      <text:p text:style-name="P8"/>
      <text:p text:style-name="P8"><text:span text:style-name="T1">linikegi<text:tab/>linikeco</text:span> <text:span text:style-name="T4">subst masc</text:span> <text:span text:style-name="T1">1 gozo 2 alegria</text:span></text:p>
      <text:p text:style-name="P8"><text:tab/><text:span text:style-name="T2">g</text:span><text:span text:style-name="T1">adinikegi</text:span> sua alegria</text:p>
      <text:p text:style-name="P8"/>
      <text:p text:style-name="P8"><text:span text:style-name="T1">liniogo<text:tab/>liniocoli liniocidi</text:span> <text:span text:style-name="T4">(plural alternativo) subst masc</text:span> <text:span text:style-name="T1">1 beira 2 limite</text:span> fim de tempo ou espaço, o 2° plural acima pode ser juntas do corpo no ponto de dobrar</text:p>
      <text:p text:style-name="P8"><text:tab/><text:span text:style-name="T2">g</text:span><text:span text:style-name="T1">odiniogo</text:span> nosso fim</text:p>
      <text:p text:style-name="P8"><text:tab/><text:span text:style-name="T1">liniogotibece</text:span> na beirada</text:p>
      <text:p text:style-name="P8"/>
      <text:p text:style-name="P8"><text:span text:style-name="T1">liniogotibece</text:span><text:tab/><text:span text:style-name="T4">loc</text:span> <text:span text:style-name="T1">na beirada</text:span> mais definida, de trilho, lagoa, cerca</text:p>
      <text:p text:style-name="P8"><text:tab/><text:span text:style-name="T1">liniogo</text:span> beira, limite, fim</text:p>
      <text:p text:style-name="P8"/>
      <text:p text:style-name="P8"><text:span text:style-name="T1">linyaagi<text:tab/>linyaco</text:span> <text:span text:style-name="T4">subst masc</text:span> <text:span text:style-name="T1">problema dele o que aconteceu com ele</text:span></text:p>
      <text:p text:style-name="P8"><text:tab/><text:span text:style-name="T1">ninyaagi</text:span> acontecimento</text:p>
      <text:p text:style-name="P8"/>
      <text:p text:style-name="P8"><text:span text:style-name="T1">liodagi<text:tab/>liodaka</text:span> <text:span text:style-name="T4">subst masc</text:span> <text:span text:style-name="T1">coisa achada que era perdida</text:span> coisa que foi perdida ou jogada</text:p>
      <text:p text:style-name="P8"><text:tab/><text:span text:style-name="T1">-nioda</text:span> retirar, colher, catar</text:p>
      <text:p text:style-name="P8"/>
      <text:p text:style-name="P8"><text:span text:style-name="T1">lioma</text:span><text:span text:style-name="T2">g</text:span><text:span text:style-name="T1">atagi<text:tab/>lioma</text:span><text:span text:style-name="T2">g</text:span><text:span text:style-name="T1">ataka lioma</text:span><text:span text:style-name="T2">g</text:span><text:span text:style-name="T1">atagipi</text:span> <text:span text:style-name="T4">(ger) subst masc</text:span> <text:span text:style-name="T1">pessoa escolhida ou separada</text:span></text:p>
      <text:p text:style-name="P8"><text:soft-page-break/><text:tab/><text:span text:style-name="T1">lioma</text:span><text:span text:style-name="T2">g</text:span><text:span text:style-name="T1">ata</text:span> <text:span text:style-name="T4">(forma fem)</text:span></text:p>
      <text:p text:style-name="P8"><text:tab/><text:span text:style-name="T1">-ioma</text:span><text:span text:style-name="T2">g</text:span><text:span text:style-name="T1">adi</text:span> escolher, separar</text:p>
      <text:p text:style-name="P8"/>
      <text:p text:style-name="P8"><text:span text:style-name="T1">liona<text:tab/>liona</text:span><text:span text:style-name="T2">g</text:span><text:span text:style-name="T1">a</text:span> <text:span text:style-name="T4">subst fem</text:span> <text:span text:style-name="T1">filha dele/dela</text:span></text:p>
      <text:p text:style-name="P8"><text:tab/><text:span text:style-name="T5">li-oona</text:span><text:span text:style-name="T4"> (fala da mulher)</text:span> plural pode significar juros</text:p>
      <text:p text:style-name="P8"><text:tab/><text:span text:style-name="T1">lionigi</text:span> filho dele</text:p>
      <text:p text:style-name="P8"><text:tab/><text:span text:style-name="T1">-iona</text:span> filho de</text:p>
      <text:p text:style-name="P8"><text:tab/><text:span text:style-name="T1">lionawaana</text:span> filhinha dele</text:p>
      <text:p text:style-name="P8"/>
      <text:p text:style-name="P8"><text:span text:style-name="T1">lionee</text:span><text:span text:style-name="T2">g</text:span><text:span text:style-name="T1">a<text:tab/>lionekadi lionekadipi</text:span> <text:span text:style-name="T4">subst masc</text:span> <text:span text:style-name="T1">moço, rapaz</text:span></text:p>
      <text:p text:style-name="P8"><text:tab/><text:span text:style-name="T1">lioneke</text:span> <text:span text:style-name="T4">(forma fem)</text:span></text:p>
      <text:p text:style-name="P8"/>
      <text:p text:style-name="P8">[Seite 107]</text:p>
      <text:p text:style-name="P8">[Spalte 2]</text:p>
      <text:p text:style-name="P8"/>
      <text:p text:style-name="P8"><text:span text:style-name="T1">lionigi<text:tab/>lionigipi</text:span> <text:span text:style-name="T4">subst masc</text:span> <text:span text:style-name="T1">filho dele/dela</text:span></text:p>
      <text:p text:style-name="P8"><text:tab/><text:span text:style-name="T5">li-oonigi</text:span><text:span text:style-name="T4"> (fala da mulher)</text:span></text:p>
      <text:p text:style-name="P8"><text:tab/><text:span text:style-name="T1">-ionigi</text:span> filho</text:p>
      <text:p text:style-name="P8"><text:tab/><text:span text:style-name="T1">lionigawaanigi</text:span> filhinho dele/dela</text:p>
      <text:p text:style-name="P8"><text:tab/><text:span text:style-name="T1">liona</text:span> filha dele/dela</text:p>
      <text:p text:style-name="P8"/>
      <text:p text:style-name="P8"><text:span text:style-name="T1">lionigododi</text:span><text:tab/><text:span text:style-name="T4">adj</text:span> <text:span text:style-name="T1">pequeno</text:span></text:p>
      <text:p text:style-name="P8"><text:tab/><text:span text:style-name="T1">lionigi</text:span> filho dele</text:p>
      <text:p text:style-name="P8"/>
      <text:p text:style-name="P8"><text:span text:style-name="T1">liotaanigi<text:tab/>liotaana</text:span><text:span text:style-name="T2">g</text:span><text:span text:style-name="T1">a</text:span> <text:span text:style-name="T4">subst masc</text:span> <text:span text:style-name="T1">curral</text:span> para cercar animais</text:p>
      <text:p text:style-name="P8"/>
      <text:p text:style-name="P8"><text:span text:style-name="T1">liotagi<text:tab/>liotaka liotagipi</text:span> <text:span text:style-name="T4">(ger) subst masc</text:span> <text:span text:style-name="T1">1 empregado dele 2 escravo dele</text:span></text:p>
      <text:p text:style-name="P8"><text:tab/><text:span text:style-name="T1">liota</text:span> empregada, serva dele</text:p>
      <text:p text:style-name="P8"><text:tab/><text:span text:style-name="T1">niotagi</text:span> servo, escravo</text:p>
      <text:p text:style-name="P8"><text:tab/><text:span text:style-name="T1">-iotage</text:span> escravizar</text:p>
      <text:p text:style-name="P8"/>
      <text:p text:style-name="P8"><text:span text:style-name="T1">liota</text:span><text:span text:style-name="T2">g</text:span><text:span text:style-name="T1">a</text:span><text:tab/><text:span text:style-name="T4">subst masc</text:span> <text:span text:style-name="T1">sono dele</text:span></text:p>
      <text:p text:style-name="P8"><text:tab/><text:span text:style-name="T2">g</text:span><text:span text:style-name="T1">adiota</text:span><text:span text:style-name="T2">g</text:span><text:span text:style-name="T1">a</text:span> seu sono</text:p>
      <text:p text:style-name="P8"><text:tab/><text:span text:style-name="T1">-iote</text:span> dormir</text:p>
      <text:p text:style-name="P8"><text:tab/><text:span text:style-name="T1">liota</text:span><text:span text:style-name="T2">g</text:span><text:span text:style-name="T1">adi</text:span> quarto, sala de dormir</text:p>
      <text:p text:style-name="P8"/>
      <text:p text:style-name="P8"><text:span text:style-name="T1">liota</text:span><text:span text:style-name="T2">g</text:span><text:span text:style-name="T1">adi<text:tab/>liota</text:span><text:span text:style-name="T2">g</text:span><text:span text:style-name="T1">axiidi</text:span> <text:span text:style-name="T4">subst masc</text:span> <text:span text:style-name="T1">quarto</text:span> sala de dormir</text:p>
      <text:p text:style-name="P8"><text:tab/><text:span text:style-name="T1">-iote</text:span> dormir</text:p>
      <text:p text:style-name="P8"><text:tab/><text:span text:style-name="T1">liota</text:span><text:span text:style-name="T2">g</text:span><text:span text:style-name="T1">axi</text:span> hotel, pensão</text:p>
      <text:p text:style-name="P8"/>
      <text:p text:style-name="P8"><text:span text:style-name="T1">liota</text:span><text:span text:style-name="T2">g</text:span><text:span text:style-name="T1">axi<text:tab/>liota</text:span><text:span text:style-name="T2">g</text:span><text:span text:style-name="T1">axiidi</text:span> <text:span text:style-name="T4">subst fem</text:span> <text:span text:style-name="T1">pensão dele</text:span> hotel ou pensão, onde ele fica</text:p>
      <text:p text:style-name="P8"><text:tab/><text:span text:style-name="T1">-iote</text:span> dormir</text:p>
      <text:p text:style-name="P8"><text:tab/><text:span text:style-name="T2">g</text:span><text:span text:style-name="T1">odiota</text:span><text:span text:style-name="T2">g</text:span><text:span text:style-name="T1">axi</text:span> nosso hotel</text:p>
      <text:p text:style-name="P8"><text:tab/><text:span text:style-name="T1">liota</text:span><text:span text:style-name="T2">g</text:span><text:span text:style-name="T1">adi</text:span> quarto</text:p>
      <text:p text:style-name="P8"/>
      <text:p text:style-name="P8"><text:span text:style-name="T1">liotedawaana</text:span><text:tab/><text:span text:style-name="T4">adj fem</text:span> <text:span text:style-name="T1">pequena</text:span></text:p>
      <text:p text:style-name="P8"/>
      <text:p text:style-name="P8"><text:span text:style-name="T1">lipata</text:span><text:span text:style-name="T2">g</text:span><text:span text:style-name="T1">axi<text:tab/>lipata</text:span><text:span text:style-name="T2">g</text:span><text:span text:style-name="T1">axiidi</text:span> <text:span text:style-name="T4">subst masc ou fem</text:span> <text:span text:style-name="T1">embrulho</text:span></text:p>
      <text:p text:style-name="P8"><text:tab/><text:span text:style-name="T1">-ilipadi</text:span> embrulhar</text:p>
      <text:p text:style-name="P8"/>
      <text:p text:style-name="P8">[Seite 108]</text:p>
      <text:p text:style-name="P8">[Spalte 1]</text:p>
      <text:p text:style-name="P8"><text:soft-page-break/></text:p>
      <text:p text:style-name="P8"><text:span text:style-name="T1">lipe<text:tab/>lipeli</text:span> <text:span text:style-name="T4">subst fem</text:span> <text:span text:style-name="T1">cama dele</text:span> cama simples ou primitiva</text:p>
      <text:p text:style-name="P8"><text:tab/><text:span text:style-name="T1">ipe</text:span> minha cama</text:p>
      <text:p text:style-name="P8"><text:tab/><text:span text:style-name="T1">limedi</text:span> cama dele (cama melhor)</text:p>
      <text:p text:style-name="P8"/>
      <text:p text:style-name="P8"><text:span text:style-name="T1">lipeca</text:span><text:span text:style-name="T2">g</text:span><text:span text:style-name="T1">adi</text:span><text:tab/><text:span text:style-name="T4">subst</text:span> <text:span text:style-name="T1">lugar perto</text:span></text:p>
      <text:p text:style-name="P8"><text:tab/><text:span text:style-name="T1">nipegi</text:span> perto</text:p>
      <text:p text:style-name="P8"><text:tab/><text:span text:style-name="T1">lipeca</text:span><text:span text:style-name="T2">g</text:span><text:span text:style-name="T1">awa</text:span> vizinho</text:p>
      <text:p text:style-name="P8"/>
      <text:p text:style-name="P8"><text:span text:style-name="T1">lipeca</text:span><text:span text:style-name="T2">g</text:span><text:span text:style-name="T1">awa<text:tab/>lipeca</text:span><text:span text:style-name="T2">g</text:span><text:span text:style-name="T1">awadi lipeca</text:span><text:span text:style-name="T2">g</text:span><text:span text:style-name="T1">awepodi</text:span> <text:span text:style-name="T4">(ger) subst masc</text:span> <text:span text:style-name="T1">vizinho</text:span></text:p>
      <text:p text:style-name="P8"><text:tab/><text:span text:style-name="T1">nipegi</text:span> perto</text:p>
      <text:p text:style-name="P8"><text:tab/><text:span text:style-name="T1">lipeca</text:span><text:span text:style-name="T2">g</text:span><text:span text:style-name="T1">adi</text:span> lugar perto</text:p>
      <text:p text:style-name="P8"/>
      <text:p text:style-name="P8"><text:span text:style-name="T1">lipege</text:span><text:span text:style-name="T2">g</text:span><text:span text:style-name="T1">edi<text:tab/>lipege</text:span><text:span text:style-name="T2">g</text:span><text:span text:style-name="T1">etedi</text:span> <text:span text:style-name="T4">subst masc</text:span> <text:span text:style-name="T1">desejo forte dele</text:span> para coisa muita procurada ou querida</text:p>
      <text:p text:style-name="P8"><text:tab/><text:span text:style-name="T2">g</text:span><text:span text:style-name="T1">odipege</text:span><text:span text:style-name="T2">g</text:span><text:span text:style-name="T1">edi</text:span> nosso desejo forte</text:p>
      <text:p text:style-name="P8"/>
      <text:p text:style-name="P8"><text:span text:style-name="T1">lipegete</text:span><text:span text:style-name="T2">g</text:span><text:span text:style-name="T1">e<text:tab/>lipegete</text:span><text:span text:style-name="T2">g</text:span><text:span text:style-name="T1">eli</text:span> <text:span text:style-name="T4">subst fem</text:span> <text:span text:style-name="T1">pano</text:span></text:p>
      <text:p text:style-name="P8"/>
      <text:p text:style-name="P8"><text:span text:style-name="T1">lipoda</text:span><text:span text:style-name="T2">g</text:span><text:span text:style-name="T1">aladi<text:tab/>lipoda</text:span><text:span text:style-name="T2">g</text:span><text:span text:style-name="T1">alatedi</text:span> <text:span text:style-name="T4">subst masc</text:span> <text:span text:style-name="T1">alicerce de casa</text:span></text:p>
      <text:p text:style-name="P8"><text:tab/><text:span text:style-name="T1">-ipodi</text:span> pisar em</text:p>
      <text:p text:style-name="P8"><text:tab/><text:span text:style-name="T1">ipoda</text:span><text:span text:style-name="T2">g</text:span><text:span text:style-name="T1">aladi</text:span> meu alicerce</text:p>
      <text:p text:style-name="P8"/>
      <text:p text:style-name="P8"><text:span text:style-name="T1">lipoketegi<text:tab/>lipoketedi</text:span> <text:span text:style-name="T4">subst masc</text:span> <text:span text:style-name="T1">pedido dele</text:span></text:p>
      <text:p text:style-name="P8"><text:tab/><text:span text:style-name="T1">-ipoko</text:span> pedir</text:p>
      <text:p text:style-name="P8"><text:tab/><text:span text:style-name="T1">lipokegi</text:span> <text:span text:style-name="T4">(outra forma do singular)</text:span></text:p>
      <text:p text:style-name="P8"/>
      <text:p text:style-name="P8"><text:span text:style-name="T1">lita</text:span><text:tab/><text:span text:style-name="T4">subst masc</text:span> <text:span text:style-name="T1">1 o gosto 2 paz</text:span> tranqüilidade</text:p>
      <text:p text:style-name="P8"><text:tab/><text:span text:style-name="T1">ilita</text:span> meu gosto</text:p>
      <text:p text:style-name="P8"><text:tab/><text:span text:style-name="T2">g</text:span><text:span text:style-name="T1">alita</text:span> seu gosto</text:p>
      <text:p text:style-name="P8"><text:tab/><text:span text:style-name="T1">litatibigiwaji</text:span> gosto deles</text:p>
      <text:p text:style-name="P8"/>
      <text:p text:style-name="P8"><text:span text:style-name="T1">litaagi<text:tab/>litacepodi</text:span> <text:span text:style-name="T4">subst masc</text:span> <text:span text:style-name="T1">parente</text:span> plural significa povo ou família dele</text:p>
      <text:p text:style-name="P8"><text:tab/><text:span text:style-name="T2">g</text:span><text:span text:style-name="T1">aditaagi</text:span> seu parente</text:p>
      <text:p text:style-name="P8"><text:tab/><text:span text:style-name="T1">litaca</text:span><text:span text:style-name="T2">g</text:span><text:span text:style-name="T1">a</text:span> parente dos</text:p>
      <text:p text:style-name="P8"><text:tab/><text:span text:style-name="T1">dinitacepodi</text:span> parentela</text:p>
      <text:p text:style-name="P8"/>
      <text:p text:style-name="P8">[Seite 108]</text:p>
      <text:p text:style-name="P8">[Spalte 2]</text:p>
      <text:p text:style-name="P8"/>
      <text:p text:style-name="P8"><text:span text:style-name="T1">litacepodi</text:span><text:tab/><text:span text:style-name="T4">subst</text:span> <text:span text:style-name="T1">povo ou parentes dele</text:span> <text:span text:style-name="T4">(forma plural)</text:span></text:p>
      <text:p text:style-name="P8"><text:tab/><text:span text:style-name="T1">litaagi</text:span> parente dele</text:p>
      <text:p text:style-name="P8"/>
      <text:p text:style-name="P8"><text:span text:style-name="T1">litewe</text:span><text:span text:style-name="T2">g</text:span><text:span text:style-name="T1">egi<text:tab/>litewe</text:span><text:span text:style-name="T2">g</text:span><text:span text:style-name="T1">egitedi</text:span> <text:span text:style-name="T4">subst</text:span> <text:span text:style-name="T1">tentativa dele</text:span></text:p>
      <text:p text:style-name="P8"><text:tab/><text:span text:style-name="T1">itewe</text:span><text:span text:style-name="T2">g</text:span><text:span text:style-name="T1">egi</text:span> minha tentativa</text:p>
      <text:p text:style-name="P8"><text:tab/><text:span text:style-name="T2">g</text:span><text:span text:style-name="T1">aditewe</text:span><text:span text:style-name="T2">g</text:span><text:span text:style-name="T1">egi</text:span> sua tentativa</text:p>
      <text:p text:style-name="P8"/>
      <text:p text:style-name="P8"><text:span text:style-name="T1">liti<text:tab/>litili</text:span> <text:span text:style-name="T4">subst masc</text:span> <text:span text:style-name="T1">1 espingarda 2 canela da perna dele</text:span> osso de tíbia</text:p>
      <text:p text:style-name="P8"/>
      <text:p text:style-name="P8"><text:span text:style-name="T1">litii</text:span><text:span text:style-name="T2">g</text:span><text:span text:style-name="T1">a</text:span><text:tab/><text:span text:style-name="T4">subst masc</text:span> <text:span text:style-name="T1">tinta (dele)</text:span> de árvore para pintar potes</text:p>
      <text:p text:style-name="P8"><text:tab/><text:span text:style-name="T1">nitii</text:span><text:span text:style-name="T2">g</text:span><text:span text:style-name="T1">a</text:span> tinta para pintar potes</text:p>
      <text:p text:style-name="P8"/>
      <text:p text:style-name="P8"><text:span text:style-name="T1">litikona</text:span><text:span text:style-name="T2">g</text:span><text:span text:style-name="T1">ana</text:span><text:span text:style-name="T2">g</text:span><text:span text:style-name="T1">adi<text:tab/>litiko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esponja</text:span></text:p>
      <text:p text:style-name="P8"><text:soft-page-break/></text:p>
      <text:p text:style-name="P8"><text:span text:style-name="T1">litodi<text:tab/>litotitedi litoditiogilo</text:span> <text:span text:style-name="T4">(ger) subst fem</text:span> <text:span text:style-name="T1">raíz</text:span></text:p>
      <text:p text:style-name="P8"/>
      <text:p text:style-name="P8"><text:span text:style-name="T1">litoladi<text:tab/>litolatedi</text:span> <text:span text:style-name="T4">subst masc</text:span> <text:span text:style-name="T1">arreios dele</text:span> para cavalo</text:p>
      <text:p text:style-name="P8"/>
      <text:p text:style-name="P8"><text:span text:style-name="T1">liwa<text:tab/>liwali</text:span> <text:span text:style-name="T4">subst fem</text:span> <text:span text:style-name="T1">sombra dele</text:span> sombra feita para alguém</text:p>
      <text:p text:style-name="P8"><text:tab/><text:span text:style-name="T1">wa</text:span> sombra</text:p>
      <text:p text:style-name="P8"/>
      <text:p text:style-name="P8"><text:span text:style-name="T1">liwaa</text:span><text:span text:style-name="T2">g</text:span><text:span text:style-name="T1">adi<text:tab/>liwakatedi</text:span> <text:span text:style-name="T4">subst masc</text:span> <text:span text:style-name="T1">pessoa ou coisa mandada longe</text:span></text:p>
      <text:p text:style-name="P8"><text:tab/><text:span text:style-name="T1">-iwakatee</text:span> mandar, encomendar</text:p>
      <text:p text:style-name="P8"/>
      <text:p text:style-name="P8"><text:span text:style-name="T1">liwaa</text:span><text:span text:style-name="T2">g</text:span><text:span text:style-name="T1">atiigi</text:span><text:tab/><text:span text:style-name="T4">subst masc</text:span> <text:span text:style-name="T1">1 despesa dele 2 peso</text:span></text:p>
      <text:p text:style-name="P8"><text:tab/><text:span text:style-name="T1">iwaa</text:span><text:span text:style-name="T2">g</text:span><text:span text:style-name="T1">adi</text:span> pesado</text:p>
      <text:p text:style-name="P8"/>
      <text:p text:style-name="P8"><text:span text:style-name="T1">liwagedi</text:span><text:tab/><text:span text:style-name="T4">subst masc</text:span> <text:span text:style-name="T1">suco</text:span> p.ex. caldo de cana</text:p>
      <text:p text:style-name="P8"/>
      <text:p text:style-name="P8"><text:span text:style-name="T1">liwa</text:span><text:span text:style-name="T2">g</text:span><text:span text:style-name="T1">a<text:tab/>liwadi</text:span> <text:span text:style-name="T4">subst masc</text:span> <text:span text:style-name="T1">anta</text:span></text:p>
      <text:p text:style-name="P8"/>
      <text:p text:style-name="P8">[Seite 109]</text:p>
      <text:p text:style-name="P8">[Spalte 1]</text:p>
      <text:p text:style-name="P8"/>
      <text:p text:style-name="P8"><text:span text:style-name="T1">liwa</text:span><text:span text:style-name="T2">g</text:span><text:span text:style-name="T1">alate<text:tab/>liwa</text:span><text:span text:style-name="T2">g</text:span><text:span text:style-name="T1">alateli</text:span> <text:span text:style-name="T4">subst fem</text:span> <text:span text:style-name="T1">cobertura</text:span> para cama</text:p>
      <text:p text:style-name="P8"/>
      <text:p text:style-name="P8"><text:span text:style-name="T1">liwai<text:tab/>liwailidi </text:span><text:span text:style-name="T5">loc, núm</text:span><text:span text:style-name="T1"> 1 cinqüenta 2 ao lado dele 3 parte dele</text:span></text:p>
      <text:p text:style-name="P8"><text:tab/><text:span text:style-name="T2">g</text:span><text:span text:style-name="T1">awai</text:span> ao lado de você</text:p>
      <text:p text:style-name="P8"><text:tab/><text:span text:style-name="T1">niwai</text:span> parte</text:p>
      <text:p text:style-name="P8"/>
      <text:p text:style-name="P8"><text:span text:style-name="T1">liwakapa</text:span><text:span text:style-name="T2">g</text:span><text:span text:style-name="T1">ajegi<text:tab/>liwakapa</text:span><text:span text:style-name="T2">g</text:span><text:span text:style-name="T1">ajetedi</text:span> <text:span text:style-name="T4">subst masc</text:span> <text:span text:style-name="T1">ruga dele</text:span></text:p>
      <text:p text:style-name="P8"/>
      <text:p text:style-name="P8"><text:span text:style-name="T1">liwakate<text:tab/>liwakatedi</text:span> <text:span text:style-name="T4">subst fem</text:span> <text:span text:style-name="T1">carta dele</text:span> o que foi mandado</text:p>
      <text:p text:style-name="P8"><text:tab/><text:span text:style-name="T1">niwakate</text:span> carta</text:p>
      <text:p text:style-name="P8"><text:tab/><text:span text:style-name="T1">-iwakatee</text:span> mandar, encomendar</text:p>
      <text:p text:style-name="P8"/>
      <text:p text:style-name="P8"><text:span text:style-name="T1">liwala</text:span><text:span text:style-name="T2">g</text:span><text:span text:style-name="T1">axi<text:tab/>liwala</text:span><text:span text:style-name="T2">g</text:span><text:span text:style-name="T1">axiidi</text:span> <text:span text:style-name="T4">subst fem</text:span> <text:span text:style-name="T1">alpendre</text:span></text:p>
      <text:p text:style-name="P8"><text:tab/><text:span text:style-name="T1">liwa</text:span> sombra dele</text:p>
      <text:p text:style-name="P8"/>
      <text:p text:style-name="P8"><text:span text:style-name="T1">liwalajo<text:tab/>liwalajoli</text:span> <text:span text:style-name="T4">subst fem</text:span> <text:span text:style-name="T1">entrada</text:span></text:p>
      <text:p text:style-name="P8"/>
      <text:p text:style-name="P8"><text:span text:style-name="T1">liwatece<text:tab/>liwateceli</text:span> <text:span text:style-name="T4">subst fem</text:span> <text:span text:style-name="T1">canoa dele</text:span> barco dele para pescar</text:p>
      <text:p text:style-name="P8"><text:tab/><text:span text:style-name="T1">niwatece</text:span> canoa</text:p>
      <text:p text:style-name="P8"/>
      <text:p text:style-name="P8"><text:span text:style-name="T1">liwaxinigi<text:tab/>liwaxinico</text:span> <text:span text:style-name="T4">subst masc</text:span> <text:span text:style-name="T1">bom comportamento ou educação dele</text:span></text:p>
      <text:p text:style-name="P8"><text:tab/><text:span text:style-name="T1">-iwaxina</text:span><text:span text:style-name="T2">g</text:span><text:span text:style-name="T1">a</text:span> ter idéia</text:p>
      <text:p text:style-name="P8"/>
      <text:p text:style-name="P8"><text:span text:style-name="T1">liwaya</text:span><text:span text:style-name="T2">g</text:span><text:span text:style-name="T1">axi<text:tab/>liwaya</text:span><text:span text:style-name="T2">g</text:span><text:span text:style-name="T1">axiidi</text:span> <text:span text:style-name="T4">subst fem</text:span> <text:span text:style-name="T1">artelho dele</text:span></text:p>
      <text:p text:style-name="P8"/>
      <text:p text:style-name="P8"><text:span text:style-name="T1">liweeladi<text:tab/>liwelatedi</text:span> <text:span text:style-name="T4">subst masc</text:span> <text:span text:style-name="T1">sandália dele</text:span></text:p>
      <text:p text:style-name="P8"><text:tab/><text:span text:style-name="T1">niweeladi</text:span> sandália, sapato</text:p>
      <text:p text:style-name="P8"/>
      <text:p text:style-name="P8"><text:span text:style-name="T1">liweenigi<text:tab/>liweena</text:span><text:span text:style-name="T2">g</text:span><text:span text:style-name="T1">a</text:span> <text:span text:style-name="T4">subst masc</text:span> <text:span text:style-name="T1">comida dele</text:span></text:p>
      <text:p text:style-name="P8"><text:tab/><text:span text:style-name="T5">liwe-eenigi</text:span><text:span text:style-name="T4"> (fala da mulher)</text:span> refeição</text:p>
      <text:p text:style-name="P8"><text:tab/><text:span text:style-name="T1">iweenigi</text:span> minha comida</text:p>
      <text:p text:style-name="P8"><text:soft-page-break/><text:tab/><text:span text:style-name="T1">niweenigi</text:span> comida, refeição</text:p>
      <text:p text:style-name="P8"/>
      <text:p text:style-name="P8">[Seite 109]</text:p>
      <text:p text:style-name="P8">[Spalte 2]</text:p>
      <text:p text:style-name="P8"/>
      <text:p text:style-name="P8"><text:span text:style-name="T1">liwegi<text:tab/>liweka</text:span> <text:span text:style-name="T4">subst masc</text:span> <text:span text:style-name="T1">rabo dele</text:span></text:p>
      <text:p text:style-name="P8"/>
      <text:p text:style-name="P8"><text:span text:style-name="T1">liwekaladi<text:tab/>liwekalatedi</text:span> <text:span text:style-name="T4">subst masc</text:span> <text:span text:style-name="T1">escada dele</text:span></text:p>
      <text:p text:style-name="P8"><text:tab/><text:span text:style-name="T1">niwekaladi</text:span> escada</text:p>
      <text:p text:style-name="P8"/>
      <text:p text:style-name="P8"><text:span text:style-name="T1">liwelé<text:tab/>liweleli</text:span> <text:span text:style-name="T4">subst fem</text:span> <text:span text:style-name="T1">espinho</text:span> como o de laranja</text:p>
      <text:p text:style-name="P8"/>
      <text:p text:style-name="P8"><text:span text:style-name="T1">liwenigi<text:tab/>liwenadi liwena</text:span><text:span text:style-name="T2">g</text:span><text:span text:style-name="T1">a</text:span> <text:span text:style-name="T4">subst masc</text:span> <text:span text:style-name="T1">1 tripa dele 2 intestino dele</text:span></text:p>
      <text:p text:style-name="P8"/>
      <text:p text:style-name="P8"><text:span text:style-name="T1">liweni</text:span><text:span text:style-name="T2">g</text:span><text:span text:style-name="T1">idena</text:span><text:span text:style-name="T2">g</text:span><text:span text:style-name="T1">ane</text:span><text:span text:style-name="T2">g</text:span><text:span text:style-name="T1">egi<text:tab/>liweni</text:span><text:span text:style-name="T2">g</text:span><text:span text:style-name="T1">ide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1 louvor dele 2 adoração dele</text:span> dado por ele</text:p>
      <text:p text:style-name="P8"><text:tab/><text:span text:style-name="T2">g</text:span><text:span text:style-name="T1">odiweni</text:span><text:span text:style-name="T2">g</text:span><text:span text:style-name="T1">idena</text:span><text:span text:style-name="T2">g</text:span><text:span text:style-name="T1">ane</text:span><text:span text:style-name="T2">g</text:span><text:span text:style-name="T1">eco</text:span> nossos louvores ou adoração para</text:p>
      <text:p text:style-name="P8"><text:tab/><text:span text:style-name="T1">-iweni</text:span><text:span text:style-name="T2">g</text:span><text:span text:style-name="T1">ide</text:span> louvar, exaltar, glorificar</text:p>
      <text:p text:style-name="P8"/>
      <text:p text:style-name="P8"><text:span text:style-name="T1">liweni</text:span><text:span text:style-name="T2">g</text:span><text:span text:style-name="T1">idene</text:span><text:span text:style-name="T2">g</text:span><text:span text:style-name="T1">egi<text:tab/>liweni</text:span><text:span text:style-name="T2">g</text:span><text:span text:style-name="T1">idene</text:span><text:span text:style-name="T2">g</text:span><text:span text:style-name="T1">eco</text:span> <text:span text:style-name="T4">subst masc</text:span> <text:span text:style-name="T1">pessoa honrada, louvada, adorada</text:span></text:p>
      <text:p text:style-name="P8"><text:tab/><text:span text:style-name="T1">liweni</text:span><text:span text:style-name="T2">g</text:span><text:span text:style-name="T1">idene</text:span><text:span text:style-name="T2">g</text:span><text:span text:style-name="T1">e</text:span> <text:span text:style-name="T4">(forma fem)</text:span> honrado por ele</text:p>
      <text:p text:style-name="P8"><text:tab/><text:span text:style-name="T2">g</text:span><text:span text:style-name="T1">odiweni</text:span><text:span text:style-name="T2">g</text:span><text:span text:style-name="T1">idene</text:span><text:span text:style-name="T2">g</text:span><text:span text:style-name="T1">egi</text:span> pessoa honrada ou louvada por nós</text:p>
      <text:p text:style-name="P8"><text:tab/><text:span text:style-name="T1">-iweni</text:span><text:span text:style-name="T2">g</text:span><text:span text:style-name="T1">ide</text:span> exaltar, glorificar, honrar</text:p>
      <text:p text:style-name="P8"/>
      <text:p text:style-name="P8"><text:span text:style-name="T1">liwetadi<text:tab/>liwetatiidi</text:span> <text:span text:style-name="T4">subst masc</text:span> <text:span text:style-name="T1">curativo dele</text:span></text:p>
      <text:p text:style-name="P8"><text:tab/><text:span text:style-name="T1">niwetadi</text:span> curativo</text:p>
      <text:p text:style-name="P8"><text:tab/><text:span text:style-name="T1">-iwetade</text:span> tratar, curar</text:p>
      <text:p text:style-name="P8"/>
      <text:p text:style-name="P8"><text:span text:style-name="T1">liwexega</text:span><text:span text:style-name="T2">g</text:span><text:span text:style-name="T1">a<text:tab/>liwexegadi</text:span> <text:span text:style-name="T4">subst masc</text:span> <text:span text:style-name="T1">ferida dele</text:span></text:p>
      <text:p text:style-name="P8"><text:tab/><text:span text:style-name="T1">diwexege</text:span> está com feridas</text:p>
      <text:p text:style-name="P8"/>
      <text:p text:style-name="P8"><text:span text:style-name="T1">liwicojegi<text:tab/>liwicojedi</text:span> <text:span text:style-name="T4">subst masc</text:span> <text:span text:style-name="T1">dentro do tronco</text:span> de árvore</text:p>
      <text:p text:style-name="P8"/>
      <text:p text:style-name="P8">[Seite 110]</text:p>
      <text:p text:style-name="P8">[Spalte 1]</text:p>
      <text:p text:style-name="P8"/>
      <text:p text:style-name="P8"><text:span text:style-name="T1">liwicoje(te)<text:tab/>liwicojedi liwicojetedi</text:span> <text:span text:style-name="T4">(plural alternativo) subst fem</text:span> <text:span text:style-name="T1">1 poste principal ou central de casa 2 dedo principal (mão direita)</text:span></text:p>
      <text:p text:style-name="P8"/>
      <text:p text:style-name="P8"><text:span text:style-name="T1">liwigo<text:tab/>liwicidi</text:span> <text:span text:style-name="T4">subst masc</text:span> <text:span text:style-name="T1">1 espírito dele 2 foto ou imagem dele 3 ídolo dele</text:span></text:p>
      <text:p text:style-name="P8"><text:tab/><text:span text:style-name="T1">niwigo</text:span> espírito</text:p>
      <text:p text:style-name="P8"><text:tab/><text:span text:style-name="T2">g</text:span><text:span text:style-name="T1">odiwigo</text:span> nosso espírito</text:p>
      <text:p text:style-name="P8"/>
      <text:p text:style-name="P8"><text:span text:style-name="T1">liwigo-enoale</text:span><text:tab/><text:span text:style-name="T4">subst masc</text:span> <text:span text:style-name="T1">meia noite</text:span></text:p>
      <text:p text:style-name="P8"><text:tab/><text:span text:style-name="T1">liwigenoale</text:span> <text:span text:style-name="T4">(abreviação)</text:span></text:p>
      <text:p text:style-name="P8"/>
      <text:p text:style-name="P8"><text:span text:style-name="T1">liwigotibige</text:span><text:tab/><text:span text:style-name="T4">loc</text:span> <text:span text:style-name="T1">no meio de</text:span></text:p>
      <text:p text:style-name="P8"><text:tab/><text:span text:style-name="T2">g</text:span><text:span text:style-name="T1">odiwigotigi</text:span> no meio de nós</text:p>
      <text:p text:style-name="P8"><text:tab/><text:span text:style-name="T1">liwigotigi</text:span> <text:span text:style-name="T4">(forma alternativa)</text:span></text:p>
      <text:p text:style-name="P8"/>
      <text:p text:style-name="P8"><text:span text:style-name="T1">liwi</text:span><text:span text:style-name="T2">g</text:span><text:span text:style-name="T1">adi<text:tab/>liwikatedi</text:span> <text:span text:style-name="T4">pro poss masc</text:span> <text:span text:style-name="T1">dele/dela</text:span></text:p>
      <text:p text:style-name="P8"><text:tab/><text:span text:style-name="T1">liwikate</text:span> <text:span text:style-name="T4">(forma fem)</text:span></text:p>
      <text:p text:style-name="P8"><text:tab/><text:span text:style-name="T1">-wi</text:span><text:span text:style-name="T2">g</text:span><text:span text:style-name="T1">adi</text:span> poss</text:p>
      <text:p text:style-name="P8"><text:soft-page-break/></text:p>
      <text:p text:style-name="P8"><text:span text:style-name="T1">liwikodenatakane</text:span><text:span text:style-name="T2">g</text:span><text:span text:style-name="T1">egi<text:tab/>liwikodenatakane</text:span><text:span text:style-name="T2">g</text:span><text:span text:style-name="T1">eco</text:span> <text:span text:style-name="T4">subst masc</text:span> <text:span text:style-name="T1">1 favor dele 2 pena dele</text:span></text:p>
      <text:p text:style-name="P8"><text:tab/><text:span text:style-name="T1">-iwikode(nataka)</text:span> ter dor ou misericórdia de</text:p>
      <text:p text:style-name="P8"/>
      <text:p text:style-name="P8"><text:span text:style-name="T1">liwilanigi<text:tab/>liwilana</text:span><text:span text:style-name="T2">g</text:span><text:span text:style-name="T1">a</text:span> <text:span text:style-name="T4">subst masc</text:span> <text:span text:style-name="T1">1 parede dele 2 monumento dele 3 qualquer trabalho mexendo com os dedos</text:span> p.ex. chapéu, cerâmica, couro</text:p>
      <text:p text:style-name="P8"><text:tab/><text:span text:style-name="T1">niwilanigi</text:span> monumento, parede</text:p>
      <text:p text:style-name="P8"/>
      <text:p text:style-name="P8"><text:span text:style-name="T1">liwile</text:span><text:tab/><text:span text:style-name="T4">subst masc</text:span> <text:span text:style-name="T1">sujeira nele</text:span></text:p>
      <text:p text:style-name="P8"/>
      <text:p text:style-name="P8"><text:span text:style-name="T1">liwileca</text:span><text:span text:style-name="T2">g</text:span><text:span text:style-name="T1">anadi<text:tab/>liwileca</text:span><text:span text:style-name="T2">g</text:span><text:span text:style-name="T1">anatedi</text:span> <text:span text:style-name="T4">subst masc</text:span> <text:span text:style-name="T1">esponja</text:span></text:p>
      <text:p text:style-name="P8"><text:tab/><text:span text:style-name="T1">-iwilegi</text:span> lavar algo</text:p>
      <text:p text:style-name="P8"/>
      <text:p text:style-name="P8">[Seite 110]</text:p>
      <text:p text:style-name="P8">[Spalte 2]</text:p>
      <text:p text:style-name="P8"/>
      <text:p text:style-name="P8"><text:span text:style-name="T1">liwilogojegi<text:tab/>liwilogojedi liwilogojedipi</text:span> <text:span text:style-name="T4">(ger) subst masc</text:span> <text:span text:style-name="T1">prisioneiro dele</text:span></text:p>
      <text:p text:style-name="P8"><text:tab/><text:span text:style-name="T1">liwilogoje</text:span> prisioneira dele</text:p>
      <text:p text:style-name="P8"><text:tab/><text:span text:style-name="T1">niwilogojegi</text:span> prisioneiro</text:p>
      <text:p text:style-name="P8"/>
      <text:p text:style-name="P8"><text:span text:style-name="T1">liwinigi(jegi)<text:tab/>liwinigipi niwinigijedipi</text:span> <text:span text:style-name="T4">subst masc</text:span> <text:span text:style-name="T1">1 exemplo dele 2 padrão dele 3 modelo dele</text:span> <text:span text:style-name="T4">(o 2° plural acima é para a forma singular mais comprida)</text:span></text:p>
      <text:p text:style-name="P8"><text:tab/><text:span text:style-name="T1">liwigo</text:span> imagem dele</text:p>
      <text:p text:style-name="P8"/>
      <text:p text:style-name="P8"><text:span text:style-name="T1">liwitakegi<text:tab/>liwitakeco</text:span> <text:span text:style-name="T4">subst masc</text:span> <text:span text:style-name="T1">mentira dele</text:span></text:p>
      <text:p text:style-name="P8"><text:tab/><text:span text:style-name="T1">niwitakegi</text:span> mentira</text:p>
      <text:p text:style-name="P8"><text:tab/><text:span text:style-name="T1">-iwitaka</text:span> mentir</text:p>
      <text:p text:style-name="P8"/>
      <text:p text:style-name="P8"><text:span text:style-name="T1">liwitiigi</text:span><text:tab/><text:span text:style-name="T4">subst masc</text:span> <text:span text:style-name="T1">raio de luz</text:span></text:p>
      <text:p text:style-name="P8"/>
      <text:p text:style-name="P8"><text:span text:style-name="T1">liwixedi<text:tab/>liwixetedi</text:span> <text:span text:style-name="T4">subst masc</text:span> <text:span text:style-name="T1">corda</text:span> para amarrar pés de animais</text:p>
      <text:p text:style-name="P8"/>
      <text:p text:style-name="P8"><text:span text:style-name="T1">liwokodi</text:span><text:tab/><text:span text:style-name="T4">adv</text:span> <text:span text:style-name="T1">quantidade</text:span></text:p>
      <text:p text:style-name="P8"><text:tab/><text:span text:style-name="T1">liwokoda</text:span><text:span text:style-name="T2">g</text:span><text:span text:style-name="T1">awa</text:span> mesma quantia de</text:p>
      <text:p text:style-name="P8"/>
      <text:p text:style-name="P8"><text:span text:style-name="T1">liwokoma</text:span><text:span text:style-name="T2">g</text:span><text:span text:style-name="T1">a<text:tab/>liwokoma</text:span><text:span text:style-name="T2">g</text:span><text:span text:style-name="T1">atedi liwomomadi</text:span> <text:span text:style-name="T4">subst masc</text:span> <text:span text:style-name="T1">estômago dele</text:span></text:p>
      <text:p text:style-name="P8"><text:tab/><text:span text:style-name="T1">-wokoma</text:span><text:span text:style-name="T2">g</text:span><text:span text:style-name="T1">a</text:span> estômago de</text:p>
      <text:p text:style-name="P8"/>
      <text:p text:style-name="P8"><text:span text:style-name="T1">lixagote</text:span><text:span text:style-name="T2">g</text:span><text:span text:style-name="T1">egi</text:span><text:tab/><text:span text:style-name="T4">subst</text:span> <text:span text:style-name="T1">o vermelho</text:span> coisa vermelha</text:p>
      <text:p text:style-name="P8"><text:tab/><text:span text:style-name="T1">ixagodi</text:span> vermelho</text:p>
      <text:p text:style-name="P8"/>
      <text:p text:style-name="P8"><text:span text:style-name="T1">lixakedi<text:tab/>lixaketedi</text:span> <text:span text:style-name="T4">subst masc</text:span> <text:span text:style-name="T1">1 habilidade dele 2 profissão dele 3 conhecimento dele</text:span> o que foi aprendido</text:p>
      <text:p text:style-name="P8"><text:tab/><text:span text:style-name="T1">ixakedi</text:span> minha habilidade, conhecimento</text:p>
      <text:p text:style-name="P8"/>
      <text:p text:style-name="P8">[Seite 111]</text:p>
      <text:p text:style-name="P8">[Spalte 1]</text:p>
      <text:p text:style-name="P8"/>
      <text:p text:style-name="P8"><text:span text:style-name="T1">lixiga</text:span><text:span text:style-name="T2">g</text:span><text:span text:style-name="T1">awa<text:tab/>lixiga</text:span><text:span text:style-name="T2">g</text:span><text:span text:style-name="T1">awadi</text:span></text:p>
      <text:p text:style-name="P8"><text:tab/><text:span text:style-name="T1">lixiga</text:span><text:span text:style-name="T2">g</text:span><text:span text:style-name="T1">awepodi</text:span> <text:span text:style-name="T4">(ger) subst</text:span> <text:span text:style-name="T1">companheiro dele na viagem</text:span></text:p>
      <text:p text:style-name="P8"><text:tab/><text:span text:style-name="T2">g</text:span><text:span text:style-name="T1">odixiga</text:span><text:span text:style-name="T2">g</text:span><text:span text:style-name="T1">awa</text:span> nosso companheiro de viajem</text:p>
      <text:p text:style-name="P8"><text:tab/><text:span text:style-name="T1">lixiga</text:span><text:span text:style-name="T2">g</text:span><text:span text:style-name="T1">atibece</text:span> que sempre acompanha</text:p>
      <text:p text:style-name="P8"/>
      <text:p text:style-name="P8"><text:soft-page-break/><text:span text:style-name="T1">lixo</text:span><text:span text:style-name="T2">g</text:span><text:span text:style-name="T1">otagi<text:tab/>lixo</text:span><text:span text:style-name="T2">g</text:span><text:span text:style-name="T1">otaka</text:span> <text:span text:style-name="T4">subst masc</text:span> <text:span text:style-name="T1">roça dele</text:span></text:p>
      <text:p text:style-name="P8"><text:tab/><text:span text:style-name="T1">nixo</text:span><text:span text:style-name="T2">g</text:span><text:span text:style-name="T1">otagi</text:span> roça</text:p>
      <text:p text:style-name="P8"/>
      <text:p text:style-name="P8"><text:span text:style-name="T1">loanigi<text:tab/>loanico</text:span> <text:span text:style-name="T4">subst masc</text:span> <text:span text:style-name="T1">1 modo de agir 2 caraterística dele</text:span> jeito dele</text:p>
      <text:p text:style-name="P8"/>
      <text:p text:style-name="P8"><text:span text:style-name="T1">loca</text:span><text:span text:style-name="T2">g</text:span><text:span text:style-name="T1">atiigi<text:tab/>loca</text:span><text:span text:style-name="T2">g</text:span><text:span text:style-name="T1">atico</text:span> <text:span text:style-name="T4">subst masc</text:span> <text:span text:style-name="T1">1 comprimento 2 altura</text:span></text:p>
      <text:p text:style-name="P8"><text:tab/><text:span text:style-name="T1">oca</text:span><text:span text:style-name="T2">g</text:span><text:span text:style-name="T1">ata</text:span><text:span text:style-name="T2">g</text:span><text:span text:style-name="T1">a</text:span> comprido</text:p>
      <text:p text:style-name="P8"><text:tab/><text:span text:style-name="T1">-oca</text:span><text:span text:style-name="T2">g</text:span><text:span text:style-name="T1">atee</text:span> alongar</text:p>
      <text:p text:style-name="P8"/>
      <text:p text:style-name="P8"><text:span text:style-name="T1">locee</text:span><text:span text:style-name="T2">g</text:span><text:span text:style-name="T1">egi<text:tab/>locee</text:span><text:span text:style-name="T2">g</text:span><text:span text:style-name="T1">eco</text:span> <text:span text:style-name="T4">subst masc</text:span> <text:span text:style-name="T1">1 inveja dele 2 cobiça dele</text:span></text:p>
      <text:p text:style-name="P8"><text:tab/><text:span text:style-name="T1">-oce</text:span> cobiçar, invejar</text:p>
      <text:p text:style-name="P8"/>
      <text:p text:style-name="P8"><text:span text:style-name="T1">loceligi<text:tab/>locexodi</text:span> <text:span text:style-name="T4">subst masc</text:span> <text:span text:style-name="T1">língua dele</text:span> não se usa para idioma</text:p>
      <text:p text:style-name="P8"><text:tab/><text:span text:style-name="T1">-oceligi</text:span> língua de</text:p>
      <text:p text:style-name="P8"><text:tab/><text:span text:style-name="T1">yoceligi</text:span> minha língua</text:p>
      <text:p text:style-name="P8"/>
      <text:p text:style-name="P8"><text:span text:style-name="T1">lodaajo<text:tab/>lodaajoli</text:span> <text:span text:style-name="T4">subst masc</text:span> <text:span text:style-name="T1">faca dele</text:span></text:p>
      <text:p text:style-name="P8"><text:tab/><text:span text:style-name="T1">nodaajo</text:span> faca</text:p>
      <text:p text:style-name="P8"><text:tab/><text:span text:style-name="T1">nodaajo-nelegi</text:span> facão</text:p>
      <text:p text:style-name="P8"><text:tab/><text:span text:style-name="T1">nodaajo-oca</text:span><text:span text:style-name="T2">g</text:span><text:span text:style-name="T1">ata</text:span><text:span text:style-name="T2">g</text:span><text:span text:style-name="T1">a</text:span> espada</text:p>
      <text:p text:style-name="P8"/>
      <text:p text:style-name="P8"><text:span text:style-name="T1">lodawa<text:tab/>lodawadi lodawadipi</text:span> <text:span text:style-name="T4">(ger) subst masc ou fem</text:span> <text:span text:style-name="T1">1 marido dela 2 esposa dele</text:span></text:p>
      <text:p text:style-name="P8"><text:tab/><text:span text:style-name="T1">lodawali</text:span> <text:span text:style-name="T4">(forma fem do plural)</text:span></text:p>
      <text:p text:style-name="P8"><text:tab/><text:span text:style-name="T1">-odawa</text:span> marido ou esposa de</text:p>
      <text:p text:style-name="P8"><text:tab/><text:span text:style-name="T1">yodawa</text:span> meu marido; minha esposa</text:p>
      <text:p text:style-name="P8"/>
      <text:p text:style-name="P8"><text:span text:style-name="T1">lodawiwadi<text:tab/>lodawiwa</text:span><text:span text:style-name="T2">g</text:span><text:span text:style-name="T1">a</text:span> <text:span text:style-name="T4">subst fem</text:span> <text:span text:style-name="T1">concubina dele</text:span></text:p>
      <text:p text:style-name="P8"><text:tab/><text:span text:style-name="T1">lodawa</text:span> marido ou esposa</text:p>
      <text:p text:style-name="P8"/>
      <text:p text:style-name="P8">[Seite 111]</text:p>
      <text:p text:style-name="P8">[Spalte 2]</text:p>
      <text:p text:style-name="P8"/>
      <text:p text:style-name="P8"><text:span text:style-name="T1">lodenigi<text:tab/>lodena</text:span><text:span text:style-name="T2">g</text:span><text:span text:style-name="T1">a lodenigipi</text:span> <text:span text:style-name="T4">(ger) subst masc</text:span> <text:span text:style-name="T1">convidado dele</text:span></text:p>
      <text:p text:style-name="P8"><text:tab/><text:span text:style-name="T1">lodena</text:span> a convidada dele</text:p>
      <text:p text:style-name="P8"><text:tab/><text:span text:style-name="T1">-odenigi</text:span> convidado de</text:p>
      <text:p text:style-name="P8"><text:tab/><text:span text:style-name="T1">-node</text:span> convidar</text:p>
      <text:p text:style-name="P8"><text:tab/><text:span text:style-name="T1">yodenigi</text:span> meu convidado</text:p>
      <text:p text:style-name="P8"/>
      <text:p text:style-name="P8"><text:span text:style-name="T1">lodoe</text:span><text:tab/><text:span text:style-name="T4">loc</text:span> <text:span text:style-name="T1">1 perante ele 2 na presença dele</text:span></text:p>
      <text:p text:style-name="P8"><text:tab/><text:span text:style-name="T2">g</text:span><text:span text:style-name="T1">adodoe</text:span> em frente de você</text:p>
      <text:p text:style-name="P8"><text:tab/><text:span text:style-name="T1">yodoe</text:span> em frente de mim</text:p>
      <text:p text:style-name="P8"/>
      <text:p text:style-name="P8"><text:span text:style-name="T1">lodoeje</text:span><text:tab/><text:span text:style-name="T4">subst fem</text:span> <text:span text:style-name="T1">autoridade ou guia dele</text:span></text:p>
      <text:p text:style-name="P8"><text:tab/><text:span text:style-name="T1">yodoeje</text:span> minha autoridade</text:p>
      <text:p text:style-name="P8"><text:tab/><text:span text:style-name="T1">lodoejegi</text:span> guia, pioneiro</text:p>
      <text:p text:style-name="P8"/>
      <text:p text:style-name="P8"><text:span text:style-name="T1">lodoejegi<text:tab/>lodoejegipi</text:span> <text:span text:style-name="T4">subst masc</text:span> <text:span text:style-name="T1">1 guia 2 pioneiro</text:span></text:p>
      <text:p text:style-name="P8"><text:tab/><text:span text:style-name="T1">lodoeje</text:span> <text:span text:style-name="T4">(forma fem)</text:span> pessoa que vai na frente</text:p>
      <text:p text:style-name="P8"><text:span text:style-name="T1">loenatagi<text:tab/>loenataka</text:span> <text:span text:style-name="T4">subst masc</text:span> <text:span text:style-name="T1">serviço dele</text:span></text:p>
      <text:p text:style-name="P8"><text:tab/><text:span text:style-name="T5">lowe-eenatagi</text:span><text:span text:style-name="T4"> (fala da mulher)</text:span></text:p>
      <text:p text:style-name="P8"><text:tab/><text:span text:style-name="T1">loenata</text:span> <text:span text:style-name="T4">(forma fem - concorda com sujeito)</text:span> o que ele faz</text:p>
      <text:p text:style-name="P8"><text:tab/><text:span text:style-name="T2">g</text:span><text:span text:style-name="T1">adoenataka</text:span> seus serviços</text:p>
      <text:p text:style-name="P8"><text:soft-page-break/><text:tab/><text:span text:style-name="T1">-oe</text:span> consertar, arrumar, fazer</text:p>
      <text:p text:style-name="P8"/>
      <text:p text:style-name="P8"><text:span text:style-name="T1">lo</text:span><text:span text:style-name="T2">g</text:span><text:span text:style-name="T1">ocila</text:span><text:span text:style-name="T2">g</text:span><text:span text:style-name="T1">adi</text:span><text:tab/><text:span text:style-name="T4">subst masc</text:span> <text:span text:style-name="T1">fumaça dele</text:span></text:p>
      <text:p text:style-name="P8"><text:tab/><text:span text:style-name="T2">g</text:span><text:span text:style-name="T1">ocila</text:span><text:span text:style-name="T2">g</text:span><text:span text:style-name="T1">adi</text:span> fumaça</text:p>
      <text:p text:style-name="P8"/>
      <text:p text:style-name="P8"><text:span text:style-name="T1">lo</text:span><text:span text:style-name="T2">g</text:span><text:span text:style-name="T1">ojenigo<text:tab/>lo</text:span><text:span text:style-name="T2">g</text:span><text:span text:style-name="T1">ojexodi</text:span> <text:span text:style-name="T4">subst masc</text:span> <text:span text:style-name="T1">jabuti, tartaruga</text:span> tipo de réptil</text:p>
      <text:p text:style-name="P8"/>
      <text:p text:style-name="P8"><text:span text:style-name="T1">lo</text:span><text:span text:style-name="T2">g</text:span><text:span text:style-name="T1">olokedi<text:tab/>lo</text:span><text:span text:style-name="T2">g</text:span><text:span text:style-name="T1">oloketedi</text:span> <text:span text:style-name="T4">subst masc</text:span> <text:span text:style-name="T1">desprezo dele</text:span> ele despreza</text:p>
      <text:p text:style-name="P8"><text:tab/><text:span text:style-name="T1">-o</text:span><text:span text:style-name="T2">g</text:span><text:span text:style-name="T1">olo(ta)</text:span> deprezar</text:p>
      <text:p text:style-name="P8"/>
      <text:p text:style-name="P8">[Seite 112]</text:p>
      <text:p text:style-name="P8">[Spalte 1]</text:p>
      <text:p text:style-name="P8"/>
      <text:p text:style-name="P8"><text:span text:style-name="T1">lo</text:span><text:span text:style-name="T2">g</text:span><text:span text:style-name="T1">omoce</text:span><text:tab/><text:span text:style-name="T4">subst masc</text:span> <text:span text:style-name="T1">1 canto de 2 esquina de 3 cotovelo dele</text:span> onde dobra ou curva, p.ex. estrada</text:p>
      <text:p text:style-name="P8"><text:tab/><text:span text:style-name="T1">lo</text:span><text:span text:style-name="T2">g</text:span><text:span text:style-name="T1">omoce-ladigodi</text:span> esquina de rua na cidade</text:p>
      <text:p text:style-name="P8"/>
      <text:p text:style-name="P8"><text:span text:style-name="T1">lo</text:span><text:span text:style-name="T2">g</text:span><text:span text:style-name="T1">ona<text:tab/>lo</text:span><text:span text:style-name="T2">g</text:span><text:span text:style-name="T1">onali</text:span> <text:span text:style-name="T4">subst fem</text:span> <text:span text:style-name="T1">rasto dele</text:span></text:p>
      <text:p text:style-name="P8"/>
      <text:p text:style-name="P8"><text:span text:style-name="T1">lo</text:span><text:span text:style-name="T2">g</text:span><text:span text:style-name="T1">onagi<text:tab/>lo</text:span><text:span text:style-name="T2">g</text:span><text:span text:style-name="T1">onaka</text:span> <text:span text:style-name="T4">subst masc ou fem</text:span> <text:span text:style-name="T1">perna dele</text:span></text:p>
      <text:p text:style-name="P8"><text:tab/><text:span text:style-name="T1">lo</text:span><text:span text:style-name="T2">g</text:span><text:span text:style-name="T1">ona</text:span> rasto dele</text:p>
      <text:p text:style-name="P8"><text:tab/><text:span text:style-name="T2">g</text:span><text:span text:style-name="T1">ado</text:span><text:span text:style-name="T2">g</text:span><text:span text:style-name="T1">onaka</text:span> suas pernas</text:p>
      <text:p text:style-name="P8"/>
      <text:p text:style-name="P8"><text:span text:style-name="T1">lo</text:span><text:span text:style-name="T2">g</text:span><text:span text:style-name="T1">owike</text:span><text:tab/><text:span text:style-name="T4">adj</text:span> <text:span text:style-name="T1">amarelo</text:span></text:p>
      <text:p text:style-name="P8"><text:tab/><text:span text:style-name="T1">i</text:span><text:span text:style-name="T2">g</text:span><text:span text:style-name="T1">owi amarelo</text:span></text:p>
      <text:p text:style-name="P8"/>
      <text:p text:style-name="P8"><text:span text:style-name="T1">lo</text:span><text:span text:style-name="T2">g</text:span><text:span text:style-name="T1">owikoigo<text:tab/>lo</text:span><text:span text:style-name="T2">g</text:span><text:span text:style-name="T1">owikoigoli</text:span> <text:span text:style-name="T4">subst fem</text:span> <text:span text:style-name="T1">vinhático</text:span> árvore</text:p>
      <text:p text:style-name="P8"/>
      <text:p text:style-name="P8"><text:span text:style-name="T1">lo</text:span><text:span text:style-name="T2">g</text:span><text:span text:style-name="T1">owikomatiigi<text:tab/>lo</text:span><text:span text:style-name="T2">g</text:span><text:span text:style-name="T1">owikomatico</text:span> <text:span text:style-name="T4">subst masc</text:span> <text:span text:style-name="T1">1 preocupação dele 2 necessidade dele</text:span></text:p>
      <text:p text:style-name="P8"><text:tab/><text:span text:style-name="T1">-o</text:span><text:span text:style-name="T2">g</text:span><text:span text:style-name="T1">owikomata</text:span> preocupar-se</text:p>
      <text:p text:style-name="P8"/>
      <text:p text:style-name="P8"><text:span text:style-name="T1">lo</text:span><text:span text:style-name="T2">g</text:span><text:span text:style-name="T1">oxaawidi<text:tab/>lo</text:span><text:span text:style-name="T2">g</text:span><text:span text:style-name="T1">oxaawitedi</text:span> <text:span text:style-name="T4">subst masc</text:span> <text:span text:style-name="T1">gralha</text:span> pássaro</text:p>
      <text:p text:style-name="P8"/>
      <text:p text:style-name="P8"><text:span text:style-name="T1">loidenigi<text:tab/>loidena</text:span><text:span text:style-name="T2">g</text:span><text:span text:style-name="T1">a</text:span> <text:span text:style-name="T4">adj masc</text:span> <text:span text:style-name="T1">brabo</text:span></text:p>
      <text:p text:style-name="P8"><text:tab/><text:span text:style-name="T1">loidena</text:span> <text:span text:style-name="T4">(forma fem)</text:span></text:p>
      <text:p text:style-name="P8"><text:tab/><text:span text:style-name="T1">loidenigipi</text:span> os brabos</text:p>
      <text:p text:style-name="P8"/>
      <text:p text:style-name="P8"><text:span text:style-name="T1">loidigi</text:span><text:tab/><text:span text:style-name="T4">adj</text:span> <text:span text:style-name="T1">que finge coragem</text:span> quer aparecer com coragem, mas não tem</text:p>
      <text:p text:style-name="P8"/>
      <text:p text:style-name="P8"><text:span text:style-name="T1">loigajo<text:tab/>loigajoli</text:span> <text:span text:style-name="T4">subst fem</text:span> <text:span text:style-name="T1">coisa que protege do sol ou chuva</text:span> pode ser vestido ou guarda-chuva</text:p>
      <text:p text:style-name="P8"/>
      <text:p text:style-name="P8">[Seite 112]</text:p>
      <text:p text:style-name="P8">[Spalte 2]</text:p>
      <text:p text:style-name="P8"/>
      <text:p text:style-name="P8"><text:span text:style-name="T1">loiigi<text:tab/>loiigiwepodi loiika</text:span> <text:span text:style-name="T4">subst masc</text:span> <text:span text:style-name="T1">1 povo dele 2 turma dele</text:span> pessoas ou gente <text:span text:style-name="T4">(o 2° plural acima significa os povos)</text:span></text:p>
      <text:p text:style-name="P8"><text:tab/><text:span text:style-name="T1">noiigi</text:span> povo, turma</text:p>
      <text:p text:style-name="P8"><text:tab/><text:span text:style-name="T1">yoiigi</text:span> meu povo</text:p>
      <text:p text:style-name="P8"/>
      <text:p text:style-name="P8"><text:span text:style-name="T1">loiigiwa<text:tab/>loiigiwepodi</text:span> <text:span text:style-name="T4">subst</text:span> <text:span text:style-name="T1">1 parente dele 2 próximo dele</text:span> o plural é o povo dele</text:p>
      <text:p text:style-name="P8"><text:tab/><text:span text:style-name="T1">loiigi</text:span> povo, gente dele</text:p>
      <text:p text:style-name="P8"/>
      <text:p text:style-name="P8"><text:span text:style-name="T1">loja</text:span><text:span text:style-name="T2">g</text:span><text:span text:style-name="T1">a<text:tab/>lojakijadi</text:span> <text:span text:style-name="T4">subst masc</text:span> <text:span text:style-name="T1">batata</text:span></text:p>
      <text:p text:style-name="P8"><text:soft-page-break/></text:p>
      <text:p text:style-name="P8"><text:span text:style-name="T1">lojienigi<text:tab/>lojiena</text:span><text:span text:style-name="T2">g</text:span><text:span text:style-name="T1">a</text:span> <text:span text:style-name="T4">subst masc</text:span> <text:span text:style-name="T1">coisa assada no fogo</text:span> cinza do fogo ou comida como mandioca ou batata</text:p>
      <text:p text:style-name="P8"/>
      <text:p text:style-name="P8"><text:span text:style-name="T1">lojoca</text:span><text:span text:style-name="T2">g</text:span><text:span text:style-name="T1">ana</text:span><text:span text:style-name="T2">g</text:span><text:span text:style-name="T1">adi<text:tab/>lojoca</text:span><text:span text:style-name="T2">g</text:span><text:span text:style-name="T1">ana</text:span><text:span text:style-name="T2">g</text:span><text:span text:style-name="T1">atedi</text:span> <text:span text:style-name="T4">subst fem</text:span> <text:span text:style-name="T1">coisa para fazer algo</text:span> ferramenta, p.ex. até garfo</text:p>
      <text:p text:style-name="P8"/>
      <text:p text:style-name="P8"><text:span text:style-name="T1">lojota</text:span><text:span text:style-name="T2">g</text:span><text:span text:style-name="T1">adi<text:tab/>lojota</text:span><text:span text:style-name="T2">g</text:span><text:span text:style-name="T1">atedi</text:span> <text:span text:style-name="T4">subst masc</text:span> <text:span text:style-name="T1">morrinho</text:span> pode ser monte de coisas</text:p>
      <text:p text:style-name="P8"><text:tab/><text:span text:style-name="T1">lojotakatedi</text:span> <text:span text:style-name="T4">(plural alternativo)</text:span></text:p>
      <text:p text:style-name="P8"/>
      <text:p text:style-name="P8"><text:span text:style-name="T1">lokaa</text:span><text:span text:style-name="T2">g</text:span><text:span text:style-name="T1">edi<text:tab/>lokaa</text:span><text:span text:style-name="T2">g</text:span><text:span text:style-name="T1">etedi lokaa</text:span><text:span text:style-name="T2">g</text:span><text:span text:style-name="T1">etedipi</text:span> <text:span text:style-name="T4">(ger) subst masc</text:span> <text:span text:style-name="T1">1 companheiro dele 2 amigo dele</text:span></text:p>
      <text:p text:style-name="P8"><text:tab/><text:span text:style-name="T1">lokaa</text:span><text:span text:style-name="T2">g</text:span><text:span text:style-name="T1">ete</text:span> <text:span text:style-name="T4">(forma fem)</text:span></text:p>
      <text:p text:style-name="P8"><text:tab/><text:span text:style-name="T1">yokaa</text:span><text:span text:style-name="T2">g</text:span><text:span text:style-name="T1">edi</text:span> meu companheiro</text:p>
      <text:p text:style-name="P8"/>
      <text:p text:style-name="P8"><text:span text:style-name="T1">lokodi<text:tab/>lokotidi</text:span> <text:span text:style-name="T4">subst masc</text:span> <text:span text:style-name="T1">joelho dele</text:span></text:p>
      <text:p text:style-name="P8"><text:tab/><text:span text:style-name="T1">-okodi</text:span> joelho de</text:p>
      <text:p text:style-name="P8"><text:tab/><text:span text:style-name="T2">g</text:span><text:span text:style-name="T1">adokotidi</text:span> seus joelhos</text:p>
      <text:p text:style-name="P8"/>
      <text:p text:style-name="P8"><text:span text:style-name="T1">lokokena<text:tab/>lokokenali</text:span> <text:span text:style-name="T4">subst fem</text:span> <text:span text:style-name="T1">luz</text:span></text:p>
      <text:p text:style-name="P8"><text:tab/><text:span text:style-name="T1">nilokokena</text:span> luz dele</text:p>
      <text:p text:style-name="P8"><text:tab/><text:span text:style-name="T2">g</text:span><text:span text:style-name="T1">anilokokena</text:span> luz (sua)</text:p>
      <text:p text:style-name="P8"><text:tab/><text:span text:style-name="T1">lokokenatema</text:span> luz para ele</text:p>
      <text:p text:style-name="P8"/>
      <text:p text:style-name="P8">[Seite 113]</text:p>
      <text:p text:style-name="P8">[Spalte 1]</text:p>
      <text:p text:style-name="P8"/>
      <text:p text:style-name="P8"><text:span text:style-name="T1">lokoma</text:span><text:span text:style-name="T2">g</text:span><text:span text:style-name="T1">a</text:span><text:tab/><text:span text:style-name="T4">subst masc</text:span> <text:span text:style-name="T1">vômito dele</text:span> pessoa ou animal</text:p>
      <text:p text:style-name="P8"><text:tab/><text:span text:style-name="T1">-oko(tibece)</text:span> vomitar</text:p>
      <text:p text:style-name="P8"><text:tab/><text:span text:style-name="T1">-gokoma</text:span><text:span text:style-name="T2">g</text:span><text:span text:style-name="T1">a</text:span> estômago de</text:p>
      <text:p text:style-name="P8"/>
      <text:p text:style-name="P8"><text:span text:style-name="T1">lokotajegi<text:tab/>lokotajedi</text:span> <text:span text:style-name="T4">subst masc</text:span> <text:span text:style-name="T1">presente</text:span> qualquer coisa para dar para outro, p.ex. comida oferecida nas festas</text:p>
      <text:p text:style-name="P8"/>
      <text:p text:style-name="P8"><text:span text:style-name="T1">lolaada</text:span><text:span text:style-name="T2">g</text:span><text:span text:style-name="T1">awa</text:span><text:tab/><text:span text:style-name="T4">adj</text:span> <text:span text:style-name="T1">mesma cor, da cor de ...</text:span></text:p>
      <text:p text:style-name="P8"><text:tab/><text:span text:style-name="T1">lolaade</text:span><text:span text:style-name="T2">g</text:span><text:span text:style-name="T1">egi</text:span> cor</text:p>
      <text:p text:style-name="P8"/>
      <text:p text:style-name="P8"><text:span text:style-name="T1">lolaade</text:span><text:span text:style-name="T2">g</text:span><text:span text:style-name="T1">egi<text:tab/>lolaade</text:span><text:span text:style-name="T2">g</text:span><text:span text:style-name="T1">eco</text:span> <text:span text:style-name="T4">subst masc</text:span> <text:span text:style-name="T1">cor</text:span></text:p>
      <text:p text:style-name="P8"/>
      <text:p text:style-name="P8"><text:span text:style-name="T1">lolaadi<text:tab/>loolatedi</text:span> <text:span text:style-name="T4">subst masc</text:span> <text:span text:style-name="T1">1 pele dele 2 corpo dele 3 nuvem</text:span></text:p>
      <text:p text:style-name="P8"><text:tab/><text:span text:style-name="T1">yolaadi</text:span> meu corpo</text:p>
      <text:p text:style-name="P8"><text:tab/><text:span text:style-name="T2">g</text:span><text:span text:style-name="T1">odoolatedi</text:span> nossos corpos</text:p>
      <text:p text:style-name="P8"><text:tab/><text:span text:style-name="T1">nolaadi</text:span> corpo</text:p>
      <text:p text:style-name="P8"/>
      <text:p text:style-name="P8"><text:span text:style-name="T1">lolaadogo<text:tab/>lolaadogoli</text:span> <text:span text:style-name="T4">subst fem</text:span> <text:span text:style-name="T1">1 casca dele 2 pele dele</text:span> não humano</text:p>
      <text:p text:style-name="P8"/>
      <text:p text:style-name="P8"><text:span text:style-name="T1">lolaakana</text:span><text:span text:style-name="T2">g</text:span><text:span text:style-name="T1">adi<text:tab/>lolaakana</text:span><text:span text:style-name="T2">g</text:span><text:span text:style-name="T1">atedi</text:span> <text:span text:style-name="T4">subst masc</text:span> <text:span text:style-name="T1">remo dele</text:span> para barco</text:p>
      <text:p text:style-name="P8"/>
      <text:p text:style-name="P8"><text:span text:style-name="T1">lolagi<text:tab/>lolacidi</text:span> <text:span text:style-name="T4">subst fem</text:span> <text:span text:style-name="T1">semente</text:span> certo tipo, pode ser caroço</text:p>
      <text:p text:style-name="P8"><text:tab/><text:span text:style-name="T1">nolagi</text:span> semente dele</text:p>
      <text:p text:style-name="P8"/>
      <text:p text:style-name="P8"><text:span text:style-name="T1">loleda</text:span><text:span text:style-name="T2">g</text:span><text:span text:style-name="T1">axi<text:tab/>loleda</text:span><text:span text:style-name="T2">g</text:span><text:span text:style-name="T1">axiidi</text:span> <text:span text:style-name="T4">subst fem</text:span> <text:span text:style-name="T1">lamparina dele</text:span></text:p>
      <text:p text:style-name="P8"><text:tab/><text:span text:style-name="T1">noleda</text:span><text:span text:style-name="T2">g</text:span><text:span text:style-name="T1">axi</text:span> lamparina</text:p>
      <text:p text:style-name="P8"/>
      <text:p text:style-name="P8"><text:span text:style-name="T1">lolica</text:span><text:span text:style-name="T2">g</text:span><text:span text:style-name="T1">adi<text:tab/>lolica</text:span><text:span text:style-name="T2">g</text:span><text:span text:style-name="T1">atedi</text:span> <text:span text:style-name="T4">subst masc</text:span> <text:span text:style-name="T1">coisa roubada</text:span></text:p>
      <text:p text:style-name="P8"><text:tab/><text:span text:style-name="T1">-olice</text:span> roubar</text:p>
      <text:p text:style-name="P8"><text:soft-page-break/></text:p>
      <text:p text:style-name="P8"><text:span text:style-name="T1">lolidi<text:tab/>lolitali</text:span> <text:span text:style-name="T4">subst masc</text:span> <text:span text:style-name="T1">fígado dele</text:span></text:p>
      <text:p text:style-name="P8"/>
      <text:p text:style-name="P8">[Seite 113]</text:p>
      <text:p text:style-name="P8">[Spalte 2]</text:p>
      <text:p text:style-name="P8"/>
      <text:p text:style-name="P8"><text:span text:style-name="T1">loligojegi<text:tab/>loligojetedi</text:span> <text:span text:style-name="T4">subst masc</text:span> <text:span text:style-name="T1">coisa que protege</text:span> p.ex. escudo</text:p>
      <text:p text:style-name="P8"/>
      <text:p text:style-name="P8"><text:span text:style-name="T1">lolomi</text:span><text:span text:style-name="T2">g</text:span><text:span text:style-name="T1">igo<text:tab/>lolomi</text:span><text:span text:style-name="T2">g</text:span><text:span text:style-name="T1">igoli</text:span> <text:span text:style-name="T4">subst fem</text:span> <text:span text:style-name="T1">pau-terra</text:span> árvore</text:p>
      <text:p text:style-name="P8"/>
      <text:p text:style-name="P8"><text:span text:style-name="T1">lomakajo<text:tab/>lomakajoli</text:span> <text:span text:style-name="T4">subst fem</text:span> <text:span text:style-name="T1">coxa dele/dela</text:span></text:p>
      <text:p text:style-name="P8"><text:tab/><text:span text:style-name="T1">-omakajo</text:span> coxa de ...</text:p>
      <text:p text:style-name="P8"/>
      <text:p text:style-name="P8"><text:span text:style-name="T1">lomiiga</text:span><text:span text:style-name="T2">g</text:span><text:span text:style-name="T1">awa<text:tab/>lomiiga</text:span><text:span text:style-name="T2">g</text:span><text:span text:style-name="T1">awepodi</text:span> <text:span text:style-name="T4">subst</text:span> <text:span text:style-name="T1">companheiros da pesca</text:span></text:p>
      <text:p text:style-name="P8"><text:tab/><text:span text:style-name="T1">-omiige</text:span> pescar</text:p>
      <text:p text:style-name="P8"><text:tab/><text:span text:style-name="T1">lomiigo</text:span> anzol</text:p>
      <text:p text:style-name="P8"/>
      <text:p text:style-name="P8"><text:span text:style-name="T1">lomiigo<text:tab/>lomiigoli</text:span> <text:span text:style-name="T4">subst fem</text:span> <text:span text:style-name="T1">anzol</text:span> para pescar</text:p>
      <text:p text:style-name="P8"><text:tab/><text:span text:style-name="T1">-omiige</text:span> pescar</text:p>
      <text:p text:style-name="P8"/>
      <text:p text:style-name="P8"><text:span text:style-name="T1">lomolokena<text:tab/>lomolokenali</text:span> <text:span text:style-name="T4">subst fem</text:span> <text:span text:style-name="T1">ligamento</text:span> ligamentos do corpo, junta maior</text:p>
      <text:p text:style-name="P8"><text:tab/><text:span text:style-name="T2">g</text:span><text:span text:style-name="T1">odomolokenali</text:span> nossos ligamentos</text:p>
      <text:p text:style-name="P8"/>
      <text:p text:style-name="P8"><text:span text:style-name="T1">loniciwa</text:span><text:span text:style-name="T2">g</text:span><text:span text:style-name="T1">a</text:span><text:tab/><text:span text:style-name="T4">subst masc</text:span> <text:span text:style-name="T1">1 poder dele 2 força dele</text:span></text:p>
      <text:p text:style-name="P8"><text:tab/><text:span text:style-name="T1">yoniciwa</text:span><text:span text:style-name="T2">g</text:span><text:span text:style-name="T1">a</text:span> minha força</text:p>
      <text:p text:style-name="P8"><text:tab/><text:span text:style-name="T1">-oniciwadi</text:span> estar firme ou forte, fazer forte, animar</text:p>
      <text:p text:style-name="P8"/>
      <text:p text:style-name="P8"><text:span text:style-name="T1">loniciwe</text:span><text:span text:style-name="T2">g</text:span><text:span text:style-name="T1">egi<text:tab/>loniciwe</text:span><text:span text:style-name="T2">g</text:span><text:span text:style-name="T1">eco</text:span> <text:span text:style-name="T4">subst masc</text:span> <text:span text:style-name="T1">jeito ou modo de força dele</text:span></text:p>
      <text:p text:style-name="P8"><text:tab/><text:span text:style-name="T1">-oniciwadi</text:span> fazer forte</text:p>
      <text:p text:style-name="P8"/>
      <text:p text:style-name="P8"><text:span text:style-name="T1">loniciwe</text:span><text:span text:style-name="T2">g</text:span><text:span text:style-name="T1">enigi<text:tab/>loniciwe</text:span><text:span text:style-name="T2">g</text:span><text:span text:style-name="T1">ena</text:span><text:span text:style-name="T2">g</text:span><text:span text:style-name="T1">a</text:span> <text:span text:style-name="T4">adj masc</text:span> <text:span text:style-name="T1">forte, poderoso</text:span></text:p>
      <text:p text:style-name="P8"><text:tab/><text:span text:style-name="T1">loniciwe</text:span><text:span text:style-name="T2">g</text:span><text:span text:style-name="T1">ena</text:span> <text:span text:style-name="T4">(forma fem)</text:span></text:p>
      <text:p text:style-name="P8"/>
      <text:p text:style-name="P8"><text:span text:style-name="T1">loojedi<text:tab/>lojetedi</text:span> <text:span text:style-name="T4">subst masc</text:span> <text:span text:style-name="T1">preço (dele)</text:span></text:p>
      <text:p text:style-name="P8"><text:tab/><text:span text:style-name="T1">noojedi</text:span> preço</text:p>
      <text:p text:style-name="P8"><text:tab/><text:span text:style-name="T1">-noojete</text:span> comprar</text:p>
      <text:p text:style-name="P8"/>
      <text:p text:style-name="P8">[Seite 114]</text:p>
      <text:p text:style-name="P8">[Spalte 1]</text:p>
      <text:p text:style-name="P8"/>
      <text:p text:style-name="P8"><text:span text:style-name="T1">looligi<text:tab/>loola</text:span><text:span text:style-name="T2">g</text:span><text:span text:style-name="T1">a</text:span> <text:span text:style-name="T4">subst masc</text:span> <text:span text:style-name="T1">comida cozida</text:span></text:p>
      <text:p text:style-name="P8"><text:tab/><text:span text:style-name="T1">-oola</text:span> cozinhar algo</text:p>
      <text:p text:style-name="P8"/>
      <text:p text:style-name="P7">loomatewa<text:tab/>loomatewadi</text:p>
      <text:p text:style-name="P8"><text:tab/><text:span text:style-name="T1">loomatewepodi</text:span> <text:span text:style-name="T4">(ger) subst masc</text:span> <text:span text:style-name="T1">ação dele em deitar com ele/ela</text:span></text:p>
      <text:p text:style-name="P8"><text:tab/><text:span text:style-name="T1">noomatewa</text:span> ato sexual</text:p>
      <text:p text:style-name="P8"><text:tab/><text:span text:style-name="T1">yoomatewa</text:span> meu ato sexual</text:p>
      <text:p text:style-name="P8"/>
      <text:p text:style-name="P8"><text:span text:style-name="T1">lopegedi<text:tab/>lopecetiidi</text:span> <text:span text:style-name="T4">subst masc</text:span> <text:span text:style-name="T1">tenda dele</text:span></text:p>
      <text:p text:style-name="P8"><text:tab/><text:span text:style-name="T1">nopegedi</text:span> tenda</text:p>
      <text:p text:style-name="P8"/>
      <text:p text:style-name="P8"><text:span text:style-name="T1">lopila</text:span><text:span text:style-name="T2">g</text:span><text:span text:style-name="T1">atagi<text:tab/>lopila</text:span><text:span text:style-name="T2">g</text:span><text:span text:style-name="T1">ataka</text:span> <text:span text:style-name="T4">subst masc</text:span> <text:span text:style-name="T1">coisa dele devolvida</text:span> até palavras, p.ex. resposta para se defender ou dando <text:soft-page-break/>desculpas</text:p>
      <text:p text:style-name="P8"><text:tab/><text:span text:style-name="T1">yopila</text:span><text:span text:style-name="T2">g</text:span><text:span text:style-name="T1">atagi</text:span> minha coisa devolvida</text:p>
      <text:p text:style-name="P8"><text:tab/><text:span text:style-name="T1">-opila</text:span><text:span text:style-name="T2">g</text:span><text:span text:style-name="T1">adi</text:span> devolver</text:p>
      <text:p text:style-name="P8"/>
      <text:p text:style-name="P8"><text:span text:style-name="T1">lopile</text:span><text:span text:style-name="T2">g</text:span><text:span text:style-name="T1">egi</text:span><text:tab/><text:span text:style-name="T4">subst masc</text:span> <text:span text:style-name="T1">volta dele</text:span></text:p>
      <text:p text:style-name="P8"><text:tab/><text:span text:style-name="T1">-opi</text:span> ir embora</text:p>
      <text:p text:style-name="P8"/>
      <text:p text:style-name="P8"><text:span text:style-name="T1">lopitena<text:tab/>lopitenali</text:span> <text:span text:style-name="T4">subst fem</text:span> <text:span text:style-name="T1">flecha dele</text:span></text:p>
      <text:p text:style-name="P8"><text:tab/><text:span text:style-name="T1">lopitenigi</text:span> arco dele</text:p>
      <text:p text:style-name="P8"><text:tab/><text:span text:style-name="T1">yopitena</text:span> minha flecha</text:p>
      <text:p text:style-name="P8"/>
      <text:p text:style-name="P8"><text:span text:style-name="T1">lopitenigi<text:tab/>lopitena</text:span><text:span text:style-name="T2">g</text:span><text:span text:style-name="T1">a</text:span> <text:span text:style-name="T4">subst masc</text:span> <text:span text:style-name="T1">arco dele</text:span></text:p>
      <text:p text:style-name="P8"><text:tab/><text:span text:style-name="T1">nopitenigi</text:span> arco</text:p>
      <text:p text:style-name="P8"><text:tab/><text:span text:style-name="T1">lopitena</text:span> flecha dele</text:p>
      <text:p text:style-name="P8"/>
      <text:p text:style-name="P8"><text:span text:style-name="T1">lopokedi<text:tab/>lopiketedi</text:span> <text:span text:style-name="T4">subst masc</text:span> <text:span text:style-name="T1">necessidade</text:span></text:p>
      <text:p text:style-name="P8"/>
      <text:p text:style-name="P8"><text:span text:style-name="T1">lota</text:span><text:span text:style-name="T2">g</text:span><text:span text:style-name="T1">a</text:span><text:tab/><text:span text:style-name="T4">subst</text:span> <text:span text:style-name="T1">palavra dele</text:span> o que ele falou</text:p>
      <text:p text:style-name="P8"><text:tab/><text:span text:style-name="T1">nota</text:span><text:span text:style-name="T2">g</text:span><text:span text:style-name="T1">a</text:span> palavra</text:p>
      <text:p text:style-name="P8"><text:tab/><text:span text:style-name="T1">-ota</text:span><text:span text:style-name="T2">g</text:span><text:span text:style-name="T1">a</text:span> falar</text:p>
      <text:p text:style-name="P8"/>
      <text:p text:style-name="P8">[Seite 114]</text:p>
      <text:p text:style-name="P8">[Spalte 2]</text:p>
      <text:p text:style-name="P8"/>
      <text:p text:style-name="P8"><text:span text:style-name="T1">lota</text:span><text:span text:style-name="T2">g</text:span><text:span text:style-name="T1">ana</text:span><text:span text:style-name="T2">g</text:span><text:span text:style-name="T1">awa</text:span><text:tab/><text:span text:style-name="T4">subst</text:span> <text:span text:style-name="T1">fala ou sotaque dele</text:span></text:p>
      <text:p text:style-name="P8"><text:tab/><text:span text:style-name="T1">-ota</text:span><text:span text:style-name="T2">g</text:span><text:span text:style-name="T1">a</text:span> falar</text:p>
      <text:p text:style-name="P8"><text:tab/><text:span text:style-name="T1">lota</text:span><text:span text:style-name="T2">g</text:span><text:span text:style-name="T1">a</text:span> palavra dele</text:p>
      <text:p text:style-name="P8"><text:tab/><text:span text:style-name="T2">g</text:span><text:span text:style-name="T1">adota</text:span><text:span text:style-name="T2">g</text:span><text:span text:style-name="T1">ana</text:span><text:span text:style-name="T2">g</text:span><text:span text:style-name="T1">awa</text:span> seu sotaque</text:p>
      <text:p text:style-name="P8"/>
      <text:p text:style-name="P8"><text:span text:style-name="T1">lota</text:span><text:span text:style-name="T2">g</text:span><text:span text:style-name="T1">ana</text:span><text:span text:style-name="T2">g</text:span><text:span text:style-name="T1">axi<text:tab/>lota</text:span><text:span text:style-name="T2">g</text:span><text:span text:style-name="T1">ana</text:span><text:span text:style-name="T2">g</text:span><text:span text:style-name="T1">axiidi</text:span> <text:span text:style-name="T4">subst fem</text:span> <text:span text:style-name="T1">1 livro dele 2 carta dele</text:span></text:p>
      <text:p text:style-name="P8"><text:tab/><text:span text:style-name="T1">nota</text:span><text:span text:style-name="T2">g</text:span><text:span text:style-name="T1">ana</text:span><text:span text:style-name="T2">g</text:span><text:span text:style-name="T1">axi</text:span> livro</text:p>
      <text:p text:style-name="P8"><text:tab/><text:span text:style-name="T1">-ota</text:span><text:span text:style-name="T2">g</text:span><text:span text:style-name="T1">a</text:span> falar</text:p>
      <text:p text:style-name="P8"><text:tab/><text:span text:style-name="T1">yota</text:span><text:span text:style-name="T2">g</text:span><text:span text:style-name="T1">ama</text:span><text:span text:style-name="T2">g</text:span><text:span text:style-name="T1">axi</text:span> meu livro, minha carta</text:p>
      <text:p text:style-name="P8"/>
      <text:p text:style-name="P8"><text:span text:style-name="T1">lota</text:span><text:span text:style-name="T2">g</text:span><text:span text:style-name="T1">ane</text:span><text:span text:style-name="T2">g</text:span><text:span text:style-name="T1">egi<text:tab/>lot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1 voz dele 2 fala dele</text:span> como é a voz dele, sotaque</text:p>
      <text:p text:style-name="P8"><text:tab/><text:span text:style-name="T2">g</text:span><text:span text:style-name="T1">adota</text:span><text:span text:style-name="T2">g</text:span><text:span text:style-name="T1">ane</text:span><text:span text:style-name="T2">g</text:span><text:span text:style-name="T1">egi</text:span> sua fala, voz</text:p>
      <text:p text:style-name="P8"><text:tab/><text:span text:style-name="T1">-ota</text:span><text:span text:style-name="T2">g</text:span><text:span text:style-name="T1">a</text:span> falar</text:p>
      <text:p text:style-name="P8"/>
      <text:p text:style-name="P8"><text:span text:style-name="T1">lotani<text:tab/>lotanili</text:span> <text:span text:style-name="T4">subst fem</text:span> <text:span text:style-name="T1">cabaça</text:span> copo dele para mate, etc.</text:p>
      <text:p text:style-name="P8"/>
      <text:p text:style-name="P8"><text:span text:style-name="T1">lotanigiwa</text:span><text:span text:style-name="T2">g</text:span><text:span text:style-name="T1">a<text:tab/>lotanigiwadi</text:span> <text:span text:style-name="T4">subst fem</text:span> <text:span text:style-name="T1">timbó</text:span> fruta</text:p>
      <text:p text:style-name="P8"/>
      <text:p text:style-name="P8"><text:span text:style-name="T1">lotetena</text:span><text:span text:style-name="T2">g</text:span><text:span text:style-name="T1">ana</text:span><text:span text:style-name="T2">g</text:span><text:span text:style-name="T1">axi<text:tab/>lotetena</text:span><text:span text:style-name="T2">g</text:span><text:span text:style-name="T1">ana</text:span><text:span text:style-name="T2">g</text:span><text:span text:style-name="T1">axiidi</text:span> <text:span text:style-name="T4">subst fem</text:span> <text:span text:style-name="T1">depósito</text:span> onde guardar coisas</text:p>
      <text:p text:style-name="P8"><text:tab/><text:span text:style-name="T1">-otete</text:span> guardar</text:p>
      <text:p text:style-name="P8"/>
      <text:p text:style-name="P8"><text:span text:style-name="T1">lotiidi</text:span><text:tab/><text:span text:style-name="T4">subst</text:span> <text:span text:style-name="T1">leite</text:span></text:p>
      <text:p text:style-name="P8"><text:tab/><text:span text:style-name="T1">waca-lotiidi leite de vaca</text:span></text:p>
      <text:p text:style-name="P8"/>
      <text:p text:style-name="P8"><text:span text:style-name="T1">lotocolo</text:span><text:tab/><text:span text:style-name="T4">subst fem</text:span> <text:span text:style-name="T1">testa dele</text:span></text:p>
      <text:p text:style-name="P8"><text:tab/><text:span text:style-name="T1">etocolo</text:span> testa</text:p>
      <text:p text:style-name="P8"/>
      <text:p text:style-name="P8"><text:span text:style-name="T1">lotoina</text:span><text:span text:style-name="T2">g</text:span><text:span text:style-name="T1">adi<text:tab/>lotoina</text:span><text:span text:style-name="T2">g</text:span><text:span text:style-name="T1">atedi</text:span> <text:span text:style-name="T4">subst masc</text:span> <text:span text:style-name="T1">pescoço dele</text:span></text:p>
      <text:p text:style-name="P8"><text:soft-page-break/><text:tab/><text:span text:style-name="T1">-otoina</text:span><text:span text:style-name="T2">g</text:span><text:span text:style-name="T1">adi</text:span> pescoço de</text:p>
      <text:p text:style-name="P8"><text:tab/><text:span text:style-name="T1">notoina</text:span><text:span text:style-name="T2">g</text:span><text:span text:style-name="T1">adi</text:span> pescoço</text:p>
      <text:p text:style-name="P8"/>
      <text:p text:style-name="P8">[Seite 115]</text:p>
      <text:p text:style-name="P8">[Spalte 1]</text:p>
      <text:p text:style-name="P8"/>
      <text:p text:style-name="P8"><text:span text:style-name="T1">lotoina</text:span><text:span text:style-name="T2">g</text:span><text:span text:style-name="T1">atijegi<text:tab/>lotoina</text:span><text:span text:style-name="T2">g</text:span><text:span text:style-name="T1">atijedi</text:span> <text:span text:style-name="T4">subst masc</text:span> <text:span text:style-name="T1">jugo</text:span></text:p>
      <text:p text:style-name="P8"><text:tab/><text:span text:style-name="T1">lotoina</text:span><text:span text:style-name="T2">g</text:span><text:span text:style-name="T1">adi</text:span> pescoço dele</text:p>
      <text:p text:style-name="P8"/>
      <text:p text:style-name="P8"><text:span text:style-name="T1">lotoka</text:span><text:span text:style-name="T2">g</text:span><text:span text:style-name="T1">adi<text:tab/>lotoka</text:span><text:span text:style-name="T2">g</text:span><text:span text:style-name="T1">atedi</text:span> <text:span text:style-name="T4">subst masc</text:span> <text:span text:style-name="T1">hóspede</text:span> lugar para ficar, p.ex. hotel</text:p>
      <text:p text:style-name="P8"><text:tab/><text:span text:style-name="T1">liota</text:span><text:span text:style-name="T2">g</text:span><text:span text:style-name="T1">axi</text:span> pensão, hotel</text:p>
      <text:p text:style-name="P8"><text:tab/><text:span text:style-name="T1">yotoka</text:span><text:span text:style-name="T2">g</text:span><text:span text:style-name="T1">adi</text:span> meu lugar para descansar</text:p>
      <text:p text:style-name="P8"><text:tab/><text:span text:style-name="T1">-otoko</text:span> ficar em silêncio</text:p>
      <text:p text:style-name="P8"/>
      <text:p text:style-name="P8"><text:span text:style-name="T1">lowaca</text:span><text:span text:style-name="T2">g</text:span><text:span text:style-name="T1">a</text:span><text:tab/><text:span text:style-name="T4">subst</text:span> <text:span text:style-name="T1">freio</text:span> de cavalo</text:p>
      <text:p text:style-name="P8"/>
      <text:p text:style-name="P8"><text:span text:style-name="T1">lowe<text:tab/>loweli</text:span> <text:span text:style-name="T4">subst fem</text:span> <text:span text:style-name="T1">dente dele</text:span></text:p>
      <text:p text:style-name="P8"><text:tab/><text:span text:style-name="T1">-owe</text:span> dente de</text:p>
      <text:p text:style-name="P8"><text:tab/><text:span text:style-name="T2">g</text:span><text:span text:style-name="T1">adoweli</text:span> seus dentes</text:p>
      <text:p text:style-name="P8"/>
      <text:p text:style-name="P8"><text:span text:style-name="T1">lowidi</text:span><text:tab/><text:span text:style-name="T4">loc</text:span> <text:span text:style-name="T1">atrás dele</text:span></text:p>
      <text:p text:style-name="P8"><text:tab/><text:span text:style-name="T2">g</text:span><text:span text:style-name="T1">odowidi</text:span> atrás de nós</text:p>
      <text:p text:style-name="P8"><text:tab/><text:span text:style-name="T1">nowidila</text:span> atrás dele</text:p>
      <text:p text:style-name="P8"><text:tab/><text:span text:style-name="T1">owidijegi</text:span> último</text:p>
      <text:p text:style-name="P8"><text:tab/><text:span text:style-name="T1">yowidi</text:span> atrás de mim</text:p>
      <text:p text:style-name="P8"/>
      <text:p text:style-name="P8"><text:span text:style-name="T1">lowiena</text:span><text:span text:style-name="T2">g</text:span><text:span text:style-name="T1">ane</text:span><text:span text:style-name="T2">g</text:span><text:span text:style-name="T1">egi</text:span></text:p>
      <text:p text:style-name="P8"><text:tab/><text:span text:style-name="T1">lowiena</text:span><text:span text:style-name="T2">g</text:span><text:span text:style-name="T1">ane</text:span><text:span text:style-name="T2">g</text:span><text:span text:style-name="T1">ena</text:span><text:span text:style-name="T2">g</text:span><text:span text:style-name="T1">a</text:span> <text:span text:style-name="T4">subst masc</text:span> <text:span text:style-name="T1">guarda</text:span></text:p>
      <text:p text:style-name="P8"><text:tab/><text:span text:style-name="T1">lowiena</text:span><text:span text:style-name="T2">g</text:span><text:span text:style-name="T1">ane</text:span><text:span text:style-name="T2">g</text:span><text:span text:style-name="T1">ena</text:span> <text:span text:style-name="T4">(forma fem)</text:span></text:p>
      <text:p text:style-name="P8"><text:tab/><text:span text:style-name="T1">-owie</text:span> cuidar de alguém ou algo</text:p>
      <text:p text:style-name="P8"/>
      <text:p text:style-name="P8"><text:span text:style-name="T1">lowienigi<text:tab/>lowienigipi</text:span> <text:span text:style-name="T4">subst masc</text:span> <text:span text:style-name="T1">pessoa que cuida</text:span></text:p>
      <text:p text:style-name="P8"><text:tab/><text:span text:style-name="T1">lowiena</text:span> <text:span text:style-name="T4">(forma fem)</text:span></text:p>
      <text:p text:style-name="P8"><text:tab/><text:span text:style-name="T1">-owie</text:span> cuidar de alguém ou algo</text:p>
      <text:p text:style-name="P8"/>
      <text:p text:style-name="P8"><text:span text:style-name="T1">lowooda</text:span><text:span text:style-name="T2">g</text:span><text:span text:style-name="T1">agi<text:tab/>lowoodi</text:span> <text:span text:style-name="T4">subst masc</text:span> <text:span text:style-name="T1">1 roupa dele 2 tralha dele</text:span></text:p>
      <text:p text:style-name="P8"><text:tab/><text:span text:style-name="T2">g</text:span><text:span text:style-name="T1">odowooda</text:span><text:span text:style-name="T2">g</text:span><text:span text:style-name="T1">agi</text:span> nossa roupa</text:p>
      <text:p text:style-name="P8"><text:tab/><text:span text:style-name="T1">nowooda</text:span><text:span text:style-name="T2">g</text:span><text:span text:style-name="T1">agi</text:span> roupa</text:p>
      <text:p text:style-name="P8"><text:tab/><text:span text:style-name="T1">lowoodi</text:span> roupas dele, tralha</text:p>
      <text:p text:style-name="P8"/>
      <text:p text:style-name="P8"><text:span text:style-name="T1">lowooda</text:span><text:span text:style-name="T2">g</text:span><text:span text:style-name="T1">axi<text:tab/>lowooda</text:span><text:span text:style-name="T2">g</text:span><text:span text:style-name="T1">axiidi</text:span> <text:span text:style-name="T4">subst fem</text:span> <text:span text:style-name="T1">1 caixa dele 2 sacola dele</text:span></text:p>
      <text:p text:style-name="P8"><text:tab/><text:span text:style-name="T1">nowooda</text:span><text:span text:style-name="T2">g</text:span><text:span text:style-name="T1">axi</text:span> caixa</text:p>
      <text:p text:style-name="P8"/>
      <text:p text:style-name="P8">[Seite 115]</text:p>
      <text:p text:style-name="P8">[Spalte 2]</text:p>
      <text:p text:style-name="P8"/>
      <text:p text:style-name="P8"><text:span text:style-name="T1">lowoogo<text:tab/>lowooko</text:span> <text:span text:style-name="T4">subst masc</text:span> <text:span text:style-name="T1">1 pensamento dele 2 plano dele</text:span></text:p>
      <text:p text:style-name="P8"><text:tab/><text:span text:style-name="T2">g</text:span><text:span text:style-name="T1">adowooko</text:span> seu pensamento</text:p>
      <text:p text:style-name="P8"><text:tab/><text:span text:style-name="T1">-owooko</text:span> pensar</text:p>
      <text:p text:style-name="P8"><text:tab/><text:span text:style-name="T1">-owoogo</text:span> plano ou pensamento de</text:p>
      <text:p text:style-name="P8"><text:tab/><text:span text:style-name="T1">yowoogo</text:span> meu pensamento</text:p>
      <text:p text:style-name="P8"/>
      <text:p text:style-name="P8"><text:soft-page-break/><text:span text:style-name="T1">lowoo</text:span><text:span text:style-name="T2">g</text:span><text:span text:style-name="T1">otagi<text:tab/>lowoo</text:span><text:span text:style-name="T2">g</text:span><text:span text:style-name="T1">otagipi</text:span></text:p>
      <text:p text:style-name="P8"><text:tab/><text:span text:style-name="T1">lowoo</text:span><text:span text:style-name="T2">g</text:span><text:span text:style-name="T1">otaka</text:span> <text:span text:style-name="T4">subst masc</text:span> <text:span text:style-name="T1">conhecido dele</text:span></text:p>
      <text:p text:style-name="P8"><text:tab/><text:span text:style-name="T1">lowoo</text:span><text:span text:style-name="T2">g</text:span><text:span text:style-name="T1">ota</text:span> <text:span text:style-name="T4">(forma fem)</text:span></text:p>
      <text:p text:style-name="P8"><text:tab/><text:span text:style-name="T2">g</text:span><text:span text:style-name="T1">odowoo</text:span><text:span text:style-name="T2">g</text:span><text:span text:style-name="T1">otagi</text:span> nosso conhecido</text:p>
      <text:p text:style-name="P8"><text:tab/><text:span text:style-name="T1">-owoo</text:span><text:span text:style-name="T2">g</text:span><text:span text:style-name="T1">odi</text:span> saber, conhecer</text:p>
      <text:p text:style-name="P8"/>
      <text:p text:style-name="P8"><text:span text:style-name="T1">lowoo</text:span><text:span text:style-name="T2">g</text:span><text:span text:style-name="T1">otakane</text:span><text:span text:style-name="T2">g</text:span><text:span text:style-name="T1">egi</text:span></text:p>
      <text:p text:style-name="P8"><text:tab/><text:span text:style-name="T1">lowoo</text:span><text:span text:style-name="T2">g</text:span><text:span text:style-name="T1">otakane</text:span><text:span text:style-name="T2">g</text:span><text:span text:style-name="T1">eco</text:span> <text:span text:style-name="T4">subst masc</text:span> <text:span text:style-name="T1">1 entendimento dele 2 sabedoria dele</text:span></text:p>
      <text:p text:style-name="P8"><text:tab/><text:span text:style-name="T1">-owoo</text:span><text:span text:style-name="T2">g</text:span><text:span text:style-name="T1">odi</text:span> saber, conhecer, entender</text:p>
      <text:p text:style-name="P8"/>
      <text:p text:style-name="P8"><text:span text:style-name="T1">lowookone</text:span><text:span text:style-name="T2">g</text:span><text:span text:style-name="T1">egi<text:tab/>lowookone</text:span><text:span text:style-name="T2">g</text:span><text:span text:style-name="T1">eco</text:span> <text:span text:style-name="T4">subst masc</text:span> <text:span text:style-name="T1">maneira de pensar dele</text:span> o jeito dele de pensar</text:p>
      <text:p text:style-name="P8"/>
      <text:p text:style-name="P8"><text:span text:style-name="T1">loxade</text:span><text:span text:style-name="T2">g</text:span><text:span text:style-name="T1">enigi<text:tab/>loxade</text:span><text:span text:style-name="T2">g</text:span><text:span text:style-name="T1">ena</text:span><text:span text:style-name="T2">g</text:span><text:span text:style-name="T1">a</text:span> <text:span text:style-name="T4">subst masc</text:span> <text:span text:style-name="T1">o que pula ligeiro</text:span></text:p>
      <text:p text:style-name="P8"><text:tab/><text:span text:style-name="T1">loxade</text:span><text:span text:style-name="T2">g</text:span><text:span text:style-name="T1">ena</text:span> <text:span text:style-name="T4">(forma fem)</text:span> pessoa ou animal</text:p>
      <text:p text:style-name="P8"/>
      <text:p text:style-name="P8"><text:span text:style-name="T1">loxice</text:span><text:span text:style-name="T2">g</text:span><text:span text:style-name="T1">edi<text:tab/>loxice</text:span><text:span text:style-name="T2">g</text:span><text:span text:style-name="T1">etedi</text:span> <text:span text:style-name="T4">subst masc</text:span> <text:span text:style-name="T1">milagre dele</text:span></text:p>
      <text:p text:style-name="P8"><text:tab/><text:span text:style-name="T1">noxice</text:span><text:span text:style-name="T2">g</text:span><text:span text:style-name="T1">edi</text:span> milagre</text:p>
      <text:p text:style-name="P8"><text:tab/><text:span text:style-name="T2">g</text:span><text:span text:style-name="T1">adoxice</text:span><text:span text:style-name="T2">g</text:span><text:span text:style-name="T1">etedi</text:span> seus milagres</text:p>
      <text:p text:style-name="P8"/>
      <text:p text:style-name="P8"><text:span text:style-name="T1">loxii</text:span><text:span text:style-name="T2">g</text:span><text:span text:style-name="T1">adi<text:tab/>loxii</text:span><text:span text:style-name="T2">g</text:span><text:span text:style-name="T1">atedi</text:span> <text:span text:style-name="T4">subst masc</text:span> <text:span text:style-name="T1">sogro dele</text:span></text:p>
      <text:p text:style-name="P8"><text:tab/><text:span text:style-name="T1">loxii</text:span><text:span text:style-name="T2">g</text:span><text:span text:style-name="T1">ate</text:span> <text:span text:style-name="T4">(forma fem)</text:span></text:p>
      <text:p text:style-name="P8"><text:tab/><text:span text:style-name="T1">-oxii</text:span><text:span text:style-name="T2">g</text:span><text:span text:style-name="T1">adi</text:span> sogro de</text:p>
      <text:p text:style-name="P8"/>
      <text:p text:style-name="P8"><text:span text:style-name="T1">loxikona</text:span><text:span text:style-name="T2">g</text:span><text:span text:style-name="T1">adi<text:tab/>loxikona</text:span><text:span text:style-name="T2">g</text:span><text:span text:style-name="T1">atedi</text:span> <text:span text:style-name="T4">subst masc</text:span> <text:span text:style-name="T1">coisa usada para feitiçaria</text:span></text:p>
      <text:p text:style-name="P8"><text:tab/><text:span text:style-name="T1">-oxiko</text:span> enfeitiçar</text:p>
      <text:p text:style-name="P8"/>
      <text:p text:style-name="P8"><text:span text:style-name="T1">loxikona</text:span><text:span text:style-name="T2">g</text:span><text:span text:style-name="T1">ane</text:span><text:span text:style-name="T2">g</text:span><text:span text:style-name="T1">egi<text:tab/>loxiko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feitiçaria</text:span></text:p>
      <text:p text:style-name="P8"><text:tab/><text:span text:style-name="T1">-oxiko</text:span> enfeitiçar</text:p>
      <text:p text:style-name="P8"/>
      <text:p text:style-name="P8">[Seite 116]</text:p>
      <text:p text:style-name="P8">[Spalte 1]</text:p>
      <text:p text:style-name="P8"/>
      <text:p text:style-name="P8"><text:span text:style-name="T1">loxobi<text:tab/>loxopidi</text:span> <text:span text:style-name="T4">subst masc</text:span> <text:span text:style-name="T1">coxa dele </text:span>parte atrás</text:p>
      <text:p text:style-name="P8"/>
      <text:p text:style-name="P8"><text:span text:style-name="T1">loxooxegi<text:tab/>loxooxedi</text:span> <text:span text:style-name="T4">subst masc</text:span> <text:span text:style-name="T1">o mais moço</text:span></text:p>
      <text:p text:style-name="P8"/>
      <text:p text:style-name="P8">[Seite 116]</text:p>
      <text:p text:style-name="P8">[Spalte 2]</text:p>
      <text:p text:style-name="P8"/>
      <text:p text:style-name="P8"><text:tab/>caçula</text:p>
      <text:p text:style-name="P7"/>
      <text:p text:style-name="P8"><text:span text:style-name="T1">loya</text:span><text:span text:style-name="T2">g</text:span><text:span text:style-name="T1">agi<text:tab/>loya</text:span><text:span text:style-name="T2">g</text:span><text:span text:style-name="T1">aka(li)</text:span> <text:span text:style-name="T4">subst masc</text:span> <text:span text:style-name="T1">fardo</text:span></text:p>
      <text:p text:style-name="P8"><text:tab/><text:span text:style-name="T1">-oya</text:span><text:span text:style-name="T2">g</text:span><text:span text:style-name="T1">aka</text:span> carregar</text:p>
      <text:p text:style-name="P8"/>
      <text:p text:style-name="P8">[Seite 116]</text:p>
      <text:p text:style-name="P8">[Spalte 1]</text:p>
      <text:p text:style-name="P8"/>
      <text:p text:style-name="P7">M - m</text:p>
      <text:p text:style-name="P8"/>
      <text:p text:style-name="P8"><text:span text:style-name="T1">ma</text:span><text:tab/><text:span text:style-name="T4">vi</text:span> <text:span text:style-name="T1">acaba</text:span> <text:span text:style-name="T4">(existe só 3</text:span><text:span text:style-name="T7">a</text:span><text:span text:style-name="T4"> pessoa)</text:span></text:p>
      <text:p text:style-name="P8"><text:tab/><text:span text:style-name="T1">daa</text:span> acaba</text:p>
      <text:p text:style-name="P8"/>
      <text:p text:style-name="P8"><text:soft-page-break/><text:span text:style-name="T1">maangigo<text:tab/>maangigoli</text:span> <text:span text:style-name="T4">subst fem</text:span> <text:span text:style-name="T1">pé de manga</text:span> árvore frutífera <text:span text:style-name="T1">port</text:span></text:p>
      <text:p text:style-name="P8"/>
      <text:p text:style-name="P8"><text:span text:style-name="T1">maanige</text:span><text:tab/><text:span text:style-name="T4">interrog fem</text:span> <text:span text:style-name="T1">será que?</text:span></text:p>
      <text:p text:style-name="P8"><text:tab/><text:span text:style-name="T1">miinige</text:span> <text:span text:style-name="T4">(forma masc)</text:span></text:p>
      <text:p text:style-name="P8"/>
      <text:p text:style-name="P8"><text:span text:style-name="T1">macata</text:span><text:span text:style-name="T2">g</text:span><text:span text:style-name="T1">a</text:span><text:tab/><text:span text:style-name="T4">loc fem</text:span> <text:span text:style-name="T1">perto de</text:span></text:p>
      <text:p text:style-name="P8"><text:tab/><text:span text:style-name="T1">micata</text:span><text:span text:style-name="T2">g</text:span><text:span text:style-name="T1">a</text:span> <text:span text:style-name="T4">(forma masc)</text:span></text:p>
      <text:p text:style-name="P8"><text:tab/><text:span text:style-name="T1">maca</text:span> <text:span text:style-name="T4">(abreviação)</text:span></text:p>
      <text:p text:style-name="P8"/>
      <text:p text:style-name="P8"><text:span text:style-name="T1">mada!</text:span><text:tab/><text:span text:style-name="T4">excl</text:span> <text:span text:style-name="T1">alí, querida!</text:span></text:p>
      <text:p text:style-name="P8"/>
      <text:p text:style-name="P8"><text:span text:style-name="T1">made</text:span><text:tab/><text:span text:style-name="T4">adv</text:span> <text:span text:style-name="T1">desta maneira</text:span></text:p>
      <text:p text:style-name="P8"/>
      <text:p text:style-name="P7">madewedi<text:tab/>madewetedi</text:p>
      <text:p text:style-name="P8"><text:tab/><text:span text:style-name="T1">madewetedipi</text:span> <text:span text:style-name="T4">(ger) subst masc</text:span> <text:span text:style-name="T1">homem pobre</text:span></text:p>
      <text:p text:style-name="P8"><text:tab/><text:span text:style-name="T1">madewete</text:span> <text:span text:style-name="T4">(forma fem)</text:span></text:p>
      <text:p text:style-name="P8"/>
      <text:p text:style-name="P8"><text:span text:style-name="T1">madita</text:span><text:span text:style-name="T2">g</text:span><text:span text:style-name="T1">a</text:span><text:tab/><text:span text:style-name="T4">loc fem</text:span> <text:span text:style-name="T1">lá, onde está</text:span></text:p>
      <text:p text:style-name="P8"><text:tab/><text:span text:style-name="T1">midita</text:span><text:span text:style-name="T2">g</text:span><text:span text:style-name="T1">a</text:span> <text:span text:style-name="T4">(forma masc)</text:span> <text:span text:style-name="T1">coisa deitada ou horizontal</text:span></text:p>
      <text:p text:style-name="P8"><text:tab/><text:span text:style-name="T1">madi</text:span> <text:span text:style-name="T4">(abreviação)</text:span></text:p>
      <text:p text:style-name="P8"/>
      <text:p text:style-name="P8"><text:span text:style-name="T1">ma</text:span><text:span text:style-name="T2">g</text:span><text:span text:style-name="T1">a</text:span><text:span text:style-name="T2">g</text:span><text:span text:style-name="T1">a</text:span><text:tab/><text:span text:style-name="T4">intro</text:span> <text:span text:style-name="T1">também</text:span></text:p>
      <text:p text:style-name="P8"><text:tab/><text:span text:style-name="T1">aa</text:span><text:span text:style-name="T2">g</text:span><text:span text:style-name="T1">a</text:span><text:span text:style-name="T2">g</text:span><text:span text:style-name="T1">a</text:span> também</text:p>
      <text:p text:style-name="P8"/>
      <text:p text:style-name="P8">[Seite 116]</text:p>
      <text:p text:style-name="P8">[Spalte 2]</text:p>
      <text:p text:style-name="P8"/>
      <text:p text:style-name="P8"><text:span text:style-name="T1">majota</text:span><text:span text:style-name="T2">g</text:span><text:span text:style-name="T1">a<text:tab/>majoata</text:span><text:span text:style-name="T2">g</text:span><text:span text:style-name="T1">a</text:span> <text:span text:style-name="T4">loc fem</text:span> <text:span text:style-name="T1">lá, estava lá</text:span></text:p>
      <text:p text:style-name="P8"><text:tab/><text:span text:style-name="T1">mijota</text:span><text:span text:style-name="T2">g</text:span><text:span text:style-name="T1">a</text:span> <text:span text:style-name="T4">(forma masc)</text:span> coisa indo</text:p>
      <text:p text:style-name="P8"/>
      <text:p text:style-name="P8"><text:span text:style-name="T1">makaamita</text:span><text:span text:style-name="T2">g</text:span><text:span text:style-name="T1">a</text:span><text:tab/><text:span text:style-name="T4">loc</text:span> <text:span text:style-name="T1">com você</text:span></text:p>
      <text:p text:style-name="P8"/>
      <text:p text:style-name="P8"><text:span text:style-name="T1">malee</text:span><text:tab/><text:span text:style-name="T4">adv temp</text:span> <text:span text:style-name="T1">daí, ainda</text:span></text:p>
      <text:p text:style-name="P8"/>
      <text:p text:style-name="P8"><text:span text:style-name="T1">maleeda</text:span><text:span text:style-name="T2">g</text:span><text:span text:style-name="T1">a</text:span><text:tab/><text:span text:style-name="T4">adv temp</text:span> <text:span text:style-name="T1">1 antes 2 ainda não</text:span> não depois</text:p>
      <text:p text:style-name="P8"><text:tab/><text:span text:style-name="T1">maleede</text:span><text:span text:style-name="T2">g</text:span><text:span text:style-name="T1">emii</text:span> antes que você vai</text:p>
      <text:p text:style-name="P8"><text:tab/><text:span text:style-name="T1">maleedi</text:span><text:span text:style-name="T2">g</text:span><text:span text:style-name="T1">ica</text:span> antes de ter, antes que houve</text:p>
      <text:p text:style-name="P8"><text:tab/><text:span text:style-name="T1">maleedi</text:span><text:span text:style-name="T2">g</text:span><text:span text:style-name="T1">icatibige</text:span> antes de ...</text:p>
      <text:p text:style-name="P8"/>
      <text:p text:style-name="P8"><text:span text:style-name="T1">maleedi</text:span><text:span text:style-name="T2">g</text:span><text:span text:style-name="T1">ica<text:tab/>maleedi</text:span><text:span text:style-name="T2">g</text:span><text:span text:style-name="T1">icoa</text:span> <text:span text:style-name="T4">adv temp</text:span> <text:span text:style-name="T1">enquanto ainda está</text:span></text:p>
      <text:p text:style-name="P8"><text:tab/><text:span text:style-name="T1">maleedi</text:span><text:span text:style-name="T2">g</text:span><text:span text:style-name="T1">ica diiticogi</text:span> enquanto ainda vai</text:p>
      <text:p text:style-name="P8"><text:span text:style-name="T1">maleeka</text:span><text:tab/><text:span text:style-name="T4">adv temp</text:span> <text:span text:style-name="T1">no início ou começo</text:span></text:p>
      <text:p text:style-name="P8"><text:tab/><text:span text:style-name="T1">maleekoka</text:span> no início só</text:p>
      <text:p text:style-name="P8"><text:tab/><text:span text:style-name="T1">malekidata</text:span> <text:span text:style-name="T4">(sinôn)</text:span></text:p>
      <text:p text:style-name="P8"/>
      <text:p text:style-name="P8"><text:span text:style-name="T1">malekidata</text:span><text:tab/><text:span text:style-name="T4">adv temp</text:span> <text:span text:style-name="T1">início</text:span> primeiro tempo</text:p>
      <text:p text:style-name="P8"><text:tab/><text:span text:style-name="T1">maleeka</text:span> <text:span text:style-name="T4">(sinôn)</text:span></text:p>
      <text:p text:style-name="P8"/>
      <text:p text:style-name="P8"><text:span text:style-name="T1">manata</text:span><text:span text:style-name="T2">g</text:span><text:span text:style-name="T1">a<text:tab/></text:span><text:span text:style-name="T5">loc fem</text:span> aonde</text:p>
      <text:p text:style-name="P8"><text:tab/><text:span text:style-name="T1">minata</text:span><text:span text:style-name="T2">g</text:span><text:span text:style-name="T1">a</text:span> <text:span text:style-name="T4">(forma masc)</text:span></text:p>
      <text:p text:style-name="P8"/>
      <text:p text:style-name="P8"><text:span text:style-name="T1">manige</text:span><text:tab/><text:span text:style-name="T4">interrog</text:span> <text:span text:style-name="T1">será que ...?</text:span></text:p>
      <text:p text:style-name="P8"><text:soft-page-break/><text:tab/><text:span text:style-name="T1">domige</text:span> <text:span text:style-name="T4">(sinôn)</text:span></text:p>
      <text:p text:style-name="P8"/>
      <text:p text:style-name="P8">[Seite 117]</text:p>
      <text:p text:style-name="P8">[Spalte 1]</text:p>
      <text:p text:style-name="P8"/>
      <text:p text:style-name="P8"><text:span text:style-name="T1">manigidaa</text:span><text:tab/><text:span text:style-name="T4">interrog</text:span> <text:span text:style-name="T1">será que tem?</text:span></text:p>
      <text:p text:style-name="P8"><text:tab/><text:span text:style-name="T1">manige-idaa</text:span></text:p>
      <text:p text:style-name="P8"/>
      <text:p text:style-name="P8"><text:span text:style-name="T1">manita</text:span><text:span text:style-name="T2">g</text:span><text:span text:style-name="T1">a</text:span><text:tab/><text:span text:style-name="T4">loc fem</text:span> <text:span text:style-name="T1">lá com ela</text:span></text:p>
      <text:p text:style-name="P8"><text:tab/><text:span text:style-name="T1">minita</text:span><text:span text:style-name="T2">g</text:span><text:span text:style-name="T1">a</text:span> <text:span text:style-name="T4">(forma masc)</text:span> coisa vertical</text:p>
      <text:p text:style-name="P8"><text:tab/><text:span text:style-name="T1">manata</text:span><text:span text:style-name="T2">g</text:span><text:span text:style-name="T1">a</text:span> aonde</text:p>
      <text:p text:style-name="P8"><text:tab/><text:span text:style-name="T1">madita</text:span><text:span text:style-name="T2">g</text:span><text:span text:style-name="T1">a</text:span> lá com</text:p>
      <text:p text:style-name="P8"><text:tab/><text:span text:style-name="T1">mani</text:span></text:p>
      <text:p text:style-name="P8"/>
      <text:p text:style-name="P8"><text:span text:style-name="T1">-medi<text:tab/>-metiidi</text:span> <text:span text:style-name="T4">subst masc</text:span> <text:span text:style-name="T1">1 acampamento 2 cama</text:span></text:p>
      <text:p text:style-name="P8"><text:tab/><text:span text:style-name="T1">limedi</text:span> cama dele</text:p>
      <text:p text:style-name="P8"/>
      <text:p text:style-name="P8"><text:span text:style-name="T1">meeta</text:span><text:span text:style-name="T2">g</text:span><text:span text:style-name="T1">a</text:span><text:tab/><text:span text:style-name="T4">loc</text:span> <text:span text:style-name="T1">comigo</text:span></text:p>
      <text:p text:style-name="P8"><text:tab/><text:span text:style-name="T1">makaamita</text:span><text:span text:style-name="T2">g</text:span><text:span text:style-name="T1">a</text:span> contigo</text:p>
      <text:p text:style-name="P8"><text:tab/><text:span text:style-name="T1">miniwata</text:span><text:span text:style-name="T2">g</text:span><text:span text:style-name="T1">a</text:span> com ele <text:span text:style-name="T4">(tem variantes)</text:span></text:p>
      <text:p text:style-name="P8"><text:tab/><text:span text:style-name="T1">mokota</text:span><text:span text:style-name="T2">g</text:span><text:span text:style-name="T1">a</text:span> conosco</text:p>
      <text:p text:style-name="P8"/>
      <text:p text:style-name="P8"><text:span text:style-name="T1">mee(te)</text:span><text:tab/><text:span text:style-name="T4">vt</text:span> <text:span text:style-name="T1">ele/ela falou, diz, fala</text:span></text:p>
      <text:p text:style-name="P8"><text:tab/><text:span text:style-name="T1">e-</text:span> falar</text:p>
      <text:p text:style-name="P8"><text:tab/><text:span text:style-name="T1">meeta</text:span> ele falou para ele</text:p>
      <text:p text:style-name="P8"/>
      <text:p text:style-name="P8"><text:span text:style-name="T1">meetilo</text:span><text:tab/><text:span text:style-name="T4">subst fem</text:span> <text:span text:style-name="T1">metro port</text:span></text:p>
      <text:p text:style-name="P8"/>
      <text:p text:style-name="P8"><text:span text:style-name="T1">meeya</text:span><text:tab/><text:span text:style-name="T4">núm</text:span> <text:span text:style-name="T1">meia port</text:span></text:p>
      <text:p text:style-name="P8"/>
      <text:p text:style-name="P8"><text:span text:style-name="T1">mejona</text:span><text:span text:style-name="T2">g</text:span><text:span text:style-name="T1">a</text:span><text:tab/><text:span text:style-name="T4">vi</text:span> <text:span text:style-name="T1">estamos ou ficamos ali</text:span> temporário</text:p>
      <text:p text:style-name="P8"><text:tab/><text:span text:style-name="T1">-o(te)</text:span> ficar temporário</text:p>
      <text:p text:style-name="P8"/>
      <text:p text:style-name="P8"><text:span text:style-name="T1">melo<text:tab/>meloli</text:span> <text:span text:style-name="T4">subst fem</text:span> <text:span text:style-name="T1">melão Port</text:span></text:p>
      <text:p text:style-name="P8"/>
      <text:p text:style-name="P8"><text:span text:style-name="T1">mepa</text:span><text:span text:style-name="T2">g</text:span><text:span text:style-name="T1">a</text:span><text:tab/><text:span text:style-name="T4">conj</text:span> <text:span text:style-name="T1">porque</text:span></text:p>
      <text:p text:style-name="P8"/>
      <text:p text:style-name="P8"><text:span text:style-name="T1">meta</text:span><text:span text:style-name="T2">g</text:span><text:span text:style-name="T1">a</text:span><text:tab/><text:span text:style-name="T4">cond</text:span> <text:span text:style-name="T1">1 que teria 2 que seria</text:span></text:p>
      <text:p text:style-name="P8"/>
      <text:p text:style-name="P8"><text:span text:style-name="T1">meya-taalia</text:span><text:tab/><text:span text:style-name="T4">núm</text:span> <text:span text:style-name="T1">cinqüenta</text:span></text:p>
      <text:p text:style-name="P8"/>
      <text:p text:style-name="P8"><text:span text:style-name="T1">micata</text:span><text:span text:style-name="T2">g</text:span><text:span text:style-name="T1">a<text:tab/>micoata</text:span><text:span text:style-name="T2">g</text:span><text:span text:style-name="T1">a</text:span> <text:span text:style-name="T4">adv</text:span> <text:span text:style-name="T1">como</text:span></text:p>
      <text:p text:style-name="P8"><text:tab/><text:span text:style-name="T1">macata</text:span><text:span text:style-name="T2">g</text:span><text:span text:style-name="T1">a </text:span><text:span text:style-name="T5">(</text:span><text:span text:style-name="T4">forma fem)</text:span></text:p>
      <text:p text:style-name="P8"><text:tab/><text:span text:style-name="T1">micata</text:span><text:span text:style-name="T2">g</text:span><text:span text:style-name="T1">a da</text:span><text:span text:style-name="T2">g</text:span><text:span text:style-name="T1">a</text:span> como se fosse</text:p>
      <text:p text:style-name="P8"><text:tab/><text:span text:style-name="T1">mica, micoa</text:span> <text:span text:style-name="T4">(abreviações)</text:span></text:p>
      <text:p text:style-name="P8"/>
      <text:p text:style-name="P8">[Seite 117]</text:p>
      <text:p text:style-name="P8">[Spalte 2]</text:p>
      <text:p text:style-name="P8"/>
      <text:p text:style-name="P8"><text:span text:style-name="T1">mida<text:tab/>midoa</text:span> <text:span text:style-name="T4">adv</text:span> <text:span text:style-name="T1">neste</text:span></text:p>
      <text:p text:style-name="P8"><text:tab/><text:span text:style-name="T1">mida niciagi</text:span> neste caso</text:p>
      <text:p text:style-name="P8"/>
      <text:p text:style-name="P8"><text:soft-page-break/><text:span text:style-name="T1">mida</text:span><text:span text:style-name="T2">g</text:span><text:span text:style-name="T1">a</text:span><text:tab/><text:span text:style-name="T4">adv</text:span> <text:span text:style-name="T1">assim</text:span></text:p>
      <text:p text:style-name="P8"><text:tab/><text:span text:style-name="T1">mida</text:span><text:span text:style-name="T2">g</text:span><text:span text:style-name="T1">a</text:span><text:span text:style-name="T2">g</text:span><text:span text:style-name="T1">a</text:span> assim também</text:p>
      <text:p text:style-name="P8"/>
      <text:p text:style-name="P8"><text:span text:style-name="T1">midata</text:span><text:span text:style-name="T2">g</text:span><text:span text:style-name="T1">a<text:tab/>midoata</text:span><text:span text:style-name="T2">g</text:span><text:span text:style-name="T1">a</text:span> <text:span text:style-name="T4">loc masc</text:span> <text:span text:style-name="T1">lá onde está</text:span></text:p>
      <text:p text:style-name="P8"><text:tab/><text:span text:style-name="T1">madata</text:span><text:span text:style-name="T2">g</text:span><text:span text:style-name="T1">a </text:span><text:span text:style-name="T5">(</text:span><text:span text:style-name="T4">forma fem)</text:span> coisa vertical</text:p>
      <text:p text:style-name="P8"><text:tab/><text:span text:style-name="T1">mida</text:span> <text:span text:style-name="T4">(abreviação)</text:span></text:p>
      <text:p text:style-name="P8"/>
      <text:p text:style-name="P8"><text:span text:style-name="T1">midi<text:tab/>midiwa</text:span> <text:span text:style-name="T4">dem</text:span> <text:span text:style-name="T1">esse</text:span></text:p>
      <text:p text:style-name="P8"/>
      <text:p text:style-name="P8"><text:span text:style-name="T1">midiaa</text:span><text:span text:style-name="T2">g</text:span><text:span text:style-name="T1">i(te)</text:span><text:tab/><text:span text:style-name="T4">loc</text:span> <text:span text:style-name="T1">estava lá</text:span></text:p>
      <text:p text:style-name="P8"/>
      <text:p text:style-name="P8"><text:span text:style-name="T1">midita</text:span><text:span text:style-name="T2">g</text:span><text:span text:style-name="T1">a<text:tab/>midiwata</text:span><text:span text:style-name="T2">g</text:span><text:span text:style-name="T1">a</text:span> <text:span text:style-name="T4">loc masc</text:span> <text:span text:style-name="T1">onde, lá, onde está</text:span></text:p>
      <text:p text:style-name="P8"><text:tab/><text:span text:style-name="T1">madita</text:span><text:span text:style-name="T2">g</text:span><text:span text:style-name="T1">a</text:span> <text:span text:style-name="T4">(forma fem)</text:span> lá com aquele grupo deitado</text:p>
      <text:p text:style-name="P8"><text:tab/><text:span text:style-name="T1">midi</text:span> <text:span text:style-name="T4">(abreviação)</text:span></text:p>
      <text:p text:style-name="P8"/>
      <text:p text:style-name="P8"><text:span text:style-name="T1">mige</text:span><text:tab/><text:span text:style-name="T4">intro interrog</text:span> <text:span text:style-name="T1">(ou) será que ...?</text:span> dando possível alternativo</text:p>
      <text:p text:style-name="P8"><text:tab/><text:span text:style-name="T1">domige</text:span> será que ...?</text:p>
      <text:p text:style-name="P8"><text:span text:style-name="T1">migeledi</text:span><text:tab/><text:span text:style-name="T4">intro interrog</text:span> <text:span text:style-name="T1">(ou) será que também ...?</text:span></text:p>
      <text:p text:style-name="P8"><text:tab/><text:span text:style-name="T1">mige-eledi</text:span></text:p>
      <text:p text:style-name="P8"><text:tab/><text:span text:style-name="T1">mige</text:span> (ou) será que ...?</text:p>
      <text:p text:style-name="P8"/>
      <text:p text:style-name="P8"><text:span text:style-name="T1">migeta</text:span><text:span text:style-name="T2">g</text:span><text:span text:style-name="T1">a</text:span><text:tab/><text:span text:style-name="T4">cond</text:span> <text:span text:style-name="T1">(ou) talvez será, terá ...</text:span> alguma coisa duvidosa</text:p>
      <text:p text:style-name="P8"/>
      <text:p text:style-name="P8"><text:span text:style-name="T1">miili<text:tab/>miilitedi</text:span> <text:span text:style-name="T4">núm</text:span> <text:span text:style-name="T1">mil Port</text:span></text:p>
      <text:p text:style-name="P8"/>
      <text:p text:style-name="P8"><text:span text:style-name="T1">miinige</text:span><text:tab/><text:span text:style-name="T4">interrog</text:span> <text:span text:style-name="T1">será que ...?</text:span></text:p>
      <text:p text:style-name="P8"><text:tab/><text:span text:style-name="T1">maanige</text:span> <text:span text:style-name="T4">(forma fem)</text:span></text:p>
      <text:p text:style-name="P8"/>
      <text:p text:style-name="P8"><text:span text:style-name="T1">mijota</text:span><text:span text:style-name="T2">g</text:span><text:span text:style-name="T1">a<text:tab/>mijoata</text:span><text:span text:style-name="T2">g</text:span><text:span text:style-name="T1">a</text:span> <text:span text:style-name="T4">loc masc</text:span> <text:span text:style-name="T1">1 lá, onde estava 2 como</text:span></text:p>
      <text:p text:style-name="P8"><text:tab/><text:span text:style-name="T1">majota</text:span><text:span text:style-name="T2">g</text:span><text:span text:style-name="T1">a</text:span> <text:span text:style-name="T4">(forma fem)</text:span></text:p>
      <text:p text:style-name="P8"/>
      <text:p text:style-name="P8">[Seite 118]</text:p>
      <text:p text:style-name="P8">[Spalte 1]</text:p>
      <text:p text:style-name="P8"/>
      <text:p text:style-name="P8"><text:span text:style-name="T1">mina</text:span><text:tab/><text:span text:style-name="T4">dem masc</text:span> <text:span text:style-name="T1">esse</text:span> <text:span text:style-name="T4">(possível abreviação)</text:span> <text:span text:style-name="T1">amina esse</text:span></text:p>
      <text:p text:style-name="P8"/>
      <text:p text:style-name="P8"><text:span text:style-name="T1">minata</text:span><text:span text:style-name="T2">g</text:span><text:span text:style-name="T1">a<text:tab/>minoata</text:span><text:span text:style-name="T2">g</text:span><text:span text:style-name="T1">a</text:span> <text:span text:style-name="T4">loc masc</text:span> <text:span text:style-name="T1">lá onde está, lá com</text:span></text:p>
      <text:p text:style-name="P8"><text:tab/><text:span text:style-name="T1">manata</text:span><text:span text:style-name="T2">g</text:span><text:span text:style-name="T1">a </text:span><text:span text:style-name="T5">(</text:span><text:span text:style-name="T4">forma fem)</text:span> coisa vindo</text:p>
      <text:p text:style-name="P8"><text:tab/><text:span text:style-name="T1">minita</text:span><text:span text:style-name="T2">g</text:span><text:span text:style-name="T1">a</text:span> lá com, lá junto</text:p>
      <text:p text:style-name="P8"><text:tab/><text:span text:style-name="T1">mina</text:span> <text:span text:style-name="T4">(abreviação)</text:span></text:p>
      <text:p text:style-name="P8"/>
      <text:p text:style-name="P8"><text:span text:style-name="T1">mini</text:span><text:tab/><text:span text:style-name="T4">dem masc</text:span> <text:span text:style-name="T1">este</text:span></text:p>
      <text:p text:style-name="P8"><text:tab/><text:span text:style-name="T1">mani</text:span> <text:span text:style-name="T4">(forma fem)</text:span></text:p>
      <text:p text:style-name="P8"/>
      <text:p text:style-name="P8"><text:span text:style-name="T1">mini</text:span><text:span text:style-name="T2">g</text:span><text:span text:style-name="T1">ina</text:span><text:tab/><text:span text:style-name="T4">dem enf masc</text:span> <text:span text:style-name="T1">era (ele) mesmo</text:span></text:p>
      <text:p text:style-name="P8"/>
      <text:p text:style-name="P8"><text:span text:style-name="T1">minita</text:span><text:span text:style-name="T2">g</text:span><text:span text:style-name="T1">a<text:tab/>miniwata</text:span><text:span text:style-name="T2">g</text:span><text:span text:style-name="T1">a</text:span> <text:span text:style-name="T4">loc</text:span> <text:span text:style-name="T1">lá, lá com</text:span></text:p>
      <text:p text:style-name="P8"><text:tab/><text:span text:style-name="T1">manita</text:span><text:span text:style-name="T2">g</text:span><text:span text:style-name="T1">a </text:span><text:span text:style-name="T5">(</text:span><text:span text:style-name="T4">forma fem) </text:span>forma geral, neutral</text:p>
      <text:p text:style-name="P8"><text:tab/><text:span text:style-name="T1">mini</text:span> <text:span text:style-name="T4">(abreviação)</text:span></text:p>
      <text:p text:style-name="P8"/>
      <text:p text:style-name="P8"><text:span text:style-name="T1">miniti</text:span><text:span text:style-name="T2">g</text:span><text:span text:style-name="T1">ini</text:span><text:tab/><text:span text:style-name="T4">loc</text:span> <text:span text:style-name="T1">onde está com ele</text:span></text:p>
      <text:p text:style-name="P8"><text:tab/><text:span text:style-name="T1">minita</text:span><text:span text:style-name="T2">g</text:span><text:span text:style-name="T1">a</text:span> lá, lá com</text:p>
      <text:p text:style-name="P8"><text:soft-page-break/></text:p>
      <text:p text:style-name="P8">[Seite 118]</text:p>
      <text:p text:style-name="P8">[Spalte 2]</text:p>
      <text:p text:style-name="P8"/>
      <text:p text:style-name="P8"><text:span text:style-name="T1">mitiixiegi<text:tab/>mitiixiotedi</text:span> <text:span text:style-name="T4">subst masc</text:span> <text:span text:style-name="T1">cavalo macho de raça pura</text:span></text:p>
      <text:p text:style-name="P8"><text:tab/><text:span text:style-name="T1">mitiixie</text:span> <text:span text:style-name="T4">(forma fem)</text:span></text:p>
      <text:p text:style-name="P8"/>
      <text:p text:style-name="P8"><text:span text:style-name="T1">modi</text:span><text:tab/><text:span text:style-name="T4">vt</text:span> <text:span text:style-name="T1">falam, falaram</text:span></text:p>
      <text:p text:style-name="P8"><text:tab/><text:span text:style-name="T1">e-</text:span> falar</text:p>
      <text:p text:style-name="P8"/>
      <text:p text:style-name="P8"><text:span text:style-name="T1">moka</text:span><text:tab/><text:span text:style-name="T4">adv</text:span> <text:span text:style-name="T1">só</text:span></text:p>
      <text:p text:style-name="P8"><text:tab/><text:span text:style-name="T1">-oka</text:span> só</text:p>
      <text:p text:style-name="P8"><text:tab/><text:span text:style-name="T1">moka leegi</text:span> pouco mais adiante</text:p>
      <text:p text:style-name="P8"/>
      <text:p text:style-name="P8"><text:span text:style-name="T1">mokateci</text:span><text:span text:style-name="T2">g</text:span><text:span text:style-name="T1">idiwa</text:span><text:tab/><text:span text:style-name="T4">núm</text:span> <text:span text:style-name="T1">poucos</text:span></text:p>
      <text:p text:style-name="P8"/>
      <text:p text:style-name="P8"><text:span text:style-name="T1">mokinitani</text:span><text:tab/><text:span text:style-name="T4">adj masc</text:span> <text:span text:style-name="T1">nu</text:span></text:p>
      <text:p text:style-name="P8"><text:tab/><text:span text:style-name="T1">mokanitani</text:span> <text:span text:style-name="T4">(forma fem)</text:span></text:p>
      <text:p text:style-name="P8"><text:tab/><text:span text:style-name="T1">mokijotani</text:span> nu</text:p>
      <text:p text:style-name="P8"/>
      <text:p text:style-name="P8"><text:span text:style-name="T1">mokota</text:span><text:span text:style-name="T2">g</text:span><text:span text:style-name="T1">a</text:span><text:tab/><text:span text:style-name="T4">loc</text:span> <text:span text:style-name="T1">conosco</text:span></text:p>
      <text:p text:style-name="P8"><text:tab/><text:span text:style-name="T1">meeta</text:span><text:span text:style-name="T2">g</text:span><text:span text:style-name="T1">a</text:span> comigo</text:p>
      <text:p text:style-name="P8"/>
      <text:p text:style-name="P8"><text:span text:style-name="T1">mone</text:span><text:tab/><text:span text:style-name="T4">fala rep</text:span> <text:span text:style-name="T1">disseram que, dizem que</text:span> introduz um assunto não visto</text:p>
      <text:p text:style-name="P8"/>
      <text:p text:style-name="P8">[Seite 118]</text:p>
      <text:p text:style-name="P8">[Spalte 1]</text:p>
      <text:p text:style-name="P8"/>
      <text:p text:style-name="P7">N - n</text:p>
      <text:p text:style-name="P8"/>
      <text:p text:style-name="P8"><text:span text:style-name="T1">naagogo</text:span><text:tab/><text:span text:style-name="T4">subst masc</text:span> <text:span text:style-name="T1">1 lixo 2 esterco</text:span></text:p>
      <text:p text:style-name="P8"/>
      <text:p text:style-name="P8"><text:span text:style-name="T1">-naago(tedio)</text:span><text:tab/><text:span text:style-name="T4">vt</text:span> <text:span text:style-name="T1">recolher</text:span> trazer algo (não coisa viva)</text:p>
      <text:p text:style-name="P8"/>
      <text:p text:style-name="P8"><text:span text:style-name="T1">naakatakana</text:span><text:span text:style-name="T2">g</text:span><text:span text:style-name="T1">a</text:span><text:tab/><text:span text:style-name="T4">subst</text:span> <text:span text:style-name="T1">destruidor</text:span></text:p>
      <text:p text:style-name="P8"><text:tab/><text:span text:style-name="T1">laakatakana</text:span><text:span text:style-name="T2">g</text:span><text:span text:style-name="T1">a</text:span> destruidor dele</text:p>
      <text:p text:style-name="P8"><text:tab/><text:span text:style-name="T1">-aa</text:span><text:span text:style-name="T2">g</text:span><text:span text:style-name="T1">adi</text:span> acabar com</text:p>
      <text:p text:style-name="P8"><text:tab/><text:span text:style-name="T1">-aakatakana</text:span><text:span text:style-name="T2">g</text:span><text:span text:style-name="T1">a</text:span> destruidor de</text:p>
      <text:p text:style-name="P8"/>
      <text:p text:style-name="P8"><text:span text:style-name="T1">-naalegi</text:span><text:tab/><text:span text:style-name="T4">vt</text:span> <text:span text:style-name="T1">1 raspar 2 fazer a barba</text:span></text:p>
      <text:p text:style-name="P8"/>
      <text:p text:style-name="P8">[Seite 118]</text:p>
      <text:p text:style-name="P8">[Spalte 2]</text:p>
      <text:p text:style-name="P8"/>
      <text:p text:style-name="P8"><text:span text:style-name="T1">naalewe<text:tab/>naaleweli</text:span> <text:span text:style-name="T4">subst masc</text:span> <text:span text:style-name="T1">1 conta dele 2 débito dele</text:span></text:p>
      <text:p text:style-name="P8"><text:tab/><text:span text:style-name="T1">-naalewe</text:span> dever</text:p>
      <text:p text:style-name="P8"><text:tab/><text:span text:style-name="T1">inaalewe</text:span> minha conta ou débito</text:p>
      <text:p text:style-name="P8"/>
      <text:p text:style-name="P8"><text:span text:style-name="T1">-naalewe</text:span><text:tab/><text:span text:style-name="T4">vi, vt</text:span> <text:span text:style-name="T1">dever</text:span></text:p>
      <text:p text:style-name="P8"><text:tab/><text:span text:style-name="T1">naalewe</text:span> conta dele</text:p>
      <text:p text:style-name="P8"/>
      <text:p text:style-name="P8"><text:span text:style-name="T1">-naaliti</text:span><text:tab/><text:span text:style-name="T4">vt</text:span> <text:span text:style-name="T1">rir</text:span> por coisa engraçada</text:p>
      <text:p text:style-name="P8"><text:soft-page-break/></text:p>
      <text:p text:style-name="P8"><text:span text:style-name="T1">naanyogo<text:tab/>naanyo</text:span><text:span text:style-name="T2">g</text:span><text:span text:style-name="T1">o, naanyogijadi</text:span> <text:span text:style-name="T4">subst masc</text:span> <text:span text:style-name="T1">cana-de-açúcar</text:span></text:p>
      <text:p text:style-name="P8"/>
      <text:p text:style-name="P8">[Seite 119]</text:p>
      <text:p text:style-name="P8">[Spalte 1]</text:p>
      <text:p text:style-name="P8"/>
      <text:p text:style-name="P8"><text:span text:style-name="T1">naato</text:span><text:tab/><text:span text:style-name="T4">loc</text:span> <text:span text:style-name="T1">este lado</text:span> de rio, lagoa, etc</text:p>
      <text:p text:style-name="P8"><text:tab/><text:span text:style-name="T1">daato</text:span> outro lado</text:p>
      <text:p text:style-name="P8"/>
      <text:p text:style-name="P8"><text:span text:style-name="T1">nabakena</text:span><text:span text:style-name="T2">g</text:span><text:span text:style-name="T1">ana</text:span><text:span text:style-name="T2">g</text:span><text:span text:style-name="T1">alo<text:tab/>nabakena</text:span><text:span text:style-name="T2">g</text:span><text:span text:style-name="T1">ana</text:span><text:span text:style-name="T2">g</text:span><text:span text:style-name="T1">aloli</text:span> <text:span text:style-name="T4">subst fem</text:span> <text:span text:style-name="T1">lavadeira</text:span></text:p>
      <text:p text:style-name="P8"><text:tab/><text:span text:style-name="T1">-abakena</text:span><text:span text:style-name="T2">g</text:span><text:span text:style-name="T1">a</text:span> lavar roupas</text:p>
      <text:p text:style-name="P8"/>
      <text:p text:style-name="P8"><text:span text:style-name="T1">nabakena</text:span><text:span text:style-name="T2">g</text:span><text:span text:style-name="T1">ane</text:span><text:span text:style-name="T2">g</text:span><text:span text:style-name="T1">ecajo</text:span><text:tab/><text:span text:style-name="T1">nabakena</text:span><text:span text:style-name="T2">g</text:span><text:span text:style-name="T1">ane</text:span><text:span text:style-name="T2">g</text:span><text:span text:style-name="T1">ecajoli</text:span> <text:span text:style-name="T4">subst fem</text:span> <text:span text:style-name="T1">lavadeira esperta</text:span> lava bem, tem jeito para lavar</text:p>
      <text:p text:style-name="P8"><text:tab/><text:span text:style-name="T1">-abakena</text:span><text:span text:style-name="T2">g</text:span><text:span text:style-name="T1">a</text:span> lavar roupas</text:p>
      <text:p text:style-name="P8"><text:tab/><text:span text:style-name="T1">nabakena</text:span><text:span text:style-name="T2">g</text:span><text:span text:style-name="T1">ana</text:span><text:span text:style-name="T2">g</text:span><text:span text:style-name="T1">alo</text:span> lavadeira</text:p>
      <text:p text:style-name="P8"/>
      <text:p text:style-name="P8"><text:span text:style-name="T1">nabiao<text:tab/>nabiotedi</text:span> <text:span text:style-name="T4">subst fem</text:span> <text:span text:style-name="T1">rã</text:span> tipo que sobe parede</text:p>
      <text:p text:style-name="P8"/>
      <text:p text:style-name="P8"><text:span text:style-name="T1">nabide</text:span><text:span text:style-name="T2">g</text:span><text:span text:style-name="T1">egi<text:tab/>nabida</text:span><text:span text:style-name="T2">g</text:span><text:span text:style-name="T1">a</text:span> <text:span text:style-name="T4">adj</text:span> <text:span text:style-name="T1">preto</text:span></text:p>
      <text:p text:style-name="P8"><text:tab/><text:span text:style-name="T1">nabidi</text:span> preto</text:p>
      <text:p text:style-name="P8"/>
      <text:p text:style-name="P8"><text:span text:style-name="T1">nabidi</text:span><text:tab/><text:span text:style-name="T4">adj</text:span> <text:span text:style-name="T1">preto</text:span> feito preto, pode ser porque queimou</text:p>
      <text:p text:style-name="P8"><text:tab/><text:span text:style-name="T1">nabide</text:span><text:span text:style-name="T2">g</text:span><text:span text:style-name="T1">egi</text:span> feito preto</text:p>
      <text:p text:style-name="P8"/>
      <text:p text:style-name="P8"><text:span text:style-name="T1">naboca</text:span><text:span text:style-name="T2">g</text:span><text:span text:style-name="T1">a</text:span><text:tab/><text:span text:style-name="T4">subst masc</text:span> <text:span text:style-name="T1">fraqueza</text:span></text:p>
      <text:p text:style-name="P8"><text:tab/><text:span text:style-name="T2">g</text:span><text:span text:style-name="T1">odaboca</text:span><text:span text:style-name="T2">g</text:span><text:span text:style-name="T1">a</text:span> nossa fraqueza</text:p>
      <text:p text:style-name="P8"/>
      <text:p text:style-name="P8"><text:span text:style-name="T1">nabo</text:span><text:span text:style-name="T2">g</text:span><text:span text:style-name="T1">otakana</text:span><text:span text:style-name="T2">g</text:span><text:span text:style-name="T1">adi</text:span><text:tab/><text:span text:style-name="T4">subst masc</text:span> <text:span text:style-name="T1">fermento</text:span></text:p>
      <text:p text:style-name="P8"><text:tab/><text:span text:style-name="T1">labo</text:span><text:span text:style-name="T2">g</text:span><text:span text:style-name="T1">otakana</text:span><text:span text:style-name="T2">g</text:span><text:span text:style-name="T1">adi</text:span> fermento dele</text:p>
      <text:p text:style-name="P8"><text:tab/><text:span text:style-name="T1">nabookojegi</text:span> <text:span text:style-name="T4">(sinôn)</text:span></text:p>
      <text:p text:style-name="P8"/>
      <text:p text:style-name="P8"><text:span text:style-name="T1">nabookojegi</text:span><text:tab/><text:span text:style-name="T4">subst masc</text:span> <text:span text:style-name="T1">fermento</text:span></text:p>
      <text:p text:style-name="P8"><text:tab/><text:span text:style-name="T1">labookojegi</text:span> fermento dele</text:p>
      <text:p text:style-name="P8"><text:tab/><text:span text:style-name="T1">nabo</text:span><text:span text:style-name="T2">g</text:span><text:span text:style-name="T1">otakana</text:span><text:span text:style-name="T2">g</text:span><text:span text:style-name="T1">adi</text:span> <text:span text:style-name="T4">(sinôn)</text:span></text:p>
      <text:p text:style-name="P8"/>
      <text:p text:style-name="P8"><text:span text:style-name="T1">-nabo(tigi)</text:span><text:tab/><text:span text:style-name="T4">vi</text:span> <text:span text:style-name="T1">boiar</text:span></text:p>
      <text:p text:style-name="P8"/>
      <text:p text:style-name="P8"><text:span text:style-name="T1">nacipa</text:span><text:span text:style-name="T2">g</text:span><text:span text:style-name="T1">adi<text:tab/>nacipa</text:span><text:span text:style-name="T2">g</text:span><text:span text:style-name="T1">atedi</text:span> <text:span text:style-name="T4">subst masc</text:span> <text:span text:style-name="T1">bebida</text:span></text:p>
      <text:p text:style-name="P8"><text:tab/><text:span text:style-name="T1">-acipe</text:span> tomar, beber</text:p>
      <text:p text:style-name="P8"/>
      <text:p text:style-name="P8">[Seite 119]</text:p>
      <text:p text:style-name="P8">[Spalte 2]</text:p>
      <text:p text:style-name="P8"/>
      <text:p text:style-name="P8"><text:span text:style-name="T1">nacipa</text:span><text:span text:style-name="T2">g</text:span><text:span text:style-name="T1">axi<text:tab/>nacipa</text:span><text:span text:style-name="T2">g</text:span><text:span text:style-name="T1">axiidi</text:span> <text:span text:style-name="T4">subst fem</text:span> <text:span text:style-name="T1">1 vasilha 2 bar</text:span></text:p>
      <text:p text:style-name="P8"><text:tab/><text:span text:style-name="T1">-acipe</text:span> beber, tomar</text:p>
      <text:p text:style-name="P8"/>
      <text:p text:style-name="P8"><text:span text:style-name="T1">nadedi</text:span><text:tab/><text:span text:style-name="T4">adj</text:span> <text:span text:style-name="T1">inchado</text:span></text:p>
      <text:p text:style-name="P8"/>
      <text:p text:style-name="P8"><text:span text:style-name="T1">-nadeegi</text:span><text:tab/><text:span text:style-name="T4">vt</text:span> <text:span text:style-name="T1">trazer</text:span></text:p>
      <text:p text:style-name="P8"><text:tab/><text:span text:style-name="T1">-adeegi</text:span> levar</text:p>
      <text:p text:style-name="P8"><text:tab/><text:span text:style-name="T1">-noodi</text:span> trazer (só no passado)</text:p>
      <text:p text:style-name="P8"/>
      <text:p text:style-name="P8"><text:soft-page-break/><text:span text:style-name="T1">nadeena</text:span><text:span text:style-name="T2">g</text:span><text:span text:style-name="T1">ane</text:span><text:span text:style-name="T2">g</text:span><text:span text:style-name="T1">egi<text:tab/>nadee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desafio</text:span> por aconselhar ou recomendar</text:p>
      <text:p text:style-name="P8"><text:tab/><text:span text:style-name="T1">-iladee</text:span> aconselhar</text:p>
      <text:p text:style-name="P8"/>
      <text:p text:style-name="P8"><text:span text:style-name="T1">nadegogo<text:tab/>nadegogoijadi</text:span> <text:span text:style-name="T4">subst masc</text:span> <text:span text:style-name="T1">capim</text:span></text:p>
      <text:p text:style-name="P8"><text:tab/><text:span text:style-name="T1">nadegocawaanigi</text:span> grama</text:p>
      <text:p text:style-name="P8"/>
      <text:p text:style-name="P8"><text:span text:style-name="T1">nadegogo-danice</text:span><text:tab/><text:span text:style-name="T4">subst masc</text:span> <text:span text:style-name="T1">capim cidreira</text:span></text:p>
      <text:p text:style-name="P8"/>
      <text:p text:style-name="P8"><text:span text:style-name="T1">-nadi</text:span><text:tab/><text:span text:style-name="T4">vt</text:span> <text:span text:style-name="T1">ver</text:span></text:p>
      <text:p text:style-name="P8"><text:tab/><text:span text:style-name="T5">-na-aadi</text:span><text:span text:style-name="T4"> (fala da mulher)</text:span></text:p>
      <text:p text:style-name="P8"><text:tab/><text:span text:style-name="T1">-iwi</text:span> espiar, enxergar, olhar</text:p>
      <text:p text:style-name="P8"/>
      <text:p text:style-name="P8"><text:span text:style-name="T1">-nadí</text:span><text:tab/><text:span text:style-name="T4">vi</text:span> <text:span text:style-name="T1">pintar-se</text:span> com desenhos Kadiwéu para certas festas para enfeitar-se</text:p>
      <text:p text:style-name="P8"><text:tab/><text:span text:style-name="T1">nadina</text:span><text:span text:style-name="T2">g</text:span><text:span text:style-name="T1">ajegi</text:span> enfeite, pintura</text:p>
      <text:p text:style-name="P8"><text:tab/><text:span text:style-name="T1">-nadi(tiogilo)</text:span> enfeitar-se</text:p>
      <text:p text:style-name="P8"><text:tab/><text:span text:style-name="T1">nadi(tigilo)</text:span> pintar-se com cores diferentes</text:p>
      <text:p text:style-name="P8"><text:span text:style-name="T1">-nadila</text:span><text:tab/><text:span text:style-name="T4">vt</text:span> <text:span text:style-name="T1">emprestar</text:span></text:p>
      <text:p text:style-name="P8"><text:tab/><text:span text:style-name="T1">nadila</text:span><text:span text:style-name="T2">g</text:span><text:span text:style-name="T1">a</text:span> coisas emprestadas</text:p>
      <text:p text:style-name="P8"><text:tab/><text:span text:style-name="T1">yadila</text:span><text:span text:style-name="T2">g</text:span><text:span text:style-name="T1">a</text:span> minhas coisas emprestadas (por mim)</text:p>
      <text:p text:style-name="P8"/>
      <text:p text:style-name="P8"><text:span text:style-name="T1">nadina</text:span><text:span text:style-name="T2">g</text:span><text:span text:style-name="T1">ajegi<text:tab/>nadina</text:span><text:span text:style-name="T2">g</text:span><text:span text:style-name="T1">ajetecidi</text:span></text:p>
      <text:p text:style-name="P8"><text:tab/><text:span text:style-name="T1">nadina</text:span><text:span text:style-name="T2">g</text:span><text:span text:style-name="T1">ajetedi</text:span> <text:span text:style-name="T4">(plural alternativo) subst masc</text:span> <text:span text:style-name="T1">1 enfeite 2 pintura</text:span> no corpo</text:p>
      <text:p text:style-name="P8"><text:tab/><text:span text:style-name="T1">-nadine</text:span><text:span text:style-name="T2">g</text:span><text:span text:style-name="T1">e</text:span> pintar, colorir</text:p>
      <text:p text:style-name="P8"><text:tab/><text:span text:style-name="T1">-nadí</text:span> pintar-se</text:p>
      <text:p text:style-name="P8"/>
      <text:p text:style-name="P8">[Seite 120]</text:p>
      <text:p text:style-name="P8">[Spalte 1]</text:p>
      <text:p text:style-name="P8"/>
      <text:p text:style-name="P8"><text:span text:style-name="T1">nadina</text:span><text:span text:style-name="T2">g</text:span><text:span text:style-name="T1">ane</text:span><text:span text:style-name="T2">g</text:span><text:span text:style-name="T1">egi<text:tab/>nadi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pintura</text:span> pode ser corpo ou quadro</text:p>
      <text:p text:style-name="P8"/>
      <text:p text:style-name="P8"><text:span text:style-name="T1">-nadine</text:span><text:span text:style-name="T2">g</text:span><text:span text:style-name="T1">e</text:span><text:tab/><text:span text:style-name="T4">vt</text:span> <text:span text:style-name="T1">1 pintar 2 colorir 3 enfeitar</text:span></text:p>
      <text:p text:style-name="P8"><text:tab/><text:span text:style-name="T1">-nadí</text:span> pintar-se</text:p>
      <text:p text:style-name="P8"><text:tab/><text:span text:style-name="T1">-nadi(tigilo)</text:span> enfeitar-se</text:p>
      <text:p text:style-name="P8"><text:tab/><text:span text:style-name="T1">nadina</text:span><text:span text:style-name="T2">g</text:span><text:span text:style-name="T1">ajegi</text:span> enfeite, pintura</text:p>
      <text:p text:style-name="P8"/>
      <text:p text:style-name="P8"><text:span text:style-name="T1">-nadi(tigilo)</text:span><text:tab/><text:span text:style-name="T4">vt</text:span> <text:span text:style-name="T1">enfeitar-se</text:span> com cores diferentes</text:p>
      <text:p text:style-name="P8"><text:tab/><text:span text:style-name="T1">-nadí</text:span> pintar-se</text:p>
      <text:p text:style-name="P8"/>
      <text:p text:style-name="P8"><text:span text:style-name="T1">nadokojegi<text:tab/>nadokojetedi</text:span> <text:span text:style-name="T4">subst masc</text:span> <text:span text:style-name="T1">perfume</text:span></text:p>
      <text:p text:style-name="P8"><text:tab/><text:span text:style-name="T1">ladokojegi</text:span> perfume dele/dela</text:p>
      <text:p text:style-name="P8"><text:tab/><text:span text:style-name="T2">g</text:span><text:span text:style-name="T1">onadokojegi</text:span> nosso perfume</text:p>
      <text:p text:style-name="P8"/>
      <text:p text:style-name="P8"><text:span text:style-name="T1">nadone</text:span><text:span text:style-name="T2">g</text:span><text:span text:style-name="T1">egi<text:tab/>nadone</text:span><text:span text:style-name="T2">g</text:span><text:span text:style-name="T1">eco</text:span> <text:span text:style-name="T4">subst masc</text:span> <text:span text:style-name="T1">casamento</text:span></text:p>
      <text:p text:style-name="P8"><text:tab/><text:span text:style-name="T1">-ado</text:span> casar-se</text:p>
      <text:p text:style-name="P8"/>
      <text:p text:style-name="P8"><text:span text:style-name="T1">-nadoo</text:span><text:span text:style-name="T2">g</text:span><text:span text:style-name="T1">odi</text:span><text:tab/><text:span text:style-name="T4">vt</text:span> <text:span text:style-name="T1">1 derramar 2 esvaziar</text:span></text:p>
      <text:p text:style-name="P8"><text:tab/><text:span text:style-name="T1">-ado(tice)</text:span> esvaziar, derramar</text:p>
      <text:p text:style-name="P8"/>
      <text:p text:style-name="P8"><text:span text:style-name="T1">nagaagena<text:tab/>nagaagenali</text:span> <text:span text:style-name="T4">subst fem</text:span> <text:span text:style-name="T1">carreta</text:span></text:p>
      <text:p text:style-name="P8"><text:tab/><text:span text:style-name="T1">nagaagenawaana</text:span> pequeno carrinho com rodas</text:p>
      <text:p text:style-name="P8"><text:tab/><text:span text:style-name="T1">lagaagena</text:span> carreta dele</text:p>
      <text:p text:style-name="P8"/>
      <text:p text:style-name="P8"><text:soft-page-break/><text:span text:style-name="T1">nagawini</text:span><text:tab/><text:span text:style-name="T4">cond</text:span> <text:span text:style-name="T1">1 seria 2 teria</text:span></text:p>
      <text:p text:style-name="P8"><text:tab/><text:span text:style-name="T1">da</text:span><text:span text:style-name="T2">g</text:span><text:span text:style-name="T1">a nagawini</text:span> seria, teria</text:p>
      <text:p text:style-name="P8"/>
      <text:p text:style-name="P8"><text:span text:style-name="T1">-nage</text:span><text:tab/><text:span text:style-name="T4">vt</text:span> <text:span text:style-name="T1">adiantar</text:span> fazer vir mais depressa</text:p>
      <text:p text:style-name="P8"/>
      <text:p text:style-name="P8"><text:span text:style-name="T1">nagoodi<text:tab/>nagoodoli</text:span> <text:span text:style-name="T4">excl</text:span> <text:span text:style-name="T1">coitado!</text:span></text:p>
      <text:p text:style-name="P8"><text:tab/><text:span text:style-name="T1">Nagoodo</text:span> coitada! usa-se a forma plural quando tem grupo de coitados</text:p>
      <text:p text:style-name="P8"><text:tab/><text:span text:style-name="T1">naagodi-noiigi</text:span> uma coitada multidão</text:p>
      <text:p text:style-name="P8"/>
      <text:p text:style-name="P8">[Seite 120]</text:p>
      <text:p text:style-name="P8">[Spalte 2]</text:p>
      <text:p text:style-name="P8"/>
      <text:p text:style-name="P8"><text:span text:style-name="T1">na</text:span><text:span text:style-name="T2">g</text:span><text:span text:style-name="T1">a</text:span><text:tab/><text:span text:style-name="T4">intro</text:span> <text:span text:style-name="T1">quando, daí</text:span></text:p>
      <text:p text:style-name="P8"><text:tab/><text:span text:style-name="T1">nagaana</text:span><text:span text:style-name="T2">g</text:span><text:span text:style-name="T1">a</text:span> <text:span text:style-name="T4">(forma antiga)</text:span></text:p>
      <text:p text:style-name="P8"><text:tab/><text:span text:style-name="T1">ena</text:span><text:span text:style-name="T2">g</text:span><text:span text:style-name="T1">a</text:span> e então <text:span text:style-name="T4">(parte de seqüência)</text:span></text:p>
      <text:p text:style-name="P8"/>
      <text:p text:style-name="P8"><text:span text:style-name="T1">na</text:span><text:span text:style-name="T2">g</text:span><text:span text:style-name="T1">aa</text:span><text:span text:style-name="T2">g</text:span><text:span text:style-name="T1">axi<text:tab/>na</text:span><text:span text:style-name="T2">g</text:span><text:span text:style-name="T1">aa</text:span><text:span text:style-name="T2">g</text:span><text:span text:style-name="T1">axidi</text:span> <text:span text:style-name="T4">subst fem</text:span> <text:span text:style-name="T1">1 vasilha 2 pote 3 caixa</text:span></text:p>
      <text:p text:style-name="P8"><text:tab/><text:span text:style-name="T1">la</text:span><text:span text:style-name="T2">g</text:span><text:span text:style-name="T1">aa</text:span><text:span text:style-name="T2">g</text:span><text:span text:style-name="T1">axi</text:span> pote, vasilha ou caixa dele/dela</text:p>
      <text:p text:style-name="P8"/>
      <text:p text:style-name="P8"><text:span text:style-name="T1">na</text:span><text:span text:style-name="T2">g</text:span><text:span text:style-name="T1">aca</text:span><text:tab/><text:span text:style-name="T4">dem fem</text:span> <text:span text:style-name="T1">essa</text:span></text:p>
      <text:p text:style-name="P8"><text:tab/><text:span text:style-name="T1">ni</text:span><text:span text:style-name="T2">g</text:span><text:span text:style-name="T1">ica</text:span> <text:span text:style-name="T4">(forma masc)</text:span> coisa não vista</text:p>
      <text:p text:style-name="P8"/>
      <text:p text:style-name="P8"><text:span text:style-name="T1">na</text:span><text:span text:style-name="T2">g</text:span><text:span text:style-name="T1">acole</text:span><text:tab/><text:span text:style-name="T4">adj</text:span> <text:span text:style-name="T1">meio-branco</text:span> cor de cavalo</text:p>
      <text:p text:style-name="P8"/>
      <text:p text:style-name="P8"><text:span text:style-name="T1">na</text:span><text:span text:style-name="T2">g</text:span><text:span text:style-name="T1">acoliwa</text:span><text:span text:style-name="T2">g</text:span><text:span text:style-name="T1">a<text:tab/>na</text:span><text:span text:style-name="T2">g</text:span><text:span text:style-name="T1">acoliwa</text:span><text:span text:style-name="T2">g</text:span><text:span text:style-name="T1">aijadi</text:span> <text:span text:style-name="T4">subst fem</text:span> <text:span text:style-name="T1">abacaxi</text:span></text:p>
      <text:p text:style-name="P8"><text:tab/><text:span text:style-name="T1">na</text:span><text:span text:style-name="T2">g</text:span><text:span text:style-name="T1">acoliwali</text:span> <text:span text:style-name="T4">(forma antiga do plural)</text:span></text:p>
      <text:p text:style-name="P8"/>
      <text:p text:style-name="P8"><text:span text:style-name="T1">na</text:span><text:span text:style-name="T2">g</text:span><text:span text:style-name="T1">ada<text:tab/>ni</text:span><text:span text:style-name="T2">g</text:span><text:span text:style-name="T1">idoa</text:span> <text:span text:style-name="T4">dem fem</text:span> <text:span text:style-name="T1">essa</text:span></text:p>
      <text:p text:style-name="P8"><text:tab/><text:span text:style-name="T1">ni</text:span><text:span text:style-name="T2">g</text:span><text:span text:style-name="T1">ida</text:span> <text:span text:style-name="T4">(forma masc)</text:span> pessoa em pé, coisa no vertical, p.ex. animal morto e suspendido</text:p>
      <text:p text:style-name="P8"><text:tab/><text:span text:style-name="T1">na</text:span><text:span text:style-name="T2">g</text:span><text:span text:style-name="T1">adoda</text:span> <text:span text:style-name="T4">(forma dim)</text:span></text:p>
      <text:p text:style-name="P8"/>
      <text:p text:style-name="P8"><text:span text:style-name="T1">na</text:span><text:span text:style-name="T2">g</text:span><text:span text:style-name="T1">adi<text:tab/>ni</text:span><text:span text:style-name="T2">g</text:span><text:span text:style-name="T1">idiwa </text:span><text:span text:style-name="T5">dem fem</text:span><text:span text:style-name="T1"> aquela</text:span></text:p>
      <text:p text:style-name="P8"><text:tab/><text:span text:style-name="T1">ni</text:span><text:span text:style-name="T2">g</text:span><text:span text:style-name="T1">idi</text:span> <text:span text:style-name="T4">(forma masc)</text:span> animal deitado ou morto, pessoa deitada, plantação cortada</text:p>
      <text:p text:style-name="P8"/>
      <text:p text:style-name="P8"><text:span text:style-name="T1">na</text:span><text:span text:style-name="T2">g</text:span><text:span text:style-name="T1">a</text:span><text:span text:style-name="T2">g</text:span><text:span text:style-name="T1">a</text:span><text:tab/><text:span text:style-name="T4">conj</text:span> <text:span text:style-name="T1">também</text:span></text:p>
      <text:p text:style-name="P8"><text:tab/><text:span text:style-name="T1">aa</text:span><text:span text:style-name="T2">g</text:span><text:span text:style-name="T1">a</text:span><text:span text:style-name="T2">g</text:span><text:span text:style-name="T1">a</text:span> também</text:p>
      <text:p text:style-name="P8"/>
      <text:p text:style-name="P8"><text:span text:style-name="T1">na</text:span><text:span text:style-name="T2">g</text:span><text:span text:style-name="T1">ajegi<text:tab/>na</text:span><text:span text:style-name="T2">g</text:span><text:span text:style-name="T1">ajecidi</text:span> <text:span text:style-name="T4">subst masc</text:span> <text:span text:style-name="T1">coisa boa esperada</text:span> p.ex. galardão</text:p>
      <text:p text:style-name="P8"><text:tab/><text:span text:style-name="T2">g</text:span><text:span text:style-name="T1">ona</text:span><text:span text:style-name="T2">g</text:span><text:span text:style-name="T1">ajegi</text:span> nosso galardão</text:p>
      <text:p text:style-name="P8"><text:tab/><text:span text:style-name="T1">la</text:span><text:span text:style-name="T2">g</text:span><text:span text:style-name="T1">ajegi</text:span> galardão dele</text:p>
      <text:p text:style-name="P8"/>
      <text:p text:style-name="P8"><text:span text:style-name="T1">na</text:span><text:span text:style-name="T2">g</text:span><text:span text:style-name="T1">ajo<text:tab/>ni</text:span><text:span text:style-name="T2">g</text:span><text:span text:style-name="T1">ijoa</text:span> <text:span text:style-name="T4">dem fem</text:span> <text:span text:style-name="T1">aquela</text:span></text:p>
      <text:p text:style-name="P8"><text:tab/><text:span text:style-name="T1">ni</text:span><text:span text:style-name="T2">g</text:span><text:span text:style-name="T1">ijo</text:span> <text:span text:style-name="T4">(forma masc)</text:span> coisa indo</text:p>
      <text:p text:style-name="P8"><text:tab/><text:span text:style-name="T1">na</text:span><text:span text:style-name="T2">g</text:span><text:span text:style-name="T1">ajoda</text:span> <text:span text:style-name="T4">(forma dim)</text:span></text:p>
      <text:p text:style-name="P8"/>
      <text:p text:style-name="P8">[Seite 121]</text:p>
      <text:p text:style-name="P8">[Spalte 1]</text:p>
      <text:p text:style-name="P8"/>
      <text:p text:style-name="P8"><text:span text:style-name="T1">na</text:span><text:span text:style-name="T2">g</text:span><text:span text:style-name="T1">alee</text:span><text:tab/><text:span text:style-name="T4">adv neg</text:span> <text:span text:style-name="T1">não mais ...</text:span></text:p>
      <text:p text:style-name="P8"/>
      <text:p text:style-name="P8"><text:span text:style-name="T1">na</text:span><text:span text:style-name="T2">g</text:span><text:span text:style-name="T1">aleeka</text:span><text:tab/><text:span text:style-name="T4">intro</text:span> <text:span text:style-name="T1">daí, agora começou</text:span></text:p>
      <text:p text:style-name="P8"><text:tab/><text:span text:style-name="T5">ne</text:span><text:span text:style-name="T3">g</text:span><text:span text:style-name="T5">e-eeka</text:span><text:span text:style-name="T4"> (fala da mulher)</text:span></text:p>
      <text:p text:style-name="P8"><text:soft-page-break/><text:tab/><text:span text:style-name="T1">alee</text:span> daí, depois</text:p>
      <text:p text:style-name="P8"><text:tab/><text:span text:style-name="T1">eka</text:span> agora para frente, começando</text:p>
      <text:p text:style-name="P8"/>
      <text:p text:style-name="P8"><text:span text:style-name="T1">na</text:span><text:span text:style-name="T2">g</text:span><text:span text:style-name="T1">amale</text:span><text:span text:style-name="T2">g</text:span><text:span text:style-name="T1">egi<text:tab/>na</text:span><text:span text:style-name="T2">g</text:span><text:span text:style-name="T1">amale</text:span><text:span text:style-name="T2">g</text:span><text:span text:style-name="T1">eco</text:span> <text:span text:style-name="T4">subst masc</text:span> <text:span text:style-name="T1">fraqueza</text:span> pessoas e animais</text:p>
      <text:p text:style-name="P8"><text:tab/><text:span text:style-name="T2">g</text:span><text:span text:style-name="T1">o</text:span><text:span text:style-name="T2">g</text:span><text:span text:style-name="T1">amale</text:span><text:span text:style-name="T2">g</text:span><text:span text:style-name="T1">egi</text:span> nossa fraqueza</text:p>
      <text:p text:style-name="P8"/>
      <text:p text:style-name="P8"><text:span text:style-name="T1">na</text:span><text:span text:style-name="T2">g</text:span><text:span text:style-name="T1">ana<text:tab/>ni</text:span><text:span text:style-name="T2">g</text:span><text:span text:style-name="T1">inoa</text:span> <text:span text:style-name="T4">dem fem</text:span> <text:span text:style-name="T1">essa</text:span></text:p>
      <text:p text:style-name="P8"><text:tab/><text:span text:style-name="T1">ni</text:span><text:span text:style-name="T2">g</text:span><text:span text:style-name="T1">ina</text:span> <text:span text:style-name="T4">(forma masc)</text:span> algo ou pessoa vindo</text:p>
      <text:p text:style-name="P8"><text:tab/><text:span text:style-name="T1">na</text:span><text:span text:style-name="T2">g</text:span><text:span text:style-name="T1">anoda</text:span> <text:span text:style-name="T4">(forma dim)</text:span></text:p>
      <text:p text:style-name="P8"/>
      <text:p text:style-name="P8"><text:span text:style-name="T1">na</text:span><text:span text:style-name="T2">g</text:span><text:span text:style-name="T1">ani<text:tab/>ni</text:span><text:span text:style-name="T2">g</text:span><text:span text:style-name="T1">iniwa</text:span> <text:span text:style-name="T4">dem fem</text:span> <text:span text:style-name="T1">esta</text:span></text:p>
      <text:p text:style-name="P8"><text:tab/><text:span text:style-name="T1">ni</text:span><text:span text:style-name="T2">g</text:span><text:span text:style-name="T1">ini</text:span> <text:span text:style-name="T4">(forma masc)</text:span> animal em pé, mulher sentada</text:p>
      <text:p text:style-name="P8"/>
      <text:p text:style-name="P8"><text:span text:style-name="T1">na</text:span><text:span text:style-name="T2">g</text:span><text:span text:style-name="T1">ata</text:span><text:span text:style-name="T2">g</text:span><text:span text:style-name="T1">adi<text:tab/>na</text:span><text:span text:style-name="T2">g</text:span><text:span text:style-name="T1">ata</text:span><text:span text:style-name="T2">g</text:span><text:span text:style-name="T1">atedi</text:span> <text:span text:style-name="T4">subst masc</text:span> <text:span text:style-name="T1">1 cova 2 esconderijo</text:span></text:p>
      <text:p text:style-name="P8"/>
      <text:p text:style-name="P8"><text:span text:style-name="T1">na</text:span><text:span text:style-name="T2">g</text:span><text:span text:style-name="T1">atetigi<text:tab/>na</text:span><text:span text:style-name="T2">g</text:span><text:span text:style-name="T1">atetico</text:span> <text:span text:style-name="T4">subst masc</text:span> <text:span text:style-name="T1">1 autoridade 2 posição</text:span></text:p>
      <text:p text:style-name="P8"><text:tab/><text:span text:style-name="T2">g</text:span><text:span text:style-name="T1">ona</text:span><text:span text:style-name="T2">g</text:span><text:span text:style-name="T1">atetigi</text:span> nossa autoridade</text:p>
      <text:p text:style-name="P8"><text:tab/><text:span text:style-name="T1">ina</text:span><text:span text:style-name="T2">g</text:span><text:span text:style-name="T1">atetigi</text:span> minha autoridade</text:p>
      <text:p text:style-name="P8"/>
      <text:p text:style-name="P8"><text:span text:style-name="T1">-na</text:span><text:span text:style-name="T2">g</text:span><text:span text:style-name="T1">axa(teloco)</text:span><text:tab/><text:span text:style-name="T4">vt</text:span> <text:span text:style-name="T1">1 exceder 2 passar por algo</text:span> passar por perto ultrapassando</text:p>
      <text:p text:style-name="P8"/>
      <text:p text:style-name="P8"><text:span text:style-name="T1">naigi<text:tab/>naicoli</text:span> <text:span text:style-name="T4">subst masc</text:span> <text:span text:style-name="T1">caminho</text:span></text:p>
      <text:p text:style-name="P8"><text:tab/><text:span text:style-name="T5">na-aaigi</text:span><text:span text:style-name="T4"> (fala da mulher)</text:span> fora da cidade, pode ser usado com sentido abstrato</text:p>
      <text:p text:style-name="P8"><text:tab/><text:span text:style-name="T2">g</text:span><text:span text:style-name="T1">anaicoli</text:span> seus caminhos</text:p>
      <text:p text:style-name="P8"><text:tab/><text:span text:style-name="T1">naicawaanigi</text:span> trilho</text:p>
      <text:p text:style-name="P8"><text:tab/><text:span text:style-name="T1">inaigi</text:span> meu caminho</text:p>
      <text:p text:style-name="P8"/>
      <text:p text:style-name="P8"><text:span text:style-name="T1">naigijegi<text:tab/>naigijedi</text:span> <text:span text:style-name="T4">subst masc ou fem</text:span> <text:span text:style-name="T1">animal no caminho</text:span></text:p>
      <text:p text:style-name="P8"/>
      <text:p text:style-name="P8">[Seite 121]</text:p>
      <text:p text:style-name="P8">[Spalte 2]</text:p>
      <text:p text:style-name="P8"/>
      <text:p text:style-name="P8"><text:span text:style-name="T1">naigo</text:span><text:tab/><text:span text:style-name="T4">subst</text:span> <text:span text:style-name="T1">matança</text:span></text:p>
      <text:p text:style-name="P8"><text:tab/><text:span text:style-name="T1">laigo</text:span> matança dele</text:p>
      <text:p text:style-name="P8"/>
      <text:p text:style-name="P8"><text:span text:style-name="T1">naijegi<text:tab/>naijedi</text:span> <text:span text:style-name="T4">subst masc</text:span> <text:span text:style-name="T1">morto</text:span></text:p>
      <text:p text:style-name="P8"><text:tab/><text:span text:style-name="T1">naije</text:span> <text:span text:style-name="T4">(forma fem)</text:span></text:p>
      <text:p text:style-name="P8"><text:tab/><text:span text:style-name="T1">laijedi</text:span> mortos dele</text:p>
      <text:p text:style-name="P8"><text:tab/><text:span text:style-name="T1">-aije</text:span> matar pessoas</text:p>
      <text:p text:style-name="P8"/>
      <text:p text:style-name="P8"><text:span text:style-name="T1">naijeke</text:span><text:span text:style-name="T2">g</text:span><text:span text:style-name="T1">egi<text:tab/>naijeke</text:span><text:span text:style-name="T2">g</text:span><text:span text:style-name="T1">eco</text:span> <text:span text:style-name="T4">subst masc</text:span> <text:span text:style-name="T1">homicídio</text:span> crime</text:p>
      <text:p text:style-name="P8"><text:tab/><text:span text:style-name="T1">-aije</text:span> matar pessoas</text:p>
      <text:p text:style-name="P8"><text:tab/><text:span text:style-name="T1">naijedi</text:span> mortos</text:p>
      <text:p text:style-name="P8"/>
      <text:p text:style-name="P8"><text:span text:style-name="T1">najice<text:tab/>najiceli</text:span> <text:span text:style-name="T4">subst fem</text:span> <text:span text:style-name="T1">bochecha</text:span></text:p>
      <text:p text:style-name="P8"><text:tab/><text:span text:style-name="T1">lajice</text:span> bochecha dele</text:p>
      <text:p text:style-name="P8"/>
      <text:p text:style-name="P8"><text:span text:style-name="T1">najidi<text:tab/>najitali</text:span> <text:span text:style-name="T4">subst masc</text:span> <text:span text:style-name="T1">1 banha, gordura 2 graxa 3 óleo</text:span></text:p>
      <text:p text:style-name="P8"><text:tab/><text:span text:style-name="T2">g</text:span><text:span text:style-name="T1">onajidi</text:span> nossa banha, graxa, gordura ou óleo</text:p>
      <text:p text:style-name="P8"><text:tab/><text:span text:style-name="T1">lajidi</text:span> banha, graxa, etc dele</text:p>
      <text:p text:style-name="P8"/>
      <text:p text:style-name="P8"><text:span text:style-name="T1">naji</text:span><text:span text:style-name="T2">g</text:span><text:span text:style-name="T1">a</text:span><text:tab/><text:span text:style-name="T4">subst masc</text:span> <text:span text:style-name="T1">garoa</text:span></text:p>
      <text:p text:style-name="P8"><text:soft-page-break/><text:tab/><text:span text:style-name="T1">daji</text:span> está garoando</text:p>
      <text:p text:style-name="P8"/>
      <text:p text:style-name="P8"><text:span text:style-name="T1">najiigi<text:tab/>najico</text:span> <text:span text:style-name="T4">subst masc</text:span> <text:span text:style-name="T1">fartura</text:span> o que sobra</text:p>
      <text:p text:style-name="P8"/>
      <text:p text:style-name="P8"><text:span text:style-name="T1">najiinigo<text:tab/>najiixodi</text:span> <text:span text:style-name="T4">subst masc</text:span> <text:span text:style-name="T1">seriema</text:span></text:p>
      <text:p text:style-name="P8"/>
      <text:p text:style-name="P8"><text:span text:style-name="T1">najiniciwa</text:span><text:span text:style-name="T2">g</text:span><text:span text:style-name="T1">a<text:tab/>najiniwiwadi</text:span> <text:span text:style-name="T4">subst masc</text:span> <text:span text:style-name="T1">mutum</text:span> pássaro</text:p>
      <text:p text:style-name="P8"/>
      <text:p text:style-name="P8"><text:span text:style-name="T1">-najipa</text:span><text:tab/><text:span text:style-name="T4">vi</text:span> <text:span text:style-name="T1">ouvir</text:span></text:p>
      <text:p text:style-name="P8"><text:tab/><text:span text:style-name="T1">-ajipa(ta)</text:span> ouvir, escutar</text:p>
      <text:p text:style-name="P8"/>
      <text:p text:style-name="P8"><text:span text:style-name="T1">najo<text:tab/>najoli</text:span> <text:span text:style-name="T4">subst masc ou fem</text:span> <text:span text:style-name="T1">ferramenta</text:span> coisa na mão para fazer algo</text:p>
      <text:p text:style-name="P8"/>
      <text:p text:style-name="P8"><text:span text:style-name="T1">-najoi</text:span><text:tab/><text:span text:style-name="T4">vi</text:span> <text:span text:style-name="T1">mandar uma recomendação</text:span></text:p>
      <text:p text:style-name="P8"><text:tab/><text:span text:style-name="T1">-ajoi</text:span> recomendar, dar um conselho</text:p>
      <text:p text:style-name="P8"/>
      <text:p text:style-name="P8">[Seite 122]</text:p>
      <text:p text:style-name="P8">[Spalte 1]</text:p>
      <text:p text:style-name="P8"/>
      <text:p text:style-name="P8"><text:span text:style-name="T1">najoina</text:span><text:span text:style-name="T2">g</text:span><text:span text:style-name="T1">aje<text:tab/>najoina</text:span><text:span text:style-name="T2">g</text:span><text:span text:style-name="T1">ajetedi</text:span> <text:span text:style-name="T4">subst fem</text:span> <text:span text:style-name="T1">1 lista 2 encomenda</text:span></text:p>
      <text:p text:style-name="P8"><text:tab/><text:span text:style-name="T1">-ajoina</text:span><text:span text:style-name="T2">g</text:span><text:span text:style-name="T1">a</text:span> mandar chamar, encomendar</text:p>
      <text:p text:style-name="P8"/>
      <text:p text:style-name="P8"><text:span text:style-name="T1">najoina</text:span><text:span text:style-name="T2">g</text:span><text:span text:style-name="T1">ane</text:span><text:span text:style-name="T2">g</text:span><text:span text:style-name="T1">egi<text:tab/>najoi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1 lei 2 conselho 3 recomendação</text:span></text:p>
      <text:p text:style-name="P8"><text:tab/><text:span text:style-name="T1">-ajoi</text:span> recomendar, dar conselho</text:p>
      <text:p text:style-name="P8"><text:tab/><text:span text:style-name="T2">g</text:span><text:span text:style-name="T1">onajoina</text:span><text:span text:style-name="T2">g</text:span><text:span text:style-name="T1">ane</text:span><text:span text:style-name="T2">g</text:span><text:span text:style-name="T1">egi</text:span> nosso conselho, recomendação</text:p>
      <text:p text:style-name="P8"><text:tab/><text:span text:style-name="T1">najoine</text:span><text:span text:style-name="T2">g</text:span><text:span text:style-name="T1">egi</text:span> recomendação <text:span text:style-name="T4">(esta forma não pode ser possessiva)</text:span></text:p>
      <text:p text:style-name="P8"/>
      <text:p text:style-name="P8"><text:span text:style-name="T1">najoine</text:span><text:span text:style-name="T2">g</text:span><text:span text:style-name="T1">egi<text:tab/>najoine</text:span><text:span text:style-name="T2">g</text:span><text:span text:style-name="T1">eco</text:span> <text:span text:style-name="T4">subst masc</text:span> <text:span text:style-name="T1">recomendação</text:span> esta forma não pode ser possessiva</text:p>
      <text:p text:style-name="P8"><text:tab/><text:span text:style-name="T1">-ajoi</text:span> dar um conselho, recomendar</text:p>
      <text:p text:style-name="P8"/>
      <text:p text:style-name="P8"><text:span text:style-name="T1">nakabakena</text:span><text:span text:style-name="T2">g</text:span><text:span text:style-name="T1">ana</text:span><text:span text:style-name="T2">g</text:span><text:span text:style-name="T1">adi</text:span><text:tab/><text:span text:style-name="T1">nakabake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chave</text:span></text:p>
      <text:p text:style-name="P8"/>
      <text:p text:style-name="P8"><text:span text:style-name="T1">nakacitagi<text:tab/>nakacitaka</text:span> <text:span text:style-name="T4">subst masc</text:span> <text:span text:style-name="T1">coisa cortada</text:span></text:p>
      <text:p text:style-name="P8"><text:tab/><text:span text:style-name="T1">nakacitakani</text:span><text:span text:style-name="T2">g</text:span><text:span text:style-name="T1">icajo</text:span> cortador bom</text:p>
      <text:p text:style-name="P8"><text:tab/><text:span text:style-name="T1">nakacitakana</text:span><text:span text:style-name="T2">g</text:span><text:span text:style-name="T1">adi</text:span> cortadores</text:p>
      <text:p text:style-name="P8"><text:tab/><text:span text:style-name="T1">-akagi</text:span> cortar</text:p>
      <text:p text:style-name="P8"/>
      <text:p text:style-name="P8"><text:span text:style-name="T1">nakacitakani</text:span><text:span text:style-name="T2">g</text:span><text:span text:style-name="T1">icajo</text:span><text:tab/><text:span text:style-name="T4">subst masc</text:span> <text:span text:style-name="T1">cortador bom</text:span> usando machado</text:p>
      <text:p text:style-name="P8"><text:tab/><text:span text:style-name="T1">nakacitaka</text:span> coisa cortada</text:p>
      <text:p text:style-name="P8"><text:tab/><text:span text:style-name="T1">-akagidi</text:span> cortar</text:p>
      <text:p text:style-name="P8"/>
      <text:p text:style-name="P8"><text:span text:style-name="T1">nakacodiwa</text:span><text:span text:style-name="T2">g</text:span><text:span text:style-name="T1">a<text:tab/>nakacodiwa</text:span><text:span text:style-name="T2">g</text:span><text:span text:style-name="T1">aijadi</text:span> <text:span text:style-name="T4">subst masc</text:span> <text:span text:style-name="T1">arroz</text:span></text:p>
      <text:p text:style-name="P8"><text:tab/><text:span text:style-name="T1">nakacodiwakijadi</text:span> <text:span text:style-name="T4">(variação do plural)</text:span> <text:span text:style-name="T1">Terena</text:span></text:p>
      <text:p text:style-name="P8"/>
      <text:p text:style-name="P8"><text:span text:style-name="T1">nakaloigo<text:tab/>nakaloiko</text:span> <text:span text:style-name="T4">subst masc</text:span> <text:span text:style-name="T1">comida de caça</text:span></text:p>
      <text:p text:style-name="P8"><text:tab/><text:span text:style-name="T1">lakaloigo</text:span> comida de caça dele</text:p>
      <text:p text:style-name="P8"><text:tab/><text:span text:style-name="T1">-akaloi</text:span> caçar e matar como onça</text:p>
      <text:p text:style-name="P8"/>
      <text:p text:style-name="P8">[Seite 122]</text:p>
      <text:p text:style-name="P8">[Spalte 2]</text:p>
      <text:p text:style-name="P8"/>
      <text:p text:style-name="P8"><text:span text:style-name="T1">nakapetegi<text:tab/>nakapetegipi</text:span> <text:span text:style-name="T4">subst masc</text:span> <text:span text:style-name="T1">1 aquele contra 2 inimigo</text:span></text:p>
      <text:p text:style-name="P8"><text:soft-page-break/><text:tab/><text:span text:style-name="T1">nakapete</text:span> <text:span text:style-name="T4">(forma fem)</text:span></text:p>
      <text:p text:style-name="P8"><text:tab/><text:span text:style-name="T1">lakapetegi</text:span> inimigo dele</text:p>
      <text:p text:style-name="P8"><text:tab/><text:span text:style-name="T1">-akape(tege)</text:span> estar contra, opor</text:p>
      <text:p text:style-name="P8"/>
      <text:p text:style-name="P8"><text:span text:style-name="T1">nakata</text:span><text:span text:style-name="T2">g</text:span><text:span text:style-name="T1">ana</text:span><text:span text:style-name="T2">g</text:span><text:span text:style-name="T1">a<text:tab/>nakata</text:span><text:span text:style-name="T2">g</text:span><text:span text:style-name="T1">anadi</text:span> <text:span text:style-name="T4">subst masc ou fem</text:span> <text:span text:style-name="T1">testemunha</text:span> pessoa presente que viu</text:p>
      <text:p text:style-name="P8"/>
      <text:p text:style-name="P8"><text:span text:style-name="T1">nakatigi<text:tab/>nakata</text:span><text:span text:style-name="T2">g</text:span><text:span text:style-name="T1">a</text:span> <text:span text:style-name="T4">subst masc</text:span> <text:span text:style-name="T1">1 maneira de viver, modo de viver 2 jeito 3 hábito, costume</text:span></text:p>
      <text:p text:style-name="P8"><text:tab/><text:span text:style-name="T1">-akatigi</text:span> maneira de viver, costume ou hábito de</text:p>
      <text:p text:style-name="P8"/>
      <text:p text:style-name="P8"><text:span text:style-name="T1">-nakato</text:span><text:tab/><text:span text:style-name="T4">vt</text:span> <text:span text:style-name="T1">confiar</text:span></text:p>
      <text:p text:style-name="P8"/>
      <text:p text:style-name="P8"><text:span text:style-name="T1">nakatonigi<text:tab/>nakatona</text:span><text:span text:style-name="T2">g</text:span><text:span text:style-name="T1">a</text:span> <text:span text:style-name="T4">subst masc</text:span> <text:span text:style-name="T1">1 fé 2 confiança</text:span></text:p>
      <text:p text:style-name="P8"><text:tab/><text:span text:style-name="T1">-nakato</text:span> confiar</text:p>
      <text:p text:style-name="P8"/>
      <text:p text:style-name="P8"><text:span text:style-name="T1">-nakawo</text:span><text:span text:style-name="T2">g</text:span><text:span text:style-name="T1">o</text:span><text:tab/><text:span text:style-name="T4">vi</text:span> <text:span text:style-name="T1">lutar</text:span> jogo ou brincadeira</text:p>
      <text:p text:style-name="P8"/>
      <text:p text:style-name="P8"><text:span text:style-name="T1">-nake</text:span><text:tab/><text:span text:style-name="T4">vt</text:span> <text:span text:style-name="T1">tentar fazer</text:span> procurar fazer</text:p>
      <text:p text:style-name="P8"><text:tab/><text:span text:style-name="T1">-nake(tibige)</text:span> procurar saber se tiver</text:p>
      <text:p text:style-name="P7"/>
      <text:p text:style-name="P8"><text:span text:style-name="T1">-nake(tibige)</text:span><text:tab/><text:span text:style-name="T4">vt</text:span> <text:span text:style-name="T1">procurar saber se tiver</text:span></text:p>
      <text:p text:style-name="P8"><text:tab/><text:span text:style-name="T1">-nake</text:span> procurar fazer, tentar fazer</text:p>
      <text:p text:style-name="P8"/>
      <text:p text:style-name="P8"><text:span text:style-name="T1">nala</text:span><text:span text:style-name="T2">g</text:span><text:span text:style-name="T1">ate<text:tab/>nala</text:span><text:span text:style-name="T2">g</text:span><text:span text:style-name="T1">atedi</text:span> <text:span text:style-name="T4">subst fem</text:span> <text:span text:style-name="T1">subida</text:span></text:p>
      <text:p text:style-name="P8"><text:tab/><text:span text:style-name="T1">nala</text:span><text:span text:style-name="T2">g</text:span><text:span text:style-name="T1">ateli</text:span> <text:span text:style-name="T4">(forma antiga do plural)</text:span></text:p>
      <text:p text:style-name="P8"><text:tab/><text:span text:style-name="T1">-ala</text:span><text:span text:style-name="T2">g</text:span><text:span text:style-name="T1">ate</text:span> subir</text:p>
      <text:p text:style-name="P8"/>
      <text:p text:style-name="P8"><text:span text:style-name="T1">nala</text:span><text:span text:style-name="T2">g</text:span><text:span text:style-name="T1">atekicajo<text:tab/>nala</text:span><text:span text:style-name="T2">g</text:span><text:span text:style-name="T1">atekicajoli</text:span> <text:span text:style-name="T4">subst masc</text:span> <text:span text:style-name="T1">subidor</text:span></text:p>
      <text:p text:style-name="P8"><text:tab/><text:span text:style-name="T1">nala</text:span><text:span text:style-name="T2">g</text:span><text:span text:style-name="T1">ate</text:span> subida</text:p>
      <text:p text:style-name="P8"><text:tab/><text:span text:style-name="T1">-ala</text:span><text:span text:style-name="T2">g</text:span><text:span text:style-name="T1">ate</text:span> subir</text:p>
      <text:p text:style-name="P8"/>
      <text:p text:style-name="P8"><text:span text:style-name="T1">-nala</text:span><text:span text:style-name="T2">g</text:span><text:span text:style-name="T1">a(tibige)</text:span><text:tab/><text:span text:style-name="T4">vi</text:span> <text:span text:style-name="T1">lembrar-se</text:span></text:p>
      <text:p text:style-name="P8"/>
      <text:p text:style-name="P8">[Seite 123]</text:p>
      <text:p text:style-name="P8">[Spalte 1]</text:p>
      <text:p text:style-name="P8"/>
      <text:p text:style-name="P8"><text:span text:style-name="T1">nalakena</text:span><text:span text:style-name="T2">g</text:span><text:span text:style-name="T1">ana</text:span><text:span text:style-name="T2">g</text:span><text:span text:style-name="T1">adi</text:span><text:tab/><text:span text:style-name="T1">nalake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chicote</text:span></text:p>
      <text:p text:style-name="P8"><text:tab/><text:span text:style-name="T1">lalakena</text:span><text:span text:style-name="T2">g</text:span><text:span text:style-name="T1">ana</text:span><text:span text:style-name="T2">g</text:span><text:span text:style-name="T1">adi</text:span> chicote dele</text:p>
      <text:p text:style-name="P8"><text:tab/><text:span text:style-name="T1">-alake</text:span> apanhar</text:p>
      <text:p text:style-name="P8"><text:tab/><text:span text:style-name="T1">yalakena</text:span><text:span text:style-name="T2">g</text:span><text:span text:style-name="T1">ana</text:span><text:span text:style-name="T2">g</text:span><text:span text:style-name="T1">adi</text:span> meu chicote</text:p>
      <text:p text:style-name="P8"/>
      <text:p text:style-name="P8"><text:span text:style-name="T1">nalata</text:span><text:span text:style-name="T2">g</text:span><text:span text:style-name="T1">ana</text:span><text:span text:style-name="T2">g</text:span><text:span text:style-name="T1">adi<text:tab/>nalat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lugar de lixo</text:span></text:p>
      <text:p text:style-name="P8"/>
      <text:p text:style-name="P8"><text:span text:style-name="T1">nalata</text:span><text:span text:style-name="T2">g</text:span><text:span text:style-name="T1">ane</text:span><text:span text:style-name="T2">g</text:span><text:span text:style-name="T1">egi<text:tab/>nalat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1 divórcio 2 separação</text:span></text:p>
      <text:p text:style-name="P8"><text:tab/><text:span text:style-name="T1">-alata</text:span><text:span text:style-name="T2">g</text:span><text:span text:style-name="T1">a</text:span> separar-se, divorciar</text:p>
      <text:p text:style-name="P8"/>
      <text:p text:style-name="P8"><text:span text:style-name="T1">nalatigi<text:tab/>nalatigipi</text:span> <text:span text:style-name="T4">subst masc</text:span> <text:span text:style-name="T1">último</text:span></text:p>
      <text:p text:style-name="P8"><text:tab/><text:span text:style-name="T1">nalate</text:span> <text:span text:style-name="T4">(forma fem)</text:span> pode ser alguém ou coisa desprezado ou deixado por atrás, pessoa que não alcança</text:p>
      <text:p text:style-name="P8"/>
      <text:p text:style-name="P8"><text:span text:style-name="T1">nalato</text:span><text:span text:style-name="T2">g</text:span><text:span text:style-name="T1">odi</text:span><text:tab/><text:span text:style-name="T4">subst</text:span> <text:span text:style-name="T1">pessoa separada</text:span> de casamento</text:p>
      <text:p text:style-name="P8"><text:tab/><text:span text:style-name="T1">-alata</text:span><text:span text:style-name="T2">g</text:span><text:span text:style-name="T1">a</text:span> separar ou divorciar</text:p>
      <text:p text:style-name="P8"/>
      <text:p text:style-name="P8"><text:span text:style-name="T1">nale<text:tab/>naleli</text:span> <text:span text:style-name="T4">subst fem</text:span> <text:span text:style-name="T1">coroa</text:span></text:p>
      <text:p text:style-name="P8"><text:soft-page-break/><text:tab/><text:span text:style-name="T1">lale</text:span> coroa dele</text:p>
      <text:p text:style-name="P8"/>
      <text:p text:style-name="P8"><text:span text:style-name="T1">nalebepa</text:span><text:span text:style-name="T2">g</text:span><text:span text:style-name="T1">a<text:tab/>nalebepa</text:span><text:span text:style-name="T2">g</text:span><text:span text:style-name="T1">atedi</text:span></text:p>
      <text:p text:style-name="P8"><text:tab/><text:span text:style-name="T1">nalebepakatedi</text:span> <text:span text:style-name="T4">(plural alternativo) subst masc</text:span> <text:span text:style-name="T1">1 raio 2 relâmpago</text:span></text:p>
      <text:p text:style-name="P8"><text:span text:style-name="T1">nalica</text:span><text:span text:style-name="T2">g</text:span><text:span text:style-name="T1">ana</text:span><text:span text:style-name="T2">g</text:span><text:span text:style-name="T1">adi<text:tab/>nalic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pá</text:span></text:p>
      <text:p text:style-name="P8"><text:tab/><text:span text:style-name="T1">-alica</text:span><text:span text:style-name="T2">g</text:span><text:span text:style-name="T1">a</text:span> cavar, cavoucar (só terra)</text:p>
      <text:p text:style-name="P8"><text:tab/><text:span text:style-name="T1">-naligi</text:span> cavar uma coisa</text:p>
      <text:p text:style-name="P8"/>
      <text:p text:style-name="P8"><text:span text:style-name="T1">nalice<text:tab/>naliceli</text:span> <text:span text:style-name="T4">subst fem</text:span> <text:span text:style-name="T1">poço</text:span></text:p>
      <text:p text:style-name="P8"><text:tab/><text:span text:style-name="T1">-naligi</text:span> cavar uma coisa</text:p>
      <text:p text:style-name="P8"/>
      <text:p text:style-name="P8"><text:span text:style-name="T1">nalicexe<text:tab/>nalicexedi</text:span> <text:span text:style-name="T4">subst fem</text:span> <text:span text:style-name="T1">tesouro</text:span> escondido no chão</text:p>
      <text:p text:style-name="P8"><text:tab/><text:span text:style-name="T1">-naligi</text:span> cavar uma coisa</text:p>
      <text:p text:style-name="P8"/>
      <text:p text:style-name="P8"><text:span text:style-name="T1">-naligi</text:span><text:tab/><text:span text:style-name="T4">vt</text:span> <text:span text:style-name="T1">cavar algo</text:span></text:p>
      <text:p text:style-name="P8"><text:tab/><text:span text:style-name="T1">-alica</text:span><text:span text:style-name="T2">g</text:span><text:span text:style-name="T1">a</text:span> cavar, cavoucar terra</text:p>
      <text:p text:style-name="P8"><text:tab/><text:span text:style-name="T1">-naligiti</text:span> sepultar, enterrar</text:p>
      <text:p text:style-name="P8"/>
      <text:p text:style-name="P8">[Seite 123]</text:p>
      <text:p text:style-name="P8">[Spalte 2]</text:p>
      <text:p text:style-name="P8"/>
      <text:p text:style-name="P8"><text:span text:style-name="T1">-naligiti</text:span><text:tab/><text:span text:style-name="T4">vt</text:span> <text:span text:style-name="T1">1 enterrar 2 sepultar 3 cavar</text:span></text:p>
      <text:p text:style-name="P8"><text:tab/><text:span text:style-name="T1">-naligi</text:span> cavar algo</text:p>
      <text:p text:style-name="P8"/>
      <text:p text:style-name="P8"><text:span text:style-name="T1">-nalii</text:span><text:span text:style-name="T2">g</text:span><text:span text:style-name="T1">o</text:span><text:tab/><text:span text:style-name="T4">vt</text:span> <text:span text:style-name="T1">acertar</text:span> quando atirar</text:p>
      <text:p text:style-name="P8"/>
      <text:p text:style-name="P8"><text:span text:style-name="T1">naloda</text:span><text:span text:style-name="T2">g</text:span><text:span text:style-name="T1">adi<text:tab/>naloda</text:span><text:span text:style-name="T2">g</text:span><text:span text:style-name="T1">atedi</text:span> <text:span text:style-name="T4">subst masc</text:span> <text:span text:style-name="T1">1 fumo 2 cigarro</text:span></text:p>
      <text:p text:style-name="P8"/>
      <text:p text:style-name="P8"><text:span text:style-name="T1">nalogo<text:tab/>naloko</text:span> <text:span text:style-name="T4">subst masc</text:span> <text:span text:style-name="T1">pulga</text:span> inseto</text:p>
      <text:p text:style-name="P8"/>
      <text:p text:style-name="P8"><text:span text:style-name="T1">nálogo<text:tab/>nálo</text:span><text:span text:style-name="T2">g</text:span><text:span text:style-name="T1">o</text:span> <text:span text:style-name="T4">subst masc</text:span> <text:span text:style-name="T1">fogo no mato</text:span></text:p>
      <text:p text:style-name="P8"/>
      <text:p text:style-name="P8"><text:span text:style-name="T1">nalokaxi</text:span><text:tab/><text:span text:style-name="T4">subst fem</text:span> <text:span text:style-name="T1">1 salão 2 clube</text:span> lugar de festa</text:p>
      <text:p text:style-name="P8"><text:tab/><text:span text:style-name="T1">-alo</text:span> brincar</text:p>
      <text:p text:style-name="P8"><text:tab/><text:span text:style-name="T1">nalokegi</text:span> festa</text:p>
      <text:p text:style-name="P8"/>
      <text:p text:style-name="P8"><text:span text:style-name="T1">nalokegi<text:tab/>nalokeco</text:span> <text:span text:style-name="T4">subst masc</text:span> <text:span text:style-name="T1">festa</text:span></text:p>
      <text:p text:style-name="P8"><text:tab/><text:span text:style-name="T1">lalokegi</text:span> festa dele</text:p>
      <text:p text:style-name="P8"><text:tab/><text:span text:style-name="T1">-alo</text:span> brincar</text:p>
      <text:p text:style-name="P8"><text:tab/><text:span text:style-name="T2">g</text:span><text:span text:style-name="T1">adalokegi</text:span> sua festa</text:p>
      <text:p text:style-name="P8"/>
      <text:p text:style-name="P8"><text:span text:style-name="T1">nalokicajo<text:tab/>nalokicajoli</text:span> <text:span text:style-name="T4">subst masc</text:span> <text:span text:style-name="T1">brincalhão</text:span> que brinca demais</text:p>
      <text:p text:style-name="P8"><text:span text:style-name="T1">nalokode</text:span><text:span text:style-name="T2">g</text:span><text:span text:style-name="T1">ecajo<text:tab/>nalokode</text:span><text:span text:style-name="T2">g</text:span><text:span text:style-name="T1">ecajoli</text:span> <text:span text:style-name="T4">subst masc</text:span> <text:span text:style-name="T1">corredor, atleta</text:span></text:p>
      <text:p text:style-name="P8"><text:tab/><text:span text:style-name="T1">-alokodi</text:span> correr</text:p>
      <text:p text:style-name="P8"/>
      <text:p text:style-name="P8"><text:span text:style-name="T1">naloo</text:span><text:span text:style-name="T2">g</text:span><text:span text:style-name="T1">o</text:span><text:tab/><text:span text:style-name="T4">subst masc</text:span> <text:span text:style-name="T1">festa</text:span></text:p>
      <text:p text:style-name="P8"><text:tab/><text:span text:style-name="T1">-alo</text:span> brincar</text:p>
      <text:p text:style-name="P8"/>
      <text:p text:style-name="P8"><text:span text:style-name="T1">namage</text:span><text:tab/><text:span text:style-name="T4">subst</text:span> <text:span text:style-name="T1">volta dele</text:span></text:p>
      <text:p text:style-name="P8"><text:tab/><text:span text:style-name="T2">g</text:span><text:span text:style-name="T1">anamage</text:span> sua volta</text:p>
      <text:p text:style-name="P8"><text:tab/><text:span text:style-name="T1">inamage</text:span> minha volta</text:p>
      <text:p text:style-name="P8"/>
      <text:p text:style-name="P8"><text:soft-page-break/><text:span text:style-name="T1">nameeja<text:tab/>nameejatedi</text:span> <text:span text:style-name="T4">subst fem</text:span> <text:span text:style-name="T1">mesa port</text:span></text:p>
      <text:p text:style-name="P8"/>
      <text:p text:style-name="P8"><text:span text:style-name="T1">nameena</text:span><text:tab/><text:span text:style-name="T4">subst</text:span> <text:span text:style-name="T1">dedo indicador</text:span></text:p>
      <text:p text:style-name="P8"/>
      <text:p text:style-name="P8">[Seite 124]</text:p>
      <text:p text:style-name="P8">[Spalte 1]</text:p>
      <text:p text:style-name="P8"/>
      <text:p text:style-name="P8"><text:span text:style-name="T1">-namodi<text:tab/>-namotiidi</text:span> <text:span text:style-name="T4">subst masc</text:span> <text:span text:style-name="T1">palha</text:span></text:p>
      <text:p text:style-name="P8"><text:tab/><text:span text:style-name="T1">inamodi</text:span> minha palha</text:p>
      <text:p text:style-name="P8"><text:tab/><text:span text:style-name="T1">-inamote</text:span> buscar palha</text:p>
      <text:p text:style-name="P8"/>
      <text:p text:style-name="P8"><text:span text:style-name="T1">namodixa</text:span><text:span text:style-name="T2">g</text:span><text:span text:style-name="T1">a</text:span><text:tab/><text:span text:style-name="T4">adj</text:span> <text:span text:style-name="T1">cabeludo</text:span></text:p>
      <text:p text:style-name="P8"/>
      <text:p text:style-name="P8"><text:span text:style-name="T1">namoko</text:span><text:tab/><text:span text:style-name="T4">subst masc</text:span> <text:span text:style-name="T1">pó perfumado</text:span></text:p>
      <text:p text:style-name="P8"/>
      <text:p text:style-name="P8"><text:span text:style-name="T1">namokoligiwa</text:span><text:span text:style-name="T2">g</text:span><text:span text:style-name="T1">a<text:tab/>namokoligiwadi</text:span> <text:span text:style-name="T4">subst masc</text:span> <text:span text:style-name="T1">pindó</text:span> fruta</text:p>
      <text:p text:style-name="P8"/>
      <text:p text:style-name="P8"><text:span text:style-name="T1">nanaagi<text:tab/>nanaco</text:span> <text:span text:style-name="T4">subst masc</text:span> <text:span text:style-name="T1">canção</text:span></text:p>
      <text:p text:style-name="P8"/>
      <text:p text:style-name="P8"><text:span text:style-name="T1">nanaano</text:span><text:span text:style-name="T2">g</text:span><text:span text:style-name="T1">odi<text:tab/>nanaano</text:span><text:span text:style-name="T2">g</text:span><text:span text:style-name="T1">ododi</text:span> <text:span text:style-name="T4">subst masc</text:span> <text:span text:style-name="T1">vendedor</text:span></text:p>
      <text:p text:style-name="P8"><text:tab/><text:span text:style-name="T1">nanaano</text:span><text:span text:style-name="T2">g</text:span><text:span text:style-name="T1">odo</text:span> <text:span text:style-name="T4">(forma fem)</text:span></text:p>
      <text:p text:style-name="P8"><text:tab/><text:span text:style-name="T1">-aa</text:span> vender</text:p>
      <text:p text:style-name="P8"/>
      <text:p text:style-name="P8"><text:span text:style-name="T1">nanacidiigi<text:tab/>nanacidico</text:span> <text:span text:style-name="T4">subst masc</text:span> <text:span text:style-name="T1">1 sofrimento dele 2 maldição dele</text:span></text:p>
      <text:p text:style-name="P8"/>
      <text:p text:style-name="P8"><text:span text:style-name="T1">naniodi</text:span><text:tab/><text:span text:style-name="T4">subst masc</text:span> <text:span text:style-name="T1">um pai</text:span> qualquer pai</text:p>
      <text:p text:style-name="P8"><text:tab/><text:span text:style-name="T1">eniodi</text:span> pai</text:p>
      <text:p text:style-name="P8"/>
      <text:p text:style-name="P8"><text:span text:style-name="T1">-nanyoke(ti)</text:span><text:tab/><text:span text:style-name="T4">vt</text:span> <text:span text:style-name="T1">pendurar</text:span> qualquer coisa</text:p>
      <text:p text:style-name="P8"/>
      <text:p text:style-name="P8"><text:span text:style-name="T1">-nanyo(ti)</text:span><text:tab/><text:span text:style-name="T4">vi</text:span> <text:span text:style-name="T1">estar pendurado</text:span></text:p>
      <text:p text:style-name="P8"><text:tab/><text:span text:style-name="T1">-nanyoke(ti)</text:span> pendurar</text:p>
      <text:p text:style-name="P8"/>
      <text:p text:style-name="P8"><text:span text:style-name="T1">-napaa</text:span><text:span text:style-name="T2">g</text:span><text:span text:style-name="T1">ate<text:tab/>-napaa</text:span><text:span text:style-name="T2">g</text:span><text:span text:style-name="T1">atedi</text:span> <text:span text:style-name="T4">subst masc</text:span> <text:span text:style-name="T1">orelha de</text:span></text:p>
      <text:p text:style-name="P8"><text:tab/><text:span text:style-name="T2">g</text:span><text:span text:style-name="T1">onapaa</text:span><text:span text:style-name="T2">g</text:span><text:span text:style-name="T1">edi</text:span> nossa orelha</text:p>
      <text:p text:style-name="P8"/>
      <text:p text:style-name="P8"><text:span text:style-name="T1">napaawakategi<text:tab/>napaawakatedi</text:span> <text:span text:style-name="T4">subst masc</text:span> <text:span text:style-name="T1">grito</text:span></text:p>
      <text:p text:style-name="P8"><text:tab/><text:span text:style-name="T1">-apaawe</text:span> gritar</text:p>
      <text:p text:style-name="P8"/>
      <text:p text:style-name="P8">[Seite 124]</text:p>
      <text:p text:style-name="P8">[Spalte 2]</text:p>
      <text:p text:style-name="P8"/>
      <text:p text:style-name="P8"><text:span text:style-name="T1">napadena</text:span><text:span text:style-name="T2">g</text:span><text:span text:style-name="T1">ana</text:span><text:span text:style-name="T2">g</text:span><text:span text:style-name="T1">adi<text:tab/>napade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remenda</text:span> pano, qualquer coisa</text:p>
      <text:p text:style-name="P8"><text:tab/><text:span text:style-name="T1">-napade(teloco)</text:span> remendar pano</text:p>
      <text:p text:style-name="P8"/>
      <text:p text:style-name="P8"><text:span text:style-name="T1">-napade(teloco)</text:span><text:tab/><text:span text:style-name="T4">vt</text:span> <text:span text:style-name="T1">remendar</text:span> pano</text:p>
      <text:p text:style-name="P8"><text:tab/><text:span text:style-name="T1">-napade(tiwage)</text:span> remendar (em construção)</text:p>
      <text:p text:style-name="P8"/>
      <text:p text:style-name="P8"><text:span text:style-name="T1">-napade(tiwage)</text:span><text:tab/><text:span text:style-name="T4">vt</text:span> <text:span text:style-name="T1">remendar</text:span> em construção</text:p>
      <text:p text:style-name="P8"><text:tab/><text:span text:style-name="T1">-napade(teloco)</text:span> remendar pano</text:p>
      <text:p text:style-name="P8"/>
      <text:p text:style-name="P8"><text:span text:style-name="T1">napadi</text:span><text:tab/><text:span text:style-name="T4">subst</text:span> <text:span text:style-name="T1">palha</text:span></text:p>
      <text:p text:style-name="P8"><text:soft-page-break/><text:tab/><text:span text:style-name="T1">lapadi</text:span> palha dele</text:p>
      <text:p text:style-name="P8"><text:tab/><text:span text:style-name="T1">lapadijegi</text:span> retalho</text:p>
      <text:p text:style-name="P8"><text:tab/><text:span text:style-name="T1">-napade(teloco)</text:span> remendar pano, construção</text:p>
      <text:p text:style-name="P8"/>
      <text:p text:style-name="P8"><text:span text:style-name="T1">napalite<text:tab/>napaliteli</text:span> <text:span text:style-name="T4">subst fem</text:span> <text:span text:style-name="T1">machado</text:span></text:p>
      <text:p text:style-name="P8"/>
      <text:p text:style-name="P8"><text:span text:style-name="T1">napaloa</text:span><text:span text:style-name="T2">g</text:span><text:span text:style-name="T1">a<text:tab/>napaloakatedi</text:span> <text:span text:style-name="T4">subst masc</text:span> <text:span text:style-name="T1">barro</text:span></text:p>
      <text:p text:style-name="P8"/>
      <text:p text:style-name="P8"><text:span text:style-name="T1">napeta</text:span><text:span text:style-name="T2">g</text:span><text:span text:style-name="T1">a</text:span><text:tab/><text:span text:style-name="T4">subst masc</text:span> <text:span text:style-name="T1">discussão</text:span></text:p>
      <text:p text:style-name="P8"><text:tab/><text:span text:style-name="T1">-apete</text:span><text:span text:style-name="T2">g</text:span><text:span text:style-name="T1">e</text:span> discutir, repreender</text:p>
      <text:p text:style-name="P8"/>
      <text:p text:style-name="P8"><text:span text:style-name="T1">-napi</text:span><text:tab/><text:span text:style-name="T4">vt</text:span> <text:span text:style-name="T1">lamber</text:span></text:p>
      <text:p text:style-name="P8"/>
      <text:p text:style-name="P8"><text:span text:style-name="T1">napica</text:span><text:span text:style-name="T2">g</text:span><text:span text:style-name="T1">aligi<text:tab/>napica</text:span><text:span text:style-name="T2">g</text:span><text:span text:style-name="T1">ala</text:span><text:span text:style-name="T2">g</text:span><text:span text:style-name="T1">a</text:span> <text:span text:style-name="T4">subst masc</text:span> <text:span text:style-name="T1">veado branco</text:span></text:p>
      <text:p text:style-name="P8"/>
      <text:p text:style-name="P8"><text:span text:style-name="T1">-napico</text:span><text:span text:style-name="T2">g</text:span><text:span text:style-name="T1">o</text:span><text:tab/><text:span text:style-name="T4">vt</text:span> <text:span text:style-name="T1">beijar</text:span></text:p>
      <text:p text:style-name="P8"/>
      <text:p text:style-name="P8"><text:span text:style-name="T1">napidi</text:span><text:tab/><text:span text:style-name="T4">adj</text:span> <text:span text:style-name="T1">1 apagado 2 limpo</text:span></text:p>
      <text:p text:style-name="P8"><text:tab/><text:span text:style-name="T1">-apita</text:span><text:span text:style-name="T2">g</text:span><text:span text:style-name="T1">adi</text:span> limpar</text:p>
      <text:p text:style-name="P8"/>
      <text:p text:style-name="P8"><text:span text:style-name="T1">napigixo<text:tab/>napigixodi, napigixoli</text:span> <text:span text:style-name="T4">subst fem</text:span> <text:span text:style-name="T1">pica-pau</text:span> ave com cabeça vermelha</text:p>
      <text:p text:style-name="P8"><text:tab/><text:span text:style-name="T1">epiibi</text:span> pica-pau marrom</text:p>
      <text:p text:style-name="P8"/>
      <text:p text:style-name="P8">[Seite 125]</text:p>
      <text:p text:style-name="P8">[Spalte 1]</text:p>
      <text:p text:style-name="P8"/>
      <text:p text:style-name="P8"><text:span text:style-name="T1">napigo<text:tab/>napiko</text:span> <text:span text:style-name="T4">subst masc</text:span> <text:span text:style-name="T1">mel</text:span></text:p>
      <text:p text:style-name="P8"/>
      <text:p text:style-name="P8"><text:span text:style-name="T1">napiini<text:tab/>napixodi</text:span> <text:span text:style-name="T4">subst fem</text:span> <text:span text:style-name="T1">lontra</text:span></text:p>
      <text:p text:style-name="P8"/>
      <text:p text:style-name="P8"><text:span text:style-name="T1">-napiladi</text:span><text:tab/><text:span text:style-name="T4">vi</text:span> <text:span text:style-name="T1">lavar rosto</text:span></text:p>
      <text:p text:style-name="P8"/>
      <text:p text:style-name="P8"><text:span text:style-name="T1">napioi</text:span><text:tab/><text:span text:style-name="T4">adj</text:span> <text:span text:style-name="T1">sujo</text:span></text:p>
      <text:p text:style-name="P8"><text:tab/><text:span text:style-name="T1">-apioi</text:span> estar sujo</text:p>
      <text:p text:style-name="P8"><text:tab/><text:span text:style-name="T1">-napioya</text:span><text:span text:style-name="T2">g</text:span><text:span text:style-name="T1">adi</text:span> sujar</text:p>
      <text:p text:style-name="P8"/>
      <text:p text:style-name="P8"><text:span text:style-name="T1">-napioya</text:span><text:span text:style-name="T2">g</text:span><text:span text:style-name="T1">adi</text:span><text:tab/><text:span text:style-name="T4">vt</text:span> <text:span text:style-name="T1">sujar algo</text:span></text:p>
      <text:p text:style-name="P8"><text:tab/><text:span text:style-name="T1">napioi</text:span> sujo</text:p>
      <text:p text:style-name="P8"/>
      <text:p text:style-name="P8"><text:span text:style-name="T1">napipena</text:span><text:span text:style-name="T2">g</text:span><text:span text:style-name="T1">ana</text:span><text:span text:style-name="T2">g</text:span><text:span text:style-name="T1">adi<text:tab/>napipe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bomba para tomar</text:span> especialmente para beber mate</text:p>
      <text:p text:style-name="P8"><text:tab/><text:span text:style-name="T1">-apipe</text:span> chupar</text:p>
      <text:p text:style-name="P8"/>
      <text:p text:style-name="P8"><text:span text:style-name="T1">-napita</text:span><text:span text:style-name="T2">g</text:span><text:span text:style-name="T1">adi</text:span><text:tab/><text:span text:style-name="T4">vt</text:span> <text:span text:style-name="T1">apagar</text:span></text:p>
      <text:p text:style-name="P8"><text:tab/><text:span text:style-name="T1">-apita</text:span><text:span text:style-name="T2">g</text:span><text:span text:style-name="T1">adi</text:span> limpar</text:p>
      <text:p text:style-name="P8"/>
      <text:p text:style-name="P8"><text:span text:style-name="T1">napoacena</text:span><text:span text:style-name="T2">g</text:span><text:span text:style-name="T1">ana</text:span><text:span text:style-name="T2">g</text:span><text:span text:style-name="T1">adi<text:tab/>napoace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furador</text:span> pode ser broca</text:p>
      <text:p text:style-name="P8"><text:tab/><text:span text:style-name="T1">-apoace</text:span> furar</text:p>
      <text:p text:style-name="P8"/>
      <text:p text:style-name="P8"><text:span text:style-name="T1">-napoce</text:span><text:tab/><text:span text:style-name="T4">vt</text:span> <text:span text:style-name="T1">arrancar</text:span></text:p>
      <text:p text:style-name="P8"><text:tab/><text:span text:style-name="T1">napocenigi</text:span> lança</text:p>
      <text:p text:style-name="P8"/>
      <text:p text:style-name="P8"><text:span text:style-name="T1">napocenigi<text:tab/>napocena</text:span><text:span text:style-name="T2">g</text:span><text:span text:style-name="T1">a</text:span> <text:span text:style-name="T4">subst masc</text:span> <text:span text:style-name="T1">lança</text:span></text:p>
      <text:p text:style-name="P8"><text:soft-page-break/><text:tab/><text:span text:style-name="T1">-napoce</text:span> arrancar</text:p>
      <text:p text:style-name="P8"/>
      <text:p text:style-name="P8"><text:span text:style-name="T1">-napoco</text:span><text:tab/><text:span text:style-name="T4">vt</text:span> <text:span text:style-name="T1">remendar</text:span></text:p>
      <text:p text:style-name="P8"/>
      <text:p text:style-name="P8"><text:span text:style-name="T1">natakane</text:span><text:span text:style-name="T2">g</text:span><text:span text:style-name="T1">egi</text:span><text:tab/><text:span text:style-name="T4">subst masc</text:span> <text:span text:style-name="T1">saudade</text:span></text:p>
      <text:p text:style-name="P8"><text:tab/><text:span text:style-name="T1">yatakane</text:span><text:span text:style-name="T2">g</text:span><text:span text:style-name="T1">egi</text:span> minha saudade</text:p>
      <text:p text:style-name="P8"/>
      <text:p text:style-name="P8"><text:span text:style-name="T1">natala</text:span><text:span text:style-name="T2">g</text:span><text:span text:style-name="T1">a<text:tab/>natalakatedi</text:span> <text:span text:style-name="T4">subst masc</text:span> <text:span text:style-name="T1">claridade</text:span></text:p>
      <text:p text:style-name="P8"><text:tab/><text:span text:style-name="T1">datale</text:span> clara, brilha, glória</text:p>
      <text:p text:style-name="P8"/>
      <text:p text:style-name="P8">[Seite 125]</text:p>
      <text:p text:style-name="P8">[Spalte 2]</text:p>
      <text:p text:style-name="P8"/>
      <text:p text:style-name="P8"><text:span text:style-name="T1">natalala</text:span><text:span text:style-name="T2">g</text:span><text:span text:style-name="T1">a<text:tab/>natalalakatedi</text:span> <text:span text:style-name="T4">subst masc</text:span> <text:span text:style-name="T1">terremoto</text:span></text:p>
      <text:p text:style-name="P8"/>
      <text:p text:style-name="P8"><text:span text:style-name="T1">-nateco</text:span><text:span text:style-name="T2">g</text:span><text:span text:style-name="T1">odi<text:tab/>-nateco</text:span><text:span text:style-name="T2">g</text:span><text:span text:style-name="T1">otedi</text:span> <text:span text:style-name="T4">subst masc</text:span> <text:span text:style-name="T1">peito de homem</text:span></text:p>
      <text:p text:style-name="P8"><text:tab/><text:span text:style-name="T2">g</text:span><text:span text:style-name="T1">onateco</text:span><text:span text:style-name="T2">g</text:span><text:span text:style-name="T1">odi</text:span> nosso peito</text:p>
      <text:p text:style-name="P8"/>
      <text:p text:style-name="P8"><text:span text:style-name="T1">natematige</text:span><text:span text:style-name="T2">g</text:span><text:span text:style-name="T1">egi<text:tab/>natematige</text:span><text:span text:style-name="T2">g</text:span><text:span text:style-name="T1">eco</text:span> <text:span text:style-name="T4">subst masc</text:span> <text:span text:style-name="T1">história sobre ...</text:span></text:p>
      <text:p text:style-name="P8"><text:tab/><text:span text:style-name="T1">natematigo</text:span> história</text:p>
      <text:p text:style-name="P8"/>
      <text:p text:style-name="P8"><text:span text:style-name="T1">natematigigi</text:span><text:tab/><text:span text:style-name="T4">subst masc</text:span> <text:span text:style-name="T1">história de</text:span></text:p>
      <text:p text:style-name="P8"><text:tab/><text:span text:style-name="T1">natematigo</text:span> história</text:p>
      <text:p text:style-name="P8"><text:tab/><text:span text:style-name="T1">-atematika</text:span> contar histórias</text:p>
      <text:p text:style-name="P8"/>
      <text:p text:style-name="P8"><text:span text:style-name="T1">natematigo<text:tab/>natematiko</text:span> <text:span text:style-name="T4">subst masc</text:span> <text:span text:style-name="T1">história</text:span></text:p>
      <text:p text:style-name="P8"><text:tab/><text:span text:style-name="T1">-atematika</text:span> contar histórias</text:p>
      <text:p text:style-name="P8"><text:tab/><text:span text:style-name="T1">yatematigo</text:span> minha história</text:p>
      <text:p text:style-name="P8"/>
      <text:p text:style-name="P8"><text:span text:style-name="T1">natena<text:tab/>natenali</text:span> <text:span text:style-name="T4">subst fem</text:span> <text:span text:style-name="T1">flauta</text:span></text:p>
      <text:p text:style-name="P8"/>
      <text:p text:style-name="P8"><text:span text:style-name="T1">natena</text:span><text:span text:style-name="T2">g</text:span><text:span text:style-name="T1">ana</text:span><text:span text:style-name="T2">g</text:span><text:span text:style-name="T1">a<text:tab/>natena</text:span><text:span text:style-name="T2">g</text:span><text:span text:style-name="T1">anadi</text:span> <text:span text:style-name="T4">subst masc</text:span> <text:span text:style-name="T1">tocador</text:span></text:p>
      <text:p text:style-name="P8"><text:tab/><text:span text:style-name="T1">natena</text:span><text:span text:style-name="T2">g</text:span><text:span text:style-name="T1">ane</text:span><text:span text:style-name="T2">g</text:span><text:span text:style-name="T1">egi</text:span> música</text:p>
      <text:p text:style-name="P8"><text:tab/><text:span text:style-name="T1">-atena</text:span><text:span text:style-name="T2">g</text:span><text:span text:style-name="T1">a</text:span> tocar instrumento</text:p>
      <text:p text:style-name="P8"><text:tab/><text:span text:style-name="T1">nateno</text:span><text:span text:style-name="T2">g</text:span><text:span text:style-name="T1">odi</text:span> tocador de certo instrumento</text:p>
      <text:p text:style-name="P8"/>
      <text:p text:style-name="P8"><text:span text:style-name="T1">natena</text:span><text:span text:style-name="T2">g</text:span><text:span text:style-name="T1">ane</text:span><text:span text:style-name="T2">g</text:span><text:span text:style-name="T1">egi<text:tab/>nate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música</text:span></text:p>
      <text:p text:style-name="P8"><text:tab/><text:span text:style-name="T1">-atena</text:span><text:span text:style-name="T2">g</text:span><text:span text:style-name="T1">a</text:span> tocar instrumento</text:p>
      <text:p text:style-name="P8"/>
      <text:p text:style-name="P8"><text:span text:style-name="T1">natene</text:span><text:span text:style-name="T2">g</text:span><text:span text:style-name="T1">egi<text:tab/>natene</text:span><text:span text:style-name="T2">g</text:span><text:span text:style-name="T1">eco</text:span> <text:span text:style-name="T4">subst masc</text:span> <text:span text:style-name="T1">música</text:span> modo da música</text:p>
      <text:p text:style-name="P8"><text:tab/><text:span text:style-name="T1">latene</text:span><text:span text:style-name="T2">g</text:span><text:span text:style-name="T1">egi</text:span> música dele</text:p>
      <text:p text:style-name="P8"/>
      <text:p text:style-name="P8"><text:span text:style-name="T1">nateno</text:span><text:span text:style-name="T2">g</text:span><text:span text:style-name="T1">odi<text:tab/>nateno</text:span><text:span text:style-name="T2">g</text:span><text:span text:style-name="T1">ododi</text:span> <text:span text:style-name="T4">subst masc</text:span> <text:span text:style-name="T1">tocador de certo instrumento </text:span>precisa nomear o instrumento</text:p>
      <text:p text:style-name="P8"><text:tab/><text:span text:style-name="T1">natena</text:span><text:span text:style-name="T2">g</text:span><text:span text:style-name="T1">ana</text:span><text:span text:style-name="T2">g</text:span><text:span text:style-name="T1">a</text:span> tocador</text:p>
      <text:p text:style-name="P8"/>
      <text:p text:style-name="P8"><text:span text:style-name="T1">-natiama</text:span><text:span text:style-name="T2">g</text:span><text:span text:style-name="T1">adi</text:span><text:tab/><text:span text:style-name="T4">vt</text:span> <text:span text:style-name="T1">ferver</text:span></text:p>
      <text:p text:style-name="P8"/>
      <text:p text:style-name="P8">[Seite 126]</text:p>
      <text:p text:style-name="P8">[Spalte 1]</text:p>
      <text:p text:style-name="P8"/>
      <text:p text:style-name="P8"><text:span text:style-name="T1">natiatigi<text:tab/>natiatigilo</text:span> <text:span text:style-name="T4">subst</text:span> <text:span text:style-name="T1">espuma</text:span></text:p>
      <text:p text:style-name="P8"/>
      <text:p text:style-name="P8"><text:soft-page-break/><text:span text:style-name="T1">natigenoale</text:span><text:tab/><text:span text:style-name="T4">adv temp</text:span> <text:span text:style-name="T1">a próxima noite</text:span></text:p>
      <text:p text:style-name="P8"><text:tab/><text:span text:style-name="T1">natigi-enoale</text:span></text:p>
      <text:p text:style-name="P8"><text:tab/><text:span text:style-name="T1">natigide</text:span> agora</text:p>
      <text:p text:style-name="P8"><text:tab/><text:span text:style-name="T1">enoale</text:span> noite</text:p>
      <text:p text:style-name="P8"/>
      <text:p text:style-name="P8"><text:span text:style-name="T1">natigide</text:span><text:tab/><text:span text:style-name="T4">adv temp</text:span> <text:span text:style-name="T1">agora, daqui um pouco</text:span></text:p>
      <text:p text:style-name="P8"><text:tab/><text:span text:style-name="T1">natiinigio</text:span> amanhã</text:p>
      <text:p text:style-name="P8"><text:tab/><text:span text:style-name="T1">natigi </text:span><text:span text:style-name="T2">g</text:span><text:span text:style-name="T1">ocidi</text:span> esta tarde</text:p>
      <text:p text:style-name="P8"><text:tab/><text:span text:style-name="T1">natigidiwa</text:span><text:span text:style-name="T2">g</text:span><text:span text:style-name="T1">a</text:span> faz pouco tempo</text:p>
      <text:p text:style-name="P8"/>
      <text:p text:style-name="P8"><text:span text:style-name="T1">natigidiwa</text:span><text:span text:style-name="T2">g</text:span><text:span text:style-name="T1">a</text:span><text:tab/><text:span text:style-name="T4">adv temp</text:span> <text:span text:style-name="T1">faz pouco tempo</text:span></text:p>
      <text:p text:style-name="P8"><text:tab/><text:span text:style-name="T1">natigide</text:span> agora</text:p>
      <text:p text:style-name="P8"/>
      <text:p text:style-name="P8"><text:span text:style-name="T1">natiinigoi</text:span><text:tab/><text:span text:style-name="T4">adv temp</text:span> <text:span text:style-name="T1">amanhã</text:span></text:p>
      <text:p text:style-name="P8"><text:tab/><text:span text:style-name="T1">natigide</text:span> agora</text:p>
      <text:p text:style-name="P8"/>
      <text:p text:style-name="P8"><text:span text:style-name="T1">natililena<text:tab/>natililenali</text:span> <text:span text:style-name="T4">subst fem</text:span> <text:span text:style-name="T1">sino</text:span></text:p>
      <text:p text:style-name="P8"/>
      <text:p text:style-name="P8"><text:span text:style-name="T1">natimatige</text:span><text:span text:style-name="T2">g</text:span><text:span text:style-name="T1">egi</text:span><text:tab/><text:span text:style-name="T4">subst</text:span> <text:span text:style-name="T1">jeito dele de contar hístoria</text:span></text:p>
      <text:p text:style-name="P8"><text:tab/><text:span text:style-name="T1">natematigo</text:span> história</text:p>
      <text:p text:style-name="P8"><text:tab/><text:span text:style-name="T1">-atematika</text:span> contar histórias</text:p>
      <text:p text:style-name="P8"/>
      <text:p text:style-name="P8"><text:span text:style-name="T1">natineda</text:span><text:tab/><text:span text:style-name="T4">excl</text:span> <text:span text:style-name="T1">deixe me ver! um momentinho!</text:span></text:p>
      <text:p text:style-name="P8"/>
      <text:p text:style-name="P8"><text:span text:style-name="T1">natinedi</text:span><text:tab/><text:span text:style-name="T4">loc</text:span> <text:span text:style-name="T1">embaixo</text:span></text:p>
      <text:p text:style-name="P8"><text:tab/><text:span text:style-name="T1">catinedi</text:span> por baixo (dentro)</text:p>
      <text:p text:style-name="P8"><text:tab/><text:span text:style-name="T1">natinediteloco</text:span> sul</text:p>
      <text:p text:style-name="P8"/>
      <text:p text:style-name="P8"><text:span text:style-name="T1">-natiwigi</text:span><text:tab/><text:span text:style-name="T4">vt</text:span> <text:span text:style-name="T1">1 marcar 2 retalhar peixes</text:span> marcar data ou coisa</text:p>
      <text:p text:style-name="P8"/>
      <text:p text:style-name="P8"><text:span text:style-name="T1">natoa</text:span><text:span text:style-name="T2">g</text:span><text:span text:style-name="T1">a<text:tab/>natoa</text:span><text:span text:style-name="T2">g</text:span><text:span text:style-name="T1">atedi natoakatedi</text:span> <text:span text:style-name="T4">(plural alternativo) subst masc</text:span> <text:span text:style-name="T1">córrego</text:span></text:p>
      <text:p text:style-name="P8"/>
      <text:p text:style-name="P8"><text:span text:style-name="T1">-natoke(tice)</text:span><text:tab/><text:span text:style-name="T4">vt</text:span> <text:span text:style-name="T1">estar batendo</text:span></text:p>
      <text:p text:style-name="P8"><text:tab/><text:span text:style-name="T1">-atoke</text:span> bater com a mão</text:p>
      <text:p text:style-name="P8"/>
      <text:p text:style-name="P8"><text:span text:style-name="T1">natopia<text:tab/>natopiatedi</text:span> <text:span text:style-name="T4">subst</text:span> <text:span text:style-name="T1">Tico-tico</text:span> pássaro</text:p>
      <text:p text:style-name="P8"/>
      <text:p text:style-name="P8">[Seite 126]</text:p>
      <text:p text:style-name="P8">[Spalte 2]</text:p>
      <text:p text:style-name="P8"/>
      <text:p text:style-name="P8"><text:span text:style-name="T1">natopijeena<text:tab/>natopijeenatedi</text:span> <text:span text:style-name="T4">subst fem</text:span> <text:span text:style-name="T1">tico-tico</text:span> pássaro</text:p>
      <text:p text:style-name="P8"/>
      <text:p text:style-name="P8"><text:span text:style-name="T1">-nawace</text:span><text:tab/><text:span text:style-name="T4">vt</text:span> <text:span text:style-name="T1">1 erguer 2 arrancar</text:span> levantar algo</text:p>
      <text:p text:style-name="P8"/>
      <text:p text:style-name="P8"><text:span text:style-name="T1">-nawakade</text:span><text:span text:style-name="T2">g</text:span><text:span text:style-name="T1">e</text:span><text:tab/><text:span text:style-name="T4">vt</text:span> <text:span text:style-name="T1">palpar</text:span> procurar uma besteira no escuro</text:p>
      <text:p text:style-name="P8"/>
      <text:p text:style-name="P8"><text:span text:style-name="T1">-nawalace</text:span><text:tab/><text:span text:style-name="T4">vt</text:span> <text:span text:style-name="T1">rachar</text:span></text:p>
      <text:p text:style-name="P8"><text:tab/><text:span text:style-name="T1">-awalace</text:span> rachar, dividir</text:p>
      <text:p text:style-name="P8"/>
      <text:p text:style-name="P8"><text:span text:style-name="T1">nawalacena</text:span><text:span text:style-name="T2">g</text:span><text:span text:style-name="T1">ana</text:span><text:span text:style-name="T2">g</text:span><text:span text:style-name="T1">adi<text:tab/>nawalace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coisa para cortar</text:span> rachador</text:p>
      <text:p text:style-name="P8"><text:tab/><text:span text:style-name="T1">-awalace</text:span> rachar, dividir</text:p>
      <text:p text:style-name="P8"/>
      <text:p text:style-name="P8"><text:soft-page-break/><text:span text:style-name="T1">nawaligenatakana</text:span><text:span text:style-name="T2">g</text:span><text:span text:style-name="T1">a</text:span><text:tab/><text:span text:style-name="T4">subst masc</text:span> <text:span text:style-name="T1">remo </text:span>de barco</text:p>
      <text:p text:style-name="P8"><text:tab/><text:span text:style-name="T1">-awaligi</text:span> andar</text:p>
      <text:p text:style-name="P8"/>
      <text:p text:style-name="P8"><text:span text:style-name="T1">nawalodi<text:tab/>nawadipi</text:span> <text:span text:style-name="T4">subst masc</text:span> <text:span text:style-name="T1">neto</text:span></text:p>
      <text:p text:style-name="P8"><text:tab/><text:span text:style-name="T1">nawate</text:span> <text:span text:style-name="T4">(forma fem)</text:span></text:p>
      <text:p text:style-name="P8"/>
      <text:p text:style-name="P8"><text:span text:style-name="T1">nawanita</text:span><text:span text:style-name="T2">g</text:span><text:span text:style-name="T1">a<text:tab/>nawanitali</text:span> <text:span text:style-name="T4">subst fem</text:span> <text:span text:style-name="T1">rã</text:span></text:p>
      <text:p text:style-name="P8"/>
      <text:p text:style-name="P8"><text:span text:style-name="T1">naweegi<text:tab/>naweco</text:span> <text:span text:style-name="T4">subst masc ou fem</text:span> <text:span text:style-name="T1">costela</text:span></text:p>
      <text:p text:style-name="P8"><text:tab/><text:span text:style-name="T1">laweegi</text:span> costela dele</text:p>
      <text:p text:style-name="P8"/>
      <text:p text:style-name="P8"><text:span text:style-name="T1">-nawela</text:span><text:span text:style-name="T2">g</text:span><text:span text:style-name="T1">adi</text:span><text:tab/><text:span text:style-name="T4">vt</text:span> <text:span text:style-name="T1">assustar alguém</text:span></text:p>
      <text:p text:style-name="P8"><text:tab/><text:span text:style-name="T1">-awela</text:span> levar susto</text:p>
      <text:p text:style-name="P8"/>
      <text:p text:style-name="P8"><text:span text:style-name="T1">nawikicajo<text:tab/>nawikijoli</text:span> <text:span text:style-name="T4">subst masc ou fem</text:span> <text:span text:style-name="T1">caçador</text:span> tem jeito para caçar</text:p>
      <text:p text:style-name="P8"><text:tab/><text:span text:style-name="T1">-awi</text:span> caçar</text:p>
      <text:p text:style-name="P8"/>
      <text:p text:style-name="P8"><text:span text:style-name="T1">nawikodigi<text:tab/>nawikodico</text:span> <text:span text:style-name="T4">subst masc</text:span> <text:span text:style-name="T1">sofrimento</text:span></text:p>
      <text:p text:style-name="P8"><text:tab/><text:span text:style-name="T1">lawikodigi</text:span> sofrimento dele</text:p>
      <text:p text:style-name="P8"><text:tab/><text:span text:style-name="T1">-awikode</text:span> sofrer, passar mal</text:p>
      <text:p text:style-name="P8"/>
      <text:p text:style-name="P8">[Seite 127]</text:p>
      <text:p text:style-name="P8">[Spalte 1]</text:p>
      <text:p text:style-name="P8"/>
      <text:p text:style-name="P8"><text:span text:style-name="T1">nawiwene</text:span><text:span text:style-name="T2">g</text:span><text:span text:style-name="T1">egi<text:tab/>nawiwene</text:span><text:span text:style-name="T2">g</text:span><text:span text:style-name="T1">eco</text:span> <text:span text:style-name="T4">subst masc</text:span> <text:span text:style-name="T1">janela</text:span></text:p>
      <text:p text:style-name="P8"><text:tab/><text:span text:style-name="T1">-iwi</text:span> olhar, ver</text:p>
      <text:p text:style-name="P8"/>
      <text:p text:style-name="P8"><text:span text:style-name="T1">nawoda</text:span><text:span text:style-name="T2">g</text:span><text:span text:style-name="T1">ana</text:span><text:span text:style-name="T2">g</text:span><text:span text:style-name="T1">a<text:tab/>nawoda</text:span><text:span text:style-name="T2">g</text:span><text:span text:style-name="T1">anadi</text:span> <text:span text:style-name="T4">subst masc</text:span> <text:span text:style-name="T1">lavrador</text:span></text:p>
      <text:p text:style-name="P8"><text:tab/><text:span text:style-name="T1">nawodigijegi</text:span> planta</text:p>
      <text:p text:style-name="P8"/>
      <text:p text:style-name="P8"><text:span text:style-name="T1">nawodigi<text:tab/>nawoda</text:span><text:span text:style-name="T2">g</text:span><text:span text:style-name="T1">a</text:span> <text:span text:style-name="T4">subst masc</text:span> <text:span text:style-name="T1">rede de pescar</text:span></text:p>
      <text:p text:style-name="P8"><text:tab/><text:span text:style-name="T2">g</text:span><text:span text:style-name="T1">anawodigi</text:span> sua rede</text:p>
      <text:p text:style-name="P8"/>
      <text:p text:style-name="P8"><text:span text:style-name="T1">nawodigijegi<text:tab/>nawodigijedi</text:span> <text:span text:style-name="T4">subst masc</text:span> <text:span text:style-name="T1">planta</text:span></text:p>
      <text:p text:style-name="P8"><text:tab/><text:span text:style-name="T1">nawodigije</text:span> <text:span text:style-name="T4">(forma fem)</text:span> para colher, a forma fem significa planta de flor</text:p>
      <text:p text:style-name="P8"><text:tab/><text:span text:style-name="T1">nawoda</text:span><text:span text:style-name="T2">g</text:span><text:span text:style-name="T1">ana</text:span><text:span text:style-name="T2">g</text:span><text:span text:style-name="T1">a</text:span> lavrador</text:p>
      <text:p text:style-name="P8"><text:tab/><text:span text:style-name="T2">g</text:span><text:span text:style-name="T1">adawodigijedi</text:span> suas plantas</text:p>
      <text:p text:style-name="P8"/>
      <text:p text:style-name="P8"><text:span text:style-name="T1">-naxace(tini)</text:span><text:tab/><text:span text:style-name="T4">vt</text:span> <text:span text:style-name="T1">baixar algo</text:span></text:p>
      <text:p text:style-name="P8"/>
      <text:p text:style-name="P8"><text:span text:style-name="T1">naxaco</text:span><text:span text:style-name="T2">g</text:span><text:span text:style-name="T1">odi<text:tab/>naxaco</text:span><text:span text:style-name="T2">g</text:span><text:span text:style-name="T1">ododi</text:span> <text:span text:style-name="T4">subst masc</text:span> <text:span text:style-name="T1">batedor de metal</text:span> que trabalha com metal</text:p>
      <text:p text:style-name="P8"><text:tab/><text:span text:style-name="T1">-axaco</text:span><text:span text:style-name="T2">g</text:span><text:span text:style-name="T1">o</text:span> bater com qualquer coisa</text:p>
      <text:p text:style-name="P8"/>
      <text:p text:style-name="P8"><text:span text:style-name="T1">naxaco</text:span><text:span text:style-name="T2">g</text:span><text:span text:style-name="T1">ona</text:span><text:span text:style-name="T2">g</text:span><text:span text:style-name="T1">a<text:tab/>naxaco</text:span><text:span text:style-name="T2">g</text:span><text:span text:style-name="T1">onakatedi</text:span> <text:span text:style-name="T4">subst masc</text:span> <text:span text:style-name="T1">raio</text:span></text:p>
      <text:p text:style-name="P8"><text:tab/><text:span text:style-name="T1">-axaco</text:span><text:span text:style-name="T2">g</text:span><text:span text:style-name="T1">o</text:span> bater com algo</text:p>
      <text:p text:style-name="P8"/>
      <text:p text:style-name="P8"><text:span text:style-name="T1">naxa</text:span><text:span text:style-name="T2">g</text:span><text:span text:style-name="T1">a<text:tab/>naxakali</text:span> <text:span text:style-name="T4">subst fem</text:span> <text:span text:style-name="T1">conde</text:span> fruta</text:p>
      <text:p text:style-name="P8"/>
      <text:p text:style-name="P8"><text:span text:style-name="T1">naxapo<text:tab/>naxapoli</text:span> <text:span text:style-name="T4">subst fem</text:span> <text:span text:style-name="T1">1 unha 2 garra</text:span></text:p>
      <text:p text:style-name="P8"><text:tab/><text:span text:style-name="T1">naxapolitiogilo</text:span> <text:span text:style-name="T4">(forma antiga do plural)</text:span></text:p>
      <text:p text:style-name="P8"/>
      <text:p text:style-name="P8"><text:span text:style-name="T1">naxibi<text:tab/>naxipitedi</text:span> <text:span text:style-name="T4">subst masc</text:span> <text:span text:style-name="T1">lábio superior dele</text:span></text:p>
      <text:p text:style-name="P8"><text:soft-page-break/><text:tab/><text:span text:style-name="T2">g</text:span><text:span text:style-name="T1">anaxibi</text:span> seu lábio (superior)</text:p>
      <text:p text:style-name="P8"><text:tab/><text:span text:style-name="T1">exibi</text:span> lábio (superior)</text:p>
      <text:p text:style-name="P8"/>
      <text:p text:style-name="P8"><text:span text:style-name="T1">naxina<text:tab/>naxinali</text:span> <text:span text:style-name="T4">subst fem</text:span> <text:span text:style-name="T1">1 tanque 2 lagoinha</text:span></text:p>
      <text:p text:style-name="P8"/>
      <text:p text:style-name="P8">[Seite 127]</text:p>
      <text:p text:style-name="P8">[Spalte 2]</text:p>
      <text:p text:style-name="P8"/>
      <text:p text:style-name="P8"><text:span text:style-name="T1">naxioneegi<text:tab/>naxioneegitedi</text:span> <text:span text:style-name="T4">subst masc</text:span> <text:span text:style-name="T1">caboco</text:span> espécie de marimbondo</text:p>
      <text:p text:style-name="P8"/>
      <text:p text:style-name="P8"><text:span text:style-name="T1">naxogetio</text:span><text:tab/><text:span text:style-name="T4">loc</text:span> <text:span text:style-name="T1">canto</text:span> p.ex. de sala</text:p>
      <text:p text:style-name="P8"/>
      <text:p text:style-name="P8"><text:span text:style-name="T1">naxokodipi</text:span><text:tab/><text:span text:style-name="T4">subst masc</text:span> <text:span text:style-name="T1">os velhos</text:span></text:p>
      <text:p text:style-name="P8"><text:tab/><text:span text:style-name="T1">oxii</text:span><text:span text:style-name="T2">g</text:span><text:span text:style-name="T1">odi</text:span> velho</text:p>
      <text:p text:style-name="P8"/>
      <text:p text:style-name="P8"><text:span text:style-name="T1">naxokoni<text:tab/>naxokonitedi</text:span> <text:span text:style-name="T4">subst fem</text:span> <text:span text:style-name="T1">papagaio</text:span></text:p>
      <text:p text:style-name="P8"/>
      <text:p text:style-name="P8"><text:span text:style-name="T1">naxoti</text:span><text:span text:style-name="T2">g</text:span><text:span text:style-name="T1">icajo<text:tab/>naxoti</text:span><text:span text:style-name="T2">g</text:span><text:span text:style-name="T1">icajoli</text:span> <text:span text:style-name="T4">subst</text:span> <text:span text:style-name="T1">pulador</text:span> tem jeito para pular</text:p>
      <text:p text:style-name="P8"/>
      <text:p text:style-name="P8"><text:span text:style-name="T1">nebi<text:tab/>nepilidi</text:span> <text:span text:style-name="T4">pro poss</text:span> <text:span text:style-name="T1">dele</text:span> no plural - bens dele</text:p>
      <text:p text:style-name="P8"><text:tab/><text:span text:style-name="T1">inebi</text:span> meu/minha</text:p>
      <text:p text:style-name="P8"><text:tab/><text:span text:style-name="T2">g</text:span><text:span text:style-name="T1">onebi</text:span> nosso (sing)</text:p>
      <text:p text:style-name="P8"><text:tab/><text:span text:style-name="T2">g</text:span><text:span text:style-name="T1">onepilidi</text:span> nossos (pl)</text:p>
      <text:p text:style-name="P8"/>
      <text:p text:style-name="P8"><text:span text:style-name="T1">nebo<text:tab/>neboli</text:span> <text:span text:style-name="T4">subst masc</text:span> <text:span text:style-name="T1">1 cacete 2 bordão</text:span></text:p>
      <text:p text:style-name="P8"><text:tab/><text:span text:style-name="T2">g</text:span><text:span text:style-name="T1">aneboli</text:span> seus cacetes</text:p>
      <text:p text:style-name="P8"/>
      <text:p text:style-name="P8"><text:span text:style-name="T1">necalailegi<text:tab/>necalaixedi</text:span> <text:span text:style-name="T4">subst masc</text:span> <text:span text:style-name="T1">patrão</text:span></text:p>
      <text:p text:style-name="P8"><text:tab/><text:span text:style-name="T1">necalaye</text:span> <text:span text:style-name="T4">(forma fem)</text:span></text:p>
      <text:p text:style-name="P8"><text:tab/><text:span text:style-name="T1">ecalailegi</text:span> civilizado</text:p>
      <text:p text:style-name="P8"/>
      <text:p text:style-name="P8"><text:span text:style-name="T1">necenigo<text:tab/>necexodi</text:span> <text:span text:style-name="T4">subst masc</text:span> <text:span text:style-name="T1">cachorro</text:span></text:p>
      <text:p text:style-name="P8"><text:tab/><text:span text:style-name="T1">inecexodi</text:span> meus cachorros</text:p>
      <text:p text:style-name="P8"/>
      <text:p text:style-name="P8"><text:span text:style-name="T1">necoatakane</text:span><text:span text:style-name="T2">g</text:span><text:span text:style-name="T1">egi<text:tab/>necoatakane</text:span><text:span text:style-name="T2">g</text:span><text:span text:style-name="T1">eco</text:span> <text:span text:style-name="T4">subst masc</text:span> <text:span text:style-name="T1">saudação dele</text:span> para despedir</text:p>
      <text:p text:style-name="P8"><text:tab/><text:span text:style-name="T1">-ecoadi(tece)</text:span> saudar, cumprimentar</text:p>
      <text:p text:style-name="P8"/>
      <text:p text:style-name="P8"><text:span text:style-name="T1">nediane</text:span><text:span text:style-name="T2">g</text:span><text:span text:style-name="T1">egi<text:tab/>nediane</text:span><text:span text:style-name="T2">g</text:span><text:span text:style-name="T1">eco</text:span> <text:span text:style-name="T4">subst masc</text:span> <text:span text:style-name="T1">pagamento</text:span></text:p>
      <text:p text:style-name="P8"><text:tab/><text:span text:style-name="T1">-edia</text:span> pagar</text:p>
      <text:p text:style-name="P8"/>
      <text:p text:style-name="P8">[Seite 128]</text:p>
      <text:p text:style-name="P8">[Spalte 1]</text:p>
      <text:p text:style-name="P8"/>
      <text:p text:style-name="P8"><text:span text:style-name="T1">-nedia(ti)</text:span><text:tab/><text:span text:style-name="T4">vt</text:span> <text:span text:style-name="T1">repartir</text:span></text:p>
      <text:p text:style-name="P8"><text:tab/><text:span text:style-name="T1">-nedia(tiniwace)</text:span> distribuir</text:p>
      <text:p text:style-name="P8"><text:tab/><text:span text:style-name="T1">-edia</text:span> pagar</text:p>
      <text:p text:style-name="P8"/>
      <text:p text:style-name="P8"><text:span text:style-name="T1">-nedia(tiniwace)</text:span><text:tab/><text:span text:style-name="T4">vt</text:span> <text:span text:style-name="T1">distribuir</text:span></text:p>
      <text:p text:style-name="P8"><text:tab/><text:span text:style-name="T1">-nedia(ti)</text:span> repartir</text:p>
      <text:p text:style-name="P8"><text:tab/><text:span text:style-name="T1">-edia</text:span> pagar</text:p>
      <text:p text:style-name="P8"/>
      <text:p text:style-name="P8"><text:span text:style-name="T1">nediaxegi<text:tab/>nediaxedi</text:span> <text:span text:style-name="T4">subst masc</text:span> <text:span text:style-name="T1">1 coisa guardada para algo especial 2 animal tratado</text:span></text:p>
      <text:p text:style-name="P8"><text:soft-page-break/><text:tab/><text:span text:style-name="T1">nediaxe</text:span> <text:span text:style-name="T4">(forma fem)</text:span></text:p>
      <text:p text:style-name="P8"/>
      <text:p text:style-name="P8"><text:span text:style-name="T1">neelotagi<text:tab/>neelotika</text:span> <text:span text:style-name="T4">subst masc</text:span> <text:span text:style-name="T1">doença</text:span></text:p>
      <text:p text:style-name="P8"><text:tab/><text:span text:style-name="T2">g</text:span><text:span text:style-name="T1">odeelotagi</text:span> nossa doença</text:p>
      <text:p text:style-name="P8"><text:tab/><text:span text:style-name="T1">-eelotika</text:span> estar doente</text:p>
      <text:p text:style-name="P8"/>
      <text:p text:style-name="P7">neelotagina<text:tab/>neelotaginadi</text:p>
      <text:p text:style-name="P8"><text:tab/><text:span text:style-name="T1">neelotaginadipi</text:span> <text:span text:style-name="T4">(ger) subst masc ou fem</text:span> <text:span text:style-name="T1">o doente</text:span> que pertence a alguém</text:p>
      <text:p text:style-name="P8"/>
      <text:p text:style-name="P8"><text:span text:style-name="T1">nee!</text:span><text:tab/><text:span text:style-name="T4">excl</text:span> <text:span text:style-name="T1">1 toma! 2 come! 3 pegue!</text:span></text:p>
      <text:p text:style-name="P8"/>
      <text:p text:style-name="P8"><text:span text:style-name="T1">ne</text:span><text:span text:style-name="T2">g</text:span><text:span text:style-name="T1">eete</text:span><text:tab/><text:span text:style-name="T4">vi</text:span> <text:span text:style-name="T1">quando ele falou</text:span></text:p>
      <text:p text:style-name="P8"><text:tab/><text:span text:style-name="T1">na</text:span><text:span text:style-name="T2">g</text:span><text:span text:style-name="T1">a-ee-te</text:span></text:p>
      <text:p text:style-name="P8"><text:tab/><text:span text:style-name="T1">e-</text:span> falar</text:p>
      <text:p text:style-name="P8"/>
      <text:p text:style-name="P8"><text:span text:style-name="T1">ne</text:span><text:span text:style-name="T2">g</text:span><text:span text:style-name="T1">epaa</text:span><text:tab/><text:span text:style-name="T4">adv temp</text:span> <text:span text:style-name="T1">até</text:span> tempo passado</text:p>
      <text:p text:style-name="P8"><text:tab/><text:span text:style-name="T1">na</text:span><text:span text:style-name="T2">g</text:span><text:span text:style-name="T1">a-epaa</text:span></text:p>
      <text:p text:style-name="P8"><text:tab/><text:span text:style-name="T1">ne</text:span><text:span text:style-name="T2">g</text:span><text:span text:style-name="T1">epaa na</text:span><text:span text:style-name="T2">g</text:span><text:span text:style-name="T1">a</text:span> até quando (passado)</text:p>
      <text:p text:style-name="P8"/>
      <text:p text:style-name="P8"><text:span text:style-name="T1">-neike</text:span><text:tab/><text:span text:style-name="T4">vi</text:span> <text:span text:style-name="T1">restar para ele</text:span> o que sobrou</text:p>
      <text:p text:style-name="P8"><text:tab/><text:span text:style-name="T1">ineike</text:span> o que sobrou para mim</text:p>
      <text:p text:style-name="P8"><text:tab/><text:span text:style-name="T2">g</text:span><text:span text:style-name="T1">aneike</text:span> o que sobrou para você</text:p>
      <text:p text:style-name="P8"/>
      <text:p text:style-name="P8"><text:span text:style-name="T1">nelá<text:tab/>nelali</text:span> <text:span text:style-name="T4">subst fem</text:span> <text:span text:style-name="T1">escorpião</text:span></text:p>
      <text:p text:style-name="P8"/>
      <text:p text:style-name="P8"><text:span text:style-name="T1">nelada</text:span><text:span text:style-name="T2">g</text:span><text:span text:style-name="T1">a</text:span><text:tab/><text:span text:style-name="T4">subst masc</text:span> <text:span text:style-name="T1">podridão</text:span></text:p>
      <text:p text:style-name="P8"><text:tab/><text:span text:style-name="T1">neladi</text:span> coisa podre, rede</text:p>
      <text:p text:style-name="P8"/>
      <text:p text:style-name="P8">[Seite 128]</text:p>
      <text:p text:style-name="P8">[Spalte 2]</text:p>
      <text:p text:style-name="P8"/>
      <text:p text:style-name="P8"><text:span text:style-name="T1">neladi<text:tab/>neelatiidi</text:span> <text:span text:style-name="T4">subst masc</text:span> <text:span text:style-name="T1">1 rede 2 coisa podre</text:span></text:p>
      <text:p text:style-name="P8"><text:tab/><text:span text:style-name="T2">g</text:span><text:span text:style-name="T1">adeelatiidi</text:span> suas redes</text:p>
      <text:p text:style-name="P8"><text:tab/><text:span text:style-name="T1">-elada</text:span><text:span text:style-name="T2">g</text:span><text:span text:style-name="T1">a</text:span> estar na rede</text:p>
      <text:p text:style-name="P8"><text:tab/><text:span text:style-name="T1">nelada</text:span><text:span text:style-name="T2">g</text:span><text:span text:style-name="T1">a</text:span> podridão</text:p>
      <text:p text:style-name="P8"/>
      <text:p text:style-name="P8"><text:span text:style-name="T1">nela</text:span><text:span text:style-name="T2">g</text:span><text:span text:style-name="T1">a</text:span><text:tab/><text:span text:style-name="T4">subst masc</text:span> <text:span text:style-name="T1">1 ira 2 raiva</text:span></text:p>
      <text:p text:style-name="P8"><text:tab/><text:span text:style-name="T1">-ela(tema)</text:span> ficar com raiva (dele)</text:p>
      <text:p text:style-name="P8"><text:tab/><text:span text:style-name="T1">lela</text:span><text:span text:style-name="T2">g</text:span><text:span text:style-name="T1">a</text:span> raiva dele</text:p>
      <text:p text:style-name="P8"/>
      <text:p text:style-name="P8"><text:span text:style-name="T1">-neleca</text:span><text:span text:style-name="T2">g</text:span><text:span text:style-name="T1">atee</text:span><text:tab/><text:span text:style-name="T4">vt</text:span> <text:span text:style-name="T1">engrandecer</text:span></text:p>
      <text:p text:style-name="P8"><text:tab/><text:span text:style-name="T1">nelegi</text:span> grande</text:p>
      <text:p text:style-name="P8"><text:tab/><text:span text:style-name="T1">-dineleca</text:span><text:span text:style-name="T2">g</text:span><text:span text:style-name="T1">atee</text:span> engrandecer-se</text:p>
      <text:p text:style-name="P8"/>
      <text:p text:style-name="P8"><text:span text:style-name="T1">nelegei<text:tab/>nelegeitedi</text:span> <text:span text:style-name="T4">subst fem</text:span> <text:span text:style-name="T1">lata dele</text:span></text:p>
      <text:p text:style-name="P8"><text:tab/><text:span text:style-name="T1">elegei</text:span> lata</text:p>
      <text:p text:style-name="P8"/>
      <text:p text:style-name="P8"><text:span text:style-name="T1">nelegi<text:tab/><text:tab/>nelecoli</text:span> <text:span text:style-name="T4">adj</text:span> <text:span text:style-name="T1">grande</text:span></text:p>
      <text:p text:style-name="P8"><text:tab/><text:span text:style-name="T2">g</text:span><text:span text:style-name="T1">oneleegiwa grande</text:span></text:p>
      <text:p text:style-name="P8"><text:tab/><text:span text:style-name="T1">-neleca</text:span><text:span text:style-name="T2">g</text:span><text:span text:style-name="T1">atee engrandecer</text:span></text:p>
      <text:p text:style-name="P8"/>
      <text:p text:style-name="P8"><text:span text:style-name="T1">nele</text:span><text:span text:style-name="T2">g</text:span><text:span text:style-name="T1">edi<text:tab/>nele</text:span><text:span text:style-name="T2">g</text:span><text:span text:style-name="T1">etedi nele</text:span><text:span text:style-name="T2">g</text:span><text:span text:style-name="T1">etedipi</text:span> <text:span text:style-name="T4">(ger) subst masc</text:span> <text:span text:style-name="T1">pessoa que odeia</text:span></text:p>
      <text:p text:style-name="P8"><text:soft-page-break/><text:tab/><text:span text:style-name="T1">nele</text:span><text:span text:style-name="T2">g</text:span><text:span text:style-name="T1">ete</text:span> <text:span text:style-name="T4">(forma fem)</text:span> cheia de ódio</text:p>
      <text:p text:style-name="P8"><text:tab/><text:span text:style-name="T1">-eli</text:span><text:span text:style-name="T2">g</text:span><text:span text:style-name="T1">ide</text:span> ficar brabo</text:p>
      <text:p text:style-name="P8"/>
      <text:p text:style-name="P8"><text:span text:style-name="T1">-neliwa</text:span><text:span text:style-name="T2">g</text:span><text:span text:style-name="T1">adi(tini)</text:span><text:tab/><text:span text:style-name="T4">vt</text:span> <text:span text:style-name="T1">encerrar</text:span> p.ex. conversa, reunião</text:p>
      <text:p text:style-name="P8"/>
      <text:p text:style-name="P8"><text:span text:style-name="T1">nelo</text:span><text:span text:style-name="T2">g</text:span><text:span text:style-name="T1">odi<text:tab/>nelo</text:span><text:span text:style-name="T2">g</text:span><text:span text:style-name="T1">ododi</text:span> <text:span text:style-name="T4">subst masc</text:span> <text:span text:style-name="T1">inimigo</text:span> sempre homem</text:p>
      <text:p text:style-name="P8"><text:tab/><text:span text:style-name="T2">g</text:span><text:span text:style-name="T1">anelo</text:span><text:span text:style-name="T2">g</text:span><text:span text:style-name="T1">ododi</text:span> seus inimigos</text:p>
      <text:p text:style-name="P8"><text:tab/><text:span text:style-name="T2">g</text:span><text:span text:style-name="T1">adaxakawepodi</text:span> seus inimigos</text:p>
      <text:p text:style-name="P8"/>
      <text:p text:style-name="P8"><text:span text:style-name="T1">nelokodi<text:tab/>nelokododipi</text:span> <text:span text:style-name="T4">subst masc</text:span> <text:span text:style-name="T1">avô</text:span></text:p>
      <text:p text:style-name="P8"><text:tab/><text:span text:style-name="T1">inelokodi</text:span> meu avô</text:p>
      <text:p text:style-name="P8"/>
      <text:p text:style-name="P8"><text:span text:style-name="T1">nelokojo</text:span><text:span text:style-name="T2">g</text:span><text:span text:style-name="T1">one</text:span><text:span text:style-name="T2">g</text:span><text:span text:style-name="T1">egi<text:tab/>nelokojo</text:span><text:span text:style-name="T2">g</text:span><text:span text:style-name="T1">one</text:span><text:span text:style-name="T2">g</text:span><text:span text:style-name="T1">eco</text:span> <text:span text:style-name="T4">subst masc</text:span> <text:span text:style-name="T1">ciúme</text:span></text:p>
      <text:p text:style-name="P8"><text:tab/><text:span text:style-name="T1">-elokojo</text:span><text:span text:style-name="T2">g</text:span><text:span text:style-name="T1">o</text:span> ficar com ciúme</text:p>
      <text:p text:style-name="P8"/>
      <text:p text:style-name="P8"><text:span text:style-name="T1">neloodo<text:tab/>neloodoli</text:span> <text:span text:style-name="T4">subst fem</text:span> <text:span text:style-name="T1">dedo polegar</text:span></text:p>
      <text:p text:style-name="P8"/>
      <text:p text:style-name="P8">[Seite 129]</text:p>
      <text:p text:style-name="P8">[Spalte 1]</text:p>
      <text:p text:style-name="P8"/>
      <text:p text:style-name="P8"><text:span text:style-name="T1">nemaana</text:span><text:span text:style-name="T2">g</text:span><text:span text:style-name="T1">ane</text:span><text:span text:style-name="T2">g</text:span><text:span text:style-name="T1">egi<text:tab/>nemaa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amor</text:span></text:p>
      <text:p text:style-name="P8"><text:tab/><text:span text:style-name="T1">lemaana</text:span><text:span text:style-name="T2">g</text:span><text:span text:style-name="T1">ane</text:span><text:span text:style-name="T2">g</text:span><text:span text:style-name="T1">egi</text:span> amor dele</text:p>
      <text:p text:style-name="P8"><text:tab/><text:span text:style-name="T1">-emaa</text:span> gostar de, amar</text:p>
      <text:p text:style-name="P8"/>
      <text:p text:style-name="P8"><text:span text:style-name="T1">nemaano</text:span><text:span text:style-name="T2">g</text:span><text:span text:style-name="T1">odi<text:tab/>nemaano</text:span><text:span text:style-name="T2">g</text:span><text:span text:style-name="T1">ododi</text:span> <text:span text:style-name="T4">subst masc</text:span> <text:span text:style-name="T1">o amado</text:span></text:p>
      <text:p text:style-name="P8"><text:tab/><text:span text:style-name="T1">nemaano</text:span><text:span text:style-name="T2">g</text:span><text:span text:style-name="T1">odo</text:span> <text:span text:style-name="T4">(forma fem)</text:span></text:p>
      <text:p text:style-name="P8"><text:tab/><text:span text:style-name="T1">-emaa</text:span> gostar de, amar</text:p>
      <text:p text:style-name="P8"/>
      <text:p text:style-name="P8"><text:span text:style-name="T1">nemadica<text:tab/>nemadicali</text:span> <text:span text:style-name="T4">subst fem</text:span> <text:span text:style-name="T1">burro dele</text:span></text:p>
      <text:p text:style-name="P8"><text:tab/><text:span text:style-name="T1">emadica</text:span> burro</text:p>
      <text:p text:style-name="P8"/>
      <text:p text:style-name="P8"><text:span text:style-name="T1">nemá</text:span><text:span text:style-name="T2">g</text:span><text:span text:style-name="T1">a</text:span><text:tab/><text:span text:style-name="T4">adj</text:span> <text:span text:style-name="T1">bêbado</text:span></text:p>
      <text:p text:style-name="P8"/>
      <text:p text:style-name="P8"><text:span text:style-name="T1">néma</text:span><text:span text:style-name="T2">g</text:span><text:span text:style-name="T1">a<text:tab/>nema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morte</text:span></text:p>
      <text:p text:style-name="P8"><text:tab/><text:span text:style-name="T1">éma</text:span><text:span text:style-name="T2">g</text:span><text:span text:style-name="T1">a</text:span><text:span text:style-name="T2">g</text:span><text:span text:style-name="T1">a</text:span> os mortos</text:p>
      <text:p text:style-name="P8"/>
      <text:p text:style-name="P8"><text:span text:style-name="T1">nematagodi<text:tab/>nematagododi</text:span> <text:span text:style-name="T4">subst masc</text:span> <text:span text:style-name="T1">matador</text:span></text:p>
      <text:p text:style-name="P8"><text:tab/><text:span text:style-name="T1">nematagodo</text:span> <text:span text:style-name="T4">(forma fem)</text:span> de pessoa ou animal</text:p>
      <text:p text:style-name="P8"/>
      <text:p text:style-name="P8"><text:span text:style-name="T1">nematakana</text:span><text:span text:style-name="T2">g</text:span><text:span text:style-name="T1">adi</text:span><text:tab/><text:span text:style-name="T4">subst masc</text:span> <text:span text:style-name="T1">açougueiro</text:span> matador de animais <text:span text:style-name="T1">port – matar</text:span></text:p>
      <text:p text:style-name="P8"><text:tab/><text:span text:style-name="T1">nematakana</text:span><text:span text:style-name="T2">g</text:span><text:span text:style-name="T1">axi</text:span> açougue</text:p>
      <text:p text:style-name="P8"/>
      <text:p text:style-name="P8"><text:span text:style-name="T1">nematakana</text:span><text:span text:style-name="T2">g</text:span><text:span text:style-name="T1">axi<text:tab/>nematakana</text:span><text:span text:style-name="T2">g</text:span><text:span text:style-name="T1">axiidi</text:span> <text:span text:style-name="T4">subst fem</text:span> <text:span text:style-name="T1">1 açougue 2 matadouro port – matar</text:span></text:p>
      <text:p text:style-name="P8"><text:tab/><text:span text:style-name="T1">nematakana</text:span><text:span text:style-name="T2">g</text:span><text:span text:style-name="T1">adi</text:span> açougueiro</text:p>
      <text:p text:style-name="P8"/>
      <text:p text:style-name="P8"><text:span text:style-name="T1">neme</text:span><text:span text:style-name="T2">g</text:span><text:span text:style-name="T1">egi<text:tab/>neme</text:span><text:span text:style-name="T2">g</text:span><text:span text:style-name="T1">eco</text:span> <text:span text:style-name="T4">subst masc</text:span> <text:span text:style-name="T1">morte</text:span></text:p>
      <text:p text:style-name="P8"><text:tab/><text:span text:style-name="T1">leme</text:span><text:span text:style-name="T2">g</text:span><text:span text:style-name="T1">egi</text:span> morte dele</text:p>
      <text:p text:style-name="P8"/>
      <text:p text:style-name="P8"><text:span text:style-name="T1">nena</text:span><text:span text:style-name="T2">g</text:span><text:span text:style-name="T1">a</text:span><text:tab/><text:span text:style-name="T4">loc</text:span> <text:span text:style-name="T1">já estava lá</text:span></text:p>
      <text:p text:style-name="P8"><text:tab/><text:span text:style-name="T1">neni</text:span><text:span text:style-name="T2">g</text:span><text:span text:style-name="T1">idoatece</text:span> ele estava por lá</text:p>
      <text:p text:style-name="P8"/>
      <text:p text:style-name="P8"><text:span text:style-name="T1">-nenya</text:span><text:span text:style-name="T2">g</text:span><text:span text:style-name="T1">adi(ti)</text:span><text:tab/><text:span text:style-name="T4">vt</text:span> <text:span text:style-name="T1">deixar atrás</text:span></text:p>
      <text:p text:style-name="P8"><text:soft-page-break/></text:p>
      <text:p text:style-name="P8"><text:span text:style-name="T1">nenyakigi</text:span><text:tab/><text:span text:style-name="T4">subst masc</text:span> <text:span text:style-name="T1">restante</text:span> o que sobra ou resta</text:p>
      <text:p text:style-name="P8"/>
      <text:p text:style-name="P8">[Seite 129]</text:p>
      <text:p text:style-name="P8">[Spalte 2]</text:p>
      <text:p text:style-name="P8"/>
      <text:p text:style-name="P8"><text:span text:style-name="T1">-nepakide</text:span><text:tab/><text:span text:style-name="T4">vi</text:span> <text:span text:style-name="T1">jogar cartas</text:span></text:p>
      <text:p text:style-name="P8"/>
      <text:p text:style-name="P8"><text:span text:style-name="T1">-nepie</text:span><text:tab/><text:span text:style-name="T4">vi</text:span> <text:span text:style-name="T1">herdar</text:span></text:p>
      <text:p text:style-name="P8"/>
      <text:p text:style-name="P8"><text:span text:style-name="T1">nepilidi</text:span><text:tab/><text:span text:style-name="T4">subst</text:span> <text:span text:style-name="T1">bens dele</text:span></text:p>
      <text:p text:style-name="P8"><text:tab/><text:span text:style-name="T1">nebi</text:span> dele/dela</text:p>
      <text:p text:style-name="P8"/>
      <text:p text:style-name="P8"><text:span text:style-name="T1">nepita</text:span><text:span text:style-name="T2">g</text:span><text:span text:style-name="T1">ajetegi<text:tab/>nepita</text:span><text:span text:style-name="T2">g</text:span><text:span text:style-name="T1">ajetedi</text:span> <text:span text:style-name="T4">subst masc</text:span> <text:span text:style-name="T1">1 marcas ou feridas 2 cicatriz</text:span></text:p>
      <text:p text:style-name="P8"/>
      <text:p text:style-name="P8"><text:span text:style-name="T1">-netacolige</text:span><text:tab/><text:span text:style-name="T4">vi</text:span> <text:span text:style-name="T1">dançar</text:span> dança do milho - celebração no Dia do Índio</text:p>
      <text:p text:style-name="P8"/>
      <text:p text:style-name="P8"><text:span text:style-name="T1">netadica</text:span><text:span text:style-name="T2">g</text:span><text:span text:style-name="T1">ane</text:span><text:span text:style-name="T2">g</text:span><text:span text:style-name="T1">ecajo<text:tab/>netadica</text:span><text:span text:style-name="T2">g</text:span><text:span text:style-name="T1">ane</text:span><text:span text:style-name="T2">g</text:span><text:span text:style-name="T1">ecajoli</text:span> <text:span text:style-name="T4">subst masc</text:span> <text:span text:style-name="T1">lutador</text:span> de boxe, pugilista</text:p>
      <text:p text:style-name="P8"/>
      <text:p text:style-name="P8"><text:span text:style-name="T1">-netadigi(tice)</text:span><text:tab/><text:span text:style-name="T4">vt</text:span> <text:span text:style-name="T1">dar soco</text:span> bater com mão fechada</text:p>
      <text:p text:style-name="P8"/>
      <text:p text:style-name="P8"><text:span text:style-name="T1">netapini</text:span><text:tab/><text:span text:style-name="T4">adj</text:span> <text:span text:style-name="T1">expressão de rosto, nariz</text:span></text:p>
      <text:p text:style-name="P8"/>
      <text:p text:style-name="P8"><text:span text:style-name="T1">netole</text:span><text:span text:style-name="T2">g</text:span><text:span text:style-name="T1">egi</text:span><text:tab/><text:span text:style-name="T4">subst masc</text:span> <text:span text:style-name="T1">loucura</text:span></text:p>
      <text:p text:style-name="P8"><text:tab/><text:span text:style-name="T1">yetole</text:span> louco</text:p>
      <text:p text:style-name="P8"><text:tab/><text:span text:style-name="T1">letole</text:span><text:span text:style-name="T2">g</text:span><text:span text:style-name="T1">egi</text:span> tolice, loucura dele</text:p>
      <text:p text:style-name="P8"/>
      <text:p text:style-name="P8"><text:span text:style-name="T1">newa</text:span><text:span text:style-name="T2">g</text:span><text:span text:style-name="T1">ani<text:tab/>newa</text:span><text:span text:style-name="T2">g</text:span><text:span text:style-name="T1">ani</text:span> <text:span text:style-name="T4">subst masc</text:span> <text:span text:style-name="T1">jejum</text:span> peixe</text:p>
      <text:p text:style-name="P8"/>
      <text:p text:style-name="P8"><text:span text:style-name="T1">-newegi</text:span><text:tab/><text:span text:style-name="T4">vt</text:span> <text:span text:style-name="T1">depenar</text:span> tirar penas de</text:p>
      <text:p text:style-name="P8"/>
      <text:p text:style-name="P8"><text:span text:style-name="T1">newikatito</text:span><text:span text:style-name="T2">g</text:span><text:span text:style-name="T1">odi</text:span><text:tab/><text:span text:style-name="T4">subst</text:span> <text:span text:style-name="T1">salvador</text:span> aquele que dá vida. Usado para Jesus como Salvador</text:p>
      <text:p text:style-name="P8"/>
      <text:p text:style-name="P8"><text:span text:style-name="T1">nexacajogo<text:tab/>nexacajo</text:span><text:span text:style-name="T2">g</text:span><text:span text:style-name="T1">o</text:span> <text:span text:style-name="T4">subst masc</text:span> <text:span text:style-name="T1">coisa tirada para colocar em outro lugar</text:span> principalmente mercadoria</text:p>
      <text:p text:style-name="P8"/>
      <text:p text:style-name="P8"><text:span text:style-name="T1">nexegi</text:span><text:tab/><text:span text:style-name="T4">subst masc</text:span> <text:span text:style-name="T1">coisa que coça ou raspa</text:span></text:p>
      <text:p text:style-name="P8"><text:tab/><text:span text:style-name="T1">nexega</text:span><text:span text:style-name="T2">g</text:span><text:span text:style-name="T1">a</text:span> coisa raspada</text:p>
      <text:p text:style-name="P8"/>
      <text:p text:style-name="P8">[Seite 130]</text:p>
      <text:p text:style-name="P8">[Spalte 1]</text:p>
      <text:p text:style-name="P8"/>
      <text:p text:style-name="P8"><text:span text:style-name="T1">-nexegi</text:span><text:tab/><text:span text:style-name="T4">vi</text:span> <text:span text:style-name="T1">1 coçar 2 tocar violão</text:span></text:p>
      <text:p text:style-name="P8"/>
      <text:p text:style-name="P8"><text:span text:style-name="T1">nexoca</text:span><text:span text:style-name="T2">g</text:span><text:span text:style-name="T1">a<text:tab/>nexoca</text:span><text:span text:style-name="T2">g</text:span><text:span text:style-name="T1">atedi</text:span> <text:span text:style-name="T4">adj</text:span> <text:span text:style-name="T1">escuro</text:span> até escuridão</text:p>
      <text:p text:style-name="P8"><text:tab/><text:span text:style-name="T1">nexogotege</text:span> boca da noite, ou dia escuro</text:p>
      <text:p text:style-name="P8"><text:tab/><text:span text:style-name="T1">nexogoteloco</text:span> quase escuro</text:p>
      <text:p text:style-name="P8"><text:tab/><text:span text:style-name="T1">nexogotini</text:span> já escuro</text:p>
      <text:p text:style-name="P8"/>
      <text:p text:style-name="P8"><text:span text:style-name="T1">nexodi</text:span><text:tab/><text:span text:style-name="T4">subst masc</text:span> <text:span text:style-name="T1">tio dele</text:span></text:p>
      <text:p text:style-name="P8"><text:tab/><text:span text:style-name="T1">inexodi</text:span> meu tio</text:p>
      <text:p text:style-name="P8"/>
      <text:p text:style-name="P8"><text:span text:style-name="T1">nexogoteloco</text:span><text:tab/><text:span text:style-name="T4">adj</text:span> <text:span text:style-name="T1">quase escuro</text:span></text:p>
      <text:p text:style-name="P8"><text:soft-page-break/><text:tab/><text:span text:style-name="T1">nexoca</text:span><text:span text:style-name="T2">g</text:span><text:span text:style-name="T1">a</text:span> escuro, até escuridão</text:p>
      <text:p text:style-name="P8"/>
      <text:p text:style-name="P8"><text:span text:style-name="T1">-niadi</text:span><text:tab/><text:span text:style-name="T4">vi</text:span> <text:span text:style-name="T1">perder</text:span></text:p>
      <text:p text:style-name="P8"><text:tab/><text:span text:style-name="T1">-niadi(tema)</text:span> perder algo ou alguém</text:p>
      <text:p text:style-name="P8"/>
      <text:p text:style-name="P8"><text:span text:style-name="T1">-niadi(tema)</text:span><text:tab/><text:span text:style-name="T4">vt</text:span> <text:span text:style-name="T1">1 perder algo ou alguém 2 faltar</text:span></text:p>
      <text:p text:style-name="P8"><text:tab/><text:span text:style-name="T1">-niadi</text:span> perder</text:p>
      <text:p text:style-name="P8"/>
      <text:p text:style-name="P8"><text:span text:style-name="T1">-niadi(ticogi)</text:span><text:tab/><text:span text:style-name="T4">vt</text:span> <text:span text:style-name="T1">ter saudades daqui</text:span></text:p>
      <text:p text:style-name="P8"><text:tab/><text:span text:style-name="T1">-niadi(tema)</text:span> faltar</text:p>
      <text:p text:style-name="P8"><text:tab/><text:span text:style-name="T1">-iadi(ticogi)</text:span> ter saudades de lá</text:p>
      <text:p text:style-name="P8"/>
      <text:p text:style-name="P8"><text:span text:style-name="T1">niale<text:tab/>nialeli</text:span> <text:span text:style-name="T4">subst fem</text:span> <text:span text:style-name="T1">árvore</text:span></text:p>
      <text:p text:style-name="P8"><text:tab/><text:span text:style-name="T5">ninyaale</text:span><text:span text:style-name="T4"> (fala da mulher)</text:span></text:p>
      <text:p text:style-name="P8"><text:tab/><text:span text:style-name="T1">nialigi</text:span> mato</text:p>
      <text:p text:style-name="P8"><text:tab/><text:span text:style-name="T1">niale-ela</text:span> fruto da árvore</text:p>
      <text:p text:style-name="P8"/>
      <text:p text:style-name="P8"><text:span text:style-name="T1">nialigi<text:tab/>niala</text:span><text:span text:style-name="T2">g</text:span><text:span text:style-name="T1">a</text:span> <text:span text:style-name="T4">subst masc</text:span> <text:span text:style-name="T1">1 mato 2 floresta</text:span></text:p>
      <text:p text:style-name="P8"><text:tab/><text:span text:style-name="T5">ninyaaligi</text:span><text:span text:style-name="T4"> (fala da mulher)</text:span></text:p>
      <text:p text:style-name="P8"><text:tab/><text:span text:style-name="T1">niale</text:span> árvore</text:p>
      <text:p text:style-name="P8"/>
      <text:p text:style-name="P8"><text:span text:style-name="T1">nialigijegi<text:tab/>nialigijedi nialigijegipi</text:span> <text:span text:style-name="T4">(ger) subst masc</text:span> <text:span text:style-name="T1">animal ou pessoa do mato</text:span></text:p>
      <text:p text:style-name="P8"><text:tab/><text:span text:style-name="T1">nialigije </text:span><text:span text:style-name="T5">(</text:span><text:span text:style-name="T1"> </text:span><text:span text:style-name="T4">forma fem)</text:span></text:p>
      <text:p text:style-name="P8"><text:tab/><text:span text:style-name="T1">nialigi</text:span> mato</text:p>
      <text:p text:style-name="P8"/>
      <text:p text:style-name="P8"><text:span text:style-name="T1">nialigipijegi</text:span><text:tab/><text:span text:style-name="T4">subst masc</text:span> <text:span text:style-name="T1">selvagem</text:span></text:p>
      <text:p text:style-name="P8"><text:tab/><text:span text:style-name="T1">nialigipije</text:span> <text:span text:style-name="T4">(forma fem)</text:span> pessoa que mora no mato</text:p>
      <text:p text:style-name="P8"/>
      <text:p text:style-name="P8">[Seite 130]</text:p>
      <text:p text:style-name="P8">[Spalte 2]</text:p>
      <text:p text:style-name="P8"/>
      <text:p text:style-name="P8"><text:span text:style-name="T1">nialigo<text:tab/>nialigoli</text:span> <text:span text:style-name="T4">subst fem</text:span> <text:span text:style-name="T1">capitão</text:span> árvore</text:p>
      <text:p text:style-name="P8"/>
      <text:p text:style-name="P8"><text:span text:style-name="T1">niata</text:span><text:span text:style-name="T2">g</text:span><text:span text:style-name="T1">a</text:span><text:tab/><text:span text:style-name="T4">subst</text:span> <text:span text:style-name="T1">fim de</text:span> p.ex. de refeição</text:p>
      <text:p text:style-name="P8"/>
      <text:p text:style-name="P8"><text:span text:style-name="T1">nibaile</text:span><text:span text:style-name="T2">g</text:span><text:span text:style-name="T1">egi<text:tab/>nibaile</text:span><text:span text:style-name="T2">g</text:span><text:span text:style-name="T1">eco</text:span> <text:span text:style-name="T4">subst masc</text:span> <text:span text:style-name="T1">modo de dançar</text:span> tipo de dança <text:span text:style-name="T1">port</text:span></text:p>
      <text:p text:style-name="P8"><text:tab/><text:span text:style-name="T1">-nibaile</text:span> dançar</text:p>
      <text:p text:style-name="P8"/>
      <text:p text:style-name="P8"><text:span text:style-name="T1">nibakadi<text:tab/>nibakatedi</text:span> <text:span text:style-name="T4">subst masc</text:span> <text:span text:style-name="T1">lugar de serviço</text:span></text:p>
      <text:p text:style-name="P8"><text:tab/><text:span text:style-name="T1">libakadi</text:span> lugar de serviço dele</text:p>
      <text:p text:style-name="P8"/>
      <text:p text:style-name="P8"><text:span text:style-name="T1">nibakajetegi<text:tab/>nibakajetedi</text:span> <text:span text:style-name="T4">subst masc</text:span> <text:span text:style-name="T1">coisa pegada pelas mãos</text:span></text:p>
      <text:p text:style-name="P8"><text:tab/><text:span text:style-name="T1">nibakajete</text:span> <text:span text:style-name="T4">(forma fem)</text:span> pode ser prisioneiro, fruto do serviço</text:p>
      <text:p text:style-name="P8"><text:tab/><text:span text:style-name="T1">ibakajetegi</text:span> meu lugar de serviço</text:p>
      <text:p text:style-name="P8"/>
      <text:p text:style-name="P8"><text:span text:style-name="T1">nibakecajo<text:tab/>nibakecajoli</text:span> <text:span text:style-name="T4">subst masc</text:span> <text:span text:style-name="T1">trabalhador</text:span> que trabalha bem</text:p>
      <text:p text:style-name="P8"><text:tab/><text:span text:style-name="T1">-iba</text:span> trabalhar</text:p>
      <text:p text:style-name="P8"/>
      <text:p text:style-name="P8"><text:span text:style-name="T1">nibakedi<text:tab/>nibaketedi</text:span> <text:span text:style-name="T4">subst masc</text:span> <text:span text:style-name="T1">serviço de</text:span></text:p>
      <text:p text:style-name="P8"><text:tab/><text:span text:style-name="T5">niba-aakadi</text:span><text:span text:style-name="T4"> (fala da mulher)</text:span></text:p>
      <text:p text:style-name="P8"><text:tab/><text:span text:style-name="T1">-iba</text:span> trabalhar</text:p>
      <text:p text:style-name="P8"/>
      <text:p text:style-name="P8"><text:soft-page-break/><text:span text:style-name="T1">nibakegi<text:tab/>nibakeco</text:span> <text:span text:style-name="T4">subst masc</text:span> <text:span text:style-name="T1">jeito de trabalhar</text:span></text:p>
      <text:p text:style-name="P8"><text:tab/><text:span text:style-name="T1">-iba</text:span> trabalhar</text:p>
      <text:p text:style-name="P8"/>
      <text:p text:style-name="P8"><text:span text:style-name="T1">nibalito<text:tab/>nibalitoli</text:span> <text:span text:style-name="T4">subst fem</text:span> <text:span text:style-name="T1">1 casaco dele 2 paletó dele</text:span> roupa comprida <text:span text:style-name="T1">port</text:span></text:p>
      <text:p text:style-name="P8"/>
      <text:p text:style-name="P8"><text:span text:style-name="T1">nibaloote<text:tab/>nibalootetitedi</text:span> <text:span text:style-name="T4">subst masc</text:span> <text:span text:style-name="T1">1 cerca dele 2 parede dele port – parede</text:span></text:p>
      <text:p text:style-name="P8"/>
      <text:p text:style-name="P8"><text:span text:style-name="T1">nibatadi<text:tab/>nibatatiidi</text:span> <text:span text:style-name="T4">subst fem</text:span> <text:span text:style-name="T1">tronco</text:span> de árvore</text:p>
      <text:p text:style-name="P8"/>
      <text:p text:style-name="P8">[Seite 131]</text:p>
      <text:p text:style-name="P8">[Spalte 1]</text:p>
      <text:p text:style-name="P8"/>
      <text:p text:style-name="P8"><text:span text:style-name="T1">-niba(tege)</text:span><text:tab/><text:span text:style-name="T4">vt</text:span> <text:span text:style-name="T1">1 puxar 2 levar</text:span> p.ex. cavalo para água, guri com a mão, indo</text:p>
      <text:p text:style-name="P8"><text:tab/><text:span text:style-name="T1">-iba(tege)</text:span> receber alguém ou algo</text:p>
      <text:p text:style-name="P8"/>
      <text:p text:style-name="P8"><text:span text:style-name="T1">nibatiigi<text:tab/>nibatico</text:span> <text:span text:style-name="T4">subst masc</text:span> <text:span text:style-name="T1">1 erro 2 culpa</text:span></text:p>
      <text:p text:style-name="P8"><text:tab/><text:span text:style-name="T1">libatiigi</text:span> culpa ou erro dele</text:p>
      <text:p text:style-name="P8"/>
      <text:p text:style-name="P8"><text:span text:style-name="T1">-nibatoo</text:span><text:tab/><text:span text:style-name="T4">vt</text:span> <text:span text:style-name="T1">fechar</text:span></text:p>
      <text:p text:style-name="P8"><text:tab/><text:span text:style-name="T1">-noxoco</text:span> fechar <text:span text:style-name="T4">(sinôn)</text:span></text:p>
      <text:p text:style-name="P8"/>
      <text:p text:style-name="P8"><text:span text:style-name="T1">nibayoda</text:span><text:span text:style-name="T2">g</text:span><text:span text:style-name="T1">a</text:span><text:tab/><text:span text:style-name="T4">adj</text:span> <text:span text:style-name="T1">amargo</text:span></text:p>
      <text:p text:style-name="P8"><text:tab/><text:span text:style-name="T1">bayodi</text:span> amargo como pimenta</text:p>
      <text:p text:style-name="P8"/>
      <text:p text:style-name="P8"><text:span text:style-name="T1">-nibe</text:span><text:tab/><text:span text:style-name="T4">vi</text:span> <text:span text:style-name="T1">recusar</text:span> não querer ir ou fazer</text:p>
      <text:p text:style-name="P8"><text:tab/><text:span text:style-name="T1">ineté</text:span> <text:span text:style-name="T4">(sinôn)</text:span></text:p>
      <text:p text:style-name="P8"/>
      <text:p text:style-name="P8"><text:span text:style-name="T1">nibedona<text:tab/>nibedonali</text:span> <text:span text:style-name="T4">subst fem</text:span> <text:span text:style-name="T1">dedo</text:span> da mão esquerda</text:p>
      <text:p text:style-name="P8"/>
      <text:p text:style-name="P8"><text:span text:style-name="T1">nibedono</text:span><text:span text:style-name="T2">g</text:span><text:span text:style-name="T1">odo</text:span><text:tab/><text:span text:style-name="T4">subst fem</text:span> <text:span text:style-name="T1">madrinha</text:span></text:p>
      <text:p text:style-name="P8"><text:tab/><text:span text:style-name="T1">nibedono</text:span><text:span text:style-name="T2">g</text:span><text:span text:style-name="T1">odi</text:span> padrinho</text:p>
      <text:p text:style-name="P8"><text:tab/><text:span text:style-name="T1">nibedona</text:span> dedo</text:p>
      <text:p text:style-name="P8"/>
      <text:p text:style-name="P8"><text:span text:style-name="T1">nibeona</text:span><text:span text:style-name="T2">g</text:span><text:span text:style-name="T1">ane</text:span><text:span text:style-name="T2">g</text:span><text:span text:style-name="T1">egi<text:tab/>nibeo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esperança</text:span></text:p>
      <text:p text:style-name="P8"><text:tab/><text:span text:style-name="T2">g</text:span><text:span text:style-name="T1">obeona</text:span><text:span text:style-name="T2">g</text:span><text:span text:style-name="T1">ane</text:span><text:span text:style-name="T2">g</text:span><text:span text:style-name="T1">egi</text:span> nossa esperança</text:p>
      <text:p text:style-name="P8"><text:tab/><text:span text:style-name="T1">-nibeo(tege)</text:span> esperar</text:p>
      <text:p text:style-name="P8"/>
      <text:p text:style-name="P8"><text:span text:style-name="T1">nibeono</text:span><text:span text:style-name="T2">g</text:span><text:span text:style-name="T1">odi<text:tab/>nibeono</text:span><text:span text:style-name="T2">g</text:span><text:span text:style-name="T1">ododi</text:span> <text:span text:style-name="T4">subst masc</text:span> <text:span text:style-name="T1">guardas dele</text:span></text:p>
      <text:p text:style-name="P8"><text:tab/><text:span text:style-name="T1">-nibeo(tege)</text:span> esperar por</text:p>
      <text:p text:style-name="P8"/>
      <text:p text:style-name="P8"><text:span text:style-name="T1">-nibeo(tege)</text:span><text:tab/><text:span text:style-name="T4">vt</text:span> <text:span text:style-name="T1">esperar por (ele)</text:span></text:p>
      <text:p text:style-name="P8"><text:tab/><text:span text:style-name="T1">-ali(ta)</text:span> esperar</text:p>
      <text:p text:style-name="P8"><text:tab/><text:span text:style-name="T1">-ibeo</text:span> esperar</text:p>
      <text:p text:style-name="P8"/>
      <text:p text:style-name="P8"><text:span text:style-name="T1">nibetadi<text:tab/>nibetatiidi</text:span> <text:span text:style-name="T4">subst masc</text:span> <text:span text:style-name="T1">1 Sete Estrelas 2 umbigo</text:span></text:p>
      <text:p text:style-name="P8"/>
      <text:p text:style-name="P8"><text:span text:style-name="T1">nibeyaca</text:span><text:span text:style-name="T2">g</text:span><text:span text:style-name="T1">a</text:span><text:tab/><text:span text:style-name="T4">subst masc</text:span> <text:span text:style-name="T1">1 confusão 2 bagunça</text:span> acontecimento mau</text:p>
      <text:p text:style-name="P8"/>
      <text:p text:style-name="P8">[Seite 131]</text:p>
      <text:p text:style-name="P8">[Spalte 2]</text:p>
      <text:p text:style-name="P8"/>
      <text:p text:style-name="P8"><text:span text:style-name="T1">nibeyace</text:span><text:span text:style-name="T2">g</text:span><text:span text:style-name="T1">egi<text:tab/>nibeyace</text:span><text:span text:style-name="T2">g</text:span><text:span text:style-name="T1">eco</text:span> <text:span text:style-name="T4">subst masc</text:span> <text:span text:style-name="T1">1 mal 2 pecado</text:span></text:p>
      <text:p text:style-name="P8"><text:soft-page-break/><text:tab/><text:span text:style-name="T1">libeyace</text:span><text:span text:style-name="T2">g</text:span><text:span text:style-name="T1">egi</text:span> mal dele</text:p>
      <text:p text:style-name="P8"/>
      <text:p text:style-name="P8"><text:span text:style-name="T1">-nibila</text:span><text:tab/><text:span text:style-name="T4">vt</text:span> <text:span text:style-name="T1">fazer croché</text:span></text:p>
      <text:p text:style-name="P8"/>
      <text:p text:style-name="P8"><text:span text:style-name="T1">nibilaogo<text:tab/>nibilaogoli</text:span> <text:span text:style-name="T4">subst fem</text:span> <text:span text:style-name="T1">linha</text:span></text:p>
      <text:p text:style-name="P8"/>
      <text:p text:style-name="P8"><text:span text:style-name="T1">nibiniigi<text:tab/>nibinico</text:span> <text:span text:style-name="T4">subst masc</text:span> <text:span text:style-name="T1">1 milagre 2 maravilha</text:span></text:p>
      <text:p text:style-name="P8"><text:tab/><text:span text:style-name="T1">-biniigi</text:span> maravilha de, milagre de</text:p>
      <text:p text:style-name="P8"/>
      <text:p text:style-name="P8"><text:span text:style-name="T1">nibiogo<text:tab/>nibiko</text:span> <text:span text:style-name="T4">subst masc</text:span> <text:span text:style-name="T1">1 comida feita com tempero 2 óleo de cozinha 3 graxa usada para lubrificação 4 sapato</text:span></text:p>
      <text:p text:style-name="P8"><text:tab/><text:span text:style-name="T1">libiko</text:span> comida dele</text:p>
      <text:p text:style-name="P8"/>
      <text:p text:style-name="P8"><text:span text:style-name="T1">nibite<text:tab/>nibiteli</text:span> <text:span text:style-name="T4">subst fem</text:span> <text:span text:style-name="T1">picada</text:span> de abelha, escorpião</text:p>
      <text:p text:style-name="P8"/>
      <text:p text:style-name="P8"><text:span text:style-name="T1">nibo</text:span><text:tab/><text:span text:style-name="T4">subst</text:span> <text:span text:style-name="T1">o que todos tem</text:span></text:p>
      <text:p text:style-name="P8"/>
      <text:p text:style-name="P8"><text:span text:style-name="T1">niboco<text:tab/>nibocoli</text:span> <text:span text:style-name="T4">subst fem</text:span> <text:span text:style-name="T1">bolsa</text:span></text:p>
      <text:p text:style-name="P8"><text:tab/><text:span text:style-name="T2">g</text:span><text:span text:style-name="T1">abinoco</text:span> sua bolsa</text:p>
      <text:p text:style-name="P8"/>
      <text:p text:style-name="P8"><text:span text:style-name="T1">nibodigi<text:tab/>nibodicetedi</text:span> <text:span text:style-name="T4">subst masc</text:span> <text:span text:style-name="T1">notícia</text:span></text:p>
      <text:p text:style-name="P8"><text:tab/><text:span text:style-name="T5">nibi-iigi</text:span><text:span text:style-name="T4"> (fala da mulher)</text:span></text:p>
      <text:p text:style-name="P8"><text:tab/><text:span text:style-name="T1">-ibodice</text:span> ter notícias</text:p>
      <text:p text:style-name="P8"/>
      <text:p text:style-name="P8"><text:span text:style-name="T1">niboli</text:span><text:span text:style-name="T2">g</text:span><text:span text:style-name="T1">a</text:span><text:tab/><text:span text:style-name="T4">subst masc</text:span> <text:span text:style-name="T1">vergonha</text:span></text:p>
      <text:p text:style-name="P8"><text:tab/><text:span text:style-name="T1">-boli</text:span><text:span text:style-name="T2">g</text:span><text:span text:style-name="T1">a</text:span> vergonha de</text:p>
      <text:p text:style-name="P8"><text:tab/><text:span text:style-name="T1">liboli</text:span><text:span text:style-name="T2">g</text:span><text:span text:style-name="T1">a</text:span> vergonha dele</text:p>
      <text:p text:style-name="P8"><text:tab/><text:span text:style-name="T1">-ibolikatidi</text:span> envergonhar alguém</text:p>
      <text:p text:style-name="P8"/>
      <text:p text:style-name="P8"><text:span text:style-name="T1">-niboloitee</text:span><text:tab/><text:span text:style-name="T4">vt</text:span> <text:span text:style-name="T1">aproveitar-se</text:span></text:p>
      <text:p text:style-name="P8"/>
      <text:p text:style-name="P8"><text:span text:style-name="T1">niboona</text:span><text:span text:style-name="T2">g</text:span><text:span text:style-name="T1">adi<text:tab/>niboona</text:span><text:span text:style-name="T2">g</text:span><text:span text:style-name="T1">atedi</text:span> <text:span text:style-name="T4">subst masc</text:span> <text:span text:style-name="T1">nome</text:span></text:p>
      <text:p text:style-name="P8"><text:tab/><text:span text:style-name="T5">nibo-oona</text:span><text:span text:style-name="T3">g</text:span><text:span text:style-name="T5">adi</text:span><text:span text:style-name="T4"> (fala da mulher)</text:span></text:p>
      <text:p text:style-name="P8"><text:tab/><text:span text:style-name="T1">liboona</text:span><text:span text:style-name="T2">g</text:span><text:span text:style-name="T1">adi</text:span> nome dele</text:p>
      <text:p text:style-name="P8"/>
      <text:p text:style-name="P8"><text:span text:style-name="T1">niboonigi<text:tab/>niboona</text:span><text:span text:style-name="T2">g</text:span><text:span text:style-name="T1">a</text:span> <text:span text:style-name="T4">subst masc</text:span> <text:span text:style-name="T1">presente</text:span></text:p>
      <text:p text:style-name="P8"><text:tab/><text:span text:style-name="T1">-boonigi</text:span> presente de</text:p>
      <text:p text:style-name="P8"/>
      <text:p text:style-name="P8">[Seite 132]</text:p>
      <text:p text:style-name="P8">[Spalte 1]</text:p>
      <text:p text:style-name="P8"/>
      <text:p text:style-name="P8"><text:span text:style-name="T1">niboote<text:tab/>nibotitedi</text:span> <text:span text:style-name="T4">subst fem</text:span> <text:span text:style-name="T1">pote</text:span></text:p>
      <text:p text:style-name="P8"/>
      <text:p text:style-name="P8"><text:span text:style-name="T1">nicaa</text:span><text:span text:style-name="T2">g</text:span><text:span text:style-name="T1">abi<text:tab/>nicaa</text:span><text:span text:style-name="T2">g</text:span><text:span text:style-name="T1">ape</text:span> <text:span text:style-name="T4">subst masc</text:span> <text:span text:style-name="T1">ano</text:span></text:p>
      <text:p text:style-name="P8"><text:tab/><text:span text:style-name="T1">nica</text:span><text:span text:style-name="T2">g</text:span><text:span text:style-name="T1">a</text:span><text:span text:style-name="T2">g</text:span><text:span text:style-name="T1">abi</text:span> <text:span text:style-name="T4">(forma antiga)</text:span></text:p>
      <text:p text:style-name="P8"><text:tab/><text:span text:style-name="T2">g</text:span><text:span text:style-name="T1">anipaa</text:span><text:span text:style-name="T2">g</text:span><text:span text:style-name="T1">ape</text:span> seus anos</text:p>
      <text:p text:style-name="P8"/>
      <text:p text:style-name="P8"><text:span text:style-name="T1">nicaajo<text:tab/>nicaajoli</text:span> <text:span text:style-name="T4">subst masc ou fem</text:span> <text:span text:style-name="T1">apoiador</text:span></text:p>
      <text:p text:style-name="P8"/>
      <text:p text:style-name="P8"><text:span text:style-name="T1">nicaapa<text:tab/>nicaapatedi</text:span> <text:span text:style-name="T4">subst fem</text:span> <text:span text:style-name="T1">capa port</text:span></text:p>
      <text:p text:style-name="P8"><text:tab/><text:span text:style-name="T2">g</text:span><text:span text:style-name="T1">anicaapa</text:span> sua capa</text:p>
      <text:p text:style-name="P8"/>
      <text:p text:style-name="P8"><text:soft-page-break/><text:span text:style-name="T1">-nice<text:tab/></text:span><text:span text:style-name="T5">vt</text:span><text:span text:style-name="T1"> cumprimentar</text:span> saudar quando presente, quando alguém chegar</text:p>
      <text:p text:style-name="P8"><text:tab/><text:span text:style-name="T1">-ecoadi(tece)</text:span> cumprimentar, saudar quando ausente</text:p>
      <text:p text:style-name="P8"/>
      <text:p text:style-name="P8"><text:span text:style-name="T1">nicena</text:span><text:span text:style-name="T2">g</text:span><text:span text:style-name="T1">ana</text:span><text:span text:style-name="T2">g</text:span><text:span text:style-name="T1">ate<text:tab/>nicena</text:span><text:span text:style-name="T2">g</text:span><text:span text:style-name="T1">ana</text:span><text:span text:style-name="T2">g</text:span><text:span text:style-name="T1">atedi</text:span> <text:span text:style-name="T4">subst fem</text:span> <text:span text:style-name="T1">cruz</text:span></text:p>
      <text:p text:style-name="P8"><text:tab/><text:span text:style-name="T1">licena</text:span><text:span text:style-name="T2">g</text:span><text:span text:style-name="T1">ana</text:span><text:span text:style-name="T2">g</text:span><text:span text:style-name="T1">ate</text:span> cruz dele</text:p>
      <text:p text:style-name="P8"/>
      <text:p text:style-name="P8"><text:span text:style-name="T1">niciagi<text:tab/>niciaco</text:span> <text:span text:style-name="T4">subst masc</text:span> <text:span text:style-name="T1">1 semelhança 2 acontecimento</text:span></text:p>
      <text:p text:style-name="P8"><text:tab/><text:span text:style-name="T1">liciagi</text:span> como, igual</text:p>
      <text:p text:style-name="P8"/>
      <text:p text:style-name="P8"><text:span text:style-name="T1">nicine</text:span><text:span text:style-name="T2">g</text:span><text:span text:style-name="T1">egi<text:tab/>nicine</text:span><text:span text:style-name="T2">g</text:span><text:span text:style-name="T1">eco</text:span> <text:span text:style-name="T4">subst</text:span> <text:span text:style-name="T1">1 prova 2 provação</text:span></text:p>
      <text:p text:style-name="P8"><text:tab/><text:span text:style-name="T1">-ici(teloco)</text:span> experimentar, provar</text:p>
      <text:p text:style-name="P8"/>
      <text:p text:style-name="P8"><text:span text:style-name="T1">nicodaa</text:span><text:span text:style-name="T2">g</text:span><text:span text:style-name="T1">ida</text:span><text:tab/><text:span text:style-name="T4">adv</text:span> <text:span text:style-name="T1">de repente</text:span> mesmo instante</text:p>
      <text:p text:style-name="P8"/>
      <text:p text:style-name="P8"><text:span text:style-name="T1">nicodigi<text:tab/>nicodadi</text:span> <text:span text:style-name="T4">subst masc</text:span> <text:span text:style-name="T1">lambari</text:span> peixe</text:p>
      <text:p text:style-name="P8"/>
      <text:p text:style-name="P8"><text:span text:style-name="T1">nicoo</text:span><text:span text:style-name="T2">g</text:span><text:span text:style-name="T1">adi<text:tab/>nicoo</text:span><text:span text:style-name="T2">g</text:span><text:span text:style-name="T1">atedi</text:span> <text:span text:style-name="T4">subst masc</text:span> <text:span text:style-name="T1">lugar para parar</text:span></text:p>
      <text:p text:style-name="P8"><text:tab/><text:span text:style-name="T1">-icoo</text:span><text:span text:style-name="T2">g</text:span><text:span text:style-name="T1">adi</text:span> lugar de parar de</text:p>
      <text:p text:style-name="P8"/>
      <text:p text:style-name="P8"><text:span text:style-name="T1">-nicoo</text:span><text:span text:style-name="T2">g</text:span><text:span text:style-name="T1">e(tini)</text:span><text:tab/><text:span text:style-name="T4">vt</text:span> <text:span text:style-name="T1">1 fazer sentar 2 fazer levantar</text:span></text:p>
      <text:p text:style-name="P8"/>
      <text:p text:style-name="P8">[Seite 132]</text:p>
      <text:p text:style-name="P8">[Spalte 2]</text:p>
      <text:p text:style-name="P8"/>
      <text:p text:style-name="P8"><text:span text:style-name="T1">nicoo</text:span><text:span text:style-name="T2">g</text:span><text:span text:style-name="T1">oladi<text:tab/>nicoo</text:span><text:span text:style-name="T2">g</text:span><text:span text:style-name="T1">olateda</text:span><text:span text:style-name="T2">g</text:span><text:span text:style-name="T1">a</text:span> <text:span text:style-name="T4">subst masc</text:span> <text:span text:style-name="T1">montado</text:span> do cavalo</text:p>
      <text:p text:style-name="P8"/>
      <text:p text:style-name="P8"><text:span text:style-name="T1">-nicoo</text:span><text:span text:style-name="T2">g</text:span><text:span text:style-name="T1">olatede</text:span><text:tab/><text:span text:style-name="T4">vi</text:span> <text:span text:style-name="T1">montar num cavalo</text:span></text:p>
      <text:p text:style-name="P8"/>
      <text:p text:style-name="P8"><text:span text:style-name="T1">nicoo</text:span><text:span text:style-name="T2">g</text:span><text:span text:style-name="T1">owepodi<text:tab/>sentado junto</text:span> aqueles sentados junto com outros</text:p>
      <text:p text:style-name="P8"><text:tab/><text:span text:style-name="T1">-ico(ti)</text:span> sentar-se</text:p>
      <text:p text:style-name="P8"><text:tab/><text:span text:style-name="T1">nicoo</text:span><text:span text:style-name="T2">g</text:span><text:span text:style-name="T1">owatinigi</text:span> ele faz sentar junto com (outro)</text:p>
      <text:p text:style-name="P8"/>
      <text:p text:style-name="P8"><text:span text:style-name="T1">nicooxo<text:tab/>nicooxoli</text:span> <text:span text:style-name="T4">subst fem</text:span> <text:span text:style-name="T1">manjedoura</text:span></text:p>
      <text:p text:style-name="P8"/>
      <text:p text:style-name="P8"><text:span text:style-name="T1">nidaa</text:span><text:tab/><text:span text:style-name="T4">conj</text:span> <text:span text:style-name="T1">junto com</text:span> coisa em pé</text:p>
      <text:p text:style-name="P8"><text:tab/><text:span text:style-name="T1">nidia</text:span> junto com (coisa deitada)</text:p>
      <text:p text:style-name="P8"><text:span text:style-name="T1">-nidaka(ta)</text:span><text:tab/><text:span text:style-name="T4">vt</text:span> <text:span text:style-name="T1">ter cuidado de</text:span> qualquer perigo</text:p>
      <text:p text:style-name="P8"/>
      <text:p text:style-name="P8"><text:span text:style-name="T1">nidela</text:span><text:span text:style-name="T2">g</text:span><text:span text:style-name="T1">awa<text:tab/>nidela</text:span><text:span text:style-name="T2">g</text:span><text:span text:style-name="T1">awadi</text:span></text:p>
      <text:p text:style-name="P8"><text:tab/><text:span text:style-name="T1">nidela</text:span><text:span text:style-name="T2">g</text:span><text:span text:style-name="T1">awepodi</text:span> <text:span text:style-name="T4">(ger) subst masc ou fem</text:span> <text:span text:style-name="T1">inimigo</text:span></text:p>
      <text:p text:style-name="P8"><text:tab/><text:span text:style-name="T2">g</text:span><text:span text:style-name="T1">adidela</text:span><text:span text:style-name="T2">g</text:span><text:span text:style-name="T1">awadi</text:span> seus inimigos</text:p>
      <text:p text:style-name="P8"><text:tab/><text:span text:style-name="T1">-idele</text:span> brigar</text:p>
      <text:p text:style-name="P8"/>
      <text:p text:style-name="P8"><text:span text:style-name="T1">nidele</text:span><text:span text:style-name="T2">g</text:span><text:span text:style-name="T1">ecajo<text:tab/>nidele</text:span><text:span text:style-name="T2">g</text:span><text:span text:style-name="T1">ecajoli</text:span> <text:span text:style-name="T4">subst masc ou fem</text:span> <text:span text:style-name="T1">brigador</text:span> que tem jeito para brigar</text:p>
      <text:p text:style-name="P8"><text:tab/><text:span text:style-name="T1">-idele</text:span> brigar</text:p>
      <text:p text:style-name="P8"/>
      <text:p text:style-name="P8"><text:span text:style-name="T1">nidele</text:span><text:span text:style-name="T2">g</text:span><text:span text:style-name="T1">egi<text:tab/>nidele</text:span><text:span text:style-name="T2">g</text:span><text:span text:style-name="T1">eco</text:span> <text:span text:style-name="T4">subst masc</text:span> <text:span text:style-name="T1">1 briga 2 guerra</text:span></text:p>
      <text:p text:style-name="P8"><text:tab/><text:span text:style-name="T1">nidelakadi</text:span> <text:span text:style-name="T4">(sinôn)</text:span></text:p>
      <text:p text:style-name="P8"/>
      <text:p text:style-name="P8"><text:span text:style-name="T1">-nidi</text:span><text:tab/><text:span text:style-name="T4">vt</text:span> <text:span text:style-name="T1">chamar</text:span></text:p>
      <text:p text:style-name="P8"/>
      <text:p text:style-name="P8"><text:span text:style-name="T1">-nidi</text:span><text:tab/><text:span text:style-name="T4">vi</text:span> <text:span text:style-name="T1">1 ralar 2 relar</text:span></text:p>
      <text:p text:style-name="P8"><text:soft-page-break/><text:tab/><text:span text:style-name="T1">nita</text:span><text:span text:style-name="T2">g</text:span><text:span text:style-name="T1">ana</text:span><text:span text:style-name="T2">g</text:span><text:span text:style-name="T1">adi</text:span> ralador</text:p>
      <text:p text:style-name="P8"/>
      <text:p text:style-name="P8"><text:span text:style-name="T1">nidia</text:span><text:tab/><text:span text:style-name="T4">conj</text:span> <text:span text:style-name="T1">junto com</text:span> coisas paradas ou deitadas</text:p>
      <text:p text:style-name="P8"/>
      <text:p text:style-name="P8">[Seite 133]</text:p>
      <text:p text:style-name="P8">[Spalte 1]</text:p>
      <text:p text:style-name="P8"/>
      <text:p text:style-name="P8"><text:span text:style-name="T1">nidiaa</text:span><text:span text:style-name="T2">g</text:span><text:span text:style-name="T1">idi<text:tab/>nidiaa</text:span><text:span text:style-name="T2">g</text:span><text:span text:style-name="T1">idiwa</text:span> <text:span text:style-name="T4">pro pess enf</text:span> <text:span text:style-name="T1">esse mesmo</text:span></text:p>
      <text:p text:style-name="P8"/>
      <text:p text:style-name="P8"><text:span text:style-name="T1">nidie<text:tab/>nidieli</text:span> <text:span text:style-name="T4">subst fem</text:span> <text:span text:style-name="T1">1 placa 2 carta</text:span></text:p>
      <text:p text:style-name="P8"><text:tab/><text:span text:style-name="T1">lidie</text:span> placa ou carta dele</text:p>
      <text:p text:style-name="P8"><text:tab/><text:span text:style-name="T2">g</text:span><text:span text:style-name="T1">odidietibige</text:span> nossa carta</text:p>
      <text:p text:style-name="P8"/>
      <text:p text:style-name="P8"><text:span text:style-name="T1">nidigo<text:tab/>nidiko</text:span> <text:span text:style-name="T4">subst masc</text:span> <text:span text:style-name="T1">o escrito</text:span></text:p>
      <text:p text:style-name="P8"><text:tab/><text:span text:style-name="T1">-idí</text:span> escrever</text:p>
      <text:p text:style-name="P8"/>
      <text:p text:style-name="P8"><text:span text:style-name="T1">nidikona</text:span><text:span text:style-name="T2">g</text:span><text:span text:style-name="T1">a<text:tab/>nidikonadi</text:span> <text:span text:style-name="T4">subst masc</text:span> <text:span text:style-name="T1">1 escritor 2 escriba</text:span></text:p>
      <text:p text:style-name="P8"><text:tab/><text:span text:style-name="T1">nidikona</text:span><text:span text:style-name="T2">g</text:span><text:span text:style-name="T1">alo</text:span> <text:span text:style-name="T4">(forma fem)</text:span></text:p>
      <text:p text:style-name="P8"><text:tab/><text:span text:style-name="T1">-idiko</text:span> escrever para</text:p>
      <text:p text:style-name="P8"><text:tab/><text:span text:style-name="T1">nidikona</text:span><text:span text:style-name="T2">g</text:span><text:span text:style-name="T1">adi</text:span> caneta, lápis</text:p>
      <text:p text:style-name="P8"/>
      <text:p text:style-name="P8"><text:span text:style-name="T1">nidikona</text:span><text:span text:style-name="T2">g</text:span><text:span text:style-name="T1">adi<text:tab/>nidikona</text:span><text:span text:style-name="T2">g</text:span><text:span text:style-name="T1">atedi</text:span> <text:span text:style-name="T4">subst masc</text:span> <text:span text:style-name="T1">1 caneta 2 lápis</text:span></text:p>
      <text:p text:style-name="P8"><text:tab/><text:span text:style-name="T1">-idiko</text:span> escrever para</text:p>
      <text:p text:style-name="P8"/>
      <text:p text:style-name="P8"><text:span text:style-name="T1">nidikona</text:span><text:span text:style-name="T2">g</text:span><text:span text:style-name="T1">axi<text:tab/>nidikona</text:span><text:span text:style-name="T2">g</text:span><text:span text:style-name="T1">axiidi</text:span> <text:span text:style-name="T4">subst fem</text:span> <text:span text:style-name="T1">escola</text:span></text:p>
      <text:p text:style-name="P8"><text:tab/><text:span text:style-name="T1">-idiko</text:span> escrever para</text:p>
      <text:p text:style-name="P8"/>
      <text:p text:style-name="P8"><text:span text:style-name="T1">-nie</text:span><text:tab/><text:span text:style-name="T4">vt</text:span> <text:span text:style-name="T1">sentir frustração</text:span> oportunidade perdida</text:p>
      <text:p text:style-name="P8"/>
      <text:p text:style-name="P8"><text:span text:style-name="T1">-niena</text:span><text:span text:style-name="T2">g</text:span><text:span text:style-name="T1">ane</text:span><text:span text:style-name="T2">g</text:span><text:span text:style-name="T1">e</text:span><text:tab/><text:span text:style-name="T4">vt</text:span> <text:span text:style-name="T1">1 brigar por outro 2 estar a favor de</text:span> tomar parte de alguém, defender outro contra acusação, calúnia</text:p>
      <text:p text:style-name="P8"/>
      <text:p text:style-name="P8"><text:span text:style-name="T1">-nie(tibige)</text:span><text:tab/><text:span text:style-name="T4">vt</text:span> <text:span text:style-name="T1">falar mal</text:span> de alguém</text:p>
      <text:p text:style-name="P8"/>
      <text:p text:style-name="P8"><text:span text:style-name="T1">nigaa</text:span><text:span text:style-name="T2">g</text:span><text:span text:style-name="T1">a</text:span><text:tab/><text:span text:style-name="T4">adv temp</text:span> <text:span text:style-name="T1">quando (também)</text:span></text:p>
      <text:p text:style-name="P8"/>
      <text:p text:style-name="P8"><text:span text:style-name="T1">nigaalewa<text:tab/>nigaalewali</text:span> <text:span text:style-name="T4">subst fem</text:span> <text:span text:style-name="T1">pulso</text:span></text:p>
      <text:p text:style-name="P8"/>
      <text:p text:style-name="P8"><text:span text:style-name="T1">nigaaligijegi<text:tab/>nigaaligijedi</text:span> <text:span text:style-name="T4">subst masc</text:span> <text:span text:style-name="T1">pessoa perseguida</text:span></text:p>
      <text:p text:style-name="P8"><text:tab/><text:span text:style-name="T1">nigaaligije</text:span> <text:span text:style-name="T4">(forma fem)</text:span></text:p>
      <text:p text:style-name="P8"><text:tab/><text:span text:style-name="T1">-igaala(tibeci)</text:span> perseguir, seguir</text:p>
      <text:p text:style-name="P8"/>
      <text:p text:style-name="P8">[Seite 133]</text:p>
      <text:p text:style-name="P8">[Spalte 2]</text:p>
      <text:p text:style-name="P8"/>
      <text:p text:style-name="P8"><text:span text:style-name="T1">nigaalo</text:span><text:span text:style-name="T2">g</text:span><text:span text:style-name="T1">odi<text:tab/>nigaalo</text:span><text:span text:style-name="T2">g</text:span><text:span text:style-name="T1">odoli</text:span> <text:span text:style-name="T4">subst masc</text:span> <text:span text:style-name="T1">seguidor</text:span> animal ou pessoa</text:p>
      <text:p text:style-name="P8"/>
      <text:p text:style-name="P8"><text:span text:style-name="T1">nigaana<text:tab/>nigaanigipi</text:span> <text:span text:style-name="T4">subst fem</text:span> <text:span text:style-name="T1">guria</text:span></text:p>
      <text:p text:style-name="P8"><text:tab/><text:span text:style-name="T5">niga-aana</text:span><text:span text:style-name="T4"> (fala da mulher)</text:span></text:p>
      <text:p text:style-name="P8"><text:tab/><text:span text:style-name="T1">nigaanigi</text:span> <text:span text:style-name="T4">(forma masc)</text:span> menos de 10 anos</text:p>
      <text:p text:style-name="P8"/>
      <text:p text:style-name="P8"><text:span text:style-name="T1">nigaana</text:span><text:span text:style-name="T2">g</text:span><text:span text:style-name="T1">anadi</text:span><text:tab/><text:span text:style-name="T4">subst</text:span> <text:span text:style-name="T1">cantadores</text:span></text:p>
      <text:p text:style-name="P8"><text:soft-page-break/></text:p>
      <text:p text:style-name="P8"><text:span text:style-name="T1">nigaanake<text:tab/>nigaanakeli</text:span> <text:span text:style-name="T4">subst fem</text:span> <text:span text:style-name="T1">moça</text:span></text:p>
      <text:p text:style-name="P8"><text:tab/><text:span text:style-name="T1">nigaanigi</text:span> criança, gurí</text:p>
      <text:p text:style-name="P8"/>
      <text:p text:style-name="P8"><text:span text:style-name="T1">nigaanigi<text:tab/>nigaanigipi</text:span> <text:span text:style-name="T4">subst masc</text:span> <text:span text:style-name="T1">gurí</text:span></text:p>
      <text:p text:style-name="P8"><text:tab/><text:span text:style-name="T5">niga-aanigi</text:span><text:span text:style-name="T4"> (fala da mulher)</text:span></text:p>
      <text:p text:style-name="P8"><text:tab/><text:span text:style-name="T1">nigaana</text:span> <text:span text:style-name="T4">(forma fem)</text:span> menos de 10 anos, criança</text:p>
      <text:p text:style-name="P8"><text:tab/><text:span text:style-name="T1">nigaanigipawaanigi</text:span> criançada</text:p>
      <text:p text:style-name="P8"><text:tab/><text:span text:style-name="T1">nigaanigawaanigi</text:span> <text:span text:style-name="T4">(forma dim)</text:span></text:p>
      <text:p text:style-name="P8"/>
      <text:p text:style-name="P8"><text:span text:style-name="T1">-nigaanye</text:span><text:tab/><text:span text:style-name="T4">vi</text:span> <text:span text:style-name="T1">ganhar port</text:span></text:p>
      <text:p text:style-name="P8"/>
      <text:p text:style-name="P8"><text:span text:style-name="T1">nigaanye</text:span><text:span text:style-name="T2">g</text:span><text:span text:style-name="T1">egi</text:span><text:tab/><text:span text:style-name="T4">subst masc</text:span> <text:span text:style-name="T1">o que foi ganho</text:span></text:p>
      <text:p text:style-name="P8"><text:tab/><text:span text:style-name="T2">g</text:span><text:span text:style-name="T1">anigaanye</text:span><text:span text:style-name="T2">g</text:span><text:span text:style-name="T1">egi</text:span> o que você ganhou</text:p>
      <text:p text:style-name="P8"/>
      <text:p text:style-name="P8"><text:span text:style-name="T1">-nigaje</text:span><text:tab/><text:span text:style-name="T4">vi</text:span> <text:span text:style-name="T1">dar à luz</text:span></text:p>
      <text:p text:style-name="P8"/>
      <text:p text:style-name="P8"><text:span text:style-name="T1">nigajeelo<text:tab/>nigajeeloli</text:span> <text:span text:style-name="T4">subst fem</text:span> <text:span text:style-name="T1">mulher com recém nascido nos braços</text:span></text:p>
      <text:p text:style-name="P8"><text:tab/><text:span text:style-name="T1">-nigaje</text:span> dar à luz</text:p>
      <text:p text:style-name="P8"/>
      <text:p text:style-name="P8"><text:span text:style-name="T1">-nigakala</text:span><text:tab/><text:span text:style-name="T4">vt</text:span> <text:span text:style-name="T1">descascar</text:span> com faca - geralmente tirando a pele de animal</text:p>
      <text:p text:style-name="P8"><text:tab/><text:span text:style-name="T1">-nigetela</text:span> <text:span text:style-name="T4">(sinôn)</text:span></text:p>
      <text:p text:style-name="P8"/>
      <text:p text:style-name="P8"><text:span text:style-name="T1">nigala</text:span><text:span text:style-name="T2">g</text:span><text:span text:style-name="T1">a</text:span><text:span text:style-name="T2">g</text:span><text:span text:style-name="T1">ica</text:span><text:tab/><text:span text:style-name="T4">cond</text:span> <text:span text:style-name="T1">se tiver</text:span> <text:span text:style-name="T4">(futuro)</text:span></text:p>
      <text:p text:style-name="P8"/>
      <text:p text:style-name="P8"><text:span text:style-name="T1">nige</text:span><text:tab/><text:span text:style-name="T4">conj temp</text:span> <text:span text:style-name="T1">1 quando 2 até</text:span> (condicional, hipotético ou com universal temporal)</text:p>
      <text:p text:style-name="P8"><text:tab/><text:span text:style-name="T1">nige da</text:span><text:span text:style-name="T2">g</text:span><text:span text:style-name="T1">a</text:span> senão, quando não</text:p>
      <text:p text:style-name="P8"/>
      <text:p text:style-name="P8">[Seite 134]</text:p>
      <text:p text:style-name="P8">[Spalte 1]</text:p>
      <text:p text:style-name="P8"/>
      <text:p text:style-name="P8"><text:span text:style-name="T1">nigeca</text:span><text:span text:style-name="T2">g</text:span><text:span text:style-name="T1">alo</text:span><text:span text:style-name="T2">g</text:span><text:span text:style-name="T1">o<text:tab/>nigeca</text:span><text:span text:style-name="T2">g</text:span><text:span text:style-name="T1">ale</text:span><text:span text:style-name="T2">g</text:span><text:span text:style-name="T1">etedi</text:span> <text:span text:style-name="T4">subst masc</text:span> <text:span text:style-name="T1">1 tristeza 2 incomodação 3 preocupação</text:span></text:p>
      <text:p text:style-name="P8"/>
      <text:p text:style-name="P8"><text:span text:style-name="T1">-nigeca</text:span><text:span text:style-name="T2">g</text:span><text:span text:style-name="T1">a(tema)</text:span><text:tab/><text:span text:style-name="T4">vt</text:span> <text:span text:style-name="T1">aceitar uma proposição</text:span></text:p>
      <text:p text:style-name="P8"><text:tab/><text:span text:style-name="T1">-igeca</text:span><text:span text:style-name="T2">g</text:span><text:span text:style-name="T1">a</text:span> aceitar uma proposição</text:p>
      <text:p text:style-name="P8"/>
      <text:p text:style-name="P8"><text:span text:style-name="T1">nigediogo<text:tab/>nigediko</text:span> <text:span text:style-name="T4">subst masc</text:span> <text:span text:style-name="T1">onça</text:span></text:p>
      <text:p text:style-name="P8"/>
      <text:p text:style-name="P8"><text:span text:style-name="T1">nigediogo-nabide</text:span><text:span text:style-name="T2">g</text:span><text:span text:style-name="T1">egi<text:tab/>nigediko-nabida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onça preta</text:span></text:p>
      <text:p text:style-name="P8"/>
      <text:p text:style-name="P8"><text:span text:style-name="T1">nigegi</text:span><text:tab/><text:span text:style-name="T4">subst masc</text:span> <text:span text:style-name="T1">1 palavra 2 promessa</text:span></text:p>
      <text:p text:style-name="P8"><text:tab/><text:span text:style-name="T1">-gegi</text:span> palavra ou promessa de</text:p>
      <text:p text:style-name="P8"/>
      <text:p text:style-name="P8"><text:span text:style-name="T1">nigeledi</text:span><text:tab/><text:span text:style-name="T4">adv temp</text:span> <text:span text:style-name="T1">depois</text:span> <text:span text:style-name="T4">(sentido futuro)</text:span></text:p>
      <text:p text:style-name="P8"><text:tab/><text:span text:style-name="T1">nige eledi</text:span></text:p>
      <text:p text:style-name="P8"><text:tab/><text:span text:style-name="T1">nigeledi nigoi</text:span> depois de amanhã</text:p>
      <text:p text:style-name="P8"/>
      <text:p text:style-name="P8"><text:span text:style-name="T1">nigeleemena</text:span><text:span text:style-name="T2">g</text:span><text:span text:style-name="T1">adi<text:tab/>nigeleemena</text:span><text:span text:style-name="T2">g</text:span><text:span text:style-name="T1">atedi</text:span> <text:span text:style-name="T4">subst masc</text:span> <text:span text:style-name="T1">laço</text:span></text:p>
      <text:p text:style-name="P8"/>
      <text:p text:style-name="P8"><text:span text:style-name="T1">nigena</text:span><text:span text:style-name="T2">g</text:span><text:span text:style-name="T1">atakane</text:span><text:span text:style-name="T2">g</text:span><text:span text:style-name="T1">egi<text:tab/>nigena</text:span><text:span text:style-name="T2">g</text:span><text:span text:style-name="T1">atakane</text:span><text:span text:style-name="T2">g</text:span><text:span text:style-name="T1">eco</text:span> <text:span text:style-name="T4">subst masc</text:span> <text:span text:style-name="T1">imitação</text:span> imitando ação de pessoa</text:p>
      <text:p text:style-name="P8"><text:tab/><text:span text:style-name="T1">-igena</text:span><text:span text:style-name="T2">g</text:span><text:span text:style-name="T1">adi</text:span> imitar</text:p>
      <text:p text:style-name="P8"/>
      <text:p text:style-name="P8"><text:soft-page-break/><text:span text:style-name="T1">nigepaa</text:span><text:tab/><text:span text:style-name="T4">adv temp</text:span> <text:span text:style-name="T1">até, até quando</text:span> <text:span text:style-name="T4">(futuro)</text:span></text:p>
      <text:p text:style-name="P8"><text:tab/><text:span text:style-name="T1">nige epaa</text:span></text:p>
      <text:p text:style-name="P8"><text:tab/><text:span text:style-name="T1">nigepaa ganigicatibige</text:span> para sempre</text:p>
      <text:p text:style-name="P8"><text:tab/><text:span text:style-name="T1">ganigicatibige</text:span> quando</text:p>
      <text:p text:style-name="P8"/>
      <text:p text:style-name="P8"><text:span text:style-name="T1">-nigetela</text:span><text:tab/><text:span text:style-name="T4">vt</text:span> <text:span text:style-name="T1">descascar</text:span> de qualquer maneira</text:p>
      <text:p text:style-name="P8"><text:tab/><text:span text:style-name="T1">-nigakala</text:span> descascar</text:p>
      <text:p text:style-name="P8"/>
      <text:p text:style-name="P8"><text:span text:style-name="T1">-nige(tice)</text:span><text:tab/><text:span text:style-name="T4">vi</text:span> <text:span text:style-name="T1">perguntar muito</text:span></text:p>
      <text:p text:style-name="P8"><text:tab/><text:span text:style-name="T1">-ige</text:span> perguntar</text:p>
      <text:p text:style-name="P8"/>
      <text:p text:style-name="P8">[Seite 134]</text:p>
      <text:p text:style-name="P8">[Spalte 2]</text:p>
      <text:p text:style-name="P8"/>
      <text:p text:style-name="P8"><text:span text:style-name="T1">nigexaka</text:span><text:tab/><text:span text:style-name="T4">adj</text:span> <text:span text:style-name="T1">grosso</text:span></text:p>
      <text:p text:style-name="P8"/>
      <text:p text:style-name="P8"><text:span text:style-name="T1">nigexeciligijegi<text:tab/>nigexeciligijedi</text:span> <text:span text:style-name="T4">subst masc</text:span> <text:span text:style-name="T1">madeira já laminada</text:span> casca tirada</text:p>
      <text:p text:style-name="P8"/>
      <text:p text:style-name="P8"><text:span text:style-name="T1">nigica<text:tab/>nigicoa</text:span> <text:span text:style-name="T4">cond</text:span> <text:span text:style-name="T1">quando tem, se tiver</text:span> <text:span text:style-name="T4">(futuro)</text:span></text:p>
      <text:p text:style-name="P8"/>
      <text:p text:style-name="P8"><text:span text:style-name="T1">-nigicile</text:span><text:tab/><text:span text:style-name="T4">vi</text:span> <text:span text:style-name="T1">estar com fome</text:span></text:p>
      <text:p text:style-name="P8"><text:tab/><text:span text:style-name="T1">nigigi</text:span> fome</text:p>
      <text:p text:style-name="P8"/>
      <text:p text:style-name="P8"><text:span text:style-name="T1">nigida<text:tab/>nigidoa</text:span> <text:span text:style-name="T4">cond</text:span> <text:span text:style-name="T1">se tiver</text:span> no futuro</text:p>
      <text:p text:style-name="P8"><text:tab/><text:span text:style-name="T1">nige ida nigica</text:span> se tiver</text:p>
      <text:p text:style-name="P8"/>
      <text:p text:style-name="P8"><text:span text:style-name="T1">-nigida</text:span><text:tab/><text:span text:style-name="T4">vt</text:span> <text:span text:style-name="T1">apedrejar</text:span></text:p>
      <text:p text:style-name="P8"/>
      <text:p text:style-name="P8"><text:span text:style-name="T1">nigidaa</text:span><text:span text:style-name="T2">g</text:span><text:span text:style-name="T1">idi</text:span><text:tab/><text:span text:style-name="T4">adv temp</text:span> <text:span text:style-name="T1">depois</text:span> no futuro</text:p>
      <text:p text:style-name="P8"><text:tab/><text:span text:style-name="T1">nige idaa</text:span><text:span text:style-name="T2">g</text:span><text:span text:style-name="T1">idi</text:span></text:p>
      <text:p text:style-name="P8"/>
      <text:p text:style-name="P8"><text:span text:style-name="T1">-nigidage</text:span><text:tab/><text:span text:style-name="T4">vi</text:span> <text:span text:style-name="T1">procurar queixada</text:span> caçar</text:p>
      <text:p text:style-name="P8"><text:tab/><text:span text:style-name="T1">nigidagi</text:span> porco do mato (queixada)</text:p>
      <text:p text:style-name="P8"/>
      <text:p text:style-name="P8"><text:span text:style-name="T1">nigidagi<text:tab/>nigidaka</text:span> <text:span text:style-name="T4">subst masc</text:span> <text:span text:style-name="T1">queixada, porco do mato</text:span></text:p>
      <text:p text:style-name="P8"><text:tab/><text:span text:style-name="T1">nigidagiwa</text:span><text:span text:style-name="T2">g</text:span><text:span text:style-name="T1">a</text:span> porco doméstico</text:p>
      <text:p text:style-name="P8"/>
      <text:p text:style-name="P8"><text:span text:style-name="T1">nigidagiwa</text:span><text:span text:style-name="T2">g</text:span><text:span text:style-name="T1">a<text:tab/>nigidagiwadi</text:span> <text:span text:style-name="T4">subst masc</text:span> <text:span text:style-name="T1">porco doméstico</text:span></text:p>
      <text:p text:style-name="P8"><text:tab/><text:span text:style-name="T1">nigidagi</text:span> porco do mato</text:p>
      <text:p text:style-name="P8"/>
      <text:p text:style-name="P8"><text:span text:style-name="T1">nigidiaa</text:span><text:span text:style-name="T2">g</text:span><text:span text:style-name="T1">idi</text:span><text:tab/><text:span text:style-name="T4">adv temp</text:span> <text:span text:style-name="T1">depois</text:span> no futuro</text:p>
      <text:p text:style-name="P8"><text:tab/><text:span text:style-name="T1">ni</text:span><text:span text:style-name="T2">g</text:span><text:span text:style-name="T1">idiaa</text:span><text:span text:style-name="T2">g</text:span><text:span text:style-name="T1">idi</text:span> depois, no passado</text:p>
      <text:p text:style-name="P8"/>
      <text:p text:style-name="P8"><text:span text:style-name="T1">nigidini<text:tab/>nigidixodi</text:span> <text:span text:style-name="T4">subst fem</text:span> <text:span text:style-name="T1">paca</text:span></text:p>
      <text:p text:style-name="P8"/>
      <text:p text:style-name="P8"><text:span text:style-name="T1">nigigi</text:span><text:tab/><text:span text:style-name="T4">subst masc</text:span> <text:span text:style-name="T1">fome</text:span></text:p>
      <text:p text:style-name="P8"><text:tab/><text:span text:style-name="T1">-nigicile</text:span> estar com fome</text:p>
      <text:p text:style-name="P8"/>
      <text:p text:style-name="P8"><text:span text:style-name="T1">nigiinta</text:span><text:tab/><text:span text:style-name="T4">subst masc</text:span> <text:span text:style-name="T1">quintal port</text:span></text:p>
      <text:p text:style-name="P8"/>
      <text:p text:style-name="P8">[Seite 135]</text:p>
      <text:p text:style-name="P8">[Spalte 1]</text:p>
      <text:p text:style-name="P8"><text:soft-page-break/></text:p>
      <text:p text:style-name="P8"><text:span text:style-name="T1">nigitikona</text:span><text:span text:style-name="T2">g</text:span><text:span text:style-name="T1">adi<text:tab/>nigitikona</text:span><text:span text:style-name="T2">g</text:span><text:span text:style-name="T1">atedi</text:span> <text:span text:style-name="T4">subst masc</text:span> <text:span text:style-name="T1">linha</text:span> para costurar</text:p>
      <text:p text:style-name="P8"><text:tab/><text:span text:style-name="T1">-igitiko</text:span> costurar</text:p>
      <text:p text:style-name="P8"><text:span text:style-name="T1">nigiwajete</text:span><text:tab/><text:span text:style-name="T4">subst fem</text:span> <text:span text:style-name="T1">parte da orelha</text:span></text:p>
      <text:p text:style-name="P8"/>
      <text:p text:style-name="P8"><text:span text:style-name="T1">-nigiwogo</text:span><text:tab/><text:span text:style-name="T4">vt</text:span> <text:span text:style-name="T1">1 zombar 2 incomodar 3 provocar 4 escarnecer 5 afiar ferramenta</text:span> também, mexer com, sentido mau</text:p>
      <text:p text:style-name="P8"><text:tab/><text:span text:style-name="T1">-igiwoca</text:span><text:span text:style-name="T2">g</text:span><text:span text:style-name="T1">a</text:span> amolar, provocar, afiar ferramenta</text:p>
      <text:p text:style-name="P8"/>
      <text:p text:style-name="P8"><text:span text:style-name="T1">-nigodi(tini)</text:span><text:tab/><text:span text:style-name="T4">vi</text:span> <text:span text:style-name="T1">1 encerrar 2 matar</text:span></text:p>
      <text:p text:style-name="P8"><text:tab/><text:span text:style-name="T5">-no-oo(tini)</text:span><text:span text:style-name="T4"> (fala da mulher)</text:span> terminar de falar, ler, etc. mas não de fazer algo; quando matar, matando vários</text:p>
      <text:p text:style-name="P8"><text:tab/><text:span text:style-name="T1">-igodi</text:span> terminar de fazer algo</text:p>
      <text:p text:style-name="P8"><text:tab/><text:span text:style-name="T1">-eloadi</text:span> matar (um só)</text:p>
      <text:p text:style-name="P8"/>
      <text:p text:style-name="P8"><text:span text:style-name="T1">nigoena</text:span><text:span text:style-name="T2">g</text:span><text:span text:style-name="T1">adi<text:tab/>nigoena</text:span><text:span text:style-name="T2">g</text:span><text:span text:style-name="T1">atedi</text:span> <text:span text:style-name="T4">subst masc</text:span> <text:span text:style-name="T1">cinto</text:span></text:p>
      <text:p text:style-name="P8"><text:tab/><text:span text:style-name="T2">g</text:span><text:span text:style-name="T1">anigoena</text:span><text:span text:style-name="T2">g</text:span><text:span text:style-name="T1">adi</text:span> seu cinto</text:p>
      <text:p text:style-name="P8"/>
      <text:p text:style-name="P8"><text:span text:style-name="T1">nigoi</text:span><text:tab/><text:span text:style-name="T4">adv temp</text:span> <text:span text:style-name="T1">amanhã</text:span></text:p>
      <text:p text:style-name="P8"><text:tab/><text:span text:style-name="T1">nigoitijo</text:span> de manhã</text:p>
      <text:p text:style-name="P8"/>
      <text:p text:style-name="P8"><text:span text:style-name="T1">nigoiije</text:span><text:tab/><text:span text:style-name="T4">subst fem</text:span> <text:span text:style-name="T1">estrela da manhã</text:span></text:p>
      <text:p text:style-name="P8"/>
      <text:p text:style-name="P8"><text:span text:style-name="T1">nigojigo<text:tab/>nigojigipi</text:span> <text:span text:style-name="T4">subst masc</text:span> <text:span text:style-name="T1">pessoa preguiçosa</text:span></text:p>
      <text:p text:style-name="P8"><text:tab/><text:span text:style-name="T1">nigoji</text:span> <text:span text:style-name="T4">(forma fem)</text:span></text:p>
      <text:p text:style-name="P8"/>
      <text:p text:style-name="P8"><text:span text:style-name="T1">nigojoo</text:span><text:span text:style-name="T2">g</text:span><text:span text:style-name="T1">o<text:tab/>nigojokodi</text:span> <text:span text:style-name="T4">subst masc</text:span> <text:span text:style-name="T1">verme</text:span> tipo que come o corpo</text:p>
      <text:p text:style-name="P8"/>
      <text:p text:style-name="P8"><text:span text:style-name="T1">nigokexaa</text:span><text:tab/><text:span text:style-name="T4">cond</text:span> <text:span text:style-name="T1">se for por um momentinho</text:span></text:p>
      <text:p text:style-name="P8"><text:tab/><text:span text:style-name="T1">não demora</text:span> <text:span text:style-name="T4">(futuro)</text:span></text:p>
      <text:p text:style-name="P8"/>
      <text:p text:style-name="P8"><text:span text:style-name="T1">-nigoko</text:span><text:tab/><text:span text:style-name="T4">vi</text:span> <text:span text:style-name="T1">roncar</text:span></text:p>
      <text:p text:style-name="P8"/>
      <text:p text:style-name="P8"><text:span text:style-name="T1">nigomaado<text:tab/>nigomaadotedi</text:span> <text:span text:style-name="T4">subst masc</text:span> <text:span text:style-name="T1">pomada port</text:span></text:p>
      <text:p text:style-name="P8"/>
      <text:p text:style-name="P8">[Seite 135]</text:p>
      <text:p text:style-name="P8">[Spalte 2]</text:p>
      <text:p text:style-name="P8"/>
      <text:p text:style-name="P8"><text:span text:style-name="T1">-nigoma</text:span><text:span text:style-name="T2">g</text:span><text:span text:style-name="T1">adi(tini)</text:span><text:tab/><text:span text:style-name="T4">vt</text:span> <text:span text:style-name="T1">1 terminar 2 encerrar</text:span> p.ex. palavras, estudos, escritos, ensinos, aulas</text:p>
      <text:p text:style-name="P8"/>
      <text:p text:style-name="P8"><text:span text:style-name="T1">nigopiidi</text:span><text:tab/><text:span text:style-name="T4">subst masc</text:span> <text:span text:style-name="T1">coriza</text:span></text:p>
      <text:p text:style-name="P8"/>
      <text:p text:style-name="P8"><text:span text:style-name="T1">nigota</text:span><text:span text:style-name="T2">g</text:span><text:span text:style-name="T1">a<text:tab/>nigotadi</text:span> <text:span text:style-name="T4">subst fem</text:span> <text:span text:style-name="T1">cidade</text:span></text:p>
      <text:p text:style-name="P8"><text:tab/><text:span text:style-name="T2">g</text:span><text:span text:style-name="T1">anigota</text:span><text:span text:style-name="T2">g</text:span><text:span text:style-name="T1">a</text:span> sua cidade</text:p>
      <text:p text:style-name="P8"><text:tab/><text:span text:style-name="T1">nigotakawaana</text:span> aldeia</text:p>
      <text:p text:style-name="P8"/>
      <text:p text:style-name="P8"><text:span text:style-name="T1">nigotakajegi<text:tab/>nigotakajedi</text:span> <text:span text:style-name="T4">subst masc</text:span> <text:span text:style-name="T1">cidadão</text:span></text:p>
      <text:p text:style-name="P8"><text:tab/><text:span text:style-name="T1">nigotakaje</text:span> <text:span text:style-name="T4">(forma fem)</text:span></text:p>
      <text:p text:style-name="P8"><text:tab/><text:span text:style-name="T1">nigota</text:span><text:span text:style-name="T2">g</text:span><text:span text:style-name="T1">a</text:span> cidade</text:p>
      <text:p text:style-name="P8"/>
      <text:p text:style-name="P8"><text:span text:style-name="T1">nigotakawaana<text:tab/>nigotakawaanatedi</text:span> <text:span text:style-name="T4">subst fem</text:span> <text:span text:style-name="T1">aldeia</text:span></text:p>
      <text:p text:style-name="P8"><text:tab/><text:span text:style-name="T1">nigota</text:span><text:span text:style-name="T2">g</text:span><text:span text:style-name="T1">a</text:span> cidade</text:p>
      <text:p text:style-name="P8"/>
      <text:p text:style-name="P8"><text:soft-page-break/><text:span text:style-name="T1">nigotedini<text:tab/></text:span><text:span text:style-name="T2">g</text:span><text:span text:style-name="T1">obaa</text:span><text:span text:style-name="T2">g</text:span><text:span text:style-name="T1">atedi</text:span> <text:span text:style-name="T4">núm</text:span> <text:span text:style-name="T1">dez</text:span></text:p>
      <text:p text:style-name="P8"><text:tab/><text:span text:style-name="T1">nigoteno </text:span><text:span text:style-name="T2">g</text:span><text:span text:style-name="T1">obaa</text:span><text:span text:style-name="T2">g</text:span><text:span text:style-name="T1">adi</text:span> cinco</text:p>
      <text:p text:style-name="P8"><text:tab/><text:span text:style-name="T1">nigoteno </text:span><text:span text:style-name="T2">g</text:span><text:span text:style-name="T1">obaa</text:span><text:span text:style-name="T2">g</text:span><text:span text:style-name="T1">atedi</text:span> <text:span text:style-name="T4">(abreviação)</text:span></text:p>
      <text:p text:style-name="P8"/>
      <text:p text:style-name="P8"><text:span text:style-name="T1">nigotegegi<text:tab/>nigotegedi</text:span> <text:span text:style-name="T4">subst masc</text:span> <text:span text:style-name="T1">enguia</text:span> peixe</text:p>
      <text:p text:style-name="P8"/>
      <text:p text:style-name="P8"><text:span text:style-name="T1">nigoteno<text:tab/></text:span><text:span text:style-name="T2">g</text:span><text:span text:style-name="T1">obaa</text:span><text:span text:style-name="T2">g</text:span><text:span text:style-name="T1">adi</text:span> <text:span text:style-name="T4">núm</text:span> <text:span text:style-name="T1">cinco</text:span></text:p>
      <text:p text:style-name="P8"><text:tab/><text:span text:style-name="T1">nigoteno </text:span><text:span text:style-name="T2">g</text:span><text:span text:style-name="T1">obaa</text:span><text:span text:style-name="T2">g</text:span><text:span text:style-name="T1">atedi</text:span> dez</text:p>
      <text:p text:style-name="P8"/>
      <text:p text:style-name="P8"><text:span text:style-name="T1">nigoteno<text:tab/></text:span><text:span text:style-name="T2">g</text:span><text:span text:style-name="T1">odo</text:span><text:span text:style-name="T2">g</text:span><text:span text:style-name="T1">onagi</text:span> <text:span text:style-name="T4">núm</text:span> <text:span text:style-name="T1">quinze</text:span></text:p>
      <text:p text:style-name="P8"><text:tab/><text:span text:style-name="T1">nigoteno </text:span><text:span text:style-name="T2">g</text:span><text:span text:style-name="T1">obaa</text:span><text:span text:style-name="T2">g</text:span><text:span text:style-name="T1">adi</text:span> cinco</text:p>
      <text:p text:style-name="P8"><text:tab/><text:span text:style-name="T2">g</text:span><text:span text:style-name="T1">odo</text:span><text:span text:style-name="T2">g</text:span><text:span text:style-name="T1">onagi</text:span> nosso pé</text:p>
      <text:p text:style-name="P8"/>
      <text:p text:style-name="P8"><text:span text:style-name="T1">nigotexo<text:tab/>nigotexodi</text:span> <text:span text:style-name="T4">subst fem</text:span> <text:span text:style-name="T1">coatí</text:span></text:p>
      <text:p text:style-name="P8"/>
      <text:p text:style-name="P8"><text:span text:style-name="T1">nigoxe<text:tab/>nigoxeli</text:span> <text:span text:style-name="T4">subst fem</text:span> <text:span text:style-name="T1">faixa</text:span></text:p>
      <text:p text:style-name="P8"><text:tab/><text:span text:style-name="T2">g</text:span><text:span text:style-name="T1">oxeli</text:span> nossas faixas</text:p>
      <text:p text:style-name="P8"><text:tab/><text:span text:style-name="T1">-exa</text:span><text:span text:style-name="T2">g</text:span><text:span text:style-name="T1">a</text:span> fazer faixas</text:p>
      <text:p text:style-name="P8"/>
      <text:p text:style-name="P8"><text:span text:style-name="T1">ni</text:span><text:span text:style-name="T2">g</text:span><text:span text:style-name="T1">elademigi(tigi)<text:tab/>ni</text:span><text:span text:style-name="T2">g</text:span><text:span text:style-name="T1">eladema</text:span><text:span text:style-name="T2">g</text:span><text:span text:style-name="T1">a</text:span></text:p>
      <text:p text:style-name="P8"><text:tab/><text:span text:style-name="T1">ni</text:span><text:span text:style-name="T2">g</text:span><text:span text:style-name="T1">elademigipi(tigi)</text:span> <text:span text:style-name="T4">(plural alternativo) subst masc</text:span> <text:span text:style-name="T1">1 morador 2 dono de casa</text:span></text:p>
      <text:p text:style-name="P4"><text:tab/><text:span text:style-name="T1">ni</text:span><text:span text:style-name="T2">g</text:span><text:span text:style-name="T1">eladema</text:span> <text:span text:style-name="T4">(forma fem)</text:span></text:p>
      <text:p text:style-name="P3"/>
      <text:p text:style-name="P6">[Seite 136]</text:p>
      <text:p text:style-name="P6">[Spalte 1]</text:p>
      <text:p text:style-name="P6"/>
      <text:p text:style-name="P6"><text:span text:style-name="T1">ni</text:span><text:span text:style-name="T2">g</text:span><text:span text:style-name="T1">elate<text:tab/>ni</text:span><text:span text:style-name="T2">g</text:span><text:span text:style-name="T1">elateli</text:span> <text:span text:style-name="T4">subst fem</text:span> <text:span text:style-name="T1">lençol</text:span></text:p>
      <text:p text:style-name="P6"><text:tab/><text:span text:style-name="T5">le</text:span><text:span text:style-name="T3">g</text:span><text:span text:style-name="T5">e-eelate</text:span><text:span text:style-name="T4"> (fala da mulher)</text:span> de cama</text:p>
      <text:p text:style-name="P6"/>
      <text:p text:style-name="P6"><text:span text:style-name="T1">ni</text:span><text:span text:style-name="T2">g</text:span><text:span text:style-name="T1">ica<text:tab/>ni</text:span><text:span text:style-name="T2">g</text:span><text:span text:style-name="T1">icoa</text:span> <text:span text:style-name="T4">dem masc</text:span> <text:span text:style-name="T1">esse</text:span></text:p>
      <text:p text:style-name="P6"><text:tab/><text:span text:style-name="T1">na</text:span><text:span text:style-name="T2">g</text:span><text:span text:style-name="T1">aca</text:span> <text:span text:style-name="T4">(forma fem)</text:span> coisa não vista</text:p>
      <text:p text:style-name="P6"/>
      <text:p text:style-name="P6"><text:span text:style-name="T1">ni</text:span><text:span text:style-name="T2">g</text:span><text:span text:style-name="T1">ida<text:tab/>ni</text:span><text:span text:style-name="T2">g</text:span><text:span text:style-name="T1">idoa</text:span> <text:span text:style-name="T4">dem masc</text:span> <text:span text:style-name="T1">esse</text:span></text:p>
      <text:p text:style-name="P6"><text:tab/><text:span text:style-name="T1">na</text:span><text:span text:style-name="T2">g</text:span><text:span text:style-name="T1">ada</text:span> <text:span text:style-name="T4">(forma fem)</text:span> coisa vertical, pessoa em pé, bicho morto e pendurado, etc</text:p>
      <text:p text:style-name="P6"><text:tab/><text:span text:style-name="T1">ni</text:span><text:span text:style-name="T2">g</text:span><text:span text:style-name="T1">ica</text:span> esse</text:p>
      <text:p text:style-name="P6"><text:tab/><text:span text:style-name="T1">ni</text:span><text:span text:style-name="T2">g</text:span><text:span text:style-name="T1">idoda</text:span> <text:span text:style-name="T4">(forma dim)</text:span> esse pequeno, magrinho ou querido</text:p>
      <text:p text:style-name="P6"/>
      <text:p text:style-name="P6"><text:span text:style-name="T1">ni</text:span><text:span text:style-name="T2">g</text:span><text:span text:style-name="T1">idaa</text:span><text:tab/><text:span text:style-name="T4">dem</text:span> <text:span text:style-name="T1">esse mesmo</text:span></text:p>
      <text:p text:style-name="P6"><text:tab/><text:span text:style-name="T1">joani</text:span><text:span text:style-name="T2">g</text:span><text:span text:style-name="T1">idaa</text:span> este mesmo, assim</text:p>
      <text:p text:style-name="P6"/>
      <text:p text:style-name="P6"><text:span text:style-name="T1">ni</text:span><text:span text:style-name="T2">g</text:span><text:span text:style-name="T1">idaa</text:span><text:span text:style-name="T2">g</text:span><text:span text:style-name="T1">ee</text:span><text:tab/><text:span text:style-name="T4">adv man</text:span> <text:span text:style-name="T1">assim</text:span> presente ou passado</text:p>
      <text:p text:style-name="P6"/>
      <text:p text:style-name="P6"><text:span text:style-name="T1">ni</text:span><text:span text:style-name="T2">g</text:span><text:span text:style-name="T1">idaa</text:span><text:span text:style-name="T2">g</text:span><text:span text:style-name="T1">ida<text:tab/>ni</text:span><text:span text:style-name="T2">g</text:span><text:span text:style-name="T1">idaa</text:span><text:span text:style-name="T2">g</text:span><text:span text:style-name="T1">idoa</text:span> <text:span text:style-name="T4">pro pess enf masc</text:span> <text:span text:style-name="T1">ele mesmo</text:span></text:p>
      <text:p text:style-name="P6"/>
      <text:p text:style-name="P6"><text:span text:style-name="T1">ni</text:span><text:span text:style-name="T2">g</text:span><text:span text:style-name="T1">idi<text:tab/>ni</text:span><text:span text:style-name="T2">g</text:span><text:span text:style-name="T1">idiwa</text:span> <text:span text:style-name="T4">dem masc</text:span> <text:span text:style-name="T1">aquele</text:span></text:p>
      <text:p text:style-name="P6"><text:tab/><text:span text:style-name="T1">na</text:span><text:span text:style-name="T2">g</text:span><text:span text:style-name="T1">adi</text:span> <text:span text:style-name="T4">(forma fem)</text:span> animal ou pessoa deitado, plantação cortada</text:p>
      <text:p text:style-name="P6"><text:tab/><text:span text:style-name="T1">ni</text:span><text:span text:style-name="T2">g</text:span><text:span text:style-name="T1">ica</text:span> esse</text:p>
      <text:p text:style-name="P6"/>
      <text:p text:style-name="P6"><text:span text:style-name="T1">ni</text:span><text:span text:style-name="T2">g</text:span><text:span text:style-name="T1">idiaa</text:span><text:span text:style-name="T2">g</text:span><text:span text:style-name="T1">idi</text:span><text:tab/><text:span text:style-name="T4">adv temp</text:span> <text:span text:style-name="T1">depois</text:span> <text:span text:style-name="T4">(passado)</text:span></text:p>
      <text:p text:style-name="P6"><text:tab/><text:span text:style-name="T1">nigidiaa</text:span><text:span text:style-name="T2">g</text:span><text:span text:style-name="T1">idi depois</text:span> <text:span text:style-name="T4">(futuro)</text:span></text:p>
      <text:p text:style-name="P6"/>
      <text:p text:style-name="P6"><text:span text:style-name="T1">ni</text:span><text:span text:style-name="T2">g</text:span><text:span text:style-name="T1">idiaa</text:span><text:span text:style-name="T2">g</text:span><text:span text:style-name="T1">i(te)</text:span><text:tab/><text:span text:style-name="T4">loc</text:span> <text:span text:style-name="T1">quando ele estava lá, daí ele estava lá</text:span> forma da 3<text:span text:style-name="T6">a</text:span> pessoa</text:p>
      <text:p text:style-name="P6"><text:soft-page-break/><text:tab/><text:span text:style-name="T1">ni</text:span><text:span text:style-name="T2">g</text:span><text:span text:style-name="T1">idiaa</text:span><text:span text:style-name="T2">g</text:span><text:span text:style-name="T1">ejo</text:span> forma da 1<text:span text:style-name="T6">a</text:span> pessoa</text:p>
      <text:p text:style-name="P6"><text:tab/><text:span text:style-name="T1">ni</text:span><text:span text:style-name="T2">g</text:span><text:span text:style-name="T1">idiaa</text:span><text:span text:style-name="T2">g</text:span><text:span text:style-name="T1">oni</text:span> forma da 2<text:span text:style-name="T6">a</text:span> pessoa</text:p>
      <text:p text:style-name="P6"/>
      <text:p text:style-name="P6"><text:span text:style-name="T1">ni</text:span><text:span text:style-name="T2">g</text:span><text:span text:style-name="T1">igo</text:span><text:tab/><text:span text:style-name="T4">v, conj</text:span> <text:span text:style-name="T1">1 quando vai, via 2 vai mais</text:span> usado em números</text:p>
      <text:p text:style-name="P6"/>
      <text:p text:style-name="P6">[Seite 136]</text:p>
      <text:p text:style-name="P6">[Spalte 2]</text:p>
      <text:p text:style-name="P6"/>
      <text:p text:style-name="P6"><text:span text:style-name="T1">ni</text:span><text:span text:style-name="T2">g</text:span><text:span text:style-name="T1">ijaa</text:span><text:span text:style-name="T2">g</text:span><text:span text:style-name="T1">ijo<text:tab/>ni</text:span><text:span text:style-name="T2">g</text:span><text:span text:style-name="T1">ijaa</text:span><text:span text:style-name="T2">g</text:span><text:span text:style-name="T1">ijoa</text:span> <text:span text:style-name="T4">pro pess enf masc</text:span> <text:span text:style-name="T1">aquele mesmo</text:span></text:p>
      <text:p text:style-name="P6"><text:tab/><text:span text:style-name="T1">na</text:span><text:span text:style-name="T2">g</text:span><text:span text:style-name="T1">ajaa</text:span><text:span text:style-name="T2">g</text:span><text:span text:style-name="T1">ajo</text:span> <text:span text:style-name="T4">(forma fem)</text:span> coisa ou pessoa indo</text:p>
      <text:p text:style-name="P6"/>
      <text:p text:style-name="P6"><text:span text:style-name="T1">ni</text:span><text:span text:style-name="T2">g</text:span><text:span text:style-name="T1">ijo<text:tab/>ni</text:span><text:span text:style-name="T2">g</text:span><text:span text:style-name="T1">ijoa</text:span> <text:span text:style-name="T4">dem masc</text:span> <text:span text:style-name="T1">aquele</text:span></text:p>
      <text:p text:style-name="P6"><text:tab/><text:span text:style-name="T1">na</text:span><text:span text:style-name="T2">g</text:span><text:span text:style-name="T1">ajo</text:span> <text:span text:style-name="T4">(forma fem)</text:span> pessoa ou coisa indo, tempo indo – passado</text:p>
      <text:p text:style-name="P6"><text:tab/><text:span text:style-name="T1">ni</text:span><text:span text:style-name="T2">g</text:span><text:span text:style-name="T1">ijoda</text:span> <text:span text:style-name="T4">(forma dim)</text:span></text:p>
      <text:p text:style-name="P6"/>
      <text:p text:style-name="P6"><text:span text:style-name="T1">ni</text:span><text:span text:style-name="T2">g</text:span><text:span text:style-name="T1">ilagi<text:tab/>ni</text:span><text:span text:style-name="T2">g</text:span><text:span text:style-name="T1">ilaka</text:span> <text:span text:style-name="T4">subst masc</text:span> <text:span text:style-name="T1">enfeite</text:span> qualquer coisa que pendura-se no pescoço</text:p>
      <text:p text:style-name="P6"/>
      <text:p text:style-name="P6"><text:span text:style-name="T1">ni</text:span><text:span text:style-name="T2">g</text:span><text:span text:style-name="T1">ina<text:tab/>ni</text:span><text:span text:style-name="T2">g</text:span><text:span text:style-name="T1">inoa</text:span> <text:span text:style-name="T4">dem masc</text:span> <text:span text:style-name="T1">esse</text:span></text:p>
      <text:p text:style-name="P6"><text:tab/><text:span text:style-name="T1">na</text:span><text:span text:style-name="T2">g</text:span><text:span text:style-name="T1">ana</text:span> <text:span text:style-name="T4">(forma fem)</text:span> coisa ou pessoa vindo ou crescendo, tempo vindo</text:p>
      <text:p text:style-name="P6"><text:tab/><text:span text:style-name="T1">ni</text:span><text:span text:style-name="T2">g</text:span><text:span text:style-name="T1">ica</text:span> esse</text:p>
      <text:p text:style-name="P6"><text:tab/><text:span text:style-name="T1">ni</text:span><text:span text:style-name="T2">g</text:span><text:span text:style-name="T1">inoda</text:span> <text:span text:style-name="T4">(forma dim)</text:span> carinhoso</text:p>
      <text:p text:style-name="P6"/>
      <text:p text:style-name="P6"><text:span text:style-name="T1">ni</text:span><text:span text:style-name="T2">g</text:span><text:span text:style-name="T1">ini<text:tab/>ni</text:span><text:span text:style-name="T2">g</text:span><text:span text:style-name="T1">iniwa</text:span> <text:span text:style-name="T4">dem masc</text:span> <text:span text:style-name="T1">este</text:span></text:p>
      <text:p text:style-name="P6"><text:tab/><text:span text:style-name="T1">na</text:span><text:span text:style-name="T2">g</text:span><text:span text:style-name="T1">ani</text:span> <text:span text:style-name="T4">(forma fem)</text:span> animal em pé ou pessoa sentada</text:p>
      <text:p text:style-name="P6"><text:tab/><text:span text:style-name="T1">ni</text:span><text:span text:style-name="T2">g</text:span><text:span text:style-name="T1">ica</text:span> esse</text:p>
      <text:p text:style-name="P6"/>
      <text:p text:style-name="P6"><text:span text:style-name="T1">ni</text:span><text:span text:style-name="T2">g</text:span><text:span text:style-name="T1">iniaa</text:span><text:span text:style-name="T2">g</text:span><text:span text:style-name="T1">ini<text:tab/>ni</text:span><text:span text:style-name="T2">g</text:span><text:span text:style-name="T1">iniaa</text:span><text:span text:style-name="T2">g</text:span><text:span text:style-name="T1">iniwa</text:span> <text:span text:style-name="T4">pro pess enf masc</text:span> <text:span text:style-name="T1">este mesmo</text:span></text:p>
      <text:p text:style-name="P6"/>
      <text:p text:style-name="P6"><text:span text:style-name="T1">ni</text:span><text:span text:style-name="T2">g</text:span><text:span text:style-name="T1">itiwa</text:span><text:tab/><text:span text:style-name="T4">adj</text:span> <text:span text:style-name="T1">segundo</text:span> em ordem, fila, etc</text:p>
      <text:p text:style-name="P6"><text:tab/><text:span text:style-name="T1">ni</text:span><text:span text:style-name="T2">g</text:span><text:span text:style-name="T1">itiwatadi</text:span><text:span text:style-name="T2">g</text:span><text:span text:style-name="T1">ida</text:span> terceiro</text:p>
      <text:p text:style-name="P6"/>
      <text:p text:style-name="P6"><text:span text:style-name="T1">ni</text:span><text:span text:style-name="T2">g</text:span><text:span text:style-name="T1">itiwatadi</text:span><text:span text:style-name="T2">g</text:span><text:span text:style-name="T1">ida</text:span><text:tab/><text:span text:style-name="T4">adj núm masc</text:span> <text:span text:style-name="T1">terceiro</text:span></text:p>
      <text:p text:style-name="P6"><text:tab/><text:span text:style-name="T1">ni</text:span><text:span text:style-name="T2">g</text:span><text:span text:style-name="T1">itiwatada</text:span><text:span text:style-name="T2">g</text:span><text:span text:style-name="T1">ada</text:span> <text:span text:style-name="T4">(forma fem)</text:span></text:p>
      <text:p text:style-name="P6"><text:tab/><text:span text:style-name="T1">ni</text:span><text:span text:style-name="T2">g</text:span><text:span text:style-name="T1">itiwa</text:span> segundo</text:p>
      <text:p text:style-name="P6"><text:tab/><text:span text:style-name="T1">ji</text:span><text:span text:style-name="T2">g</text:span><text:span text:style-name="T1">itiwatadi</text:span><text:span text:style-name="T2">g</text:span><text:span text:style-name="T1">ida</text:span> terceira vez</text:p>
      <text:p text:style-name="P6"/>
      <text:p text:style-name="P6"><text:span text:style-name="T1">-ni</text:span><text:span text:style-name="T2">g</text:span><text:span text:style-name="T1">iwa(tece)</text:span><text:tab/><text:span text:style-name="T4">vt</text:span> <text:span text:style-name="T1">1 fazer um favor 2 consolar</text:span> prestar uma ajuda, ou consolar quando alguém morre</text:p>
      <text:p text:style-name="P6"><text:tab/><text:span text:style-name="T1">-i</text:span><text:span text:style-name="T2">g</text:span><text:span text:style-name="T1">iwa</text:span> favorecer, fazer favor</text:p>
      <text:p text:style-name="P6"/>
      <text:p text:style-name="P6">[Seite 137]</text:p>
      <text:p text:style-name="P6">[Spalte 1]</text:p>
      <text:p text:style-name="P6"/>
      <text:p text:style-name="P6"><text:span text:style-name="T1">ni</text:span><text:span text:style-name="T2">g</text:span><text:span text:style-name="T1">oa</text:span><text:span text:style-name="T2">g</text:span><text:span text:style-name="T1">odi<text:tab/>ni</text:span><text:span text:style-name="T2">g</text:span><text:span text:style-name="T1">oa</text:span><text:span text:style-name="T2">g</text:span><text:span text:style-name="T1">ododi</text:span> <text:span text:style-name="T4">subst masc</text:span> <text:span text:style-name="T1">vigilante</text:span></text:p>
      <text:p text:style-name="P6"><text:tab/><text:span text:style-name="T1">-i</text:span><text:span text:style-name="T2">g</text:span><text:span text:style-name="T1">oadi</text:span> reparar, observar</text:p>
      <text:p text:style-name="P6"/>
      <text:p text:style-name="P6"><text:span text:style-name="T1">niiakana</text:span><text:span text:style-name="T2">g</text:span><text:span text:style-name="T1">axi<text:tab/>niiakana</text:span><text:span text:style-name="T2">g</text:span><text:span text:style-name="T1">axiidi</text:span> <text:span text:style-name="T4">subst fem</text:span> <text:span text:style-name="T1">igreja</text:span> edifício, prédio, sinagoga, igreja católica</text:p>
      <text:p text:style-name="P6"/>
      <text:p text:style-name="P6"><text:span text:style-name="T1">nii</text:span><text:span text:style-name="T2">g</text:span><text:span text:style-name="T1">adi<text:tab/>nii</text:span><text:span text:style-name="T2">g</text:span><text:span text:style-name="T1">atedi</text:span> <text:span text:style-name="T4">subst masc</text:span> <text:span text:style-name="T1">genro</text:span></text:p>
      <text:p text:style-name="P6"><text:tab/><text:span text:style-name="T1">nii</text:span><text:span text:style-name="T2">g</text:span><text:span text:style-name="T1">ate</text:span> nora</text:p>
      <text:p text:style-name="P6"/>
      <text:p text:style-name="P6"><text:span text:style-name="T1">nii</text:span><text:span text:style-name="T2">g</text:span><text:span text:style-name="T1">ate<text:tab/>nii</text:span><text:span text:style-name="T2">g</text:span><text:span text:style-name="T1">ateli</text:span> <text:span text:style-name="T4">subst fem</text:span> <text:span text:style-name="T1">nora</text:span></text:p>
      <text:p text:style-name="P6"><text:tab/><text:span text:style-name="T1">nii</text:span><text:span text:style-name="T2">g</text:span><text:span text:style-name="T1">adi</text:span> genro</text:p>
      <text:p text:style-name="P6"><text:soft-page-break/></text:p>
      <text:p text:style-name="P6"><text:span text:style-name="T1">nii</text:span><text:span text:style-name="T2">g</text:span><text:span text:style-name="T1">axina</text:span><text:span text:style-name="T2">g</text:span><text:span text:style-name="T1">adi</text:span><text:tab/><text:span text:style-name="T4">subst masc</text:span> <text:span text:style-name="T1">escola</text:span> lugar de ensino</text:p>
      <text:p text:style-name="P6"><text:tab/><text:span text:style-name="T1">-ii</text:span><text:span text:style-name="T2">g</text:span><text:span text:style-name="T1">axina</text:span><text:span text:style-name="T2">g</text:span><text:span text:style-name="T1">a</text:span> ensinar</text:p>
      <text:p text:style-name="P6"/>
      <text:p text:style-name="P6"><text:span text:style-name="T1">nii</text:span><text:span text:style-name="T2">g</text:span><text:span text:style-name="T1">axina</text:span><text:span text:style-name="T2">g</text:span><text:span text:style-name="T1">ana</text:span><text:span text:style-name="T2">g</text:span><text:span text:style-name="T1">a<text:tab/>nii</text:span><text:span text:style-name="T2">g</text:span><text:span text:style-name="T1">axina</text:span><text:span text:style-name="T2">g</text:span><text:span text:style-name="T1">anadi</text:span> <text:span text:style-name="T4">subst</text:span> <text:span text:style-name="T1">professor</text:span></text:p>
      <text:p text:style-name="P6"><text:tab/><text:span text:style-name="T1">nii</text:span><text:span text:style-name="T2">g</text:span><text:span text:style-name="T1">axino</text:span><text:span text:style-name="T2">g</text:span><text:span text:style-name="T1">odi</text:span> professor dele</text:p>
      <text:p text:style-name="P6"/>
      <text:p text:style-name="P6"><text:span text:style-name="T1">nii</text:span><text:span text:style-name="T2">g</text:span><text:span text:style-name="T1">axina</text:span><text:span text:style-name="T2">g</text:span><text:span text:style-name="T1">ane</text:span><text:span text:style-name="T2">g</text:span><text:span text:style-name="T1">egi<text:tab/>nii</text:span><text:span text:style-name="T2">g</text:span><text:span text:style-name="T1">axi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ensino</text:span></text:p>
      <text:p text:style-name="P6"><text:tab/><text:span text:style-name="T2">g</text:span><text:span text:style-name="T1">onii</text:span><text:span text:style-name="T2">g</text:span><text:span text:style-name="T1">axina</text:span><text:span text:style-name="T2">g</text:span><text:span text:style-name="T1">ane</text:span><text:span text:style-name="T2">g</text:span><text:span text:style-name="T1">egi</text:span> nosso ensino (o que ensinamos)</text:p>
      <text:p text:style-name="P6"><text:tab/><text:span text:style-name="T1">lii</text:span><text:span text:style-name="T2">g</text:span><text:span text:style-name="T1">axina</text:span><text:span text:style-name="T2">g</text:span><text:span text:style-name="T1">ane</text:span><text:span text:style-name="T2">g</text:span><text:span text:style-name="T1">eco</text:span> ensinos dele</text:p>
      <text:p text:style-name="P6"><text:tab/><text:span text:style-name="T1">-ii</text:span><text:span text:style-name="T2">g</text:span><text:span text:style-name="T1">axina</text:span><text:span text:style-name="T2">g</text:span><text:span text:style-name="T1">a</text:span> ensinar</text:p>
      <text:p text:style-name="P6"/>
      <text:p text:style-name="P6"><text:span text:style-name="T1">nii</text:span><text:span text:style-name="T2">g</text:span><text:span text:style-name="T1">axinigi</text:span><text:tab/><text:span text:style-name="T4">subst masc</text:span> <text:span text:style-name="T1">aluno</text:span></text:p>
      <text:p text:style-name="P6"/>
      <text:p text:style-name="P6"><text:span text:style-name="T1">nii</text:span><text:span text:style-name="T2">g</text:span><text:span text:style-name="T1">axino</text:span><text:span text:style-name="T2">g</text:span><text:span text:style-name="T1">odi<text:tab/>nii</text:span><text:span text:style-name="T2">g</text:span><text:span text:style-name="T1">axino</text:span><text:span text:style-name="T2">g</text:span><text:span text:style-name="T1">ododi<text:tab/>nii</text:span><text:span text:style-name="T2">g</text:span><text:span text:style-name="T1">axino</text:span><text:span text:style-name="T2">g</text:span><text:span text:style-name="T1">ododipi</text:span> <text:span text:style-name="T4">(ger) subst masc</text:span> <text:span text:style-name="T1">professor dele</text:span></text:p>
      <text:p text:style-name="P6"><text:tab/><text:span text:style-name="T1">nii</text:span><text:span text:style-name="T2">g</text:span><text:span text:style-name="T1">axino</text:span><text:span text:style-name="T2">g</text:span><text:span text:style-name="T1">odo</text:span> <text:span text:style-name="T4">(forma fem)</text:span></text:p>
      <text:p text:style-name="P6"><text:tab/><text:span text:style-name="T1">inii</text:span><text:span text:style-name="T2">g</text:span><text:span text:style-name="T1">axino</text:span><text:span text:style-name="T2">g</text:span><text:span text:style-name="T1">odi</text:span> meu professor</text:p>
      <text:p text:style-name="P6"><text:tab/><text:span text:style-name="T1">-ii</text:span><text:span text:style-name="T2">g</text:span><text:span text:style-name="T1">axina</text:span><text:span text:style-name="T2">g</text:span><text:span text:style-name="T1">a</text:span> ensinar</text:p>
      <text:p text:style-name="P6"><text:tab/><text:span text:style-name="T1">nii</text:span><text:span text:style-name="T2">g</text:span><text:span text:style-name="T1">axina</text:span><text:span text:style-name="T2">g</text:span><text:span text:style-name="T1">ana</text:span><text:span text:style-name="T2">g</text:span><text:span text:style-name="T1">a</text:span> professor</text:p>
      <text:p text:style-name="P6"/>
      <text:p text:style-name="P6">[Seite 137]</text:p>
      <text:p text:style-name="P6">[Spalte 2]</text:p>
      <text:p text:style-name="P6"/>
      <text:p text:style-name="P6"><text:span text:style-name="T1">nii</text:span><text:span text:style-name="T2">g</text:span><text:span text:style-name="T1">enatagodi<text:tab/>nii</text:span><text:span text:style-name="T2">g</text:span><text:span text:style-name="T1">enatagododi</text:span> <text:span text:style-name="T4">subst masc</text:span> <text:span text:style-name="T1">líder</text:span></text:p>
      <text:p text:style-name="P6"><text:tab/><text:span text:style-name="T1">nii</text:span><text:span text:style-name="T2">g</text:span><text:span text:style-name="T1">enatagodo</text:span> <text:span text:style-name="T4">(forma fem)</text:span> aquele que manda</text:p>
      <text:p text:style-name="P6"><text:tab/><text:span text:style-name="T1">nii</text:span><text:span text:style-name="T2">g</text:span><text:span text:style-name="T1">enatakana</text:span><text:span text:style-name="T2">g</text:span><text:span text:style-name="T1">a</text:span> líderes</text:p>
      <text:p text:style-name="P6"><text:tab/><text:span text:style-name="T1">-ii</text:span><text:span text:style-name="T2">g</text:span><text:span text:style-name="T1">e(nataka)</text:span> mandar</text:p>
      <text:p text:style-name="P6"/>
      <text:p text:style-name="P6"><text:span text:style-name="T1">nii</text:span><text:span text:style-name="T2">g</text:span><text:span text:style-name="T1">enatakane</text:span><text:span text:style-name="T2">g</text:span><text:span text:style-name="T1">egi<text:tab/>nii</text:span><text:span text:style-name="T2">g</text:span><text:span text:style-name="T1">enatakane</text:span><text:span text:style-name="T2">g</text:span><text:span text:style-name="T1">eco</text:span> <text:span text:style-name="T4">subst masc</text:span> <text:span text:style-name="T1">1 mandamento 2 ordem 3 lei</text:span></text:p>
      <text:p text:style-name="P6"><text:tab/><text:span text:style-name="T1">lii</text:span><text:span text:style-name="T2">g</text:span><text:span text:style-name="T1">enatakane</text:span><text:span text:style-name="T2">g</text:span><text:span text:style-name="T1">egi</text:span> mandamento dele</text:p>
      <text:p text:style-name="P6"><text:tab/><text:span text:style-name="T1">lajoina</text:span><text:span text:style-name="T2">g</text:span><text:span text:style-name="T1">ane</text:span><text:span text:style-name="T2">g</text:span><text:span text:style-name="T1">egi</text:span> recomendação, conselho dele</text:p>
      <text:p text:style-name="P6"/>
      <text:p text:style-name="P6"><text:span text:style-name="T1">nii</text:span><text:span text:style-name="T2">g</text:span><text:span text:style-name="T1">exegi<text:tab/>nii</text:span><text:span text:style-name="T2">g</text:span><text:span text:style-name="T1">exedi</text:span> <text:span text:style-name="T4">subst masc</text:span> <text:span text:style-name="T1">pessoa mandada</text:span></text:p>
      <text:p text:style-name="P6"><text:tab/><text:span text:style-name="T1">nii</text:span><text:span text:style-name="T2">g</text:span><text:span text:style-name="T1">exe</text:span> <text:span text:style-name="T4">(forma fem)</text:span></text:p>
      <text:p text:style-name="P6"><text:tab/><text:span text:style-name="T1">-ii</text:span><text:span text:style-name="T2">g</text:span><text:span text:style-name="T1">e(nataka)</text:span> mandar</text:p>
      <text:p text:style-name="P6"><text:tab/><text:span text:style-name="T1">lii</text:span><text:span text:style-name="T2">g</text:span><text:span text:style-name="T1">exegi</text:span> pessoa mandada por ele, apóstolo</text:p>
      <text:p text:style-name="P6"/>
      <text:p text:style-name="P6"><text:span text:style-name="T1">nii</text:span><text:span text:style-name="T2">g</text:span><text:span text:style-name="T1">o</text:span><text:tab/><text:span text:style-name="T4">subst masc</text:span> <text:span text:style-name="T1">terra dele</text:span></text:p>
      <text:p text:style-name="P6"><text:tab/><text:span text:style-name="T1">ii</text:span><text:span text:style-name="T2">g</text:span><text:span text:style-name="T1">o</text:span> terra, mundo</text:p>
      <text:p text:style-name="P6"><text:tab/><text:span text:style-name="T1">nii</text:span><text:span text:style-name="T2">g</text:span><text:span text:style-name="T1">otedi</text:span> países</text:p>
      <text:p text:style-name="P6"><text:tab/><text:span text:style-name="T1">nii</text:span><text:span text:style-name="T2">g</text:span><text:span text:style-name="T1">oigo</text:span> barro dela</text:p>
      <text:p text:style-name="P6"/>
      <text:p text:style-name="P6"><text:span text:style-name="T1">niimetedi</text:span><text:tab/><text:span text:style-name="T4">subst</text:span> <text:span text:style-name="T1">1 empregados 2 servos</text:span></text:p>
      <text:p text:style-name="P6"><text:tab/><text:span text:style-name="T1">nimeedi</text:span> empregado, servo</text:p>
      <text:p text:style-name="P6"><text:tab/><text:span text:style-name="T1">niimete</text:span> serva</text:p>
      <text:p text:style-name="P6"/>
      <text:p text:style-name="P6"><text:span text:style-name="T1">-nii(ta)</text:span><text:tab/><text:span text:style-name="T4">vt</text:span> <text:span text:style-name="T1">vir a (ele)</text:span></text:p>
      <text:p text:style-name="P6"><text:tab/><text:span text:style-name="T1">-ii(ta)</text:span> ir para (ele)</text:p>
      <text:p text:style-name="P6"/>
      <text:p text:style-name="P6"><text:span text:style-name="T1">niitigi</text:span><text:tab/><text:span text:style-name="T4">subst</text:span> <text:span text:style-name="T1">capacidade, talento</text:span></text:p>
      <text:p text:style-name="P6"/>
      <text:p text:style-name="P6"><text:span text:style-name="T1">nijaa</text:span><text:tab/><text:span text:style-name="T4">conj</text:span> <text:span text:style-name="T1">junto com</text:span> coisa indo</text:p>
      <text:p text:style-name="P6"><text:soft-page-break/></text:p>
      <text:p text:style-name="P6"><text:span text:style-name="T1">nijaaco<text:tab/>nijaacotedi</text:span> <text:span text:style-name="T4">subst fem</text:span> <text:span text:style-name="T1">saco dele port</text:span></text:p>
      <text:p text:style-name="P6"><text:tab/><text:span text:style-name="T1">jaaco</text:span> saco</text:p>
      <text:p text:style-name="P6"/>
      <text:p text:style-name="P6"><text:span text:style-name="T1">nijaaligijegi<text:tab/>nijaaligijedi</text:span> <text:span text:style-name="T4">subst masc</text:span> <text:span text:style-name="T1">lagarto</text:span></text:p>
      <text:p text:style-name="P6"/>
      <text:p text:style-name="P6">[Seite 138]</text:p>
      <text:p text:style-name="P6">[Spalte 1]</text:p>
      <text:p text:style-name="P6"/>
      <text:p text:style-name="P6"><text:span text:style-name="T1">nijaye<text:tab/>nijayeli</text:span> <text:span text:style-name="T4">subst fem</text:span> <text:span text:style-name="T1">vestido de mulher</text:span></text:p>
      <text:p text:style-name="P6"/>
      <text:p text:style-name="P6"><text:span text:style-name="T1">nijayogo<text:tab/>nijayogoli</text:span> <text:span text:style-name="T4">subst fem</text:span> <text:span text:style-name="T1">saia</text:span></text:p>
      <text:p text:style-name="P6"/>
      <text:p text:style-name="P6"><text:span text:style-name="T1">nijece<text:tab/>nijeceli</text:span> <text:span text:style-name="T4">subst fem</text:span> <text:span text:style-name="T1">cintura</text:span></text:p>
      <text:p text:style-name="P6"/>
      <text:p text:style-name="P6"><text:span text:style-name="T1">nijienigi<text:tab/>nijiena</text:span><text:span text:style-name="T2">g</text:span><text:span text:style-name="T1">a</text:span> <text:span text:style-name="T4">subst masc</text:span> <text:span text:style-name="T1">curandeiro</text:span></text:p>
      <text:p text:style-name="P6"><text:tab/><text:span text:style-name="T1">nijiena</text:span> <text:span text:style-name="T4">(forma fem)</text:span></text:p>
      <text:p text:style-name="P6"/>
      <text:p text:style-name="P6"><text:span text:style-name="T1">nijiloola<text:tab/>nijilolatedi</text:span> <text:span text:style-name="T4">subst fem</text:span> <text:span text:style-name="T1">calças dele</text:span></text:p>
      <text:p text:style-name="P6"><text:tab/><text:span text:style-name="T1">jiloola</text:span> calças</text:p>
      <text:p text:style-name="P6"/>
      <text:p text:style-name="P6"><text:span text:style-name="T1">nijololegi<text:tab/>nijolola</text:span> <text:span text:style-name="T4">nom próp</text:span> <text:span text:style-name="T1">índio Terena</text:span> plural significa o povo Terena</text:p>
      <text:p text:style-name="P6"/>
      <text:p text:style-name="P6"><text:span text:style-name="T1">-nika(teci)</text:span><text:tab/><text:span text:style-name="T4">vi</text:span> <text:span text:style-name="T1">dar licença</text:span></text:p>
      <text:p text:style-name="P6"><text:tab/><text:span text:style-name="T1">-nika(tio)</text:span> dar licença</text:p>
      <text:p text:style-name="P6"/>
      <text:p text:style-name="P6"><text:span text:style-name="T1">-nika(ti)</text:span><text:tab/><text:span text:style-name="T4">vt</text:span> <text:span text:style-name="T1">descer</text:span> de posição alta</text:p>
      <text:p text:style-name="P6"><text:tab/><text:span text:style-name="T1">-axodi(tice)</text:span> descer (de posição não tão alto, p.ex. de cavalo</text:p>
      <text:p text:style-name="P6"/>
      <text:p text:style-name="P6"><text:span text:style-name="T1">-nika(tice)</text:span><text:tab/><text:span text:style-name="T4">vi</text:span> <text:span text:style-name="T1">suspirar</text:span> usa-se com a palavra "suspiro"</text:p>
      <text:p text:style-name="P6"><text:tab/><text:span text:style-name="T1">-aadi</text:span> suspiro</text:p>
      <text:p text:style-name="P6"/>
      <text:p text:style-name="P6"><text:span text:style-name="T1">-nika(tio)</text:span><text:tab/><text:span text:style-name="T4">vi</text:span> <text:span text:style-name="T1">dar licença</text:span> pode ter sentido de descer</text:p>
      <text:p text:style-name="P6"><text:tab/><text:span text:style-name="T1">-nika(teci)</text:span> dar licença</text:p>
      <text:p text:style-name="P6"/>
      <text:p text:style-name="P6"><text:span text:style-name="T1">nikoxeedi<text:tab/>nikoxetedi</text:span> <text:span text:style-name="T4">subst masc</text:span> <text:span text:style-name="T1">apelido</text:span></text:p>
      <text:p text:style-name="P6"><text:tab/><text:span text:style-name="T1">-iko</text:span> apelar, botar nome</text:p>
      <text:p text:style-name="P6"><text:tab/><text:span text:style-name="T1">nikojetedi</text:span> <text:span text:style-name="T4">(plural alternativo – diferença de sotaque)</text:span></text:p>
      <text:p text:style-name="P6"/>
      <text:p text:style-name="P6"><text:span text:style-name="T1">-nila</text:span><text:tab/><text:span text:style-name="T4">vi</text:span> <text:span text:style-name="T1">tomar banho</text:span></text:p>
      <text:p text:style-name="P6"><text:tab/><text:span text:style-name="T1">níla</text:span><text:span text:style-name="T2">g</text:span><text:span text:style-name="T1">adi</text:span> água para tomar banho</text:p>
      <text:p text:style-name="P6"><text:tab/><text:span text:style-name="T1">-nile</text:span><text:span text:style-name="T2">g</text:span><text:span text:style-name="T1">e(ta)</text:span> dar banho em outro</text:p>
      <text:p text:style-name="P6"/>
      <text:p text:style-name="P6"><text:span text:style-name="T1">nilaagedi<text:tab/>nilaagetedipi</text:span> <text:span text:style-name="T4">subst masc</text:span> <text:span text:style-name="T1">culpa dele</text:span></text:p>
      <text:p text:style-name="P6"><text:tab/><text:span text:style-name="T1">-laagedi</text:span> culpa de</text:p>
      <text:p text:style-name="P6"/>
      <text:p text:style-name="P6">[Seite 138]</text:p>
      <text:p text:style-name="P6">[Spalte 2]</text:p>
      <text:p text:style-name="P6"/>
      <text:p text:style-name="P6"><text:span text:style-name="T1">nilaajono</text:span><text:span text:style-name="T2">g</text:span><text:span text:style-name="T1">odi<text:tab/>nilaajono</text:span><text:span text:style-name="T2">g</text:span><text:span text:style-name="T1">ododi</text:span> <text:span text:style-name="T4">subst masc</text:span> <text:span text:style-name="T1">companheiro de viagem</text:span></text:p>
      <text:p text:style-name="P6"><text:tab/><text:span text:style-name="T1">nilaajono</text:span><text:span text:style-name="T2">g</text:span><text:span text:style-name="T1">odo</text:span> <text:span text:style-name="T4">(forma fem)</text:span></text:p>
      <text:p text:style-name="P6"><text:tab/><text:span text:style-name="T1">-ilaajo</text:span> acompanhar</text:p>
      <text:p text:style-name="P6"><text:soft-page-break/></text:p>
      <text:p text:style-name="P6"><text:span text:style-name="T1">niladeena</text:span><text:span text:style-name="T2">g</text:span><text:span text:style-name="T1">ane</text:span><text:span text:style-name="T2">g</text:span><text:span text:style-name="T1">egi<text:tab/>niladee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conselho</text:span></text:p>
      <text:p text:style-name="P6"><text:tab/><text:span text:style-name="T1">-iladee</text:span> aconselhar</text:p>
      <text:p text:style-name="P6"><text:tab/><text:span text:style-name="T1">niladiene</text:span><text:span text:style-name="T2">g</text:span><text:span text:style-name="T1">egi</text:span> <text:span text:style-name="T4">(sinôn)</text:span></text:p>
      <text:p text:style-name="P6"/>
      <text:p text:style-name="P6"><text:span text:style-name="T1">niladeene</text:span><text:span text:style-name="T2">g</text:span><text:span text:style-name="T1">egi<text:tab/>niladeene</text:span><text:span text:style-name="T2">g</text:span><text:span text:style-name="T1">eco</text:span> <text:span text:style-name="T4">subst masc</text:span> <text:span text:style-name="T1">1 conselho 2 recomendação</text:span></text:p>
      <text:p text:style-name="P6"/>
      <text:p text:style-name="P6"><text:span text:style-name="T1">niladienigi<text:tab/>niladiena</text:span><text:span text:style-name="T2">g</text:span><text:span text:style-name="T1">a</text:span> <text:span text:style-name="T4">subst masc</text:span> <text:span text:style-name="T1">monte de coisas</text:span></text:p>
      <text:p text:style-name="P6"><text:tab/><text:span text:style-name="T1">-iladie</text:span> ajuntar coisas</text:p>
      <text:p text:style-name="P6"/>
      <text:p text:style-name="P6"><text:span text:style-name="T1">niladigodi<text:tab/>niladigotiidi</text:span> <text:span text:style-name="T4">subst masc</text:span> <text:span text:style-name="T1">rua dele</text:span> só na cidade</text:p>
      <text:p text:style-name="P6"><text:tab/><text:span text:style-name="T1">ladigodi</text:span> rua da cidade</text:p>
      <text:p text:style-name="P6"/>
      <text:p text:style-name="P6"><text:span text:style-name="T1">nilá</text:span><text:span text:style-name="T2">g</text:span><text:span text:style-name="T1">a</text:span><text:tab/><text:span text:style-name="T4">subst masc</text:span> <text:span text:style-name="T1">1 calor 2 doença dos lábios</text:span></text:p>
      <text:p text:style-name="P6"/>
      <text:p text:style-name="P6"><text:span text:style-name="T1">-nila</text:span><text:span text:style-name="T2">g</text:span><text:span text:style-name="T1">adi</text:span><text:tab/><text:span text:style-name="T4">vt</text:span> <text:span text:style-name="T1">contar</text:span></text:p>
      <text:p text:style-name="P6"/>
      <text:p text:style-name="P6"><text:span text:style-name="T1">níla</text:span><text:span text:style-name="T2">g</text:span><text:span text:style-name="T1">adi<text:tab/>níla</text:span><text:span text:style-name="T2">g</text:span><text:span text:style-name="T1">atedi</text:span> <text:span text:style-name="T4">subst masc</text:span> <text:span text:style-name="T1">água para tomar banho</text:span></text:p>
      <text:p text:style-name="P6"><text:tab/><text:span text:style-name="T1">-nila</text:span> tomar banho</text:p>
      <text:p text:style-name="P6"/>
      <text:p text:style-name="P6"><text:span text:style-name="T1">nileejedi<text:tab/>nileejetedi</text:span> <text:span text:style-name="T4">subst masc</text:span> <text:span text:style-name="T1">1 correia dele 2 corrente dele</text:span></text:p>
      <text:p text:style-name="P6"><text:tab/><text:span text:style-name="T1">leejedi</text:span> corrente</text:p>
      <text:p text:style-name="P6"/>
      <text:p text:style-name="P6"><text:span text:style-name="T1">nileenigi</text:span><text:tab/><text:span text:style-name="T4">subst masc</text:span> <text:span text:style-name="T1">o que é odiado, detestado ou queixado</text:span></text:p>
      <text:p text:style-name="P6"><text:tab/><text:span text:style-name="T1">lileenigi</text:span> o que ele detesta</text:p>
      <text:p text:style-name="P6"><text:tab/><text:span text:style-name="T1">ileenigi</text:span> o que eu detesto</text:p>
      <text:p text:style-name="P6"><text:tab/><text:span text:style-name="T2">g</text:span><text:span text:style-name="T1">adileenigi</text:span> o que você detesta</text:p>
      <text:p text:style-name="P6"/>
      <text:p text:style-name="P6">[Seite 139]</text:p>
      <text:p text:style-name="P6">[Spalte 1]</text:p>
      <text:p text:style-name="P6"/>
      <text:p text:style-name="P6"><text:span text:style-name="T1">nilegena</text:span><text:span text:style-name="T2">g</text:span><text:span text:style-name="T1">ane</text:span><text:span text:style-name="T2">g</text:span><text:span text:style-name="T1">egi<text:tab/>nilegen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batismo</text:span></text:p>
      <text:p text:style-name="P6"><text:tab/><text:span text:style-name="T1">lilegena</text:span><text:span text:style-name="T2">g</text:span><text:span text:style-name="T1">ane</text:span><text:span text:style-name="T2">g</text:span><text:span text:style-name="T1">egi</text:span> batismo dele</text:p>
      <text:p text:style-name="P6"><text:tab/><text:span text:style-name="T1">-ilegena</text:span><text:span text:style-name="T2">g</text:span><text:span text:style-name="T1">a</text:span> batizar</text:p>
      <text:p text:style-name="P6"/>
      <text:p text:style-name="P6"><text:span text:style-name="T1">-nilegi(tigilo)</text:span><text:tab/><text:span text:style-name="T4">vt</text:span> <text:span text:style-name="T1">tirar ou pegar depressa</text:span> ênfase na rapidez da ação</text:p>
      <text:p text:style-name="P6"/>
      <text:p text:style-name="P6"><text:span text:style-name="T1">-nile</text:span><text:span text:style-name="T2">g</text:span><text:span text:style-name="T1">e(ta)</text:span><text:tab/><text:span text:style-name="T4">vt</text:span> <text:span text:style-name="T1">dar banho</text:span> para pessoa ou animal</text:p>
      <text:p text:style-name="P6"><text:tab/><text:span text:style-name="T1">-nila</text:span> tomar banho</text:p>
      <text:p text:style-name="P6"/>
      <text:p text:style-name="P6"><text:span text:style-name="T1">nileyeema<text:tab/>nileyeema</text:span><text:span text:style-name="T2">g</text:span><text:span text:style-name="T1">atedi</text:span> <text:span text:style-name="T4">subst masc</text:span> <text:span text:style-name="T1">trigo dele</text:span></text:p>
      <text:p text:style-name="P6"/>
      <text:p text:style-name="P6"><text:span text:style-name="T1">niliica</text:span><text:span text:style-name="T2">g</text:span><text:span text:style-name="T1">ajegi<text:tab/>niliica</text:span><text:span text:style-name="T2">g</text:span><text:span text:style-name="T1">ajetedi niliica</text:span><text:span text:style-name="T2">g</text:span><text:span text:style-name="T1">ajetecidi</text:span> <text:span text:style-name="T4">(ger) subst</text:span> <text:span text:style-name="T1">riqueza port – rico</text:span></text:p>
      <text:p text:style-name="P6"><text:tab/><text:span text:style-name="T2">g</text:span><text:span text:style-name="T1">oniliica</text:span><text:span text:style-name="T2">g</text:span><text:span text:style-name="T1">ajetedi</text:span> nossas riquezas</text:p>
      <text:p text:style-name="P6"><text:tab/><text:span text:style-name="T1">niliica</text:span><text:span text:style-name="T2">g</text:span><text:span text:style-name="T1">ajetegi</text:span> <text:span text:style-name="T4">(sing alternativo)</text:span></text:p>
      <text:p text:style-name="P6"/>
      <text:p text:style-name="P6"><text:span text:style-name="T1">niliida</text:span><text:span text:style-name="T2">g</text:span><text:span text:style-name="T1">atagodi<text:tab/>niliida</text:span><text:span text:style-name="T2">g</text:span><text:span text:style-name="T1">atagododi</text:span> <text:span text:style-name="T4">subst masc</text:span> <text:span text:style-name="T1">criador</text:span></text:p>
      <text:p text:style-name="P6"><text:tab/><text:span text:style-name="T1">niliida</text:span><text:span text:style-name="T2">g</text:span><text:span text:style-name="T1">atagodo</text:span> <text:span text:style-name="T4">(forma fem)</text:span> aquele que cria, p.ex. animais</text:p>
      <text:p text:style-name="P6"/>
      <text:p text:style-name="P6"><text:span text:style-name="T1">niliida</text:span><text:span text:style-name="T2">g</text:span><text:span text:style-name="T1">atajegi<text:tab/>niliida</text:span><text:span text:style-name="T2">g</text:span><text:span text:style-name="T1">atajedi</text:span> <text:span text:style-name="T4">subst masc</text:span> <text:span text:style-name="T1">criação</text:span> de animais</text:p>
      <text:p text:style-name="P6"><text:tab/><text:span text:style-name="T1">-iliida</text:span><text:span text:style-name="T2">g</text:span><text:span text:style-name="T1">adi</text:span> criar (animais)</text:p>
      <text:p text:style-name="P6"><text:tab/><text:span text:style-name="T1">niliida</text:span><text:span text:style-name="T2">g</text:span><text:span text:style-name="T1">atagiwa</text:span> criado junto com</text:p>
      <text:p text:style-name="P6"><text:soft-page-break/></text:p>
      <text:p text:style-name="P6"><text:span text:style-name="T1">-nilike</text:span><text:tab/><text:span text:style-name="T4">vt</text:span> <text:span text:style-name="T1">expandir</text:span></text:p>
      <text:p text:style-name="P6"/>
      <text:p text:style-name="P6"><text:span text:style-name="T1">nilikeno</text:span><text:span text:style-name="T2">g</text:span><text:span text:style-name="T1">odi<text:tab/>nilikeno</text:span><text:span text:style-name="T2">g</text:span><text:span text:style-name="T1">ododi</text:span> <text:span text:style-name="T4">subst masc</text:span> <text:span text:style-name="T1">cortador de couro</text:span></text:p>
      <text:p text:style-name="P6"><text:tab/><text:span text:style-name="T1">nilikeno</text:span><text:span text:style-name="T2">g</text:span><text:span text:style-name="T1">odo</text:span> <text:span text:style-name="T4">(forma fem)</text:span></text:p>
      <text:p text:style-name="P6"/>
      <text:p text:style-name="P6"><text:span text:style-name="T1">nilipatigi<text:tab/>nilipata</text:span><text:span text:style-name="T2">g</text:span><text:span text:style-name="T1">a</text:span> <text:span text:style-name="T4">subst masc</text:span> <text:span text:style-name="T1">rolo ou embrulho</text:span></text:p>
      <text:p text:style-name="P6"><text:tab/><text:span text:style-name="T1">-ilipadi</text:span> embrulhar</text:p>
      <text:p text:style-name="P6"/>
      <text:p text:style-name="P6"><text:span text:style-name="T1">-nili(tibige)</text:span><text:tab/><text:span text:style-name="T4">vt</text:span> <text:span text:style-name="T1">falar mal</text:span> de outra pessoa</text:p>
      <text:p text:style-name="P6"/>
      <text:p text:style-name="P6">[Seite 139]</text:p>
      <text:p text:style-name="P6">[Spalte 2]</text:p>
      <text:p text:style-name="P6"/>
      <text:p text:style-name="P6"><text:span text:style-name="T1">niloko</text:span><text:tab/><text:span text:style-name="T4">adj</text:span> <text:span text:style-name="T1">assado</text:span></text:p>
      <text:p text:style-name="P6"><text:tab/><text:span text:style-name="T1">niloko</text:span> ele está de volta</text:p>
      <text:p text:style-name="P6"/>
      <text:p text:style-name="P6"><text:span text:style-name="T1">-niloko</text:span><text:tab/><text:span text:style-name="T4">vi</text:span> <text:span text:style-name="T1">estar de volta</text:span></text:p>
      <text:p text:style-name="P6"><text:tab/><text:span text:style-name="T1">-iloko(tice)</text:span> virar-se</text:p>
      <text:p text:style-name="P6"><text:tab/><text:span text:style-name="T1">-iloko</text:span> estar indo</text:p>
      <text:p text:style-name="P6"/>
      <text:p text:style-name="P6"><text:span text:style-name="T1">nilokokena<text:tab/>nilokokenali</text:span> <text:span text:style-name="T4">subst fem</text:span> <text:span text:style-name="T1">luz dele</text:span></text:p>
      <text:p text:style-name="P6"><text:tab/><text:span text:style-name="T1">lokokena</text:span> luz</text:p>
      <text:p text:style-name="P6"><text:tab/><text:span text:style-name="T2">g</text:span><text:span text:style-name="T1">anilokokena</text:span> sua luz</text:p>
      <text:p text:style-name="P6"/>
      <text:p text:style-name="P6"><text:span text:style-name="T1">nilokotajegi<text:tab/>nilokotajedi</text:span> <text:span text:style-name="T4">subst masc</text:span> <text:span text:style-name="T1">presente</text:span> coisa dada</text:p>
      <text:p text:style-name="P6"/>
      <text:p text:style-name="P6"><text:span text:style-name="T1">niloogo</text:span><text:tab/><text:span text:style-name="T4">adj</text:span> <text:span text:style-name="T1">assado</text:span> p.ex. carne, peixe</text:p>
      <text:p text:style-name="P6"/>
      <text:p text:style-name="P6"><text:span text:style-name="T1">nilotapa</text:span><text:span text:style-name="T2">g</text:span><text:span text:style-name="T1">ajegi<text:tab/>nilotapa</text:span><text:span text:style-name="T2">g</text:span><text:span text:style-name="T1">ajedi </text:span><text:span text:style-name="T5">subst masc</text:span><text:span text:style-name="T1"> ferida que não sara</text:span></text:p>
      <text:p text:style-name="P6"/>
      <text:p text:style-name="P6"><text:span text:style-name="T1">nimagijegi<text:tab/>nimagijetedi</text:span> <text:span text:style-name="T4">subst masc</text:span> <text:span text:style-name="T1">mão esquerda</text:span></text:p>
      <text:p text:style-name="P6"><text:tab/><text:span text:style-name="T2">g</text:span><text:span text:style-name="T1">onimagijegi</text:span> nossa mão esquerda</text:p>
      <text:p text:style-name="P6"><text:tab/><text:span text:style-name="T1">libaa</text:span><text:span text:style-name="T2">g</text:span><text:span text:style-name="T1">adi</text:span> mão dele (direita)</text:p>
      <text:p text:style-name="P6"/>
      <text:p text:style-name="P6"><text:span text:style-name="T1">nimawene</text:span><text:span text:style-name="T2">g</text:span><text:span text:style-name="T1">egi<text:tab/>nimawene</text:span><text:span text:style-name="T2">g</text:span><text:span text:style-name="T1">eco</text:span> <text:span text:style-name="T4">subst masc</text:span> <text:span text:style-name="T1">1 jeito 2 poder 3 maneira</text:span></text:p>
      <text:p text:style-name="P6"><text:tab/><text:span text:style-name="T2">g</text:span><text:span text:style-name="T1">animawene</text:span><text:span text:style-name="T2">g</text:span><text:span text:style-name="T1">egi</text:span> seu jeito</text:p>
      <text:p text:style-name="P6"/>
      <text:p text:style-name="P6"><text:span text:style-name="T1">-nimedi<text:tab/>-nimetiidi</text:span> <text:span text:style-name="T4">subst masc</text:span> <text:span text:style-name="T1">1 sepultura 2 quarto 3 tempo</text:span></text:p>
      <text:p text:style-name="P6"><text:tab/><text:span text:style-name="T5">-nime-eedi</text:span><text:span text:style-name="T4"> (fala da mulher)</text:span></text:p>
      <text:p text:style-name="P6"><text:tab/><text:span text:style-name="T2">g</text:span><text:span text:style-name="T1">onimedi</text:span> nosso quarto</text:p>
      <text:p text:style-name="P6"><text:tab/><text:span text:style-name="T1">limedi</text:span> quarto, sepultura ou hora dele</text:p>
      <text:p text:style-name="P6"><text:tab/><text:span text:style-name="T1">limeditace</text:span> no lugar de</text:p>
      <text:p text:style-name="P6"><text:tab/><text:span text:style-name="T1">-imede</text:span><text:span text:style-name="T2">g</text:span><text:span text:style-name="T1">e</text:span> passar a noite, hospedar</text:p>
      <text:p text:style-name="P6"/>
      <text:p text:style-name="P6"><text:span text:style-name="T1">nimeedi<text:tab/>niimetedi</text:span> <text:span text:style-name="T4">subst masc</text:span> <text:span text:style-name="T1">1 empregado 2 servo</text:span></text:p>
      <text:p text:style-name="P6"><text:tab/><text:span text:style-name="T1">niimete</text:span> <text:span text:style-name="T4">(forma fem)</text:span> moço</text:p>
      <text:p text:style-name="P6"><text:tab/><text:span text:style-name="T2">g</text:span><text:span text:style-name="T1">adimeedi</text:span> seu servo</text:p>
      <text:p text:style-name="P6"/>
      <text:p text:style-name="P6">[Seite 140]</text:p>
      <text:p text:style-name="P6">[Spalte 1]</text:p>
      <text:p text:style-name="P6"/>
      <text:p text:style-name="P6"><text:soft-page-break/><text:span text:style-name="T1">-nimonya</text:span><text:tab/><text:span text:style-name="T4">vt</text:span> <text:span text:style-name="T1">mandar para cá</text:span></text:p>
      <text:p text:style-name="P6"><text:tab/><text:span text:style-name="T1">-imonya</text:span> enviar alguém (para lá)</text:p>
      <text:p text:style-name="P6"><text:tab/><text:span text:style-name="T1">-niwakatee</text:span> mandar para cá (pessoa ou coisa)</text:p>
      <text:p text:style-name="P6"/>
      <text:p text:style-name="P6"><text:span text:style-name="T1">ninaa</text:span><text:span text:style-name="T2">g</text:span><text:span text:style-name="T1">ina</text:span><text:tab/><text:span text:style-name="T4">conj</text:span> <text:span text:style-name="T1">junto com</text:span> coisa ou pessoa vindo</text:p>
      <text:p text:style-name="P6"/>
      <text:p text:style-name="P6"><text:span text:style-name="T1">ninaalexegi<text:tab/>ninaalexedi</text:span> <text:span text:style-name="T4">subst masc</text:span> <text:span text:style-name="T1">pessoa enganada</text:span></text:p>
      <text:p text:style-name="P6"><text:tab/><text:span text:style-name="T1">ninaalexe</text:span> <text:span text:style-name="T4">(forma fem)</text:span></text:p>
      <text:p text:style-name="P6"><text:tab/><text:span text:style-name="T1">-inaale</text:span> mentir, enganar</text:p>
      <text:p text:style-name="P6"/>
      <text:p text:style-name="P6"><text:span text:style-name="T1">ninaki</text:span><text:span text:style-name="T2">g</text:span><text:span text:style-name="T1">ila</text:span><text:tab/><text:span text:style-name="T4">nom próp</text:span> <text:span text:style-name="T1">Chama-côco</text:span> povo indígena</text:p>
      <text:p text:style-name="P6"/>
      <text:p text:style-name="P6"><text:span text:style-name="T1">nini</text:span><text:tab/><text:span text:style-name="T4">adj</text:span> <text:span text:style-name="T1">jeito de palhaço, bobo</text:span> ação engraçada</text:p>
      <text:p text:style-name="P6"/>
      <text:p text:style-name="P6"><text:span text:style-name="T1">ninia</text:span><text:tab/><text:span text:style-name="T4">conj</text:span> <text:span text:style-name="T1">junto com</text:span> pessoas sentadas, animais em pé</text:p>
      <text:p text:style-name="P6"><text:tab/><text:span text:style-name="T1">nidia</text:span> junto com (parados ou deitados)</text:p>
      <text:p text:style-name="P6"/>
      <text:p text:style-name="P6"><text:span text:style-name="T1">-ninice</text:span><text:tab/><text:span text:style-name="T4">vt</text:span> <text:span text:style-name="T1">cheirar perto</text:span> bom ou mau cheiro</text:p>
      <text:p text:style-name="P6"><text:tab/><text:span text:style-name="T1">-ixigi(tege)</text:span> sentir ou cheirar (ele) de longe</text:p>
      <text:p text:style-name="P6"/>
      <text:p text:style-name="P6"><text:span text:style-name="T1">-nini</text:span><text:span text:style-name="T2">g</text:span><text:span text:style-name="T1">odi</text:span><text:tab/><text:span text:style-name="T4">vt</text:span> <text:span text:style-name="T1">responder</text:span></text:p>
      <text:p text:style-name="P6"/>
      <text:p text:style-name="P6"><text:span text:style-name="T1">-ninikatidi</text:span><text:tab/><text:span text:style-name="T4">vt</text:span> <text:span text:style-name="T1">1 fazer alegre ou feliz 2 agradar</text:span></text:p>
      <text:p text:style-name="P6"><text:tab/><text:span text:style-name="T1">-initibece</text:span> alegrar-se</text:p>
      <text:p text:style-name="P6"/>
      <text:p text:style-name="P6"><text:span text:style-name="T1">niniogo<text:tab/>niniocoli</text:span> <text:span text:style-name="T4">subst masc</text:span> <text:span text:style-name="T1">1 beira 2 limite ou fim</text:span> espaço ou tempo</text:p>
      <text:p text:style-name="P6"><text:tab/><text:span text:style-name="T1">liniogo</text:span> beira, limite, fim de</text:p>
      <text:p text:style-name="P6"/>
      <text:p text:style-name="P6"><text:span text:style-name="T1">ninionigi<text:tab/>niniona</text:span><text:span text:style-name="T2">g</text:span><text:span text:style-name="T1">a</text:span> <text:span text:style-name="T4">subst masc</text:span> <text:span text:style-name="T1">líder dele</text:span></text:p>
      <text:p text:style-name="P6"><text:tab/><text:span text:style-name="T1">niniona</text:span> <text:span text:style-name="T4">(forma fem)</text:span> p.ex. capitão</text:p>
      <text:p text:style-name="P6"><text:tab/><text:span text:style-name="T1">inionigi</text:span> líder</text:p>
      <text:p text:style-name="P6"><text:tab/><text:span text:style-name="T2">g</text:span><text:span text:style-name="T1">onionigi</text:span> nosso capitão</text:p>
      <text:p text:style-name="P6"/>
      <text:p text:style-name="P6">[Seite 140]</text:p>
      <text:p text:style-name="P6">[Spalte 2]</text:p>
      <text:p text:style-name="P6"/>
      <text:p text:style-name="P6"><text:span text:style-name="T1">ninionigi-eliodi<text:tab/>niniona</text:span><text:span text:style-name="T2">g</text:span><text:span text:style-name="T1">a-eloodoli</text:span> <text:span text:style-name="T4">subst masc</text:span> <text:span text:style-name="T1">rei, imperador</text:span></text:p>
      <text:p text:style-name="P6"><text:tab/><text:span text:style-name="T1">niniona-eloodo</text:span> <text:span text:style-name="T4">(forma fem)</text:span></text:p>
      <text:p text:style-name="P6"/>
      <text:p text:style-name="P6"><text:span text:style-name="T1">ninioxadi</text:span><text:tab/><text:span text:style-name="T4">subst masc</text:span> <text:span text:style-name="T1">1 reino 2 país onde reina</text:span></text:p>
      <text:p text:style-name="P6"><text:tab/><text:span text:style-name="T1">ninioxe</text:span> <text:span text:style-name="T4">(forma fem)</text:span> onde ele reina, forma fem significa onde ela reina</text:p>
      <text:p text:style-name="P6"><text:tab/><text:span text:style-name="T1">ninionigi</text:span> líder</text:p>
      <text:p text:style-name="P6"><text:tab/><text:span text:style-name="T1">ninioxigi</text:span> reinado</text:p>
      <text:p text:style-name="P6"/>
      <text:p text:style-name="P6"><text:span text:style-name="T1">ninioxigi</text:span><text:tab/><text:span text:style-name="T4">subst masc</text:span> <text:span text:style-name="T1">reinado</text:span></text:p>
      <text:p text:style-name="P6"><text:tab/><text:span text:style-name="T1">ininioxigi</text:span> meu reinado</text:p>
      <text:p text:style-name="P6"><text:tab/><text:span text:style-name="T1">ninioxadi</text:span> meu reino</text:p>
      <text:p text:style-name="P6"/>
      <text:p text:style-name="P6"><text:span text:style-name="T1">niniwoodi</text:span><text:tab/><text:span text:style-name="T4">subst masc</text:span> <text:span text:style-name="T1">cunhado dele</text:span></text:p>
      <text:p text:style-name="P6"><text:span text:style-name="T1">-ninya</text:span><text:tab/><text:span text:style-name="T4">vi</text:span> <text:span text:style-name="T1">1 chorar 2 lamentar</text:span> por causa de morte</text:p>
      <text:p text:style-name="P6"/>
      <text:p text:style-name="P6"><text:span text:style-name="T1">ninyaagi<text:tab/>ninyaco</text:span> <text:span text:style-name="T4">subst masc</text:span> <text:span text:style-name="T1">acontecimento</text:span></text:p>
      <text:p text:style-name="P6"><text:soft-page-break/><text:tab/><text:span text:style-name="T1">ininyaagi o que aconteceu comigo</text:span></text:p>
      <text:p text:style-name="P6"/>
      <text:p text:style-name="P6"><text:span text:style-name="T1">ninyeela</text:span><text:span text:style-name="T2">g</text:span><text:span text:style-name="T1">axi<text:tab/>ninyeela</text:span><text:span text:style-name="T2">g</text:span><text:span text:style-name="T1">axiidi</text:span> <text:span text:style-name="T4">subst fem</text:span> <text:span text:style-name="T1">bolsa de dinheiro</text:span></text:p>
      <text:p text:style-name="P6"><text:tab/><text:span text:style-name="T1">dinyeelo</text:span> dinheiro</text:p>
      <text:p text:style-name="P6"/>
      <text:p text:style-name="P6"><text:span text:style-name="T1">ninyeelo</text:span><text:tab/><text:span text:style-name="T4">subst masc</text:span> <text:span text:style-name="T1">dinheiro dele port</text:span></text:p>
      <text:p text:style-name="P6"><text:tab/><text:span text:style-name="T1">dinyeelo</text:span> dinheiro</text:p>
      <text:p text:style-name="P6"><text:tab/><text:span text:style-name="T1">-nyeelo</text:span> dinheiro de</text:p>
      <text:p text:style-name="P6"/>
      <text:p text:style-name="P6"><text:span text:style-name="T1">ninyo</text:span><text:span text:style-name="T2">g</text:span><text:span text:style-name="T1">odi<text:tab/>ninyokotiidi</text:span> <text:span text:style-name="T4">subst masc</text:span> <text:span text:style-name="T1">água</text:span></text:p>
      <text:p text:style-name="P6"><text:tab/><text:span text:style-name="T2">g</text:span><text:span text:style-name="T1">aninyo</text:span><text:span text:style-name="T2">g</text:span><text:span text:style-name="T1">odi</text:span> sua água</text:p>
      <text:p text:style-name="P6"/>
      <text:p text:style-name="P6"><text:span text:style-name="T1">Ninyo</text:span><text:span text:style-name="T2">g</text:span><text:span text:style-name="T1">odi-libegi</text:span><text:tab/><text:span text:style-name="T4">nom próp</text:span> <text:span text:style-name="T1">Olho d'Água</text:span> 2<text:span text:style-name="T6">a</text:span> aldeia Kadiwéu</text:p>
      <text:p text:style-name="P6"><text:tab/><text:span text:style-name="T1">ninyo</text:span><text:span text:style-name="T2">g</text:span><text:span text:style-name="T1">odi</text:span> água</text:p>
      <text:p text:style-name="P6"><text:tab/><text:span text:style-name="T1">libegi</text:span> burraco dele</text:p>
      <text:p text:style-name="P6"/>
      <text:p text:style-name="P6"><text:span text:style-name="T1">ninyo</text:span><text:span text:style-name="T2">g</text:span><text:span text:style-name="T1">ota</text:span><text:span text:style-name="T2">g</text:span><text:span text:style-name="T1">axi<text:tab/>ninyo</text:span><text:span text:style-name="T2">g</text:span><text:span text:style-name="T1">ota</text:span><text:span text:style-name="T2">g</text:span><text:span text:style-name="T1">axiidi</text:span> <text:span text:style-name="T4">subst fem</text:span> <text:span text:style-name="T1">tanque de água</text:span></text:p>
      <text:p text:style-name="P6"><text:tab/><text:span text:style-name="T1">ninyo</text:span><text:span text:style-name="T2">g</text:span><text:span text:style-name="T1">odi água</text:span></text:p>
      <text:p text:style-name="P6"/>
      <text:p text:style-name="P6">[Seite 141]</text:p>
      <text:p text:style-name="P6">[Spalte 1]</text:p>
      <text:p text:style-name="P6"/>
      <text:p text:style-name="P6"><text:span text:style-name="T1">ninyo</text:span><text:span text:style-name="T2">g</text:span><text:span text:style-name="T1">otijegi<text:tab/>ninyo</text:span><text:span text:style-name="T2">g</text:span><text:span text:style-name="T1">otijedi</text:span> <text:span text:style-name="T4">subst masc</text:span> <text:span text:style-name="T1">animal aquático</text:span></text:p>
      <text:p text:style-name="P6"><text:tab/><text:span text:style-name="T1">ninyo</text:span><text:span text:style-name="T2">g</text:span><text:span text:style-name="T1">odi</text:span> água</text:p>
      <text:p text:style-name="P6"/>
      <text:p text:style-name="P6"><text:span text:style-name="T1">ninyo</text:span><text:span text:style-name="T2">g</text:span><text:span text:style-name="T1">oxegi<text:tab/>ninyo</text:span><text:span text:style-name="T2">g</text:span><text:span text:style-name="T1">oxedi</text:span> <text:span text:style-name="T4">subst masc</text:span> <text:span text:style-name="T1">jacaré</text:span></text:p>
      <text:p text:style-name="P6"/>
      <text:p text:style-name="P6"><text:span text:style-name="T1">ninyoxegi-lotoina</text:span><text:span text:style-name="T2">g</text:span><text:span text:style-name="T1">adi</text:span><text:tab/><text:span text:style-name="T4">subst fem</text:span> <text:span text:style-name="T1">carvão</text:span></text:p>
      <text:p text:style-name="P6"/>
      <text:p text:style-name="P6"><text:span text:style-name="T1">nio</text:span><text:tab/><text:span text:style-name="T4">adv</text:span> <text:span text:style-name="T1">freqüente</text:span></text:p>
      <text:p text:style-name="P6"><text:tab/><text:span text:style-name="T1">niotibece</text:span> mais freqüente</text:p>
      <text:p text:style-name="P6"/>
      <text:p text:style-name="P6"><text:span text:style-name="T1">niocodi<text:tab/>niocotadi</text:span> <text:span text:style-name="T4">subst masc</text:span> <text:span text:style-name="T1">vento</text:span> o plural significa temporal</text:p>
      <text:p text:style-name="P6"><text:tab/><text:span text:style-name="T1">niwocota</text:span><text:span text:style-name="T2">g</text:span><text:span text:style-name="T1">a</text:span> tempestade</text:p>
      <text:p text:style-name="P6"/>
      <text:p text:style-name="P6"><text:span text:style-name="T1">-nioda</text:span><text:tab/><text:span text:style-name="T4">vt</text:span> <text:span text:style-name="T1">1 retirar 2 colher 3 catar</text:span></text:p>
      <text:p text:style-name="P6"/>
      <text:p text:style-name="P6"><text:span text:style-name="T1">niodagi<text:tab/>niodaka</text:span> <text:span text:style-name="T4">subst masc</text:span> <text:span text:style-name="T1">coisa achada</text:span></text:p>
      <text:p text:style-name="P6"><text:tab/><text:span text:style-name="T1">iodagi</text:span> minha coisa achada</text:p>
      <text:p text:style-name="P6"><text:tab/><text:span text:style-name="T2">g</text:span><text:span text:style-name="T1">awodagi</text:span> sua coisa achada</text:p>
      <text:p text:style-name="P6"><text:tab/><text:span text:style-name="T1">liodagi</text:span> coisa achada dele</text:p>
      <text:p text:style-name="P6"/>
      <text:p text:style-name="P6"><text:span text:style-name="T1">nioda</text:span><text:span text:style-name="T2">g</text:span><text:span text:style-name="T1">adi<text:tab/>nioda</text:span><text:span text:style-name="T2">g</text:span><text:span text:style-name="T1">atedi</text:span> <text:span text:style-name="T4">subst masc</text:span> <text:span text:style-name="T1">sala de refeição</text:span></text:p>
      <text:p text:style-name="P6"><text:tab/><text:span text:style-name="T1">-niodi</text:span> comer</text:p>
      <text:p text:style-name="P6"/>
      <text:p text:style-name="P6"><text:span text:style-name="T1">nioda</text:span><text:span text:style-name="T2">g</text:span><text:span text:style-name="T1">awa<text:tab/>nioda</text:span><text:span text:style-name="T2">g</text:span><text:span text:style-name="T1">awadi</text:span> <text:span text:style-name="T4">subst masc</text:span> <text:span text:style-name="T1">soldado dele</text:span></text:p>
      <text:p text:style-name="P6"><text:tab/><text:span text:style-name="T1">ioda</text:span><text:span text:style-name="T2">g</text:span><text:span text:style-name="T1">awa</text:span> soldado</text:p>
      <text:p text:style-name="P6"/>
      <text:p text:style-name="P6"><text:span text:style-name="T1">-niode</text:span><text:span text:style-name="T2">g</text:span><text:span text:style-name="T1">e</text:span><text:tab/><text:span text:style-name="T4">vt</text:span> <text:span text:style-name="T1">alimentar</text:span></text:p>
      <text:p text:style-name="P6"><text:tab/><text:span text:style-name="T1">-niodi</text:span> comer</text:p>
      <text:p text:style-name="P6"/>
      <text:p text:style-name="P6"><text:span text:style-name="T1">-niodi</text:span><text:tab/><text:span text:style-name="T4">vi</text:span> <text:span text:style-name="T1">comer</text:span></text:p>
      <text:p text:style-name="P6"><text:soft-page-break/><text:tab/><text:span text:style-name="T1">-eligo</text:span> comer</text:p>
      <text:p text:style-name="P6"><text:tab/><text:span text:style-name="T1">-niode</text:span><text:span text:style-name="T2">g</text:span><text:span text:style-name="T1">e</text:span> alimentar</text:p>
      <text:p text:style-name="P6"/>
      <text:p text:style-name="P6"><text:span text:style-name="T1">niogó</text:span><text:tab/><text:span text:style-name="T4">subst masc</text:span> <text:span text:style-name="T1">1 pátio 2 praça</text:span> lugar espaçoso, aberto</text:p>
      <text:p text:style-name="P6"/>
      <text:p text:style-name="P6">[Seite 141]</text:p>
      <text:p text:style-name="P6">[Spalte 2]</text:p>
      <text:p text:style-name="P6"/>
      <text:p text:style-name="P6"><text:span text:style-name="T1">nio</text:span><text:span text:style-name="T2">g</text:span><text:span text:style-name="T1">odi<text:tab/>nio</text:span><text:span text:style-name="T2">g</text:span><text:span text:style-name="T1">ododi nio</text:span><text:span text:style-name="T2">g</text:span><text:span text:style-name="T1">ododipi</text:span> <text:span text:style-name="T4">(ger) subst</text:span> <text:span text:style-name="T1">seguidor</text:span></text:p>
      <text:p text:style-name="P6"><text:tab/><text:span text:style-name="T1">nio</text:span><text:span text:style-name="T2">g</text:span><text:span text:style-name="T1">odo</text:span> <text:span text:style-name="T4">(forma fem)</text:span></text:p>
      <text:p text:style-name="P6"><text:tab/><text:span text:style-name="T1">anodiotibece</text:span> seguidores</text:p>
      <text:p text:style-name="P6"><text:tab/><text:span text:style-name="T1">-io(teci)</text:span> seguir, viajar</text:p>
      <text:p text:style-name="P6"><text:tab/><text:span text:style-name="T2">g</text:span><text:span text:style-name="T1">anio</text:span><text:span text:style-name="T2">g</text:span><text:span text:style-name="T1">ododi</text:span> seus seguidores</text:p>
      <text:p text:style-name="P6"/>
      <text:p text:style-name="P6"><text:span text:style-name="T1">nioladi<text:tab/>niolatedi</text:span> <text:span text:style-name="T4">subst masc</text:span> <text:span text:style-name="T1">1 boca dele 2 idioma dele</text:span></text:p>
      <text:p text:style-name="P6"><text:tab/><text:span text:style-name="T2">g</text:span><text:span text:style-name="T1">onioladi</text:span> nossa boca ou idioma</text:p>
      <text:p text:style-name="P6"><text:tab/><text:span text:style-name="T1">ioladi</text:span> língua de</text:p>
      <text:p text:style-name="P6"/>
      <text:p text:style-name="P6"><text:span text:style-name="T1">niolakati<text:tab/>niolakatedi</text:span> <text:span text:style-name="T4">subst</text:span> <text:span text:style-name="T1">1 beira 2 coisa que transborda</text:span> p.ex. água de pote</text:p>
      <text:p text:style-name="P6"/>
      <text:p text:style-name="P6"><text:span text:style-name="T1">nioma</text:span><text:span text:style-name="T2">g</text:span><text:span text:style-name="T1">atagi<text:tab/>nioma</text:span><text:span text:style-name="T2">g</text:span><text:span text:style-name="T1">ataka nioma</text:span><text:span text:style-name="T2">g</text:span><text:span text:style-name="T1">atagipi</text:span> <text:span text:style-name="T4">(ger) subst masc</text:span> <text:span text:style-name="T1">pessoa escolhida, separada</text:span></text:p>
      <text:p text:style-name="P6"><text:tab/><text:span text:style-name="T1">nioma</text:span><text:span text:style-name="T2">g</text:span><text:span text:style-name="T1">ata</text:span> <text:span text:style-name="T4">(forma fem)</text:span></text:p>
      <text:p text:style-name="P6"><text:tab/><text:span text:style-name="T1">lioma</text:span><text:span text:style-name="T2">g</text:span><text:span text:style-name="T1">atagi</text:span> separado dele</text:p>
      <text:p text:style-name="P6"><text:tab/><text:span text:style-name="T1">-ioma</text:span><text:span text:style-name="T2">g</text:span><text:span text:style-name="T1">adi</text:span> escolher, separar entre</text:p>
      <text:p text:style-name="P6"/>
      <text:p text:style-name="P6"><text:span text:style-name="T1">niona<text:tab/>nionigipi</text:span> <text:span text:style-name="T4">subst fem</text:span> <text:span text:style-name="T1">filha</text:span></text:p>
      <text:p text:style-name="P6"><text:tab/><text:span text:style-name="T5">ni-oona</text:span><text:span text:style-name="T4"> (fala da mulher)</text:span></text:p>
      <text:p text:style-name="P6"><text:tab/><text:span text:style-name="T1">nionigi</text:span> filho</text:p>
      <text:p text:style-name="P6"><text:tab/><text:span text:style-name="T1">liona</text:span> filha dele/dela</text:p>
      <text:p text:style-name="P6"><text:tab/><text:span text:style-name="T1">-iona</text:span> filha de</text:p>
      <text:p text:style-name="P6"/>
      <text:p text:style-name="P6"><text:span text:style-name="T1">nionigi<text:tab/>nionigipi</text:span> <text:span text:style-name="T4">subst masc</text:span> <text:span text:style-name="T1">filho</text:span></text:p>
      <text:p text:style-name="P6"><text:tab/><text:span text:style-name="T5">ni-oonigi</text:span><text:span text:style-name="T4"> (fala da mulher)</text:span></text:p>
      <text:p text:style-name="P6"><text:tab/><text:span text:style-name="T1">lionigi</text:span> filho dele</text:p>
      <text:p text:style-name="P6"><text:tab/><text:span text:style-name="T1">-ionigi</text:span> filho de</text:p>
      <text:p text:style-name="P6"><text:tab/><text:span text:style-name="T1">niona</text:span> filha</text:p>
      <text:p text:style-name="P6"/>
      <text:p text:style-name="P6"><text:span text:style-name="T1">-niopaa</text:span><text:span text:style-name="T2">g</text:span><text:span text:style-name="T1">adi</text:span><text:tab/><text:span text:style-name="T4">vt</text:span> <text:span text:style-name="T1">1 esmagar 2 amassar</text:span></text:p>
      <text:p text:style-name="P6"><text:tab/><text:span text:style-name="T1">-iopaa</text:span><text:span text:style-name="T2">g</text:span><text:span text:style-name="T1">adi</text:span> <text:span text:style-name="T4">(sinôn)</text:span></text:p>
      <text:p text:style-name="P6"/>
      <text:p text:style-name="P6"><text:span text:style-name="T1">-niotaa</text:span><text:tab/><text:span text:style-name="T4">vt</text:span> <text:span text:style-name="T1">cercar</text:span> para proteger</text:p>
      <text:p text:style-name="P6"/>
      <text:p text:style-name="P6">[Seite 142]</text:p>
      <text:p text:style-name="P6">[Spalte 1]</text:p>
      <text:p text:style-name="P6"/>
      <text:p text:style-name="P6"><text:span text:style-name="T1">niotagi<text:tab/>niotaka niotagipi</text:span> <text:span text:style-name="T4">(ger) subst masc</text:span> <text:span text:style-name="T1">1 empregado 2 escravo</text:span></text:p>
      <text:p text:style-name="P6"><text:tab/><text:span text:style-name="T1">niota</text:span> <text:span text:style-name="T4">(forma fem)</text:span></text:p>
      <text:p text:style-name="P6"><text:tab/><text:span text:style-name="T2">g</text:span><text:span text:style-name="T1">aotagi</text:span> seu servo</text:p>
      <text:p text:style-name="P6"><text:tab/><text:span text:style-name="T1">-iotage</text:span> escravizar</text:p>
      <text:p text:style-name="P6"/>
      <text:p text:style-name="P6"><text:span text:style-name="T1">-niotagode</text:span><text:tab/><text:span text:style-name="T4">vi</text:span> <text:span text:style-name="T1">agradecer</text:span> pessoa ou Deus</text:p>
      <text:p text:style-name="P6"><text:tab/><text:span text:style-name="T1">niotagodi</text:span> mestre, patrão, senhor</text:p>
      <text:p text:style-name="P6"><text:soft-page-break/></text:p>
      <text:p text:style-name="P6"><text:span text:style-name="T1">niotagodi<text:tab/>niotagododi niotagodepodi</text:span> <text:span text:style-name="T4">(ger) subst masc</text:span> <text:span text:style-name="T1">1 mestre 2 senhor 3 patrão</text:span></text:p>
      <text:p text:style-name="P6"><text:tab/><text:span text:style-name="T1">niwa-aagodi</text:span> <text:span text:style-name="T4">(fala da mulher)</text:span></text:p>
      <text:p text:style-name="P6"><text:tab/><text:span text:style-name="T1">niotagodo</text:span> <text:span text:style-name="T4">(forma fem)</text:span></text:p>
      <text:p text:style-name="P6"><text:tab/><text:span text:style-name="T2">g</text:span><text:span text:style-name="T1">oniotagodi</text:span> nosso senhor</text:p>
      <text:p text:style-name="P6"><text:tab/><text:span text:style-name="T1">niotagi</text:span> escravo, servo</text:p>
      <text:p text:style-name="P6"/>
      <text:p text:style-name="P6"><text:span text:style-name="T1">nioxoa<text:tab/>nioxoadipi</text:span> <text:span text:style-name="T4">subst masc</text:span> <text:span text:style-name="T1">irmão dele</text:span></text:p>
      <text:p text:style-name="P6"><text:tab/><text:span text:style-name="T1">noa</text:span><text:span text:style-name="T2">g</text:span><text:span text:style-name="T1">a</text:span> <text:span text:style-name="T4">(forma antiga)</text:span></text:p>
      <text:p text:style-name="P6"><text:tab/><text:span text:style-name="T2">g</text:span><text:span text:style-name="T1">anioxoa</text:span> seu irmão</text:p>
      <text:p text:style-name="P6"><text:tab/><text:span text:style-name="T1">niwaalo</text:span> irmã dele</text:p>
      <text:p text:style-name="P6"/>
      <text:p text:style-name="P6"><text:span text:style-name="T1">-nipaadi</text:span><text:tab/><text:span text:style-name="T4">vi</text:span> <text:span text:style-name="T1">1 urinar 2 fazer xixi</text:span></text:p>
      <text:p text:style-name="P6"/>
      <text:p text:style-name="P6"><text:span text:style-name="T1">-nipadi(ta)</text:span><text:tab/><text:span text:style-name="T4">vt</text:span> <text:span text:style-name="T1">ficar agitado com</text:span></text:p>
      <text:p text:style-name="P6"/>
      <text:p text:style-name="P6"><text:span text:style-name="T1">nipe<text:tab/>nipeli</text:span> <text:span text:style-name="T4">subst fem</text:span> <text:span text:style-name="T1">cama</text:span> cama simples</text:p>
      <text:p text:style-name="P6"><text:tab/><text:span text:style-name="T1">lipe</text:span> cama dele</text:p>
      <text:p text:style-name="P6"><text:tab/><text:span text:style-name="T1">-ipe</text:span> cama de</text:p>
      <text:p text:style-name="P6"/>
      <text:p text:style-name="P6"><text:span text:style-name="T1">nipecaado<text:tab/>nipecaadoli</text:span> <text:span text:style-name="T4">subst masc</text:span> <text:span text:style-name="T1">pecado dele port</text:span></text:p>
      <text:p text:style-name="P6"/>
      <text:p text:style-name="P6"><text:span text:style-name="T1">nipeca</text:span><text:span text:style-name="T2">g</text:span><text:span text:style-name="T1">awa<text:tab/>nipeca</text:span><text:span text:style-name="T2">g</text:span><text:span text:style-name="T1">awadi nipeca</text:span><text:span text:style-name="T2">g</text:span><text:span text:style-name="T1">awepodi</text:span> <text:span text:style-name="T4">(ger) subst masc</text:span> <text:span text:style-name="T1">vizinho</text:span></text:p>
      <text:p text:style-name="P6"><text:tab/><text:span text:style-name="T1">lipeca</text:span><text:span text:style-name="T2">g</text:span><text:span text:style-name="T1">awa</text:span> vizinho dele</text:p>
      <text:p text:style-name="P6"><text:tab/><text:span text:style-name="T1">ipeca</text:span><text:span text:style-name="T2">g</text:span><text:span text:style-name="T1">awa</text:span> meu vizinho</text:p>
      <text:p text:style-name="P6"><text:tab/><text:span text:style-name="T1">nipegi</text:span> perto</text:p>
      <text:p text:style-name="P6"/>
      <text:p text:style-name="P6"><text:span text:style-name="T1">nipegedi</text:span><text:tab/><text:span text:style-name="T4">adj</text:span> <text:span text:style-name="T1">fino</text:span></text:p>
      <text:p text:style-name="P6"/>
      <text:p text:style-name="P6">[Seite 142]</text:p>
      <text:p text:style-name="P6">[Spalte 2]</text:p>
      <text:p text:style-name="P6"/>
      <text:p text:style-name="P6"><text:span text:style-name="T1">nipegi</text:span><text:tab/><text:span text:style-name="T4">adv loc</text:span> <text:span text:style-name="T1">perto</text:span></text:p>
      <text:p text:style-name="P6"><text:tab/><text:span text:style-name="T1">-ipegi(talo)</text:span> aproximar-se (a ele), estar perto de</text:p>
      <text:p text:style-name="P6"><text:tab/><text:span text:style-name="T1">ipegitibigimece</text:span> perto em cima</text:p>
      <text:p text:style-name="P6"/>
      <text:p text:style-name="P6"><text:span text:style-name="T1">nipena</text:span><text:span text:style-name="T2">g</text:span><text:span text:style-name="T1">adi<text:tab/>nipena</text:span><text:span text:style-name="T2">g</text:span><text:span text:style-name="T1">atedi</text:span> <text:span text:style-name="T4">subst masc</text:span> <text:span text:style-name="T1">lugar seguro</text:span> para descansar</text:p>
      <text:p text:style-name="P6"><text:tab/><text:span text:style-name="T1">-nipe(ti)</text:span> descansar</text:p>
      <text:p text:style-name="P6"><text:tab/><text:span text:style-name="T1">nipene</text:span><text:span text:style-name="T2">g</text:span><text:span text:style-name="T1">egi</text:span> descanso</text:p>
      <text:p text:style-name="P6"/>
      <text:p text:style-name="P6"><text:span text:style-name="T1">nipene</text:span><text:span text:style-name="T2">g</text:span><text:span text:style-name="T1">egi<text:tab/>nipene</text:span><text:span text:style-name="T2">g</text:span><text:span text:style-name="T1">eco</text:span> <text:span text:style-name="T4">subst masc</text:span> <text:span text:style-name="T1">descanso</text:span></text:p>
      <text:p text:style-name="P6"><text:tab/><text:span text:style-name="T1">-nipe(ti)</text:span> descansar</text:p>
      <text:p text:style-name="P6"/>
      <text:p text:style-name="P6"><text:span text:style-name="T1">-nipene</text:span><text:span text:style-name="T2">g</text:span><text:span text:style-name="T1">e(tini)</text:span><text:tab/><text:span text:style-name="T4">vt</text:span> <text:span text:style-name="T1">fazer descansar</text:span></text:p>
      <text:p text:style-name="P6"><text:tab/><text:span text:style-name="T1">-nipe(tini)</text:span> descansar</text:p>
      <text:p text:style-name="P6"/>
      <text:p text:style-name="P6"><text:span text:style-name="T1">-nipe(ti)</text:span><text:tab/><text:span text:style-name="T4">vi</text:span> <text:span text:style-name="T1">descansar</text:span></text:p>
      <text:p text:style-name="P6"><text:tab/><text:span text:style-name="T1">-nipene</text:span><text:span text:style-name="T2">g</text:span><text:span text:style-name="T1">e(tini)</text:span> fazer descansar</text:p>
      <text:p text:style-name="P6"/>
      <text:p text:style-name="P6"><text:span text:style-name="T1">-nipodi</text:span><text:tab/><text:span text:style-name="T4">vt</text:span> <text:span text:style-name="T1">pisar em</text:span></text:p>
      <text:p text:style-name="P6"><text:tab/><text:span text:style-name="T1">-ipodi(teloco)</text:span> pisar</text:p>
      <text:p text:style-name="P6"/>
      <text:p text:style-name="P6"><text:soft-page-break/><text:span text:style-name="T1">nipodigi<text:tab/>nipoda</text:span><text:span text:style-name="T2">g</text:span><text:span text:style-name="T1">a</text:span> <text:span text:style-name="T4">subst masc</text:span> <text:span text:style-name="T1">campo</text:span></text:p>
      <text:p text:style-name="P6"><text:tab/><text:span text:style-name="T2">g</text:span><text:span text:style-name="T1">onipodigi</text:span> nosso campo</text:p>
      <text:p text:style-name="P6"/>
      <text:p text:style-name="P6"><text:span text:style-name="T1">nipodigipijegi<text:tab/>nipodigijedi</text:span> <text:span text:style-name="T4">subst masc</text:span> <text:span text:style-name="T1">homem que mora no campo</text:span></text:p>
      <text:p text:style-name="P6"><text:tab/><text:span text:style-name="T1">nipodigipije</text:span> <text:span text:style-name="T4">(forma fem)</text:span></text:p>
      <text:p text:style-name="P6"><text:tab/><text:span text:style-name="T1">nipodigi</text:span> campo</text:p>
      <text:p text:style-name="P6"/>
      <text:p text:style-name="P6"><text:span text:style-name="T1">nipoketegi<text:tab/>nipoketedi</text:span> <text:span text:style-name="T4">subst masc</text:span> <text:span text:style-name="T1">pedido</text:span></text:p>
      <text:p text:style-name="P6"><text:tab/><text:span text:style-name="T1">-ipoko</text:span> pedir</text:p>
      <text:p text:style-name="P6"/>
      <text:p text:style-name="P6"><text:span text:style-name="T1">nitaanigo<text:tab/>nitaaxodi</text:span> <text:span text:style-name="T4">subst masc</text:span> <text:span text:style-name="T1">águia</text:span> pássaro</text:p>
      <text:p text:style-name="P6"/>
      <text:p text:style-name="P6"><text:span text:style-name="T1">nitagigo<text:tab/>nitagigoli</text:span> <text:span text:style-name="T4">subst fem</text:span> <text:span text:style-name="T1">angico</text:span> árvore</text:p>
      <text:p text:style-name="P6"/>
      <text:p text:style-name="P6"><text:span text:style-name="T1">nita</text:span><text:span text:style-name="T2">g</text:span><text:span text:style-name="T1">ana</text:span><text:span text:style-name="T2">g</text:span><text:span text:style-name="T1">adi<text:tab/>nita</text:span><text:span text:style-name="T2">g</text:span><text:span text:style-name="T1">ana</text:span><text:span text:style-name="T2">g</text:span><text:span text:style-name="T1">aditedi</text:span> <text:span text:style-name="T4">subst masc</text:span> <text:span text:style-name="T1">ralador</text:span> para comida</text:p>
      <text:p text:style-name="P6"><text:tab/><text:span text:style-name="T1">-nidi</text:span> ralar</text:p>
      <text:p text:style-name="P6"/>
      <text:p text:style-name="P6">[Seite 143]</text:p>
      <text:p text:style-name="P6">[Spalte 1]</text:p>
      <text:p text:style-name="P6"/>
      <text:p text:style-name="P6"><text:span text:style-name="T1">nitenatagodi<text:tab/>nitenatagododi</text:span> <text:span text:style-name="T4">subst masc</text:span> <text:span text:style-name="T1">pessoa que gosta de ...</text:span></text:p>
      <text:p text:style-name="P6"><text:tab/><text:span text:style-name="T1">nitenatagodo</text:span> <text:span text:style-name="T4">(forma fem)</text:span> e não despreza</text:p>
      <text:p text:style-name="P6"><text:tab/><text:span text:style-name="T1">-ite</text:span> gostar de</text:p>
      <text:p text:style-name="P6"/>
      <text:p text:style-name="P6"><text:span text:style-name="T1">nitiigi</text:span><text:tab/><text:span text:style-name="T4">subst</text:span> <text:span text:style-name="T1">reflexo</text:span></text:p>
      <text:p text:style-name="P6"/>
      <text:p text:style-name="P6"><text:span text:style-name="T1">nitii</text:span><text:span text:style-name="T2">g</text:span><text:span text:style-name="T1">a<text:tab/>nitiadi</text:span> <text:span text:style-name="T4">subst masc</text:span> <text:span text:style-name="T1">tinta preta</text:span> para cerâmica</text:p>
      <text:p text:style-name="P6"><text:tab/><text:span text:style-name="T1">nitii</text:span><text:span text:style-name="T2">g</text:span><text:span text:style-name="T1">ana</text:span><text:span text:style-name="T2">g</text:span><text:span text:style-name="T1">ana</text:span><text:span text:style-name="T2">g</text:span><text:span text:style-name="T1">adi</text:span> tinta comum</text:p>
      <text:p text:style-name="P6"/>
      <text:p text:style-name="P6"><text:span text:style-name="T1">nitii</text:span><text:span text:style-name="T2">g</text:span><text:span text:style-name="T1">ana</text:span><text:span text:style-name="T2">g</text:span><text:span text:style-name="T1">ana</text:span><text:span text:style-name="T2">g</text:span><text:span text:style-name="T1">adi<text:tab/>nitii</text:span><text:span text:style-name="T2">g</text:span><text:span text:style-name="T1">an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tinta comum</text:span></text:p>
      <text:p text:style-name="P6"><text:tab/><text:span text:style-name="T1">nitii</text:span><text:span text:style-name="T2">g</text:span><text:span text:style-name="T1">a</text:span> tinta especial para cerâmica</text:p>
      <text:p text:style-name="P6"/>
      <text:p text:style-name="P6"><text:span text:style-name="T1">nitoonicogo<text:tab/>nitoonicogoli</text:span> <text:span text:style-name="T4">subst fem</text:span> <text:span text:style-name="T1">túnica</text:span></text:p>
      <text:p text:style-name="P6"/>
      <text:p text:style-name="P6"><text:span text:style-name="T1">niwaalo<text:tab/>niwaalepodi</text:span> <text:span text:style-name="T4">subst fem</text:span> <text:span text:style-name="T1">irmã dele</text:span></text:p>
      <text:p text:style-name="P6"><text:tab/><text:span text:style-name="T1">nioxoa</text:span> irmão dele</text:p>
      <text:p text:style-name="P6"><text:tab/><text:span text:style-name="T1">iwaalo</text:span> mulher</text:p>
      <text:p text:style-name="P6"/>
      <text:p text:style-name="P6"><text:span text:style-name="T1">niwadeti<text:tab/>niwadetedi</text:span> <text:span text:style-name="T4">adj</text:span> <text:span text:style-name="T1">caindo</text:span></text:p>
      <text:p text:style-name="P6"/>
      <text:p text:style-name="P6"><text:span text:style-name="T1">niwai<text:tab/>niwailidi</text:span> <text:span text:style-name="T4">núm, loc, subst masc</text:span> <text:span text:style-name="T1">parte</text:span></text:p>
      <text:p text:style-name="P6"><text:tab/><text:span text:style-name="T1">liwai</text:span> parte dele, cinqüenta, capítulo</text:p>
      <text:p text:style-name="P6"><text:tab/><text:span text:style-name="T1">niwaiawaanigi</text:span> <text:span text:style-name="T4">(forma dim)</text:span></text:p>
      <text:p text:style-name="P6"/>
      <text:p text:style-name="P6"><text:span text:style-name="T1">niwai</text:span><text:span text:style-name="T2">g</text:span><text:span text:style-name="T1">awa<text:tab/>niwai</text:span><text:span text:style-name="T2">g</text:span><text:span text:style-name="T1">awepodi</text:span> <text:span text:style-name="T4">subst</text:span> <text:span text:style-name="T1">1 reparte junto com 2 arrenda com ele</text:span></text:p>
      <text:p text:style-name="P6"><text:tab/><text:span text:style-name="T2">g</text:span><text:span text:style-name="T1">oniwai</text:span><text:span text:style-name="T2">g</text:span><text:span text:style-name="T1">awepodi</text:span> repartimos com eles</text:p>
      <text:p text:style-name="P6"/>
      <text:p text:style-name="P6"><text:span text:style-name="T1">niwakate<text:tab/>niwakatedi</text:span> <text:span text:style-name="T4">subst fem</text:span> <text:span text:style-name="T1">carta</text:span> coisa mandada</text:p>
      <text:p text:style-name="P6"><text:tab/><text:span text:style-name="T2">g</text:span><text:span text:style-name="T1">oniwakate</text:span> nossa carta (mandada por nós)</text:p>
      <text:p text:style-name="P6"><text:tab/><text:span text:style-name="T1">-iwakatee</text:span> mandar, encomendar</text:p>
      <text:p text:style-name="P6"/>
      <text:p text:style-name="P6"><text:span text:style-name="T1">-niwakatee</text:span><text:tab/><text:span text:style-name="T4">vt</text:span> <text:span text:style-name="T1">mandar para cá</text:span> coisa ou pessoa</text:p>
      <text:p text:style-name="P6"><text:soft-page-break/><text:tab/><text:span text:style-name="T1">-nimonya</text:span> mandar vir (pessoa)</text:p>
      <text:p text:style-name="P6"><text:tab/><text:span text:style-name="T1">-iwakatee</text:span> mandar para lá</text:p>
      <text:p text:style-name="P6"/>
      <text:p text:style-name="P6">[Seite 143]</text:p>
      <text:p text:style-name="P6">[Spalte 2]</text:p>
      <text:p text:style-name="P6"/>
      <text:p text:style-name="P6"><text:span text:style-name="T1">niwaló</text:span><text:tab/><text:span text:style-name="T4">adj</text:span> <text:span text:style-name="T1">de valor port</text:span></text:p>
      <text:p text:style-name="P6"><text:tab/><text:span text:style-name="T1">-niwaloe</text:span> ter valor</text:p>
      <text:p text:style-name="P6"><text:tab/><text:span text:style-name="T1">iniwaló</text:span> meu valor</text:p>
      <text:p text:style-name="P6"/>
      <text:p text:style-name="P6"><text:span text:style-name="T1">niwatece<text:tab/>niwateceli</text:span> <text:span text:style-name="T4">subst fem</text:span> <text:span text:style-name="T1">canoa</text:span> barco para pescar</text:p>
      <text:p text:style-name="P6"><text:tab/><text:span text:style-name="T1">liwatece</text:span> canoa dele</text:p>
      <text:p text:style-name="P6"/>
      <text:p text:style-name="P6"><text:span text:style-name="T1">niwatecema</text:span><text:span text:style-name="T2">g</text:span><text:span text:style-name="T1">a</text:span><text:tab/><text:span text:style-name="T4">subst masc</text:span> <text:span text:style-name="T1">canoeiro</text:span></text:p>
      <text:p text:style-name="P6"><text:tab/><text:span text:style-name="T1">niwatecema</text:span> <text:span text:style-name="T4">(forma fem)</text:span></text:p>
      <text:p text:style-name="P6"><text:tab/><text:span text:style-name="T1">niwatece</text:span> canoa</text:p>
      <text:p text:style-name="P6"/>
      <text:p text:style-name="P6"><text:span text:style-name="T1">niwatecigo<text:tab/>niwatecigoli</text:span> <text:span text:style-name="T4">subst fem</text:span> <text:span text:style-name="T1">ximbuá</text:span> árvore como balsa, boa para canoas</text:p>
      <text:p text:style-name="P6"/>
      <text:p text:style-name="P6"><text:span text:style-name="T1">-niwa(tege)</text:span><text:tab/><text:span text:style-name="T4">vt</text:span> <text:span text:style-name="T1">fazer guerra</text:span></text:p>
      <text:p text:style-name="P6"><text:tab/><text:span text:style-name="T1">-iwa</text:span> enfrentar, agredir, assaltar</text:p>
      <text:p text:style-name="P6"/>
      <text:p text:style-name="P6"><text:span text:style-name="T1">niwaxacoco<text:tab/>niwaxacocoli</text:span> <text:span text:style-name="T4">subst masc ou fem</text:span> <text:span text:style-name="T1">carneiro dele</text:span></text:p>
      <text:p text:style-name="P6"><text:tab/><text:span text:style-name="T1">waxacoco</text:span> carneiro</text:p>
      <text:p text:style-name="P6"/>
      <text:p text:style-name="P6"><text:span text:style-name="T1">niwaxiina</text:span><text:span text:style-name="T2">g</text:span><text:span text:style-name="T1">ajetegi<text:tab/>niwaxiina</text:span><text:span text:style-name="T2">g</text:span><text:span text:style-name="T1">ajetecidi</text:span> <text:span text:style-name="T4">subst masc</text:span> <text:span text:style-name="T1">listra</text:span> tinta ou marca natural</text:p>
      <text:p text:style-name="P6"/>
      <text:p text:style-name="P6"><text:span text:style-name="T1">niwaxina</text:span><text:span text:style-name="T2">g</text:span><text:span text:style-name="T1">ana</text:span><text:span text:style-name="T2">g</text:span><text:span text:style-name="T1">a<text:tab/>niwaxina</text:span><text:span text:style-name="T2">g</text:span><text:span text:style-name="T1">anadi</text:span> <text:span text:style-name="T4">subst masc</text:span> <text:span text:style-name="T1">o sábio</text:span></text:p>
      <text:p text:style-name="P6"><text:tab/><text:span text:style-name="T1">-iwaxina</text:span><text:span text:style-name="T2">g</text:span><text:span text:style-name="T1">a</text:span> ter idéia</text:p>
      <text:p text:style-name="P6"/>
      <text:p text:style-name="P6"><text:span text:style-name="T1">niwedi<text:tab/>niwetali</text:span> <text:span text:style-name="T4">subst fem</text:span> <text:span text:style-name="T1">roupa velha</text:span></text:p>
      <text:p text:style-name="P6"><text:tab/><text:span text:style-name="T5">niwe-eedi</text:span><text:span text:style-name="T4"> (fala da mulher)</text:span></text:p>
      <text:p text:style-name="P6"/>
      <text:p text:style-name="P6"><text:span text:style-name="T1">niweenigi<text:tab/>niweena</text:span><text:span text:style-name="T2">g</text:span><text:span text:style-name="T1">a</text:span> <text:span text:style-name="T4">subst masc</text:span> <text:span text:style-name="T1">comida</text:span></text:p>
      <text:p text:style-name="P6"><text:tab/><text:span text:style-name="T5">niwe-eenigi</text:span><text:span text:style-name="T4"> (fala da mulher)</text:span> forma plural também usada para pilhas</text:p>
      <text:p text:style-name="P6"><text:tab/><text:span text:style-name="T1">liweenigi</text:span> comida dele</text:p>
      <text:p text:style-name="P6"><text:tab/><text:span text:style-name="T1">iweenigi</text:span> minha comida</text:p>
      <text:p text:style-name="P6"/>
      <text:p text:style-name="P6"><text:span text:style-name="T1">niweenigi me </text:span><text:span text:style-name="T2">g</text:span><text:span text:style-name="T1">ocidi</text:span><text:tab/><text:span text:style-name="T4">subst masc</text:span> <text:span text:style-name="T1">jantar</text:span></text:p>
      <text:p text:style-name="P6"><text:tab/><text:span text:style-name="T1">niweenigi</text:span> comida</text:p>
      <text:p text:style-name="P6"><text:tab/><text:span text:style-name="T2">g</text:span><text:span text:style-name="T1">ocidi</text:span> tarde</text:p>
      <text:p text:style-name="P6"/>
      <text:p text:style-name="P6">[Seite 144]</text:p>
      <text:p text:style-name="P6">[Spalte 1]</text:p>
      <text:p text:style-name="P6"/>
      <text:p text:style-name="P6"><text:span text:style-name="T1">niweenigi me yaxo</text:span><text:span text:style-name="T2">g</text:span><text:span text:style-name="T1">o-noko</text:span><text:tab/><text:span text:style-name="T4">subst masc</text:span> <text:span text:style-name="T1">almoço</text:span></text:p>
      <text:p text:style-name="P6"><text:tab/><text:span text:style-name="T1">niweenigi</text:span> comida</text:p>
      <text:p text:style-name="P6"><text:tab/><text:span text:style-name="T1">yaxo</text:span><text:span text:style-name="T2">g</text:span><text:span text:style-name="T1">o-noko</text:span> meio dia</text:p>
      <text:p text:style-name="P6"/>
      <text:p text:style-name="P6"><text:span text:style-name="T1">-niweenigi(tiobige)</text:span><text:tab/><text:span text:style-name="T4">vt</text:span> <text:span text:style-name="T1">1 provocar 2 insultar</text:span></text:p>
      <text:p text:style-name="P6"/>
      <text:p text:style-name="P6"><text:span text:style-name="T1">niweewe<text:tab/>niweeweli</text:span> <text:span text:style-name="T4">subst fem</text:span> <text:span text:style-name="T1">cupim</text:span> de vaca</text:p>
      <text:p text:style-name="P6"><text:soft-page-break/></text:p>
      <text:p text:style-name="P6"><text:span text:style-name="T1">niweiigi<text:tab/>niweiicitedi</text:span> <text:span text:style-name="T4">subst masc</text:span> <text:span text:style-name="T1">lagoa de ...</text:span></text:p>
      <text:p text:style-name="P6"><text:tab/><text:span text:style-name="T1">weiigi</text:span> lagoa</text:p>
      <text:p text:style-name="P6"/>
      <text:p text:style-name="P6"><text:span text:style-name="T1">niwekaladi<text:tab/>niwekalatedi</text:span> <text:span text:style-name="T4">subst masc</text:span> <text:span text:style-name="T1">1 escada 2 ponte</text:span></text:p>
      <text:p text:style-name="P6"/>
      <text:p text:style-name="P6"><text:span text:style-name="T1">niweladi<text:tab/>niwelatedi</text:span> <text:span text:style-name="T4">subst masc</text:span> <text:span text:style-name="T1">sandália dele</text:span></text:p>
      <text:p text:style-name="P6"/>
      <text:p text:style-name="P6"><text:span text:style-name="T1">niweneeno</text:span><text:tab/><text:span text:style-name="T4">subst masc</text:span> <text:span text:style-name="T1">veneno dele port weneeno</text:span> veneno</text:p>
      <text:p text:style-name="P6"/>
      <text:p text:style-name="P6"><text:span text:style-name="T1">niweni</text:span><text:span text:style-name="T2">g</text:span><text:span text:style-name="T1">idene</text:span><text:span text:style-name="T2">g</text:span><text:span text:style-name="T1">egi<text:tab/>niweni</text:span><text:span text:style-name="T2">g</text:span><text:span text:style-name="T1">idene</text:span><text:span text:style-name="T2">g</text:span><text:span text:style-name="T1">eco</text:span> <text:span text:style-name="T4">subst masc</text:span> <text:span text:style-name="T1">pessoa que se gaba, orgulhoso</text:span></text:p>
      <text:p text:style-name="P6"><text:tab/><text:span text:style-name="T1">niweni</text:span><text:span text:style-name="T2">g</text:span><text:span text:style-name="T1">idena</text:span> <text:span text:style-name="T4">(forma fem)</text:span></text:p>
      <text:p text:style-name="P6"><text:tab/><text:span text:style-name="T1">-diniweni</text:span><text:span text:style-name="T2">g</text:span><text:span text:style-name="T1">ide</text:span> exaltar-se, gabar-se, engrandecer-se</text:p>
      <text:p text:style-name="P6"/>
      <text:p text:style-name="P6"><text:span text:style-name="T1">-niwetade</text:span><text:tab/><text:span text:style-name="T4">vt</text:span> <text:span text:style-name="T1">1 curar 2 tratar</text:span></text:p>
      <text:p text:style-name="P6"><text:tab/><text:span text:style-name="T1">-iwetade</text:span> curar, tratar</text:p>
      <text:p text:style-name="P6"><text:tab/><text:span text:style-name="T1">niwetadena</text:span><text:span text:style-name="T2">g</text:span><text:span text:style-name="T1">ana</text:span><text:span text:style-name="T2">g</text:span><text:span text:style-name="T1">a</text:span> curandeiro, médico</text:p>
      <text:p text:style-name="P6"/>
      <text:p text:style-name="P6"><text:span text:style-name="T1">niwetadena</text:span><text:span text:style-name="T2">g</text:span><text:span text:style-name="T1">ana</text:span><text:span text:style-name="T2">g</text:span><text:span text:style-name="T1">a<text:tab/>niwetadena</text:span><text:span text:style-name="T2">g</text:span><text:span text:style-name="T1">anadi</text:span> <text:span text:style-name="T4">subst masc ou fem</text:span> <text:span text:style-name="T1">médico</text:span> pode ser enfermeiro</text:p>
      <text:p text:style-name="P6"><text:tab/><text:span text:style-name="T1">-niwetade</text:span> curar, tratar</text:p>
      <text:p text:style-name="P6"/>
      <text:p text:style-name="P6"><text:span text:style-name="T1">niwetadi<text:tab/>niwetatiidi</text:span> <text:span text:style-name="T4">subst masc</text:span> <text:span text:style-name="T1">1 curativo 2 remédio</text:span></text:p>
      <text:p text:style-name="P6"><text:tab/><text:span text:style-name="T1">-iwetade</text:span> tratar, curar</text:p>
      <text:p text:style-name="P6"/>
      <text:p text:style-name="P6">[Seite 144]</text:p>
      <text:p text:style-name="P6">[Spalte 2]</text:p>
      <text:p text:style-name="P6"/>
      <text:p text:style-name="P6"><text:span text:style-name="T1">niweta</text:span><text:span text:style-name="T2">g</text:span><text:span text:style-name="T1">a<text:tab/>niwetakatedi</text:span> <text:span text:style-name="T4">subst masc</text:span> <text:span text:style-name="T1">1 o frio 2 sul</text:span></text:p>
      <text:p text:style-name="P6"><text:tab/><text:span text:style-name="T1">diwete</text:span> frio</text:p>
      <text:p text:style-name="P6"><text:tab/><text:span text:style-name="T1">niweta</text:span><text:span text:style-name="T2">g</text:span><text:span text:style-name="T1">ajo</text:span> blusa de frio</text:p>
      <text:p text:style-name="P6"/>
      <text:p text:style-name="P6"><text:span text:style-name="T1">niweta</text:span><text:span text:style-name="T2">g</text:span><text:span text:style-name="T1">ajo<text:tab/>niweta</text:span><text:span text:style-name="T2">g</text:span><text:span text:style-name="T1">ajoli</text:span> <text:span text:style-name="T4">subst fem</text:span> <text:span text:style-name="T1">1 blusa dele/dela 2 capa de frio dele</text:span></text:p>
      <text:p text:style-name="P6"><text:tab/><text:span text:style-name="T1">niweta</text:span><text:span text:style-name="T2">g</text:span><text:span text:style-name="T1">a</text:span> frio, sul</text:p>
      <text:p text:style-name="P6"><text:tab/><text:span text:style-name="T1">weta</text:span><text:span text:style-name="T2">g</text:span><text:span text:style-name="T1">ajo</text:span> blusa ou capa de frio</text:p>
      <text:p text:style-name="P6"><text:tab/><text:span text:style-name="T1">iniweta</text:span><text:span text:style-name="T2">g</text:span><text:span text:style-name="T1">ajo</text:span> minha blusa de frio</text:p>
      <text:p text:style-name="P6"/>
      <text:p text:style-name="P6"><text:span text:style-name="T1">niwexega</text:span><text:span text:style-name="T2">g</text:span><text:span text:style-name="T1">a<text:tab/>niwexegadi</text:span> <text:span text:style-name="T4">subst masc</text:span> <text:span text:style-name="T1">ferida</text:span></text:p>
      <text:p text:style-name="P6"/>
      <text:p text:style-name="P6"><text:span text:style-name="T1">niwexegi<text:tab/>niwexegadi</text:span> <text:span text:style-name="T4">subst masc</text:span> <text:span text:style-name="T1">crença de pessoa</text:span> superstição</text:p>
      <text:p text:style-name="P6"/>
      <text:p text:style-name="P6"><text:span text:style-name="T1">-niwi<text:tab/></text:span><text:span text:style-name="T5">vi</text:span><text:span text:style-name="T1"> 1 escolher 2 julgar</text:span></text:p>
      <text:p text:style-name="P6"><text:tab/><text:span text:style-name="T1">-iwi</text:span> olhar, ver, enxergar, espiar</text:p>
      <text:p text:style-name="P6"/>
      <text:p text:style-name="P6"><text:span text:style-name="T1">niwiaaje</text:span><text:span text:style-name="T2">g</text:span><text:span text:style-name="T1">egi<text:tab/>niwiaaje</text:span><text:span text:style-name="T2">g</text:span><text:span text:style-name="T1">eco</text:span> <text:span text:style-name="T4">subst masc</text:span> <text:span text:style-name="T1">viagem</text:span></text:p>
      <text:p text:style-name="P6"><text:tab/><text:span text:style-name="T1">-niwiaje</text:span> viajar</text:p>
      <text:p text:style-name="P6"/>
      <text:p text:style-name="P6"><text:span text:style-name="T1">niwiadi</text:span><text:tab/><text:span text:style-name="T4">subst masc</text:span> <text:span text:style-name="T1">peito de pé</text:span></text:p>
      <text:p text:style-name="P6"><text:tab/><text:span text:style-name="T1">liwiadi</text:span> peito do pé dele</text:p>
      <text:p text:style-name="P6"/>
      <text:p text:style-name="P6"><text:span text:style-name="T1">-niwiaje</text:span><text:tab/><text:span text:style-name="T4">vi</text:span> <text:span text:style-name="T1">viajar</text:span></text:p>
      <text:p text:style-name="P6"/>
      <text:p text:style-name="P6"><text:span text:style-name="T1">niwicomigi<text:tab/>niwicoma</text:span><text:span text:style-name="T2">g</text:span><text:span text:style-name="T1">a</text:span> <text:span text:style-name="T4">subst masc</text:span> <text:span text:style-name="T1">pessoa idólatra</text:span></text:p>
      <text:p text:style-name="P6"><text:soft-page-break/><text:tab/><text:span text:style-name="T1">niwicoma</text:span> <text:span text:style-name="T4">(forma fem)</text:span> pessoa que adora ídolos</text:p>
      <text:p text:style-name="P6"><text:tab/><text:span text:style-name="T1">niwigo</text:span> espírito, ídolo</text:p>
      <text:p text:style-name="P6"/>
      <text:p text:style-name="P6"><text:span text:style-name="T1">-niwidi</text:span><text:tab/><text:span text:style-name="T4">vt</text:span> <text:span text:style-name="T1">1 misturar 2 mexer</text:span></text:p>
      <text:p text:style-name="P6"/>
      <text:p text:style-name="P6"><text:span text:style-name="T1">niwigo<text:tab/>niwicidi</text:span> <text:span text:style-name="T4">subst masc</text:span> <text:span text:style-name="T1">1 espírito 2 foto 3 ídolo</text:span></text:p>
      <text:p text:style-name="P6"><text:tab/><text:span text:style-name="T2">g</text:span><text:span text:style-name="T1">oniwigo</text:span> nosso espírito</text:p>
      <text:p text:style-name="P6"><text:tab/><text:span text:style-name="T1">liwigo</text:span> espírito dele</text:p>
      <text:p text:style-name="P6"/>
      <text:p text:style-name="P6">[Seite 145]</text:p>
      <text:p text:style-name="P6">[Spalte 1]</text:p>
      <text:p text:style-name="P6"/>
      <text:p text:style-name="P6"><text:span text:style-name="T1">-niwiigi(tini)</text:span><text:tab/><text:span text:style-name="T4">vt</text:span> <text:span text:style-name="T1">tirar couro</text:span> cortar um animal inteiramente</text:p>
      <text:p text:style-name="P6"/>
      <text:p text:style-name="P6"><text:span text:style-name="T1">-niwikode(tiniwace)</text:span><text:tab/><text:span text:style-name="T4">vt</text:span> <text:span text:style-name="T1">ter misericórdia (deles)</text:span></text:p>
      <text:p text:style-name="P6"><text:tab/><text:span text:style-name="T1">-iwikode</text:span> ter dor de</text:p>
      <text:p text:style-name="P6"/>
      <text:p text:style-name="P6"><text:span text:style-name="T1">niwilana<text:tab/>niwilanali</text:span> <text:span text:style-name="T4">subst fem</text:span> <text:span text:style-name="T1">tanque</text:span></text:p>
      <text:p text:style-name="P6"/>
      <text:p text:style-name="P6"><text:span text:style-name="T1">niwilana</text:span><text:span text:style-name="T2">g</text:span><text:span text:style-name="T1">ana</text:span><text:span text:style-name="T2">g</text:span><text:span text:style-name="T1">a<text:tab/>niwilana</text:span><text:span text:style-name="T2">g</text:span><text:span text:style-name="T1">anadi</text:span> <text:span text:style-name="T4">subst masc</text:span> <text:span text:style-name="T1">oleiro</text:span></text:p>
      <text:p text:style-name="P6"/>
      <text:p text:style-name="P6"><text:span text:style-name="T1">niwilanigi</text:span><text:tab/><text:span text:style-name="T4">subst masc</text:span> <text:span text:style-name="T1">1 parede 2 monumento</text:span></text:p>
      <text:p text:style-name="P6"><text:tab/><text:span text:style-name="T2">g</text:span><text:span text:style-name="T1">adiwilanigi</text:span> sua parede</text:p>
      <text:p text:style-name="P6"/>
      <text:p text:style-name="P6"><text:span text:style-name="T1">-niwilegi</text:span><text:tab/><text:span text:style-name="T4">vi</text:span> <text:span text:style-name="T1">1 limpar 2 lavar</text:span></text:p>
      <text:p text:style-name="P6"><text:tab/><text:span text:style-name="T1">-iwilegi</text:span> lavar ou limpar algo</text:p>
      <text:p text:style-name="P6"/>
      <text:p text:style-name="P6"><text:span text:style-name="T1">-niwilo</text:span><text:tab/><text:span text:style-name="T4">vt</text:span> <text:span text:style-name="T1">1 prender 2 amarrar</text:span> jogar na cadeia</text:p>
      <text:p text:style-name="P6"><text:tab/><text:span text:style-name="T1">niwilogojegi</text:span> prisioneiro</text:p>
      <text:p text:style-name="P6"><text:tab/><text:span text:style-name="T1">niwilo</text:span><text:span text:style-name="T2">g</text:span><text:span text:style-name="T1">ona</text:span><text:span text:style-name="T2">g</text:span><text:span text:style-name="T1">axi</text:span> cadeia</text:p>
      <text:p text:style-name="P6"/>
      <text:p text:style-name="P6"><text:span text:style-name="T1">niwilogojegi<text:tab/>niwilogojedi niwilogojegipi</text:span> <text:span text:style-name="T4">(ger) subst masc</text:span> <text:span text:style-name="T1">prisioneiro</text:span></text:p>
      <text:p text:style-name="P6"><text:tab/><text:span text:style-name="T1">niwilogoje</text:span> prisioneira</text:p>
      <text:p text:style-name="P6"><text:tab/><text:span text:style-name="T2">g</text:span><text:span text:style-name="T1">aniwilogojedi</text:span> seus prisioneiros</text:p>
      <text:p text:style-name="P6"><text:tab/><text:span text:style-name="T1">-niwilo</text:span> prender, amarrar</text:p>
      <text:p text:style-name="P6"><text:tab/><text:span text:style-name="T1">niwilo</text:span><text:span text:style-name="T2">g</text:span><text:span text:style-name="T1">ona</text:span><text:span text:style-name="T2">g</text:span><text:span text:style-name="T1">axi</text:span> cadeia, prisão</text:p>
      <text:p text:style-name="P6"/>
      <text:p text:style-name="P6"><text:span text:style-name="T1">niwilo</text:span><text:span text:style-name="T2">g</text:span><text:span text:style-name="T1">ona</text:span><text:span text:style-name="T2">g</text:span><text:span text:style-name="T1">axi<text:tab/>niwilo</text:span><text:span text:style-name="T2">g</text:span><text:span text:style-name="T1">ona</text:span><text:span text:style-name="T2">g</text:span><text:span text:style-name="T1">axiidi</text:span> <text:span text:style-name="T4">subst fem</text:span> <text:span text:style-name="T1">1 cadeia 2 prisão</text:span></text:p>
      <text:p text:style-name="P6"><text:tab/><text:span text:style-name="T1">niwilogojegi</text:span> prisioneiro</text:p>
      <text:p text:style-name="P6"><text:tab/><text:span text:style-name="T1">-niwilo</text:span> prender, amarrar</text:p>
      <text:p text:style-name="P6"/>
      <text:p text:style-name="P6"><text:span text:style-name="T1">niwina</text:span><text:span text:style-name="T2">g</text:span><text:span text:style-name="T1">ana</text:span><text:span text:style-name="T2">g</text:span><text:span text:style-name="T1">a<text:tab/>niwina</text:span><text:span text:style-name="T2">g</text:span><text:span text:style-name="T1">anadi</text:span> <text:span text:style-name="T4">subst masc</text:span> <text:span text:style-name="T1">torcida</text:span></text:p>
      <text:p text:style-name="P6"><text:tab/><text:span text:style-name="T1">-iwi</text:span> olhar, espiar</text:p>
      <text:p text:style-name="P6"/>
      <text:p text:style-name="P6"><text:span text:style-name="T1">niwine</text:span><text:span text:style-name="T2">g</text:span><text:span text:style-name="T1">egi<text:tab/>niwine</text:span><text:span text:style-name="T2">g</text:span><text:span text:style-name="T1">eco</text:span> <text:span text:style-name="T4">subst masc</text:span> <text:span text:style-name="T1">aparência</text:span></text:p>
      <text:p text:style-name="P6"><text:tab/><text:span text:style-name="T1">-iwi</text:span> olhar, espiar</text:p>
      <text:p text:style-name="P6"/>
      <text:p text:style-name="P6">[Seite 145]</text:p>
      <text:p text:style-name="P6">[Spalte 2]</text:p>
      <text:p text:style-name="P6"/>
      <text:p text:style-name="P6"><text:span text:style-name="T1">niwinigi(jegi)<text:tab/>niwinigijedipi niwinigipi</text:span> <text:span text:style-name="T4">(plural alternativo) subst masc</text:span> <text:span text:style-name="T1">1 exemplo 2 padrão 3 modelo 4 testemunha</text:span></text:p>
      <text:p text:style-name="P6"><text:soft-page-break/><text:tab/><text:span text:style-name="T1">-iwi</text:span> espiar, olhar</text:p>
      <text:p text:style-name="P6"/>
      <text:p text:style-name="P6"><text:span text:style-name="T1">niwino</text:span><text:span text:style-name="T2">g</text:span><text:span text:style-name="T1">odi<text:tab/>niwino</text:span><text:span text:style-name="T2">g</text:span><text:span text:style-name="T1">odoli</text:span> <text:span text:style-name="T4">subst masc</text:span> <text:span text:style-name="T1">juiz</text:span></text:p>
      <text:p text:style-name="P6"><text:tab/><text:span text:style-name="T1">niwino</text:span><text:span text:style-name="T2">g</text:span><text:span text:style-name="T1">odo</text:span> <text:span text:style-name="T4">(forma fem)</text:span></text:p>
      <text:p text:style-name="P6"><text:tab/><text:span text:style-name="T1">-iwi</text:span> olhar (pode ser para julgar)</text:p>
      <text:p text:style-name="P6"/>
      <text:p text:style-name="P6"><text:span text:style-name="T1">niwitakegi<text:tab/>niwitakeco niwitaketedi</text:span> <text:span text:style-name="T4">(plural alternativo) subst masc</text:span> <text:span text:style-name="T1">mentira</text:span></text:p>
      <text:p text:style-name="P6"><text:tab/><text:span text:style-name="T1">-iwitaka</text:span> mentir</text:p>
      <text:p text:style-name="P6"/>
      <text:p text:style-name="P6"><text:span text:style-name="T1">-niwi(tece)</text:span><text:tab/><text:span text:style-name="T4">vt</text:span> <text:span text:style-name="T1">olhar</text:span> na direção de ...</text:p>
      <text:p text:style-name="P6"><text:tab/><text:span text:style-name="T1">-iwi</text:span> olhar</text:p>
      <text:p text:style-name="P6"/>
      <text:p text:style-name="P6"><text:span text:style-name="T1">niwitidi</text:span><text:span text:style-name="T2">g</text:span><text:span text:style-name="T1">igi<text:tab/>niwitidi</text:span><text:span text:style-name="T2">g</text:span><text:span text:style-name="T1">ico</text:span> <text:span text:style-name="T4">subst masc</text:span> <text:span text:style-name="T1">guerra</text:span></text:p>
      <text:p text:style-name="P6"><text:tab/><text:span text:style-name="T1">-iwitide</text:span> guerrear</text:p>
      <text:p text:style-name="P6"/>
      <text:p text:style-name="P6"><text:span text:style-name="T1">niwocota</text:span><text:span text:style-name="T2">g</text:span><text:span text:style-name="T1">a<text:tab/>niwocotaka</text:span> <text:span text:style-name="T4">subst masc</text:span> <text:span text:style-name="T1">tempestade</text:span></text:p>
      <text:p text:style-name="P6"><text:tab/><text:span text:style-name="T1">niocodi</text:span> vento</text:p>
      <text:p text:style-name="P6"/>
      <text:p text:style-name="P6"><text:span text:style-name="T1">niwodagi<text:tab/>niwodaka</text:span> <text:span text:style-name="T4">subst masc</text:span> <text:span text:style-name="T1">coisa achada</text:span> alguma coisa no chão</text:p>
      <text:p text:style-name="P6"><text:tab/><text:span text:style-name="T1">liwodagi</text:span> coisa achada por ele</text:p>
      <text:p text:style-name="P6"><text:tab/><text:span text:style-name="T2">g</text:span><text:span text:style-name="T1">owodagi</text:span> nossa coisa achada</text:p>
      <text:p text:style-name="P6"/>
      <text:p text:style-name="P6"><text:span text:style-name="T1">niwogo<text:tab/>niwoko</text:span> <text:span text:style-name="T4">subst masc</text:span> <text:span text:style-name="T1">pessoa judiada ou xingada</text:span></text:p>
      <text:p text:style-name="P6"><text:tab/><text:span text:style-name="T1">niowe</text:span> <text:span text:style-name="T4">(forma fem)</text:span></text:p>
      <text:p text:style-name="P6"/>
      <text:p text:style-name="P6"><text:span text:style-name="T1">niwokoda</text:span><text:span text:style-name="T2">g</text:span><text:span text:style-name="T1">axi<text:tab/>niwokoda</text:span><text:span text:style-name="T2">g</text:span><text:span text:style-name="T1">axiidi</text:span> <text:span text:style-name="T4">subst fem</text:span> <text:span text:style-name="T1">caixa</text:span></text:p>
      <text:p text:style-name="P6"/>
      <text:p text:style-name="P6"><text:span text:style-name="T1">-niwo(tinece)</text:span><text:tab/><text:span text:style-name="T4">vt</text:span> <text:span text:style-name="T1">descer</text:span> com alguém ou algo</text:p>
      <text:p text:style-name="P6"/>
      <text:p text:style-name="P6">[Seite 146]</text:p>
      <text:p text:style-name="P6">[Spalte 1]</text:p>
      <text:p text:style-name="P6"/>
      <text:p text:style-name="P6"><text:span text:style-name="T1">nixaada<text:tab/>nixaadatedi</text:span> <text:span text:style-name="T4">subst masc</text:span> <text:span text:style-name="T1">enxada port</text:span></text:p>
      <text:p text:style-name="P6"/>
      <text:p text:style-name="P6"><text:span text:style-name="T1">nixaanto<text:tab/>nixaantotedi</text:span> <text:span text:style-name="T4">subst masc</text:span> <text:span text:style-name="T1">santo port</text:span></text:p>
      <text:p text:style-name="P6"/>
      <text:p text:style-name="P6"><text:span text:style-name="T1">nixacoola<text:tab/>nixacoolatedi</text:span> <text:span text:style-name="T4">subst fem</text:span> <text:span text:style-name="T1">sacola port</text:span></text:p>
      <text:p text:style-name="P6"/>
      <text:p text:style-name="P6"><text:span text:style-name="T1">nixakedi<text:tab/>nixaketedi</text:span> <text:span text:style-name="T4">subst masc</text:span> <text:span text:style-name="T1">1 habilidade 2 profissão 3 conhecimento</text:span> o que foi aprendido</text:p>
      <text:p text:style-name="P6"><text:tab/><text:span text:style-name="T1">lixakedi</text:span> conhecimento dele</text:p>
      <text:p text:style-name="P6"/>
      <text:p text:style-name="P6"><text:span text:style-name="T1">nixiga</text:span><text:span text:style-name="T2">g</text:span><text:span text:style-name="T1">awa<text:tab/>nixiga</text:span><text:span text:style-name="T2">g</text:span><text:span text:style-name="T1">awadi nixiga</text:span><text:span text:style-name="T2">g</text:span><text:span text:style-name="T1">awepodi</text:span> <text:span text:style-name="T4">(ger) subst</text:span> <text:span text:style-name="T1">companheiro de viagem</text:span></text:p>
      <text:p text:style-name="P6"><text:tab/><text:span text:style-name="T1">lixiga</text:span><text:span text:style-name="T2">g</text:span><text:span text:style-name="T1">awa</text:span> companheiro dele na viagem</text:p>
      <text:p text:style-name="P6"><text:span text:style-name="T1">nixima</text:span><text:span text:style-name="T2">g</text:span><text:span text:style-name="T1">a</text:span><text:span text:style-name="T2">g</text:span><text:span text:style-name="T1">a<text:tab/>nixima</text:span><text:span text:style-name="T2">g</text:span><text:span text:style-name="T1">akatedi</text:span> <text:span text:style-name="T4">subst masc</text:span> <text:span text:style-name="T1">trovão</text:span></text:p>
      <text:p text:style-name="P6"><text:tab/><text:span text:style-name="T1">diximo</text:span><text:span text:style-name="T2">g</text:span><text:span text:style-name="T1">o</text:span> barulho do fogo, trovejou</text:p>
      <text:p text:style-name="P6"/>
      <text:p text:style-name="P6"><text:span text:style-name="T1">nixo</text:span><text:span text:style-name="T2">g</text:span><text:span text:style-name="T1">otagi<text:tab/>nixo</text:span><text:span text:style-name="T2">g</text:span><text:span text:style-name="T1">otaka</text:span> <text:span text:style-name="T4">subst masc</text:span> <text:span text:style-name="T1">roça</text:span></text:p>
      <text:p text:style-name="P6"><text:tab/><text:span text:style-name="T1">lixo</text:span><text:span text:style-name="T2">g</text:span><text:span text:style-name="T1">otagi</text:span> roça dele</text:p>
      <text:p text:style-name="P6"/>
      <text:p text:style-name="P6"><text:span text:style-name="T1">nixoma</text:span><text:span text:style-name="T2">g</text:span><text:span text:style-name="T1">atice</text:span><text:tab/><text:span text:style-name="T4">v</text:span> <text:span text:style-name="T1">escapou de perigo</text:span></text:p>
      <text:p text:style-name="P6"><text:tab/><text:span text:style-name="T1">nixoma</text:span><text:span text:style-name="T2">g</text:span><text:span text:style-name="T1">atice yaadi</text:span> meu respiro</text:p>
      <text:p text:style-name="P6"><text:soft-page-break/><text:tab/><text:span text:style-name="T1">nixoma</text:span><text:span text:style-name="T2">g</text:span><text:span text:style-name="T1">atice </text:span><text:span text:style-name="T2">g</text:span><text:span text:style-name="T1">adaadi</text:span> seu respiro</text:p>
      <text:p text:style-name="P6"/>
      <text:p text:style-name="P6"><text:span text:style-name="T1">-nixome</text:span><text:span text:style-name="T2">g</text:span><text:span text:style-name="T1">e</text:span><text:tab/><text:span text:style-name="T4">vi</text:span> <text:span text:style-name="T1">1 armar 2 fazer vestidos</text:span></text:p>
      <text:p text:style-name="P6"><text:tab/><text:span text:style-name="T1">-dinixo(tinigi)</text:span> vestir-se</text:p>
      <text:p text:style-name="P6"/>
      <text:p text:style-name="P6"><text:span text:style-name="T1">-nocie</text:span><text:tab/><text:span text:style-name="T4">vt</text:span> <text:span text:style-name="T1">salgar</text:span></text:p>
      <text:p text:style-name="P6"><text:tab/><text:span text:style-name="T1">yoci</text:span> sal</text:p>
      <text:p text:style-name="P6"/>
      <text:p text:style-name="P6"><text:span text:style-name="T1">nociwica</text:span><text:span text:style-name="T2">g</text:span><text:span text:style-name="T1">ana</text:span><text:span text:style-name="T2">g</text:span><text:span text:style-name="T1">adi<text:tab/>nociwic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serrote</text:span></text:p>
      <text:p text:style-name="P6"><text:tab/><text:span text:style-name="T1">-ociwigi</text:span> serrar</text:p>
      <text:p text:style-name="P6"/>
      <text:p text:style-name="P6"><text:span text:style-name="T1">nodaajo<text:tab/>nodaajoli</text:span> <text:span text:style-name="T4">subst masc</text:span> <text:span text:style-name="T1">faca</text:span></text:p>
      <text:p text:style-name="P6"><text:tab/><text:span text:style-name="T1">yodaajo</text:span> minha faca</text:p>
      <text:p text:style-name="P6"><text:tab/><text:span text:style-name="T2">g</text:span><text:span text:style-name="T1">adodaajoli</text:span> suas facas</text:p>
      <text:p text:style-name="P6"/>
      <text:p text:style-name="P6">[Seite 146]</text:p>
      <text:p text:style-name="P6">[Spalte 2]</text:p>
      <text:p text:style-name="P6"/>
      <text:p text:style-name="P6"><text:span text:style-name="T1">nodaajo-nelegi<text:tab/>nodaajoli-nelecoli</text:span> <text:span text:style-name="T4">subst masc</text:span> <text:span text:style-name="T1">facão</text:span> também usado por espada</text:p>
      <text:p text:style-name="P6"><text:tab/><text:span text:style-name="T1">nodaajo-oca</text:span><text:span text:style-name="T2">g</text:span><text:span text:style-name="T1">ata</text:span><text:span text:style-name="T2">g</text:span><text:span text:style-name="T1">a</text:span> espada</text:p>
      <text:p text:style-name="P6"><text:tab/><text:span text:style-name="T1">nelegi</text:span> grande</text:p>
      <text:p text:style-name="P6"/>
      <text:p text:style-name="P6"><text:span text:style-name="T1">nodaajo-oca</text:span><text:span text:style-name="T2">g</text:span><text:span text:style-name="T1">ata</text:span><text:span text:style-name="T2">g</text:span><text:span text:style-name="T1">a</text:span><text:tab/><text:span text:style-name="T4">subst</text:span> <text:span text:style-name="T1">espada</text:span></text:p>
      <text:p text:style-name="P6"><text:tab/><text:span text:style-name="T1">nodaajo</text:span> faca</text:p>
      <text:p text:style-name="P6"><text:tab/><text:span text:style-name="T1">oca</text:span><text:span text:style-name="T2">g</text:span><text:span text:style-name="T1">ata</text:span><text:span text:style-name="T2">g</text:span><text:span text:style-name="T1">a</text:span> comprido</text:p>
      <text:p text:style-name="P6"/>
      <text:p text:style-name="P6"><text:span text:style-name="T1">nodagi<text:tab/>nodaka</text:span> <text:span text:style-name="T4">subst masc</text:span> <text:span text:style-name="T1">bebida</text:span> pinga</text:p>
      <text:p text:style-name="P6"><text:tab/><text:span text:style-name="T1">nodagima</text:span><text:span text:style-name="T2">g</text:span><text:span text:style-name="T1">a</text:span> bêbados</text:p>
      <text:p text:style-name="P6"/>
      <text:p text:style-name="P6"><text:span text:style-name="T1">nodagima</text:span><text:span text:style-name="T2">g</text:span><text:span text:style-name="T1">a</text:span><text:tab/><text:span text:style-name="T4">subst</text:span> <text:span text:style-name="T1">bêbados</text:span> <text:span text:style-name="T4">(forma plural)</text:span></text:p>
      <text:p text:style-name="P6"><text:tab/><text:span text:style-name="T1">emaka</text:span><text:span text:style-name="T2">g</text:span><text:span text:style-name="T1">a</text:span><text:span text:style-name="T2">g</text:span><text:span text:style-name="T1">a</text:span> <text:span text:style-name="T4">(sinôn)</text:span></text:p>
      <text:p text:style-name="P6"/>
      <text:p text:style-name="P6"><text:span text:style-name="T1">nodawa<text:tab/>nodawadi nodawadipi</text:span> <text:span text:style-name="T4">subst masc ou fem</text:span> <text:span text:style-name="T1">esposa, marido</text:span></text:p>
      <text:p text:style-name="P6"><text:tab/><text:span text:style-name="T1">-odawa</text:span> esposa, marido de</text:p>
      <text:p text:style-name="P6"/>
      <text:p text:style-name="P6"><text:span text:style-name="T1">-node</text:span><text:tab/><text:span text:style-name="T4">vi</text:span> <text:span text:style-name="T1">convidar</text:span></text:p>
      <text:p text:style-name="P6"><text:tab/><text:span text:style-name="T1">nodenigi</text:span> pessoa convidada</text:p>
      <text:p text:style-name="P6"/>
      <text:p text:style-name="P6"><text:span text:style-name="T1">nodene</text:span><text:span text:style-name="T2">g</text:span><text:span text:style-name="T1">egi<text:tab/>nodene</text:span><text:span text:style-name="T2">g</text:span><text:span text:style-name="T1">eco</text:span> <text:span text:style-name="T4">subst masc</text:span> <text:span text:style-name="T1">convite</text:span></text:p>
      <text:p text:style-name="P6"/>
      <text:p text:style-name="P6"><text:span text:style-name="T1">nodenigi<text:tab/>nodena</text:span><text:span text:style-name="T2">g</text:span><text:span text:style-name="T1">a nodenigipi</text:span> <text:span text:style-name="T4">(ger) subst masc</text:span> <text:span text:style-name="T1">o convidado</text:span></text:p>
      <text:p text:style-name="P6"><text:tab/><text:span text:style-name="T1">nodena</text:span> <text:span text:style-name="T4">(forma fem)</text:span></text:p>
      <text:p text:style-name="P6"><text:tab/><text:span text:style-name="T1">-node</text:span> convidar</text:p>
      <text:p text:style-name="P6"/>
      <text:p text:style-name="P6"><text:span text:style-name="T1">nodi alige</text:span><text:span text:style-name="T2">g</text:span><text:span text:style-name="T1">e</text:span><text:tab/><text:span text:style-name="T4">loc</text:span> <text:span text:style-name="T1">oriente</text:span></text:p>
      <text:p text:style-name="P6"><text:tab/><text:span text:style-name="T1">-odi(tice)</text:span> sair</text:p>
      <text:p text:style-name="P6"><text:tab/><text:span text:style-name="T1">alige</text:span><text:span text:style-name="T2">g</text:span><text:span text:style-name="T1">e</text:span> sol</text:p>
      <text:p text:style-name="P6"/>
      <text:p text:style-name="P6"><text:span text:style-name="T1">nodolo<text:tab/>nodololi</text:span> <text:span text:style-name="T4">subst fem</text:span> <text:span text:style-name="T1">1 botão 2 umbigo</text:span></text:p>
      <text:p text:style-name="P6"/>
      <text:p text:style-name="P6"><text:span text:style-name="T1">-noe</text:span><text:tab/><text:span text:style-name="T4">vi</text:span> <text:span text:style-name="T1">chorar</text:span> pode ser som de cavalo, ave, galinha, ovelha, lôbo</text:p>
      <text:p text:style-name="P6"/>
      <text:p text:style-name="P6"><text:soft-page-break/>[Seite 147]</text:p>
      <text:p text:style-name="P6">[Spalte 1]</text:p>
      <text:p text:style-name="P6"/>
      <text:p text:style-name="P6"><text:span text:style-name="T1">noeca</text:span><text:span text:style-name="T2">g</text:span><text:span text:style-name="T1">axi<text:tab/>noeca</text:span><text:span text:style-name="T2">g</text:span><text:span text:style-name="T1">axiidi</text:span> <text:span text:style-name="T4">subst fem</text:span> <text:span text:style-name="T1">camisa dele</text:span></text:p>
      <text:p text:style-name="P6"><text:tab/><text:span text:style-name="T1">inoeca</text:span><text:span text:style-name="T2">g</text:span><text:span text:style-name="T1">axi</text:span> minha camisa</text:p>
      <text:p text:style-name="P6"><text:tab/><text:span text:style-name="T2">g</text:span><text:span text:style-name="T1">anoeca</text:span><text:span text:style-name="T2">g</text:span><text:span text:style-name="T1">axi</text:span> sua camisa</text:p>
      <text:p text:style-name="P6"/>
      <text:p text:style-name="P6"><text:span text:style-name="T1">noeca</text:span><text:span text:style-name="T2">g</text:span><text:span text:style-name="T1">axi-layenigi<text:tab/>noeca</text:span><text:span text:style-name="T2">g</text:span><text:span text:style-name="T1">axi-layena</text:span><text:span text:style-name="T2">g</text:span><text:span text:style-name="T1">a</text:span> <text:span text:style-name="T4">subst masc</text:span> <text:span text:style-name="T1">bolso de camisa</text:span></text:p>
      <text:p text:style-name="P6"/>
      <text:p text:style-name="P6"><text:span text:style-name="T1">noeca</text:span><text:span text:style-name="T2">g</text:span><text:span text:style-name="T1">axi<text:tab/>lotoina</text:span><text:span text:style-name="T2">g</text:span><text:span text:style-name="T1">adi</text:span> <text:span text:style-name="T4">subst fem</text:span> <text:span text:style-name="T1">colarinho de camisa</text:span></text:p>
      <text:p text:style-name="P6"/>
      <text:p text:style-name="P6"><text:span text:style-name="T1">noeca</text:span><text:span text:style-name="T2">g</text:span><text:span text:style-name="T1">axi-nodolo</text:span><text:tab/><text:span text:style-name="T4">subst masc</text:span> <text:span text:style-name="T1">botão de camisa</text:span></text:p>
      <text:p text:style-name="P6"/>
      <text:p text:style-name="P6"><text:span text:style-name="T1">noenatagi<text:tab/>noenataka</text:span> <text:span text:style-name="T4">subst masc</text:span> <text:span text:style-name="T1">serviço</text:span></text:p>
      <text:p text:style-name="P6"><text:tab/><text:span text:style-name="T5">nowe-eenatagi</text:span><text:span text:style-name="T4"> (fala da mulher)</text:span></text:p>
      <text:p text:style-name="P6"><text:tab/><text:span text:style-name="T1">loenatagi</text:span> serviço dele</text:p>
      <text:p text:style-name="P6"><text:tab/><text:span text:style-name="T1">yoenatagi</text:span> meu serviço</text:p>
      <text:p text:style-name="P6"/>
      <text:p text:style-name="P6"><text:span text:style-name="T1">noenatagodi<text:tab/>noenatagodoli</text:span> <text:span text:style-name="T4">subst masc</text:span> <text:span text:style-name="T1">criador</text:span></text:p>
      <text:p text:style-name="P6"><text:tab/><text:span text:style-name="T1">noenatagodo</text:span> <text:span text:style-name="T4">(forma fem)</text:span></text:p>
      <text:p text:style-name="P6"><text:tab/><text:span text:style-name="T1">-oe</text:span> consertar, arrumar, fazer</text:p>
      <text:p text:style-name="P6"/>
      <text:p text:style-name="P6"><text:span text:style-name="T1">noeno</text:span><text:span text:style-name="T2">g</text:span><text:span text:style-name="T1">odi<text:tab/>noeno</text:span><text:span text:style-name="T2">g</text:span><text:span text:style-name="T1">ododi</text:span> <text:span text:style-name="T4">subst masc</text:span> <text:span text:style-name="T1">Deus</text:span></text:p>
      <text:p text:style-name="P6"><text:tab/><text:span text:style-name="T1">noeno</text:span><text:span text:style-name="T2">g</text:span><text:span text:style-name="T1">odo</text:span> deusa</text:p>
      <text:p text:style-name="P6"><text:tab/><text:span text:style-name="T2">g</text:span><text:span text:style-name="T1">onoeno</text:span><text:span text:style-name="T2">g</text:span><text:span text:style-name="T1">odi</text:span> nosso Criador</text:p>
      <text:p text:style-name="P6"/>
      <text:p text:style-name="P6"><text:span text:style-name="T1">-no</text:span><text:span text:style-name="T2">g</text:span><text:span text:style-name="T1">a</text:span><text:tab/><text:span text:style-name="T4">vt</text:span> <text:span text:style-name="T1">tirar</text:span></text:p>
      <text:p text:style-name="P6"><text:tab/><text:span text:style-name="T5">-no</text:span><text:span text:style-name="T3">g</text:span><text:span text:style-name="T5">owaa</text:span><text:span text:style-name="T4"> (fala da mulher)</text:span></text:p>
      <text:p text:style-name="P6"><text:tab/><text:span text:style-name="T1">-no</text:span><text:span text:style-name="T2">g</text:span><text:span text:style-name="T1">a(tema)</text:span></text:p>
      <text:p text:style-name="P6"><text:tab/><text:span text:style-name="T1">liweenigi</text:span> servir a comida dele</text:p>
      <text:p text:style-name="P6"/>
      <text:p text:style-name="P6"><text:span text:style-name="T1">no</text:span><text:span text:style-name="T2">g</text:span><text:span text:style-name="T1">aligijegi<text:tab/>no</text:span><text:span text:style-name="T2">g</text:span><text:span text:style-name="T1">aligijedi</text:span> <text:span text:style-name="T4">subst masc</text:span> <text:span text:style-name="T1">eunuco</text:span></text:p>
      <text:p text:style-name="P6"><text:tab/><text:span text:style-name="T1">-no</text:span><text:span text:style-name="T2">g</text:span><text:span text:style-name="T1">a</text:span> tirar</text:p>
      <text:p text:style-name="P6"/>
      <text:p text:style-name="P6"><text:span text:style-name="T1">no</text:span><text:span text:style-name="T2">g</text:span><text:span text:style-name="T1">eedi<text:tab/>no</text:span><text:span text:style-name="T2">g</text:span><text:span text:style-name="T1">etedi</text:span> <text:span text:style-name="T4">subst masc</text:span> <text:span text:style-name="T1">1 galardão dele 2 tesouro dele 3 presente dele</text:span></text:p>
      <text:p text:style-name="P6"><text:tab/><text:span text:style-name="T1">no</text:span><text:span text:style-name="T2">g</text:span><text:span text:style-name="T1">ete</text:span> <text:span text:style-name="T4">(forma fem)</text:span></text:p>
      <text:p text:style-name="P6"><text:tab/><text:span text:style-name="T1">ino</text:span><text:span text:style-name="T2">g</text:span><text:span text:style-name="T1">eedi</text:span> meu galardão</text:p>
      <text:p text:style-name="P6"/>
      <text:p text:style-name="P6">[Seite 147]</text:p>
      <text:p text:style-name="P6">[Spalte 2]</text:p>
      <text:p text:style-name="P6"/>
      <text:p text:style-name="P6"><text:span text:style-name="T1">no</text:span><text:span text:style-name="T2">g</text:span><text:span text:style-name="T1">ee</text:span><text:span text:style-name="T2">g</text:span><text:span text:style-name="T1">egi<text:tab/>no</text:span><text:span text:style-name="T2">g</text:span><text:span text:style-name="T1">ee</text:span><text:span text:style-name="T2">g</text:span><text:span text:style-name="T1">eco</text:span> <text:span text:style-name="T4">subst masc</text:span> <text:span text:style-name="T1">1 glória 2 honra</text:span></text:p>
      <text:p text:style-name="P6"><text:tab/><text:span text:style-name="T1">-o</text:span><text:span text:style-name="T2">g</text:span><text:span text:style-name="T1">e</text:span> louvar</text:p>
      <text:p text:style-name="P6"><text:tab/><text:span text:style-name="T1">yo</text:span><text:span text:style-name="T2">g</text:span><text:span text:style-name="T1">ee</text:span><text:span text:style-name="T2">g</text:span><text:span text:style-name="T1">egi</text:span> minha glória</text:p>
      <text:p text:style-name="P6"/>
      <text:p text:style-name="P6"><text:span text:style-name="T1">-no</text:span><text:span text:style-name="T2">g</text:span><text:span text:style-name="T1">ele</text:span><text:tab/><text:span text:style-name="T4">vt</text:span> <text:span text:style-name="T1">abraçar criança</text:span> carregar com cuidado - ação de levantar criança para abraçá-la</text:p>
      <text:p text:style-name="P6"/>
      <text:p text:style-name="P6"><text:span text:style-name="T1">no</text:span><text:span text:style-name="T2">g</text:span><text:span text:style-name="T1">odina</text:span><text:span text:style-name="T2">g</text:span><text:span text:style-name="T1">a<text:tab/>no</text:span><text:span text:style-name="T2">g</text:span><text:span text:style-name="T1">odinadi</text:span> <text:span text:style-name="T4">subst masc</text:span> <text:span text:style-name="T1">boi dele</text:span></text:p>
      <text:p text:style-name="P6"><text:tab/><text:span text:style-name="T2">g</text:span><text:span text:style-name="T1">odina</text:span><text:span text:style-name="T2">g</text:span><text:span text:style-name="T1">a</text:span> boi</text:p>
      <text:p text:style-name="P6"/>
      <text:p text:style-name="P6"><text:span text:style-name="T1">-no</text:span><text:span text:style-name="T2">g</text:span><text:span text:style-name="T1">odinake</text:span><text:tab/><text:span text:style-name="T4">vt</text:span> <text:span text:style-name="T1">castrar</text:span> animal ou pessoa</text:p>
      <text:p text:style-name="P6"/>
      <text:p text:style-name="P6"><text:soft-page-break/><text:span text:style-name="T1">-no</text:span><text:span text:style-name="T2">g</text:span><text:span text:style-name="T1">oja</text:span><text:tab/><text:span text:style-name="T4">vt</text:span> <text:span text:style-name="T1">comer</text:span> maneira de pássaro</text:p>
      <text:p text:style-name="P6"><text:tab/><text:span text:style-name="T1">-o</text:span><text:span text:style-name="T2">g</text:span><text:span text:style-name="T1">ojaka</text:span> comer na maneira de pássaro</text:p>
      <text:p text:style-name="P6"/>
      <text:p text:style-name="P6"><text:span text:style-name="T1">no</text:span><text:span text:style-name="T2">g</text:span><text:span text:style-name="T1">ojegi<text:tab/>no</text:span><text:span text:style-name="T2">g</text:span><text:span text:style-name="T1">ojedi</text:span> <text:span text:style-name="T4">subst masc</text:span> <text:span text:style-name="T1">peixe</text:span></text:p>
      <text:p text:style-name="P6"/>
      <text:p text:style-name="P6"><text:span text:style-name="T1">no</text:span><text:span text:style-name="T2">g</text:span><text:span text:style-name="T1">ola</text:span><text:span text:style-name="T2">g</text:span><text:span text:style-name="T1">atakane</text:span><text:span text:style-name="T2">g</text:span><text:span text:style-name="T1">egi<text:tab/>no</text:span><text:span text:style-name="T2">g</text:span><text:span text:style-name="T1">ola</text:span><text:span text:style-name="T2">g</text:span><text:span text:style-name="T1">atakane</text:span><text:span text:style-name="T2">g</text:span><text:span text:style-name="T1">eco</text:span> <text:span text:style-name="T4">subst masc</text:span> <text:span text:style-name="T1">adultério</text:span></text:p>
      <text:p text:style-name="P6"><text:tab/><text:span text:style-name="T1">-i</text:span><text:span text:style-name="T2">g</text:span><text:span text:style-name="T1">ola</text:span><text:span text:style-name="T2">g</text:span><text:span text:style-name="T1">adi</text:span> adulterar, pegar de outro</text:p>
      <text:p text:style-name="P6"/>
      <text:p text:style-name="P6"><text:span text:style-name="T1">no</text:span><text:span text:style-name="T2">g</text:span><text:span text:style-name="T1">olee(ta)</text:span><text:tab/><text:span text:style-name="T4">intro</text:span> <text:span text:style-name="T1">assim, por isso, daí</text:span></text:p>
      <text:p text:style-name="P6"/>
      <text:p text:style-name="P6"><text:span text:style-name="T1">no</text:span><text:span text:style-name="T2">g</text:span><text:span text:style-name="T1">omidi<text:tab/>no</text:span><text:span text:style-name="T2">g</text:span><text:span text:style-name="T1">omitedi</text:span> <text:span text:style-name="T4">subst masc</text:span> <text:span text:style-name="T1">passageiro</text:span> inseto com muitas pernas</text:p>
      <text:p text:style-name="P6"/>
      <text:p text:style-name="P6"><text:span text:style-name="T1">no</text:span><text:span text:style-name="T2">g</text:span><text:span text:style-name="T1">owikomatiigi<text:tab/>no</text:span><text:span text:style-name="T2">g</text:span><text:span text:style-name="T1">owikomatiico</text:span> <text:span text:style-name="T4">subst masc</text:span> <text:span text:style-name="T1">1 preocupação 2 ansiedade</text:span></text:p>
      <text:p text:style-name="P6"><text:tab/><text:span text:style-name="T1">-o</text:span><text:span text:style-name="T2">g</text:span><text:span text:style-name="T1">owikomata</text:span> preocupar-se</text:p>
      <text:p text:style-name="P6"/>
      <text:p text:style-name="P6"><text:span text:style-name="T1">-noide</text:span><text:tab/><text:span text:style-name="T4">vi</text:span> <text:span text:style-name="T1">fazer outro ficar com medo</text:span> se engrossar para outro ficar com medo, aplica também para nuvens escuras</text:p>
      <text:p text:style-name="P6"/>
      <text:p text:style-name="P6">[Seite 148]</text:p>
      <text:p text:style-name="P6">[Spalte 1]</text:p>
      <text:p text:style-name="P6"/>
      <text:p text:style-name="P6"><text:span text:style-name="T1">noiigi<text:tab/>noiika</text:span> <text:span text:style-name="T4">subst masc</text:span> <text:span text:style-name="T1">1 gente 2 povo</text:span> no plural significa nações, inclusive de indígenas</text:p>
      <text:p text:style-name="P6"><text:tab/><text:span text:style-name="T1">loiigi</text:span> povo dele</text:p>
      <text:p text:style-name="P6"><text:tab/><text:span text:style-name="T1">noiigi-nelegi</text:span> multidão</text:p>
      <text:p text:style-name="P6"/>
      <text:p text:style-name="P6"><text:span text:style-name="T1">noiigiwa<text:tab/>noiigiwepodi</text:span> <text:span text:style-name="T4">subst</text:span> <text:span text:style-name="T1">parente, próximo</text:span> plural significa família</text:p>
      <text:p text:style-name="P6"><text:tab/><text:span text:style-name="T1">loiigiwepodi</text:span> família dele</text:p>
      <text:p text:style-name="P6"/>
      <text:p text:style-name="P6"><text:span text:style-name="T1">-noiigiwa</text:span><text:tab/><text:span text:style-name="T4">subst</text:span> <text:span text:style-name="T1">vida junto com</text:span></text:p>
      <text:p text:style-name="P6"><text:tab/><text:span text:style-name="T1">noiigiwepodi</text:span> nossa morada juntos</text:p>
      <text:p text:style-name="P6"><text:tab/><text:span text:style-name="T1">inoiigiwa</text:span> minha morada com ele</text:p>
      <text:p text:style-name="P6"><text:tab/><text:span text:style-name="T2">g</text:span><text:span text:style-name="T1">onoiigiwa</text:span> nossa morada com ele</text:p>
      <text:p text:style-name="P6"/>
      <text:p text:style-name="P6"><text:span text:style-name="T1">noiikegi<text:tab/>noiika</text:span> <text:span text:style-name="T4">subst masc</text:span> <text:span text:style-name="T1">o povo indígena</text:span> qualquer povo</text:p>
      <text:p text:style-name="P6"/>
      <text:p text:style-name="P6"><text:span text:style-name="T1">-nojice(tice)</text:span><text:tab/><text:span text:style-name="T4">vi</text:span> <text:span text:style-name="T1">afastar-se</text:span> retirar-se para trás, talvez por causa de perigo na frente</text:p>
      <text:p text:style-name="P6"/>
      <text:p text:style-name="P6"><text:span text:style-name="T1">nojoca</text:span><text:span text:style-name="T2">g</text:span><text:span text:style-name="T1">ana</text:span><text:span text:style-name="T2">g</text:span><text:span text:style-name="T1">adi<text:tab/>nojoca</text:span><text:span text:style-name="T2">g</text:span><text:span text:style-name="T1">ana</text:span><text:span text:style-name="T2">g</text:span><text:span text:style-name="T1">atedi</text:span> <text:span text:style-name="T4">subst fem</text:span> <text:span text:style-name="T1">1 mão de pilão 2 vara comprida</text:span> coisa com pontinha</text:p>
      <text:p text:style-name="P6"><text:tab/><text:span text:style-name="T1">-ojogo</text:span> esfaquear</text:p>
      <text:p text:style-name="P6"/>
      <text:p text:style-name="P6"><text:span text:style-name="T1">-nojota</text:span><text:span text:style-name="T2">g</text:span><text:span text:style-name="T1">adi</text:span><text:tab/><text:span text:style-name="T4">vt</text:span> <text:span text:style-name="T1">amontoar algo</text:span></text:p>
      <text:p text:style-name="P6"/>
      <text:p text:style-name="P6"><text:span text:style-name="T1">nokaa</text:span><text:span text:style-name="T2">g</text:span><text:span text:style-name="T1">edi<text:tab/>nokaa</text:span><text:span text:style-name="T2">g</text:span><text:span text:style-name="T1">etedi nokaa</text:span><text:span text:style-name="T2">g</text:span><text:span text:style-name="T1">etedipi</text:span> <text:span text:style-name="T4">(ger) subst masc</text:span> <text:span text:style-name="T1">1 companheiro 2 amigo</text:span></text:p>
      <text:p text:style-name="P6"><text:tab/><text:span text:style-name="T1">nokaa</text:span><text:span text:style-name="T2">g</text:span><text:span text:style-name="T1">ete</text:span> <text:span text:style-name="T4">(forma fem)</text:span></text:p>
      <text:p text:style-name="P6"><text:tab/><text:span text:style-name="T1">lokaa</text:span><text:span text:style-name="T2">g</text:span><text:span text:style-name="T1">edi</text:span> companheiro dele</text:p>
      <text:p text:style-name="P6"><text:tab/><text:span text:style-name="T1">yokaa</text:span><text:span text:style-name="T2">g</text:span><text:span text:style-name="T1">edi</text:span> meu companheiro</text:p>
      <text:p text:style-name="P6"/>
      <text:p text:style-name="P6"><text:span text:style-name="T1">nokanice</text:span><text:tab/><text:span text:style-name="T4">vi</text:span> <text:span text:style-name="T1">ele finge</text:span> só existe 3<text:span text:style-name="T6">a</text:span> pessoa para este verbo</text:p>
      <text:p text:style-name="P6"><text:tab/><text:span text:style-name="T1">onokanice</text:span> eles fingem</text:p>
      <text:p text:style-name="P6"><text:tab/><text:span text:style-name="T1">on-(-ao)</text:span> fingir</text:p>
      <text:p text:style-name="P6"/>
      <text:p text:style-name="P6"><text:soft-page-break/>[Seite 148]</text:p>
      <text:p text:style-name="P6">[Spalte 2]</text:p>
      <text:p text:style-name="P6"/>
      <text:p text:style-name="P6"><text:span text:style-name="T1">noko<text:tab/>nokododi</text:span> <text:span text:style-name="T4">subst masc</text:span> <text:span text:style-name="T1">dia</text:span></text:p>
      <text:p text:style-name="P6"><text:tab/><text:span text:style-name="T1">inokododi</text:span> meus dias</text:p>
      <text:p text:style-name="P6"/>
      <text:p text:style-name="P6"><text:span text:style-name="T1">-nokomoke</text:span><text:tab/><text:span text:style-name="T4">vt</text:span> <text:span text:style-name="T1">dobrar</text:span></text:p>
      <text:p text:style-name="P6"/>
      <text:p text:style-name="P6"><text:span text:style-name="T1">nokona</text:span><text:span text:style-name="T2">g</text:span><text:span text:style-name="T1">a<text:tab/>nokonadi, nokona</text:span><text:span text:style-name="T2">g</text:span><text:span text:style-name="T1">atedi</text:span> <text:span text:style-name="T4">subst masc</text:span> <text:span text:style-name="T1">mão pelada, irara</text:span> animal</text:p>
      <text:p text:style-name="P6"/>
      <text:p text:style-name="P6"><text:span text:style-name="T1">nolaadogo<text:tab/>nolaadogoli</text:span> <text:span text:style-name="T4">subst fem</text:span> <text:span text:style-name="T1">casca</text:span></text:p>
      <text:p text:style-name="P6"/>
      <text:p text:style-name="P6"><text:span text:style-name="T1">nolaakana</text:span><text:span text:style-name="T2">g</text:span><text:span text:style-name="T1">adi<text:tab/>nolaakana</text:span><text:span text:style-name="T2">g</text:span><text:span text:style-name="T1">atedi</text:span> <text:span text:style-name="T4">subst masc</text:span> <text:span text:style-name="T1">remo</text:span></text:p>
      <text:p text:style-name="P6"/>
      <text:p text:style-name="P6"><text:span text:style-name="T1">nolagi<text:tab/>nolacidi</text:span> <text:span text:style-name="T4">subst fem</text:span> <text:span text:style-name="T1">semente dele</text:span></text:p>
      <text:p text:style-name="P6"><text:tab/><text:span text:style-name="T1">lolagi</text:span> semente (certo tipo)</text:p>
      <text:p text:style-name="P6"><text:tab/><text:span text:style-name="T1">olagi</text:span> semente (qualquer)</text:p>
      <text:p text:style-name="P6"/>
      <text:p text:style-name="P6"><text:span text:style-name="T1">-nolagikati</text:span><text:tab/><text:span text:style-name="T4">vt</text:span> <text:span text:style-name="T1">descascar grãos</text:span></text:p>
      <text:p text:style-name="P6"><text:tab/><text:span text:style-name="T1">nolagi</text:span> semente</text:p>
      <text:p text:style-name="P6"/>
      <text:p text:style-name="P6"><text:span text:style-name="T1">nolata</text:span><text:span text:style-name="T2">g</text:span><text:span text:style-name="T1">a</text:span><text:tab/><text:span text:style-name="T4">subst</text:span> <text:span text:style-name="T1">monte de lixo varrido</text:span> <text:span text:style-name="T4">(só forma plural)</text:span></text:p>
      <text:p text:style-name="P6"><text:tab/><text:span text:style-name="T1">lolata</text:span><text:span text:style-name="T2">g</text:span><text:span text:style-name="T1">a</text:span> monte dele de lixo</text:p>
      <text:p text:style-name="P6"/>
      <text:p text:style-name="P6"><text:span text:style-name="T1">nolata</text:span><text:span text:style-name="T2">g</text:span><text:span text:style-name="T1">ana</text:span><text:span text:style-name="T2">g</text:span><text:span text:style-name="T1">adi<text:tab/>nolata</text:span><text:span text:style-name="T2">g</text:span><text:span text:style-name="T1">ana</text:span><text:span text:style-name="T2">g</text:span><text:span text:style-name="T1">atedi</text:span> <text:span text:style-name="T4">subst masc</text:span> <text:span text:style-name="T1">vassoura</text:span></text:p>
      <text:p text:style-name="P6"><text:tab/><text:span text:style-name="T1">-oladi(tice)</text:span> varrer</text:p>
      <text:p text:style-name="P6"/>
      <text:p text:style-name="P6"><text:span text:style-name="T1">-nole</text:span><text:tab/><text:span text:style-name="T4">vi</text:span> <text:span text:style-name="T1">olhar para onde vir</text:span></text:p>
      <text:p text:style-name="P6"><text:tab/><text:span text:style-name="T1">-nole(tice)</text:span> abrir os olhos</text:p>
      <text:p text:style-name="P6"><text:tab/><text:span text:style-name="T1">-ole</text:span> levantar a cabeça para olhar, olhar para longe</text:p>
      <text:p text:style-name="P6"/>
      <text:p text:style-name="P6"><text:span text:style-name="T1">noleda</text:span><text:span text:style-name="T2">g</text:span><text:span text:style-name="T1">axi<text:tab/>noleda</text:span><text:span text:style-name="T2">g</text:span><text:span text:style-name="T1">axiidi</text:span> <text:span text:style-name="T4">subst fem</text:span> <text:span text:style-name="T1">lamparina</text:span></text:p>
      <text:p text:style-name="P6"><text:tab/><text:span text:style-name="T2">g</text:span><text:span text:style-name="T1">adoleda</text:span><text:span text:style-name="T2">g</text:span><text:span text:style-name="T1">axiidi</text:span> suas lamparinas</text:p>
      <text:p text:style-name="P6"/>
      <text:p text:style-name="P6"><text:span text:style-name="T1">noledi<text:tab/>noletedi</text:span> <text:span text:style-name="T4">subst masc</text:span> <text:span text:style-name="T1">fogo</text:span> no plural pode significar fósforos</text:p>
      <text:p text:style-name="P6"><text:tab/><text:span text:style-name="T1">yoledi</text:span> meu fogo</text:p>
      <text:p text:style-name="P6"/>
      <text:p text:style-name="P6">[Seite 149]</text:p>
      <text:p text:style-name="P6">[Spalte 1]</text:p>
      <text:p text:style-name="P6"/>
      <text:p text:style-name="P6"><text:span text:style-name="T1">nolee</text:span><text:tab/><text:span text:style-name="T4">adj</text:span> <text:span text:style-name="T1">cheio</text:span></text:p>
      <text:p text:style-name="P6"><text:tab/><text:span text:style-name="T1">noleetinigi</text:span></text:p>
      <text:p text:style-name="P6"><text:tab/><text:span text:style-name="T2">g</text:span><text:span text:style-name="T1">adoleeni</text:span> você está cheio</text:p>
      <text:p text:style-name="P6"><text:tab/><text:span text:style-name="T1">noleeteloco</text:span> cheio em toda parte</text:p>
      <text:p text:style-name="P6"/>
      <text:p text:style-name="P6"><text:span text:style-name="T1">nolee</text:span><text:span text:style-name="T2">g</text:span><text:span text:style-name="T1">axi<text:tab/>nolee</text:span><text:span text:style-name="T2">g</text:span><text:span text:style-name="T1">axiidi</text:span> <text:span text:style-name="T4">subst fem</text:span> <text:span text:style-name="T1">espelho</text:span></text:p>
      <text:p text:style-name="P6"><text:tab/><text:span text:style-name="T1">-ole(te)</text:span> ver de longe</text:p>
      <text:p text:style-name="P6"><text:tab/><text:span text:style-name="T1">lolee</text:span><text:span text:style-name="T2">g</text:span><text:span text:style-name="T1">axi</text:span> espelho dele</text:p>
      <text:p text:style-name="P6"/>
      <text:p text:style-name="P6"><text:span text:style-name="T1">-noleena</text:span><text:span text:style-name="T2">g</text:span><text:span text:style-name="T1">adi</text:span><text:tab/><text:span text:style-name="T4">vt</text:span> <text:span text:style-name="T1">encher</text:span></text:p>
      <text:p text:style-name="P6"><text:tab/><text:span text:style-name="T1">nolee</text:span> cheio</text:p>
      <text:p text:style-name="P6"><text:tab/><text:span text:style-name="T1">-e(tigi)</text:span> <text:span text:style-name="T4">(sinôn)</text:span></text:p>
      <text:p text:style-name="P6"><text:soft-page-break/></text:p>
      <text:p text:style-name="P6"><text:span text:style-name="T1">-noleena</text:span><text:span text:style-name="T2">g</text:span><text:span text:style-name="T1">adi</text:span><text:tab/><text:span text:style-name="T4">vi</text:span> <text:span text:style-name="T1">estar cheio de</text:span></text:p>
      <text:p text:style-name="P6"><text:tab/><text:span text:style-name="T1">-noleena</text:span><text:span text:style-name="T2">g</text:span><text:span text:style-name="T1">adi</text:span> encher</text:p>
      <text:p text:style-name="P6"/>
      <text:p text:style-name="P6"><text:span text:style-name="T1">-noleke(tice)</text:span><text:tab/><text:span text:style-name="T4">vt</text:span> <text:span text:style-name="T1">fazer enxergar</text:span> deixar em alerta</text:p>
      <text:p text:style-name="P6"/>
      <text:p text:style-name="P6"><text:span text:style-name="T1">noletedi</text:span><text:tab/><text:span text:style-name="T4">subst</text:span> <text:span text:style-name="T1">fósforos</text:span> <text:span text:style-name="T4">(forma plural)</text:span></text:p>
      <text:p text:style-name="P6"><text:tab/><text:span text:style-name="T1">noledi</text:span> fogo</text:p>
      <text:p text:style-name="P6"/>
      <text:p text:style-name="P6"><text:span text:style-name="T1">noliana<text:tab/>nolianali</text:span> <text:span text:style-name="T4">subst fem</text:span> <text:span text:style-name="T1">vagina</text:span></text:p>
      <text:p text:style-name="P6"/>
      <text:p text:style-name="P6"><text:span text:style-name="T1">nolica</text:span><text:span text:style-name="T2">g</text:span><text:span text:style-name="T1">adi<text:tab/>nolica</text:span><text:span text:style-name="T2">g</text:span><text:span text:style-name="T1">atedi</text:span> <text:span text:style-name="T4">subst masc</text:span> <text:span text:style-name="T1">coisa roubada</text:span></text:p>
      <text:p text:style-name="P6"><text:tab/><text:span text:style-name="T2">g</text:span><text:span text:style-name="T1">adolica</text:span><text:span text:style-name="T2">g</text:span><text:span text:style-name="T1">adi</text:span> coisa roubada de você</text:p>
      <text:p text:style-name="P6"><text:tab/><text:span text:style-name="T1">-olice</text:span> roubar</text:p>
      <text:p text:style-name="P6"/>
      <text:p text:style-name="P6"><text:span text:style-name="T1">nolidigo-lawo</text:span><text:span text:style-name="T2">g</text:span><text:span text:style-name="T1">o</text:span><text:tab/><text:span text:style-name="T4">adj</text:span> <text:span text:style-name="T1">roxa</text:span> cor de certa flor</text:p>
      <text:p text:style-name="P6"><text:tab/><text:span text:style-name="T1">lawo</text:span><text:span text:style-name="T2">g</text:span><text:span text:style-name="T1">o</text:span> flor</text:p>
      <text:p text:style-name="P6"/>
      <text:p text:style-name="P6"><text:span text:style-name="T1">nolidio<text:tab/>lawo</text:span><text:span text:style-name="T2">g</text:span><text:span text:style-name="T1">o</text:span> <text:span text:style-name="T4">adj frase</text:span> <text:span text:style-name="T1">púrpura</text:span> cor de folha</text:p>
      <text:p text:style-name="P6"/>
      <text:p text:style-name="P6"><text:span text:style-name="T1">-noli(tini)</text:span><text:tab/><text:span text:style-name="T4">vt</text:span> <text:span text:style-name="T1">segurar</text:span> nas mãos para ficar firme, não deixar cair</text:p>
      <text:p text:style-name="P6"><text:tab/><text:span text:style-name="T1">-oli(tege)</text:span> cercar</text:p>
      <text:p text:style-name="P6"><text:tab/><text:span text:style-name="T1">-oli</text:span> não deixar</text:p>
      <text:p text:style-name="P6"/>
      <text:p text:style-name="P6">[Seite 149]</text:p>
      <text:p text:style-name="P6">[Spalte 2]</text:p>
      <text:p text:style-name="P6"/>
      <text:p text:style-name="P6"><text:span text:style-name="T1">nolometa<text:tab/>nolometali</text:span> <text:span text:style-name="T4">subst fem</text:span> <text:span text:style-name="T1">“baitaca”</text:span> pássaro</text:p>
      <text:p text:style-name="P6"/>
      <text:p text:style-name="P6"><text:span text:style-name="T1">-nomiige</text:span><text:tab/><text:span text:style-name="T4">vt</text:span> <text:span text:style-name="T1">pegar</text:span> não com a mão, pressionar para revelar um segredo ou coisa escondida</text:p>
      <text:p text:style-name="P6"><text:tab/><text:span text:style-name="T1">-omiige</text:span> pescar</text:p>
      <text:p text:style-name="P6"/>
      <text:p text:style-name="P6"><text:span text:style-name="T1">nomiigomigi<text:tab/>nomiigomigipi</text:span> <text:span text:style-name="T4">subst masc</text:span> <text:span text:style-name="T1">pescador</text:span></text:p>
      <text:p text:style-name="P6"><text:tab/><text:span text:style-name="T1">-omiige</text:span> pescar</text:p>
      <text:p text:style-name="P6"/>
      <text:p text:style-name="P6"><text:span text:style-name="T1">noniciwa</text:span><text:span text:style-name="T2">g</text:span><text:span text:style-name="T1">a</text:span><text:tab/><text:span text:style-name="T4">subst masc</text:span> <text:span text:style-name="T1">1 poder 2 força</text:span></text:p>
      <text:p text:style-name="P6"><text:tab/><text:span text:style-name="T1">loniciwa</text:span><text:span text:style-name="T2">g</text:span><text:span text:style-name="T1">a</text:span> poder dele</text:p>
      <text:p text:style-name="P6"/>
      <text:p text:style-name="P6"><text:span text:style-name="T1">noniciwe</text:span><text:span text:style-name="T2">g</text:span><text:span text:style-name="T1">egi<text:tab/>noniciwe</text:span><text:span text:style-name="T2">g</text:span><text:span text:style-name="T1">eco</text:span> <text:span text:style-name="T4">subst masc</text:span> <text:span text:style-name="T1">jeito ou modo de força</text:span></text:p>
      <text:p text:style-name="P6"><text:tab/><text:span text:style-name="T1">loniciwe</text:span><text:span text:style-name="T2">g</text:span><text:span text:style-name="T1">egi</text:span> jeito de força dele</text:p>
      <text:p text:style-name="P6"/>
      <text:p text:style-name="P6"><text:span text:style-name="T1">-nonipe</text:span><text:tab/><text:span text:style-name="T4">vi</text:span> <text:span text:style-name="T1">suar</text:span></text:p>
      <text:p text:style-name="P6"/>
      <text:p text:style-name="P6"><text:span text:style-name="T1">-noodi</text:span><text:tab/><text:span text:style-name="T4">vt</text:span> <text:span text:style-name="T1">trazer</text:span> sempre tempo passado</text:p>
      <text:p text:style-name="P6"><text:tab/><text:span text:style-name="T1">-nadeegi</text:span> <text:span text:style-name="T4">(sinôn)</text:span></text:p>
      <text:p text:style-name="P6"><text:tab/><text:span text:style-name="T1">-oodi(ticogi)</text:span> chegar lá com algo</text:p>
      <text:p text:style-name="P6"/>
      <text:p text:style-name="P6"><text:span text:style-name="T1">noojedi<text:tab/>nojetedi</text:span> <text:span text:style-name="T4">subst masc</text:span> <text:span text:style-name="T1">preço</text:span></text:p>
      <text:p text:style-name="P6"><text:tab/><text:span text:style-name="T1">loojedi</text:span> preço dele</text:p>
      <text:p text:style-name="P6"><text:tab/><text:span text:style-name="T1">-noojete</text:span> comprar</text:p>
      <text:p text:style-name="P6"/>
      <text:p text:style-name="P6"><text:span text:style-name="T1">noojetekaxi</text:span><text:tab/><text:span text:style-name="T4">subst fem</text:span> <text:span text:style-name="T1">1 loja dele 2 mercado dele</text:span></text:p>
      <text:p text:style-name="P6"><text:soft-page-break/><text:tab/><text:span text:style-name="T1">-noojete</text:span> comprar</text:p>
      <text:p text:style-name="P6"><text:tab/><text:span text:style-name="T1">noojetekigi</text:span> negócio, mercadoria</text:p>
      <text:p text:style-name="P6"><text:tab/><text:span text:style-name="T1">oojetekaxi</text:span> loja</text:p>
      <text:p text:style-name="P6"/>
      <text:p text:style-name="P6"><text:span text:style-name="T1">noojetekenigi<text:tab/>noojetekena</text:span><text:span text:style-name="T2">g</text:span><text:span text:style-name="T1">a</text:span> <text:span text:style-name="T4">subst masc</text:span> <text:span text:style-name="T1">comerciante dele</text:span></text:p>
      <text:p text:style-name="P6"><text:tab/><text:span text:style-name="T1">noojetekena</text:span> <text:span text:style-name="T4">(forma fem)</text:span></text:p>
      <text:p text:style-name="P6"><text:tab/><text:span text:style-name="T1">-noojete</text:span> comprar</text:p>
      <text:p text:style-name="P6"/>
      <text:p text:style-name="P6">[Seite 150]</text:p>
      <text:p text:style-name="P6">[Spalte 1]</text:p>
      <text:p text:style-name="P6"/>
      <text:p text:style-name="P6"><text:span text:style-name="T1">noojetekigi<text:tab/>noojetekico</text:span> <text:span text:style-name="T4">subst</text:span> <text:span text:style-name="T1">1 negócio dele 2 mercadoria dele</text:span></text:p>
      <text:p text:style-name="P6"><text:tab/><text:span text:style-name="T1">-noojete</text:span> comprar</text:p>
      <text:p text:style-name="P6"><text:tab/><text:span text:style-name="T1">noojetekaxi</text:span> loja, mercado</text:p>
      <text:p text:style-name="P6"/>
      <text:p text:style-name="P6"><text:span text:style-name="T1">noola</text:span><text:span text:style-name="T2">g</text:span><text:span text:style-name="T1">ana</text:span><text:span text:style-name="T2">g</text:span><text:span text:style-name="T1">alo<text:tab/>noola</text:span><text:span text:style-name="T2">g</text:span><text:span text:style-name="T1">anadi</text:span> <text:span text:style-name="T4">subst fem</text:span> <text:span text:style-name="T1">cozinheira</text:span></text:p>
      <text:p text:style-name="P6"><text:tab/><text:span text:style-name="T1">-oola</text:span><text:span text:style-name="T2">g</text:span><text:span text:style-name="T1">a</text:span> cozinhar</text:p>
      <text:p text:style-name="P6"/>
      <text:p text:style-name="P6"><text:span text:style-name="T1">noola</text:span><text:span text:style-name="T2">g</text:span><text:span text:style-name="T1">ana</text:span><text:span text:style-name="T2">g</text:span><text:span text:style-name="T1">axi<text:tab/>noola</text:span><text:span text:style-name="T2">g</text:span><text:span text:style-name="T1">ana</text:span><text:span text:style-name="T2">g</text:span><text:span text:style-name="T1">axiidi</text:span> <text:span text:style-name="T4">subst fem</text:span> <text:span text:style-name="T1">1 fogão 2 cozinha</text:span></text:p>
      <text:p text:style-name="P6"><text:tab/><text:span text:style-name="T1">-oola</text:span><text:span text:style-name="T2">g</text:span><text:span text:style-name="T1">a</text:span> cozinhar</text:p>
      <text:p text:style-name="P6"/>
      <text:p text:style-name="P6"><text:span text:style-name="T1">noole<text:tab/>nooleli</text:span> <text:span text:style-name="T4">subst fem</text:span> <text:span text:style-name="T1">panela</text:span></text:p>
      <text:p text:style-name="P6"><text:tab/><text:span text:style-name="T1">inoole</text:span> minha panela</text:p>
      <text:p text:style-name="P6"/>
      <text:p text:style-name="P6"><text:span text:style-name="T1">noomatewa<text:tab/>noomatewadi noomatewepodi</text:span> <text:span text:style-name="T4">(ger) subst</text:span> <text:span text:style-name="T1">ato sexual com ele/ela</text:span></text:p>
      <text:p text:style-name="P6"><text:tab/><text:span text:style-name="T1">loomatewa</text:span> ato (dele) sexual com (ela)</text:p>
      <text:p text:style-name="P6"><text:tab/><text:span text:style-name="T2">g</text:span><text:span text:style-name="T1">odoomatewa</text:span> nosso ato sexual com ele/ela</text:p>
      <text:p text:style-name="P6"/>
      <text:p text:style-name="P6"><text:span text:style-name="T1">noove</text:span><text:tab/><text:span text:style-name="T4">núm</text:span> <text:span text:style-name="T1">nove port</text:span></text:p>
      <text:p text:style-name="P6"><text:tab/><text:span text:style-name="T1">noobe</text:span> <text:span text:style-name="T4">(variação)</text:span></text:p>
      <text:p text:style-name="P6"/>
      <text:p text:style-name="P6"><text:span text:style-name="T1">nopegedi<text:tab/>nopecetiidi</text:span> <text:span text:style-name="T4">subst masc</text:span> <text:span text:style-name="T1">tenda</text:span></text:p>
      <text:p text:style-name="P6"/>
      <text:p text:style-name="P6"><text:span text:style-name="T1">-nopila</text:span><text:span text:style-name="T2">g</text:span><text:span text:style-name="T1">adi(tedio)</text:span><text:tab/><text:span text:style-name="T4">vt</text:span> <text:span text:style-name="T1">1 recolher 2 procurar companheiro para voltar</text:span></text:p>
      <text:p text:style-name="P6"><text:tab/><text:span text:style-name="T1">-opila</text:span><text:span text:style-name="T2">g</text:span><text:span text:style-name="T1">adi</text:span> devolver, entregar</text:p>
      <text:p text:style-name="P6"/>
      <text:p text:style-name="P6"><text:span text:style-name="T1">nopitena<text:tab/>nopitenali</text:span> <text:span text:style-name="T4">subst fem</text:span> <text:span text:style-name="T1">flecha</text:span></text:p>
      <text:p text:style-name="P6"><text:tab/><text:span text:style-name="T1">nopitenigi</text:span> arco</text:p>
      <text:p text:style-name="P6"><text:tab/><text:span text:style-name="T1">lopitena</text:span> flecha dele</text:p>
      <text:p text:style-name="P6"/>
      <text:p text:style-name="P6"><text:span text:style-name="T1">nopitenigi<text:tab/>nopitena</text:span><text:span text:style-name="T2">g</text:span><text:span text:style-name="T1">a</text:span> <text:span text:style-name="T4">subst masc</text:span> <text:span text:style-name="T1">arco</text:span></text:p>
      <text:p text:style-name="P6"><text:tab/><text:span text:style-name="T1">nopitena</text:span> flecha</text:p>
      <text:p text:style-name="P6"><text:tab/><text:span text:style-name="T1">yopitenigi</text:span> meu arco</text:p>
      <text:p text:style-name="P6"/>
      <text:p text:style-name="P6">[Seite 150]</text:p>
      <text:p text:style-name="P6">[Spalte 2]</text:p>
      <text:p text:style-name="P6"/>
      <text:p text:style-name="P6"><text:span text:style-name="T1">nopokedi<text:tab/>nopoketedi</text:span> <text:span text:style-name="T4">subst masc</text:span> <text:span text:style-name="T1">necessidade dele</text:span></text:p>
      <text:p text:style-name="P6"><text:tab/><text:span text:style-name="T1">nopokete</text:span> necessidade dela</text:p>
      <text:p text:style-name="P6"><text:tab/><text:span text:style-name="T2">g</text:span><text:span text:style-name="T1">odopokedi</text:span> nossa necessidade</text:p>
      <text:p text:style-name="P6"><text:tab/><text:span text:style-name="T1">-ipoko</text:span> pedir</text:p>
      <text:p text:style-name="P6"/>
      <text:p text:style-name="P6"><text:soft-page-break/><text:span text:style-name="T1">nota</text:span><text:span text:style-name="T2">g</text:span><text:span text:style-name="T1">a</text:span><text:tab/><text:span text:style-name="T4">subst</text:span> <text:span text:style-name="T1">palavra</text:span></text:p>
      <text:p text:style-name="P6"><text:tab/><text:span text:style-name="T1">lota</text:span><text:span text:style-name="T2">g</text:span><text:span text:style-name="T1">a</text:span> palavra dele</text:p>
      <text:p text:style-name="P6"><text:tab/><text:span text:style-name="T1">-ota</text:span><text:span text:style-name="T2">g</text:span><text:span text:style-name="T1">a</text:span> falar</text:p>
      <text:p text:style-name="P6"/>
      <text:p text:style-name="P6"><text:span text:style-name="T1">nota</text:span><text:span text:style-name="T2">g</text:span><text:span text:style-name="T1">ana</text:span><text:span text:style-name="T2">g</text:span><text:span text:style-name="T1">a<text:tab/>nota</text:span><text:span text:style-name="T2">g</text:span><text:span text:style-name="T1">anakatedi</text:span> <text:span text:style-name="T4">subst masc</text:span> <text:span text:style-name="T1">conversa</text:span></text:p>
      <text:p text:style-name="P6"><text:tab/><text:span text:style-name="T1">-ota</text:span><text:span text:style-name="T2">g</text:span><text:span text:style-name="T1">a</text:span> falar</text:p>
      <text:p text:style-name="P6"/>
      <text:p text:style-name="P6"><text:span text:style-name="T1">nota</text:span><text:span text:style-name="T2">g</text:span><text:span text:style-name="T1">ana</text:span><text:span text:style-name="T2">g</text:span><text:span text:style-name="T1">axi<text:tab/>nota</text:span><text:span text:style-name="T2">g</text:span><text:span text:style-name="T1">ana</text:span><text:span text:style-name="T2">g</text:span><text:span text:style-name="T1">axiidi</text:span> <text:span text:style-name="T4">subst fem</text:span> <text:span text:style-name="T1">1 livro 2 carta</text:span></text:p>
      <text:p text:style-name="P6"><text:tab/><text:span text:style-name="T1">-ota</text:span><text:span text:style-name="T2">g</text:span><text:span text:style-name="T1">a</text:span> falar</text:p>
      <text:p text:style-name="P6"><text:tab/><text:span text:style-name="T1">nota</text:span><text:span text:style-name="T2">g</text:span><text:span text:style-name="T1">a</text:span> palavra</text:p>
      <text:p text:style-name="P6"/>
      <text:p text:style-name="P6"><text:span text:style-name="T1">nota</text:span><text:span text:style-name="T2">g</text:span><text:span text:style-name="T1">ana</text:span><text:span text:style-name="T2">g</text:span><text:span text:style-name="T1">aximigi<text:tab/>nota</text:span><text:span text:style-name="T2">g</text:span><text:span text:style-name="T1">ana</text:span><text:span text:style-name="T2">g</text:span><text:span text:style-name="T1">aximigipi</text:span> <text:span text:style-name="T4">subst masc</text:span> <text:span text:style-name="T1">pessoa estudada</text:span></text:p>
      <text:p text:style-name="P6"><text:tab/><text:span text:style-name="T1">nota</text:span><text:span text:style-name="T2">g</text:span><text:span text:style-name="T1">ana</text:span><text:span text:style-name="T2">g</text:span><text:span text:style-name="T1">axima</text:span> <text:span text:style-name="T4">(forma fem)</text:span> bem educado</text:p>
      <text:p text:style-name="P6"/>
      <text:p text:style-name="P6"><text:span text:style-name="T1">nota</text:span><text:span text:style-name="T2">g</text:span><text:span text:style-name="T1">ane</text:span><text:span text:style-name="T2">g</text:span><text:span text:style-name="T1">ecajo<text:tab/>nota</text:span><text:span text:style-name="T2">g</text:span><text:span text:style-name="T1">ane</text:span><text:span text:style-name="T2">g</text:span><text:span text:style-name="T1">ecajoli</text:span> <text:span text:style-name="T4">subst masc</text:span> <text:span text:style-name="T1">falador</text:span> orador, pessoa que fala bem</text:p>
      <text:p text:style-name="P6"><text:tab/><text:span text:style-name="T1">-ota</text:span><text:span text:style-name="T2">g</text:span><text:span text:style-name="T1">a</text:span> falar</text:p>
      <text:p text:style-name="P6"><text:tab/><text:span text:style-name="T1">nota</text:span><text:span text:style-name="T2">g</text:span><text:span text:style-name="T1">ane</text:span><text:span text:style-name="T2">g</text:span><text:span text:style-name="T1">egi</text:span> o que fala, voz</text:p>
      <text:p text:style-name="P6"/>
      <text:p text:style-name="P6"><text:span text:style-name="T1">nota</text:span><text:span text:style-name="T2">g</text:span><text:span text:style-name="T1">ane</text:span><text:span text:style-name="T2">g</text:span><text:span text:style-name="T1">egi<text:tab/>nota</text:span><text:span text:style-name="T2">g</text:span><text:span text:style-name="T1">ane</text:span><text:span text:style-name="T2">g</text:span><text:span text:style-name="T1">eco</text:span> <text:span text:style-name="T4">subst masc</text:span> <text:span text:style-name="T1">1 voz 2 fala dele</text:span> sotaque</text:p>
      <text:p text:style-name="P6"><text:tab/><text:span text:style-name="T1">-ota</text:span><text:span text:style-name="T2">g</text:span><text:span text:style-name="T1">a</text:span> falar</text:p>
      <text:p text:style-name="P6"/>
      <text:p text:style-name="P6"><text:span text:style-name="T1">notanigi<text:tab/>notana</text:span><text:span text:style-name="T2">g</text:span><text:span text:style-name="T1">a</text:span> <text:span text:style-name="T4">subst masc</text:span> <text:span text:style-name="T1">pessoa</text:span> ou coisa rejeitada, desprezada</text:p>
      <text:p text:style-name="P6"><text:tab/><text:span text:style-name="T1">notana</text:span> <text:span text:style-name="T4">(forma fem)</text:span></text:p>
      <text:p text:style-name="P6"/>
      <text:p text:style-name="P6"><text:span text:style-name="T1">notedi<text:tab/>notetitedi</text:span> <text:span text:style-name="T4">subst fem</text:span> <text:span text:style-name="T1">estrela dele</text:span></text:p>
      <text:p text:style-name="P6"><text:tab/><text:span text:style-name="T1">yotedi</text:span> estrela</text:p>
      <text:p text:style-name="P6"/>
      <text:p text:style-name="P6">[Seite 151]</text:p>
      <text:p text:style-name="P6">[Spalte 1]</text:p>
      <text:p text:style-name="P6"/>
      <text:p text:style-name="P6"><text:span text:style-name="T1">-notegi</text:span><text:tab/><text:span text:style-name="T4">vt</text:span> <text:span text:style-name="T1">pegar</text:span> tirar algo do pé</text:p>
      <text:p text:style-name="P6"/>
      <text:p text:style-name="P6"><text:span text:style-name="T1">notetenatagi<text:tab/>notetenataka</text:span> <text:span text:style-name="T4">subst masc</text:span> <text:span text:style-name="T1">coisa guardada</text:span></text:p>
      <text:p text:style-name="P6"><text:tab/><text:span text:style-name="T1">-otete</text:span> guardar</text:p>
      <text:p text:style-name="P6"/>
      <text:p text:style-name="P6"><text:span text:style-name="T1">noticigo<text:tab/>noticigoli</text:span> <text:span text:style-name="T4">subst fem</text:span> <text:span text:style-name="T1">genipapo</text:span> árvore</text:p>
      <text:p text:style-name="P6"><text:tab/><text:span text:style-name="T1">notice</text:span> <text:span text:style-name="T4">(alternativo do singular)</text:span></text:p>
      <text:p text:style-name="P6"><text:tab/><text:span text:style-name="T1">noticeli</text:span> <text:span text:style-name="T4">(alternativo do plural)</text:span></text:p>
      <text:p text:style-name="P6"/>
      <text:p text:style-name="P6"><text:span text:style-name="T1">-notico</text:span><text:span text:style-name="T2">g</text:span><text:span text:style-name="T1">o</text:span><text:tab/><text:span text:style-name="T4">vt</text:span> <text:span text:style-name="T1">espremer</text:span> pode ser de peito</text:p>
      <text:p text:style-name="P6"/>
      <text:p text:style-name="P6"><text:span text:style-name="T1">notigimadigi<text:tab/>notigimada</text:span><text:span text:style-name="T2">g</text:span><text:span text:style-name="T1">a</text:span> <text:span text:style-name="T4">subst masc</text:span> <text:span text:style-name="T1">discussão</text:span></text:p>
      <text:p text:style-name="P6"/>
      <text:p text:style-name="P6"><text:span text:style-name="T1">notiidi</text:span><text:tab/><text:span text:style-name="T4">subst</text:span> <text:span text:style-name="T1">leite</text:span> <text:span text:style-name="T4">(forma plural)</text:span></text:p>
      <text:p text:style-name="P6"><text:tab/><text:span text:style-name="T1">lotiidi</text:span> leite dela</text:p>
      <text:p text:style-name="P6"><text:tab/><text:span text:style-name="T1">waca-lotiidi</text:span> leite de vaca</text:p>
      <text:p text:style-name="P6"/>
      <text:p text:style-name="P6"><text:span text:style-name="T1">notoedi<text:tab/>notoetedi</text:span> <text:span text:style-name="T4">adj</text:span> <text:span text:style-name="T1">perigoso</text:span> animal, chão, etc</text:p>
      <text:p text:style-name="P6"><text:tab/><text:span text:style-name="T1">notoetiigi</text:span> poder sobrenatural</text:p>
      <text:p text:style-name="P6"/>
      <text:p text:style-name="P6"><text:span text:style-name="T1">notoetiigi<text:tab/>notoetico</text:span> <text:span text:style-name="T4">subst masc</text:span> <text:span text:style-name="T1">poder sobrenatural</text:span> para fazer milagres</text:p>
      <text:p text:style-name="P6"/>
      <text:p text:style-name="P6"><text:soft-page-break/><text:span text:style-name="T1">notoina</text:span><text:span text:style-name="T2">g</text:span><text:span text:style-name="T1">atijegi<text:tab/>notoina</text:span><text:span text:style-name="T2">g</text:span><text:span text:style-name="T1">atijedi</text:span> <text:span text:style-name="T4">subst masc</text:span> <text:span text:style-name="T1">jugo</text:span> para animal</text:p>
      <text:p text:style-name="P6"><text:tab/><text:span text:style-name="T1">notoina</text:span><text:span text:style-name="T2">g</text:span><text:span text:style-name="T1">adi</text:span> pescoço</text:p>
      <text:p text:style-name="P6"/>
      <text:p text:style-name="P6"><text:span text:style-name="T1">-notoka</text:span><text:span text:style-name="T2">g</text:span><text:span text:style-name="T1">e(ti)</text:span><text:tab/><text:span text:style-name="T4">vt</text:span> <text:span text:style-name="T1">acalmar</text:span></text:p>
      <text:p text:style-name="P6"><text:tab/><text:span text:style-name="T1">-otoko</text:span> ficar em silêncio, quieto</text:p>
      <text:p text:style-name="P6"/>
      <text:p text:style-name="P6"><text:span text:style-name="T1">notokona</text:span><text:span text:style-name="T2">g</text:span><text:span text:style-name="T1">adi<text:tab/>notokona</text:span><text:span text:style-name="T2">g</text:span><text:span text:style-name="T1">atedi</text:span> <text:span text:style-name="T4">subst masc</text:span> <text:span text:style-name="T1">tinta vermelha</text:span> tinta para cerâmica</text:p>
      <text:p text:style-name="P6"/>
      <text:p text:style-name="P6"><text:span text:style-name="T1">nowaadi<text:tab/>nowatitedi</text:span> <text:span text:style-name="T4">subst masc ou fem</text:span> <text:span text:style-name="T1">gêmeo</text:span></text:p>
      <text:p text:style-name="P6"/>
      <text:p text:style-name="P6">[Seite 151]</text:p>
      <text:p text:style-name="P6">[Spalte 2]</text:p>
      <text:p text:style-name="P6"/>
      <text:p text:style-name="P6"><text:span text:style-name="T1">-nowaca</text:span><text:span text:style-name="T2">g</text:span><text:span text:style-name="T1">a</text:span><text:tab/><text:span text:style-name="T4">vi</text:span> <text:span text:style-name="T1">freiar</text:span> cavalo ou bicicleta</text:p>
      <text:p text:style-name="P6"><text:tab/><text:span text:style-name="T1">-owaca</text:span><text:span text:style-name="T2">g</text:span><text:span text:style-name="T1">a</text:span> morder</text:p>
      <text:p text:style-name="P6"/>
      <text:p text:style-name="P6"><text:span text:style-name="T1">-nowi</text:span><text:tab/><text:span text:style-name="T4">vt</text:span> <text:span text:style-name="T1">perceber</text:span> desconfiando, que algo está errado, começando a entender</text:p>
      <text:p text:style-name="P6"/>
      <text:p text:style-name="P6"><text:span text:style-name="T1">nowidila</text:span><text:tab/><text:span text:style-name="T4">loc</text:span> <text:span text:style-name="T1">(ficar) atrás dele</text:span></text:p>
      <text:p text:style-name="P6"><text:tab/><text:span text:style-name="T1">lowidi</text:span> atrás dele</text:p>
      <text:p text:style-name="P6"><text:tab/><text:span text:style-name="T1">owidijegi</text:span> último</text:p>
      <text:p text:style-name="P6"/>
      <text:p text:style-name="P6"><text:span text:style-name="T1">-nowiece</text:span><text:span text:style-name="T2">g</text:span><text:span text:style-name="T1">e</text:span><text:tab/><text:span text:style-name="T4">vt</text:span> <text:span text:style-name="T1">aconselhar</text:span></text:p>
      <text:p text:style-name="P6"/>
      <text:p text:style-name="P6"><text:span text:style-name="T1">-nowiena</text:span><text:span text:style-name="T2">g</text:span><text:span text:style-name="T1">a</text:span><text:tab/><text:span text:style-name="T4">vi</text:span> <text:span text:style-name="T1">1 cuidar 2 guardar</text:span></text:p>
      <text:p text:style-name="P6"><text:tab/><text:span text:style-name="T1">-owie</text:span> cuidar de, olhar para</text:p>
      <text:p text:style-name="P6"/>
      <text:p text:style-name="P6"><text:span text:style-name="T1">nowiena</text:span><text:span text:style-name="T2">g</text:span><text:span text:style-name="T1">ana</text:span><text:span text:style-name="T2">g</text:span><text:span text:style-name="T1">a<text:tab/>nowiena</text:span><text:span text:style-name="T2">g</text:span><text:span text:style-name="T1">anadi</text:span> <text:span text:style-name="T4">subst masc</text:span> <text:span text:style-name="T1">1 guarda 2 pastor</text:span> aquele que cuida</text:p>
      <text:p text:style-name="P6"><text:tab/><text:span text:style-name="T1">-owie</text:span> cuidar de alguém ou algo</text:p>
      <text:p text:style-name="P6"/>
      <text:p text:style-name="P6"><text:span text:style-name="T1">nowiene</text:span><text:span text:style-name="T2">g</text:span><text:span text:style-name="T1">egi</text:span><text:tab/><text:span text:style-name="T4">subst masc</text:span> <text:span text:style-name="T1">cuidador</text:span></text:p>
      <text:p text:style-name="P6"><text:tab/><text:span text:style-name="T1">-owie</text:span> cuidar de alguém, algo</text:p>
      <text:p text:style-name="P6"/>
      <text:p text:style-name="P6"><text:span text:style-name="T1">nowieno</text:span><text:span text:style-name="T2">g</text:span><text:span text:style-name="T1">odi<text:tab/>nowieno</text:span><text:span text:style-name="T2">g</text:span><text:span text:style-name="T1">ododi</text:span> <text:span text:style-name="T4">subst masc</text:span> <text:span text:style-name="T1">chefe</text:span></text:p>
      <text:p text:style-name="P6"><text:tab/><text:span text:style-name="T2">g</text:span><text:span text:style-name="T1">onowieno</text:span><text:span text:style-name="T2">g</text:span><text:span text:style-name="T1">odi</text:span> nosso chefe, encarregado</text:p>
      <text:p text:style-name="P6"><text:tab/><text:span text:style-name="T1">-owie</text:span> cuidar de alguém ou algo</text:p>
      <text:p text:style-name="P6"/>
      <text:p text:style-name="P6"><text:span text:style-name="T1">-nowii</text:span><text:span text:style-name="T2">g</text:span><text:span text:style-name="T1">o(ta)</text:span><text:tab/><text:span text:style-name="T4">vt</text:span> <text:span text:style-name="T1">imitar</text:span> outra pessoa, seguir exemplo de, imitar maneira, ações, etc</text:p>
      <text:p text:style-name="P6"/>
      <text:p text:style-name="P6"><text:span text:style-name="T1">nowooda</text:span><text:span text:style-name="T2">g</text:span><text:span text:style-name="T1">agi<text:tab/>nowoodi</text:span> <text:span text:style-name="T4">subst masc</text:span> <text:span text:style-name="T1">roupa</text:span></text:p>
      <text:p text:style-name="P6"><text:tab/><text:span text:style-name="T1">lowooda</text:span><text:span text:style-name="T2">g</text:span><text:span text:style-name="T1">agi</text:span> roupa dele</text:p>
      <text:p text:style-name="P6"/>
      <text:p text:style-name="P6"><text:span text:style-name="T1">nowooda</text:span><text:span text:style-name="T2">g</text:span><text:span text:style-name="T1">axi<text:tab/>nowooda</text:span><text:span text:style-name="T2">g</text:span><text:span text:style-name="T1">axiidi</text:span> <text:span text:style-name="T4">subst fem</text:span> <text:span text:style-name="T1">1 caixa 2 sacola</text:span> p.ex. guarda-roupa</text:p>
      <text:p text:style-name="P6"/>
      <text:p text:style-name="P6">[Seite 152]</text:p>
      <text:p text:style-name="P6">[Spalte 1]</text:p>
      <text:p text:style-name="P6"/>
      <text:p text:style-name="P6"><text:span text:style-name="T1">nowoogo<text:tab/>nowooko</text:span> <text:span text:style-name="T4">subst masc</text:span> <text:span text:style-name="T1">1 pensamento 2 plano</text:span></text:p>
      <text:p text:style-name="P6"><text:tab/><text:span text:style-name="T1">-owoogo</text:span> pensamento, plano de</text:p>
      <text:p text:style-name="P6"><text:tab/><text:span text:style-name="T1">-owooko</text:span> pensar</text:p>
      <text:p text:style-name="P6"><text:tab/><text:span text:style-name="T1">lowoogo</text:span> pensament, plano dele</text:p>
      <text:p text:style-name="P6"/>
      <text:p text:style-name="P6"><text:soft-page-break/><text:span text:style-name="T1">nowoo</text:span><text:span text:style-name="T2">g</text:span><text:span text:style-name="T1">otakane</text:span><text:span text:style-name="T2">g</text:span><text:span text:style-name="T1">ecajo<text:tab/>nowoo</text:span><text:span text:style-name="T2">g</text:span><text:span text:style-name="T1">otakane</text:span><text:span text:style-name="T2">g</text:span><text:span text:style-name="T1">ecajoli</text:span> <text:span text:style-name="T4">subst masc ou fem</text:span> <text:span text:style-name="T1">sábio</text:span></text:p>
      <text:p text:style-name="P6"><text:tab/><text:span text:style-name="T1">-owooko</text:span> pensar</text:p>
      <text:p text:style-name="P6"/>
      <text:p text:style-name="P6"><text:span text:style-name="T1">nowoo</text:span><text:span text:style-name="T2">g</text:span><text:span text:style-name="T1">otakane</text:span><text:span text:style-name="T2">g</text:span><text:span text:style-name="T1">egi<text:tab/>nowoo</text:span><text:span text:style-name="T2">g</text:span><text:span text:style-name="T1">otakane</text:span><text:span text:style-name="T2">g</text:span><text:span text:style-name="T1">eco</text:span> <text:span text:style-name="T4">subst masc</text:span> <text:span text:style-name="T1">1 entendimento 2 sabedoria</text:span></text:p>
      <text:p text:style-name="P6"><text:tab/><text:span text:style-name="T1">lowoo</text:span><text:span text:style-name="T2">g</text:span><text:span text:style-name="T1">otakane</text:span><text:span text:style-name="T2">g</text:span><text:span text:style-name="T1">egi</text:span> entendimento, sabedoria dele</text:p>
      <text:p text:style-name="P6"/>
      <text:p text:style-name="P6"><text:span text:style-name="T1">nowoonigi<text:tab/>nowoona</text:span><text:span text:style-name="T2">g</text:span><text:span text:style-name="T1">a</text:span> <text:span text:style-name="T4">subst masc</text:span> <text:span text:style-name="T1">1 cordão 2 barbante</text:span> usado para marcar desenhos em potes</text:p>
      <text:p text:style-name="P6"/>
      <text:p text:style-name="P6"><text:span text:style-name="T1">-nowo(tini)</text:span><text:tab/><text:span text:style-name="T4">vt</text:span> <text:span text:style-name="T1">desmanchar</text:span> casa, etc</text:p>
      <text:p text:style-name="P6"/>
      <text:p text:style-name="P6"><text:span text:style-name="T1">noxadi</text:span><text:tab/><text:span text:style-name="T4">adj</text:span> <text:span text:style-name="T1">leve</text:span></text:p>
      <text:p text:style-name="P6"/>
      <text:p text:style-name="P6"><text:span text:style-name="T1">noxice</text:span><text:span text:style-name="T2">g</text:span><text:span text:style-name="T1">edi<text:tab/>noxice</text:span><text:span text:style-name="T2">g</text:span><text:span text:style-name="T1">etedi</text:span> <text:span text:style-name="T4">subst masc</text:span> <text:span text:style-name="T1">milagre</text:span></text:p>
      <text:p text:style-name="P6"><text:tab/><text:span text:style-name="T2">g</text:span><text:span text:style-name="T1">odoxice</text:span><text:span text:style-name="T2">g</text:span><text:span text:style-name="T1">etedi</text:span> nossos milagres</text:p>
      <text:p text:style-name="P6"><text:tab/><text:span text:style-name="T1">-oxi</text:span> enfeitiçar</text:p>
      <text:p text:style-name="P6"/>
      <text:p text:style-name="P6"><text:span text:style-name="T1">noxice</text:span><text:span text:style-name="T2">g</text:span><text:span text:style-name="T1">egi<text:tab/>noxice</text:span><text:span text:style-name="T2">g</text:span><text:span text:style-name="T1">eco</text:span> <text:span text:style-name="T4">subst masc</text:span> <text:span text:style-name="T1">admiração por milagre</text:span></text:p>
      <text:p text:style-name="P6"/>
      <text:p text:style-name="P6"><text:span text:style-name="T1">noxico</text:span><text:span text:style-name="T2">g</text:span><text:span text:style-name="T1">o<text:tab/>noxico</text:span><text:span text:style-name="T2">g</text:span><text:span text:style-name="T1">ona</text:span><text:span text:style-name="T2">g</text:span><text:span text:style-name="T1">adi</text:span> <text:span text:style-name="T4">subst</text:span> <text:span text:style-name="T1">cavoucador</text:span> animal que cavouca com nariz, p.ex. tatu, queixada</text:p>
      <text:p text:style-name="P6"/>
      <text:p text:style-name="P6">[Seite 152]</text:p>
      <text:p text:style-name="P6">[Spalte 2]</text:p>
      <text:p text:style-name="P6"/>
      <text:p text:style-name="P6"><text:span text:style-name="T1">noxico</text:span><text:span text:style-name="T2">g</text:span><text:span text:style-name="T1">ona</text:span><text:span text:style-name="T2">g</text:span><text:span text:style-name="T1">adi<text:tab/>noxico</text:span><text:span text:style-name="T2">g</text:span><text:span text:style-name="T1">ona</text:span><text:span text:style-name="T2">g</text:span><text:span text:style-name="T1">atedi</text:span> <text:span text:style-name="T4">subst masc</text:span> <text:span text:style-name="T1">coisa forçada</text:span> p.ex. buraco que animal cavouca</text:p>
      <text:p text:style-name="P6"><text:tab/><text:span text:style-name="T1">noxico</text:span><text:span text:style-name="T2">g</text:span><text:span text:style-name="T1">o</text:span> animal que cavouca com nariz</text:p>
      <text:p text:style-name="P6"/>
      <text:p text:style-name="P6"><text:span text:style-name="T1">noxii</text:span><text:span text:style-name="T2">g</text:span><text:span text:style-name="T1">adi</text:span><text:tab/><text:span text:style-name="T4">subst masc</text:span> <text:span text:style-name="T1">sogro</text:span></text:p>
      <text:p text:style-name="P6"><text:tab/><text:span text:style-name="T1">noxii</text:span><text:span text:style-name="T2">g</text:span><text:span text:style-name="T1">ate</text:span> sogra</text:p>
      <text:p text:style-name="P6"/>
      <text:p text:style-name="P6"><text:span text:style-name="T1">noxikone</text:span><text:span text:style-name="T2">g</text:span><text:span text:style-name="T1">egi<text:tab/>noxikone</text:span><text:span text:style-name="T2">g</text:span><text:span text:style-name="T1">eco</text:span> <text:span text:style-name="T4">subst masc</text:span> <text:span text:style-name="T1">feitiçaria</text:span></text:p>
      <text:p text:style-name="P6"/>
      <text:p text:style-name="P6"><text:span text:style-name="T1">-noxiwigi</text:span><text:tab/><text:span text:style-name="T4">vt</text:span> <text:span text:style-name="T1">caminhar perto de</text:span> passar por ali</text:p>
      <text:p text:style-name="P6"><text:tab/><text:span text:style-name="T1">-na</text:span><text:span text:style-name="T2">g</text:span><text:span text:style-name="T1">axa(teloco)</text:span> passar por, exceder</text:p>
      <text:p text:style-name="P6"/>
      <text:p text:style-name="P6"><text:span text:style-name="T1">-noxoco</text:span><text:tab/><text:span text:style-name="T4">vt</text:span> <text:span text:style-name="T1">fechar</text:span></text:p>
      <text:p text:style-name="P6"><text:tab/><text:span text:style-name="T1">-nibatoo</text:span> <text:span text:style-name="T4">(sinôn)</text:span></text:p>
      <text:p text:style-name="P6"><text:tab/><text:span text:style-name="T1">-dinoxoco</text:span> fechar-se</text:p>
      <text:p text:style-name="P6"/>
      <text:p text:style-name="P6"><text:span text:style-name="T1">noxopa</text:span><text:tab/><text:span text:style-name="T4">adj</text:span> <text:span text:style-name="T1">curto</text:span></text:p>
      <text:p text:style-name="P6"><text:tab/><text:span text:style-name="T1">-noxopanatidi</text:span> encurtar, fazer menor</text:p>
      <text:p text:style-name="P6"/>
      <text:p text:style-name="P6"><text:span text:style-name="T1">-noxopanatidi</text:span><text:tab/><text:span text:style-name="T4">vt</text:span> <text:span text:style-name="T1">encurtar</text:span> fazer menor - pano, corda, tempo</text:p>
      <text:p text:style-name="P6"><text:tab/><text:span text:style-name="T1">noxopa</text:span> curto</text:p>
      <text:p text:style-name="P6"/>
      <text:p text:style-name="P6"><text:span text:style-name="T1">-noxotegi</text:span><text:tab/><text:span text:style-name="T4">vt</text:span> <text:span text:style-name="T1">cortar</text:span> cabelo, lã, unhas, grama - coisa com pontas</text:p>
      <text:p text:style-name="P6"><text:tab/><text:span text:style-name="T1">-noxotegi</text:span> cortar coisas com pontas</text:p>
      <text:p text:style-name="P6"/>
      <text:p text:style-name="P6"><text:span text:style-name="T1">-noyaa</text:span><text:span text:style-name="T2">g</text:span><text:span text:style-name="T1">adi</text:span><text:tab/><text:span text:style-name="T4">vt</text:span> <text:span text:style-name="T1">quebrar</text:span></text:p>
      <text:p text:style-name="P6"><text:tab/><text:span text:style-name="T1">-aa</text:span><text:span text:style-name="T2">g</text:span><text:span text:style-name="T1">adi</text:span> acabar, gastar</text:p>
      <text:p text:style-name="P6"/>
      <text:p text:style-name="P6"><text:span text:style-name="T1">-nyeelo</text:span><text:tab/><text:span text:style-name="T4">subst fem</text:span> <text:span text:style-name="T1">dinheiro</text:span></text:p>
      <text:p text:style-name="P6"><text:soft-page-break/><text:tab/><text:span text:style-name="T1">dinyeelo</text:span> dinheiro</text:p>
      <text:p text:style-name="P6"><text:tab/><text:span text:style-name="T1">ninyeelo</text:span> dinheiro dele</text:p>
      <text:p text:style-name="P6"/>
      <text:p text:style-name="P6">[Seite 153]</text:p>
      <text:p text:style-name="P6">[Spalte 1]</text:p>
      <text:p text:style-name="P6"/>
      <text:p text:style-name="P5">O - o</text:p>
      <text:p text:style-name="P6"/>
      <text:p text:style-name="P6"><text:span text:style-name="T1">oanadi<text:tab/>oanadipi</text:span> <text:span text:style-name="T4">subst masc ou fem</text:span> <text:span text:style-name="T1">hipócrita</text:span> pessoa que fala que é boa, mas não é</text:p>
      <text:p text:style-name="P6"/>
      <text:p text:style-name="P6"><text:span text:style-name="T1">-oane</text:span><text:tab/><text:span text:style-name="T4">vi</text:span> <text:span text:style-name="T1">ser demais</text:span> além de que outros agüentam</text:p>
      <text:p text:style-name="P6"/>
      <text:p text:style-name="P6"><text:span text:style-name="T1">-oca</text:span><text:span text:style-name="T2">g</text:span><text:span text:style-name="T1">ane</text:span><text:span text:style-name="T2">g</text:span><text:span text:style-name="T1">e</text:span><text:tab/><text:span text:style-name="T4">vt</text:span> <text:span text:style-name="T1">1 confortar 2 acalmar</text:span> confortar uma criança triste</text:p>
      <text:p text:style-name="P6"><text:tab/><text:span text:style-name="T1">-dinoca</text:span><text:span text:style-name="T2">g</text:span><text:span text:style-name="T1">ane</text:span><text:span text:style-name="T2">g</text:span><text:span text:style-name="T1">e</text:span> agradar-se</text:p>
      <text:p text:style-name="P6"/>
      <text:p text:style-name="P6"><text:span text:style-name="T1">oca</text:span><text:span text:style-name="T2">g</text:span><text:span text:style-name="T1">ata</text:span><text:span text:style-name="T2">g</text:span><text:span text:style-name="T1">a<text:tab/>oca</text:span><text:span text:style-name="T2">g</text:span><text:span text:style-name="T1">atedi</text:span> <text:span text:style-name="T4">adj</text:span> <text:span text:style-name="T1">comprido</text:span></text:p>
      <text:p text:style-name="P6"><text:tab/><text:span text:style-name="T1">-oca</text:span><text:span text:style-name="T2">g</text:span><text:span text:style-name="T1">atee</text:span> fazer comprido, alongar</text:p>
      <text:p text:style-name="P6"/>
      <text:p text:style-name="P6"><text:span text:style-name="T1">-oca</text:span><text:span text:style-name="T2">g</text:span><text:span text:style-name="T1">a(talo)</text:span><text:tab/><text:span text:style-name="T4">vt</text:span> <text:span text:style-name="T1">agradar</text:span></text:p>
      <text:p text:style-name="P6"/>
      <text:p text:style-name="P6"><text:span text:style-name="T1">-oca</text:span><text:span text:style-name="T2">g</text:span><text:span text:style-name="T1">atee</text:span><text:tab/><text:span text:style-name="T4">vt</text:span> <text:span text:style-name="T1">alongar</text:span> fazer comprido</text:p>
      <text:p text:style-name="P6"><text:tab/><text:span text:style-name="T1">oca</text:span><text:span text:style-name="T2">g</text:span><text:span text:style-name="T1">ata</text:span><text:span text:style-name="T2">g</text:span><text:span text:style-name="T1">a</text:span> comprido</text:p>
      <text:p text:style-name="P6"/>
      <text:p text:style-name="P6"><text:span text:style-name="T1">-oce</text:span><text:tab/><text:span text:style-name="T4">vt</text:span> <text:span text:style-name="T1">cobiçar</text:span> invejar</text:p>
      <text:p text:style-name="P6"><text:tab/><text:span text:style-name="T1">ocee</text:span><text:span text:style-name="T2">g</text:span><text:span text:style-name="T1">egi</text:span> cobiça, inveja</text:p>
      <text:p text:style-name="P6"/>
      <text:p text:style-name="P6"><text:span text:style-name="T1">-ocee</text:span><text:span text:style-name="T2">g</text:span><text:span text:style-name="T1">egi<text:tab/>-ocee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1 cobiça 2 inveja</text:span></text:p>
      <text:p text:style-name="P6"><text:tab/><text:span text:style-name="T1">-oce</text:span> invejar, cobiçar</text:p>
      <text:p text:style-name="P6"/>
      <text:p text:style-name="P6"><text:span text:style-name="T1">-oce</text:span><text:span text:style-name="T2">g</text:span><text:span text:style-name="T1">atidi</text:span><text:tab/><text:span text:style-name="T4">vt</text:span> <text:span text:style-name="T1">fazer alguém afogar</text:span></text:p>
      <text:p text:style-name="P6"><text:tab/><text:span text:style-name="T1">oce</text:span><text:span text:style-name="T2">g</text:span><text:span text:style-name="T1">egi</text:span> pessoa afogado</text:p>
      <text:p text:style-name="P6"/>
      <text:p text:style-name="P6"><text:span text:style-name="T1">oce</text:span><text:span text:style-name="T2">g</text:span><text:span text:style-name="T1">egi<text:tab/>oce</text:span><text:span text:style-name="T2">g</text:span><text:span text:style-name="T1">a</text:span><text:span text:style-name="T2">g</text:span><text:span text:style-name="T1">a oce</text:span><text:span text:style-name="T2">g</text:span><text:span text:style-name="T1">egipi</text:span> <text:span text:style-name="T4">(ger) subst masc</text:span> <text:span text:style-name="T1">pessoa afogado</text:span></text:p>
      <text:p text:style-name="P6"><text:tab/><text:span text:style-name="T1">oce</text:span><text:span text:style-name="T2">g</text:span><text:span text:style-name="T1">e</text:span> <text:span text:style-name="T4">(forma fem)</text:span></text:p>
      <text:p text:style-name="P6"/>
      <text:p text:style-name="P6"><text:span text:style-name="T1">-ocela</text:span><text:tab/><text:span text:style-name="T4">vt</text:span> <text:span text:style-name="T1">pintar</text:span> passar um líquido, tinta ou pomada, no corpo, parede, etc.</text:p>
      <text:p text:style-name="P6"><text:tab/><text:span text:style-name="T1">-nadine</text:span><text:span text:style-name="T2">g</text:span><text:span text:style-name="T1">e</text:span> pintar, colorir, enfeitar</text:p>
      <text:p text:style-name="P6"/>
      <text:p text:style-name="P6">[Seite 153]</text:p>
      <text:p text:style-name="P6">[Spalte 2]</text:p>
      <text:p text:style-name="P6"/>
      <text:p text:style-name="P6"><text:span text:style-name="T1">-oceligi<text:tab/>-ocexodi</text:span> <text:span text:style-name="T4">subst masc</text:span> <text:span text:style-name="T1">língua</text:span> não idioma</text:p>
      <text:p text:style-name="P6"><text:tab/><text:span text:style-name="T2">g</text:span><text:span text:style-name="T1">odoceligi</text:span> nossa língua</text:p>
      <text:p text:style-name="P6"/>
      <text:p text:style-name="P6"><text:span text:style-name="T1">-ociwigi</text:span><text:tab/><text:span text:style-name="T4">vt</text:span> <text:span text:style-name="T1">cerrar</text:span></text:p>
      <text:p text:style-name="P6"/>
      <text:p text:style-name="P6"><text:span text:style-name="T1">odaa</text:span><text:tab/><text:span text:style-name="T4">intro</text:span> <text:span text:style-name="T1">1 daí 2 depois</text:span></text:p>
      <text:p text:style-name="P6"/>
      <text:p text:style-name="P6"><text:span text:style-name="T1">odaa</text:span><text:span text:style-name="T2">g</text:span><text:span text:style-name="T1">a</text:span><text:span text:style-name="T2">g</text:span><text:span text:style-name="T1">a</text:span><text:tab/><text:span text:style-name="T4">conj</text:span> <text:span text:style-name="T1">e também, daí também</text:span></text:p>
      <text:p text:style-name="P6"><text:tab/><text:span text:style-name="T1">odaa-aa</text:span><text:span text:style-name="T2">g</text:span><text:span text:style-name="T1">a</text:span><text:span text:style-name="T2">g</text:span><text:span text:style-name="T1">a</text:span></text:p>
      <text:p text:style-name="P6"/>
      <text:p text:style-name="P6"><text:span text:style-name="T1">odaata</text:span><text:span text:style-name="T2">g</text:span><text:span text:style-name="T1">a</text:span><text:tab/><text:span text:style-name="T4">cond</text:span> <text:span text:style-name="T1">daí se ...</text:span></text:p>
      <text:p text:style-name="P6"><text:soft-page-break/><text:tab/><text:span text:style-name="T1">odaa daí, depois</text:span></text:p>
      <text:p text:style-name="P6"/>
      <text:p text:style-name="P6"><text:span text:style-name="T1">odakatiogi</text:span><text:tab/><text:span text:style-name="T4">adj</text:span> <text:span text:style-name="T1">endemoninhado</text:span> possesso por espírito</text:p>
      <text:p text:style-name="P6"/>
      <text:p text:style-name="P6"><text:span text:style-name="T1">-odawa<text:tab/>-odawadi -odawadipi</text:span> <text:span text:style-name="T4">(ger) subst masc ou fem</text:span> <text:span text:style-name="T1">marido, esposa de</text:span></text:p>
      <text:p text:style-name="P6"><text:tab/><text:span text:style-name="T1">yodawa</text:span> meu marido, minha esposa</text:p>
      <text:p text:style-name="P6"><text:tab/><text:span text:style-name="T1">lodawa</text:span> marido dela, esposa dele</text:p>
      <text:p text:style-name="P6"><text:tab/><text:span text:style-name="T1">anodawatege</text:span> junto com ele/ela</text:p>
      <text:p text:style-name="P6"/>
      <text:p text:style-name="P6"><text:span text:style-name="T1">-ode<text:tab/>-odeli</text:span> <text:span text:style-name="T4">subst fem</text:span> <text:span text:style-name="T1">ventre</text:span></text:p>
      <text:p text:style-name="P6"><text:tab/><text:span text:style-name="T2">g</text:span><text:span text:style-name="T1">ode</text:span> nosso ventre</text:p>
      <text:p text:style-name="P6"><text:tab/><text:span text:style-name="T1">le</text:span> estômago, dentro</text:p>
      <text:p text:style-name="P6"/>
      <text:p text:style-name="P6"><text:span text:style-name="T1">odii</text:span><text:span text:style-name="T2">g</text:span><text:span text:style-name="T1">a<text:tab/>odiadi</text:span> <text:span text:style-name="T4">subst masc</text:span> <text:span text:style-name="T1">mandaguarí</text:span> espécie de abelha</text:p>
      <text:p text:style-name="P6"/>
      <text:p text:style-name="P6"><text:span text:style-name="T1">odita</text:span><text:span text:style-name="T2">g</text:span><text:span text:style-name="T1">a</text:span><text:tab/><text:span text:style-name="T4">intro cond</text:span> <text:span text:style-name="T1">pois se ...</text:span> seguindo situação hipotética ou negativa, continuando aquela situação, ou resultado daquela situação</text:p>
      <text:p text:style-name="P6"><text:tab/><text:span text:style-name="T1">odaa</text:span> daí</text:p>
      <text:p text:style-name="P6"/>
      <text:p text:style-name="P6">[Seite 154]</text:p>
      <text:p text:style-name="P6">[Spalte 1]</text:p>
      <text:p text:style-name="P6"/>
      <text:p text:style-name="P6"><text:span text:style-name="T1">-odi(tice)</text:span><text:tab/><text:span text:style-name="T4">vi</text:span> <text:span text:style-name="T1">sair</text:span></text:p>
      <text:p text:style-name="P6"><text:tab/><text:span text:style-name="T1">-odi(ticogi)</text:span> sair para certo lugar</text:p>
      <text:p text:style-name="P6"/>
      <text:p text:style-name="P6"><text:span text:style-name="T1">-odi(ticogi)</text:span><text:tab/><text:span text:style-name="T4">vi</text:span> <text:span text:style-name="T1">sair para certo lugar</text:span></text:p>
      <text:p text:style-name="P6"><text:tab/><text:span text:style-name="T1">-odi(tice)</text:span> sair</text:p>
      <text:p text:style-name="P6"><text:span text:style-name="T1">-odoeje<text:tab/>-odoejegipi</text:span> <text:span text:style-name="T4">subst fem</text:span> <text:span text:style-name="T1">1 autoridade 2 guia</text:span> documento</text:p>
      <text:p text:style-name="P6"/>
      <text:p text:style-name="P6"><text:span text:style-name="T1">-odoeje</text:span><text:tab/><text:span text:style-name="T4">vt</text:span> <text:span text:style-name="T1">levar primeiro</text:span></text:p>
      <text:p text:style-name="P6"><text:tab/><text:span text:style-name="T1">odoejegi</text:span> primeiro</text:p>
      <text:p text:style-name="P6"/>
      <text:p text:style-name="P6"><text:span text:style-name="T1">odoejeeni</text:span><text:tab/><text:span text:style-name="T4">adj</text:span> <text:span text:style-name="T1">primeiro</text:span></text:p>
      <text:p text:style-name="P6"><text:tab/><text:span text:style-name="T1">odoejegi</text:span> o primeiro</text:p>
      <text:p text:style-name="P6"/>
      <text:p text:style-name="P6"><text:span text:style-name="T1">odoejegi<text:tab/>odoejegipi odoejedipi</text:span> <text:span text:style-name="T4">(ger) subst masc</text:span> <text:span text:style-name="T1">primeiro</text:span></text:p>
      <text:p text:style-name="P6"><text:tab/><text:span text:style-name="T1">odoeje</text:span> <text:span text:style-name="T4">(forma fem)</text:span></text:p>
      <text:p text:style-name="P6"><text:tab/><text:span text:style-name="T1">odoe</text:span> em frente</text:p>
      <text:p text:style-name="P6"/>
      <text:p text:style-name="P6"><text:span text:style-name="T1">-oe<text:tab/></text:span><text:span text:style-name="T5">vt</text:span><text:span text:style-name="T1"> 1 fazer 2 consertar 3 arrumar</text:span></text:p>
      <text:p text:style-name="P6"><text:tab/><text:span text:style-name="T5">owe-ee</text:span><text:span text:style-name="T4"> (fala da mulher)</text:span></text:p>
      <text:p text:style-name="P6"><text:tab/><text:span text:style-name="T1">-ao(te)</text:span> fazer, criar</text:p>
      <text:p text:style-name="P6"/>
      <text:p text:style-name="P6"><text:span text:style-name="T1">oeca</text:span><text:span text:style-name="T2">g</text:span><text:span text:style-name="T1">axi<text:tab/>oeca</text:span><text:span text:style-name="T2">g</text:span><text:span text:style-name="T1">axiidi</text:span> <text:span text:style-name="T4">subst fem</text:span> <text:span text:style-name="T1">camisa</text:span></text:p>
      <text:p text:style-name="P6"><text:tab/><text:span text:style-name="T1">noeca</text:span><text:span text:style-name="T2">g</text:span><text:span text:style-name="T1">axi</text:span> camisa dele</text:p>
      <text:p text:style-name="P6"/>
      <text:p text:style-name="P4"><text:span text:style-name="T1">-o</text:span><text:span text:style-name="T2">g</text:span><text:span text:style-name="T1">aka</text:span><text:tab/><text:span text:style-name="T4">vi</text:span> <text:span text:style-name="T1">gastar</text:span></text:p>
      <text:p text:style-name="P6"><text:tab/><text:span text:style-name="T1">tirar mercadoria</text:span></text:p>
      <text:p text:style-name="P6"/>
      <text:p text:style-name="P6"><text:span text:style-name="T1">-o</text:span><text:span text:style-name="T2">g</text:span><text:span text:style-name="T1">ee</text:span><text:tab/><text:span text:style-name="T4">vt</text:span> <text:span text:style-name="T1">1 controlar 2 economizar</text:span> não abusar, mas sabendo os limites, ficando dentro deles</text:p>
      <text:p text:style-name="P6"><text:tab/><text:span text:style-name="T1">-dino</text:span><text:span text:style-name="T2">g</text:span><text:span text:style-name="T1">ee</text:span> entregar-se humildamente</text:p>
      <text:p text:style-name="P6"/>
      <text:p text:style-name="P6"><text:soft-page-break/><text:span text:style-name="T1">-o</text:span><text:span text:style-name="T2">g</text:span><text:span text:style-name="T1">ee</text:span><text:span text:style-name="T2">g</text:span><text:span text:style-name="T1">egi<text:tab/>-o</text:span><text:span text:style-name="T2">g</text:span><text:span text:style-name="T1">ee</text:span><text:span text:style-name="T2">g</text:span><text:span text:style-name="T1">eco</text:span> <text:span text:style-name="T4">subst masc</text:span> <text:span text:style-name="T1">1 louvor 2 honra</text:span> hoje em dia só usado em referência a Deus</text:p>
      <text:p text:style-name="P6"><text:tab/><text:span text:style-name="T2">g</text:span><text:span text:style-name="T1">ado</text:span><text:span text:style-name="T2">g</text:span><text:span text:style-name="T1">ee</text:span><text:span text:style-name="T2">g</text:span><text:span text:style-name="T1">egi</text:span> seu louvor</text:p>
      <text:p text:style-name="P6"><text:tab/><text:span text:style-name="T1">-o</text:span><text:span text:style-name="T2">g</text:span><text:span text:style-name="T1">e(ta)</text:span> louvar, agradecer a Deus</text:p>
      <text:p text:style-name="P6"/>
      <text:p text:style-name="P6">[Seite 154]</text:p>
      <text:p text:style-name="P6">[Spalte 2]</text:p>
      <text:p text:style-name="P6"/>
      <text:p text:style-name="P6"><text:span text:style-name="T1">-o</text:span><text:span text:style-name="T2">g</text:span><text:span text:style-name="T1">e(ta)</text:span><text:tab/><text:span text:style-name="T4">vt</text:span> <text:span text:style-name="T1">louvar a ele</text:span></text:p>
      <text:p text:style-name="P6"><text:tab/><text:span text:style-name="T5">-o</text:span><text:span text:style-name="T3">g</text:span><text:span text:style-name="T5">owe(talo)</text:span><text:span text:style-name="T4"> (fala da mulher)</text:span> raramente usado agora, só com referência a Deus</text:p>
      <text:p text:style-name="P6"><text:tab/><text:span text:style-name="T1">-o</text:span><text:span text:style-name="T2">g</text:span><text:span text:style-name="T1">ete(talo)</text:span> louvar a Deus</text:p>
      <text:p text:style-name="P6"/>
      <text:p text:style-name="P6"><text:span text:style-name="T1">-o</text:span><text:span text:style-name="T2">g</text:span><text:span text:style-name="T1">ete(talo)</text:span><text:tab/><text:span text:style-name="T4">vt</text:span> <text:span text:style-name="T1">louvar a Deus</text:span></text:p>
      <text:p text:style-name="P6"><text:tab/><text:span text:style-name="T5">-o</text:span><text:span text:style-name="T3">g</text:span><text:span text:style-name="T5">owe(talo)</text:span><text:span text:style-name="T4"> (fala da mulher)</text:span></text:p>
      <text:p text:style-name="P6"><text:tab/><text:span text:style-name="T1">-o</text:span><text:span text:style-name="T2">g</text:span><text:span text:style-name="T1">e(ta)</text:span> louvar</text:p>
      <text:p text:style-name="P6"/>
      <text:p text:style-name="P6"><text:span text:style-name="T1">o</text:span><text:span text:style-name="T2">g</text:span><text:span text:style-name="T1">oa</text:span><text:tab/><text:span text:style-name="T4">conj neg</text:span> <text:span text:style-name="T1">1 não 2 ou</text:span> 2° significado usado quando tem alternativos</text:p>
      <text:p text:style-name="P6"/>
      <text:p text:style-name="P6"><text:span text:style-name="T1">-o</text:span><text:span text:style-name="T2">g</text:span><text:span text:style-name="T1">oja</text:span><text:tab/><text:span text:style-name="T4">vt</text:span> <text:span text:style-name="T1">ser picado</text:span> por cobra ou pássaro</text:p>
      <text:p text:style-name="P6"><text:tab/><text:span text:style-name="T1">-i</text:span><text:span text:style-name="T2">g</text:span><text:span text:style-name="T1">oja</text:span> apunhalar, bicar, picar como cobra</text:p>
      <text:p text:style-name="P6"/>
      <text:p text:style-name="P6"><text:span text:style-name="T1">-o</text:span><text:span text:style-name="T2">g</text:span><text:span text:style-name="T1">ojaka</text:span><text:tab/><text:span text:style-name="T4">vi</text:span> <text:span text:style-name="T1">comer como ave</text:span> usado como gíria de boxe</text:p>
      <text:p text:style-name="P6"><text:tab/><text:span text:style-name="T1">-i</text:span><text:span text:style-name="T2">g</text:span><text:span text:style-name="T1">oja</text:span> apunhalar, bicar, ação rápida</text:p>
      <text:p text:style-name="P6"><text:tab/><text:span text:style-name="T1">-no</text:span><text:span text:style-name="T2">g</text:span><text:span text:style-name="T1">oja</text:span> comer na maneira de pássaro</text:p>
      <text:p text:style-name="P6"/>
      <text:p text:style-name="P6"><text:span text:style-name="T1">-o</text:span><text:span text:style-name="T2">g</text:span><text:span text:style-name="T1">ola</text:span><text:span text:style-name="T2">g</text:span><text:span text:style-name="T1">ataka</text:span><text:tab/><text:span text:style-name="T4">vi</text:span> <text:span text:style-name="T1">adulterar</text:span></text:p>
      <text:p text:style-name="P6"><text:tab/><text:span text:style-name="T1">-i</text:span><text:span text:style-name="T2">g</text:span><text:span text:style-name="T1">ola</text:span><text:span text:style-name="T2">g</text:span><text:span text:style-name="T1">adi</text:span> pegar coisa de outro, adulterar</text:p>
      <text:p text:style-name="P6"/>
      <text:p text:style-name="P6"><text:span text:style-name="T1">-o</text:span><text:span text:style-name="T2">g</text:span><text:span text:style-name="T1">olo(ta)</text:span><text:tab/><text:span text:style-name="T4">vt</text:span> <text:span text:style-name="T1">desprezar</text:span></text:p>
      <text:p text:style-name="P6"><text:tab/><text:span text:style-name="T1">lo</text:span><text:span text:style-name="T2">g</text:span><text:span text:style-name="T1">olokedi seu desprezo</text:span></text:p>
      <text:p text:style-name="P6"/>
      <text:p text:style-name="P6"><text:span text:style-name="T1">-o</text:span><text:span text:style-name="T2">g</text:span><text:span text:style-name="T1">omiwadi</text:span><text:tab/><text:span text:style-name="T4">vi</text:span> <text:span text:style-name="T1">desmaiar</text:span></text:p>
      <text:p text:style-name="P6"/>
      <text:p text:style-name="P6"><text:span text:style-name="T1">-o</text:span><text:span text:style-name="T2">g</text:span><text:span text:style-name="T1">owikomata</text:span><text:tab/><text:span text:style-name="T4">vi</text:span> <text:span text:style-name="T1">preocupar-se</text:span> com problema, notícia, situação, etc</text:p>
      <text:p text:style-name="P6"/>
      <text:p text:style-name="P6"><text:span text:style-name="T1">-o</text:span><text:span text:style-name="T2">g</text:span><text:span text:style-name="T1">oya</text:span><text:tab/><text:span text:style-name="T4">vt</text:span> <text:span text:style-name="T1">estuprar</text:span></text:p>
      <text:p text:style-name="P6"/>
      <text:p text:style-name="P6"><text:span text:style-name="T1">-oige</text:span><text:span text:style-name="T2">g</text:span><text:span text:style-name="T1">e</text:span><text:tab/><text:span text:style-name="T4">vt</text:span> <text:span text:style-name="T1">enfeitar</text:span></text:p>
      <text:p text:style-name="P6"/>
      <text:p text:style-name="P6"><text:span text:style-name="T1">-ojete</text:span><text:tab/><text:span text:style-name="T4">vi</text:span> <text:span text:style-name="T1">reagir</text:span></text:p>
      <text:p text:style-name="P6"/>
      <text:p text:style-name="P6"><text:span text:style-name="T1">-oji</text:span><text:tab/><text:span text:style-name="T4">vi</text:span> <text:span text:style-name="T1">ser jovem</text:span></text:p>
      <text:p text:style-name="P6"/>
      <text:p text:style-name="P6"><text:span text:style-name="T1">-ojie(telogo)</text:span><text:tab/><text:span text:style-name="T4">vt</text:span> <text:span text:style-name="T1">despertar</text:span></text:p>
      <text:p text:style-name="P6"/>
      <text:p text:style-name="P6">[Seite 155]</text:p>
      <text:p text:style-name="P6">[Spalte 1]</text:p>
      <text:p text:style-name="P6"/>
      <text:p text:style-name="P6"><text:span text:style-name="T1">-ojike(ti)</text:span><text:tab/><text:span text:style-name="T4">vt</text:span> <text:span text:style-name="T1">derrubar</text:span> casa, árvore, etc</text:p>
      <text:p text:style-name="P6"><text:tab/><text:span text:style-name="T1">-oji(tini)</text:span> cair</text:p>
      <text:p text:style-name="P6"/>
      <text:p text:style-name="P6"><text:span text:style-name="T1">-oji(tini)</text:span><text:tab/><text:span text:style-name="T4">vi</text:span> <text:span text:style-name="T1">cair</text:span> coisa não-viva</text:p>
      <text:p text:style-name="P6"><text:tab/><text:span text:style-name="T1">dojitedi</text:span> derrubados</text:p>
      <text:p text:style-name="P6"><text:soft-page-break/></text:p>
      <text:p text:style-name="P6"><text:span text:style-name="T1">-ojogo</text:span><text:tab/><text:span text:style-name="T4">vt</text:span> <text:span text:style-name="T1">1 socar (com pilão) 2 esfaquear 3 cutucar com vara</text:span></text:p>
      <text:p text:style-name="P6"><text:tab/><text:span text:style-name="T1">-ojogo(ti)</text:span> colocar firme no chão, construir</text:p>
      <text:p text:style-name="P6"/>
      <text:p text:style-name="P6"><text:span text:style-name="T1">ojoi<text:tab/>ojoitedi</text:span> <text:span text:style-name="T4">subst masc</text:span> <text:span text:style-name="T1">jibóia</text:span></text:p>
      <text:p text:style-name="P6"/>
      <text:p text:style-name="P6"><text:span text:style-name="T1">-ojokomata</text:span><text:tab/><text:span text:style-name="T4">vt</text:span> <text:span text:style-name="T1">falar duro, alto</text:span> nervoso, quase brigando, gritando, mandar uma criança acalmar-se</text:p>
      <text:p text:style-name="P6"/>
      <text:p text:style-name="P6"><text:span text:style-name="T1">oka</text:span><text:tab/><text:span text:style-name="T4">adv</text:span> <text:span text:style-name="T1">só</text:span></text:p>
      <text:p text:style-name="P6"/>
      <text:p text:style-name="P6"><text:span text:style-name="T1">okaa doma</text:span><text:span text:style-name="T2">g</text:span><text:span text:style-name="T1">a</text:span><text:tab/><text:span text:style-name="T4">adv man frase</text:span> <text:span text:style-name="T1">de repente</text:span></text:p>
      <text:p text:style-name="P6"/>
      <text:p text:style-name="P6"><text:span text:style-name="T1">-okaa</text:span><text:span text:style-name="T2">g</text:span><text:span text:style-name="T1">atidi</text:span><text:tab/><text:span text:style-name="T4">vt</text:span> <text:span text:style-name="T1">amansar</text:span></text:p>
      <text:p text:style-name="P6"><text:tab/><text:span text:style-name="T1">okaa</text:span><text:span text:style-name="T2">g</text:span><text:span text:style-name="T1">egi</text:span> pessoa ou animal manso</text:p>
      <text:p text:style-name="P6"/>
      <text:p text:style-name="P6"><text:span text:style-name="T1">-okaa</text:span><text:span text:style-name="T2">g</text:span><text:span text:style-name="T1">edi<text:tab/>-okaa</text:span><text:span text:style-name="T2">g</text:span><text:span text:style-name="T1">etedi</text:span> <text:span text:style-name="T4">subst masc</text:span> <text:span text:style-name="T1">1 amigo 2 companheiro</text:span></text:p>
      <text:p text:style-name="P6"><text:tab/><text:span text:style-name="T1">-okaa</text:span><text:span text:style-name="T2">g</text:span><text:span text:style-name="T1">ete</text:span> <text:span text:style-name="T4">(forma fem)</text:span></text:p>
      <text:p text:style-name="P6"><text:tab/><text:span text:style-name="T1">lokaa</text:span><text:span text:style-name="T2">g</text:span><text:span text:style-name="T1">edi</text:span> amigo dele/dela</text:p>
      <text:p text:style-name="P6"/>
      <text:p text:style-name="P6"><text:span text:style-name="T1">okaa</text:span><text:span text:style-name="T2">g</text:span><text:span text:style-name="T1">egi<text:tab/>okaa</text:span><text:span text:style-name="T2">g</text:span><text:span text:style-name="T1">a</text:span><text:span text:style-name="T2">g</text:span><text:span text:style-name="T1">a okaa</text:span><text:span text:style-name="T2">g</text:span><text:span text:style-name="T1">egipi</text:span> <text:span text:style-name="T4">(ger) subst masc</text:span> <text:span text:style-name="T1">pessoa ou animal manso</text:span></text:p>
      <text:p text:style-name="P6"><text:tab/><text:span text:style-name="T1">okee</text:span><text:span text:style-name="T2">g</text:span><text:span text:style-name="T1">e</text:span> <text:span text:style-name="T4">(forma fem)</text:span></text:p>
      <text:p text:style-name="P6"/>
      <text:p text:style-name="P6"><text:span text:style-name="T1">okakaamitece</text:span><text:tab/><text:span text:style-name="T4">pro pess</text:span> <text:span text:style-name="T1">só você</text:span></text:p>
      <text:p text:style-name="P6"><text:tab/><text:span text:style-name="T1">akaami</text:span> você</text:p>
      <text:p text:style-name="P6"/>
      <text:p text:style-name="P6"><text:span text:style-name="T1">okanice</text:span><text:tab/><text:span text:style-name="T4">intro</text:span> <text:span text:style-name="T1">1 por isso 2 faz de conta</text:span></text:p>
      <text:p text:style-name="P6"/>
      <text:p text:style-name="P6"><text:span text:style-name="T1">okanicodaa</text:span><text:span text:style-name="T2">g</text:span><text:span text:style-name="T1">ica<text:tab/>okanicodaa</text:span><text:span text:style-name="T2">g</text:span><text:span text:style-name="T1">icoa</text:span> <text:span text:style-name="T4">pro</text:span> <text:span text:style-name="T1">qualquer</text:span></text:p>
      <text:p text:style-name="P6"><text:tab/><text:span text:style-name="T1">okanicodaa</text:span><text:span text:style-name="T2">g</text:span><text:span text:style-name="T1">aca </text:span><text:span text:style-name="T5">(</text:span><text:span text:style-name="T4">forma fem)</text:span></text:p>
      <text:p text:style-name="P6"/>
      <text:p text:style-name="P6">[Seite 155]</text:p>
      <text:p text:style-name="P6">[Spalte 2]</text:p>
      <text:p text:style-name="P6"/>
      <text:p text:style-name="P6"><text:span text:style-name="T1">okanitece</text:span><text:tab/><text:span text:style-name="T4">adj núm fem</text:span> <text:span text:style-name="T1">(tem) uma só</text:span></text:p>
      <text:p text:style-name="P6"><text:tab/><text:span text:style-name="T1">okinitece</text:span> <text:span text:style-name="T4">(forma masc)</text:span></text:p>
      <text:p text:style-name="P6"><text:tab/><text:span text:style-name="T1">okidatece</text:span> só aquele (coisa vertical)</text:p>
      <text:p text:style-name="P6"/>
      <text:p text:style-name="P6"><text:span text:style-name="T1">okateci</text:span><text:span text:style-name="T2">g</text:span><text:span text:style-name="T1">ica<text:tab/>okateci</text:span><text:span text:style-name="T2">g</text:span><text:span text:style-name="T1">icoa</text:span> <text:span text:style-name="T4">núm ind masc</text:span> <text:span text:style-name="T1">só pouco</text:span></text:p>
      <text:p text:style-name="P6"><text:tab/><text:span text:style-name="T1">okateca</text:span><text:span text:style-name="T2">g</text:span><text:span text:style-name="T1">aca</text:span> <text:span text:style-name="T4">(forma fem)</text:span> coisa não vista</text:p>
      <text:p text:style-name="P6"/>
      <text:p text:style-name="P6"><text:span text:style-name="T1">okateci</text:span><text:span text:style-name="T2">g</text:span><text:span text:style-name="T1">ida<text:tab/>okateci</text:span><text:span text:style-name="T2">g</text:span><text:span text:style-name="T1">idoa</text:span> <text:span text:style-name="T4">núm ind masc</text:span> <text:span text:style-name="T1">só pouco</text:span></text:p>
      <text:p text:style-name="P6"><text:tab/><text:span text:style-name="T1">okateca</text:span><text:span text:style-name="T2">g</text:span><text:span text:style-name="T1">ada</text:span> <text:span text:style-name="T4">(forma fem)</text:span></text:p>
      <text:p text:style-name="P6"/>
      <text:p text:style-name="P6"><text:span text:style-name="T1">-oke</text:span><text:tab/><text:span text:style-name="T4">vt</text:span> <text:span text:style-name="T1">pescar</text:span> laçar peixe ou animal</text:p>
      <text:p text:style-name="P6"><text:tab/><text:span text:style-name="T1">-okexegi</text:span> pescar e pegar</text:p>
      <text:p text:style-name="P6"/>
      <text:p text:style-name="P6"><text:span text:style-name="T1">-oke(tege)</text:span><text:tab/><text:span text:style-name="T4">vt</text:span> <text:span text:style-name="T1">1 coincidir 2 achar 3 descobrir</text:span> 2° significado pode ser achar alguém fazendo algo</text:p>
      <text:p text:style-name="P6"/>
      <text:p text:style-name="P6"><text:span text:style-name="T1">okexaa</text:span><text:tab/><text:span text:style-name="T4">adj</text:span> <text:span text:style-name="T1">1 só um pouco 2 não demora 3 somente</text:span></text:p>
      <text:p text:style-name="P6"/>
      <text:p text:style-name="P6"><text:soft-page-break/><text:span text:style-name="T1">-okexegi</text:span><text:tab/><text:span text:style-name="T4">vi</text:span> <text:span text:style-name="T1">pescar</text:span> pescar e pegar</text:p>
      <text:p text:style-name="P6"><text:tab/><text:span text:style-name="T1">-oke</text:span> pescar, laçar peixe (ou animal)</text:p>
      <text:p text:style-name="P6"/>
      <text:p text:style-name="P6"><text:span text:style-name="T1">okica</text:span><text:tab/><text:span text:style-name="T4">dem</text:span> <text:span text:style-name="T1">só (este)</text:span></text:p>
      <text:p text:style-name="P6"/>
      <text:p text:style-name="P6"><text:span text:style-name="T1">oko<text:tab/>okoli</text:span> <text:span text:style-name="T4">subst masc</text:span> <text:span text:style-name="T1">1 pessoas 2 gente 3 nós</text:span></text:p>
      <text:p text:style-name="P6"><text:tab/><text:span text:style-name="T1">okoma</text:span><text:span text:style-name="T2">g</text:span><text:span text:style-name="T1">a</text:span> nós mesmos</text:p>
      <text:p text:style-name="P6"><text:tab/><text:span text:style-name="T1">okomodi</text:span> nós apenas</text:p>
      <text:p text:style-name="P6"><text:tab/><text:span text:style-name="T1">okoteloco</text:span> nós por aqui</text:p>
      <text:p text:style-name="P6"/>
      <text:p text:style-name="P6"><text:span text:style-name="T1">oko<text:tab/>cwaatolo modigo</text:span> <text:span text:style-name="T4">núm</text:span> <text:span text:style-name="T1">oitenta</text:span> literalmente: pessoas, quatro, dedos (quase não se usa mais)</text:p>
      <text:p text:style-name="P6"/>
      <text:p text:style-name="P6"><text:span text:style-name="T1">okocodi<text:tab/>okocoditedi</text:span> <text:span text:style-name="T4">subst fem</text:span> <text:span text:style-name="T1">mutuca</text:span> inseto</text:p>
      <text:p text:style-name="P6"/>
      <text:p text:style-name="P6">[Seite 156]</text:p>
      <text:p text:style-name="P6">[Spalte 1]</text:p>
      <text:p text:style-name="P6"/>
      <text:p text:style-name="P6"><text:span text:style-name="T1">-okodi<text:tab/>-okotidi</text:span> <text:span text:style-name="T4">subst fem</text:span> <text:span text:style-name="T1">joelho de</text:span></text:p>
      <text:p text:style-name="P6"><text:tab/><text:span text:style-name="T1">yokodi</text:span> meu joelho</text:p>
      <text:p text:style-name="P6"><text:tab/><text:span text:style-name="T2">g</text:span><text:span text:style-name="T1">odokotidi</text:span> nossos joelhos</text:p>
      <text:p text:style-name="P6"/>
      <text:p text:style-name="P6"><text:span text:style-name="T1">oko</text:span><text:span text:style-name="T2">g</text:span><text:span text:style-name="T1">okoodi<text:tab/>oko</text:span><text:span text:style-name="T2">g</text:span><text:span text:style-name="T1">okododi</text:span> <text:span text:style-name="T4">subst fem</text:span> <text:span text:style-name="T1">galo, galinha</text:span></text:p>
      <text:p text:style-name="P6"/>
      <text:p text:style-name="P6"><text:span text:style-name="T1">-okojo</text:span><text:span text:style-name="T2">g</text:span><text:span text:style-name="T1">ojoke</text:span><text:tab/><text:span text:style-name="T4">vi</text:span> <text:span text:style-name="T1">1 tremer 2 tremular</text:span> com medo ou doença</text:p>
      <text:p text:style-name="P6"><text:tab/><text:span text:style-name="T1">-awigice</text:span> (sinôn)</text:p>
      <text:p text:style-name="P6"/>
      <text:p text:style-name="P6"><text:span text:style-name="T1">okojoka</text:span><text:span text:style-name="T2">g</text:span><text:span text:style-name="T1">egi<text:tab/>okojokoja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1 pessoa lenta 2 pessoa vagarosa okojoka</text:span><text:span text:style-name="T2">g</text:span><text:span text:style-name="T1">e</text:span> <text:span text:style-name="T4">(forma fem)</text:span> que faz coisas devagar</text:p>
      <text:p text:style-name="P6"/>
      <text:p text:style-name="P6"><text:span text:style-name="T1">okokoodi-liweena<text:tab/>okokoodi-liweena</text:span><text:span text:style-name="T2">g</text:span><text:span text:style-name="T1">a</text:span> <text:span text:style-name="T4">subst fem</text:span> <text:span text:style-name="T1">amora</text:span> fruta</text:p>
      <text:p text:style-name="P6"/>
      <text:p text:style-name="P6"><text:span text:style-name="T1">-okole</text:span><text:tab/><text:span text:style-name="T4">vt</text:span> <text:span text:style-name="T1">jogar fora</text:span></text:p>
      <text:p text:style-name="P6"><text:tab/><text:span text:style-name="T1">-dinokole</text:span> jogar-se</text:p>
      <text:p text:style-name="P6"/>
      <text:p text:style-name="P6"><text:span text:style-name="T1">okolexe<text:tab/>okolexedi</text:span> <text:span text:style-name="T4">subst masc</text:span> <text:span text:style-name="T1">coisa disputada</text:span> p.ex. prêmio, taça</text:p>
      <text:p text:style-name="P6"><text:tab/><text:span text:style-name="T1">nokolexe</text:span> prêmio dele</text:p>
      <text:p text:style-name="P6"/>
      <text:p text:style-name="P6"><text:span text:style-name="T1">-okolo</text:span><text:span text:style-name="T2">g</text:span><text:span text:style-name="T1">o</text:span><text:tab/><text:span text:style-name="T4">vi</text:span> <text:span text:style-name="T1">1 nascer 2 brotar</text:span> plantas</text:p>
      <text:p text:style-name="P6"/>
      <text:p text:style-name="P6"><text:span text:style-name="T1">-okolo</text:span><text:span text:style-name="T2">g</text:span><text:span text:style-name="T1">oloke</text:span><text:tab/><text:span text:style-name="T4">vi</text:span> <text:span text:style-name="T1">1 rugir 2 roncar</text:span> como onça braba ou touro; pode ser pessoa quando imitando</text:p>
      <text:p text:style-name="P6"/>
      <text:p text:style-name="P6"><text:span text:style-name="T1">-okoloke</text:span><text:tab/><text:span text:style-name="T4">vi</text:span> <text:span text:style-name="T1">destroncar</text:span> animal, pessoa, ou descascar grãos</text:p>
      <text:p text:style-name="P6"><text:tab/><text:span text:style-name="T1">-nolagilati</text:span> descascar grãos</text:p>
      <text:p text:style-name="P6"/>
      <text:p text:style-name="P6"><text:span text:style-name="T1">okoma</text:span><text:span text:style-name="T2">g</text:span><text:span text:style-name="T1">a</text:span><text:tab/><text:span text:style-name="T4">pro pess enf</text:span> <text:span text:style-name="T1">nós mesmos</text:span> mais usado</text:p>
      <text:p text:style-name="P6"><text:tab/><text:span text:style-name="T1">oko</text:span> nós, povo</text:p>
      <text:p text:style-name="P6"><text:tab/><text:span text:style-name="T1">okomo</text:span><text:span text:style-name="T2">g</text:span><text:span text:style-name="T1">oko</text:span> nós mesmos mais ênfase</text:p>
      <text:p text:style-name="P6"><text:tab/><text:span text:style-name="T1">okomo</text:span><text:span text:style-name="T2">g</text:span><text:span text:style-name="T1">okotege</text:span> nós unidos</text:p>
      <text:p text:style-name="P6"/>
      <text:p text:style-name="P6">[Seite 156]</text:p>
      <text:p text:style-name="P6">[Spalte 2]</text:p>
      <text:p text:style-name="P6"/>
      <text:p text:style-name="P6"><text:soft-page-break/><text:span text:style-name="T1">okomodi</text:span><text:tab/><text:span text:style-name="T4">pro pess</text:span> <text:span text:style-name="T1">nós apenas</text:span></text:p>
      <text:p text:style-name="P6"><text:tab/><text:span text:style-name="T1">eemodi</text:span> eu sou</text:p>
      <text:p text:style-name="P6"><text:tab/><text:span text:style-name="T1">oko</text:span> nós, pessoas</text:p>
      <text:p text:style-name="P6"/>
      <text:p text:style-name="P6"><text:span text:style-name="T1">okomo</text:span><text:span text:style-name="T2">g</text:span><text:span text:style-name="T1">oko</text:span><text:tab/><text:span text:style-name="T4">pro pess enf</text:span> <text:span text:style-name="T1">nós mesmos</text:span> dando mais ênfase</text:p>
      <text:p text:style-name="P6"><text:tab/><text:span text:style-name="T1">eme</text:span><text:span text:style-name="T2">g</text:span><text:span text:style-name="T1">eeta</text:span> eu mesmo</text:p>
      <text:p text:style-name="P6"><text:tab/><text:span text:style-name="T1">oko</text:span> nós, pessoas</text:p>
      <text:p text:style-name="P6"><text:tab/><text:span text:style-name="T1">okomokoko</text:span> <text:span text:style-name="T4">(variação de sotaque)</text:span></text:p>
      <text:p text:style-name="P6"/>
      <text:p text:style-name="P6"><text:span text:style-name="T1">okoo</text:span><text:tab/><text:span text:style-name="T4">adj</text:span> <text:span text:style-name="T1">verde</text:span> média para escuro</text:p>
      <text:p text:style-name="P6"><text:tab/><text:span text:style-name="T1">dione</text:span> verde</text:p>
      <text:p text:style-name="P6"/>
      <text:p text:style-name="P6"><text:span text:style-name="T1">okota</text:span><text:span text:style-name="T2">g</text:span><text:span text:style-name="T1">a</text:span><text:tab/><text:span text:style-name="T4">subst fem</text:span> <text:span text:style-name="T1">coisa usada para flecha</text:span></text:p>
      <text:p text:style-name="P6"><text:tab/><text:span text:style-name="T1">okoto</text:span><text:span text:style-name="T2">g</text:span><text:span text:style-name="T1">ogo</text:span> planta lisa e reta (como cana-de-açúcar)</text:p>
      <text:p text:style-name="P6"/>
      <text:p text:style-name="P6"><text:span text:style-name="T1">-oko(tibece)</text:span><text:tab/><text:span text:style-name="T4">vi</text:span> <text:span text:style-name="T1">vomitar</text:span> pode ser córrego transbordando</text:p>
      <text:p text:style-name="P6"/>
      <text:p text:style-name="P6"><text:span text:style-name="T1">okotigi</text:span><text:tab/><text:span text:style-name="T4">subst masc</text:span> <text:span text:style-name="T1">pessoas de (lugar)</text:span> donde vieram ou natural de</text:p>
      <text:p text:style-name="P6"><text:tab/><text:span text:style-name="T1">oko</text:span> pessoas</text:p>
      <text:p text:style-name="P6"/>
      <text:p text:style-name="P6"><text:span text:style-name="T1">-oko(tigi)</text:span><text:tab/><text:span text:style-name="T4">vt</text:span> <text:span text:style-name="T1">acostumar-se</text:span></text:p>
      <text:p text:style-name="P6"/>
      <text:p text:style-name="P6"><text:span text:style-name="T1">-olaaka</text:span><text:tab/><text:span text:style-name="T4">vi</text:span> <text:span text:style-name="T1">remar</text:span></text:p>
      <text:p text:style-name="P6"><text:tab/><text:span text:style-name="T1">nolaakana</text:span><text:span text:style-name="T2">g</text:span><text:span text:style-name="T1">adi</text:span> remo</text:p>
      <text:p text:style-name="P6"/>
      <text:p text:style-name="P6"><text:span text:style-name="T1">olade</text:span><text:tab/><text:span text:style-name="T4">adj</text:span> <text:span text:style-name="T1">qualidade de comilão</text:span> como glutão</text:p>
      <text:p text:style-name="P6"/>
      <text:p text:style-name="P6"><text:span text:style-name="T1">-oladi(tice)</text:span><text:tab/><text:span text:style-name="T4">vt</text:span> <text:span text:style-name="T1">varrer</text:span> somente o chão</text:p>
      <text:p text:style-name="P6"><text:span text:style-name="T1">olagi<text:tab/>olacidi</text:span> <text:span text:style-name="T4">subst fem</text:span> <text:span text:style-name="T1">semente</text:span> qualquer</text:p>
      <text:p text:style-name="P6"><text:tab/><text:span text:style-name="T1">lolagi</text:span> certo tipo de semente</text:p>
      <text:p text:style-name="P6"><text:tab/><text:span text:style-name="T1">nolagi</text:span> semente dele</text:p>
      <text:p text:style-name="P6"/>
      <text:p text:style-name="P6"><text:span text:style-name="T1">-ole</text:span><text:tab/><text:span text:style-name="T4">vi</text:span> <text:span text:style-name="T1">olhar</text:span> olhar de longe por levantar a cabeça</text:p>
      <text:p text:style-name="P6"><text:tab/><text:span text:style-name="T1">-ole(tibige)</text:span> procurar</text:p>
      <text:p text:style-name="P6"><text:tab/><text:span text:style-name="T1">-ole(te)</text:span> ver de longe</text:p>
      <text:p text:style-name="P6"/>
      <text:p text:style-name="P6">[Seite 157]</text:p>
      <text:p text:style-name="P6">[Spalte 1]</text:p>
      <text:p text:style-name="P6"/>
      <text:p text:style-name="P6"><text:span text:style-name="T1">-olee</text:span><text:tab/><text:span text:style-name="T4">vi</text:span> <text:span text:style-name="T1">estar cheio</text:span></text:p>
      <text:p text:style-name="P6"><text:tab/><text:span text:style-name="T1">nolee</text:span> cheio</text:p>
      <text:p text:style-name="P6"/>
      <text:p text:style-name="P6"><text:span text:style-name="T1">-ole(te)</text:span><text:tab/><text:span text:style-name="T4">vt</text:span> <text:span text:style-name="T1">ver de longe</text:span></text:p>
      <text:p text:style-name="P6"><text:tab/><text:span text:style-name="T1">-ole</text:span> olhar de longe por levantar a cabeça</text:p>
      <text:p text:style-name="P6"><text:tab/><text:span text:style-name="T1">-nole</text:span> olhar para onde vir</text:p>
      <text:p text:style-name="P6"/>
      <text:p text:style-name="P6"><text:span text:style-name="T1">-ole(tibige)</text:span><text:tab/><text:span text:style-name="T4">vt</text:span> <text:span text:style-name="T1">procurar</text:span></text:p>
      <text:p text:style-name="P6"><text:tab/><text:span text:style-name="T1">-ole</text:span> olhar (procurando ver)</text:p>
      <text:p text:style-name="P6"/>
      <text:p text:style-name="P6"><text:span text:style-name="T1">-oli</text:span><text:tab/><text:span text:style-name="T4">vt</text:span> <text:span text:style-name="T1">não deixar</text:span> perseguir</text:p>
      <text:p text:style-name="P6"><text:tab/><text:span text:style-name="T1">-oli(tege)</text:span> negar, proibir, impedir, cercar</text:p>
      <text:p text:style-name="P6"/>
      <text:p text:style-name="P6"><text:soft-page-break/><text:span text:style-name="T1">-olice</text:span><text:tab/><text:span text:style-name="T4">vi, vt</text:span> <text:span text:style-name="T1">roubar</text:span></text:p>
      <text:p text:style-name="P6"><text:tab/><text:span text:style-name="T1">olice</text:span><text:span text:style-name="T2">g</text:span><text:span text:style-name="T1">egi</text:span> salteador, ladrão</text:p>
      <text:p text:style-name="P6"/>
      <text:p text:style-name="P6"><text:span text:style-name="T1">olice</text:span><text:span text:style-name="T2">g</text:span><text:span text:style-name="T1">egi<text:tab/>olica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1 salteador 2 ladrão</text:span></text:p>
      <text:p text:style-name="P6"><text:tab/><text:span text:style-name="T1">-olice</text:span> roubar</text:p>
      <text:p text:style-name="P6"/>
      <text:p text:style-name="P6"><text:span text:style-name="T1">-oli(tege)</text:span><text:tab/><text:span text:style-name="T4">vt</text:span> <text:span text:style-name="T1">1 negar 2 proibir 3 impedir 4 cercar</text:span> para não escapar ou passar</text:p>
      <text:p text:style-name="P6"><text:tab/><text:span text:style-name="T1">-oli</text:span> não deixar, perseguir</text:p>
      <text:p text:style-name="P6"/>
      <text:p text:style-name="P6"><text:span text:style-name="T1">oloopa<text:tab/>oloopatedi</text:span> <text:span text:style-name="T4">subst masc</text:span> <text:span text:style-name="T1">abelha</text:span></text:p>
      <text:p text:style-name="P6"/>
      <text:p text:style-name="P6"><text:span text:style-name="T1">-omakajo<text:tab/>-omakajoli</text:span> <text:span text:style-name="T4">subst fem</text:span> <text:span text:style-name="T1">coxa</text:span></text:p>
      <text:p text:style-name="P6"><text:tab/><text:span text:style-name="T1">lomakajoli</text:span> costas dele</text:p>
      <text:p text:style-name="P6"/>
      <text:p text:style-name="P6"><text:span text:style-name="T1">-omiige</text:span><text:tab/><text:span text:style-name="T4">vi</text:span> <text:span text:style-name="T1">pescar</text:span></text:p>
      <text:p text:style-name="P6"/>
      <text:p text:style-name="P6"><text:span text:style-name="T1">omiigona</text:span><text:span text:style-name="T2">g</text:span><text:span text:style-name="T1">a<text:tab/>omiigonali</text:span> <text:span text:style-name="T4">subst fem</text:span> <text:span text:style-name="T1">planta espinhosa</text:span> certo tipo</text:p>
      <text:p text:style-name="P6"/>
      <text:p text:style-name="P6"><text:span text:style-name="T1">omile</text:span><text:span text:style-name="T2">g</text:span><text:span text:style-name="T1">e<text:tab/>omile</text:span><text:span text:style-name="T2">g</text:span><text:span text:style-name="T1">eijadi</text:span> <text:span text:style-name="T4">subst fem</text:span> <text:span text:style-name="T1">moranga</text:span></text:p>
      <text:p text:style-name="P6"/>
      <text:p text:style-name="P6"><text:span text:style-name="T1">-omile(tice)</text:span><text:tab/><text:span text:style-name="T4">vt</text:span> <text:span text:style-name="T1">1 desprezar 2 desfazer 3 descartar</text:span></text:p>
      <text:p text:style-name="P6"/>
      <text:p text:style-name="P6"><text:span text:style-name="T1">-omoke</text:span><text:tab/><text:span text:style-name="T4">vt</text:span> <text:span text:style-name="T1">abrir</text:span></text:p>
      <text:p text:style-name="P6"/>
      <text:p text:style-name="P6">[Seite 157]</text:p>
      <text:p text:style-name="P6">[Spalte 2]</text:p>
      <text:p text:style-name="P6"/>
      <text:p text:style-name="P6"><text:span text:style-name="T1">-omolole(tinigi)</text:span><text:tab/><text:span text:style-name="T4">vt</text:span> <text:span text:style-name="T1">afundar</text:span> em qualquer líquido</text:p>
      <text:p text:style-name="P6"/>
      <text:p text:style-name="P6"><text:span text:style-name="T1">onada</text:span><text:tab/><text:span text:style-name="T4">fala rep fem</text:span> <text:span text:style-name="T1">disse que tinha</text:span></text:p>
      <text:p text:style-name="P6"/>
      <text:p text:style-name="P6"><text:span text:style-name="T1">onadatecibeci</text:span><text:tab/><text:span text:style-name="T4">núm fem</text:span> <text:span text:style-name="T1">cada uma</text:span></text:p>
      <text:p text:style-name="P6"><text:tab/><text:span text:style-name="T1">onidatecibeci</text:span> <text:span text:style-name="T4">(forma masc)</text:span></text:p>
      <text:p text:style-name="P6"/>
      <text:p text:style-name="P6"><text:span text:style-name="T1">onaditeci</text:span><text:tab/><text:span text:style-name="T4">núm fem</text:span> <text:span text:style-name="T1">uma</text:span></text:p>
      <text:p text:style-name="P6"><text:tab/><text:span text:style-name="T1">oniditeci</text:span> <text:span text:style-name="T4">(forma masc)</text:span> coisa horizontal como rio, árvore cortada, pessoa no chão</text:p>
      <text:p text:style-name="P6"/>
      <text:p text:style-name="P6"><text:span text:style-name="T1">onajoteci</text:span><text:tab/><text:span text:style-name="T4">núm fem</text:span> <text:span text:style-name="T1">uma</text:span></text:p>
      <text:p text:style-name="P6"><text:tab/><text:span text:style-name="T1">onijoteci</text:span> <text:span text:style-name="T4">(forma masc)</text:span> coisa indo</text:p>
      <text:p text:style-name="P6"/>
      <text:p text:style-name="P6"><text:span text:style-name="T1">onana</text:span><text:span text:style-name="T2">g</text:span><text:span text:style-name="T1">a</text:span><text:tab/><text:span text:style-name="T4">adj</text:span> <text:span text:style-name="T1">só</text:span></text:p>
      <text:p text:style-name="P6"><text:tab/><text:span text:style-name="T1">onana</text:span><text:span text:style-name="T2">g</text:span><text:span text:style-name="T1">adatece</text:span> ficou só ela</text:p>
      <text:p text:style-name="P6"/>
      <text:p text:style-name="P6"><text:span text:style-name="T1">onana</text:span><text:span text:style-name="T2">g</text:span><text:span text:style-name="T1">ateci</text:span><text:span text:style-name="T2">g</text:span><text:span text:style-name="T1">idiwa</text:span><text:tab/><text:span text:style-name="T4">núm</text:span> <text:span text:style-name="T1">só poucos</text:span></text:p>
      <text:p text:style-name="P6"><text:tab/><text:span text:style-name="T1">onana</text:span><text:span text:style-name="T2">g</text:span><text:span text:style-name="T1">a-teci-(</text:span><text:span text:style-name="T2">g</text:span><text:span text:style-name="T1">)-idiwa</text:span></text:p>
      <text:p text:style-name="P6"/>
      <text:p text:style-name="P6"><text:span text:style-name="T1">onani</text:span><text:span text:style-name="T2">g</text:span><text:span text:style-name="T1">idatece</text:span><text:tab/><text:span text:style-name="T4">núm masc</text:span> <text:span text:style-name="T1">só um</text:span> pode ser tempo - uma só vez</text:p>
      <text:p text:style-name="P6"><text:tab/><text:span text:style-name="T1">onani</text:span><text:span text:style-name="T2">g</text:span><text:span text:style-name="T1">icatece</text:span> um só</text:p>
      <text:p text:style-name="P6"/>
      <text:p text:style-name="P6"><text:span text:style-name="T1">onani</text:span><text:span text:style-name="T2">g</text:span><text:span text:style-name="T1">ijotece<text:tab/>onani</text:span><text:span text:style-name="T2">g</text:span><text:span text:style-name="T1">ijoatece</text:span> <text:span text:style-name="T4">núm masc</text:span> <text:span text:style-name="T1">só um</text:span> coisa indo</text:p>
      <text:p text:style-name="P6"/>
      <text:p text:style-name="P6"><text:span text:style-name="T1">onani</text:span><text:span text:style-name="T2">g</text:span><text:span text:style-name="T1">initece<text:tab/>onani</text:span><text:span text:style-name="T2">g</text:span><text:span text:style-name="T1">iniwatece</text:span> <text:span text:style-name="T4">núm masc</text:span> <text:span text:style-name="T1">ficou só um</text:span> ele já está sozinho</text:p>
      <text:p text:style-name="P6"><text:soft-page-break/></text:p>
      <text:p text:style-name="P6"><text:span text:style-name="T1">onaniteci</text:span><text:tab/><text:span text:style-name="T4">núm fem</text:span> <text:span text:style-name="T1">uma</text:span></text:p>
      <text:p text:style-name="P6"><text:tab/><text:span text:style-name="T1">oniniteci</text:span> <text:span text:style-name="T4">(forma masc)</text:span> pessoa sentada, animal em pé, coisa que não é horizontal nem vertical</text:p>
      <text:p text:style-name="P6"/>
      <text:p text:style-name="P6"><text:span text:style-name="T1">on-(-ao)</text:span><text:tab/><text:span text:style-name="T4">vt</text:span> <text:span text:style-name="T1">fingir</text:span> disfarçar-se; usa-se com o verbo "fazer"</text:p>
      <text:p text:style-name="P6"><text:tab/><text:span text:style-name="T1">ok-(-ao)</text:span> <text:span text:style-name="T4">(sinôn)</text:span></text:p>
      <text:p text:style-name="P6"/>
      <text:p text:style-name="P6">[Seite 158]</text:p>
      <text:p text:style-name="P6">[Spalte 1]</text:p>
      <text:p text:style-name="P6"/>
      <text:p text:style-name="P6"><text:span text:style-name="T1">onateci</text:span><text:span text:style-name="T2">g</text:span><text:span text:style-name="T1">ica<text:tab/>onateci</text:span><text:span text:style-name="T2">g</text:span><text:span text:style-name="T1">icoa</text:span> <text:span text:style-name="T4">núm masc</text:span> <text:span text:style-name="T1">pouco</text:span></text:p>
      <text:p text:style-name="P6"><text:tab/><text:span text:style-name="T1">onateca</text:span><text:span text:style-name="T2">g</text:span><text:span text:style-name="T1">aca</text:span> <text:span text:style-name="T4">(forma fem)</text:span> coisa não vista</text:p>
      <text:p text:style-name="P6"/>
      <text:p text:style-name="P6"><text:span text:style-name="T1">onateci</text:span><text:span text:style-name="T2">g</text:span><text:span text:style-name="T1">ida<text:tab/>onateci</text:span><text:span text:style-name="T2">g</text:span><text:span text:style-name="T1">idoa</text:span> <text:span text:style-name="T4">núm masc</text:span> <text:span text:style-name="T1">pouco</text:span></text:p>
      <text:p text:style-name="P6"><text:tab/><text:span text:style-name="T1">onateca</text:span><text:span text:style-name="T2">g</text:span><text:span text:style-name="T1">ada</text:span> <text:span text:style-name="T4">(forma fem)</text:span> coisa vertical, p.ex. pessoa em pé, árvore</text:p>
      <text:p text:style-name="P6"/>
      <text:p text:style-name="P6"><text:span text:style-name="T1">onateci</text:span><text:span text:style-name="T2">g</text:span><text:span text:style-name="T1">idi<text:tab/>onateci</text:span><text:span text:style-name="T2">g</text:span><text:span text:style-name="T1">idiwa</text:span> <text:span text:style-name="T4">núm masc</text:span> <text:span text:style-name="T1">pouco</text:span></text:p>
      <text:p text:style-name="P6"><text:tab/><text:span text:style-name="T1">onateca</text:span><text:span text:style-name="T2">g</text:span><text:span text:style-name="T1">adi</text:span> <text:span text:style-name="T4">(forma fem)</text:span> coisa horizontal, p.ex. pessoa deitada, plantação cortada</text:p>
      <text:p text:style-name="P6"/>
      <text:p text:style-name="P6"><text:span text:style-name="T1">onateci</text:span><text:span text:style-name="T2">g</text:span><text:span text:style-name="T1">ijo<text:tab/>onateci</text:span><text:span text:style-name="T2">g</text:span><text:span text:style-name="T1">ijoa</text:span> <text:span text:style-name="T4">núm masc</text:span> <text:span text:style-name="T1">pouco</text:span></text:p>
      <text:p text:style-name="P6"><text:tab/><text:span text:style-name="T1">onateca</text:span><text:span text:style-name="T2">g</text:span><text:span text:style-name="T1">ajo</text:span> <text:span text:style-name="T4">(forma fem)</text:span> coisa indo</text:p>
      <text:p text:style-name="P6"/>
      <text:p text:style-name="P6"><text:span text:style-name="T1">onateci</text:span><text:span text:style-name="T2">g</text:span><text:span text:style-name="T1">ini<text:tab/>onateci</text:span><text:span text:style-name="T2">g</text:span><text:span text:style-name="T1">iniwa</text:span> <text:span text:style-name="T4">núm masc</text:span> <text:span text:style-name="T1">pouco</text:span></text:p>
      <text:p text:style-name="P6"><text:tab/><text:span text:style-name="T1">onateca</text:span><text:span text:style-name="T2">g</text:span><text:span text:style-name="T1">ani</text:span> <text:span text:style-name="T4">(forma fem)</text:span> forma geral, p.ex. pessoa sentada, animal em pé</text:p>
      <text:p text:style-name="P6"/>
      <text:p text:style-name="P6"><text:span text:style-name="T1">one</text:span><text:tab/><text:span text:style-name="T4">fala rep intro</text:span> <text:span text:style-name="T1">disse que</text:span></text:p>
      <text:p text:style-name="P6"><text:tab/><text:span text:style-name="T1">one doma</text:span><text:span text:style-name="T2">g</text:span><text:span text:style-name="T1">a</text:span> disse que queria</text:p>
      <text:p text:style-name="P6"><text:tab/><text:span text:style-name="T1">oneeteta</text:span> disse que falou para ele</text:p>
      <text:p text:style-name="P6"/>
      <text:p text:style-name="P6"><text:span text:style-name="T1">onexaa</text:span><text:tab/><text:span text:style-name="T4">adv</text:span> <text:span text:style-name="T1">1 só 2 apenas 3 depois</text:span> sempre com verbo</text:p>
      <text:p text:style-name="P6"/>
      <text:p text:style-name="P6"><text:span text:style-name="T1">onica</text:span><text:tab/><text:span text:style-name="T4">fala rep</text:span> <text:span text:style-name="T1">disse que tinha um</text:span></text:p>
      <text:p text:style-name="P6"><text:tab/><text:span text:style-name="T1">onaca</text:span> <text:span text:style-name="T4">(forma fem)</text:span> história reportada</text:p>
      <text:p text:style-name="P6"><text:tab/><text:span text:style-name="T1">one-ica</text:span></text:p>
      <text:p text:style-name="P6"/>
      <text:p text:style-name="P6"><text:span text:style-name="T1">-oniciwadi</text:span><text:tab/><text:span text:style-name="T4">vi, vt</text:span> <text:span text:style-name="T1">1 estar firme 2 estar forte</text:span></text:p>
      <text:p text:style-name="P6"><text:tab/><text:span text:style-name="T1">-oniciwa</text:span><text:span text:style-name="T2">g</text:span><text:span text:style-name="T1">a</text:span> força de</text:p>
      <text:p text:style-name="P6"><text:tab/><text:span text:style-name="T1">-oniciwa</text:span><text:span text:style-name="T2">g</text:span><text:span text:style-name="T1">adi</text:span> animar, fazer forte, fortalecer</text:p>
      <text:p text:style-name="P6"/>
      <text:p text:style-name="P6"><text:span text:style-name="T1">-oniciwa</text:span><text:span text:style-name="T2">g</text:span><text:span text:style-name="T1">adi</text:span><text:tab/><text:span text:style-name="T4">vt</text:span> <text:span text:style-name="T1">1 animar 2 fortalecer</text:span></text:p>
      <text:p text:style-name="P6"><text:tab/><text:span text:style-name="T1">-dinoniciwa</text:span><text:span text:style-name="T2">g</text:span><text:span text:style-name="T1">adi</text:span> esforçar-se</text:p>
      <text:p text:style-name="P6"/>
      <text:p text:style-name="P6">[Seite 158]</text:p>
      <text:p text:style-name="P6">[Spalte 2]</text:p>
      <text:p text:style-name="P6"/>
      <text:p text:style-name="P6"><text:span text:style-name="T1">onidateci</text:span><text:tab/><text:span text:style-name="T4">núm masc</text:span> <text:span text:style-name="T1">um</text:span></text:p>
      <text:p text:style-name="P6"><text:tab/><text:span text:style-name="T1">onadateci</text:span> <text:span text:style-name="T4">(forma fem)</text:span> pessoa em pé, coisa vertical</text:p>
      <text:p text:style-name="P6"><text:tab/><text:span text:style-name="T1">onididateci</text:span> <text:span text:style-name="T4">(forma dim)</text:span></text:p>
      <text:p text:style-name="P6"/>
      <text:p text:style-name="P6"><text:span text:style-name="T1">onidatecibeci</text:span><text:tab/><text:span text:style-name="T4">núm ou adv masc</text:span> <text:span text:style-name="T1">cada um, às vezes</text:span></text:p>
      <text:p text:style-name="P6"><text:tab/><text:span text:style-name="T1">onadatecibeci</text:span> <text:span text:style-name="T4">(forma fem)</text:span> sentido vertical</text:p>
      <text:p text:style-name="P6"><text:soft-page-break/><text:tab/><text:span text:style-name="T1">onidatecibige</text:span> cada um com algo</text:p>
      <text:p text:style-name="P6"/>
      <text:p text:style-name="P6"><text:span text:style-name="T1">onidiokidi<text:tab/>onidiokidiwa</text:span> <text:span text:style-name="T4">núm</text:span> <text:span text:style-name="T1">só esse</text:span> coisa horizontal</text:p>
      <text:p text:style-name="P6"/>
      <text:p text:style-name="P6"><text:span text:style-name="T1">oniditecibeci</text:span><text:tab/><text:span text:style-name="T4">núm masc</text:span> <text:span text:style-name="T1">cada um</text:span></text:p>
      <text:p text:style-name="P6"><text:tab/><text:span text:style-name="T1">onaditecibeci</text:span> <text:span text:style-name="T4">(forma fem)</text:span> coisa horizontal</text:p>
      <text:p text:style-name="P6"/>
      <text:p text:style-name="P6"><text:span text:style-name="T1">onidoateci</text:span><text:tab/><text:span text:style-name="T4">adj</text:span> <text:span text:style-name="T1">só, somente</text:span></text:p>
      <text:p text:style-name="P6"/>
      <text:p text:style-name="P6"><text:span text:style-name="T1">onijo<text:tab/>onijoa</text:span> <text:span text:style-name="T4">núm masc</text:span> <text:span text:style-name="T1">algum</text:span></text:p>
      <text:p text:style-name="P6"><text:tab/><text:span text:style-name="T1">onajo</text:span> <text:span text:style-name="T4">(forma fem)</text:span></text:p>
      <text:p text:style-name="P6"/>
      <text:p text:style-name="P6"><text:span text:style-name="T1">onijoteci<text:tab/>onijoateci</text:span> <text:span text:style-name="T4">núm masc</text:span> <text:span text:style-name="T1">um</text:span></text:p>
      <text:p text:style-name="P6"><text:tab/><text:span text:style-name="T1">onajoteci</text:span> <text:span text:style-name="T4">(forma fem)</text:span> coisa indo, plural é pessoa importante</text:p>
      <text:p text:style-name="P6"/>
      <text:p text:style-name="P6"><text:span text:style-name="T1">-onima</text:span><text:span text:style-name="T2">g</text:span><text:span text:style-name="T1">a(tece)</text:span><text:tab/><text:span text:style-name="T4">vt</text:span> <text:span text:style-name="T1">interessar-se</text:span> ter interesse</text:p>
      <text:p text:style-name="P6"/>
      <text:p text:style-name="P6"><text:span text:style-name="T1">oninateci<text:tab/>oninoateci</text:span> <text:span text:style-name="T4">núm masc</text:span> <text:span text:style-name="T1">um</text:span></text:p>
      <text:p text:style-name="P6"><text:tab/><text:span text:style-name="T1">onanateci</text:span> <text:span text:style-name="T4">(forma fem)</text:span> coisa vindo, forma plural significa "uns"</text:p>
      <text:p text:style-name="P6"/>
      <text:p text:style-name="P6"><text:span text:style-name="T1">oninatecibeci</text:span><text:tab/><text:span text:style-name="T4">núm masc</text:span> <text:span text:style-name="T1">cada um</text:span></text:p>
      <text:p text:style-name="P6"><text:tab/><text:span text:style-name="T1">onanatecibeci</text:span> <text:span text:style-name="T4">(forma fem)</text:span> coisas vindo</text:p>
      <text:p text:style-name="P6"/>
      <text:p text:style-name="P6"><text:span text:style-name="T1">onini</text:span><text:tab/><text:span text:style-name="T4">núm masc</text:span> <text:span text:style-name="T1">algum</text:span></text:p>
      <text:p text:style-name="P6"><text:tab/><text:span text:style-name="T1">onani</text:span> <text:span text:style-name="T4">(forma fem)</text:span> forma geral (neutral), p.ex. pessoa sentada, animal em pé</text:p>
      <text:p text:style-name="P6"/>
      <text:p text:style-name="P6">[Seite 159]</text:p>
      <text:p text:style-name="P6">[Spalte 1]</text:p>
      <text:p text:style-name="P6"/>
      <text:p text:style-name="P6"><text:span text:style-name="T1">oniniteci<text:tab/>oniniwateci</text:span> <text:span text:style-name="T4">núm masc</text:span> <text:span text:style-name="T1">um</text:span></text:p>
      <text:p text:style-name="P6"><text:tab/><text:span text:style-name="T1">onaniteci</text:span> <text:span text:style-name="T4">(forma fem)</text:span> forma geral, p.ex. animal em pé ou pessoa sentada; plural usado por pessoa importante</text:p>
      <text:p text:style-name="P6"/>
      <text:p text:style-name="P6"><text:span text:style-name="T1">oninitecibeci</text:span><text:tab/><text:span text:style-name="T4">núm masc</text:span> <text:span text:style-name="T1">cada um</text:span></text:p>
      <text:p text:style-name="P6"><text:tab/><text:span text:style-name="T1">onanitecibeci</text:span> <text:span text:style-name="T4">(forma fem)</text:span> pessoa sentada ou animal em pé, forma neutral</text:p>
      <text:p text:style-name="P6"/>
      <text:p text:style-name="P6"><text:span text:style-name="T1">oni(te)</text:span><text:tab/><text:span text:style-name="T4">v loc</text:span> <text:span text:style-name="T1">você está, fica</text:span> num lugar temporário</text:p>
      <text:p text:style-name="P6"><text:tab/><text:span text:style-name="T1">-o(te)</text:span> ficar temporário</text:p>
      <text:p text:style-name="P6"/>
      <text:p text:style-name="P6"><text:span text:style-name="T1">oni(tibigi)</text:span><text:tab/><text:span text:style-name="T4">vi</text:span> <text:span text:style-name="T1">você se levanta</text:span> de posição horizontal</text:p>
      <text:p text:style-name="P6"><text:tab/><text:span text:style-name="T1">-o(tibigi)</text:span> levantar-se do horizontal</text:p>
      <text:p text:style-name="P6"/>
      <text:p text:style-name="P6"><text:span text:style-name="T1">onitoatatibige</text:span><text:tab/><text:span text:style-name="T4">núm</text:span> <text:span text:style-name="T1">em pares</text:span></text:p>
      <text:p text:style-name="P6"/>
      <text:p text:style-name="P6"><text:span text:style-name="T1">onokotico</text:span><text:span text:style-name="T2">g</text:span><text:span text:style-name="T1">o<text:tab/>ni</text:span><text:span text:style-name="T2">g</text:span><text:span text:style-name="T1">igo </text:span><text:span text:style-name="T2">g</text:span><text:span text:style-name="T1">obaa</text:span><text:span text:style-name="T2">g</text:span><text:span text:style-name="T1">adi</text:span> <text:span text:style-name="T4">núm</text:span> <text:span text:style-name="T1">vinte e cinco</text:span> (palavra antiga, não se usa mais)</text:p>
      <text:p text:style-name="P6"/>
      <text:p text:style-name="P6"><text:span text:style-name="T1">onokotico</text:span><text:span text:style-name="T2">g</text:span><text:span text:style-name="T1">odigo</text:span><text:tab/><text:span text:style-name="T4">núm</text:span> <text:span text:style-name="T1">vinte</text:span> (palavra antiga, não se/usa mais)</text:p>
      <text:p text:style-name="P6"/>
      <text:p text:style-name="P6"><text:span text:style-name="T1">-oodi(ticogi)</text:span><text:tab/><text:span text:style-name="T4">vi</text:span> <text:span text:style-name="T1">chegar lá com algo</text:span> levar (só tempo passado)</text:p>
      <text:p text:style-name="P6"><text:tab/><text:span text:style-name="T1">-noodi</text:span> trazer</text:p>
      <text:p text:style-name="P6"/>
      <text:p text:style-name="P6"><text:span text:style-name="T1">-oojete</text:span><text:tab/><text:span text:style-name="T4">vi</text:span> <text:span text:style-name="T1">1 embravecer 2 vingar-se</text:span></text:p>
      <text:p text:style-name="P6"><text:soft-page-break/></text:p>
      <text:p text:style-name="P6"><text:span text:style-name="T1">oojetekaxeewodi<text:tab/>oojetekaxeewodoli</text:span> <text:span text:style-name="T4">subst masc</text:span> <text:span text:style-name="T1">dono do armazém</text:span></text:p>
      <text:p text:style-name="P6"><text:tab/><text:span text:style-name="T1">oojetekaxeewodo</text:span> <text:span text:style-name="T4">(forma fem)</text:span></text:p>
      <text:p text:style-name="P6"><text:tab/><text:span text:style-name="T1">-noojete</text:span> comprar</text:p>
      <text:p text:style-name="P6"/>
      <text:p text:style-name="P6"><text:span text:style-name="T1">oojetekaxi<text:tab/>oojetekaxiidi</text:span> <text:span text:style-name="T4">subst fem</text:span> <text:span text:style-name="T1">1 bolicho 2 armazém 3 loja</text:span></text:p>
      <text:p text:style-name="P6"><text:tab/><text:span text:style-name="T1">-noojete</text:span> comprar</text:p>
      <text:p text:style-name="P6"><text:tab/><text:span text:style-name="T1">noojetekaxi</text:span> loja dele</text:p>
      <text:p text:style-name="P6"/>
      <text:p text:style-name="P6">[Seite 159]</text:p>
      <text:p text:style-name="P6">[Spalte 2]</text:p>
      <text:p text:style-name="P6"/>
      <text:p text:style-name="P6"><text:span text:style-name="T1">oojetekegi<text:tab/>oojetekeco</text:span> <text:span text:style-name="T4">subst masc</text:span> <text:span text:style-name="T1">1 negócio 2 mercadoria</text:span></text:p>
      <text:p text:style-name="P6"><text:tab/><text:span text:style-name="T1">-noojete</text:span> comprar</text:p>
      <text:p text:style-name="P6"/>
      <text:p text:style-name="P6"><text:span text:style-name="T1">oojetekenigi<text:tab/>oojetekena</text:span><text:span text:style-name="T2">g</text:span><text:span text:style-name="T1">a</text:span> <text:span text:style-name="T4">subst masc</text:span> <text:span text:style-name="T1">comerciante</text:span></text:p>
      <text:p text:style-name="P6"><text:tab/><text:span text:style-name="T1">oojetekena</text:span> <text:span text:style-name="T4">(forma fem)</text:span></text:p>
      <text:p text:style-name="P6"><text:tab/><text:span text:style-name="T1">-noojete</text:span> comprar</text:p>
      <text:p text:style-name="P6"><text:tab/><text:span text:style-name="T1">noojetekenigi</text:span> comerciante dele</text:p>
      <text:p text:style-name="P6"/>
      <text:p text:style-name="P6"><text:span text:style-name="T1">-oola</text:span><text:tab/><text:span text:style-name="T4">vt</text:span> <text:span text:style-name="T1">cozinhar algo</text:span></text:p>
      <text:p text:style-name="P6"><text:tab/><text:span text:style-name="T1">-oola</text:span><text:span text:style-name="T2">g</text:span><text:span text:style-name="T1">a</text:span> cozinhar</text:p>
      <text:p text:style-name="P6"><text:tab/><text:span text:style-name="T1">noola</text:span><text:span text:style-name="T2">g</text:span><text:span text:style-name="T1">ana</text:span><text:span text:style-name="T2">g</text:span><text:span text:style-name="T1">alo</text:span> cozinheira</text:p>
      <text:p text:style-name="P6"/>
      <text:p text:style-name="P6"><text:span text:style-name="T1">-oola</text:span><text:span text:style-name="T2">g</text:span><text:span text:style-name="T1">a</text:span><text:tab/><text:span text:style-name="T4">vi</text:span> <text:span text:style-name="T1">cozinhar</text:span></text:p>
      <text:p text:style-name="P6"><text:tab/><text:span text:style-name="T1">-oola</text:span> cozinhar algo</text:p>
      <text:p text:style-name="P6"><text:tab/><text:span text:style-name="T1">noole</text:span> panela</text:p>
      <text:p text:style-name="P6"><text:tab/><text:span text:style-name="T1">noola</text:span><text:span text:style-name="T2">g</text:span><text:span text:style-name="T1">ana</text:span><text:span text:style-name="T2">g</text:span><text:span text:style-name="T1">axi</text:span> forno</text:p>
      <text:p text:style-name="P6"><text:span text:style-name="T1">oolo</text:span><text:tab/><text:span text:style-name="T4">subst fem</text:span> <text:span text:style-name="T1">ouro port</text:span></text:p>
      <text:p text:style-name="P6"/>
      <text:p text:style-name="P6"><text:span text:style-name="T1">-opaa</text:span><text:span text:style-name="T2">g</text:span><text:span text:style-name="T1">adi</text:span><text:tab/><text:span text:style-name="T4">vt</text:span> <text:span text:style-name="T1">1 esmagar 2 amassar</text:span> qualquer coisa</text:p>
      <text:p text:style-name="P6"/>
      <text:p text:style-name="P6"><text:span text:style-name="T1">-opa</text:span><text:span text:style-name="T2">g</text:span><text:span text:style-name="T1">adi</text:span><text:tab/><text:span text:style-name="T4">vt</text:span> <text:span text:style-name="T1">fazer demorar</text:span> gastar tempo</text:p>
      <text:p text:style-name="P6"><text:tab/><text:span text:style-name="T1">-dinopa</text:span><text:span text:style-name="T2">g</text:span><text:span text:style-name="T1">adi</text:span> demorar</text:p>
      <text:p text:style-name="P6"/>
      <text:p text:style-name="P6"><text:span text:style-name="T1">opake</text:span><text:tab/><text:span text:style-name="T4">adj</text:span> <text:span text:style-name="T1">velha</text:span></text:p>
      <text:p text:style-name="P6"><text:tab/><text:span text:style-name="T2">g</text:span><text:span text:style-name="T1">onopake</text:span> nossa velha (pessoa)</text:p>
      <text:p text:style-name="P6"><text:tab/><text:span text:style-name="T1">oxii</text:span><text:span text:style-name="T2">g</text:span><text:span text:style-name="T1">odi</text:span> velho</text:p>
      <text:p text:style-name="P6"/>
      <text:p text:style-name="P6"><text:span text:style-name="T1">opakilogola<text:tab/>opakilogoladi</text:span> <text:span text:style-name="T4">subst fem</text:span> <text:span text:style-name="T1">rato grande</text:span></text:p>
      <text:p text:style-name="P6"/>
      <text:p text:style-name="P6"><text:span text:style-name="T1">-opedi</text:span><text:tab/><text:span text:style-name="T4">vi</text:span> <text:span text:style-name="T1">ir cedo</text:span></text:p>
      <text:p text:style-name="P6"/>
      <text:p text:style-name="P6"><text:span text:style-name="T1">-opi</text:span><text:tab/><text:span text:style-name="T4">vi</text:span> <text:span text:style-name="T1">ir embora</text:span></text:p>
      <text:p text:style-name="P6"><text:tab/><text:span text:style-name="T5">-oi-ii</text:span><text:span text:style-name="T4"> (fala da mulher)</text:span></text:p>
      <text:p text:style-name="P6"><text:tab/><text:span text:style-name="T1">-dopi(tijo)</text:span> voltar</text:p>
      <text:p text:style-name="P6"/>
      <text:p text:style-name="P6"><text:span text:style-name="T1">-opila</text:span><text:span text:style-name="T2">g</text:span><text:span text:style-name="T1">adi</text:span><text:tab/><text:span text:style-name="T4">vt</text:span> <text:span text:style-name="T1">1 devolver 2 entregar</text:span> qualquer coisa, p.ex. casa</text:p>
      <text:p text:style-name="P6"><text:tab/><text:span text:style-name="T1">-nopila</text:span><text:span text:style-name="T2">g</text:span><text:span text:style-name="T1">adi</text:span> pegar ou receber de volta</text:p>
      <text:p text:style-name="P6"/>
      <text:p text:style-name="P6">[Seite 160]</text:p>
      <text:p text:style-name="P6">[Spalte 1]</text:p>
      <text:p text:style-name="P6"><text:soft-page-break/></text:p>
      <text:p text:style-name="P6"><text:span text:style-name="T1">-opitena<text:tab/>-opitenali</text:span> <text:span text:style-name="T4">subst fem</text:span> <text:span text:style-name="T1">flecha de</text:span></text:p>
      <text:p text:style-name="P6"><text:tab/><text:span text:style-name="T1">-opitenigi</text:span> arco de</text:p>
      <text:p text:style-name="P6"/>
      <text:p text:style-name="P6"><text:span text:style-name="T1">-opitenigi<text:tab/>-opitena</text:span><text:span text:style-name="T2">g</text:span><text:span text:style-name="T1">a</text:span> <text:span text:style-name="T4">subst masc</text:span> <text:span text:style-name="T1">arco de</text:span></text:p>
      <text:p text:style-name="P6"><text:tab/><text:span text:style-name="T1">-opitena</text:span> flecha de</text:p>
      <text:p text:style-name="P6"/>
      <text:p text:style-name="P6"><text:span text:style-name="T1">-opo</text:span><text:tab/><text:span text:style-name="T4">vt</text:span> <text:span text:style-name="T1">admirar-se</text:span></text:p>
      <text:p text:style-name="P6"/>
      <text:p text:style-name="P6"><text:span text:style-name="T1">opoe<text:tab/>opoedi</text:span> <text:span text:style-name="T4">subst masc</text:span> <text:span text:style-name="T1">urubú</text:span> pássaro</text:p>
      <text:p text:style-name="P6"/>
      <text:p text:style-name="P6"><text:span text:style-name="T1">-opokedi<text:tab/>-opoketedi</text:span> <text:span text:style-name="T4">subst masc</text:span> <text:span text:style-name="T1">necessidade</text:span></text:p>
      <text:p text:style-name="P6"><text:tab/><text:span text:style-name="T1">lopokedi</text:span> necessidade dele</text:p>
      <text:p text:style-name="P6"><text:tab/><text:span text:style-name="T1">-opi(tibige)</text:span> precisar de, necessitar, querer</text:p>
      <text:p text:style-name="P6"/>
      <text:p text:style-name="P6"><text:span text:style-name="T1">-opo(tibige)</text:span><text:tab/><text:span text:style-name="T4">vt</text:span> <text:span text:style-name="T1">1 necessitar 2 querer</text:span> precisar de</text:p>
      <text:p text:style-name="P6"><text:tab/><text:span text:style-name="T1">-opokedi</text:span> necessidade</text:p>
      <text:p text:style-name="P6"><text:tab/><text:span text:style-name="T1">-ema</text:span><text:span text:style-name="T2">g</text:span><text:span text:style-name="T1">amata(tema)</text:span> necessitar</text:p>
      <text:p text:style-name="P6"/>
      <text:p text:style-name="P6"><text:span text:style-name="T1">-ota</text:span><text:tab/><text:span text:style-name="T4">vt</text:span> <text:span text:style-name="T1">desprezar</text:span> por achar inferior</text:p>
      <text:p text:style-name="P6"><text:tab/><text:span text:style-name="T1">-owoce(tege)</text:span> rejeitar, proibir ir junto</text:p>
      <text:p text:style-name="P6"/>
      <text:p text:style-name="P6"><text:span text:style-name="T1">-o(ta)</text:span><text:tab/><text:span text:style-name="T4">vi</text:span> <text:span text:style-name="T1">chegar até destino</text:span></text:p>
      <text:p text:style-name="P6"><text:tab/><text:span text:style-name="T5">-o-oo(ta)</text:span><text:span text:style-name="T4"> (fala da mulher)</text:span> pode ser encontrar</text:p>
      <text:p text:style-name="P6"><text:tab/><text:span text:style-name="T1">-ano</text:span> chegar</text:p>
      <text:p text:style-name="P6"/>
      <text:p text:style-name="P6"><text:span text:style-name="T1">otaa</text:span><text:span text:style-name="T2">g</text:span><text:span text:style-name="T1">idaatece</text:span><text:tab/><text:span text:style-name="T4">núm neg</text:span> <text:span text:style-name="T1">nenhum desses</text:span></text:p>
      <text:p text:style-name="P6"/>
      <text:p text:style-name="P6"><text:span text:style-name="T1">otacigo<text:tab/>otacigoli</text:span> <text:span text:style-name="T4">subst fem</text:span> <text:span text:style-name="T1">flor amarela</text:span> da árvore "paratudo"</text:p>
      <text:p text:style-name="P6"/>
      <text:p text:style-name="P6"><text:span text:style-name="T1">otagodi<text:tab/>otagododi otagodepodi</text:span> <text:span text:style-name="T4">subst masc</text:span> <text:span text:style-name="T1">patrão</text:span></text:p>
      <text:p text:style-name="P6"><text:tab/><text:span text:style-name="T1">otagodo</text:span> <text:span text:style-name="T4">(forma fem)</text:span></text:p>
      <text:p text:style-name="P6"/>
      <text:p text:style-name="P6"><text:span text:style-name="T1">ota</text:span><text:span text:style-name="T2">g</text:span><text:span text:style-name="T1">a</text:span><text:tab/><text:span text:style-name="T4">cond</text:span> <text:span text:style-name="T1">1 teria sido 2 seria 3 teria ta</text:span><text:span text:style-name="T2">g</text:span><text:span text:style-name="T1">a</text:span> seria, teria</text:p>
      <text:p text:style-name="P6"><text:tab/><text:span text:style-name="T1">agota</text:span><text:span text:style-name="T2">g</text:span><text:span text:style-name="T1">a</text:span> não teria, não seria</text:p>
      <text:p text:style-name="P6"/>
      <text:p text:style-name="P6">[Seite 160]</text:p>
      <text:p text:style-name="P6">[Spalte 2]</text:p>
      <text:p text:style-name="P6"/>
      <text:p text:style-name="P6"><text:span text:style-name="T1">-ota</text:span><text:span text:style-name="T2">g</text:span><text:span text:style-name="T1">a</text:span><text:tab/><text:span text:style-name="T4">vi</text:span> <text:span text:style-name="T1">falar</text:span></text:p>
      <text:p text:style-name="P6"><text:tab/><text:span text:style-name="T1">-dinota</text:span><text:span text:style-name="T2">g</text:span><text:span text:style-name="T1">ane</text:span><text:span text:style-name="T2">g</text:span><text:span text:style-name="T1">e</text:span> falar consigo</text:p>
      <text:p text:style-name="P6"/>
      <text:p text:style-name="P6"><text:span text:style-name="T1">ota</text:span><text:span text:style-name="T2">g</text:span><text:span text:style-name="T1">a</text:span><text:span text:style-name="T2">g</text:span><text:span text:style-name="T1">a</text:span><text:tab/><text:span text:style-name="T4">cond</text:span> <text:span text:style-name="T1">1 também teria 2 também seria</text:span></text:p>
      <text:p text:style-name="P6"><text:tab/><text:span text:style-name="T1">ta</text:span><text:span text:style-name="T2">g</text:span><text:span text:style-name="T1">a</text:span><text:span text:style-name="T2">g</text:span><text:span text:style-name="T1">a</text:span> <text:span text:style-name="T4">(forma curta)</text:span></text:p>
      <text:p text:style-name="P6"/>
      <text:p text:style-name="P6"><text:span text:style-name="T1">-ota</text:span><text:span text:style-name="T2">g</text:span><text:span text:style-name="T1">ane</text:span><text:span text:style-name="T2">g</text:span><text:span text:style-name="T1">e</text:span><text:tab/><text:span text:style-name="T4">vt</text:span> <text:span text:style-name="T1">falar com</text:span></text:p>
      <text:p text:style-name="P6"><text:tab/><text:span text:style-name="T1">-dinota</text:span><text:span text:style-name="T2">g</text:span><text:span text:style-name="T1">ane</text:span><text:span text:style-name="T2">g</text:span><text:span text:style-name="T1">e</text:span> falar consigo, pensar um pouco</text:p>
      <text:p text:style-name="P6"/>
      <text:p text:style-name="P6"><text:span text:style-name="T1">-ota</text:span><text:span text:style-name="T2">g</text:span><text:span text:style-name="T1">a(tibige)</text:span><text:tab/><text:span text:style-name="T4">vi</text:span> <text:span text:style-name="T1">falar mal de</text:span> contra pessoa se ausente, ou bem de pessoa presente</text:p>
      <text:p text:style-name="P6"><text:tab/><text:span text:style-name="T1">-ota</text:span><text:span text:style-name="T2">g</text:span><text:span text:style-name="T1">a</text:span> falar</text:p>
      <text:p text:style-name="P6"/>
      <text:p text:style-name="P6"><text:span text:style-name="T1">ota</text:span><text:span text:style-name="T2">g</text:span><text:span text:style-name="T1">axa</text:span><text:span text:style-name="T2">g</text:span><text:span text:style-name="T1">a<text:tab/>ota</text:span><text:span text:style-name="T2">g</text:span><text:span text:style-name="T1">axadi</text:span> <text:span text:style-name="T4">adj</text:span> <text:span text:style-name="T1">(qualidade de) mexeriqueira</text:span> gosta de piadas (ou fofoca)</text:p>
      <text:p text:style-name="P6"><text:soft-page-break/></text:p>
      <text:p text:style-name="P6"><text:span text:style-name="T1">-o(te)</text:span><text:tab/><text:span text:style-name="T4">vi</text:span> <text:span text:style-name="T1">ficar num lugar</text:span> temporário</text:p>
      <text:p text:style-name="P6"><text:tab/><text:span text:style-name="T1">-o(teloco)</text:span> ficar (mais permanente)</text:p>
      <text:p text:style-name="P6"/>
      <text:p text:style-name="P6"><text:span text:style-name="T1">ote</text:span><text:span text:style-name="T2">g</text:span><text:span text:style-name="T1">exaa</text:span><text:span text:style-name="T2">g</text:span><text:span text:style-name="T1">a</text:span><text:span text:style-name="T2">g</text:span><text:span text:style-name="T1">a</text:span><text:tab/><text:span text:style-name="T4">neg</text:span> <text:span text:style-name="T1">nem</text:span></text:p>
      <text:p text:style-name="P6"/>
      <text:p text:style-name="P6"><text:span text:style-name="T1">-o(teloco)</text:span><text:tab/><text:span text:style-name="T4">vi</text:span> <text:span text:style-name="T1">ficar num lugar</text:span> mais permanente</text:p>
      <text:p text:style-name="P6"><text:tab/><text:span text:style-name="T1">-o(te)</text:span> ficar (temporário)</text:p>
      <text:p text:style-name="P6"><text:tab/><text:span text:style-name="T1">-o(tibigi)</text:span> levantar-se do horizontal</text:p>
      <text:p text:style-name="P6"/>
      <text:p text:style-name="P6"><text:span text:style-name="T1">-otete</text:span><text:tab/><text:span text:style-name="T4">vt</text:span> <text:span text:style-name="T1">guardar</text:span> qualquer, pode ser até mandamento</text:p>
      <text:p text:style-name="P6"><text:tab/><text:span text:style-name="T1">-dinotete</text:span> cuidar de si</text:p>
      <text:p text:style-name="P6"/>
      <text:p text:style-name="P6"><text:span text:style-name="T1">-o(tibigi)</text:span><text:tab/><text:span text:style-name="T4">vi</text:span> <text:span text:style-name="T1">levantar-se</text:span> de posição horizontal</text:p>
      <text:p text:style-name="P6"><text:tab/><text:span text:style-name="T1">ejotibigi</text:span> me levanto</text:p>
      <text:p text:style-name="P6"/>
      <text:p text:style-name="P6"><text:span text:style-name="T1">otica</text:span><text:span text:style-name="T2">g</text:span><text:span text:style-name="T1">anigo<text:tab/>otica</text:span><text:span text:style-name="T2">g</text:span><text:span text:style-name="T1">axodi</text:span> <text:span text:style-name="T4">subst masc ou fem</text:span> <text:span text:style-name="T1">1 veado 2 cervo</text:span></text:p>
      <text:p text:style-name="P6"/>
      <text:p text:style-name="P6"><text:span text:style-name="T1">-otice<text:tab/>-oticeli</text:span> <text:span text:style-name="T4">subst fem</text:span> <text:span text:style-name="T1">leiteira</text:span></text:p>
      <text:p text:style-name="P6"><text:tab/><text:span text:style-name="T1">-otico</text:span><text:span text:style-name="T2">g</text:span><text:span text:style-name="T1">o</text:span> tirar leite</text:p>
      <text:p text:style-name="P6"><text:tab/><text:span text:style-name="T1">yotice</text:span> minha leiteira</text:p>
      <text:p text:style-name="P6"/>
      <text:p text:style-name="P6">[Seite 161]</text:p>
      <text:p text:style-name="P6">[Spalte 1]</text:p>
      <text:p text:style-name="P6"/>
      <text:p text:style-name="P6"><text:span text:style-name="T1">-otico</text:span><text:span text:style-name="T2">g</text:span><text:span text:style-name="T1">o</text:span><text:tab/><text:span text:style-name="T4">vi</text:span> <text:span text:style-name="T1">tirar leite</text:span></text:p>
      <text:p text:style-name="P6"/>
      <text:p text:style-name="P6"><text:span text:style-name="T1">otigimada</text:span><text:span text:style-name="T2">g</text:span><text:span text:style-name="T1">a<text:tab/>otigimadadi otigimadadipi</text:span> <text:span text:style-name="T4">(ger) adj masc ou fem</text:span> <text:span text:style-name="T1">1 teimoso 2 rebelde</text:span></text:p>
      <text:p text:style-name="P6"/>
      <text:p text:style-name="P6"><text:span text:style-name="T1">-otigimade</text:span><text:tab/><text:span text:style-name="T4">vi</text:span> <text:span text:style-name="T1">1 clamar 2 insistir</text:span> perseverando</text:p>
      <text:p text:style-name="P6"><text:tab/><text:span text:style-name="T1">-dinotigimade(tege)</text:span> discutir com (ele)</text:p>
      <text:p text:style-name="P6"/>
      <text:p text:style-name="P6"><text:span text:style-name="T1">oti</text:span><text:span text:style-name="T2">g</text:span><text:span text:style-name="T1">idatece<text:tab/>oti</text:span><text:span text:style-name="T2">g</text:span><text:span text:style-name="T1">idoatece</text:span> <text:span text:style-name="T4">neg masc</text:span> <text:span text:style-name="T1">nem um</text:span></text:p>
      <text:p text:style-name="P6"><text:tab/><text:span text:style-name="T1">ota</text:span><text:span text:style-name="T2">g</text:span><text:span text:style-name="T1">adatece</text:span> <text:span text:style-name="T4">(forma fem)</text:span> coisa vertical</text:p>
      <text:p text:style-name="P6"/>
      <text:p text:style-name="P6"><text:span text:style-name="T1">oti</text:span><text:span text:style-name="T2">g</text:span><text:span text:style-name="T1">iditece</text:span><text:tab/><text:span text:style-name="T4">neg masc</text:span> <text:span text:style-name="T1">nem um</text:span></text:p>
      <text:p text:style-name="P6"><text:tab/><text:span text:style-name="T1">ota</text:span><text:span text:style-name="T2">g</text:span><text:span text:style-name="T1">aditece</text:span> <text:span text:style-name="T4">(forma fem)</text:span> coisa horizontal</text:p>
      <text:p text:style-name="P6"/>
      <text:p text:style-name="P6"><text:span text:style-name="T1">oti</text:span><text:span text:style-name="T2">g</text:span><text:span text:style-name="T1">initece</text:span><text:tab/><text:span text:style-name="T4">neg masc</text:span> <text:span text:style-name="T1">nem um</text:span></text:p>
      <text:p text:style-name="P6"><text:tab/><text:span text:style-name="T1">ota</text:span><text:span text:style-name="T2">g</text:span><text:span text:style-name="T1">anitece</text:span> <text:span text:style-name="T4">(forma fem)</text:span> forma geral, p.ex. pessoa sentada, animal em pé</text:p>
      <text:p text:style-name="P6"/>
      <text:p text:style-name="P6"><text:span text:style-name="T1">otiina</text:span><text:span text:style-name="T2">g</text:span><text:span text:style-name="T1">a<text:tab/>otiinadi</text:span> <text:span text:style-name="T4">subst masc</text:span> <text:span text:style-name="T1">marimbondo</text:span></text:p>
      <text:p text:style-name="P6"/>
      <text:p text:style-name="P6"><text:span text:style-name="T1">-otiko</text:span><text:tab/><text:span text:style-name="T4">vi</text:span> <text:span text:style-name="T1">assobiar</text:span></text:p>
      <text:p text:style-name="P6"/>
      <text:p text:style-name="P6"><text:span text:style-name="T1">-oto</text:span><text:tab/><text:span text:style-name="T4">vi</text:span> <text:span text:style-name="T1">soluçar</text:span></text:p>
      <text:p text:style-name="P6"/>
      <text:p text:style-name="P6"><text:span text:style-name="T1">-otoina</text:span><text:span text:style-name="T2">g</text:span><text:span text:style-name="T1">adi<text:tab/>-otoina</text:span><text:span text:style-name="T2">g</text:span><text:span text:style-name="T1">atedi</text:span> <text:span text:style-name="T4">subst masc</text:span> <text:span text:style-name="T1">pescoço</text:span></text:p>
      <text:p text:style-name="P6"><text:tab/><text:span text:style-name="T2">g</text:span><text:span text:style-name="T1">odotoina</text:span><text:span text:style-name="T2">g</text:span><text:span text:style-name="T1">atedi</text:span> nossos pescoços</text:p>
      <text:p text:style-name="P6"><text:tab/><text:span text:style-name="T1">lotoina</text:span><text:span text:style-name="T2">g</text:span><text:span text:style-name="T1">atijegi</text:span> jugo dele</text:p>
      <text:p text:style-name="P6"/>
      <text:p text:style-name="P6"><text:span text:style-name="T1">-otoka</text:span><text:span text:style-name="T2">g</text:span><text:span text:style-name="T1">adi<text:tab/>-otoka</text:span><text:span text:style-name="T2">g</text:span><text:span text:style-name="T1">atedi</text:span> <text:span text:style-name="T4">subst masc</text:span> <text:span text:style-name="T1">lugar de descanso</text:span> onde pode ficar a noite, pensão</text:p>
      <text:p text:style-name="P6"><text:soft-page-break/></text:p>
      <text:p text:style-name="P6"><text:span text:style-name="T1">-otoko</text:span><text:tab/><text:span text:style-name="T4">vi</text:span> <text:span text:style-name="T1">calar-se</text:span> ficar em silêncio</text:p>
      <text:p text:style-name="P6"><text:tab/><text:span text:style-name="T1">-notoka</text:span><text:span text:style-name="T2">g</text:span><text:span text:style-name="T1">a(ti)</text:span> alcalmar</text:p>
      <text:p text:style-name="P6"/>
      <text:p text:style-name="P6">[Seite 161]</text:p>
      <text:p text:style-name="P6">[Spalte 2]</text:p>
      <text:p text:style-name="P6"/>
      <text:p text:style-name="P6"><text:span text:style-name="T1">otota</text:span><text:tab/><text:span text:style-name="T4">vi</text:span> <text:span text:style-name="T1">eles chegam</text:span></text:p>
      <text:p text:style-name="P6"><text:tab/><text:span text:style-name="T1">-o(te) chegar</text:span></text:p>
      <text:p text:style-name="P6"><text:tab/><text:span text:style-name="T1">ejote eu chego</text:span></text:p>
      <text:p text:style-name="P6"/>
      <text:p text:style-name="P6"><text:span text:style-name="T1">-oto(ti)</text:span><text:tab/><text:span text:style-name="T4">vt</text:span> <text:span text:style-name="T1">1 pregar 2 colocar</text:span> pregar com pregos, para fixar num lugar</text:p>
      <text:p text:style-name="P6"/>
      <text:p text:style-name="P6"><text:span text:style-name="T1">-oto(tice)</text:span><text:tab/><text:span text:style-name="T4">vt</text:span> <text:span text:style-name="T1">retirar-se</text:span> sair de lugar</text:p>
      <text:p text:style-name="P6"/>
      <text:p text:style-name="P6"><text:span text:style-name="T1">owaadi<text:tab/>owatitedi</text:span> <text:span text:style-name="T4">subst masc ou fem</text:span> <text:span text:style-name="T1">gêmeo</text:span></text:p>
      <text:p text:style-name="P6"/>
      <text:p text:style-name="P6"><text:span text:style-name="T1">-owaca</text:span><text:span text:style-name="T2">g</text:span><text:span text:style-name="T1">a</text:span><text:tab/><text:span text:style-name="T4">vi</text:span> <text:span text:style-name="T1">morder</text:span></text:p>
      <text:p text:style-name="P6"><text:tab/><text:span text:style-name="T1">-owagi</text:span> morder</text:p>
      <text:p text:style-name="P6"><text:tab/><text:span text:style-name="T1">-nowaca</text:span><text:span text:style-name="T2">g</text:span><text:span text:style-name="T1">a</text:span> freiar (cavalo, etc)</text:p>
      <text:p text:style-name="P6"/>
      <text:p text:style-name="P6"><text:span text:style-name="T1">-owagi</text:span><text:tab/><text:span text:style-name="T4">vt</text:span> <text:span text:style-name="T1">morder</text:span></text:p>
      <text:p text:style-name="P6"><text:tab/><text:span text:style-name="T1">-owaca</text:span><text:span text:style-name="T2">g</text:span><text:span text:style-name="T1">a</text:span> morder</text:p>
      <text:p text:style-name="P6"/>
      <text:p text:style-name="P6"><text:span text:style-name="T1">-owe<text:tab/>-oweli</text:span> <text:span text:style-name="T4">subst fem</text:span> <text:span text:style-name="T1">dente de</text:span></text:p>
      <text:p text:style-name="P6"><text:tab/><text:span text:style-name="T2">g</text:span><text:span text:style-name="T1">adowe</text:span> seu dente</text:p>
      <text:p text:style-name="P6"><text:tab/><text:span text:style-name="T1">nowe</text:span> dente</text:p>
      <text:p text:style-name="P6"/>
      <text:p text:style-name="P6"><text:span text:style-name="T1">-owicena</text:span><text:span text:style-name="T2">g</text:span><text:span text:style-name="T1">a</text:span><text:tab/><text:span text:style-name="T4">vi</text:span> <text:span text:style-name="T1">começar</text:span> estar querendo, no ponto de, serviço novo, nova vida</text:p>
      <text:p text:style-name="P6"/>
      <text:p text:style-name="P6"><text:span text:style-name="T1">-owice(ticogi)</text:span><text:tab/><text:span text:style-name="T4">vi</text:span> <text:span text:style-name="T1">ir direto para</text:span> na direção de</text:p>
      <text:p text:style-name="P6"><text:tab/><text:span text:style-name="T1">dowiceta</text:span> direto</text:p>
      <text:p text:style-name="P6"/>
      <text:p text:style-name="P6"><text:span text:style-name="T1">-owida</text:span><text:span text:style-name="T2">g</text:span><text:span text:style-name="T1">atee</text:span><text:tab/><text:span text:style-name="T4">vt</text:span> <text:span text:style-name="T1">fazer muitos</text:span> quantidade</text:p>
      <text:p text:style-name="P6"><text:tab/><text:span text:style-name="T1">owidi</text:span> muito</text:p>
      <text:p text:style-name="P6"/>
      <text:p text:style-name="P6"><text:span text:style-name="T1">owidi</text:span><text:tab/><text:span text:style-name="T4">adj quant</text:span> <text:span text:style-name="T1">muito</text:span></text:p>
      <text:p text:style-name="P6"><text:tab/><text:span text:style-name="T1">onowidi</text:span></text:p>
      <text:p text:style-name="P6"/>
      <text:p text:style-name="P6"><text:span text:style-name="T1">-owidije</text:span><text:tab/><text:span text:style-name="T4">vt</text:span> <text:span text:style-name="T1">deixar por último</text:span></text:p>
      <text:p text:style-name="P6"><text:tab/><text:span text:style-name="T1">owidijegi</text:span> último</text:p>
      <text:p text:style-name="P6"/>
      <text:p text:style-name="P6">[Seite 162]</text:p>
      <text:p text:style-name="P6">[Spalte 1]</text:p>
      <text:p text:style-name="P6"/>
      <text:p text:style-name="P6"><text:span text:style-name="T1">owidijegi<text:tab/>owidijedi owidijedipi</text:span> <text:span text:style-name="T4">subst masc</text:span> <text:span text:style-name="T1">último</text:span></text:p>
      <text:p text:style-name="P6"><text:tab/><text:span text:style-name="T1">owidije</text:span> <text:span text:style-name="T4">(forma fem)</text:span></text:p>
      <text:p text:style-name="P6"/>
      <text:p text:style-name="P6"><text:span text:style-name="T1">-owie</text:span><text:tab/><text:span text:style-name="T4">vt</text:span> <text:span text:style-name="T1">cuidar de</text:span> pessoa ou coisa, olhar para</text:p>
      <text:p text:style-name="P6"><text:tab/><text:span text:style-name="T1">-dowedi(teloco)</text:span> cuidar, guardar, proteger</text:p>
      <text:p text:style-name="P6"><text:tab/><text:span text:style-name="T1">-nowiena</text:span><text:span text:style-name="T2">g</text:span><text:span text:style-name="T1">a</text:span> cuidar, guardar</text:p>
      <text:p text:style-name="P6"/>
      <text:p text:style-name="P6"><text:soft-page-break/><text:span text:style-name="T1">-owiegi</text:span><text:tab/><text:span text:style-name="T4">vt</text:span> <text:span text:style-name="T1">descobrir</text:span></text:p>
      <text:p text:style-name="P6"/>
      <text:p text:style-name="P6"><text:span text:style-name="T1">-owilece</text:span><text:tab/><text:span text:style-name="T4">vt</text:span> <text:span text:style-name="T1">1 desatar 2 desprender 3 desamarrar</text:span></text:p>
      <text:p text:style-name="P6"/>
      <text:p text:style-name="P6"><text:span text:style-name="T1">owileo<text:tab/>owileoli</text:span> <text:span text:style-name="T4">subst fem</text:span> <text:span text:style-name="T1">curiango</text:span> pássaro</text:p>
      <text:p text:style-name="P6"/>
      <text:p text:style-name="P6"><text:span text:style-name="T1">-owo</text:span><text:tab/><text:span text:style-name="T4">vt</text:span> <text:span text:style-name="T1">pensar</text:span></text:p>
      <text:p text:style-name="P6"><text:tab/><text:span text:style-name="T1">-owooko</text:span> pensar</text:p>
      <text:p text:style-name="P6"/>
      <text:p text:style-name="P6"><text:span text:style-name="T1">-owoce(tege)</text:span><text:tab/><text:span text:style-name="T4">vt</text:span> <text:span text:style-name="T1">1 proibir fazer algo 2 rejeitar</text:span> proibir ir junto</text:p>
      <text:p text:style-name="P6"><text:tab/><text:span text:style-name="T1">-ota</text:span> desprezar (achar inferior)</text:p>
      <text:p text:style-name="P6"/>
      <text:p text:style-name="P6"><text:span text:style-name="T1">-owoogo<text:tab/>-owooko</text:span> <text:span text:style-name="T4">subst masc</text:span> <text:span text:style-name="T1">pensamento, plano de</text:span></text:p>
      <text:p text:style-name="P6"><text:tab/><text:span text:style-name="T1">lowoogo</text:span> plano dele</text:p>
      <text:p text:style-name="P6"/>
      <text:p text:style-name="P6"><text:span text:style-name="T1">-owoo</text:span><text:span text:style-name="T2">g</text:span><text:span text:style-name="T1">odi</text:span><text:tab/><text:span text:style-name="T4">vt</text:span> <text:span text:style-name="T1">1 saber 2 conhecer 3 entender</text:span></text:p>
      <text:p text:style-name="P6"><text:tab/><text:span text:style-name="T1">lowoo</text:span><text:span text:style-name="T2">g</text:span><text:span text:style-name="T1">otakane</text:span><text:span text:style-name="T2">g</text:span><text:span text:style-name="T1">egi</text:span> entendimento dele</text:p>
      <text:p text:style-name="P6"/>
      <text:p text:style-name="P6"><text:span text:style-name="T1">-owooko</text:span><text:tab/><text:span text:style-name="T4">vi</text:span> <text:span text:style-name="T1">pensar</text:span></text:p>
      <text:p text:style-name="P6"><text:tab/><text:span text:style-name="T1">lowoogo</text:span> pensamento, plano dele</text:p>
      <text:p text:style-name="P6"><text:tab/><text:span text:style-name="T1">-owo</text:span> pensar</text:p>
      <text:p text:style-name="P6"/>
      <text:p text:style-name="P6"><text:span text:style-name="T1">owotibige</text:span><text:tab/><text:span text:style-name="T4">conj</text:span> <text:span text:style-name="T1">para que</text:span> eles fazem que ...</text:p>
      <text:p text:style-name="P6"><text:tab/><text:span text:style-name="T1">-ao(tibige)</text:span> fazer para que</text:p>
      <text:p text:style-name="P6"><text:tab/><text:span text:style-name="T1">-ao(te)</text:span> fazer, criar</text:p>
      <text:p text:style-name="P6"/>
      <text:p text:style-name="P6"><text:span text:style-name="T1">oxaago<text:tab/>oxaagoli</text:span> <text:span text:style-name="T4">subst fem</text:span> <text:span text:style-name="T1">arco-íris</text:span></text:p>
      <text:p text:style-name="P6"/>
      <text:p text:style-name="P6">[Seite 162]</text:p>
      <text:p text:style-name="P6">[Spalte 2]</text:p>
      <text:p text:style-name="P6"/>
      <text:p text:style-name="P6"><text:span text:style-name="T1">-oxa(ti)</text:span><text:tab/><text:span text:style-name="T4">vi</text:span> <text:span text:style-name="T1">cochichar</text:span></text:p>
      <text:p text:style-name="P6"/>
      <text:p text:style-name="P6"><text:span text:style-name="T1">-oxaxi</text:span><text:tab/><text:span text:style-name="T4">vt</text:span> <text:span text:style-name="T1">evitar</text:span> perigo</text:p>
      <text:p text:style-name="P6"/>
      <text:p text:style-name="P6"><text:span text:style-name="T1">-oxi</text:span><text:tab/><text:span text:style-name="T4">vt</text:span> <text:span text:style-name="T1">enfeitiçar</text:span></text:p>
      <text:p text:style-name="P6"><text:tab/><text:span text:style-name="T1">-oxiko</text:span> enfeitiçar</text:p>
      <text:p text:style-name="P6"/>
      <text:p text:style-name="P6"><text:span text:style-name="T1">-oxice</text:span><text:span text:style-name="T2">g</text:span><text:span text:style-name="T1">edi<text:tab/>-oxice</text:span><text:span text:style-name="T2">g</text:span><text:span text:style-name="T1">etedi</text:span> <text:span text:style-name="T4">subst masc</text:span> <text:span text:style-name="T1">milagre de (feito por)</text:span></text:p>
      <text:p text:style-name="P6"><text:tab/><text:span text:style-name="T2">g</text:span><text:span text:style-name="T1">odoxice</text:span><text:span text:style-name="T2">g</text:span><text:span text:style-name="T1">edi</text:span> nosso milagre</text:p>
      <text:p text:style-name="P6"/>
      <text:p text:style-name="P6"><text:span text:style-name="T1">-oxice(tema)</text:span><text:tab/><text:span text:style-name="T4">vt</text:span> <text:span text:style-name="T1">admirar (ele)</text:span></text:p>
      <text:p text:style-name="P6"><text:tab/><text:span text:style-name="T1">noxice</text:span><text:span text:style-name="T2">g</text:span><text:span text:style-name="T1">edi</text:span> milagre</text:p>
      <text:p text:style-name="P6"/>
      <text:p text:style-name="P6"><text:span text:style-name="T1">-oxico</text:span><text:span text:style-name="T2">g</text:span><text:span text:style-name="T1">o</text:span><text:tab/><text:span text:style-name="T4">vi</text:span> <text:span text:style-name="T1">cavar</text:span> com nariz como animal, gíria para carpir</text:p>
      <text:p text:style-name="P6"/>
      <text:p text:style-name="P6"><text:span text:style-name="T1">oxigo<text:tab/>oxigoli, oxigotedi</text:span> <text:span text:style-name="T4">subst fem</text:span> <text:span text:style-name="T1">castelo</text:span> árvore</text:p>
      <text:p text:style-name="P6"/>
      <text:p text:style-name="P6"><text:span text:style-name="T1">-oxii</text:span><text:span text:style-name="T2">g</text:span><text:span text:style-name="T1">adi<text:tab/>-oxii</text:span><text:span text:style-name="T2">g</text:span><text:span text:style-name="T1">atedi</text:span> <text:span text:style-name="T4">subst masc</text:span> <text:span text:style-name="T1">sogro de</text:span></text:p>
      <text:p text:style-name="P6"><text:tab/><text:span text:style-name="T1">-oxii</text:span><text:span text:style-name="T2">g</text:span><text:span text:style-name="T1">ate</text:span> <text:span text:style-name="T4">(forma fem)</text:span></text:p>
      <text:p text:style-name="P6"><text:tab/><text:span text:style-name="T1">-oxii</text:span><text:span text:style-name="T2">g</text:span><text:span text:style-name="T1">ate</text:span> sogra de</text:p>
      <text:p text:style-name="P6"><text:tab/><text:span text:style-name="T1">yoxii</text:span><text:span text:style-name="T2">g</text:span><text:span text:style-name="T1">adi</text:span> meu sogro</text:p>
      <text:p text:style-name="P6"><text:soft-page-break/><text:tab/><text:span text:style-name="T1">oxii</text:span><text:span text:style-name="T2">g</text:span><text:span text:style-name="T1">odi</text:span> velho</text:p>
      <text:p text:style-name="P6"/>
      <text:p text:style-name="P6"><text:span text:style-name="T1">-oxii</text:span><text:span text:style-name="T2">g</text:span><text:span text:style-name="T1">ate<text:tab/>-oxii</text:span><text:span text:style-name="T2">g</text:span><text:span text:style-name="T1">atedi</text:span> <text:span text:style-name="T4">subst fem</text:span> <text:span text:style-name="T1">sogra de</text:span></text:p>
      <text:p text:style-name="P6"><text:tab/><text:span text:style-name="T1">-oxii</text:span><text:span text:style-name="T2">g</text:span><text:span text:style-name="T1">adi</text:span> <text:span text:style-name="T4">(forma masc)</text:span></text:p>
      <text:p text:style-name="P6"><text:tab/><text:span text:style-name="T1">-oxii</text:span><text:span text:style-name="T2">g</text:span><text:span text:style-name="T1">odi</text:span> sogro de</text:p>
      <text:p text:style-name="P6"><text:tab/><text:span text:style-name="T1">oxii</text:span><text:span text:style-name="T2">g</text:span><text:span text:style-name="T1">odi</text:span> velho</text:p>
      <text:p text:style-name="P6"/>
      <text:p text:style-name="P6"><text:span text:style-name="T1">oxii</text:span><text:span text:style-name="T2">g</text:span><text:span text:style-name="T1">odi<text:tab/>laxokodipi</text:span> <text:span text:style-name="T4">adj</text:span> <text:span text:style-name="T1">velho</text:span></text:p>
      <text:p text:style-name="P6"><text:tab/><text:span text:style-name="T1">opake</text:span> velha</text:p>
      <text:p text:style-name="P6"/>
      <text:p text:style-name="P6"><text:span text:style-name="T1">-oxiko</text:span><text:tab/><text:span text:style-name="T4">vi</text:span> <text:span text:style-name="T1">enfeitiçar</text:span></text:p>
      <text:p text:style-name="P6"><text:tab/><text:span text:style-name="T1">-oxi</text:span> enfeitiçar</text:p>
      <text:p text:style-name="P6"/>
      <text:p text:style-name="P6"><text:span text:style-name="T1">oxikone</text:span><text:span text:style-name="T2">g</text:span><text:span text:style-name="T1">egi<text:tab/>oxikona</text:span><text:span text:style-name="T2">g</text:span><text:span text:style-name="T1">a</text:span><text:span text:style-name="T2">g</text:span><text:span text:style-name="T1">a</text:span> <text:span text:style-name="T4">subst masc</text:span> <text:span text:style-name="T1">feiticeiro</text:span></text:p>
      <text:p text:style-name="P6"><text:tab/><text:span text:style-name="T1">oxikone</text:span><text:span text:style-name="T2">g</text:span><text:span text:style-name="T1">e</text:span> <text:span text:style-name="T4">(forma fem)</text:span></text:p>
      <text:p text:style-name="P6"><text:tab/><text:span text:style-name="T1">-oxi</text:span> enfeitiçar</text:p>
      <text:p text:style-name="P6"/>
      <text:p text:style-name="P6">[Seite 163]</text:p>
      <text:p text:style-name="P6">[Spalte 1]</text:p>
      <text:p text:style-name="P6"/>
      <text:p text:style-name="P6"><text:span text:style-name="T1">-oxilece</text:span><text:tab/><text:span text:style-name="T4">vt</text:span> <text:span text:style-name="T1">mudar</text:span> de um lugar para outro, pode ser mudar de casa</text:p>
      <text:p text:style-name="P6"><text:tab/><text:span text:style-name="T1">-oxicele(ta)</text:span> mudar perto (dele), aproximar-se</text:p>
      <text:p text:style-name="P6"/>
      <text:p text:style-name="P6"><text:span text:style-name="T1">-oxilece(ta)</text:span><text:tab/><text:span text:style-name="T4">vt</text:span> <text:span text:style-name="T1">aproximar-se</text:span> mudar perto (dele)</text:p>
      <text:p text:style-name="P6"><text:tab/><text:span text:style-name="T1">-oxilece</text:span> mudar (de um lugar para outro)</text:p>
      <text:p text:style-name="P6"/>
      <text:p text:style-name="P6"><text:span text:style-name="T1">-oxo</text:span><text:span text:style-name="T2">g</text:span><text:span text:style-name="T1">o</text:span><text:tab/><text:span text:style-name="T4">vt</text:span> <text:span text:style-name="T1">1 proibir 2 aconselhar</text:span> pode ser mandar ficar quieto</text:p>
      <text:p text:style-name="P6"><text:tab/><text:span text:style-name="T1">-oxokojo</text:span><text:span text:style-name="T2">g</text:span><text:span text:style-name="T1">o</text:span> fazer as pazes, vencer</text:p>
      <text:p text:style-name="P6"/>
      <text:p text:style-name="P6"><text:span text:style-name="T1">-oxokojo</text:span><text:span text:style-name="T2">g</text:span><text:span text:style-name="T1">o</text:span><text:tab/><text:span text:style-name="T4">vi</text:span> <text:span text:style-name="T1">fazer as pazes</text:span> separar brigantes</text:p>
      <text:p text:style-name="P6"><text:tab/><text:span text:style-name="T1">-oxo</text:span><text:span text:style-name="T2">g</text:span><text:span text:style-name="T1">o</text:span> mandar ficar quieto, proibir</text:p>
      <text:p text:style-name="P6"/>
      <text:p text:style-name="P6"><text:span text:style-name="T1">-oxoteca</text:span><text:span text:style-name="T2">g</text:span><text:span text:style-name="T1">a</text:span><text:tab/><text:span text:style-name="T4">vi</text:span> <text:span text:style-name="T1">cortar pontas</text:span> qualquer coisa com ponta, p.ex. cabelo, lã, unhas, grama</text:p>
      <text:p text:style-name="P6"><text:tab/><text:span text:style-name="T1">-noxotegi</text:span> cortar coisas com ponta</text:p>
      <text:p text:style-name="P6"/>
      <text:p text:style-name="P6">[Seite 163]</text:p>
      <text:p text:style-name="P6">[Spalte 2]</text:p>
      <text:p text:style-name="P6"/>
      <text:p text:style-name="P6"><text:span text:style-name="T1">-oya</text:span><text:tab/><text:span text:style-name="T4">vt</text:span> <text:span text:style-name="T1">deixar</text:span></text:p>
      <text:p text:style-name="P6"><text:tab/><text:span text:style-name="T1">-ika</text:span> largar, deixar</text:p>
      <text:p text:style-name="P6"/>
      <text:p text:style-name="P6"><text:span text:style-name="T1">-oya</text:span><text:span text:style-name="T2">g</text:span><text:span text:style-name="T1">adi</text:span><text:tab/><text:span text:style-name="T4">vt</text:span> <text:span text:style-name="T1">carregar</text:span></text:p>
      <text:p text:style-name="P6"><text:tab/><text:span text:style-name="T1">-oya</text:span><text:span text:style-name="T2">g</text:span><text:span text:style-name="T1">aka</text:span> carregar qualquer coisa</text:p>
      <text:p text:style-name="P6"><text:tab/><text:span text:style-name="T1">-oya</text:span><text:span text:style-name="T2">g</text:span><text:span text:style-name="T1">agi</text:span> fardo de</text:p>
      <text:p text:style-name="P6"/>
      <text:p text:style-name="P6"><text:span text:style-name="T1">-oya</text:span><text:span text:style-name="T2">g</text:span><text:span text:style-name="T1">agi<text:tab/>-oya</text:span><text:span text:style-name="T2">g</text:span><text:span text:style-name="T1">aka</text:span> <text:span text:style-name="T4">subst masc</text:span> <text:span text:style-name="T1">1 fardo 2 peso</text:span></text:p>
      <text:p text:style-name="P6"><text:tab/><text:span text:style-name="T1">yoya</text:span><text:span text:style-name="T2">g</text:span><text:span text:style-name="T1">agi</text:span> meu fardo</text:p>
      <text:p text:style-name="P6"><text:tab/><text:span text:style-name="T1">-oya</text:span><text:span text:style-name="T2">g</text:span><text:span text:style-name="T1">adi carregar</text:span></text:p>
      <text:p text:style-name="P6"><text:tab/><text:span text:style-name="T1">-oya</text:span><text:span text:style-name="T2">g</text:span><text:span text:style-name="T1">aka</text:span> carregar</text:p>
      <text:p text:style-name="P6"/>
      <text:p text:style-name="P6"><text:span text:style-name="T1">-oya</text:span><text:span text:style-name="T2">g</text:span><text:span text:style-name="T1">aka</text:span><text:tab/><text:span text:style-name="T4">vi</text:span> <text:span text:style-name="T1">carregar</text:span> qualquer fardo. Carregador pode ser pessoa, animal ou carro</text:p>
      <text:p text:style-name="P6"><text:tab/><text:span text:style-name="T1">-oya</text:span><text:span text:style-name="T2">g</text:span><text:span text:style-name="T1">agi</text:span> carregar</text:p>
      <text:p text:style-name="P6"><text:soft-page-break/><text:tab/><text:span text:style-name="T1">-oya</text:span><text:span text:style-name="T2">g</text:span><text:span text:style-name="T1">agi</text:span> fardo, peso de</text:p>
      <text:p text:style-name="P6"/>
      <text:p text:style-name="P6"><text:span text:style-name="T1">oyakiwa</text:span><text:span text:style-name="T2">g</text:span><text:span text:style-name="T1">a<text:tab/>oyakiwadi</text:span> <text:span text:style-name="T4">subst masc</text:span> <text:span text:style-name="T1">sucuri</text:span> cobra</text:p>
      <text:p text:style-name="P6"/>
      <text:p text:style-name="P6">[Seite 163]</text:p>
      <text:p text:style-name="P6">[Spalte 1]</text:p>
      <text:p text:style-name="P6"/>
      <text:p text:style-name="P5">P - p</text:p>
      <text:p text:style-name="P6"/>
      <text:p text:style-name="P6"><text:span text:style-name="T1">pa</text:span><text:span text:style-name="T2">g</text:span><text:span text:style-name="T1">a</text:span><text:tab/><text:span text:style-name="T4">cont</text:span> <text:span text:style-name="T1">mas</text:span> p.ex. contraste - e você; também pode ser contraste de ação</text:p>
      <text:p text:style-name="P6"><text:tab/><text:span text:style-name="T1">pida</text:span> mas</text:p>
      <text:p text:style-name="P6"/>
      <text:p text:style-name="P6"><text:span text:style-name="T1">paina<text:tab/>painali</text:span> <text:span text:style-name="T4">subst fem</text:span> <text:span text:style-name="T1">paineira</text:span> paineira <text:span text:style-name="T1">port</text:span></text:p>
      <text:p text:style-name="P6"/>
      <text:p text:style-name="P6"><text:span text:style-name="T1">paon<text:tab/>paontedi</text:span> <text:span text:style-name="T4">subst masc</text:span> <text:span text:style-name="T1">pão port</text:span></text:p>
      <text:p text:style-name="P6"><text:tab/><text:span text:style-name="T1">inipaon</text:span> meu pão</text:p>
      <text:p text:style-name="P6"><text:tab/><text:span text:style-name="T1">nipaon</text:span> pão dele</text:p>
      <text:p text:style-name="P6"/>
      <text:p text:style-name="P6">[Seite 163]</text:p>
      <text:p text:style-name="P6">[Spalte 2]</text:p>
      <text:p text:style-name="P6"/>
      <text:p text:style-name="P6"><text:span text:style-name="T1">pecaado<text:tab/>pecaadotedi</text:span> <text:span text:style-name="T4">subst masc</text:span> <text:span text:style-name="T1">pecado port</text:span></text:p>
      <text:p text:style-name="P6"><text:tab/><text:span text:style-name="T2">g</text:span><text:span text:style-name="T1">onipecaado</text:span> nosso pecado</text:p>
      <text:p text:style-name="P6"/>
      <text:p text:style-name="P6"><text:span text:style-name="T1">pida</text:span><text:tab/><text:span text:style-name="T4">cont</text:span> <text:span text:style-name="T1">mas</text:span></text:p>
      <text:p text:style-name="P6"><text:tab/><text:span text:style-name="T1">pa</text:span><text:span text:style-name="T2">g</text:span><text:span text:style-name="T1">a</text:span> mas</text:p>
      <text:p text:style-name="P6"/>
      <text:p text:style-name="P6"><text:span text:style-name="T1">pomaada</text:span><text:tab/><text:span text:style-name="T4">subst masc</text:span> <text:span text:style-name="T1">pomada port</text:span></text:p>
      <text:p text:style-name="P6"><text:tab/><text:span text:style-name="T1">inipomaada</text:span> minha pomada</text:p>
      <text:p text:style-name="P6"/>
      <text:p text:style-name="P6">[Seite 164]</text:p>
      <text:p text:style-name="P6">[Spalte 1]</text:p>
      <text:p text:style-name="P6"/>
      <text:p text:style-name="P5">S - s</text:p>
      <text:p text:style-name="P6"/>
      <text:p text:style-name="P6"><text:span text:style-name="T1">seete</text:span><text:tab/><text:span text:style-name="T4">núm</text:span> <text:span text:style-name="T1">sete port</text:span></text:p>
      <text:p text:style-name="P6"/>
      <text:p text:style-name="P6"><text:span text:style-name="T1">segoonda</text:span><text:tab/><text:span text:style-name="T4">subst</text:span> <text:span text:style-name="T1">2a-feira port</text:span></text:p>
      <text:p text:style-name="P6"/>
      <text:p text:style-name="P6">[Seite 164]</text:p>
      <text:p text:style-name="P6">[Spalte 2]</text:p>
      <text:p text:style-name="P6"/>
      <text:p text:style-name="P6"><text:span text:style-name="T1">semaana<text:tab/>semaanatedi</text:span> <text:span text:style-name="T4">subst masc</text:span> <text:span text:style-name="T1">semana port</text:span></text:p>
      <text:p text:style-name="P6"/>
      <text:p text:style-name="P6">[Seite 164]</text:p>
      <text:p text:style-name="P6">[Spalte 1]</text:p>
      <text:p text:style-name="P6"/>
      <text:p text:style-name="P5">T - t</text:p>
      <text:p text:style-name="P6"/>
      <text:p text:style-name="P6"><text:span text:style-name="T1">taaboa<text:tab/>taaboatedi</text:span> <text:span text:style-name="T4">subst masc</text:span> <text:span text:style-name="T1">tábua port</text:span></text:p>
      <text:p text:style-name="P6"><text:tab/><text:span text:style-name="T1">taaboawaanigi</text:span> <text:span text:style-name="T4">(forma dim)</text:span></text:p>
      <text:p text:style-name="P6"/>
      <text:p text:style-name="P6"><text:soft-page-break/><text:span text:style-name="T1">taaboaigo<text:tab/>taaboaigoli</text:span> <text:span text:style-name="T4">subst fem</text:span> <text:span text:style-name="T1">cedro</text:span> árvore <text:span text:style-name="T1">port - tábua</text:span></text:p>
      <text:p text:style-name="P6"/>
      <text:p text:style-name="P6"><text:span text:style-name="T1">taalia</text:span><text:tab/><text:span text:style-name="T4">núm fem</text:span> <text:span text:style-name="T1">cem port – talha</text:span></text:p>
      <text:p text:style-name="P6"/>
      <text:p text:style-name="P6"><text:span text:style-name="T1">ta</text:span><text:span text:style-name="T2">g</text:span><text:span text:style-name="T1">a</text:span><text:tab/><text:span text:style-name="T4">cond</text:span> <text:span text:style-name="T1">1 teria 2 seria</text:span></text:p>
      <text:p text:style-name="P6"/>
      <text:p text:style-name="P6">[Seite 164]</text:p>
      <text:p text:style-name="P6">[Spalte 2]</text:p>
      <text:p text:style-name="P6"/>
      <text:p text:style-name="P6"><text:span text:style-name="T1">ta</text:span><text:span text:style-name="T2">g</text:span><text:span text:style-name="T1">a</text:span><text:span text:style-name="T2">g</text:span><text:span text:style-name="T1">a</text:span><text:tab/><text:span text:style-name="T4">cond</text:span> <text:span text:style-name="T1">1 também teria 2 também seria</text:span></text:p>
      <text:p text:style-name="P6"><text:tab/><text:span text:style-name="T1">ta</text:span><text:span text:style-name="T2">g</text:span><text:span text:style-name="T1">a</text:span> teria, seria</text:p>
      <text:p text:style-name="P6"/>
      <text:p text:style-name="P6"><text:span text:style-name="T1">tibiginiokini</text:span><text:tab/><text:span text:style-name="T4">adj enf</text:span> <text:span text:style-name="T1">de certo só ele ...</text:span></text:p>
      <text:p text:style-name="P6"/>
      <text:p text:style-name="P6"><text:span text:style-name="T1">toaaya<text:tab/>toaayatedi</text:span> <text:span text:style-name="T4">subst fem</text:span> <text:span text:style-name="T1">toalha port</text:span></text:p>
      <text:p text:style-name="P6"/>
      <text:p text:style-name="P6"><text:span text:style-name="T1">toonicogo<text:tab/>toonicogoli</text:span> <text:span text:style-name="T4">subst fem</text:span> <text:span text:style-name="T1">túnica port</text:span></text:p>
      <text:p text:style-name="P6"/>
      <text:p text:style-name="P6">[Seite 164]</text:p>
      <text:p text:style-name="P6">[Spalte 1]</text:p>
      <text:p text:style-name="P6"/>
      <text:p text:style-name="P5">W - w</text:p>
      <text:p text:style-name="P6"/>
      <text:p text:style-name="P6"><text:span text:style-name="T1">wa<text:tab/>wali</text:span> <text:span text:style-name="T4">subst fem</text:span> <text:span text:style-name="T1">sombra</text:span></text:p>
      <text:p text:style-name="P6"><text:tab/><text:span text:style-name="T1">liwa</text:span> sombra dele</text:p>
      <text:p text:style-name="P6"/>
      <text:p text:style-name="P6"><text:span text:style-name="T1">waaca<text:tab/>wacali</text:span> <text:span text:style-name="T4">subst fem</text:span> <text:span text:style-name="T1">vaca port</text:span></text:p>
      <text:p text:style-name="P6"><text:tab/><text:span text:style-name="T1">niwaaca</text:span> vaca dele</text:p>
      <text:p text:style-name="P6"><text:tab/><text:span text:style-name="T1">wacawaanigi</text:span> bezerro</text:p>
      <text:p text:style-name="P6"><text:tab/><text:span text:style-name="T1">waca-lioneke</text:span> vitela</text:p>
      <text:p text:style-name="P6"/>
      <text:p text:style-name="P6"><text:span text:style-name="T1">waca-lolaadi<text:tab/>waca-loolatedi</text:span> <text:span text:style-name="T4">subst masc</text:span> <text:span text:style-name="T1">corda</text:span></text:p>
      <text:p text:style-name="P6"/>
      <text:p text:style-name="P6"><text:span text:style-name="T1">waca-lotiidi</text:span><text:tab/><text:span text:style-name="T4">subst</text:span> <text:span text:style-name="T1">leite de vaca</text:span></text:p>
      <text:p text:style-name="P6"><text:tab/><text:span text:style-name="T1">lotiidi</text:span> leite</text:p>
      <text:p text:style-name="P6"/>
      <text:p text:style-name="P6">[Seite 164]</text:p>
      <text:p text:style-name="P6">[Spalte 2]</text:p>
      <text:p text:style-name="P6"/>
      <text:p text:style-name="P6"><text:span text:style-name="T1">wadona</text:span><text:span text:style-name="T2">g</text:span><text:span text:style-name="T1">a<text:tab/>wadonadi wadonadipi</text:span> <text:span text:style-name="T4">(ger) subst masc</text:span> <text:span text:style-name="T1">casado</text:span></text:p>
      <text:p text:style-name="P6"><text:tab/><text:span text:style-name="T1">wadona</text:span><text:span text:style-name="T2">g</text:span><text:span text:style-name="T1">aloo</text:span> <text:span text:style-name="T4">(forma fem)</text:span></text:p>
      <text:p text:style-name="P6"><text:tab/><text:span text:style-name="T1">-ado</text:span> casar-se</text:p>
      <text:p text:style-name="P6"/>
      <text:p text:style-name="P6"><text:span text:style-name="T1">wajee</text:span><text:span text:style-name="T2">g</text:span><text:span text:style-name="T1">o<text:tab/>wajee</text:span><text:span text:style-name="T2">g</text:span><text:span text:style-name="T1">oli, wajekotedi</text:span> <text:span text:style-name="T4">subst fem</text:span> <text:span text:style-name="T1">cigarra</text:span></text:p>
      <text:p text:style-name="P6"/>
      <text:p text:style-name="P6"><text:span text:style-name="T1">wajekalo<text:tab/>wajekalodi wajekalodipi</text:span> <text:span text:style-name="T4">(ger) subst fem</text:span> <text:span text:style-name="T1">viúva</text:span></text:p>
      <text:p text:style-name="P6"><text:tab/><text:span text:style-name="T1">wajii</text:span><text:span text:style-name="T2">g</text:span><text:span text:style-name="T1">a</text:span> viúvo</text:p>
      <text:p text:style-name="P6"/>
      <text:p text:style-name="P6"><text:span text:style-name="T1">wajena</text:span><text:span text:style-name="T2">g</text:span><text:span text:style-name="T1">a<text:tab/>wajenadi</text:span> <text:span text:style-name="T4">subst masc</text:span> <text:span text:style-name="T1">vento do norte</text:span></text:p>
      <text:p text:style-name="P6"/>
      <text:p text:style-name="P6">[Seite 165]</text:p>
      <text:p text:style-name="P6">[Spalte 1]</text:p>
      <text:p text:style-name="P6"><text:soft-page-break/></text:p>
      <text:p text:style-name="P6"><text:span text:style-name="T1">wajii</text:span><text:span text:style-name="T2">g</text:span><text:span text:style-name="T1">a<text:tab/>wajikatedi</text:span> <text:span text:style-name="T4">subst masc</text:span> <text:span text:style-name="T1">viúvo</text:span></text:p>
      <text:p text:style-name="P6"><text:tab/><text:span text:style-name="T1">wajekalo</text:span> viúva</text:p>
      <text:p text:style-name="P6"/>
      <text:p text:style-name="P6"><text:span text:style-name="T1">wajikaloli</text:span><text:span text:style-name="T2">g</text:span><text:span text:style-name="T1">ilagi<text:tab/>wajikaloli</text:span><text:span text:style-name="T2">g</text:span><text:span text:style-name="T1">iladi</text:span> <text:span text:style-name="T4">subst masc</text:span> <text:span text:style-name="T1">coral</text:span> cobra</text:p>
      <text:p text:style-name="P6"/>
      <text:p text:style-name="P6"><text:span text:style-name="T1">Wajoidaka</text:span><text:tab/><text:span text:style-name="T4">nom próp</text:span> <text:span text:style-name="T1">nome de cachorro de Deus</text:span> mitologia Kadiwéu</text:p>
      <text:p text:style-name="P6"/>
      <text:p text:style-name="P6"><text:span text:style-name="T1">wakagi</text:span><text:tab/><text:span text:style-name="T4">subst masc</text:span> <text:span text:style-name="T1">abismo</text:span></text:p>
      <text:p text:style-name="P6"><text:tab/><text:span text:style-name="T1">wakagi-ii</text:span><text:span text:style-name="T2">g</text:span><text:span text:style-name="T1">o</text:span> penhasco</text:p>
      <text:p text:style-name="P6"/>
      <text:p text:style-name="P6"><text:span text:style-name="T1">waleta</text:span><text:span text:style-name="T2">g</text:span><text:span text:style-name="T1">a</text:span><text:tab/><text:span text:style-name="T4">subst masc</text:span> <text:span text:style-name="T1">corrida</text:span></text:p>
      <text:p text:style-name="P6"><text:tab/><text:span text:style-name="T1">waledi</text:span> eles correm</text:p>
      <text:p text:style-name="P6"/>
      <text:p text:style-name="P6"><text:span text:style-name="T1">walokeni<text:tab/>walokenitedi</text:span> <text:span text:style-name="T4">subst fem</text:span> <text:span text:style-name="T1">bagre</text:span> peixe</text:p>
      <text:p text:style-name="P6"><text:tab/><text:span text:style-name="T2">g</text:span><text:span text:style-name="T1">apilo</text:span><text:span text:style-name="T2">g</text:span><text:span text:style-name="T1">o</text:span> outro tipo de bagre</text:p>
      <text:p text:style-name="P6"/>
      <text:p text:style-name="P6"><text:span text:style-name="T1">wama<text:tab/>wamali</text:span> <text:span text:style-name="T4">subst fem</text:span> <text:span text:style-name="T1">jatobá</text:span> fruta</text:p>
      <text:p text:style-name="P6"/>
      <text:p text:style-name="P6"><text:span text:style-name="T1">wamigiwa</text:span><text:span text:style-name="T2">g</text:span><text:span text:style-name="T1">a<text:tab/>wamigiwadi</text:span> <text:span text:style-name="T4">subst fem</text:span> <text:span text:style-name="T1">jatobá</text:span></text:p>
      <text:p text:style-name="P6"/>
      <text:p text:style-name="P6"><text:span text:style-name="T1">-watece<text:tab/>-wateceli -watecidi</text:span> <text:span text:style-name="T4">(ger) subst fem</text:span> <text:span text:style-name="T1">canoa de</text:span></text:p>
      <text:p text:style-name="P6"><text:tab/><text:span text:style-name="T1">niwatece</text:span> canoa</text:p>
      <text:p text:style-name="P6"/>
      <text:p text:style-name="P6"><text:span text:style-name="T1">wawile<text:tab/>wawileli</text:span> <text:span text:style-name="T4">subst fem</text:span> <text:span text:style-name="T1">guavira</text:span> fruta</text:p>
      <text:p text:style-name="P6"/>
      <text:p text:style-name="P6"><text:span text:style-name="T1">waxacoco<text:tab/>waxacocoli</text:span> <text:span text:style-name="T4">subst masc ou fem</text:span> <text:span text:style-name="T1">1 carneiro 2 ovelha</text:span></text:p>
      <text:p text:style-name="P6"><text:tab/><text:span text:style-name="T2">g</text:span><text:span text:style-name="T1">aniwaxacocoli</text:span> suas ovelhas</text:p>
      <text:p text:style-name="P6"><text:tab/><text:span text:style-name="T1">iniwaxacoco</text:span> minha ovelha</text:p>
      <text:p text:style-name="P6"/>
      <text:p text:style-name="P6"><text:span text:style-name="T1">waxelogo<text:tab/>waxelogoli</text:span> <text:span text:style-name="T4">subst fem</text:span> <text:span text:style-name="T1">trapo ou roupa velha</text:span> ainda pode usar</text:p>
      <text:p text:style-name="P6"/>
      <text:p text:style-name="P6">[Seite 165]</text:p>
      <text:p text:style-name="P6">[Spalte 2]</text:p>
      <text:p text:style-name="P6"/>
      <text:p text:style-name="P6"><text:span text:style-name="T1">waxigida<text:tab/>waxigidali waxigidatedi</text:span> <text:span text:style-name="T4">(ger) subst masc ou fem</text:span> <text:span text:style-name="T1">cabrito</text:span></text:p>
      <text:p text:style-name="P6"/>
      <text:p text:style-name="P6"><text:span text:style-name="T1">wayaawa<text:tab/>wayaawigoli</text:span> <text:span text:style-name="T4">subst fem</text:span> <text:span text:style-name="T1">goiaba port</text:span></text:p>
      <text:p text:style-name="P6"/>
      <text:p text:style-name="P6"><text:span text:style-name="T1">-waya</text:span><text:span text:style-name="T2">g</text:span><text:span text:style-name="T1">axi<text:tab/>-waya</text:span><text:span text:style-name="T2">g</text:span><text:span text:style-name="T1">axili</text:span> <text:span text:style-name="T4">subst</text:span> <text:span text:style-name="T1">artelho</text:span></text:p>
      <text:p text:style-name="P6"><text:tab/><text:span text:style-name="T2">g</text:span><text:span text:style-name="T1">owa</text:span><text:span text:style-name="T2">g</text:span><text:span text:style-name="T1">axi</text:span> nosso artelho</text:p>
      <text:p text:style-name="P6"/>
      <text:p text:style-name="P6"><text:span text:style-name="T1">wayoda</text:span><text:span text:style-name="T2">g</text:span><text:span text:style-name="T1">a<text:tab/>wayodadi</text:span> <text:span text:style-name="T4">subst</text:span> <text:span text:style-name="T1">coxo</text:span></text:p>
      <text:p text:style-name="P6"/>
      <text:p text:style-name="P6"><text:span text:style-name="T1">we</text:span><text:tab/><text:span text:style-name="T4">loc</text:span> <text:span text:style-name="T1">fora</text:span></text:p>
      <text:p text:style-name="P6"><text:tab/><text:span text:style-name="T1">le dentro</text:span></text:p>
      <text:p text:style-name="P6"><text:tab/><text:span text:style-name="T1">wetice</text:span> fora de</text:p>
      <text:p text:style-name="P6"/>
      <text:p text:style-name="P6"><text:span text:style-name="T1">wedelawaana<text:tab/>wedelawaana</text:span><text:span text:style-name="T2">g</text:span><text:span text:style-name="T1">a</text:span> <text:span text:style-name="T4">subst fem</text:span> <text:span text:style-name="T1">carrapatinho do mato</text:span></text:p>
      <text:p text:style-name="P6"/>
      <text:p text:style-name="P6"><text:span text:style-name="T1">wedele<text:tab/>wedeledi</text:span> <text:span text:style-name="T4">subst fem</text:span> <text:span text:style-name="T1">carrapato</text:span> inseto</text:p>
      <text:p text:style-name="P6"/>
      <text:p text:style-name="P6"><text:soft-page-break/><text:span text:style-name="T1">wedele-lapaco</text:span><text:span text:style-name="T2">g</text:span><text:span text:style-name="T1">o<text:tab/>wedeleli-lapaca</text:span><text:span text:style-name="T2">g</text:span><text:span text:style-name="T1">a</text:span><text:span text:style-name="T2">g</text:span><text:span text:style-name="T1">a</text:span> <text:span text:style-name="T4">subst fem</text:span> <text:span text:style-name="T1">carrapato do chão</text:span></text:p>
      <text:p text:style-name="P6"/>
      <text:p text:style-name="P6"><text:span text:style-name="T1">wedi<text:tab/>wetali</text:span> <text:span text:style-name="T4">subst fem</text:span> <text:span text:style-name="T1">pano</text:span></text:p>
      <text:p text:style-name="P6"/>
      <text:p text:style-name="P6"><text:span text:style-name="T1">weela<text:tab/>weelatedi</text:span> <text:span text:style-name="T4">subst masc</text:span> <text:span text:style-name="T1">vela port</text:span></text:p>
      <text:p text:style-name="P6"/>
      <text:p text:style-name="P6"><text:span text:style-name="T1">-weenigi<text:tab/>-weena</text:span><text:span text:style-name="T2">g</text:span><text:span text:style-name="T1">a</text:span> <text:span text:style-name="T4">subst masc</text:span> <text:span text:style-name="T1">comida</text:span> refeição de</text:p>
      <text:p text:style-name="P6"><text:tab/><text:span text:style-name="T1">liweenigi</text:span> comida dele</text:p>
      <text:p text:style-name="P6"/>
      <text:p text:style-name="P6"><text:span text:style-name="T1">weiigi<text:tab/>weiicitedi</text:span> <text:span text:style-name="T4">subst masc</text:span> <text:span text:style-name="T1">lagoa</text:span></text:p>
      <text:p text:style-name="P6"><text:tab/><text:span text:style-name="T1">idelo</text:span><text:span text:style-name="T2">g</text:span><text:span text:style-name="T1">ole</text:span> lagoa pequena, tanque</text:p>
      <text:p text:style-name="P6"/>
      <text:p text:style-name="P6"><text:span text:style-name="T1">welete<text:tab/>weletedi</text:span> <text:span text:style-name="T4">subst fem</text:span> <text:span text:style-name="T1">peito</text:span> de mulher ou homem</text:p>
      <text:p text:style-name="P6"/>
      <text:p text:style-name="P6"><text:span text:style-name="T1">wemijegi<text:tab/>wemijedi wemijegipi</text:span> <text:span text:style-name="T4">(ger) subst masc</text:span> <text:span text:style-name="T1">pessoa de fora</text:span></text:p>
      <text:p text:style-name="P6"><text:tab/><text:span text:style-name="T1">wemije</text:span> <text:span text:style-name="T4">(forma fem)</text:span> fora da área indígena</text:p>
      <text:p text:style-name="P6"><text:tab/><text:span text:style-name="T1">we</text:span> fora</text:p>
      <text:p text:style-name="P6"><text:tab/><text:span text:style-name="T1">ecalaijegi</text:span> <text:span text:style-name="T4">(sinôn)</text:span></text:p>
      <text:p text:style-name="P6"/>
      <text:p text:style-name="P6">[Seite 166]</text:p>
      <text:p text:style-name="P6">[Spalte 1]</text:p>
      <text:p text:style-name="P6"/>
      <text:p text:style-name="P6"><text:span text:style-name="T1">weneeno<text:tab/>weneenoli</text:span> <text:span text:style-name="T4">subst masc</text:span> <text:span text:style-name="T1">veneno port</text:span></text:p>
      <text:p text:style-name="P6"/>
      <text:p text:style-name="P6"><text:span text:style-name="T1">weta<text:tab/>wetali</text:span> <text:span text:style-name="T4">subst fem</text:span> <text:span text:style-name="T1">roupa velha</text:span></text:p>
      <text:p text:style-name="P6"/>
      <text:p text:style-name="P6"><text:span text:style-name="T1">weta</text:span><text:span text:style-name="T2">g</text:span><text:span text:style-name="T1">ajo<text:tab/>weta</text:span><text:span text:style-name="T2">g</text:span><text:span text:style-name="T1">ajoli</text:span> <text:span text:style-name="T4">subst fem</text:span> <text:span text:style-name="T1">blusa ou capa de frio</text:span></text:p>
      <text:p text:style-name="P6"><text:tab/><text:span text:style-name="T1">niweta</text:span><text:span text:style-name="T2">g</text:span><text:span text:style-name="T1">ajo</text:span> blusa de frio dele/dela</text:p>
      <text:p text:style-name="P6"/>
      <text:p text:style-name="P6"><text:span text:style-name="T1">Wetiadijadi</text:span><text:tab/><text:span text:style-name="T4">nom próp</text:span> <text:span text:style-name="T1">Morraria</text:span> cidadezinha perto da Reserva Kadiwéu</text:p>
      <text:p text:style-name="P6"><text:tab/><text:span text:style-name="T1">wetiadi</text:span> morros</text:p>
      <text:p text:style-name="P6"/>
      <text:p text:style-name="P6"><text:span text:style-name="T1">wetiadijegi<text:tab/>wetiadijedi</text:span> <text:span text:style-name="T4">subst masc ou fem</text:span> <text:span text:style-name="T1">tatu do morro</text:span> animal</text:p>
      <text:p text:style-name="P6"><text:tab/><text:span text:style-name="T1">wetiadi</text:span> morros</text:p>
      <text:p text:style-name="P6"/>
      <text:p text:style-name="P6"><text:span text:style-name="T1">weti</text:span><text:span text:style-name="T2">g</text:span><text:span text:style-name="T1">a<text:tab/>wetiadi</text:span> <text:span text:style-name="T4">subst fem </text:span><text:span text:style-name="T5">1</text:span> <text:span text:style-name="T1">morro 2 pedra</text:span></text:p>
      <text:p text:style-name="P6"><text:tab/><text:span text:style-name="T1">wetikawaana</text:span> morrinho, pedrinha</text:p>
      <text:p text:style-name="P6"><text:tab/><text:span text:style-name="T1">niweti</text:span><text:span text:style-name="T2">g</text:span><text:span text:style-name="T1">a</text:span> pedra ou morro dele</text:p>
      <text:p text:style-name="P6"/>
      <text:p text:style-name="P6"><text:span text:style-name="T1">weti</text:span><text:span text:style-name="T2">g</text:span><text:span text:style-name="T1">a-lagi<text:tab/>wetiadi-lacoli</text:span> <text:span text:style-name="T4">subst masc</text:span> <text:span text:style-name="T1">vale</text:span></text:p>
      <text:p text:style-name="P6"/>
      <text:p text:style-name="P6"><text:span text:style-name="T1">weti</text:span><text:span text:style-name="T2">g</text:span><text:span text:style-name="T1">a-lawima</text:span><text:span text:style-name="T2">g</text:span><text:span text:style-name="T1">ajegi</text:span><text:tab/><text:span text:style-name="T4">subst masc</text:span> <text:span text:style-name="T1">caverna</text:span></text:p>
      <text:p text:style-name="P6"/>
      <text:p text:style-name="P6"><text:span text:style-name="T1">-wi</text:span><text:span text:style-name="T2">g</text:span><text:span text:style-name="T1">adi<text:tab/>-wikatedi</text:span> <text:span text:style-name="T4">pro poss</text:span> <text:span text:style-name="T1">possessão de</text:span> mais usado para cavalo ou cachorro</text:p>
      <text:p text:style-name="P6"><text:tab/><text:span text:style-name="T1">liwi</text:span><text:span text:style-name="T2">g</text:span><text:span text:style-name="T1">adi</text:span> possessão dele</text:p>
      <text:p text:style-name="P6"><text:tab/><text:span text:style-name="T1">iwi</text:span><text:span text:style-name="T2">g</text:span><text:span text:style-name="T1">adi</text:span> meu</text:p>
      <text:p text:style-name="P6"/>
      <text:p text:style-name="P6">[Seite 166]</text:p>
      <text:p text:style-name="P6">[Spalte 2]</text:p>
      <text:p text:style-name="P6"/>
      <text:p text:style-name="P6"><text:span text:style-name="T1">witelijadi</text:span><text:tab/><text:span text:style-name="T4">subst masc</text:span> <text:span text:style-name="T1">lugar de marimbondo</text:span></text:p>
      <text:p text:style-name="P6"><text:tab/><text:span text:style-name="T1">witelo</text:span> marimbondo</text:p>
      <text:p text:style-name="P6"><text:soft-page-break/></text:p>
      <text:p text:style-name="P6"><text:span text:style-name="T1">witelo<text:tab/>witelotedi</text:span> <text:span text:style-name="T4">subst fem</text:span> <text:span text:style-name="T1">marimbondo</text:span> inseto</text:p>
      <text:p text:style-name="P6"><text:tab/><text:span text:style-name="T1">witelijadi</text:span> lugar de marimbondo</text:p>
      <text:p text:style-name="P6"/>
      <text:p text:style-name="P6"><text:span text:style-name="T1">witidi</text:span><text:tab/><text:span text:style-name="T4">subst masc</text:span> <text:span text:style-name="T1">barulho de batalha ou guerra</text:span></text:p>
      <text:p text:style-name="P6"><text:tab/><text:span text:style-name="T1">-witede</text:span> guerrear</text:p>
      <text:p text:style-name="P6"/>
      <text:p text:style-name="P6"><text:span text:style-name="T1">witomba<text:tab/>witombali</text:span> <text:span text:style-name="T4">subst fem</text:span> <text:span text:style-name="T1">pitomba</text:span> fruta <text:span text:style-name="T1">port</text:span></text:p>
      <text:p text:style-name="P6"/>
      <text:p text:style-name="P6"><text:span text:style-name="T1">-wodagi<text:tab/>-wodaka</text:span> <text:span text:style-name="T4">subst</text:span> <text:span text:style-name="T1">coisa achada</text:span> pode ser no chão</text:p>
      <text:p text:style-name="P6"><text:tab/><text:span text:style-name="T1">liwodagi</text:span> coisa achada dele</text:p>
      <text:p text:style-name="P6"/>
      <text:p text:style-name="P6"><text:span text:style-name="T1">-wokoma</text:span><text:span text:style-name="T2">g</text:span><text:span text:style-name="T1">a<text:tab/>-wokomadi</text:span> <text:span text:style-name="T4">subst masc</text:span> <text:span text:style-name="T1">estômago</text:span></text:p>
      <text:p text:style-name="P6"><text:tab/><text:span text:style-name="T2">g</text:span><text:span text:style-name="T1">owokoma</text:span><text:span text:style-name="T2">g</text:span><text:span text:style-name="T1">a</text:span> nosso estômago</text:p>
      <text:p text:style-name="P6"><text:tab/><text:span text:style-name="T1">liwokomadi</text:span> estômagos deles</text:p>
      <text:p text:style-name="P6"/>
      <text:p text:style-name="P6"><text:span text:style-name="T1">-woo(ti)</text:span><text:tab/><text:span text:style-name="T4">vi</text:span> <text:span text:style-name="T1">deitar-se</text:span></text:p>
      <text:p text:style-name="P6"><text:tab/><text:span text:style-name="T1">-woo(tice)</text:span> deitar-se fora</text:p>
      <text:p text:style-name="P6"/>
      <text:p text:style-name="P6"><text:span text:style-name="T1">-woo(tice)</text:span><text:tab/><text:span text:style-name="T4">vi</text:span> <text:span text:style-name="T1">deitar-se fora</text:span></text:p>
      <text:p text:style-name="P6"><text:tab/><text:span text:style-name="T1">-woo(ti)</text:span> deitar-se</text:p>
      <text:p text:style-name="P6"/>
      <text:p text:style-name="P6"><text:span text:style-name="T1">wopoona</text:span><text:span text:style-name="T2">g</text:span><text:span text:style-name="T1">a<text:tab/>wopoonadi</text:span> <text:span text:style-name="T4">subst masc</text:span> <text:span text:style-name="T1">traíra</text:span> peixe</text:p>
      <text:p text:style-name="P6"/>
      <text:p text:style-name="P6">[Seite 167]</text:p>
      <text:p text:style-name="P6">[Spalte 1]</text:p>
      <text:p text:style-name="P6"/>
      <text:p text:style-name="P5">X - x</text:p>
      <text:p text:style-name="P6"/>
      <text:p text:style-name="P6"><text:span text:style-name="T1">xaabado<text:tab/>xaabadotedi</text:span> <text:span text:style-name="T4">subst</text:span> <text:span text:style-name="T1">sábado port</text:span></text:p>
      <text:p text:style-name="P6"/>
      <text:p text:style-name="P6"><text:span text:style-name="T1">xaacola<text:tab/>xacolatedi</text:span> <text:span text:style-name="T4">subst fem</text:span> <text:span text:style-name="T1">sacola port</text:span></text:p>
      <text:p text:style-name="P6"><text:tab/><text:span text:style-name="T2">g</text:span><text:span text:style-name="T1">anixacolatedi</text:span> suas sacolas</text:p>
      <text:p text:style-name="P6"/>
      <text:p text:style-name="P6"><text:span text:style-name="T1">xaanto<text:tab/>xaantotedi</text:span> <text:span text:style-name="T4">subst masc</text:span> <text:span text:style-name="T1">santo</text:span></text:p>
      <text:p text:style-name="P6"/>
      <text:p text:style-name="P6">[Seite 167]</text:p>
      <text:p text:style-name="P6">[Spalte 2]</text:p>
      <text:p text:style-name="P6"/>
      <text:p text:style-name="P6"><text:tab/><text:span text:style-name="T1">imagem ou ídolo port</text:span></text:p>
      <text:p text:style-name="P6"/>
      <text:p text:style-name="P6"><text:span text:style-name="T1">xeba</text:span><text:tab/><text:span text:style-name="T4">intro</text:span> <text:span text:style-name="T1">convidando para</text:span> gíria</text:p>
      <text:p text:style-name="P6"/>
      <text:p text:style-name="P6"><text:span text:style-name="T1">xeeda<text:tab/>xeedali</text:span> <text:span text:style-name="T4">subst fem</text:span> <text:span text:style-name="T1">seda port</text:span></text:p>
      <text:p text:style-name="P6"/>
      <text:p text:style-name="P6">[Seite 167]</text:p>
      <text:p text:style-name="P6">[Spalte 1]</text:p>
      <text:p text:style-name="P6"/>
      <text:p text:style-name="P5">Y - y</text:p>
      <text:p text:style-name="P6"/>
      <text:p text:style-name="P6"><text:span text:style-name="T1">yaadi</text:span><text:tab/><text:span text:style-name="T4">subst masc</text:span> <text:span text:style-name="T1">meu suspiro preocupação</text:span></text:p>
      <text:p text:style-name="P6"><text:tab/><text:span text:style-name="T1">laadi</text:span> suspiro dele</text:p>
      <text:p text:style-name="P6"><text:soft-page-break/><text:tab/><text:span text:style-name="T1">yaaditibiga</text:span><text:span text:style-name="T2">g</text:span><text:span text:style-name="T1">aji</text:span> estou preocupado com vocês (meu suspiro para vocês)</text:p>
      <text:p text:style-name="P6"/>
      <text:p text:style-name="P6"><text:span text:style-name="T1">yaale</text:span><text:span text:style-name="T2">g</text:span><text:span text:style-name="T1">ena</text:span><text:tab/><text:span text:style-name="T4">subst fem</text:span> <text:span text:style-name="T1">1 meu coração 2 minha coragem</text:span></text:p>
      <text:p text:style-name="P6"><text:tab/><text:span text:style-name="T1">-aale</text:span><text:span text:style-name="T2">g</text:span><text:span text:style-name="T1">ena</text:span> coração, coragem de</text:p>
      <text:p text:style-name="P6"/>
      <text:p text:style-name="P6"><text:span text:style-name="T1">yaamipi</text:span><text:tab/><text:span text:style-name="T4">subst</text:span> <text:span text:style-name="T1">meus antepassados</text:span></text:p>
      <text:p text:style-name="P6"><text:tab/><text:span text:style-name="T1">-aamipi</text:span> antepassados de</text:p>
      <text:p text:style-name="P6"><text:tab/><text:span text:style-name="T1">laamipi</text:span> antepassados dele</text:p>
      <text:p text:style-name="P6"/>
      <text:p text:style-name="P6"><text:span text:style-name="T1">yabidi</text:span><text:tab/><text:span text:style-name="T4">vi</text:span> <text:span text:style-name="T1">queimou</text:span></text:p>
      <text:p text:style-name="P6"><text:tab/><text:span text:style-name="T1">nabidi preto</text:span></text:p>
      <text:p text:style-name="P6"/>
      <text:p text:style-name="P6"><text:span text:style-name="T1">yadigidice</text:span><text:tab/><text:span text:style-name="T4">vi</text:span> <text:span text:style-name="T1">fazer som do rabo de cobra</text:span></text:p>
      <text:p text:style-name="P6"/>
      <text:p text:style-name="P6"><text:span text:style-name="T1">yadilo</text:span><text:tab/><text:span text:style-name="T4">adj</text:span> <text:span text:style-name="T1">seco</text:span></text:p>
      <text:p text:style-name="P6"><text:tab/><text:span text:style-name="T1">-adilo</text:span> secar</text:p>
      <text:p text:style-name="P6"/>
      <text:p text:style-name="P6"><text:span text:style-name="T1">yagaagena<text:tab/>yagaagenali</text:span> <text:span text:style-name="T4">subst fem</text:span> <text:span text:style-name="T1">minha</text:span> carreta</text:p>
      <text:p text:style-name="P6"><text:tab/><text:span text:style-name="T1">nagaagena</text:span> carreta</text:p>
      <text:p text:style-name="P6"/>
      <text:p text:style-name="P6"><text:span text:style-name="T1">yajema</text:span><text:span text:style-name="T2">g</text:span><text:span text:style-name="T1">a</text:span><text:tab/><text:span text:style-name="T4">adj</text:span> <text:span text:style-name="T1">redondo</text:span></text:p>
      <text:p text:style-name="P6"/>
      <text:p text:style-name="P6">[Seite 167]</text:p>
      <text:p text:style-name="P6">[Spalte 2]</text:p>
      <text:p text:style-name="P6"/>
      <text:p text:style-name="P6"><text:span text:style-name="T1">yajiodi</text:span><text:tab/><text:span text:style-name="T4">subst masc</text:span> <text:span text:style-name="T1">meu tio</text:span></text:p>
      <text:p text:style-name="P6"><text:tab/><text:span text:style-name="T1">yajiodo</text:span> <text:span text:style-name="T4">(forma fem)</text:span></text:p>
      <text:p text:style-name="P6"><text:tab/><text:span text:style-name="T1">-ajiodi</text:span> tio de</text:p>
      <text:p text:style-name="P6"/>
      <text:p text:style-name="P6"><text:span text:style-name="T1">yajipakegi(ta)<text:tab/>yajipakeco</text:span> <text:span text:style-name="T4">subst masc</text:span> <text:span text:style-name="T1">o que ouvi (dele)</text:span></text:p>
      <text:p text:style-name="P6"/>
      <text:p text:style-name="P6"><text:span text:style-name="T1">yakacita<text:tab/>yakacitaka</text:span> <text:span text:style-name="T4">subst fem</text:span> <text:span text:style-name="T1">pano</text:span></text:p>
      <text:p text:style-name="P6"/>
      <text:p text:style-name="P6"><text:span text:style-name="T1">yakaloi</text:span><text:tab/><text:span text:style-name="T4">subst masc</text:span> <text:span text:style-name="T1">comida de onça</text:span></text:p>
      <text:p text:style-name="P6"/>
      <text:p text:style-name="P6"><text:span text:style-name="T1">yakao</text:span><text:span text:style-name="T2">g</text:span><text:span text:style-name="T1">otigi</text:span><text:tab/><text:span text:style-name="T4">subst fem</text:span> <text:span text:style-name="T1">atravessado</text:span> barreira na estrada; p.ex.árvore caída</text:p>
      <text:p text:style-name="P6"/>
      <text:p text:style-name="P6"><text:span text:style-name="T1">yakapetegi<text:tab/>yakapetedi</text:span> <text:span text:style-name="T4">subst masc</text:span> <text:span text:style-name="T1">meu inimigo</text:span></text:p>
      <text:p text:style-name="P6"><text:tab/><text:span text:style-name="T1">-akapetegi</text:span> inimigo de</text:p>
      <text:p text:style-name="P6"><text:tab/><text:span text:style-name="T1">-akape(tege)</text:span> opor</text:p>
      <text:p text:style-name="P6"/>
      <text:p text:style-name="P6"><text:span text:style-name="T1">yakatigi</text:span><text:tab/><text:span text:style-name="T4">subst masc</text:span> <text:span text:style-name="T1">1 meu jeito ou costume 2 minha maneira</text:span></text:p>
      <text:p text:style-name="P6"><text:tab/><text:span text:style-name="T1">-akatigi</text:span> maneira, jeito, hábito de</text:p>
      <text:p text:style-name="P6"/>
      <text:p text:style-name="P6"><text:span text:style-name="T1">yale<text:tab/>yaleli</text:span> <text:span text:style-name="T4">subst fem</text:span> <text:span text:style-name="T1">minha coroa</text:span></text:p>
      <text:p text:style-name="P6"><text:tab/><text:span text:style-name="T1">-ale</text:span> coroa de</text:p>
      <text:p text:style-name="P6"/>
      <text:p text:style-name="P6">[Seite 168]</text:p>
      <text:p text:style-name="P6">[Spalte 1]</text:p>
      <text:p text:style-name="P6"/>
      <text:p text:style-name="P6"><text:span text:style-name="T1">yanikadi</text:span><text:tab/><text:span text:style-name="T4">subst masc</text:span> <text:span text:style-name="T1">meu lugar de nascimento</text:span></text:p>
      <text:p text:style-name="P6"><text:tab/><text:span text:style-name="T1">-anikadi</text:span> lugar de nascimento de</text:p>
      <text:p text:style-name="P6"><text:soft-page-break/><text:tab/><text:span text:style-name="T1">lanikadi</text:span> lugar de nascimento dele</text:p>
      <text:p text:style-name="P6"/>
      <text:p text:style-name="P6"><text:span text:style-name="T1">yanoda</text:span><text:span text:style-name="T2">g</text:span><text:span text:style-name="T1">agi<text:tab/>yanodi</text:span> <text:span text:style-name="T4">subst masc</text:span> <text:span text:style-name="T1">minha cerâmica</text:span> tralha da cozinha</text:p>
      <text:p text:style-name="P6"><text:tab/><text:span text:style-name="T1">enodi</text:span> traia de cozinha, cerâmica</text:p>
      <text:p text:style-name="P6"><text:tab/><text:span text:style-name="T1">lanodi</text:span> cerâmica, tralha dela</text:p>
      <text:p text:style-name="P6"/>
      <text:p text:style-name="P6"><text:span text:style-name="T1">yapaca</text:span><text:span text:style-name="T2">g</text:span><text:span text:style-name="T1">a</text:span><text:tab/><text:span text:style-name="T4">adj</text:span> <text:span text:style-name="T1">branco</text:span></text:p>
      <text:p text:style-name="P6"/>
      <text:p text:style-name="P6"><text:span text:style-name="T1">yapaca</text:span><text:span text:style-name="T2">g</text:span><text:span text:style-name="T1">atege nigoi</text:span><text:tab/><text:span text:style-name="T4">subst masc</text:span> <text:span text:style-name="T1">madrugada</text:span> branco da manhã</text:p>
      <text:p text:style-name="P6"><text:tab/><text:span text:style-name="T1">yelo</text:span><text:span text:style-name="T2">g</text:span><text:span text:style-name="T1">otibige</text:span> já amanheceu</text:p>
      <text:p text:style-name="P6"/>
      <text:p text:style-name="P6"><text:span text:style-name="T1">yapidi</text:span><text:tab/><text:span text:style-name="T4">adj</text:span> <text:span text:style-name="T1">limpo</text:span></text:p>
      <text:p text:style-name="P6"><text:tab/><text:span text:style-name="T1">-apita</text:span><text:span text:style-name="T2">g</text:span><text:span text:style-name="T1">adi</text:span> limpar (com vassoura, água, etc)</text:p>
      <text:p text:style-name="P6"/>
      <text:p text:style-name="P6"><text:span text:style-name="T1">yapile</text:span><text:span text:style-name="T2">g</text:span><text:span text:style-name="T1">e</text:span><text:tab/><text:span text:style-name="T4">vi</text:span> <text:span text:style-name="T1">(cachorro) abanando rabo</text:span></text:p>
      <text:p text:style-name="P6"/>
      <text:p text:style-name="P6"><text:span text:style-name="T1">yapionigi<text:tab/>yapiona</text:span><text:span text:style-name="T2">g</text:span><text:span text:style-name="T1">a</text:span> <text:span text:style-name="T4">subst masc</text:span> <text:span text:style-name="T1">1 mingau de polvilho 2 sopa</text:span> de mandioca ou trigo</text:p>
      <text:p text:style-name="P6"/>
      <text:p text:style-name="P6"><text:span text:style-name="T1">yata</text:span><text:tab/><text:span text:style-name="T4">subst masc</text:span> <text:span text:style-name="T1">meu pai</text:span> expressa afeição</text:p>
      <text:p text:style-name="P6"><text:tab/><text:span text:style-name="T1">eyodi</text:span> meu pai</text:p>
      <text:p text:style-name="P6"/>
      <text:p text:style-name="P6"><text:span text:style-name="T1">yatematikana</text:span><text:span text:style-name="T2">g</text:span><text:span text:style-name="T1">adi<text:tab/>yatematikana</text:span><text:span text:style-name="T2">g</text:span><text:span text:style-name="T1">atedi</text:span> <text:span text:style-name="T4">subst masc</text:span> <text:span text:style-name="T1">meu lugar para contar histórias</text:span></text:p>
      <text:p text:style-name="P6"><text:tab/><text:span text:style-name="T1">-atematika</text:span> contar histórias</text:p>
      <text:p text:style-name="P6"/>
      <text:p text:style-name="P6"><text:span text:style-name="T1">yatogo<text:tab/>yatogoli</text:span> <text:span text:style-name="T4">subst fem</text:span> <text:span text:style-name="T1">meu barco</text:span></text:p>
      <text:p text:style-name="P6"><text:span text:style-name="T1">yatopenigi<text:tab/>yatopena</text:span><text:span text:style-name="T2">g</text:span><text:span text:style-name="T1">a</text:span> <text:span text:style-name="T4">subst fem</text:span> <text:span text:style-name="T1">minha arma</text:span></text:p>
      <text:p text:style-name="P6"><text:tab/><text:span text:style-name="T1">-atopenigi</text:span> arma de</text:p>
      <text:p text:style-name="P6"/>
      <text:p text:style-name="P6"><text:span text:style-name="T1">yawice</text:span><text:tab/><text:span text:style-name="T4">adv</text:span> <text:span text:style-name="T1">com força</text:span></text:p>
      <text:p text:style-name="P6"/>
      <text:p text:style-name="P6">[Seite 168]</text:p>
      <text:p text:style-name="P6">[Spalte 2]</text:p>
      <text:p text:style-name="P6"/>
      <text:p text:style-name="P6"><text:span text:style-name="T1">yawikodigi<text:tab/>yawikodico</text:span> <text:span text:style-name="T4">subst masc</text:span> <text:span text:style-name="T1">meu sofrimento</text:span></text:p>
      <text:p text:style-name="P6"><text:tab/><text:span text:style-name="T1">-awikodigi</text:span> sofrimento de</text:p>
      <text:p text:style-name="P6"/>
      <text:p text:style-name="P6"><text:span text:style-name="T1">yaxakawa<text:tab/>yaxakawadi yaxakawepodi</text:span> <text:span text:style-name="T4">(ger) subst masc</text:span> <text:span text:style-name="T1">meu inimigo</text:span></text:p>
      <text:p text:style-name="P6"/>
      <text:p text:style-name="P6"><text:span text:style-name="T1">yaxo</text:span><text:span text:style-name="T2">g</text:span><text:span text:style-name="T1">o-noko</text:span><text:tab/><text:span text:style-name="T4">subst</text:span> <text:span text:style-name="T1">meio-dia</text:span></text:p>
      <text:p text:style-name="P6"/>
      <text:p text:style-name="P6"><text:span text:style-name="T1">ye</text:span><text:tab/><text:span text:style-name="T4">subst masc</text:span> <text:span text:style-name="T1">minha barriga</text:span></text:p>
      <text:p text:style-name="P6"><text:tab/><text:span text:style-name="T5">ye-ee</text:span><text:span text:style-name="T4"> (fala da mulher)</text:span></text:p>
      <text:p text:style-name="P6"><text:tab/><text:span text:style-name="T1">le</text:span> barriga dele/dela</text:p>
      <text:p text:style-name="P6"/>
      <text:p text:style-name="P6"><text:span text:style-name="T1">yeelotagi</text:span><text:tab/><text:span text:style-name="T4">subst masc</text:span> <text:span text:style-name="T1">minha doença</text:span></text:p>
      <text:p text:style-name="P6"><text:tab/><text:span text:style-name="T1">neelotagi</text:span> doença</text:p>
      <text:p text:style-name="P6"><text:tab/><text:span text:style-name="T1">-eelotika</text:span> estar doente</text:p>
      <text:p text:style-name="P6"/>
      <text:p text:style-name="P6"><text:span text:style-name="T1">yeemidi<text:tab/>yeemitedi</text:span> <text:span text:style-name="T4">subst masc</text:span> <text:span text:style-name="T1">meu aviso</text:span></text:p>
      <text:p text:style-name="P6"><text:tab/><text:span text:style-name="T1">leemidi</text:span> aviso dele</text:p>
      <text:p text:style-name="P6"><text:tab/><text:span text:style-name="T1">-ao leemidi</text:span> fazer aviso</text:p>
      <text:p text:style-name="P6"/>
      <text:p text:style-name="P6"><text:soft-page-break/><text:span text:style-name="T1">yelo</text:span><text:span text:style-name="T2">g</text:span><text:span text:style-name="T1">o</text:span><text:tab/><text:span text:style-name="T4">adj</text:span> <text:span text:style-name="T1">mais importante</text:span> mais falado</text:p>
      <text:p text:style-name="P6"><text:tab/><text:span text:style-name="T1">yelo</text:span><text:span text:style-name="T2">g</text:span><text:span text:style-name="T1">otibige</text:span> madrugada</text:p>
      <text:p text:style-name="P6"><text:tab/><text:span text:style-name="T1">-elo</text:span><text:span text:style-name="T2">g</text:span><text:span text:style-name="T1">o</text:span> aparecer</text:p>
      <text:p text:style-name="P6"/>
      <text:p text:style-name="P6"><text:span text:style-name="T1">yelo</text:span><text:span text:style-name="T2">g</text:span><text:span text:style-name="T1">otace</text:span><text:tab/><text:span text:style-name="T4">adv</text:span> <text:span text:style-name="T1">claramente</text:span></text:p>
      <text:p text:style-name="P6"><text:tab/><text:span text:style-name="T1">-elo</text:span><text:span text:style-name="T2">g</text:span><text:span text:style-name="T1">o aparecer</text:span></text:p>
      <text:p text:style-name="P6"/>
      <text:p text:style-name="P6"><text:span text:style-name="T1">yelo</text:span><text:span text:style-name="T2">g</text:span><text:span text:style-name="T1">otibige</text:span><text:tab/><text:span text:style-name="T4">adv temp</text:span> <text:span text:style-name="T1">ao amanhecer</text:span> logo depois da madrugada</text:p>
      <text:p text:style-name="P6"><text:tab/><text:span text:style-name="T1">yapa</text:span><text:span text:style-name="T2">g</text:span><text:span text:style-name="T1">atege nigoi</text:span> madrugada</text:p>
      <text:p text:style-name="P6"/>
      <text:p text:style-name="P6"><text:span text:style-name="T1">yemaanigi<text:tab/>yemaanigipi</text:span> <text:span text:style-name="T4">subst masc</text:span> <text:span text:style-name="T1">meu amado</text:span></text:p>
      <text:p text:style-name="P6"><text:tab/><text:span text:style-name="T1">yemaana</text:span> <text:span text:style-name="T4">(forma fem)</text:span></text:p>
      <text:p text:style-name="P6"><text:tab/><text:span text:style-name="T1">lemaanigi</text:span> amado dele</text:p>
      <text:p text:style-name="P6"/>
      <text:p text:style-name="P6"><text:span text:style-name="T1">yemá</text:span><text:span text:style-name="T2">g</text:span><text:span text:style-name="T1">a</text:span><text:tab/><text:span text:style-name="T4">adj</text:span> <text:span text:style-name="T1">(eu) bêbado</text:span></text:p>
      <text:p text:style-name="P6"><text:tab/><text:span text:style-name="T1">nemá</text:span><text:span text:style-name="T2">g</text:span><text:span text:style-name="T1">a</text:span> (ele) bêbado</text:p>
      <text:p text:style-name="P6"/>
      <text:p text:style-name="P6"><text:span text:style-name="T1">yema</text:span><text:span text:style-name="T2">g</text:span><text:span text:style-name="T1">awa</text:span><text:tab/><text:span text:style-name="T4">subst</text:span> <text:span text:style-name="T1">minha morte junto com ele</text:span></text:p>
      <text:p text:style-name="P6"/>
      <text:p text:style-name="P6">[Seite 169]</text:p>
      <text:p text:style-name="P6">[Spalte 1]</text:p>
      <text:p text:style-name="P6"/>
      <text:p text:style-name="P6"><text:span text:style-name="T1">yenigije<text:tab/>yenigijedi</text:span> <text:span text:style-name="T4">subst fem</text:span> <text:span text:style-name="T1">bala de rifle</text:span> antigamente de musquetão, feita por pessoa, não na fábrica</text:p>
      <text:p text:style-name="P6"><text:tab/><text:span text:style-name="T1">natopenigi lolagi</text:span> bala comprida</text:p>
      <text:p text:style-name="P6"/>
      <text:p text:style-name="P6"><text:span text:style-name="T1">yenikama</text:span><text:span text:style-name="T2">g</text:span><text:span text:style-name="T1">a</text:span><text:tab/><text:span text:style-name="T4">adv</text:span> <text:span text:style-name="T1">com mais certeza</text:span> mais clareza</text:p>
      <text:p text:style-name="P6"/>
      <text:p text:style-name="P6"><text:span text:style-name="T1">yetole<text:tab/>yetoledi yetoledipi</text:span> <text:span text:style-name="T4">(ger) subst</text:span> <text:span text:style-name="T1">louco</text:span></text:p>
      <text:p text:style-name="P6"><text:tab/><text:span text:style-name="T1">yetoliwa</text:span><text:span text:style-name="T2">g</text:span><text:span text:style-name="T1">a</text:span> doido (não por doença)</text:p>
      <text:p text:style-name="P6"/>
      <text:p text:style-name="P6"><text:span text:style-name="T1">yetoliwa</text:span><text:span text:style-name="T2">g</text:span><text:span text:style-name="T1">a<text:tab/>yetoliwadi</text:span> <text:span text:style-name="T4">adj</text:span> <text:span text:style-name="T1">doido</text:span> não por doença, só pessoa, fora de si</text:p>
      <text:p text:style-name="P6"><text:tab/><text:span text:style-name="T1">yetole</text:span> louco</text:p>
      <text:p text:style-name="P6"/>
      <text:p text:style-name="P6"><text:span text:style-name="T1">yoci<text:tab/>yoci</text:span><text:span text:style-name="T2">g</text:span><text:span text:style-name="T1">axidi</text:span> <text:span text:style-name="T4">subst masc</text:span> <text:span text:style-name="T1">sal</text:span> possivelmente Guarani - mesma forma em Terena</text:p>
      <text:p text:style-name="P6"/>
      <text:p text:style-name="P6"><text:span text:style-name="T1">yogeegi<text:tab/>yogeegeli, yogeegitedi</text:span> <text:span text:style-name="T4">subst fem</text:span> <text:span text:style-name="T1">arara azul</text:span></text:p>
      <text:p text:style-name="P6"><text:tab/><text:span text:style-name="T1">yogeegiwa</text:span><text:span text:style-name="T2">g</text:span><text:span text:style-name="T1">a</text:span> arara vermelha</text:p>
      <text:p text:style-name="P6"/>
      <text:p text:style-name="P6"><text:span text:style-name="T1">yogeegijadi</text:span><text:tab/><text:span text:style-name="T4">subst</text:span> <text:span text:style-name="T1">lugar de araras</text:span></text:p>
      <text:p text:style-name="P6"><text:tab/><text:span text:style-name="T1">yogeegi</text:span> arara azul</text:p>
      <text:p text:style-name="P6"/>
      <text:p text:style-name="P6"><text:span text:style-name="T1">yogeegiwa</text:span><text:span text:style-name="T2">g</text:span><text:span text:style-name="T1">a<text:tab/>yogeegiwadi</text:span> <text:span text:style-name="T4">subst fem</text:span> <text:span text:style-name="T1">arara vermelha</text:span></text:p>
      <text:p text:style-name="P6"><text:tab/><text:span text:style-name="T1">yogeegi</text:span> arara azul</text:p>
      <text:p text:style-name="P6"/>
      <text:p text:style-name="P6"><text:span text:style-name="T1">yoiigi</text:span><text:tab/><text:span text:style-name="T4">subst masc</text:span> <text:span text:style-name="T1">meu povo</text:span></text:p>
      <text:p text:style-name="P6"><text:tab/><text:span text:style-name="T1">loiigi</text:span> povo dele</text:p>
      <text:p text:style-name="P6"><text:tab/><text:span text:style-name="T1">-oiigi</text:span> povo de</text:p>
      <text:p text:style-name="P6"/>
      <text:p text:style-name="P6"><text:span text:style-name="T1">yokaa</text:span><text:span text:style-name="T2">g</text:span><text:span text:style-name="T1">edi<text:tab/>yokaa</text:span><text:span text:style-name="T2">g</text:span><text:span text:style-name="T1">etedi yokaa</text:span><text:span text:style-name="T2">g</text:span><text:span text:style-name="T1">etedipi</text:span> <text:span text:style-name="T4">(ger) subst masc</text:span> <text:span text:style-name="T1">meu companheiro</text:span></text:p>
      <text:p text:style-name="P6"><text:tab/><text:span text:style-name="T1">yokaa</text:span><text:span text:style-name="T2">g</text:span><text:span text:style-name="T1">ete</text:span> <text:span text:style-name="T4">(forma fem)</text:span></text:p>
      <text:p text:style-name="P6"><text:tab/><text:span text:style-name="T1">lokaa</text:span><text:span text:style-name="T2">g</text:span><text:span text:style-name="T1">edi</text:span> companheiro dele</text:p>
      <text:p text:style-name="P6"><text:soft-page-break/></text:p>
      <text:p text:style-name="P6"><text:span text:style-name="T1">yoko</text:span><text:tab/><text:span text:style-name="T4">adj</text:span> <text:span text:style-name="T1">manso</text:span> animal doméstico</text:p>
      <text:p text:style-name="P6"/>
      <text:p text:style-name="P6">[Seite 169]</text:p>
      <text:p text:style-name="P6">[Spalte 2]</text:p>
      <text:p text:style-name="P6"/>
      <text:p text:style-name="P6"><text:span text:style-name="T1">yokodi<text:tab/>yokotidi</text:span> <text:span text:style-name="T4">subst fem</text:span> <text:span text:style-name="T1">meu joelho</text:span></text:p>
      <text:p text:style-name="P6"><text:tab/><text:span text:style-name="T1">-okodi</text:span> joelho de</text:p>
      <text:p text:style-name="P6"/>
      <text:p text:style-name="P6"><text:span text:style-name="T1">yoniciwadi</text:span><text:tab/><text:span text:style-name="T4">adj</text:span> <text:span text:style-name="T1">forte</text:span></text:p>
      <text:p text:style-name="P6"/>
      <text:p text:style-name="P6"><text:span text:style-name="T1">yoniciwa</text:span><text:span text:style-name="T2">g</text:span><text:span text:style-name="T1">a</text:span><text:tab/><text:span text:style-name="T4">subst masc</text:span> <text:span text:style-name="T1">1 meu poder 2 minha autoridade</text:span> pode ser força física</text:p>
      <text:p text:style-name="P6"><text:tab/><text:span text:style-name="T1">loniciwa</text:span><text:span text:style-name="T2">g</text:span><text:span text:style-name="T1">a</text:span> poder, força dele</text:p>
      <text:p text:style-name="P6"/>
      <text:p text:style-name="P6"><text:span text:style-name="T1">yooligi<text:tab/>yoola</text:span><text:span text:style-name="T2">g</text:span><text:span text:style-name="T1">a</text:span> <text:span text:style-name="T4">subst masc</text:span> <text:span text:style-name="T1">minha comida</text:span> ainda na panela</text:p>
      <text:p text:style-name="P6"><text:tab/><text:span text:style-name="T1">-oola</text:span><text:span text:style-name="T2">g</text:span><text:span text:style-name="T1">a</text:span> cozinhar</text:p>
      <text:p text:style-name="P6"/>
      <text:p text:style-name="P6"><text:span text:style-name="T1">yota</text:span><text:span text:style-name="T2">g</text:span><text:span text:style-name="T1">a</text:span><text:tab/><text:span text:style-name="T4">subst</text:span> <text:span text:style-name="T1">minhas palavras</text:span></text:p>
      <text:p text:style-name="P6"><text:tab/><text:span text:style-name="T1">-ota</text:span><text:span text:style-name="T2">g</text:span><text:span text:style-name="T1">a</text:span> falar</text:p>
      <text:p text:style-name="P6"><text:tab/><text:span text:style-name="T1">lota</text:span><text:span text:style-name="T2">g</text:span><text:span text:style-name="T1">a</text:span> palavras dele</text:p>
      <text:p text:style-name="P6"/>
      <text:p text:style-name="P6"><text:span text:style-name="T1">yota</text:span><text:span text:style-name="T2">g</text:span><text:span text:style-name="T1">ane</text:span><text:span text:style-name="T2">g</text:span><text:span text:style-name="T1">egi</text:span><text:tab/><text:span text:style-name="T4">subst masc</text:span> <text:span text:style-name="T1">1 minha voz 2 minha fala</text:span></text:p>
      <text:p text:style-name="P6"><text:tab/><text:span text:style-name="T1">lota</text:span><text:span text:style-name="T2">g</text:span><text:span text:style-name="T1">ane</text:span><text:span text:style-name="T2">g</text:span><text:span text:style-name="T1">egi</text:span> voz dele</text:p>
      <text:p text:style-name="P6"><text:tab/><text:span text:style-name="T1">-ota</text:span><text:span text:style-name="T2">g</text:span><text:span text:style-name="T1">a</text:span> falar</text:p>
      <text:p text:style-name="P6"/>
      <text:p text:style-name="P6"><text:span text:style-name="T1">yotedi<text:tab/>yotetitedi</text:span> <text:span text:style-name="T4">subst fem</text:span> <text:span text:style-name="T1">1 estrela 2 boca de sapo</text:span></text:p>
      <text:p text:style-name="P6"><text:tab/><text:span text:style-name="T1">notedi</text:span> estrela dele</text:p>
      <text:p text:style-name="P6"><text:tab/><text:span text:style-name="T1">yotedi-eloodo</text:span> estrela da manhã</text:p>
      <text:p text:style-name="P6"/>
      <text:p text:style-name="P6"><text:span text:style-name="T1">yotibi<text:tab/>yotipitedi</text:span> <text:span text:style-name="T4">subst fem</text:span> <text:span text:style-name="T1">pomba</text:span> pássaro</text:p>
      <text:p text:style-name="P6"/>
      <text:p text:style-name="P6"><text:span text:style-name="T1">yotini<text:tab/>yotinitedi</text:span> <text:span text:style-name="T4">subst masc</text:span> <text:span text:style-name="T1">faca de mesa</text:span></text:p>
      <text:p text:style-name="P6"/>
      <text:p text:style-name="P6"><text:span text:style-name="T1">yotinima</text:span><text:tab/><text:span text:style-name="T4">adj</text:span> <text:span text:style-name="T1">rosa</text:span> cor</text:p>
      <text:p text:style-name="P6"><text:tab/><text:span text:style-name="T1">layo</text:span><text:span text:style-name="T2">g</text:span><text:span text:style-name="T1">o</text:span> rosa</text:p>
      <text:p text:style-name="P6"/>
      <text:p text:style-name="P6"><text:span text:style-name="T1">yowidijegi<text:tab/>yowidijedi</text:span> <text:span text:style-name="T4">subst masc</text:span> <text:span text:style-name="T1">ele atrás de mim</text:span></text:p>
      <text:p text:style-name="P6"><text:tab/><text:span text:style-name="T1">owidijegi</text:span> último</text:p>
      <text:p text:style-name="P6"/>
      <text:p text:style-name="P6"><text:span text:style-name="T1">yowooda</text:span><text:span text:style-name="T2">g</text:span><text:span text:style-name="T1">agi</text:span><text:tab/><text:span text:style-name="T4">subst masc</text:span> <text:span text:style-name="T1">minha roupa</text:span></text:p>
      <text:p text:style-name="P6"/>
      <text:p text:style-name="P6">[Seite 170]</text:p>
      <text:p text:style-name="P6">[Spalte 1]</text:p>
      <text:p text:style-name="P6"/>
      <text:p text:style-name="P6"><text:span text:style-name="T1">yowoodi</text:span><text:tab/><text:span text:style-name="T4">subst</text:span> <text:span text:style-name="T1">minhas roupas</text:span></text:p>
      <text:p text:style-name="P6"><text:tab/><text:span text:style-name="T1">lowoodi</text:span> roupas, tralha dele</text:p>
      <text:p text:style-name="P6"/>
      <text:p text:style-name="P6"><text:span text:style-name="T1">yowoo</text:span><text:span text:style-name="T2">g</text:span><text:span text:style-name="T1">otagi<text:tab/>yowoo</text:span><text:span text:style-name="T2">g</text:span><text:span text:style-name="T1">otaka yowoo</text:span><text:span text:style-name="T2">g</text:span><text:span text:style-name="T1">otagipi</text:span> <text:span text:style-name="T4">(ger) subst</text:span> <text:span text:style-name="T1">meu conhecido</text:span></text:p>
      <text:p text:style-name="P6"><text:tab/><text:span text:style-name="T1">yowoo</text:span><text:span text:style-name="T2">g</text:span><text:span text:style-name="T1">ota</text:span> <text:span text:style-name="T4">(forma fem)</text:span></text:p>
      <text:p text:style-name="P6"><text:tab/><text:span text:style-name="T1">lowoo</text:span><text:span text:style-name="T2">g</text:span><text:span text:style-name="T1">otagi</text:span> conhecido dele</text:p>
      <text:p text:style-name="P6"><text:tab/><text:span text:style-name="T1">-owoo</text:span><text:span text:style-name="T2">g</text:span><text:span text:style-name="T1">o</text:span> saber, conhecer, entender</text:p>
      <text:p text:style-name="P6"/>
      <text:p text:style-name="P6"><text:soft-page-break/>[Seite 170]</text:p>
      <text:p text:style-name="P6">[Spalte 2]</text:p>
      <text:p text:style-name="P6"/>
      <text:p text:style-name="P6"><text:span text:style-name="T1">yoya</text:span><text:span text:style-name="T2">g</text:span><text:span text:style-name="T1">agi<text:tab/>yoya</text:span><text:span text:style-name="T2">g</text:span><text:span text:style-name="T1">aka</text:span> <text:span text:style-name="T4">subst masc</text:span> <text:span text:style-name="T1">meu fardo</text:span></text:p>
      <text:p text:style-name="P6"><text:tab/><text:span text:style-name="T1">loya</text:span><text:span text:style-name="T2">g</text:span><text:span text:style-name="T1">agi</text:span> fardo dele</text:p>
      <text:p text:style-name="P6"><text:tab/><text:span text:style-name="T1">-oya</text:span><text:span text:style-name="T2">g</text:span><text:span text:style-name="T1">aka</text:span> carregar qualquer far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21:27:17.753445000</meta:creation-date>
    <dc:date>2013-11-19T21:28:00.226263000</dc:date>
    <meta:editing-duration>P0D</meta:editing-duration>
    <meta:editing-cycles>1</meta:editing-cycles>
    <meta:document-statistic meta:table-count="0" meta:image-count="0" meta:object-count="0" meta:page-count="235" meta:paragraph-count="8018" meta:word-count="39997" meta:character-count="265071" meta:non-whitespace-character-count="229514"/>
    <meta:generator>LibreOffice/4.1.3.2$MacOSX_x86 LibreOffice_project/70feb7d99726f064edab4605a8ab840c50ec57a</meta:generator>
  </office:meta>
</office:document-meta>
</file>